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05cm"/>
    </style:style>
    <style:style style:name="co2" style:family="table-column">
      <style:table-column-properties fo:break-before="auto" style:column-width="3.27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2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4" style:family="table-cell" style:parent-style-name="Default" style:data-style-name="N100"/>
    <style:style style:name="ce2" style:family="table-cell" style:parent-style-name="Default" style:data-style-name="N37"/>
    <style:style style:name="ce7" style:family="table-cell" style:parent-style-name="Default" style:data-style-name="N111"/>
    <style:style style:name="ce6" style:family="table-cell" style:parent-style-name="Default" style:data-style-name="N11"/>
    <style:style style:name="ce8" style:family="table-cell" style:parent-style-name="Default" style:data-style-name="N112"/>
    <style:style style:name="ce9" style:family="table-cell" style:parent-style-name="Default" style:data-style-name="N112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revalence_history_20210209_UK" table:style-name="ta1">
        <table:table-column table:style-name="co1" table:default-cell-style-name="ce4"/>
        <table:table-column table:style-name="co2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active_cases</text:p>
          </table:table-cell>
        </table:table-row>
        <table:table-row table:style-name="ro1">
          <table:table-cell office:value-type="string" calcext:value-type="string">
            <text:p>2020-07-01</text:p>
          </table:table-cell>
          <table:table-cell office:value-type="float" office:value="29689.5434416985" calcext:value-type="float">
            <text:p>29689.5434416985</text:p>
          </table:table-cell>
        </table:table-row>
        <table:table-row table:style-name="ro1">
          <table:table-cell office:value-type="string" calcext:value-type="string">
            <text:p>2020-07-02</text:p>
          </table:table-cell>
          <table:table-cell office:value-type="float" office:value="28465.7040632391" calcext:value-type="float">
            <text:p>28465.7040632391</text:p>
          </table:table-cell>
        </table:table-row>
        <table:table-row table:style-name="ro1">
          <table:table-cell office:value-type="string" calcext:value-type="string">
            <text:p>2020-07-03</text:p>
          </table:table-cell>
          <table:table-cell office:value-type="float" office:value="27298.4451054916" calcext:value-type="float">
            <text:p>27298.4451054916</text:p>
          </table:table-cell>
        </table:table-row>
        <table:table-row table:style-name="ro1">
          <table:table-cell office:value-type="string" calcext:value-type="string">
            <text:p>2020-07-04</text:p>
          </table:table-cell>
          <table:table-cell office:value-type="float" office:value="26261.7503317803" calcext:value-type="float">
            <text:p>26261.7503317803</text:p>
          </table:table-cell>
        </table:table-row>
        <table:table-row table:style-name="ro1">
          <table:table-cell office:value-type="string" calcext:value-type="string">
            <text:p>2020-07-05</text:p>
          </table:table-cell>
          <table:table-cell office:value-type="float" office:value="25647.3549317775" calcext:value-type="float">
            <text:p>25647.3549317775</text:p>
          </table:table-cell>
        </table:table-row>
        <table:table-row table:style-name="ro1">
          <table:table-cell office:value-type="string" calcext:value-type="string">
            <text:p>2020-07-06</text:p>
          </table:table-cell>
          <table:table-cell office:value-type="float" office:value="24993.1696055617" calcext:value-type="float">
            <text:p>24993.1696055617</text:p>
          </table:table-cell>
        </table:table-row>
        <table:table-row table:style-name="ro1">
          <table:table-cell office:value-type="string" calcext:value-type="string">
            <text:p>2020-07-07</text:p>
          </table:table-cell>
          <table:table-cell office:value-type="float" office:value="24387.2190287045" calcext:value-type="float">
            <text:p>24387.2190287045</text:p>
          </table:table-cell>
        </table:table-row>
        <table:table-row table:style-name="ro1">
          <table:table-cell office:value-type="string" calcext:value-type="string">
            <text:p>2020-07-08</text:p>
          </table:table-cell>
          <table:table-cell office:value-type="float" office:value="24086.3785933364" calcext:value-type="float">
            <text:p>24086.3785933364</text:p>
          </table:table-cell>
        </table:table-row>
        <table:table-row table:style-name="ro1">
          <table:table-cell office:value-type="string" calcext:value-type="string">
            <text:p>2020-07-09</text:p>
          </table:table-cell>
          <table:table-cell office:value-type="float" office:value="24178.0183578815" calcext:value-type="float">
            <text:p>24178.0183578815</text:p>
          </table:table-cell>
        </table:table-row>
        <table:table-row table:style-name="ro1">
          <table:table-cell office:value-type="string" calcext:value-type="string">
            <text:p>2020-07-10</text:p>
          </table:table-cell>
          <table:table-cell office:value-type="float" office:value="24350.6918158605" calcext:value-type="float">
            <text:p>24350.6918158605</text:p>
          </table:table-cell>
        </table:table-row>
        <table:table-row table:style-name="ro1">
          <table:table-cell office:value-type="string" calcext:value-type="string">
            <text:p>2020-07-11</text:p>
          </table:table-cell>
          <table:table-cell office:value-type="float" office:value="24491.2876719856" calcext:value-type="float">
            <text:p>24491.2876719856</text:p>
          </table:table-cell>
        </table:table-row>
        <table:table-row table:style-name="ro1">
          <table:table-cell office:value-type="string" calcext:value-type="string">
            <text:p>2020-07-12</text:p>
          </table:table-cell>
          <table:table-cell office:value-type="float" office:value="24711.8902179694" calcext:value-type="float">
            <text:p>24711.8902179694</text:p>
          </table:table-cell>
        </table:table-row>
        <table:table-row table:style-name="ro1">
          <table:table-cell office:value-type="string" calcext:value-type="string">
            <text:p>2020-07-13</text:p>
          </table:table-cell>
          <table:table-cell office:value-type="float" office:value="25067.9615313495" calcext:value-type="float">
            <text:p>25067.9615313495</text:p>
          </table:table-cell>
        </table:table-row>
        <table:table-row table:style-name="ro1">
          <table:table-cell office:value-type="string" calcext:value-type="string">
            <text:p>2020-07-14</text:p>
          </table:table-cell>
          <table:table-cell office:value-type="float" office:value="25625.2200086125" calcext:value-type="float">
            <text:p>25625.2200086125</text:p>
          </table:table-cell>
        </table:table-row>
        <table:table-row table:style-name="ro1">
          <table:table-cell office:value-type="string" calcext:value-type="string">
            <text:p>2020-07-15</text:p>
          </table:table-cell>
          <table:table-cell office:value-type="float" office:value="26137.081744148" calcext:value-type="float">
            <text:p>26137.081744148</text:p>
          </table:table-cell>
        </table:table-row>
        <table:table-row table:style-name="ro1">
          <table:table-cell office:value-type="string" calcext:value-type="string">
            <text:p>2020-07-16</text:p>
          </table:table-cell>
          <table:table-cell office:value-type="float" office:value="26553.1862618718" calcext:value-type="float">
            <text:p>26553.1862618718</text:p>
          </table:table-cell>
        </table:table-row>
        <table:table-row table:style-name="ro1">
          <table:table-cell office:value-type="string" calcext:value-type="string">
            <text:p>2020-07-17</text:p>
          </table:table-cell>
          <table:table-cell office:value-type="float" office:value="26953.496189447" calcext:value-type="float">
            <text:p>26953.496189447</text:p>
          </table:table-cell>
        </table:table-row>
        <table:table-row table:style-name="ro1">
          <table:table-cell office:value-type="string" calcext:value-type="string">
            <text:p>2020-07-18</text:p>
          </table:table-cell>
          <table:table-cell office:value-type="float" office:value="27081.2901852136" calcext:value-type="float">
            <text:p>27081.2901852136</text:p>
          </table:table-cell>
        </table:table-row>
        <table:table-row table:style-name="ro1">
          <table:table-cell office:value-type="string" calcext:value-type="string">
            <text:p>2020-07-19</text:p>
          </table:table-cell>
          <table:table-cell office:value-type="float" office:value="27390.541566058" calcext:value-type="float">
            <text:p>27390.541566058</text:p>
          </table:table-cell>
        </table:table-row>
        <table:table-row table:style-name="ro1">
          <table:table-cell office:value-type="string" calcext:value-type="string">
            <text:p>2020-07-20</text:p>
          </table:table-cell>
          <table:table-cell office:value-type="float" office:value="27607.4986522217" calcext:value-type="float">
            <text:p>27607.4986522217</text:p>
          </table:table-cell>
        </table:table-row>
        <table:table-row table:style-name="ro1">
          <table:table-cell office:value-type="string" calcext:value-type="string">
            <text:p>2020-07-21</text:p>
          </table:table-cell>
          <table:table-cell office:value-type="float" office:value="27750.3416608114" calcext:value-type="float">
            <text:p>27750.3416608114</text:p>
          </table:table-cell>
        </table:table-row>
        <table:table-row table:style-name="ro1">
          <table:table-cell office:value-type="string" calcext:value-type="string">
            <text:p>2020-07-22</text:p>
          </table:table-cell>
          <table:table-cell office:value-type="float" office:value="28115.320476951" calcext:value-type="float">
            <text:p>28115.320476951</text:p>
          </table:table-cell>
        </table:table-row>
        <table:table-row table:style-name="ro1">
          <table:table-cell office:value-type="string" calcext:value-type="string">
            <text:p>2020-07-23</text:p>
          </table:table-cell>
          <table:table-cell office:value-type="float" office:value="28312.9587246677" calcext:value-type="float">
            <text:p>28312.9587246677</text:p>
          </table:table-cell>
        </table:table-row>
        <table:table-row table:style-name="ro1">
          <table:table-cell office:value-type="string" calcext:value-type="string">
            <text:p>2020-07-24</text:p>
          </table:table-cell>
          <table:table-cell office:value-type="float" office:value="28407.513782813" calcext:value-type="float">
            <text:p>28407.513782813</text:p>
          </table:table-cell>
        </table:table-row>
        <table:table-row table:style-name="ro1">
          <table:table-cell office:value-type="string" calcext:value-type="string">
            <text:p>2020-07-25</text:p>
          </table:table-cell>
          <table:table-cell office:value-type="float" office:value="28415.5902153991" calcext:value-type="float">
            <text:p>28415.5902153991</text:p>
          </table:table-cell>
        </table:table-row>
        <table:table-row table:style-name="ro1">
          <table:table-cell office:value-type="string" calcext:value-type="string">
            <text:p>2020-07-26</text:p>
          </table:table-cell>
          <table:table-cell office:value-type="float" office:value="28598.2943898702" calcext:value-type="float">
            <text:p>28598.2943898702</text:p>
          </table:table-cell>
        </table:table-row>
        <table:table-row table:style-name="ro1">
          <table:table-cell office:value-type="string" calcext:value-type="string">
            <text:p>2020-07-27</text:p>
          </table:table-cell>
          <table:table-cell office:value-type="float" office:value="28650.126482893" calcext:value-type="float">
            <text:p>28650.126482893</text:p>
          </table:table-cell>
        </table:table-row>
        <table:table-row table:style-name="ro1">
          <table:table-cell office:value-type="string" calcext:value-type="string">
            <text:p>2020-07-28</text:p>
          </table:table-cell>
          <table:table-cell office:value-type="float" office:value="28638.0596094259" calcext:value-type="float">
            <text:p>28638.0596094259</text:p>
          </table:table-cell>
        </table:table-row>
        <table:table-row table:style-name="ro1">
          <table:table-cell office:value-type="string" calcext:value-type="string">
            <text:p>2020-07-29</text:p>
          </table:table-cell>
          <table:table-cell office:value-type="float" office:value="28339.2983761692" calcext:value-type="float">
            <text:p>28339.2983761692</text:p>
          </table:table-cell>
        </table:table-row>
        <table:table-row table:style-name="ro1">
          <table:table-cell office:value-type="string" calcext:value-type="string">
            <text:p>2020-07-30</text:p>
          </table:table-cell>
          <table:table-cell office:value-type="float" office:value="28118.6164999871" calcext:value-type="float">
            <text:p>28118.6164999871</text:p>
          </table:table-cell>
        </table:table-row>
        <table:table-row table:style-name="ro1">
          <table:table-cell office:value-type="string" calcext:value-type="string">
            <text:p>2020-07-31</text:p>
          </table:table-cell>
          <table:table-cell office:value-type="float" office:value="28094.4353497295" calcext:value-type="float">
            <text:p>28094.4353497295</text:p>
          </table:table-cell>
        </table:table-row>
        <table:table-row table:style-name="ro1">
          <table:table-cell office:value-type="string" calcext:value-type="string">
            <text:p>2020-08-01</text:p>
          </table:table-cell>
          <table:table-cell office:value-type="float" office:value="27996.1947962459" calcext:value-type="float">
            <text:p>27996.1947962459</text:p>
          </table:table-cell>
        </table:table-row>
        <table:table-row table:style-name="ro1">
          <table:table-cell office:value-type="string" calcext:value-type="string">
            <text:p>2020-08-02</text:p>
          </table:table-cell>
          <table:table-cell office:value-type="float" office:value="27664.7303954104" calcext:value-type="float">
            <text:p>27664.7303954104</text:p>
          </table:table-cell>
        </table:table-row>
        <table:table-row table:style-name="ro1">
          <table:table-cell office:value-type="string" calcext:value-type="string">
            <text:p>2020-08-03</text:p>
          </table:table-cell>
          <table:table-cell office:value-type="float" office:value="27237.1207508618" calcext:value-type="float">
            <text:p>27237.1207508618</text:p>
          </table:table-cell>
        </table:table-row>
        <table:table-row table:style-name="ro1">
          <table:table-cell office:value-type="string" calcext:value-type="string">
            <text:p>2020-08-04</text:p>
          </table:table-cell>
          <table:table-cell office:value-type="float" office:value="26694.4208951435" calcext:value-type="float">
            <text:p>26694.4208951435</text:p>
          </table:table-cell>
        </table:table-row>
        <table:table-row table:style-name="ro1">
          <table:table-cell office:value-type="string" calcext:value-type="string">
            <text:p>2020-08-05</text:p>
          </table:table-cell>
          <table:table-cell office:value-type="float" office:value="26271.6395197379" calcext:value-type="float">
            <text:p>26271.6395197379</text:p>
          </table:table-cell>
        </table:table-row>
        <table:table-row table:style-name="ro1">
          <table:table-cell office:value-type="string" calcext:value-type="string">
            <text:p>2020-08-06</text:p>
          </table:table-cell>
          <table:table-cell office:value-type="float" office:value="25808.7496825545" calcext:value-type="float">
            <text:p>25808.7496825545</text:p>
          </table:table-cell>
        </table:table-row>
        <table:table-row table:style-name="ro1">
          <table:table-cell office:value-type="string" calcext:value-type="string">
            <text:p>2020-08-07</text:p>
          </table:table-cell>
          <table:table-cell office:value-type="float" office:value="25363.1482480489" calcext:value-type="float">
            <text:p>25363.1482480489</text:p>
          </table:table-cell>
        </table:table-row>
        <table:table-row table:style-name="ro1">
          <table:table-cell office:value-type="string" calcext:value-type="string">
            <text:p>2020-08-08</text:p>
          </table:table-cell>
          <table:table-cell office:value-type="float" office:value="24851.5324043672" calcext:value-type="float">
            <text:p>24851.5324043672</text:p>
          </table:table-cell>
        </table:table-row>
        <table:table-row table:style-name="ro1">
          <table:table-cell office:value-type="string" calcext:value-type="string">
            <text:p>2020-08-09</text:p>
          </table:table-cell>
          <table:table-cell office:value-type="float" office:value="24460.5608867223" calcext:value-type="float">
            <text:p>24460.5608867223</text:p>
          </table:table-cell>
        </table:table-row>
        <table:table-row table:style-name="ro1">
          <table:table-cell office:value-type="string" calcext:value-type="string">
            <text:p>2020-08-10</text:p>
          </table:table-cell>
          <table:table-cell office:value-type="float" office:value="24084.1084877824" calcext:value-type="float">
            <text:p>24084.1084877824</text:p>
          </table:table-cell>
        </table:table-row>
        <table:table-row table:style-name="ro1">
          <table:table-cell office:value-type="string" calcext:value-type="string">
            <text:p>2020-08-11</text:p>
          </table:table-cell>
          <table:table-cell office:value-type="float" office:value="23388.088225698" calcext:value-type="float">
            <text:p>23388.088225698</text:p>
          </table:table-cell>
        </table:table-row>
        <table:table-row table:style-name="ro1">
          <table:table-cell office:value-type="string" calcext:value-type="string">
            <text:p>2020-08-12</text:p>
          </table:table-cell>
          <table:table-cell office:value-type="float" office:value="22737.3731759515" calcext:value-type="float">
            <text:p>22737.3731759515</text:p>
          </table:table-cell>
        </table:table-row>
        <table:table-row table:style-name="ro1">
          <table:table-cell office:value-type="string" calcext:value-type="string">
            <text:p>2020-08-13</text:p>
          </table:table-cell>
          <table:table-cell office:value-type="float" office:value="22213.3963862882" calcext:value-type="float">
            <text:p>22213.3963862882</text:p>
          </table:table-cell>
        </table:table-row>
        <table:table-row table:style-name="ro1">
          <table:table-cell office:value-type="string" calcext:value-type="string">
            <text:p>2020-08-14</text:p>
          </table:table-cell>
          <table:table-cell office:value-type="float" office:value="21456.246309414" calcext:value-type="float">
            <text:p>21456.246309414</text:p>
          </table:table-cell>
        </table:table-row>
        <table:table-row table:style-name="ro1">
          <table:table-cell office:value-type="string" calcext:value-type="string">
            <text:p>2020-08-15</text:p>
          </table:table-cell>
          <table:table-cell office:value-type="float" office:value="20746.1600736213" calcext:value-type="float">
            <text:p>20746.1600736213</text:p>
          </table:table-cell>
        </table:table-row>
        <table:table-row table:style-name="ro1">
          <table:table-cell office:value-type="string" calcext:value-type="string">
            <text:p>2020-08-16</text:p>
          </table:table-cell>
          <table:table-cell office:value-type="float" office:value="20120.3543175623" calcext:value-type="float">
            <text:p>20120.3543175623</text:p>
          </table:table-cell>
        </table:table-row>
        <table:table-row table:style-name="ro1">
          <table:table-cell office:value-type="string" calcext:value-type="string">
            <text:p>2020-08-17</text:p>
          </table:table-cell>
          <table:table-cell office:value-type="float" office:value="19634.8973260227" calcext:value-type="float">
            <text:p>19634.8973260227</text:p>
          </table:table-cell>
        </table:table-row>
        <table:table-row table:style-name="ro1">
          <table:table-cell office:value-type="string" calcext:value-type="string">
            <text:p>2020-08-18</text:p>
          </table:table-cell>
          <table:table-cell office:value-type="float" office:value="19094.3198175731" calcext:value-type="float">
            <text:p>19094.3198175731</text:p>
          </table:table-cell>
        </table:table-row>
        <table:table-row table:style-name="ro1">
          <table:table-cell office:value-type="string" calcext:value-type="string">
            <text:p>2020-08-19</text:p>
          </table:table-cell>
          <table:table-cell office:value-type="float" office:value="18493.015496601" calcext:value-type="float">
            <text:p>18493.015496601</text:p>
          </table:table-cell>
        </table:table-row>
        <table:table-row table:style-name="ro1">
          <table:table-cell office:value-type="string" calcext:value-type="string">
            <text:p>2020-08-20</text:p>
          </table:table-cell>
          <table:table-cell office:value-type="float" office:value="18042.5515226595" calcext:value-type="float">
            <text:p>18042.5515226595</text:p>
          </table:table-cell>
        </table:table-row>
        <table:table-row table:style-name="ro1">
          <table:table-cell office:value-type="string" calcext:value-type="string">
            <text:p>2020-08-21</text:p>
          </table:table-cell>
          <table:table-cell office:value-type="float" office:value="17884.4798303116" calcext:value-type="float">
            <text:p>17884.4798303116</text:p>
          </table:table-cell>
        </table:table-row>
        <table:table-row table:style-name="ro1">
          <table:table-cell office:value-type="string" calcext:value-type="string">
            <text:p>2020-08-22</text:p>
          </table:table-cell>
          <table:table-cell office:value-type="float" office:value="17724.849665501" calcext:value-type="float">
            <text:p>17724.849665501</text:p>
          </table:table-cell>
        </table:table-row>
        <table:table-row table:style-name="ro1">
          <table:table-cell office:value-type="string" calcext:value-type="string">
            <text:p>2020-08-23</text:p>
          </table:table-cell>
          <table:table-cell office:value-type="float" office:value="17636.5260904975" calcext:value-type="float">
            <text:p>17636.5260904975</text:p>
          </table:table-cell>
        </table:table-row>
        <table:table-row table:style-name="ro1">
          <table:table-cell office:value-type="string" calcext:value-type="string">
            <text:p>2020-08-24</text:p>
          </table:table-cell>
          <table:table-cell office:value-type="float" office:value="17527.1564788583" calcext:value-type="float">
            <text:p>17527.1564788583</text:p>
          </table:table-cell>
        </table:table-row>
        <table:table-row table:style-name="ro1">
          <table:table-cell office:value-type="string" calcext:value-type="string">
            <text:p>2020-08-25</text:p>
          </table:table-cell>
          <table:table-cell office:value-type="float" office:value="17411.2016248822" calcext:value-type="float">
            <text:p>17411.2016248822</text:p>
          </table:table-cell>
        </table:table-row>
        <table:table-row table:style-name="ro1">
          <table:table-cell office:value-type="string" calcext:value-type="string">
            <text:p>2020-08-26</text:p>
          </table:table-cell>
          <table:table-cell office:value-type="float" office:value="17656.7823533368" calcext:value-type="float">
            <text:p>17656.7823533368</text:p>
          </table:table-cell>
        </table:table-row>
        <table:table-row table:style-name="ro1">
          <table:table-cell office:value-type="string" calcext:value-type="string">
            <text:p>2020-08-27</text:p>
          </table:table-cell>
          <table:table-cell office:value-type="float" office:value="17985.3152903827" calcext:value-type="float">
            <text:p>17985.3152903827</text:p>
          </table:table-cell>
        </table:table-row>
        <table:table-row table:style-name="ro1">
          <table:table-cell office:value-type="string" calcext:value-type="string">
            <text:p>2020-08-28</text:p>
          </table:table-cell>
          <table:table-cell office:value-type="float" office:value="18285.258556777" calcext:value-type="float">
            <text:p>18285.258556777</text:p>
          </table:table-cell>
        </table:table-row>
        <table:table-row table:style-name="ro1">
          <table:table-cell office:value-type="string" calcext:value-type="string">
            <text:p>2020-08-29</text:p>
          </table:table-cell>
          <table:table-cell office:value-type="float" office:value="18789.4449522119" calcext:value-type="float">
            <text:p>18789.4449522119</text:p>
          </table:table-cell>
        </table:table-row>
        <table:table-row table:style-name="ro1">
          <table:table-cell office:value-type="string" calcext:value-type="string">
            <text:p>2020-08-30</text:p>
          </table:table-cell>
          <table:table-cell office:value-type="float" office:value="19455.79524168" calcext:value-type="float">
            <text:p>19455.79524168</text:p>
          </table:table-cell>
        </table:table-row>
        <table:table-row table:style-name="ro1">
          <table:table-cell office:value-type="string" calcext:value-type="string">
            <text:p>2020-08-31</text:p>
          </table:table-cell>
          <table:table-cell office:value-type="float" office:value="20044.7586543267" calcext:value-type="float">
            <text:p>20044.7586543267</text:p>
          </table:table-cell>
        </table:table-row>
        <table:table-row table:style-name="ro1">
          <table:table-cell office:value-type="string" calcext:value-type="string">
            <text:p>2020-09-01</text:p>
          </table:table-cell>
          <table:table-cell office:value-type="float" office:value="20675.6728400771" calcext:value-type="float">
            <text:p>20675.6728400771</text:p>
          </table:table-cell>
        </table:table-row>
        <table:table-row table:style-name="ro1">
          <table:table-cell office:value-type="string" calcext:value-type="string">
            <text:p>2020-09-02</text:p>
          </table:table-cell>
          <table:table-cell office:value-type="float" office:value="21634.573426458" calcext:value-type="float">
            <text:p>21634.573426458</text:p>
          </table:table-cell>
        </table:table-row>
        <table:table-row table:style-name="ro1">
          <table:table-cell office:value-type="string" calcext:value-type="string">
            <text:p>2020-09-03</text:p>
          </table:table-cell>
          <table:table-cell office:value-type="float" office:value="22543.4504425177" calcext:value-type="float">
            <text:p>22543.4504425177</text:p>
          </table:table-cell>
        </table:table-row>
        <table:table-row table:style-name="ro1">
          <table:table-cell office:value-type="string" calcext:value-type="string">
            <text:p>2020-09-04</text:p>
          </table:table-cell>
          <table:table-cell office:value-type="float" office:value="23618.8634144704" calcext:value-type="float">
            <text:p>23618.8634144704</text:p>
          </table:table-cell>
        </table:table-row>
        <table:table-row table:style-name="ro1">
          <table:table-cell office:value-type="string" calcext:value-type="string">
            <text:p>2020-09-05</text:p>
          </table:table-cell>
          <table:table-cell office:value-type="float" office:value="25039.7114747224" calcext:value-type="float">
            <text:p>25039.7114747224</text:p>
          </table:table-cell>
        </table:table-row>
        <table:table-row table:style-name="ro1">
          <table:table-cell office:value-type="string" calcext:value-type="string">
            <text:p>2020-09-06</text:p>
          </table:table-cell>
          <table:table-cell office:value-type="float" office:value="26676.9135147193" calcext:value-type="float">
            <text:p>26676.9135147193</text:p>
          </table:table-cell>
        </table:table-row>
        <table:table-row table:style-name="ro1">
          <table:table-cell office:value-type="string" calcext:value-type="string">
            <text:p>2020-09-07</text:p>
          </table:table-cell>
          <table:table-cell office:value-type="float" office:value="28631.9810955312" calcext:value-type="float">
            <text:p>28631.9810955312</text:p>
          </table:table-cell>
        </table:table-row>
        <table:table-row table:style-name="ro1">
          <table:table-cell office:value-type="string" calcext:value-type="string">
            <text:p>2020-09-08</text:p>
          </table:table-cell>
          <table:table-cell office:value-type="float" office:value="30718.1216346511" calcext:value-type="float">
            <text:p>30718.1216346511</text:p>
          </table:table-cell>
        </table:table-row>
        <table:table-row table:style-name="ro1">
          <table:table-cell office:value-type="string" calcext:value-type="string">
            <text:p>2020-09-09</text:p>
          </table:table-cell>
          <table:table-cell office:value-type="float" office:value="32886.5737416309" calcext:value-type="float">
            <text:p>32886.5737416309</text:p>
          </table:table-cell>
        </table:table-row>
        <table:table-row table:style-name="ro1">
          <table:table-cell office:value-type="string" calcext:value-type="string">
            <text:p>2020-09-10</text:p>
          </table:table-cell>
          <table:table-cell office:value-type="float" office:value="35668.5440258692" calcext:value-type="float">
            <text:p>35668.5440258692</text:p>
          </table:table-cell>
        </table:table-row>
        <table:table-row table:style-name="ro1">
          <table:table-cell office:value-type="string" calcext:value-type="string">
            <text:p>2020-09-11</text:p>
          </table:table-cell>
          <table:table-cell office:value-type="float" office:value="38887.8161615289" calcext:value-type="float">
            <text:p>38887.8161615289</text:p>
          </table:table-cell>
        </table:table-row>
        <table:table-row table:style-name="ro1">
          <table:table-cell office:value-type="string" calcext:value-type="string">
            <text:p>2020-09-12</text:p>
          </table:table-cell>
          <table:table-cell office:value-type="float" office:value="42762.7736306203" calcext:value-type="float">
            <text:p>42762.7736306203</text:p>
          </table:table-cell>
        </table:table-row>
        <table:table-row table:style-name="ro1">
          <table:table-cell office:value-type="string" calcext:value-type="string">
            <text:p>2020-09-13</text:p>
          </table:table-cell>
          <table:table-cell office:value-type="float" office:value="47023.2785848256" calcext:value-type="float">
            <text:p>47023.2785848256</text:p>
          </table:table-cell>
        </table:table-row>
        <table:table-row table:style-name="ro1">
          <table:table-cell office:value-type="string" calcext:value-type="string">
            <text:p>2020-09-14</text:p>
          </table:table-cell>
          <table:table-cell office:value-type="float" office:value="51885.1712430801" calcext:value-type="float">
            <text:p>51885.1712430801</text:p>
          </table:table-cell>
        </table:table-row>
        <table:table-row table:style-name="ro1">
          <table:table-cell office:value-type="string" calcext:value-type="string">
            <text:p>2020-09-15</text:p>
          </table:table-cell>
          <table:table-cell office:value-type="float" office:value="57567.2699673538" calcext:value-type="float">
            <text:p>57567.2699673538</text:p>
          </table:table-cell>
        </table:table-row>
        <table:table-row table:style-name="ro1">
          <table:table-cell office:value-type="string" calcext:value-type="string">
            <text:p>2020-09-16</text:p>
          </table:table-cell>
          <table:table-cell office:value-type="float" office:value="63706.9568797434" calcext:value-type="float">
            <text:p>63706.9568797434</text:p>
          </table:table-cell>
        </table:table-row>
        <table:table-row table:style-name="ro1">
          <table:table-cell office:value-type="string" calcext:value-type="string">
            <text:p>2020-09-17</text:p>
          </table:table-cell>
          <table:table-cell office:value-type="float" office:value="70713.8487212023" calcext:value-type="float">
            <text:p>70713.8487212023</text:p>
          </table:table-cell>
        </table:table-row>
        <table:table-row table:style-name="ro1">
          <table:table-cell office:value-type="string" calcext:value-type="string">
            <text:p>2020-09-18</text:p>
          </table:table-cell>
          <table:table-cell office:value-type="float" office:value="78450.6116629548" calcext:value-type="float">
            <text:p>78450.6116629548</text:p>
          </table:table-cell>
        </table:table-row>
        <table:table-row table:style-name="ro1">
          <table:table-cell office:value-type="string" calcext:value-type="string">
            <text:p>2020-09-19</text:p>
          </table:table-cell>
          <table:table-cell office:value-type="float" office:value="87199.9083536116" calcext:value-type="float">
            <text:p>87199.9083536116</text:p>
          </table:table-cell>
        </table:table-row>
        <table:table-row table:style-name="ro1">
          <table:table-cell office:value-type="string" calcext:value-type="string">
            <text:p>2020-09-20</text:p>
          </table:table-cell>
          <table:table-cell office:value-type="float" office:value="96275.1433709536" calcext:value-type="float">
            <text:p>96275.1433709536</text:p>
          </table:table-cell>
        </table:table-row>
        <table:table-row table:style-name="ro1">
          <table:table-cell office:value-type="string" calcext:value-type="string">
            <text:p>2020-09-21</text:p>
          </table:table-cell>
          <table:table-cell office:value-type="float" office:value="106443.808522455" calcext:value-type="float">
            <text:p>106443.808522455</text:p>
          </table:table-cell>
        </table:table-row>
        <table:table-row table:style-name="ro1">
          <table:table-cell office:value-type="string" calcext:value-type="string">
            <text:p>2020-09-22</text:p>
          </table:table-cell>
          <table:table-cell office:value-type="float" office:value="117621.391094936" calcext:value-type="float">
            <text:p>117621.391094936</text:p>
          </table:table-cell>
        </table:table-row>
        <table:table-row table:style-name="ro1">
          <table:table-cell office:value-type="string" calcext:value-type="string">
            <text:p>2020-09-23</text:p>
          </table:table-cell>
          <table:table-cell office:value-type="float" office:value="129795.111997831" calcext:value-type="float">
            <text:p>129795.111997831</text:p>
          </table:table-cell>
        </table:table-row>
        <table:table-row table:style-name="ro1">
          <table:table-cell office:value-type="string" calcext:value-type="string">
            <text:p>2020-09-24</text:p>
          </table:table-cell>
          <table:table-cell office:value-type="float" office:value="143592.146144412" calcext:value-type="float">
            <text:p>143592.146144412</text:p>
          </table:table-cell>
        </table:table-row>
        <table:table-row table:style-name="ro1">
          <table:table-cell office:value-type="string" calcext:value-type="string">
            <text:p>2020-09-25</text:p>
          </table:table-cell>
          <table:table-cell office:value-type="float" office:value="157315.338889612" calcext:value-type="float">
            <text:p>157315.338889612</text:p>
          </table:table-cell>
        </table:table-row>
        <table:table-row table:style-name="ro1">
          <table:table-cell office:value-type="string" calcext:value-type="string">
            <text:p>2020-09-26</text:p>
          </table:table-cell>
          <table:table-cell office:value-type="float" office:value="170568.050206868" calcext:value-type="float">
            <text:p>170568.050206868</text:p>
          </table:table-cell>
        </table:table-row>
        <table:table-row table:style-name="ro1">
          <table:table-cell office:value-type="string" calcext:value-type="string">
            <text:p>2020-09-27</text:p>
          </table:table-cell>
          <table:table-cell office:value-type="float" office:value="182983.903360071" calcext:value-type="float">
            <text:p>182983.903360071</text:p>
          </table:table-cell>
        </table:table-row>
        <table:table-row table:style-name="ro1">
          <table:table-cell office:value-type="string" calcext:value-type="string">
            <text:p>2020-09-28</text:p>
          </table:table-cell>
          <table:table-cell office:value-type="float" office:value="194892.936201089" calcext:value-type="float">
            <text:p>194892.936201089</text:p>
          </table:table-cell>
        </table:table-row>
        <table:table-row table:style-name="ro1">
          <table:table-cell office:value-type="string" calcext:value-type="string">
            <text:p>2020-09-29</text:p>
          </table:table-cell>
          <table:table-cell office:value-type="float" office:value="206289.64579698" calcext:value-type="float">
            <text:p>206289.64579698</text:p>
          </table:table-cell>
        </table:table-row>
        <table:table-row table:style-name="ro1">
          <table:table-cell office:value-type="string" calcext:value-type="string">
            <text:p>2020-09-30</text:p>
          </table:table-cell>
          <table:table-cell office:value-type="float" office:value="217919.712745474" calcext:value-type="float">
            <text:p>217919.712745474</text:p>
          </table:table-cell>
        </table:table-row>
        <table:table-row table:style-name="ro1">
          <table:table-cell office:value-type="string" calcext:value-type="string">
            <text:p>2020-10-01</text:p>
          </table:table-cell>
          <table:table-cell office:value-type="float" office:value="228064.564764179" calcext:value-type="float">
            <text:p>228064.564764179</text:p>
          </table:table-cell>
        </table:table-row>
        <table:table-row table:style-name="ro1">
          <table:table-cell office:value-type="string" calcext:value-type="string">
            <text:p>2020-10-02</text:p>
          </table:table-cell>
          <table:table-cell office:value-type="float" office:value="237404.771215572" calcext:value-type="float">
            <text:p>237404.771215572</text:p>
          </table:table-cell>
        </table:table-row>
        <table:table-row table:style-name="ro1">
          <table:table-cell office:value-type="string" calcext:value-type="string">
            <text:p>2020-10-03</text:p>
          </table:table-cell>
          <table:table-cell office:value-type="float" office:value="245766.429899866" calcext:value-type="float">
            <text:p>245766.429899866</text:p>
          </table:table-cell>
        </table:table-row>
        <table:table-row table:style-name="ro1">
          <table:table-cell office:value-type="string" calcext:value-type="string">
            <text:p>2020-10-04</text:p>
          </table:table-cell>
          <table:table-cell office:value-type="float" office:value="254058.772333218" calcext:value-type="float">
            <text:p>254058.772333218</text:p>
          </table:table-cell>
        </table:table-row>
        <table:table-row table:style-name="ro1">
          <table:table-cell office:value-type="string" calcext:value-type="string">
            <text:p>2020-10-05</text:p>
          </table:table-cell>
          <table:table-cell office:value-type="float" office:value="262490.126032733" calcext:value-type="float">
            <text:p>262490.126032733</text:p>
          </table:table-cell>
        </table:table-row>
        <table:table-row table:style-name="ro1">
          <table:table-cell office:value-type="string" calcext:value-type="string">
            <text:p>2020-10-06</text:p>
          </table:table-cell>
          <table:table-cell office:value-type="float" office:value="270528.043599058" calcext:value-type="float">
            <text:p>270528.043599058</text:p>
          </table:table-cell>
        </table:table-row>
        <table:table-row table:style-name="ro1">
          <table:table-cell office:value-type="string" calcext:value-type="string">
            <text:p>2020-10-07</text:p>
          </table:table-cell>
          <table:table-cell office:value-type="float" office:value="277557.881754332" calcext:value-type="float">
            <text:p>277557.881754332</text:p>
          </table:table-cell>
        </table:table-row>
        <table:table-row table:style-name="ro1">
          <table:table-cell office:value-type="string" calcext:value-type="string">
            <text:p>2020-10-08</text:p>
          </table:table-cell>
          <table:table-cell office:value-type="float" office:value="284823.790392843" calcext:value-type="float">
            <text:p>284823.790392843</text:p>
          </table:table-cell>
        </table:table-row>
        <table:table-row table:style-name="ro1">
          <table:table-cell office:value-type="string" calcext:value-type="string">
            <text:p>2020-10-09</text:p>
          </table:table-cell>
          <table:table-cell office:value-type="float" office:value="291898.682480643" calcext:value-type="float">
            <text:p>291898.682480643</text:p>
          </table:table-cell>
        </table:table-row>
        <table:table-row table:style-name="ro1">
          <table:table-cell office:value-type="string" calcext:value-type="string">
            <text:p>2020-10-10</text:p>
          </table:table-cell>
          <table:table-cell office:value-type="float" office:value="299650.527503463" calcext:value-type="float">
            <text:p>299650.527503463</text:p>
          </table:table-cell>
        </table:table-row>
        <table:table-row table:style-name="ro1">
          <table:table-cell office:value-type="string" calcext:value-type="string">
            <text:p>2020-10-11</text:p>
          </table:table-cell>
          <table:table-cell office:value-type="float" office:value="307207.307440429" calcext:value-type="float">
            <text:p>307207.307440429</text:p>
          </table:table-cell>
        </table:table-row>
        <table:table-row table:style-name="ro1">
          <table:table-cell office:value-type="string" calcext:value-type="string">
            <text:p>2020-10-12</text:p>
          </table:table-cell>
          <table:table-cell office:value-type="float" office:value="315690.901797076" calcext:value-type="float">
            <text:p>315690.901797076</text:p>
          </table:table-cell>
        </table:table-row>
        <table:table-row table:style-name="ro1">
          <table:table-cell office:value-type="string" calcext:value-type="string">
            <text:p>2020-10-13</text:p>
          </table:table-cell>
          <table:table-cell office:value-type="float" office:value="325656.064932725" calcext:value-type="float">
            <text:p>325656.064932725</text:p>
          </table:table-cell>
        </table:table-row>
        <table:table-row table:style-name="ro1">
          <table:table-cell office:value-type="string" calcext:value-type="string">
            <text:p>2020-10-14</text:p>
          </table:table-cell>
          <table:table-cell office:value-type="float" office:value="336824.210061269" calcext:value-type="float">
            <text:p>336824.210061269</text:p>
          </table:table-cell>
        </table:table-row>
        <table:table-row table:style-name="ro1">
          <table:table-cell office:value-type="string" calcext:value-type="string">
            <text:p>2020-10-15</text:p>
          </table:table-cell>
          <table:table-cell office:value-type="float" office:value="348466.707446096" calcext:value-type="float">
            <text:p>348466.707446096</text:p>
          </table:table-cell>
        </table:table-row>
        <table:table-row table:style-name="ro1">
          <table:table-cell office:value-type="string" calcext:value-type="string">
            <text:p>2020-10-16</text:p>
          </table:table-cell>
          <table:table-cell office:value-type="float" office:value="360956.358623828" calcext:value-type="float">
            <text:p>360956.358623828</text:p>
          </table:table-cell>
        </table:table-row>
        <table:table-row table:style-name="ro1">
          <table:table-cell office:value-type="string" calcext:value-type="string">
            <text:p>2020-10-17</text:p>
          </table:table-cell>
          <table:table-cell office:value-type="float" office:value="373999.45485585" calcext:value-type="float">
            <text:p>373999.45485585</text:p>
          </table:table-cell>
        </table:table-row>
        <table:table-row table:style-name="ro1">
          <table:table-cell office:value-type="string" calcext:value-type="string">
            <text:p>2020-10-18</text:p>
          </table:table-cell>
          <table:table-cell office:value-type="float" office:value="387266.603681431" calcext:value-type="float">
            <text:p>387266.603681431</text:p>
          </table:table-cell>
        </table:table-row>
        <table:table-row table:style-name="ro1">
          <table:table-cell office:value-type="string" calcext:value-type="string">
            <text:p>2020-10-19</text:p>
          </table:table-cell>
          <table:table-cell office:value-type="float" office:value="401632.521821564" calcext:value-type="float">
            <text:p>401632.521821564</text:p>
          </table:table-cell>
        </table:table-row>
        <table:table-row table:style-name="ro1">
          <table:table-cell office:value-type="string" calcext:value-type="string">
            <text:p>2020-10-20</text:p>
          </table:table-cell>
          <table:table-cell office:value-type="float" office:value="416130.428599195" calcext:value-type="float">
            <text:p>416130.428599195</text:p>
          </table:table-cell>
        </table:table-row>
        <table:table-row table:style-name="ro1">
          <table:table-cell office:value-type="string" calcext:value-type="string">
            <text:p>2020-10-21</text:p>
          </table:table-cell>
          <table:table-cell office:value-type="float" office:value="431452.439292443" calcext:value-type="float">
            <text:p>431452.439292443</text:p>
          </table:table-cell>
        </table:table-row>
        <table:table-row table:style-name="ro1">
          <table:table-cell office:value-type="string" calcext:value-type="string">
            <text:p>2020-10-22</text:p>
          </table:table-cell>
          <table:table-cell office:value-type="float" office:value="446615.005177104" calcext:value-type="float">
            <text:p>446615.005177104</text:p>
          </table:table-cell>
        </table:table-row>
        <table:table-row table:style-name="ro1">
          <table:table-cell office:value-type="string" calcext:value-type="string">
            <text:p>2020-10-23</text:p>
          </table:table-cell>
          <table:table-cell office:value-type="float" office:value="463359.88939515" calcext:value-type="float">
            <text:p>463359.88939515</text:p>
          </table:table-cell>
        </table:table-row>
        <table:table-row table:style-name="ro1">
          <table:table-cell office:value-type="string" calcext:value-type="string">
            <text:p>2020-10-24</text:p>
          </table:table-cell>
          <table:table-cell office:value-type="float" office:value="480070.931717691" calcext:value-type="float">
            <text:p>480070.931717691</text:p>
          </table:table-cell>
        </table:table-row>
        <table:table-row table:style-name="ro1">
          <table:table-cell office:value-type="string" calcext:value-type="string">
            <text:p>2020-10-25</text:p>
          </table:table-cell>
          <table:table-cell office:value-type="float" office:value="496877.795733875" calcext:value-type="float">
            <text:p>496877.795733875</text:p>
          </table:table-cell>
        </table:table-row>
        <table:table-row table:style-name="ro1">
          <table:table-cell office:value-type="string" calcext:value-type="string">
            <text:p>2020-10-26</text:p>
          </table:table-cell>
          <table:table-cell office:value-type="float" office:value="512462.549522907" calcext:value-type="float">
            <text:p>512462.549522907</text:p>
          </table:table-cell>
        </table:table-row>
        <table:table-row table:style-name="ro1">
          <table:table-cell office:value-type="string" calcext:value-type="string">
            <text:p>2020-10-27</text:p>
          </table:table-cell>
          <table:table-cell office:value-type="float" office:value="526986.797994608" calcext:value-type="float">
            <text:p>526986.797994608</text:p>
          </table:table-cell>
        </table:table-row>
        <table:table-row table:style-name="ro1">
          <table:table-cell office:value-type="string" calcext:value-type="string">
            <text:p>2020-10-28</text:p>
          </table:table-cell>
          <table:table-cell office:value-type="float" office:value="540563.363529935" calcext:value-type="float">
            <text:p>540563.363529935</text:p>
          </table:table-cell>
        </table:table-row>
        <table:table-row table:style-name="ro1">
          <table:table-cell office:value-type="string" calcext:value-type="string">
            <text:p>2020-10-29</text:p>
          </table:table-cell>
          <table:table-cell office:value-type="float" office:value="553061.840073743" calcext:value-type="float">
            <text:p>553061.840073743</text:p>
          </table:table-cell>
        </table:table-row>
        <table:table-row table:style-name="ro1">
          <table:table-cell office:value-type="string" calcext:value-type="string">
            <text:p>2020-10-30</text:p>
          </table:table-cell>
          <table:table-cell office:value-type="float" office:value="563721.045621432" calcext:value-type="float">
            <text:p>563721.045621432</text:p>
          </table:table-cell>
        </table:table-row>
        <table:table-row table:style-name="ro1">
          <table:table-cell office:value-type="string" calcext:value-type="string">
            <text:p>2020-10-31</text:p>
          </table:table-cell>
          <table:table-cell office:value-type="float" office:value="572812.900831254" calcext:value-type="float">
            <text:p>572812.900831254</text:p>
          </table:table-cell>
        </table:table-row>
        <table:table-row table:style-name="ro1">
          <table:table-cell office:value-type="string" calcext:value-type="string">
            <text:p>2020-11-01</text:p>
          </table:table-cell>
          <table:table-cell office:value-type="float" office:value="580170.099753387" calcext:value-type="float">
            <text:p>580170.099753387</text:p>
          </table:table-cell>
        </table:table-row>
        <table:table-row table:style-name="ro1">
          <table:table-cell office:value-type="string" calcext:value-type="string">
            <text:p>2020-11-02</text:p>
          </table:table-cell>
          <table:table-cell office:value-type="float" office:value="586252.202552909" calcext:value-type="float">
            <text:p>586252.202552909</text:p>
          </table:table-cell>
        </table:table-row>
        <table:table-row table:style-name="ro1">
          <table:table-cell office:value-type="string" calcext:value-type="string">
            <text:p>2020-11-03</text:p>
          </table:table-cell>
          <table:table-cell office:value-type="float" office:value="590917.119235125" calcext:value-type="float">
            <text:p>590917.119235125</text:p>
          </table:table-cell>
        </table:table-row>
        <table:table-row table:style-name="ro1">
          <table:table-cell office:value-type="string" calcext:value-type="string">
            <text:p>2020-11-04</text:p>
          </table:table-cell>
          <table:table-cell office:value-type="float" office:value="593387.404501899" calcext:value-type="float">
            <text:p>593387.404501899</text:p>
          </table:table-cell>
        </table:table-row>
        <table:table-row table:style-name="ro1">
          <table:table-cell office:value-type="string" calcext:value-type="string">
            <text:p>2020-11-05</text:p>
          </table:table-cell>
          <table:table-cell office:value-type="float" office:value="593209.212652884" calcext:value-type="float">
            <text:p>593209.212652884</text:p>
          </table:table-cell>
        </table:table-row>
        <table:table-row table:style-name="ro1">
          <table:table-cell office:value-type="string" calcext:value-type="string">
            <text:p>2020-11-06</text:p>
          </table:table-cell>
          <table:table-cell office:value-type="float" office:value="590966.237286089" calcext:value-type="float">
            <text:p>590966.237286089</text:p>
          </table:table-cell>
        </table:table-row>
        <table:table-row table:style-name="ro1">
          <table:table-cell office:value-type="string" calcext:value-type="string">
            <text:p>2020-11-07</text:p>
          </table:table-cell>
          <table:table-cell office:value-type="float" office:value="588106.911515452" calcext:value-type="float">
            <text:p>588106.911515452</text:p>
          </table:table-cell>
        </table:table-row>
        <table:table-row table:style-name="ro1">
          <table:table-cell office:value-type="string" calcext:value-type="string">
            <text:p>2020-11-08</text:p>
          </table:table-cell>
          <table:table-cell office:value-type="float" office:value="584194.689764232" calcext:value-type="float">
            <text:p>584194.689764232</text:p>
          </table:table-cell>
        </table:table-row>
        <table:table-row table:style-name="ro1">
          <table:table-cell office:value-type="string" calcext:value-type="string">
            <text:p>2020-11-09</text:p>
          </table:table-cell>
          <table:table-cell office:value-type="float" office:value="580014.24066561" calcext:value-type="float">
            <text:p>580014.24066561</text:p>
          </table:table-cell>
        </table:table-row>
        <table:table-row table:style-name="ro1">
          <table:table-cell office:value-type="string" calcext:value-type="string">
            <text:p>2020-11-10</text:p>
          </table:table-cell>
          <table:table-cell office:value-type="float" office:value="575467.560173745" calcext:value-type="float">
            <text:p>575467.560173745</text:p>
          </table:table-cell>
        </table:table-row>
        <table:table-row table:style-name="ro1">
          <table:table-cell office:value-type="string" calcext:value-type="string">
            <text:p>2020-11-11</text:p>
          </table:table-cell>
          <table:table-cell office:value-type="float" office:value="571185.18583699" calcext:value-type="float">
            <text:p>571185.18583699</text:p>
          </table:table-cell>
        </table:table-row>
        <table:table-row table:style-name="ro1">
          <table:table-cell office:value-type="string" calcext:value-type="string">
            <text:p>2020-11-12</text:p>
          </table:table-cell>
          <table:table-cell office:value-type="float" office:value="567813.212011751" calcext:value-type="float">
            <text:p>567813.212011751</text:p>
          </table:table-cell>
        </table:table-row>
        <table:table-row table:style-name="ro1">
          <table:table-cell office:value-type="string" calcext:value-type="string">
            <text:p>2020-11-13</text:p>
          </table:table-cell>
          <table:table-cell office:value-type="float" office:value="564346.10338156" calcext:value-type="float">
            <text:p>564346.10338156</text:p>
          </table:table-cell>
        </table:table-row>
        <table:table-row table:style-name="ro1">
          <table:table-cell office:value-type="string" calcext:value-type="string">
            <text:p>2020-11-14</text:p>
          </table:table-cell>
          <table:table-cell office:value-type="float" office:value="559792.63209839" calcext:value-type="float">
            <text:p>559792.63209839</text:p>
          </table:table-cell>
        </table:table-row>
        <table:table-row table:style-name="ro1">
          <table:table-cell office:value-type="string" calcext:value-type="string">
            <text:p>2020-11-15</text:p>
          </table:table-cell>
          <table:table-cell office:value-type="float" office:value="556215.361306741" calcext:value-type="float">
            <text:p>556215.361306741</text:p>
          </table:table-cell>
        </table:table-row>
        <table:table-row table:style-name="ro1">
          <table:table-cell office:value-type="string" calcext:value-type="string">
            <text:p>2020-11-16</text:p>
          </table:table-cell>
          <table:table-cell office:value-type="float" office:value="552933.096158066" calcext:value-type="float">
            <text:p>552933.096158066</text:p>
          </table:table-cell>
        </table:table-row>
        <table:table-row table:style-name="ro1">
          <table:table-cell office:value-type="string" calcext:value-type="string">
            <text:p>2020-11-17</text:p>
          </table:table-cell>
          <table:table-cell office:value-type="float" office:value="549391.023165713" calcext:value-type="float">
            <text:p>549391.023165713</text:p>
          </table:table-cell>
        </table:table-row>
        <table:table-row table:style-name="ro1">
          <table:table-cell office:value-type="string" calcext:value-type="string">
            <text:p>2020-11-18</text:p>
          </table:table-cell>
          <table:table-cell office:value-type="float" office:value="546584.122719262" calcext:value-type="float">
            <text:p>546584.122719262</text:p>
          </table:table-cell>
        </table:table-row>
        <table:table-row table:style-name="ro1">
          <table:table-cell office:value-type="string" calcext:value-type="string">
            <text:p>2020-11-19</text:p>
          </table:table-cell>
          <table:table-cell office:value-type="float" office:value="544037.642802373" calcext:value-type="float">
            <text:p>544037.642802373</text:p>
          </table:table-cell>
        </table:table-row>
        <table:table-row table:style-name="ro1">
          <table:table-cell office:value-type="string" calcext:value-type="string">
            <text:p>2020-11-20</text:p>
          </table:table-cell>
          <table:table-cell office:value-type="float" office:value="540448.976546025" calcext:value-type="float">
            <text:p>540448.976546025</text:p>
          </table:table-cell>
        </table:table-row>
        <table:table-row table:style-name="ro1">
          <table:table-cell office:value-type="string" calcext:value-type="string">
            <text:p>2020-11-21</text:p>
          </table:table-cell>
          <table:table-cell office:value-type="float" office:value="536561.843373548" calcext:value-type="float">
            <text:p>536561.843373548</text:p>
          </table:table-cell>
        </table:table-row>
        <table:table-row table:style-name="ro1">
          <table:table-cell office:value-type="string" calcext:value-type="string">
            <text:p>2020-11-22</text:p>
          </table:table-cell>
          <table:table-cell office:value-type="float" office:value="531333.248885865" calcext:value-type="float">
            <text:p>531333.248885865</text:p>
          </table:table-cell>
        </table:table-row>
        <table:table-row table:style-name="ro1">
          <table:table-cell office:value-type="string" calcext:value-type="string">
            <text:p>2020-11-23</text:p>
          </table:table-cell>
          <table:table-cell office:value-type="float" office:value="525239.250112307" calcext:value-type="float">
            <text:p>525239.250112307</text:p>
          </table:table-cell>
        </table:table-row>
        <table:table-row table:style-name="ro1">
          <table:table-cell office:value-type="string" calcext:value-type="string">
            <text:p>2020-11-24</text:p>
          </table:table-cell>
          <table:table-cell office:value-type="float" office:value="517255.077331742" calcext:value-type="float">
            <text:p>517255.077331742</text:p>
          </table:table-cell>
        </table:table-row>
        <table:table-row table:style-name="ro1">
          <table:table-cell office:value-type="string" calcext:value-type="string">
            <text:p>2020-11-25</text:p>
          </table:table-cell>
          <table:table-cell office:value-type="float" office:value="507405.155861584" calcext:value-type="float">
            <text:p>507405.155861584</text:p>
          </table:table-cell>
        </table:table-row>
        <table:table-row table:style-name="ro1">
          <table:table-cell office:value-type="string" calcext:value-type="string">
            <text:p>2020-11-26</text:p>
          </table:table-cell>
          <table:table-cell office:value-type="float" office:value="495050.57470719" calcext:value-type="float">
            <text:p>495050.57470719</text:p>
          </table:table-cell>
        </table:table-row>
        <table:table-row table:style-name="ro1">
          <table:table-cell office:value-type="string" calcext:value-type="string">
            <text:p>2020-11-27</text:p>
          </table:table-cell>
          <table:table-cell office:value-type="float" office:value="481760.730998871" calcext:value-type="float">
            <text:p>481760.730998871</text:p>
          </table:table-cell>
        </table:table-row>
        <table:table-row table:style-name="ro1">
          <table:table-cell office:value-type="string" calcext:value-type="string">
            <text:p>2020-11-28</text:p>
          </table:table-cell>
          <table:table-cell office:value-type="float" office:value="467700.3141853" calcext:value-type="float">
            <text:p>467700.3141853</text:p>
          </table:table-cell>
        </table:table-row>
        <table:table-row table:style-name="ro1">
          <table:table-cell office:value-type="string" calcext:value-type="string">
            <text:p>2020-11-29</text:p>
          </table:table-cell>
          <table:table-cell office:value-type="float" office:value="452594.4440881" calcext:value-type="float">
            <text:p>452594.4440881</text:p>
          </table:table-cell>
        </table:table-row>
        <table:table-row table:style-name="ro1">
          <table:table-cell office:value-type="string" calcext:value-type="string">
            <text:p>2020-11-30</text:p>
          </table:table-cell>
          <table:table-cell office:value-type="float" office:value="436675.696920167" calcext:value-type="float">
            <text:p>436675.696920167</text:p>
          </table:table-cell>
        </table:table-row>
        <table:table-row table:style-name="ro1">
          <table:table-cell office:value-type="string" calcext:value-type="string">
            <text:p>2020-12-01</text:p>
          </table:table-cell>
          <table:table-cell office:value-type="float" office:value="420574.168498463" calcext:value-type="float">
            <text:p>420574.168498463</text:p>
          </table:table-cell>
        </table:table-row>
        <table:table-row table:style-name="ro1">
          <table:table-cell office:value-type="string" calcext:value-type="string">
            <text:p>2020-12-02</text:p>
          </table:table-cell>
          <table:table-cell office:value-type="float" office:value="405233.55055587" calcext:value-type="float">
            <text:p>405233.55055587</text:p>
          </table:table-cell>
        </table:table-row>
        <table:table-row table:style-name="ro1">
          <table:table-cell office:value-type="string" calcext:value-type="string">
            <text:p>2020-12-03</text:p>
          </table:table-cell>
          <table:table-cell office:value-type="float" office:value="390242.640362231" calcext:value-type="float">
            <text:p>390242.640362231</text:p>
          </table:table-cell>
        </table:table-row>
        <table:table-row table:style-name="ro1">
          <table:table-cell office:value-type="string" calcext:value-type="string">
            <text:p>2020-12-04</text:p>
          </table:table-cell>
          <table:table-cell office:value-type="float" office:value="375435.853649072" calcext:value-type="float">
            <text:p>375435.853649072</text:p>
          </table:table-cell>
        </table:table-row>
        <table:table-row table:style-name="ro1">
          <table:table-cell office:value-type="string" calcext:value-type="string">
            <text:p>2020-12-05</text:p>
          </table:table-cell>
          <table:table-cell office:value-type="float" office:value="361388.222491931" calcext:value-type="float">
            <text:p>361388.222491931</text:p>
          </table:table-cell>
        </table:table-row>
        <table:table-row table:style-name="ro1">
          <table:table-cell office:value-type="string" calcext:value-type="string">
            <text:p>2020-12-06</text:p>
          </table:table-cell>
          <table:table-cell office:value-type="float" office:value="348475.788875844" calcext:value-type="float">
            <text:p>348475.788875844</text:p>
          </table:table-cell>
        </table:table-row>
        <table:table-row table:style-name="ro1">
          <table:table-cell office:value-type="string" calcext:value-type="string">
            <text:p>2020-12-07</text:p>
          </table:table-cell>
          <table:table-cell office:value-type="float" office:value="337222.876027015" calcext:value-type="float">
            <text:p>337222.876027015</text:p>
          </table:table-cell>
        </table:table-row>
        <table:table-row table:style-name="ro1">
          <table:table-cell office:value-type="string" calcext:value-type="string">
            <text:p>2020-12-08</text:p>
          </table:table-cell>
          <table:table-cell office:value-type="float" office:value="327238.198908493" calcext:value-type="float">
            <text:p>327238.198908493</text:p>
          </table:table-cell>
        </table:table-row>
        <table:table-row table:style-name="ro1">
          <table:table-cell office:value-type="string" calcext:value-type="string">
            <text:p>2020-12-09</text:p>
          </table:table-cell>
          <table:table-cell office:value-type="float" office:value="318469.542371165" calcext:value-type="float">
            <text:p>318469.542371165</text:p>
          </table:table-cell>
        </table:table-row>
        <table:table-row table:style-name="ro1">
          <table:table-cell office:value-type="string" calcext:value-type="string">
            <text:p>2020-12-10</text:p>
          </table:table-cell>
          <table:table-cell office:value-type="float" office:value="310814.106440906" calcext:value-type="float">
            <text:p>310814.106440906</text:p>
          </table:table-cell>
        </table:table-row>
        <table:table-row table:style-name="ro1">
          <table:table-cell office:value-type="string" calcext:value-type="string">
            <text:p>2020-12-11</text:p>
          </table:table-cell>
          <table:table-cell office:value-type="float" office:value="304952.153233349" calcext:value-type="float">
            <text:p>304952.153233349</text:p>
          </table:table-cell>
        </table:table-row>
        <table:table-row table:style-name="ro1">
          <table:table-cell office:value-type="string" calcext:value-type="string">
            <text:p>2020-12-12</text:p>
          </table:table-cell>
          <table:table-cell office:value-type="float" office:value="300330.617809114" calcext:value-type="float">
            <text:p>300330.617809114</text:p>
          </table:table-cell>
        </table:table-row>
        <table:table-row table:style-name="ro1">
          <table:table-cell office:value-type="string" calcext:value-type="string">
            <text:p>2020-12-13</text:p>
          </table:table-cell>
          <table:table-cell office:value-type="float" office:value="298373.421217367" calcext:value-type="float">
            <text:p>298373.421217367</text:p>
          </table:table-cell>
        </table:table-row>
        <table:table-row table:style-name="ro1">
          <table:table-cell office:value-type="string" calcext:value-type="string">
            <text:p>2020-12-14</text:p>
          </table:table-cell>
          <table:table-cell office:value-type="float" office:value="298869.701160801" calcext:value-type="float">
            <text:p>298869.701160801</text:p>
          </table:table-cell>
        </table:table-row>
        <table:table-row table:style-name="ro1">
          <table:table-cell office:value-type="string" calcext:value-type="string">
            <text:p>2020-12-15</text:p>
          </table:table-cell>
          <table:table-cell office:value-type="float" office:value="301670.207775353" calcext:value-type="float">
            <text:p>301670.207775353</text:p>
          </table:table-cell>
        </table:table-row>
        <table:table-row table:style-name="ro1">
          <table:table-cell office:value-type="string" calcext:value-type="string">
            <text:p>2020-12-16</text:p>
          </table:table-cell>
          <table:table-cell office:value-type="float" office:value="305807.691857423" calcext:value-type="float">
            <text:p>305807.691857423</text:p>
          </table:table-cell>
        </table:table-row>
        <table:table-row table:style-name="ro1">
          <table:table-cell office:value-type="string" calcext:value-type="string">
            <text:p>2020-12-17</text:p>
          </table:table-cell>
          <table:table-cell office:value-type="float" office:value="312832.082726385" calcext:value-type="float">
            <text:p>312832.082726385</text:p>
          </table:table-cell>
        </table:table-row>
        <table:table-row table:style-name="ro1">
          <table:table-cell office:value-type="string" calcext:value-type="string">
            <text:p>2020-12-18</text:p>
          </table:table-cell>
          <table:table-cell office:value-type="float" office:value="322557.794994719" calcext:value-type="float">
            <text:p>322557.794994719</text:p>
          </table:table-cell>
        </table:table-row>
        <table:table-row table:style-name="ro1">
          <table:table-cell office:value-type="string" calcext:value-type="string">
            <text:p>2020-12-19</text:p>
          </table:table-cell>
          <table:table-cell office:value-type="float" office:value="335231.42091241" calcext:value-type="float">
            <text:p>335231.42091241</text:p>
          </table:table-cell>
        </table:table-row>
        <table:table-row table:style-name="ro1">
          <table:table-cell office:value-type="string" calcext:value-type="string">
            <text:p>2020-12-20</text:p>
          </table:table-cell>
          <table:table-cell office:value-type="float" office:value="349763.893395297" calcext:value-type="float">
            <text:p>349763.893395297</text:p>
          </table:table-cell>
        </table:table-row>
        <table:table-row table:style-name="ro1">
          <table:table-cell office:value-type="string" calcext:value-type="string">
            <text:p>2020-12-21</text:p>
          </table:table-cell>
          <table:table-cell office:value-type="float" office:value="366389.826455015" calcext:value-type="float">
            <text:p>366389.826455015</text:p>
          </table:table-cell>
        </table:table-row>
        <table:table-row table:style-name="ro1">
          <table:table-cell office:value-type="string" calcext:value-type="string">
            <text:p>2020-12-22</text:p>
          </table:table-cell>
          <table:table-cell office:value-type="float" office:value="384695.24502192" calcext:value-type="float">
            <text:p>384695.24502192</text:p>
          </table:table-cell>
        </table:table-row>
        <table:table-row table:style-name="ro1">
          <table:table-cell office:value-type="string" calcext:value-type="string">
            <text:p>2020-12-23</text:p>
          </table:table-cell>
          <table:table-cell office:value-type="float" office:value="404860.507857185" calcext:value-type="float">
            <text:p>404860.507857185</text:p>
          </table:table-cell>
        </table:table-row>
        <table:table-row table:style-name="ro1">
          <table:table-cell office:value-type="string" calcext:value-type="string">
            <text:p>2020-12-24</text:p>
          </table:table-cell>
          <table:table-cell office:value-type="float" office:value="426345.293427384" calcext:value-type="float">
            <text:p>426345.293427384</text:p>
          </table:table-cell>
        </table:table-row>
        <table:table-row table:style-name="ro1">
          <table:table-cell office:value-type="string" calcext:value-type="string">
            <text:p>2020-12-25</text:p>
          </table:table-cell>
          <table:table-cell office:value-type="float" office:value="448299.642678253" calcext:value-type="float">
            <text:p>448299.642678253</text:p>
          </table:table-cell>
        </table:table-row>
        <table:table-row table:style-name="ro1">
          <table:table-cell office:value-type="string" calcext:value-type="string">
            <text:p>2020-12-26</text:p>
          </table:table-cell>
          <table:table-cell office:value-type="float" office:value="471052.358754694" calcext:value-type="float">
            <text:p>471052.358754694</text:p>
          </table:table-cell>
        </table:table-row>
        <table:table-row table:style-name="ro1">
          <table:table-cell office:value-type="string" calcext:value-type="string">
            <text:p>2020-12-27</text:p>
          </table:table-cell>
          <table:table-cell office:value-type="float" office:value="493702.989868899" calcext:value-type="float">
            <text:p>493702.989868899</text:p>
          </table:table-cell>
        </table:table-row>
        <table:table-row table:style-name="ro1">
          <table:table-cell office:value-type="string" calcext:value-type="string">
            <text:p>2020-12-28</text:p>
          </table:table-cell>
          <table:table-cell office:value-type="float" office:value="517378.40630888" calcext:value-type="float">
            <text:p>517378.40630888</text:p>
          </table:table-cell>
        </table:table-row>
        <table:table-row table:style-name="ro1">
          <table:table-cell office:value-type="string" calcext:value-type="string">
            <text:p>2020-12-29</text:p>
          </table:table-cell>
          <table:table-cell office:value-type="float" office:value="542243.374737495" calcext:value-type="float">
            <text:p>542243.374737495</text:p>
          </table:table-cell>
        </table:table-row>
        <table:table-row table:style-name="ro1">
          <table:table-cell office:value-type="string" calcext:value-type="string">
            <text:p>2020-12-30</text:p>
          </table:table-cell>
          <table:table-cell office:value-type="float" office:value="567701.754874479" calcext:value-type="float">
            <text:p>567701.754874479</text:p>
          </table:table-cell>
        </table:table-row>
        <table:table-row table:style-name="ro1">
          <table:table-cell office:value-type="string" calcext:value-type="string">
            <text:p>2020-12-31</text:p>
          </table:table-cell>
          <table:table-cell office:value-type="float" office:value="595077.245725575" calcext:value-type="float">
            <text:p>595077.245725575</text:p>
          </table:table-cell>
        </table:table-row>
        <table:table-row table:style-name="ro1">
          <table:table-cell office:value-type="string" calcext:value-type="string">
            <text:p>2021-01-01</text:p>
          </table:table-cell>
          <table:table-cell office:value-type="float" office:value="622878.513446141" calcext:value-type="float">
            <text:p>622878.513446141</text:p>
          </table:table-cell>
        </table:table-row>
        <table:table-row table:style-name="ro1">
          <table:table-cell office:value-type="string" calcext:value-type="string">
            <text:p>2021-01-02</text:p>
          </table:table-cell>
          <table:table-cell office:value-type="float" office:value="650452.67561605" calcext:value-type="float">
            <text:p>650452.67561605</text:p>
          </table:table-cell>
        </table:table-row>
        <table:table-row table:style-name="ro1">
          <table:table-cell office:value-type="string" calcext:value-type="string">
            <text:p>2021-01-03</text:p>
          </table:table-cell>
          <table:table-cell office:value-type="float" office:value="677620.972646081" calcext:value-type="float">
            <text:p>677620.972646081</text:p>
          </table:table-cell>
        </table:table-row>
        <table:table-row table:style-name="ro1">
          <table:table-cell office:value-type="string" calcext:value-type="string">
            <text:p>2021-01-04</text:p>
          </table:table-cell>
          <table:table-cell office:value-type="float" office:value="704165.62754707" calcext:value-type="float">
            <text:p>704165.62754707</text:p>
          </table:table-cell>
        </table:table-row>
        <table:table-row table:style-name="ro1">
          <table:table-cell office:value-type="string" calcext:value-type="string">
            <text:p>2021-01-05</text:p>
          </table:table-cell>
          <table:table-cell office:value-type="float" office:value="728707.349339289" calcext:value-type="float">
            <text:p>728707.349339289</text:p>
          </table:table-cell>
        </table:table-row>
        <table:table-row table:style-name="ro1">
          <table:table-cell office:value-type="string" calcext:value-type="string">
            <text:p>2021-01-06</text:p>
          </table:table-cell>
          <table:table-cell office:value-type="float" office:value="750698.381773818" calcext:value-type="float">
            <text:p>750698.381773818</text:p>
          </table:table-cell>
        </table:table-row>
        <table:table-row table:style-name="ro1">
          <table:table-cell office:value-type="string" calcext:value-type="string">
            <text:p>2021-01-07</text:p>
          </table:table-cell>
          <table:table-cell office:value-type="float" office:value="769658.771030684" calcext:value-type="float">
            <text:p>769658.771030684</text:p>
          </table:table-cell>
        </table:table-row>
        <table:table-row table:style-name="ro1">
          <table:table-cell office:value-type="string" calcext:value-type="string">
            <text:p>2021-01-08</text:p>
          </table:table-cell>
          <table:table-cell office:value-type="float" office:value="784622.338690637" calcext:value-type="float">
            <text:p>784622.338690637</text:p>
          </table:table-cell>
        </table:table-row>
        <table:table-row table:style-name="ro1">
          <table:table-cell office:value-type="string" calcext:value-type="string">
            <text:p>2021-01-09</text:p>
          </table:table-cell>
          <table:table-cell office:value-type="float" office:value="795266.503947776" calcext:value-type="float">
            <text:p>795266.503947776</text:p>
          </table:table-cell>
        </table:table-row>
        <table:table-row table:style-name="ro1">
          <table:table-cell office:value-type="string" calcext:value-type="string">
            <text:p>2021-01-10</text:p>
          </table:table-cell>
          <table:table-cell office:value-type="float" office:value="802544.05913129" calcext:value-type="float">
            <text:p>802544.05913129</text:p>
          </table:table-cell>
        </table:table-row>
        <table:table-row table:style-name="ro1">
          <table:table-cell office:value-type="string" calcext:value-type="string">
            <text:p>2021-01-11</text:p>
          </table:table-cell>
          <table:table-cell office:value-type="float" office:value="805633.828828059" calcext:value-type="float">
            <text:p>805633.828828059</text:p>
          </table:table-cell>
        </table:table-row>
        <table:table-row table:style-name="ro1">
          <table:table-cell office:value-type="string" calcext:value-type="string">
            <text:p>2021-01-12</text:p>
          </table:table-cell>
          <table:table-cell office:value-type="float" office:value="804507.02654135" calcext:value-type="float">
            <text:p>804507.02654135</text:p>
          </table:table-cell>
        </table:table-row>
        <table:table-row table:style-name="ro1">
          <table:table-cell office:value-type="string" calcext:value-type="string">
            <text:p>2021-01-13</text:p>
          </table:table-cell>
          <table:table-cell office:value-type="float" office:value="798260.923860683" calcext:value-type="float">
            <text:p>798260.923860683</text:p>
          </table:table-cell>
        </table:table-row>
        <table:table-row table:style-name="ro1">
          <table:table-cell office:value-type="string" calcext:value-type="string">
            <text:p>2021-01-14</text:p>
          </table:table-cell>
          <table:table-cell office:value-type="float" office:value="787601.617696943" calcext:value-type="float">
            <text:p>787601.617696943</text:p>
          </table:table-cell>
        </table:table-row>
        <table:table-row table:style-name="ro1">
          <table:table-cell office:value-type="string" calcext:value-type="string">
            <text:p>2021-01-15</text:p>
          </table:table-cell>
          <table:table-cell office:value-type="float" office:value="773426.16048962" calcext:value-type="float">
            <text:p>773426.16048962</text:p>
          </table:table-cell>
        </table:table-row>
        <table:table-row table:style-name="ro1">
          <table:table-cell office:value-type="string" calcext:value-type="string">
            <text:p>2021-01-16</text:p>
          </table:table-cell>
          <table:table-cell office:value-type="float" office:value="756780.49798268" calcext:value-type="float">
            <text:p>756780.49798268</text:p>
          </table:table-cell>
        </table:table-row>
        <table:table-row table:style-name="ro1">
          <table:table-cell office:value-type="string" calcext:value-type="string">
            <text:p>2021-01-17</text:p>
          </table:table-cell>
          <table:table-cell office:value-type="float" office:value="737420.749255116" calcext:value-type="float">
            <text:p>737420.749255116</text:p>
          </table:table-cell>
        </table:table-row>
        <table:table-row table:style-name="ro1">
          <table:table-cell office:value-type="string" calcext:value-type="string">
            <text:p>2021-01-18</text:p>
          </table:table-cell>
          <table:table-cell office:value-type="float" office:value="716239.714317599" calcext:value-type="float">
            <text:p>716239.714317599</text:p>
          </table:table-cell>
        </table:table-row>
        <table:table-row table:style-name="ro1">
          <table:table-cell office:value-type="string" calcext:value-type="string">
            <text:p>2021-01-19</text:p>
          </table:table-cell>
          <table:table-cell office:value-type="float" office:value="692940.60169868" calcext:value-type="float">
            <text:p>692940.60169868</text:p>
          </table:table-cell>
        </table:table-row>
        <table:table-row table:style-name="ro1">
          <table:table-cell office:value-type="string" calcext:value-type="string">
            <text:p>2021-01-20</text:p>
          </table:table-cell>
          <table:table-cell office:value-type="float" office:value="669275.977857312" calcext:value-type="float">
            <text:p>669275.977857312</text:p>
          </table:table-cell>
        </table:table-row>
        <table:table-row table:style-name="ro1">
          <table:table-cell office:value-type="string" calcext:value-type="string">
            <text:p>2021-01-21</text:p>
          </table:table-cell>
          <table:table-cell office:value-type="float" office:value="645730.083989738" calcext:value-type="float">
            <text:p>645730.083989738</text:p>
          </table:table-cell>
        </table:table-row>
        <table:table-row table:style-name="ro1">
          <table:table-cell office:value-type="string" calcext:value-type="string">
            <text:p>2021-01-22</text:p>
          </table:table-cell>
          <table:table-cell office:value-type="float" office:value="622445.960616357" calcext:value-type="float">
            <text:p>622445.960616357</text:p>
          </table:table-cell>
        </table:table-row>
        <table:table-row table:style-name="ro1">
          <table:table-cell office:value-type="string" calcext:value-type="string">
            <text:p>2021-01-23</text:p>
          </table:table-cell>
          <table:table-cell office:value-type="float" office:value="599790.95378392" calcext:value-type="float">
            <text:p>599790.95378392</text:p>
          </table:table-cell>
        </table:table-row>
        <table:table-row table:style-name="ro1">
          <table:table-cell office:value-type="string" calcext:value-type="string">
            <text:p>2021-01-24</text:p>
          </table:table-cell>
          <table:table-cell office:value-type="float" office:value="578180.185816667" calcext:value-type="float">
            <text:p>578180.185816667</text:p>
          </table:table-cell>
        </table:table-row>
        <table:table-row table:style-name="ro1">
          <table:table-cell office:value-type="string" calcext:value-type="string">
            <text:p>2021-01-25</text:p>
          </table:table-cell>
          <table:table-cell office:value-type="float" office:value="557558.747279965" calcext:value-type="float">
            <text:p>557558.747279965</text:p>
          </table:table-cell>
        </table:table-row>
        <table:table-row table:style-name="ro1">
          <table:table-cell office:value-type="string" calcext:value-type="string">
            <text:p>2021-01-26</text:p>
          </table:table-cell>
          <table:table-cell office:value-type="float" office:value="538384.062518105" calcext:value-type="float">
            <text:p>538384.062518105</text:p>
          </table:table-cell>
        </table:table-row>
        <table:table-row table:style-name="ro1">
          <table:table-cell office:value-type="string" calcext:value-type="string">
            <text:p>2021-01-27</text:p>
          </table:table-cell>
          <table:table-cell office:value-type="float" office:value="520149.840884344" calcext:value-type="float">
            <text:p>520149.840884344</text:p>
          </table:table-cell>
        </table:table-row>
        <table:table-row table:style-name="ro1">
          <table:table-cell office:value-type="string" calcext:value-type="string">
            <text:p>2021-01-28</text:p>
          </table:table-cell>
          <table:table-cell office:value-type="float" office:value="502311.245190167" calcext:value-type="float">
            <text:p>502311.245190167</text:p>
          </table:table-cell>
        </table:table-row>
        <table:table-row table:style-name="ro1">
          <table:table-cell office:value-type="string" calcext:value-type="string">
            <text:p>2021-01-29</text:p>
          </table:table-cell>
          <table:table-cell office:value-type="float" office:value="484846.243935446" calcext:value-type="float">
            <text:p>484846.243935446</text:p>
          </table:table-cell>
        </table:table-row>
        <table:table-row table:style-name="ro1">
          <table:table-cell office:value-type="string" calcext:value-type="string">
            <text:p>2021-01-30</text:p>
          </table:table-cell>
          <table:table-cell office:value-type="float" office:value="467309.966475352" calcext:value-type="float">
            <text:p>467309.966475352</text:p>
          </table:table-cell>
        </table:table-row>
        <table:table-row table:style-name="ro1">
          <table:table-cell office:value-type="string" calcext:value-type="string">
            <text:p>2021-01-31</text:p>
          </table:table-cell>
          <table:table-cell office:value-type="float" office:value="449743.096269371" calcext:value-type="float">
            <text:p>449743.096269371</text:p>
          </table:table-cell>
        </table:table-row>
        <table:table-row table:style-name="ro1">
          <table:table-cell office:value-type="string" calcext:value-type="string">
            <text:p>2021-02-01</text:p>
          </table:table-cell>
          <table:table-cell office:value-type="float" office:value="432652.12575537" calcext:value-type="float">
            <text:p>432652.12575537</text:p>
          </table:table-cell>
        </table:table-row>
        <table:table-row table:style-name="ro1">
          <table:table-cell office:value-type="string" calcext:value-type="string">
            <text:p>2021-02-02</text:p>
          </table:table-cell>
          <table:table-cell office:value-type="float" office:value="415597.648849902" calcext:value-type="float">
            <text:p>415597.648849902</text:p>
          </table:table-cell>
        </table:table-row>
        <table:table-row table:style-name="ro1">
          <table:table-cell office:value-type="string" calcext:value-type="string">
            <text:p>2021-02-03</text:p>
          </table:table-cell>
          <table:table-cell office:value-type="float" office:value="398788.520282504" calcext:value-type="float">
            <text:p>398788.520282504</text:p>
          </table:table-cell>
        </table:table-row>
        <table:table-row table:style-name="ro1">
          <table:table-cell office:value-type="string" calcext:value-type="string">
            <text:p>2021-02-04</text:p>
          </table:table-cell>
          <table:table-cell office:value-type="float" office:value="382078.314416237" calcext:value-type="float">
            <text:p>382078.314416237</text:p>
          </table:table-cell>
        </table:table-row>
        <table:table-row table:style-name="ro1">
          <table:table-cell office:value-type="string" calcext:value-type="string">
            <text:p>2021-02-05</text:p>
          </table:table-cell>
          <table:table-cell office:value-type="float" office:value="365690.21330329" calcext:value-type="float">
            <text:p>365690.21330329</text:p>
          </table:table-cell>
        </table:table-row>
        <table:table-row table:style-name="ro1">
          <table:table-cell office:value-type="string" calcext:value-type="string">
            <text:p>2021-02-06</text:p>
          </table:table-cell>
          <table:table-cell office:value-type="float" office:value="350363.355571874" calcext:value-type="float">
            <text:p>350363.355571874</text:p>
          </table:table-cell>
        </table:table-row>
        <table:table-row table:style-name="ro1">
          <table:table-cell office:value-type="string" calcext:value-type="string">
            <text:p>2021-02-07</text:p>
          </table:table-cell>
          <table:table-cell office:value-type="float" office:value="335246.420293282" calcext:value-type="float">
            <text:p>335246.420293282</text:p>
          </table:table-cell>
        </table:table-row>
        <table:table-row table:style-name="ro1">
          <table:table-cell office:value-type="string" calcext:value-type="string">
            <text:p>2021-02-08</text:p>
          </table:table-cell>
          <table:table-cell office:value-type="float" office:value="321373.697866874" calcext:value-type="float">
            <text:p>321373.697866874</text:p>
          </table:table-cell>
        </table:table-row>
        <table:table-row table:style-name="ro1">
          <table:table-cell office:value-type="string" calcext:value-type="string">
            <text:p>2021-02-09</text:p>
          </table:table-cell>
          <table:table-cell office:value-type="float" office:value="308731.47232799" calcext:value-type="float">
            <text:p>308731.47232799</text:p>
          </table:table-cell>
        </table:table-row>
      </table:table>
      <table:table table:name="p_from_i_UK" table:style-name="ta1">
        <table:table-column table:style-name="co1" table:default-cell-style-name="ce4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2020-06-10</text:p>
          </table:table-cell>
          <table:table-cell office:value-type="float" office:value="2187" calcext:value-type="float">
            <text:p>2187</text:p>
          </table:table-cell>
          <table:table-cell office:value-type="float" office:value="78962.7983441574" calcext:value-type="float">
            <text:p>78962.7983441574</text:p>
          </table:table-cell>
        </table:table-row>
        <table:table-row table:style-name="ro1">
          <table:table-cell office:value-type="string" calcext:value-type="string">
            <text:p>2020-06-11</text:p>
          </table:table-cell>
          <table:table-cell office:value-type="float" office:value="2083" calcext:value-type="float">
            <text:p>2083</text:p>
          </table:table-cell>
          <table:table-cell office:value-type="float" office:value="72901.3735482471" calcext:value-type="float">
            <text:p>72901.3735482471</text:p>
          </table:table-cell>
        </table:table-row>
        <table:table-row table:style-name="ro1">
          <table:table-cell office:value-type="string" calcext:value-type="string">
            <text:p>2020-06-12</text:p>
          </table:table-cell>
          <table:table-cell office:value-type="float" office:value="2055" calcext:value-type="float">
            <text:p>2055</text:p>
          </table:table-cell>
          <table:table-cell office:value-type="float" office:value="67284.0341154955" calcext:value-type="float">
            <text:p>67284.0341154955</text:p>
          </table:table-cell>
        </table:table-row>
        <table:table-row table:style-name="ro1">
          <table:table-cell office:value-type="string" calcext:value-type="string">
            <text:p>2020-06-13</text:p>
          </table:table-cell>
          <table:table-cell office:value-type="float" office:value="2058" calcext:value-type="float">
            <text:p>2058</text:p>
          </table:table-cell>
          <table:table-cell office:value-type="float" office:value="62170.2262113455" calcext:value-type="float">
            <text:p>62170.2262113455</text:p>
          </table:table-cell>
        </table:table-row>
        <table:table-row table:style-name="ro1">
          <table:table-cell office:value-type="string" calcext:value-type="string">
            <text:p>2020-06-14</text:p>
          </table:table-cell>
          <table:table-cell office:value-type="float" office:value="2216" calcext:value-type="float">
            <text:p>2216</text:p>
          </table:table-cell>
          <table:table-cell office:value-type="float" office:value="57711.9933077126" calcext:value-type="float">
            <text:p>57711.9933077126</text:p>
          </table:table-cell>
        </table:table-row>
        <table:table-row table:style-name="ro1">
          <table:table-cell office:value-type="string" calcext:value-type="string">
            <text:p>2020-06-15</text:p>
          </table:table-cell>
          <table:table-cell office:value-type="float" office:value="2286" calcext:value-type="float">
            <text:p>2286</text:p>
          </table:table-cell>
          <table:table-cell office:value-type="float" office:value="53802.0239275156" calcext:value-type="float">
            <text:p>53802.0239275156</text:p>
          </table:table-cell>
        </table:table-row>
        <table:table-row table:style-name="ro1">
          <table:table-cell office:value-type="string" calcext:value-type="string">
            <text:p>2020-06-16</text:p>
          </table:table-cell>
          <table:table-cell office:value-type="float" office:value="2349" calcext:value-type="float">
            <text:p>2349</text:p>
          </table:table-cell>
          <table:table-cell office:value-type="float" office:value="50420.0017023272" calcext:value-type="float">
            <text:p>50420.0017023272</text:p>
          </table:table-cell>
        </table:table-row>
        <table:table-row table:style-name="ro1">
          <table:table-cell office:value-type="string" calcext:value-type="string">
            <text:p>2020-06-17</text:p>
          </table:table-cell>
          <table:table-cell office:value-type="float" office:value="2267" calcext:value-type="float">
            <text:p>2267</text:p>
          </table:table-cell>
          <table:table-cell office:value-type="float" office:value="47364.5403535225" calcext:value-type="float">
            <text:p>47364.5403535225</text:p>
          </table:table-cell>
        </table:table-row>
        <table:table-row table:style-name="ro1">
          <table:table-cell office:value-type="string" calcext:value-type="string">
            <text:p>2020-06-18</text:p>
          </table:table-cell>
          <table:table-cell office:value-type="float" office:value="2281" calcext:value-type="float">
            <text:p>2281</text:p>
          </table:table-cell>
          <table:table-cell office:value-type="float" office:value="44709.1645748666" calcext:value-type="float">
            <text:p>44709.1645748666</text:p>
          </table:table-cell>
        </table:table-row>
        <table:table-row table:style-name="ro1">
          <table:table-cell office:value-type="string" calcext:value-type="string">
            <text:p>2020-06-19</text:p>
          </table:table-cell>
          <table:table-cell office:value-type="float" office:value="2215" calcext:value-type="float">
            <text:p>2215</text:p>
          </table:table-cell>
          <table:table-cell office:value-type="float" office:value="42345.0750344026" calcext:value-type="float">
            <text:p>42345.0750344026</text:p>
          </table:table-cell>
        </table:table-row>
        <table:table-row table:style-name="ro1">
          <table:table-cell office:value-type="string" calcext:value-type="string">
            <text:p>2020-06-20</text:p>
          </table:table-cell>
          <table:table-cell office:value-type="float" office:value="2146" calcext:value-type="float">
            <text:p>2146</text:p>
          </table:table-cell>
          <table:table-cell office:value-type="float" office:value="40227.5634184223" calcext:value-type="float">
            <text:p>40227.5634184223</text:p>
          </table:table-cell>
        </table:table-row>
        <table:table-row table:style-name="ro1">
          <table:table-cell office:value-type="string" calcext:value-type="string">
            <text:p>2020-06-21</text:p>
          </table:table-cell>
          <table:table-cell office:value-type="float" office:value="2105" calcext:value-type="float">
            <text:p>2105</text:p>
          </table:table-cell>
          <table:table-cell office:value-type="float" office:value="38367.4537757617" calcext:value-type="float">
            <text:p>38367.4537757617</text:p>
          </table:table-cell>
        </table:table-row>
        <table:table-row table:style-name="ro1">
          <table:table-cell office:value-type="string" calcext:value-type="string">
            <text:p>2020-06-22</text:p>
          </table:table-cell>
          <table:table-cell office:value-type="float" office:value="2092" calcext:value-type="float">
            <text:p>2092</text:p>
          </table:table-cell>
          <table:table-cell office:value-type="float" office:value="36740.0267874939" calcext:value-type="float">
            <text:p>36740.0267874939</text:p>
          </table:table-cell>
        </table:table-row>
        <table:table-row table:style-name="ro1">
          <table:table-cell office:value-type="string" calcext:value-type="string">
            <text:p>2020-06-23</text:p>
          </table:table-cell>
          <table:table-cell office:value-type="float" office:value="2095" calcext:value-type="float">
            <text:p>2095</text:p>
          </table:table-cell>
          <table:table-cell office:value-type="float" office:value="35351.0999445981" calcext:value-type="float">
            <text:p>35351.0999445981</text:p>
          </table:table-cell>
        </table:table-row>
        <table:table-row table:style-name="ro1">
          <table:table-cell office:value-type="string" calcext:value-type="string">
            <text:p>2020-06-24</text:p>
          </table:table-cell>
          <table:table-cell office:value-type="float" office:value="1726" calcext:value-type="float">
            <text:p>1726</text:p>
          </table:table-cell>
          <table:table-cell office:value-type="float" office:value="33782.4270228067" calcext:value-type="float">
            <text:p>33782.4270228067</text:p>
          </table:table-cell>
        </table:table-row>
        <table:table-row table:style-name="ro1">
          <table:table-cell office:value-type="string" calcext:value-type="string">
            <text:p>2020-06-25</text:p>
          </table:table-cell>
          <table:table-cell office:value-type="float" office:value="1645" calcext:value-type="float">
            <text:p>1645</text:p>
          </table:table-cell>
          <table:table-cell office:value-type="float" office:value="32311.2330302577" calcext:value-type="float">
            <text:p>32311.2330302577</text:p>
          </table:table-cell>
        </table:table-row>
        <table:table-row table:style-name="ro1">
          <table:table-cell office:value-type="string" calcext:value-type="string">
            <text:p>2020-06-26</text:p>
          </table:table-cell>
          <table:table-cell office:value-type="float" office:value="1434" calcext:value-type="float">
            <text:p>1434</text:p>
          </table:table-cell>
          <table:table-cell office:value-type="float" office:value="30785.3320036854" calcext:value-type="float">
            <text:p>30785.3320036854</text:p>
          </table:table-cell>
        </table:table-row>
        <table:table-row table:style-name="ro1">
          <table:table-cell office:value-type="string" calcext:value-type="string">
            <text:p>2020-06-27</text:p>
          </table:table-cell>
          <table:table-cell office:value-type="float" office:value="1397" calcext:value-type="float">
            <text:p>1397</text:p>
          </table:table-cell>
          <table:table-cell office:value-type="float" office:value="29360.0828615156" calcext:value-type="float">
            <text:p>29360.0828615156</text:p>
          </table:table-cell>
        </table:table-row>
        <table:table-row table:style-name="ro1">
          <table:table-cell office:value-type="string" calcext:value-type="string">
            <text:p>2020-06-28</text:p>
          </table:table-cell>
          <table:table-cell office:value-type="float" office:value="1406" calcext:value-type="float">
            <text:p>1406</text:p>
          </table:table-cell>
          <table:table-cell office:value-type="float" office:value="28076.1365037861" calcext:value-type="float">
            <text:p>28076.1365037861</text:p>
          </table:table-cell>
        </table:table-row>
        <table:table-row table:style-name="ro1">
          <table:table-cell office:value-type="string" calcext:value-type="string">
            <text:p>2020-06-29</text:p>
          </table:table-cell>
          <table:table-cell office:value-type="float" office:value="1427" calcext:value-type="float">
            <text:p>1427</text:p>
          </table:table-cell>
          <table:table-cell office:value-type="float" office:value="26934.9837615114" calcext:value-type="float">
            <text:p>26934.9837615114</text:p>
          </table:table-cell>
        </table:table-row>
        <table:table-row table:style-name="ro1">
          <table:table-cell office:value-type="string" calcext:value-type="string">
            <text:p>2020-06-30</text:p>
          </table:table-cell>
          <table:table-cell office:value-type="float" office:value="1472" calcext:value-type="float">
            <text:p>1472</text:p>
          </table:table-cell>
          <table:table-cell office:value-type="float" office:value="25956.6988891324" calcext:value-type="float">
            <text:p>25956.6988891324</text:p>
          </table:table-cell>
        </table:table-row>
        <table:table-row table:style-name="ro1">
          <table:table-cell office:value-type="string" calcext:value-type="string">
            <text:p>2020-07-01</text:p>
          </table:table-cell>
          <table:table-cell office:value-type="float" office:value="1352" calcext:value-type="float">
            <text:p>1352</text:p>
          </table:table-cell>
          <table:table-cell office:value-type="float" office:value="24984.5974601416" calcext:value-type="float">
            <text:p>24984.5974601416</text:p>
          </table:table-cell>
        </table:table-row>
        <table:table-row table:style-name="ro1">
          <table:table-cell office:value-type="string" calcext:value-type="string">
            <text:p>2020-07-02</text:p>
          </table:table-cell>
          <table:table-cell office:value-type="float" office:value="1304" calcext:value-type="float">
            <text:p>1304</text:p>
          </table:table-cell>
          <table:table-cell office:value-type="float" office:value="24070.2262042975" calcext:value-type="float">
            <text:p>24070.2262042975</text:p>
          </table:table-cell>
        </table:table-row>
        <table:table-row table:style-name="ro1">
          <table:table-cell office:value-type="string" calcext:value-type="string">
            <text:p>2020-07-03</text:p>
          </table:table-cell>
          <table:table-cell office:value-type="float" office:value="1642" calcext:value-type="float">
            <text:p>1642</text:p>
          </table:table-cell>
          <table:table-cell office:value-type="float" office:value="23575.8086944424" calcext:value-type="float">
            <text:p>23575.8086944424</text:p>
          </table:table-cell>
        </table:table-row>
        <table:table-row table:style-name="ro1">
          <table:table-cell office:value-type="string" calcext:value-type="string">
            <text:p>2020-07-04</text:p>
          </table:table-cell>
          <table:table-cell office:value-type="float" office:value="1499" calcext:value-type="float">
            <text:p>1499</text:p>
          </table:table-cell>
          <table:table-cell office:value-type="float" office:value="23035.5277175603" calcext:value-type="float">
            <text:p>23035.5277175603</text:p>
          </table:table-cell>
        </table:table-row>
        <table:table-row table:style-name="ro1">
          <table:table-cell office:value-type="string" calcext:value-type="string">
            <text:p>2020-07-05</text:p>
          </table:table-cell>
          <table:table-cell office:value-type="float" office:value="1444" calcext:value-type="float">
            <text:p>1444</text:p>
          </table:table-cell>
          <table:table-cell office:value-type="float" office:value="22518.4059115999" calcext:value-type="float">
            <text:p>22518.4059115999</text:p>
          </table:table-cell>
        </table:table-row>
        <table:table-row table:style-name="ro1">
          <table:table-cell office:value-type="string" calcext:value-type="string">
            <text:p>2020-07-06</text:p>
          </table:table-cell>
          <table:table-cell office:value-type="float" office:value="1663" calcext:value-type="float">
            <text:p>1663</text:p>
          </table:table-cell>
          <table:table-cell office:value-type="float" office:value="22294.1704998071" calcext:value-type="float">
            <text:p>22294.1704998071</text:p>
          </table:table-cell>
        </table:table-row>
        <table:table-row table:style-name="ro1">
          <table:table-cell office:value-type="string" calcext:value-type="string">
            <text:p>2020-07-07</text:p>
          </table:table-cell>
          <table:table-cell office:value-type="float" office:value="1897" calcext:value-type="float">
            <text:p>1897</text:p>
          </table:table-cell>
          <table:table-cell office:value-type="float" office:value="22372.4239853745" calcext:value-type="float">
            <text:p>22372.4239853745</text:p>
          </table:table-cell>
        </table:table-row>
        <table:table-row table:style-name="ro1">
          <table:table-cell office:value-type="string" calcext:value-type="string">
            <text:p>2020-07-08</text:p>
          </table:table-cell>
          <table:table-cell office:value-type="float" office:value="1967" calcext:value-type="float">
            <text:p>1967</text:p>
          </table:table-cell>
          <table:table-cell office:value-type="float" office:value="22571.5999410863" calcext:value-type="float">
            <text:p>22571.5999410863</text:p>
          </table:table-cell>
        </table:table-row>
        <table:table-row table:style-name="ro1">
          <table:table-cell office:value-type="string" calcext:value-type="string">
            <text:p>2020-07-09</text:p>
          </table:table-cell>
          <table:table-cell office:value-type="float" office:value="1899" calcext:value-type="float">
            <text:p>1899</text:p>
          </table:table-cell>
          <table:table-cell office:value-type="float" office:value="22746.3728415396" calcext:value-type="float">
            <text:p>22746.3728415396</text:p>
          </table:table-cell>
        </table:table-row>
        <table:table-row table:style-name="ro1">
          <table:table-cell office:value-type="string" calcext:value-type="string">
            <text:p>2020-07-10</text:p>
          </table:table-cell>
          <table:table-cell office:value-type="float" office:value="1949" calcext:value-type="float">
            <text:p>1949</text:p>
          </table:table-cell>
          <table:table-cell office:value-type="float" office:value="23010.0818459839" calcext:value-type="float">
            <text:p>23010.0818459839</text:p>
          </table:table-cell>
        </table:table-row>
        <table:table-row table:style-name="ro1">
          <table:table-cell office:value-type="string" calcext:value-type="string">
            <text:p>2020-07-11</text:p>
          </table:table-cell>
          <table:table-cell office:value-type="float" office:value="2011" calcext:value-type="float">
            <text:p>2011</text:p>
          </table:table-cell>
          <table:table-cell office:value-type="float" office:value="23356.1227349847" calcext:value-type="float">
            <text:p>23356.1227349847</text:p>
          </table:table-cell>
        </table:table-row>
        <table:table-row table:style-name="ro1">
          <table:table-cell office:value-type="string" calcext:value-type="string">
            <text:p>2020-07-12</text:p>
          </table:table-cell>
          <table:table-cell office:value-type="float" office:value="2182" calcext:value-type="float">
            <text:p>2182</text:p>
          </table:table-cell>
          <table:table-cell office:value-type="float" office:value="23882.3264297063" calcext:value-type="float">
            <text:p>23882.3264297063</text:p>
          </table:table-cell>
        </table:table-row>
        <table:table-row table:style-name="ro1">
          <table:table-cell office:value-type="string" calcext:value-type="string">
            <text:p>2020-07-13</text:p>
          </table:table-cell>
          <table:table-cell office:value-type="float" office:value="2109" calcext:value-type="float">
            <text:p>2109</text:p>
          </table:table-cell>
          <table:table-cell office:value-type="float" office:value="24335.4267538448" calcext:value-type="float">
            <text:p>24335.4267538448</text:p>
          </table:table-cell>
        </table:table-row>
        <table:table-row table:style-name="ro1">
          <table:table-cell office:value-type="string" calcext:value-type="string">
            <text:p>2020-07-14</text:p>
          </table:table-cell>
          <table:table-cell office:value-type="float" office:value="2045" calcext:value-type="float">
            <text:p>2045</text:p>
          </table:table-cell>
          <table:table-cell office:value-type="float" office:value="24712.8500309383" calcext:value-type="float">
            <text:p>24712.8500309383</text:p>
          </table:table-cell>
        </table:table-row>
        <table:table-row table:style-name="ro1">
          <table:table-cell office:value-type="string" calcext:value-type="string">
            <text:p>2020-07-15</text:p>
          </table:table-cell>
          <table:table-cell office:value-type="float" office:value="2075" calcext:value-type="float">
            <text:p>2075</text:p>
          </table:table-cell>
          <table:table-cell office:value-type="float" office:value="25103.9781835141" calcext:value-type="float">
            <text:p>25103.9781835141</text:p>
          </table:table-cell>
        </table:table-row>
        <table:table-row table:style-name="ro1">
          <table:table-cell office:value-type="string" calcext:value-type="string">
            <text:p>2020-07-16</text:p>
          </table:table-cell>
          <table:table-cell office:value-type="float" office:value="1819" calcext:value-type="float">
            <text:p>1819</text:p>
          </table:table-cell>
          <table:table-cell office:value-type="float" office:value="25217.2554614269" calcext:value-type="float">
            <text:p>25217.2554614269</text:p>
          </table:table-cell>
        </table:table-row>
        <table:table-row table:style-name="ro1">
          <table:table-cell office:value-type="string" calcext:value-type="string">
            <text:p>2020-07-17</text:p>
          </table:table-cell>
          <table:table-cell office:value-type="float" office:value="1956" calcext:value-type="float">
            <text:p>1956</text:p>
          </table:table-cell>
          <table:table-cell office:value-type="float" office:value="25444.981938544" calcext:value-type="float">
            <text:p>25444.981938544</text:p>
          </table:table-cell>
        </table:table-row>
        <table:table-row table:style-name="ro1">
          <table:table-cell office:value-type="string" calcext:value-type="string">
            <text:p>2020-07-18</text:p>
          </table:table-cell>
          <table:table-cell office:value-type="float" office:value="1916" calcext:value-type="float">
            <text:p>1916</text:p>
          </table:table-cell>
          <table:table-cell office:value-type="float" office:value="25605.6097222415" calcext:value-type="float">
            <text:p>25605.6097222415</text:p>
          </table:table-cell>
        </table:table-row>
        <table:table-row table:style-name="ro1">
          <table:table-cell office:value-type="string" calcext:value-type="string">
            <text:p>2020-07-19</text:p>
          </table:table-cell>
          <table:table-cell office:value-type="float" office:value="1908" calcext:value-type="float">
            <text:p>1908</text:p>
          </table:table-cell>
          <table:table-cell office:value-type="float" office:value="25733.1934946442" calcext:value-type="float">
            <text:p>25733.1934946442</text:p>
          </table:table-cell>
        </table:table-row>
        <table:table-row table:style-name="ro1">
          <table:table-cell office:value-type="string" calcext:value-type="string">
            <text:p>2020-07-20</text:p>
          </table:table-cell>
          <table:table-cell office:value-type="float" office:value="2151" calcext:value-type="float">
            <text:p>2151</text:p>
          </table:table-cell>
          <table:table-cell office:value-type="float" office:value="26080.0780282659" calcext:value-type="float">
            <text:p>26080.0780282659</text:p>
          </table:table-cell>
        </table:table-row>
        <table:table-row table:style-name="ro1">
          <table:table-cell office:value-type="string" calcext:value-type="string">
            <text:p>2020-07-21</text:p>
          </table:table-cell>
          <table:table-cell office:value-type="float" office:value="2003" calcext:value-type="float">
            <text:p>2003</text:p>
          </table:table-cell>
          <table:table-cell office:value-type="float" office:value="26256.7660597226" calcext:value-type="float">
            <text:p>26256.7660597226</text:p>
          </table:table-cell>
        </table:table-row>
        <table:table-row table:style-name="ro1">
          <table:table-cell office:value-type="string" calcext:value-type="string">
            <text:p>2020-07-22</text:p>
          </table:table-cell>
          <table:table-cell office:value-type="float" office:value="1960" calcext:value-type="float">
            <text:p>1960</text:p>
          </table:table-cell>
          <table:table-cell office:value-type="float" office:value="26369.7048595077" calcext:value-type="float">
            <text:p>26369.7048595077</text:p>
          </table:table-cell>
        </table:table-row>
        <table:table-row table:style-name="ro1">
          <table:table-cell office:value-type="string" calcext:value-type="string">
            <text:p>2020-07-23</text:p>
          </table:table-cell>
          <table:table-cell office:value-type="float" office:value="1922" calcext:value-type="float">
            <text:p>1922</text:p>
          </table:table-cell>
          <table:table-cell office:value-type="float" office:value="26425.3232183636" calcext:value-type="float">
            <text:p>26425.3232183636</text:p>
          </table:table-cell>
        </table:table-row>
        <table:table-row table:style-name="ro1">
          <table:table-cell office:value-type="string" calcext:value-type="string">
            <text:p>2020-07-24</text:p>
          </table:table-cell>
          <table:table-cell office:value-type="float" office:value="2135" calcext:value-type="float">
            <text:p>2135</text:p>
          </table:table-cell>
          <table:table-cell office:value-type="float" office:value="26685.0145796277" calcext:value-type="float">
            <text:p>26685.0145796277</text:p>
          </table:table-cell>
        </table:table-row>
        <table:table-row table:style-name="ro1">
          <table:table-cell office:value-type="string" calcext:value-type="string">
            <text:p>2020-07-25</text:p>
          </table:table-cell>
          <table:table-cell office:value-type="float" office:value="2026" calcext:value-type="float">
            <text:p>2026</text:p>
          </table:table-cell>
          <table:table-cell office:value-type="float" office:value="26820.6273646485" calcext:value-type="float">
            <text:p>26820.6273646485</text:p>
          </table:table-cell>
        </table:table-row>
        <table:table-row table:style-name="ro1">
          <table:table-cell office:value-type="string" calcext:value-type="string">
            <text:p>2020-07-26</text:p>
          </table:table-cell>
          <table:table-cell office:value-type="float" office:value="1945" calcext:value-type="float">
            <text:p>1945</text:p>
          </table:table-cell>
          <table:table-cell office:value-type="float" office:value="26864.7191954418" calcext:value-type="float">
            <text:p>26864.7191954418</text:p>
          </table:table-cell>
        </table:table-row>
        <table:table-row table:style-name="ro1">
          <table:table-cell office:value-type="string" calcext:value-type="string">
            <text:p>2020-07-27</text:p>
          </table:table-cell>
          <table:table-cell office:value-type="float" office:value="1644" calcext:value-type="float">
            <text:p>1644</text:p>
          </table:table-cell>
          <table:table-cell office:value-type="float" office:value="26593.8858181663" calcext:value-type="float">
            <text:p>26593.8858181663</text:p>
          </table:table-cell>
        </table:table-row>
        <table:table-row table:style-name="ro1">
          <table:table-cell office:value-type="string" calcext:value-type="string">
            <text:p>2020-07-28</text:p>
          </table:table-cell>
          <table:table-cell office:value-type="float" office:value="1800" calcext:value-type="float">
            <text:p>1800</text:p>
          </table:table-cell>
          <table:table-cell office:value-type="float" office:value="26465.6868814476" calcext:value-type="float">
            <text:p>26465.6868814476</text:p>
          </table:table-cell>
        </table:table-row>
        <table:table-row table:style-name="ro1">
          <table:table-cell office:value-type="string" calcext:value-type="string">
            <text:p>2020-07-29</text:p>
          </table:table-cell>
          <table:table-cell office:value-type="float" office:value="2005" calcext:value-type="float">
            <text:p>2005</text:p>
          </table:table-cell>
          <table:table-cell office:value-type="float" office:value="26531.8007886826" calcext:value-type="float">
            <text:p>26531.8007886826</text:p>
          </table:table-cell>
        </table:table-row>
        <table:table-row table:style-name="ro1">
          <table:table-cell office:value-type="string" calcext:value-type="string">
            <text:p>2020-07-30</text:p>
          </table:table-cell>
          <table:table-cell office:value-type="float" office:value="1916" calcext:value-type="float">
            <text:p>1916</text:p>
          </table:table-cell>
          <table:table-cell office:value-type="float" office:value="26501.5664832608" calcext:value-type="float">
            <text:p>26501.5664832608</text:p>
          </table:table-cell>
        </table:table-row>
        <table:table-row table:style-name="ro1">
          <table:table-cell office:value-type="string" calcext:value-type="string">
            <text:p>2020-07-31</text:p>
          </table:table-cell>
          <table:table-cell office:value-type="float" office:value="1678" calcext:value-type="float">
            <text:p>1678</text:p>
          </table:table-cell>
          <table:table-cell office:value-type="float" office:value="26233.309174132" calcext:value-type="float">
            <text:p>26233.309174132</text:p>
          </table:table-cell>
        </table:table-row>
        <table:table-row table:style-name="ro1">
          <table:table-cell office:value-type="string" calcext:value-type="string">
            <text:p>2020-08-01</text:p>
          </table:table-cell>
          <table:table-cell office:value-type="float" office:value="1598" calcext:value-type="float">
            <text:p>1598</text:p>
          </table:table-cell>
          <table:table-cell office:value-type="float" office:value="25885.3561024788" calcext:value-type="float">
            <text:p>25885.3561024788</text:p>
          </table:table-cell>
        </table:table-row>
        <table:table-row table:style-name="ro1">
          <table:table-cell office:value-type="string" calcext:value-type="string">
            <text:p>2020-08-02</text:p>
          </table:table-cell>
          <table:table-cell office:value-type="float" office:value="1448" calcext:value-type="float">
            <text:p>1448</text:p>
          </table:table-cell>
          <table:table-cell office:value-type="float" office:value="25381.2543541592" calcext:value-type="float">
            <text:p>25381.2543541592</text:p>
          </table:table-cell>
        </table:table-row>
        <table:table-row table:style-name="ro1">
          <table:table-cell office:value-type="string" calcext:value-type="string">
            <text:p>2020-08-03</text:p>
          </table:table-cell>
          <table:table-cell office:value-type="float" office:value="1480" calcext:value-type="float">
            <text:p>1480</text:p>
          </table:table-cell>
          <table:table-cell office:value-type="float" office:value="24918.8390696946" calcext:value-type="float">
            <text:p>24918.8390696946</text:p>
          </table:table-cell>
        </table:table-row>
        <table:table-row table:style-name="ro1">
          <table:table-cell office:value-type="string" calcext:value-type="string">
            <text:p>2020-08-04</text:p>
          </table:table-cell>
          <table:table-cell office:value-type="float" office:value="1428" calcext:value-type="float">
            <text:p>1428</text:p>
          </table:table-cell>
          <table:table-cell office:value-type="float" office:value="24415.6089433275" calcext:value-type="float">
            <text:p>24415.6089433275</text:p>
          </table:table-cell>
        </table:table-row>
        <table:table-row table:style-name="ro1">
          <table:table-cell office:value-type="string" calcext:value-type="string">
            <text:p>2020-08-05</text:p>
          </table:table-cell>
          <table:table-cell office:value-type="float" office:value="1459" calcext:value-type="float">
            <text:p>1459</text:p>
          </table:table-cell>
          <table:table-cell office:value-type="float" office:value="23952.9732288207" calcext:value-type="float">
            <text:p>23952.9732288207</text:p>
          </table:table-cell>
        </table:table-row>
        <table:table-row table:style-name="ro1">
          <table:table-cell office:value-type="string" calcext:value-type="string">
            <text:p>2020-08-06</text:p>
          </table:table-cell>
          <table:table-cell office:value-type="float" office:value="1367" calcext:value-type="float">
            <text:p>1367</text:p>
          </table:table-cell>
          <table:table-cell office:value-type="float" office:value="23413.5729672031" calcext:value-type="float">
            <text:p>23413.5729672031</text:p>
          </table:table-cell>
        </table:table-row>
        <table:table-row table:style-name="ro1">
          <table:table-cell office:value-type="string" calcext:value-type="string">
            <text:p>2020-08-07</text:p>
          </table:table-cell>
          <table:table-cell office:value-type="float" office:value="1426" calcext:value-type="float">
            <text:p>1426</text:p>
          </table:table-cell>
          <table:table-cell office:value-type="float" office:value="22957.585846641" calcext:value-type="float">
            <text:p>22957.585846641</text:p>
          </table:table-cell>
        </table:table-row>
        <table:table-row table:style-name="ro1">
          <table:table-cell office:value-type="string" calcext:value-type="string">
            <text:p>2020-08-08</text:p>
          </table:table-cell>
          <table:table-cell office:value-type="float" office:value="1418" calcext:value-type="float">
            <text:p>1418</text:p>
          </table:table-cell>
          <table:table-cell office:value-type="float" office:value="22525.065669346" calcext:value-type="float">
            <text:p>22525.065669346</text:p>
          </table:table-cell>
        </table:table-row>
        <table:table-row table:style-name="ro1">
          <table:table-cell office:value-type="string" calcext:value-type="string">
            <text:p>2020-08-09</text:p>
          </table:table-cell>
          <table:table-cell office:value-type="float" office:value="1045" calcext:value-type="float">
            <text:p>1045</text:p>
          </table:table-cell>
          <table:table-cell office:value-type="float" office:value="21750.6883149811" calcext:value-type="float">
            <text:p>21750.6883149811</text:p>
          </table:table-cell>
        </table:table-row>
        <table:table-row table:style-name="ro1">
          <table:table-cell office:value-type="string" calcext:value-type="string">
            <text:p>2020-08-10</text:p>
          </table:table-cell>
          <table:table-cell office:value-type="float" office:value="1078" calcext:value-type="float">
            <text:p>1078</text:p>
          </table:table-cell>
          <table:table-cell office:value-type="float" office:value="21042.194656359" calcext:value-type="float">
            <text:p>21042.194656359</text:p>
          </table:table-cell>
        </table:table-row>
        <table:table-row table:style-name="ro1">
          <table:table-cell office:value-type="string" calcext:value-type="string">
            <text:p>2020-08-11</text:p>
          </table:table-cell>
          <table:table-cell office:value-type="float" office:value="1165" calcext:value-type="float">
            <text:p>1165</text:p>
          </table:table-cell>
          <table:table-cell office:value-type="float" office:value="20453.2261626324" calcext:value-type="float">
            <text:p>20453.2261626324</text:p>
          </table:table-cell>
        </table:table-row>
        <table:table-row table:style-name="ro1">
          <table:table-cell office:value-type="string" calcext:value-type="string">
            <text:p>2020-08-12</text:p>
          </table:table-cell>
          <table:table-cell office:value-type="float" office:value="940" calcext:value-type="float">
            <text:p>940</text:p>
          </table:table-cell>
          <table:table-cell office:value-type="float" office:value="19680.4860811869" calcext:value-type="float">
            <text:p>19680.4860811869</text:p>
          </table:table-cell>
        </table:table-row>
        <table:table-row table:style-name="ro1">
          <table:table-cell office:value-type="string" calcext:value-type="string">
            <text:p>2020-08-13</text:p>
          </table:table-cell>
          <table:table-cell office:value-type="float" office:value="962" calcext:value-type="float">
            <text:p>962</text:p>
          </table:table-cell>
          <table:table-cell office:value-type="float" office:value="18972.6688308444" calcext:value-type="float">
            <text:p>18972.6688308444</text:p>
          </table:table-cell>
        </table:table-row>
        <table:table-row table:style-name="ro1">
          <table:table-cell office:value-type="string" calcext:value-type="string">
            <text:p>2020-08-14</text:p>
          </table:table-cell>
          <table:table-cell office:value-type="float" office:value="1035" calcext:value-type="float">
            <text:p>1035</text:p>
          </table:table-cell>
          <table:table-cell office:value-type="float" office:value="18380.5914771792" calcext:value-type="float">
            <text:p>18380.5914771792</text:p>
          </table:table-cell>
        </table:table-row>
        <table:table-row table:style-name="ro1">
          <table:table-cell office:value-type="string" calcext:value-type="string">
            <text:p>2020-08-15</text:p>
          </table:table-cell>
          <table:table-cell office:value-type="float" office:value="1129" calcext:value-type="float">
            <text:p>1129</text:p>
          </table:table-cell>
          <table:table-cell office:value-type="float" office:value="17934.1403714683" calcext:value-type="float">
            <text:p>17934.1403714683</text:p>
          </table:table-cell>
        </table:table-row>
        <table:table-row table:style-name="ro1">
          <table:table-cell office:value-type="string" calcext:value-type="string">
            <text:p>2020-08-16</text:p>
          </table:table-cell>
          <table:table-cell office:value-type="float" office:value="1049" calcext:value-type="float">
            <text:p>1049</text:p>
          </table:table-cell>
          <table:table-cell office:value-type="float" office:value="17450.6728585889" calcext:value-type="float">
            <text:p>17450.6728585889</text:p>
          </table:table-cell>
        </table:table-row>
        <table:table-row table:style-name="ro1">
          <table:table-cell office:value-type="string" calcext:value-type="string">
            <text:p>2020-08-17</text:p>
          </table:table-cell>
          <table:table-cell office:value-type="float" office:value="933" calcext:value-type="float">
            <text:p>933</text:p>
          </table:table-cell>
          <table:table-cell office:value-type="float" office:value="16899.1400158241" calcext:value-type="float">
            <text:p>16899.1400158241</text:p>
          </table:table-cell>
        </table:table-row>
        <table:table-row table:style-name="ro1">
          <table:table-cell office:value-type="string" calcext:value-type="string">
            <text:p>2020-08-18</text:p>
          </table:table-cell>
          <table:table-cell office:value-type="float" office:value="1041" calcext:value-type="float">
            <text:p>1041</text:p>
          </table:table-cell>
          <table:table-cell office:value-type="float" office:value="16501.5893405176" calcext:value-type="float">
            <text:p>16501.5893405176</text:p>
          </table:table-cell>
        </table:table-row>
        <table:table-row table:style-name="ro1">
          <table:table-cell office:value-type="string" calcext:value-type="string">
            <text:p>2020-08-19</text:p>
          </table:table-cell>
          <table:table-cell office:value-type="float" office:value="1307" calcext:value-type="float">
            <text:p>1307</text:p>
          </table:table-cell>
          <table:table-cell office:value-type="float" office:value="16408.635529431" calcext:value-type="float">
            <text:p>16408.635529431</text:p>
          </table:table-cell>
        </table:table-row>
        <table:table-row table:style-name="ro1">
          <table:table-cell office:value-type="string" calcext:value-type="string">
            <text:p>2020-08-20</text:p>
          </table:table-cell>
          <table:table-cell office:value-type="float" office:value="1263" calcext:value-type="float">
            <text:p>1263</text:p>
          </table:table-cell>
          <table:table-cell office:value-type="float" office:value="16318.1099855952" calcext:value-type="float">
            <text:p>16318.1099855952</text:p>
          </table:table-cell>
        </table:table-row>
        <table:table-row table:style-name="ro1">
          <table:table-cell office:value-type="string" calcext:value-type="string">
            <text:p>2020-08-21</text:p>
          </table:table-cell>
          <table:table-cell office:value-type="float" office:value="1309" calcext:value-type="float">
            <text:p>1309</text:p>
          </table:table-cell>
          <table:table-cell office:value-type="float" office:value="16313.2366434797" calcext:value-type="float">
            <text:p>16313.2366434797</text:p>
          </table:table-cell>
        </table:table-row>
        <table:table-row table:style-name="ro1">
          <table:table-cell office:value-type="string" calcext:value-type="string">
            <text:p>2020-08-22</text:p>
          </table:table-cell>
          <table:table-cell office:value-type="float" office:value="1228" calcext:value-type="float">
            <text:p>1228</text:p>
          </table:table-cell>
          <table:table-cell office:value-type="float" office:value="16261.6334745007" calcext:value-type="float">
            <text:p>16261.6334745007</text:p>
          </table:table-cell>
        </table:table-row>
        <table:table-row table:style-name="ro1">
          <table:table-cell office:value-type="string" calcext:value-type="string">
            <text:p>2020-08-23</text:p>
          </table:table-cell>
          <table:table-cell office:value-type="float" office:value="1224" calcext:value-type="float">
            <text:p>1224</text:p>
          </table:table-cell>
          <table:table-cell office:value-type="float" office:value="16228.3908392244" calcext:value-type="float">
            <text:p>16228.3908392244</text:p>
          </table:table-cell>
        </table:table-row>
        <table:table-row table:style-name="ro1">
          <table:table-cell office:value-type="string" calcext:value-type="string">
            <text:p>2020-08-24</text:p>
          </table:table-cell>
          <table:table-cell office:value-type="float" office:value="1561" calcext:value-type="float">
            <text:p>1561</text:p>
          </table:table-cell>
          <table:table-cell office:value-type="float" office:value="16556.6935372581" calcext:value-type="float">
            <text:p>16556.6935372581</text:p>
          </table:table-cell>
        </table:table-row>
        <table:table-row table:style-name="ro1">
          <table:table-cell office:value-type="string" calcext:value-type="string">
            <text:p>2020-08-25</text:p>
          </table:table-cell>
          <table:table-cell office:value-type="float" office:value="1593" calcext:value-type="float">
            <text:p>1593</text:p>
          </table:table-cell>
          <table:table-cell office:value-type="float" office:value="16934.5617270681" calcext:value-type="float">
            <text:p>16934.5617270681</text:p>
          </table:table-cell>
        </table:table-row>
        <table:table-row table:style-name="ro1">
          <table:table-cell office:value-type="string" calcext:value-type="string">
            <text:p>2020-08-26</text:p>
          </table:table-cell>
          <table:table-cell office:value-type="float" office:value="1570" calcext:value-type="float">
            <text:p>1570</text:p>
          </table:table-cell>
          <table:table-cell office:value-type="float" office:value="17305.6587182311" calcext:value-type="float">
            <text:p>17305.6587182311</text:p>
          </table:table-cell>
        </table:table-row>
        <table:table-row table:style-name="ro1">
          <table:table-cell office:value-type="string" calcext:value-type="string">
            <text:p>2020-08-27</text:p>
          </table:table-cell>
          <table:table-cell office:value-type="float" office:value="1739" calcext:value-type="float">
            <text:p>1739</text:p>
          </table:table-cell>
          <table:table-cell office:value-type="float" office:value="17843.5804227088" calcext:value-type="float">
            <text:p>17843.5804227088</text:p>
          </table:table-cell>
        </table:table-row>
        <table:table-row table:style-name="ro1">
          <table:table-cell office:value-type="string" calcext:value-type="string">
            <text:p>2020-08-28</text:p>
          </table:table-cell>
          <table:table-cell office:value-type="float" office:value="1936" calcext:value-type="float">
            <text:p>1936</text:p>
          </table:table-cell>
          <table:table-cell office:value-type="float" office:value="18569.2025863692" calcext:value-type="float">
            <text:p>18569.2025863692</text:p>
          </table:table-cell>
        </table:table-row>
        <table:table-row table:style-name="ro1">
          <table:table-cell office:value-type="string" calcext:value-type="string">
            <text:p>2020-08-29</text:p>
          </table:table-cell>
          <table:table-cell office:value-type="float" office:value="1872" calcext:value-type="float">
            <text:p>1872</text:p>
          </table:table-cell>
          <table:table-cell office:value-type="float" office:value="19222.1815640381" calcext:value-type="float">
            <text:p>19222.1815640381</text:p>
          </table:table-cell>
        </table:table-row>
        <table:table-row table:style-name="ro1">
          <table:table-cell office:value-type="string" calcext:value-type="string">
            <text:p>2020-08-30</text:p>
          </table:table-cell>
          <table:table-cell office:value-type="float" office:value="1903" calcext:value-type="float">
            <text:p>1903</text:p>
          </table:table-cell>
          <table:table-cell office:value-type="float" office:value="19893.0354119782" calcext:value-type="float">
            <text:p>19893.0354119782</text:p>
          </table:table-cell>
        </table:table-row>
        <table:table-row table:style-name="ro1">
          <table:table-cell office:value-type="string" calcext:value-type="string">
            <text:p>2020-08-31</text:p>
          </table:table-cell>
          <table:table-cell office:value-type="float" office:value="2210" calcext:value-type="float">
            <text:p>2210</text:p>
          </table:table-cell>
          <table:table-cell office:value-type="float" office:value="20845.7345282092" calcext:value-type="float">
            <text:p>20845.7345282092</text:p>
          </table:table-cell>
        </table:table-row>
        <table:table-row table:style-name="ro1">
          <table:table-cell office:value-type="string" calcext:value-type="string">
            <text:p>2020-09-01</text:p>
          </table:table-cell>
          <table:table-cell office:value-type="float" office:value="2126" calcext:value-type="float">
            <text:p>2126</text:p>
          </table:table-cell>
          <table:table-cell office:value-type="float" office:value="21683.9491417517" calcext:value-type="float">
            <text:p>21683.9491417517</text:p>
          </table:table-cell>
        </table:table-row>
        <table:table-row table:style-name="ro1">
          <table:table-cell office:value-type="string" calcext:value-type="string">
            <text:p>2020-09-02</text:p>
          </table:table-cell>
          <table:table-cell office:value-type="float" office:value="2330" calcext:value-type="float">
            <text:p>2330</text:p>
          </table:table-cell>
          <table:table-cell office:value-type="float" office:value="22684.5759567072" calcext:value-type="float">
            <text:p>22684.5759567072</text:p>
          </table:table-cell>
        </table:table-row>
        <table:table-row table:style-name="ro1">
          <table:table-cell office:value-type="string" calcext:value-type="string">
            <text:p>2020-09-03</text:p>
          </table:table-cell>
          <table:table-cell office:value-type="float" office:value="2664" calcext:value-type="float">
            <text:p>2664</text:p>
          </table:table-cell>
          <table:table-cell office:value-type="float" office:value="23973.799221253" calcext:value-type="float">
            <text:p>23973.799221253</text:p>
          </table:table-cell>
        </table:table-row>
        <table:table-row table:style-name="ro1">
          <table:table-cell office:value-type="string" calcext:value-type="string">
            <text:p>2020-09-04</text:p>
          </table:table-cell>
          <table:table-cell office:value-type="float" office:value="2927" calcext:value-type="float">
            <text:p>2927</text:p>
          </table:table-cell>
          <table:table-cell office:value-type="float" office:value="25472.826757908" calcext:value-type="float">
            <text:p>25472.826757908</text:p>
          </table:table-cell>
        </table:table-row>
        <table:table-row table:style-name="ro1">
          <table:table-cell office:value-type="string" calcext:value-type="string">
            <text:p>2020-09-05</text:p>
          </table:table-cell>
          <table:table-cell office:value-type="float" office:value="3257" calcext:value-type="float">
            <text:p>3257</text:p>
          </table:table-cell>
          <table:table-cell office:value-type="float" office:value="27245.3519223054" calcext:value-type="float">
            <text:p>27245.3519223054</text:p>
          </table:table-cell>
        </table:table-row>
        <table:table-row table:style-name="ro1">
          <table:table-cell office:value-type="string" calcext:value-type="string">
            <text:p>2020-09-06</text:p>
          </table:table-cell>
          <table:table-cell office:value-type="float" office:value="3410" calcext:value-type="float">
            <text:p>3410</text:p>
          </table:table-cell>
          <table:table-cell office:value-type="float" office:value="29102.8084415309" calcext:value-type="float">
            <text:p>29102.8084415309</text:p>
          </table:table-cell>
        </table:table-row>
        <table:table-row table:style-name="ro1">
          <table:table-cell office:value-type="string" calcext:value-type="string">
            <text:p>2020-09-07</text:p>
          </table:table-cell>
          <table:table-cell office:value-type="float" office:value="3501" calcext:value-type="float">
            <text:p>3501</text:p>
          </table:table-cell>
          <table:table-cell office:value-type="float" office:value="30975.4985141365" calcext:value-type="float">
            <text:p>30975.4985141365</text:p>
          </table:table-cell>
        </table:table-row>
        <table:table-row table:style-name="ro1">
          <table:table-cell office:value-type="string" calcext:value-type="string">
            <text:p>2020-09-08</text:p>
          </table:table-cell>
          <table:table-cell office:value-type="float" office:value="4117" calcext:value-type="float">
            <text:p>4117</text:p>
          </table:table-cell>
          <table:table-cell office:value-type="float" office:value="33385.7524951809" calcext:value-type="float">
            <text:p>33385.7524951809</text:p>
          </table:table-cell>
        </table:table-row>
        <table:table-row table:style-name="ro1">
          <table:table-cell office:value-type="string" calcext:value-type="string">
            <text:p>2020-09-09</text:p>
          </table:table-cell>
          <table:table-cell office:value-type="float" office:value="4557" calcext:value-type="float">
            <text:p>4557</text:p>
          </table:table-cell>
          <table:table-cell office:value-type="float" office:value="36135.0888632913" calcext:value-type="float">
            <text:p>36135.0888632913</text:p>
          </table:table-cell>
        </table:table-row>
        <table:table-row table:style-name="ro1">
          <table:table-cell office:value-type="string" calcext:value-type="string">
            <text:p>2020-09-10</text:p>
          </table:table-cell>
          <table:table-cell office:value-type="float" office:value="5274" calcext:value-type="float">
            <text:p>5274</text:p>
          </table:table-cell>
          <table:table-cell office:value-type="float" office:value="39487.0410829025" calcext:value-type="float">
            <text:p>39487.0410829025</text:p>
          </table:table-cell>
        </table:table-row>
        <table:table-row table:style-name="ro1">
          <table:table-cell office:value-type="string" calcext:value-type="string">
            <text:p>2020-09-11</text:p>
          </table:table-cell>
          <table:table-cell office:value-type="float" office:value="5672" calcext:value-type="float">
            <text:p>5672</text:p>
          </table:table-cell>
          <table:table-cell office:value-type="float" office:value="43115.5900515545" calcext:value-type="float">
            <text:p>43115.5900515545</text:p>
          </table:table-cell>
        </table:table-row>
        <table:table-row table:style-name="ro1">
          <table:table-cell office:value-type="string" calcext:value-type="string">
            <text:p>2020-09-12</text:p>
          </table:table-cell>
          <table:table-cell office:value-type="float" office:value="6392" calcext:value-type="float">
            <text:p>6392</text:p>
          </table:table-cell>
          <table:table-cell office:value-type="float" office:value="47318.3326606408" calcext:value-type="float">
            <text:p>47318.3326606408</text:p>
          </table:table-cell>
        </table:table-row>
        <table:table-row table:style-name="ro1">
          <table:table-cell office:value-type="string" calcext:value-type="string">
            <text:p>2020-09-13</text:p>
          </table:table-cell>
          <table:table-cell office:value-type="float" office:value="7299" calcext:value-type="float">
            <text:p>7299</text:p>
          </table:table-cell>
          <table:table-cell office:value-type="float" office:value="52260.2877672648" calcext:value-type="float">
            <text:p>52260.2877672648</text:p>
          </table:table-cell>
        </table:table-row>
        <table:table-row table:style-name="ro1">
          <table:table-cell office:value-type="string" calcext:value-type="string">
            <text:p>2020-09-14</text:p>
          </table:table-cell>
          <table:table-cell office:value-type="float" office:value="7959" calcext:value-type="float">
            <text:p>7959</text:p>
          </table:table-cell>
          <table:table-cell office:value-type="float" office:value="57670.0302004779" calcext:value-type="float">
            <text:p>57670.0302004779</text:p>
          </table:table-cell>
        </table:table-row>
        <table:table-row table:style-name="ro1">
          <table:table-cell office:value-type="string" calcext:value-type="string">
            <text:p>2020-09-15</text:p>
          </table:table-cell>
          <table:table-cell office:value-type="float" office:value="9170" calcext:value-type="float">
            <text:p>9170</text:p>
          </table:table-cell>
          <table:table-cell office:value-type="float" office:value="64074.6937290797" calcext:value-type="float">
            <text:p>64074.6937290797</text:p>
          </table:table-cell>
        </table:table-row>
        <table:table-row table:style-name="ro1">
          <table:table-cell office:value-type="string" calcext:value-type="string">
            <text:p>2020-09-16</text:p>
          </table:table-cell>
          <table:table-cell office:value-type="float" office:value="9965" calcext:value-type="float">
            <text:p>9965</text:p>
          </table:table-cell>
          <table:table-cell office:value-type="float" office:value="71026.4601964345" calcext:value-type="float">
            <text:p>71026.4601964345</text:p>
          </table:table-cell>
        </table:table-row>
        <table:table-row table:style-name="ro1">
          <table:table-cell office:value-type="string" calcext:value-type="string">
            <text:p>2020-09-17</text:p>
          </table:table-cell>
          <table:table-cell office:value-type="float" office:value="11356" calcext:value-type="float">
            <text:p>11356</text:p>
          </table:table-cell>
          <table:table-cell office:value-type="float" office:value="79079.0299172287" calcext:value-type="float">
            <text:p>79079.0299172287</text:p>
          </table:table-cell>
        </table:table-row>
        <table:table-row table:style-name="ro1">
          <table:table-cell office:value-type="string" calcext:value-type="string">
            <text:p>2020-09-18</text:p>
          </table:table-cell>
          <table:table-cell office:value-type="float" office:value="11923" calcext:value-type="float">
            <text:p>11923</text:p>
          </table:table-cell>
          <table:table-cell office:value-type="float" office:value="87364.2608705959" calcext:value-type="float">
            <text:p>87364.2608705959</text:p>
          </table:table-cell>
        </table:table-row>
        <table:table-row table:style-name="ro1">
          <table:table-cell office:value-type="string" calcext:value-type="string">
            <text:p>2020-09-19</text:p>
          </table:table-cell>
          <table:table-cell office:value-type="float" office:value="13368" calcext:value-type="float">
            <text:p>13368</text:p>
          </table:table-cell>
          <table:table-cell office:value-type="float" office:value="96722.8797878098" calcext:value-type="float">
            <text:p>96722.8797878098</text:p>
          </table:table-cell>
        </table:table-row>
        <table:table-row table:style-name="ro1">
          <table:table-cell office:value-type="string" calcext:value-type="string">
            <text:p>2020-09-20</text:p>
          </table:table-cell>
          <table:table-cell office:value-type="float" office:value="15007" calcext:value-type="float">
            <text:p>15007</text:p>
          </table:table-cell>
          <table:table-cell office:value-type="float" office:value="107297.926759546" calcext:value-type="float">
            <text:p>107297.926759546</text:p>
          </table:table-cell>
        </table:table-row>
        <table:table-row table:style-name="ro1">
          <table:table-cell office:value-type="string" calcext:value-type="string">
            <text:p>2020-09-21</text:p>
          </table:table-cell>
          <table:table-cell office:value-type="float" office:value="16546" calcext:value-type="float">
            <text:p>16546</text:p>
          </table:table-cell>
          <table:table-cell office:value-type="float" office:value="118941.489767009" calcext:value-type="float">
            <text:p>118941.489767009</text:p>
          </table:table-cell>
        </table:table-row>
        <table:table-row table:style-name="ro1">
          <table:table-cell office:value-type="string" calcext:value-type="string">
            <text:p>2020-09-22</text:p>
          </table:table-cell>
          <table:table-cell office:value-type="float" office:value="18612" calcext:value-type="float">
            <text:p>18612</text:p>
          </table:table-cell>
          <table:table-cell office:value-type="float" office:value="132123.702809155" calcext:value-type="float">
            <text:p>132123.702809155</text:p>
          </table:table-cell>
        </table:table-row>
        <table:table-row table:style-name="ro1">
          <table:table-cell office:value-type="string" calcext:value-type="string">
            <text:p>2020-09-23</text:p>
          </table:table-cell>
          <table:table-cell office:value-type="float" office:value="19179" calcext:value-type="float">
            <text:p>19179</text:p>
          </table:table-cell>
          <table:table-cell office:value-type="float" office:value="145278.128944862" calcext:value-type="float">
            <text:p>145278.128944862</text:p>
          </table:table-cell>
        </table:table-row>
        <table:table-row table:style-name="ro1">
          <table:table-cell office:value-type="string" calcext:value-type="string">
            <text:p>2020-09-24</text:p>
          </table:table-cell>
          <table:table-cell office:value-type="float" office:value="19294" calcext:value-type="float">
            <text:p>19294</text:p>
          </table:table-cell>
          <table:table-cell office:value-type="float" office:value="157895.721313521" calcext:value-type="float">
            <text:p>157895.721313521</text:p>
          </table:table-cell>
        </table:table-row>
        <table:table-row table:style-name="ro1">
          <table:table-cell office:value-type="string" calcext:value-type="string">
            <text:p>2020-09-25</text:p>
          </table:table-cell>
          <table:table-cell office:value-type="float" office:value="19070" calcext:value-type="float">
            <text:p>19070</text:p>
          </table:table-cell>
          <table:table-cell office:value-type="float" office:value="169570.887737885" calcext:value-type="float">
            <text:p>169570.887737885</text:p>
          </table:table-cell>
        </table:table-row>
        <table:table-row table:style-name="ro1">
          <table:table-cell office:value-type="string" calcext:value-type="string">
            <text:p>2020-09-26</text:p>
          </table:table-cell>
          <table:table-cell office:value-type="float" office:value="19297" calcext:value-type="float">
            <text:p>19297</text:p>
          </table:table-cell>
          <table:table-cell office:value-type="float" office:value="180687.978355997" calcext:value-type="float">
            <text:p>180687.978355997</text:p>
          </table:table-cell>
        </table:table-row>
        <table:table-row table:style-name="ro1">
          <table:table-cell office:value-type="string" calcext:value-type="string">
            <text:p>2020-09-27</text:p>
          </table:table-cell>
          <table:table-cell office:value-type="float" office:value="19667" calcext:value-type="float">
            <text:p>19667</text:p>
          </table:table-cell>
          <table:table-cell office:value-type="float" office:value="191342.104292109" calcext:value-type="float">
            <text:p>191342.104292109</text:p>
          </table:table-cell>
        </table:table-row>
        <table:table-row table:style-name="ro1">
          <table:table-cell office:value-type="string" calcext:value-type="string">
            <text:p>2020-09-28</text:p>
          </table:table-cell>
          <table:table-cell office:value-type="float" office:value="20602" calcext:value-type="float">
            <text:p>20602</text:p>
          </table:table-cell>
          <table:table-cell office:value-type="float" office:value="202075.641374858" calcext:value-type="float">
            <text:p>202075.641374858</text:p>
          </table:table-cell>
        </table:table-row>
        <table:table-row table:style-name="ro1">
          <table:table-cell office:value-type="string" calcext:value-type="string">
            <text:p>2020-09-29</text:p>
          </table:table-cell>
          <table:table-cell office:value-type="float" office:value="20094" calcext:value-type="float">
            <text:p>20094</text:p>
          </table:table-cell>
          <table:table-cell office:value-type="float" office:value="211432.007606961" calcext:value-type="float">
            <text:p>211432.007606961</text:p>
          </table:table-cell>
        </table:table-row>
        <table:table-row table:style-name="ro1">
          <table:table-cell office:value-type="string" calcext:value-type="string">
            <text:p>2020-09-30</text:p>
          </table:table-cell>
          <table:table-cell office:value-type="float" office:value="20179" calcext:value-type="float">
            <text:p>20179</text:p>
          </table:table-cell>
          <table:table-cell office:value-type="float" office:value="220001.70929331" calcext:value-type="float">
            <text:p>220001.70929331</text:p>
          </table:table-cell>
        </table:table-row>
        <table:table-row table:style-name="ro1">
          <table:table-cell office:value-type="string" calcext:value-type="string">
            <text:p>2020-10-01</text:p>
          </table:table-cell>
          <table:table-cell office:value-type="float" office:value="20086" calcext:value-type="float">
            <text:p>20086</text:p>
          </table:table-cell>
          <table:table-cell office:value-type="float" office:value="227633.948546235" calcext:value-type="float">
            <text:p>227633.948546235</text:p>
          </table:table-cell>
        </table:table-row>
        <table:table-row table:style-name="ro1">
          <table:table-cell office:value-type="string" calcext:value-type="string">
            <text:p>2020-10-02</text:p>
          </table:table-cell>
          <table:table-cell office:value-type="float" office:value="20696" calcext:value-type="float">
            <text:p>20696</text:p>
          </table:table-cell>
          <table:table-cell office:value-type="float" office:value="235054.100786677" calcext:value-type="float">
            <text:p>235054.100786677</text:p>
          </table:table-cell>
        </table:table-row>
        <table:table-row table:style-name="ro1">
          <table:table-cell office:value-type="string" calcext:value-type="string">
            <text:p>2020-10-03</text:p>
          </table:table-cell>
          <table:table-cell office:value-type="float" office:value="21415" calcext:value-type="float">
            <text:p>21415</text:p>
          </table:table-cell>
          <table:table-cell office:value-type="float" office:value="242409.246337003" calcext:value-type="float">
            <text:p>242409.246337003</text:p>
          </table:table-cell>
        </table:table-row>
        <table:table-row table:style-name="ro1">
          <table:table-cell office:value-type="string" calcext:value-type="string">
            <text:p>2020-10-04</text:p>
          </table:table-cell>
          <table:table-cell office:value-type="float" office:value="21705" calcext:value-type="float">
            <text:p>21705</text:p>
          </table:table-cell>
          <table:table-cell office:value-type="float" office:value="249320.014598492" calcext:value-type="float">
            <text:p>249320.014598492</text:p>
          </table:table-cell>
        </table:table-row>
        <table:table-row table:style-name="ro1">
          <table:table-cell office:value-type="string" calcext:value-type="string">
            <text:p>2020-10-05</text:p>
          </table:table-cell>
          <table:table-cell office:value-type="float" office:value="21302" calcext:value-type="float">
            <text:p>21302</text:p>
          </table:table-cell>
          <table:table-cell office:value-type="float" office:value="255140.373567338" calcext:value-type="float">
            <text:p>255140.373567338</text:p>
          </table:table-cell>
        </table:table-row>
        <table:table-row table:style-name="ro1">
          <table:table-cell office:value-type="string" calcext:value-type="string">
            <text:p>2020-10-06</text:p>
          </table:table-cell>
          <table:table-cell office:value-type="float" office:value="22209" calcext:value-type="float">
            <text:p>22209</text:p>
          </table:table-cell>
          <table:table-cell office:value-type="float" office:value="261230.880070739" calcext:value-type="float">
            <text:p>261230.880070739</text:p>
          </table:table-cell>
        </table:table-row>
        <table:table-row table:style-name="ro1">
          <table:table-cell office:value-type="string" calcext:value-type="string">
            <text:p>2020-10-07</text:p>
          </table:table-cell>
          <table:table-cell office:value-type="float" office:value="22532" calcext:value-type="float">
            <text:p>22532</text:p>
          </table:table-cell>
          <table:table-cell office:value-type="float" office:value="267052.812935866" calcext:value-type="float">
            <text:p>267052.812935866</text:p>
          </table:table-cell>
        </table:table-row>
        <table:table-row table:style-name="ro1">
          <table:table-cell office:value-type="string" calcext:value-type="string">
            <text:p>2020-10-08</text:p>
          </table:table-cell>
          <table:table-cell office:value-type="float" office:value="23758" calcext:value-type="float">
            <text:p>23758</text:p>
          </table:table-cell>
          <table:table-cell office:value-type="float" office:value="273537.806485994" calcext:value-type="float">
            <text:p>273537.806485994</text:p>
          </table:table-cell>
        </table:table-row>
        <table:table-row table:style-name="ro1">
          <table:table-cell office:value-type="string" calcext:value-type="string">
            <text:p>2020-10-09</text:p>
          </table:table-cell>
          <table:table-cell office:value-type="float" office:value="24133" calcext:value-type="float">
            <text:p>24133</text:p>
          </table:table-cell>
          <table:table-cell office:value-type="float" office:value="279876.773227601" calcext:value-type="float">
            <text:p>279876.773227601</text:p>
          </table:table-cell>
        </table:table-row>
        <table:table-row table:style-name="ro1">
          <table:table-cell office:value-type="string" calcext:value-type="string">
            <text:p>2020-10-10</text:p>
          </table:table-cell>
          <table:table-cell office:value-type="float" office:value="25464" calcext:value-type="float">
            <text:p>25464</text:p>
          </table:table-cell>
          <table:table-cell office:value-type="float" office:value="287048.194592955" calcext:value-type="float">
            <text:p>287048.194592955</text:p>
          </table:table-cell>
        </table:table-row>
        <table:table-row table:style-name="ro1">
          <table:table-cell office:value-type="string" calcext:value-type="string">
            <text:p>2020-10-11</text:p>
          </table:table-cell>
          <table:table-cell office:value-type="float" office:value="27424" calcext:value-type="float">
            <text:p>27424</text:p>
          </table:table-cell>
          <table:table-cell office:value-type="float" office:value="295708.980568192" calcext:value-type="float">
            <text:p>295708.980568192</text:p>
          </table:table-cell>
        </table:table-row>
        <table:table-row table:style-name="ro1">
          <table:table-cell office:value-type="string" calcext:value-type="string">
            <text:p>2020-10-12</text:p>
          </table:table-cell>
          <table:table-cell office:value-type="float" office:value="28967" calcext:value-type="float">
            <text:p>28967</text:p>
          </table:table-cell>
          <table:table-cell office:value-type="float" office:value="305442.807392781" calcext:value-type="float">
            <text:p>305442.807392781</text:p>
          </table:table-cell>
        </table:table-row>
        <table:table-row table:style-name="ro1">
          <table:table-cell office:value-type="string" calcext:value-type="string">
            <text:p>2020-10-13</text:p>
          </table:table-cell>
          <table:table-cell office:value-type="float" office:value="29922" calcext:value-type="float">
            <text:p>29922</text:p>
          </table:table-cell>
          <table:table-cell office:value-type="float" office:value="315652.178423635" calcext:value-type="float">
            <text:p>315652.178423635</text:p>
          </table:table-cell>
        </table:table-row>
        <table:table-row table:style-name="ro1">
          <table:table-cell office:value-type="string" calcext:value-type="string">
            <text:p>2020-10-14</text:p>
          </table:table-cell>
          <table:table-cell office:value-type="float" office:value="31240" calcext:value-type="float">
            <text:p>31240</text:p>
          </table:table-cell>
          <table:table-cell office:value-type="float" office:value="326684.565331026" calcext:value-type="float">
            <text:p>326684.565331026</text:p>
          </table:table-cell>
        </table:table-row>
        <table:table-row table:style-name="ro1">
          <table:table-cell office:value-type="string" calcext:value-type="string">
            <text:p>2020-10-15</text:p>
          </table:table-cell>
          <table:table-cell office:value-type="float" office:value="32422" calcext:value-type="float">
            <text:p>32422</text:p>
          </table:table-cell>
          <table:table-cell office:value-type="float" office:value="338354.700167848" calcext:value-type="float">
            <text:p>338354.700167848</text:p>
          </table:table-cell>
        </table:table-row>
        <table:table-row table:style-name="ro1">
          <table:table-cell office:value-type="string" calcext:value-type="string">
            <text:p>2020-10-16</text:p>
          </table:table-cell>
          <table:table-cell office:value-type="float" office:value="33262" calcext:value-type="float">
            <text:p>33262</text:p>
          </table:table-cell>
          <table:table-cell office:value-type="float" office:value="350285.597734306" calcext:value-type="float">
            <text:p>350285.597734306</text:p>
          </table:table-cell>
        </table:table-row>
        <table:table-row table:style-name="ro1">
          <table:table-cell office:value-type="string" calcext:value-type="string">
            <text:p>2020-10-17</text:p>
          </table:table-cell>
          <table:table-cell office:value-type="float" office:value="34883" calcext:value-type="float">
            <text:p>34883</text:p>
          </table:table-cell>
          <table:table-cell office:value-type="float" office:value="363191.559633422" calcext:value-type="float">
            <text:p>363191.559633422</text:p>
          </table:table-cell>
        </table:table-row>
        <table:table-row table:style-name="ro1">
          <table:table-cell office:value-type="string" calcext:value-type="string">
            <text:p>2020-10-18</text:p>
          </table:table-cell>
          <table:table-cell office:value-type="float" office:value="35773" calcext:value-type="float">
            <text:p>35773</text:p>
          </table:table-cell>
          <table:table-cell office:value-type="float" office:value="376307.890125314" calcext:value-type="float">
            <text:p>376307.890125314</text:p>
          </table:table-cell>
        </table:table-row>
        <table:table-row table:style-name="ro1">
          <table:table-cell office:value-type="string" calcext:value-type="string">
            <text:p>2020-10-19</text:p>
          </table:table-cell>
          <table:table-cell office:value-type="float" office:value="37391" calcext:value-type="float">
            <text:p>37391</text:p>
          </table:table-cell>
          <table:table-cell office:value-type="float" office:value="390285.968128611" calcext:value-type="float">
            <text:p>390285.968128611</text:p>
          </table:table-cell>
        </table:table-row>
        <table:table-row table:style-name="ro1">
          <table:table-cell office:value-type="string" calcext:value-type="string">
            <text:p>2020-10-20</text:p>
          </table:table-cell>
          <table:table-cell office:value-type="float" office:value="38052" calcext:value-type="float">
            <text:p>38052</text:p>
          </table:table-cell>
          <table:table-cell office:value-type="float" office:value="404113.587365956" calcext:value-type="float">
            <text:p>404113.587365956</text:p>
          </table:table-cell>
        </table:table-row>
        <table:table-row table:style-name="ro1">
          <table:table-cell office:value-type="string" calcext:value-type="string">
            <text:p>2020-10-21</text:p>
          </table:table-cell>
          <table:table-cell office:value-type="float" office:value="40549" calcext:value-type="float">
            <text:p>40549</text:p>
          </table:table-cell>
          <table:table-cell office:value-type="float" office:value="419581.157973483" calcext:value-type="float">
            <text:p>419581.157973483</text:p>
          </table:table-cell>
        </table:table-row>
        <table:table-row table:style-name="ro1">
          <table:table-cell office:value-type="string" calcext:value-type="string">
            <text:p>2020-10-22</text:p>
          </table:table-cell>
          <table:table-cell office:value-type="float" office:value="41392" calcext:value-type="float">
            <text:p>41392</text:p>
          </table:table-cell>
          <table:table-cell office:value-type="float" office:value="434977.42460503" calcext:value-type="float">
            <text:p>434977.42460503</text:p>
          </table:table-cell>
        </table:table-row>
        <table:table-row table:style-name="ro1">
          <table:table-cell office:value-type="string" calcext:value-type="string">
            <text:p>2020-10-23</text:p>
          </table:table-cell>
          <table:table-cell office:value-type="float" office:value="42649" calcext:value-type="float">
            <text:p>42649</text:p>
          </table:table-cell>
          <table:table-cell office:value-type="float" office:value="450709.083072002" calcext:value-type="float">
            <text:p>450709.083072002</text:p>
          </table:table-cell>
        </table:table-row>
        <table:table-row table:style-name="ro1">
          <table:table-cell office:value-type="string" calcext:value-type="string">
            <text:p>2020-10-24</text:p>
          </table:table-cell>
          <table:table-cell office:value-type="float" office:value="42542" calcext:value-type="float">
            <text:p>42542</text:p>
          </table:table-cell>
          <table:table-cell office:value-type="float" office:value="465374.705545134" calcext:value-type="float">
            <text:p>465374.705545134</text:p>
          </table:table-cell>
        </table:table-row>
        <table:table-row table:style-name="ro1">
          <table:table-cell office:value-type="string" calcext:value-type="string">
            <text:p>2020-10-25</text:p>
          </table:table-cell>
          <table:table-cell office:value-type="float" office:value="42495" calcext:value-type="float">
            <text:p>42495</text:p>
          </table:table-cell>
          <table:table-cell office:value-type="float" office:value="478996.013263716" calcext:value-type="float">
            <text:p>478996.013263716</text:p>
          </table:table-cell>
        </table:table-row>
        <table:table-row table:style-name="ro1">
          <table:table-cell office:value-type="string" calcext:value-type="string">
            <text:p>2020-10-26</text:p>
          </table:table-cell>
          <table:table-cell office:value-type="float" office:value="42703" calcext:value-type="float">
            <text:p>42703</text:p>
          </table:table-cell>
          <table:table-cell office:value-type="float" office:value="491779.486934957" calcext:value-type="float">
            <text:p>491779.486934957</text:p>
          </table:table-cell>
        </table:table-row>
        <table:table-row table:style-name="ro1">
          <table:table-cell office:value-type="string" calcext:value-type="string">
            <text:p>2020-10-27</text:p>
          </table:table-cell>
          <table:table-cell office:value-type="float" office:value="42825" calcext:value-type="float">
            <text:p>42825</text:p>
          </table:table-cell>
          <table:table-cell office:value-type="float" office:value="503615.2812435" calcext:value-type="float">
            <text:p>503615.2812435</text:p>
          </table:table-cell>
        </table:table-row>
        <table:table-row table:style-name="ro1">
          <table:table-cell office:value-type="string" calcext:value-type="string">
            <text:p>2020-10-28</text:p>
          </table:table-cell>
          <table:table-cell office:value-type="float" office:value="42287" calcext:value-type="float">
            <text:p>42287</text:p>
          </table:table-cell>
          <table:table-cell office:value-type="float" office:value="513828.700054376" calcext:value-type="float">
            <text:p>513828.700054376</text:p>
          </table:table-cell>
        </table:table-row>
        <table:table-row table:style-name="ro1">
          <table:table-cell office:value-type="string" calcext:value-type="string">
            <text:p>2020-10-29</text:p>
          </table:table-cell>
          <table:table-cell office:value-type="float" office:value="41919" calcext:value-type="float">
            <text:p>41919</text:p>
          </table:table-cell>
          <table:table-cell office:value-type="float" office:value="522641.79832661" calcext:value-type="float">
            <text:p>522641.79832661</text:p>
          </table:table-cell>
        </table:table-row>
        <table:table-row table:style-name="ro1">
          <table:table-cell office:value-type="string" calcext:value-type="string">
            <text:p>2020-10-30</text:p>
          </table:table-cell>
          <table:table-cell office:value-type="float" office:value="41457" calcext:value-type="float">
            <text:p>41457</text:p>
          </table:table-cell>
          <table:table-cell office:value-type="float" office:value="529977.891787872" calcext:value-type="float">
            <text:p>529977.891787872</text:p>
          </table:table-cell>
        </table:table-row>
        <table:table-row table:style-name="ro1">
          <table:table-cell office:value-type="string" calcext:value-type="string">
            <text:p>2020-10-31</text:p>
          </table:table-cell>
          <table:table-cell office:value-type="float" office:value="41325" calcext:value-type="float">
            <text:p>41325</text:p>
          </table:table-cell>
          <table:table-cell office:value-type="float" office:value="536223.208339018" calcext:value-type="float">
            <text:p>536223.208339018</text:p>
          </table:table-cell>
        </table:table-row>
        <table:table-row table:style-name="ro1">
          <table:table-cell office:value-type="string" calcext:value-type="string">
            <text:p>2020-11-01</text:p>
          </table:table-cell>
          <table:table-cell office:value-type="float" office:value="41017" calcext:value-type="float">
            <text:p>41017</text:p>
          </table:table-cell>
          <table:table-cell office:value-type="float" office:value="541253.096468694" calcext:value-type="float">
            <text:p>541253.096468694</text:p>
          </table:table-cell>
        </table:table-row>
        <table:table-row table:style-name="ro1">
          <table:table-cell office:value-type="string" calcext:value-type="string">
            <text:p>2020-11-02</text:p>
          </table:table-cell>
          <table:table-cell office:value-type="float" office:value="39691" calcext:value-type="float">
            <text:p>39691</text:p>
          </table:table-cell>
          <table:table-cell office:value-type="float" office:value="544129.828791254" calcext:value-type="float">
            <text:p>544129.828791254</text:p>
          </table:table-cell>
        </table:table-row>
        <table:table-row table:style-name="ro1">
          <table:table-cell office:value-type="string" calcext:value-type="string">
            <text:p>2020-11-03</text:p>
          </table:table-cell>
          <table:table-cell office:value-type="float" office:value="38098" calcext:value-type="float">
            <text:p>38098</text:p>
          </table:table-cell>
          <table:table-cell office:value-type="float" office:value="544687.253909073" calcext:value-type="float">
            <text:p>544687.253909073</text:p>
          </table:table-cell>
        </table:table-row>
        <table:table-row table:style-name="ro1">
          <table:table-cell office:value-type="string" calcext:value-type="string">
            <text:p>2020-11-04</text:p>
          </table:table-cell>
          <table:table-cell office:value-type="float" office:value="36668" calcext:value-type="float">
            <text:p>36668</text:p>
          </table:table-cell>
          <table:table-cell office:value-type="float" office:value="543200.736611006" calcext:value-type="float">
            <text:p>543200.736611006</text:p>
          </table:table-cell>
        </table:table-row>
        <table:table-row table:style-name="ro1">
          <table:table-cell office:value-type="string" calcext:value-type="string">
            <text:p>2020-11-05</text:p>
          </table:table-cell>
          <table:table-cell office:value-type="float" office:value="36774" calcext:value-type="float">
            <text:p>36774</text:p>
          </table:table-cell>
          <table:table-cell office:value-type="float" office:value="541279.467937539" calcext:value-type="float">
            <text:p>541279.467937539</text:p>
          </table:table-cell>
        </table:table-row>
        <table:table-row table:style-name="ro1">
          <table:table-cell office:value-type="string" calcext:value-type="string">
            <text:p>2020-11-06</text:p>
          </table:table-cell>
          <table:table-cell office:value-type="float" office:value="36146" calcext:value-type="float">
            <text:p>36146</text:p>
          </table:table-cell>
          <table:table-cell office:value-type="float" office:value="538322.184011634" calcext:value-type="float">
            <text:p>538322.184011634</text:p>
          </table:table-cell>
        </table:table-row>
        <table:table-row table:style-name="ro1">
          <table:table-cell office:value-type="string" calcext:value-type="string">
            <text:p>2020-11-07</text:p>
          </table:table-cell>
          <table:table-cell office:value-type="float" office:value="36279" calcext:value-type="float">
            <text:p>36279</text:p>
          </table:table-cell>
          <table:table-cell office:value-type="float" office:value="535189.810972774" calcext:value-type="float">
            <text:p>535189.810972774</text:p>
          </table:table-cell>
        </table:table-row>
        <table:table-row table:style-name="ro1">
          <table:table-cell office:value-type="string" calcext:value-type="string">
            <text:p>2020-11-08</text:p>
          </table:table-cell>
          <table:table-cell office:value-type="float" office:value="36240" calcext:value-type="float">
            <text:p>36240</text:p>
          </table:table-cell>
          <table:table-cell office:value-type="float" office:value="531851.448861923" calcext:value-type="float">
            <text:p>531851.448861923</text:p>
          </table:table-cell>
        </table:table-row>
        <table:table-row table:style-name="ro1">
          <table:table-cell office:value-type="string" calcext:value-type="string">
            <text:p>2020-11-09</text:p>
          </table:table-cell>
          <table:table-cell office:value-type="float" office:value="36588" calcext:value-type="float">
            <text:p>36588</text:p>
          </table:table-cell>
          <table:table-cell office:value-type="float" office:value="528779.902369433" calcext:value-type="float">
            <text:p>528779.902369433</text:p>
          </table:table-cell>
        </table:table-row>
        <table:table-row table:style-name="ro1">
          <table:table-cell office:value-type="string" calcext:value-type="string">
            <text:p>2020-11-10</text:p>
          </table:table-cell>
          <table:table-cell office:value-type="float" office:value="37301" calcext:value-type="float">
            <text:p>37301</text:p>
          </table:table-cell>
          <table:table-cell office:value-type="float" office:value="526422.614015661" calcext:value-type="float">
            <text:p>526422.614015661</text:p>
          </table:table-cell>
        </table:table-row>
        <table:table-row table:style-name="ro1">
          <table:table-cell office:value-type="string" calcext:value-type="string">
            <text:p>2020-11-11</text:p>
          </table:table-cell>
          <table:table-cell office:value-type="float" office:value="37038" calcext:value-type="float">
            <text:p>37038</text:p>
          </table:table-cell>
          <table:table-cell office:value-type="float" office:value="523893.035900538" calcext:value-type="float">
            <text:p>523893.035900538</text:p>
          </table:table-cell>
        </table:table-row>
        <table:table-row table:style-name="ro1">
          <table:table-cell office:value-type="string" calcext:value-type="string">
            <text:p>2020-11-12</text:p>
          </table:table-cell>
          <table:table-cell office:value-type="float" office:value="35782" calcext:value-type="float">
            <text:p>35782</text:p>
          </table:table-cell>
          <table:table-cell office:value-type="float" office:value="520266.845733493" calcext:value-type="float">
            <text:p>520266.845733493</text:p>
          </table:table-cell>
        </table:table-row>
        <table:table-row table:style-name="ro1">
          <table:table-cell office:value-type="string" calcext:value-type="string">
            <text:p>2020-11-13</text:p>
          </table:table-cell>
          <table:table-cell office:value-type="float" office:value="36380" calcext:value-type="float">
            <text:p>36380</text:p>
          </table:table-cell>
          <table:table-cell office:value-type="float" office:value="517421.856269551" calcext:value-type="float">
            <text:p>517421.856269551</text:p>
          </table:table-cell>
        </table:table-row>
        <table:table-row table:style-name="ro1">
          <table:table-cell office:value-type="string" calcext:value-type="string">
            <text:p>2020-11-14</text:p>
          </table:table-cell>
          <table:table-cell office:value-type="float" office:value="36360" calcext:value-type="float">
            <text:p>36360</text:p>
          </table:table-cell>
          <table:table-cell office:value-type="float" office:value="514764.161500863" calcext:value-type="float">
            <text:p>514764.161500863</text:p>
          </table:table-cell>
        </table:table-row>
        <table:table-row table:style-name="ro1">
          <table:table-cell office:value-type="string" calcext:value-type="string">
            <text:p>2020-11-15</text:p>
          </table:table-cell>
          <table:table-cell office:value-type="float" office:value="35819" calcext:value-type="float">
            <text:p>35819</text:p>
          </table:table-cell>
          <table:table-cell office:value-type="float" office:value="511791.903869917" calcext:value-type="float">
            <text:p>511791.903869917</text:p>
          </table:table-cell>
        </table:table-row>
        <table:table-row table:style-name="ro1">
          <table:table-cell office:value-type="string" calcext:value-type="string">
            <text:p>2020-11-16</text:p>
          </table:table-cell>
          <table:table-cell office:value-type="float" office:value="36129" calcext:value-type="float">
            <text:p>36129</text:p>
          </table:table-cell>
          <table:table-cell office:value-type="float" office:value="509340.283123201" calcext:value-type="float">
            <text:p>509340.283123201</text:p>
          </table:table-cell>
        </table:table-row>
        <table:table-row table:style-name="ro1">
          <table:table-cell office:value-type="string" calcext:value-type="string">
            <text:p>2020-11-17</text:p>
          </table:table-cell>
          <table:table-cell office:value-type="float" office:value="36149" calcext:value-type="float">
            <text:p>36149</text:p>
          </table:table-cell>
          <table:table-cell office:value-type="float" office:value="507136.798257553" calcext:value-type="float">
            <text:p>507136.798257553</text:p>
          </table:table-cell>
        </table:table-row>
        <table:table-row table:style-name="ro1">
          <table:table-cell office:value-type="string" calcext:value-type="string">
            <text:p>2020-11-18</text:p>
          </table:table-cell>
          <table:table-cell office:value-type="float" office:value="34977" calcext:value-type="float">
            <text:p>34977</text:p>
          </table:table-cell>
          <table:table-cell office:value-type="float" office:value="503966.309881614" calcext:value-type="float">
            <text:p>503966.309881614</text:p>
          </table:table-cell>
        </table:table-row>
        <table:table-row table:style-name="ro1">
          <table:table-cell office:value-type="string" calcext:value-type="string">
            <text:p>2020-11-19</text:p>
          </table:table-cell>
          <table:table-cell office:value-type="float" office:value="34530" calcext:value-type="float">
            <text:p>34530</text:p>
          </table:table-cell>
          <table:table-cell office:value-type="float" office:value="500569.534559201" calcext:value-type="float">
            <text:p>500569.534559201</text:p>
          </table:table-cell>
        </table:table-row>
        <table:table-row table:style-name="ro1">
          <table:table-cell office:value-type="string" calcext:value-type="string">
            <text:p>2020-11-20</text:p>
          </table:table-cell>
          <table:table-cell office:value-type="float" office:value="33186" calcext:value-type="float">
            <text:p>33186</text:p>
          </table:table-cell>
          <table:table-cell office:value-type="float" office:value="495997.660585015" calcext:value-type="float">
            <text:p>495997.660585015</text:p>
          </table:table-cell>
        </table:table-row>
        <table:table-row table:style-name="ro1">
          <table:table-cell office:value-type="string" calcext:value-type="string">
            <text:p>2020-11-21</text:p>
          </table:table-cell>
          <table:table-cell office:value-type="float" office:value="32031" calcext:value-type="float">
            <text:p>32031</text:p>
          </table:table-cell>
          <table:table-cell office:value-type="float" office:value="490481.042053782" calcext:value-type="float">
            <text:p>490481.042053782</text:p>
          </table:table-cell>
        </table:table-row>
        <table:table-row table:style-name="ro1">
          <table:table-cell office:value-type="string" calcext:value-type="string">
            <text:p>2020-11-22</text:p>
          </table:table-cell>
          <table:table-cell office:value-type="float" office:value="30001" calcext:value-type="float">
            <text:p>30001</text:p>
          </table:table-cell>
          <table:table-cell office:value-type="float" office:value="483139.212802264" calcext:value-type="float">
            <text:p>483139.212802264</text:p>
          </table:table-cell>
        </table:table-row>
        <table:table-row table:style-name="ro1">
          <table:table-cell office:value-type="string" calcext:value-type="string">
            <text:p>2020-11-23</text:p>
          </table:table-cell>
          <table:table-cell office:value-type="float" office:value="27879" calcext:value-type="float">
            <text:p>27879</text:p>
          </table:table-cell>
          <table:table-cell office:value-type="float" office:value="473929.588727371" calcext:value-type="float">
            <text:p>473929.588727371</text:p>
          </table:table-cell>
        </table:table-row>
        <table:table-row table:style-name="ro1">
          <table:table-cell office:value-type="string" calcext:value-type="string">
            <text:p>2020-11-24</text:p>
          </table:table-cell>
          <table:table-cell office:value-type="float" office:value="25415" calcext:value-type="float">
            <text:p>25415</text:p>
          </table:table-cell>
          <table:table-cell office:value-type="float" office:value="462536.700394075" calcext:value-type="float">
            <text:p>462536.700394075</text:p>
          </table:table-cell>
        </table:table-row>
        <table:table-row table:style-name="ro1">
          <table:table-cell office:value-type="string" calcext:value-type="string">
            <text:p>2020-11-25</text:p>
          </table:table-cell>
          <table:table-cell office:value-type="float" office:value="24314" calcext:value-type="float">
            <text:p>24314</text:p>
          </table:table-cell>
          <table:table-cell office:value-type="float" office:value="450365.770555921" calcext:value-type="float">
            <text:p>450365.770555921</text:p>
          </table:table-cell>
        </table:table-row>
        <table:table-row table:style-name="ro1">
          <table:table-cell office:value-type="string" calcext:value-type="string">
            <text:p>2020-11-26</text:p>
          </table:table-cell>
          <table:table-cell office:value-type="float" office:value="23323" calcext:value-type="float">
            <text:p>23323</text:p>
          </table:table-cell>
          <table:table-cell office:value-type="float" office:value="437599.038919688" calcext:value-type="float">
            <text:p>437599.038919688</text:p>
          </table:table-cell>
        </table:table-row>
        <table:table-row table:style-name="ro1">
          <table:table-cell office:value-type="string" calcext:value-type="string">
            <text:p>2020-11-27</text:p>
          </table:table-cell>
          <table:table-cell office:value-type="float" office:value="21899" calcext:value-type="float">
            <text:p>21899</text:p>
          </table:table-cell>
          <table:table-cell office:value-type="float" office:value="423904.903561215" calcext:value-type="float">
            <text:p>423904.903561215</text:p>
          </table:table-cell>
        </table:table-row>
        <table:table-row table:style-name="ro1">
          <table:table-cell office:value-type="string" calcext:value-type="string">
            <text:p>2020-11-28</text:p>
          </table:table-cell>
          <table:table-cell office:value-type="float" office:value="20680" calcext:value-type="float">
            <text:p>20680</text:p>
          </table:table-cell>
          <table:table-cell office:value-type="float" office:value="409575.853359325" calcext:value-type="float">
            <text:p>409575.853359325</text:p>
          </table:table-cell>
        </table:table-row>
        <table:table-row table:style-name="ro1">
          <table:table-cell office:value-type="string" calcext:value-type="string">
            <text:p>2020-11-29</text:p>
          </table:table-cell>
          <table:table-cell office:value-type="float" office:value="20009" calcext:value-type="float">
            <text:p>20009</text:p>
          </table:table-cell>
          <table:table-cell office:value-type="float" office:value="395255.588334207" calcext:value-type="float">
            <text:p>395255.588334207</text:p>
          </table:table-cell>
        </table:table-row>
        <table:table-row table:style-name="ro1">
          <table:table-cell office:value-type="string" calcext:value-type="string">
            <text:p>2020-11-30</text:p>
          </table:table-cell>
          <table:table-cell office:value-type="float" office:value="20117" calcext:value-type="float">
            <text:p>20117</text:p>
          </table:table-cell>
          <table:table-cell office:value-type="float" office:value="381804.794703655" calcext:value-type="float">
            <text:p>381804.794703655</text:p>
          </table:table-cell>
        </table:table-row>
        <table:table-row table:style-name="ro1">
          <table:table-cell office:value-type="string" calcext:value-type="string">
            <text:p>2020-12-01</text:p>
          </table:table-cell>
          <table:table-cell office:value-type="float" office:value="19458" calcext:value-type="float">
            <text:p>19458</text:p>
          </table:table-cell>
          <table:table-cell office:value-type="float" office:value="368541.797909405" calcext:value-type="float">
            <text:p>368541.797909405</text:p>
          </table:table-cell>
        </table:table-row>
        <table:table-row table:style-name="ro1">
          <table:table-cell office:value-type="string" calcext:value-type="string">
            <text:p>2020-12-02</text:p>
          </table:table-cell>
          <table:table-cell office:value-type="float" office:value="18505" calcext:value-type="float">
            <text:p>18505</text:p>
          </table:table-cell>
          <table:table-cell office:value-type="float" office:value="355260.246681084" calcext:value-type="float">
            <text:p>355260.246681084</text:p>
          </table:table-cell>
        </table:table-row>
        <table:table-row table:style-name="ro1">
          <table:table-cell office:value-type="string" calcext:value-type="string">
            <text:p>2020-12-03</text:p>
          </table:table-cell>
          <table:table-cell office:value-type="float" office:value="18228" calcext:value-type="float">
            <text:p>18228</text:p>
          </table:table-cell>
          <table:table-cell office:value-type="float" office:value="342682.932420457" calcext:value-type="float">
            <text:p>342682.932420457</text:p>
          </table:table-cell>
        </table:table-row>
        <table:table-row table:style-name="ro1">
          <table:table-cell office:value-type="string" calcext:value-type="string">
            <text:p>2020-12-04</text:p>
          </table:table-cell>
          <table:table-cell office:value-type="float" office:value="18119" calcext:value-type="float">
            <text:p>18119</text:p>
          </table:table-cell>
          <table:table-cell office:value-type="float" office:value="330996.515346843" calcext:value-type="float">
            <text:p>330996.515346843</text:p>
          </table:table-cell>
        </table:table-row>
        <table:table-row table:style-name="ro1">
          <table:table-cell office:value-type="string" calcext:value-type="string">
            <text:p>2020-12-05</text:p>
          </table:table-cell>
          <table:table-cell office:value-type="float" office:value="18627" calcext:value-type="float">
            <text:p>18627</text:p>
          </table:table-cell>
          <table:table-cell office:value-type="float" office:value="320790.466928681" calcext:value-type="float">
            <text:p>320790.466928681</text:p>
          </table:table-cell>
        </table:table-row>
        <table:table-row table:style-name="ro1">
          <table:table-cell office:value-type="string" calcext:value-type="string">
            <text:p>2020-12-06</text:p>
          </table:table-cell>
          <table:table-cell office:value-type="float" office:value="18779" calcext:value-type="float">
            <text:p>18779</text:p>
          </table:table-cell>
          <table:table-cell office:value-type="float" office:value="311724.504383808" calcext:value-type="float">
            <text:p>311724.504383808</text:p>
          </table:table-cell>
        </table:table-row>
        <table:table-row table:style-name="ro1">
          <table:table-cell office:value-type="string" calcext:value-type="string">
            <text:p>2020-12-07</text:p>
          </table:table-cell>
          <table:table-cell office:value-type="float" office:value="18927" calcext:value-type="float">
            <text:p>18927</text:p>
          </table:table-cell>
          <table:table-cell office:value-type="float" office:value="303755.37101587" calcext:value-type="float">
            <text:p>303755.37101587</text:p>
          </table:table-cell>
        </table:table-row>
        <table:table-row table:style-name="ro1">
          <table:table-cell office:value-type="string" calcext:value-type="string">
            <text:p>2020-12-08</text:p>
          </table:table-cell>
          <table:table-cell office:value-type="float" office:value="19149" calcext:value-type="float">
            <text:p>19149</text:p>
          </table:table-cell>
          <table:table-cell office:value-type="float" office:value="296925.624068361" calcext:value-type="float">
            <text:p>296925.624068361</text:p>
          </table:table-cell>
        </table:table-row>
        <table:table-row table:style-name="ro1">
          <table:table-cell office:value-type="string" calcext:value-type="string">
            <text:p>2020-12-09</text:p>
          </table:table-cell>
          <table:table-cell office:value-type="float" office:value="19979" calcext:value-type="float">
            <text:p>19979</text:p>
          </table:table-cell>
          <table:table-cell office:value-type="float" office:value="291783.016970788" calcext:value-type="float">
            <text:p>291783.016970788</text:p>
          </table:table-cell>
        </table:table-row>
        <table:table-row table:style-name="ro1">
          <table:table-cell office:value-type="string" calcext:value-type="string">
            <text:p>2020-12-10</text:p>
          </table:table-cell>
          <table:table-cell office:value-type="float" office:value="20343" calcext:value-type="float">
            <text:p>20343</text:p>
          </table:table-cell>
          <table:table-cell office:value-type="float" office:value="287791.160216631" calcext:value-type="float">
            <text:p>287791.160216631</text:p>
          </table:table-cell>
        </table:table-row>
        <table:table-row table:style-name="ro1">
          <table:table-cell office:value-type="string" calcext:value-type="string">
            <text:p>2020-12-11</text:p>
          </table:table-cell>
          <table:table-cell office:value-type="float" office:value="22165" calcext:value-type="float">
            <text:p>22165</text:p>
          </table:table-cell>
          <table:table-cell office:value-type="float" office:value="286358.899372195" calcext:value-type="float">
            <text:p>286358.899372195</text:p>
          </table:table-cell>
        </table:table-row>
        <table:table-row table:style-name="ro1">
          <table:table-cell office:value-type="string" calcext:value-type="string">
            <text:p>2020-12-12</text:p>
          </table:table-cell>
          <table:table-cell office:value-type="float" office:value="24054" calcext:value-type="float">
            <text:p>24054</text:p>
          </table:table-cell>
          <table:table-cell office:value-type="float" office:value="287490.523576915" calcext:value-type="float">
            <text:p>287490.523576915</text:p>
          </table:table-cell>
        </table:table-row>
        <table:table-row table:style-name="ro1">
          <table:table-cell office:value-type="string" calcext:value-type="string">
            <text:p>2020-12-13</text:p>
          </table:table-cell>
          <table:table-cell office:value-type="float" office:value="25919" calcext:value-type="float">
            <text:p>25919</text:p>
          </table:table-cell>
          <table:table-cell office:value-type="float" office:value="291019.497538424" calcext:value-type="float">
            <text:p>291019.497538424</text:p>
          </table:table-cell>
        </table:table-row>
        <table:table-row table:style-name="ro1">
          <table:table-cell office:value-type="string" calcext:value-type="string">
            <text:p>2020-12-14</text:p>
          </table:table-cell>
          <table:table-cell office:value-type="float" office:value="26717" calcext:value-type="float">
            <text:p>26717</text:p>
          </table:table-cell>
          <table:table-cell office:value-type="float" office:value="295788.038626592" calcext:value-type="float">
            <text:p>295788.038626592</text:p>
          </table:table-cell>
        </table:table-row>
        <table:table-row table:style-name="ro1">
          <table:table-cell office:value-type="string" calcext:value-type="string">
            <text:p>2020-12-15</text:p>
          </table:table-cell>
          <table:table-cell office:value-type="float" office:value="29269" calcext:value-type="float">
            <text:p>29269</text:p>
          </table:table-cell>
          <table:table-cell office:value-type="float" office:value="303439.170915714" calcext:value-type="float">
            <text:p>303439.170915714</text:p>
          </table:table-cell>
        </table:table-row>
        <table:table-row table:style-name="ro1">
          <table:table-cell office:value-type="string" calcext:value-type="string">
            <text:p>2020-12-16</text:p>
          </table:table-cell>
          <table:table-cell office:value-type="float" office:value="31915" calcext:value-type="float">
            <text:p>31915</text:p>
          </table:table-cell>
          <table:table-cell office:value-type="float" office:value="313911.231772911" calcext:value-type="float">
            <text:p>313911.231772911</text:p>
          </table:table-cell>
        </table:table-row>
        <table:table-row table:style-name="ro1">
          <table:table-cell office:value-type="string" calcext:value-type="string">
            <text:p>2020-12-17</text:p>
          </table:table-cell>
          <table:table-cell office:value-type="float" office:value="34797" calcext:value-type="float">
            <text:p>34797</text:p>
          </table:table-cell>
          <table:table-cell office:value-type="float" office:value="327305.677252974" calcext:value-type="float">
            <text:p>327305.677252974</text:p>
          </table:table-cell>
        </table:table-row>
        <table:table-row table:style-name="ro1">
          <table:table-cell office:value-type="string" calcext:value-type="string">
            <text:p>2020-12-18</text:p>
          </table:table-cell>
          <table:table-cell office:value-type="float" office:value="36733" calcext:value-type="float">
            <text:p>36733</text:p>
          </table:table-cell>
          <table:table-cell office:value-type="float" office:value="342550.933249986" calcext:value-type="float">
            <text:p>342550.933249986</text:p>
          </table:table-cell>
        </table:table-row>
        <table:table-row table:style-name="ro1">
          <table:table-cell office:value-type="string" calcext:value-type="string">
            <text:p>2020-12-19</text:p>
          </table:table-cell>
          <table:table-cell office:value-type="float" office:value="39285" calcext:value-type="float">
            <text:p>39285</text:p>
          </table:table-cell>
          <table:table-cell office:value-type="float" office:value="360077.551454469" calcext:value-type="float">
            <text:p>360077.551454469</text:p>
          </table:table-cell>
        </table:table-row>
        <table:table-row table:style-name="ro1">
          <table:table-cell office:value-type="string" calcext:value-type="string">
            <text:p>2020-12-20</text:p>
          </table:table-cell>
          <table:table-cell office:value-type="float" office:value="41337" calcext:value-type="float">
            <text:p>41337</text:p>
          </table:table-cell>
          <table:table-cell office:value-type="float" office:value="379233.57680255" calcext:value-type="float">
            <text:p>379233.57680255</text:p>
          </table:table-cell>
        </table:table-row>
        <table:table-row table:style-name="ro1">
          <table:table-cell office:value-type="string" calcext:value-type="string">
            <text:p>2020-12-21</text:p>
          </table:table-cell>
          <table:table-cell office:value-type="float" office:value="43683" calcext:value-type="float">
            <text:p>43683</text:p>
          </table:table-cell>
          <table:table-cell office:value-type="float" office:value="400129.398120767" calcext:value-type="float">
            <text:p>400129.398120767</text:p>
          </table:table-cell>
        </table:table-row>
        <table:table-row table:style-name="ro1">
          <table:table-cell office:value-type="string" calcext:value-type="string">
            <text:p>2020-12-22</text:p>
          </table:table-cell>
          <table:table-cell office:value-type="float" office:value="45995" calcext:value-type="float">
            <text:p>45995</text:p>
          </table:table-cell>
          <table:table-cell office:value-type="float" office:value="422575.156679284" calcext:value-type="float">
            <text:p>422575.156679284</text:p>
          </table:table-cell>
        </table:table-row>
        <table:table-row table:style-name="ro1">
          <table:table-cell office:value-type="string" calcext:value-type="string">
            <text:p>2020-12-23</text:p>
          </table:table-cell>
          <table:table-cell office:value-type="float" office:value="47498" calcext:value-type="float">
            <text:p>47498</text:p>
          </table:table-cell>
          <table:table-cell office:value-type="float" office:value="445590.82837816" calcext:value-type="float">
            <text:p>445590.82837816</text:p>
          </table:table-cell>
        </table:table-row>
        <table:table-row table:style-name="ro1">
          <table:table-cell office:value-type="string" calcext:value-type="string">
            <text:p>2020-12-24</text:p>
          </table:table-cell>
          <table:table-cell office:value-type="float" office:value="49311" calcext:value-type="float">
            <text:p>49311</text:p>
          </table:table-cell>
          <table:table-cell office:value-type="float" office:value="469331.000001747" calcext:value-type="float">
            <text:p>469331.000001747</text:p>
          </table:table-cell>
        </table:table-row>
        <table:table-row table:style-name="ro1">
          <table:table-cell office:value-type="string" calcext:value-type="string">
            <text:p>2020-12-25</text:p>
          </table:table-cell>
          <table:table-cell office:value-type="float" office:value="50274" calcext:value-type="float">
            <text:p>50274</text:p>
          </table:table-cell>
          <table:table-cell office:value-type="float" office:value="492764.26532692" calcext:value-type="float">
            <text:p>492764.26532692</text:p>
          </table:table-cell>
        </table:table-row>
        <table:table-row table:style-name="ro1">
          <table:table-cell office:value-type="string" calcext:value-type="string">
            <text:p>2020-12-26</text:p>
          </table:table-cell>
          <table:table-cell office:value-type="float" office:value="52859" calcext:value-type="float">
            <text:p>52859</text:p>
          </table:table-cell>
          <table:table-cell office:value-type="float" office:value="517384.454634478" calcext:value-type="float">
            <text:p>517384.454634478</text:p>
          </table:table-cell>
        </table:table-row>
        <table:table-row table:style-name="ro1">
          <table:table-cell office:value-type="string" calcext:value-type="string">
            <text:p>2020-12-27</text:p>
          </table:table-cell>
          <table:table-cell office:value-type="float" office:value="55598" calcext:value-type="float">
            <text:p>55598</text:p>
          </table:table-cell>
          <table:table-cell office:value-type="float" office:value="543251.366757949" calcext:value-type="float">
            <text:p>543251.366757949</text:p>
          </table:table-cell>
        </table:table-row>
        <table:table-row table:style-name="ro1">
          <table:table-cell office:value-type="string" calcext:value-type="string">
            <text:p>2020-12-28</text:p>
          </table:table-cell>
          <table:table-cell office:value-type="float" office:value="57756" calcext:value-type="float">
            <text:p>57756</text:p>
          </table:table-cell>
          <table:table-cell office:value-type="float" office:value="569692.658232274" calcext:value-type="float">
            <text:p>569692.658232274</text:p>
          </table:table-cell>
        </table:table-row>
        <table:table-row table:style-name="ro1">
          <table:table-cell office:value-type="string" calcext:value-type="string">
            <text:p>2020-12-29</text:p>
          </table:table-cell>
          <table:table-cell office:value-type="float" office:value="61458" calcext:value-type="float">
            <text:p>61458</text:p>
          </table:table-cell>
          <table:table-cell office:value-type="float" office:value="598167.494332014" calcext:value-type="float">
            <text:p>598167.494332014</text:p>
          </table:table-cell>
        </table:table-row>
        <table:table-row table:style-name="ro1">
          <table:table-cell office:value-type="string" calcext:value-type="string">
            <text:p>2020-12-30</text:p>
          </table:table-cell>
          <table:table-cell office:value-type="float" office:value="63560" calcext:value-type="float">
            <text:p>63560</text:p>
          </table:table-cell>
          <table:table-cell office:value-type="float" office:value="626996.195534966" calcext:value-type="float">
            <text:p>626996.195534966</text:p>
          </table:table-cell>
        </table:table-row>
        <table:table-row table:style-name="ro1">
          <table:table-cell office:value-type="string" calcext:value-type="string">
            <text:p>2020-12-31</text:p>
          </table:table-cell>
          <table:table-cell office:value-type="float" office:value="64923" calcext:value-type="float">
            <text:p>64923</text:p>
          </table:table-cell>
          <table:table-cell office:value-type="float" office:value="655400.195622719" calcext:value-type="float">
            <text:p>655400.195622719</text:p>
          </table:table-cell>
        </table:table-row>
        <table:table-row table:style-name="ro1">
          <table:table-cell office:value-type="string" calcext:value-type="string">
            <text:p>2021-01-01</text:p>
          </table:table-cell>
          <table:table-cell office:value-type="float" office:value="65973" calcext:value-type="float">
            <text:p>65973</text:p>
          </table:table-cell>
          <table:table-cell office:value-type="float" office:value="683011.345274301" calcext:value-type="float">
            <text:p>683011.345274301</text:p>
          </table:table-cell>
        </table:table-row>
        <table:table-row table:style-name="ro1">
          <table:table-cell office:value-type="string" calcext:value-type="string">
            <text:p>2021-01-02</text:p>
          </table:table-cell>
          <table:table-cell office:value-type="float" office:value="66736" calcext:value-type="float">
            <text:p>66736</text:p>
          </table:table-cell>
          <table:table-cell office:value-type="float" office:value="709467.897869929" calcext:value-type="float">
            <text:p>709467.897869929</text:p>
          </table:table-cell>
        </table:table-row>
        <table:table-row table:style-name="ro1">
          <table:table-cell office:value-type="string" calcext:value-type="string">
            <text:p>2021-01-03</text:p>
          </table:table-cell>
          <table:table-cell office:value-type="float" office:value="66496" calcext:value-type="float">
            <text:p>66496</text:p>
          </table:table-cell>
          <table:table-cell office:value-type="float" office:value="733718.091868216" calcext:value-type="float">
            <text:p>733718.091868216</text:p>
          </table:table-cell>
        </table:table-row>
        <table:table-row table:style-name="ro1">
          <table:table-cell office:value-type="string" calcext:value-type="string">
            <text:p>2021-01-04</text:p>
          </table:table-cell>
          <table:table-cell office:value-type="float" office:value="65461" calcext:value-type="float">
            <text:p>65461</text:p>
          </table:table-cell>
          <table:table-cell office:value-type="float" office:value="754926.621049687" calcext:value-type="float">
            <text:p>754926.621049687</text:p>
          </table:table-cell>
        </table:table-row>
        <table:table-row table:style-name="ro1">
          <table:table-cell office:value-type="string" calcext:value-type="string">
            <text:p>2021-01-05</text:p>
          </table:table-cell>
          <table:table-cell office:value-type="float" office:value="64074" calcext:value-type="float">
            <text:p>64074</text:p>
          </table:table-cell>
          <table:table-cell office:value-type="float" office:value="772751.664796597" calcext:value-type="float">
            <text:p>772751.664796597</text:p>
          </table:table-cell>
        </table:table-row>
        <table:table-row table:style-name="ro1">
          <table:table-cell office:value-type="string" calcext:value-type="string">
            <text:p>2021-01-06</text:p>
          </table:table-cell>
          <table:table-cell office:value-type="float" office:value="61864" calcext:value-type="float">
            <text:p>61864</text:p>
          </table:table-cell>
          <table:table-cell office:value-type="float" office:value="786403.901733685" calcext:value-type="float">
            <text:p>786403.901733685</text:p>
          </table:table-cell>
        </table:table-row>
        <table:table-row table:style-name="ro1">
          <table:table-cell office:value-type="string" calcext:value-type="string">
            <text:p>2021-01-07</text:p>
          </table:table-cell>
          <table:table-cell office:value-type="float" office:value="59346" calcext:value-type="float">
            <text:p>59346</text:p>
          </table:table-cell>
          <table:table-cell office:value-type="float" office:value="795646.758105666" calcext:value-type="float">
            <text:p>795646.758105666</text:p>
          </table:table-cell>
        </table:table-row>
        <table:table-row table:style-name="ro1">
          <table:table-cell office:value-type="string" calcext:value-type="string">
            <text:p>2021-01-08</text:p>
          </table:table-cell>
          <table:table-cell office:value-type="float" office:value="57798" calcext:value-type="float">
            <text:p>57798</text:p>
          </table:table-cell>
          <table:table-cell office:value-type="float" office:value="801553.369732295" calcext:value-type="float">
            <text:p>801553.369732295</text:p>
          </table:table-cell>
        </table:table-row>
        <table:table-row table:style-name="ro1">
          <table:table-cell office:value-type="string" calcext:value-type="string">
            <text:p>2021-01-09</text:p>
          </table:table-cell>
          <table:table-cell office:value-type="float" office:value="55387" calcext:value-type="float">
            <text:p>55387</text:p>
          </table:table-cell>
          <table:table-cell office:value-type="float" office:value="803435.606648015" calcext:value-type="float">
            <text:p>803435.606648015</text:p>
          </table:table-cell>
        </table:table-row>
        <table:table-row table:style-name="ro1">
          <table:table-cell office:value-type="string" calcext:value-type="string">
            <text:p>2021-01-10</text:p>
          </table:table-cell>
          <table:table-cell office:value-type="float" office:value="52706" calcext:value-type="float">
            <text:p>52706</text:p>
          </table:table-cell>
          <table:table-cell office:value-type="float" office:value="801190.761026717" calcext:value-type="float">
            <text:p>801190.761026717</text:p>
          </table:table-cell>
        </table:table-row>
        <table:table-row table:style-name="ro1">
          <table:table-cell office:value-type="string" calcext:value-type="string">
            <text:p>2021-01-11</text:p>
          </table:table-cell>
          <table:table-cell office:value-type="float" office:value="49020" calcext:value-type="float">
            <text:p>49020</text:p>
          </table:table-cell>
          <table:table-cell office:value-type="float" office:value="794050.158625227" calcext:value-type="float">
            <text:p>794050.158625227</text:p>
          </table:table-cell>
        </table:table-row>
        <table:table-row table:style-name="ro1">
          <table:table-cell office:value-type="string" calcext:value-type="string">
            <text:p>2021-01-12</text:p>
          </table:table-cell>
          <table:table-cell office:value-type="float" office:value="45523" calcext:value-type="float">
            <text:p>45523</text:p>
          </table:table-cell>
          <table:table-cell office:value-type="float" office:value="782464.649994278" calcext:value-type="float">
            <text:p>782464.649994278</text:p>
          </table:table-cell>
        </table:table-row>
        <table:table-row table:style-name="ro1">
          <table:table-cell office:value-type="string" calcext:value-type="string">
            <text:p>2021-01-13</text:p>
          </table:table-cell>
          <table:table-cell office:value-type="float" office:value="42999" calcext:value-type="float">
            <text:p>42999</text:p>
          </table:table-cell>
          <table:table-cell office:value-type="float" office:value="767712.310718607" calcext:value-type="float">
            <text:p>767712.310718607</text:p>
          </table:table-cell>
        </table:table-row>
        <table:table-row table:style-name="ro1">
          <table:table-cell office:value-type="string" calcext:value-type="string">
            <text:p>2021-01-14</text:p>
          </table:table-cell>
          <table:table-cell office:value-type="float" office:value="41050" calcext:value-type="float">
            <text:p>41050</text:p>
          </table:table-cell>
          <table:table-cell office:value-type="float" office:value="750619.762079069" calcext:value-type="float">
            <text:p>750619.762079069</text:p>
          </table:table-cell>
        </table:table-row>
        <table:table-row table:style-name="ro1">
          <table:table-cell office:value-type="string" calcext:value-type="string">
            <text:p>2021-01-15</text:p>
          </table:table-cell>
          <table:table-cell office:value-type="float" office:value="38470" calcext:value-type="float">
            <text:p>38470</text:p>
          </table:table-cell>
          <table:table-cell office:value-type="float" office:value="730861.443008986" calcext:value-type="float">
            <text:p>730861.443008986</text:p>
          </table:table-cell>
        </table:table-row>
        <table:table-row table:style-name="ro1">
          <table:table-cell office:value-type="string" calcext:value-type="string">
            <text:p>2021-01-16</text:p>
          </table:table-cell>
          <table:table-cell office:value-type="float" office:value="36430" calcext:value-type="float">
            <text:p>36430</text:p>
          </table:table-cell>
          <table:table-cell office:value-type="float" office:value="709274.858984722" calcext:value-type="float">
            <text:p>709274.858984722</text:p>
          </table:table-cell>
        </table:table-row>
        <table:table-row table:style-name="ro1">
          <table:table-cell office:value-type="string" calcext:value-type="string">
            <text:p>2021-01-17</text:p>
          </table:table-cell>
          <table:table-cell office:value-type="float" office:value="33903" calcext:value-type="float">
            <text:p>33903</text:p>
          </table:table-cell>
          <table:table-cell office:value-type="float" office:value="685683.708816354" calcext:value-type="float">
            <text:p>685683.708816354</text:p>
          </table:table-cell>
        </table:table-row>
        <table:table-row table:style-name="ro1">
          <table:table-cell office:value-type="string" calcext:value-type="string">
            <text:p>2021-01-18</text:p>
          </table:table-cell>
          <table:table-cell office:value-type="float" office:value="32663" calcext:value-type="float">
            <text:p>32663</text:p>
          </table:table-cell>
          <table:table-cell office:value-type="float" office:value="661623.669398341" calcext:value-type="float">
            <text:p>661623.669398341</text:p>
          </table:table-cell>
        </table:table-row>
        <table:table-row table:style-name="ro1">
          <table:table-cell office:value-type="string" calcext:value-type="string">
            <text:p>2021-01-19</text:p>
          </table:table-cell>
          <table:table-cell office:value-type="float" office:value="31836" calcext:value-type="float">
            <text:p>31836</text:p>
          </table:table-cell>
          <table:table-cell office:value-type="float" office:value="637758.910829453" calcext:value-type="float">
            <text:p>637758.910829453</text:p>
          </table:table-cell>
        </table:table-row>
        <table:table-row table:style-name="ro1">
          <table:table-cell office:value-type="string" calcext:value-type="string">
            <text:p>2021-01-20</text:p>
          </table:table-cell>
          <table:table-cell office:value-type="float" office:value="30819" calcext:value-type="float">
            <text:p>30819</text:p>
          </table:table-cell>
          <table:table-cell office:value-type="float" office:value="614099.180246511" calcext:value-type="float">
            <text:p>614099.180246511</text:p>
          </table:table-cell>
        </table:table-row>
        <table:table-row table:style-name="ro1">
          <table:table-cell office:value-type="string" calcext:value-type="string">
            <text:p>2021-01-21</text:p>
          </table:table-cell>
          <table:table-cell office:value-type="float" office:value="29993" calcext:value-type="float">
            <text:p>29993</text:p>
          </table:table-cell>
          <table:table-cell office:value-type="float" office:value="591007.424376152" calcext:value-type="float">
            <text:p>591007.424376152</text:p>
          </table:table-cell>
        </table:table-row>
        <table:table-row table:style-name="ro1">
          <table:table-cell office:value-type="string" calcext:value-type="string">
            <text:p>2021-01-22</text:p>
          </table:table-cell>
          <table:table-cell office:value-type="float" office:value="29296" calcext:value-type="float">
            <text:p>29296</text:p>
          </table:table-cell>
          <table:table-cell office:value-type="float" office:value="568762.184289331" calcext:value-type="float">
            <text:p>568762.184289331</text:p>
          </table:table-cell>
        </table:table-row>
        <table:table-row table:style-name="ro1">
          <table:table-cell office:value-type="string" calcext:value-type="string">
            <text:p>2021-01-23</text:p>
          </table:table-cell>
          <table:table-cell office:value-type="float" office:value="28705" calcext:value-type="float">
            <text:p>28705</text:p>
          </table:table-cell>
          <table:table-cell office:value-type="float" office:value="547549.892777859" calcext:value-type="float">
            <text:p>547549.892777859</text:p>
          </table:table-cell>
        </table:table-row>
        <table:table-row table:style-name="ro1">
          <table:table-cell office:value-type="string" calcext:value-type="string">
            <text:p>2021-01-24</text:p>
          </table:table-cell>
          <table:table-cell office:value-type="float" office:value="28262" calcext:value-type="float">
            <text:p>28262</text:p>
          </table:table-cell>
          <table:table-cell office:value-type="float" office:value="527589.589576276" calcext:value-type="float">
            <text:p>527589.589576276</text:p>
          </table:table-cell>
        </table:table-row>
        <table:table-row table:style-name="ro1">
          <table:table-cell office:value-type="string" calcext:value-type="string">
            <text:p>2021-01-25</text:p>
          </table:table-cell>
          <table:table-cell office:value-type="float" office:value="27391" calcext:value-type="float">
            <text:p>27391</text:p>
          </table:table-cell>
          <table:table-cell office:value-type="float" office:value="508429.884739707" calcext:value-type="float">
            <text:p>508429.884739707</text:p>
          </table:table-cell>
        </table:table-row>
        <table:table-row table:style-name="ro1">
          <table:table-cell office:value-type="string" calcext:value-type="string">
            <text:p>2021-01-26</text:p>
          </table:table-cell>
          <table:table-cell office:value-type="float" office:value="26080" calcext:value-type="float">
            <text:p>26080</text:p>
          </table:table-cell>
          <table:table-cell office:value-type="float" office:value="489618.816770783" calcext:value-type="float">
            <text:p>489618.816770783</text:p>
          </table:table-cell>
        </table:table-row>
        <table:table-row table:style-name="ro1">
          <table:table-cell office:value-type="string" calcext:value-type="string">
            <text:p>2021-01-27</text:p>
          </table:table-cell>
          <table:table-cell office:value-type="float" office:value="24781" calcext:value-type="float">
            <text:p>24781</text:p>
          </table:table-cell>
          <table:table-cell office:value-type="float" office:value="471149.790643419" calcext:value-type="float">
            <text:p>471149.790643419</text:p>
          </table:table-cell>
        </table:table-row>
        <table:table-row table:style-name="ro1">
          <table:table-cell office:value-type="string" calcext:value-type="string">
            <text:p>2021-01-28</text:p>
          </table:table-cell>
          <table:table-cell office:value-type="float" office:value="23236" calcext:value-type="float">
            <text:p>23236</text:p>
          </table:table-cell>
          <table:table-cell office:value-type="float" office:value="452691.376785524" calcext:value-type="float">
            <text:p>452691.376785524</text:p>
          </table:table-cell>
        </table:table-row>
        <table:table-row table:style-name="ro1">
          <table:table-cell office:value-type="string" calcext:value-type="string">
            <text:p>2021-01-29</text:p>
          </table:table-cell>
          <table:table-cell office:value-type="float" office:value="21955" calcext:value-type="float">
            <text:p>21955</text:p>
          </table:table-cell>
          <table:table-cell office:value-type="float" office:value="434494.184602738" calcext:value-type="float">
            <text:p>434494.184602738</text:p>
          </table:table-cell>
        </table:table-row>
        <table:table-row table:style-name="ro1">
          <table:table-cell office:value-type="string" calcext:value-type="string">
            <text:p>2021-01-30</text:p>
          </table:table-cell>
          <table:table-cell office:value-type="float" office:value="21125" calcext:value-type="float">
            <text:p>21125</text:p>
          </table:table-cell>
          <table:table-cell office:value-type="float" office:value="416968.709806208" calcext:value-type="float">
            <text:p>416968.709806208</text:p>
          </table:table-cell>
        </table:table-row>
        <table:table-row table:style-name="ro1">
          <table:table-cell office:value-type="string" calcext:value-type="string">
            <text:p>2021-01-31</text:p>
          </table:table-cell>
          <table:table-cell office:value-type="float" office:value="20027" calcext:value-type="float">
            <text:p>20027</text:p>
          </table:table-cell>
          <table:table-cell office:value-type="float" office:value="399798.817799079" calcext:value-type="float">
            <text:p>399798.817799079</text:p>
          </table:table-cell>
        </table:table-row>
        <table:table-row table:style-name="ro1">
          <table:table-cell office:value-type="string" calcext:value-type="string">
            <text:p>2021-02-01</text:p>
          </table:table-cell>
          <table:table-cell office:value-type="float" office:value="19121" calcext:value-type="float">
            <text:p>19121</text:p>
          </table:table-cell>
          <table:table-cell office:value-type="float" office:value="383132.977000506" calcext:value-type="float">
            <text:p>383132.977000506</text:p>
          </table:table-cell>
        </table:table-row>
        <table:table-row table:style-name="ro1">
          <table:table-cell office:value-type="string" calcext:value-type="string">
            <text:p>2021-02-02</text:p>
          </table:table-cell>
          <table:table-cell office:value-type="float" office:value="17993" calcext:value-type="float">
            <text:p>17993</text:p>
          </table:table-cell>
          <table:table-cell office:value-type="float" office:value="366726.835655726" calcext:value-type="float">
            <text:p>366726.835655726</text:p>
          </table:table-cell>
        </table:table-row>
        <table:table-row table:style-name="ro1">
          <table:table-cell office:value-type="string" calcext:value-type="string">
            <text:p>2021-02-03</text:p>
          </table:table-cell>
          <table:table-cell office:value-type="float" office:value="17194" calcext:value-type="float">
            <text:p>17194</text:p>
          </table:table-cell>
          <table:table-cell office:value-type="float" office:value="350883.105449229" calcext:value-type="float">
            <text:p>350883.105449229</text:p>
          </table:table-cell>
        </table:table-row>
        <table:table-row table:style-name="ro1">
          <table:table-cell office:value-type="string" calcext:value-type="string">
            <text:p>2021-02-04</text:p>
          </table:table-cell>
          <table:table-cell office:value-type="float" office:value="16923" calcext:value-type="float">
            <text:p>16923</text:p>
          </table:table-cell>
          <table:table-cell office:value-type="float" office:value="336094.999598766" calcext:value-type="float">
            <text:p>336094.999598766</text:p>
          </table:table-cell>
        </table:table-row>
        <table:table-row table:style-name="ro1">
          <table:table-cell office:value-type="string" calcext:value-type="string">
            <text:p>2021-02-05</text:p>
          </table:table-cell>
          <table:table-cell office:value-type="float" office:value="15927" calcext:value-type="float">
            <text:p>15927</text:p>
          </table:table-cell>
          <table:table-cell office:value-type="float" office:value="321616.195905709" calcext:value-type="float">
            <text:p>321616.195905709</text:p>
          </table:table-cell>
        </table:table-row>
      </table:table>
      <table:table table:name="Graphs" table:style-name="ta1">
        <table:shapes>
          <draw:frame draw:z-index="0" draw:style-name="gr1" draw:text-style-name="P1" svg:width="15.997cm" svg:height="9.005cm" svg:x="15.98cm" svg:y="0.504cm">
            <draw:object draw:notify-on-update-of-ranges="Graphs.B2:Graphs.B244 Graphs.C1:Graphs.C1 Graphs.C2:Graphs.C244 Graphs.D1:Graphs.D1 Graphs.D2:Graphs.D24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5cm" svg:x="15.971cm" svg:y="10.465cm">
            <draw:object draw:notify-on-update-of-ranges="Graphs.B2:Graphs.B244 Graphs.C1:Graphs.C1 Graphs.C2:Graphs.C244 Graphs.D1:Graphs.D1 Graphs.D2:Graphs.D24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4.382cm" svg:height="9.004cm" svg:x="16.235cm" svg:y="21.197cm">
            <draw:object draw:notify-on-update-of-ranges="Graphs.B2:Graphs.B500 Graphs.E2:Graphs.E5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3" table:number-columns-repeated="2" table:default-cell-style-name="ce2"/>
        <table:table-column table:style-name="co3" table:number-columns-repeated="2" table:default-cell-style-name="Default"/>
        <table:table-column table:style-name="co3" table:default-cell-style-name="ce7"/>
        <table:table-row table:style-name="ro1">
          <table:table-cell/>
          <table:table-cell table:formula="of:=[$prevalence_history_20210209_UK.A1]" office:value-type="string" office:string-value="date" calcext:value-type="string">
            <text:p>date</text:p>
          </table:table-cell>
          <table:table-cell table:formula="of:=[$prevalence_history_20210209_UK.B1]" office:value-type="string" office:string-value="active_cases" calcext:value-type="string">
            <text:p>active_cases</text:p>
          </table:table-cell>
          <table:table-cell office:value-type="string" calcext:value-type="string">
            <text:p>gamma(3.79,3.5)</text:p>
          </table:table-cell>
          <table:table-cell/>
        </table:table-row>
        <table:table-row table:style-name="ro1">
          <table:table-cell/>
          <table:table-cell table:formula="of:=VALUE([$p_from_i_UK.A1])" office:value-type="date" office:date-value="2020-06-10" calcext:value-type="date">
            <text:p>10/06/20</text:p>
          </table:table-cell>
          <table:table-cell/>
          <table:table-cell table:formula="of:=[$p_from_i_UK.C1]" office:value-type="float" office:value="78962.7983441574" calcext:value-type="float">
            <text:p>78962.7983441574</text:p>
          </table:table-cell>
          <table:table-cell/>
        </table:table-row>
        <table:table-row table:style-name="ro1">
          <table:table-cell/>
          <table:table-cell table:formula="of:=VALUE([$p_from_i_UK.A2])" office:value-type="date" office:date-value="2020-06-11" calcext:value-type="date">
            <text:p>11/06/20</text:p>
          </table:table-cell>
          <table:table-cell/>
          <table:table-cell table:formula="of:=[$p_from_i_UK.C2]" office:value-type="float" office:value="72901.3735482471" calcext:value-type="float">
            <text:p>72901.3735482471</text:p>
          </table:table-cell>
          <table:table-cell/>
        </table:table-row>
        <table:table-row table:style-name="ro1">
          <table:table-cell/>
          <table:table-cell table:formula="of:=VALUE([$p_from_i_UK.A3])" office:value-type="date" office:date-value="2020-06-12" calcext:value-type="date">
            <text:p>12/06/20</text:p>
          </table:table-cell>
          <table:table-cell/>
          <table:table-cell table:formula="of:=[$p_from_i_UK.C3]" office:value-type="float" office:value="67284.0341154955" calcext:value-type="float">
            <text:p>67284.0341154955</text:p>
          </table:table-cell>
          <table:table-cell/>
        </table:table-row>
        <table:table-row table:style-name="ro1">
          <table:table-cell/>
          <table:table-cell table:formula="of:=VALUE([$p_from_i_UK.A4])" office:value-type="date" office:date-value="2020-06-13" calcext:value-type="date">
            <text:p>13/06/20</text:p>
          </table:table-cell>
          <table:table-cell/>
          <table:table-cell table:formula="of:=[$p_from_i_UK.C4]" office:value-type="float" office:value="62170.2262113455" calcext:value-type="float">
            <text:p>62170.2262113455</text:p>
          </table:table-cell>
          <table:table-cell/>
        </table:table-row>
        <table:table-row table:style-name="ro1">
          <table:table-cell/>
          <table:table-cell table:formula="of:=VALUE([$p_from_i_UK.A5])" office:value-type="date" office:date-value="2020-06-14" calcext:value-type="date">
            <text:p>14/06/20</text:p>
          </table:table-cell>
          <table:table-cell/>
          <table:table-cell table:formula="of:=[$p_from_i_UK.C5]" office:value-type="float" office:value="57711.9933077126" calcext:value-type="float">
            <text:p>57711.9933077126</text:p>
          </table:table-cell>
          <table:table-cell/>
        </table:table-row>
        <table:table-row table:style-name="ro1">
          <table:table-cell/>
          <table:table-cell table:formula="of:=VALUE([$p_from_i_UK.A6])" office:value-type="date" office:date-value="2020-06-15" calcext:value-type="date">
            <text:p>15/06/20</text:p>
          </table:table-cell>
          <table:table-cell/>
          <table:table-cell table:formula="of:=[$p_from_i_UK.C6]" office:value-type="float" office:value="53802.0239275156" calcext:value-type="float">
            <text:p>53802.0239275156</text:p>
          </table:table-cell>
          <table:table-cell/>
        </table:table-row>
        <table:table-row table:style-name="ro1">
          <table:table-cell/>
          <table:table-cell table:formula="of:=VALUE([$p_from_i_UK.A7])" office:value-type="date" office:date-value="2020-06-16" calcext:value-type="date">
            <text:p>16/06/20</text:p>
          </table:table-cell>
          <table:table-cell/>
          <table:table-cell table:formula="of:=[$p_from_i_UK.C7]" office:value-type="float" office:value="50420.0017023272" calcext:value-type="float">
            <text:p>50420.0017023272</text:p>
          </table:table-cell>
          <table:table-cell/>
        </table:table-row>
        <table:table-row table:style-name="ro1">
          <table:table-cell/>
          <table:table-cell table:formula="of:=VALUE([$p_from_i_UK.A8])" office:value-type="date" office:date-value="2020-06-17" calcext:value-type="date">
            <text:p>17/06/20</text:p>
          </table:table-cell>
          <table:table-cell/>
          <table:table-cell table:formula="of:=[$p_from_i_UK.C8]" office:value-type="float" office:value="47364.5403535225" calcext:value-type="float">
            <text:p>47364.5403535225</text:p>
          </table:table-cell>
          <table:table-cell/>
        </table:table-row>
        <table:table-row table:style-name="ro1">
          <table:table-cell/>
          <table:table-cell table:formula="of:=VALUE([$p_from_i_UK.A9])" office:value-type="date" office:date-value="2020-06-18" calcext:value-type="date">
            <text:p>18/06/20</text:p>
          </table:table-cell>
          <table:table-cell/>
          <table:table-cell table:formula="of:=[$p_from_i_UK.C9]" office:value-type="float" office:value="44709.1645748666" calcext:value-type="float">
            <text:p>44709.1645748666</text:p>
          </table:table-cell>
          <table:table-cell/>
        </table:table-row>
        <table:table-row table:style-name="ro1">
          <table:table-cell/>
          <table:table-cell table:formula="of:=VALUE([$p_from_i_UK.A10])" office:value-type="date" office:date-value="2020-06-19" calcext:value-type="date">
            <text:p>19/06/20</text:p>
          </table:table-cell>
          <table:table-cell/>
          <table:table-cell table:formula="of:=[$p_from_i_UK.C10]" office:value-type="float" office:value="42345.0750344026" calcext:value-type="float">
            <text:p>42345.0750344026</text:p>
          </table:table-cell>
          <table:table-cell/>
        </table:table-row>
        <table:table-row table:style-name="ro1">
          <table:table-cell/>
          <table:table-cell table:formula="of:=VALUE([$p_from_i_UK.A11])" office:value-type="date" office:date-value="2020-06-20" calcext:value-type="date">
            <text:p>20/06/20</text:p>
          </table:table-cell>
          <table:table-cell/>
          <table:table-cell table:formula="of:=[$p_from_i_UK.C11]" office:value-type="float" office:value="40227.5634184223" calcext:value-type="float">
            <text:p>40227.5634184223</text:p>
          </table:table-cell>
          <table:table-cell/>
        </table:table-row>
        <table:table-row table:style-name="ro1">
          <table:table-cell/>
          <table:table-cell table:formula="of:=VALUE([$p_from_i_UK.A12])" office:value-type="date" office:date-value="2020-06-21" calcext:value-type="date">
            <text:p>21/06/20</text:p>
          </table:table-cell>
          <table:table-cell/>
          <table:table-cell table:formula="of:=[$p_from_i_UK.C12]" office:value-type="float" office:value="38367.4537757617" calcext:value-type="float">
            <text:p>38367.4537757617</text:p>
          </table:table-cell>
          <table:table-cell/>
        </table:table-row>
        <table:table-row table:style-name="ro1">
          <table:table-cell/>
          <table:table-cell table:formula="of:=VALUE([$p_from_i_UK.A13])" office:value-type="date" office:date-value="2020-06-22" calcext:value-type="date">
            <text:p>22/06/20</text:p>
          </table:table-cell>
          <table:table-cell/>
          <table:table-cell table:formula="of:=[$p_from_i_UK.C13]" office:value-type="float" office:value="36740.0267874939" calcext:value-type="float">
            <text:p>36740.0267874939</text:p>
          </table:table-cell>
          <table:table-cell/>
        </table:table-row>
        <table:table-row table:style-name="ro1">
          <table:table-cell/>
          <table:table-cell table:formula="of:=VALUE([$p_from_i_UK.A14])" office:value-type="date" office:date-value="2020-06-23" calcext:value-type="date">
            <text:p>23/06/20</text:p>
          </table:table-cell>
          <table:table-cell/>
          <table:table-cell table:formula="of:=[$p_from_i_UK.C14]" office:value-type="float" office:value="35351.0999445981" calcext:value-type="float">
            <text:p>35351.0999445981</text:p>
          </table:table-cell>
          <table:table-cell/>
        </table:table-row>
        <table:table-row table:style-name="ro1">
          <table:table-cell/>
          <table:table-cell table:formula="of:=VALUE([$p_from_i_UK.A15])" office:value-type="date" office:date-value="2020-06-24" calcext:value-type="date">
            <text:p>24/06/20</text:p>
          </table:table-cell>
          <table:table-cell/>
          <table:table-cell table:formula="of:=[$p_from_i_UK.C15]" office:value-type="float" office:value="33782.4270228067" calcext:value-type="float">
            <text:p>33782.4270228067</text:p>
          </table:table-cell>
          <table:table-cell/>
        </table:table-row>
        <table:table-row table:style-name="ro1">
          <table:table-cell/>
          <table:table-cell table:formula="of:=VALUE([$p_from_i_UK.A16])" office:value-type="date" office:date-value="2020-06-25" calcext:value-type="date">
            <text:p>25/06/20</text:p>
          </table:table-cell>
          <table:table-cell/>
          <table:table-cell table:formula="of:=[$p_from_i_UK.C16]" office:value-type="float" office:value="32311.2330302577" calcext:value-type="float">
            <text:p>32311.2330302577</text:p>
          </table:table-cell>
          <table:table-cell/>
        </table:table-row>
        <table:table-row table:style-name="ro1">
          <table:table-cell/>
          <table:table-cell table:formula="of:=VALUE([$p_from_i_UK.A17])" office:value-type="date" office:date-value="2020-06-26" calcext:value-type="date">
            <text:p>26/06/20</text:p>
          </table:table-cell>
          <table:table-cell/>
          <table:table-cell table:formula="of:=[$p_from_i_UK.C17]" office:value-type="float" office:value="30785.3320036854" calcext:value-type="float">
            <text:p>30785.3320036854</text:p>
          </table:table-cell>
          <table:table-cell/>
        </table:table-row>
        <table:table-row table:style-name="ro1">
          <table:table-cell/>
          <table:table-cell table:formula="of:=VALUE([$p_from_i_UK.A18])" office:value-type="date" office:date-value="2020-06-27" calcext:value-type="date">
            <text:p>27/06/20</text:p>
          </table:table-cell>
          <table:table-cell/>
          <table:table-cell table:formula="of:=[$p_from_i_UK.C18]" office:value-type="float" office:value="29360.0828615156" calcext:value-type="float">
            <text:p>29360.0828615156</text:p>
          </table:table-cell>
          <table:table-cell/>
        </table:table-row>
        <table:table-row table:style-name="ro1">
          <table:table-cell/>
          <table:table-cell table:formula="of:=VALUE([$p_from_i_UK.A19])" office:value-type="date" office:date-value="2020-06-28" calcext:value-type="date">
            <text:p>28/06/20</text:p>
          </table:table-cell>
          <table:table-cell/>
          <table:table-cell table:formula="of:=[$p_from_i_UK.C19]" office:value-type="float" office:value="28076.1365037861" calcext:value-type="float">
            <text:p>28076.1365037861</text:p>
          </table:table-cell>
          <table:table-cell/>
        </table:table-row>
        <table:table-row table:style-name="ro1">
          <table:table-cell table:formula="of:=VALUE([$prevalence_history_20210209_UK.A2])" office:value-type="date" office:date-value="2020-07-01" calcext:value-type="date">
            <text:p>01/07/20</text:p>
          </table:table-cell>
          <table:table-cell table:formula="of:=VALUE([$p_from_i_UK.A20])" office:value-type="date" office:date-value="2020-06-29" calcext:value-type="date">
            <text:p>29/06/20</text:p>
          </table:table-cell>
          <table:table-cell table:formula="of:=[$prevalence_history_20210209_UK.B2]" office:value-type="float" office:value="29689.5434416985" calcext:value-type="float">
            <text:p>29689.5434416985</text:p>
          </table:table-cell>
          <table:table-cell table:formula="of:=[$p_from_i_UK.C20]" office:value-type="float" office:value="26934.9837615114" calcext:value-type="float">
            <text:p>26934.9837615114</text:p>
          </table:table-cell>
          <table:table-cell table:formula="of:=[.D21]/[.C21]" office:value-type="percentage" office:value="0.907221217948459" calcext:value-type="percentage">
            <text:p>90.7%</text:p>
          </table:table-cell>
        </table:table-row>
        <table:table-row table:style-name="ro1">
          <table:table-cell table:formula="of:=VALUE([$prevalence_history_20210209_UK.A3])" office:value-type="date" office:date-value="2020-07-02" calcext:value-type="date">
            <text:p>02/07/20</text:p>
          </table:table-cell>
          <table:table-cell table:formula="of:=VALUE([$p_from_i_UK.A21])" office:value-type="date" office:date-value="2020-06-30" calcext:value-type="date">
            <text:p>30/06/20</text:p>
          </table:table-cell>
          <table:table-cell table:formula="of:=[$prevalence_history_20210209_UK.B3]" office:value-type="float" office:value="28465.7040632391" calcext:value-type="float">
            <text:p>28465.7040632391</text:p>
          </table:table-cell>
          <table:table-cell table:formula="of:=[$p_from_i_UK.C21]" office:value-type="float" office:value="25956.6988891324" calcext:value-type="float">
            <text:p>25956.6988891324</text:p>
          </table:table-cell>
          <table:table-cell table:formula="of:=[.D22]/[.C22]" office:value-type="percentage" office:value="0.911858664428861" calcext:value-type="percentage">
            <text:p>91.2%</text:p>
          </table:table-cell>
        </table:table-row>
        <table:table-row table:style-name="ro1">
          <table:table-cell table:formula="of:=VALUE([$prevalence_history_20210209_UK.A4])" office:value-type="date" office:date-value="2020-07-03" calcext:value-type="date">
            <text:p>03/07/20</text:p>
          </table:table-cell>
          <table:table-cell table:formula="of:=VALUE([$p_from_i_UK.A22])" office:value-type="date" office:date-value="2020-07-01" calcext:value-type="date">
            <text:p>01/07/20</text:p>
          </table:table-cell>
          <table:table-cell table:formula="of:=[$prevalence_history_20210209_UK.B4]" office:value-type="float" office:value="27298.4451054916" calcext:value-type="float">
            <text:p>27298.4451054916</text:p>
          </table:table-cell>
          <table:table-cell table:formula="of:=[$p_from_i_UK.C22]" office:value-type="float" office:value="24984.5974601416" calcext:value-type="float">
            <text:p>24984.5974601416</text:p>
          </table:table-cell>
          <table:table-cell table:formula="of:=[.D23]/[.C23]" office:value-type="percentage" office:value="0.915238848351677" calcext:value-type="percentage">
            <text:p>91.5%</text:p>
          </table:table-cell>
        </table:table-row>
        <table:table-row table:style-name="ro1">
          <table:table-cell table:formula="of:=VALUE([$prevalence_history_20210209_UK.A5])" office:value-type="date" office:date-value="2020-07-04" calcext:value-type="date">
            <text:p>04/07/20</text:p>
          </table:table-cell>
          <table:table-cell table:formula="of:=VALUE([$p_from_i_UK.A23])" office:value-type="date" office:date-value="2020-07-02" calcext:value-type="date">
            <text:p>02/07/20</text:p>
          </table:table-cell>
          <table:table-cell table:formula="of:=[$prevalence_history_20210209_UK.B5]" office:value-type="float" office:value="26261.7503317803" calcext:value-type="float">
            <text:p>26261.7503317803</text:p>
          </table:table-cell>
          <table:table-cell table:formula="of:=[$p_from_i_UK.C23]" office:value-type="float" office:value="24070.2262042975" calcext:value-type="float">
            <text:p>24070.2262042975</text:p>
          </table:table-cell>
          <table:table-cell table:formula="of:=[.D24]/[.C24]" office:value-type="percentage" office:value="0.91655072111356" calcext:value-type="percentage">
            <text:p>91.7%</text:p>
          </table:table-cell>
        </table:table-row>
        <table:table-row table:style-name="ro1">
          <table:table-cell table:formula="of:=VALUE([$prevalence_history_20210209_UK.A6])" office:value-type="date" office:date-value="2020-07-05" calcext:value-type="date">
            <text:p>05/07/20</text:p>
          </table:table-cell>
          <table:table-cell table:formula="of:=VALUE([$p_from_i_UK.A24])" office:value-type="date" office:date-value="2020-07-03" calcext:value-type="date">
            <text:p>03/07/20</text:p>
          </table:table-cell>
          <table:table-cell table:formula="of:=[$prevalence_history_20210209_UK.B6]" office:value-type="float" office:value="25647.3549317775" calcext:value-type="float">
            <text:p>25647.3549317775</text:p>
          </table:table-cell>
          <table:table-cell table:formula="of:=[$p_from_i_UK.C24]" office:value-type="float" office:value="23575.8086944424" calcext:value-type="float">
            <text:p>23575.8086944424</text:p>
          </table:table-cell>
          <table:table-cell table:formula="of:=[.D25]/[.C25]" office:value-type="percentage" office:value="0.919229634289951" calcext:value-type="percentage">
            <text:p>91.9%</text:p>
          </table:table-cell>
        </table:table-row>
        <table:table-row table:style-name="ro1">
          <table:table-cell table:formula="of:=VALUE([$prevalence_history_20210209_UK.A7])" office:value-type="date" office:date-value="2020-07-06" calcext:value-type="date">
            <text:p>06/07/20</text:p>
          </table:table-cell>
          <table:table-cell table:formula="of:=VALUE([$p_from_i_UK.A25])" office:value-type="date" office:date-value="2020-07-04" calcext:value-type="date">
            <text:p>04/07/20</text:p>
          </table:table-cell>
          <table:table-cell table:formula="of:=[$prevalence_history_20210209_UK.B7]" office:value-type="float" office:value="24993.1696055617" calcext:value-type="float">
            <text:p>24993.1696055617</text:p>
          </table:table-cell>
          <table:table-cell table:formula="of:=[$p_from_i_UK.C25]" office:value-type="float" office:value="23035.5277175603" calcext:value-type="float">
            <text:p>23035.5277175603</text:p>
          </table:table-cell>
          <table:table-cell table:formula="of:=[.D26]/[.C26]" office:value-type="percentage" office:value="0.921672924287051" calcext:value-type="percentage">
            <text:p>92.2%</text:p>
          </table:table-cell>
        </table:table-row>
        <table:table-row table:style-name="ro1">
          <table:table-cell table:formula="of:=VALUE([$prevalence_history_20210209_UK.A8])" office:value-type="date" office:date-value="2020-07-07" calcext:value-type="date">
            <text:p>07/07/20</text:p>
          </table:table-cell>
          <table:table-cell table:formula="of:=VALUE([$p_from_i_UK.A26])" office:value-type="date" office:date-value="2020-07-05" calcext:value-type="date">
            <text:p>05/07/20</text:p>
          </table:table-cell>
          <table:table-cell table:formula="of:=[$prevalence_history_20210209_UK.B8]" office:value-type="float" office:value="24387.2190287045" calcext:value-type="float">
            <text:p>24387.2190287045</text:p>
          </table:table-cell>
          <table:table-cell table:formula="of:=[$p_from_i_UK.C26]" office:value-type="float" office:value="22518.4059115999" calcext:value-type="float">
            <text:p>22518.4059115999</text:p>
          </table:table-cell>
          <table:table-cell table:formula="of:=[.D27]/[.C27]" office:value-type="percentage" office:value="0.923369158455298" calcext:value-type="percentage">
            <text:p>92.3%</text:p>
          </table:table-cell>
        </table:table-row>
        <table:table-row table:style-name="ro1">
          <table:table-cell table:formula="of:=VALUE([$prevalence_history_20210209_UK.A9])" office:value-type="date" office:date-value="2020-07-08" calcext:value-type="date">
            <text:p>08/07/20</text:p>
          </table:table-cell>
          <table:table-cell table:formula="of:=VALUE([$p_from_i_UK.A27])" office:value-type="date" office:date-value="2020-07-06" calcext:value-type="date">
            <text:p>06/07/20</text:p>
          </table:table-cell>
          <table:table-cell table:formula="of:=[$prevalence_history_20210209_UK.B9]" office:value-type="float" office:value="24086.3785933364" calcext:value-type="float">
            <text:p>24086.3785933364</text:p>
          </table:table-cell>
          <table:table-cell table:formula="of:=[$p_from_i_UK.C27]" office:value-type="float" office:value="22294.1704998071" calcext:value-type="float">
            <text:p>22294.1704998071</text:p>
          </table:table-cell>
          <table:table-cell table:formula="of:=[.D28]/[.C28]" office:value-type="percentage" office:value="0.925592463533513" calcext:value-type="percentage">
            <text:p>92.6%</text:p>
          </table:table-cell>
        </table:table-row>
        <table:table-row table:style-name="ro1">
          <table:table-cell table:formula="of:=VALUE([$prevalence_history_20210209_UK.A10])" office:value-type="date" office:date-value="2020-07-09" calcext:value-type="date">
            <text:p>09/07/20</text:p>
          </table:table-cell>
          <table:table-cell table:formula="of:=VALUE([$p_from_i_UK.A28])" office:value-type="date" office:date-value="2020-07-07" calcext:value-type="date">
            <text:p>07/07/20</text:p>
          </table:table-cell>
          <table:table-cell table:formula="of:=[$prevalence_history_20210209_UK.B10]" office:value-type="float" office:value="24178.0183578815" calcext:value-type="float">
            <text:p>24178.0183578815</text:p>
          </table:table-cell>
          <table:table-cell table:formula="of:=[$p_from_i_UK.C28]" office:value-type="float" office:value="22372.4239853745" calcext:value-type="float">
            <text:p>22372.4239853745</text:p>
          </table:table-cell>
          <table:table-cell table:formula="of:=[.D29]/[.C29]" office:value-type="percentage" office:value="0.925320828788335" calcext:value-type="percentage">
            <text:p>92.5%</text:p>
          </table:table-cell>
        </table:table-row>
        <table:table-row table:style-name="ro1">
          <table:table-cell table:formula="of:=VALUE([$prevalence_history_20210209_UK.A11])" office:value-type="date" office:date-value="2020-07-10" calcext:value-type="date">
            <text:p>10/07/20</text:p>
          </table:table-cell>
          <table:table-cell table:formula="of:=VALUE([$p_from_i_UK.A29])" office:value-type="date" office:date-value="2020-07-08" calcext:value-type="date">
            <text:p>08/07/20</text:p>
          </table:table-cell>
          <table:table-cell table:formula="of:=[$prevalence_history_20210209_UK.B11]" office:value-type="float" office:value="24350.6918158605" calcext:value-type="float">
            <text:p>24350.6918158605</text:p>
          </table:table-cell>
          <table:table-cell table:formula="of:=[$p_from_i_UK.C29]" office:value-type="float" office:value="22571.5999410863" calcext:value-type="float">
            <text:p>22571.5999410863</text:p>
          </table:table-cell>
          <table:table-cell table:formula="of:=[.D30]/[.C30]" office:value-type="percentage" office:value="0.92693875442112" calcext:value-type="percentage">
            <text:p>92.7%</text:p>
          </table:table-cell>
        </table:table-row>
        <table:table-row table:style-name="ro1">
          <table:table-cell table:formula="of:=VALUE([$prevalence_history_20210209_UK.A12])" office:value-type="date" office:date-value="2020-07-11" calcext:value-type="date">
            <text:p>11/07/20</text:p>
          </table:table-cell>
          <table:table-cell table:formula="of:=VALUE([$p_from_i_UK.A30])" office:value-type="date" office:date-value="2020-07-09" calcext:value-type="date">
            <text:p>09/07/20</text:p>
          </table:table-cell>
          <table:table-cell table:formula="of:=[$prevalence_history_20210209_UK.B12]" office:value-type="float" office:value="24491.2876719856" calcext:value-type="float">
            <text:p>24491.2876719856</text:p>
          </table:table-cell>
          <table:table-cell table:formula="of:=[$p_from_i_UK.C30]" office:value-type="float" office:value="22746.3728415396" calcext:value-type="float">
            <text:p>22746.3728415396</text:p>
          </table:table-cell>
          <table:table-cell table:formula="of:=[.D31]/[.C31]" office:value-type="percentage" office:value="0.928753650938414" calcext:value-type="percentage">
            <text:p>92.9%</text:p>
          </table:table-cell>
        </table:table-row>
        <table:table-row table:style-name="ro1">
          <table:table-cell table:formula="of:=VALUE([$prevalence_history_20210209_UK.A13])" office:value-type="date" office:date-value="2020-07-12" calcext:value-type="date">
            <text:p>12/07/20</text:p>
          </table:table-cell>
          <table:table-cell table:formula="of:=VALUE([$p_from_i_UK.A31])" office:value-type="date" office:date-value="2020-07-10" calcext:value-type="date">
            <text:p>10/07/20</text:p>
          </table:table-cell>
          <table:table-cell table:formula="of:=[$prevalence_history_20210209_UK.B13]" office:value-type="float" office:value="24711.8902179694" calcext:value-type="float">
            <text:p>24711.8902179694</text:p>
          </table:table-cell>
          <table:table-cell table:formula="of:=[$p_from_i_UK.C31]" office:value-type="float" office:value="23010.0818459839" calcext:value-type="float">
            <text:p>23010.0818459839</text:p>
          </table:table-cell>
          <table:table-cell table:formula="of:=[.D32]/[.C32]" office:value-type="percentage" office:value="0.931134026698289" calcext:value-type="percentage">
            <text:p>93.1%</text:p>
          </table:table-cell>
        </table:table-row>
        <table:table-row table:style-name="ro1">
          <table:table-cell table:formula="of:=VALUE([$prevalence_history_20210209_UK.A14])" office:value-type="date" office:date-value="2020-07-13" calcext:value-type="date">
            <text:p>13/07/20</text:p>
          </table:table-cell>
          <table:table-cell table:formula="of:=VALUE([$p_from_i_UK.A32])" office:value-type="date" office:date-value="2020-07-11" calcext:value-type="date">
            <text:p>11/07/20</text:p>
          </table:table-cell>
          <table:table-cell table:formula="of:=[$prevalence_history_20210209_UK.B14]" office:value-type="float" office:value="25067.9615313495" calcext:value-type="float">
            <text:p>25067.9615313495</text:p>
          </table:table-cell>
          <table:table-cell table:formula="of:=[$p_from_i_UK.C32]" office:value-type="float" office:value="23356.1227349847" calcext:value-type="float">
            <text:p>23356.1227349847</text:p>
          </table:table-cell>
          <table:table-cell table:formula="of:=[.D33]/[.C33]" office:value-type="percentage" office:value="0.931712086193207" calcext:value-type="percentage">
            <text:p>93.2%</text:p>
          </table:table-cell>
        </table:table-row>
        <table:table-row table:style-name="ro1">
          <table:table-cell table:formula="of:=VALUE([$prevalence_history_20210209_UK.A15])" office:value-type="date" office:date-value="2020-07-14" calcext:value-type="date">
            <text:p>14/07/20</text:p>
          </table:table-cell>
          <table:table-cell table:formula="of:=VALUE([$p_from_i_UK.A33])" office:value-type="date" office:date-value="2020-07-12" calcext:value-type="date">
            <text:p>12/07/20</text:p>
          </table:table-cell>
          <table:table-cell table:formula="of:=[$prevalence_history_20210209_UK.B15]" office:value-type="float" office:value="25625.2200086125" calcext:value-type="float">
            <text:p>25625.2200086125</text:p>
          </table:table-cell>
          <table:table-cell table:formula="of:=[$p_from_i_UK.C33]" office:value-type="float" office:value="23882.3264297063" calcext:value-type="float">
            <text:p>23882.3264297063</text:p>
          </table:table-cell>
          <table:table-cell table:formula="of:=[.D34]/[.C34]" office:value-type="percentage" office:value="0.931985224777761" calcext:value-type="percentage">
            <text:p>93.2%</text:p>
          </table:table-cell>
        </table:table-row>
        <table:table-row table:style-name="ro1">
          <table:table-cell table:formula="of:=VALUE([$prevalence_history_20210209_UK.A16])" office:value-type="date" office:date-value="2020-07-15" calcext:value-type="date">
            <text:p>15/07/20</text:p>
          </table:table-cell>
          <table:table-cell table:formula="of:=VALUE([$p_from_i_UK.A34])" office:value-type="date" office:date-value="2020-07-13" calcext:value-type="date">
            <text:p>13/07/20</text:p>
          </table:table-cell>
          <table:table-cell table:formula="of:=[$prevalence_history_20210209_UK.B16]" office:value-type="float" office:value="26137.081744148" calcext:value-type="float">
            <text:p>26137.081744148</text:p>
          </table:table-cell>
          <table:table-cell table:formula="of:=[$p_from_i_UK.C34]" office:value-type="float" office:value="24335.4267538448" calcext:value-type="float">
            <text:p>24335.4267538448</text:p>
          </table:table-cell>
          <table:table-cell table:formula="of:=[.D35]/[.C35]" office:value-type="percentage" office:value="0.931069007323031" calcext:value-type="percentage">
            <text:p>93.1%</text:p>
          </table:table-cell>
        </table:table-row>
        <table:table-row table:style-name="ro1">
          <table:table-cell table:formula="of:=VALUE([$prevalence_history_20210209_UK.A17])" office:value-type="date" office:date-value="2020-07-16" calcext:value-type="date">
            <text:p>16/07/20</text:p>
          </table:table-cell>
          <table:table-cell table:formula="of:=VALUE([$p_from_i_UK.A35])" office:value-type="date" office:date-value="2020-07-14" calcext:value-type="date">
            <text:p>14/07/20</text:p>
          </table:table-cell>
          <table:table-cell table:formula="of:=[$prevalence_history_20210209_UK.B17]" office:value-type="float" office:value="26553.1862618718" calcext:value-type="float">
            <text:p>26553.1862618718</text:p>
          </table:table-cell>
          <table:table-cell table:formula="of:=[$p_from_i_UK.C35]" office:value-type="float" office:value="24712.8500309383" calcext:value-type="float">
            <text:p>24712.8500309383</text:p>
          </table:table-cell>
          <table:table-cell table:formula="of:=[.D36]/[.C36]" office:value-type="percentage" office:value="0.930692452017479" calcext:value-type="percentage">
            <text:p>93.1%</text:p>
          </table:table-cell>
        </table:table-row>
        <table:table-row table:style-name="ro1">
          <table:table-cell table:formula="of:=VALUE([$prevalence_history_20210209_UK.A18])" office:value-type="date" office:date-value="2020-07-17" calcext:value-type="date">
            <text:p>17/07/20</text:p>
          </table:table-cell>
          <table:table-cell table:formula="of:=VALUE([$p_from_i_UK.A36])" office:value-type="date" office:date-value="2020-07-15" calcext:value-type="date">
            <text:p>15/07/20</text:p>
          </table:table-cell>
          <table:table-cell table:formula="of:=[$prevalence_history_20210209_UK.B18]" office:value-type="float" office:value="26953.496189447" calcext:value-type="float">
            <text:p>26953.496189447</text:p>
          </table:table-cell>
          <table:table-cell table:formula="of:=[$p_from_i_UK.C36]" office:value-type="float" office:value="25103.9781835141" calcext:value-type="float">
            <text:p>25103.9781835141</text:p>
          </table:table-cell>
          <table:table-cell table:formula="of:=[.D37]/[.C37]" office:value-type="percentage" office:value="0.931381146514973" calcext:value-type="percentage">
            <text:p>93.1%</text:p>
          </table:table-cell>
        </table:table-row>
        <table:table-row table:style-name="ro1">
          <table:table-cell table:formula="of:=VALUE([$prevalence_history_20210209_UK.A19])" office:value-type="date" office:date-value="2020-07-18" calcext:value-type="date">
            <text:p>18/07/20</text:p>
          </table:table-cell>
          <table:table-cell table:formula="of:=VALUE([$p_from_i_UK.A37])" office:value-type="date" office:date-value="2020-07-16" calcext:value-type="date">
            <text:p>16/07/20</text:p>
          </table:table-cell>
          <table:table-cell table:formula="of:=[$prevalence_history_20210209_UK.B19]" office:value-type="float" office:value="27081.2901852136" calcext:value-type="float">
            <text:p>27081.2901852136</text:p>
          </table:table-cell>
          <table:table-cell table:formula="of:=[$p_from_i_UK.C37]" office:value-type="float" office:value="25217.2554614269" calcext:value-type="float">
            <text:p>25217.2554614269</text:p>
          </table:table-cell>
          <table:table-cell table:formula="of:=[.D38]/[.C38]" office:value-type="percentage" office:value="0.931168909936039" calcext:value-type="percentage">
            <text:p>93.1%</text:p>
          </table:table-cell>
        </table:table-row>
        <table:table-row table:style-name="ro1">
          <table:table-cell table:formula="of:=VALUE([$prevalence_history_20210209_UK.A20])" office:value-type="date" office:date-value="2020-07-19" calcext:value-type="date">
            <text:p>19/07/20</text:p>
          </table:table-cell>
          <table:table-cell table:formula="of:=VALUE([$p_from_i_UK.A38])" office:value-type="date" office:date-value="2020-07-17" calcext:value-type="date">
            <text:p>17/07/20</text:p>
          </table:table-cell>
          <table:table-cell table:formula="of:=[$prevalence_history_20210209_UK.B20]" office:value-type="float" office:value="27390.541566058" calcext:value-type="float">
            <text:p>27390.541566058</text:p>
          </table:table-cell>
          <table:table-cell table:formula="of:=[$p_from_i_UK.C38]" office:value-type="float" office:value="25444.981938544" calcext:value-type="float">
            <text:p>25444.981938544</text:p>
          </table:table-cell>
          <table:table-cell table:formula="of:=[.D39]/[.C39]" office:value-type="percentage" office:value="0.928969654622495" calcext:value-type="percentage">
            <text:p>92.9%</text:p>
          </table:table-cell>
        </table:table-row>
        <table:table-row table:style-name="ro1">
          <table:table-cell table:formula="of:=VALUE([$prevalence_history_20210209_UK.A21])" office:value-type="date" office:date-value="2020-07-20" calcext:value-type="date">
            <text:p>20/07/20</text:p>
          </table:table-cell>
          <table:table-cell table:formula="of:=VALUE([$p_from_i_UK.A39])" office:value-type="date" office:date-value="2020-07-18" calcext:value-type="date">
            <text:p>18/07/20</text:p>
          </table:table-cell>
          <table:table-cell table:formula="of:=[$prevalence_history_20210209_UK.B21]" office:value-type="float" office:value="27607.4986522217" calcext:value-type="float">
            <text:p>27607.4986522217</text:p>
          </table:table-cell>
          <table:table-cell table:formula="of:=[$p_from_i_UK.C39]" office:value-type="float" office:value="25605.6097222415" calcext:value-type="float">
            <text:p>25605.6097222415</text:p>
          </table:table-cell>
          <table:table-cell table:formula="of:=[.D40]/[.C40]" office:value-type="percentage" office:value="0.927487493336558" calcext:value-type="percentage">
            <text:p>92.7%</text:p>
          </table:table-cell>
        </table:table-row>
        <table:table-row table:style-name="ro1">
          <table:table-cell table:formula="of:=VALUE([$prevalence_history_20210209_UK.A22])" office:value-type="date" office:date-value="2020-07-21" calcext:value-type="date">
            <text:p>21/07/20</text:p>
          </table:table-cell>
          <table:table-cell table:formula="of:=VALUE([$p_from_i_UK.A40])" office:value-type="date" office:date-value="2020-07-19" calcext:value-type="date">
            <text:p>19/07/20</text:p>
          </table:table-cell>
          <table:table-cell table:formula="of:=[$prevalence_history_20210209_UK.B22]" office:value-type="float" office:value="27750.3416608114" calcext:value-type="float">
            <text:p>27750.3416608114</text:p>
          </table:table-cell>
          <table:table-cell table:formula="of:=[$p_from_i_UK.C40]" office:value-type="float" office:value="25733.1934946442" calcext:value-type="float">
            <text:p>25733.1934946442</text:p>
          </table:table-cell>
          <table:table-cell table:formula="of:=[.D41]/[.C41]" office:value-type="percentage" office:value="0.927310870949896" calcext:value-type="percentage">
            <text:p>92.7%</text:p>
          </table:table-cell>
        </table:table-row>
        <table:table-row table:style-name="ro1">
          <table:table-cell table:formula="of:=VALUE([$prevalence_history_20210209_UK.A23])" office:value-type="date" office:date-value="2020-07-22" calcext:value-type="date">
            <text:p>22/07/20</text:p>
          </table:table-cell>
          <table:table-cell table:formula="of:=VALUE([$p_from_i_UK.A41])" office:value-type="date" office:date-value="2020-07-20" calcext:value-type="date">
            <text:p>20/07/20</text:p>
          </table:table-cell>
          <table:table-cell table:formula="of:=[$prevalence_history_20210209_UK.B23]" office:value-type="float" office:value="28115.320476951" calcext:value-type="float">
            <text:p>28115.320476951</text:p>
          </table:table-cell>
          <table:table-cell table:formula="of:=[$p_from_i_UK.C41]" office:value-type="float" office:value="26080.0780282659" calcext:value-type="float">
            <text:p>26080.0780282659</text:p>
          </table:table-cell>
          <table:table-cell table:formula="of:=[.D42]/[.C42]" office:value-type="percentage" office:value="0.927610910558405" calcext:value-type="percentage">
            <text:p>92.8%</text:p>
          </table:table-cell>
        </table:table-row>
        <table:table-row table:style-name="ro1">
          <table:table-cell table:formula="of:=VALUE([$prevalence_history_20210209_UK.A24])" office:value-type="date" office:date-value="2020-07-23" calcext:value-type="date">
            <text:p>23/07/20</text:p>
          </table:table-cell>
          <table:table-cell table:formula="of:=VALUE([$p_from_i_UK.A42])" office:value-type="date" office:date-value="2020-07-21" calcext:value-type="date">
            <text:p>21/07/20</text:p>
          </table:table-cell>
          <table:table-cell table:formula="of:=[$prevalence_history_20210209_UK.B24]" office:value-type="float" office:value="28312.9587246677" calcext:value-type="float">
            <text:p>28312.9587246677</text:p>
          </table:table-cell>
          <table:table-cell table:formula="of:=[$p_from_i_UK.C42]" office:value-type="float" office:value="26256.7660597226" calcext:value-type="float">
            <text:p>26256.7660597226</text:p>
          </table:table-cell>
          <table:table-cell table:formula="of:=[.D43]/[.C43]" office:value-type="percentage" office:value="0.927376270175761" calcext:value-type="percentage">
            <text:p>92.7%</text:p>
          </table:table-cell>
        </table:table-row>
        <table:table-row table:style-name="ro1">
          <table:table-cell table:formula="of:=VALUE([$prevalence_history_20210209_UK.A25])" office:value-type="date" office:date-value="2020-07-24" calcext:value-type="date">
            <text:p>24/07/20</text:p>
          </table:table-cell>
          <table:table-cell table:formula="of:=VALUE([$p_from_i_UK.A43])" office:value-type="date" office:date-value="2020-07-22" calcext:value-type="date">
            <text:p>22/07/20</text:p>
          </table:table-cell>
          <table:table-cell table:formula="of:=[$prevalence_history_20210209_UK.B25]" office:value-type="float" office:value="28407.513782813" calcext:value-type="float">
            <text:p>28407.513782813</text:p>
          </table:table-cell>
          <table:table-cell table:formula="of:=[$p_from_i_UK.C43]" office:value-type="float" office:value="26369.7048595077" calcext:value-type="float">
            <text:p>26369.7048595077</text:p>
          </table:table-cell>
          <table:table-cell table:formula="of:=[.D44]/[.C44]" office:value-type="percentage" office:value="0.928265143550218" calcext:value-type="percentage">
            <text:p>92.8%</text:p>
          </table:table-cell>
        </table:table-row>
        <table:table-row table:style-name="ro1">
          <table:table-cell table:formula="of:=VALUE([$prevalence_history_20210209_UK.A26])" office:value-type="date" office:date-value="2020-07-25" calcext:value-type="date">
            <text:p>25/07/20</text:p>
          </table:table-cell>
          <table:table-cell table:formula="of:=VALUE([$p_from_i_UK.A44])" office:value-type="date" office:date-value="2020-07-23" calcext:value-type="date">
            <text:p>23/07/20</text:p>
          </table:table-cell>
          <table:table-cell table:formula="of:=[$prevalence_history_20210209_UK.B26]" office:value-type="float" office:value="28415.5902153991" calcext:value-type="float">
            <text:p>28415.5902153991</text:p>
          </table:table-cell>
          <table:table-cell table:formula="of:=[$p_from_i_UK.C44]" office:value-type="float" office:value="26425.3232183636" calcext:value-type="float">
            <text:p>26425.3232183636</text:p>
          </table:table-cell>
          <table:table-cell table:formula="of:=[.D45]/[.C45]" office:value-type="percentage" office:value="0.929958625460578" calcext:value-type="percentage">
            <text:p>93.0%</text:p>
          </table:table-cell>
        </table:table-row>
        <table:table-row table:style-name="ro1">
          <table:table-cell table:formula="of:=VALUE([$prevalence_history_20210209_UK.A27])" office:value-type="date" office:date-value="2020-07-26" calcext:value-type="date">
            <text:p>26/07/20</text:p>
          </table:table-cell>
          <table:table-cell table:formula="of:=VALUE([$p_from_i_UK.A45])" office:value-type="date" office:date-value="2020-07-24" calcext:value-type="date">
            <text:p>24/07/20</text:p>
          </table:table-cell>
          <table:table-cell table:formula="of:=[$prevalence_history_20210209_UK.B27]" office:value-type="float" office:value="28598.2943898702" calcext:value-type="float">
            <text:p>28598.2943898702</text:p>
          </table:table-cell>
          <table:table-cell table:formula="of:=[$p_from_i_UK.C45]" office:value-type="float" office:value="26685.0145796277" calcext:value-type="float">
            <text:p>26685.0145796277</text:p>
          </table:table-cell>
          <table:table-cell table:formula="of:=[.D46]/[.C46]" office:value-type="percentage" office:value="0.933098114728121" calcext:value-type="percentage">
            <text:p>93.3%</text:p>
          </table:table-cell>
        </table:table-row>
        <table:table-row table:style-name="ro1">
          <table:table-cell table:formula="of:=VALUE([$prevalence_history_20210209_UK.A28])" office:value-type="date" office:date-value="2020-07-27" calcext:value-type="date">
            <text:p>27/07/20</text:p>
          </table:table-cell>
          <table:table-cell table:formula="of:=VALUE([$p_from_i_UK.A46])" office:value-type="date" office:date-value="2020-07-25" calcext:value-type="date">
            <text:p>25/07/20</text:p>
          </table:table-cell>
          <table:table-cell table:formula="of:=[$prevalence_history_20210209_UK.B28]" office:value-type="float" office:value="28650.126482893" calcext:value-type="float">
            <text:p>28650.126482893</text:p>
          </table:table-cell>
          <table:table-cell table:formula="of:=[$p_from_i_UK.C46]" office:value-type="float" office:value="26820.6273646485" calcext:value-type="float">
            <text:p>26820.6273646485</text:p>
          </table:table-cell>
          <table:table-cell table:formula="of:=[.D47]/[.C47]" office:value-type="percentage" office:value="0.93614341914557" calcext:value-type="percentage">
            <text:p>93.6%</text:p>
          </table:table-cell>
        </table:table-row>
        <table:table-row table:style-name="ro1">
          <table:table-cell table:formula="of:=VALUE([$prevalence_history_20210209_UK.A29])" office:value-type="date" office:date-value="2020-07-28" calcext:value-type="date">
            <text:p>28/07/20</text:p>
          </table:table-cell>
          <table:table-cell table:formula="of:=VALUE([$p_from_i_UK.A47])" office:value-type="date" office:date-value="2020-07-26" calcext:value-type="date">
            <text:p>26/07/20</text:p>
          </table:table-cell>
          <table:table-cell table:formula="of:=[$prevalence_history_20210209_UK.B29]" office:value-type="float" office:value="28638.0596094259" calcext:value-type="float">
            <text:p>28638.0596094259</text:p>
          </table:table-cell>
          <table:table-cell table:formula="of:=[$p_from_i_UK.C47]" office:value-type="float" office:value="26864.7191954418" calcext:value-type="float">
            <text:p>26864.7191954418</text:p>
          </table:table-cell>
          <table:table-cell table:formula="of:=[.D48]/[.C48]" office:value-type="percentage" office:value="0.938077494139986" calcext:value-type="percentage">
            <text:p>93.8%</text:p>
          </table:table-cell>
        </table:table-row>
        <table:table-row table:style-name="ro1">
          <table:table-cell table:formula="of:=VALUE([$prevalence_history_20210209_UK.A30])" office:value-type="date" office:date-value="2020-07-29" calcext:value-type="date">
            <text:p>29/07/20</text:p>
          </table:table-cell>
          <table:table-cell table:formula="of:=VALUE([$p_from_i_UK.A48])" office:value-type="date" office:date-value="2020-07-27" calcext:value-type="date">
            <text:p>27/07/20</text:p>
          </table:table-cell>
          <table:table-cell table:formula="of:=[$prevalence_history_20210209_UK.B30]" office:value-type="float" office:value="28339.2983761692" calcext:value-type="float">
            <text:p>28339.2983761692</text:p>
          </table:table-cell>
          <table:table-cell table:formula="of:=[$p_from_i_UK.C48]" office:value-type="float" office:value="26593.8858181663" calcext:value-type="float">
            <text:p>26593.8858181663</text:p>
          </table:table-cell>
          <table:table-cell table:formula="of:=[.D49]/[.C49]" office:value-type="percentage" office:value="0.938410170398903" calcext:value-type="percentage">
            <text:p>93.8%</text:p>
          </table:table-cell>
        </table:table-row>
        <table:table-row table:style-name="ro1">
          <table:table-cell table:formula="of:=VALUE([$prevalence_history_20210209_UK.A31])" office:value-type="date" office:date-value="2020-07-30" calcext:value-type="date">
            <text:p>30/07/20</text:p>
          </table:table-cell>
          <table:table-cell table:formula="of:=VALUE([$p_from_i_UK.A49])" office:value-type="date" office:date-value="2020-07-28" calcext:value-type="date">
            <text:p>28/07/20</text:p>
          </table:table-cell>
          <table:table-cell table:formula="of:=[$prevalence_history_20210209_UK.B31]" office:value-type="float" office:value="28118.6164999871" calcext:value-type="float">
            <text:p>28118.6164999871</text:p>
          </table:table-cell>
          <table:table-cell table:formula="of:=[$p_from_i_UK.C49]" office:value-type="float" office:value="26465.6868814476" calcext:value-type="float">
            <text:p>26465.6868814476</text:p>
          </table:table-cell>
          <table:table-cell table:formula="of:=[.D50]/[.C50]" office:value-type="percentage" office:value="0.941215826940125" calcext:value-type="percentage">
            <text:p>94.1%</text:p>
          </table:table-cell>
        </table:table-row>
        <table:table-row table:style-name="ro1">
          <table:table-cell table:formula="of:=VALUE([$prevalence_history_20210209_UK.A32])" office:value-type="date" office:date-value="2020-07-31" calcext:value-type="date">
            <text:p>31/07/20</text:p>
          </table:table-cell>
          <table:table-cell table:formula="of:=VALUE([$p_from_i_UK.A50])" office:value-type="date" office:date-value="2020-07-29" calcext:value-type="date">
            <text:p>29/07/20</text:p>
          </table:table-cell>
          <table:table-cell table:formula="of:=[$prevalence_history_20210209_UK.B32]" office:value-type="float" office:value="28094.4353497295" calcext:value-type="float">
            <text:p>28094.4353497295</text:p>
          </table:table-cell>
          <table:table-cell table:formula="of:=[$p_from_i_UK.C50]" office:value-type="float" office:value="26531.8007886826" calcext:value-type="float">
            <text:p>26531.8007886826</text:p>
          </table:table-cell>
          <table:table-cell table:formula="of:=[.D51]/[.C51]" office:value-type="percentage" office:value="0.944379214545704" calcext:value-type="percentage">
            <text:p>94.4%</text:p>
          </table:table-cell>
        </table:table-row>
        <table:table-row table:style-name="ro1">
          <table:table-cell table:formula="of:=VALUE([$prevalence_history_20210209_UK.A33])" office:value-type="date" office:date-value="2020-08-01" calcext:value-type="date">
            <text:p>01/08/20</text:p>
          </table:table-cell>
          <table:table-cell table:formula="of:=VALUE([$p_from_i_UK.A51])" office:value-type="date" office:date-value="2020-07-30" calcext:value-type="date">
            <text:p>30/07/20</text:p>
          </table:table-cell>
          <table:table-cell table:formula="of:=[$prevalence_history_20210209_UK.B33]" office:value-type="float" office:value="27996.1947962459" calcext:value-type="float">
            <text:p>27996.1947962459</text:p>
          </table:table-cell>
          <table:table-cell table:formula="of:=[$p_from_i_UK.C51]" office:value-type="float" office:value="26501.5664832608" calcext:value-type="float">
            <text:p>26501.5664832608</text:p>
          </table:table-cell>
          <table:table-cell table:formula="of:=[.D52]/[.C52]" office:value-type="percentage" office:value="0.946613162114963" calcext:value-type="percentage">
            <text:p>94.7%</text:p>
          </table:table-cell>
        </table:table-row>
        <table:table-row table:style-name="ro1">
          <table:table-cell table:formula="of:=VALUE([$prevalence_history_20210209_UK.A34])" office:value-type="date" office:date-value="2020-08-02" calcext:value-type="date">
            <text:p>02/08/20</text:p>
          </table:table-cell>
          <table:table-cell table:formula="of:=VALUE([$p_from_i_UK.A52])" office:value-type="date" office:date-value="2020-07-31" calcext:value-type="date">
            <text:p>31/07/20</text:p>
          </table:table-cell>
          <table:table-cell table:formula="of:=[$prevalence_history_20210209_UK.B34]" office:value-type="float" office:value="27664.7303954104" calcext:value-type="float">
            <text:p>27664.7303954104</text:p>
          </table:table-cell>
          <table:table-cell table:formula="of:=[$p_from_i_UK.C52]" office:value-type="float" office:value="26233.309174132" calcext:value-type="float">
            <text:p>26233.309174132</text:p>
          </table:table-cell>
          <table:table-cell table:formula="of:=[.D53]/[.C53]" office:value-type="percentage" office:value="0.948258262386108" calcext:value-type="percentage">
            <text:p>94.8%</text:p>
          </table:table-cell>
        </table:table-row>
        <table:table-row table:style-name="ro1">
          <table:table-cell table:formula="of:=VALUE([$prevalence_history_20210209_UK.A35])" office:value-type="date" office:date-value="2020-08-03" calcext:value-type="date">
            <text:p>03/08/20</text:p>
          </table:table-cell>
          <table:table-cell table:formula="of:=VALUE([$p_from_i_UK.A53])" office:value-type="date" office:date-value="2020-08-01" calcext:value-type="date">
            <text:p>01/08/20</text:p>
          </table:table-cell>
          <table:table-cell table:formula="of:=[$prevalence_history_20210209_UK.B35]" office:value-type="float" office:value="27237.1207508618" calcext:value-type="float">
            <text:p>27237.1207508618</text:p>
          </table:table-cell>
          <table:table-cell table:formula="of:=[$p_from_i_UK.C53]" office:value-type="float" office:value="25885.3561024788" calcext:value-type="float">
            <text:p>25885.3561024788</text:p>
          </table:table-cell>
          <table:table-cell table:formula="of:=[.D54]/[.C54]" office:value-type="percentage" office:value="0.950370501318858" calcext:value-type="percentage">
            <text:p>95.0%</text:p>
          </table:table-cell>
        </table:table-row>
        <table:table-row table:style-name="ro1">
          <table:table-cell table:formula="of:=VALUE([$prevalence_history_20210209_UK.A36])" office:value-type="date" office:date-value="2020-08-04" calcext:value-type="date">
            <text:p>04/08/20</text:p>
          </table:table-cell>
          <table:table-cell table:formula="of:=VALUE([$p_from_i_UK.A54])" office:value-type="date" office:date-value="2020-08-02" calcext:value-type="date">
            <text:p>02/08/20</text:p>
          </table:table-cell>
          <table:table-cell table:formula="of:=[$prevalence_history_20210209_UK.B36]" office:value-type="float" office:value="26694.4208951435" calcext:value-type="float">
            <text:p>26694.4208951435</text:p>
          </table:table-cell>
          <table:table-cell table:formula="of:=[$p_from_i_UK.C54]" office:value-type="float" office:value="25381.2543541592" calcext:value-type="float">
            <text:p>25381.2543541592</text:p>
          </table:table-cell>
          <table:table-cell table:formula="of:=[.D55]/[.C55]" office:value-type="percentage" office:value="0.950807453507141" calcext:value-type="percentage">
            <text:p>95.1%</text:p>
          </table:table-cell>
        </table:table-row>
        <table:table-row table:style-name="ro1">
          <table:table-cell table:formula="of:=VALUE([$prevalence_history_20210209_UK.A37])" office:value-type="date" office:date-value="2020-08-05" calcext:value-type="date">
            <text:p>05/08/20</text:p>
          </table:table-cell>
          <table:table-cell table:formula="of:=VALUE([$p_from_i_UK.A55])" office:value-type="date" office:date-value="2020-08-03" calcext:value-type="date">
            <text:p>03/08/20</text:p>
          </table:table-cell>
          <table:table-cell table:formula="of:=[$prevalence_history_20210209_UK.B37]" office:value-type="float" office:value="26271.6395197379" calcext:value-type="float">
            <text:p>26271.6395197379</text:p>
          </table:table-cell>
          <table:table-cell table:formula="of:=[$p_from_i_UK.C55]" office:value-type="float" office:value="24918.8390696946" calcext:value-type="float">
            <text:p>24918.8390696946</text:p>
          </table:table-cell>
          <table:table-cell table:formula="of:=[.D56]/[.C56]" office:value-type="percentage" office:value="0.948507193507016" calcext:value-type="percentage">
            <text:p>94.9%</text:p>
          </table:table-cell>
        </table:table-row>
        <table:table-row table:style-name="ro1">
          <table:table-cell table:formula="of:=VALUE([$prevalence_history_20210209_UK.A38])" office:value-type="date" office:date-value="2020-08-06" calcext:value-type="date">
            <text:p>06/08/20</text:p>
          </table:table-cell>
          <table:table-cell table:formula="of:=VALUE([$p_from_i_UK.A56])" office:value-type="date" office:date-value="2020-08-04" calcext:value-type="date">
            <text:p>04/08/20</text:p>
          </table:table-cell>
          <table:table-cell table:formula="of:=[$prevalence_history_20210209_UK.B38]" office:value-type="float" office:value="25808.7496825545" calcext:value-type="float">
            <text:p>25808.7496825545</text:p>
          </table:table-cell>
          <table:table-cell table:formula="of:=[$p_from_i_UK.C56]" office:value-type="float" office:value="24415.6089433275" calcext:value-type="float">
            <text:p>24415.6089433275</text:p>
          </table:table-cell>
          <table:table-cell table:formula="of:=[.D57]/[.C57]" office:value-type="percentage" office:value="0.946020603230977" calcext:value-type="percentage">
            <text:p>94.6%</text:p>
          </table:table-cell>
        </table:table-row>
        <table:table-row table:style-name="ro1">
          <table:table-cell table:formula="of:=VALUE([$prevalence_history_20210209_UK.A39])" office:value-type="date" office:date-value="2020-08-07" calcext:value-type="date">
            <text:p>07/08/20</text:p>
          </table:table-cell>
          <table:table-cell table:formula="of:=VALUE([$p_from_i_UK.A57])" office:value-type="date" office:date-value="2020-08-05" calcext:value-type="date">
            <text:p>05/08/20</text:p>
          </table:table-cell>
          <table:table-cell table:formula="of:=[$prevalence_history_20210209_UK.B39]" office:value-type="float" office:value="25363.1482480489" calcext:value-type="float">
            <text:p>25363.1482480489</text:p>
          </table:table-cell>
          <table:table-cell table:formula="of:=[$p_from_i_UK.C57]" office:value-type="float" office:value="23952.9732288207" calcext:value-type="float">
            <text:p>23952.9732288207</text:p>
          </table:table-cell>
          <table:table-cell table:formula="of:=[.D58]/[.C58]" office:value-type="percentage" office:value="0.944400631757665" calcext:value-type="percentage">
            <text:p>94.4%</text:p>
          </table:table-cell>
        </table:table-row>
        <table:table-row table:style-name="ro1">
          <table:table-cell table:formula="of:=VALUE([$prevalence_history_20210209_UK.A40])" office:value-type="date" office:date-value="2020-08-08" calcext:value-type="date">
            <text:p>08/08/20</text:p>
          </table:table-cell>
          <table:table-cell table:formula="of:=VALUE([$p_from_i_UK.A58])" office:value-type="date" office:date-value="2020-08-06" calcext:value-type="date">
            <text:p>06/08/20</text:p>
          </table:table-cell>
          <table:table-cell table:formula="of:=[$prevalence_history_20210209_UK.B40]" office:value-type="float" office:value="24851.5324043672" calcext:value-type="float">
            <text:p>24851.5324043672</text:p>
          </table:table-cell>
          <table:table-cell table:formula="of:=[$p_from_i_UK.C58]" office:value-type="float" office:value="23413.5729672031" calcext:value-type="float">
            <text:p>23413.5729672031</text:p>
          </table:table-cell>
          <table:table-cell table:formula="of:=[.D59]/[.C59]" office:value-type="percentage" office:value="0.942137997216163" calcext:value-type="percentage">
            <text:p>94.2%</text:p>
          </table:table-cell>
        </table:table-row>
        <table:table-row table:style-name="ro1">
          <table:table-cell table:formula="of:=VALUE([$prevalence_history_20210209_UK.A41])" office:value-type="date" office:date-value="2020-08-09" calcext:value-type="date">
            <text:p>09/08/20</text:p>
          </table:table-cell>
          <table:table-cell table:formula="of:=VALUE([$p_from_i_UK.A59])" office:value-type="date" office:date-value="2020-08-07" calcext:value-type="date">
            <text:p>07/08/20</text:p>
          </table:table-cell>
          <table:table-cell table:formula="of:=[$prevalence_history_20210209_UK.B41]" office:value-type="float" office:value="24460.5608867223" calcext:value-type="float">
            <text:p>24460.5608867223</text:p>
          </table:table-cell>
          <table:table-cell table:formula="of:=[$p_from_i_UK.C59]" office:value-type="float" office:value="22957.585846641" calcext:value-type="float">
            <text:p>22957.585846641</text:p>
          </table:table-cell>
          <table:table-cell table:formula="of:=[.D60]/[.C60]" office:value-type="percentage" office:value="0.938555168581717" calcext:value-type="percentage">
            <text:p>93.9%</text:p>
          </table:table-cell>
        </table:table-row>
        <table:table-row table:style-name="ro1">
          <table:table-cell table:formula="of:=VALUE([$prevalence_history_20210209_UK.A42])" office:value-type="date" office:date-value="2020-08-10" calcext:value-type="date">
            <text:p>10/08/20</text:p>
          </table:table-cell>
          <table:table-cell table:formula="of:=VALUE([$p_from_i_UK.A60])" office:value-type="date" office:date-value="2020-08-08" calcext:value-type="date">
            <text:p>08/08/20</text:p>
          </table:table-cell>
          <table:table-cell table:formula="of:=[$prevalence_history_20210209_UK.B42]" office:value-type="float" office:value="24084.1084877824" calcext:value-type="float">
            <text:p>24084.1084877824</text:p>
          </table:table-cell>
          <table:table-cell table:formula="of:=[$p_from_i_UK.C60]" office:value-type="float" office:value="22525.065669346" calcext:value-type="float">
            <text:p>22525.065669346</text:p>
          </table:table-cell>
          <table:table-cell table:formula="of:=[.D61]/[.C61]" office:value-type="percentage" office:value="0.935266741584922" calcext:value-type="percentage">
            <text:p>93.5%</text:p>
          </table:table-cell>
        </table:table-row>
        <table:table-row table:style-name="ro1">
          <table:table-cell table:formula="of:=VALUE([$prevalence_history_20210209_UK.A43])" office:value-type="date" office:date-value="2020-08-11" calcext:value-type="date">
            <text:p>11/08/20</text:p>
          </table:table-cell>
          <table:table-cell table:formula="of:=VALUE([$p_from_i_UK.A61])" office:value-type="date" office:date-value="2020-08-09" calcext:value-type="date">
            <text:p>09/08/20</text:p>
          </table:table-cell>
          <table:table-cell table:formula="of:=[$prevalence_history_20210209_UK.B43]" office:value-type="float" office:value="23388.088225698" calcext:value-type="float">
            <text:p>23388.088225698</text:p>
          </table:table-cell>
          <table:table-cell table:formula="of:=[$p_from_i_UK.C61]" office:value-type="float" office:value="21750.6883149811" calcext:value-type="float">
            <text:p>21750.6883149811</text:p>
          </table:table-cell>
          <table:table-cell table:formula="of:=[.D62]/[.C62]" office:value-type="percentage" office:value="0.929990006240964" calcext:value-type="percentage">
            <text:p>93.0%</text:p>
          </table:table-cell>
        </table:table-row>
        <table:table-row table:style-name="ro1">
          <table:table-cell table:formula="of:=VALUE([$prevalence_history_20210209_UK.A44])" office:value-type="date" office:date-value="2020-08-12" calcext:value-type="date">
            <text:p>12/08/20</text:p>
          </table:table-cell>
          <table:table-cell table:formula="of:=VALUE([$p_from_i_UK.A62])" office:value-type="date" office:date-value="2020-08-10" calcext:value-type="date">
            <text:p>10/08/20</text:p>
          </table:table-cell>
          <table:table-cell table:formula="of:=[$prevalence_history_20210209_UK.B44]" office:value-type="float" office:value="22737.3731759515" calcext:value-type="float">
            <text:p>22737.3731759515</text:p>
          </table:table-cell>
          <table:table-cell table:formula="of:=[$p_from_i_UK.C62]" office:value-type="float" office:value="21042.194656359" calcext:value-type="float">
            <text:p>21042.194656359</text:p>
          </table:table-cell>
          <table:table-cell table:formula="of:=[.D63]/[.C63]" office:value-type="percentage" office:value="0.925445278727913" calcext:value-type="percentage">
            <text:p>92.5%</text:p>
          </table:table-cell>
        </table:table-row>
        <table:table-row table:style-name="ro1">
          <table:table-cell table:formula="of:=VALUE([$prevalence_history_20210209_UK.A45])" office:value-type="date" office:date-value="2020-08-13" calcext:value-type="date">
            <text:p>13/08/20</text:p>
          </table:table-cell>
          <table:table-cell table:formula="of:=VALUE([$p_from_i_UK.A63])" office:value-type="date" office:date-value="2020-08-11" calcext:value-type="date">
            <text:p>11/08/20</text:p>
          </table:table-cell>
          <table:table-cell table:formula="of:=[$prevalence_history_20210209_UK.B45]" office:value-type="float" office:value="22213.3963862882" calcext:value-type="float">
            <text:p>22213.3963862882</text:p>
          </table:table-cell>
          <table:table-cell table:formula="of:=[$p_from_i_UK.C63]" office:value-type="float" office:value="20453.2261626324" calcext:value-type="float">
            <text:p>20453.2261626324</text:p>
          </table:table-cell>
          <table:table-cell table:formula="of:=[.D64]/[.C64]" office:value-type="percentage" office:value="0.920760869114895" calcext:value-type="percentage">
            <text:p>92.1%</text:p>
          </table:table-cell>
        </table:table-row>
        <table:table-row table:style-name="ro1">
          <table:table-cell table:formula="of:=VALUE([$prevalence_history_20210209_UK.A46])" office:value-type="date" office:date-value="2020-08-14" calcext:value-type="date">
            <text:p>14/08/20</text:p>
          </table:table-cell>
          <table:table-cell table:formula="of:=VALUE([$p_from_i_UK.A64])" office:value-type="date" office:date-value="2020-08-12" calcext:value-type="date">
            <text:p>12/08/20</text:p>
          </table:table-cell>
          <table:table-cell table:formula="of:=[$prevalence_history_20210209_UK.B46]" office:value-type="float" office:value="21456.246309414" calcext:value-type="float">
            <text:p>21456.246309414</text:p>
          </table:table-cell>
          <table:table-cell table:formula="of:=[$p_from_i_UK.C64]" office:value-type="float" office:value="19680.4860811869" calcext:value-type="float">
            <text:p>19680.4860811869</text:p>
          </table:table-cell>
          <table:table-cell table:formula="of:=[.D65]/[.C65]" office:value-type="percentage" office:value="0.917238075914146" calcext:value-type="percentage">
            <text:p>91.7%</text:p>
          </table:table-cell>
        </table:table-row>
        <table:table-row table:style-name="ro1">
          <table:table-cell table:formula="of:=VALUE([$prevalence_history_20210209_UK.A47])" office:value-type="date" office:date-value="2020-08-15" calcext:value-type="date">
            <text:p>15/08/20</text:p>
          </table:table-cell>
          <table:table-cell table:formula="of:=VALUE([$p_from_i_UK.A65])" office:value-type="date" office:date-value="2020-08-13" calcext:value-type="date">
            <text:p>13/08/20</text:p>
          </table:table-cell>
          <table:table-cell table:formula="of:=[$prevalence_history_20210209_UK.B47]" office:value-type="float" office:value="20746.1600736213" calcext:value-type="float">
            <text:p>20746.1600736213</text:p>
          </table:table-cell>
          <table:table-cell table:formula="of:=[$p_from_i_UK.C65]" office:value-type="float" office:value="18972.6688308444" calcext:value-type="float">
            <text:p>18972.6688308444</text:p>
          </table:table-cell>
          <table:table-cell table:formula="of:=[.D66]/[.C66]" office:value-type="percentage" office:value="0.914514722894099" calcext:value-type="percentage">
            <text:p>91.5%</text:p>
          </table:table-cell>
        </table:table-row>
        <table:table-row table:style-name="ro1">
          <table:table-cell table:formula="of:=VALUE([$prevalence_history_20210209_UK.A48])" office:value-type="date" office:date-value="2020-08-16" calcext:value-type="date">
            <text:p>16/08/20</text:p>
          </table:table-cell>
          <table:table-cell table:formula="of:=VALUE([$p_from_i_UK.A66])" office:value-type="date" office:date-value="2020-08-14" calcext:value-type="date">
            <text:p>14/08/20</text:p>
          </table:table-cell>
          <table:table-cell table:formula="of:=[$prevalence_history_20210209_UK.B48]" office:value-type="float" office:value="20120.3543175623" calcext:value-type="float">
            <text:p>20120.3543175623</text:p>
          </table:table-cell>
          <table:table-cell table:formula="of:=[$p_from_i_UK.C66]" office:value-type="float" office:value="18380.5914771792" calcext:value-type="float">
            <text:p>18380.5914771792</text:p>
          </table:table-cell>
          <table:table-cell table:formula="of:=[.D67]/[.C67]" office:value-type="percentage" office:value="0.913532196653986" calcext:value-type="percentage">
            <text:p>91.4%</text:p>
          </table:table-cell>
        </table:table-row>
        <table:table-row table:style-name="ro1">
          <table:table-cell table:formula="of:=VALUE([$prevalence_history_20210209_UK.A49])" office:value-type="date" office:date-value="2020-08-17" calcext:value-type="date">
            <text:p>17/08/20</text:p>
          </table:table-cell>
          <table:table-cell table:formula="of:=VALUE([$p_from_i_UK.A67])" office:value-type="date" office:date-value="2020-08-15" calcext:value-type="date">
            <text:p>15/08/20</text:p>
          </table:table-cell>
          <table:table-cell table:formula="of:=[$prevalence_history_20210209_UK.B49]" office:value-type="float" office:value="19634.8973260227" calcext:value-type="float">
            <text:p>19634.8973260227</text:p>
          </table:table-cell>
          <table:table-cell table:formula="of:=[$p_from_i_UK.C67]" office:value-type="float" office:value="17934.1403714683" calcext:value-type="float">
            <text:p>17934.1403714683</text:p>
          </table:table-cell>
          <table:table-cell table:formula="of:=[.D68]/[.C68]" office:value-type="percentage" office:value="0.913380909188644" calcext:value-type="percentage">
            <text:p>91.3%</text:p>
          </table:table-cell>
        </table:table-row>
        <table:table-row table:style-name="ro1">
          <table:table-cell table:formula="of:=VALUE([$prevalence_history_20210209_UK.A50])" office:value-type="date" office:date-value="2020-08-18" calcext:value-type="date">
            <text:p>18/08/20</text:p>
          </table:table-cell>
          <table:table-cell table:formula="of:=VALUE([$p_from_i_UK.A68])" office:value-type="date" office:date-value="2020-08-16" calcext:value-type="date">
            <text:p>16/08/20</text:p>
          </table:table-cell>
          <table:table-cell table:formula="of:=[$prevalence_history_20210209_UK.B50]" office:value-type="float" office:value="19094.3198175731" calcext:value-type="float">
            <text:p>19094.3198175731</text:p>
          </table:table-cell>
          <table:table-cell table:formula="of:=[$p_from_i_UK.C68]" office:value-type="float" office:value="17450.6728585889" calcext:value-type="float">
            <text:p>17450.6728585889</text:p>
          </table:table-cell>
          <table:table-cell table:formula="of:=[.D69]/[.C69]" office:value-type="percentage" office:value="0.913919585788466" calcext:value-type="percentage">
            <text:p>91.4%</text:p>
          </table:table-cell>
        </table:table-row>
        <table:table-row table:style-name="ro1">
          <table:table-cell table:formula="of:=VALUE([$prevalence_history_20210209_UK.A51])" office:value-type="date" office:date-value="2020-08-19" calcext:value-type="date">
            <text:p>19/08/20</text:p>
          </table:table-cell>
          <table:table-cell table:formula="of:=VALUE([$p_from_i_UK.A69])" office:value-type="date" office:date-value="2020-08-17" calcext:value-type="date">
            <text:p>17/08/20</text:p>
          </table:table-cell>
          <table:table-cell table:formula="of:=[$prevalence_history_20210209_UK.B51]" office:value-type="float" office:value="18493.015496601" calcext:value-type="float">
            <text:p>18493.015496601</text:p>
          </table:table-cell>
          <table:table-cell table:formula="of:=[$p_from_i_UK.C69]" office:value-type="float" office:value="16899.1400158241" calcext:value-type="float">
            <text:p>16899.1400158241</text:p>
          </table:table-cell>
          <table:table-cell table:formula="of:=[.D70]/[.C70]" office:value-type="percentage" office:value="0.913812029137711" calcext:value-type="percentage">
            <text:p>91.4%</text:p>
          </table:table-cell>
        </table:table-row>
        <table:table-row table:style-name="ro1">
          <table:table-cell table:formula="of:=VALUE([$prevalence_history_20210209_UK.A52])" office:value-type="date" office:date-value="2020-08-20" calcext:value-type="date">
            <text:p>20/08/20</text:p>
          </table:table-cell>
          <table:table-cell table:formula="of:=VALUE([$p_from_i_UK.A70])" office:value-type="date" office:date-value="2020-08-18" calcext:value-type="date">
            <text:p>18/08/20</text:p>
          </table:table-cell>
          <table:table-cell table:formula="of:=[$prevalence_history_20210209_UK.B52]" office:value-type="float" office:value="18042.5515226595" calcext:value-type="float">
            <text:p>18042.5515226595</text:p>
          </table:table-cell>
          <table:table-cell table:formula="of:=[$p_from_i_UK.C70]" office:value-type="float" office:value="16501.5893405176" calcext:value-type="float">
            <text:p>16501.5893405176</text:p>
          </table:table-cell>
          <table:table-cell table:formula="of:=[.D71]/[.C71]" office:value-type="percentage" office:value="0.914592890024085" calcext:value-type="percentage">
            <text:p>91.5%</text:p>
          </table:table-cell>
        </table:table-row>
        <table:table-row table:style-name="ro1">
          <table:table-cell table:formula="of:=VALUE([$prevalence_history_20210209_UK.A53])" office:value-type="date" office:date-value="2020-08-21" calcext:value-type="date">
            <text:p>21/08/20</text:p>
          </table:table-cell>
          <table:table-cell table:formula="of:=VALUE([$p_from_i_UK.A71])" office:value-type="date" office:date-value="2020-08-19" calcext:value-type="date">
            <text:p>19/08/20</text:p>
          </table:table-cell>
          <table:table-cell table:formula="of:=[$prevalence_history_20210209_UK.B53]" office:value-type="float" office:value="17884.4798303116" calcext:value-type="float">
            <text:p>17884.4798303116</text:p>
          </table:table-cell>
          <table:table-cell table:formula="of:=[$p_from_i_UK.C71]" office:value-type="float" office:value="16408.635529431" calcext:value-type="float">
            <text:p>16408.635529431</text:p>
          </table:table-cell>
          <table:table-cell table:formula="of:=[.D72]/[.C72]" office:value-type="percentage" office:value="0.917479048041461" calcext:value-type="percentage">
            <text:p>91.7%</text:p>
          </table:table-cell>
        </table:table-row>
        <table:table-row table:style-name="ro1">
          <table:table-cell table:formula="of:=VALUE([$prevalence_history_20210209_UK.A54])" office:value-type="date" office:date-value="2020-08-22" calcext:value-type="date">
            <text:p>22/08/20</text:p>
          </table:table-cell>
          <table:table-cell table:formula="of:=VALUE([$p_from_i_UK.A72])" office:value-type="date" office:date-value="2020-08-20" calcext:value-type="date">
            <text:p>20/08/20</text:p>
          </table:table-cell>
          <table:table-cell table:formula="of:=[$prevalence_history_20210209_UK.B54]" office:value-type="float" office:value="17724.849665501" calcext:value-type="float">
            <text:p>17724.849665501</text:p>
          </table:table-cell>
          <table:table-cell table:formula="of:=[$p_from_i_UK.C72]" office:value-type="float" office:value="16318.1099855952" calcext:value-type="float">
            <text:p>16318.1099855952</text:p>
          </table:table-cell>
          <table:table-cell table:formula="of:=[.D73]/[.C73]" office:value-type="percentage" office:value="0.920634605852606" calcext:value-type="percentage">
            <text:p>92.1%</text:p>
          </table:table-cell>
        </table:table-row>
        <table:table-row table:style-name="ro1">
          <table:table-cell table:formula="of:=VALUE([$prevalence_history_20210209_UK.A55])" office:value-type="date" office:date-value="2020-08-23" calcext:value-type="date">
            <text:p>23/08/20</text:p>
          </table:table-cell>
          <table:table-cell table:formula="of:=VALUE([$p_from_i_UK.A73])" office:value-type="date" office:date-value="2020-08-21" calcext:value-type="date">
            <text:p>21/08/20</text:p>
          </table:table-cell>
          <table:table-cell table:formula="of:=[$prevalence_history_20210209_UK.B55]" office:value-type="float" office:value="17636.5260904975" calcext:value-type="float">
            <text:p>17636.5260904975</text:p>
          </table:table-cell>
          <table:table-cell table:formula="of:=[$p_from_i_UK.C73]" office:value-type="float" office:value="16313.2366434797" calcext:value-type="float">
            <text:p>16313.2366434797</text:p>
          </table:table-cell>
          <table:table-cell table:formula="of:=[.D74]/[.C74]" office:value-type="percentage" office:value="0.924968815274183" calcext:value-type="percentage">
            <text:p>92.5%</text:p>
          </table:table-cell>
        </table:table-row>
        <table:table-row table:style-name="ro1">
          <table:table-cell table:formula="of:=VALUE([$prevalence_history_20210209_UK.A56])" office:value-type="date" office:date-value="2020-08-24" calcext:value-type="date">
            <text:p>24/08/20</text:p>
          </table:table-cell>
          <table:table-cell table:formula="of:=VALUE([$p_from_i_UK.A74])" office:value-type="date" office:date-value="2020-08-22" calcext:value-type="date">
            <text:p>22/08/20</text:p>
          </table:table-cell>
          <table:table-cell table:formula="of:=[$prevalence_history_20210209_UK.B56]" office:value-type="float" office:value="17527.1564788583" calcext:value-type="float">
            <text:p>17527.1564788583</text:p>
          </table:table-cell>
          <table:table-cell table:formula="of:=[$p_from_i_UK.C74]" office:value-type="float" office:value="16261.6334745007" calcext:value-type="float">
            <text:p>16261.6334745007</text:p>
          </table:table-cell>
          <table:table-cell table:formula="of:=[.D75]/[.C75]" office:value-type="percentage" office:value="0.927796445140197" calcext:value-type="percentage">
            <text:p>92.8%</text:p>
          </table:table-cell>
        </table:table-row>
        <table:table-row table:style-name="ro1">
          <table:table-cell table:formula="of:=VALUE([$prevalence_history_20210209_UK.A57])" office:value-type="date" office:date-value="2020-08-25" calcext:value-type="date">
            <text:p>25/08/20</text:p>
          </table:table-cell>
          <table:table-cell table:formula="of:=VALUE([$p_from_i_UK.A75])" office:value-type="date" office:date-value="2020-08-23" calcext:value-type="date">
            <text:p>23/08/20</text:p>
          </table:table-cell>
          <table:table-cell table:formula="of:=[$prevalence_history_20210209_UK.B57]" office:value-type="float" office:value="17411.2016248822" calcext:value-type="float">
            <text:p>17411.2016248822</text:p>
          </table:table-cell>
          <table:table-cell table:formula="of:=[$p_from_i_UK.C75]" office:value-type="float" office:value="16228.3908392244" calcext:value-type="float">
            <text:p>16228.3908392244</text:p>
          </table:table-cell>
          <table:table-cell table:formula="of:=[.D76]/[.C76]" office:value-type="percentage" office:value="0.932066102550472" calcext:value-type="percentage">
            <text:p>93.2%</text:p>
          </table:table-cell>
        </table:table-row>
        <table:table-row table:style-name="ro1">
          <table:table-cell table:formula="of:=VALUE([$prevalence_history_20210209_UK.A58])" office:value-type="date" office:date-value="2020-08-26" calcext:value-type="date">
            <text:p>26/08/20</text:p>
          </table:table-cell>
          <table:table-cell table:formula="of:=VALUE([$p_from_i_UK.A76])" office:value-type="date" office:date-value="2020-08-24" calcext:value-type="date">
            <text:p>24/08/20</text:p>
          </table:table-cell>
          <table:table-cell table:formula="of:=[$prevalence_history_20210209_UK.B58]" office:value-type="float" office:value="17656.7823533368" calcext:value-type="float">
            <text:p>17656.7823533368</text:p>
          </table:table-cell>
          <table:table-cell table:formula="of:=[$p_from_i_UK.C76]" office:value-type="float" office:value="16556.6935372581" calcext:value-type="float">
            <text:p>16556.6935372581</text:p>
          </table:table-cell>
          <table:table-cell table:formula="of:=[.D77]/[.C77]" office:value-type="percentage" office:value="0.937695963281169" calcext:value-type="percentage">
            <text:p>93.8%</text:p>
          </table:table-cell>
        </table:table-row>
        <table:table-row table:style-name="ro1">
          <table:table-cell table:formula="of:=VALUE([$prevalence_history_20210209_UK.A59])" office:value-type="date" office:date-value="2020-08-27" calcext:value-type="date">
            <text:p>27/08/20</text:p>
          </table:table-cell>
          <table:table-cell table:formula="of:=VALUE([$p_from_i_UK.A77])" office:value-type="date" office:date-value="2020-08-25" calcext:value-type="date">
            <text:p>25/08/20</text:p>
          </table:table-cell>
          <table:table-cell table:formula="of:=[$prevalence_history_20210209_UK.B59]" office:value-type="float" office:value="17985.3152903827" calcext:value-type="float">
            <text:p>17985.3152903827</text:p>
          </table:table-cell>
          <table:table-cell table:formula="of:=[$p_from_i_UK.C77]" office:value-type="float" office:value="16934.5617270681" calcext:value-type="float">
            <text:p>16934.5617270681</text:p>
          </table:table-cell>
          <table:table-cell table:formula="of:=[.D78]/[.C78]" office:value-type="percentage" office:value="0.941577139663686" calcext:value-type="percentage">
            <text:p>94.2%</text:p>
          </table:table-cell>
        </table:table-row>
        <table:table-row table:style-name="ro1">
          <table:table-cell table:formula="of:=VALUE([$prevalence_history_20210209_UK.A60])" office:value-type="date" office:date-value="2020-08-28" calcext:value-type="date">
            <text:p>28/08/20</text:p>
          </table:table-cell>
          <table:table-cell table:formula="of:=VALUE([$p_from_i_UK.A78])" office:value-type="date" office:date-value="2020-08-26" calcext:value-type="date">
            <text:p>26/08/20</text:p>
          </table:table-cell>
          <table:table-cell table:formula="of:=[$prevalence_history_20210209_UK.B60]" office:value-type="float" office:value="18285.258556777" calcext:value-type="float">
            <text:p>18285.258556777</text:p>
          </table:table-cell>
          <table:table-cell table:formula="of:=[$p_from_i_UK.C78]" office:value-type="float" office:value="17305.6587182311" calcext:value-type="float">
            <text:p>17305.6587182311</text:p>
          </table:table-cell>
          <table:table-cell table:formula="of:=[.D79]/[.C79]" office:value-type="percentage" office:value="0.946426798641968" calcext:value-type="percentage">
            <text:p>94.6%</text:p>
          </table:table-cell>
        </table:table-row>
        <table:table-row table:style-name="ro1">
          <table:table-cell table:formula="of:=VALUE([$prevalence_history_20210209_UK.A61])" office:value-type="date" office:date-value="2020-08-29" calcext:value-type="date">
            <text:p>29/08/20</text:p>
          </table:table-cell>
          <table:table-cell table:formula="of:=VALUE([$p_from_i_UK.A79])" office:value-type="date" office:date-value="2020-08-27" calcext:value-type="date">
            <text:p>27/08/20</text:p>
          </table:table-cell>
          <table:table-cell table:formula="of:=[$prevalence_history_20210209_UK.B61]" office:value-type="float" office:value="18789.4449522119" calcext:value-type="float">
            <text:p>18789.4449522119</text:p>
          </table:table-cell>
          <table:table-cell table:formula="of:=[$p_from_i_UK.C79]" office:value-type="float" office:value="17843.5804227088" calcext:value-type="float">
            <text:p>17843.5804227088</text:p>
          </table:table-cell>
          <table:table-cell table:formula="of:=[.D80]/[.C80]" office:value-type="percentage" office:value="0.9496597940009" calcext:value-type="percentage">
            <text:p>95.0%</text:p>
          </table:table-cell>
        </table:table-row>
        <table:table-row table:style-name="ro1">
          <table:table-cell table:formula="of:=VALUE([$prevalence_history_20210209_UK.A62])" office:value-type="date" office:date-value="2020-08-30" calcext:value-type="date">
            <text:p>30/08/20</text:p>
          </table:table-cell>
          <table:table-cell table:formula="of:=VALUE([$p_from_i_UK.A80])" office:value-type="date" office:date-value="2020-08-28" calcext:value-type="date">
            <text:p>28/08/20</text:p>
          </table:table-cell>
          <table:table-cell table:formula="of:=[$prevalence_history_20210209_UK.B62]" office:value-type="float" office:value="19455.79524168" calcext:value-type="float">
            <text:p>19455.79524168</text:p>
          </table:table-cell>
          <table:table-cell table:formula="of:=[$p_from_i_UK.C80]" office:value-type="float" office:value="18569.2025863692" calcext:value-type="float">
            <text:p>18569.2025863692</text:p>
          </table:table-cell>
          <table:table-cell table:formula="of:=[.D81]/[.C81]" office:value-type="percentage" office:value="0.954430407788654" calcext:value-type="percentage">
            <text:p>95.4%</text:p>
          </table:table-cell>
        </table:table-row>
        <table:table-row table:style-name="ro1">
          <table:table-cell table:formula="of:=VALUE([$prevalence_history_20210209_UK.A63])" office:value-type="date" office:date-value="2020-08-31" calcext:value-type="date">
            <text:p>31/08/20</text:p>
          </table:table-cell>
          <table:table-cell table:formula="of:=VALUE([$p_from_i_UK.A81])" office:value-type="date" office:date-value="2020-08-29" calcext:value-type="date">
            <text:p>29/08/20</text:p>
          </table:table-cell>
          <table:table-cell table:formula="of:=[$prevalence_history_20210209_UK.B63]" office:value-type="float" office:value="20044.7586543267" calcext:value-type="float">
            <text:p>20044.7586543267</text:p>
          </table:table-cell>
          <table:table-cell table:formula="of:=[$p_from_i_UK.C81]" office:value-type="float" office:value="19222.1815640381" calcext:value-type="float">
            <text:p>19222.1815640381</text:p>
          </table:table-cell>
          <table:table-cell table:formula="of:=[.D82]/[.C82]" office:value-type="percentage" office:value="0.958962983567226" calcext:value-type="percentage">
            <text:p>95.9%</text:p>
          </table:table-cell>
        </table:table-row>
        <table:table-row table:style-name="ro1">
          <table:table-cell table:formula="of:=VALUE([$prevalence_history_20210209_UK.A64])" office:value-type="date" office:date-value="2020-09-01" calcext:value-type="date">
            <text:p>01/09/20</text:p>
          </table:table-cell>
          <table:table-cell table:formula="of:=VALUE([$p_from_i_UK.A82])" office:value-type="date" office:date-value="2020-08-30" calcext:value-type="date">
            <text:p>30/08/20</text:p>
          </table:table-cell>
          <table:table-cell table:formula="of:=[$prevalence_history_20210209_UK.B64]" office:value-type="float" office:value="20675.6728400771" calcext:value-type="float">
            <text:p>20675.6728400771</text:p>
          </table:table-cell>
          <table:table-cell table:formula="of:=[$p_from_i_UK.C82]" office:value-type="float" office:value="19893.0354119782" calcext:value-type="float">
            <text:p>19893.0354119782</text:p>
          </table:table-cell>
          <table:table-cell table:formula="of:=[.D83]/[.C83]" office:value-type="percentage" office:value="0.962146942730596" calcext:value-type="percentage">
            <text:p>96.2%</text:p>
          </table:table-cell>
        </table:table-row>
        <table:table-row table:style-name="ro1">
          <table:table-cell table:formula="of:=VALUE([$prevalence_history_20210209_UK.A65])" office:value-type="date" office:date-value="2020-09-02" calcext:value-type="date">
            <text:p>02/09/20</text:p>
          </table:table-cell>
          <table:table-cell table:formula="of:=VALUE([$p_from_i_UK.A83])" office:value-type="date" office:date-value="2020-08-31" calcext:value-type="date">
            <text:p>31/08/20</text:p>
          </table:table-cell>
          <table:table-cell table:formula="of:=[$prevalence_history_20210209_UK.B65]" office:value-type="float" office:value="21634.573426458" calcext:value-type="float">
            <text:p>21634.573426458</text:p>
          </table:table-cell>
          <table:table-cell table:formula="of:=[$p_from_i_UK.C83]" office:value-type="float" office:value="20845.7345282092" calcext:value-type="float">
            <text:p>20845.7345282092</text:p>
          </table:table-cell>
          <table:table-cell table:formula="of:=[.D84]/[.C84]" office:value-type="percentage" office:value="0.963538042433317" calcext:value-type="percentage">
            <text:p>96.4%</text:p>
          </table:table-cell>
        </table:table-row>
        <table:table-row table:style-name="ro1">
          <table:table-cell table:formula="of:=VALUE([$prevalence_history_20210209_UK.A66])" office:value-type="date" office:date-value="2020-09-03" calcext:value-type="date">
            <text:p>03/09/20</text:p>
          </table:table-cell>
          <table:table-cell table:formula="of:=VALUE([$p_from_i_UK.A84])" office:value-type="date" office:date-value="2020-09-01" calcext:value-type="date">
            <text:p>01/09/20</text:p>
          </table:table-cell>
          <table:table-cell table:formula="of:=[$prevalence_history_20210209_UK.B66]" office:value-type="float" office:value="22543.4504425177" calcext:value-type="float">
            <text:p>22543.4504425177</text:p>
          </table:table-cell>
          <table:table-cell table:formula="of:=[$p_from_i_UK.C84]" office:value-type="float" office:value="21683.9491417517" calcext:value-type="float">
            <text:p>21683.9491417517</text:p>
          </table:table-cell>
          <table:table-cell table:formula="of:=[.D85]/[.C85]" office:value-type="percentage" office:value="0.961873569311956" calcext:value-type="percentage">
            <text:p>96.2%</text:p>
          </table:table-cell>
        </table:table-row>
        <table:table-row table:style-name="ro1">
          <table:table-cell table:formula="of:=VALUE([$prevalence_history_20210209_UK.A67])" office:value-type="date" office:date-value="2020-09-04" calcext:value-type="date">
            <text:p>04/09/20</text:p>
          </table:table-cell>
          <table:table-cell table:formula="of:=VALUE([$p_from_i_UK.A85])" office:value-type="date" office:date-value="2020-09-02" calcext:value-type="date">
            <text:p>02/09/20</text:p>
          </table:table-cell>
          <table:table-cell table:formula="of:=[$prevalence_history_20210209_UK.B67]" office:value-type="float" office:value="23618.8634144704" calcext:value-type="float">
            <text:p>23618.8634144704</text:p>
          </table:table-cell>
          <table:table-cell table:formula="of:=[$p_from_i_UK.C85]" office:value-type="float" office:value="22684.5759567072" calcext:value-type="float">
            <text:p>22684.5759567072</text:p>
          </table:table-cell>
          <table:table-cell table:formula="of:=[.D86]/[.C86]" office:value-type="percentage" office:value="0.96044316606739" calcext:value-type="percentage">
            <text:p>96.0%</text:p>
          </table:table-cell>
        </table:table-row>
        <table:table-row table:style-name="ro1">
          <table:table-cell table:formula="of:=VALUE([$prevalence_history_20210209_UK.A68])" office:value-type="date" office:date-value="2020-09-05" calcext:value-type="date">
            <text:p>05/09/20</text:p>
          </table:table-cell>
          <table:table-cell table:formula="of:=VALUE([$p_from_i_UK.A86])" office:value-type="date" office:date-value="2020-09-03" calcext:value-type="date">
            <text:p>03/09/20</text:p>
          </table:table-cell>
          <table:table-cell table:formula="of:=[$prevalence_history_20210209_UK.B68]" office:value-type="float" office:value="25039.7114747224" calcext:value-type="float">
            <text:p>25039.7114747224</text:p>
          </table:table-cell>
          <table:table-cell table:formula="of:=[$p_from_i_UK.C86]" office:value-type="float" office:value="23973.799221253" calcext:value-type="float">
            <text:p>23973.799221253</text:p>
          </table:table-cell>
          <table:table-cell table:formula="of:=[.D87]/[.C87]" office:value-type="percentage" office:value="0.95743112876738" calcext:value-type="percentage">
            <text:p>95.7%</text:p>
          </table:table-cell>
        </table:table-row>
        <table:table-row table:style-name="ro1">
          <table:table-cell table:formula="of:=VALUE([$prevalence_history_20210209_UK.A69])" office:value-type="date" office:date-value="2020-09-06" calcext:value-type="date">
            <text:p>06/09/20</text:p>
          </table:table-cell>
          <table:table-cell table:formula="of:=VALUE([$p_from_i_UK.A87])" office:value-type="date" office:date-value="2020-09-04" calcext:value-type="date">
            <text:p>04/09/20</text:p>
          </table:table-cell>
          <table:table-cell table:formula="of:=[$prevalence_history_20210209_UK.B69]" office:value-type="float" office:value="26676.9135147193" calcext:value-type="float">
            <text:p>26676.9135147193</text:p>
          </table:table-cell>
          <table:table-cell table:formula="of:=[$p_from_i_UK.C87]" office:value-type="float" office:value="25472.826757908" calcext:value-type="float">
            <text:p>25472.826757908</text:p>
          </table:table-cell>
          <table:table-cell table:formula="of:=[.D88]/[.C88]" office:value-type="percentage" office:value="0.954864090399853" calcext:value-type="percentage">
            <text:p>95.5%</text:p>
          </table:table-cell>
        </table:table-row>
        <table:table-row table:style-name="ro1">
          <table:table-cell table:formula="of:=VALUE([$prevalence_history_20210209_UK.A70])" office:value-type="date" office:date-value="2020-09-07" calcext:value-type="date">
            <text:p>07/09/20</text:p>
          </table:table-cell>
          <table:table-cell table:formula="of:=VALUE([$p_from_i_UK.A88])" office:value-type="date" office:date-value="2020-09-05" calcext:value-type="date">
            <text:p>05/09/20</text:p>
          </table:table-cell>
          <table:table-cell table:formula="of:=[$prevalence_history_20210209_UK.B70]" office:value-type="float" office:value="28631.9810955312" calcext:value-type="float">
            <text:p>28631.9810955312</text:p>
          </table:table-cell>
          <table:table-cell table:formula="of:=[$p_from_i_UK.C88]" office:value-type="float" office:value="27245.3519223054" calcext:value-type="float">
            <text:p>27245.3519223054</text:p>
          </table:table-cell>
          <table:table-cell table:formula="of:=[.D89]/[.C89]" office:value-type="percentage" office:value="0.951570617185053" calcext:value-type="percentage">
            <text:p>95.2%</text:p>
          </table:table-cell>
        </table:table-row>
        <table:table-row table:style-name="ro1">
          <table:table-cell table:formula="of:=VALUE([$prevalence_history_20210209_UK.A71])" office:value-type="date" office:date-value="2020-09-08" calcext:value-type="date">
            <text:p>08/09/20</text:p>
          </table:table-cell>
          <table:table-cell table:formula="of:=VALUE([$p_from_i_UK.A89])" office:value-type="date" office:date-value="2020-09-06" calcext:value-type="date">
            <text:p>06/09/20</text:p>
          </table:table-cell>
          <table:table-cell table:formula="of:=[$prevalence_history_20210209_UK.B71]" office:value-type="float" office:value="30718.1216346511" calcext:value-type="float">
            <text:p>30718.1216346511</text:p>
          </table:table-cell>
          <table:table-cell table:formula="of:=[$p_from_i_UK.C89]" office:value-type="float" office:value="29102.8084415309" calcext:value-type="float">
            <text:p>29102.8084415309</text:p>
          </table:table-cell>
          <table:table-cell table:formula="of:=[.D90]/[.C90]" office:value-type="percentage" office:value="0.94741497503226" calcext:value-type="percentage">
            <text:p>94.7%</text:p>
          </table:table-cell>
        </table:table-row>
        <table:table-row table:style-name="ro1">
          <table:table-cell table:formula="of:=VALUE([$prevalence_history_20210209_UK.A72])" office:value-type="date" office:date-value="2020-09-09" calcext:value-type="date">
            <text:p>09/09/20</text:p>
          </table:table-cell>
          <table:table-cell table:formula="of:=VALUE([$p_from_i_UK.A90])" office:value-type="date" office:date-value="2020-09-07" calcext:value-type="date">
            <text:p>07/09/20</text:p>
          </table:table-cell>
          <table:table-cell table:formula="of:=[$prevalence_history_20210209_UK.B72]" office:value-type="float" office:value="32886.5737416309" calcext:value-type="float">
            <text:p>32886.5737416309</text:p>
          </table:table-cell>
          <table:table-cell table:formula="of:=[$p_from_i_UK.C90]" office:value-type="float" office:value="30975.4985141365" calcext:value-type="float">
            <text:p>30975.4985141365</text:p>
          </table:table-cell>
          <table:table-cell table:formula="of:=[.D91]/[.C91]" office:value-type="percentage" office:value="0.941888892333129" calcext:value-type="percentage">
            <text:p>94.2%</text:p>
          </table:table-cell>
        </table:table-row>
        <table:table-row table:style-name="ro1">
          <table:table-cell table:formula="of:=VALUE([$prevalence_history_20210209_UK.A73])" office:value-type="date" office:date-value="2020-09-10" calcext:value-type="date">
            <text:p>10/09/20</text:p>
          </table:table-cell>
          <table:table-cell table:formula="of:=VALUE([$p_from_i_UK.A91])" office:value-type="date" office:date-value="2020-09-08" calcext:value-type="date">
            <text:p>08/09/20</text:p>
          </table:table-cell>
          <table:table-cell table:formula="of:=[$prevalence_history_20210209_UK.B73]" office:value-type="float" office:value="35668.5440258692" calcext:value-type="float">
            <text:p>35668.5440258692</text:p>
          </table:table-cell>
          <table:table-cell table:formula="of:=[$p_from_i_UK.C91]" office:value-type="float" office:value="33385.7524951809" calcext:value-type="float">
            <text:p>33385.7524951809</text:p>
          </table:table-cell>
          <table:table-cell table:formula="of:=[.D92]/[.C92]" office:value-type="percentage" office:value="0.935999867865852" calcext:value-type="percentage">
            <text:p>93.6%</text:p>
          </table:table-cell>
        </table:table-row>
        <table:table-row table:style-name="ro1">
          <table:table-cell table:formula="of:=VALUE([$prevalence_history_20210209_UK.A74])" office:value-type="date" office:date-value="2020-09-11" calcext:value-type="date">
            <text:p>11/09/20</text:p>
          </table:table-cell>
          <table:table-cell table:formula="of:=VALUE([$p_from_i_UK.A92])" office:value-type="date" office:date-value="2020-09-09" calcext:value-type="date">
            <text:p>09/09/20</text:p>
          </table:table-cell>
          <table:table-cell table:formula="of:=[$prevalence_history_20210209_UK.B74]" office:value-type="float" office:value="38887.8161615289" calcext:value-type="float">
            <text:p>38887.8161615289</text:p>
          </table:table-cell>
          <table:table-cell table:formula="of:=[$p_from_i_UK.C92]" office:value-type="float" office:value="36135.0888632913" calcext:value-type="float">
            <text:p>36135.0888632913</text:p>
          </table:table-cell>
          <table:table-cell table:formula="of:=[.D93]/[.C93]" office:value-type="percentage" office:value="0.92921363115883" calcext:value-type="percentage">
            <text:p>92.9%</text:p>
          </table:table-cell>
        </table:table-row>
        <table:table-row table:style-name="ro1">
          <table:table-cell table:formula="of:=VALUE([$prevalence_history_20210209_UK.A75])" office:value-type="date" office:date-value="2020-09-12" calcext:value-type="date">
            <text:p>12/09/20</text:p>
          </table:table-cell>
          <table:table-cell table:formula="of:=VALUE([$p_from_i_UK.A93])" office:value-type="date" office:date-value="2020-09-10" calcext:value-type="date">
            <text:p>10/09/20</text:p>
          </table:table-cell>
          <table:table-cell table:formula="of:=[$prevalence_history_20210209_UK.B75]" office:value-type="float" office:value="42762.7736306203" calcext:value-type="float">
            <text:p>42762.7736306203</text:p>
          </table:table-cell>
          <table:table-cell table:formula="of:=[$p_from_i_UK.C93]" office:value-type="float" office:value="39487.0410829025" calcext:value-type="float">
            <text:p>39487.0410829025</text:p>
          </table:table-cell>
          <table:table-cell table:formula="of:=[.D94]/[.C94]" office:value-type="percentage" office:value="0.923397565929348" calcext:value-type="percentage">
            <text:p>92.3%</text:p>
          </table:table-cell>
        </table:table-row>
        <table:table-row table:style-name="ro1">
          <table:table-cell table:formula="of:=VALUE([$prevalence_history_20210209_UK.A76])" office:value-type="date" office:date-value="2020-09-13" calcext:value-type="date">
            <text:p>13/09/20</text:p>
          </table:table-cell>
          <table:table-cell table:formula="of:=VALUE([$p_from_i_UK.A94])" office:value-type="date" office:date-value="2020-09-11" calcext:value-type="date">
            <text:p>11/09/20</text:p>
          </table:table-cell>
          <table:table-cell table:formula="of:=[$prevalence_history_20210209_UK.B76]" office:value-type="float" office:value="47023.2785848256" calcext:value-type="float">
            <text:p>47023.2785848256</text:p>
          </table:table-cell>
          <table:table-cell table:formula="of:=[$p_from_i_UK.C94]" office:value-type="float" office:value="43115.5900515545" calcext:value-type="float">
            <text:p>43115.5900515545</text:p>
          </table:table-cell>
          <table:table-cell table:formula="of:=[.D95]/[.C95]" office:value-type="percentage" office:value="0.91689884987024" calcext:value-type="percentage">
            <text:p>91.7%</text:p>
          </table:table-cell>
        </table:table-row>
        <table:table-row table:style-name="ro1">
          <table:table-cell table:formula="of:=VALUE([$prevalence_history_20210209_UK.A77])" office:value-type="date" office:date-value="2020-09-14" calcext:value-type="date">
            <text:p>14/09/20</text:p>
          </table:table-cell>
          <table:table-cell table:formula="of:=VALUE([$p_from_i_UK.A95])" office:value-type="date" office:date-value="2020-09-12" calcext:value-type="date">
            <text:p>12/09/20</text:p>
          </table:table-cell>
          <table:table-cell table:formula="of:=[$prevalence_history_20210209_UK.B77]" office:value-type="float" office:value="51885.1712430801" calcext:value-type="float">
            <text:p>51885.1712430801</text:p>
          </table:table-cell>
          <table:table-cell table:formula="of:=[$p_from_i_UK.C95]" office:value-type="float" office:value="47318.3326606408" calcext:value-type="float">
            <text:p>47318.3326606408</text:p>
          </table:table-cell>
          <table:table-cell table:formula="of:=[.D96]/[.C96]" office:value-type="percentage" office:value="0.911981815362161" calcext:value-type="percentage">
            <text:p>91.2%</text:p>
          </table:table-cell>
        </table:table-row>
        <table:table-row table:style-name="ro1">
          <table:table-cell table:formula="of:=VALUE([$prevalence_history_20210209_UK.A78])" office:value-type="date" office:date-value="2020-09-15" calcext:value-type="date">
            <text:p>15/09/20</text:p>
          </table:table-cell>
          <table:table-cell table:formula="of:=VALUE([$p_from_i_UK.A96])" office:value-type="date" office:date-value="2020-09-13" calcext:value-type="date">
            <text:p>13/09/20</text:p>
          </table:table-cell>
          <table:table-cell table:formula="of:=[$prevalence_history_20210209_UK.B78]" office:value-type="float" office:value="57567.2699673538" calcext:value-type="float">
            <text:p>57567.2699673538</text:p>
          </table:table-cell>
          <table:table-cell table:formula="of:=[$p_from_i_UK.C96]" office:value-type="float" office:value="52260.2877672648" calcext:value-type="float">
            <text:p>52260.2877672648</text:p>
          </table:table-cell>
          <table:table-cell table:formula="of:=[.D97]/[.C97]" office:value-type="percentage" office:value="0.90781250868595" calcext:value-type="percentage">
            <text:p>90.8%</text:p>
          </table:table-cell>
        </table:table-row>
        <table:table-row table:style-name="ro1">
          <table:table-cell table:formula="of:=VALUE([$prevalence_history_20210209_UK.A79])" office:value-type="date" office:date-value="2020-09-16" calcext:value-type="date">
            <text:p>16/09/20</text:p>
          </table:table-cell>
          <table:table-cell table:formula="of:=VALUE([$p_from_i_UK.A97])" office:value-type="date" office:date-value="2020-09-14" calcext:value-type="date">
            <text:p>14/09/20</text:p>
          </table:table-cell>
          <table:table-cell table:formula="of:=[$prevalence_history_20210209_UK.B79]" office:value-type="float" office:value="63706.9568797434" calcext:value-type="float">
            <text:p>63706.9568797434</text:p>
          </table:table-cell>
          <table:table-cell table:formula="of:=[$p_from_i_UK.C97]" office:value-type="float" office:value="57670.0302004779" calcext:value-type="float">
            <text:p>57670.0302004779</text:p>
          </table:table-cell>
          <table:table-cell table:formula="of:=[.D98]/[.C98]" office:value-type="percentage" office:value="0.905239129681534" calcext:value-type="percentage">
            <text:p>90.5%</text:p>
          </table:table-cell>
        </table:table-row>
        <table:table-row table:style-name="ro1">
          <table:table-cell table:formula="of:=VALUE([$prevalence_history_20210209_UK.A80])" office:value-type="date" office:date-value="2020-09-17" calcext:value-type="date">
            <text:p>17/09/20</text:p>
          </table:table-cell>
          <table:table-cell table:formula="of:=VALUE([$p_from_i_UK.A98])" office:value-type="date" office:date-value="2020-09-15" calcext:value-type="date">
            <text:p>15/09/20</text:p>
          </table:table-cell>
          <table:table-cell table:formula="of:=[$prevalence_history_20210209_UK.B80]" office:value-type="float" office:value="70713.8487212023" calcext:value-type="float">
            <text:p>70713.8487212023</text:p>
          </table:table-cell>
          <table:table-cell table:formula="of:=[$p_from_i_UK.C98]" office:value-type="float" office:value="64074.6937290797" calcext:value-type="float">
            <text:p>64074.6937290797</text:p>
          </table:table-cell>
          <table:table-cell table:formula="of:=[.D99]/[.C99]" office:value-type="percentage" office:value="0.906112379510013" calcext:value-type="percentage">
            <text:p>90.6%</text:p>
          </table:table-cell>
        </table:table-row>
        <table:table-row table:style-name="ro1">
          <table:table-cell table:formula="of:=VALUE([$prevalence_history_20210209_UK.A81])" office:value-type="date" office:date-value="2020-09-18" calcext:value-type="date">
            <text:p>18/09/20</text:p>
          </table:table-cell>
          <table:table-cell table:formula="of:=VALUE([$p_from_i_UK.A99])" office:value-type="date" office:date-value="2020-09-16" calcext:value-type="date">
            <text:p>16/09/20</text:p>
          </table:table-cell>
          <table:table-cell table:formula="of:=[$prevalence_history_20210209_UK.B81]" office:value-type="float" office:value="78450.6116629548" calcext:value-type="float">
            <text:p>78450.6116629548</text:p>
          </table:table-cell>
          <table:table-cell table:formula="of:=[$p_from_i_UK.C99]" office:value-type="float" office:value="71026.4601964345" calcext:value-type="float">
            <text:p>71026.4601964345</text:p>
          </table:table-cell>
          <table:table-cell table:formula="of:=[.D100]/[.C100]" office:value-type="percentage" office:value="0.905365282575278" calcext:value-type="percentage">
            <text:p>90.5%</text:p>
          </table:table-cell>
        </table:table-row>
        <table:table-row table:style-name="ro1">
          <table:table-cell table:formula="of:=VALUE([$prevalence_history_20210209_UK.A82])" office:value-type="date" office:date-value="2020-09-19" calcext:value-type="date">
            <text:p>19/09/20</text:p>
          </table:table-cell>
          <table:table-cell table:formula="of:=VALUE([$p_from_i_UK.A100])" office:value-type="date" office:date-value="2020-09-17" calcext:value-type="date">
            <text:p>17/09/20</text:p>
          </table:table-cell>
          <table:table-cell table:formula="of:=[$prevalence_history_20210209_UK.B82]" office:value-type="float" office:value="87199.9083536116" calcext:value-type="float">
            <text:p>87199.9083536116</text:p>
          </table:table-cell>
          <table:table-cell table:formula="of:=[$p_from_i_UK.C100]" office:value-type="float" office:value="79079.0299172287" calcext:value-type="float">
            <text:p>79079.0299172287</text:p>
          </table:table-cell>
          <table:table-cell table:formula="of:=[.D101]/[.C101]" office:value-type="percentage" office:value="0.906870562255051" calcext:value-type="percentage">
            <text:p>90.7%</text:p>
          </table:table-cell>
        </table:table-row>
        <table:table-row table:style-name="ro1">
          <table:table-cell table:formula="of:=VALUE([$prevalence_history_20210209_UK.A83])" office:value-type="date" office:date-value="2020-09-20" calcext:value-type="date">
            <text:p>20/09/20</text:p>
          </table:table-cell>
          <table:table-cell table:formula="of:=VALUE([$p_from_i_UK.A101])" office:value-type="date" office:date-value="2020-09-18" calcext:value-type="date">
            <text:p>18/09/20</text:p>
          </table:table-cell>
          <table:table-cell table:formula="of:=[$prevalence_history_20210209_UK.B83]" office:value-type="float" office:value="96275.1433709536" calcext:value-type="float">
            <text:p>96275.1433709536</text:p>
          </table:table-cell>
          <table:table-cell table:formula="of:=[$p_from_i_UK.C101]" office:value-type="float" office:value="87364.2608705959" calcext:value-type="float">
            <text:p>87364.2608705959</text:p>
          </table:table-cell>
          <table:table-cell table:formula="of:=[.D102]/[.C102]" office:value-type="percentage" office:value="0.907443581091086" calcext:value-type="percentage">
            <text:p>90.7%</text:p>
          </table:table-cell>
        </table:table-row>
        <table:table-row table:style-name="ro1">
          <table:table-cell table:formula="of:=VALUE([$prevalence_history_20210209_UK.A84])" office:value-type="date" office:date-value="2020-09-21" calcext:value-type="date">
            <text:p>21/09/20</text:p>
          </table:table-cell>
          <table:table-cell table:formula="of:=VALUE([$p_from_i_UK.A102])" office:value-type="date" office:date-value="2020-09-19" calcext:value-type="date">
            <text:p>19/09/20</text:p>
          </table:table-cell>
          <table:table-cell table:formula="of:=[$prevalence_history_20210209_UK.B84]" office:value-type="float" office:value="106443.808522455" calcext:value-type="float">
            <text:p>106443.808522455</text:p>
          </table:table-cell>
          <table:table-cell table:formula="of:=[$p_from_i_UK.C102]" office:value-type="float" office:value="96722.8797878098" calcext:value-type="float">
            <text:p>96722.8797878098</text:p>
          </table:table-cell>
          <table:table-cell table:formula="of:=[.D103]/[.C103]" office:value-type="percentage" office:value="0.90867548925972" calcext:value-type="percentage">
            <text:p>90.9%</text:p>
          </table:table-cell>
        </table:table-row>
        <table:table-row table:style-name="ro1">
          <table:table-cell table:formula="of:=VALUE([$prevalence_history_20210209_UK.A85])" office:value-type="date" office:date-value="2020-09-22" calcext:value-type="date">
            <text:p>22/09/20</text:p>
          </table:table-cell>
          <table:table-cell table:formula="of:=VALUE([$p_from_i_UK.A103])" office:value-type="date" office:date-value="2020-09-20" calcext:value-type="date">
            <text:p>20/09/20</text:p>
          </table:table-cell>
          <table:table-cell table:formula="of:=[$prevalence_history_20210209_UK.B85]" office:value-type="float" office:value="117621.391094936" calcext:value-type="float">
            <text:p>117621.391094936</text:p>
          </table:table-cell>
          <table:table-cell table:formula="of:=[$p_from_i_UK.C103]" office:value-type="float" office:value="107297.926759546" calcext:value-type="float">
            <text:p>107297.926759546</text:p>
          </table:table-cell>
          <table:table-cell table:formula="of:=[.D104]/[.C104]" office:value-type="percentage" office:value="0.912231404174963" calcext:value-type="percentage">
            <text:p>91.2%</text:p>
          </table:table-cell>
        </table:table-row>
        <table:table-row table:style-name="ro1">
          <table:table-cell table:formula="of:=VALUE([$prevalence_history_20210209_UK.A86])" office:value-type="date" office:date-value="2020-09-23" calcext:value-type="date">
            <text:p>23/09/20</text:p>
          </table:table-cell>
          <table:table-cell table:formula="of:=VALUE([$p_from_i_UK.A104])" office:value-type="date" office:date-value="2020-09-21" calcext:value-type="date">
            <text:p>21/09/20</text:p>
          </table:table-cell>
          <table:table-cell table:formula="of:=[$prevalence_history_20210209_UK.B86]" office:value-type="float" office:value="129795.111997831" calcext:value-type="float">
            <text:p>129795.111997831</text:p>
          </table:table-cell>
          <table:table-cell table:formula="of:=[$p_from_i_UK.C104]" office:value-type="float" office:value="118941.489767009" calcext:value-type="float">
            <text:p>118941.489767009</text:p>
          </table:table-cell>
          <table:table-cell table:formula="of:=[.D105]/[.C105]" office:value-type="percentage" office:value="0.916378806075506" calcext:value-type="percentage">
            <text:p>91.6%</text:p>
          </table:table-cell>
        </table:table-row>
        <table:table-row table:style-name="ro1">
          <table:table-cell table:formula="of:=VALUE([$prevalence_history_20210209_UK.A87])" office:value-type="date" office:date-value="2020-09-24" calcext:value-type="date">
            <text:p>24/09/20</text:p>
          </table:table-cell>
          <table:table-cell table:formula="of:=VALUE([$p_from_i_UK.A105])" office:value-type="date" office:date-value="2020-09-22" calcext:value-type="date">
            <text:p>22/09/20</text:p>
          </table:table-cell>
          <table:table-cell table:formula="of:=[$prevalence_history_20210209_UK.B87]" office:value-type="float" office:value="143592.146144412" calcext:value-type="float">
            <text:p>143592.146144412</text:p>
          </table:table-cell>
          <table:table-cell table:formula="of:=[$p_from_i_UK.C105]" office:value-type="float" office:value="132123.702809155" calcext:value-type="float">
            <text:p>132123.702809155</text:p>
          </table:table-cell>
          <table:table-cell table:formula="of:=[.D106]/[.C106]" office:value-type="percentage" office:value="0.92013182027572" calcext:value-type="percentage">
            <text:p>92.0%</text:p>
          </table:table-cell>
        </table:table-row>
        <table:table-row table:style-name="ro1">
          <table:table-cell table:formula="of:=VALUE([$prevalence_history_20210209_UK.A88])" office:value-type="date" office:date-value="2020-09-25" calcext:value-type="date">
            <text:p>25/09/20</text:p>
          </table:table-cell>
          <table:table-cell table:formula="of:=VALUE([$p_from_i_UK.A106])" office:value-type="date" office:date-value="2020-09-23" calcext:value-type="date">
            <text:p>23/09/20</text:p>
          </table:table-cell>
          <table:table-cell table:formula="of:=[$prevalence_history_20210209_UK.B88]" office:value-type="float" office:value="157315.338889612" calcext:value-type="float">
            <text:p>157315.338889612</text:p>
          </table:table-cell>
          <table:table-cell table:formula="of:=[$p_from_i_UK.C106]" office:value-type="float" office:value="145278.128944862" calcext:value-type="float">
            <text:p>145278.128944862</text:p>
          </table:table-cell>
          <table:table-cell table:formula="of:=[.D107]/[.C107]" office:value-type="percentage" office:value="0.923483558375725" calcext:value-type="percentage">
            <text:p>92.3%</text:p>
          </table:table-cell>
        </table:table-row>
        <table:table-row table:style-name="ro1">
          <table:table-cell table:formula="of:=VALUE([$prevalence_history_20210209_UK.A89])" office:value-type="date" office:date-value="2020-09-26" calcext:value-type="date">
            <text:p>26/09/20</text:p>
          </table:table-cell>
          <table:table-cell table:formula="of:=VALUE([$p_from_i_UK.A107])" office:value-type="date" office:date-value="2020-09-24" calcext:value-type="date">
            <text:p>24/09/20</text:p>
          </table:table-cell>
          <table:table-cell table:formula="of:=[$prevalence_history_20210209_UK.B89]" office:value-type="float" office:value="170568.050206868" calcext:value-type="float">
            <text:p>170568.050206868</text:p>
          </table:table-cell>
          <table:table-cell table:formula="of:=[$p_from_i_UK.C107]" office:value-type="float" office:value="157895.721313521" calcext:value-type="float">
            <text:p>157895.721313521</text:p>
          </table:table-cell>
          <table:table-cell table:formula="of:=[.D108]/[.C108]" office:value-type="percentage" office:value="0.925705143032486" calcext:value-type="percentage">
            <text:p>92.6%</text:p>
          </table:table-cell>
        </table:table-row>
        <table:table-row table:style-name="ro1">
          <table:table-cell table:formula="of:=VALUE([$prevalence_history_20210209_UK.A90])" office:value-type="date" office:date-value="2020-09-27" calcext:value-type="date">
            <text:p>27/09/20</text:p>
          </table:table-cell>
          <table:table-cell table:formula="of:=VALUE([$p_from_i_UK.A108])" office:value-type="date" office:date-value="2020-09-25" calcext:value-type="date">
            <text:p>25/09/20</text:p>
          </table:table-cell>
          <table:table-cell table:formula="of:=[$prevalence_history_20210209_UK.B90]" office:value-type="float" office:value="182983.903360071" calcext:value-type="float">
            <text:p>182983.903360071</text:p>
          </table:table-cell>
          <table:table-cell table:formula="of:=[$p_from_i_UK.C108]" office:value-type="float" office:value="169570.887737885" calcext:value-type="float">
            <text:p>169570.887737885</text:p>
          </table:table-cell>
          <table:table-cell table:formula="of:=[.D109]/[.C109]" office:value-type="percentage" office:value="0.926698385071652" calcext:value-type="percentage">
            <text:p>92.7%</text:p>
          </table:table-cell>
        </table:table-row>
        <table:table-row table:style-name="ro1">
          <table:table-cell table:formula="of:=VALUE([$prevalence_history_20210209_UK.A91])" office:value-type="date" office:date-value="2020-09-28" calcext:value-type="date">
            <text:p>28/09/20</text:p>
          </table:table-cell>
          <table:table-cell table:formula="of:=VALUE([$p_from_i_UK.A109])" office:value-type="date" office:date-value="2020-09-26" calcext:value-type="date">
            <text:p>26/09/20</text:p>
          </table:table-cell>
          <table:table-cell table:formula="of:=[$prevalence_history_20210209_UK.B91]" office:value-type="float" office:value="194892.936201089" calcext:value-type="float">
            <text:p>194892.936201089</text:p>
          </table:table-cell>
          <table:table-cell table:formula="of:=[$p_from_i_UK.C109]" office:value-type="float" office:value="180687.978355997" calcext:value-type="float">
            <text:p>180687.978355997</text:p>
          </table:table-cell>
          <table:table-cell table:formula="of:=[.D110]/[.C110]" office:value-type="percentage" office:value="0.927114044654572" calcext:value-type="percentage">
            <text:p>92.7%</text:p>
          </table:table-cell>
        </table:table-row>
        <table:table-row table:style-name="ro1">
          <table:table-cell table:formula="of:=VALUE([$prevalence_history_20210209_UK.A92])" office:value-type="date" office:date-value="2020-09-29" calcext:value-type="date">
            <text:p>29/09/20</text:p>
          </table:table-cell>
          <table:table-cell table:formula="of:=VALUE([$p_from_i_UK.A110])" office:value-type="date" office:date-value="2020-09-27" calcext:value-type="date">
            <text:p>27/09/20</text:p>
          </table:table-cell>
          <table:table-cell table:formula="of:=[$prevalence_history_20210209_UK.B92]" office:value-type="float" office:value="206289.64579698" calcext:value-type="float">
            <text:p>206289.64579698</text:p>
          </table:table-cell>
          <table:table-cell table:formula="of:=[$p_from_i_UK.C110]" office:value-type="float" office:value="191342.104292109" calcext:value-type="float">
            <text:p>191342.104292109</text:p>
          </table:table-cell>
          <table:table-cell table:formula="of:=[.D111]/[.C111]" office:value-type="percentage" office:value="0.927540999708819" calcext:value-type="percentage">
            <text:p>92.8%</text:p>
          </table:table-cell>
        </table:table-row>
        <table:table-row table:style-name="ro1">
          <table:table-cell table:formula="of:=VALUE([$prevalence_history_20210209_UK.A93])" office:value-type="date" office:date-value="2020-09-30" calcext:value-type="date">
            <text:p>30/09/20</text:p>
          </table:table-cell>
          <table:table-cell table:formula="of:=VALUE([$p_from_i_UK.A111])" office:value-type="date" office:date-value="2020-09-28" calcext:value-type="date">
            <text:p>28/09/20</text:p>
          </table:table-cell>
          <table:table-cell table:formula="of:=[$prevalence_history_20210209_UK.B93]" office:value-type="float" office:value="217919.712745474" calcext:value-type="float">
            <text:p>217919.712745474</text:p>
          </table:table-cell>
          <table:table-cell table:formula="of:=[$p_from_i_UK.C111]" office:value-type="float" office:value="202075.641374858" calcext:value-type="float">
            <text:p>202075.641374858</text:p>
          </table:table-cell>
          <table:table-cell table:formula="of:=[.D112]/[.C112]" office:value-type="percentage" office:value="0.927293996623786" calcext:value-type="percentage">
            <text:p>92.7%</text:p>
          </table:table-cell>
        </table:table-row>
        <table:table-row table:style-name="ro1">
          <table:table-cell table:formula="of:=VALUE([$prevalence_history_20210209_UK.A94])" office:value-type="date" office:date-value="2020-10-01" calcext:value-type="date">
            <text:p>01/10/20</text:p>
          </table:table-cell>
          <table:table-cell table:formula="of:=VALUE([$p_from_i_UK.A112])" office:value-type="date" office:date-value="2020-09-29" calcext:value-type="date">
            <text:p>29/09/20</text:p>
          </table:table-cell>
          <table:table-cell table:formula="of:=[$prevalence_history_20210209_UK.B94]" office:value-type="float" office:value="228064.564764179" calcext:value-type="float">
            <text:p>228064.564764179</text:p>
          </table:table-cell>
          <table:table-cell table:formula="of:=[$p_from_i_UK.C112]" office:value-type="float" office:value="211432.007606961" calcext:value-type="float">
            <text:p>211432.007606961</text:p>
          </table:table-cell>
          <table:table-cell table:formula="of:=[.D113]/[.C113]" office:value-type="percentage" office:value="0.927070839898271" calcext:value-type="percentage">
            <text:p>92.7%</text:p>
          </table:table-cell>
        </table:table-row>
        <table:table-row table:style-name="ro1">
          <table:table-cell table:formula="of:=VALUE([$prevalence_history_20210209_UK.A95])" office:value-type="date" office:date-value="2020-10-02" calcext:value-type="date">
            <text:p>02/10/20</text:p>
          </table:table-cell>
          <table:table-cell table:formula="of:=VALUE([$p_from_i_UK.A113])" office:value-type="date" office:date-value="2020-09-30" calcext:value-type="date">
            <text:p>30/09/20</text:p>
          </table:table-cell>
          <table:table-cell table:formula="of:=[$prevalence_history_20210209_UK.B95]" office:value-type="float" office:value="237404.771215572" calcext:value-type="float">
            <text:p>237404.771215572</text:p>
          </table:table-cell>
          <table:table-cell table:formula="of:=[$p_from_i_UK.C113]" office:value-type="float" office:value="220001.70929331" calcext:value-type="float">
            <text:p>220001.70929331</text:p>
          </table:table-cell>
          <table:table-cell table:formula="of:=[.D114]/[.C114]" office:value-type="percentage" office:value="0.926694557008463" calcext:value-type="percentage">
            <text:p>92.7%</text:p>
          </table:table-cell>
        </table:table-row>
        <table:table-row table:style-name="ro1">
          <table:table-cell table:formula="of:=VALUE([$prevalence_history_20210209_UK.A96])" office:value-type="date" office:date-value="2020-10-03" calcext:value-type="date">
            <text:p>03/10/20</text:p>
          </table:table-cell>
          <table:table-cell table:formula="of:=VALUE([$p_from_i_UK.A114])" office:value-type="date" office:date-value="2020-10-01" calcext:value-type="date">
            <text:p>01/10/20</text:p>
          </table:table-cell>
          <table:table-cell table:formula="of:=[$prevalence_history_20210209_UK.B96]" office:value-type="float" office:value="245766.429899866" calcext:value-type="float">
            <text:p>245766.429899866</text:p>
          </table:table-cell>
          <table:table-cell table:formula="of:=[$p_from_i_UK.C114]" office:value-type="float" office:value="227633.948546235" calcext:value-type="float">
            <text:p>227633.948546235</text:p>
          </table:table-cell>
          <table:table-cell table:formula="of:=[.D115]/[.C115]" office:value-type="percentage" office:value="0.926220674804859" calcext:value-type="percentage">
            <text:p>92.6%</text:p>
          </table:table-cell>
        </table:table-row>
        <table:table-row table:style-name="ro1">
          <table:table-cell table:formula="of:=VALUE([$prevalence_history_20210209_UK.A97])" office:value-type="date" office:date-value="2020-10-04" calcext:value-type="date">
            <text:p>04/10/20</text:p>
          </table:table-cell>
          <table:table-cell table:formula="of:=VALUE([$p_from_i_UK.A115])" office:value-type="date" office:date-value="2020-10-02" calcext:value-type="date">
            <text:p>02/10/20</text:p>
          </table:table-cell>
          <table:table-cell table:formula="of:=[$prevalence_history_20210209_UK.B97]" office:value-type="float" office:value="254058.772333218" calcext:value-type="float">
            <text:p>254058.772333218</text:p>
          </table:table-cell>
          <table:table-cell table:formula="of:=[$p_from_i_UK.C115]" office:value-type="float" office:value="235054.100786677" calcext:value-type="float">
            <text:p>235054.100786677</text:p>
          </table:table-cell>
          <table:table-cell table:formula="of:=[.D116]/[.C116]" office:value-type="percentage" office:value="0.925195767215568" calcext:value-type="percentage">
            <text:p>92.5%</text:p>
          </table:table-cell>
        </table:table-row>
        <table:table-row table:style-name="ro1">
          <table:table-cell table:formula="of:=VALUE([$prevalence_history_20210209_UK.A98])" office:value-type="date" office:date-value="2020-10-05" calcext:value-type="date">
            <text:p>05/10/20</text:p>
          </table:table-cell>
          <table:table-cell table:formula="of:=VALUE([$p_from_i_UK.A116])" office:value-type="date" office:date-value="2020-10-03" calcext:value-type="date">
            <text:p>03/10/20</text:p>
          </table:table-cell>
          <table:table-cell table:formula="of:=[$prevalence_history_20210209_UK.B98]" office:value-type="float" office:value="262490.126032733" calcext:value-type="float">
            <text:p>262490.126032733</text:p>
          </table:table-cell>
          <table:table-cell table:formula="of:=[$p_from_i_UK.C116]" office:value-type="float" office:value="242409.246337003" calcext:value-type="float">
            <text:p>242409.246337003</text:p>
          </table:table-cell>
          <table:table-cell table:formula="of:=[.D117]/[.C117]" office:value-type="percentage" office:value="0.92349853307158" calcext:value-type="percentage">
            <text:p>92.3%</text:p>
          </table:table-cell>
        </table:table-row>
        <table:table-row table:style-name="ro1">
          <table:table-cell table:formula="of:=VALUE([$prevalence_history_20210209_UK.A99])" office:value-type="date" office:date-value="2020-10-06" calcext:value-type="date">
            <text:p>06/10/20</text:p>
          </table:table-cell>
          <table:table-cell table:formula="of:=VALUE([$p_from_i_UK.A117])" office:value-type="date" office:date-value="2020-10-04" calcext:value-type="date">
            <text:p>04/10/20</text:p>
          </table:table-cell>
          <table:table-cell table:formula="of:=[$prevalence_history_20210209_UK.B99]" office:value-type="float" office:value="270528.043599058" calcext:value-type="float">
            <text:p>270528.043599058</text:p>
          </table:table-cell>
          <table:table-cell table:formula="of:=[$p_from_i_UK.C117]" office:value-type="float" office:value="249320.014598492" calcext:value-type="float">
            <text:p>249320.014598492</text:p>
          </table:table-cell>
          <table:table-cell table:formula="of:=[.D118]/[.C118]" office:value-type="percentage" office:value="0.921605062756459" calcext:value-type="percentage">
            <text:p>92.2%</text:p>
          </table:table-cell>
        </table:table-row>
        <table:table-row table:style-name="ro1">
          <table:table-cell table:formula="of:=VALUE([$prevalence_history_20210209_UK.A100])" office:value-type="date" office:date-value="2020-10-07" calcext:value-type="date">
            <text:p>07/10/20</text:p>
          </table:table-cell>
          <table:table-cell table:formula="of:=VALUE([$p_from_i_UK.A118])" office:value-type="date" office:date-value="2020-10-05" calcext:value-type="date">
            <text:p>05/10/20</text:p>
          </table:table-cell>
          <table:table-cell table:formula="of:=[$prevalence_history_20210209_UK.B100]" office:value-type="float" office:value="277557.881754332" calcext:value-type="float">
            <text:p>277557.881754332</text:p>
          </table:table-cell>
          <table:table-cell table:formula="of:=[$p_from_i_UK.C118]" office:value-type="float" office:value="255140.373567338" calcext:value-type="float">
            <text:p>255140.373567338</text:p>
          </table:table-cell>
          <table:table-cell table:formula="of:=[.D119]/[.C119]" office:value-type="percentage" office:value="0.919233033321548" calcext:value-type="percentage">
            <text:p>91.9%</text:p>
          </table:table-cell>
        </table:table-row>
        <table:table-row table:style-name="ro1">
          <table:table-cell table:formula="of:=VALUE([$prevalence_history_20210209_UK.A101])" office:value-type="date" office:date-value="2020-10-08" calcext:value-type="date">
            <text:p>08/10/20</text:p>
          </table:table-cell>
          <table:table-cell table:formula="of:=VALUE([$p_from_i_UK.A119])" office:value-type="date" office:date-value="2020-10-06" calcext:value-type="date">
            <text:p>06/10/20</text:p>
          </table:table-cell>
          <table:table-cell table:formula="of:=[$prevalence_history_20210209_UK.B101]" office:value-type="float" office:value="284823.790392843" calcext:value-type="float">
            <text:p>284823.790392843</text:p>
          </table:table-cell>
          <table:table-cell table:formula="of:=[$p_from_i_UK.C119]" office:value-type="float" office:value="261230.880070739" calcext:value-type="float">
            <text:p>261230.880070739</text:p>
          </table:table-cell>
          <table:table-cell table:formula="of:=[.D120]/[.C120]" office:value-type="percentage" office:value="0.917166644367862" calcext:value-type="percentage">
            <text:p>91.7%</text:p>
          </table:table-cell>
        </table:table-row>
        <table:table-row table:style-name="ro1">
          <table:table-cell table:formula="of:=VALUE([$prevalence_history_20210209_UK.A102])" office:value-type="date" office:date-value="2020-10-09" calcext:value-type="date">
            <text:p>09/10/20</text:p>
          </table:table-cell>
          <table:table-cell table:formula="of:=VALUE([$p_from_i_UK.A120])" office:value-type="date" office:date-value="2020-10-07" calcext:value-type="date">
            <text:p>07/10/20</text:p>
          </table:table-cell>
          <table:table-cell table:formula="of:=[$prevalence_history_20210209_UK.B102]" office:value-type="float" office:value="291898.682480643" calcext:value-type="float">
            <text:p>291898.682480643</text:p>
          </table:table-cell>
          <table:table-cell table:formula="of:=[$p_from_i_UK.C120]" office:value-type="float" office:value="267052.812935866" calcext:value-type="float">
            <text:p>267052.812935866</text:p>
          </table:table-cell>
          <table:table-cell table:formula="of:=[.D121]/[.C121]" office:value-type="percentage" office:value="0.914881871567116" calcext:value-type="percentage">
            <text:p>91.5%</text:p>
          </table:table-cell>
        </table:table-row>
        <table:table-row table:style-name="ro1">
          <table:table-cell table:formula="of:=VALUE([$prevalence_history_20210209_UK.A103])" office:value-type="date" office:date-value="2020-10-10" calcext:value-type="date">
            <text:p>10/10/20</text:p>
          </table:table-cell>
          <table:table-cell table:formula="of:=VALUE([$p_from_i_UK.A121])" office:value-type="date" office:date-value="2020-10-08" calcext:value-type="date">
            <text:p>08/10/20</text:p>
          </table:table-cell>
          <table:table-cell table:formula="of:=[$prevalence_history_20210209_UK.B103]" office:value-type="float" office:value="299650.527503463" calcext:value-type="float">
            <text:p>299650.527503463</text:p>
          </table:table-cell>
          <table:table-cell table:formula="of:=[$p_from_i_UK.C121]" office:value-type="float" office:value="273537.806485994" calcext:value-type="float">
            <text:p>273537.806485994</text:p>
          </table:table-cell>
          <table:table-cell table:formula="of:=[.D122]/[.C122]" office:value-type="percentage" office:value="0.912856081933087" calcext:value-type="percentage">
            <text:p>91.3%</text:p>
          </table:table-cell>
        </table:table-row>
        <table:table-row table:style-name="ro1">
          <table:table-cell table:formula="of:=VALUE([$prevalence_history_20210209_UK.A104])" office:value-type="date" office:date-value="2020-10-11" calcext:value-type="date">
            <text:p>11/10/20</text:p>
          </table:table-cell>
          <table:table-cell table:formula="of:=VALUE([$p_from_i_UK.A122])" office:value-type="date" office:date-value="2020-10-09" calcext:value-type="date">
            <text:p>09/10/20</text:p>
          </table:table-cell>
          <table:table-cell table:formula="of:=[$prevalence_history_20210209_UK.B104]" office:value-type="float" office:value="307207.307440429" calcext:value-type="float">
            <text:p>307207.307440429</text:p>
          </table:table-cell>
          <table:table-cell table:formula="of:=[$p_from_i_UK.C122]" office:value-type="float" office:value="279876.773227601" calcext:value-type="float">
            <text:p>279876.773227601</text:p>
          </table:table-cell>
          <table:table-cell table:formula="of:=[.D123]/[.C123]" office:value-type="percentage" office:value="0.911035533495154" calcext:value-type="percentage">
            <text:p>91.1%</text:p>
          </table:table-cell>
        </table:table-row>
        <table:table-row table:style-name="ro1">
          <table:table-cell table:formula="of:=VALUE([$prevalence_history_20210209_UK.A105])" office:value-type="date" office:date-value="2020-10-12" calcext:value-type="date">
            <text:p>12/10/20</text:p>
          </table:table-cell>
          <table:table-cell table:formula="of:=VALUE([$p_from_i_UK.A123])" office:value-type="date" office:date-value="2020-10-10" calcext:value-type="date">
            <text:p>10/10/20</text:p>
          </table:table-cell>
          <table:table-cell table:formula="of:=[$prevalence_history_20210209_UK.B105]" office:value-type="float" office:value="315690.901797076" calcext:value-type="float">
            <text:p>315690.901797076</text:p>
          </table:table-cell>
          <table:table-cell table:formula="of:=[$p_from_i_UK.C123]" office:value-type="float" office:value="287048.194592955" calcext:value-type="float">
            <text:p>287048.194592955</text:p>
          </table:table-cell>
          <table:table-cell table:formula="of:=[.D124]/[.C124]" office:value-type="percentage" office:value="0.909269772929559" calcext:value-type="percentage">
            <text:p>90.9%</text:p>
          </table:table-cell>
        </table:table-row>
        <table:table-row table:style-name="ro1">
          <table:table-cell table:formula="of:=VALUE([$prevalence_history_20210209_UK.A106])" office:value-type="date" office:date-value="2020-10-13" calcext:value-type="date">
            <text:p>13/10/20</text:p>
          </table:table-cell>
          <table:table-cell table:formula="of:=VALUE([$p_from_i_UK.A124])" office:value-type="date" office:date-value="2020-10-11" calcext:value-type="date">
            <text:p>11/10/20</text:p>
          </table:table-cell>
          <table:table-cell table:formula="of:=[$prevalence_history_20210209_UK.B106]" office:value-type="float" office:value="325656.064932725" calcext:value-type="float">
            <text:p>325656.064932725</text:p>
          </table:table-cell>
          <table:table-cell table:formula="of:=[$p_from_i_UK.C124]" office:value-type="float" office:value="295708.980568192" calcext:value-type="float">
            <text:p>295708.980568192</text:p>
          </table:table-cell>
          <table:table-cell table:formula="of:=[.D125]/[.C125]" office:value-type="percentage" office:value="0.908040759594883" calcext:value-type="percentage">
            <text:p>90.8%</text:p>
          </table:table-cell>
        </table:table-row>
        <table:table-row table:style-name="ro1">
          <table:table-cell table:formula="of:=VALUE([$prevalence_history_20210209_UK.A107])" office:value-type="date" office:date-value="2020-10-14" calcext:value-type="date">
            <text:p>14/10/20</text:p>
          </table:table-cell>
          <table:table-cell table:formula="of:=VALUE([$p_from_i_UK.A125])" office:value-type="date" office:date-value="2020-10-12" calcext:value-type="date">
            <text:p>12/10/20</text:p>
          </table:table-cell>
          <table:table-cell table:formula="of:=[$prevalence_history_20210209_UK.B107]" office:value-type="float" office:value="336824.210061269" calcext:value-type="float">
            <text:p>336824.210061269</text:p>
          </table:table-cell>
          <table:table-cell table:formula="of:=[$p_from_i_UK.C125]" office:value-type="float" office:value="305442.807392781" calcext:value-type="float">
            <text:p>305442.807392781</text:p>
          </table:table-cell>
          <table:table-cell table:formula="of:=[.D126]/[.C126]" office:value-type="percentage" office:value="0.906831511123326" calcext:value-type="percentage">
            <text:p>90.7%</text:p>
          </table:table-cell>
        </table:table-row>
        <table:table-row table:style-name="ro1">
          <table:table-cell table:formula="of:=VALUE([$prevalence_history_20210209_UK.A108])" office:value-type="date" office:date-value="2020-10-15" calcext:value-type="date">
            <text:p>15/10/20</text:p>
          </table:table-cell>
          <table:table-cell table:formula="of:=VALUE([$p_from_i_UK.A126])" office:value-type="date" office:date-value="2020-10-13" calcext:value-type="date">
            <text:p>13/10/20</text:p>
          </table:table-cell>
          <table:table-cell table:formula="of:=[$prevalence_history_20210209_UK.B108]" office:value-type="float" office:value="348466.707446096" calcext:value-type="float">
            <text:p>348466.707446096</text:p>
          </table:table-cell>
          <table:table-cell table:formula="of:=[$p_from_i_UK.C126]" office:value-type="float" office:value="315652.178423635" calcext:value-type="float">
            <text:p>315652.178423635</text:p>
          </table:table-cell>
          <table:table-cell table:formula="of:=[.D127]/[.C127]" office:value-type="percentage" office:value="0.905831666781146" calcext:value-type="percentage">
            <text:p>90.6%</text:p>
          </table:table-cell>
        </table:table-row>
        <table:table-row table:style-name="ro1">
          <table:table-cell table:formula="of:=VALUE([$prevalence_history_20210209_UK.A109])" office:value-type="date" office:date-value="2020-10-16" calcext:value-type="date">
            <text:p>16/10/20</text:p>
          </table:table-cell>
          <table:table-cell table:formula="of:=VALUE([$p_from_i_UK.A127])" office:value-type="date" office:date-value="2020-10-14" calcext:value-type="date">
            <text:p>14/10/20</text:p>
          </table:table-cell>
          <table:table-cell table:formula="of:=[$prevalence_history_20210209_UK.B109]" office:value-type="float" office:value="360956.358623828" calcext:value-type="float">
            <text:p>360956.358623828</text:p>
          </table:table-cell>
          <table:table-cell table:formula="of:=[$p_from_i_UK.C127]" office:value-type="float" office:value="326684.565331026" calcext:value-type="float">
            <text:p>326684.565331026</text:p>
          </table:table-cell>
          <table:table-cell table:formula="of:=[.D128]/[.C128]" office:value-type="percentage" office:value="0.905052806318565" calcext:value-type="percentage">
            <text:p>90.5%</text:p>
          </table:table-cell>
        </table:table-row>
        <table:table-row table:style-name="ro1">
          <table:table-cell table:formula="of:=VALUE([$prevalence_history_20210209_UK.A110])" office:value-type="date" office:date-value="2020-10-17" calcext:value-type="date">
            <text:p>17/10/20</text:p>
          </table:table-cell>
          <table:table-cell table:formula="of:=VALUE([$p_from_i_UK.A128])" office:value-type="date" office:date-value="2020-10-15" calcext:value-type="date">
            <text:p>15/10/20</text:p>
          </table:table-cell>
          <table:table-cell table:formula="of:=[$prevalence_history_20210209_UK.B110]" office:value-type="float" office:value="373999.45485585" calcext:value-type="float">
            <text:p>373999.45485585</text:p>
          </table:table-cell>
          <table:table-cell table:formula="of:=[$p_from_i_UK.C128]" office:value-type="float" office:value="338354.700167848" calcext:value-type="float">
            <text:p>338354.700167848</text:p>
          </table:table-cell>
          <table:table-cell table:formula="of:=[.D129]/[.C129]" office:value-type="percentage" office:value="0.904693030363532" calcext:value-type="percentage">
            <text:p>90.5%</text:p>
          </table:table-cell>
        </table:table-row>
        <table:table-row table:style-name="ro1">
          <table:table-cell table:formula="of:=VALUE([$prevalence_history_20210209_UK.A111])" office:value-type="date" office:date-value="2020-10-18" calcext:value-type="date">
            <text:p>18/10/20</text:p>
          </table:table-cell>
          <table:table-cell table:formula="of:=VALUE([$p_from_i_UK.A129])" office:value-type="date" office:date-value="2020-10-16" calcext:value-type="date">
            <text:p>16/10/20</text:p>
          </table:table-cell>
          <table:table-cell table:formula="of:=[$prevalence_history_20210209_UK.B111]" office:value-type="float" office:value="387266.603681431" calcext:value-type="float">
            <text:p>387266.603681431</text:p>
          </table:table-cell>
          <table:table-cell table:formula="of:=[$p_from_i_UK.C129]" office:value-type="float" office:value="350285.597734306" calcext:value-type="float">
            <text:p>350285.597734306</text:p>
          </table:table-cell>
          <table:table-cell table:formula="of:=[.D130]/[.C130]" office:value-type="percentage" office:value="0.904507629639178" calcext:value-type="percentage">
            <text:p>90.5%</text:p>
          </table:table-cell>
        </table:table-row>
        <table:table-row table:style-name="ro1">
          <table:table-cell table:formula="of:=VALUE([$prevalence_history_20210209_UK.A112])" office:value-type="date" office:date-value="2020-10-19" calcext:value-type="date">
            <text:p>19/10/20</text:p>
          </table:table-cell>
          <table:table-cell table:formula="of:=VALUE([$p_from_i_UK.A130])" office:value-type="date" office:date-value="2020-10-17" calcext:value-type="date">
            <text:p>17/10/20</text:p>
          </table:table-cell>
          <table:table-cell table:formula="of:=[$prevalence_history_20210209_UK.B112]" office:value-type="float" office:value="401632.521821564" calcext:value-type="float">
            <text:p>401632.521821564</text:p>
          </table:table-cell>
          <table:table-cell table:formula="of:=[$p_from_i_UK.C130]" office:value-type="float" office:value="363191.559633422" calcext:value-type="float">
            <text:p>363191.559633422</text:p>
          </table:table-cell>
          <table:table-cell table:formula="of:=[.D131]/[.C131]" office:value-type="percentage" office:value="0.904288223439185" calcext:value-type="percentage">
            <text:p>90.4%</text:p>
          </table:table-cell>
        </table:table-row>
        <table:table-row table:style-name="ro1">
          <table:table-cell table:formula="of:=VALUE([$prevalence_history_20210209_UK.A113])" office:value-type="date" office:date-value="2020-10-20" calcext:value-type="date">
            <text:p>20/10/20</text:p>
          </table:table-cell>
          <table:table-cell table:formula="of:=VALUE([$p_from_i_UK.A131])" office:value-type="date" office:date-value="2020-10-18" calcext:value-type="date">
            <text:p>18/10/20</text:p>
          </table:table-cell>
          <table:table-cell table:formula="of:=[$prevalence_history_20210209_UK.B113]" office:value-type="float" office:value="416130.428599195" calcext:value-type="float">
            <text:p>416130.428599195</text:p>
          </table:table-cell>
          <table:table-cell table:formula="of:=[$p_from_i_UK.C131]" office:value-type="float" office:value="376307.890125314" calcext:value-type="float">
            <text:p>376307.890125314</text:p>
          </table:table-cell>
          <table:table-cell table:formula="of:=[.D132]/[.C132]" office:value-type="percentage" office:value="0.904302748039997" calcext:value-type="percentage">
            <text:p>90.4%</text:p>
          </table:table-cell>
        </table:table-row>
        <table:table-row table:style-name="ro1">
          <table:table-cell table:formula="of:=VALUE([$prevalence_history_20210209_UK.A114])" office:value-type="date" office:date-value="2020-10-21" calcext:value-type="date">
            <text:p>21/10/20</text:p>
          </table:table-cell>
          <table:table-cell table:formula="of:=VALUE([$p_from_i_UK.A132])" office:value-type="date" office:date-value="2020-10-19" calcext:value-type="date">
            <text:p>19/10/20</text:p>
          </table:table-cell>
          <table:table-cell table:formula="of:=[$prevalence_history_20210209_UK.B114]" office:value-type="float" office:value="431452.439292443" calcext:value-type="float">
            <text:p>431452.439292443</text:p>
          </table:table-cell>
          <table:table-cell table:formula="of:=[$p_from_i_UK.C132]" office:value-type="float" office:value="390285.968128611" calcext:value-type="float">
            <text:p>390285.968128611</text:p>
          </table:table-cell>
          <table:table-cell table:formula="of:=[.D133]/[.C133]" office:value-type="percentage" office:value="0.904586305662467" calcext:value-type="percentage">
            <text:p>90.5%</text:p>
          </table:table-cell>
        </table:table-row>
        <table:table-row table:style-name="ro1">
          <table:table-cell table:formula="of:=VALUE([$prevalence_history_20210209_UK.A115])" office:value-type="date" office:date-value="2020-10-22" calcext:value-type="date">
            <text:p>22/10/20</text:p>
          </table:table-cell>
          <table:table-cell table:formula="of:=VALUE([$p_from_i_UK.A133])" office:value-type="date" office:date-value="2020-10-20" calcext:value-type="date">
            <text:p>20/10/20</text:p>
          </table:table-cell>
          <table:table-cell table:formula="of:=[$prevalence_history_20210209_UK.B115]" office:value-type="float" office:value="446615.005177104" calcext:value-type="float">
            <text:p>446615.005177104</text:p>
          </table:table-cell>
          <table:table-cell table:formula="of:=[$p_from_i_UK.C133]" office:value-type="float" office:value="404113.587365956" calcext:value-type="float">
            <text:p>404113.587365956</text:p>
          </table:table-cell>
          <table:table-cell table:formula="of:=[.D134]/[.C134]" office:value-type="percentage" office:value="0.904836565456877" calcext:value-type="percentage">
            <text:p>90.5%</text:p>
          </table:table-cell>
        </table:table-row>
        <table:table-row table:style-name="ro1">
          <table:table-cell table:formula="of:=VALUE([$prevalence_history_20210209_UK.A116])" office:value-type="date" office:date-value="2020-10-23" calcext:value-type="date">
            <text:p>23/10/20</text:p>
          </table:table-cell>
          <table:table-cell table:formula="of:=VALUE([$p_from_i_UK.A134])" office:value-type="date" office:date-value="2020-10-21" calcext:value-type="date">
            <text:p>21/10/20</text:p>
          </table:table-cell>
          <table:table-cell table:formula="of:=[$prevalence_history_20210209_UK.B116]" office:value-type="float" office:value="463359.88939515" calcext:value-type="float">
            <text:p>463359.88939515</text:p>
          </table:table-cell>
          <table:table-cell table:formula="of:=[$p_from_i_UK.C134]" office:value-type="float" office:value="419581.157973483" calcext:value-type="float">
            <text:p>419581.157973483</text:p>
          </table:table-cell>
          <table:table-cell table:formula="of:=[.D135]/[.C135]" office:value-type="percentage" office:value="0.905518944510251" calcext:value-type="percentage">
            <text:p>90.6%</text:p>
          </table:table-cell>
        </table:table-row>
        <table:table-row table:style-name="ro1">
          <table:table-cell table:formula="of:=VALUE([$prevalence_history_20210209_UK.A117])" office:value-type="date" office:date-value="2020-10-24" calcext:value-type="date">
            <text:p>24/10/20</text:p>
          </table:table-cell>
          <table:table-cell table:formula="of:=VALUE([$p_from_i_UK.A135])" office:value-type="date" office:date-value="2020-10-22" calcext:value-type="date">
            <text:p>22/10/20</text:p>
          </table:table-cell>
          <table:table-cell table:formula="of:=[$prevalence_history_20210209_UK.B117]" office:value-type="float" office:value="480070.931717691" calcext:value-type="float">
            <text:p>480070.931717691</text:p>
          </table:table-cell>
          <table:table-cell table:formula="of:=[$p_from_i_UK.C135]" office:value-type="float" office:value="434977.42460503" calcext:value-type="float">
            <text:p>434977.42460503</text:p>
          </table:table-cell>
          <table:table-cell table:formula="of:=[.D136]/[.C136]" office:value-type="percentage" office:value="0.906069074102619" calcext:value-type="percentage">
            <text:p>90.6%</text:p>
          </table:table-cell>
        </table:table-row>
        <table:table-row table:style-name="ro1">
          <table:table-cell table:formula="of:=VALUE([$prevalence_history_20210209_UK.A118])" office:value-type="date" office:date-value="2020-10-25" calcext:value-type="date">
            <text:p>25/10/20</text:p>
          </table:table-cell>
          <table:table-cell table:formula="of:=VALUE([$p_from_i_UK.A136])" office:value-type="date" office:date-value="2020-10-23" calcext:value-type="date">
            <text:p>23/10/20</text:p>
          </table:table-cell>
          <table:table-cell table:formula="of:=[$prevalence_history_20210209_UK.B118]" office:value-type="float" office:value="496877.795733875" calcext:value-type="float">
            <text:p>496877.795733875</text:p>
          </table:table-cell>
          <table:table-cell table:formula="of:=[$p_from_i_UK.C136]" office:value-type="float" office:value="450709.083072002" calcext:value-type="float">
            <text:p>450709.083072002</text:p>
          </table:table-cell>
          <table:table-cell table:formula="of:=[.D137]/[.C137]" office:value-type="percentage" office:value="0.907082358965783" calcext:value-type="percentage">
            <text:p>90.7%</text:p>
          </table:table-cell>
        </table:table-row>
        <table:table-row table:style-name="ro1">
          <table:table-cell table:formula="of:=VALUE([$prevalence_history_20210209_UK.A119])" office:value-type="date" office:date-value="2020-10-26" calcext:value-type="date">
            <text:p>26/10/20</text:p>
          </table:table-cell>
          <table:table-cell table:formula="of:=VALUE([$p_from_i_UK.A137])" office:value-type="date" office:date-value="2020-10-24" calcext:value-type="date">
            <text:p>24/10/20</text:p>
          </table:table-cell>
          <table:table-cell table:formula="of:=[$prevalence_history_20210209_UK.B119]" office:value-type="float" office:value="512462.549522907" calcext:value-type="float">
            <text:p>512462.549522907</text:p>
          </table:table-cell>
          <table:table-cell table:formula="of:=[$p_from_i_UK.C137]" office:value-type="float" office:value="465374.705545134" calcext:value-type="float">
            <text:p>465374.705545134</text:p>
          </table:table-cell>
          <table:table-cell table:formula="of:=[.D138]/[.C138]" office:value-type="percentage" office:value="0.908114565597796" calcext:value-type="percentage">
            <text:p>90.8%</text:p>
          </table:table-cell>
        </table:table-row>
        <table:table-row table:style-name="ro1">
          <table:table-cell table:formula="of:=VALUE([$prevalence_history_20210209_UK.A120])" office:value-type="date" office:date-value="2020-10-27" calcext:value-type="date">
            <text:p>27/10/20</text:p>
          </table:table-cell>
          <table:table-cell table:formula="of:=VALUE([$p_from_i_UK.A138])" office:value-type="date" office:date-value="2020-10-25" calcext:value-type="date">
            <text:p>25/10/20</text:p>
          </table:table-cell>
          <table:table-cell table:formula="of:=[$prevalence_history_20210209_UK.B120]" office:value-type="float" office:value="526986.797994608" calcext:value-type="float">
            <text:p>526986.797994608</text:p>
          </table:table-cell>
          <table:table-cell table:formula="of:=[$p_from_i_UK.C138]" office:value-type="float" office:value="478996.013263716" calcext:value-type="float">
            <text:p>478996.013263716</text:p>
          </table:table-cell>
          <table:table-cell table:formula="of:=[.D139]/[.C139]" office:value-type="percentage" office:value="0.908933611024952" calcext:value-type="percentage">
            <text:p>90.9%</text:p>
          </table:table-cell>
        </table:table-row>
        <table:table-row table:style-name="ro1">
          <table:table-cell table:formula="of:=VALUE([$prevalence_history_20210209_UK.A121])" office:value-type="date" office:date-value="2020-10-28" calcext:value-type="date">
            <text:p>28/10/20</text:p>
          </table:table-cell>
          <table:table-cell table:formula="of:=VALUE([$p_from_i_UK.A139])" office:value-type="date" office:date-value="2020-10-26" calcext:value-type="date">
            <text:p>26/10/20</text:p>
          </table:table-cell>
          <table:table-cell table:formula="of:=[$prevalence_history_20210209_UK.B121]" office:value-type="float" office:value="540563.363529935" calcext:value-type="float">
            <text:p>540563.363529935</text:p>
          </table:table-cell>
          <table:table-cell table:formula="of:=[$p_from_i_UK.C139]" office:value-type="float" office:value="491779.486934957" calcext:value-type="float">
            <text:p>491779.486934957</text:p>
          </table:table-cell>
          <table:table-cell table:formula="of:=[.D140]/[.C140]" office:value-type="percentage" office:value="0.909753638729021" calcext:value-type="percentage">
            <text:p>91.0%</text:p>
          </table:table-cell>
        </table:table-row>
        <table:table-row table:style-name="ro1">
          <table:table-cell table:formula="of:=VALUE([$prevalence_history_20210209_UK.A122])" office:value-type="date" office:date-value="2020-10-29" calcext:value-type="date">
            <text:p>29/10/20</text:p>
          </table:table-cell>
          <table:table-cell table:formula="of:=VALUE([$p_from_i_UK.A140])" office:value-type="date" office:date-value="2020-10-27" calcext:value-type="date">
            <text:p>27/10/20</text:p>
          </table:table-cell>
          <table:table-cell table:formula="of:=[$prevalence_history_20210209_UK.B122]" office:value-type="float" office:value="553061.840073743" calcext:value-type="float">
            <text:p>553061.840073743</text:p>
          </table:table-cell>
          <table:table-cell table:formula="of:=[$p_from_i_UK.C140]" office:value-type="float" office:value="503615.2812435" calcext:value-type="float">
            <text:p>503615.2812435</text:p>
          </table:table-cell>
          <table:table-cell table:formula="of:=[.D141]/[.C141]" office:value-type="percentage" office:value="0.910594882439096" calcext:value-type="percentage">
            <text:p>91.1%</text:p>
          </table:table-cell>
        </table:table-row>
        <table:table-row table:style-name="ro1">
          <table:table-cell table:formula="of:=VALUE([$prevalence_history_20210209_UK.A123])" office:value-type="date" office:date-value="2020-10-30" calcext:value-type="date">
            <text:p>30/10/20</text:p>
          </table:table-cell>
          <table:table-cell table:formula="of:=VALUE([$p_from_i_UK.A141])" office:value-type="date" office:date-value="2020-10-28" calcext:value-type="date">
            <text:p>28/10/20</text:p>
          </table:table-cell>
          <table:table-cell table:formula="of:=[$prevalence_history_20210209_UK.B123]" office:value-type="float" office:value="563721.045621432" calcext:value-type="float">
            <text:p>563721.045621432</text:p>
          </table:table-cell>
          <table:table-cell table:formula="of:=[$p_from_i_UK.C141]" office:value-type="float" office:value="513828.700054376" calcext:value-type="float">
            <text:p>513828.700054376</text:p>
          </table:table-cell>
          <table:table-cell table:formula="of:=[.D142]/[.C142]" office:value-type="percentage" office:value="0.911494619626883" calcext:value-type="percentage">
            <text:p>91.1%</text:p>
          </table:table-cell>
        </table:table-row>
        <table:table-row table:style-name="ro1">
          <table:table-cell table:formula="of:=VALUE([$prevalence_history_20210209_UK.A124])" office:value-type="date" office:date-value="2020-10-31" calcext:value-type="date">
            <text:p>31/10/20</text:p>
          </table:table-cell>
          <table:table-cell table:formula="of:=VALUE([$p_from_i_UK.A142])" office:value-type="date" office:date-value="2020-10-29" calcext:value-type="date">
            <text:p>29/10/20</text:p>
          </table:table-cell>
          <table:table-cell table:formula="of:=[$prevalence_history_20210209_UK.B124]" office:value-type="float" office:value="572812.900831254" calcext:value-type="float">
            <text:p>572812.900831254</text:p>
          </table:table-cell>
          <table:table-cell table:formula="of:=[$p_from_i_UK.C142]" office:value-type="float" office:value="522641.79832661" calcext:value-type="float">
            <text:p>522641.79832661</text:p>
          </table:table-cell>
          <table:table-cell table:formula="of:=[.D143]/[.C143]" office:value-type="percentage" office:value="0.912412757408507" calcext:value-type="percentage">
            <text:p>91.2%</text:p>
          </table:table-cell>
        </table:table-row>
        <table:table-row table:style-name="ro1">
          <table:table-cell table:formula="of:=VALUE([$prevalence_history_20210209_UK.A125])" office:value-type="date" office:date-value="2020-11-01" calcext:value-type="date">
            <text:p>01/11/20</text:p>
          </table:table-cell>
          <table:table-cell table:formula="of:=VALUE([$p_from_i_UK.A143])" office:value-type="date" office:date-value="2020-10-30" calcext:value-type="date">
            <text:p>30/10/20</text:p>
          </table:table-cell>
          <table:table-cell table:formula="of:=[$prevalence_history_20210209_UK.B125]" office:value-type="float" office:value="580170.099753387" calcext:value-type="float">
            <text:p>580170.099753387</text:p>
          </table:table-cell>
          <table:table-cell table:formula="of:=[$p_from_i_UK.C143]" office:value-type="float" office:value="529977.891787872" calcext:value-type="float">
            <text:p>529977.891787872</text:p>
          </table:table-cell>
          <table:table-cell table:formula="of:=[.D144]/[.C144]" office:value-type="percentage" office:value="0.913487082517954" calcext:value-type="percentage">
            <text:p>91.3%</text:p>
          </table:table-cell>
        </table:table-row>
        <table:table-row table:style-name="ro1">
          <table:table-cell table:formula="of:=VALUE([$prevalence_history_20210209_UK.A126])" office:value-type="date" office:date-value="2020-11-02" calcext:value-type="date">
            <text:p>02/11/20</text:p>
          </table:table-cell>
          <table:table-cell table:formula="of:=VALUE([$p_from_i_UK.A144])" office:value-type="date" office:date-value="2020-10-31" calcext:value-type="date">
            <text:p>31/10/20</text:p>
          </table:table-cell>
          <table:table-cell table:formula="of:=[$prevalence_history_20210209_UK.B126]" office:value-type="float" office:value="586252.202552909" calcext:value-type="float">
            <text:p>586252.202552909</text:p>
          </table:table-cell>
          <table:table-cell table:formula="of:=[$p_from_i_UK.C144]" office:value-type="float" office:value="536223.208339018" calcext:value-type="float">
            <text:p>536223.208339018</text:p>
          </table:table-cell>
          <table:table-cell table:formula="of:=[.D145]/[.C145]" office:value-type="percentage" office:value="0.914663017049602" calcext:value-type="percentage">
            <text:p>91.5%</text:p>
          </table:table-cell>
        </table:table-row>
        <table:table-row table:style-name="ro1">
          <table:table-cell table:formula="of:=VALUE([$prevalence_history_20210209_UK.A127])" office:value-type="date" office:date-value="2020-11-03" calcext:value-type="date">
            <text:p>03/11/20</text:p>
          </table:table-cell>
          <table:table-cell table:formula="of:=VALUE([$p_from_i_UK.A145])" office:value-type="date" office:date-value="2020-11-01" calcext:value-type="date">
            <text:p>01/11/20</text:p>
          </table:table-cell>
          <table:table-cell table:formula="of:=[$prevalence_history_20210209_UK.B127]" office:value-type="float" office:value="590917.119235125" calcext:value-type="float">
            <text:p>590917.119235125</text:p>
          </table:table-cell>
          <table:table-cell table:formula="of:=[$p_from_i_UK.C145]" office:value-type="float" office:value="541253.096468694" calcext:value-type="float">
            <text:p>541253.096468694</text:p>
          </table:table-cell>
          <table:table-cell table:formula="of:=[.D146]/[.C146]" office:value-type="percentage" office:value="0.915954334119283" calcext:value-type="percentage">
            <text:p>91.6%</text:p>
          </table:table-cell>
        </table:table-row>
        <table:table-row table:style-name="ro1">
          <table:table-cell table:formula="of:=VALUE([$prevalence_history_20210209_UK.A128])" office:value-type="date" office:date-value="2020-11-04" calcext:value-type="date">
            <text:p>04/11/20</text:p>
          </table:table-cell>
          <table:table-cell table:formula="of:=VALUE([$p_from_i_UK.A146])" office:value-type="date" office:date-value="2020-11-02" calcext:value-type="date">
            <text:p>02/11/20</text:p>
          </table:table-cell>
          <table:table-cell table:formula="of:=[$prevalence_history_20210209_UK.B128]" office:value-type="float" office:value="593387.404501899" calcext:value-type="float">
            <text:p>593387.404501899</text:p>
          </table:table-cell>
          <table:table-cell table:formula="of:=[$p_from_i_UK.C146]" office:value-type="float" office:value="544129.828791254" calcext:value-type="float">
            <text:p>544129.828791254</text:p>
          </table:table-cell>
          <table:table-cell table:formula="of:=[.D147]/[.C147]" office:value-type="percentage" office:value="0.916989178845154" calcext:value-type="percentage">
            <text:p>91.7%</text:p>
          </table:table-cell>
        </table:table-row>
        <table:table-row table:style-name="ro1">
          <table:table-cell table:formula="of:=VALUE([$prevalence_history_20210209_UK.A129])" office:value-type="date" office:date-value="2020-11-05" calcext:value-type="date">
            <text:p>05/11/20</text:p>
          </table:table-cell>
          <table:table-cell table:formula="of:=VALUE([$p_from_i_UK.A147])" office:value-type="date" office:date-value="2020-11-03" calcext:value-type="date">
            <text:p>03/11/20</text:p>
          </table:table-cell>
          <table:table-cell table:formula="of:=[$prevalence_history_20210209_UK.B129]" office:value-type="float" office:value="593209.212652884" calcext:value-type="float">
            <text:p>593209.212652884</text:p>
          </table:table-cell>
          <table:table-cell table:formula="of:=[$p_from_i_UK.C147]" office:value-type="float" office:value="544687.253909073" calcext:value-type="float">
            <text:p>544687.253909073</text:p>
          </table:table-cell>
          <table:table-cell table:formula="of:=[.D148]/[.C148]" office:value-type="percentage" office:value="0.918204306829935" calcext:value-type="percentage">
            <text:p>91.8%</text:p>
          </table:table-cell>
        </table:table-row>
        <table:table-row table:style-name="ro1">
          <table:table-cell table:formula="of:=VALUE([$prevalence_history_20210209_UK.A130])" office:value-type="date" office:date-value="2020-11-06" calcext:value-type="date">
            <text:p>06/11/20</text:p>
          </table:table-cell>
          <table:table-cell table:formula="of:=VALUE([$p_from_i_UK.A148])" office:value-type="date" office:date-value="2020-11-04" calcext:value-type="date">
            <text:p>04/11/20</text:p>
          </table:table-cell>
          <table:table-cell table:formula="of:=[$prevalence_history_20210209_UK.B130]" office:value-type="float" office:value="590966.237286089" calcext:value-type="float">
            <text:p>590966.237286089</text:p>
          </table:table-cell>
          <table:table-cell table:formula="of:=[$p_from_i_UK.C148]" office:value-type="float" office:value="543200.736611006" calcext:value-type="float">
            <text:p>543200.736611006</text:p>
          </table:table-cell>
          <table:table-cell table:formula="of:=[.D149]/[.C149]" office:value-type="percentage" office:value="0.919173892413147" calcext:value-type="percentage">
            <text:p>91.9%</text:p>
          </table:table-cell>
        </table:table-row>
        <table:table-row table:style-name="ro1">
          <table:table-cell table:formula="of:=VALUE([$prevalence_history_20210209_UK.A131])" office:value-type="date" office:date-value="2020-11-07" calcext:value-type="date">
            <text:p>07/11/20</text:p>
          </table:table-cell>
          <table:table-cell table:formula="of:=VALUE([$p_from_i_UK.A149])" office:value-type="date" office:date-value="2020-11-05" calcext:value-type="date">
            <text:p>05/11/20</text:p>
          </table:table-cell>
          <table:table-cell table:formula="of:=[$prevalence_history_20210209_UK.B131]" office:value-type="float" office:value="588106.911515452" calcext:value-type="float">
            <text:p>588106.911515452</text:p>
          </table:table-cell>
          <table:table-cell table:formula="of:=[$p_from_i_UK.C149]" office:value-type="float" office:value="541279.467937539" calcext:value-type="float">
            <text:p>541279.467937539</text:p>
          </table:table-cell>
          <table:table-cell table:formula="of:=[.D150]/[.C150]" office:value-type="percentage" office:value="0.920375967938811" calcext:value-type="percentage">
            <text:p>92.0%</text:p>
          </table:table-cell>
        </table:table-row>
        <table:table-row table:style-name="ro1">
          <table:table-cell table:formula="of:=VALUE([$prevalence_history_20210209_UK.A132])" office:value-type="date" office:date-value="2020-11-08" calcext:value-type="date">
            <text:p>08/11/20</text:p>
          </table:table-cell>
          <table:table-cell table:formula="of:=VALUE([$p_from_i_UK.A150])" office:value-type="date" office:date-value="2020-11-06" calcext:value-type="date">
            <text:p>06/11/20</text:p>
          </table:table-cell>
          <table:table-cell table:formula="of:=[$prevalence_history_20210209_UK.B132]" office:value-type="float" office:value="584194.689764232" calcext:value-type="float">
            <text:p>584194.689764232</text:p>
          </table:table-cell>
          <table:table-cell table:formula="of:=[$p_from_i_UK.C150]" office:value-type="float" office:value="538322.184011634" calcext:value-type="float">
            <text:p>538322.184011634</text:p>
          </table:table-cell>
          <table:table-cell table:formula="of:=[.D151]/[.C151]" office:value-type="percentage" office:value="0.921477366096718" calcext:value-type="percentage">
            <text:p>92.1%</text:p>
          </table:table-cell>
        </table:table-row>
        <table:table-row table:style-name="ro1">
          <table:table-cell table:formula="of:=VALUE([$prevalence_history_20210209_UK.A133])" office:value-type="date" office:date-value="2020-11-09" calcext:value-type="date">
            <text:p>09/11/20</text:p>
          </table:table-cell>
          <table:table-cell table:formula="of:=VALUE([$p_from_i_UK.A151])" office:value-type="date" office:date-value="2020-11-07" calcext:value-type="date">
            <text:p>07/11/20</text:p>
          </table:table-cell>
          <table:table-cell table:formula="of:=[$prevalence_history_20210209_UK.B133]" office:value-type="float" office:value="580014.24066561" calcext:value-type="float">
            <text:p>580014.24066561</text:p>
          </table:table-cell>
          <table:table-cell table:formula="of:=[$p_from_i_UK.C151]" office:value-type="float" office:value="535189.810972774" calcext:value-type="float">
            <text:p>535189.810972774</text:p>
          </table:table-cell>
          <table:table-cell table:formula="of:=[.D152]/[.C152]" office:value-type="percentage" office:value="0.922718398014855" calcext:value-type="percentage">
            <text:p>92.3%</text:p>
          </table:table-cell>
        </table:table-row>
        <table:table-row table:style-name="ro1">
          <table:table-cell table:formula="of:=VALUE([$prevalence_history_20210209_UK.A134])" office:value-type="date" office:date-value="2020-11-10" calcext:value-type="date">
            <text:p>10/11/20</text:p>
          </table:table-cell>
          <table:table-cell table:formula="of:=VALUE([$p_from_i_UK.A152])" office:value-type="date" office:date-value="2020-11-08" calcext:value-type="date">
            <text:p>08/11/20</text:p>
          </table:table-cell>
          <table:table-cell table:formula="of:=[$prevalence_history_20210209_UK.B134]" office:value-type="float" office:value="575467.560173745" calcext:value-type="float">
            <text:p>575467.560173745</text:p>
          </table:table-cell>
          <table:table-cell table:formula="of:=[$p_from_i_UK.C152]" office:value-type="float" office:value="531851.448861923" calcext:value-type="float">
            <text:p>531851.448861923</text:p>
          </table:table-cell>
          <table:table-cell table:formula="of:=[.D153]/[.C153]" office:value-type="percentage" office:value="0.924207523880836" calcext:value-type="percentage">
            <text:p>92.4%</text:p>
          </table:table-cell>
        </table:table-row>
        <table:table-row table:style-name="ro1">
          <table:table-cell table:formula="of:=VALUE([$prevalence_history_20210209_UK.A135])" office:value-type="date" office:date-value="2020-11-11" calcext:value-type="date">
            <text:p>11/11/20</text:p>
          </table:table-cell>
          <table:table-cell table:formula="of:=VALUE([$p_from_i_UK.A153])" office:value-type="date" office:date-value="2020-11-09" calcext:value-type="date">
            <text:p>09/11/20</text:p>
          </table:table-cell>
          <table:table-cell table:formula="of:=[$prevalence_history_20210209_UK.B135]" office:value-type="float" office:value="571185.18583699" calcext:value-type="float">
            <text:p>571185.18583699</text:p>
          </table:table-cell>
          <table:table-cell table:formula="of:=[$p_from_i_UK.C153]" office:value-type="float" office:value="528779.902369433" calcext:value-type="float">
            <text:p>528779.902369433</text:p>
          </table:table-cell>
          <table:table-cell table:formula="of:=[.D154]/[.C154]" office:value-type="percentage" office:value="0.9257591329064" calcext:value-type="percentage">
            <text:p>92.6%</text:p>
          </table:table-cell>
        </table:table-row>
        <table:table-row table:style-name="ro1">
          <table:table-cell table:formula="of:=VALUE([$prevalence_history_20210209_UK.A136])" office:value-type="date" office:date-value="2020-11-12" calcext:value-type="date">
            <text:p>12/11/20</text:p>
          </table:table-cell>
          <table:table-cell table:formula="of:=VALUE([$p_from_i_UK.A154])" office:value-type="date" office:date-value="2020-11-10" calcext:value-type="date">
            <text:p>10/11/20</text:p>
          </table:table-cell>
          <table:table-cell table:formula="of:=[$prevalence_history_20210209_UK.B136]" office:value-type="float" office:value="567813.212011751" calcext:value-type="float">
            <text:p>567813.212011751</text:p>
          </table:table-cell>
          <table:table-cell table:formula="of:=[$p_from_i_UK.C154]" office:value-type="float" office:value="526422.614015661" calcext:value-type="float">
            <text:p>526422.614015661</text:p>
          </table:table-cell>
          <table:table-cell table:formula="of:=[.D155]/[.C155]" office:value-type="percentage" office:value="0.927105257291488" calcext:value-type="percentage">
            <text:p>92.7%</text:p>
          </table:table-cell>
        </table:table-row>
        <table:table-row table:style-name="ro1">
          <table:table-cell table:formula="of:=VALUE([$prevalence_history_20210209_UK.A137])" office:value-type="date" office:date-value="2020-11-13" calcext:value-type="date">
            <text:p>13/11/20</text:p>
          </table:table-cell>
          <table:table-cell table:formula="of:=VALUE([$p_from_i_UK.A155])" office:value-type="date" office:date-value="2020-11-11" calcext:value-type="date">
            <text:p>11/11/20</text:p>
          </table:table-cell>
          <table:table-cell table:formula="of:=[$prevalence_history_20210209_UK.B137]" office:value-type="float" office:value="564346.10338156" calcext:value-type="float">
            <text:p>564346.10338156</text:p>
          </table:table-cell>
          <table:table-cell table:formula="of:=[$p_from_i_UK.C155]" office:value-type="float" office:value="523893.035900538" calcext:value-type="float">
            <text:p>523893.035900538</text:p>
          </table:table-cell>
          <table:table-cell table:formula="of:=[.D156]/[.C156]" office:value-type="percentage" office:value="0.928318690890878" calcext:value-type="percentage">
            <text:p>92.8%</text:p>
          </table:table-cell>
        </table:table-row>
        <table:table-row table:style-name="ro1">
          <table:table-cell table:formula="of:=VALUE([$prevalence_history_20210209_UK.A138])" office:value-type="date" office:date-value="2020-11-14" calcext:value-type="date">
            <text:p>14/11/20</text:p>
          </table:table-cell>
          <table:table-cell table:formula="of:=VALUE([$p_from_i_UK.A156])" office:value-type="date" office:date-value="2020-11-12" calcext:value-type="date">
            <text:p>12/11/20</text:p>
          </table:table-cell>
          <table:table-cell table:formula="of:=[$prevalence_history_20210209_UK.B138]" office:value-type="float" office:value="559792.63209839" calcext:value-type="float">
            <text:p>559792.63209839</text:p>
          </table:table-cell>
          <table:table-cell table:formula="of:=[$p_from_i_UK.C156]" office:value-type="float" office:value="520266.845733493" calcext:value-type="float">
            <text:p>520266.845733493</text:p>
          </table:table-cell>
          <table:table-cell table:formula="of:=[.D157]/[.C157]" office:value-type="percentage" office:value="0.929392092538385" calcext:value-type="percentage">
            <text:p>92.9%</text:p>
          </table:table-cell>
        </table:table-row>
        <table:table-row table:style-name="ro1">
          <table:table-cell table:formula="of:=VALUE([$prevalence_history_20210209_UK.A139])" office:value-type="date" office:date-value="2020-11-15" calcext:value-type="date">
            <text:p>15/11/20</text:p>
          </table:table-cell>
          <table:table-cell table:formula="of:=VALUE([$p_from_i_UK.A157])" office:value-type="date" office:date-value="2020-11-13" calcext:value-type="date">
            <text:p>13/11/20</text:p>
          </table:table-cell>
          <table:table-cell table:formula="of:=[$prevalence_history_20210209_UK.B139]" office:value-type="float" office:value="556215.361306741" calcext:value-type="float">
            <text:p>556215.361306741</text:p>
          </table:table-cell>
          <table:table-cell table:formula="of:=[$p_from_i_UK.C157]" office:value-type="float" office:value="517421.856269551" calcext:value-type="float">
            <text:p>517421.856269551</text:p>
          </table:table-cell>
          <table:table-cell table:formula="of:=[.D158]/[.C158]" office:value-type="percentage" office:value="0.930254524171985" calcext:value-type="percentage">
            <text:p>93.0%</text:p>
          </table:table-cell>
        </table:table-row>
        <table:table-row table:style-name="ro1">
          <table:table-cell table:formula="of:=VALUE([$prevalence_history_20210209_UK.A140])" office:value-type="date" office:date-value="2020-11-16" calcext:value-type="date">
            <text:p>16/11/20</text:p>
          </table:table-cell>
          <table:table-cell table:formula="of:=VALUE([$p_from_i_UK.A158])" office:value-type="date" office:date-value="2020-11-14" calcext:value-type="date">
            <text:p>14/11/20</text:p>
          </table:table-cell>
          <table:table-cell table:formula="of:=[$prevalence_history_20210209_UK.B140]" office:value-type="float" office:value="552933.096158066" calcext:value-type="float">
            <text:p>552933.096158066</text:p>
          </table:table-cell>
          <table:table-cell table:formula="of:=[$p_from_i_UK.C158]" office:value-type="float" office:value="514764.161500863" calcext:value-type="float">
            <text:p>514764.161500863</text:p>
          </table:table-cell>
          <table:table-cell table:formula="of:=[.D159]/[.C159]" office:value-type="percentage" office:value="0.930970066862679" calcext:value-type="percentage">
            <text:p>93.1%</text:p>
          </table:table-cell>
        </table:table-row>
        <table:table-row table:style-name="ro1">
          <table:table-cell table:formula="of:=VALUE([$prevalence_history_20210209_UK.A141])" office:value-type="date" office:date-value="2020-11-17" calcext:value-type="date">
            <text:p>17/11/20</text:p>
          </table:table-cell>
          <table:table-cell table:formula="of:=VALUE([$p_from_i_UK.A159])" office:value-type="date" office:date-value="2020-11-15" calcext:value-type="date">
            <text:p>15/11/20</text:p>
          </table:table-cell>
          <table:table-cell table:formula="of:=[$prevalence_history_20210209_UK.B141]" office:value-type="float" office:value="549391.023165713" calcext:value-type="float">
            <text:p>549391.023165713</text:p>
          </table:table-cell>
          <table:table-cell table:formula="of:=[$p_from_i_UK.C159]" office:value-type="float" office:value="511791.903869917" calcext:value-type="float">
            <text:p>511791.903869917</text:p>
          </table:table-cell>
          <table:table-cell table:formula="of:=[.D160]/[.C160]" office:value-type="percentage" office:value="0.931562188477086" calcext:value-type="percentage">
            <text:p>93.2%</text:p>
          </table:table-cell>
        </table:table-row>
        <table:table-row table:style-name="ro1">
          <table:table-cell table:formula="of:=VALUE([$prevalence_history_20210209_UK.A142])" office:value-type="date" office:date-value="2020-11-18" calcext:value-type="date">
            <text:p>18/11/20</text:p>
          </table:table-cell>
          <table:table-cell table:formula="of:=VALUE([$p_from_i_UK.A160])" office:value-type="date" office:date-value="2020-11-16" calcext:value-type="date">
            <text:p>16/11/20</text:p>
          </table:table-cell>
          <table:table-cell table:formula="of:=[$prevalence_history_20210209_UK.B142]" office:value-type="float" office:value="546584.122719262" calcext:value-type="float">
            <text:p>546584.122719262</text:p>
          </table:table-cell>
          <table:table-cell table:formula="of:=[$p_from_i_UK.C160]" office:value-type="float" office:value="509340.283123201" calcext:value-type="float">
            <text:p>509340.283123201</text:p>
          </table:table-cell>
          <table:table-cell table:formula="of:=[.D161]/[.C161]" office:value-type="percentage" office:value="0.931860736439301" calcext:value-type="percentage">
            <text:p>93.2%</text:p>
          </table:table-cell>
        </table:table-row>
        <table:table-row table:style-name="ro1">
          <table:table-cell table:formula="of:=VALUE([$prevalence_history_20210209_UK.A143])" office:value-type="date" office:date-value="2020-11-19" calcext:value-type="date">
            <text:p>19/11/20</text:p>
          </table:table-cell>
          <table:table-cell table:formula="of:=VALUE([$p_from_i_UK.A161])" office:value-type="date" office:date-value="2020-11-17" calcext:value-type="date">
            <text:p>17/11/20</text:p>
          </table:table-cell>
          <table:table-cell table:formula="of:=[$prevalence_history_20210209_UK.B143]" office:value-type="float" office:value="544037.642802373" calcext:value-type="float">
            <text:p>544037.642802373</text:p>
          </table:table-cell>
          <table:table-cell table:formula="of:=[$p_from_i_UK.C161]" office:value-type="float" office:value="507136.798257553" calcext:value-type="float">
            <text:p>507136.798257553</text:p>
          </table:table-cell>
          <table:table-cell table:formula="of:=[.D162]/[.C162]" office:value-type="percentage" office:value="0.932172258605597" calcext:value-type="percentage">
            <text:p>93.2%</text:p>
          </table:table-cell>
        </table:table-row>
        <table:table-row table:style-name="ro1">
          <table:table-cell table:formula="of:=VALUE([$prevalence_history_20210209_UK.A144])" office:value-type="date" office:date-value="2020-11-20" calcext:value-type="date">
            <text:p>20/11/20</text:p>
          </table:table-cell>
          <table:table-cell table:formula="of:=VALUE([$p_from_i_UK.A162])" office:value-type="date" office:date-value="2020-11-18" calcext:value-type="date">
            <text:p>18/11/20</text:p>
          </table:table-cell>
          <table:table-cell table:formula="of:=[$prevalence_history_20210209_UK.B144]" office:value-type="float" office:value="540448.976546025" calcext:value-type="float">
            <text:p>540448.976546025</text:p>
          </table:table-cell>
          <table:table-cell table:formula="of:=[$p_from_i_UK.C162]" office:value-type="float" office:value="503966.309881614" calcext:value-type="float">
            <text:p>503966.309881614</text:p>
          </table:table-cell>
          <table:table-cell table:formula="of:=[.D163]/[.C163]" office:value-type="percentage" office:value="0.932495631877093" calcext:value-type="percentage">
            <text:p>93.2%</text:p>
          </table:table-cell>
        </table:table-row>
        <table:table-row table:style-name="ro1">
          <table:table-cell table:formula="of:=VALUE([$prevalence_history_20210209_UK.A145])" office:value-type="date" office:date-value="2020-11-21" calcext:value-type="date">
            <text:p>21/11/20</text:p>
          </table:table-cell>
          <table:table-cell table:formula="of:=VALUE([$p_from_i_UK.A163])" office:value-type="date" office:date-value="2020-11-19" calcext:value-type="date">
            <text:p>19/11/20</text:p>
          </table:table-cell>
          <table:table-cell table:formula="of:=[$prevalence_history_20210209_UK.B145]" office:value-type="float" office:value="536561.843373548" calcext:value-type="float">
            <text:p>536561.843373548</text:p>
          </table:table-cell>
          <table:table-cell table:formula="of:=[$p_from_i_UK.C163]" office:value-type="float" office:value="500569.534559201" calcext:value-type="float">
            <text:p>500569.534559201</text:p>
          </table:table-cell>
          <table:table-cell table:formula="of:=[.D164]/[.C164]" office:value-type="percentage" office:value="0.932920483894175" calcext:value-type="percentage">
            <text:p>93.3%</text:p>
          </table:table-cell>
        </table:table-row>
        <table:table-row table:style-name="ro1">
          <table:table-cell table:formula="of:=VALUE([$prevalence_history_20210209_UK.A146])" office:value-type="date" office:date-value="2020-11-22" calcext:value-type="date">
            <text:p>22/11/20</text:p>
          </table:table-cell>
          <table:table-cell table:formula="of:=VALUE([$p_from_i_UK.A164])" office:value-type="date" office:date-value="2020-11-20" calcext:value-type="date">
            <text:p>20/11/20</text:p>
          </table:table-cell>
          <table:table-cell table:formula="of:=[$prevalence_history_20210209_UK.B146]" office:value-type="float" office:value="531333.248885865" calcext:value-type="float">
            <text:p>531333.248885865</text:p>
          </table:table-cell>
          <table:table-cell table:formula="of:=[$p_from_i_UK.C164]" office:value-type="float" office:value="495997.660585015" calcext:value-type="float">
            <text:p>495997.660585015</text:p>
          </table:table-cell>
          <table:table-cell table:formula="of:=[.D165]/[.C165]" office:value-type="percentage" office:value="0.933496372803802" calcext:value-type="percentage">
            <text:p>93.3%</text:p>
          </table:table-cell>
        </table:table-row>
        <table:table-row table:style-name="ro1">
          <table:table-cell table:formula="of:=VALUE([$prevalence_history_20210209_UK.A147])" office:value-type="date" office:date-value="2020-11-23" calcext:value-type="date">
            <text:p>23/11/20</text:p>
          </table:table-cell>
          <table:table-cell table:formula="of:=VALUE([$p_from_i_UK.A165])" office:value-type="date" office:date-value="2020-11-21" calcext:value-type="date">
            <text:p>21/11/20</text:p>
          </table:table-cell>
          <table:table-cell table:formula="of:=[$prevalence_history_20210209_UK.B147]" office:value-type="float" office:value="525239.250112307" calcext:value-type="float">
            <text:p>525239.250112307</text:p>
          </table:table-cell>
          <table:table-cell table:formula="of:=[$p_from_i_UK.C165]" office:value-type="float" office:value="490481.042053782" calcext:value-type="float">
            <text:p>490481.042053782</text:p>
          </table:table-cell>
          <table:table-cell table:formula="of:=[.D166]/[.C166]" office:value-type="percentage" office:value="0.933824046753755" calcext:value-type="percentage">
            <text:p>93.4%</text:p>
          </table:table-cell>
        </table:table-row>
        <table:table-row table:style-name="ro1">
          <table:table-cell table:formula="of:=VALUE([$prevalence_history_20210209_UK.A148])" office:value-type="date" office:date-value="2020-11-24" calcext:value-type="date">
            <text:p>24/11/20</text:p>
          </table:table-cell>
          <table:table-cell table:formula="of:=VALUE([$p_from_i_UK.A166])" office:value-type="date" office:date-value="2020-11-22" calcext:value-type="date">
            <text:p>22/11/20</text:p>
          </table:table-cell>
          <table:table-cell table:formula="of:=[$prevalence_history_20210209_UK.B148]" office:value-type="float" office:value="517255.077331742" calcext:value-type="float">
            <text:p>517255.077331742</text:p>
          </table:table-cell>
          <table:table-cell table:formula="of:=[$p_from_i_UK.C166]" office:value-type="float" office:value="483139.212802264" calcext:value-type="float">
            <text:p>483139.212802264</text:p>
          </table:table-cell>
          <table:table-cell table:formula="of:=[.D167]/[.C167]" office:value-type="percentage" office:value="0.93404440860114" calcext:value-type="percentage">
            <text:p>93.4%</text:p>
          </table:table-cell>
        </table:table-row>
        <table:table-row table:style-name="ro1">
          <table:table-cell table:formula="of:=VALUE([$prevalence_history_20210209_UK.A149])" office:value-type="date" office:date-value="2020-11-25" calcext:value-type="date">
            <text:p>25/11/20</text:p>
          </table:table-cell>
          <table:table-cell table:formula="of:=VALUE([$p_from_i_UK.A167])" office:value-type="date" office:date-value="2020-11-23" calcext:value-type="date">
            <text:p>23/11/20</text:p>
          </table:table-cell>
          <table:table-cell table:formula="of:=[$prevalence_history_20210209_UK.B149]" office:value-type="float" office:value="507405.155861584" calcext:value-type="float">
            <text:p>507405.155861584</text:p>
          </table:table-cell>
          <table:table-cell table:formula="of:=[$p_from_i_UK.C167]" office:value-type="float" office:value="473929.588727371" calcext:value-type="float">
            <text:p>473929.588727371</text:p>
          </table:table-cell>
          <table:table-cell table:formula="of:=[.D168]/[.C168]" office:value-type="percentage" office:value="0.934025961802909" calcext:value-type="percentage">
            <text:p>93.4%</text:p>
          </table:table-cell>
        </table:table-row>
        <table:table-row table:style-name="ro1">
          <table:table-cell table:formula="of:=VALUE([$prevalence_history_20210209_UK.A150])" office:value-type="date" office:date-value="2020-11-26" calcext:value-type="date">
            <text:p>26/11/20</text:p>
          </table:table-cell>
          <table:table-cell table:formula="of:=VALUE([$p_from_i_UK.A168])" office:value-type="date" office:date-value="2020-11-24" calcext:value-type="date">
            <text:p>24/11/20</text:p>
          </table:table-cell>
          <table:table-cell table:formula="of:=[$prevalence_history_20210209_UK.B150]" office:value-type="float" office:value="495050.57470719" calcext:value-type="float">
            <text:p>495050.57470719</text:p>
          </table:table-cell>
          <table:table-cell table:formula="of:=[$p_from_i_UK.C168]" office:value-type="float" office:value="462536.700394075" calcext:value-type="float">
            <text:p>462536.700394075</text:p>
          </table:table-cell>
          <table:table-cell table:formula="of:=[.D169]/[.C169]" office:value-type="percentage" office:value="0.934322115811407" calcext:value-type="percentage">
            <text:p>93.4%</text:p>
          </table:table-cell>
        </table:table-row>
        <table:table-row table:style-name="ro1">
          <table:table-cell table:formula="of:=VALUE([$prevalence_history_20210209_UK.A151])" office:value-type="date" office:date-value="2020-11-27" calcext:value-type="date">
            <text:p>27/11/20</text:p>
          </table:table-cell>
          <table:table-cell table:formula="of:=VALUE([$p_from_i_UK.A169])" office:value-type="date" office:date-value="2020-11-25" calcext:value-type="date">
            <text:p>25/11/20</text:p>
          </table:table-cell>
          <table:table-cell table:formula="of:=[$prevalence_history_20210209_UK.B151]" office:value-type="float" office:value="481760.730998871" calcext:value-type="float">
            <text:p>481760.730998871</text:p>
          </table:table-cell>
          <table:table-cell table:formula="of:=[$p_from_i_UK.C169]" office:value-type="float" office:value="450365.770555921" calcext:value-type="float">
            <text:p>450365.770555921</text:p>
          </table:table-cell>
          <table:table-cell table:formula="of:=[.D170]/[.C170]" office:value-type="percentage" office:value="0.93483287776931" calcext:value-type="percentage">
            <text:p>93.5%</text:p>
          </table:table-cell>
        </table:table-row>
        <table:table-row table:style-name="ro1">
          <table:table-cell table:formula="of:=VALUE([$prevalence_history_20210209_UK.A152])" office:value-type="date" office:date-value="2020-11-28" calcext:value-type="date">
            <text:p>28/11/20</text:p>
          </table:table-cell>
          <table:table-cell table:formula="of:=VALUE([$p_from_i_UK.A170])" office:value-type="date" office:date-value="2020-11-26" calcext:value-type="date">
            <text:p>26/11/20</text:p>
          </table:table-cell>
          <table:table-cell table:formula="of:=[$prevalence_history_20210209_UK.B152]" office:value-type="float" office:value="467700.3141853" calcext:value-type="float">
            <text:p>467700.3141853</text:p>
          </table:table-cell>
          <table:table-cell table:formula="of:=[$p_from_i_UK.C170]" office:value-type="float" office:value="437599.038919688" calcext:value-type="float">
            <text:p>437599.038919688</text:p>
          </table:table-cell>
          <table:table-cell table:formula="of:=[.D171]/[.C171]" office:value-type="percentage" office:value="0.935639822440474" calcext:value-type="percentage">
            <text:p>93.6%</text:p>
          </table:table-cell>
        </table:table-row>
        <table:table-row table:style-name="ro1">
          <table:table-cell table:formula="of:=VALUE([$prevalence_history_20210209_UK.A153])" office:value-type="date" office:date-value="2020-11-29" calcext:value-type="date">
            <text:p>29/11/20</text:p>
          </table:table-cell>
          <table:table-cell table:formula="of:=VALUE([$p_from_i_UK.A171])" office:value-type="date" office:date-value="2020-11-27" calcext:value-type="date">
            <text:p>27/11/20</text:p>
          </table:table-cell>
          <table:table-cell table:formula="of:=[$prevalence_history_20210209_UK.B153]" office:value-type="float" office:value="452594.4440881" calcext:value-type="float">
            <text:p>452594.4440881</text:p>
          </table:table-cell>
          <table:table-cell table:formula="of:=[$p_from_i_UK.C171]" office:value-type="float" office:value="423904.903561215" calcext:value-type="float">
            <text:p>423904.903561215</text:p>
          </table:table-cell>
          <table:table-cell table:formula="of:=[.D172]/[.C172]" office:value-type="percentage" office:value="0.936610930819777" calcext:value-type="percentage">
            <text:p>93.7%</text:p>
          </table:table-cell>
        </table:table-row>
        <table:table-row table:style-name="ro1">
          <table:table-cell table:formula="of:=VALUE([$prevalence_history_20210209_UK.A154])" office:value-type="date" office:date-value="2020-11-30" calcext:value-type="date">
            <text:p>30/11/20</text:p>
          </table:table-cell>
          <table:table-cell table:formula="of:=VALUE([$p_from_i_UK.A172])" office:value-type="date" office:date-value="2020-11-28" calcext:value-type="date">
            <text:p>28/11/20</text:p>
          </table:table-cell>
          <table:table-cell table:formula="of:=[$prevalence_history_20210209_UK.B154]" office:value-type="float" office:value="436675.696920167" calcext:value-type="float">
            <text:p>436675.696920167</text:p>
          </table:table-cell>
          <table:table-cell table:formula="of:=[$p_from_i_UK.C172]" office:value-type="float" office:value="409575.853359325" calcext:value-type="float">
            <text:p>409575.853359325</text:p>
          </table:table-cell>
          <table:table-cell table:formula="of:=[.D173]/[.C173]" office:value-type="percentage" office:value="0.937940572942404" calcext:value-type="percentage">
            <text:p>93.8%</text:p>
          </table:table-cell>
        </table:table-row>
        <table:table-row table:style-name="ro1">
          <table:table-cell table:formula="of:=VALUE([$prevalence_history_20210209_UK.A155])" office:value-type="date" office:date-value="2020-12-01" calcext:value-type="date">
            <text:p>01/12/20</text:p>
          </table:table-cell>
          <table:table-cell table:formula="of:=VALUE([$p_from_i_UK.A173])" office:value-type="date" office:date-value="2020-11-29" calcext:value-type="date">
            <text:p>29/11/20</text:p>
          </table:table-cell>
          <table:table-cell table:formula="of:=[$prevalence_history_20210209_UK.B155]" office:value-type="float" office:value="420574.168498463" calcext:value-type="float">
            <text:p>420574.168498463</text:p>
          </table:table-cell>
          <table:table-cell table:formula="of:=[$p_from_i_UK.C173]" office:value-type="float" office:value="395255.588334207" calcext:value-type="float">
            <text:p>395255.588334207</text:p>
          </table:table-cell>
          <table:table-cell table:formula="of:=[.D174]/[.C174]" office:value-type="percentage" office:value="0.939799963809835" calcext:value-type="percentage">
            <text:p>94.0%</text:p>
          </table:table-cell>
        </table:table-row>
        <table:table-row table:style-name="ro1">
          <table:table-cell table:formula="of:=VALUE([$prevalence_history_20210209_UK.A156])" office:value-type="date" office:date-value="2020-12-02" calcext:value-type="date">
            <text:p>02/12/20</text:p>
          </table:table-cell>
          <table:table-cell table:formula="of:=VALUE([$p_from_i_UK.A174])" office:value-type="date" office:date-value="2020-11-30" calcext:value-type="date">
            <text:p>30/11/20</text:p>
          </table:table-cell>
          <table:table-cell table:formula="of:=[$prevalence_history_20210209_UK.B156]" office:value-type="float" office:value="405233.55055587" calcext:value-type="float">
            <text:p>405233.55055587</text:p>
          </table:table-cell>
          <table:table-cell table:formula="of:=[$p_from_i_UK.C174]" office:value-type="float" office:value="381804.794703655" calcext:value-type="float">
            <text:p>381804.794703655</text:p>
          </table:table-cell>
          <table:table-cell table:formula="of:=[.D175]/[.C175]" office:value-type="percentage" office:value="0.942184560434157" calcext:value-type="percentage">
            <text:p>94.2%</text:p>
          </table:table-cell>
        </table:table-row>
        <table:table-row table:style-name="ro1">
          <table:table-cell table:formula="of:=VALUE([$prevalence_history_20210209_UK.A157])" office:value-type="date" office:date-value="2020-12-03" calcext:value-type="date">
            <text:p>03/12/20</text:p>
          </table:table-cell>
          <table:table-cell table:formula="of:=VALUE([$p_from_i_UK.A175])" office:value-type="date" office:date-value="2020-12-01" calcext:value-type="date">
            <text:p>01/12/20</text:p>
          </table:table-cell>
          <table:table-cell table:formula="of:=[$prevalence_history_20210209_UK.B157]" office:value-type="float" office:value="390242.640362231" calcext:value-type="float">
            <text:p>390242.640362231</text:p>
          </table:table-cell>
          <table:table-cell table:formula="of:=[$p_from_i_UK.C175]" office:value-type="float" office:value="368541.797909405" calcext:value-type="float">
            <text:p>368541.797909405</text:p>
          </table:table-cell>
          <table:table-cell table:formula="of:=[.D176]/[.C176]" office:value-type="percentage" office:value="0.944391411372466" calcext:value-type="percentage">
            <text:p>94.4%</text:p>
          </table:table-cell>
        </table:table-row>
        <table:table-row table:style-name="ro1">
          <table:table-cell table:formula="of:=VALUE([$prevalence_history_20210209_UK.A158])" office:value-type="date" office:date-value="2020-12-04" calcext:value-type="date">
            <text:p>04/12/20</text:p>
          </table:table-cell>
          <table:table-cell table:formula="of:=VALUE([$p_from_i_UK.A176])" office:value-type="date" office:date-value="2020-12-02" calcext:value-type="date">
            <text:p>02/12/20</text:p>
          </table:table-cell>
          <table:table-cell table:formula="of:=[$prevalence_history_20210209_UK.B158]" office:value-type="float" office:value="375435.853649072" calcext:value-type="float">
            <text:p>375435.853649072</text:p>
          </table:table-cell>
          <table:table-cell table:formula="of:=[$p_from_i_UK.C176]" office:value-type="float" office:value="355260.246681084" calcext:value-type="float">
            <text:p>355260.246681084</text:p>
          </table:table-cell>
          <table:table-cell table:formula="of:=[.D177]/[.C177]" office:value-type="percentage" office:value="0.946260841174624" calcext:value-type="percentage">
            <text:p>94.6%</text:p>
          </table:table-cell>
        </table:table-row>
        <table:table-row table:style-name="ro1">
          <table:table-cell table:formula="of:=VALUE([$prevalence_history_20210209_UK.A159])" office:value-type="date" office:date-value="2020-12-05" calcext:value-type="date">
            <text:p>05/12/20</text:p>
          </table:table-cell>
          <table:table-cell table:formula="of:=VALUE([$p_from_i_UK.A177])" office:value-type="date" office:date-value="2020-12-03" calcext:value-type="date">
            <text:p>03/12/20</text:p>
          </table:table-cell>
          <table:table-cell table:formula="of:=[$prevalence_history_20210209_UK.B159]" office:value-type="float" office:value="361388.222491931" calcext:value-type="float">
            <text:p>361388.222491931</text:p>
          </table:table-cell>
          <table:table-cell table:formula="of:=[$p_from_i_UK.C177]" office:value-type="float" office:value="342682.932420457" calcext:value-type="float">
            <text:p>342682.932420457</text:p>
          </table:table-cell>
          <table:table-cell table:formula="of:=[.D178]/[.C178]" office:value-type="percentage" office:value="0.948240454704105" calcext:value-type="percentage">
            <text:p>94.8%</text:p>
          </table:table-cell>
        </table:table-row>
        <table:table-row table:style-name="ro1">
          <table:table-cell table:formula="of:=VALUE([$prevalence_history_20210209_UK.A160])" office:value-type="date" office:date-value="2020-12-06" calcext:value-type="date">
            <text:p>06/12/20</text:p>
          </table:table-cell>
          <table:table-cell table:formula="of:=VALUE([$p_from_i_UK.A178])" office:value-type="date" office:date-value="2020-12-04" calcext:value-type="date">
            <text:p>04/12/20</text:p>
          </table:table-cell>
          <table:table-cell table:formula="of:=[$prevalence_history_20210209_UK.B160]" office:value-type="float" office:value="348475.788875844" calcext:value-type="float">
            <text:p>348475.788875844</text:p>
          </table:table-cell>
          <table:table-cell table:formula="of:=[$p_from_i_UK.C178]" office:value-type="float" office:value="330996.515346843" calcext:value-type="float">
            <text:p>330996.515346843</text:p>
          </table:table-cell>
          <table:table-cell table:formula="of:=[.D179]/[.C179]" office:value-type="percentage" office:value="0.949840780659719" calcext:value-type="percentage">
            <text:p>95.0%</text:p>
          </table:table-cell>
        </table:table-row>
        <table:table-row table:style-name="ro1">
          <table:table-cell table:formula="of:=VALUE([$prevalence_history_20210209_UK.A161])" office:value-type="date" office:date-value="2020-12-07" calcext:value-type="date">
            <text:p>07/12/20</text:p>
          </table:table-cell>
          <table:table-cell table:formula="of:=VALUE([$p_from_i_UK.A179])" office:value-type="date" office:date-value="2020-12-05" calcext:value-type="date">
            <text:p>05/12/20</text:p>
          </table:table-cell>
          <table:table-cell table:formula="of:=[$prevalence_history_20210209_UK.B161]" office:value-type="float" office:value="337222.876027015" calcext:value-type="float">
            <text:p>337222.876027015</text:p>
          </table:table-cell>
          <table:table-cell table:formula="of:=[$p_from_i_UK.C179]" office:value-type="float" office:value="320790.466928681" calcext:value-type="float">
            <text:p>320790.466928681</text:p>
          </table:table-cell>
          <table:table-cell table:formula="of:=[.D180]/[.C180]" office:value-type="percentage" office:value="0.951271368977301" calcext:value-type="percentage">
            <text:p>95.1%</text:p>
          </table:table-cell>
        </table:table-row>
        <table:table-row table:style-name="ro1">
          <table:table-cell table:formula="of:=VALUE([$prevalence_history_20210209_UK.A162])" office:value-type="date" office:date-value="2020-12-08" calcext:value-type="date">
            <text:p>08/12/20</text:p>
          </table:table-cell>
          <table:table-cell table:formula="of:=VALUE([$p_from_i_UK.A180])" office:value-type="date" office:date-value="2020-12-06" calcext:value-type="date">
            <text:p>06/12/20</text:p>
          </table:table-cell>
          <table:table-cell table:formula="of:=[$prevalence_history_20210209_UK.B162]" office:value-type="float" office:value="327238.198908493" calcext:value-type="float">
            <text:p>327238.198908493</text:p>
          </table:table-cell>
          <table:table-cell table:formula="of:=[$p_from_i_UK.C180]" office:value-type="float" office:value="311724.504383808" calcext:value-type="float">
            <text:p>311724.504383808</text:p>
          </table:table-cell>
          <table:table-cell table:formula="of:=[.D181]/[.C181]" office:value-type="percentage" office:value="0.95259204281031" calcext:value-type="percentage">
            <text:p>95.3%</text:p>
          </table:table-cell>
        </table:table-row>
        <table:table-row table:style-name="ro1">
          <table:table-cell table:formula="of:=VALUE([$prevalence_history_20210209_UK.A163])" office:value-type="date" office:date-value="2020-12-09" calcext:value-type="date">
            <text:p>09/12/20</text:p>
          </table:table-cell>
          <table:table-cell table:formula="of:=VALUE([$p_from_i_UK.A181])" office:value-type="date" office:date-value="2020-12-07" calcext:value-type="date">
            <text:p>07/12/20</text:p>
          </table:table-cell>
          <table:table-cell table:formula="of:=[$prevalence_history_20210209_UK.B163]" office:value-type="float" office:value="318469.542371165" calcext:value-type="float">
            <text:p>318469.542371165</text:p>
          </table:table-cell>
          <table:table-cell table:formula="of:=[$p_from_i_UK.C181]" office:value-type="float" office:value="303755.37101587" calcext:value-type="float">
            <text:p>303755.37101587</text:p>
          </table:table-cell>
          <table:table-cell table:formula="of:=[.D182]/[.C182]" office:value-type="percentage" office:value="0.953797241501524" calcext:value-type="percentage">
            <text:p>95.4%</text:p>
          </table:table-cell>
        </table:table-row>
        <table:table-row table:style-name="ro1">
          <table:table-cell table:formula="of:=VALUE([$prevalence_history_20210209_UK.A164])" office:value-type="date" office:date-value="2020-12-10" calcext:value-type="date">
            <text:p>10/12/20</text:p>
          </table:table-cell>
          <table:table-cell table:formula="of:=VALUE([$p_from_i_UK.A182])" office:value-type="date" office:date-value="2020-12-08" calcext:value-type="date">
            <text:p>08/12/20</text:p>
          </table:table-cell>
          <table:table-cell table:formula="of:=[$prevalence_history_20210209_UK.B164]" office:value-type="float" office:value="310814.106440906" calcext:value-type="float">
            <text:p>310814.106440906</text:p>
          </table:table-cell>
          <table:table-cell table:formula="of:=[$p_from_i_UK.C182]" office:value-type="float" office:value="296925.624068361" calcext:value-type="float">
            <text:p>296925.624068361</text:p>
          </table:table-cell>
          <table:table-cell table:formula="of:=[.D183]/[.C183]" office:value-type="percentage" office:value="0.955315791385467" calcext:value-type="percentage">
            <text:p>95.5%</text:p>
          </table:table-cell>
        </table:table-row>
        <table:table-row table:style-name="ro1">
          <table:table-cell table:formula="of:=VALUE([$prevalence_history_20210209_UK.A165])" office:value-type="date" office:date-value="2020-12-11" calcext:value-type="date">
            <text:p>11/12/20</text:p>
          </table:table-cell>
          <table:table-cell table:formula="of:=VALUE([$p_from_i_UK.A183])" office:value-type="date" office:date-value="2020-12-09" calcext:value-type="date">
            <text:p>09/12/20</text:p>
          </table:table-cell>
          <table:table-cell table:formula="of:=[$prevalence_history_20210209_UK.B165]" office:value-type="float" office:value="304952.153233349" calcext:value-type="float">
            <text:p>304952.153233349</text:p>
          </table:table-cell>
          <table:table-cell table:formula="of:=[$p_from_i_UK.C183]" office:value-type="float" office:value="291783.016970788" calcext:value-type="float">
            <text:p>291783.016970788</text:p>
          </table:table-cell>
          <table:table-cell table:formula="of:=[.D184]/[.C184]" office:value-type="percentage" office:value="0.95681572954009" calcext:value-type="percentage">
            <text:p>95.7%</text:p>
          </table:table-cell>
        </table:table-row>
        <table:table-row table:style-name="ro1">
          <table:table-cell table:formula="of:=VALUE([$prevalence_history_20210209_UK.A166])" office:value-type="date" office:date-value="2020-12-12" calcext:value-type="date">
            <text:p>12/12/20</text:p>
          </table:table-cell>
          <table:table-cell table:formula="of:=VALUE([$p_from_i_UK.A184])" office:value-type="date" office:date-value="2020-12-10" calcext:value-type="date">
            <text:p>10/12/20</text:p>
          </table:table-cell>
          <table:table-cell table:formula="of:=[$prevalence_history_20210209_UK.B166]" office:value-type="float" office:value="300330.617809114" calcext:value-type="float">
            <text:p>300330.617809114</text:p>
          </table:table-cell>
          <table:table-cell table:formula="of:=[$p_from_i_UK.C184]" office:value-type="float" office:value="287791.160216631" calcext:value-type="float">
            <text:p>287791.160216631</text:p>
          </table:table-cell>
          <table:table-cell table:formula="of:=[.D185]/[.C185]" office:value-type="percentage" office:value="0.958247821404433" calcext:value-type="percentage">
            <text:p>95.8%</text:p>
          </table:table-cell>
        </table:table-row>
        <table:table-row table:style-name="ro1">
          <table:table-cell table:formula="of:=VALUE([$prevalence_history_20210209_UK.A167])" office:value-type="date" office:date-value="2020-12-13" calcext:value-type="date">
            <text:p>13/12/20</text:p>
          </table:table-cell>
          <table:table-cell table:formula="of:=VALUE([$p_from_i_UK.A185])" office:value-type="date" office:date-value="2020-12-11" calcext:value-type="date">
            <text:p>11/12/20</text:p>
          </table:table-cell>
          <table:table-cell table:formula="of:=[$prevalence_history_20210209_UK.B167]" office:value-type="float" office:value="298373.421217367" calcext:value-type="float">
            <text:p>298373.421217367</text:p>
          </table:table-cell>
          <table:table-cell table:formula="of:=[$p_from_i_UK.C185]" office:value-type="float" office:value="286358.899372195" calcext:value-type="float">
            <text:p>286358.899372195</text:p>
          </table:table-cell>
          <table:table-cell table:formula="of:=[.D186]/[.C186]" office:value-type="percentage" office:value="0.959733270489869" calcext:value-type="percentage">
            <text:p>96.0%</text:p>
          </table:table-cell>
        </table:table-row>
        <table:table-row table:style-name="ro1">
          <table:table-cell table:formula="of:=VALUE([$prevalence_history_20210209_UK.A168])" office:value-type="date" office:date-value="2020-12-14" calcext:value-type="date">
            <text:p>14/12/20</text:p>
          </table:table-cell>
          <table:table-cell table:formula="of:=VALUE([$p_from_i_UK.A186])" office:value-type="date" office:date-value="2020-12-12" calcext:value-type="date">
            <text:p>12/12/20</text:p>
          </table:table-cell>
          <table:table-cell table:formula="of:=[$prevalence_history_20210209_UK.B168]" office:value-type="float" office:value="298869.701160801" calcext:value-type="float">
            <text:p>298869.701160801</text:p>
          </table:table-cell>
          <table:table-cell table:formula="of:=[$p_from_i_UK.C186]" office:value-type="float" office:value="287490.523576915" calcext:value-type="float">
            <text:p>287490.523576915</text:p>
          </table:table-cell>
          <table:table-cell table:formula="of:=[.D187]/[.C187]" office:value-type="percentage" office:value="0.961925957901756" calcext:value-type="percentage">
            <text:p>96.2%</text:p>
          </table:table-cell>
        </table:table-row>
        <table:table-row table:style-name="ro1">
          <table:table-cell table:formula="of:=VALUE([$prevalence_history_20210209_UK.A169])" office:value-type="date" office:date-value="2020-12-15" calcext:value-type="date">
            <text:p>15/12/20</text:p>
          </table:table-cell>
          <table:table-cell table:formula="of:=VALUE([$p_from_i_UK.A187])" office:value-type="date" office:date-value="2020-12-13" calcext:value-type="date">
            <text:p>13/12/20</text:p>
          </table:table-cell>
          <table:table-cell table:formula="of:=[$prevalence_history_20210209_UK.B169]" office:value-type="float" office:value="301670.207775353" calcext:value-type="float">
            <text:p>301670.207775353</text:p>
          </table:table-cell>
          <table:table-cell table:formula="of:=[$p_from_i_UK.C187]" office:value-type="float" office:value="291019.497538424" calcext:value-type="float">
            <text:p>291019.497538424</text:p>
          </table:table-cell>
          <table:table-cell table:formula="of:=[.D188]/[.C188]" office:value-type="percentage" office:value="0.964694192656703" calcext:value-type="percentage">
            <text:p>96.5%</text:p>
          </table:table-cell>
        </table:table-row>
        <table:table-row table:style-name="ro1">
          <table:table-cell table:formula="of:=VALUE([$prevalence_history_20210209_UK.A170])" office:value-type="date" office:date-value="2020-12-16" calcext:value-type="date">
            <text:p>16/12/20</text:p>
          </table:table-cell>
          <table:table-cell table:formula="of:=VALUE([$p_from_i_UK.A188])" office:value-type="date" office:date-value="2020-12-14" calcext:value-type="date">
            <text:p>14/12/20</text:p>
          </table:table-cell>
          <table:table-cell table:formula="of:=[$prevalence_history_20210209_UK.B170]" office:value-type="float" office:value="305807.691857423" calcext:value-type="float">
            <text:p>305807.691857423</text:p>
          </table:table-cell>
          <table:table-cell table:formula="of:=[$p_from_i_UK.C188]" office:value-type="float" office:value="295788.038626592" calcext:value-type="float">
            <text:p>295788.038626592</text:p>
          </table:table-cell>
          <table:table-cell table:formula="of:=[.D189]/[.C189]" office:value-type="percentage" office:value="0.967235444046638" calcext:value-type="percentage">
            <text:p>96.7%</text:p>
          </table:table-cell>
        </table:table-row>
        <table:table-row table:style-name="ro1">
          <table:table-cell table:formula="of:=VALUE([$prevalence_history_20210209_UK.A171])" office:value-type="date" office:date-value="2020-12-17" calcext:value-type="date">
            <text:p>17/12/20</text:p>
          </table:table-cell>
          <table:table-cell table:formula="of:=VALUE([$p_from_i_UK.A189])" office:value-type="date" office:date-value="2020-12-15" calcext:value-type="date">
            <text:p>15/12/20</text:p>
          </table:table-cell>
          <table:table-cell table:formula="of:=[$prevalence_history_20210209_UK.B171]" office:value-type="float" office:value="312832.082726385" calcext:value-type="float">
            <text:p>312832.082726385</text:p>
          </table:table-cell>
          <table:table-cell table:formula="of:=[$p_from_i_UK.C189]" office:value-type="float" office:value="303439.170915714" calcext:value-type="float">
            <text:p>303439.170915714</text:p>
          </table:table-cell>
          <table:table-cell table:formula="of:=[.D190]/[.C190]" office:value-type="percentage" office:value="0.969974589150799" calcext:value-type="percentage">
            <text:p>97.0%</text:p>
          </table:table-cell>
        </table:table-row>
        <table:table-row table:style-name="ro1">
          <table:table-cell table:formula="of:=VALUE([$prevalence_history_20210209_UK.A172])" office:value-type="date" office:date-value="2020-12-18" calcext:value-type="date">
            <text:p>18/12/20</text:p>
          </table:table-cell>
          <table:table-cell table:formula="of:=VALUE([$p_from_i_UK.A190])" office:value-type="date" office:date-value="2020-12-16" calcext:value-type="date">
            <text:p>16/12/20</text:p>
          </table:table-cell>
          <table:table-cell table:formula="of:=[$prevalence_history_20210209_UK.B172]" office:value-type="float" office:value="322557.794994719" calcext:value-type="float">
            <text:p>322557.794994719</text:p>
          </table:table-cell>
          <table:table-cell table:formula="of:=[$p_from_i_UK.C190]" office:value-type="float" office:value="313911.231772911" calcext:value-type="float">
            <text:p>313911.231772911</text:p>
          </table:table-cell>
          <table:table-cell table:formula="of:=[.D191]/[.C191]" office:value-type="percentage" office:value="0.973193755178201" calcext:value-type="percentage">
            <text:p>97.3%</text:p>
          </table:table-cell>
        </table:table-row>
        <table:table-row table:style-name="ro1">
          <table:table-cell table:formula="of:=VALUE([$prevalence_history_20210209_UK.A173])" office:value-type="date" office:date-value="2020-12-19" calcext:value-type="date">
            <text:p>19/12/20</text:p>
          </table:table-cell>
          <table:table-cell table:formula="of:=VALUE([$p_from_i_UK.A191])" office:value-type="date" office:date-value="2020-12-17" calcext:value-type="date">
            <text:p>17/12/20</text:p>
          </table:table-cell>
          <table:table-cell table:formula="of:=[$prevalence_history_20210209_UK.B173]" office:value-type="float" office:value="335231.42091241" calcext:value-type="float">
            <text:p>335231.42091241</text:p>
          </table:table-cell>
          <table:table-cell table:formula="of:=[$p_from_i_UK.C191]" office:value-type="float" office:value="327305.677252974" calcext:value-type="float">
            <text:p>327305.677252974</text:p>
          </table:table-cell>
          <table:table-cell table:formula="of:=[.D192]/[.C192]" office:value-type="percentage" office:value="0.976357396219411" calcext:value-type="percentage">
            <text:p>97.6%</text:p>
          </table:table-cell>
        </table:table-row>
        <table:table-row table:style-name="ro1">
          <table:table-cell table:formula="of:=VALUE([$prevalence_history_20210209_UK.A174])" office:value-type="date" office:date-value="2020-12-20" calcext:value-type="date">
            <text:p>20/12/20</text:p>
          </table:table-cell>
          <table:table-cell table:formula="of:=VALUE([$p_from_i_UK.A192])" office:value-type="date" office:date-value="2020-12-18" calcext:value-type="date">
            <text:p>18/12/20</text:p>
          </table:table-cell>
          <table:table-cell table:formula="of:=[$prevalence_history_20210209_UK.B174]" office:value-type="float" office:value="349763.893395297" calcext:value-type="float">
            <text:p>349763.893395297</text:p>
          </table:table-cell>
          <table:table-cell table:formula="of:=[$p_from_i_UK.C192]" office:value-type="float" office:value="342550.933249986" calcext:value-type="float">
            <text:p>342550.933249986</text:p>
          </table:table-cell>
          <table:table-cell table:formula="of:=[.D193]/[.C193]" office:value-type="percentage" office:value="0.979377630791755" calcext:value-type="percentage">
            <text:p>97.9%</text:p>
          </table:table-cell>
        </table:table-row>
        <table:table-row table:style-name="ro1">
          <table:table-cell table:formula="of:=VALUE([$prevalence_history_20210209_UK.A175])" office:value-type="date" office:date-value="2020-12-21" calcext:value-type="date">
            <text:p>21/12/20</text:p>
          </table:table-cell>
          <table:table-cell table:formula="of:=VALUE([$p_from_i_UK.A193])" office:value-type="date" office:date-value="2020-12-19" calcext:value-type="date">
            <text:p>19/12/20</text:p>
          </table:table-cell>
          <table:table-cell table:formula="of:=[$prevalence_history_20210209_UK.B175]" office:value-type="float" office:value="366389.826455015" calcext:value-type="float">
            <text:p>366389.826455015</text:p>
          </table:table-cell>
          <table:table-cell table:formula="of:=[$p_from_i_UK.C193]" office:value-type="float" office:value="360077.551454469" calcext:value-type="float">
            <text:p>360077.551454469</text:p>
          </table:table-cell>
          <table:table-cell table:formula="of:=[.D194]/[.C194]" office:value-type="percentage" office:value="0.982771696851902" calcext:value-type="percentage">
            <text:p>98.3%</text:p>
          </table:table-cell>
        </table:table-row>
        <table:table-row table:style-name="ro1">
          <table:table-cell table:formula="of:=VALUE([$prevalence_history_20210209_UK.A176])" office:value-type="date" office:date-value="2020-12-22" calcext:value-type="date">
            <text:p>22/12/20</text:p>
          </table:table-cell>
          <table:table-cell table:formula="of:=VALUE([$p_from_i_UK.A194])" office:value-type="date" office:date-value="2020-12-20" calcext:value-type="date">
            <text:p>20/12/20</text:p>
          </table:table-cell>
          <table:table-cell table:formula="of:=[$prevalence_history_20210209_UK.B176]" office:value-type="float" office:value="384695.24502192" calcext:value-type="float">
            <text:p>384695.24502192</text:p>
          </table:table-cell>
          <table:table-cell table:formula="of:=[$p_from_i_UK.C194]" office:value-type="float" office:value="379233.57680255" calcext:value-type="float">
            <text:p>379233.57680255</text:p>
          </table:table-cell>
          <table:table-cell table:formula="of:=[.D195]/[.C195]" office:value-type="percentage" office:value="0.985802610533804" calcext:value-type="percentage">
            <text:p>98.6%</text:p>
          </table:table-cell>
        </table:table-row>
        <table:table-row table:style-name="ro1">
          <table:table-cell table:formula="of:=VALUE([$prevalence_history_20210209_UK.A177])" office:value-type="date" office:date-value="2020-12-23" calcext:value-type="date">
            <text:p>23/12/20</text:p>
          </table:table-cell>
          <table:table-cell table:formula="of:=VALUE([$p_from_i_UK.A195])" office:value-type="date" office:date-value="2020-12-21" calcext:value-type="date">
            <text:p>21/12/20</text:p>
          </table:table-cell>
          <table:table-cell table:formula="of:=[$prevalence_history_20210209_UK.B177]" office:value-type="float" office:value="404860.507857185" calcext:value-type="float">
            <text:p>404860.507857185</text:p>
          </table:table-cell>
          <table:table-cell table:formula="of:=[$p_from_i_UK.C195]" office:value-type="float" office:value="400129.398120767" calcext:value-type="float">
            <text:p>400129.398120767</text:p>
          </table:table-cell>
          <table:table-cell table:formula="of:=[.D196]/[.C196]" office:value-type="percentage" office:value="0.988314222690036" calcext:value-type="percentage">
            <text:p>98.8%</text:p>
          </table:table-cell>
        </table:table-row>
        <table:table-row table:style-name="ro1">
          <table:table-cell table:formula="of:=VALUE([$prevalence_history_20210209_UK.A178])" office:value-type="date" office:date-value="2020-12-24" calcext:value-type="date">
            <text:p>24/12/20</text:p>
          </table:table-cell>
          <table:table-cell table:formula="of:=VALUE([$p_from_i_UK.A196])" office:value-type="date" office:date-value="2020-12-22" calcext:value-type="date">
            <text:p>22/12/20</text:p>
          </table:table-cell>
          <table:table-cell table:formula="of:=[$prevalence_history_20210209_UK.B178]" office:value-type="float" office:value="426345.293427384" calcext:value-type="float">
            <text:p>426345.293427384</text:p>
          </table:table-cell>
          <table:table-cell table:formula="of:=[$p_from_i_UK.C196]" office:value-type="float" office:value="422575.156679284" calcext:value-type="float">
            <text:p>422575.156679284</text:p>
          </table:table-cell>
          <table:table-cell table:formula="of:=[.D197]/[.C197]" office:value-type="percentage" office:value="0.991157081346455" calcext:value-type="percentage">
            <text:p>99.1%</text:p>
          </table:table-cell>
        </table:table-row>
        <table:table-row table:style-name="ro1">
          <table:table-cell table:formula="of:=VALUE([$prevalence_history_20210209_UK.A179])" office:value-type="date" office:date-value="2020-12-25" calcext:value-type="date">
            <text:p>25/12/20</text:p>
          </table:table-cell>
          <table:table-cell table:formula="of:=VALUE([$p_from_i_UK.A197])" office:value-type="date" office:date-value="2020-12-23" calcext:value-type="date">
            <text:p>23/12/20</text:p>
          </table:table-cell>
          <table:table-cell table:formula="of:=[$prevalence_history_20210209_UK.B179]" office:value-type="float" office:value="448299.642678253" calcext:value-type="float">
            <text:p>448299.642678253</text:p>
          </table:table-cell>
          <table:table-cell table:formula="of:=[$p_from_i_UK.C197]" office:value-type="float" office:value="445590.82837816" calcext:value-type="float">
            <text:p>445590.82837816</text:p>
          </table:table-cell>
          <table:table-cell table:formula="of:=[.D198]/[.C198]" office:value-type="percentage" office:value="0.993957580952084" calcext:value-type="percentage">
            <text:p>99.4%</text:p>
          </table:table-cell>
        </table:table-row>
        <table:table-row table:style-name="ro1">
          <table:table-cell table:formula="of:=VALUE([$prevalence_history_20210209_UK.A180])" office:value-type="date" office:date-value="2020-12-26" calcext:value-type="date">
            <text:p>26/12/20</text:p>
          </table:table-cell>
          <table:table-cell table:formula="of:=VALUE([$p_from_i_UK.A198])" office:value-type="date" office:date-value="2020-12-24" calcext:value-type="date">
            <text:p>24/12/20</text:p>
          </table:table-cell>
          <table:table-cell table:formula="of:=[$prevalence_history_20210209_UK.B180]" office:value-type="float" office:value="471052.358754694" calcext:value-type="float">
            <text:p>471052.358754694</text:p>
          </table:table-cell>
          <table:table-cell table:formula="of:=[$p_from_i_UK.C198]" office:value-type="float" office:value="469331.000001747" calcext:value-type="float">
            <text:p>469331.000001747</text:p>
          </table:table-cell>
          <table:table-cell table:formula="of:=[.D199]/[.C199]" office:value-type="percentage" office:value="0.996345716732005" calcext:value-type="percentage">
            <text:p>99.6%</text:p>
          </table:table-cell>
        </table:table-row>
        <table:table-row table:style-name="ro1">
          <table:table-cell table:formula="of:=VALUE([$prevalence_history_20210209_UK.A181])" office:value-type="date" office:date-value="2020-12-27" calcext:value-type="date">
            <text:p>27/12/20</text:p>
          </table:table-cell>
          <table:table-cell table:formula="of:=VALUE([$p_from_i_UK.A199])" office:value-type="date" office:date-value="2020-12-25" calcext:value-type="date">
            <text:p>25/12/20</text:p>
          </table:table-cell>
          <table:table-cell table:formula="of:=[$prevalence_history_20210209_UK.B181]" office:value-type="float" office:value="493702.989868899" calcext:value-type="float">
            <text:p>493702.989868899</text:p>
          </table:table-cell>
          <table:table-cell table:formula="of:=[$p_from_i_UK.C199]" office:value-type="float" office:value="492764.26532692" calcext:value-type="float">
            <text:p>492764.26532692</text:p>
          </table:table-cell>
          <table:table-cell table:formula="of:=[.D200]/[.C200]" office:value-type="percentage" office:value="0.998098604705172" calcext:value-type="percentage">
            <text:p>99.8%</text:p>
          </table:table-cell>
        </table:table-row>
        <table:table-row table:style-name="ro1">
          <table:table-cell table:formula="of:=VALUE([$prevalence_history_20210209_UK.A182])" office:value-type="date" office:date-value="2020-12-28" calcext:value-type="date">
            <text:p>28/12/20</text:p>
          </table:table-cell>
          <table:table-cell table:formula="of:=VALUE([$p_from_i_UK.A200])" office:value-type="date" office:date-value="2020-12-26" calcext:value-type="date">
            <text:p>26/12/20</text:p>
          </table:table-cell>
          <table:table-cell table:formula="of:=[$prevalence_history_20210209_UK.B182]" office:value-type="float" office:value="517378.40630888" calcext:value-type="float">
            <text:p>517378.40630888</text:p>
          </table:table-cell>
          <table:table-cell table:formula="of:=[$p_from_i_UK.C200]" office:value-type="float" office:value="517384.454634478" calcext:value-type="float">
            <text:p>517384.454634478</text:p>
          </table:table-cell>
          <table:table-cell table:formula="of:=[.D201]/[.C201]" office:value-type="percentage" office:value="1.0000116903325" calcext:value-type="percentage">
            <text:p>100.0%</text:p>
          </table:table-cell>
        </table:table-row>
        <table:table-row table:style-name="ro1">
          <table:table-cell table:formula="of:=VALUE([$prevalence_history_20210209_UK.A183])" office:value-type="date" office:date-value="2020-12-29" calcext:value-type="date">
            <text:p>29/12/20</text:p>
          </table:table-cell>
          <table:table-cell table:formula="of:=VALUE([$p_from_i_UK.A201])" office:value-type="date" office:date-value="2020-12-27" calcext:value-type="date">
            <text:p>27/12/20</text:p>
          </table:table-cell>
          <table:table-cell table:formula="of:=[$prevalence_history_20210209_UK.B183]" office:value-type="float" office:value="542243.374737495" calcext:value-type="float">
            <text:p>542243.374737495</text:p>
          </table:table-cell>
          <table:table-cell table:formula="of:=[$p_from_i_UK.C201]" office:value-type="float" office:value="543251.366757949" calcext:value-type="float">
            <text:p>543251.366757949</text:p>
          </table:table-cell>
          <table:table-cell table:formula="of:=[.D202]/[.C202]" office:value-type="percentage" office:value="1.00185892915878" calcext:value-type="percentage">
            <text:p>100.2%</text:p>
          </table:table-cell>
        </table:table-row>
        <table:table-row table:style-name="ro1">
          <table:table-cell table:formula="of:=VALUE([$prevalence_history_20210209_UK.A184])" office:value-type="date" office:date-value="2020-12-30" calcext:value-type="date">
            <text:p>30/12/20</text:p>
          </table:table-cell>
          <table:table-cell table:formula="of:=VALUE([$p_from_i_UK.A202])" office:value-type="date" office:date-value="2020-12-28" calcext:value-type="date">
            <text:p>28/12/20</text:p>
          </table:table-cell>
          <table:table-cell table:formula="of:=[$prevalence_history_20210209_UK.B184]" office:value-type="float" office:value="567701.754874479" calcext:value-type="float">
            <text:p>567701.754874479</text:p>
          </table:table-cell>
          <table:table-cell table:formula="of:=[$p_from_i_UK.C202]" office:value-type="float" office:value="569692.658232274" calcext:value-type="float">
            <text:p>569692.658232274</text:p>
          </table:table-cell>
          <table:table-cell table:formula="of:=[.D203]/[.C203]" office:value-type="percentage" office:value="1.00350695297434" calcext:value-type="percentage">
            <text:p>100.4%</text:p>
          </table:table-cell>
        </table:table-row>
        <table:table-row table:style-name="ro1">
          <table:table-cell table:formula="of:=VALUE([$prevalence_history_20210209_UK.A185])" office:value-type="date" office:date-value="2020-12-31" calcext:value-type="date">
            <text:p>31/12/20</text:p>
          </table:table-cell>
          <table:table-cell table:formula="of:=VALUE([$p_from_i_UK.A203])" office:value-type="date" office:date-value="2020-12-29" calcext:value-type="date">
            <text:p>29/12/20</text:p>
          </table:table-cell>
          <table:table-cell table:formula="of:=[$prevalence_history_20210209_UK.B185]" office:value-type="float" office:value="595077.245725575" calcext:value-type="float">
            <text:p>595077.245725575</text:p>
          </table:table-cell>
          <table:table-cell table:formula="of:=[$p_from_i_UK.C203]" office:value-type="float" office:value="598167.494332014" calcext:value-type="float">
            <text:p>598167.494332014</text:p>
          </table:table-cell>
          <table:table-cell table:formula="of:=[.D204]/[.C204]" office:value-type="percentage" office:value="1.00519302095423" calcext:value-type="percentage">
            <text:p>100.5%</text:p>
          </table:table-cell>
        </table:table-row>
        <table:table-row table:style-name="ro1">
          <table:table-cell table:formula="of:=VALUE([$prevalence_history_20210209_UK.A186])" office:value-type="date" office:date-value="2021-01-01" calcext:value-type="date">
            <text:p>01/01/21</text:p>
          </table:table-cell>
          <table:table-cell table:formula="of:=VALUE([$p_from_i_UK.A204])" office:value-type="date" office:date-value="2020-12-30" calcext:value-type="date">
            <text:p>30/12/20</text:p>
          </table:table-cell>
          <table:table-cell table:formula="of:=[$prevalence_history_20210209_UK.B186]" office:value-type="float" office:value="622878.513446141" calcext:value-type="float">
            <text:p>622878.513446141</text:p>
          </table:table-cell>
          <table:table-cell table:formula="of:=[$p_from_i_UK.C204]" office:value-type="float" office:value="626996.195534966" calcext:value-type="float">
            <text:p>626996.195534966</text:p>
          </table:table-cell>
          <table:table-cell table:formula="of:=[.D205]/[.C205]" office:value-type="percentage" office:value="1.00661073066406" calcext:value-type="percentage">
            <text:p>100.7%</text:p>
          </table:table-cell>
        </table:table-row>
        <table:table-row table:style-name="ro1">
          <table:table-cell table:formula="of:=VALUE([$prevalence_history_20210209_UK.A187])" office:value-type="date" office:date-value="2021-01-02" calcext:value-type="date">
            <text:p>02/01/21</text:p>
          </table:table-cell>
          <table:table-cell table:formula="of:=VALUE([$p_from_i_UK.A205])" office:value-type="date" office:date-value="2020-12-31" calcext:value-type="date">
            <text:p>31/12/20</text:p>
          </table:table-cell>
          <table:table-cell table:formula="of:=[$prevalence_history_20210209_UK.B187]" office:value-type="float" office:value="650452.67561605" calcext:value-type="float">
            <text:p>650452.67561605</text:p>
          </table:table-cell>
          <table:table-cell table:formula="of:=[$p_from_i_UK.C205]" office:value-type="float" office:value="655400.195622719" calcext:value-type="float">
            <text:p>655400.195622719</text:p>
          </table:table-cell>
          <table:table-cell table:formula="of:=[.D206]/[.C206]" office:value-type="percentage" office:value="1.00760627205043" calcext:value-type="percentage">
            <text:p>100.8%</text:p>
          </table:table-cell>
        </table:table-row>
        <table:table-row table:style-name="ro1">
          <table:table-cell table:formula="of:=VALUE([$prevalence_history_20210209_UK.A188])" office:value-type="date" office:date-value="2021-01-03" calcext:value-type="date">
            <text:p>03/01/21</text:p>
          </table:table-cell>
          <table:table-cell table:formula="of:=VALUE([$p_from_i_UK.A206])" office:value-type="date" office:date-value="2021-01-01" calcext:value-type="date">
            <text:p>01/01/21</text:p>
          </table:table-cell>
          <table:table-cell table:formula="of:=[$prevalence_history_20210209_UK.B188]" office:value-type="float" office:value="677620.972646081" calcext:value-type="float">
            <text:p>677620.972646081</text:p>
          </table:table-cell>
          <table:table-cell table:formula="of:=[$p_from_i_UK.C206]" office:value-type="float" office:value="683011.345274301" calcext:value-type="float">
            <text:p>683011.345274301</text:p>
          </table:table-cell>
          <table:table-cell table:formula="of:=[.D207]/[.C207]" office:value-type="percentage" office:value="1.00795484916468" calcext:value-type="percentage">
            <text:p>100.8%</text:p>
          </table:table-cell>
        </table:table-row>
        <table:table-row table:style-name="ro1">
          <table:table-cell table:formula="of:=VALUE([$prevalence_history_20210209_UK.A189])" office:value-type="date" office:date-value="2021-01-04" calcext:value-type="date">
            <text:p>04/01/21</text:p>
          </table:table-cell>
          <table:table-cell table:formula="of:=VALUE([$p_from_i_UK.A207])" office:value-type="date" office:date-value="2021-01-02" calcext:value-type="date">
            <text:p>02/01/21</text:p>
          </table:table-cell>
          <table:table-cell table:formula="of:=[$prevalence_history_20210209_UK.B189]" office:value-type="float" office:value="704165.62754707" calcext:value-type="float">
            <text:p>704165.62754707</text:p>
          </table:table-cell>
          <table:table-cell table:formula="of:=[$p_from_i_UK.C207]" office:value-type="float" office:value="709467.897869929" calcext:value-type="float">
            <text:p>709467.897869929</text:p>
          </table:table-cell>
          <table:table-cell table:formula="of:=[.D208]/[.C208]" office:value-type="percentage" office:value="1.00752986245769" calcext:value-type="percentage">
            <text:p>100.8%</text:p>
          </table:table-cell>
        </table:table-row>
        <table:table-row table:style-name="ro1">
          <table:table-cell table:formula="of:=VALUE([$prevalence_history_20210209_UK.A190])" office:value-type="date" office:date-value="2021-01-05" calcext:value-type="date">
            <text:p>05/01/21</text:p>
          </table:table-cell>
          <table:table-cell table:formula="of:=VALUE([$p_from_i_UK.A208])" office:value-type="date" office:date-value="2021-01-03" calcext:value-type="date">
            <text:p>03/01/21</text:p>
          </table:table-cell>
          <table:table-cell table:formula="of:=[$prevalence_history_20210209_UK.B190]" office:value-type="float" office:value="728707.349339289" calcext:value-type="float">
            <text:p>728707.349339289</text:p>
          </table:table-cell>
          <table:table-cell table:formula="of:=[$p_from_i_UK.C208]" office:value-type="float" office:value="733718.091868216" calcext:value-type="float">
            <text:p>733718.091868216</text:p>
          </table:table-cell>
          <table:table-cell table:formula="of:=[.D209]/[.C209]" office:value-type="percentage" office:value="1.00687620693475" calcext:value-type="percentage">
            <text:p>100.7%</text:p>
          </table:table-cell>
        </table:table-row>
        <table:table-row table:style-name="ro1">
          <table:table-cell table:formula="of:=VALUE([$prevalence_history_20210209_UK.A191])" office:value-type="date" office:date-value="2021-01-06" calcext:value-type="date">
            <text:p>06/01/21</text:p>
          </table:table-cell>
          <table:table-cell table:formula="of:=VALUE([$p_from_i_UK.A209])" office:value-type="date" office:date-value="2021-01-04" calcext:value-type="date">
            <text:p>04/01/21</text:p>
          </table:table-cell>
          <table:table-cell table:formula="of:=[$prevalence_history_20210209_UK.B191]" office:value-type="float" office:value="750698.381773818" calcext:value-type="float">
            <text:p>750698.381773818</text:p>
          </table:table-cell>
          <table:table-cell table:formula="of:=[$p_from_i_UK.C209]" office:value-type="float" office:value="754926.621049687" calcext:value-type="float">
            <text:p>754926.621049687</text:p>
          </table:table-cell>
          <table:table-cell table:formula="of:=[.D210]/[.C210]" office:value-type="percentage" office:value="1.00563240760674" calcext:value-type="percentage">
            <text:p>100.6%</text:p>
          </table:table-cell>
        </table:table-row>
        <table:table-row table:style-name="ro1">
          <table:table-cell table:formula="of:=VALUE([$prevalence_history_20210209_UK.A192])" office:value-type="date" office:date-value="2021-01-07" calcext:value-type="date">
            <text:p>07/01/21</text:p>
          </table:table-cell>
          <table:table-cell table:formula="of:=VALUE([$p_from_i_UK.A210])" office:value-type="date" office:date-value="2021-01-05" calcext:value-type="date">
            <text:p>05/01/21</text:p>
          </table:table-cell>
          <table:table-cell table:formula="of:=[$prevalence_history_20210209_UK.B192]" office:value-type="float" office:value="769658.771030684" calcext:value-type="float">
            <text:p>769658.771030684</text:p>
          </table:table-cell>
          <table:table-cell table:formula="of:=[$p_from_i_UK.C210]" office:value-type="float" office:value="772751.664796597" calcext:value-type="float">
            <text:p>772751.664796597</text:p>
          </table:table-cell>
          <table:table-cell table:formula="of:=[.D211]/[.C211]" office:value-type="percentage" office:value="1.00401852597843" calcext:value-type="percentage">
            <text:p>100.4%</text:p>
          </table:table-cell>
        </table:table-row>
        <table:table-row table:style-name="ro1">
          <table:table-cell table:formula="of:=VALUE([$prevalence_history_20210209_UK.A193])" office:value-type="date" office:date-value="2021-01-08" calcext:value-type="date">
            <text:p>08/01/21</text:p>
          </table:table-cell>
          <table:table-cell table:formula="of:=VALUE([$p_from_i_UK.A211])" office:value-type="date" office:date-value="2021-01-06" calcext:value-type="date">
            <text:p>06/01/21</text:p>
          </table:table-cell>
          <table:table-cell table:formula="of:=[$prevalence_history_20210209_UK.B193]" office:value-type="float" office:value="784622.338690637" calcext:value-type="float">
            <text:p>784622.338690637</text:p>
          </table:table-cell>
          <table:table-cell table:formula="of:=[$p_from_i_UK.C211]" office:value-type="float" office:value="786403.901733685" calcext:value-type="float">
            <text:p>786403.901733685</text:p>
          </table:table-cell>
          <table:table-cell table:formula="of:=[.D212]/[.C212]" office:value-type="percentage" office:value="1.00227059944026" calcext:value-type="percentage">
            <text:p>100.2%</text:p>
          </table:table-cell>
        </table:table-row>
        <table:table-row table:style-name="ro1">
          <table:table-cell table:formula="of:=VALUE([$prevalence_history_20210209_UK.A194])" office:value-type="date" office:date-value="2021-01-09" calcext:value-type="date">
            <text:p>09/01/21</text:p>
          </table:table-cell>
          <table:table-cell table:formula="of:=VALUE([$p_from_i_UK.A212])" office:value-type="date" office:date-value="2021-01-07" calcext:value-type="date">
            <text:p>07/01/21</text:p>
          </table:table-cell>
          <table:table-cell table:formula="of:=[$prevalence_history_20210209_UK.B194]" office:value-type="float" office:value="795266.503947776" calcext:value-type="float">
            <text:p>795266.503947776</text:p>
          </table:table-cell>
          <table:table-cell table:formula="of:=[$p_from_i_UK.C212]" office:value-type="float" office:value="795646.758105666" calcext:value-type="float">
            <text:p>795646.758105666</text:p>
          </table:table-cell>
          <table:table-cell table:formula="of:=[.D213]/[.C213]" office:value-type="percentage" office:value="1.00047814683003" calcext:value-type="percentage">
            <text:p>100.0%</text:p>
          </table:table-cell>
        </table:table-row>
        <table:table-row table:style-name="ro1">
          <table:table-cell table:formula="of:=VALUE([$prevalence_history_20210209_UK.A195])" office:value-type="date" office:date-value="2021-01-10" calcext:value-type="date">
            <text:p>10/01/21</text:p>
          </table:table-cell>
          <table:table-cell table:formula="of:=VALUE([$p_from_i_UK.A213])" office:value-type="date" office:date-value="2021-01-08" calcext:value-type="date">
            <text:p>08/01/21</text:p>
          </table:table-cell>
          <table:table-cell table:formula="of:=[$prevalence_history_20210209_UK.B195]" office:value-type="float" office:value="802544.05913129" calcext:value-type="float">
            <text:p>802544.05913129</text:p>
          </table:table-cell>
          <table:table-cell table:formula="of:=[$p_from_i_UK.C213]" office:value-type="float" office:value="801553.369732295" calcext:value-type="float">
            <text:p>801553.369732295</text:p>
          </table:table-cell>
          <table:table-cell table:formula="of:=[.D214]/[.C214]" office:value-type="percentage" office:value="0.998765563849457" calcext:value-type="percentage">
            <text:p>99.9%</text:p>
          </table:table-cell>
        </table:table-row>
        <table:table-row table:style-name="ro1">
          <table:table-cell table:formula="of:=VALUE([$prevalence_history_20210209_UK.A196])" office:value-type="date" office:date-value="2021-01-11" calcext:value-type="date">
            <text:p>11/01/21</text:p>
          </table:table-cell>
          <table:table-cell table:formula="of:=VALUE([$p_from_i_UK.A214])" office:value-type="date" office:date-value="2021-01-09" calcext:value-type="date">
            <text:p>09/01/21</text:p>
          </table:table-cell>
          <table:table-cell table:formula="of:=[$prevalence_history_20210209_UK.B196]" office:value-type="float" office:value="805633.828828059" calcext:value-type="float">
            <text:p>805633.828828059</text:p>
          </table:table-cell>
          <table:table-cell table:formula="of:=[$p_from_i_UK.C214]" office:value-type="float" office:value="803435.606648015" calcext:value-type="float">
            <text:p>803435.606648015</text:p>
          </table:table-cell>
          <table:table-cell table:formula="of:=[.D215]/[.C215]" office:value-type="percentage" office:value="0.997271437591887" calcext:value-type="percentage">
            <text:p>99.7%</text:p>
          </table:table-cell>
        </table:table-row>
        <table:table-row table:style-name="ro1">
          <table:table-cell table:formula="of:=VALUE([$prevalence_history_20210209_UK.A197])" office:value-type="date" office:date-value="2021-01-12" calcext:value-type="date">
            <text:p>12/01/21</text:p>
          </table:table-cell>
          <table:table-cell table:formula="of:=VALUE([$p_from_i_UK.A215])" office:value-type="date" office:date-value="2021-01-10" calcext:value-type="date">
            <text:p>10/01/21</text:p>
          </table:table-cell>
          <table:table-cell table:formula="of:=[$prevalence_history_20210209_UK.B197]" office:value-type="float" office:value="804507.02654135" calcext:value-type="float">
            <text:p>804507.02654135</text:p>
          </table:table-cell>
          <table:table-cell table:formula="of:=[$p_from_i_UK.C215]" office:value-type="float" office:value="801190.761026717" calcext:value-type="float">
            <text:p>801190.761026717</text:p>
          </table:table-cell>
          <table:table-cell table:formula="of:=[.D216]/[.C216]" office:value-type="percentage" office:value="0.995877891174065" calcext:value-type="percentage">
            <text:p>99.6%</text:p>
          </table:table-cell>
        </table:table-row>
        <table:table-row table:style-name="ro1">
          <table:table-cell table:formula="of:=VALUE([$prevalence_history_20210209_UK.A198])" office:value-type="date" office:date-value="2021-01-13" calcext:value-type="date">
            <text:p>13/01/21</text:p>
          </table:table-cell>
          <table:table-cell table:formula="of:=VALUE([$p_from_i_UK.A216])" office:value-type="date" office:date-value="2021-01-11" calcext:value-type="date">
            <text:p>11/01/21</text:p>
          </table:table-cell>
          <table:table-cell table:formula="of:=[$prevalence_history_20210209_UK.B198]" office:value-type="float" office:value="798260.923860683" calcext:value-type="float">
            <text:p>798260.923860683</text:p>
          </table:table-cell>
          <table:table-cell table:formula="of:=[$p_from_i_UK.C216]" office:value-type="float" office:value="794050.158625227" calcext:value-type="float">
            <text:p>794050.158625227</text:p>
          </table:table-cell>
          <table:table-cell table:formula="of:=[.D217]/[.C217]" office:value-type="percentage" office:value="0.994725076588879" calcext:value-type="percentage">
            <text:p>99.5%</text:p>
          </table:table-cell>
        </table:table-row>
        <table:table-row table:style-name="ro1">
          <table:table-cell table:formula="of:=VALUE([$prevalence_history_20210209_UK.A199])" office:value-type="date" office:date-value="2021-01-14" calcext:value-type="date">
            <text:p>14/01/21</text:p>
          </table:table-cell>
          <table:table-cell table:formula="of:=VALUE([$p_from_i_UK.A217])" office:value-type="date" office:date-value="2021-01-12" calcext:value-type="date">
            <text:p>12/01/21</text:p>
          </table:table-cell>
          <table:table-cell table:formula="of:=[$prevalence_history_20210209_UK.B199]" office:value-type="float" office:value="787601.617696943" calcext:value-type="float">
            <text:p>787601.617696943</text:p>
          </table:table-cell>
          <table:table-cell table:formula="of:=[$p_from_i_UK.C217]" office:value-type="float" office:value="782464.649994278" calcext:value-type="float">
            <text:p>782464.649994278</text:p>
          </table:table-cell>
          <table:table-cell table:formula="of:=[.D218]/[.C218]" office:value-type="percentage" office:value="0.993477708035077" calcext:value-type="percentage">
            <text:p>99.3%</text:p>
          </table:table-cell>
        </table:table-row>
        <table:table-row table:style-name="ro1">
          <table:table-cell table:formula="of:=VALUE([$prevalence_history_20210209_UK.A200])" office:value-type="date" office:date-value="2021-01-15" calcext:value-type="date">
            <text:p>15/01/21</text:p>
          </table:table-cell>
          <table:table-cell table:formula="of:=VALUE([$p_from_i_UK.A218])" office:value-type="date" office:date-value="2021-01-13" calcext:value-type="date">
            <text:p>13/01/21</text:p>
          </table:table-cell>
          <table:table-cell table:formula="of:=[$prevalence_history_20210209_UK.B200]" office:value-type="float" office:value="773426.16048962" calcext:value-type="float">
            <text:p>773426.16048962</text:p>
          </table:table-cell>
          <table:table-cell table:formula="of:=[$p_from_i_UK.C218]" office:value-type="float" office:value="767712.310718607" calcext:value-type="float">
            <text:p>767712.310718607</text:p>
          </table:table-cell>
          <table:table-cell table:formula="of:=[.D219]/[.C219]" office:value-type="percentage" office:value="0.992612287943046" calcext:value-type="percentage">
            <text:p>99.3%</text:p>
          </table:table-cell>
        </table:table-row>
        <table:table-row table:style-name="ro1">
          <table:table-cell table:formula="of:=VALUE([$prevalence_history_20210209_UK.A201])" office:value-type="date" office:date-value="2021-01-16" calcext:value-type="date">
            <text:p>16/01/21</text:p>
          </table:table-cell>
          <table:table-cell table:formula="of:=VALUE([$p_from_i_UK.A219])" office:value-type="date" office:date-value="2021-01-14" calcext:value-type="date">
            <text:p>14/01/21</text:p>
          </table:table-cell>
          <table:table-cell table:formula="of:=[$prevalence_history_20210209_UK.B201]" office:value-type="float" office:value="756780.49798268" calcext:value-type="float">
            <text:p>756780.49798268</text:p>
          </table:table-cell>
          <table:table-cell table:formula="of:=[$p_from_i_UK.C219]" office:value-type="float" office:value="750619.762079069" calcext:value-type="float">
            <text:p>750619.762079069</text:p>
          </table:table-cell>
          <table:table-cell table:formula="of:=[.D220]/[.C220]" office:value-type="percentage" office:value="0.991859282949239" calcext:value-type="percentage">
            <text:p>99.2%</text:p>
          </table:table-cell>
        </table:table-row>
        <table:table-row table:style-name="ro1">
          <table:table-cell table:formula="of:=VALUE([$prevalence_history_20210209_UK.A202])" office:value-type="date" office:date-value="2021-01-17" calcext:value-type="date">
            <text:p>17/01/21</text:p>
          </table:table-cell>
          <table:table-cell table:formula="of:=VALUE([$p_from_i_UK.A220])" office:value-type="date" office:date-value="2021-01-15" calcext:value-type="date">
            <text:p>15/01/21</text:p>
          </table:table-cell>
          <table:table-cell table:formula="of:=[$prevalence_history_20210209_UK.B202]" office:value-type="float" office:value="737420.749255116" calcext:value-type="float">
            <text:p>737420.749255116</text:p>
          </table:table-cell>
          <table:table-cell table:formula="of:=[$p_from_i_UK.C220]" office:value-type="float" office:value="730861.443008986" calcext:value-type="float">
            <text:p>730861.443008986</text:p>
          </table:table-cell>
          <table:table-cell table:formula="of:=[.D221]/[.C221]" office:value-type="percentage" office:value="0.991105069591877" calcext:value-type="percentage">
            <text:p>99.1%</text:p>
          </table:table-cell>
        </table:table-row>
        <table:table-row table:style-name="ro1">
          <table:table-cell table:formula="of:=VALUE([$prevalence_history_20210209_UK.A203])" office:value-type="date" office:date-value="2021-01-18" calcext:value-type="date">
            <text:p>18/01/21</text:p>
          </table:table-cell>
          <table:table-cell table:formula="of:=VALUE([$p_from_i_UK.A221])" office:value-type="date" office:date-value="2021-01-16" calcext:value-type="date">
            <text:p>16/01/21</text:p>
          </table:table-cell>
          <table:table-cell table:formula="of:=[$prevalence_history_20210209_UK.B203]" office:value-type="float" office:value="716239.714317599" calcext:value-type="float">
            <text:p>716239.714317599</text:p>
          </table:table-cell>
          <table:table-cell table:formula="of:=[$p_from_i_UK.C221]" office:value-type="float" office:value="709274.858984722" calcext:value-type="float">
            <text:p>709274.858984722</text:p>
          </table:table-cell>
          <table:table-cell table:formula="of:=[.D222]/[.C222]" office:value-type="percentage" office:value="0.990275804044861" calcext:value-type="percentage">
            <text:p>99.0%</text:p>
          </table:table-cell>
        </table:table-row>
        <table:table-row table:style-name="ro1">
          <table:table-cell table:formula="of:=VALUE([$prevalence_history_20210209_UK.A204])" office:value-type="date" office:date-value="2021-01-19" calcext:value-type="date">
            <text:p>19/01/21</text:p>
          </table:table-cell>
          <table:table-cell table:formula="of:=VALUE([$p_from_i_UK.A222])" office:value-type="date" office:date-value="2021-01-17" calcext:value-type="date">
            <text:p>17/01/21</text:p>
          </table:table-cell>
          <table:table-cell table:formula="of:=[$prevalence_history_20210209_UK.B204]" office:value-type="float" office:value="692940.60169868" calcext:value-type="float">
            <text:p>692940.60169868</text:p>
          </table:table-cell>
          <table:table-cell table:formula="of:=[$p_from_i_UK.C222]" office:value-type="float" office:value="685683.708816354" calcext:value-type="float">
            <text:p>685683.708816354</text:p>
          </table:table-cell>
          <table:table-cell table:formula="of:=[.D223]/[.C223]" office:value-type="percentage" office:value="0.989527395472951" calcext:value-type="percentage">
            <text:p>99.0%</text:p>
          </table:table-cell>
        </table:table-row>
        <table:table-row table:style-name="ro1">
          <table:table-cell table:formula="of:=VALUE([$prevalence_history_20210209_UK.A205])" office:value-type="date" office:date-value="2021-01-20" calcext:value-type="date">
            <text:p>20/01/21</text:p>
          </table:table-cell>
          <table:table-cell table:formula="of:=VALUE([$p_from_i_UK.A223])" office:value-type="date" office:date-value="2021-01-18" calcext:value-type="date">
            <text:p>18/01/21</text:p>
          </table:table-cell>
          <table:table-cell table:formula="of:=[$prevalence_history_20210209_UK.B205]" office:value-type="float" office:value="669275.977857312" calcext:value-type="float">
            <text:p>669275.977857312</text:p>
          </table:table-cell>
          <table:table-cell table:formula="of:=[$p_from_i_UK.C223]" office:value-type="float" office:value="661623.669398341" calcext:value-type="float">
            <text:p>661623.669398341</text:p>
          </table:table-cell>
          <table:table-cell table:formula="of:=[.D224]/[.C224]" office:value-type="percentage" office:value="0.988566288478678" calcext:value-type="percentage">
            <text:p>98.9%</text:p>
          </table:table-cell>
        </table:table-row>
        <table:table-row table:style-name="ro1">
          <table:table-cell table:formula="of:=VALUE([$prevalence_history_20210209_UK.A206])" office:value-type="date" office:date-value="2021-01-21" calcext:value-type="date">
            <text:p>21/01/21</text:p>
          </table:table-cell>
          <table:table-cell table:formula="of:=VALUE([$p_from_i_UK.A224])" office:value-type="date" office:date-value="2021-01-19" calcext:value-type="date">
            <text:p>19/01/21</text:p>
          </table:table-cell>
          <table:table-cell table:formula="of:=[$prevalence_history_20210209_UK.B206]" office:value-type="float" office:value="645730.083989738" calcext:value-type="float">
            <text:p>645730.083989738</text:p>
          </table:table-cell>
          <table:table-cell table:formula="of:=[$p_from_i_UK.C224]" office:value-type="float" office:value="637758.910829453" calcext:value-type="float">
            <text:p>637758.910829453</text:p>
          </table:table-cell>
          <table:table-cell table:formula="of:=[.D225]/[.C225]" office:value-type="percentage" office:value="0.987655564828211" calcext:value-type="percentage">
            <text:p>98.8%</text:p>
          </table:table-cell>
        </table:table-row>
        <table:table-row table:style-name="ro1">
          <table:table-cell table:formula="of:=VALUE([$prevalence_history_20210209_UK.A207])" office:value-type="date" office:date-value="2021-01-22" calcext:value-type="date">
            <text:p>22/01/21</text:p>
          </table:table-cell>
          <table:table-cell table:formula="of:=VALUE([$p_from_i_UK.A225])" office:value-type="date" office:date-value="2021-01-20" calcext:value-type="date">
            <text:p>20/01/21</text:p>
          </table:table-cell>
          <table:table-cell table:formula="of:=[$prevalence_history_20210209_UK.B207]" office:value-type="float" office:value="622445.960616357" calcext:value-type="float">
            <text:p>622445.960616357</text:p>
          </table:table-cell>
          <table:table-cell table:formula="of:=[$p_from_i_UK.C225]" office:value-type="float" office:value="614099.180246511" calcext:value-type="float">
            <text:p>614099.180246511</text:p>
          </table:table-cell>
          <table:table-cell table:formula="of:=[.D226]/[.C226]" office:value-type="percentage" office:value="0.986590353383319" calcext:value-type="percentage">
            <text:p>98.7%</text:p>
          </table:table-cell>
        </table:table-row>
        <table:table-row table:style-name="ro1">
          <table:table-cell table:formula="of:=VALUE([$prevalence_history_20210209_UK.A208])" office:value-type="date" office:date-value="2021-01-23" calcext:value-type="date">
            <text:p>23/01/21</text:p>
          </table:table-cell>
          <table:table-cell table:formula="of:=VALUE([$p_from_i_UK.A226])" office:value-type="date" office:date-value="2021-01-21" calcext:value-type="date">
            <text:p>21/01/21</text:p>
          </table:table-cell>
          <table:table-cell table:formula="of:=[$prevalence_history_20210209_UK.B208]" office:value-type="float" office:value="599790.95378392" calcext:value-type="float">
            <text:p>599790.95378392</text:p>
          </table:table-cell>
          <table:table-cell table:formula="of:=[$p_from_i_UK.C226]" office:value-type="float" office:value="591007.424376152" calcext:value-type="float">
            <text:p>591007.424376152</text:p>
          </table:table-cell>
          <table:table-cell table:formula="of:=[.D227]/[.C227]" office:value-type="percentage" office:value="0.985355682088309" calcext:value-type="percentage">
            <text:p>98.5%</text:p>
          </table:table-cell>
        </table:table-row>
        <table:table-row table:style-name="ro1">
          <table:table-cell table:formula="of:=VALUE([$prevalence_history_20210209_UK.A209])" office:value-type="date" office:date-value="2021-01-24" calcext:value-type="date">
            <text:p>24/01/21</text:p>
          </table:table-cell>
          <table:table-cell table:formula="of:=VALUE([$p_from_i_UK.A227])" office:value-type="date" office:date-value="2021-01-22" calcext:value-type="date">
            <text:p>22/01/21</text:p>
          </table:table-cell>
          <table:table-cell table:formula="of:=[$prevalence_history_20210209_UK.B209]" office:value-type="float" office:value="578180.185816667" calcext:value-type="float">
            <text:p>578180.185816667</text:p>
          </table:table-cell>
          <table:table-cell table:formula="of:=[$p_from_i_UK.C227]" office:value-type="float" office:value="568762.184289331" calcext:value-type="float">
            <text:p>568762.184289331</text:p>
          </table:table-cell>
          <table:table-cell table:formula="of:=[.D228]/[.C228]" office:value-type="percentage" office:value="0.983710957659275" calcext:value-type="percentage">
            <text:p>98.4%</text:p>
          </table:table-cell>
        </table:table-row>
        <table:table-row table:style-name="ro1">
          <table:table-cell table:formula="of:=VALUE([$prevalence_history_20210209_UK.A210])" office:value-type="date" office:date-value="2021-01-25" calcext:value-type="date">
            <text:p>25/01/21</text:p>
          </table:table-cell>
          <table:table-cell table:formula="of:=VALUE([$p_from_i_UK.A228])" office:value-type="date" office:date-value="2021-01-23" calcext:value-type="date">
            <text:p>23/01/21</text:p>
          </table:table-cell>
          <table:table-cell table:formula="of:=[$prevalence_history_20210209_UK.B210]" office:value-type="float" office:value="557558.747279965" calcext:value-type="float">
            <text:p>557558.747279965</text:p>
          </table:table-cell>
          <table:table-cell table:formula="of:=[$p_from_i_UK.C228]" office:value-type="float" office:value="547549.892777859" calcext:value-type="float">
            <text:p>547549.892777859</text:p>
          </table:table-cell>
          <table:table-cell table:formula="of:=[.D229]/[.C229]" office:value-type="percentage" office:value="0.982048789385991" calcext:value-type="percentage">
            <text:p>98.2%</text:p>
          </table:table-cell>
        </table:table-row>
        <table:table-row table:style-name="ro1">
          <table:table-cell table:formula="of:=VALUE([$prevalence_history_20210209_UK.A211])" office:value-type="date" office:date-value="2021-01-26" calcext:value-type="date">
            <text:p>26/01/21</text:p>
          </table:table-cell>
          <table:table-cell table:formula="of:=VALUE([$p_from_i_UK.A229])" office:value-type="date" office:date-value="2021-01-24" calcext:value-type="date">
            <text:p>24/01/21</text:p>
          </table:table-cell>
          <table:table-cell table:formula="of:=[$prevalence_history_20210209_UK.B211]" office:value-type="float" office:value="538384.062518105" calcext:value-type="float">
            <text:p>538384.062518105</text:p>
          </table:table-cell>
          <table:table-cell table:formula="of:=[$p_from_i_UK.C229]" office:value-type="float" office:value="527589.589576276" calcext:value-type="float">
            <text:p>527589.589576276</text:p>
          </table:table-cell>
          <table:table-cell table:formula="of:=[.D230]/[.C230]" office:value-type="percentage" office:value="0.979950236841444" calcext:value-type="percentage">
            <text:p>98.0%</text:p>
          </table:table-cell>
        </table:table-row>
        <table:table-row table:style-name="ro1">
          <table:table-cell table:formula="of:=VALUE([$prevalence_history_20210209_UK.A212])" office:value-type="date" office:date-value="2021-01-27" calcext:value-type="date">
            <text:p>27/01/21</text:p>
          </table:table-cell>
          <table:table-cell table:formula="of:=VALUE([$p_from_i_UK.A230])" office:value-type="date" office:date-value="2021-01-25" calcext:value-type="date">
            <text:p>25/01/21</text:p>
          </table:table-cell>
          <table:table-cell table:formula="of:=[$prevalence_history_20210209_UK.B212]" office:value-type="float" office:value="520149.840884344" calcext:value-type="float">
            <text:p>520149.840884344</text:p>
          </table:table-cell>
          <table:table-cell table:formula="of:=[$p_from_i_UK.C230]" office:value-type="float" office:value="508429.884739707" calcext:value-type="float">
            <text:p>508429.884739707</text:p>
          </table:table-cell>
          <table:table-cell table:formula="of:=[.D231]/[.C231]" office:value-type="percentage" office:value="0.977468115486278" calcext:value-type="percentage">
            <text:p>97.7%</text:p>
          </table:table-cell>
        </table:table-row>
        <table:table-row table:style-name="ro1">
          <table:table-cell table:formula="of:=VALUE([$prevalence_history_20210209_UK.A213])" office:value-type="date" office:date-value="2021-01-28" calcext:value-type="date">
            <text:p>28/01/21</text:p>
          </table:table-cell>
          <table:table-cell table:formula="of:=VALUE([$p_from_i_UK.A231])" office:value-type="date" office:date-value="2021-01-26" calcext:value-type="date">
            <text:p>26/01/21</text:p>
          </table:table-cell>
          <table:table-cell table:formula="of:=[$prevalence_history_20210209_UK.B213]" office:value-type="float" office:value="502311.245190167" calcext:value-type="float">
            <text:p>502311.245190167</text:p>
          </table:table-cell>
          <table:table-cell table:formula="of:=[$p_from_i_UK.C231]" office:value-type="float" office:value="489618.816770783" calcext:value-type="float">
            <text:p>489618.816770783</text:p>
          </table:table-cell>
          <table:table-cell table:formula="of:=[.D232]/[.C232]" office:value-type="percentage" office:value="0.974731944504689" calcext:value-type="percentage">
            <text:p>97.5%</text:p>
          </table:table-cell>
        </table:table-row>
        <table:table-row table:style-name="ro1">
          <table:table-cell table:formula="of:=VALUE([$prevalence_history_20210209_UK.A214])" office:value-type="date" office:date-value="2021-01-29" calcext:value-type="date">
            <text:p>29/01/21</text:p>
          </table:table-cell>
          <table:table-cell table:formula="of:=VALUE([$p_from_i_UK.A232])" office:value-type="date" office:date-value="2021-01-27" calcext:value-type="date">
            <text:p>27/01/21</text:p>
          </table:table-cell>
          <table:table-cell table:formula="of:=[$prevalence_history_20210209_UK.B214]" office:value-type="float" office:value="484846.243935446" calcext:value-type="float">
            <text:p>484846.243935446</text:p>
          </table:table-cell>
          <table:table-cell table:formula="of:=[$p_from_i_UK.C232]" office:value-type="float" office:value="471149.790643419" calcext:value-type="float">
            <text:p>471149.790643419</text:p>
          </table:table-cell>
          <table:table-cell table:formula="of:=[.D233]/[.C233]" office:value-type="percentage" office:value="0.971750934521315" calcext:value-type="percentage">
            <text:p>97.2%</text:p>
          </table:table-cell>
        </table:table-row>
        <table:table-row table:style-name="ro1">
          <table:table-cell table:formula="of:=VALUE([$prevalence_history_20210209_UK.A215])" office:value-type="date" office:date-value="2021-01-30" calcext:value-type="date">
            <text:p>30/01/21</text:p>
          </table:table-cell>
          <table:table-cell table:formula="of:=VALUE([$p_from_i_UK.A233])" office:value-type="date" office:date-value="2021-01-28" calcext:value-type="date">
            <text:p>28/01/21</text:p>
          </table:table-cell>
          <table:table-cell table:formula="of:=[$prevalence_history_20210209_UK.B215]" office:value-type="float" office:value="467309.966475352" calcext:value-type="float">
            <text:p>467309.966475352</text:p>
          </table:table-cell>
          <table:table-cell table:formula="of:=[$p_from_i_UK.C233]" office:value-type="float" office:value="452691.376785524" calcext:value-type="float">
            <text:p>452691.376785524</text:p>
          </table:table-cell>
          <table:table-cell table:formula="of:=[.D234]/[.C234]" office:value-type="percentage" office:value="0.968717573476792" calcext:value-type="percentage">
            <text:p>96.9%</text:p>
          </table:table-cell>
        </table:table-row>
        <table:table-row table:style-name="ro1">
          <table:table-cell table:formula="of:=VALUE([$prevalence_history_20210209_UK.A216])" office:value-type="date" office:date-value="2021-01-31" calcext:value-type="date">
            <text:p>31/01/21</text:p>
          </table:table-cell>
          <table:table-cell table:formula="of:=VALUE([$p_from_i_UK.A234])" office:value-type="date" office:date-value="2021-01-29" calcext:value-type="date">
            <text:p>29/01/21</text:p>
          </table:table-cell>
          <table:table-cell table:formula="of:=[$prevalence_history_20210209_UK.B216]" office:value-type="float" office:value="449743.096269371" calcext:value-type="float">
            <text:p>449743.096269371</text:p>
          </table:table-cell>
          <table:table-cell table:formula="of:=[$p_from_i_UK.C234]" office:value-type="float" office:value="434494.184602738" calcext:value-type="float">
            <text:p>434494.184602738</text:p>
          </table:table-cell>
          <table:table-cell table:formula="of:=[.D235]/[.C235]" office:value-type="percentage" office:value="0.966094172888649" calcext:value-type="percentage">
            <text:p>96.6%</text:p>
          </table:table-cell>
        </table:table-row>
        <table:table-row table:style-name="ro1">
          <table:table-cell table:formula="of:=VALUE([$prevalence_history_20210209_UK.A217])" office:value-type="date" office:date-value="2021-02-01" calcext:value-type="date">
            <text:p>01/02/21</text:p>
          </table:table-cell>
          <table:table-cell table:formula="of:=VALUE([$p_from_i_UK.A235])" office:value-type="date" office:date-value="2021-01-30" calcext:value-type="date">
            <text:p>30/01/21</text:p>
          </table:table-cell>
          <table:table-cell table:formula="of:=[$prevalence_history_20210209_UK.B217]" office:value-type="float" office:value="432652.12575537" calcext:value-type="float">
            <text:p>432652.12575537</text:p>
          </table:table-cell>
          <table:table-cell table:formula="of:=[$p_from_i_UK.C235]" office:value-type="float" office:value="416968.709806208" calcext:value-type="float">
            <text:p>416968.709806208</text:p>
          </table:table-cell>
          <table:table-cell table:formula="of:=[.D236]/[.C236]" office:value-type="percentage" office:value="0.963750516834327" calcext:value-type="percentage">
            <text:p>96.4%</text:p>
          </table:table-cell>
        </table:table-row>
        <table:table-row table:style-name="ro1">
          <table:table-cell table:formula="of:=VALUE([$prevalence_history_20210209_UK.A218])" office:value-type="date" office:date-value="2021-02-02" calcext:value-type="date">
            <text:p>02/02/21</text:p>
          </table:table-cell>
          <table:table-cell table:formula="of:=VALUE([$p_from_i_UK.A236])" office:value-type="date" office:date-value="2021-01-31" calcext:value-type="date">
            <text:p>31/01/21</text:p>
          </table:table-cell>
          <table:table-cell table:formula="of:=[$prevalence_history_20210209_UK.B218]" office:value-type="float" office:value="415597.648849902" calcext:value-type="float">
            <text:p>415597.648849902</text:p>
          </table:table-cell>
          <table:table-cell table:formula="of:=[$p_from_i_UK.C236]" office:value-type="float" office:value="399798.817799079" calcext:value-type="float">
            <text:p>399798.817799079</text:p>
          </table:table-cell>
          <table:table-cell table:formula="of:=[.D237]/[.C237]" office:value-type="percentage" office:value="0.961985273269607" calcext:value-type="percentage">
            <text:p>96.2%</text:p>
          </table:table-cell>
        </table:table-row>
        <table:table-row table:style-name="ro1">
          <table:table-cell table:formula="of:=VALUE([$prevalence_history_20210209_UK.A219])" office:value-type="date" office:date-value="2021-02-03" calcext:value-type="date">
            <text:p>03/02/21</text:p>
          </table:table-cell>
          <table:table-cell table:formula="of:=VALUE([$p_from_i_UK.A237])" office:value-type="date" office:date-value="2021-02-01" calcext:value-type="date">
            <text:p>01/02/21</text:p>
          </table:table-cell>
          <table:table-cell table:formula="of:=[$prevalence_history_20210209_UK.B219]" office:value-type="float" office:value="398788.520282504" calcext:value-type="float">
            <text:p>398788.520282504</text:p>
          </table:table-cell>
          <table:table-cell table:formula="of:=[$p_from_i_UK.C237]" office:value-type="float" office:value="383132.977000506" calcext:value-type="float">
            <text:p>383132.977000506</text:p>
          </table:table-cell>
          <table:table-cell table:formula="of:=[.D238]/[.C238]" office:value-type="percentage" office:value="0.960742241850624" calcext:value-type="percentage">
            <text:p>96.1%</text:p>
          </table:table-cell>
        </table:table-row>
        <table:table-row table:style-name="ro1">
          <table:table-cell table:formula="of:=VALUE([$prevalence_history_20210209_UK.A220])" office:value-type="date" office:date-value="2021-02-04" calcext:value-type="date">
            <text:p>04/02/21</text:p>
          </table:table-cell>
          <table:table-cell table:formula="of:=VALUE([$p_from_i_UK.A238])" office:value-type="date" office:date-value="2021-02-02" calcext:value-type="date">
            <text:p>02/02/21</text:p>
          </table:table-cell>
          <table:table-cell table:formula="of:=[$prevalence_history_20210209_UK.B220]" office:value-type="float" office:value="382078.314416237" calcext:value-type="float">
            <text:p>382078.314416237</text:p>
          </table:table-cell>
          <table:table-cell table:formula="of:=[$p_from_i_UK.C238]" office:value-type="float" office:value="366726.835655726" calcext:value-type="float">
            <text:p>366726.835655726</text:p>
          </table:table-cell>
          <table:table-cell table:formula="of:=[.D239]/[.C239]" office:value-type="percentage" office:value="0.959821119960797" calcext:value-type="percentage">
            <text:p>96.0%</text:p>
          </table:table-cell>
        </table:table-row>
        <table:table-row table:style-name="ro1">
          <table:table-cell table:formula="of:=VALUE([$prevalence_history_20210209_UK.A221])" office:value-type="date" office:date-value="2021-02-05" calcext:value-type="date">
            <text:p>05/02/21</text:p>
          </table:table-cell>
          <table:table-cell table:formula="of:=VALUE([$p_from_i_UK.A239])" office:value-type="date" office:date-value="2021-02-03" calcext:value-type="date">
            <text:p>03/02/21</text:p>
          </table:table-cell>
          <table:table-cell table:formula="of:=[$prevalence_history_20210209_UK.B221]" office:value-type="float" office:value="365690.21330329" calcext:value-type="float">
            <text:p>365690.21330329</text:p>
          </table:table-cell>
          <table:table-cell table:formula="of:=[$p_from_i_UK.C239]" office:value-type="float" office:value="350883.105449229" calcext:value-type="float">
            <text:p>350883.105449229</text:p>
          </table:table-cell>
          <table:table-cell table:formula="of:=[.D240]/[.C240]" office:value-type="percentage" office:value="0.95950914923233" calcext:value-type="percentage">
            <text:p>96.0%</text:p>
          </table:table-cell>
        </table:table-row>
        <table:table-row table:style-name="ro1">
          <table:table-cell table:formula="of:=VALUE([$prevalence_history_20210209_UK.A222])" office:value-type="date" office:date-value="2021-02-06" calcext:value-type="date">
            <text:p>06/02/21</text:p>
          </table:table-cell>
          <table:table-cell table:formula="of:=VALUE([$p_from_i_UK.A240])" office:value-type="date" office:date-value="2021-02-04" calcext:value-type="date">
            <text:p>04/02/21</text:p>
          </table:table-cell>
          <table:table-cell table:formula="of:=[$prevalence_history_20210209_UK.B222]" office:value-type="float" office:value="350363.355571874" calcext:value-type="float">
            <text:p>350363.355571874</text:p>
          </table:table-cell>
          <table:table-cell table:formula="of:=[$p_from_i_UK.C240]" office:value-type="float" office:value="336094.999598766" calcext:value-type="float">
            <text:p>336094.999598766</text:p>
          </table:table-cell>
          <table:table-cell table:formula="of:=[.D241]/[.C241]" office:value-type="percentage" office:value="0.959275547096474" calcext:value-type="percentage">
            <text:p>95.9%</text:p>
          </table:table-cell>
        </table:table-row>
        <table:table-row table:style-name="ro1">
          <table:table-cell table:formula="of:=VALUE([$prevalence_history_20210209_UK.A223])" office:value-type="date" office:date-value="2021-02-07" calcext:value-type="date">
            <text:p>07/02/21</text:p>
          </table:table-cell>
          <table:table-cell table:formula="of:=VALUE([$p_from_i_UK.A241])" office:value-type="date" office:date-value="2021-02-05" calcext:value-type="date">
            <text:p>05/02/21</text:p>
          </table:table-cell>
          <table:table-cell table:formula="of:=[$prevalence_history_20210209_UK.B223]" office:value-type="float" office:value="335246.420293282" calcext:value-type="float">
            <text:p>335246.420293282</text:p>
          </table:table-cell>
          <table:table-cell table:formula="of:=[$p_from_i_UK.C241]" office:value-type="float" office:value="321616.195905709" calcext:value-type="float">
            <text:p>321616.195905709</text:p>
          </table:table-cell>
          <table:table-cell table:formula="of:=[.D242]/[.C242]" office:value-type="percentage" office:value="0.959342669861623" calcext:value-type="percentage">
            <text:p>95.9%</text:p>
          </table:table-cell>
        </table:table-row>
        <table:table-row table:style-name="ro1">
          <table:table-cell table:formula="of:=VALUE([$prevalence_history_20210209_UK.A224])" office:value-type="date" office:date-value="2021-02-08" calcext:value-type="date">
            <text:p>08/02/21</text:p>
          </table:table-cell>
          <table:table-cell table:formula="of:=[.A243]-2" office:value-type="date" office:date-value="2021-02-06" calcext:value-type="date">
            <text:p>06/02/21</text:p>
          </table:table-cell>
          <table:table-cell table:formula="of:=[$prevalence_history_20210209_UK.B224]" office:value-type="float" office:value="321373.697866874" calcext:value-type="float">
            <text:p>321373.697866874</text:p>
          </table:table-cell>
          <table:table-cell table:number-columns-repeated="2"/>
        </table:table-row>
        <table:table-row table:style-name="ro1">
          <table:table-cell table:formula="of:=VALUE([$prevalence_history_20210209_UK.A225])" office:value-type="date" office:date-value="2021-02-09" calcext:value-type="date">
            <text:p>09/02/21</text:p>
          </table:table-cell>
          <table:table-cell table:formula="of:=[.A244]-2" office:value-type="date" office:date-value="2021-02-07" calcext:value-type="date">
            <text:p>07/02/21</text:p>
          </table:table-cell>
          <table:table-cell table:formula="of:=[$prevalence_history_20210209_UK.B225]" office:value-type="float" office:value="308731.47232799" calcext:value-type="float">
            <text:p>308731.47232799</text:p>
          </table:table-cell>
          <table:table-cell table:number-columns-repeated="2"/>
        </table:table-row>
        <table:table-row table:style-name="ro1" table:number-rows-repeated="104833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from_i_EN" table:style-name="ta1">
        <table:table-column table:style-name="co1" table:default-cell-style-name="ce4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2020-06-10</text:p>
          </table:table-cell>
          <table:table-cell office:value-type="float" office:value="1834" calcext:value-type="float">
            <text:p>1834</text:p>
          </table:table-cell>
          <table:table-cell office:value-type="float" office:value="57902.8605248733" calcext:value-type="float">
            <text:p>57902.8605248733</text:p>
          </table:table-cell>
        </table:table-row>
        <table:table-row table:style-name="ro1">
          <table:table-cell office:value-type="string" calcext:value-type="string">
            <text:p>2020-06-11</text:p>
          </table:table-cell>
          <table:table-cell office:value-type="float" office:value="1768" calcext:value-type="float">
            <text:p>1768</text:p>
          </table:table-cell>
          <table:table-cell office:value-type="float" office:value="53938.6770243839" calcext:value-type="float">
            <text:p>53938.6770243839</text:p>
          </table:table-cell>
        </table:table-row>
        <table:table-row table:style-name="ro1">
          <table:table-cell office:value-type="string" calcext:value-type="string">
            <text:p>2020-06-12</text:p>
          </table:table-cell>
          <table:table-cell office:value-type="float" office:value="1742" calcext:value-type="float">
            <text:p>1742</text:p>
          </table:table-cell>
          <table:table-cell office:value-type="float" office:value="50253.3612423798" calcext:value-type="float">
            <text:p>50253.3612423798</text:p>
          </table:table-cell>
        </table:table-row>
        <table:table-row table:style-name="ro1">
          <table:table-cell office:value-type="string" calcext:value-type="string">
            <text:p>2020-06-13</text:p>
          </table:table-cell>
          <table:table-cell office:value-type="float" office:value="1726" calcext:value-type="float">
            <text:p>1726</text:p>
          </table:table-cell>
          <table:table-cell office:value-type="float" office:value="46868.1246451794" calcext:value-type="float">
            <text:p>46868.1246451794</text:p>
          </table:table-cell>
        </table:table-row>
        <table:table-row table:style-name="ro1">
          <table:table-cell office:value-type="string" calcext:value-type="string">
            <text:p>2020-06-14</text:p>
          </table:table-cell>
          <table:table-cell office:value-type="float" office:value="1841" calcext:value-type="float">
            <text:p>1841</text:p>
          </table:table-cell>
          <table:table-cell office:value-type="float" office:value="43910.6499147399" calcext:value-type="float">
            <text:p>43910.6499147399</text:p>
          </table:table-cell>
        </table:table-row>
        <table:table-row table:style-name="ro1">
          <table:table-cell office:value-type="string" calcext:value-type="string">
            <text:p>2020-06-15</text:p>
          </table:table-cell>
          <table:table-cell office:value-type="float" office:value="1905" calcext:value-type="float">
            <text:p>1905</text:p>
          </table:table-cell>
          <table:table-cell office:value-type="float" office:value="41318.8783413138" calcext:value-type="float">
            <text:p>41318.8783413138</text:p>
          </table:table-cell>
        </table:table-row>
        <table:table-row table:style-name="ro1">
          <table:table-cell office:value-type="string" calcext:value-type="string">
            <text:p>2020-06-16</text:p>
          </table:table-cell>
          <table:table-cell office:value-type="float" office:value="1948" calcext:value-type="float">
            <text:p>1948</text:p>
          </table:table-cell>
          <table:table-cell office:value-type="float" office:value="39069.4331339227" calcext:value-type="float">
            <text:p>39069.4331339227</text:p>
          </table:table-cell>
        </table:table-row>
        <table:table-row table:style-name="ro1">
          <table:table-cell office:value-type="string" calcext:value-type="string">
            <text:p>2020-06-17</text:p>
          </table:table-cell>
          <table:table-cell office:value-type="float" office:value="1917" calcext:value-type="float">
            <text:p>1917</text:p>
          </table:table-cell>
          <table:table-cell office:value-type="float" office:value="37054.1059764267" calcext:value-type="float">
            <text:p>37054.1059764267</text:p>
          </table:table-cell>
        </table:table-row>
        <table:table-row table:style-name="ro1">
          <table:table-cell office:value-type="string" calcext:value-type="string">
            <text:p>2020-06-18</text:p>
          </table:table-cell>
          <table:table-cell office:value-type="float" office:value="1928" calcext:value-type="float">
            <text:p>1928</text:p>
          </table:table-cell>
          <table:table-cell office:value-type="float" office:value="35301.5415247181" calcext:value-type="float">
            <text:p>35301.5415247181</text:p>
          </table:table-cell>
        </table:table-row>
        <table:table-row table:style-name="ro1">
          <table:table-cell office:value-type="string" calcext:value-type="string">
            <text:p>2020-06-19</text:p>
          </table:table-cell>
          <table:table-cell office:value-type="float" office:value="1887" calcext:value-type="float">
            <text:p>1887</text:p>
          </table:table-cell>
          <table:table-cell office:value-type="float" office:value="33746.0639988383" calcext:value-type="float">
            <text:p>33746.0639988383</text:p>
          </table:table-cell>
        </table:table-row>
        <table:table-row table:style-name="ro1">
          <table:table-cell office:value-type="string" calcext:value-type="string">
            <text:p>2020-06-20</text:p>
          </table:table-cell>
          <table:table-cell office:value-type="float" office:value="1831" calcext:value-type="float">
            <text:p>1831</text:p>
          </table:table-cell>
          <table:table-cell office:value-type="float" office:value="32341.6446528206" calcext:value-type="float">
            <text:p>32341.6446528206</text:p>
          </table:table-cell>
        </table:table-row>
        <table:table-row table:style-name="ro1">
          <table:table-cell office:value-type="string" calcext:value-type="string">
            <text:p>2020-06-21</text:p>
          </table:table-cell>
          <table:table-cell office:value-type="float" office:value="1764" calcext:value-type="float">
            <text:p>1764</text:p>
          </table:table-cell>
          <table:table-cell office:value-type="float" office:value="31066.094193771" calcext:value-type="float">
            <text:p>31066.094193771</text:p>
          </table:table-cell>
        </table:table-row>
        <table:table-row table:style-name="ro1">
          <table:table-cell office:value-type="string" calcext:value-type="string">
            <text:p>2020-06-22</text:p>
          </table:table-cell>
          <table:table-cell office:value-type="float" office:value="1740" calcext:value-type="float">
            <text:p>1740</text:p>
          </table:table-cell>
          <table:table-cell office:value-type="float" office:value="29927.8326058728" calcext:value-type="float">
            <text:p>29927.8326058728</text:p>
          </table:table-cell>
        </table:table-row>
        <table:table-row table:style-name="ro1">
          <table:table-cell office:value-type="string" calcext:value-type="string">
            <text:p>2020-06-23</text:p>
          </table:table-cell>
          <table:table-cell office:value-type="float" office:value="1754" calcext:value-type="float">
            <text:p>1754</text:p>
          </table:table-cell>
          <table:table-cell office:value-type="float" office:value="28958.1957563771" calcext:value-type="float">
            <text:p>28958.1957563771</text:p>
          </table:table-cell>
        </table:table-row>
        <table:table-row table:style-name="ro1">
          <table:table-cell office:value-type="string" calcext:value-type="string">
            <text:p>2020-06-24</text:p>
          </table:table-cell>
          <table:table-cell office:value-type="float" office:value="1466" calcext:value-type="float">
            <text:p>1466</text:p>
          </table:table-cell>
          <table:table-cell office:value-type="float" office:value="27824.1737435317" calcext:value-type="float">
            <text:p>27824.1737435317</text:p>
          </table:table-cell>
        </table:table-row>
        <table:table-row table:style-name="ro1">
          <table:table-cell office:value-type="string" calcext:value-type="string">
            <text:p>2020-06-25</text:p>
          </table:table-cell>
          <table:table-cell office:value-type="float" office:value="1384" calcext:value-type="float">
            <text:p>1384</text:p>
          </table:table-cell>
          <table:table-cell office:value-type="float" office:value="26728.3828654441" calcext:value-type="float">
            <text:p>26728.3828654441</text:p>
          </table:table-cell>
        </table:table-row>
        <table:table-row table:style-name="ro1">
          <table:table-cell office:value-type="string" calcext:value-type="string">
            <text:p>2020-06-26</text:p>
          </table:table-cell>
          <table:table-cell office:value-type="float" office:value="1217" calcext:value-type="float">
            <text:p>1217</text:p>
          </table:table-cell>
          <table:table-cell office:value-type="float" office:value="25569.5109506175" calcext:value-type="float">
            <text:p>25569.5109506175</text:p>
          </table:table-cell>
        </table:table-row>
        <table:table-row table:style-name="ro1">
          <table:table-cell office:value-type="string" calcext:value-type="string">
            <text:p>2020-06-27</text:p>
          </table:table-cell>
          <table:table-cell office:value-type="float" office:value="1214" calcext:value-type="float">
            <text:p>1214</text:p>
          </table:table-cell>
          <table:table-cell office:value-type="float" office:value="24503.2110721691" calcext:value-type="float">
            <text:p>24503.2110721691</text:p>
          </table:table-cell>
        </table:table-row>
        <table:table-row table:style-name="ro1">
          <table:table-cell office:value-type="string" calcext:value-type="string">
            <text:p>2020-06-28</text:p>
          </table:table-cell>
          <table:table-cell office:value-type="float" office:value="1246" calcext:value-type="float">
            <text:p>1246</text:p>
          </table:table-cell>
          <table:table-cell office:value-type="float" office:value="23560.4281563207" calcext:value-type="float">
            <text:p>23560.4281563207</text:p>
          </table:table-cell>
        </table:table-row>
        <table:table-row table:style-name="ro1">
          <table:table-cell office:value-type="string" calcext:value-type="string">
            <text:p>2020-06-29</text:p>
          </table:table-cell>
          <table:table-cell office:value-type="float" office:value="1244" calcext:value-type="float">
            <text:p>1244</text:p>
          </table:table-cell>
          <table:table-cell office:value-type="float" office:value="22703.1023390933" calcext:value-type="float">
            <text:p>22703.1023390933</text:p>
          </table:table-cell>
        </table:table-row>
        <table:table-row table:style-name="ro1">
          <table:table-cell office:value-type="string" calcext:value-type="string">
            <text:p>2020-06-30</text:p>
          </table:table-cell>
          <table:table-cell office:value-type="float" office:value="1261" calcext:value-type="float">
            <text:p>1261</text:p>
          </table:table-cell>
          <table:table-cell office:value-type="float" office:value="21949.5793251038" calcext:value-type="float">
            <text:p>21949.5793251038</text:p>
          </table:table-cell>
        </table:table-row>
        <table:table-row table:style-name="ro1">
          <table:table-cell office:value-type="string" calcext:value-type="string">
            <text:p>2020-07-01</text:p>
          </table:table-cell>
          <table:table-cell office:value-type="float" office:value="1154" calcext:value-type="float">
            <text:p>1154</text:p>
          </table:table-cell>
          <table:table-cell office:value-type="float" office:value="21172.9985028262" calcext:value-type="float">
            <text:p>21172.9985028262</text:p>
          </table:table-cell>
        </table:table-row>
        <table:table-row table:style-name="ro1">
          <table:table-cell office:value-type="string" calcext:value-type="string">
            <text:p>2020-07-02</text:p>
          </table:table-cell>
          <table:table-cell office:value-type="float" office:value="1122" calcext:value-type="float">
            <text:p>1122</text:p>
          </table:table-cell>
          <table:table-cell office:value-type="float" office:value="20441.6147182652" calcext:value-type="float">
            <text:p>20441.6147182652</text:p>
          </table:table-cell>
        </table:table-row>
        <table:table-row table:style-name="ro1">
          <table:table-cell office:value-type="string" calcext:value-type="string">
            <text:p>2020-07-03</text:p>
          </table:table-cell>
          <table:table-cell office:value-type="float" office:value="1391" calcext:value-type="float">
            <text:p>1391</text:p>
          </table:table-cell>
          <table:table-cell office:value-type="float" office:value="20043.1861459691" calcext:value-type="float">
            <text:p>20043.1861459691</text:p>
          </table:table-cell>
        </table:table-row>
        <table:table-row table:style-name="ro1">
          <table:table-cell office:value-type="string" calcext:value-type="string">
            <text:p>2020-07-04</text:p>
          </table:table-cell>
          <table:table-cell office:value-type="float" office:value="1256" calcext:value-type="float">
            <text:p>1256</text:p>
          </table:table-cell>
          <table:table-cell office:value-type="float" office:value="19581.8400117403" calcext:value-type="float">
            <text:p>19581.8400117403</text:p>
          </table:table-cell>
        </table:table-row>
        <table:table-row table:style-name="ro1">
          <table:table-cell office:value-type="string" calcext:value-type="string">
            <text:p>2020-07-05</text:p>
          </table:table-cell>
          <table:table-cell office:value-type="float" office:value="1217" calcext:value-type="float">
            <text:p>1217</text:p>
          </table:table-cell>
          <table:table-cell office:value-type="float" office:value="19142.052000844" calcext:value-type="float">
            <text:p>19142.052000844</text:p>
          </table:table-cell>
        </table:table-row>
        <table:table-row table:style-name="ro1">
          <table:table-cell office:value-type="string" calcext:value-type="string">
            <text:p>2020-07-06</text:p>
          </table:table-cell>
          <table:table-cell office:value-type="float" office:value="1416" calcext:value-type="float">
            <text:p>1416</text:p>
          </table:table-cell>
          <table:table-cell office:value-type="float" office:value="18959.3599757465" calcext:value-type="float">
            <text:p>18959.3599757465</text:p>
          </table:table-cell>
        </table:table-row>
        <table:table-row table:style-name="ro1">
          <table:table-cell office:value-type="string" calcext:value-type="string">
            <text:p>2020-07-07</text:p>
          </table:table-cell>
          <table:table-cell office:value-type="float" office:value="1626" calcext:value-type="float">
            <text:p>1626</text:p>
          </table:table-cell>
          <table:table-cell office:value-type="float" office:value="19042.1736936523" calcext:value-type="float">
            <text:p>19042.1736936523</text:p>
          </table:table-cell>
        </table:table-row>
        <table:table-row table:style-name="ro1">
          <table:table-cell office:value-type="string" calcext:value-type="string">
            <text:p>2020-07-08</text:p>
          </table:table-cell>
          <table:table-cell office:value-type="float" office:value="1701" calcext:value-type="float">
            <text:p>1701</text:p>
          </table:table-cell>
          <table:table-cell office:value-type="float" office:value="19241.3402756979" calcext:value-type="float">
            <text:p>19241.3402756979</text:p>
          </table:table-cell>
        </table:table-row>
        <table:table-row table:style-name="ro1">
          <table:table-cell office:value-type="string" calcext:value-type="string">
            <text:p>2020-07-09</text:p>
          </table:table-cell>
          <table:table-cell office:value-type="float" office:value="1629" calcext:value-type="float">
            <text:p>1629</text:p>
          </table:table-cell>
          <table:table-cell office:value-type="float" office:value="19405.2327917919" calcext:value-type="float">
            <text:p>19405.2327917919</text:p>
          </table:table-cell>
        </table:table-row>
        <table:table-row table:style-name="ro1">
          <table:table-cell office:value-type="string" calcext:value-type="string">
            <text:p>2020-07-10</text:p>
          </table:table-cell>
          <table:table-cell office:value-type="float" office:value="1691" calcext:value-type="float">
            <text:p>1691</text:p>
          </table:table-cell>
          <table:table-cell office:value-type="float" office:value="19663.1658835361" calcext:value-type="float">
            <text:p>19663.1658835361</text:p>
          </table:table-cell>
        </table:table-row>
        <table:table-row table:style-name="ro1">
          <table:table-cell office:value-type="string" calcext:value-type="string">
            <text:p>2020-07-11</text:p>
          </table:table-cell>
          <table:table-cell office:value-type="float" office:value="1749" calcext:value-type="float">
            <text:p>1749</text:p>
          </table:table-cell>
          <table:table-cell office:value-type="float" office:value="19995.0313540493" calcext:value-type="float">
            <text:p>19995.0313540493</text:p>
          </table:table-cell>
        </table:table-row>
        <table:table-row table:style-name="ro1">
          <table:table-cell office:value-type="string" calcext:value-type="string">
            <text:p>2020-07-12</text:p>
          </table:table-cell>
          <table:table-cell office:value-type="float" office:value="1887" calcext:value-type="float">
            <text:p>1887</text:p>
          </table:table-cell>
          <table:table-cell office:value-type="float" office:value="20471.8886731308" calcext:value-type="float">
            <text:p>20471.8886731308</text:p>
          </table:table-cell>
        </table:table-row>
        <table:table-row table:style-name="ro1">
          <table:table-cell office:value-type="string" calcext:value-type="string">
            <text:p>2020-07-13</text:p>
          </table:table-cell>
          <table:table-cell office:value-type="float" office:value="1849" calcext:value-type="float">
            <text:p>1849</text:p>
          </table:table-cell>
          <table:table-cell office:value-type="float" office:value="20909.9909022171" calcext:value-type="float">
            <text:p>20909.9909022171</text:p>
          </table:table-cell>
        </table:table-row>
        <table:table-row table:style-name="ro1">
          <table:table-cell office:value-type="string" calcext:value-type="string">
            <text:p>2020-07-14</text:p>
          </table:table-cell>
          <table:table-cell office:value-type="float" office:value="1832" calcext:value-type="float">
            <text:p>1832</text:p>
          </table:table-cell>
          <table:table-cell office:value-type="float" office:value="21320.1514253079" calcext:value-type="float">
            <text:p>21320.1514253079</text:p>
          </table:table-cell>
        </table:table-row>
        <table:table-row table:style-name="ro1">
          <table:table-cell office:value-type="string" calcext:value-type="string">
            <text:p>2020-07-15</text:p>
          </table:table-cell>
          <table:table-cell office:value-type="float" office:value="1863" calcext:value-type="float">
            <text:p>1863</text:p>
          </table:table-cell>
          <table:table-cell office:value-type="float" office:value="21745.4753175024" calcext:value-type="float">
            <text:p>21745.4753175024</text:p>
          </table:table-cell>
        </table:table-row>
        <table:table-row table:style-name="ro1">
          <table:table-cell office:value-type="string" calcext:value-type="string">
            <text:p>2020-07-16</text:p>
          </table:table-cell>
          <table:table-cell office:value-type="float" office:value="1647" calcext:value-type="float">
            <text:p>1647</text:p>
          </table:table-cell>
          <table:table-cell office:value-type="float" office:value="21934.1052513496" calcext:value-type="float">
            <text:p>21934.1052513496</text:p>
          </table:table-cell>
        </table:table-row>
        <table:table-row table:style-name="ro1">
          <table:table-cell office:value-type="string" calcext:value-type="string">
            <text:p>2020-07-17</text:p>
          </table:table-cell>
          <table:table-cell office:value-type="float" office:value="1814" calcext:value-type="float">
            <text:p>1814</text:p>
          </table:table-cell>
          <table:table-cell office:value-type="float" office:value="22266.5852622781" calcext:value-type="float">
            <text:p>22266.5852622781</text:p>
          </table:table-cell>
        </table:table-row>
        <table:table-row table:style-name="ro1">
          <table:table-cell office:value-type="string" calcext:value-type="string">
            <text:p>2020-07-18</text:p>
          </table:table-cell>
          <table:table-cell office:value-type="float" office:value="1778" calcext:value-type="float">
            <text:p>1778</text:p>
          </table:table-cell>
          <table:table-cell office:value-type="float" office:value="22536.3350107998" calcext:value-type="float">
            <text:p>22536.3350107998</text:p>
          </table:table-cell>
        </table:table-row>
        <table:table-row table:style-name="ro1">
          <table:table-cell office:value-type="string" calcext:value-type="string">
            <text:p>2020-07-19</text:p>
          </table:table-cell>
          <table:table-cell office:value-type="float" office:value="1777" calcext:value-type="float">
            <text:p>1777</text:p>
          </table:table-cell>
          <table:table-cell office:value-type="float" office:value="22778.7787700951" calcext:value-type="float">
            <text:p>22778.7787700951</text:p>
          </table:table-cell>
        </table:table-row>
        <table:table-row table:style-name="ro1">
          <table:table-cell office:value-type="string" calcext:value-type="string">
            <text:p>2020-07-20</text:p>
          </table:table-cell>
          <table:table-cell office:value-type="float" office:value="1984" calcext:value-type="float">
            <text:p>1984</text:p>
          </table:table-cell>
          <table:table-cell office:value-type="float" office:value="23202.3612642393" calcext:value-type="float">
            <text:p>23202.3612642393</text:p>
          </table:table-cell>
        </table:table-row>
        <table:table-row table:style-name="ro1">
          <table:table-cell office:value-type="string" calcext:value-type="string">
            <text:p>2020-07-21</text:p>
          </table:table-cell>
          <table:table-cell office:value-type="float" office:value="1842" calcext:value-type="float">
            <text:p>1842</text:p>
          </table:table-cell>
          <table:table-cell office:value-type="float" office:value="23459.128407417" calcext:value-type="float">
            <text:p>23459.128407417</text:p>
          </table:table-cell>
        </table:table-row>
        <table:table-row table:style-name="ro1">
          <table:table-cell office:value-type="string" calcext:value-type="string">
            <text:p>2020-07-22</text:p>
          </table:table-cell>
          <table:table-cell office:value-type="float" office:value="1796" calcext:value-type="float">
            <text:p>1796</text:p>
          </table:table-cell>
          <table:table-cell office:value-type="float" office:value="23644.8275107721" calcext:value-type="float">
            <text:p>23644.8275107721</text:p>
          </table:table-cell>
        </table:table-row>
        <table:table-row table:style-name="ro1">
          <table:table-cell office:value-type="string" calcext:value-type="string">
            <text:p>2020-07-23</text:p>
          </table:table-cell>
          <table:table-cell office:value-type="float" office:value="1783" calcext:value-type="float">
            <text:p>1783</text:p>
          </table:table-cell>
          <table:table-cell office:value-type="float" office:value="23792.4441719551" calcext:value-type="float">
            <text:p>23792.4441719551</text:p>
          </table:table-cell>
        </table:table-row>
        <table:table-row table:style-name="ro1">
          <table:table-cell office:value-type="string" calcext:value-type="string">
            <text:p>2020-07-24</text:p>
          </table:table-cell>
          <table:table-cell office:value-type="float" office:value="1946" calcext:value-type="float">
            <text:p>1946</text:p>
          </table:table-cell>
          <table:table-cell office:value-type="float" office:value="24086.273836642" calcext:value-type="float">
            <text:p>24086.273836642</text:p>
          </table:table-cell>
        </table:table-row>
        <table:table-row table:style-name="ro1">
          <table:table-cell office:value-type="string" calcext:value-type="string">
            <text:p>2020-07-25</text:p>
          </table:table-cell>
          <table:table-cell office:value-type="float" office:value="1861" calcext:value-type="float">
            <text:p>1861</text:p>
          </table:table-cell>
          <table:table-cell office:value-type="float" office:value="24274.1018741196" calcext:value-type="float">
            <text:p>24274.1018741196</text:p>
          </table:table-cell>
        </table:table-row>
        <table:table-row table:style-name="ro1">
          <table:table-cell office:value-type="string" calcext:value-type="string">
            <text:p>2020-07-26</text:p>
          </table:table-cell>
          <table:table-cell office:value-type="float" office:value="1780" calcext:value-type="float">
            <text:p>1780</text:p>
          </table:table-cell>
          <table:table-cell office:value-type="float" office:value="24363.4029299854" calcext:value-type="float">
            <text:p>24363.4029299854</text:p>
          </table:table-cell>
        </table:table-row>
        <table:table-row table:style-name="ro1">
          <table:table-cell office:value-type="string" calcext:value-type="string">
            <text:p>2020-07-27</text:p>
          </table:table-cell>
          <table:table-cell office:value-type="float" office:value="1506" calcext:value-type="float">
            <text:p>1506</text:p>
          </table:table-cell>
          <table:table-cell office:value-type="float" office:value="24158.4198884342" calcext:value-type="float">
            <text:p>24158.4198884342</text:p>
          </table:table-cell>
        </table:table-row>
        <table:table-row table:style-name="ro1">
          <table:table-cell office:value-type="string" calcext:value-type="string">
            <text:p>2020-07-28</text:p>
          </table:table-cell>
          <table:table-cell office:value-type="float" office:value="1640" calcext:value-type="float">
            <text:p>1640</text:p>
          </table:table-cell>
          <table:table-cell office:value-type="float" office:value="24068.4546407047" calcext:value-type="float">
            <text:p>24068.4546407047</text:p>
          </table:table-cell>
        </table:table-row>
        <table:table-row table:style-name="ro1">
          <table:table-cell office:value-type="string" calcext:value-type="string">
            <text:p>2020-07-29</text:p>
          </table:table-cell>
          <table:table-cell office:value-type="float" office:value="1817" calcext:value-type="float">
            <text:p>1817</text:p>
          </table:table-cell>
          <table:table-cell office:value-type="float" office:value="24140.6689495157" calcext:value-type="float">
            <text:p>24140.6689495157</text:p>
          </table:table-cell>
        </table:table-row>
        <table:table-row table:style-name="ro1">
          <table:table-cell office:value-type="string" calcext:value-type="string">
            <text:p>2020-07-30</text:p>
          </table:table-cell>
          <table:table-cell office:value-type="float" office:value="1708" calcext:value-type="float">
            <text:p>1708</text:p>
          </table:table-cell>
          <table:table-cell office:value-type="float" office:value="24092.7373344398" calcext:value-type="float">
            <text:p>24092.7373344398</text:p>
          </table:table-cell>
        </table:table-row>
        <table:table-row table:style-name="ro1">
          <table:table-cell office:value-type="string" calcext:value-type="string">
            <text:p>2020-07-31</text:p>
          </table:table-cell>
          <table:table-cell office:value-type="float" office:value="1490" calcext:value-type="float">
            <text:p>1490</text:p>
          </table:table-cell>
          <table:table-cell office:value-type="float" office:value="23822.389998486" calcext:value-type="float">
            <text:p>23822.389998486</text:p>
          </table:table-cell>
        </table:table-row>
        <table:table-row table:style-name="ro1">
          <table:table-cell office:value-type="string" calcext:value-type="string">
            <text:p>2020-08-01</text:p>
          </table:table-cell>
          <table:table-cell office:value-type="float" office:value="1426" calcext:value-type="float">
            <text:p>1426</text:p>
          </table:table-cell>
          <table:table-cell office:value-type="float" office:value="23484.6301408859" calcext:value-type="float">
            <text:p>23484.6301408859</text:p>
          </table:table-cell>
        </table:table-row>
        <table:table-row table:style-name="ro1">
          <table:table-cell office:value-type="string" calcext:value-type="string">
            <text:p>2020-08-02</text:p>
          </table:table-cell>
          <table:table-cell office:value-type="float" office:value="1288" calcext:value-type="float">
            <text:p>1288</text:p>
          </table:table-cell>
          <table:table-cell office:value-type="float" office:value="23001.8070038944" calcext:value-type="float">
            <text:p>23001.8070038944</text:p>
          </table:table-cell>
        </table:table-row>
        <table:table-row table:style-name="ro1">
          <table:table-cell office:value-type="string" calcext:value-type="string">
            <text:p>2020-08-03</text:p>
          </table:table-cell>
          <table:table-cell office:value-type="float" office:value="1303" calcext:value-type="float">
            <text:p>1303</text:p>
          </table:table-cell>
          <table:table-cell office:value-type="float" office:value="22541.4026252067" calcext:value-type="float">
            <text:p>22541.4026252067</text:p>
          </table:table-cell>
        </table:table-row>
        <table:table-row table:style-name="ro1">
          <table:table-cell office:value-type="string" calcext:value-type="string">
            <text:p>2020-08-04</text:p>
          </table:table-cell>
          <table:table-cell office:value-type="float" office:value="1276" calcext:value-type="float">
            <text:p>1276</text:p>
          </table:table-cell>
          <table:table-cell office:value-type="float" office:value="22063.345158938" calcext:value-type="float">
            <text:p>22063.345158938</text:p>
          </table:table-cell>
        </table:table-row>
        <table:table-row table:style-name="ro1">
          <table:table-cell office:value-type="string" calcext:value-type="string">
            <text:p>2020-08-05</text:p>
          </table:table-cell>
          <table:table-cell office:value-type="float" office:value="1259" calcext:value-type="float">
            <text:p>1259</text:p>
          </table:table-cell>
          <table:table-cell office:value-type="float" office:value="21577.3383325512" calcext:value-type="float">
            <text:p>21577.3383325512</text:p>
          </table:table-cell>
        </table:table-row>
        <table:table-row table:style-name="ro1">
          <table:table-cell office:value-type="string" calcext:value-type="string">
            <text:p>2020-08-06</text:p>
          </table:table-cell>
          <table:table-cell office:value-type="float" office:value="1173" calcext:value-type="float">
            <text:p>1173</text:p>
          </table:table-cell>
          <table:table-cell office:value-type="float" office:value="21020.2604413744" calcext:value-type="float">
            <text:p>21020.2604413744</text:p>
          </table:table-cell>
        </table:table-row>
        <table:table-row table:style-name="ro1">
          <table:table-cell office:value-type="string" calcext:value-type="string">
            <text:p>2020-08-07</text:p>
          </table:table-cell>
          <table:table-cell office:value-type="float" office:value="1228" calcext:value-type="float">
            <text:p>1228</text:p>
          </table:table-cell>
          <table:table-cell office:value-type="float" office:value="20541.7430467262" calcext:value-type="float">
            <text:p>20541.7430467262</text:p>
          </table:table-cell>
        </table:table-row>
        <table:table-row table:style-name="ro1">
          <table:table-cell office:value-type="string" calcext:value-type="string">
            <text:p>2020-08-08</text:p>
          </table:table-cell>
          <table:table-cell office:value-type="float" office:value="1222" calcext:value-type="float">
            <text:p>1222</text:p>
          </table:table-cell>
          <table:table-cell office:value-type="float" office:value="20088.3748792985" calcext:value-type="float">
            <text:p>20088.3748792985</text:p>
          </table:table-cell>
        </table:table-row>
        <table:table-row table:style-name="ro1">
          <table:table-cell office:value-type="string" calcext:value-type="string">
            <text:p>2020-08-09</text:p>
          </table:table-cell>
          <table:table-cell office:value-type="float" office:value="900" calcext:value-type="float">
            <text:p>900</text:p>
          </table:table-cell>
          <table:table-cell office:value-type="float" office:value="19343.8061333361" calcext:value-type="float">
            <text:p>19343.8061333361</text:p>
          </table:table-cell>
        </table:table-row>
        <table:table-row table:style-name="ro1">
          <table:table-cell office:value-type="string" calcext:value-type="string">
            <text:p>2020-08-10</text:p>
          </table:table-cell>
          <table:table-cell office:value-type="float" office:value="927" calcext:value-type="float">
            <text:p>927</text:p>
          </table:table-cell>
          <table:table-cell office:value-type="float" office:value="18659.5524130741" calcext:value-type="float">
            <text:p>18659.5524130741</text:p>
          </table:table-cell>
        </table:table-row>
        <table:table-row table:style-name="ro1">
          <table:table-cell office:value-type="string" calcext:value-type="string">
            <text:p>2020-08-11</text:p>
          </table:table-cell>
          <table:table-cell office:value-type="float" office:value="1004" calcext:value-type="float">
            <text:p>1004</text:p>
          </table:table-cell>
          <table:table-cell office:value-type="float" office:value="18086.0638734934" calcext:value-type="float">
            <text:p>18086.0638734934</text:p>
          </table:table-cell>
        </table:table-row>
        <table:table-row table:style-name="ro1">
          <table:table-cell office:value-type="string" calcext:value-type="string">
            <text:p>2020-08-12</text:p>
          </table:table-cell>
          <table:table-cell office:value-type="float" office:value="797" calcext:value-type="float">
            <text:p>797</text:p>
          </table:table-cell>
          <table:table-cell office:value-type="float" office:value="17346.2552627158" calcext:value-type="float">
            <text:p>17346.2552627158</text:p>
          </table:table-cell>
        </table:table-row>
        <table:table-row table:style-name="ro1">
          <table:table-cell office:value-type="string" calcext:value-type="string">
            <text:p>2020-08-13</text:p>
          </table:table-cell>
          <table:table-cell office:value-type="float" office:value="830" calcext:value-type="float">
            <text:p>830</text:p>
          </table:table-cell>
          <table:table-cell office:value-type="float" office:value="16681.46979885" calcext:value-type="float">
            <text:p>16681.46979885</text:p>
          </table:table-cell>
        </table:table-row>
        <table:table-row table:style-name="ro1">
          <table:table-cell office:value-type="string" calcext:value-type="string">
            <text:p>2020-08-14</text:p>
          </table:table-cell>
          <table:table-cell office:value-type="float" office:value="873" calcext:value-type="float">
            <text:p>873</text:p>
          </table:table-cell>
          <table:table-cell office:value-type="float" office:value="16102.4103992444" calcext:value-type="float">
            <text:p>16102.4103992444</text:p>
          </table:table-cell>
        </table:table-row>
        <table:table-row table:style-name="ro1">
          <table:table-cell office:value-type="string" calcext:value-type="string">
            <text:p>2020-08-15</text:p>
          </table:table-cell>
          <table:table-cell office:value-type="float" office:value="951" calcext:value-type="float">
            <text:p>951</text:p>
          </table:table-cell>
          <table:table-cell office:value-type="float" office:value="15651.5771738409" calcext:value-type="float">
            <text:p>15651.5771738409</text:p>
          </table:table-cell>
        </table:table-row>
        <table:table-row table:style-name="ro1">
          <table:table-cell office:value-type="string" calcext:value-type="string">
            <text:p>2020-08-16</text:p>
          </table:table-cell>
          <table:table-cell office:value-type="float" office:value="877" calcext:value-type="float">
            <text:p>877</text:p>
          </table:table-cell>
          <table:table-cell office:value-type="float" office:value="15168.2807057872" calcext:value-type="float">
            <text:p>15168.2807057872</text:p>
          </table:table-cell>
        </table:table-row>
        <table:table-row table:style-name="ro1">
          <table:table-cell office:value-type="string" calcext:value-type="string">
            <text:p>2020-08-17</text:p>
          </table:table-cell>
          <table:table-cell office:value-type="float" office:value="793" calcext:value-type="float">
            <text:p>793</text:p>
          </table:table-cell>
          <table:table-cell office:value-type="float" office:value="14647.9149888631" calcext:value-type="float">
            <text:p>14647.9149888631</text:p>
          </table:table-cell>
        </table:table-row>
        <table:table-row table:style-name="ro1">
          <table:table-cell office:value-type="string" calcext:value-type="string">
            <text:p>2020-08-18</text:p>
          </table:table-cell>
          <table:table-cell office:value-type="float" office:value="874" calcext:value-type="float">
            <text:p>874</text:p>
          </table:table-cell>
          <table:table-cell office:value-type="float" office:value="14253.370174887" calcext:value-type="float">
            <text:p>14253.370174887</text:p>
          </table:table-cell>
        </table:table-row>
        <table:table-row table:style-name="ro1">
          <table:table-cell office:value-type="string" calcext:value-type="string">
            <text:p>2020-08-19</text:p>
          </table:table-cell>
          <table:table-cell office:value-type="float" office:value="1113" calcext:value-type="float">
            <text:p>1113</text:p>
          </table:table-cell>
          <table:table-cell office:value-type="float" office:value="14136.2305978657" calcext:value-type="float">
            <text:p>14136.2305978657</text:p>
          </table:table-cell>
        </table:table-row>
        <table:table-row table:style-name="ro1">
          <table:table-cell office:value-type="string" calcext:value-type="string">
            <text:p>2020-08-20</text:p>
          </table:table-cell>
          <table:table-cell office:value-type="float" office:value="1051" calcext:value-type="float">
            <text:p>1051</text:p>
          </table:table-cell>
          <table:table-cell office:value-type="float" office:value="14002.2105102466" calcext:value-type="float">
            <text:p>14002.2105102466</text:p>
          </table:table-cell>
        </table:table-row>
        <table:table-row table:style-name="ro1">
          <table:table-cell office:value-type="string" calcext:value-type="string">
            <text:p>2020-08-21</text:p>
          </table:table-cell>
          <table:table-cell office:value-type="float" office:value="1107" calcext:value-type="float">
            <text:p>1107</text:p>
          </table:table-cell>
          <table:table-cell office:value-type="float" office:value="13962.9575695218" calcext:value-type="float">
            <text:p>13962.9575695218</text:p>
          </table:table-cell>
        </table:table-row>
        <table:table-row table:style-name="ro1">
          <table:table-cell office:value-type="string" calcext:value-type="string">
            <text:p>2020-08-22</text:p>
          </table:table-cell>
          <table:table-cell office:value-type="float" office:value="1040" calcext:value-type="float">
            <text:p>1040</text:p>
          </table:table-cell>
          <table:table-cell office:value-type="float" office:value="13889.849292312" calcext:value-type="float">
            <text:p>13889.849292312</text:p>
          </table:table-cell>
        </table:table-row>
        <table:table-row table:style-name="ro1">
          <table:table-cell office:value-type="string" calcext:value-type="string">
            <text:p>2020-08-23</text:p>
          </table:table-cell>
          <table:table-cell office:value-type="float" office:value="1022" calcext:value-type="float">
            <text:p>1022</text:p>
          </table:table-cell>
          <table:table-cell office:value-type="float" office:value="13822.3686150236" calcext:value-type="float">
            <text:p>13822.3686150236</text:p>
          </table:table-cell>
        </table:table-row>
        <table:table-row table:style-name="ro1">
          <table:table-cell office:value-type="string" calcext:value-type="string">
            <text:p>2020-08-24</text:p>
          </table:table-cell>
          <table:table-cell office:value-type="float" office:value="1154" calcext:value-type="float">
            <text:p>1154</text:p>
          </table:table-cell>
          <table:table-cell office:value-type="float" office:value="13911.3386028827" calcext:value-type="float">
            <text:p>13911.3386028827</text:p>
          </table:table-cell>
        </table:table-row>
        <table:table-row table:style-name="ro1">
          <table:table-cell office:value-type="string" calcext:value-type="string">
            <text:p>2020-08-25</text:p>
          </table:table-cell>
          <table:table-cell office:value-type="float" office:value="1161" calcext:value-type="float">
            <text:p>1161</text:p>
          </table:table-cell>
          <table:table-cell office:value-type="float" office:value="14026.040949487" calcext:value-type="float">
            <text:p>14026.040949487</text:p>
          </table:table-cell>
        </table:table-row>
        <table:table-row table:style-name="ro1">
          <table:table-cell office:value-type="string" calcext:value-type="string">
            <text:p>2020-08-26</text:p>
          </table:table-cell>
          <table:table-cell office:value-type="float" office:value="1116" calcext:value-type="float">
            <text:p>1116</text:p>
          </table:table-cell>
          <table:table-cell office:value-type="float" office:value="14113.6982486687" calcext:value-type="float">
            <text:p>14113.6982486687</text:p>
          </table:table-cell>
        </table:table-row>
        <table:table-row table:style-name="ro1">
          <table:table-cell office:value-type="string" calcext:value-type="string">
            <text:p>2020-08-27</text:p>
          </table:table-cell>
          <table:table-cell office:value-type="float" office:value="1239" calcext:value-type="float">
            <text:p>1239</text:p>
          </table:table-cell>
          <table:table-cell office:value-type="float" office:value="14327.2205962168" calcext:value-type="float">
            <text:p>14327.2205962168</text:p>
          </table:table-cell>
        </table:table-row>
        <table:table-row table:style-name="ro1">
          <table:table-cell office:value-type="string" calcext:value-type="string">
            <text:p>2020-08-28</text:p>
          </table:table-cell>
          <table:table-cell office:value-type="float" office:value="1401" calcext:value-type="float">
            <text:p>1401</text:p>
          </table:table-cell>
          <table:table-cell office:value-type="float" office:value="14701.2657892719" calcext:value-type="float">
            <text:p>14701.2657892719</text:p>
          </table:table-cell>
        </table:table-row>
        <table:table-row table:style-name="ro1">
          <table:table-cell office:value-type="string" calcext:value-type="string">
            <text:p>2020-08-29</text:p>
          </table:table-cell>
          <table:table-cell office:value-type="float" office:value="1348" calcext:value-type="float">
            <text:p>1348</text:p>
          </table:table-cell>
          <table:table-cell office:value-type="float" office:value="15024.3462722524" calcext:value-type="float">
            <text:p>15024.3462722524</text:p>
          </table:table-cell>
        </table:table-row>
        <table:table-row table:style-name="ro1">
          <table:table-cell office:value-type="string" calcext:value-type="string">
            <text:p>2020-08-30</text:p>
          </table:table-cell>
          <table:table-cell office:value-type="float" office:value="1366" calcext:value-type="float">
            <text:p>1366</text:p>
          </table:table-cell>
          <table:table-cell office:value-type="float" office:value="15365.2938084423" calcext:value-type="float">
            <text:p>15365.2938084423</text:p>
          </table:table-cell>
        </table:table-row>
        <table:table-row table:style-name="ro1">
          <table:table-cell office:value-type="string" calcext:value-type="string">
            <text:p>2020-08-31</text:p>
          </table:table-cell>
          <table:table-cell office:value-type="float" office:value="1618" calcext:value-type="float">
            <text:p>1618</text:p>
          </table:table-cell>
          <table:table-cell office:value-type="float" office:value="15949.3738033927" calcext:value-type="float">
            <text:p>15949.3738033927</text:p>
          </table:table-cell>
        </table:table-row>
        <table:table-row table:style-name="ro1">
          <table:table-cell office:value-type="string" calcext:value-type="string">
            <text:p>2020-09-01</text:p>
          </table:table-cell>
          <table:table-cell office:value-type="float" office:value="1577" calcext:value-type="float">
            <text:p>1577</text:p>
          </table:table-cell>
          <table:table-cell office:value-type="float" office:value="16481.0470066918" calcext:value-type="float">
            <text:p>16481.0470066918</text:p>
          </table:table-cell>
        </table:table-row>
        <table:table-row table:style-name="ro1">
          <table:table-cell office:value-type="string" calcext:value-type="string">
            <text:p>2020-09-02</text:p>
          </table:table-cell>
          <table:table-cell office:value-type="float" office:value="1730" calcext:value-type="float">
            <text:p>1730</text:p>
          </table:table-cell>
          <table:table-cell office:value-type="float" office:value="17146.0534739742" calcext:value-type="float">
            <text:p>17146.0534739742</text:p>
          </table:table-cell>
        </table:table-row>
        <table:table-row table:style-name="ro1">
          <table:table-cell office:value-type="string" calcext:value-type="string">
            <text:p>2020-09-03</text:p>
          </table:table-cell>
          <table:table-cell office:value-type="float" office:value="2015" calcext:value-type="float">
            <text:p>2015</text:p>
          </table:table-cell>
          <table:table-cell office:value-type="float" office:value="18073.0662220927" calcext:value-type="float">
            <text:p>18073.0662220927</text:p>
          </table:table-cell>
        </table:table-row>
        <table:table-row table:style-name="ro1">
          <table:table-cell office:value-type="string" calcext:value-type="string">
            <text:p>2020-09-04</text:p>
          </table:table-cell>
          <table:table-cell office:value-type="float" office:value="2149" calcext:value-type="float">
            <text:p>2149</text:p>
          </table:table-cell>
          <table:table-cell office:value-type="float" office:value="19106.053125351" calcext:value-type="float">
            <text:p>19106.053125351</text:p>
          </table:table-cell>
        </table:table-row>
        <table:table-row table:style-name="ro1">
          <table:table-cell office:value-type="string" calcext:value-type="string">
            <text:p>2020-09-05</text:p>
          </table:table-cell>
          <table:table-cell office:value-type="float" office:value="2387" calcext:value-type="float">
            <text:p>2387</text:p>
          </table:table-cell>
          <table:table-cell office:value-type="float" office:value="20344.9406207693" calcext:value-type="float">
            <text:p>20344.9406207693</text:p>
          </table:table-cell>
        </table:table-row>
        <table:table-row table:style-name="ro1">
          <table:table-cell office:value-type="string" calcext:value-type="string">
            <text:p>2020-09-06</text:p>
          </table:table-cell>
          <table:table-cell office:value-type="float" office:value="2516" calcext:value-type="float">
            <text:p>2516</text:p>
          </table:table-cell>
          <table:table-cell office:value-type="float" office:value="21670.322167405" calcext:value-type="float">
            <text:p>21670.322167405</text:p>
          </table:table-cell>
        </table:table-row>
        <table:table-row table:style-name="ro1">
          <table:table-cell office:value-type="string" calcext:value-type="string">
            <text:p>2020-09-07</text:p>
          </table:table-cell>
          <table:table-cell office:value-type="float" office:value="2583" calcext:value-type="float">
            <text:p>2583</text:p>
          </table:table-cell>
          <table:table-cell office:value-type="float" office:value="23013.8042635042" calcext:value-type="float">
            <text:p>23013.8042635042</text:p>
          </table:table-cell>
        </table:table-row>
        <table:table-row table:style-name="ro1">
          <table:table-cell office:value-type="string" calcext:value-type="string">
            <text:p>2020-09-08</text:p>
          </table:table-cell>
          <table:table-cell office:value-type="float" office:value="3103" calcext:value-type="float">
            <text:p>3103</text:p>
          </table:table-cell>
          <table:table-cell office:value-type="float" office:value="24826.56325855" calcext:value-type="float">
            <text:p>24826.56325855</text:p>
          </table:table-cell>
        </table:table-row>
        <table:table-row table:style-name="ro1">
          <table:table-cell office:value-type="string" calcext:value-type="string">
            <text:p>2020-09-09</text:p>
          </table:table-cell>
          <table:table-cell office:value-type="float" office:value="3520" calcext:value-type="float">
            <text:p>3520</text:p>
          </table:table-cell>
          <table:table-cell office:value-type="float" office:value="26986.82064297" calcext:value-type="float">
            <text:p>26986.82064297</text:p>
          </table:table-cell>
        </table:table-row>
        <table:table-row table:style-name="ro1">
          <table:table-cell office:value-type="string" calcext:value-type="string">
            <text:p>2020-09-10</text:p>
          </table:table-cell>
          <table:table-cell office:value-type="float" office:value="4115" calcext:value-type="float">
            <text:p>4115</text:p>
          </table:table-cell>
          <table:table-cell office:value-type="float" office:value="29661.4354495359" calcext:value-type="float">
            <text:p>29661.4354495359</text:p>
          </table:table-cell>
        </table:table-row>
        <table:table-row table:style-name="ro1">
          <table:table-cell office:value-type="string" calcext:value-type="string">
            <text:p>2020-09-11</text:p>
          </table:table-cell>
          <table:table-cell office:value-type="float" office:value="4434" calcext:value-type="float">
            <text:p>4434</text:p>
          </table:table-cell>
          <table:table-cell office:value-type="float" office:value="32569.0006600746" calcext:value-type="float">
            <text:p>32569.0006600746</text:p>
          </table:table-cell>
        </table:table-row>
        <table:table-row table:style-name="ro1">
          <table:table-cell office:value-type="string" calcext:value-type="string">
            <text:p>2020-09-12</text:p>
          </table:table-cell>
          <table:table-cell office:value-type="float" office:value="5036" calcext:value-type="float">
            <text:p>5036</text:p>
          </table:table-cell>
          <table:table-cell office:value-type="float" office:value="35970.7511701356" calcext:value-type="float">
            <text:p>35970.7511701356</text:p>
          </table:table-cell>
        </table:table-row>
        <table:table-row table:style-name="ro1">
          <table:table-cell office:value-type="string" calcext:value-type="string">
            <text:p>2020-09-13</text:p>
          </table:table-cell>
          <table:table-cell office:value-type="float" office:value="5774" calcext:value-type="float">
            <text:p>5774</text:p>
          </table:table-cell>
          <table:table-cell office:value-type="float" office:value="39984.3025167968" calcext:value-type="float">
            <text:p>39984.3025167968</text:p>
          </table:table-cell>
        </table:table-row>
        <table:table-row table:style-name="ro1">
          <table:table-cell office:value-type="string" calcext:value-type="string">
            <text:p>2020-09-14</text:p>
          </table:table-cell>
          <table:table-cell office:value-type="float" office:value="6329" calcext:value-type="float">
            <text:p>6329</text:p>
          </table:table-cell>
          <table:table-cell office:value-type="float" office:value="44404.7456588729" calcext:value-type="float">
            <text:p>44404.7456588729</text:p>
          </table:table-cell>
        </table:table-row>
        <table:table-row table:style-name="ro1">
          <table:table-cell office:value-type="string" calcext:value-type="string">
            <text:p>2020-09-15</text:p>
          </table:table-cell>
          <table:table-cell office:value-type="float" office:value="7086" calcext:value-type="float">
            <text:p>7086</text:p>
          </table:table-cell>
          <table:table-cell office:value-type="float" office:value="49413.2405870119" calcext:value-type="float">
            <text:p>49413.2405870119</text:p>
          </table:table-cell>
        </table:table-row>
        <table:table-row table:style-name="ro1">
          <table:table-cell office:value-type="string" calcext:value-type="string">
            <text:p>2020-09-16</text:p>
          </table:table-cell>
          <table:table-cell office:value-type="float" office:value="7622" calcext:value-type="float">
            <text:p>7622</text:p>
          </table:table-cell>
          <table:table-cell office:value-type="float" office:value="54760.8044507496" calcext:value-type="float">
            <text:p>54760.8044507496</text:p>
          </table:table-cell>
        </table:table-row>
        <table:table-row table:style-name="ro1">
          <table:table-cell office:value-type="string" calcext:value-type="string">
            <text:p>2020-09-17</text:p>
          </table:table-cell>
          <table:table-cell office:value-type="float" office:value="8681" calcext:value-type="float">
            <text:p>8681</text:p>
          </table:table-cell>
          <table:table-cell office:value-type="float" office:value="60935.6714690539" calcext:value-type="float">
            <text:p>60935.6714690539</text:p>
          </table:table-cell>
        </table:table-row>
        <table:table-row table:style-name="ro1">
          <table:table-cell office:value-type="string" calcext:value-type="string">
            <text:p>2020-09-18</text:p>
          </table:table-cell>
          <table:table-cell office:value-type="float" office:value="9428" calcext:value-type="float">
            <text:p>9428</text:p>
          </table:table-cell>
          <table:table-cell office:value-type="float" office:value="67589.9447680604" calcext:value-type="float">
            <text:p>67589.9447680604</text:p>
          </table:table-cell>
        </table:table-row>
        <table:table-row table:style-name="ro1">
          <table:table-cell office:value-type="string" calcext:value-type="string">
            <text:p>2020-09-19</text:p>
          </table:table-cell>
          <table:table-cell office:value-type="float" office:value="10576" calcext:value-type="float">
            <text:p>10576</text:p>
          </table:table-cell>
          <table:table-cell office:value-type="float" office:value="75097.6980851975" calcext:value-type="float">
            <text:p>75097.6980851975</text:p>
          </table:table-cell>
        </table:table-row>
        <table:table-row table:style-name="ro1">
          <table:table-cell office:value-type="string" calcext:value-type="string">
            <text:p>2020-09-20</text:p>
          </table:table-cell>
          <table:table-cell office:value-type="float" office:value="11918" calcext:value-type="float">
            <text:p>11918</text:p>
          </table:table-cell>
          <table:table-cell office:value-type="float" office:value="83612.6621873452" calcext:value-type="float">
            <text:p>83612.6621873452</text:p>
          </table:table-cell>
        </table:table-row>
        <table:table-row table:style-name="ro1">
          <table:table-cell office:value-type="string" calcext:value-type="string">
            <text:p>2020-09-21</text:p>
          </table:table-cell>
          <table:table-cell office:value-type="float" office:value="12717" calcext:value-type="float">
            <text:p>12717</text:p>
          </table:table-cell>
          <table:table-cell office:value-type="float" office:value="92554.929366608" calcext:value-type="float">
            <text:p>92554.929366608</text:p>
          </table:table-cell>
        </table:table-row>
        <table:table-row table:style-name="ro1">
          <table:table-cell office:value-type="string" calcext:value-type="string">
            <text:p>2020-09-22</text:p>
          </table:table-cell>
          <table:table-cell office:value-type="float" office:value="13789" calcext:value-type="float">
            <text:p>13789</text:p>
          </table:table-cell>
          <table:table-cell office:value-type="float" office:value="102152.303103834" calcext:value-type="float">
            <text:p>102152.303103834</text:p>
          </table:table-cell>
        </table:table-row>
        <table:table-row table:style-name="ro1">
          <table:table-cell office:value-type="string" calcext:value-type="string">
            <text:p>2020-09-23</text:p>
          </table:table-cell>
          <table:table-cell office:value-type="float" office:value="14231" calcext:value-type="float">
            <text:p>14231</text:p>
          </table:table-cell>
          <table:table-cell office:value-type="float" office:value="111724.412552532" calcext:value-type="float">
            <text:p>111724.412552532</text:p>
          </table:table-cell>
        </table:table-row>
        <table:table-row table:style-name="ro1">
          <table:table-cell office:value-type="string" calcext:value-type="string">
            <text:p>2020-09-24</text:p>
          </table:table-cell>
          <table:table-cell office:value-type="float" office:value="14256" calcext:value-type="float">
            <text:p>14256</text:p>
          </table:table-cell>
          <table:table-cell office:value-type="float" office:value="120809.414682389" calcext:value-type="float">
            <text:p>120809.414682389</text:p>
          </table:table-cell>
        </table:table-row>
        <table:table-row table:style-name="ro1">
          <table:table-cell office:value-type="string" calcext:value-type="string">
            <text:p>2020-09-25</text:p>
          </table:table-cell>
          <table:table-cell office:value-type="float" office:value="14024" calcext:value-type="float">
            <text:p>14024</text:p>
          </table:table-cell>
          <table:table-cell office:value-type="float" office:value="129105.007688178" calcext:value-type="float">
            <text:p>129105.007688178</text:p>
          </table:table-cell>
        </table:table-row>
        <table:table-row table:style-name="ro1">
          <table:table-cell office:value-type="string" calcext:value-type="string">
            <text:p>2020-09-26</text:p>
          </table:table-cell>
          <table:table-cell office:value-type="float" office:value="14432" calcext:value-type="float">
            <text:p>14432</text:p>
          </table:table-cell>
          <table:table-cell office:value-type="float" office:value="137207.630532922" calcext:value-type="float">
            <text:p>137207.630532922</text:p>
          </table:table-cell>
        </table:table-row>
        <table:table-row table:style-name="ro1">
          <table:table-cell office:value-type="string" calcext:value-type="string">
            <text:p>2020-09-27</text:p>
          </table:table-cell>
          <table:table-cell office:value-type="float" office:value="14726" calcext:value-type="float">
            <text:p>14726</text:p>
          </table:table-cell>
          <table:table-cell office:value-type="float" office:value="144975.467525569" calcext:value-type="float">
            <text:p>144975.467525569</text:p>
          </table:table-cell>
        </table:table-row>
        <table:table-row table:style-name="ro1">
          <table:table-cell office:value-type="string" calcext:value-type="string">
            <text:p>2020-09-28</text:p>
          </table:table-cell>
          <table:table-cell office:value-type="float" office:value="15475" calcext:value-type="float">
            <text:p>15475</text:p>
          </table:table-cell>
          <table:table-cell office:value-type="float" office:value="152855.189756868" calcext:value-type="float">
            <text:p>152855.189756868</text:p>
          </table:table-cell>
        </table:table-row>
        <table:table-row table:style-name="ro1">
          <table:table-cell office:value-type="string" calcext:value-type="string">
            <text:p>2020-09-29</text:p>
          </table:table-cell>
          <table:table-cell office:value-type="float" office:value="15243" calcext:value-type="float">
            <text:p>15243</text:p>
          </table:table-cell>
          <table:table-cell office:value-type="float" office:value="159861.996147397" calcext:value-type="float">
            <text:p>159861.996147397</text:p>
          </table:table-cell>
        </table:table-row>
        <table:table-row table:style-name="ro1">
          <table:table-cell office:value-type="string" calcext:value-type="string">
            <text:p>2020-09-30</text:p>
          </table:table-cell>
          <table:table-cell office:value-type="float" office:value="14850" calcext:value-type="float">
            <text:p>14850</text:p>
          </table:table-cell>
          <table:table-cell office:value-type="float" office:value="165836.557760876" calcext:value-type="float">
            <text:p>165836.557760876</text:p>
          </table:table-cell>
        </table:table-row>
        <table:table-row table:style-name="ro1">
          <table:table-cell office:value-type="string" calcext:value-type="string">
            <text:p>2020-10-01</text:p>
          </table:table-cell>
          <table:table-cell office:value-type="float" office:value="14900" calcext:value-type="float">
            <text:p>14900</text:p>
          </table:table-cell>
          <table:table-cell office:value-type="float" office:value="171244.208266565" calcext:value-type="float">
            <text:p>171244.208266565</text:p>
          </table:table-cell>
        </table:table-row>
        <table:table-row table:style-name="ro1">
          <table:table-cell office:value-type="string" calcext:value-type="string">
            <text:p>2020-10-02</text:p>
          </table:table-cell>
          <table:table-cell office:value-type="float" office:value="15516" calcext:value-type="float">
            <text:p>15516</text:p>
          </table:table-cell>
          <table:table-cell office:value-type="float" office:value="176669.281853139" calcext:value-type="float">
            <text:p>176669.281853139</text:p>
          </table:table-cell>
        </table:table-row>
        <table:table-row table:style-name="ro1">
          <table:table-cell office:value-type="string" calcext:value-type="string">
            <text:p>2020-10-03</text:p>
          </table:table-cell>
          <table:table-cell office:value-type="float" office:value="16174" calcext:value-type="float">
            <text:p>16174</text:p>
          </table:table-cell>
          <table:table-cell office:value-type="float" office:value="182182.464683327" calcext:value-type="float">
            <text:p>182182.464683327</text:p>
          </table:table-cell>
        </table:table-row>
        <table:table-row table:style-name="ro1">
          <table:table-cell office:value-type="string" calcext:value-type="string">
            <text:p>2020-10-04</text:p>
          </table:table-cell>
          <table:table-cell office:value-type="float" office:value="16594" calcext:value-type="float">
            <text:p>16594</text:p>
          </table:table-cell>
          <table:table-cell office:value-type="float" office:value="187585.65051249" calcext:value-type="float">
            <text:p>187585.65051249</text:p>
          </table:table-cell>
        </table:table-row>
        <table:table-row table:style-name="ro1">
          <table:table-cell office:value-type="string" calcext:value-type="string">
            <text:p>2020-10-05</text:p>
          </table:table-cell>
          <table:table-cell office:value-type="float" office:value="16662" calcext:value-type="float">
            <text:p>16662</text:p>
          </table:table-cell>
          <table:table-cell office:value-type="float" office:value="192559.43172553" calcext:value-type="float">
            <text:p>192559.43172553</text:p>
          </table:table-cell>
        </table:table-row>
        <table:table-row table:style-name="ro1">
          <table:table-cell office:value-type="string" calcext:value-type="string">
            <text:p>2020-10-06</text:p>
          </table:table-cell>
          <table:table-cell office:value-type="float" office:value="17379" calcext:value-type="float">
            <text:p>17379</text:p>
          </table:table-cell>
          <table:table-cell office:value-type="float" office:value="197786.957022304" calcext:value-type="float">
            <text:p>197786.957022304</text:p>
          </table:table-cell>
        </table:table-row>
        <table:table-row table:style-name="ro1">
          <table:table-cell office:value-type="string" calcext:value-type="string">
            <text:p>2020-10-07</text:p>
          </table:table-cell>
          <table:table-cell office:value-type="float" office:value="17729" calcext:value-type="float">
            <text:p>17729</text:p>
          </table:table-cell>
          <table:table-cell office:value-type="float" office:value="202929.48627971" calcext:value-type="float">
            <text:p>202929.48627971</text:p>
          </table:table-cell>
        </table:table-row>
        <table:table-row table:style-name="ro1">
          <table:table-cell office:value-type="string" calcext:value-type="string">
            <text:p>2020-10-08</text:p>
          </table:table-cell>
          <table:table-cell office:value-type="float" office:value="18713" calcext:value-type="float">
            <text:p>18713</text:p>
          </table:table-cell>
          <table:table-cell office:value-type="float" office:value="208632.299229802" calcext:value-type="float">
            <text:p>208632.299229802</text:p>
          </table:table-cell>
        </table:table-row>
        <table:table-row table:style-name="ro1">
          <table:table-cell office:value-type="string" calcext:value-type="string">
            <text:p>2020-10-09</text:p>
          </table:table-cell>
          <table:table-cell office:value-type="float" office:value="18893" calcext:value-type="float">
            <text:p>18893</text:p>
          </table:table-cell>
          <table:table-cell office:value-type="float" office:value="214111.892893975" calcext:value-type="float">
            <text:p>214111.892893975</text:p>
          </table:table-cell>
        </table:table-row>
        <table:table-row table:style-name="ro1">
          <table:table-cell office:value-type="string" calcext:value-type="string">
            <text:p>2020-10-10</text:p>
          </table:table-cell>
          <table:table-cell office:value-type="float" office:value="19837" calcext:value-type="float">
            <text:p>19837</text:p>
          </table:table-cell>
          <table:table-cell office:value-type="float" office:value="220139.069904218" calcext:value-type="float">
            <text:p>220139.069904218</text:p>
          </table:table-cell>
        </table:table-row>
        <table:table-row table:style-name="ro1">
          <table:table-cell office:value-type="string" calcext:value-type="string">
            <text:p>2020-10-11</text:p>
          </table:table-cell>
          <table:table-cell office:value-type="float" office:value="21114" calcext:value-type="float">
            <text:p>21114</text:p>
          </table:table-cell>
          <table:table-cell office:value-type="float" office:value="227058.574938699" calcext:value-type="float">
            <text:p>227058.574938699</text:p>
          </table:table-cell>
        </table:table-row>
        <table:table-row table:style-name="ro1">
          <table:table-cell office:value-type="string" calcext:value-type="string">
            <text:p>2020-10-12</text:p>
          </table:table-cell>
          <table:table-cell office:value-type="float" office:value="22285" calcext:value-type="float">
            <text:p>22285</text:p>
          </table:table-cell>
          <table:table-cell office:value-type="float" office:value="234755.92967649" calcext:value-type="float">
            <text:p>234755.92967649</text:p>
          </table:table-cell>
        </table:table-row>
        <table:table-row table:style-name="ro1">
          <table:table-cell office:value-type="string" calcext:value-type="string">
            <text:p>2020-10-13</text:p>
          </table:table-cell>
          <table:table-cell office:value-type="float" office:value="23057" calcext:value-type="float">
            <text:p>23057</text:p>
          </table:table-cell>
          <table:table-cell office:value-type="float" office:value="242820.434934043" calcext:value-type="float">
            <text:p>242820.434934043</text:p>
          </table:table-cell>
        </table:table-row>
        <table:table-row table:style-name="ro1">
          <table:table-cell office:value-type="string" calcext:value-type="string">
            <text:p>2020-10-14</text:p>
          </table:table-cell>
          <table:table-cell office:value-type="float" office:value="24246" calcext:value-type="float">
            <text:p>24246</text:p>
          </table:table-cell>
          <table:table-cell office:value-type="float" office:value="251655.936302177" calcext:value-type="float">
            <text:p>251655.936302177</text:p>
          </table:table-cell>
        </table:table-row>
        <table:table-row table:style-name="ro1">
          <table:table-cell office:value-type="string" calcext:value-type="string">
            <text:p>2020-10-15</text:p>
          </table:table-cell>
          <table:table-cell office:value-type="float" office:value="25005" calcext:value-type="float">
            <text:p>25005</text:p>
          </table:table-cell>
          <table:table-cell office:value-type="float" office:value="260801.23423691" calcext:value-type="float">
            <text:p>260801.23423691</text:p>
          </table:table-cell>
        </table:table-row>
        <table:table-row table:style-name="ro1">
          <table:table-cell office:value-type="string" calcext:value-type="string">
            <text:p>2020-10-16</text:p>
          </table:table-cell>
          <table:table-cell office:value-type="float" office:value="25301" calcext:value-type="float">
            <text:p>25301</text:p>
          </table:table-cell>
          <table:table-cell office:value-type="float" office:value="269765.994564839" calcext:value-type="float">
            <text:p>269765.994564839</text:p>
          </table:table-cell>
        </table:table-row>
        <table:table-row table:style-name="ro1">
          <table:table-cell office:value-type="string" calcext:value-type="string">
            <text:p>2020-10-17</text:p>
          </table:table-cell>
          <table:table-cell office:value-type="float" office:value="26605" calcext:value-type="float">
            <text:p>26605</text:p>
          </table:table-cell>
          <table:table-cell office:value-type="float" office:value="279508.580088308" calcext:value-type="float">
            <text:p>279508.580088308</text:p>
          </table:table-cell>
        </table:table-row>
        <table:table-row table:style-name="ro1">
          <table:table-cell office:value-type="string" calcext:value-type="string">
            <text:p>2020-10-18</text:p>
          </table:table-cell>
          <table:table-cell office:value-type="float" office:value="27464" calcext:value-type="float">
            <text:p>27464</text:p>
          </table:table-cell>
          <table:table-cell office:value-type="float" office:value="289555.702293771" calcext:value-type="float">
            <text:p>289555.702293771</text:p>
          </table:table-cell>
        </table:table-row>
        <table:table-row table:style-name="ro1">
          <table:table-cell office:value-type="string" calcext:value-type="string">
            <text:p>2020-10-19</text:p>
          </table:table-cell>
          <table:table-cell office:value-type="float" office:value="28624" calcext:value-type="float">
            <text:p>28624</text:p>
          </table:table-cell>
          <table:table-cell office:value-type="float" office:value="300163.531836775" calcext:value-type="float">
            <text:p>300163.531836775</text:p>
          </table:table-cell>
        </table:table-row>
        <table:table-row table:style-name="ro1">
          <table:table-cell office:value-type="string" calcext:value-type="string">
            <text:p>2020-10-20</text:p>
          </table:table-cell>
          <table:table-cell office:value-type="float" office:value="29272" calcext:value-type="float">
            <text:p>29272</text:p>
          </table:table-cell>
          <table:table-cell office:value-type="float" office:value="310783.10774711" calcext:value-type="float">
            <text:p>310783.10774711</text:p>
          </table:table-cell>
        </table:table-row>
        <table:table-row table:style-name="ro1">
          <table:table-cell office:value-type="string" calcext:value-type="string">
            <text:p>2020-10-21</text:p>
          </table:table-cell>
          <table:table-cell office:value-type="float" office:value="31161" calcext:value-type="float">
            <text:p>31161</text:p>
          </table:table-cell>
          <table:table-cell office:value-type="float" office:value="322637.067123602" calcext:value-type="float">
            <text:p>322637.067123602</text:p>
          </table:table-cell>
        </table:table-row>
        <table:table-row table:style-name="ro1">
          <table:table-cell office:value-type="string" calcext:value-type="string">
            <text:p>2020-10-22</text:p>
          </table:table-cell>
          <table:table-cell office:value-type="float" office:value="32077" calcext:value-type="float">
            <text:p>32077</text:p>
          </table:table-cell>
          <table:table-cell office:value-type="float" office:value="334714.126384181" calcext:value-type="float">
            <text:p>334714.126384181</text:p>
          </table:table-cell>
        </table:table-row>
        <table:table-row table:style-name="ro1">
          <table:table-cell office:value-type="string" calcext:value-type="string">
            <text:p>2020-10-23</text:p>
          </table:table-cell>
          <table:table-cell office:value-type="float" office:value="32951" calcext:value-type="float">
            <text:p>32951</text:p>
          </table:table-cell>
          <table:table-cell office:value-type="float" office:value="346955.587921831" calcext:value-type="float">
            <text:p>346955.587921831</text:p>
          </table:table-cell>
        </table:table-row>
        <table:table-row table:style-name="ro1">
          <table:table-cell office:value-type="string" calcext:value-type="string">
            <text:p>2020-10-24</text:p>
          </table:table-cell>
          <table:table-cell office:value-type="float" office:value="32938" calcext:value-type="float">
            <text:p>32938</text:p>
          </table:table-cell>
          <table:table-cell office:value-type="float" office:value="358448.718522578" calcext:value-type="float">
            <text:p>358448.718522578</text:p>
          </table:table-cell>
        </table:table-row>
        <table:table-row table:style-name="ro1">
          <table:table-cell office:value-type="string" calcext:value-type="string">
            <text:p>2020-10-25</text:p>
          </table:table-cell>
          <table:table-cell office:value-type="float" office:value="33182" calcext:value-type="float">
            <text:p>33182</text:p>
          </table:table-cell>
          <table:table-cell office:value-type="float" office:value="369420.237319865" calcext:value-type="float">
            <text:p>369420.237319865</text:p>
          </table:table-cell>
        </table:table-row>
        <table:table-row table:style-name="ro1">
          <table:table-cell office:value-type="string" calcext:value-type="string">
            <text:p>2020-10-26</text:p>
          </table:table-cell>
          <table:table-cell office:value-type="float" office:value="33465" calcext:value-type="float">
            <text:p>33465</text:p>
          </table:table-cell>
          <table:table-cell office:value-type="float" office:value="379863.003724003" calcext:value-type="float">
            <text:p>379863.003724003</text:p>
          </table:table-cell>
        </table:table-row>
        <table:table-row table:style-name="ro1">
          <table:table-cell office:value-type="string" calcext:value-type="string">
            <text:p>2020-10-27</text:p>
          </table:table-cell>
          <table:table-cell office:value-type="float" office:value="33264" calcext:value-type="float">
            <text:p>33264</text:p>
          </table:table-cell>
          <table:table-cell office:value-type="float" office:value="389277.302687036" calcext:value-type="float">
            <text:p>389277.302687036</text:p>
          </table:table-cell>
        </table:table-row>
        <table:table-row table:style-name="ro1">
          <table:table-cell office:value-type="string" calcext:value-type="string">
            <text:p>2020-10-28</text:p>
          </table:table-cell>
          <table:table-cell office:value-type="float" office:value="32818" calcext:value-type="float">
            <text:p>32818</text:p>
          </table:table-cell>
          <table:table-cell office:value-type="float" office:value="397400.998662748" calcext:value-type="float">
            <text:p>397400.998662748</text:p>
          </table:table-cell>
        </table:table-row>
        <table:table-row table:style-name="ro1">
          <table:table-cell office:value-type="string" calcext:value-type="string">
            <text:p>2020-10-29</text:p>
          </table:table-cell>
          <table:table-cell office:value-type="float" office:value="32773" calcext:value-type="float">
            <text:p>32773</text:p>
          </table:table-cell>
          <table:table-cell office:value-type="float" office:value="404666.722809343" calcext:value-type="float">
            <text:p>404666.722809343</text:p>
          </table:table-cell>
        </table:table-row>
        <table:table-row table:style-name="ro1">
          <table:table-cell office:value-type="string" calcext:value-type="string">
            <text:p>2020-10-30</text:p>
          </table:table-cell>
          <table:table-cell office:value-type="float" office:value="32762" calcext:value-type="float">
            <text:p>32762</text:p>
          </table:table-cell>
          <table:table-cell office:value-type="float" office:value="411132.195516195" calcext:value-type="float">
            <text:p>411132.195516195</text:p>
          </table:table-cell>
        </table:table-row>
        <table:table-row table:style-name="ro1">
          <table:table-cell office:value-type="string" calcext:value-type="string">
            <text:p>2020-10-31</text:p>
          </table:table-cell>
          <table:table-cell office:value-type="float" office:value="32739" calcext:value-type="float">
            <text:p>32739</text:p>
          </table:table-cell>
          <table:table-cell office:value-type="float" office:value="416809.669566229" calcext:value-type="float">
            <text:p>416809.669566229</text:p>
          </table:table-cell>
        </table:table-row>
        <table:table-row table:style-name="ro1">
          <table:table-cell office:value-type="string" calcext:value-type="string">
            <text:p>2020-11-01</text:p>
          </table:table-cell>
          <table:table-cell office:value-type="float" office:value="32580" calcext:value-type="float">
            <text:p>32580</text:p>
          </table:table-cell>
          <table:table-cell office:value-type="float" office:value="421598.587122399" calcext:value-type="float">
            <text:p>421598.587122399</text:p>
          </table:table-cell>
        </table:table-row>
        <table:table-row table:style-name="ro1">
          <table:table-cell office:value-type="string" calcext:value-type="string">
            <text:p>2020-11-02</text:p>
          </table:table-cell>
          <table:table-cell office:value-type="float" office:value="31640" calcext:value-type="float">
            <text:p>31640</text:p>
          </table:table-cell>
          <table:table-cell office:value-type="float" office:value="424775.935554583" calcext:value-type="float">
            <text:p>424775.935554583</text:p>
          </table:table-cell>
        </table:table-row>
        <table:table-row table:style-name="ro1">
          <table:table-cell office:value-type="string" calcext:value-type="string">
            <text:p>2020-11-03</text:p>
          </table:table-cell>
          <table:table-cell office:value-type="float" office:value="30318" calcext:value-type="float">
            <text:p>30318</text:p>
          </table:table-cell>
          <table:table-cell office:value-type="float" office:value="426029.25415421" calcext:value-type="float">
            <text:p>426029.25415421</text:p>
          </table:table-cell>
        </table:table-row>
        <table:table-row table:style-name="ro1">
          <table:table-cell office:value-type="string" calcext:value-type="string">
            <text:p>2020-11-04</text:p>
          </table:table-cell>
          <table:table-cell office:value-type="float" office:value="29514" calcext:value-type="float">
            <text:p>29514</text:p>
          </table:table-cell>
          <table:table-cell office:value-type="float" office:value="425952.925484908" calcext:value-type="float">
            <text:p>425952.925484908</text:p>
          </table:table-cell>
        </table:table-row>
        <table:table-row table:style-name="ro1">
          <table:table-cell office:value-type="string" calcext:value-type="string">
            <text:p>2020-11-05</text:p>
          </table:table-cell>
          <table:table-cell office:value-type="float" office:value="29570" calcext:value-type="float">
            <text:p>29570</text:p>
          </table:table-cell>
          <table:table-cell office:value-type="float" office:value="425466.819461601" calcext:value-type="float">
            <text:p>425466.819461601</text:p>
          </table:table-cell>
        </table:table-row>
        <table:table-row table:style-name="ro1">
          <table:table-cell office:value-type="string" calcext:value-type="string">
            <text:p>2020-11-06</text:p>
          </table:table-cell>
          <table:table-cell office:value-type="float" office:value="29181" calcext:value-type="float">
            <text:p>29181</text:p>
          </table:table-cell>
          <table:table-cell office:value-type="float" office:value="424220.342723651" calcext:value-type="float">
            <text:p>424220.342723651</text:p>
          </table:table-cell>
        </table:table-row>
        <table:table-row table:style-name="ro1">
          <table:table-cell office:value-type="string" calcext:value-type="string">
            <text:p>2020-11-07</text:p>
          </table:table-cell>
          <table:table-cell office:value-type="float" office:value="29583" calcext:value-type="float">
            <text:p>29583</text:p>
          </table:table-cell>
          <table:table-cell office:value-type="float" office:value="423077.944125349" calcext:value-type="float">
            <text:p>423077.944125349</text:p>
          </table:table-cell>
        </table:table-row>
        <table:table-row table:style-name="ro1">
          <table:table-cell office:value-type="string" calcext:value-type="string">
            <text:p>2020-11-08</text:p>
          </table:table-cell>
          <table:table-cell office:value-type="float" office:value="29782" calcext:value-type="float">
            <text:p>29782</text:p>
          </table:table-cell>
          <table:table-cell office:value-type="float" office:value="421944.181341692" calcext:value-type="float">
            <text:p>421944.181341692</text:p>
          </table:table-cell>
        </table:table-row>
        <table:table-row table:style-name="ro1">
          <table:table-cell office:value-type="string" calcext:value-type="string">
            <text:p>2020-11-09</text:p>
          </table:table-cell>
          <table:table-cell office:value-type="float" office:value="30142" calcext:value-type="float">
            <text:p>30142</text:p>
          </table:table-cell>
          <table:table-cell office:value-type="float" office:value="421040.373789058" calcext:value-type="float">
            <text:p>421040.373789058</text:p>
          </table:table-cell>
        </table:table-row>
        <table:table-row table:style-name="ro1">
          <table:table-cell office:value-type="string" calcext:value-type="string">
            <text:p>2020-11-10</text:p>
          </table:table-cell>
          <table:table-cell office:value-type="float" office:value="31243" calcext:value-type="float">
            <text:p>31243</text:p>
          </table:table-cell>
          <table:table-cell office:value-type="float" office:value="421168.858331201" calcext:value-type="float">
            <text:p>421168.858331201</text:p>
          </table:table-cell>
        </table:table-row>
        <table:table-row table:style-name="ro1">
          <table:table-cell office:value-type="string" calcext:value-type="string">
            <text:p>2020-11-11</text:p>
          </table:table-cell>
          <table:table-cell office:value-type="float" office:value="31250" calcext:value-type="float">
            <text:p>31250</text:p>
          </table:table-cell>
          <table:table-cell office:value-type="float" office:value="421292.513066652" calcext:value-type="float">
            <text:p>421292.513066652</text:p>
          </table:table-cell>
        </table:table-row>
        <table:table-row table:style-name="ro1">
          <table:table-cell office:value-type="string" calcext:value-type="string">
            <text:p>2020-11-12</text:p>
          </table:table-cell>
          <table:table-cell office:value-type="float" office:value="30346" calcext:value-type="float">
            <text:p>30346</text:p>
          </table:table-cell>
          <table:table-cell office:value-type="float" office:value="420544.319064555" calcext:value-type="float">
            <text:p>420544.319064555</text:p>
          </table:table-cell>
        </table:table-row>
        <table:table-row table:style-name="ro1">
          <table:table-cell office:value-type="string" calcext:value-type="string">
            <text:p>2020-11-13</text:p>
          </table:table-cell>
          <table:table-cell office:value-type="float" office:value="30870" calcext:value-type="float">
            <text:p>30870</text:p>
          </table:table-cell>
          <table:table-cell office:value-type="float" office:value="420357.983950253" calcext:value-type="float">
            <text:p>420357.983950253</text:p>
          </table:table-cell>
        </table:table-row>
        <table:table-row table:style-name="ro1">
          <table:table-cell office:value-type="string" calcext:value-type="string">
            <text:p>2020-11-14</text:p>
          </table:table-cell>
          <table:table-cell office:value-type="float" office:value="30839" calcext:value-type="float">
            <text:p>30839</text:p>
          </table:table-cell>
          <table:table-cell office:value-type="float" office:value="420194.596550375" calcext:value-type="float">
            <text:p>420194.596550375</text:p>
          </table:table-cell>
        </table:table-row>
        <table:table-row table:style-name="ro1">
          <table:table-cell office:value-type="string" calcext:value-type="string">
            <text:p>2020-11-15</text:p>
          </table:table-cell>
          <table:table-cell office:value-type="float" office:value="30496" calcext:value-type="float">
            <text:p>30496</text:p>
          </table:table-cell>
          <table:table-cell office:value-type="float" office:value="419750.518179607" calcext:value-type="float">
            <text:p>419750.518179607</text:p>
          </table:table-cell>
        </table:table-row>
        <table:table-row table:style-name="ro1">
          <table:table-cell office:value-type="string" calcext:value-type="string">
            <text:p>2020-11-16</text:p>
          </table:table-cell>
          <table:table-cell office:value-type="float" office:value="30808" calcext:value-type="float">
            <text:p>30808</text:p>
          </table:table-cell>
          <table:table-cell office:value-type="float" office:value="419649.427974216" calcext:value-type="float">
            <text:p>419649.427974216</text:p>
          </table:table-cell>
        </table:table-row>
        <table:table-row table:style-name="ro1">
          <table:table-cell office:value-type="string" calcext:value-type="string">
            <text:p>2020-11-17</text:p>
          </table:table-cell>
          <table:table-cell office:value-type="float" office:value="30763" calcext:value-type="float">
            <text:p>30763</text:p>
          </table:table-cell>
          <table:table-cell office:value-type="float" office:value="419539.827342806" calcext:value-type="float">
            <text:p>419539.827342806</text:p>
          </table:table-cell>
        </table:table-row>
        <table:table-row table:style-name="ro1">
          <table:table-cell office:value-type="string" calcext:value-type="string">
            <text:p>2020-11-18</text:p>
          </table:table-cell>
          <table:table-cell office:value-type="float" office:value="29706" calcext:value-type="float">
            <text:p>29706</text:p>
          </table:table-cell>
          <table:table-cell office:value-type="float" office:value="418395.688193767" calcext:value-type="float">
            <text:p>418395.688193767</text:p>
          </table:table-cell>
        </table:table-row>
        <table:table-row table:style-name="ro1">
          <table:table-cell office:value-type="string" calcext:value-type="string">
            <text:p>2020-11-19</text:p>
          </table:table-cell>
          <table:table-cell office:value-type="float" office:value="29181" calcext:value-type="float">
            <text:p>29181</text:p>
          </table:table-cell>
          <table:table-cell office:value-type="float" office:value="416755.42157907" calcext:value-type="float">
            <text:p>416755.42157907</text:p>
          </table:table-cell>
        </table:table-row>
        <table:table-row table:style-name="ro1">
          <table:table-cell office:value-type="string" calcext:value-type="string">
            <text:p>2020-11-20</text:p>
          </table:table-cell>
          <table:table-cell office:value-type="float" office:value="27854" calcext:value-type="float">
            <text:p>27854</text:p>
          </table:table-cell>
          <table:table-cell office:value-type="float" office:value="413784.947585673" calcext:value-type="float">
            <text:p>413784.947585673</text:p>
          </table:table-cell>
        </table:table-row>
        <table:table-row table:style-name="ro1">
          <table:table-cell office:value-type="string" calcext:value-type="string">
            <text:p>2020-11-21</text:p>
          </table:table-cell>
          <table:table-cell office:value-type="float" office:value="26752" calcext:value-type="float">
            <text:p>26752</text:p>
          </table:table-cell>
          <table:table-cell office:value-type="float" office:value="409741.050899162" calcext:value-type="float">
            <text:p>409741.050899162</text:p>
          </table:table-cell>
        </table:table-row>
        <table:table-row table:style-name="ro1">
          <table:table-cell office:value-type="string" calcext:value-type="string">
            <text:p>2020-11-22</text:p>
          </table:table-cell>
          <table:table-cell office:value-type="float" office:value="24878" calcext:value-type="float">
            <text:p>24878</text:p>
          </table:table-cell>
          <table:table-cell office:value-type="float" office:value="403868.145014052" calcext:value-type="float">
            <text:p>403868.145014052</text:p>
          </table:table-cell>
        </table:table-row>
        <table:table-row table:style-name="ro1">
          <table:table-cell office:value-type="string" calcext:value-type="string">
            <text:p>2020-11-23</text:p>
          </table:table-cell>
          <table:table-cell office:value-type="float" office:value="22880" calcext:value-type="float">
            <text:p>22880</text:p>
          </table:table-cell>
          <table:table-cell office:value-type="float" office:value="396091.288165711" calcext:value-type="float">
            <text:p>396091.288165711</text:p>
          </table:table-cell>
        </table:table-row>
        <table:table-row table:style-name="ro1">
          <table:table-cell office:value-type="string" calcext:value-type="string">
            <text:p>2020-11-24</text:p>
          </table:table-cell>
          <table:table-cell office:value-type="float" office:value="20682" calcext:value-type="float">
            <text:p>20682</text:p>
          </table:table-cell>
          <table:table-cell office:value-type="float" office:value="386245.437679752" calcext:value-type="float">
            <text:p>386245.437679752</text:p>
          </table:table-cell>
        </table:table-row>
        <table:table-row table:style-name="ro1">
          <table:table-cell office:value-type="string" calcext:value-type="string">
            <text:p>2020-11-25</text:p>
          </table:table-cell>
          <table:table-cell office:value-type="float" office:value="19524" calcext:value-type="float">
            <text:p>19524</text:p>
          </table:table-cell>
          <table:table-cell office:value-type="float" office:value="375430.412871927" calcext:value-type="float">
            <text:p>375430.412871927</text:p>
          </table:table-cell>
        </table:table-row>
        <table:table-row table:style-name="ro1">
          <table:table-cell office:value-type="string" calcext:value-type="string">
            <text:p>2020-11-26</text:p>
          </table:table-cell>
          <table:table-cell office:value-type="float" office:value="18551" calcext:value-type="float">
            <text:p>18551</text:p>
          </table:table-cell>
          <table:table-cell office:value-type="float" office:value="363922.089567766" calcext:value-type="float">
            <text:p>363922.089567766</text:p>
          </table:table-cell>
        </table:table-row>
        <table:table-row table:style-name="ro1">
          <table:table-cell office:value-type="string" calcext:value-type="string">
            <text:p>2020-11-27</text:p>
          </table:table-cell>
          <table:table-cell office:value-type="float" office:value="17391" calcext:value-type="float">
            <text:p>17391</text:p>
          </table:table-cell>
          <table:table-cell office:value-type="float" office:value="351631.24881747" calcext:value-type="float">
            <text:p>351631.24881747</text:p>
          </table:table-cell>
        </table:table-row>
        <table:table-row table:style-name="ro1">
          <table:table-cell office:value-type="string" calcext:value-type="string">
            <text:p>2020-11-28</text:p>
          </table:table-cell>
          <table:table-cell office:value-type="float" office:value="16232" calcext:value-type="float">
            <text:p>16232</text:p>
          </table:table-cell>
          <table:table-cell office:value-type="float" office:value="338647.770789" calcext:value-type="float">
            <text:p>338647.770789</text:p>
          </table:table-cell>
        </table:table-row>
        <table:table-row table:style-name="ro1">
          <table:table-cell office:value-type="string" calcext:value-type="string">
            <text:p>2020-11-29</text:p>
          </table:table-cell>
          <table:table-cell office:value-type="float" office:value="15648" calcext:value-type="float">
            <text:p>15648</text:p>
          </table:table-cell>
          <table:table-cell office:value-type="float" office:value="325645.652959675" calcext:value-type="float">
            <text:p>325645.652959675</text:p>
          </table:table-cell>
        </table:table-row>
        <table:table-row table:style-name="ro1">
          <table:table-cell office:value-type="string" calcext:value-type="string">
            <text:p>2020-11-30</text:p>
          </table:table-cell>
          <table:table-cell office:value-type="float" office:value="15429" calcext:value-type="float">
            <text:p>15429</text:p>
          </table:table-cell>
          <table:table-cell office:value-type="float" office:value="313084.554697644" calcext:value-type="float">
            <text:p>313084.554697644</text:p>
          </table:table-cell>
        </table:table-row>
        <table:table-row table:style-name="ro1">
          <table:table-cell office:value-type="string" calcext:value-type="string">
            <text:p>2020-12-01</text:p>
          </table:table-cell>
          <table:table-cell office:value-type="float" office:value="14770" calcext:value-type="float">
            <text:p>14770</text:p>
          </table:table-cell>
          <table:table-cell office:value-type="float" office:value="300611.339532959" calcext:value-type="float">
            <text:p>300611.339532959</text:p>
          </table:table-cell>
        </table:table-row>
        <table:table-row table:style-name="ro1">
          <table:table-cell office:value-type="string" calcext:value-type="string">
            <text:p>2020-12-02</text:p>
          </table:table-cell>
          <table:table-cell office:value-type="float" office:value="14047" calcext:value-type="float">
            <text:p>14047</text:p>
          </table:table-cell>
          <table:table-cell office:value-type="float" office:value="288247.446865631" calcext:value-type="float">
            <text:p>288247.446865631</text:p>
          </table:table-cell>
        </table:table-row>
        <table:table-row table:style-name="ro1">
          <table:table-cell office:value-type="string" calcext:value-type="string">
            <text:p>2020-12-03</text:p>
          </table:table-cell>
          <table:table-cell office:value-type="float" office:value="13847" calcext:value-type="float">
            <text:p>13847</text:p>
          </table:table-cell>
          <table:table-cell office:value-type="float" office:value="276571.052856452" calcext:value-type="float">
            <text:p>276571.052856452</text:p>
          </table:table-cell>
        </table:table-row>
        <table:table-row table:style-name="ro1">
          <table:table-cell office:value-type="string" calcext:value-type="string">
            <text:p>2020-12-04</text:p>
          </table:table-cell>
          <table:table-cell office:value-type="float" office:value="13743" calcext:value-type="float">
            <text:p>13743</text:p>
          </table:table-cell>
          <table:table-cell office:value-type="float" office:value="265694.549349494" calcext:value-type="float">
            <text:p>265694.549349494</text:p>
          </table:table-cell>
        </table:table-row>
        <table:table-row table:style-name="ro1">
          <table:table-cell office:value-type="string" calcext:value-type="string">
            <text:p>2020-12-05</text:p>
          </table:table-cell>
          <table:table-cell office:value-type="float" office:value="13989" calcext:value-type="float">
            <text:p>13989</text:p>
          </table:table-cell>
          <table:table-cell office:value-type="float" office:value="255963.077384749" calcext:value-type="float">
            <text:p>255963.077384749</text:p>
          </table:table-cell>
        </table:table-row>
        <table:table-row table:style-name="ro1">
          <table:table-cell office:value-type="string" calcext:value-type="string">
            <text:p>2020-12-06</text:p>
          </table:table-cell>
          <table:table-cell office:value-type="float" office:value="14142" calcext:value-type="float">
            <text:p>14142</text:p>
          </table:table-cell>
          <table:table-cell office:value-type="float" office:value="247296.387829502" calcext:value-type="float">
            <text:p>247296.387829502</text:p>
          </table:table-cell>
        </table:table-row>
        <table:table-row table:style-name="ro1">
          <table:table-cell office:value-type="string" calcext:value-type="string">
            <text:p>2020-12-07</text:p>
          </table:table-cell>
          <table:table-cell office:value-type="float" office:value="14380" calcext:value-type="float">
            <text:p>14380</text:p>
          </table:table-cell>
          <table:table-cell office:value-type="float" office:value="239745.197991126" calcext:value-type="float">
            <text:p>239745.197991126</text:p>
          </table:table-cell>
        </table:table-row>
        <table:table-row table:style-name="ro1">
          <table:table-cell office:value-type="string" calcext:value-type="string">
            <text:p>2020-12-08</text:p>
          </table:table-cell>
          <table:table-cell office:value-type="float" office:value="14536" calcext:value-type="float">
            <text:p>14536</text:p>
          </table:table-cell>
          <table:table-cell office:value-type="float" office:value="233203.536829718" calcext:value-type="float">
            <text:p>233203.536829718</text:p>
          </table:table-cell>
        </table:table-row>
        <table:table-row table:style-name="ro1">
          <table:table-cell office:value-type="string" calcext:value-type="string">
            <text:p>2020-12-09</text:p>
          </table:table-cell>
          <table:table-cell office:value-type="float" office:value="15116" calcext:value-type="float">
            <text:p>15116</text:p>
          </table:table-cell>
          <table:table-cell office:value-type="float" office:value="228047.42292975" calcext:value-type="float">
            <text:p>228047.42292975</text:p>
          </table:table-cell>
        </table:table-row>
        <table:table-row table:style-name="ro1">
          <table:table-cell office:value-type="string" calcext:value-type="string">
            <text:p>2020-12-10</text:p>
          </table:table-cell>
          <table:table-cell office:value-type="float" office:value="15377" calcext:value-type="float">
            <text:p>15377</text:p>
          </table:table-cell>
          <table:table-cell office:value-type="float" office:value="223885.160304103" calcext:value-type="float">
            <text:p>223885.160304103</text:p>
          </table:table-cell>
        </table:table-row>
        <table:table-row table:style-name="ro1">
          <table:table-cell office:value-type="string" calcext:value-type="string">
            <text:p>2020-12-11</text:p>
          </table:table-cell>
          <table:table-cell office:value-type="float" office:value="16731" calcext:value-type="float">
            <text:p>16731</text:p>
          </table:table-cell>
          <table:table-cell office:value-type="float" office:value="221772.098496397" calcext:value-type="float">
            <text:p>221772.098496397</text:p>
          </table:table-cell>
        </table:table-row>
        <table:table-row table:style-name="ro1">
          <table:table-cell office:value-type="string" calcext:value-type="string">
            <text:p>2020-12-12</text:p>
          </table:table-cell>
          <table:table-cell office:value-type="float" office:value="17962" calcext:value-type="float">
            <text:p>17962</text:p>
          </table:table-cell>
          <table:table-cell office:value-type="float" office:value="221530.041841694" calcext:value-type="float">
            <text:p>221530.041841694</text:p>
          </table:table-cell>
        </table:table-row>
        <table:table-row table:style-name="ro1">
          <table:table-cell office:value-type="string" calcext:value-type="string">
            <text:p>2020-12-13</text:p>
          </table:table-cell>
          <table:table-cell office:value-type="float" office:value="19369" calcext:value-type="float">
            <text:p>19369</text:p>
          </table:table-cell>
          <table:table-cell office:value-type="float" office:value="223214.289205475" calcext:value-type="float">
            <text:p>223214.289205475</text:p>
          </table:table-cell>
        </table:table-row>
        <table:table-row table:style-name="ro1">
          <table:table-cell office:value-type="string" calcext:value-type="string">
            <text:p>2020-12-14</text:p>
          </table:table-cell>
          <table:table-cell office:value-type="float" office:value="20329" calcext:value-type="float">
            <text:p>20329</text:p>
          </table:table-cell>
          <table:table-cell office:value-type="float" office:value="226299.931462458" calcext:value-type="float">
            <text:p>226299.931462458</text:p>
          </table:table-cell>
        </table:table-row>
        <table:table-row table:style-name="ro1">
          <table:table-cell office:value-type="string" calcext:value-type="string">
            <text:p>2020-12-15</text:p>
          </table:table-cell>
          <table:table-cell office:value-type="float" office:value="22518" calcext:value-type="float">
            <text:p>22518</text:p>
          </table:table-cell>
          <table:table-cell office:value-type="float" office:value="231919.799741759" calcext:value-type="float">
            <text:p>231919.799741759</text:p>
          </table:table-cell>
        </table:table-row>
        <table:table-row table:style-name="ro1">
          <table:table-cell office:value-type="string" calcext:value-type="string">
            <text:p>2020-12-16</text:p>
          </table:table-cell>
          <table:table-cell office:value-type="float" office:value="24684" calcext:value-type="float">
            <text:p>24684</text:p>
          </table:table-cell>
          <table:table-cell office:value-type="float" office:value="239922.991870613" calcext:value-type="float">
            <text:p>239922.991870613</text:p>
          </table:table-cell>
        </table:table-row>
        <table:table-row table:style-name="ro1">
          <table:table-cell office:value-type="string" calcext:value-type="string">
            <text:p>2020-12-17</text:p>
          </table:table-cell>
          <table:table-cell office:value-type="float" office:value="27007" calcext:value-type="float">
            <text:p>27007</text:p>
          </table:table-cell>
          <table:table-cell office:value-type="float" office:value="250356.538436001" calcext:value-type="float">
            <text:p>250356.538436001</text:p>
          </table:table-cell>
        </table:table-row>
        <table:table-row table:style-name="ro1">
          <table:table-cell office:value-type="string" calcext:value-type="string">
            <text:p>2020-12-18</text:p>
          </table:table-cell>
          <table:table-cell office:value-type="float" office:value="28870" calcext:value-type="float">
            <text:p>28870</text:p>
          </table:table-cell>
          <table:table-cell office:value-type="float" office:value="262653.970704582" calcext:value-type="float">
            <text:p>262653.970704582</text:p>
          </table:table-cell>
        </table:table-row>
        <table:table-row table:style-name="ro1">
          <table:table-cell office:value-type="string" calcext:value-type="string">
            <text:p>2020-12-19</text:p>
          </table:table-cell>
          <table:table-cell office:value-type="float" office:value="31232" calcext:value-type="float">
            <text:p>31232</text:p>
          </table:table-cell>
          <table:table-cell office:value-type="float" office:value="277158.101769167" calcext:value-type="float">
            <text:p>277158.101769167</text:p>
          </table:table-cell>
        </table:table-row>
        <table:table-row table:style-name="ro1">
          <table:table-cell office:value-type="string" calcext:value-type="string">
            <text:p>2020-12-20</text:p>
          </table:table-cell>
          <table:table-cell office:value-type="float" office:value="33006" calcext:value-type="float">
            <text:p>33006</text:p>
          </table:table-cell>
          <table:table-cell office:value-type="float" office:value="293150.518819174" calcext:value-type="float">
            <text:p>293150.518819174</text:p>
          </table:table-cell>
        </table:table-row>
        <table:table-row table:style-name="ro1">
          <table:table-cell office:value-type="string" calcext:value-type="string">
            <text:p>2020-12-21</text:p>
          </table:table-cell>
          <table:table-cell office:value-type="float" office:value="35107" calcext:value-type="float">
            <text:p>35107</text:p>
          </table:table-cell>
          <table:table-cell office:value-type="float" office:value="310796.203681265" calcext:value-type="float">
            <text:p>310796.203681265</text:p>
          </table:table-cell>
        </table:table-row>
        <table:table-row table:style-name="ro1">
          <table:table-cell office:value-type="string" calcext:value-type="string">
            <text:p>2020-12-22</text:p>
          </table:table-cell>
          <table:table-cell office:value-type="float" office:value="37313" calcext:value-type="float">
            <text:p>37313</text:p>
          </table:table-cell>
          <table:table-cell office:value-type="float" office:value="330061.895466581" calcext:value-type="float">
            <text:p>330061.895466581</text:p>
          </table:table-cell>
        </table:table-row>
        <table:table-row table:style-name="ro1">
          <table:table-cell office:value-type="string" calcext:value-type="string">
            <text:p>2020-12-23</text:p>
          </table:table-cell>
          <table:table-cell office:value-type="float" office:value="38588" calcext:value-type="float">
            <text:p>38588</text:p>
          </table:table-cell>
          <table:table-cell office:value-type="float" office:value="349863.740570973" calcext:value-type="float">
            <text:p>349863.740570973</text:p>
          </table:table-cell>
        </table:table-row>
        <table:table-row table:style-name="ro1">
          <table:table-cell office:value-type="string" calcext:value-type="string">
            <text:p>2020-12-24</text:p>
          </table:table-cell>
          <table:table-cell office:value-type="float" office:value="40200" calcext:value-type="float">
            <text:p>40200</text:p>
          </table:table-cell>
          <table:table-cell office:value-type="float" office:value="370393.937001915" calcext:value-type="float">
            <text:p>370393.937001915</text:p>
          </table:table-cell>
        </table:table-row>
        <table:table-row table:style-name="ro1">
          <table:table-cell office:value-type="string" calcext:value-type="string">
            <text:p>2020-12-25</text:p>
          </table:table-cell>
          <table:table-cell office:value-type="float" office:value="41045" calcext:value-type="float">
            <text:p>41045</text:p>
          </table:table-cell>
          <table:table-cell office:value-type="float" office:value="390722.503622969" calcext:value-type="float">
            <text:p>390722.503622969</text:p>
          </table:table-cell>
        </table:table-row>
        <table:table-row table:style-name="ro1">
          <table:table-cell office:value-type="string" calcext:value-type="string">
            <text:p>2020-12-26</text:p>
          </table:table-cell>
          <table:table-cell office:value-type="float" office:value="43728" calcext:value-type="float">
            <text:p>43728</text:p>
          </table:table-cell>
          <table:table-cell office:value-type="float" office:value="412563.948609887" calcext:value-type="float">
            <text:p>412563.948609887</text:p>
          </table:table-cell>
        </table:table-row>
        <table:table-row table:style-name="ro1">
          <table:table-cell office:value-type="string" calcext:value-type="string">
            <text:p>2020-12-27</text:p>
          </table:table-cell>
          <table:table-cell office:value-type="float" office:value="46337" calcext:value-type="float">
            <text:p>46337</text:p>
          </table:table-cell>
          <table:table-cell office:value-type="float" office:value="435748.263741003" calcext:value-type="float">
            <text:p>435748.263741003</text:p>
          </table:table-cell>
        </table:table-row>
        <table:table-row table:style-name="ro1">
          <table:table-cell office:value-type="string" calcext:value-type="string">
            <text:p>2020-12-28</text:p>
          </table:table-cell>
          <table:table-cell office:value-type="float" office:value="48056" calcext:value-type="float">
            <text:p>48056</text:p>
          </table:table-cell>
          <table:table-cell office:value-type="float" office:value="459300.22093194" calcext:value-type="float">
            <text:p>459300.22093194</text:p>
          </table:table-cell>
        </table:table-row>
        <table:table-row table:style-name="ro1">
          <table:table-cell office:value-type="string" calcext:value-type="string">
            <text:p>2020-12-29</text:p>
          </table:table-cell>
          <table:table-cell office:value-type="float" office:value="51161" calcext:value-type="float">
            <text:p>51161</text:p>
          </table:table-cell>
          <table:table-cell office:value-type="float" office:value="484517.434567655" calcext:value-type="float">
            <text:p>484517.434567655</text:p>
          </table:table-cell>
        </table:table-row>
        <table:table-row table:style-name="ro1">
          <table:table-cell office:value-type="string" calcext:value-type="string">
            <text:p>2020-12-30</text:p>
          </table:table-cell>
          <table:table-cell office:value-type="float" office:value="53117" calcext:value-type="float">
            <text:p>53117</text:p>
          </table:table-cell>
          <table:table-cell office:value-type="float" office:value="510176.359676151" calcext:value-type="float">
            <text:p>510176.359676151</text:p>
          </table:table-cell>
        </table:table-row>
        <table:table-row table:style-name="ro1">
          <table:table-cell office:value-type="string" calcext:value-type="string">
            <text:p>2020-12-31</text:p>
          </table:table-cell>
          <table:table-cell office:value-type="float" office:value="54143" calcext:value-type="float">
            <text:p>54143</text:p>
          </table:table-cell>
          <table:table-cell office:value-type="float" office:value="535294.825900872" calcext:value-type="float">
            <text:p>535294.825900872</text:p>
          </table:table-cell>
        </table:table-row>
        <table:table-row table:style-name="ro1">
          <table:table-cell office:value-type="string" calcext:value-type="string">
            <text:p>2021-01-01</text:p>
          </table:table-cell>
          <table:table-cell office:value-type="float" office:value="54660" calcext:value-type="float">
            <text:p>54660</text:p>
          </table:table-cell>
          <table:table-cell office:value-type="float" office:value="559302.048254132" calcext:value-type="float">
            <text:p>559302.048254132</text:p>
          </table:table-cell>
        </table:table-row>
        <table:table-row table:style-name="ro1">
          <table:table-cell office:value-type="string" calcext:value-type="string">
            <text:p>2021-01-02</text:p>
          </table:table-cell>
          <table:table-cell office:value-type="float" office:value="54922" calcext:value-type="float">
            <text:p>54922</text:p>
          </table:table-cell>
          <table:table-cell office:value-type="float" office:value="581873.532443912" calcext:value-type="float">
            <text:p>581873.532443912</text:p>
          </table:table-cell>
        </table:table-row>
        <table:table-row table:style-name="ro1">
          <table:table-cell office:value-type="string" calcext:value-type="string">
            <text:p>2021-01-03</text:p>
          </table:table-cell>
          <table:table-cell office:value-type="float" office:value="54753" calcext:value-type="float">
            <text:p>54753</text:p>
          </table:table-cell>
          <table:table-cell office:value-type="float" office:value="602534.743920922" calcext:value-type="float">
            <text:p>602534.743920922</text:p>
          </table:table-cell>
        </table:table-row>
        <table:table-row table:style-name="ro1">
          <table:table-cell office:value-type="string" calcext:value-type="string">
            <text:p>2021-01-04</text:p>
          </table:table-cell>
          <table:table-cell office:value-type="float" office:value="53461" calcext:value-type="float">
            <text:p>53461</text:p>
          </table:table-cell>
          <table:table-cell office:value-type="float" office:value="620134.712047681" calcext:value-type="float">
            <text:p>620134.712047681</text:p>
          </table:table-cell>
        </table:table-row>
        <table:table-row table:style-name="ro1">
          <table:table-cell office:value-type="string" calcext:value-type="string">
            <text:p>2021-01-05</text:p>
          </table:table-cell>
          <table:table-cell office:value-type="float" office:value="52416" calcext:value-type="float">
            <text:p>52416</text:p>
          </table:table-cell>
          <table:table-cell office:value-type="float" office:value="634931.079429521" calcext:value-type="float">
            <text:p>634931.079429521</text:p>
          </table:table-cell>
        </table:table-row>
        <table:table-row table:style-name="ro1">
          <table:table-cell office:value-type="string" calcext:value-type="string">
            <text:p>2021-01-06</text:p>
          </table:table-cell>
          <table:table-cell office:value-type="float" office:value="50583" calcext:value-type="float">
            <text:p>50583</text:p>
          </table:table-cell>
          <table:table-cell office:value-type="float" office:value="646174.719596321" calcext:value-type="float">
            <text:p>646174.719596321</text:p>
          </table:table-cell>
        </table:table-row>
        <table:table-row table:style-name="ro1">
          <table:table-cell office:value-type="string" calcext:value-type="string">
            <text:p>2021-01-07</text:p>
          </table:table-cell>
          <table:table-cell office:value-type="float" office:value="48536" calcext:value-type="float">
            <text:p>48536</text:p>
          </table:table-cell>
          <table:table-cell office:value-type="float" office:value="653730.975423396" calcext:value-type="float">
            <text:p>653730.975423396</text:p>
          </table:table-cell>
        </table:table-row>
        <table:table-row table:style-name="ro1">
          <table:table-cell office:value-type="string" calcext:value-type="string">
            <text:p>2021-01-08</text:p>
          </table:table-cell>
          <table:table-cell office:value-type="float" office:value="47431" calcext:value-type="float">
            <text:p>47431</text:p>
          </table:table-cell>
          <table:table-cell office:value-type="float" office:value="658646.546247629" calcext:value-type="float">
            <text:p>658646.546247629</text:p>
          </table:table-cell>
        </table:table-row>
        <table:table-row table:style-name="ro1">
          <table:table-cell office:value-type="string" calcext:value-type="string">
            <text:p>2021-01-09</text:p>
          </table:table-cell>
          <table:table-cell office:value-type="float" office:value="45137" calcext:value-type="float">
            <text:p>45137</text:p>
          </table:table-cell>
          <table:table-cell office:value-type="float" office:value="659892.187966257" calcext:value-type="float">
            <text:p>659892.187966257</text:p>
          </table:table-cell>
        </table:table-row>
        <table:table-row table:style-name="ro1">
          <table:table-cell office:value-type="string" calcext:value-type="string">
            <text:p>2021-01-10</text:p>
          </table:table-cell>
          <table:table-cell office:value-type="float" office:value="42972" calcext:value-type="float">
            <text:p>42972</text:p>
          </table:table-cell>
          <table:table-cell office:value-type="float" office:value="657752.634164054" calcext:value-type="float">
            <text:p>657752.634164054</text:p>
          </table:table-cell>
        </table:table-row>
        <table:table-row table:style-name="ro1">
          <table:table-cell office:value-type="string" calcext:value-type="string">
            <text:p>2021-01-11</text:p>
          </table:table-cell>
          <table:table-cell office:value-type="float" office:value="40158" calcext:value-type="float">
            <text:p>40158</text:p>
          </table:table-cell>
          <table:table-cell office:value-type="float" office:value="651790.531303276" calcext:value-type="float">
            <text:p>651790.531303276</text:p>
          </table:table-cell>
        </table:table-row>
        <table:table-row table:style-name="ro1">
          <table:table-cell office:value-type="string" calcext:value-type="string">
            <text:p>2021-01-12</text:p>
          </table:table-cell>
          <table:table-cell office:value-type="float" office:value="37189" calcext:value-type="float">
            <text:p>37189</text:p>
          </table:table-cell>
          <table:table-cell office:value-type="float" office:value="642072.388861418" calcext:value-type="float">
            <text:p>642072.388861418</text:p>
          </table:table-cell>
        </table:table-row>
        <table:table-row table:style-name="ro1">
          <table:table-cell office:value-type="string" calcext:value-type="string">
            <text:p>2021-01-13</text:p>
          </table:table-cell>
          <table:table-cell office:value-type="float" office:value="34834" calcext:value-type="float">
            <text:p>34834</text:p>
          </table:table-cell>
          <table:table-cell office:value-type="float" office:value="629462.316795028" calcext:value-type="float">
            <text:p>629462.316795028</text:p>
          </table:table-cell>
        </table:table-row>
        <table:table-row table:style-name="ro1">
          <table:table-cell office:value-type="string" calcext:value-type="string">
            <text:p>2021-01-14</text:p>
          </table:table-cell>
          <table:table-cell office:value-type="float" office:value="33458" calcext:value-type="float">
            <text:p>33458</text:p>
          </table:table-cell>
          <table:table-cell office:value-type="float" office:value="615159.515546419" calcext:value-type="float">
            <text:p>615159.515546419</text:p>
          </table:table-cell>
        </table:table-row>
        <table:table-row table:style-name="ro1">
          <table:table-cell office:value-type="string" calcext:value-type="string">
            <text:p>2021-01-15</text:p>
          </table:table-cell>
          <table:table-cell office:value-type="float" office:value="31790" calcext:value-type="float">
            <text:p>31790</text:p>
          </table:table-cell>
          <table:table-cell office:value-type="float" office:value="599131.256277689" calcext:value-type="float">
            <text:p>599131.256277689</text:p>
          </table:table-cell>
        </table:table-row>
        <table:table-row table:style-name="ro1">
          <table:table-cell office:value-type="string" calcext:value-type="string">
            <text:p>2021-01-16</text:p>
          </table:table-cell>
          <table:table-cell office:value-type="float" office:value="30398" calcext:value-type="float">
            <text:p>30398</text:p>
          </table:table-cell>
          <table:table-cell office:value-type="float" office:value="581902.914950066" calcext:value-type="float">
            <text:p>581902.914950066</text:p>
          </table:table-cell>
        </table:table-row>
        <table:table-row table:style-name="ro1">
          <table:table-cell office:value-type="string" calcext:value-type="string">
            <text:p>2021-01-17</text:p>
          </table:table-cell>
          <table:table-cell office:value-type="float" office:value="28379" calcext:value-type="float">
            <text:p>28379</text:p>
          </table:table-cell>
          <table:table-cell office:value-type="float" office:value="563096.341521148" calcext:value-type="float">
            <text:p>563096.341521148</text:p>
          </table:table-cell>
        </table:table-row>
        <table:table-row table:style-name="ro1">
          <table:table-cell office:value-type="string" calcext:value-type="string">
            <text:p>2021-01-18</text:p>
          </table:table-cell>
          <table:table-cell office:value-type="float" office:value="27328" calcext:value-type="float">
            <text:p>27328</text:p>
          </table:table-cell>
          <table:table-cell office:value-type="float" office:value="543881.917989245" calcext:value-type="float">
            <text:p>543881.917989245</text:p>
          </table:table-cell>
        </table:table-row>
        <table:table-row table:style-name="ro1">
          <table:table-cell office:value-type="string" calcext:value-type="string">
            <text:p>2021-01-19</text:p>
          </table:table-cell>
          <table:table-cell office:value-type="float" office:value="26602" calcext:value-type="float">
            <text:p>26602</text:p>
          </table:table-cell>
          <table:table-cell office:value-type="float" office:value="524788.886873284" calcext:value-type="float">
            <text:p>524788.886873284</text:p>
          </table:table-cell>
        </table:table-row>
        <table:table-row table:style-name="ro1">
          <table:table-cell office:value-type="string" calcext:value-type="string">
            <text:p>2021-01-20</text:p>
          </table:table-cell>
          <table:table-cell office:value-type="float" office:value="25567" calcext:value-type="float">
            <text:p>25567</text:p>
          </table:table-cell>
          <table:table-cell office:value-type="float" office:value="505661.135774741" calcext:value-type="float">
            <text:p>505661.135774741</text:p>
          </table:table-cell>
        </table:table-row>
        <table:table-row table:style-name="ro1">
          <table:table-cell office:value-type="string" calcext:value-type="string">
            <text:p>2021-01-21</text:p>
          </table:table-cell>
          <table:table-cell office:value-type="float" office:value="24891" calcext:value-type="float">
            <text:p>24891</text:p>
          </table:table-cell>
          <table:table-cell office:value-type="float" office:value="486986.739619181" calcext:value-type="float">
            <text:p>486986.739619181</text:p>
          </table:table-cell>
        </table:table-row>
        <table:table-row table:style-name="ro1">
          <table:table-cell office:value-type="string" calcext:value-type="string">
            <text:p>2021-01-22</text:p>
          </table:table-cell>
          <table:table-cell office:value-type="float" office:value="24384" calcext:value-type="float">
            <text:p>24384</text:p>
          </table:table-cell>
          <table:table-cell office:value-type="float" office:value="469056.622867822" calcext:value-type="float">
            <text:p>469056.622867822</text:p>
          </table:table-cell>
        </table:table-row>
        <table:table-row table:style-name="ro1">
          <table:table-cell office:value-type="string" calcext:value-type="string">
            <text:p>2021-01-23</text:p>
          </table:table-cell>
          <table:table-cell office:value-type="float" office:value="24059" calcext:value-type="float">
            <text:p>24059</text:p>
          </table:table-cell>
          <table:table-cell office:value-type="float" office:value="452111.132960294" calcext:value-type="float">
            <text:p>452111.132960294</text:p>
          </table:table-cell>
        </table:table-row>
        <table:table-row table:style-name="ro1">
          <table:table-cell office:value-type="string" calcext:value-type="string">
            <text:p>2021-01-24</text:p>
          </table:table-cell>
          <table:table-cell office:value-type="float" office:value="23760" calcext:value-type="float">
            <text:p>23760</text:p>
          </table:table-cell>
          <table:table-cell office:value-type="float" office:value="436232.956379743" calcext:value-type="float">
            <text:p>436232.956379743</text:p>
          </table:table-cell>
        </table:table-row>
        <table:table-row table:style-name="ro1">
          <table:table-cell office:value-type="string" calcext:value-type="string">
            <text:p>2021-01-25</text:p>
          </table:table-cell>
          <table:table-cell office:value-type="float" office:value="22657" calcext:value-type="float">
            <text:p>22657</text:p>
          </table:table-cell>
          <table:table-cell office:value-type="float" office:value="420584.937334412" calcext:value-type="float">
            <text:p>420584.937334412</text:p>
          </table:table-cell>
        </table:table-row>
        <table:table-row table:style-name="ro1">
          <table:table-cell office:value-type="string" calcext:value-type="string">
            <text:p>2021-01-26</text:p>
          </table:table-cell>
          <table:table-cell office:value-type="float" office:value="21541" calcext:value-type="float">
            <text:p>21541</text:p>
          </table:table-cell>
          <table:table-cell office:value-type="float" office:value="405149.255116794" calcext:value-type="float">
            <text:p>405149.255116794</text:p>
          </table:table-cell>
        </table:table-row>
        <table:table-row table:style-name="ro1">
          <table:table-cell office:value-type="string" calcext:value-type="string">
            <text:p>2021-01-27</text:p>
          </table:table-cell>
          <table:table-cell office:value-type="float" office:value="20534" calcext:value-type="float">
            <text:p>20534</text:p>
          </table:table-cell>
          <table:table-cell office:value-type="float" office:value="390029.785569562" calcext:value-type="float">
            <text:p>390029.785569562</text:p>
          </table:table-cell>
        </table:table-row>
        <table:table-row table:style-name="ro1">
          <table:table-cell office:value-type="string" calcext:value-type="string">
            <text:p>2021-01-28</text:p>
          </table:table-cell>
          <table:table-cell office:value-type="float" office:value="19411" calcext:value-type="float">
            <text:p>19411</text:p>
          </table:table-cell>
          <table:table-cell office:value-type="float" office:value="375038.606332341" calcext:value-type="float">
            <text:p>375038.606332341</text:p>
          </table:table-cell>
        </table:table-row>
        <table:table-row table:style-name="ro1">
          <table:table-cell office:value-type="string" calcext:value-type="string">
            <text:p>2021-01-29</text:p>
          </table:table-cell>
          <table:table-cell office:value-type="float" office:value="18371" calcext:value-type="float">
            <text:p>18371</text:p>
          </table:table-cell>
          <table:table-cell office:value-type="float" office:value="360247.11582538" calcext:value-type="float">
            <text:p>360247.11582538</text:p>
          </table:table-cell>
        </table:table-row>
        <table:table-row table:style-name="ro1">
          <table:table-cell office:value-type="string" calcext:value-type="string">
            <text:p>2021-01-30</text:p>
          </table:table-cell>
          <table:table-cell office:value-type="float" office:value="17540" calcext:value-type="float">
            <text:p>17540</text:p>
          </table:table-cell>
          <table:table-cell office:value-type="float" office:value="345842.716757522" calcext:value-type="float">
            <text:p>345842.716757522</text:p>
          </table:table-cell>
        </table:table-row>
        <table:table-row table:style-name="ro1">
          <table:table-cell office:value-type="string" calcext:value-type="string">
            <text:p>2021-01-31</text:p>
          </table:table-cell>
          <table:table-cell office:value-type="float" office:value="16570" calcext:value-type="float">
            <text:p>16570</text:p>
          </table:table-cell>
          <table:table-cell office:value-type="float" office:value="331655.018581128" calcext:value-type="float">
            <text:p>331655.018581128</text:p>
          </table:table-cell>
        </table:table-row>
        <table:table-row table:style-name="ro1">
          <table:table-cell office:value-type="string" calcext:value-type="string">
            <text:p>2021-02-01</text:p>
          </table:table-cell>
          <table:table-cell office:value-type="float" office:value="15568" calcext:value-type="float">
            <text:p>15568</text:p>
          </table:table-cell>
          <table:table-cell office:value-type="float" office:value="317617.980990164" calcext:value-type="float">
            <text:p>317617.980990164</text:p>
          </table:table-cell>
        </table:table-row>
        <table:table-row table:style-name="ro1">
          <table:table-cell office:value-type="string" calcext:value-type="string">
            <text:p>2021-02-02</text:p>
          </table:table-cell>
          <table:table-cell office:value-type="float" office:value="14758" calcext:value-type="float">
            <text:p>14758</text:p>
          </table:table-cell>
          <table:table-cell office:value-type="float" office:value="303898.103291658" calcext:value-type="float">
            <text:p>303898.103291658</text:p>
          </table:table-cell>
        </table:table-row>
        <table:table-row table:style-name="ro1">
          <table:table-cell office:value-type="string" calcext:value-type="string">
            <text:p>2021-02-03</text:p>
          </table:table-cell>
          <table:table-cell office:value-type="float" office:value="14083" calcext:value-type="float">
            <text:p>14083</text:p>
          </table:table-cell>
          <table:table-cell office:value-type="float" office:value="290624.407162113" calcext:value-type="float">
            <text:p>290624.407162113</text:p>
          </table:table-cell>
        </table:table-row>
        <table:table-row table:style-name="ro1">
          <table:table-cell office:value-type="string" calcext:value-type="string">
            <text:p>2021-02-04</text:p>
          </table:table-cell>
          <table:table-cell office:value-type="float" office:value="13629" calcext:value-type="float">
            <text:p>13629</text:p>
          </table:table-cell>
          <table:table-cell office:value-type="float" office:value="277980.555492307" calcext:value-type="float">
            <text:p>277980.555492307</text:p>
          </table:table-cell>
        </table:table-row>
        <table:table-row table:style-name="ro1">
          <table:table-cell office:value-type="string" calcext:value-type="string">
            <text:p>2021-02-05</text:p>
          </table:table-cell>
          <table:table-cell office:value-type="float" office:value="12662" calcext:value-type="float">
            <text:p>12662</text:p>
          </table:table-cell>
          <table:table-cell office:value-type="float" office:value="265444.807948369" calcext:value-type="float">
            <text:p>265444.807948369</text:p>
          </table:table-cell>
        </table:table-row>
      </table:table>
      <table:table table:name="EN" table:style-name="ta1">
        <table:table-column table:style-name="co1" table:default-cell-style-name="ce4"/>
        <table:table-column table:style-name="co2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active_cases</text:p>
          </table:table-cell>
        </table:table-row>
        <table:table-row table:style-name="ro1">
          <table:table-cell office:value-type="string" calcext:value-type="string">
            <text:p>2020-07-01</text:p>
          </table:table-cell>
          <table:table-cell office:value-type="float" office:value="25302.895944901" calcext:value-type="float">
            <text:p>25302.895944901</text:p>
          </table:table-cell>
        </table:table-row>
        <table:table-row table:style-name="ro1">
          <table:table-cell office:value-type="string" calcext:value-type="string">
            <text:p>2020-07-02</text:p>
          </table:table-cell>
          <table:table-cell office:value-type="float" office:value="24334.153269098" calcext:value-type="float">
            <text:p>24334.153269098</text:p>
          </table:table-cell>
        </table:table-row>
        <table:table-row table:style-name="ro1">
          <table:table-cell office:value-type="string" calcext:value-type="string">
            <text:p>2020-07-03</text:p>
          </table:table-cell>
          <table:table-cell office:value-type="float" office:value="23382.7345544326" calcext:value-type="float">
            <text:p>23382.7345544326</text:p>
          </table:table-cell>
        </table:table-row>
        <table:table-row table:style-name="ro1">
          <table:table-cell office:value-type="string" calcext:value-type="string">
            <text:p>2020-07-04</text:p>
          </table:table-cell>
          <table:table-cell office:value-type="float" office:value="22549.0147799204" calcext:value-type="float">
            <text:p>22549.0147799204</text:p>
          </table:table-cell>
        </table:table-row>
        <table:table-row table:style-name="ro1">
          <table:table-cell office:value-type="string" calcext:value-type="string">
            <text:p>2020-07-05</text:p>
          </table:table-cell>
          <table:table-cell office:value-type="float" office:value="22050.8017684157" calcext:value-type="float">
            <text:p>22050.8017684157</text:p>
          </table:table-cell>
        </table:table-row>
        <table:table-row table:style-name="ro1">
          <table:table-cell office:value-type="string" calcext:value-type="string">
            <text:p>2020-07-06</text:p>
          </table:table-cell>
          <table:table-cell office:value-type="float" office:value="21486.3967187493" calcext:value-type="float">
            <text:p>21486.3967187493</text:p>
          </table:table-cell>
        </table:table-row>
        <table:table-row table:style-name="ro1">
          <table:table-cell office:value-type="string" calcext:value-type="string">
            <text:p>2020-07-07</text:p>
          </table:table-cell>
          <table:table-cell office:value-type="float" office:value="20960.5984320645" calcext:value-type="float">
            <text:p>20960.5984320645</text:p>
          </table:table-cell>
        </table:table-row>
        <table:table-row table:style-name="ro1">
          <table:table-cell office:value-type="string" calcext:value-type="string">
            <text:p>2020-07-08</text:p>
          </table:table-cell>
          <table:table-cell office:value-type="float" office:value="20699.5041675688" calcext:value-type="float">
            <text:p>20699.5041675688</text:p>
          </table:table-cell>
        </table:table-row>
        <table:table-row table:style-name="ro1">
          <table:table-cell office:value-type="string" calcext:value-type="string">
            <text:p>2020-07-09</text:p>
          </table:table-cell>
          <table:table-cell office:value-type="float" office:value="20792.2865088132" calcext:value-type="float">
            <text:p>20792.2865088132</text:p>
          </table:table-cell>
        </table:table-row>
        <table:table-row table:style-name="ro1">
          <table:table-cell office:value-type="string" calcext:value-type="string">
            <text:p>2020-07-10</text:p>
          </table:table-cell>
          <table:table-cell office:value-type="float" office:value="20959.5552807842" calcext:value-type="float">
            <text:p>20959.5552807842</text:p>
          </table:table-cell>
        </table:table-row>
        <table:table-row table:style-name="ro1">
          <table:table-cell office:value-type="string" calcext:value-type="string">
            <text:p>2020-07-11</text:p>
          </table:table-cell>
          <table:table-cell office:value-type="float" office:value="21079.5059081281" calcext:value-type="float">
            <text:p>21079.5059081281</text:p>
          </table:table-cell>
        </table:table-row>
        <table:table-row table:style-name="ro1">
          <table:table-cell office:value-type="string" calcext:value-type="string">
            <text:p>2020-07-12</text:p>
          </table:table-cell>
          <table:table-cell office:value-type="float" office:value="21288.1253392425" calcext:value-type="float">
            <text:p>21288.1253392425</text:p>
          </table:table-cell>
        </table:table-row>
        <table:table-row table:style-name="ro1">
          <table:table-cell office:value-type="string" calcext:value-type="string">
            <text:p>2020-07-13</text:p>
          </table:table-cell>
          <table:table-cell office:value-type="float" office:value="21626.2568225264" calcext:value-type="float">
            <text:p>21626.2568225264</text:p>
          </table:table-cell>
        </table:table-row>
        <table:table-row table:style-name="ro1">
          <table:table-cell office:value-type="string" calcext:value-type="string">
            <text:p>2020-07-14</text:p>
          </table:table-cell>
          <table:table-cell office:value-type="float" office:value="22127.8925355962" calcext:value-type="float">
            <text:p>22127.8925355962</text:p>
          </table:table-cell>
        </table:table-row>
        <table:table-row table:style-name="ro1">
          <table:table-cell office:value-type="string" calcext:value-type="string">
            <text:p>2020-07-15</text:p>
          </table:table-cell>
          <table:table-cell office:value-type="float" office:value="22618.9943031625" calcext:value-type="float">
            <text:p>22618.9943031625</text:p>
          </table:table-cell>
        </table:table-row>
        <table:table-row table:style-name="ro1">
          <table:table-cell office:value-type="string" calcext:value-type="string">
            <text:p>2020-07-16</text:p>
          </table:table-cell>
          <table:table-cell office:value-type="float" office:value="23064.1840934922" calcext:value-type="float">
            <text:p>23064.1840934922</text:p>
          </table:table-cell>
        </table:table-row>
        <table:table-row table:style-name="ro1">
          <table:table-cell office:value-type="string" calcext:value-type="string">
            <text:p>2020-07-17</text:p>
          </table:table-cell>
          <table:table-cell office:value-type="float" office:value="23498.1448343382" calcext:value-type="float">
            <text:p>23498.1448343382</text:p>
          </table:table-cell>
        </table:table-row>
        <table:table-row table:style-name="ro1">
          <table:table-cell office:value-type="string" calcext:value-type="string">
            <text:p>2020-07-18</text:p>
          </table:table-cell>
          <table:table-cell office:value-type="float" office:value="23702.8589768973" calcext:value-type="float">
            <text:p>23702.8589768973</text:p>
          </table:table-cell>
        </table:table-row>
        <table:table-row table:style-name="ro1">
          <table:table-cell office:value-type="string" calcext:value-type="string">
            <text:p>2020-07-19</text:p>
          </table:table-cell>
          <table:table-cell office:value-type="float" office:value="24117.0858171023" calcext:value-type="float">
            <text:p>24117.0858171023</text:p>
          </table:table-cell>
        </table:table-row>
        <table:table-row table:style-name="ro1">
          <table:table-cell office:value-type="string" calcext:value-type="string">
            <text:p>2020-07-20</text:p>
          </table:table-cell>
          <table:table-cell office:value-type="float" office:value="24446.6665955949" calcext:value-type="float">
            <text:p>24446.6665955949</text:p>
          </table:table-cell>
        </table:table-row>
        <table:table-row table:style-name="ro1">
          <table:table-cell office:value-type="string" calcext:value-type="string">
            <text:p>2020-07-21</text:p>
          </table:table-cell>
          <table:table-cell office:value-type="float" office:value="24713.6373350248" calcext:value-type="float">
            <text:p>24713.6373350248</text:p>
          </table:table-cell>
        </table:table-row>
        <table:table-row table:style-name="ro1">
          <table:table-cell office:value-type="string" calcext:value-type="string">
            <text:p>2020-07-22</text:p>
          </table:table-cell>
          <table:table-cell office:value-type="float" office:value="25167.3291283757" calcext:value-type="float">
            <text:p>25167.3291283757</text:p>
          </table:table-cell>
        </table:table-row>
        <table:table-row table:style-name="ro1">
          <table:table-cell office:value-type="string" calcext:value-type="string">
            <text:p>2020-07-23</text:p>
          </table:table-cell>
          <table:table-cell office:value-type="float" office:value="25453.9357124597" calcext:value-type="float">
            <text:p>25453.9357124597</text:p>
          </table:table-cell>
        </table:table-row>
        <table:table-row table:style-name="ro1">
          <table:table-cell office:value-type="string" calcext:value-type="string">
            <text:p>2020-07-24</text:p>
          </table:table-cell>
          <table:table-cell office:value-type="float" office:value="25632.7225327526" calcext:value-type="float">
            <text:p>25632.7225327526</text:p>
          </table:table-cell>
        </table:table-row>
        <table:table-row table:style-name="ro1">
          <table:table-cell office:value-type="string" calcext:value-type="string">
            <text:p>2020-07-25</text:p>
          </table:table-cell>
          <table:table-cell office:value-type="float" office:value="25742.9880493999" calcext:value-type="float">
            <text:p>25742.9880493999</text:p>
          </table:table-cell>
        </table:table-row>
        <table:table-row table:style-name="ro1">
          <table:table-cell office:value-type="string" calcext:value-type="string">
            <text:p>2020-07-26</text:p>
          </table:table-cell>
          <table:table-cell office:value-type="float" office:value="25966.0264245104" calcext:value-type="float">
            <text:p>25966.0264245104</text:p>
          </table:table-cell>
        </table:table-row>
        <table:table-row table:style-name="ro1">
          <table:table-cell office:value-type="string" calcext:value-type="string">
            <text:p>2020-07-27</text:p>
          </table:table-cell>
          <table:table-cell office:value-type="float" office:value="26072.0180115971" calcext:value-type="float">
            <text:p>26072.0180115971</text:p>
          </table:table-cell>
        </table:table-row>
        <table:table-row table:style-name="ro1">
          <table:table-cell office:value-type="string" calcext:value-type="string">
            <text:p>2020-07-28</text:p>
          </table:table-cell>
          <table:table-cell office:value-type="float" office:value="26102.0571944804" calcext:value-type="float">
            <text:p>26102.0571944804</text:p>
          </table:table-cell>
        </table:table-row>
        <table:table-row table:style-name="ro1">
          <table:table-cell office:value-type="string" calcext:value-type="string">
            <text:p>2020-07-29</text:p>
          </table:table-cell>
          <table:table-cell office:value-type="float" office:value="25866.6596159769" calcext:value-type="float">
            <text:p>25866.6596159769</text:p>
          </table:table-cell>
        </table:table-row>
        <table:table-row table:style-name="ro1">
          <table:table-cell office:value-type="string" calcext:value-type="string">
            <text:p>2020-07-30</text:p>
          </table:table-cell>
          <table:table-cell office:value-type="float" office:value="25681.0019427879" calcext:value-type="float">
            <text:p>25681.0019427879</text:p>
          </table:table-cell>
        </table:table-row>
        <table:table-row table:style-name="ro1">
          <table:table-cell office:value-type="string" calcext:value-type="string">
            <text:p>2020-07-31</text:p>
          </table:table-cell>
          <table:table-cell office:value-type="float" office:value="25658.8247892397" calcext:value-type="float">
            <text:p>25658.8247892397</text:p>
          </table:table-cell>
        </table:table-row>
        <table:table-row table:style-name="ro1">
          <table:table-cell office:value-type="string" calcext:value-type="string">
            <text:p>2020-08-01</text:p>
          </table:table-cell>
          <table:table-cell office:value-type="float" office:value="25537.977305659" calcext:value-type="float">
            <text:p>25537.977305659</text:p>
          </table:table-cell>
        </table:table-row>
        <table:table-row table:style-name="ro1">
          <table:table-cell office:value-type="string" calcext:value-type="string">
            <text:p>2020-08-02</text:p>
          </table:table-cell>
          <table:table-cell office:value-type="float" office:value="25202.0169225471" calcext:value-type="float">
            <text:p>25202.0169225471</text:p>
          </table:table-cell>
        </table:table-row>
        <table:table-row table:style-name="ro1">
          <table:table-cell office:value-type="string" calcext:value-type="string">
            <text:p>2020-08-03</text:p>
          </table:table-cell>
          <table:table-cell office:value-type="float" office:value="24784.004775463" calcext:value-type="float">
            <text:p>24784.004775463</text:p>
          </table:table-cell>
        </table:table-row>
        <table:table-row table:style-name="ro1">
          <table:table-cell office:value-type="string" calcext:value-type="string">
            <text:p>2020-08-04</text:p>
          </table:table-cell>
          <table:table-cell office:value-type="float" office:value="24260.6591403783" calcext:value-type="float">
            <text:p>24260.6591403783</text:p>
          </table:table-cell>
        </table:table-row>
        <table:table-row table:style-name="ro1">
          <table:table-cell office:value-type="string" calcext:value-type="string">
            <text:p>2020-08-05</text:p>
          </table:table-cell>
          <table:table-cell office:value-type="float" office:value="23835.3444652537" calcext:value-type="float">
            <text:p>23835.3444652537</text:p>
          </table:table-cell>
        </table:table-row>
        <table:table-row table:style-name="ro1">
          <table:table-cell office:value-type="string" calcext:value-type="string">
            <text:p>2020-08-06</text:p>
          </table:table-cell>
          <table:table-cell office:value-type="float" office:value="23391.9281295691" calcext:value-type="float">
            <text:p>23391.9281295691</text:p>
          </table:table-cell>
        </table:table-row>
        <table:table-row table:style-name="ro1">
          <table:table-cell office:value-type="string" calcext:value-type="string">
            <text:p>2020-08-07</text:p>
          </table:table-cell>
          <table:table-cell office:value-type="float" office:value="22921.1994468611" calcext:value-type="float">
            <text:p>22921.1994468611</text:p>
          </table:table-cell>
        </table:table-row>
        <table:table-row table:style-name="ro1">
          <table:table-cell office:value-type="string" calcext:value-type="string">
            <text:p>2020-08-08</text:p>
          </table:table-cell>
          <table:table-cell office:value-type="float" office:value="22394.1264391759" calcext:value-type="float">
            <text:p>22394.1264391759</text:p>
          </table:table-cell>
        </table:table-row>
        <table:table-row table:style-name="ro1">
          <table:table-cell office:value-type="string" calcext:value-type="string">
            <text:p>2020-08-09</text:p>
          </table:table-cell>
          <table:table-cell office:value-type="float" office:value="21982.9864631731" calcext:value-type="float">
            <text:p>21982.9864631731</text:p>
          </table:table-cell>
        </table:table-row>
        <table:table-row table:style-name="ro1">
          <table:table-cell office:value-type="string" calcext:value-type="string">
            <text:p>2020-08-10</text:p>
          </table:table-cell>
          <table:table-cell office:value-type="float" office:value="21587.567501696" calcext:value-type="float">
            <text:p>21587.567501696</text:p>
          </table:table-cell>
        </table:table-row>
        <table:table-row table:style-name="ro1">
          <table:table-cell office:value-type="string" calcext:value-type="string">
            <text:p>2020-08-11</text:p>
          </table:table-cell>
          <table:table-cell office:value-type="float" office:value="20923.1895646262" calcext:value-type="float">
            <text:p>20923.1895646262</text:p>
          </table:table-cell>
        </table:table-row>
        <table:table-row table:style-name="ro1">
          <table:table-cell office:value-type="string" calcext:value-type="string">
            <text:p>2020-08-12</text:p>
          </table:table-cell>
          <table:table-cell office:value-type="float" office:value="20299.5056615944" calcext:value-type="float">
            <text:p>20299.5056615944</text:p>
          </table:table-cell>
        </table:table-row>
        <table:table-row table:style-name="ro1">
          <table:table-cell office:value-type="string" calcext:value-type="string">
            <text:p>2020-08-13</text:p>
          </table:table-cell>
          <table:table-cell office:value-type="float" office:value="19789.8117457432" calcext:value-type="float">
            <text:p>19789.8117457432</text:p>
          </table:table-cell>
        </table:table-row>
        <table:table-row table:style-name="ro1">
          <table:table-cell office:value-type="string" calcext:value-type="string">
            <text:p>2020-08-14</text:p>
          </table:table-cell>
          <table:table-cell office:value-type="float" office:value="19065.3475527653" calcext:value-type="float">
            <text:p>19065.3475527653</text:p>
          </table:table-cell>
        </table:table-row>
        <table:table-row table:style-name="ro1">
          <table:table-cell office:value-type="string" calcext:value-type="string">
            <text:p>2020-08-15</text:p>
          </table:table-cell>
          <table:table-cell office:value-type="float" office:value="18398.9101312214" calcext:value-type="float">
            <text:p>18398.9101312214</text:p>
          </table:table-cell>
        </table:table-row>
        <table:table-row table:style-name="ro1">
          <table:table-cell office:value-type="string" calcext:value-type="string">
            <text:p>2020-08-16</text:p>
          </table:table-cell>
          <table:table-cell office:value-type="float" office:value="17789.2314597893" calcext:value-type="float">
            <text:p>17789.2314597893</text:p>
          </table:table-cell>
        </table:table-row>
        <table:table-row table:style-name="ro1">
          <table:table-cell office:value-type="string" calcext:value-type="string">
            <text:p>2020-08-17</text:p>
          </table:table-cell>
          <table:table-cell office:value-type="float" office:value="17304.5582184414" calcext:value-type="float">
            <text:p>17304.5582184414</text:p>
          </table:table-cell>
        </table:table-row>
        <table:table-row table:style-name="ro1">
          <table:table-cell office:value-type="string" calcext:value-type="string">
            <text:p>2020-08-18</text:p>
          </table:table-cell>
          <table:table-cell office:value-type="float" office:value="16767.129435447" calcext:value-type="float">
            <text:p>16767.129435447</text:p>
          </table:table-cell>
        </table:table-row>
        <table:table-row table:style-name="ro1">
          <table:table-cell office:value-type="string" calcext:value-type="string">
            <text:p>2020-08-19</text:p>
          </table:table-cell>
          <table:table-cell office:value-type="float" office:value="16198.7890956484" calcext:value-type="float">
            <text:p>16198.7890956484</text:p>
          </table:table-cell>
        </table:table-row>
        <table:table-row table:style-name="ro1">
          <table:table-cell office:value-type="string" calcext:value-type="string">
            <text:p>2020-08-20</text:p>
          </table:table-cell>
          <table:table-cell office:value-type="float" office:value="15753.6575328171" calcext:value-type="float">
            <text:p>15753.6575328171</text:p>
          </table:table-cell>
        </table:table-row>
        <table:table-row table:style-name="ro1">
          <table:table-cell office:value-type="string" calcext:value-type="string">
            <text:p>2020-08-21</text:p>
          </table:table-cell>
          <table:table-cell office:value-type="float" office:value="15571.0593098844" calcext:value-type="float">
            <text:p>15571.0593098844</text:p>
          </table:table-cell>
        </table:table-row>
        <table:table-row table:style-name="ro1">
          <table:table-cell office:value-type="string" calcext:value-type="string">
            <text:p>2020-08-22</text:p>
          </table:table-cell>
          <table:table-cell office:value-type="float" office:value="15364.7496588067" calcext:value-type="float">
            <text:p>15364.7496588067</text:p>
          </table:table-cell>
        </table:table-row>
        <table:table-row table:style-name="ro1">
          <table:table-cell office:value-type="string" calcext:value-type="string">
            <text:p>2020-08-23</text:p>
          </table:table-cell>
          <table:table-cell office:value-type="float" office:value="15238.3208012941" calcext:value-type="float">
            <text:p>15238.3208012941</text:p>
          </table:table-cell>
        </table:table-row>
        <table:table-row table:style-name="ro1">
          <table:table-cell office:value-type="string" calcext:value-type="string">
            <text:p>2020-08-24</text:p>
          </table:table-cell>
          <table:table-cell office:value-type="float" office:value="15106.4985391137" calcext:value-type="float">
            <text:p>15106.4985391137</text:p>
          </table:table-cell>
        </table:table-row>
        <table:table-row table:style-name="ro1">
          <table:table-cell office:value-type="string" calcext:value-type="string">
            <text:p>2020-08-25</text:p>
          </table:table-cell>
          <table:table-cell office:value-type="float" office:value="14955.5917282675" calcext:value-type="float">
            <text:p>14955.5917282675</text:p>
          </table:table-cell>
        </table:table-row>
        <table:table-row table:style-name="ro1">
          <table:table-cell office:value-type="string" calcext:value-type="string">
            <text:p>2020-08-26</text:p>
          </table:table-cell>
          <table:table-cell office:value-type="float" office:value="14957.3511143769" calcext:value-type="float">
            <text:p>14957.3511143769</text:p>
          </table:table-cell>
        </table:table-row>
        <table:table-row table:style-name="ro1">
          <table:table-cell office:value-type="string" calcext:value-type="string">
            <text:p>2020-08-27</text:p>
          </table:table-cell>
          <table:table-cell office:value-type="float" office:value="15017.7075145233" calcext:value-type="float">
            <text:p>15017.7075145233</text:p>
          </table:table-cell>
        </table:table-row>
        <table:table-row table:style-name="ro1">
          <table:table-cell office:value-type="string" calcext:value-type="string">
            <text:p>2020-08-28</text:p>
          </table:table-cell>
          <table:table-cell office:value-type="float" office:value="15030.2993099714" calcext:value-type="float">
            <text:p>15030.2993099714</text:p>
          </table:table-cell>
        </table:table-row>
        <table:table-row table:style-name="ro1">
          <table:table-cell office:value-type="string" calcext:value-type="string">
            <text:p>2020-08-29</text:p>
          </table:table-cell>
          <table:table-cell office:value-type="float" office:value="15205.5328266768" calcext:value-type="float">
            <text:p>15205.5328266768</text:p>
          </table:table-cell>
        </table:table-row>
        <table:table-row table:style-name="ro1">
          <table:table-cell office:value-type="string" calcext:value-type="string">
            <text:p>2020-08-30</text:p>
          </table:table-cell>
          <table:table-cell office:value-type="float" office:value="15510.7371702955" calcext:value-type="float">
            <text:p>15510.7371702955</text:p>
          </table:table-cell>
        </table:table-row>
        <table:table-row table:style-name="ro1">
          <table:table-cell office:value-type="string" calcext:value-type="string">
            <text:p>2020-08-31</text:p>
          </table:table-cell>
          <table:table-cell office:value-type="float" office:value="15751.2272135093" calcext:value-type="float">
            <text:p>15751.2272135093</text:p>
          </table:table-cell>
        </table:table-row>
        <table:table-row table:style-name="ro1">
          <table:table-cell office:value-type="string" calcext:value-type="string">
            <text:p>2020-09-01</text:p>
          </table:table-cell>
          <table:table-cell office:value-type="float" office:value="16024.7928689137" calcext:value-type="float">
            <text:p>16024.7928689137</text:p>
          </table:table-cell>
        </table:table-row>
        <table:table-row table:style-name="ro1">
          <table:table-cell office:value-type="string" calcext:value-type="string">
            <text:p>2020-09-02</text:p>
          </table:table-cell>
          <table:table-cell office:value-type="float" office:value="16596.2045992635" calcext:value-type="float">
            <text:p>16596.2045992635</text:p>
          </table:table-cell>
        </table:table-row>
        <table:table-row table:style-name="ro1">
          <table:table-cell office:value-type="string" calcext:value-type="string">
            <text:p>2020-09-03</text:p>
          </table:table-cell>
          <table:table-cell office:value-type="float" office:value="17183.5433248326" calcext:value-type="float">
            <text:p>17183.5433248326</text:p>
          </table:table-cell>
        </table:table-row>
        <table:table-row table:style-name="ro1">
          <table:table-cell office:value-type="string" calcext:value-type="string">
            <text:p>2020-09-04</text:p>
          </table:table-cell>
          <table:table-cell office:value-type="float" office:value="17905.6757480384" calcext:value-type="float">
            <text:p>17905.6757480384</text:p>
          </table:table-cell>
        </table:table-row>
        <table:table-row table:style-name="ro1">
          <table:table-cell office:value-type="string" calcext:value-type="string">
            <text:p>2020-09-05</text:p>
          </table:table-cell>
          <table:table-cell office:value-type="float" office:value="18952.93584271" calcext:value-type="float">
            <text:p>18952.93584271</text:p>
          </table:table-cell>
        </table:table-row>
        <table:table-row table:style-name="ro1">
          <table:table-cell office:value-type="string" calcext:value-type="string">
            <text:p>2020-09-06</text:p>
          </table:table-cell>
          <table:table-cell office:value-type="float" office:value="20120.5600489409" calcext:value-type="float">
            <text:p>20120.5600489409</text:p>
          </table:table-cell>
        </table:table-row>
        <table:table-row table:style-name="ro1">
          <table:table-cell office:value-type="string" calcext:value-type="string">
            <text:p>2020-09-07</text:p>
          </table:table-cell>
          <table:table-cell office:value-type="float" office:value="21542.1999394393" calcext:value-type="float">
            <text:p>21542.1999394393</text:p>
          </table:table-cell>
        </table:table-row>
        <table:table-row table:style-name="ro1">
          <table:table-cell office:value-type="string" calcext:value-type="string">
            <text:p>2020-09-08</text:p>
          </table:table-cell>
          <table:table-cell office:value-type="float" office:value="23093.9991991616" calcext:value-type="float">
            <text:p>23093.9991991616</text:p>
          </table:table-cell>
        </table:table-row>
        <table:table-row table:style-name="ro1">
          <table:table-cell office:value-type="string" calcext:value-type="string">
            <text:p>2020-09-09</text:p>
          </table:table-cell>
          <table:table-cell office:value-type="float" office:value="24729.9464204087" calcext:value-type="float">
            <text:p>24729.9464204087</text:p>
          </table:table-cell>
        </table:table-row>
        <table:table-row table:style-name="ro1">
          <table:table-cell office:value-type="string" calcext:value-type="string">
            <text:p>2020-09-10</text:p>
          </table:table-cell>
          <table:table-cell office:value-type="float" office:value="26902.7652795509" calcext:value-type="float">
            <text:p>26902.7652795509</text:p>
          </table:table-cell>
        </table:table-row>
        <table:table-row table:style-name="ro1">
          <table:table-cell office:value-type="string" calcext:value-type="string">
            <text:p>2020-09-11</text:p>
          </table:table-cell>
          <table:table-cell office:value-type="float" office:value="29516.1581917326" calcext:value-type="float">
            <text:p>29516.1581917326</text:p>
          </table:table-cell>
        </table:table-row>
        <table:table-row table:style-name="ro1">
          <table:table-cell office:value-type="string" calcext:value-type="string">
            <text:p>2020-09-12</text:p>
          </table:table-cell>
          <table:table-cell office:value-type="float" office:value="32692.6432627852" calcext:value-type="float">
            <text:p>32692.6432627852</text:p>
          </table:table-cell>
        </table:table-row>
        <table:table-row table:style-name="ro1">
          <table:table-cell office:value-type="string" calcext:value-type="string">
            <text:p>2020-09-13</text:p>
          </table:table-cell>
          <table:table-cell office:value-type="float" office:value="36210.6947063409" calcext:value-type="float">
            <text:p>36210.6947063409</text:p>
          </table:table-cell>
        </table:table-row>
        <table:table-row table:style-name="ro1">
          <table:table-cell office:value-type="string" calcext:value-type="string">
            <text:p>2020-09-14</text:p>
          </table:table-cell>
          <table:table-cell office:value-type="float" office:value="40254.9247770544" calcext:value-type="float">
            <text:p>40254.9247770544</text:p>
          </table:table-cell>
        </table:table-row>
        <table:table-row table:style-name="ro1">
          <table:table-cell office:value-type="string" calcext:value-type="string">
            <text:p>2020-09-15</text:p>
          </table:table-cell>
          <table:table-cell office:value-type="float" office:value="44988.4060165043" calcext:value-type="float">
            <text:p>44988.4060165043</text:p>
          </table:table-cell>
        </table:table-row>
        <table:table-row table:style-name="ro1">
          <table:table-cell office:value-type="string" calcext:value-type="string">
            <text:p>2020-09-16</text:p>
          </table:table-cell>
          <table:table-cell office:value-type="float" office:value="50117.1124084331" calcext:value-type="float">
            <text:p>50117.1124084331</text:p>
          </table:table-cell>
        </table:table-row>
        <table:table-row table:style-name="ro1">
          <table:table-cell office:value-type="string" calcext:value-type="string">
            <text:p>2020-09-17</text:p>
          </table:table-cell>
          <table:table-cell office:value-type="float" office:value="55705.0636423008" calcext:value-type="float">
            <text:p>55705.0636423008</text:p>
          </table:table-cell>
        </table:table-row>
        <table:table-row table:style-name="ro1">
          <table:table-cell office:value-type="string" calcext:value-type="string">
            <text:p>2020-09-18</text:p>
          </table:table-cell>
          <table:table-cell office:value-type="float" office:value="61809.4793738637" calcext:value-type="float">
            <text:p>61809.4793738637</text:p>
          </table:table-cell>
        </table:table-row>
        <table:table-row table:style-name="ro1">
          <table:table-cell office:value-type="string" calcext:value-type="string">
            <text:p>2020-09-19</text:p>
          </table:table-cell>
          <table:table-cell office:value-type="float" office:value="68645.077004805" calcext:value-type="float">
            <text:p>68645.077004805</text:p>
          </table:table-cell>
        </table:table-row>
        <table:table-row table:style-name="ro1">
          <table:table-cell office:value-type="string" calcext:value-type="string">
            <text:p>2020-09-20</text:p>
          </table:table-cell>
          <table:table-cell office:value-type="float" office:value="76042.944833838" calcext:value-type="float">
            <text:p>76042.944833838</text:p>
          </table:table-cell>
        </table:table-row>
        <table:table-row table:style-name="ro1">
          <table:table-cell office:value-type="string" calcext:value-type="string">
            <text:p>2020-09-21</text:p>
          </table:table-cell>
          <table:table-cell office:value-type="float" office:value="84296.6218663773" calcext:value-type="float">
            <text:p>84296.6218663773</text:p>
          </table:table-cell>
        </table:table-row>
        <table:table-row table:style-name="ro1">
          <table:table-cell office:value-type="string" calcext:value-type="string">
            <text:p>2020-09-22</text:p>
          </table:table-cell>
          <table:table-cell office:value-type="float" office:value="93341.1067876749" calcext:value-type="float">
            <text:p>93341.1067876749</text:p>
          </table:table-cell>
        </table:table-row>
        <table:table-row table:style-name="ro1">
          <table:table-cell office:value-type="string" calcext:value-type="string">
            <text:p>2020-09-23</text:p>
          </table:table-cell>
          <table:table-cell office:value-type="float" office:value="102717.984381185" calcext:value-type="float">
            <text:p>102717.984381185</text:p>
          </table:table-cell>
        </table:table-row>
        <table:table-row table:style-name="ro1">
          <table:table-cell office:value-type="string" calcext:value-type="string">
            <text:p>2020-09-24</text:p>
          </table:table-cell>
          <table:table-cell office:value-type="float" office:value="112842.683289389" calcext:value-type="float">
            <text:p>112842.683289389</text:p>
          </table:table-cell>
        </table:table-row>
        <table:table-row table:style-name="ro1">
          <table:table-cell office:value-type="string" calcext:value-type="string">
            <text:p>2020-09-25</text:p>
          </table:table-cell>
          <table:table-cell office:value-type="float" office:value="122908.288137248" calcext:value-type="float">
            <text:p>122908.288137248</text:p>
          </table:table-cell>
        </table:table-row>
        <table:table-row table:style-name="ro1">
          <table:table-cell office:value-type="string" calcext:value-type="string">
            <text:p>2020-09-26</text:p>
          </table:table-cell>
          <table:table-cell office:value-type="float" office:value="132563.325042462" calcext:value-type="float">
            <text:p>132563.325042462</text:p>
          </table:table-cell>
        </table:table-row>
        <table:table-row table:style-name="ro1">
          <table:table-cell office:value-type="string" calcext:value-type="string">
            <text:p>2020-09-27</text:p>
          </table:table-cell>
          <table:table-cell office:value-type="float" office:value="141497.230257002" calcext:value-type="float">
            <text:p>141497.230257002</text:p>
          </table:table-cell>
        </table:table-row>
        <table:table-row table:style-name="ro1">
          <table:table-cell office:value-type="string" calcext:value-type="string">
            <text:p>2020-09-28</text:p>
          </table:table-cell>
          <table:table-cell office:value-type="float" office:value="150248.954753401" calcext:value-type="float">
            <text:p>150248.954753401</text:p>
          </table:table-cell>
        </table:table-row>
        <table:table-row table:style-name="ro1">
          <table:table-cell office:value-type="string" calcext:value-type="string">
            <text:p>2020-09-29</text:p>
          </table:table-cell>
          <table:table-cell office:value-type="float" office:value="158589.768738803" calcext:value-type="float">
            <text:p>158589.768738803</text:p>
          </table:table-cell>
        </table:table-row>
        <table:table-row table:style-name="ro1">
          <table:table-cell office:value-type="string" calcext:value-type="string">
            <text:p>2020-09-30</text:p>
          </table:table-cell>
          <table:table-cell office:value-type="float" office:value="167194.560993928" calcext:value-type="float">
            <text:p>167194.560993928</text:p>
          </table:table-cell>
        </table:table-row>
        <table:table-row table:style-name="ro1">
          <table:table-cell office:value-type="string" calcext:value-type="string">
            <text:p>2020-10-01</text:p>
          </table:table-cell>
          <table:table-cell office:value-type="float" office:value="174890.836923558" calcext:value-type="float">
            <text:p>174890.836923558</text:p>
          </table:table-cell>
        </table:table-row>
        <table:table-row table:style-name="ro1">
          <table:table-cell office:value-type="string" calcext:value-type="string">
            <text:p>2020-10-02</text:p>
          </table:table-cell>
          <table:table-cell office:value-type="float" office:value="181572.624799272" calcext:value-type="float">
            <text:p>181572.624799272</text:p>
          </table:table-cell>
        </table:table-row>
        <table:table-row table:style-name="ro1">
          <table:table-cell office:value-type="string" calcext:value-type="string">
            <text:p>2020-10-03</text:p>
          </table:table-cell>
          <table:table-cell office:value-type="float" office:value="187688.451336172" calcext:value-type="float">
            <text:p>187688.451336172</text:p>
          </table:table-cell>
        </table:table-row>
        <table:table-row table:style-name="ro1">
          <table:table-cell office:value-type="string" calcext:value-type="string">
            <text:p>2020-10-04</text:p>
          </table:table-cell>
          <table:table-cell office:value-type="float" office:value="194017.44106884" calcext:value-type="float">
            <text:p>194017.44106884</text:p>
          </table:table-cell>
        </table:table-row>
        <table:table-row table:style-name="ro1">
          <table:table-cell office:value-type="string" calcext:value-type="string">
            <text:p>2020-10-05</text:p>
          </table:table-cell>
          <table:table-cell office:value-type="float" office:value="200648.396750939" calcext:value-type="float">
            <text:p>200648.396750939</text:p>
          </table:table-cell>
        </table:table-row>
        <table:table-row table:style-name="ro1">
          <table:table-cell office:value-type="string" calcext:value-type="string">
            <text:p>2020-10-06</text:p>
          </table:table-cell>
          <table:table-cell office:value-type="float" office:value="207226.088156885" calcext:value-type="float">
            <text:p>207226.088156885</text:p>
          </table:table-cell>
        </table:table-row>
        <table:table-row table:style-name="ro1">
          <table:table-cell office:value-type="string" calcext:value-type="string">
            <text:p>2020-10-07</text:p>
          </table:table-cell>
          <table:table-cell office:value-type="float" office:value="213449.629434289" calcext:value-type="float">
            <text:p>213449.629434289</text:p>
          </table:table-cell>
        </table:table-row>
        <table:table-row table:style-name="ro1">
          <table:table-cell office:value-type="string" calcext:value-type="string">
            <text:p>2020-10-08</text:p>
          </table:table-cell>
          <table:table-cell office:value-type="float" office:value="219850.905726563" calcext:value-type="float">
            <text:p>219850.905726563</text:p>
          </table:table-cell>
        </table:table-row>
        <table:table-row table:style-name="ro1">
          <table:table-cell office:value-type="string" calcext:value-type="string">
            <text:p>2020-10-09</text:p>
          </table:table-cell>
          <table:table-cell office:value-type="float" office:value="226268.399920945" calcext:value-type="float">
            <text:p>226268.399920945</text:p>
          </table:table-cell>
        </table:table-row>
        <table:table-row table:style-name="ro1">
          <table:table-cell office:value-type="string" calcext:value-type="string">
            <text:p>2020-10-10</text:p>
          </table:table-cell>
          <table:table-cell office:value-type="float" office:value="233276.995615313" calcext:value-type="float">
            <text:p>233276.995615313</text:p>
          </table:table-cell>
        </table:table-row>
        <table:table-row table:style-name="ro1">
          <table:table-cell office:value-type="string" calcext:value-type="string">
            <text:p>2020-10-11</text:p>
          </table:table-cell>
          <table:table-cell office:value-type="float" office:value="240012.519504516" calcext:value-type="float">
            <text:p>240012.519504516</text:p>
          </table:table-cell>
        </table:table-row>
        <table:table-row table:style-name="ro1">
          <table:table-cell office:value-type="string" calcext:value-type="string">
            <text:p>2020-10-12</text:p>
          </table:table-cell>
          <table:table-cell office:value-type="float" office:value="247417.322693451" calcext:value-type="float">
            <text:p>247417.322693451</text:p>
          </table:table-cell>
        </table:table-row>
        <table:table-row table:style-name="ro1">
          <table:table-cell office:value-type="string" calcext:value-type="string">
            <text:p>2020-10-13</text:p>
          </table:table-cell>
          <table:table-cell office:value-type="float" office:value="255695.612466687" calcext:value-type="float">
            <text:p>255695.612466687</text:p>
          </table:table-cell>
        </table:table-row>
        <table:table-row table:style-name="ro1">
          <table:table-cell office:value-type="string" calcext:value-type="string">
            <text:p>2020-10-14</text:p>
          </table:table-cell>
          <table:table-cell office:value-type="float" office:value="264834.846338839" calcext:value-type="float">
            <text:p>264834.846338839</text:p>
          </table:table-cell>
        </table:table-row>
        <table:table-row table:style-name="ro1">
          <table:table-cell office:value-type="string" calcext:value-type="string">
            <text:p>2020-10-15</text:p>
          </table:table-cell>
          <table:table-cell office:value-type="float" office:value="274300.678948575" calcext:value-type="float">
            <text:p>274300.678948575</text:p>
          </table:table-cell>
        </table:table-row>
        <table:table-row table:style-name="ro1">
          <table:table-cell office:value-type="string" calcext:value-type="string">
            <text:p>2020-10-16</text:p>
          </table:table-cell>
          <table:table-cell office:value-type="float" office:value="284513.173098111" calcext:value-type="float">
            <text:p>284513.173098111</text:p>
          </table:table-cell>
        </table:table-row>
        <table:table-row table:style-name="ro1">
          <table:table-cell office:value-type="string" calcext:value-type="string">
            <text:p>2020-10-17</text:p>
          </table:table-cell>
          <table:table-cell office:value-type="float" office:value="294904.179308648" calcext:value-type="float">
            <text:p>294904.179308648</text:p>
          </table:table-cell>
        </table:table-row>
        <table:table-row table:style-name="ro1">
          <table:table-cell office:value-type="string" calcext:value-type="string">
            <text:p>2020-10-18</text:p>
          </table:table-cell>
          <table:table-cell office:value-type="float" office:value="305041.854768036" calcext:value-type="float">
            <text:p>305041.854768036</text:p>
          </table:table-cell>
        </table:table-row>
        <table:table-row table:style-name="ro1">
          <table:table-cell office:value-type="string" calcext:value-type="string">
            <text:p>2020-10-19</text:p>
          </table:table-cell>
          <table:table-cell office:value-type="float" office:value="316055.402695791" calcext:value-type="float">
            <text:p>316055.402695791</text:p>
          </table:table-cell>
        </table:table-row>
        <table:table-row table:style-name="ro1">
          <table:table-cell office:value-type="string" calcext:value-type="string">
            <text:p>2020-10-20</text:p>
          </table:table-cell>
          <table:table-cell office:value-type="float" office:value="327316.663640886" calcext:value-type="float">
            <text:p>327316.663640886</text:p>
          </table:table-cell>
        </table:table-row>
        <table:table-row table:style-name="ro1">
          <table:table-cell office:value-type="string" calcext:value-type="string">
            <text:p>2020-10-21</text:p>
          </table:table-cell>
          <table:table-cell office:value-type="float" office:value="339128.067064438" calcext:value-type="float">
            <text:p>339128.067064438</text:p>
          </table:table-cell>
        </table:table-row>
        <table:table-row table:style-name="ro1">
          <table:table-cell office:value-type="string" calcext:value-type="string">
            <text:p>2020-10-22</text:p>
          </table:table-cell>
          <table:table-cell office:value-type="float" office:value="350938.334795996" calcext:value-type="float">
            <text:p>350938.334795996</text:p>
          </table:table-cell>
        </table:table-row>
        <table:table-row table:style-name="ro1">
          <table:table-cell office:value-type="string" calcext:value-type="string">
            <text:p>2020-10-23</text:p>
          </table:table-cell>
          <table:table-cell office:value-type="float" office:value="363923.573719315" calcext:value-type="float">
            <text:p>363923.573719315</text:p>
          </table:table-cell>
        </table:table-row>
        <table:table-row table:style-name="ro1">
          <table:table-cell office:value-type="string" calcext:value-type="string">
            <text:p>2020-10-24</text:p>
          </table:table-cell>
          <table:table-cell office:value-type="float" office:value="377187.396490173" calcext:value-type="float">
            <text:p>377187.396490173</text:p>
          </table:table-cell>
        </table:table-row>
        <table:table-row table:style-name="ro1">
          <table:table-cell office:value-type="string" calcext:value-type="string">
            <text:p>2020-10-25</text:p>
          </table:table-cell>
          <table:table-cell office:value-type="float" office:value="390415.108792249" calcext:value-type="float">
            <text:p>390415.108792249</text:p>
          </table:table-cell>
        </table:table-row>
        <table:table-row table:style-name="ro1">
          <table:table-cell office:value-type="string" calcext:value-type="string">
            <text:p>2020-10-26</text:p>
          </table:table-cell>
          <table:table-cell office:value-type="float" office:value="402751.898069822" calcext:value-type="float">
            <text:p>402751.898069822</text:p>
          </table:table-cell>
        </table:table-row>
        <table:table-row table:style-name="ro1">
          <table:table-cell office:value-type="string" calcext:value-type="string">
            <text:p>2020-10-27</text:p>
          </table:table-cell>
          <table:table-cell office:value-type="float" office:value="414543.370195576" calcext:value-type="float">
            <text:p>414543.370195576</text:p>
          </table:table-cell>
        </table:table-row>
        <table:table-row table:style-name="ro1">
          <table:table-cell office:value-type="string" calcext:value-type="string">
            <text:p>2020-10-28</text:p>
          </table:table-cell>
          <table:table-cell office:value-type="float" office:value="425712.787874505" calcext:value-type="float">
            <text:p>425712.787874505</text:p>
          </table:table-cell>
        </table:table-row>
        <table:table-row table:style-name="ro1">
          <table:table-cell office:value-type="string" calcext:value-type="string">
            <text:p>2020-10-29</text:p>
          </table:table-cell>
          <table:table-cell office:value-type="float" office:value="435744.735046241" calcext:value-type="float">
            <text:p>435744.735046241</text:p>
          </table:table-cell>
        </table:table-row>
        <table:table-row table:style-name="ro1">
          <table:table-cell office:value-type="string" calcext:value-type="string">
            <text:p>2020-10-30</text:p>
          </table:table-cell>
          <table:table-cell office:value-type="float" office:value="444313.351139582" calcext:value-type="float">
            <text:p>444313.351139582</text:p>
          </table:table-cell>
        </table:table-row>
        <table:table-row table:style-name="ro1">
          <table:table-cell office:value-type="string" calcext:value-type="string">
            <text:p>2020-10-31</text:p>
          </table:table-cell>
          <table:table-cell office:value-type="float" office:value="451866.082076674" calcext:value-type="float">
            <text:p>451866.082076674</text:p>
          </table:table-cell>
        </table:table-row>
        <table:table-row table:style-name="ro1">
          <table:table-cell office:value-type="string" calcext:value-type="string">
            <text:p>2020-11-01</text:p>
          </table:table-cell>
          <table:table-cell office:value-type="float" office:value="458388.408867494" calcext:value-type="float">
            <text:p>458388.408867494</text:p>
          </table:table-cell>
        </table:table-row>
        <table:table-row table:style-name="ro1">
          <table:table-cell office:value-type="string" calcext:value-type="string">
            <text:p>2020-11-02</text:p>
          </table:table-cell>
          <table:table-cell office:value-type="float" office:value="463973.227003399" calcext:value-type="float">
            <text:p>463973.227003399</text:p>
          </table:table-cell>
        </table:table-row>
        <table:table-row table:style-name="ro1">
          <table:table-cell office:value-type="string" calcext:value-type="string">
            <text:p>2020-11-03</text:p>
          </table:table-cell>
          <table:table-cell office:value-type="float" office:value="468447.884286974" calcext:value-type="float">
            <text:p>468447.884286974</text:p>
          </table:table-cell>
        </table:table-row>
        <table:table-row table:style-name="ro1">
          <table:table-cell office:value-type="string" calcext:value-type="string">
            <text:p>2020-11-04</text:p>
          </table:table-cell>
          <table:table-cell office:value-type="float" office:value="471273.139282197" calcext:value-type="float">
            <text:p>471273.139282197</text:p>
          </table:table-cell>
        </table:table-row>
        <table:table-row table:style-name="ro1">
          <table:table-cell office:value-type="string" calcext:value-type="string">
            <text:p>2020-11-05</text:p>
          </table:table-cell>
          <table:table-cell office:value-type="float" office:value="471870.420841108" calcext:value-type="float">
            <text:p>471870.420841108</text:p>
          </table:table-cell>
        </table:table-row>
        <table:table-row table:style-name="ro1">
          <table:table-cell office:value-type="string" calcext:value-type="string">
            <text:p>2020-11-06</text:p>
          </table:table-cell>
          <table:table-cell office:value-type="float" office:value="471137.648295111" calcext:value-type="float">
            <text:p>471137.648295111</text:p>
          </table:table-cell>
        </table:table-row>
        <table:table-row table:style-name="ro1">
          <table:table-cell office:value-type="string" calcext:value-type="string">
            <text:p>2020-11-07</text:p>
          </table:table-cell>
          <table:table-cell office:value-type="float" office:value="469815.394102324" calcext:value-type="float">
            <text:p>469815.394102324</text:p>
          </table:table-cell>
        </table:table-row>
        <table:table-row table:style-name="ro1">
          <table:table-cell office:value-type="string" calcext:value-type="string">
            <text:p>2020-11-08</text:p>
          </table:table-cell>
          <table:table-cell office:value-type="float" office:value="467694.16193154" calcext:value-type="float">
            <text:p>467694.16193154</text:p>
          </table:table-cell>
        </table:table-row>
        <table:table-row table:style-name="ro1">
          <table:table-cell office:value-type="string" calcext:value-type="string">
            <text:p>2020-11-09</text:p>
          </table:table-cell>
          <table:table-cell office:value-type="float" office:value="465600.557558638" calcext:value-type="float">
            <text:p>465600.557558638</text:p>
          </table:table-cell>
        </table:table-row>
        <table:table-row table:style-name="ro1">
          <table:table-cell office:value-type="string" calcext:value-type="string">
            <text:p>2020-11-10</text:p>
          </table:table-cell>
          <table:table-cell office:value-type="float" office:value="463376.087198796" calcext:value-type="float">
            <text:p>463376.087198796</text:p>
          </table:table-cell>
        </table:table-row>
        <table:table-row table:style-name="ro1">
          <table:table-cell office:value-type="string" calcext:value-type="string">
            <text:p>2020-11-11</text:p>
          </table:table-cell>
          <table:table-cell office:value-type="float" office:value="461369.875419238" calcext:value-type="float">
            <text:p>461369.875419238</text:p>
          </table:table-cell>
        </table:table-row>
        <table:table-row table:style-name="ro1">
          <table:table-cell office:value-type="string" calcext:value-type="string">
            <text:p>2020-11-12</text:p>
          </table:table-cell>
          <table:table-cell office:value-type="float" office:value="460576.872971994" calcext:value-type="float">
            <text:p>460576.872971994</text:p>
          </table:table-cell>
        </table:table-row>
        <table:table-row table:style-name="ro1">
          <table:table-cell office:value-type="string" calcext:value-type="string">
            <text:p>2020-11-13</text:p>
          </table:table-cell>
          <table:table-cell office:value-type="float" office:value="459815.424603329" calcext:value-type="float">
            <text:p>459815.424603329</text:p>
          </table:table-cell>
        </table:table-row>
        <table:table-row table:style-name="ro1">
          <table:table-cell office:value-type="string" calcext:value-type="string">
            <text:p>2020-11-14</text:p>
          </table:table-cell>
          <table:table-cell office:value-type="float" office:value="458192.86685051" calcext:value-type="float">
            <text:p>458192.86685051</text:p>
          </table:table-cell>
        </table:table-row>
        <table:table-row table:style-name="ro1">
          <table:table-cell office:value-type="string" calcext:value-type="string">
            <text:p>2020-11-15</text:p>
          </table:table-cell>
          <table:table-cell office:value-type="float" office:value="457334.241069687" calcext:value-type="float">
            <text:p>457334.241069687</text:p>
          </table:table-cell>
        </table:table-row>
        <table:table-row table:style-name="ro1">
          <table:table-cell office:value-type="string" calcext:value-type="string">
            <text:p>2020-11-16</text:p>
          </table:table-cell>
          <table:table-cell office:value-type="float" office:value="456573.746638779" calcext:value-type="float">
            <text:p>456573.746638779</text:p>
          </table:table-cell>
        </table:table-row>
        <table:table-row table:style-name="ro1">
          <table:table-cell office:value-type="string" calcext:value-type="string">
            <text:p>2020-11-17</text:p>
          </table:table-cell>
          <table:table-cell office:value-type="float" office:value="455589.131913476" calcext:value-type="float">
            <text:p>455589.131913476</text:p>
          </table:table-cell>
        </table:table-row>
        <table:table-row table:style-name="ro1">
          <table:table-cell office:value-type="string" calcext:value-type="string">
            <text:p>2020-11-18</text:p>
          </table:table-cell>
          <table:table-cell office:value-type="float" office:value="455172.276422731" calcext:value-type="float">
            <text:p>455172.276422731</text:p>
          </table:table-cell>
        </table:table-row>
        <table:table-row table:style-name="ro1">
          <table:table-cell office:value-type="string" calcext:value-type="string">
            <text:p>2020-11-19</text:p>
          </table:table-cell>
          <table:table-cell office:value-type="float" office:value="454767.674970412" calcext:value-type="float">
            <text:p>454767.674970412</text:p>
          </table:table-cell>
        </table:table-row>
        <table:table-row table:style-name="ro1">
          <table:table-cell office:value-type="string" calcext:value-type="string">
            <text:p>2020-11-20</text:p>
          </table:table-cell>
          <table:table-cell office:value-type="float" office:value="453233.500585562" calcext:value-type="float">
            <text:p>453233.500585562</text:p>
          </table:table-cell>
        </table:table-row>
        <table:table-row table:style-name="ro1">
          <table:table-cell office:value-type="string" calcext:value-type="string">
            <text:p>2020-11-21</text:p>
          </table:table-cell>
          <table:table-cell office:value-type="float" office:value="451097.339049129" calcext:value-type="float">
            <text:p>451097.339049129</text:p>
          </table:table-cell>
        </table:table-row>
        <table:table-row table:style-name="ro1">
          <table:table-cell office:value-type="string" calcext:value-type="string">
            <text:p>2020-11-22</text:p>
          </table:table-cell>
          <table:table-cell office:value-type="float" office:value="447459.101715467" calcext:value-type="float">
            <text:p>447459.101715467</text:p>
          </table:table-cell>
        </table:table-row>
        <table:table-row table:style-name="ro1">
          <table:table-cell office:value-type="string" calcext:value-type="string">
            <text:p>2020-11-23</text:p>
          </table:table-cell>
          <table:table-cell office:value-type="float" office:value="442837.522350924" calcext:value-type="float">
            <text:p>442837.522350924</text:p>
          </table:table-cell>
        </table:table-row>
        <table:table-row table:style-name="ro1">
          <table:table-cell office:value-type="string" calcext:value-type="string">
            <text:p>2020-11-24</text:p>
          </table:table-cell>
          <table:table-cell office:value-type="float" office:value="436304.726830845" calcext:value-type="float">
            <text:p>436304.726830845</text:p>
          </table:table-cell>
        </table:table-row>
        <table:table-row table:style-name="ro1">
          <table:table-cell office:value-type="string" calcext:value-type="string">
            <text:p>2020-11-25</text:p>
          </table:table-cell>
          <table:table-cell office:value-type="float" office:value="427858.586424469" calcext:value-type="float">
            <text:p>427858.586424469</text:p>
          </table:table-cell>
        </table:table-row>
        <table:table-row table:style-name="ro1">
          <table:table-cell office:value-type="string" calcext:value-type="string">
            <text:p>2020-11-26</text:p>
          </table:table-cell>
          <table:table-cell office:value-type="float" office:value="417031.737742041" calcext:value-type="float">
            <text:p>417031.737742041</text:p>
          </table:table-cell>
        </table:table-row>
        <table:table-row table:style-name="ro1">
          <table:table-cell office:value-type="string" calcext:value-type="string">
            <text:p>2020-11-27</text:p>
          </table:table-cell>
          <table:table-cell office:value-type="float" office:value="405084.007116973" calcext:value-type="float">
            <text:p>405084.007116973</text:p>
          </table:table-cell>
        </table:table-row>
        <table:table-row table:style-name="ro1">
          <table:table-cell office:value-type="string" calcext:value-type="string">
            <text:p>2020-11-28</text:p>
          </table:table-cell>
          <table:table-cell office:value-type="float" office:value="392291.454311766" calcext:value-type="float">
            <text:p>392291.454311766</text:p>
          </table:table-cell>
        </table:table-row>
        <table:table-row table:style-name="ro1">
          <table:table-cell office:value-type="string" calcext:value-type="string">
            <text:p>2020-11-29</text:p>
          </table:table-cell>
          <table:table-cell office:value-type="float" office:value="378609.761276352" calcext:value-type="float">
            <text:p>378609.761276352</text:p>
          </table:table-cell>
        </table:table-row>
        <table:table-row table:style-name="ro1">
          <table:table-cell office:value-type="string" calcext:value-type="string">
            <text:p>2020-11-30</text:p>
          </table:table-cell>
          <table:table-cell office:value-type="float" office:value="364071.586547199" calcext:value-type="float">
            <text:p>364071.586547199</text:p>
          </table:table-cell>
        </table:table-row>
        <table:table-row table:style-name="ro1">
          <table:table-cell office:value-type="string" calcext:value-type="string">
            <text:p>2020-12-01</text:p>
          </table:table-cell>
          <table:table-cell office:value-type="float" office:value="349329.41922285" calcext:value-type="float">
            <text:p>349329.41922285</text:p>
          </table:table-cell>
        </table:table-row>
        <table:table-row table:style-name="ro1">
          <table:table-cell office:value-type="string" calcext:value-type="string">
            <text:p>2020-12-02</text:p>
          </table:table-cell>
          <table:table-cell office:value-type="float" office:value="334933.847012645" calcext:value-type="float">
            <text:p>334933.847012645</text:p>
          </table:table-cell>
        </table:table-row>
        <table:table-row table:style-name="ro1">
          <table:table-cell office:value-type="string" calcext:value-type="string">
            <text:p>2020-12-03</text:p>
          </table:table-cell>
          <table:table-cell office:value-type="float" office:value="320773.733078815" calcext:value-type="float">
            <text:p>320773.733078815</text:p>
          </table:table-cell>
        </table:table-row>
        <table:table-row table:style-name="ro1">
          <table:table-cell office:value-type="string" calcext:value-type="string">
            <text:p>2020-12-04</text:p>
          </table:table-cell>
          <table:table-cell office:value-type="float" office:value="306931.148123765" calcext:value-type="float">
            <text:p>306931.148123765</text:p>
          </table:table-cell>
        </table:table-row>
        <table:table-row table:style-name="ro1">
          <table:table-cell office:value-type="string" calcext:value-type="string">
            <text:p>2020-12-05</text:p>
          </table:table-cell>
          <table:table-cell office:value-type="float" office:value="293838.429914397" calcext:value-type="float">
            <text:p>293838.429914397</text:p>
          </table:table-cell>
        </table:table-row>
        <table:table-row table:style-name="ro1">
          <table:table-cell office:value-type="string" calcext:value-type="string">
            <text:p>2020-12-06</text:p>
          </table:table-cell>
          <table:table-cell office:value-type="float" office:value="281762.026746062" calcext:value-type="float">
            <text:p>281762.026746062</text:p>
          </table:table-cell>
        </table:table-row>
        <table:table-row table:style-name="ro1">
          <table:table-cell office:value-type="string" calcext:value-type="string">
            <text:p>2020-12-07</text:p>
          </table:table-cell>
          <table:table-cell office:value-type="float" office:value="270992.809273345" calcext:value-type="float">
            <text:p>270992.809273345</text:p>
          </table:table-cell>
        </table:table-row>
        <table:table-row table:style-name="ro1">
          <table:table-cell office:value-type="string" calcext:value-type="string">
            <text:p>2020-12-08</text:p>
          </table:table-cell>
          <table:table-cell office:value-type="float" office:value="261399.692883777" calcext:value-type="float">
            <text:p>261399.692883777</text:p>
          </table:table-cell>
        </table:table-row>
        <table:table-row table:style-name="ro1">
          <table:table-cell office:value-type="string" calcext:value-type="string">
            <text:p>2020-12-09</text:p>
          </table:table-cell>
          <table:table-cell office:value-type="float" office:value="253057.145060787" calcext:value-type="float">
            <text:p>253057.145060787</text:p>
          </table:table-cell>
        </table:table-row>
        <table:table-row table:style-name="ro1">
          <table:table-cell office:value-type="string" calcext:value-type="string">
            <text:p>2020-12-10</text:p>
          </table:table-cell>
          <table:table-cell office:value-type="float" office:value="245713.824325653" calcext:value-type="float">
            <text:p>245713.824325653</text:p>
          </table:table-cell>
        </table:table-row>
        <table:table-row table:style-name="ro1">
          <table:table-cell office:value-type="string" calcext:value-type="string">
            <text:p>2020-12-11</text:p>
          </table:table-cell>
          <table:table-cell office:value-type="float" office:value="239835.846175035" calcext:value-type="float">
            <text:p>239835.846175035</text:p>
          </table:table-cell>
        </table:table-row>
        <table:table-row table:style-name="ro1">
          <table:table-cell office:value-type="string" calcext:value-type="string">
            <text:p>2020-12-12</text:p>
          </table:table-cell>
          <table:table-cell office:value-type="float" office:value="235027.207314996" calcext:value-type="float">
            <text:p>235027.207314996</text:p>
          </table:table-cell>
        </table:table-row>
        <table:table-row table:style-name="ro1">
          <table:table-cell office:value-type="string" calcext:value-type="string">
            <text:p>2020-12-13</text:p>
          </table:table-cell>
          <table:table-cell office:value-type="float" office:value="232361.188703542" calcext:value-type="float">
            <text:p>232361.188703542</text:p>
          </table:table-cell>
        </table:table-row>
        <table:table-row table:style-name="ro1">
          <table:table-cell office:value-type="string" calcext:value-type="string">
            <text:p>2020-12-14</text:p>
          </table:table-cell>
          <table:table-cell office:value-type="float" office:value="231470.469279388" calcext:value-type="float">
            <text:p>231470.469279388</text:p>
          </table:table-cell>
        </table:table-row>
        <table:table-row table:style-name="ro1">
          <table:table-cell office:value-type="string" calcext:value-type="string">
            <text:p>2020-12-15</text:p>
          </table:table-cell>
          <table:table-cell office:value-type="float" office:value="232406.138070496" calcext:value-type="float">
            <text:p>232406.138070496</text:p>
          </table:table-cell>
        </table:table-row>
        <table:table-row table:style-name="ro1">
          <table:table-cell office:value-type="string" calcext:value-type="string">
            <text:p>2020-12-16</text:p>
          </table:table-cell>
          <table:table-cell office:value-type="float" office:value="234805.904900263" calcext:value-type="float">
            <text:p>234805.904900263</text:p>
          </table:table-cell>
        </table:table-row>
        <table:table-row table:style-name="ro1">
          <table:table-cell office:value-type="string" calcext:value-type="string">
            <text:p>2020-12-17</text:p>
          </table:table-cell>
          <table:table-cell office:value-type="float" office:value="239716.715411489" calcext:value-type="float">
            <text:p>239716.715411489</text:p>
          </table:table-cell>
        </table:table-row>
        <table:table-row table:style-name="ro1">
          <table:table-cell office:value-type="string" calcext:value-type="string">
            <text:p>2020-12-18</text:p>
          </table:table-cell>
          <table:table-cell office:value-type="float" office:value="246880.671946897" calcext:value-type="float">
            <text:p>246880.671946897</text:p>
          </table:table-cell>
        </table:table-row>
        <table:table-row table:style-name="ro1">
          <table:table-cell office:value-type="string" calcext:value-type="string">
            <text:p>2020-12-19</text:p>
          </table:table-cell>
          <table:table-cell office:value-type="float" office:value="256468.004685908" calcext:value-type="float">
            <text:p>256468.004685908</text:p>
          </table:table-cell>
        </table:table-row>
        <table:table-row table:style-name="ro1">
          <table:table-cell office:value-type="string" calcext:value-type="string">
            <text:p>2020-12-20</text:p>
          </table:table-cell>
          <table:table-cell office:value-type="float" office:value="267902.672249513" calcext:value-type="float">
            <text:p>267902.672249513</text:p>
          </table:table-cell>
        </table:table-row>
        <table:table-row table:style-name="ro1">
          <table:table-cell office:value-type="string" calcext:value-type="string">
            <text:p>2020-12-21</text:p>
          </table:table-cell>
          <table:table-cell office:value-type="float" office:value="281375.438163693" calcext:value-type="float">
            <text:p>281375.438163693</text:p>
          </table:table-cell>
        </table:table-row>
        <table:table-row table:style-name="ro1">
          <table:table-cell office:value-type="string" calcext:value-type="string">
            <text:p>2020-12-22</text:p>
          </table:table-cell>
          <table:table-cell office:value-type="float" office:value="296419.51460756" calcext:value-type="float">
            <text:p>296419.51460756</text:p>
          </table:table-cell>
        </table:table-row>
        <table:table-row table:style-name="ro1">
          <table:table-cell office:value-type="string" calcext:value-type="string">
            <text:p>2020-12-23</text:p>
          </table:table-cell>
          <table:table-cell office:value-type="float" office:value="313218.027510127" calcext:value-type="float">
            <text:p>313218.027510127</text:p>
          </table:table-cell>
        </table:table-row>
        <table:table-row table:style-name="ro1">
          <table:table-cell office:value-type="string" calcext:value-type="string">
            <text:p>2020-12-24</text:p>
          </table:table-cell>
          <table:table-cell office:value-type="float" office:value="331398.426793068" calcext:value-type="float">
            <text:p>331398.426793068</text:p>
          </table:table-cell>
        </table:table-row>
        <table:table-row table:style-name="ro1">
          <table:table-cell office:value-type="string" calcext:value-type="string">
            <text:p>2020-12-25</text:p>
          </table:table-cell>
          <table:table-cell office:value-type="float" office:value="350039.049449947" calcext:value-type="float">
            <text:p>350039.049449947</text:p>
          </table:table-cell>
        </table:table-row>
        <table:table-row table:style-name="ro1">
          <table:table-cell office:value-type="string" calcext:value-type="string">
            <text:p>2020-12-26</text:p>
          </table:table-cell>
          <table:table-cell office:value-type="float" office:value="369516.506542942" calcext:value-type="float">
            <text:p>369516.506542942</text:p>
          </table:table-cell>
        </table:table-row>
        <table:table-row table:style-name="ro1">
          <table:table-cell office:value-type="string" calcext:value-type="string">
            <text:p>2020-12-27</text:p>
          </table:table-cell>
          <table:table-cell office:value-type="float" office:value="389006.155428971" calcext:value-type="float">
            <text:p>389006.155428971</text:p>
          </table:table-cell>
        </table:table-row>
        <table:table-row table:style-name="ro1">
          <table:table-cell office:value-type="string" calcext:value-type="string">
            <text:p>2020-12-28</text:p>
          </table:table-cell>
          <table:table-cell office:value-type="float" office:value="409835.487612042" calcext:value-type="float">
            <text:p>409835.487612042</text:p>
          </table:table-cell>
        </table:table-row>
        <table:table-row table:style-name="ro1">
          <table:table-cell office:value-type="string" calcext:value-type="string">
            <text:p>2020-12-29</text:p>
          </table:table-cell>
          <table:table-cell office:value-type="float" office:value="431972.775207265" calcext:value-type="float">
            <text:p>431972.775207265</text:p>
          </table:table-cell>
        </table:table-row>
        <table:table-row table:style-name="ro1">
          <table:table-cell office:value-type="string" calcext:value-type="string">
            <text:p>2020-12-30</text:p>
          </table:table-cell>
          <table:table-cell office:value-type="float" office:value="454523.963251926" calcext:value-type="float">
            <text:p>454523.963251926</text:p>
          </table:table-cell>
        </table:table-row>
        <table:table-row table:style-name="ro1">
          <table:table-cell office:value-type="string" calcext:value-type="string">
            <text:p>2020-12-31</text:p>
          </table:table-cell>
          <table:table-cell office:value-type="float" office:value="478628.958434492" calcext:value-type="float">
            <text:p>478628.958434492</text:p>
          </table:table-cell>
        </table:table-row>
        <table:table-row table:style-name="ro1">
          <table:table-cell office:value-type="string" calcext:value-type="string">
            <text:p>2021-01-01</text:p>
          </table:table-cell>
          <table:table-cell office:value-type="float" office:value="503249.975219439" calcext:value-type="float">
            <text:p>503249.975219439</text:p>
          </table:table-cell>
        </table:table-row>
        <table:table-row table:style-name="ro1">
          <table:table-cell office:value-type="string" calcext:value-type="string">
            <text:p>2021-01-02</text:p>
          </table:table-cell>
          <table:table-cell office:value-type="float" office:value="527532.152348712" calcext:value-type="float">
            <text:p>527532.152348712</text:p>
          </table:table-cell>
        </table:table-row>
        <table:table-row table:style-name="ro1">
          <table:table-cell office:value-type="string" calcext:value-type="string">
            <text:p>2021-01-03</text:p>
          </table:table-cell>
          <table:table-cell office:value-type="float" office:value="551092.452099251" calcext:value-type="float">
            <text:p>551092.452099251</text:p>
          </table:table-cell>
        </table:table-row>
        <table:table-row table:style-name="ro1">
          <table:table-cell office:value-type="string" calcext:value-type="string">
            <text:p>2021-01-04</text:p>
          </table:table-cell>
          <table:table-cell office:value-type="float" office:value="573709.250667001" calcext:value-type="float">
            <text:p>573709.250667001</text:p>
          </table:table-cell>
        </table:table-row>
        <table:table-row table:style-name="ro1">
          <table:table-cell office:value-type="string" calcext:value-type="string">
            <text:p>2021-01-05</text:p>
          </table:table-cell>
          <table:table-cell office:value-type="float" office:value="594573.6087265" calcext:value-type="float">
            <text:p>594573.6087265</text:p>
          </table:table-cell>
        </table:table-row>
        <table:table-row table:style-name="ro1">
          <table:table-cell office:value-type="string" calcext:value-type="string">
            <text:p>2021-01-06</text:p>
          </table:table-cell>
          <table:table-cell office:value-type="float" office:value="612843.538520163" calcext:value-type="float">
            <text:p>612843.538520163</text:p>
          </table:table-cell>
        </table:table-row>
        <table:table-row table:style-name="ro1">
          <table:table-cell office:value-type="string" calcext:value-type="string">
            <text:p>2021-01-07</text:p>
          </table:table-cell>
          <table:table-cell office:value-type="float" office:value="628667.695344092" calcext:value-type="float">
            <text:p>628667.695344092</text:p>
          </table:table-cell>
        </table:table-row>
        <table:table-row table:style-name="ro1">
          <table:table-cell office:value-type="string" calcext:value-type="string">
            <text:p>2021-01-08</text:p>
          </table:table-cell>
          <table:table-cell office:value-type="float" office:value="641088.439146169" calcext:value-type="float">
            <text:p>641088.439146169</text:p>
          </table:table-cell>
        </table:table-row>
        <table:table-row table:style-name="ro1">
          <table:table-cell office:value-type="string" calcext:value-type="string">
            <text:p>2021-01-09</text:p>
          </table:table-cell>
          <table:table-cell office:value-type="float" office:value="649897.343819788" calcext:value-type="float">
            <text:p>649897.343819788</text:p>
          </table:table-cell>
        </table:table-row>
        <table:table-row table:style-name="ro1">
          <table:table-cell office:value-type="string" calcext:value-type="string">
            <text:p>2021-01-10</text:p>
          </table:table-cell>
          <table:table-cell office:value-type="float" office:value="656067.892095475" calcext:value-type="float">
            <text:p>656067.892095475</text:p>
          </table:table-cell>
        </table:table-row>
        <table:table-row table:style-name="ro1">
          <table:table-cell office:value-type="string" calcext:value-type="string">
            <text:p>2021-01-11</text:p>
          </table:table-cell>
          <table:table-cell office:value-type="float" office:value="658475.374790805" calcext:value-type="float">
            <text:p>658475.374790805</text:p>
          </table:table-cell>
        </table:table-row>
        <table:table-row table:style-name="ro1">
          <table:table-cell office:value-type="string" calcext:value-type="string">
            <text:p>2021-01-12</text:p>
          </table:table-cell>
          <table:table-cell office:value-type="float" office:value="657455.083446606" calcext:value-type="float">
            <text:p>657455.083446606</text:p>
          </table:table-cell>
        </table:table-row>
        <table:table-row table:style-name="ro1">
          <table:table-cell office:value-type="string" calcext:value-type="string">
            <text:p>2021-01-13</text:p>
          </table:table-cell>
          <table:table-cell office:value-type="float" office:value="652461.876041259" calcext:value-type="float">
            <text:p>652461.876041259</text:p>
          </table:table-cell>
        </table:table-row>
        <table:table-row table:style-name="ro1">
          <table:table-cell office:value-type="string" calcext:value-type="string">
            <text:p>2021-01-14</text:p>
          </table:table-cell>
          <table:table-cell office:value-type="float" office:value="643797.025774333" calcext:value-type="float">
            <text:p>643797.025774333</text:p>
          </table:table-cell>
        </table:table-row>
        <table:table-row table:style-name="ro1">
          <table:table-cell office:value-type="string" calcext:value-type="string">
            <text:p>2021-01-15</text:p>
          </table:table-cell>
          <table:table-cell office:value-type="float" office:value="631924.426199046" calcext:value-type="float">
            <text:p>631924.426199046</text:p>
          </table:table-cell>
        </table:table-row>
        <table:table-row table:style-name="ro1">
          <table:table-cell office:value-type="string" calcext:value-type="string">
            <text:p>2021-01-16</text:p>
          </table:table-cell>
          <table:table-cell office:value-type="float" office:value="618254.840345206" calcext:value-type="float">
            <text:p>618254.840345206</text:p>
          </table:table-cell>
        </table:table-row>
        <table:table-row table:style-name="ro1">
          <table:table-cell office:value-type="string" calcext:value-type="string">
            <text:p>2021-01-17</text:p>
          </table:table-cell>
          <table:table-cell office:value-type="float" office:value="602811.146218179" calcext:value-type="float">
            <text:p>602811.146218179</text:p>
          </table:table-cell>
        </table:table-row>
        <table:table-row table:style-name="ro1">
          <table:table-cell office:value-type="string" calcext:value-type="string">
            <text:p>2021-01-18</text:p>
          </table:table-cell>
          <table:table-cell office:value-type="float" office:value="586210.505797519" calcext:value-type="float">
            <text:p>586210.505797519</text:p>
          </table:table-cell>
        </table:table-row>
        <table:table-row table:style-name="ro1">
          <table:table-cell office:value-type="string" calcext:value-type="string">
            <text:p>2021-01-19</text:p>
          </table:table-cell>
          <table:table-cell office:value-type="float" office:value="567932.781791293" calcext:value-type="float">
            <text:p>567932.781791293</text:p>
          </table:table-cell>
        </table:table-row>
        <table:table-row table:style-name="ro1">
          <table:table-cell office:value-type="string" calcext:value-type="string">
            <text:p>2021-01-20</text:p>
          </table:table-cell>
          <table:table-cell office:value-type="float" office:value="549316.358157153" calcext:value-type="float">
            <text:p>549316.358157153</text:p>
          </table:table-cell>
        </table:table-row>
        <table:table-row table:style-name="ro1">
          <table:table-cell office:value-type="string" calcext:value-type="string">
            <text:p>2021-01-21</text:p>
          </table:table-cell>
          <table:table-cell office:value-type="float" office:value="530731.269799926" calcext:value-type="float">
            <text:p>530731.269799926</text:p>
          </table:table-cell>
        </table:table-row>
        <table:table-row table:style-name="ro1">
          <table:table-cell office:value-type="string" calcext:value-type="string">
            <text:p>2021-01-22</text:p>
          </table:table-cell>
          <table:table-cell office:value-type="float" office:value="512191.478609867" calcext:value-type="float">
            <text:p>512191.478609867</text:p>
          </table:table-cell>
        </table:table-row>
        <table:table-row table:style-name="ro1">
          <table:table-cell office:value-type="string" calcext:value-type="string">
            <text:p>2021-01-23</text:p>
          </table:table-cell>
          <table:table-cell office:value-type="float" office:value="494173.54418898" calcext:value-type="float">
            <text:p>494173.54418898</text:p>
          </table:table-cell>
        </table:table-row>
        <table:table-row table:style-name="ro1">
          <table:table-cell office:value-type="string" calcext:value-type="string">
            <text:p>2021-01-24</text:p>
          </table:table-cell>
          <table:table-cell office:value-type="float" office:value="477038.923196156" calcext:value-type="float">
            <text:p>477038.923196156</text:p>
          </table:table-cell>
        </table:table-row>
        <table:table-row table:style-name="ro1">
          <table:table-cell office:value-type="string" calcext:value-type="string">
            <text:p>2021-01-25</text:p>
          </table:table-cell>
          <table:table-cell office:value-type="float" office:value="460780.806687708" calcext:value-type="float">
            <text:p>460780.806687708</text:p>
          </table:table-cell>
        </table:table-row>
        <table:table-row table:style-name="ro1">
          <table:table-cell office:value-type="string" calcext:value-type="string">
            <text:p>2021-01-26</text:p>
          </table:table-cell>
          <table:table-cell office:value-type="float" office:value="445724.310903821" calcext:value-type="float">
            <text:p>445724.310903821</text:p>
          </table:table-cell>
        </table:table-row>
        <table:table-row table:style-name="ro1">
          <table:table-cell office:value-type="string" calcext:value-type="string">
            <text:p>2021-01-27</text:p>
          </table:table-cell>
          <table:table-cell office:value-type="float" office:value="431000.163986871" calcext:value-type="float">
            <text:p>431000.163986871</text:p>
          </table:table-cell>
        </table:table-row>
        <table:table-row table:style-name="ro1">
          <table:table-cell office:value-type="string" calcext:value-type="string">
            <text:p>2021-01-28</text:p>
          </table:table-cell>
          <table:table-cell office:value-type="float" office:value="416498.644636282" calcext:value-type="float">
            <text:p>416498.644636282</text:p>
          </table:table-cell>
        </table:table-row>
        <table:table-row table:style-name="ro1">
          <table:table-cell office:value-type="string" calcext:value-type="string">
            <text:p>2021-01-29</text:p>
          </table:table-cell>
          <table:table-cell office:value-type="float" office:value="402328.953833133" calcext:value-type="float">
            <text:p>402328.953833133</text:p>
          </table:table-cell>
        </table:table-row>
        <table:table-row table:style-name="ro1">
          <table:table-cell office:value-type="string" calcext:value-type="string">
            <text:p>2021-01-30</text:p>
          </table:table-cell>
          <table:table-cell office:value-type="float" office:value="388209.141676032" calcext:value-type="float">
            <text:p>388209.141676032</text:p>
          </table:table-cell>
        </table:table-row>
        <table:table-row table:style-name="ro1">
          <table:table-cell office:value-type="string" calcext:value-type="string">
            <text:p>2021-01-31</text:p>
          </table:table-cell>
          <table:table-cell office:value-type="float" office:value="374012.88731522" calcext:value-type="float">
            <text:p>374012.88731522</text:p>
          </table:table-cell>
        </table:table-row>
        <table:table-row table:style-name="ro1">
          <table:table-cell office:value-type="string" calcext:value-type="string">
            <text:p>2021-02-01</text:p>
          </table:table-cell>
          <table:table-cell office:value-type="float" office:value="360010.712007573" calcext:value-type="float">
            <text:p>360010.712007573</text:p>
          </table:table-cell>
        </table:table-row>
        <table:table-row table:style-name="ro1">
          <table:table-cell office:value-type="string" calcext:value-type="string">
            <text:p>2021-02-02</text:p>
          </table:table-cell>
          <table:table-cell office:value-type="float" office:value="345913.89808265" calcext:value-type="float">
            <text:p>345913.89808265</text:p>
          </table:table-cell>
        </table:table-row>
        <table:table-row table:style-name="ro1">
          <table:table-cell office:value-type="string" calcext:value-type="string">
            <text:p>2021-02-03</text:p>
          </table:table-cell>
          <table:table-cell office:value-type="float" office:value="331751.892014216" calcext:value-type="float">
            <text:p>331751.892014216</text:p>
          </table:table-cell>
        </table:table-row>
        <table:table-row table:style-name="ro1">
          <table:table-cell office:value-type="string" calcext:value-type="string">
            <text:p>2021-02-04</text:p>
          </table:table-cell>
          <table:table-cell office:value-type="float" office:value="317776.544313281" calcext:value-type="float">
            <text:p>317776.544313281</text:p>
          </table:table-cell>
        </table:table-row>
        <table:table-row table:style-name="ro1">
          <table:table-cell office:value-type="string" calcext:value-type="string">
            <text:p>2021-02-05</text:p>
          </table:table-cell>
          <table:table-cell office:value-type="float" office:value="304022.492871029" calcext:value-type="float">
            <text:p>304022.492871029</text:p>
          </table:table-cell>
        </table:table-row>
        <table:table-row table:style-name="ro1">
          <table:table-cell office:value-type="string" calcext:value-type="string">
            <text:p>2021-02-06</text:p>
          </table:table-cell>
          <table:table-cell office:value-type="float" office:value="290900.095512186" calcext:value-type="float">
            <text:p>290900.095512186</text:p>
          </table:table-cell>
        </table:table-row>
        <table:table-row table:style-name="ro1">
          <table:table-cell office:value-type="string" calcext:value-type="string">
            <text:p>2021-02-07</text:p>
          </table:table-cell>
          <table:table-cell office:value-type="float" office:value="277779.258635176" calcext:value-type="float">
            <text:p>277779.258635176</text:p>
          </table:table-cell>
        </table:table-row>
        <table:table-row table:style-name="ro1">
          <table:table-cell office:value-type="string" calcext:value-type="string">
            <text:p>2021-02-08</text:p>
          </table:table-cell>
          <table:table-cell office:value-type="float" office:value="265695.877194939" calcext:value-type="float">
            <text:p>265695.877194939</text:p>
          </table:table-cell>
        </table:table-row>
        <table:table-row table:style-name="ro1">
          <table:table-cell office:value-type="string" calcext:value-type="string">
            <text:p>2021-02-09</text:p>
          </table:table-cell>
          <table:table-cell office:value-type="float" office:value="254626.921263493" calcext:value-type="float">
            <text:p>254626.921263493</text:p>
          </table:table-cell>
        </table:table-row>
      </table:table>
      <table:table table:name="Graphs_EN" table:style-name="ta1">
        <table:shapes>
          <draw:frame draw:z-index="0" draw:style-name="gr1" draw:text-style-name="P1" svg:width="15.997cm" svg:height="9.005cm" svg:x="15.98cm" svg:y="0.504cm">
            <draw:object draw:notify-on-update-of-ranges="Graphs_EN.B2:Graphs_EN.B244 Graphs_EN.C1:Graphs_EN.C1 Graphs_EN.C2:Graphs_EN.C244 Graphs_EN.D1:Graphs_EN.D1 Graphs_EN.D2:Graphs_EN.D24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.997cm" svg:height="9.005cm" svg:x="15.971cm" svg:y="10.465cm">
            <draw:object draw:notify-on-update-of-ranges="Graphs_EN.B2:Graphs_EN.B244 Graphs_EN.C1:Graphs_EN.C1 Graphs_EN.C2:Graphs_EN.C244 Graphs_EN.D1:Graphs_EN.D1 Graphs_EN.D2:Graphs_EN.D24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14.382cm" svg:height="9.004cm" svg:x="16.235cm" svg:y="21.197cm">
            <draw:object draw:notify-on-update-of-ranges="Graphs_EN.B2:Graphs_EN.B500 Graphs_EN.E2:Graphs_EN.E500 Graphs_EN.G2:Graphs_EN.G50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3" table:number-columns-repeated="2" table:default-cell-style-name="ce2"/>
        <table:table-column table:style-name="co3" table:number-columns-repeated="2" table:default-cell-style-name="Default"/>
        <table:table-column table:style-name="co3" table:default-cell-style-name="ce7"/>
        <table:table-column table:style-name="co3" table:default-cell-style-name="Default"/>
        <table:table-column table:style-name="co3" table:default-cell-style-name="ce6"/>
        <table:table-row table:style-name="ro1">
          <table:table-cell/>
          <table:table-cell table:formula="of:=[$prevalence_history_20210209_UK.A1]" office:value-type="string" office:string-value="date" calcext:value-type="string">
            <text:p>date</text:p>
          </table:table-cell>
          <table:table-cell table:formula="of:=[$prevalence_history_20210209_UK.B1]" office:value-type="string" office:string-value="active_cases" calcext:value-type="string">
            <text:p>active_cases</text:p>
          </table:table-cell>
          <table:table-cell office:value-type="string" calcext:value-type="string">
            <text:p>gamma(3.79,3.5)</text:p>
          </table:table-cell>
          <table:table-cell table:number-columns-repeated="3"/>
        </table:table-row>
        <table:table-row table:style-name="ro1">
          <table:table-cell/>
          <table:table-cell table:formula="of:=VALUE([$from_i_EN.A1])" office:value-type="date" office:date-value="2020-06-10" calcext:value-type="date">
            <text:p>10/06/20</text:p>
          </table:table-cell>
          <table:table-cell/>
          <table:table-cell table:formula="of:=[$from_i_EN.C1]" office:value-type="float" office:value="57902.8605248733" calcext:value-type="float">
            <text:p>57902.8605248733</text:p>
          </table:table-cell>
          <table:table-cell table:number-columns-repeated="3"/>
        </table:table-row>
        <table:table-row table:style-name="ro1">
          <table:table-cell/>
          <table:table-cell table:formula="of:=VALUE([$from_i_EN.A2])" office:value-type="date" office:date-value="2020-06-11" calcext:value-type="date">
            <text:p>11/06/20</text:p>
          </table:table-cell>
          <table:table-cell/>
          <table:table-cell table:formula="of:=[$from_i_EN.C2]" office:value-type="float" office:value="53938.6770243839" calcext:value-type="float">
            <text:p>53938.6770243839</text:p>
          </table:table-cell>
          <table:table-cell/>
          <table:table-cell table:formula="of:=[.D1]" office:value-type="string" office:string-value="gamma(3.79,3.5)" calcext:value-type="string">
            <text:p>gamma(3.79,3.5)</text:p>
          </table:table-cell>
          <table:table-cell/>
        </table:table-row>
        <table:table-row table:style-name="ro1">
          <table:table-cell/>
          <table:table-cell table:formula="of:=VALUE([$from_i_EN.A3])" office:value-type="date" office:date-value="2020-06-12" calcext:value-type="date">
            <text:p>12/06/20</text:p>
          </table:table-cell>
          <table:table-cell/>
          <table:table-cell table:formula="of:=[$from_i_EN.C3]" office:value-type="float" office:value="50253.3612423798" calcext:value-type="float">
            <text:p>50253.3612423798</text:p>
          </table:table-cell>
          <table:table-cell/>
          <table:table-cell table:formula="of:=[.D2]" office:value-type="float" office:value="57902.8605248733" calcext:value-type="float">
            <text:p>57902.8605248733</text:p>
          </table:table-cell>
          <table:table-cell/>
        </table:table-row>
        <table:table-row table:style-name="ro1">
          <table:table-cell/>
          <table:table-cell table:formula="of:=VALUE([$from_i_EN.A4])" office:value-type="date" office:date-value="2020-06-13" calcext:value-type="date">
            <text:p>13/06/20</text:p>
          </table:table-cell>
          <table:table-cell/>
          <table:table-cell table:formula="of:=[$from_i_EN.C4]" office:value-type="float" office:value="46868.1246451794" calcext:value-type="float">
            <text:p>46868.1246451794</text:p>
          </table:table-cell>
          <table:table-cell/>
          <table:table-cell table:formula="of:=[.D3]" office:value-type="float" office:value="53938.6770243839" calcext:value-type="float">
            <text:p>53938.6770243839</text:p>
          </table:table-cell>
          <table:table-cell/>
        </table:table-row>
        <table:table-row table:style-name="ro1">
          <table:table-cell/>
          <table:table-cell table:formula="of:=VALUE([$from_i_EN.A5])" office:value-type="date" office:date-value="2020-06-14" calcext:value-type="date">
            <text:p>14/06/20</text:p>
          </table:table-cell>
          <table:table-cell/>
          <table:table-cell table:formula="of:=[$from_i_EN.C5]" office:value-type="float" office:value="43910.6499147399" calcext:value-type="float">
            <text:p>43910.6499147399</text:p>
          </table:table-cell>
          <table:table-cell/>
          <table:table-cell table:formula="of:=[.D4]" office:value-type="float" office:value="50253.3612423798" calcext:value-type="float">
            <text:p>50253.3612423798</text:p>
          </table:table-cell>
          <table:table-cell/>
        </table:table-row>
        <table:table-row table:style-name="ro1">
          <table:table-cell/>
          <table:table-cell table:formula="of:=VALUE([$from_i_EN.A6])" office:value-type="date" office:date-value="2020-06-15" calcext:value-type="date">
            <text:p>15/06/20</text:p>
          </table:table-cell>
          <table:table-cell/>
          <table:table-cell table:formula="of:=[$from_i_EN.C6]" office:value-type="float" office:value="41318.8783413138" calcext:value-type="float">
            <text:p>41318.8783413138</text:p>
          </table:table-cell>
          <table:table-cell/>
          <table:table-cell table:formula="of:=[.D5]" office:value-type="float" office:value="46868.1246451794" calcext:value-type="float">
            <text:p>46868.1246451794</text:p>
          </table:table-cell>
          <table:table-cell/>
        </table:table-row>
        <table:table-row table:style-name="ro1">
          <table:table-cell/>
          <table:table-cell table:formula="of:=VALUE([$from_i_EN.A7])" office:value-type="date" office:date-value="2020-06-16" calcext:value-type="date">
            <text:p>16/06/20</text:p>
          </table:table-cell>
          <table:table-cell/>
          <table:table-cell table:formula="of:=[$from_i_EN.C7]" office:value-type="float" office:value="39069.4331339227" calcext:value-type="float">
            <text:p>39069.4331339227</text:p>
          </table:table-cell>
          <table:table-cell/>
          <table:table-cell table:formula="of:=[.D6]" office:value-type="float" office:value="43910.6499147399" calcext:value-type="float">
            <text:p>43910.6499147399</text:p>
          </table:table-cell>
          <table:table-cell/>
        </table:table-row>
        <table:table-row table:style-name="ro1">
          <table:table-cell/>
          <table:table-cell table:formula="of:=VALUE([$from_i_EN.A8])" office:value-type="date" office:date-value="2020-06-17" calcext:value-type="date">
            <text:p>17/06/20</text:p>
          </table:table-cell>
          <table:table-cell/>
          <table:table-cell table:formula="of:=[$from_i_EN.C8]" office:value-type="float" office:value="37054.1059764267" calcext:value-type="float">
            <text:p>37054.1059764267</text:p>
          </table:table-cell>
          <table:table-cell/>
          <table:table-cell table:formula="of:=[.D7]" office:value-type="float" office:value="41318.8783413138" calcext:value-type="float">
            <text:p>41318.8783413138</text:p>
          </table:table-cell>
          <table:table-cell/>
        </table:table-row>
        <table:table-row table:style-name="ro1">
          <table:table-cell/>
          <table:table-cell table:formula="of:=VALUE([$from_i_EN.A9])" office:value-type="date" office:date-value="2020-06-18" calcext:value-type="date">
            <text:p>18/06/20</text:p>
          </table:table-cell>
          <table:table-cell/>
          <table:table-cell table:formula="of:=[$from_i_EN.C9]" office:value-type="float" office:value="35301.5415247181" calcext:value-type="float">
            <text:p>35301.5415247181</text:p>
          </table:table-cell>
          <table:table-cell/>
          <table:table-cell table:formula="of:=[.D8]" office:value-type="float" office:value="39069.4331339227" calcext:value-type="float">
            <text:p>39069.4331339227</text:p>
          </table:table-cell>
          <table:table-cell/>
        </table:table-row>
        <table:table-row table:style-name="ro1">
          <table:table-cell/>
          <table:table-cell table:formula="of:=VALUE([$from_i_EN.A10])" office:value-type="date" office:date-value="2020-06-19" calcext:value-type="date">
            <text:p>19/06/20</text:p>
          </table:table-cell>
          <table:table-cell/>
          <table:table-cell table:formula="of:=[$from_i_EN.C10]" office:value-type="float" office:value="33746.0639988383" calcext:value-type="float">
            <text:p>33746.0639988383</text:p>
          </table:table-cell>
          <table:table-cell/>
          <table:table-cell table:formula="of:=[.D9]" office:value-type="float" office:value="37054.1059764267" calcext:value-type="float">
            <text:p>37054.1059764267</text:p>
          </table:table-cell>
          <table:table-cell/>
        </table:table-row>
        <table:table-row table:style-name="ro1">
          <table:table-cell/>
          <table:table-cell table:formula="of:=VALUE([$from_i_EN.A11])" office:value-type="date" office:date-value="2020-06-20" calcext:value-type="date">
            <text:p>20/06/20</text:p>
          </table:table-cell>
          <table:table-cell/>
          <table:table-cell table:formula="of:=[$from_i_EN.C11]" office:value-type="float" office:value="32341.6446528206" calcext:value-type="float">
            <text:p>32341.6446528206</text:p>
          </table:table-cell>
          <table:table-cell/>
          <table:table-cell table:formula="of:=[.D10]" office:value-type="float" office:value="35301.5415247181" calcext:value-type="float">
            <text:p>35301.5415247181</text:p>
          </table:table-cell>
          <table:table-cell/>
        </table:table-row>
        <table:table-row table:style-name="ro1">
          <table:table-cell/>
          <table:table-cell table:formula="of:=VALUE([$from_i_EN.A12])" office:value-type="date" office:date-value="2020-06-21" calcext:value-type="date">
            <text:p>21/06/20</text:p>
          </table:table-cell>
          <table:table-cell/>
          <table:table-cell table:formula="of:=[$from_i_EN.C12]" office:value-type="float" office:value="31066.094193771" calcext:value-type="float">
            <text:p>31066.094193771</text:p>
          </table:table-cell>
          <table:table-cell/>
          <table:table-cell table:formula="of:=[.D11]" office:value-type="float" office:value="33746.0639988383" calcext:value-type="float">
            <text:p>33746.0639988383</text:p>
          </table:table-cell>
          <table:table-cell/>
        </table:table-row>
        <table:table-row table:style-name="ro1">
          <table:table-cell/>
          <table:table-cell table:formula="of:=VALUE([$from_i_EN.A13])" office:value-type="date" office:date-value="2020-06-22" calcext:value-type="date">
            <text:p>22/06/20</text:p>
          </table:table-cell>
          <table:table-cell/>
          <table:table-cell table:formula="of:=[$from_i_EN.C13]" office:value-type="float" office:value="29927.8326058728" calcext:value-type="float">
            <text:p>29927.8326058728</text:p>
          </table:table-cell>
          <table:table-cell/>
          <table:table-cell table:formula="of:=[.D12]" office:value-type="float" office:value="32341.6446528206" calcext:value-type="float">
            <text:p>32341.6446528206</text:p>
          </table:table-cell>
          <table:table-cell/>
        </table:table-row>
        <table:table-row table:style-name="ro1">
          <table:table-cell/>
          <table:table-cell table:formula="of:=VALUE([$from_i_EN.A14])" office:value-type="date" office:date-value="2020-06-23" calcext:value-type="date">
            <text:p>23/06/20</text:p>
          </table:table-cell>
          <table:table-cell/>
          <table:table-cell table:formula="of:=[$from_i_EN.C14]" office:value-type="float" office:value="28958.1957563771" calcext:value-type="float">
            <text:p>28958.1957563771</text:p>
          </table:table-cell>
          <table:table-cell/>
          <table:table-cell table:formula="of:=[.D13]" office:value-type="float" office:value="31066.094193771" calcext:value-type="float">
            <text:p>31066.094193771</text:p>
          </table:table-cell>
          <table:table-cell/>
        </table:table-row>
        <table:table-row table:style-name="ro1">
          <table:table-cell/>
          <table:table-cell table:formula="of:=VALUE([$from_i_EN.A15])" office:value-type="date" office:date-value="2020-06-24" calcext:value-type="date">
            <text:p>24/06/20</text:p>
          </table:table-cell>
          <table:table-cell/>
          <table:table-cell table:formula="of:=[$from_i_EN.C15]" office:value-type="float" office:value="27824.1737435317" calcext:value-type="float">
            <text:p>27824.1737435317</text:p>
          </table:table-cell>
          <table:table-cell/>
          <table:table-cell table:formula="of:=[.D14]" office:value-type="float" office:value="29927.8326058728" calcext:value-type="float">
            <text:p>29927.8326058728</text:p>
          </table:table-cell>
          <table:table-cell/>
        </table:table-row>
        <table:table-row table:style-name="ro1">
          <table:table-cell/>
          <table:table-cell table:formula="of:=VALUE([$from_i_EN.A16])" office:value-type="date" office:date-value="2020-06-25" calcext:value-type="date">
            <text:p>25/06/20</text:p>
          </table:table-cell>
          <table:table-cell/>
          <table:table-cell table:formula="of:=[$from_i_EN.C16]" office:value-type="float" office:value="26728.3828654441" calcext:value-type="float">
            <text:p>26728.3828654441</text:p>
          </table:table-cell>
          <table:table-cell/>
          <table:table-cell table:formula="of:=[.D15]" office:value-type="float" office:value="28958.1957563771" calcext:value-type="float">
            <text:p>28958.1957563771</text:p>
          </table:table-cell>
          <table:table-cell/>
        </table:table-row>
        <table:table-row table:style-name="ro1">
          <table:table-cell/>
          <table:table-cell table:formula="of:=VALUE([$from_i_EN.A17])" office:value-type="date" office:date-value="2020-06-26" calcext:value-type="date">
            <text:p>26/06/20</text:p>
          </table:table-cell>
          <table:table-cell/>
          <table:table-cell table:formula="of:=[$from_i_EN.C17]" office:value-type="float" office:value="25569.5109506175" calcext:value-type="float">
            <text:p>25569.5109506175</text:p>
          </table:table-cell>
          <table:table-cell/>
          <table:table-cell table:formula="of:=[.D16]" office:value-type="float" office:value="27824.1737435317" calcext:value-type="float">
            <text:p>27824.1737435317</text:p>
          </table:table-cell>
          <table:table-cell/>
        </table:table-row>
        <table:table-row table:style-name="ro1">
          <table:table-cell/>
          <table:table-cell table:formula="of:=VALUE([$from_i_EN.A18])" office:value-type="date" office:date-value="2020-06-27" calcext:value-type="date">
            <text:p>27/06/20</text:p>
          </table:table-cell>
          <table:table-cell/>
          <table:table-cell table:formula="of:=[$from_i_EN.C18]" office:value-type="float" office:value="24503.2110721691" calcext:value-type="float">
            <text:p>24503.2110721691</text:p>
          </table:table-cell>
          <table:table-cell/>
          <table:table-cell table:formula="of:=[.D17]" office:value-type="float" office:value="26728.3828654441" calcext:value-type="float">
            <text:p>26728.3828654441</text:p>
          </table:table-cell>
          <table:table-cell/>
        </table:table-row>
        <table:table-row table:style-name="ro1">
          <table:table-cell/>
          <table:table-cell table:formula="of:=VALUE([$from_i_EN.A19])" office:value-type="date" office:date-value="2020-06-28" calcext:value-type="date">
            <text:p>28/06/20</text:p>
          </table:table-cell>
          <table:table-cell/>
          <table:table-cell table:formula="of:=[$from_i_EN.C19]" office:value-type="float" office:value="23560.4281563207" calcext:value-type="float">
            <text:p>23560.4281563207</text:p>
          </table:table-cell>
          <table:table-cell/>
          <table:table-cell table:formula="of:=[.D18]" office:value-type="float" office:value="25569.5109506175" calcext:value-type="float">
            <text:p>25569.5109506175</text:p>
          </table:table-cell>
          <table:table-cell/>
        </table:table-row>
        <table:table-row table:style-name="ro1">
          <table:table-cell table:formula="of:=VALUE([$EN.A2])" office:value-type="date" office:date-value="2020-07-01" calcext:value-type="date">
            <text:p>01/07/20</text:p>
          </table:table-cell>
          <table:table-cell table:formula="of:=VALUE([$from_i_EN.A20])" office:value-type="date" office:date-value="2020-06-29" calcext:value-type="date">
            <text:p>29/06/20</text:p>
          </table:table-cell>
          <table:table-cell table:formula="of:=[$EN.B2]" office:value-type="float" office:value="25302.895944901" calcext:value-type="float">
            <text:p>25302.895944901</text:p>
          </table:table-cell>
          <table:table-cell table:formula="of:=[$from_i_EN.C20]" office:value-type="float" office:value="22703.1023390933" calcext:value-type="float">
            <text:p>22703.1023390933</text:p>
          </table:table-cell>
          <table:table-cell table:formula="of:=[.D21]/[.C21]" office:value-type="percentage" office:value="0.897253120296234" calcext:value-type="percentage">
            <text:p>89.7%</text:p>
          </table:table-cell>
          <table:table-cell table:formula="of:=[.D19]" office:value-type="float" office:value="24503.2110721691" calcext:value-type="float">
            <text:p>24503.2110721691</text:p>
          </table:table-cell>
          <table:table-cell table:formula="of:=[.F21]/[.C21]" office:value-type="percentage" office:value="0.968395519845901" calcext:value-type="percentage">
            <text:p>96.84%</text:p>
          </table:table-cell>
        </table:table-row>
        <table:table-row table:style-name="ro1">
          <table:table-cell table:formula="of:=VALUE([$EN.A3])" office:value-type="date" office:date-value="2020-07-02" calcext:value-type="date">
            <text:p>02/07/20</text:p>
          </table:table-cell>
          <table:table-cell table:formula="of:=VALUE([$from_i_EN.A21])" office:value-type="date" office:date-value="2020-06-30" calcext:value-type="date">
            <text:p>30/06/20</text:p>
          </table:table-cell>
          <table:table-cell table:formula="of:=[$EN.B3]" office:value-type="float" office:value="24334.153269098" calcext:value-type="float">
            <text:p>24334.153269098</text:p>
          </table:table-cell>
          <table:table-cell table:formula="of:=[$from_i_EN.C21]" office:value-type="float" office:value="21949.5793251038" calcext:value-type="float">
            <text:p>21949.5793251038</text:p>
          </table:table-cell>
          <table:table-cell table:formula="of:=[.D22]/[.C22]" office:value-type="percentage" office:value="0.902007112488174" calcext:value-type="percentage">
            <text:p>90.2%</text:p>
          </table:table-cell>
          <table:table-cell table:formula="of:=[.D20]" office:value-type="float" office:value="23560.4281563207" calcext:value-type="float">
            <text:p>23560.4281563207</text:p>
          </table:table-cell>
          <table:table-cell table:formula="of:=[.F22]/[.C22]" office:value-type="percentage" office:value="0.968204148949785" calcext:value-type="percentage">
            <text:p>96.82%</text:p>
          </table:table-cell>
        </table:table-row>
        <table:table-row table:style-name="ro1">
          <table:table-cell table:formula="of:=VALUE([$EN.A4])" office:value-type="date" office:date-value="2020-07-03" calcext:value-type="date">
            <text:p>03/07/20</text:p>
          </table:table-cell>
          <table:table-cell table:formula="of:=VALUE([$from_i_EN.A22])" office:value-type="date" office:date-value="2020-07-01" calcext:value-type="date">
            <text:p>01/07/20</text:p>
          </table:table-cell>
          <table:table-cell table:formula="of:=[$EN.B4]" office:value-type="float" office:value="23382.7345544326" calcext:value-type="float">
            <text:p>23382.7345544326</text:p>
          </table:table-cell>
          <table:table-cell table:formula="of:=[$from_i_EN.C22]" office:value-type="float" office:value="21172.9985028262" calcext:value-type="float">
            <text:p>21172.9985028262</text:p>
          </table:table-cell>
          <table:table-cell table:formula="of:=[.D23]/[.C23]" office:value-type="percentage" office:value="0.905497107429317" calcext:value-type="percentage">
            <text:p>90.5%</text:p>
          </table:table-cell>
          <table:table-cell table:formula="of:=[.D21]" office:value-type="float" office:value="22703.1023390933" calcext:value-type="float">
            <text:p>22703.1023390933</text:p>
          </table:table-cell>
          <table:table-cell table:formula="of:=[.F23]/[.C23]" office:value-type="percentage" office:value="0.970934442515389" calcext:value-type="percentage">
            <text:p>97.09%</text:p>
          </table:table-cell>
        </table:table-row>
        <table:table-row table:style-name="ro1">
          <table:table-cell table:formula="of:=VALUE([$EN.A5])" office:value-type="date" office:date-value="2020-07-04" calcext:value-type="date">
            <text:p>04/07/20</text:p>
          </table:table-cell>
          <table:table-cell table:formula="of:=VALUE([$from_i_EN.A23])" office:value-type="date" office:date-value="2020-07-02" calcext:value-type="date">
            <text:p>02/07/20</text:p>
          </table:table-cell>
          <table:table-cell table:formula="of:=[$EN.B5]" office:value-type="float" office:value="22549.0147799204" calcext:value-type="float">
            <text:p>22549.0147799204</text:p>
          </table:table-cell>
          <table:table-cell table:formula="of:=[$from_i_EN.C23]" office:value-type="float" office:value="20441.6147182652" calcext:value-type="float">
            <text:p>20441.6147182652</text:p>
          </table:table-cell>
          <table:table-cell table:formula="of:=[.D24]/[.C24]" office:value-type="percentage" office:value="0.906541368559846" calcext:value-type="percentage">
            <text:p>90.7%</text:p>
          </table:table-cell>
          <table:table-cell table:formula="of:=[.D22]" office:value-type="float" office:value="21949.5793251038" calcext:value-type="float">
            <text:p>21949.5793251038</text:p>
          </table:table-cell>
          <table:table-cell table:formula="of:=[.F24]/[.C24]" office:value-type="percentage" office:value="0.973416335007665" calcext:value-type="percentage">
            <text:p>97.34%</text:p>
          </table:table-cell>
        </table:table-row>
        <table:table-row table:style-name="ro1">
          <table:table-cell table:formula="of:=VALUE([$EN.A6])" office:value-type="date" office:date-value="2020-07-05" calcext:value-type="date">
            <text:p>05/07/20</text:p>
          </table:table-cell>
          <table:table-cell table:formula="of:=VALUE([$from_i_EN.A24])" office:value-type="date" office:date-value="2020-07-03" calcext:value-type="date">
            <text:p>03/07/20</text:p>
          </table:table-cell>
          <table:table-cell table:formula="of:=[$EN.B6]" office:value-type="float" office:value="22050.8017684157" calcext:value-type="float">
            <text:p>22050.8017684157</text:p>
          </table:table-cell>
          <table:table-cell table:formula="of:=[$from_i_EN.C24]" office:value-type="float" office:value="20043.1861459691" calcext:value-type="float">
            <text:p>20043.1861459691</text:p>
          </table:table-cell>
          <table:table-cell table:formula="of:=[.D25]/[.C25]" office:value-type="percentage" office:value="0.908954982973808" calcext:value-type="percentage">
            <text:p>90.9%</text:p>
          </table:table-cell>
          <table:table-cell table:formula="of:=[.D23]" office:value-type="float" office:value="21172.9985028262" calcext:value-type="float">
            <text:p>21172.9985028262</text:p>
          </table:table-cell>
          <table:table-cell table:formula="of:=[.F25]/[.C25]" office:value-type="percentage" office:value="0.960191775573131" calcext:value-type="percentage">
            <text:p>96.02%</text:p>
          </table:table-cell>
        </table:table-row>
        <table:table-row table:style-name="ro1">
          <table:table-cell table:formula="of:=VALUE([$EN.A7])" office:value-type="date" office:date-value="2020-07-06" calcext:value-type="date">
            <text:p>06/07/20</text:p>
          </table:table-cell>
          <table:table-cell table:formula="of:=VALUE([$from_i_EN.A25])" office:value-type="date" office:date-value="2020-07-04" calcext:value-type="date">
            <text:p>04/07/20</text:p>
          </table:table-cell>
          <table:table-cell table:formula="of:=[$EN.B7]" office:value-type="float" office:value="21486.3967187493" calcext:value-type="float">
            <text:p>21486.3967187493</text:p>
          </table:table-cell>
          <table:table-cell table:formula="of:=[$from_i_EN.C25]" office:value-type="float" office:value="19581.8400117403" calcext:value-type="float">
            <text:p>19581.8400117403</text:p>
          </table:table-cell>
          <table:table-cell table:formula="of:=[.D26]/[.C26]" office:value-type="percentage" office:value="0.911359883560789" calcext:value-type="percentage">
            <text:p>91.1%</text:p>
          </table:table-cell>
          <table:table-cell table:formula="of:=[.D24]" office:value-type="float" office:value="20441.6147182652" calcext:value-type="float">
            <text:p>20441.6147182652</text:p>
          </table:table-cell>
          <table:table-cell table:formula="of:=[.F26]/[.C26]" office:value-type="percentage" office:value="0.951374722613572" calcext:value-type="percentage">
            <text:p>95.14%</text:p>
          </table:table-cell>
        </table:table-row>
        <table:table-row table:style-name="ro1">
          <table:table-cell table:formula="of:=VALUE([$EN.A8])" office:value-type="date" office:date-value="2020-07-07" calcext:value-type="date">
            <text:p>07/07/20</text:p>
          </table:table-cell>
          <table:table-cell table:formula="of:=VALUE([$from_i_EN.A26])" office:value-type="date" office:date-value="2020-07-05" calcext:value-type="date">
            <text:p>05/07/20</text:p>
          </table:table-cell>
          <table:table-cell table:formula="of:=[$EN.B8]" office:value-type="float" office:value="20960.5984320645" calcext:value-type="float">
            <text:p>20960.5984320645</text:p>
          </table:table-cell>
          <table:table-cell table:formula="of:=[$from_i_EN.C26]" office:value-type="float" office:value="19142.052000844" calcext:value-type="float">
            <text:p>19142.052000844</text:p>
          </table:table-cell>
          <table:table-cell table:formula="of:=[.D27]/[.C27]" office:value-type="percentage" office:value="0.913239765691109" calcext:value-type="percentage">
            <text:p>91.3%</text:p>
          </table:table-cell>
          <table:table-cell table:formula="of:=[.D25]" office:value-type="float" office:value="20043.1861459691" calcext:value-type="float">
            <text:p>20043.1861459691</text:p>
          </table:table-cell>
          <table:table-cell table:formula="of:=[.F27]/[.C27]" office:value-type="percentage" office:value="0.956231579500519" calcext:value-type="percentage">
            <text:p>95.62%</text:p>
          </table:table-cell>
        </table:table-row>
        <table:table-row table:style-name="ro1">
          <table:table-cell table:formula="of:=VALUE([$EN.A9])" office:value-type="date" office:date-value="2020-07-08" calcext:value-type="date">
            <text:p>08/07/20</text:p>
          </table:table-cell>
          <table:table-cell table:formula="of:=VALUE([$from_i_EN.A27])" office:value-type="date" office:date-value="2020-07-06" calcext:value-type="date">
            <text:p>06/07/20</text:p>
          </table:table-cell>
          <table:table-cell table:formula="of:=[$EN.B9]" office:value-type="float" office:value="20699.5041675688" calcext:value-type="float">
            <text:p>20699.5041675688</text:p>
          </table:table-cell>
          <table:table-cell table:formula="of:=[$from_i_EN.C27]" office:value-type="float" office:value="18959.3599757465" calcext:value-type="float">
            <text:p>18959.3599757465</text:p>
          </table:table-cell>
          <table:table-cell table:formula="of:=[.D28]/[.C28]" office:value-type="percentage" office:value="0.915933049519678" calcext:value-type="percentage">
            <text:p>91.6%</text:p>
          </table:table-cell>
          <table:table-cell table:formula="of:=[.D26]" office:value-type="float" office:value="19581.8400117403" calcext:value-type="float">
            <text:p>19581.8400117403</text:p>
          </table:table-cell>
          <table:table-cell table:formula="of:=[.F28]/[.C28]" office:value-type="percentage" office:value="0.946005269170669" calcext:value-type="percentage">
            <text:p>94.60%</text:p>
          </table:table-cell>
        </table:table-row>
        <table:table-row table:style-name="ro1">
          <table:table-cell table:formula="of:=VALUE([$EN.A10])" office:value-type="date" office:date-value="2020-07-09" calcext:value-type="date">
            <text:p>09/07/20</text:p>
          </table:table-cell>
          <table:table-cell table:formula="of:=VALUE([$from_i_EN.A28])" office:value-type="date" office:date-value="2020-07-07" calcext:value-type="date">
            <text:p>07/07/20</text:p>
          </table:table-cell>
          <table:table-cell table:formula="of:=[$EN.B10]" office:value-type="float" office:value="20792.2865088132" calcext:value-type="float">
            <text:p>20792.2865088132</text:p>
          </table:table-cell>
          <table:table-cell table:formula="of:=[$from_i_EN.C28]" office:value-type="float" office:value="19042.1736936523" calcext:value-type="float">
            <text:p>19042.1736936523</text:p>
          </table:table-cell>
          <table:table-cell table:formula="of:=[.D29]/[.C29]" office:value-type="percentage" office:value="0.915828746664342" calcext:value-type="percentage">
            <text:p>91.6%</text:p>
          </table:table-cell>
          <table:table-cell table:formula="of:=[.D27]" office:value-type="float" office:value="19142.052000844" calcext:value-type="float">
            <text:p>19142.052000844</text:p>
          </table:table-cell>
          <table:table-cell table:formula="of:=[.F29]/[.C29]" office:value-type="percentage" office:value="0.920632369736263" calcext:value-type="percentage">
            <text:p>92.06%</text:p>
          </table:table-cell>
        </table:table-row>
        <table:table-row table:style-name="ro1">
          <table:table-cell table:formula="of:=VALUE([$EN.A11])" office:value-type="date" office:date-value="2020-07-10" calcext:value-type="date">
            <text:p>10/07/20</text:p>
          </table:table-cell>
          <table:table-cell table:formula="of:=VALUE([$from_i_EN.A29])" office:value-type="date" office:date-value="2020-07-08" calcext:value-type="date">
            <text:p>08/07/20</text:p>
          </table:table-cell>
          <table:table-cell table:formula="of:=[$EN.B11]" office:value-type="float" office:value="20959.5552807842" calcext:value-type="float">
            <text:p>20959.5552807842</text:p>
          </table:table-cell>
          <table:table-cell table:formula="of:=[$from_i_EN.C29]" office:value-type="float" office:value="19241.3402756979" calcext:value-type="float">
            <text:p>19241.3402756979</text:p>
          </table:table-cell>
          <table:table-cell table:formula="of:=[.D30]/[.C30]" office:value-type="percentage" office:value="0.91802235390645" calcext:value-type="percentage">
            <text:p>91.8%</text:p>
          </table:table-cell>
          <table:table-cell table:formula="of:=[.D28]" office:value-type="float" office:value="18959.3599757465" calcext:value-type="float">
            <text:p>18959.3599757465</text:p>
          </table:table-cell>
          <table:table-cell table:formula="of:=[.F30]/[.C30]" office:value-type="percentage" office:value="0.904568809870147" calcext:value-type="percentage">
            <text:p>90.46%</text:p>
          </table:table-cell>
        </table:table-row>
        <table:table-row table:style-name="ro1">
          <table:table-cell table:formula="of:=VALUE([$EN.A12])" office:value-type="date" office:date-value="2020-07-11" calcext:value-type="date">
            <text:p>11/07/20</text:p>
          </table:table-cell>
          <table:table-cell table:formula="of:=VALUE([$from_i_EN.A30])" office:value-type="date" office:date-value="2020-07-09" calcext:value-type="date">
            <text:p>09/07/20</text:p>
          </table:table-cell>
          <table:table-cell table:formula="of:=[$EN.B12]" office:value-type="float" office:value="21079.5059081281" calcext:value-type="float">
            <text:p>21079.5059081281</text:p>
          </table:table-cell>
          <table:table-cell table:formula="of:=[$from_i_EN.C30]" office:value-type="float" office:value="19405.2327917919" calcext:value-type="float">
            <text:p>19405.2327917919</text:p>
          </table:table-cell>
          <table:table-cell table:formula="of:=[.D31]/[.C31]" office:value-type="percentage" office:value="0.920573417439988" calcext:value-type="percentage">
            <text:p>92.1%</text:p>
          </table:table-cell>
          <table:table-cell table:formula="of:=[.D29]" office:value-type="float" office:value="19042.1736936523" calcext:value-type="float">
            <text:p>19042.1736936523</text:p>
          </table:table-cell>
          <table:table-cell table:formula="of:=[.F31]/[.C31]" office:value-type="percentage" office:value="0.90335009637535" calcext:value-type="percentage">
            <text:p>90.34%</text:p>
          </table:table-cell>
        </table:table-row>
        <table:table-row table:style-name="ro1">
          <table:table-cell table:formula="of:=VALUE([$EN.A13])" office:value-type="date" office:date-value="2020-07-12" calcext:value-type="date">
            <text:p>12/07/20</text:p>
          </table:table-cell>
          <table:table-cell table:formula="of:=VALUE([$from_i_EN.A31])" office:value-type="date" office:date-value="2020-07-10" calcext:value-type="date">
            <text:p>10/07/20</text:p>
          </table:table-cell>
          <table:table-cell table:formula="of:=[$EN.B13]" office:value-type="float" office:value="21288.1253392425" calcext:value-type="float">
            <text:p>21288.1253392425</text:p>
          </table:table-cell>
          <table:table-cell table:formula="of:=[$from_i_EN.C31]" office:value-type="float" office:value="19663.1658835361" calcext:value-type="float">
            <text:p>19663.1658835361</text:p>
          </table:table-cell>
          <table:table-cell table:formula="of:=[.D32]/[.C32]" office:value-type="percentage" office:value="0.923668269055568" calcext:value-type="percentage">
            <text:p>92.4%</text:p>
          </table:table-cell>
          <table:table-cell table:formula="of:=[.D30]" office:value-type="float" office:value="19241.3402756979" calcext:value-type="float">
            <text:p>19241.3402756979</text:p>
          </table:table-cell>
          <table:table-cell table:formula="of:=[.F32]/[.C32]" office:value-type="percentage" office:value="0.903853203091982" calcext:value-type="percentage">
            <text:p>90.39%</text:p>
          </table:table-cell>
        </table:table-row>
        <table:table-row table:style-name="ro1">
          <table:table-cell table:formula="of:=VALUE([$EN.A14])" office:value-type="date" office:date-value="2020-07-13" calcext:value-type="date">
            <text:p>13/07/20</text:p>
          </table:table-cell>
          <table:table-cell table:formula="of:=VALUE([$from_i_EN.A32])" office:value-type="date" office:date-value="2020-07-11" calcext:value-type="date">
            <text:p>11/07/20</text:p>
          </table:table-cell>
          <table:table-cell table:formula="of:=[$EN.B14]" office:value-type="float" office:value="21626.2568225264" calcext:value-type="float">
            <text:p>21626.2568225264</text:p>
          </table:table-cell>
          <table:table-cell table:formula="of:=[$from_i_EN.C32]" office:value-type="float" office:value="19995.0313540493" calcext:value-type="float">
            <text:p>19995.0313540493</text:p>
          </table:table-cell>
          <table:table-cell table:formula="of:=[.D33]/[.C33]" office:value-type="percentage" office:value="0.924571992191547" calcext:value-type="percentage">
            <text:p>92.5%</text:p>
          </table:table-cell>
          <table:table-cell table:formula="of:=[.D31]" office:value-type="float" office:value="19405.2327917919" calcext:value-type="float">
            <text:p>19405.2327917919</text:p>
          </table:table-cell>
          <table:table-cell table:formula="of:=[.F33]/[.C33]" office:value-type="percentage" office:value="0.89729965527733" calcext:value-type="percentage">
            <text:p>89.73%</text:p>
          </table:table-cell>
        </table:table-row>
        <table:table-row table:style-name="ro1">
          <table:table-cell table:formula="of:=VALUE([$EN.A15])" office:value-type="date" office:date-value="2020-07-14" calcext:value-type="date">
            <text:p>14/07/20</text:p>
          </table:table-cell>
          <table:table-cell table:formula="of:=VALUE([$from_i_EN.A33])" office:value-type="date" office:date-value="2020-07-12" calcext:value-type="date">
            <text:p>12/07/20</text:p>
          </table:table-cell>
          <table:table-cell table:formula="of:=[$EN.B15]" office:value-type="float" office:value="22127.8925355962" calcext:value-type="float">
            <text:p>22127.8925355962</text:p>
          </table:table-cell>
          <table:table-cell table:formula="of:=[$from_i_EN.C33]" office:value-type="float" office:value="20471.8886731308" calcext:value-type="float">
            <text:p>20471.8886731308</text:p>
          </table:table-cell>
          <table:table-cell table:formula="of:=[.D34]/[.C34]" office:value-type="percentage" office:value="0.925162151804498" calcext:value-type="percentage">
            <text:p>92.5%</text:p>
          </table:table-cell>
          <table:table-cell table:formula="of:=[.D32]" office:value-type="float" office:value="19663.1658835361" calcext:value-type="float">
            <text:p>19663.1658835361</text:p>
          </table:table-cell>
          <table:table-cell table:formula="of:=[.F34]/[.C34]" office:value-type="percentage" office:value="0.888614487435023" calcext:value-type="percentage">
            <text:p>88.86%</text:p>
          </table:table-cell>
        </table:table-row>
        <table:table-row table:style-name="ro1">
          <table:table-cell table:formula="of:=VALUE([$EN.A16])" office:value-type="date" office:date-value="2020-07-15" calcext:value-type="date">
            <text:p>15/07/20</text:p>
          </table:table-cell>
          <table:table-cell table:formula="of:=VALUE([$from_i_EN.A34])" office:value-type="date" office:date-value="2020-07-13" calcext:value-type="date">
            <text:p>13/07/20</text:p>
          </table:table-cell>
          <table:table-cell table:formula="of:=[$EN.B16]" office:value-type="float" office:value="22618.9943031625" calcext:value-type="float">
            <text:p>22618.9943031625</text:p>
          </table:table-cell>
          <table:table-cell table:formula="of:=[$from_i_EN.C34]" office:value-type="float" office:value="20909.9909022171" calcext:value-type="float">
            <text:p>20909.9909022171</text:p>
          </table:table-cell>
          <table:table-cell table:formula="of:=[.D35]/[.C35]" office:value-type="percentage" office:value="0.92444388207364" calcext:value-type="percentage">
            <text:p>92.4%</text:p>
          </table:table-cell>
          <table:table-cell table:formula="of:=[.D33]" office:value-type="float" office:value="19995.0313540493" calcext:value-type="float">
            <text:p>19995.0313540493</text:p>
          </table:table-cell>
          <table:table-cell table:formula="of:=[.F35]/[.C35]" office:value-type="percentage" office:value="0.883992943543632" calcext:value-type="percentage">
            <text:p>88.40%</text:p>
          </table:table-cell>
        </table:table-row>
        <table:table-row table:style-name="ro1">
          <table:table-cell table:formula="of:=VALUE([$EN.A17])" office:value-type="date" office:date-value="2020-07-16" calcext:value-type="date">
            <text:p>16/07/20</text:p>
          </table:table-cell>
          <table:table-cell table:formula="of:=VALUE([$from_i_EN.A35])" office:value-type="date" office:date-value="2020-07-14" calcext:value-type="date">
            <text:p>14/07/20</text:p>
          </table:table-cell>
          <table:table-cell table:formula="of:=[$EN.B17]" office:value-type="float" office:value="23064.1840934922" calcext:value-type="float">
            <text:p>23064.1840934922</text:p>
          </table:table-cell>
          <table:table-cell table:formula="of:=[$from_i_EN.C35]" office:value-type="float" office:value="21320.1514253079" calcext:value-type="float">
            <text:p>21320.1514253079</text:p>
          </table:table-cell>
          <table:table-cell table:formula="of:=[.D36]/[.C36]" office:value-type="percentage" office:value="0.924383509032242" calcext:value-type="percentage">
            <text:p>92.4%</text:p>
          </table:table-cell>
          <table:table-cell table:formula="of:=[.D34]" office:value-type="float" office:value="20471.8886731308" calcext:value-type="float">
            <text:p>20471.8886731308</text:p>
          </table:table-cell>
          <table:table-cell table:formula="of:=[.F36]/[.C36]" office:value-type="percentage" office:value="0.887605153954145" calcext:value-type="percentage">
            <text:p>88.76%</text:p>
          </table:table-cell>
        </table:table-row>
        <table:table-row table:style-name="ro1">
          <table:table-cell table:formula="of:=VALUE([$EN.A18])" office:value-type="date" office:date-value="2020-07-17" calcext:value-type="date">
            <text:p>17/07/20</text:p>
          </table:table-cell>
          <table:table-cell table:formula="of:=VALUE([$from_i_EN.A36])" office:value-type="date" office:date-value="2020-07-15" calcext:value-type="date">
            <text:p>15/07/20</text:p>
          </table:table-cell>
          <table:table-cell table:formula="of:=[$EN.B18]" office:value-type="float" office:value="23498.1448343382" calcext:value-type="float">
            <text:p>23498.1448343382</text:p>
          </table:table-cell>
          <table:table-cell table:formula="of:=[$from_i_EN.C36]" office:value-type="float" office:value="21745.4753175024" calcext:value-type="float">
            <text:p>21745.4753175024</text:p>
          </table:table-cell>
          <table:table-cell table:formula="of:=[.D37]/[.C37]" office:value-type="percentage" office:value="0.925412430249615" calcext:value-type="percentage">
            <text:p>92.5%</text:p>
          </table:table-cell>
          <table:table-cell table:formula="of:=[.D35]" office:value-type="float" office:value="20909.9909022171" calcext:value-type="float">
            <text:p>20909.9909022171</text:p>
          </table:table-cell>
          <table:table-cell table:formula="of:=[.F37]/[.C37]" office:value-type="percentage" office:value="0.88985709508697" calcext:value-type="percentage">
            <text:p>88.99%</text:p>
          </table:table-cell>
        </table:table-row>
        <table:table-row table:style-name="ro1">
          <table:table-cell table:formula="of:=VALUE([$EN.A19])" office:value-type="date" office:date-value="2020-07-18" calcext:value-type="date">
            <text:p>18/07/20</text:p>
          </table:table-cell>
          <table:table-cell table:formula="of:=VALUE([$from_i_EN.A37])" office:value-type="date" office:date-value="2020-07-16" calcext:value-type="date">
            <text:p>16/07/20</text:p>
          </table:table-cell>
          <table:table-cell table:formula="of:=[$EN.B19]" office:value-type="float" office:value="23702.8589768973" calcext:value-type="float">
            <text:p>23702.8589768973</text:p>
          </table:table-cell>
          <table:table-cell table:formula="of:=[$from_i_EN.C37]" office:value-type="float" office:value="21934.1052513496" calcext:value-type="float">
            <text:p>21934.1052513496</text:p>
          </table:table-cell>
          <table:table-cell table:formula="of:=[.D38]/[.C38]" office:value-type="percentage" office:value="0.925378042907329" calcext:value-type="percentage">
            <text:p>92.5%</text:p>
          </table:table-cell>
          <table:table-cell table:formula="of:=[.D36]" office:value-type="float" office:value="21320.1514253079" calcext:value-type="float">
            <text:p>21320.1514253079</text:p>
          </table:table-cell>
          <table:table-cell table:formula="of:=[.F38]/[.C38]" office:value-type="percentage" office:value="0.899475942800329" calcext:value-type="percentage">
            <text:p>89.95%</text:p>
          </table:table-cell>
        </table:table-row>
        <table:table-row table:style-name="ro1">
          <table:table-cell table:formula="of:=VALUE([$EN.A20])" office:value-type="date" office:date-value="2020-07-19" calcext:value-type="date">
            <text:p>19/07/20</text:p>
          </table:table-cell>
          <table:table-cell table:formula="of:=VALUE([$from_i_EN.A38])" office:value-type="date" office:date-value="2020-07-17" calcext:value-type="date">
            <text:p>17/07/20</text:p>
          </table:table-cell>
          <table:table-cell table:formula="of:=[$EN.B20]" office:value-type="float" office:value="24117.0858171023" calcext:value-type="float">
            <text:p>24117.0858171023</text:p>
          </table:table-cell>
          <table:table-cell table:formula="of:=[$from_i_EN.C38]" office:value-type="float" office:value="22266.5852622781" calcext:value-type="float">
            <text:p>22266.5852622781</text:p>
          </table:table-cell>
          <table:table-cell table:formula="of:=[.D39]/[.C39]" office:value-type="percentage" office:value="0.923270142634237" calcext:value-type="percentage">
            <text:p>92.3%</text:p>
          </table:table-cell>
          <table:table-cell table:formula="of:=[.D37]" office:value-type="float" office:value="21745.4753175024" calcext:value-type="float">
            <text:p>21745.4753175024</text:p>
          </table:table-cell>
          <table:table-cell table:formula="of:=[.F39]/[.C39]" office:value-type="percentage" office:value="0.901662642095916" calcext:value-type="percentage">
            <text:p>90.17%</text:p>
          </table:table-cell>
        </table:table-row>
        <table:table-row table:style-name="ro1">
          <table:table-cell table:formula="of:=VALUE([$EN.A21])" office:value-type="date" office:date-value="2020-07-20" calcext:value-type="date">
            <text:p>20/07/20</text:p>
          </table:table-cell>
          <table:table-cell table:formula="of:=VALUE([$from_i_EN.A39])" office:value-type="date" office:date-value="2020-07-18" calcext:value-type="date">
            <text:p>18/07/20</text:p>
          </table:table-cell>
          <table:table-cell table:formula="of:=[$EN.B21]" office:value-type="float" office:value="24446.6665955949" calcext:value-type="float">
            <text:p>24446.6665955949</text:p>
          </table:table-cell>
          <table:table-cell table:formula="of:=[$from_i_EN.C39]" office:value-type="float" office:value="22536.3350107998" calcext:value-type="float">
            <text:p>22536.3350107998</text:p>
          </table:table-cell>
          <table:table-cell table:formula="of:=[.D40]/[.C40]" office:value-type="percentage" office:value="0.921857175197076" calcext:value-type="percentage">
            <text:p>92.2%</text:p>
          </table:table-cell>
          <table:table-cell table:formula="of:=[.D38]" office:value-type="float" office:value="21934.1052513496" calcext:value-type="float">
            <text:p>21934.1052513496</text:p>
          </table:table-cell>
          <table:table-cell table:formula="of:=[.F40]/[.C40]" office:value-type="percentage" office:value="0.897222742641811" calcext:value-type="percentage">
            <text:p>89.72%</text:p>
          </table:table-cell>
        </table:table-row>
        <table:table-row table:style-name="ro1">
          <table:table-cell table:formula="of:=VALUE([$EN.A22])" office:value-type="date" office:date-value="2020-07-21" calcext:value-type="date">
            <text:p>21/07/20</text:p>
          </table:table-cell>
          <table:table-cell table:formula="of:=VALUE([$from_i_EN.A40])" office:value-type="date" office:date-value="2020-07-19" calcext:value-type="date">
            <text:p>19/07/20</text:p>
          </table:table-cell>
          <table:table-cell table:formula="of:=[$EN.B22]" office:value-type="float" office:value="24713.6373350248" calcext:value-type="float">
            <text:p>24713.6373350248</text:p>
          </table:table-cell>
          <table:table-cell table:formula="of:=[$from_i_EN.C40]" office:value-type="float" office:value="22778.7787700951" calcext:value-type="float">
            <text:p>22778.7787700951</text:p>
          </table:table-cell>
          <table:table-cell table:formula="of:=[.D41]/[.C41]" office:value-type="percentage" office:value="0.921708871150765" calcext:value-type="percentage">
            <text:p>92.2%</text:p>
          </table:table-cell>
          <table:table-cell table:formula="of:=[.D39]" office:value-type="float" office:value="22266.5852622781" calcext:value-type="float">
            <text:p>22266.5852622781</text:p>
          </table:table-cell>
          <table:table-cell table:formula="of:=[.F41]/[.C41]" office:value-type="percentage" office:value="0.900983734624985" calcext:value-type="percentage">
            <text:p>90.10%</text:p>
          </table:table-cell>
        </table:table-row>
        <table:table-row table:style-name="ro1">
          <table:table-cell table:formula="of:=VALUE([$EN.A23])" office:value-type="date" office:date-value="2020-07-22" calcext:value-type="date">
            <text:p>22/07/20</text:p>
          </table:table-cell>
          <table:table-cell table:formula="of:=VALUE([$from_i_EN.A41])" office:value-type="date" office:date-value="2020-07-20" calcext:value-type="date">
            <text:p>20/07/20</text:p>
          </table:table-cell>
          <table:table-cell table:formula="of:=[$EN.B23]" office:value-type="float" office:value="25167.3291283757" calcext:value-type="float">
            <text:p>25167.3291283757</text:p>
          </table:table-cell>
          <table:table-cell table:formula="of:=[$from_i_EN.C41]" office:value-type="float" office:value="23202.3612642393" calcext:value-type="float">
            <text:p>23202.3612642393</text:p>
          </table:table-cell>
          <table:table-cell table:formula="of:=[.D42]/[.C42]" office:value-type="percentage" office:value="0.921923861919822" calcext:value-type="percentage">
            <text:p>92.2%</text:p>
          </table:table-cell>
          <table:table-cell table:formula="of:=[.D40]" office:value-type="float" office:value="22536.3350107998" calcext:value-type="float">
            <text:p>22536.3350107998</text:p>
          </table:table-cell>
          <table:table-cell table:formula="of:=[.F42]/[.C42]" office:value-type="percentage" office:value="0.895459939187213" calcext:value-type="percentage">
            <text:p>89.55%</text:p>
          </table:table-cell>
        </table:table-row>
        <table:table-row table:style-name="ro1">
          <table:table-cell table:formula="of:=VALUE([$EN.A24])" office:value-type="date" office:date-value="2020-07-23" calcext:value-type="date">
            <text:p>23/07/20</text:p>
          </table:table-cell>
          <table:table-cell table:formula="of:=VALUE([$from_i_EN.A42])" office:value-type="date" office:date-value="2020-07-21" calcext:value-type="date">
            <text:p>21/07/20</text:p>
          </table:table-cell>
          <table:table-cell table:formula="of:=[$EN.B24]" office:value-type="float" office:value="25453.9357124597" calcext:value-type="float">
            <text:p>25453.9357124597</text:p>
          </table:table-cell>
          <table:table-cell table:formula="of:=[$from_i_EN.C42]" office:value-type="float" office:value="23459.128407417" calcext:value-type="float">
            <text:p>23459.128407417</text:p>
          </table:table-cell>
          <table:table-cell table:formula="of:=[.D43]/[.C43]" office:value-type="percentage" office:value="0.921630692888634" calcext:value-type="percentage">
            <text:p>92.2%</text:p>
          </table:table-cell>
          <table:table-cell table:formula="of:=[.D41]" office:value-type="float" office:value="22778.7787700951" calcext:value-type="float">
            <text:p>22778.7787700951</text:p>
          </table:table-cell>
          <table:table-cell table:formula="of:=[.F43]/[.C43]" office:value-type="percentage" office:value="0.894902031159957" calcext:value-type="percentage">
            <text:p>89.49%</text:p>
          </table:table-cell>
        </table:table-row>
        <table:table-row table:style-name="ro1">
          <table:table-cell table:formula="of:=VALUE([$EN.A25])" office:value-type="date" office:date-value="2020-07-24" calcext:value-type="date">
            <text:p>24/07/20</text:p>
          </table:table-cell>
          <table:table-cell table:formula="of:=VALUE([$from_i_EN.A43])" office:value-type="date" office:date-value="2020-07-22" calcext:value-type="date">
            <text:p>22/07/20</text:p>
          </table:table-cell>
          <table:table-cell table:formula="of:=[$EN.B25]" office:value-type="float" office:value="25632.7225327526" calcext:value-type="float">
            <text:p>25632.7225327526</text:p>
          </table:table-cell>
          <table:table-cell table:formula="of:=[$from_i_EN.C43]" office:value-type="float" office:value="23644.8275107721" calcext:value-type="float">
            <text:p>23644.8275107721</text:p>
          </table:table-cell>
          <table:table-cell table:formula="of:=[.D44]/[.C44]" office:value-type="percentage" office:value="0.922446980829275" calcext:value-type="percentage">
            <text:p>92.2%</text:p>
          </table:table-cell>
          <table:table-cell table:formula="of:=[.D42]" office:value-type="float" office:value="23202.3612642393" calcext:value-type="float">
            <text:p>23202.3612642393</text:p>
          </table:table-cell>
          <table:table-cell table:formula="of:=[.F44]/[.C44]" office:value-type="percentage" office:value="0.905185207485946" calcext:value-type="percentage">
            <text:p>90.52%</text:p>
          </table:table-cell>
        </table:table-row>
        <table:table-row table:style-name="ro1">
          <table:table-cell table:formula="of:=VALUE([$EN.A26])" office:value-type="date" office:date-value="2020-07-25" calcext:value-type="date">
            <text:p>25/07/20</text:p>
          </table:table-cell>
          <table:table-cell table:formula="of:=VALUE([$from_i_EN.A44])" office:value-type="date" office:date-value="2020-07-23" calcext:value-type="date">
            <text:p>23/07/20</text:p>
          </table:table-cell>
          <table:table-cell table:formula="of:=[$EN.B26]" office:value-type="float" office:value="25742.9880493999" calcext:value-type="float">
            <text:p>25742.9880493999</text:p>
          </table:table-cell>
          <table:table-cell table:formula="of:=[$from_i_EN.C44]" office:value-type="float" office:value="23792.4441719551" calcext:value-type="float">
            <text:p>23792.4441719551</text:p>
          </table:table-cell>
          <table:table-cell table:formula="of:=[.D45]/[.C45]" office:value-type="percentage" office:value="0.924230090395811" calcext:value-type="percentage">
            <text:p>92.4%</text:p>
          </table:table-cell>
          <table:table-cell table:formula="of:=[.D43]" office:value-type="float" office:value="23459.128407417" calcext:value-type="float">
            <text:p>23459.128407417</text:p>
          </table:table-cell>
          <table:table-cell table:formula="of:=[.F45]/[.C45]" office:value-type="percentage" office:value="0.911282263053525" calcext:value-type="percentage">
            <text:p>91.13%</text:p>
          </table:table-cell>
        </table:table-row>
        <table:table-row table:style-name="ro1">
          <table:table-cell table:formula="of:=VALUE([$EN.A27])" office:value-type="date" office:date-value="2020-07-26" calcext:value-type="date">
            <text:p>26/07/20</text:p>
          </table:table-cell>
          <table:table-cell table:formula="of:=VALUE([$from_i_EN.A45])" office:value-type="date" office:date-value="2020-07-24" calcext:value-type="date">
            <text:p>24/07/20</text:p>
          </table:table-cell>
          <table:table-cell table:formula="of:=[$EN.B27]" office:value-type="float" office:value="25966.0264245104" calcext:value-type="float">
            <text:p>25966.0264245104</text:p>
          </table:table-cell>
          <table:table-cell table:formula="of:=[$from_i_EN.C45]" office:value-type="float" office:value="24086.273836642" calcext:value-type="float">
            <text:p>24086.273836642</text:p>
          </table:table-cell>
          <table:table-cell table:formula="of:=[.D46]/[.C46]" office:value-type="percentage" office:value="0.927607229649352" calcext:value-type="percentage">
            <text:p>92.8%</text:p>
          </table:table-cell>
          <table:table-cell table:formula="of:=[.D44]" office:value-type="float" office:value="23644.8275107721" calcext:value-type="float">
            <text:p>23644.8275107721</text:p>
          </table:table-cell>
          <table:table-cell table:formula="of:=[.F46]/[.C46]" office:value-type="percentage" office:value="0.910606310115005" calcext:value-type="percentage">
            <text:p>91.06%</text:p>
          </table:table-cell>
        </table:table-row>
        <table:table-row table:style-name="ro1">
          <table:table-cell table:formula="of:=VALUE([$EN.A28])" office:value-type="date" office:date-value="2020-07-27" calcext:value-type="date">
            <text:p>27/07/20</text:p>
          </table:table-cell>
          <table:table-cell table:formula="of:=VALUE([$from_i_EN.A46])" office:value-type="date" office:date-value="2020-07-25" calcext:value-type="date">
            <text:p>25/07/20</text:p>
          </table:table-cell>
          <table:table-cell table:formula="of:=[$EN.B28]" office:value-type="float" office:value="26072.0180115971" calcext:value-type="float">
            <text:p>26072.0180115971</text:p>
          </table:table-cell>
          <table:table-cell table:formula="of:=[$from_i_EN.C46]" office:value-type="float" office:value="24274.1018741196" calcext:value-type="float">
            <text:p>24274.1018741196</text:p>
          </table:table-cell>
          <table:table-cell table:formula="of:=[.D47]/[.C47]" office:value-type="percentage" office:value="0.931040392167657" calcext:value-type="percentage">
            <text:p>93.1%</text:p>
          </table:table-cell>
          <table:table-cell table:formula="of:=[.D45]" office:value-type="float" office:value="23792.4441719551" calcext:value-type="float">
            <text:p>23792.4441719551</text:p>
          </table:table-cell>
          <table:table-cell table:formula="of:=[.F47]/[.C47]" office:value-type="percentage" office:value="0.912566267842098" calcext:value-type="percentage">
            <text:p>91.26%</text:p>
          </table:table-cell>
        </table:table-row>
        <table:table-row table:style-name="ro1">
          <table:table-cell table:formula="of:=VALUE([$EN.A29])" office:value-type="date" office:date-value="2020-07-28" calcext:value-type="date">
            <text:p>28/07/20</text:p>
          </table:table-cell>
          <table:table-cell table:formula="of:=VALUE([$from_i_EN.A47])" office:value-type="date" office:date-value="2020-07-26" calcext:value-type="date">
            <text:p>26/07/20</text:p>
          </table:table-cell>
          <table:table-cell table:formula="of:=[$EN.B29]" office:value-type="float" office:value="26102.0571944804" calcext:value-type="float">
            <text:p>26102.0571944804</text:p>
          </table:table-cell>
          <table:table-cell table:formula="of:=[$from_i_EN.C47]" office:value-type="float" office:value="24363.4029299854" calcext:value-type="float">
            <text:p>24363.4029299854</text:p>
          </table:table-cell>
          <table:table-cell table:formula="of:=[.D48]/[.C48]" office:value-type="percentage" office:value="0.933390144250289" calcext:value-type="percentage">
            <text:p>93.3%</text:p>
          </table:table-cell>
          <table:table-cell table:formula="of:=[.D46]" office:value-type="float" office:value="24086.273836642" calcext:value-type="float">
            <text:p>24086.273836642</text:p>
          </table:table-cell>
          <table:table-cell table:formula="of:=[.F48]/[.C48]" office:value-type="percentage" office:value="0.922773008164861" calcext:value-type="percentage">
            <text:p>92.28%</text:p>
          </table:table-cell>
        </table:table-row>
        <table:table-row table:style-name="ro1">
          <table:table-cell table:formula="of:=VALUE([$EN.A30])" office:value-type="date" office:date-value="2020-07-29" calcext:value-type="date">
            <text:p>29/07/20</text:p>
          </table:table-cell>
          <table:table-cell table:formula="of:=VALUE([$from_i_EN.A48])" office:value-type="date" office:date-value="2020-07-27" calcext:value-type="date">
            <text:p>27/07/20</text:p>
          </table:table-cell>
          <table:table-cell table:formula="of:=[$EN.B30]" office:value-type="float" office:value="25866.6596159769" calcext:value-type="float">
            <text:p>25866.6596159769</text:p>
          </table:table-cell>
          <table:table-cell table:formula="of:=[$from_i_EN.C48]" office:value-type="float" office:value="24158.4198884342" calcext:value-type="float">
            <text:p>24158.4198884342</text:p>
          </table:table-cell>
          <table:table-cell table:formula="of:=[.D49]/[.C49]" office:value-type="percentage" office:value="0.933959786346452" calcext:value-type="percentage">
            <text:p>93.4%</text:p>
          </table:table-cell>
          <table:table-cell table:formula="of:=[.D47]" office:value-type="float" office:value="24274.1018741196" calcext:value-type="float">
            <text:p>24274.1018741196</text:p>
          </table:table-cell>
          <table:table-cell table:formula="of:=[.F49]/[.C49]" office:value-type="percentage" office:value="0.93843202928013" calcext:value-type="percentage">
            <text:p>93.84%</text:p>
          </table:table-cell>
        </table:table-row>
        <table:table-row table:style-name="ro1">
          <table:table-cell table:formula="of:=VALUE([$EN.A31])" office:value-type="date" office:date-value="2020-07-30" calcext:value-type="date">
            <text:p>30/07/20</text:p>
          </table:table-cell>
          <table:table-cell table:formula="of:=VALUE([$from_i_EN.A49])" office:value-type="date" office:date-value="2020-07-28" calcext:value-type="date">
            <text:p>28/07/20</text:p>
          </table:table-cell>
          <table:table-cell table:formula="of:=[$EN.B31]" office:value-type="float" office:value="25681.0019427879" calcext:value-type="float">
            <text:p>25681.0019427879</text:p>
          </table:table-cell>
          <table:table-cell table:formula="of:=[$from_i_EN.C49]" office:value-type="float" office:value="24068.4546407047" calcext:value-type="float">
            <text:p>24068.4546407047</text:p>
          </table:table-cell>
          <table:table-cell table:formula="of:=[.D50]/[.C50]" office:value-type="percentage" office:value="0.937208551844059" calcext:value-type="percentage">
            <text:p>93.7%</text:p>
          </table:table-cell>
          <table:table-cell table:formula="of:=[.D48]" office:value-type="float" office:value="24363.4029299854" calcext:value-type="float">
            <text:p>24363.4029299854</text:p>
          </table:table-cell>
          <table:table-cell table:formula="of:=[.F50]/[.C50]" office:value-type="percentage" office:value="0.948693629020475" calcext:value-type="percentage">
            <text:p>94.87%</text:p>
          </table:table-cell>
        </table:table-row>
        <table:table-row table:style-name="ro1">
          <table:table-cell table:formula="of:=VALUE([$EN.A32])" office:value-type="date" office:date-value="2020-07-31" calcext:value-type="date">
            <text:p>31/07/20</text:p>
          </table:table-cell>
          <table:table-cell table:formula="of:=VALUE([$from_i_EN.A50])" office:value-type="date" office:date-value="2020-07-29" calcext:value-type="date">
            <text:p>29/07/20</text:p>
          </table:table-cell>
          <table:table-cell table:formula="of:=[$EN.B32]" office:value-type="float" office:value="25658.8247892397" calcext:value-type="float">
            <text:p>25658.8247892397</text:p>
          </table:table-cell>
          <table:table-cell table:formula="of:=[$from_i_EN.C50]" office:value-type="float" office:value="24140.6689495157" calcext:value-type="float">
            <text:p>24140.6689495157</text:p>
          </table:table-cell>
          <table:table-cell table:formula="of:=[.D51]/[.C51]" office:value-type="percentage" office:value="0.940832994020806" calcext:value-type="percentage">
            <text:p>94.1%</text:p>
          </table:table-cell>
          <table:table-cell table:formula="of:=[.D49]" office:value-type="float" office:value="24158.4198884342" calcext:value-type="float">
            <text:p>24158.4198884342</text:p>
          </table:table-cell>
          <table:table-cell table:formula="of:=[.F51]/[.C51]" office:value-type="percentage" office:value="0.941524800409614" calcext:value-type="percentage">
            <text:p>94.15%</text:p>
          </table:table-cell>
        </table:table-row>
        <table:table-row table:style-name="ro1">
          <table:table-cell table:formula="of:=VALUE([$EN.A33])" office:value-type="date" office:date-value="2020-08-01" calcext:value-type="date">
            <text:p>01/08/20</text:p>
          </table:table-cell>
          <table:table-cell table:formula="of:=VALUE([$from_i_EN.A51])" office:value-type="date" office:date-value="2020-07-30" calcext:value-type="date">
            <text:p>30/07/20</text:p>
          </table:table-cell>
          <table:table-cell table:formula="of:=[$EN.B33]" office:value-type="float" office:value="25537.977305659" calcext:value-type="float">
            <text:p>25537.977305659</text:p>
          </table:table-cell>
          <table:table-cell table:formula="of:=[$from_i_EN.C51]" office:value-type="float" office:value="24092.7373344398" calcext:value-type="float">
            <text:p>24092.7373344398</text:p>
          </table:table-cell>
          <table:table-cell table:formula="of:=[.D52]/[.C52]" office:value-type="percentage" office:value="0.943408205202728" calcext:value-type="percentage">
            <text:p>94.3%</text:p>
          </table:table-cell>
          <table:table-cell table:formula="of:=[.D50]" office:value-type="float" office:value="24068.4546407047" calcext:value-type="float">
            <text:p>24068.4546407047</text:p>
          </table:table-cell>
          <table:table-cell table:formula="of:=[.F52]/[.C52]" office:value-type="percentage" office:value="0.94245735880466" calcext:value-type="percentage">
            <text:p>94.25%</text:p>
          </table:table-cell>
        </table:table-row>
        <table:table-row table:style-name="ro1">
          <table:table-cell table:formula="of:=VALUE([$EN.A34])" office:value-type="date" office:date-value="2020-08-02" calcext:value-type="date">
            <text:p>02/08/20</text:p>
          </table:table-cell>
          <table:table-cell table:formula="of:=VALUE([$from_i_EN.A52])" office:value-type="date" office:date-value="2020-07-31" calcext:value-type="date">
            <text:p>31/07/20</text:p>
          </table:table-cell>
          <table:table-cell table:formula="of:=[$EN.B34]" office:value-type="float" office:value="25202.0169225471" calcext:value-type="float">
            <text:p>25202.0169225471</text:p>
          </table:table-cell>
          <table:table-cell table:formula="of:=[$from_i_EN.C52]" office:value-type="float" office:value="23822.389998486" calcext:value-type="float">
            <text:p>23822.389998486</text:p>
          </table:table-cell>
          <table:table-cell table:formula="of:=[.D53]/[.C53]" office:value-type="percentage" office:value="0.945257281260422" calcext:value-type="percentage">
            <text:p>94.5%</text:p>
          </table:table-cell>
          <table:table-cell table:formula="of:=[.D51]" office:value-type="float" office:value="24140.6689495157" calcext:value-type="float">
            <text:p>24140.6689495157</text:p>
          </table:table-cell>
          <table:table-cell table:formula="of:=[.F53]/[.C53]" office:value-type="percentage" office:value="0.957886387573932" calcext:value-type="percentage">
            <text:p>95.79%</text:p>
          </table:table-cell>
        </table:table-row>
        <table:table-row table:style-name="ro1">
          <table:table-cell table:formula="of:=VALUE([$EN.A35])" office:value-type="date" office:date-value="2020-08-03" calcext:value-type="date">
            <text:p>03/08/20</text:p>
          </table:table-cell>
          <table:table-cell table:formula="of:=VALUE([$from_i_EN.A53])" office:value-type="date" office:date-value="2020-08-01" calcext:value-type="date">
            <text:p>01/08/20</text:p>
          </table:table-cell>
          <table:table-cell table:formula="of:=[$EN.B35]" office:value-type="float" office:value="24784.004775463" calcext:value-type="float">
            <text:p>24784.004775463</text:p>
          </table:table-cell>
          <table:table-cell table:formula="of:=[$from_i_EN.C53]" office:value-type="float" office:value="23484.6301408859" calcext:value-type="float">
            <text:p>23484.6301408859</text:p>
          </table:table-cell>
          <table:table-cell table:formula="of:=[.D54]/[.C54]" office:value-type="percentage" office:value="0.947572047118731" calcext:value-type="percentage">
            <text:p>94.8%</text:p>
          </table:table-cell>
          <table:table-cell table:formula="of:=[.D52]" office:value-type="float" office:value="24092.7373344398" calcext:value-type="float">
            <text:p>24092.7373344398</text:p>
          </table:table-cell>
          <table:table-cell table:formula="of:=[.F54]/[.C54]" office:value-type="percentage" office:value="0.972108323602827" calcext:value-type="percentage">
            <text:p>97.21%</text:p>
          </table:table-cell>
        </table:table-row>
        <table:table-row table:style-name="ro1">
          <table:table-cell table:formula="of:=VALUE([$EN.A36])" office:value-type="date" office:date-value="2020-08-04" calcext:value-type="date">
            <text:p>04/08/20</text:p>
          </table:table-cell>
          <table:table-cell table:formula="of:=VALUE([$from_i_EN.A54])" office:value-type="date" office:date-value="2020-08-02" calcext:value-type="date">
            <text:p>02/08/20</text:p>
          </table:table-cell>
          <table:table-cell table:formula="of:=[$EN.B36]" office:value-type="float" office:value="24260.6591403783" calcext:value-type="float">
            <text:p>24260.6591403783</text:p>
          </table:table-cell>
          <table:table-cell table:formula="of:=[$from_i_EN.C54]" office:value-type="float" office:value="23001.8070038944" calcext:value-type="float">
            <text:p>23001.8070038944</text:p>
          </table:table-cell>
          <table:table-cell table:formula="of:=[.D55]/[.C55]" office:value-type="percentage" office:value="0.948111379447693" calcext:value-type="percentage">
            <text:p>94.8%</text:p>
          </table:table-cell>
          <table:table-cell table:formula="of:=[.D53]" office:value-type="float" office:value="23822.389998486" calcext:value-type="float">
            <text:p>23822.389998486</text:p>
          </table:table-cell>
          <table:table-cell table:formula="of:=[.F55]/[.C55]" office:value-type="percentage" office:value="0.981934986211363" calcext:value-type="percentage">
            <text:p>98.19%</text:p>
          </table:table-cell>
        </table:table-row>
        <table:table-row table:style-name="ro1">
          <table:table-cell table:formula="of:=VALUE([$EN.A37])" office:value-type="date" office:date-value="2020-08-05" calcext:value-type="date">
            <text:p>05/08/20</text:p>
          </table:table-cell>
          <table:table-cell table:formula="of:=VALUE([$from_i_EN.A55])" office:value-type="date" office:date-value="2020-08-03" calcext:value-type="date">
            <text:p>03/08/20</text:p>
          </table:table-cell>
          <table:table-cell table:formula="of:=[$EN.B37]" office:value-type="float" office:value="23835.3444652537" calcext:value-type="float">
            <text:p>23835.3444652537</text:p>
          </table:table-cell>
          <table:table-cell table:formula="of:=[$from_i_EN.C55]" office:value-type="float" office:value="22541.4026252067" calcext:value-type="float">
            <text:p>22541.4026252067</text:p>
          </table:table-cell>
          <table:table-cell table:formula="of:=[.D56]/[.C56]" office:value-type="percentage" office:value="0.945713314865946" calcext:value-type="percentage">
            <text:p>94.6%</text:p>
          </table:table-cell>
          <table:table-cell table:formula="of:=[.D54]" office:value-type="float" office:value="23484.6301408859" calcext:value-type="float">
            <text:p>23484.6301408859</text:p>
          </table:table-cell>
          <table:table-cell table:formula="of:=[.F56]/[.C56]" office:value-type="percentage" office:value="0.985285955280442" calcext:value-type="percentage">
            <text:p>98.53%</text:p>
          </table:table-cell>
        </table:table-row>
        <table:table-row table:style-name="ro1">
          <table:table-cell table:formula="of:=VALUE([$EN.A38])" office:value-type="date" office:date-value="2020-08-06" calcext:value-type="date">
            <text:p>06/08/20</text:p>
          </table:table-cell>
          <table:table-cell table:formula="of:=VALUE([$from_i_EN.A56])" office:value-type="date" office:date-value="2020-08-04" calcext:value-type="date">
            <text:p>04/08/20</text:p>
          </table:table-cell>
          <table:table-cell table:formula="of:=[$EN.B38]" office:value-type="float" office:value="23391.9281295691" calcext:value-type="float">
            <text:p>23391.9281295691</text:p>
          </table:table-cell>
          <table:table-cell table:formula="of:=[$from_i_EN.C56]" office:value-type="float" office:value="22063.345158938" calcext:value-type="float">
            <text:p>22063.345158938</text:p>
          </table:table-cell>
          <table:table-cell table:formula="of:=[.D57]/[.C57]" office:value-type="percentage" office:value="0.943203357873194" calcext:value-type="percentage">
            <text:p>94.3%</text:p>
          </table:table-cell>
          <table:table-cell table:formula="of:=[.D55]" office:value-type="float" office:value="23001.8070038944" calcext:value-type="float">
            <text:p>23001.8070038944</text:p>
          </table:table-cell>
          <table:table-cell table:formula="of:=[.F57]/[.C57]" office:value-type="percentage" office:value="0.98332240405691" calcext:value-type="percentage">
            <text:p>98.33%</text:p>
          </table:table-cell>
        </table:table-row>
        <table:table-row table:style-name="ro1">
          <table:table-cell table:formula="of:=VALUE([$EN.A39])" office:value-type="date" office:date-value="2020-08-07" calcext:value-type="date">
            <text:p>07/08/20</text:p>
          </table:table-cell>
          <table:table-cell table:formula="of:=VALUE([$from_i_EN.A57])" office:value-type="date" office:date-value="2020-08-05" calcext:value-type="date">
            <text:p>05/08/20</text:p>
          </table:table-cell>
          <table:table-cell table:formula="of:=[$EN.B39]" office:value-type="float" office:value="22921.1994468611" calcext:value-type="float">
            <text:p>22921.1994468611</text:p>
          </table:table-cell>
          <table:table-cell table:formula="of:=[$from_i_EN.C57]" office:value-type="float" office:value="21577.3383325512" calcext:value-type="float">
            <text:p>21577.3383325512</text:p>
          </table:table-cell>
          <table:table-cell table:formula="of:=[.D58]/[.C58]" office:value-type="percentage" office:value="0.941370384328036" calcext:value-type="percentage">
            <text:p>94.1%</text:p>
          </table:table-cell>
          <table:table-cell table:formula="of:=[.D56]" office:value-type="float" office:value="22541.4026252067" calcext:value-type="float">
            <text:p>22541.4026252067</text:p>
          </table:table-cell>
          <table:table-cell table:formula="of:=[.F58]/[.C58]" office:value-type="percentage" office:value="0.983430325165361" calcext:value-type="percentage">
            <text:p>98.34%</text:p>
          </table:table-cell>
        </table:table-row>
        <table:table-row table:style-name="ro1">
          <table:table-cell table:formula="of:=VALUE([$EN.A40])" office:value-type="date" office:date-value="2020-08-08" calcext:value-type="date">
            <text:p>08/08/20</text:p>
          </table:table-cell>
          <table:table-cell table:formula="of:=VALUE([$from_i_EN.A58])" office:value-type="date" office:date-value="2020-08-06" calcext:value-type="date">
            <text:p>06/08/20</text:p>
          </table:table-cell>
          <table:table-cell table:formula="of:=[$EN.B40]" office:value-type="float" office:value="22394.1264391759" calcext:value-type="float">
            <text:p>22394.1264391759</text:p>
          </table:table-cell>
          <table:table-cell table:formula="of:=[$from_i_EN.C58]" office:value-type="float" office:value="21020.2604413744" calcext:value-type="float">
            <text:p>21020.2604413744</text:p>
          </table:table-cell>
          <table:table-cell table:formula="of:=[.D59]/[.C59]" office:value-type="percentage" office:value="0.938650609947525" calcext:value-type="percentage">
            <text:p>93.9%</text:p>
          </table:table-cell>
          <table:table-cell table:formula="of:=[.D57]" office:value-type="float" office:value="22063.345158938" calcext:value-type="float">
            <text:p>22063.345158938</text:p>
          </table:table-cell>
          <table:table-cell table:formula="of:=[.F59]/[.C59]" office:value-type="percentage" office:value="0.98522910544708" calcext:value-type="percentage">
            <text:p>98.52%</text:p>
          </table:table-cell>
        </table:table-row>
        <table:table-row table:style-name="ro1">
          <table:table-cell table:formula="of:=VALUE([$EN.A41])" office:value-type="date" office:date-value="2020-08-09" calcext:value-type="date">
            <text:p>09/08/20</text:p>
          </table:table-cell>
          <table:table-cell table:formula="of:=VALUE([$from_i_EN.A59])" office:value-type="date" office:date-value="2020-08-07" calcext:value-type="date">
            <text:p>07/08/20</text:p>
          </table:table-cell>
          <table:table-cell table:formula="of:=[$EN.B41]" office:value-type="float" office:value="21982.9864631731" calcext:value-type="float">
            <text:p>21982.9864631731</text:p>
          </table:table-cell>
          <table:table-cell table:formula="of:=[$from_i_EN.C59]" office:value-type="float" office:value="20541.7430467262" calcext:value-type="float">
            <text:p>20541.7430467262</text:p>
          </table:table-cell>
          <table:table-cell table:formula="of:=[.D60]/[.C60]" office:value-type="percentage" office:value="0.934438233910513" calcext:value-type="percentage">
            <text:p>93.4%</text:p>
          </table:table-cell>
          <table:table-cell table:formula="of:=[.D58]" office:value-type="float" office:value="21577.3383325512" calcext:value-type="float">
            <text:p>21577.3383325512</text:p>
          </table:table-cell>
          <table:table-cell table:formula="of:=[.F60]/[.C60]" office:value-type="percentage" office:value="0.981547178255263" calcext:value-type="percentage">
            <text:p>98.15%</text:p>
          </table:table-cell>
        </table:table-row>
        <table:table-row table:style-name="ro1">
          <table:table-cell table:formula="of:=VALUE([$EN.A42])" office:value-type="date" office:date-value="2020-08-10" calcext:value-type="date">
            <text:p>10/08/20</text:p>
          </table:table-cell>
          <table:table-cell table:formula="of:=VALUE([$from_i_EN.A60])" office:value-type="date" office:date-value="2020-08-08" calcext:value-type="date">
            <text:p>08/08/20</text:p>
          </table:table-cell>
          <table:table-cell table:formula="of:=[$EN.B42]" office:value-type="float" office:value="21587.567501696" calcext:value-type="float">
            <text:p>21587.567501696</text:p>
          </table:table-cell>
          <table:table-cell table:formula="of:=[$from_i_EN.C60]" office:value-type="float" office:value="20088.3748792985" calcext:value-type="float">
            <text:p>20088.3748792985</text:p>
          </table:table-cell>
          <table:table-cell table:formula="of:=[.D61]/[.C61]" office:value-type="percentage" office:value="0.930552961917561" calcext:value-type="percentage">
            <text:p>93.1%</text:p>
          </table:table-cell>
          <table:table-cell table:formula="of:=[.D59]" office:value-type="float" office:value="21020.2604413744" calcext:value-type="float">
            <text:p>21020.2604413744</text:p>
          </table:table-cell>
          <table:table-cell table:formula="of:=[.F61]/[.C61]" office:value-type="percentage" office:value="0.973720658417074" calcext:value-type="percentage">
            <text:p>97.37%</text:p>
          </table:table-cell>
        </table:table-row>
        <table:table-row table:style-name="ro1">
          <table:table-cell table:formula="of:=VALUE([$EN.A43])" office:value-type="date" office:date-value="2020-08-11" calcext:value-type="date">
            <text:p>11/08/20</text:p>
          </table:table-cell>
          <table:table-cell table:formula="of:=VALUE([$from_i_EN.A61])" office:value-type="date" office:date-value="2020-08-09" calcext:value-type="date">
            <text:p>09/08/20</text:p>
          </table:table-cell>
          <table:table-cell table:formula="of:=[$EN.B43]" office:value-type="float" office:value="20923.1895646262" calcext:value-type="float">
            <text:p>20923.1895646262</text:p>
          </table:table-cell>
          <table:table-cell table:formula="of:=[$from_i_EN.C61]" office:value-type="float" office:value="19343.8061333361" calcext:value-type="float">
            <text:p>19343.8061333361</text:p>
          </table:table-cell>
          <table:table-cell table:formula="of:=[.D62]/[.C62]" office:value-type="percentage" office:value="0.924515168855502" calcext:value-type="percentage">
            <text:p>92.5%</text:p>
          </table:table-cell>
          <table:table-cell table:formula="of:=[.D60]" office:value-type="float" office:value="20541.7430467262" calcext:value-type="float">
            <text:p>20541.7430467262</text:p>
          </table:table-cell>
          <table:table-cell table:formula="of:=[.F62]/[.C62]" office:value-type="percentage" office:value="0.981769198394833" calcext:value-type="percentage">
            <text:p>98.18%</text:p>
          </table:table-cell>
        </table:table-row>
        <table:table-row table:style-name="ro1">
          <table:table-cell table:formula="of:=VALUE([$EN.A44])" office:value-type="date" office:date-value="2020-08-12" calcext:value-type="date">
            <text:p>12/08/20</text:p>
          </table:table-cell>
          <table:table-cell table:formula="of:=VALUE([$from_i_EN.A62])" office:value-type="date" office:date-value="2020-08-10" calcext:value-type="date">
            <text:p>10/08/20</text:p>
          </table:table-cell>
          <table:table-cell table:formula="of:=[$EN.B44]" office:value-type="float" office:value="20299.5056615944" calcext:value-type="float">
            <text:p>20299.5056615944</text:p>
          </table:table-cell>
          <table:table-cell table:formula="of:=[$from_i_EN.C62]" office:value-type="float" office:value="18659.5524130741" calcext:value-type="float">
            <text:p>18659.5524130741</text:p>
          </table:table-cell>
          <table:table-cell table:formula="of:=[.D63]/[.C63]" office:value-type="percentage" office:value="0.91921215837177" calcext:value-type="percentage">
            <text:p>91.9%</text:p>
          </table:table-cell>
          <table:table-cell table:formula="of:=[.D61]" office:value-type="float" office:value="20088.3748792985" calcext:value-type="float">
            <text:p>20088.3748792985</text:p>
          </table:table-cell>
          <table:table-cell table:formula="of:=[.F63]/[.C63]" office:value-type="percentage" office:value="0.989599215576203" calcext:value-type="percentage">
            <text:p>98.96%</text:p>
          </table:table-cell>
        </table:table-row>
        <table:table-row table:style-name="ro1">
          <table:table-cell table:formula="of:=VALUE([$EN.A45])" office:value-type="date" office:date-value="2020-08-13" calcext:value-type="date">
            <text:p>13/08/20</text:p>
          </table:table-cell>
          <table:table-cell table:formula="of:=VALUE([$from_i_EN.A63])" office:value-type="date" office:date-value="2020-08-11" calcext:value-type="date">
            <text:p>11/08/20</text:p>
          </table:table-cell>
          <table:table-cell table:formula="of:=[$EN.B45]" office:value-type="float" office:value="19789.8117457432" calcext:value-type="float">
            <text:p>19789.8117457432</text:p>
          </table:table-cell>
          <table:table-cell table:formula="of:=[$from_i_EN.C63]" office:value-type="float" office:value="18086.0638734934" calcext:value-type="float">
            <text:p>18086.0638734934</text:p>
          </table:table-cell>
          <table:table-cell table:formula="of:=[.D64]/[.C64]" office:value-type="percentage" office:value="0.913907828222958" calcext:value-type="percentage">
            <text:p>91.4%</text:p>
          </table:table-cell>
          <table:table-cell table:formula="of:=[.D62]" office:value-type="float" office:value="19343.8061333361" calcext:value-type="float">
            <text:p>19343.8061333361</text:p>
          </table:table-cell>
          <table:table-cell table:formula="of:=[.F64]/[.C64]" office:value-type="percentage" office:value="0.977462867351274" calcext:value-type="percentage">
            <text:p>97.75%</text:p>
          </table:table-cell>
        </table:table-row>
        <table:table-row table:style-name="ro1">
          <table:table-cell table:formula="of:=VALUE([$EN.A46])" office:value-type="date" office:date-value="2020-08-14" calcext:value-type="date">
            <text:p>14/08/20</text:p>
          </table:table-cell>
          <table:table-cell table:formula="of:=VALUE([$from_i_EN.A64])" office:value-type="date" office:date-value="2020-08-12" calcext:value-type="date">
            <text:p>12/08/20</text:p>
          </table:table-cell>
          <table:table-cell table:formula="of:=[$EN.B46]" office:value-type="float" office:value="19065.3475527653" calcext:value-type="float">
            <text:p>19065.3475527653</text:p>
          </table:table-cell>
          <table:table-cell table:formula="of:=[$from_i_EN.C64]" office:value-type="float" office:value="17346.2552627158" calcext:value-type="float">
            <text:p>17346.2552627158</text:p>
          </table:table-cell>
          <table:table-cell table:formula="of:=[.D65]/[.C65]" office:value-type="percentage" office:value="0.909831578716742" calcext:value-type="percentage">
            <text:p>91.0%</text:p>
          </table:table-cell>
          <table:table-cell table:formula="of:=[.D63]" office:value-type="float" office:value="18659.5524130741" calcext:value-type="float">
            <text:p>18659.5524130741</text:p>
          </table:table-cell>
          <table:table-cell table:formula="of:=[.F65]/[.C65]" office:value-type="percentage" office:value="0.978715565579484" calcext:value-type="percentage">
            <text:p>97.87%</text:p>
          </table:table-cell>
        </table:table-row>
        <table:table-row table:style-name="ro1">
          <table:table-cell table:formula="of:=VALUE([$EN.A47])" office:value-type="date" office:date-value="2020-08-15" calcext:value-type="date">
            <text:p>15/08/20</text:p>
          </table:table-cell>
          <table:table-cell table:formula="of:=VALUE([$from_i_EN.A65])" office:value-type="date" office:date-value="2020-08-13" calcext:value-type="date">
            <text:p>13/08/20</text:p>
          </table:table-cell>
          <table:table-cell table:formula="of:=[$EN.B47]" office:value-type="float" office:value="18398.9101312214" calcext:value-type="float">
            <text:p>18398.9101312214</text:p>
          </table:table-cell>
          <table:table-cell table:formula="of:=[$from_i_EN.C65]" office:value-type="float" office:value="16681.46979885" calcext:value-type="float">
            <text:p>16681.46979885</text:p>
          </table:table-cell>
          <table:table-cell table:formula="of:=[.D66]/[.C66]" office:value-type="percentage" office:value="0.90665532250973" calcext:value-type="percentage">
            <text:p>90.7%</text:p>
          </table:table-cell>
          <table:table-cell table:formula="of:=[.D64]" office:value-type="float" office:value="18086.0638734934" calcext:value-type="float">
            <text:p>18086.0638734934</text:p>
          </table:table-cell>
          <table:table-cell table:formula="of:=[.F66]/[.C66]" office:value-type="percentage" office:value="0.982996478840498" calcext:value-type="percentage">
            <text:p>98.30%</text:p>
          </table:table-cell>
        </table:table-row>
        <table:table-row table:style-name="ro1">
          <table:table-cell table:formula="of:=VALUE([$EN.A48])" office:value-type="date" office:date-value="2020-08-16" calcext:value-type="date">
            <text:p>16/08/20</text:p>
          </table:table-cell>
          <table:table-cell table:formula="of:=VALUE([$from_i_EN.A66])" office:value-type="date" office:date-value="2020-08-14" calcext:value-type="date">
            <text:p>14/08/20</text:p>
          </table:table-cell>
          <table:table-cell table:formula="of:=[$EN.B48]" office:value-type="float" office:value="17789.2314597893" calcext:value-type="float">
            <text:p>17789.2314597893</text:p>
          </table:table-cell>
          <table:table-cell table:formula="of:=[$from_i_EN.C66]" office:value-type="float" office:value="16102.4103992444" calcext:value-type="float">
            <text:p>16102.4103992444</text:p>
          </table:table-cell>
          <table:table-cell table:formula="of:=[.D67]/[.C67]" office:value-type="percentage" office:value="0.905177406659879" calcext:value-type="percentage">
            <text:p>90.5%</text:p>
          </table:table-cell>
          <table:table-cell table:formula="of:=[.D65]" office:value-type="float" office:value="17346.2552627158" calcext:value-type="float">
            <text:p>17346.2552627158</text:p>
          </table:table-cell>
          <table:table-cell table:formula="of:=[.F67]/[.C67]" office:value-type="percentage" office:value="0.975098632109276" calcext:value-type="percentage">
            <text:p>97.51%</text:p>
          </table:table-cell>
        </table:table-row>
        <table:table-row table:style-name="ro1">
          <table:table-cell table:formula="of:=VALUE([$EN.A49])" office:value-type="date" office:date-value="2020-08-17" calcext:value-type="date">
            <text:p>17/08/20</text:p>
          </table:table-cell>
          <table:table-cell table:formula="of:=VALUE([$from_i_EN.A67])" office:value-type="date" office:date-value="2020-08-15" calcext:value-type="date">
            <text:p>15/08/20</text:p>
          </table:table-cell>
          <table:table-cell table:formula="of:=[$EN.B49]" office:value-type="float" office:value="17304.5582184414" calcext:value-type="float">
            <text:p>17304.5582184414</text:p>
          </table:table-cell>
          <table:table-cell table:formula="of:=[$from_i_EN.C67]" office:value-type="float" office:value="15651.5771738409" calcext:value-type="float">
            <text:p>15651.5771738409</text:p>
          </table:table-cell>
          <table:table-cell table:formula="of:=[.D68]/[.C68]" office:value-type="percentage" office:value="0.904477131185073" calcext:value-type="percentage">
            <text:p>90.4%</text:p>
          </table:table-cell>
          <table:table-cell table:formula="of:=[.D66]" office:value-type="float" office:value="16681.46979885" calcext:value-type="float">
            <text:p>16681.46979885</text:p>
          </table:table-cell>
          <table:table-cell table:formula="of:=[.F68]/[.C68]" office:value-type="percentage" office:value="0.963992815550338" calcext:value-type="percentage">
            <text:p>96.40%</text:p>
          </table:table-cell>
        </table:table-row>
        <table:table-row table:style-name="ro1">
          <table:table-cell table:formula="of:=VALUE([$EN.A50])" office:value-type="date" office:date-value="2020-08-18" calcext:value-type="date">
            <text:p>18/08/20</text:p>
          </table:table-cell>
          <table:table-cell table:formula="of:=VALUE([$from_i_EN.A68])" office:value-type="date" office:date-value="2020-08-16" calcext:value-type="date">
            <text:p>16/08/20</text:p>
          </table:table-cell>
          <table:table-cell table:formula="of:=[$EN.B50]" office:value-type="float" office:value="16767.129435447" calcext:value-type="float">
            <text:p>16767.129435447</text:p>
          </table:table-cell>
          <table:table-cell table:formula="of:=[$from_i_EN.C68]" office:value-type="float" office:value="15168.2807057872" calcext:value-type="float">
            <text:p>15168.2807057872</text:p>
          </table:table-cell>
          <table:table-cell table:formula="of:=[.D69]/[.C69]" office:value-type="percentage" office:value="0.904643860726707" calcext:value-type="percentage">
            <text:p>90.5%</text:p>
          </table:table-cell>
          <table:table-cell table:formula="of:=[.D67]" office:value-type="float" office:value="16102.4103992444" calcext:value-type="float">
            <text:p>16102.4103992444</text:p>
          </table:table-cell>
          <table:table-cell table:formula="of:=[.F69]/[.C69]" office:value-type="percentage" office:value="0.960355823651162" calcext:value-type="percentage">
            <text:p>96.04%</text:p>
          </table:table-cell>
        </table:table-row>
        <table:table-row table:style-name="ro1">
          <table:table-cell table:formula="of:=VALUE([$EN.A51])" office:value-type="date" office:date-value="2020-08-19" calcext:value-type="date">
            <text:p>19/08/20</text:p>
          </table:table-cell>
          <table:table-cell table:formula="of:=VALUE([$from_i_EN.A69])" office:value-type="date" office:date-value="2020-08-17" calcext:value-type="date">
            <text:p>17/08/20</text:p>
          </table:table-cell>
          <table:table-cell table:formula="of:=[$EN.B51]" office:value-type="float" office:value="16198.7890956484" calcext:value-type="float">
            <text:p>16198.7890956484</text:p>
          </table:table-cell>
          <table:table-cell table:formula="of:=[$from_i_EN.C69]" office:value-type="float" office:value="14647.9149888631" calcext:value-type="float">
            <text:p>14647.9149888631</text:p>
          </table:table-cell>
          <table:table-cell table:formula="of:=[.D70]/[.C70]" office:value-type="percentage" office:value="0.904259874140725" calcext:value-type="percentage">
            <text:p>90.4%</text:p>
          </table:table-cell>
          <table:table-cell table:formula="of:=[.D68]" office:value-type="float" office:value="15651.5771738409" calcext:value-type="float">
            <text:p>15651.5771738409</text:p>
          </table:table-cell>
          <table:table-cell table:formula="of:=[.F70]/[.C70]" office:value-type="percentage" office:value="0.966218961270727" calcext:value-type="percentage">
            <text:p>96.62%</text:p>
          </table:table-cell>
        </table:table-row>
        <table:table-row table:style-name="ro1">
          <table:table-cell table:formula="of:=VALUE([$EN.A52])" office:value-type="date" office:date-value="2020-08-20" calcext:value-type="date">
            <text:p>20/08/20</text:p>
          </table:table-cell>
          <table:table-cell table:formula="of:=VALUE([$from_i_EN.A70])" office:value-type="date" office:date-value="2020-08-18" calcext:value-type="date">
            <text:p>18/08/20</text:p>
          </table:table-cell>
          <table:table-cell table:formula="of:=[$EN.B52]" office:value-type="float" office:value="15753.6575328171" calcext:value-type="float">
            <text:p>15753.6575328171</text:p>
          </table:table-cell>
          <table:table-cell table:formula="of:=[$from_i_EN.C70]" office:value-type="float" office:value="14253.370174887" calcext:value-type="float">
            <text:p>14253.370174887</text:p>
          </table:table-cell>
          <table:table-cell table:formula="of:=[.D71]/[.C71]" office:value-type="percentage" office:value="0.904765775515633" calcext:value-type="percentage">
            <text:p>90.5%</text:p>
          </table:table-cell>
          <table:table-cell table:formula="of:=[.D69]" office:value-type="float" office:value="15168.2807057872" calcext:value-type="float">
            <text:p>15168.2807057872</text:p>
          </table:table-cell>
          <table:table-cell table:formula="of:=[.F71]/[.C71]" office:value-type="percentage" office:value="0.962841846357869" calcext:value-type="percentage">
            <text:p>96.28%</text:p>
          </table:table-cell>
        </table:table-row>
        <table:table-row table:style-name="ro1">
          <table:table-cell table:formula="of:=VALUE([$EN.A53])" office:value-type="date" office:date-value="2020-08-21" calcext:value-type="date">
            <text:p>21/08/20</text:p>
          </table:table-cell>
          <table:table-cell table:formula="of:=VALUE([$from_i_EN.A71])" office:value-type="date" office:date-value="2020-08-19" calcext:value-type="date">
            <text:p>19/08/20</text:p>
          </table:table-cell>
          <table:table-cell table:formula="of:=[$EN.B53]" office:value-type="float" office:value="15571.0593098844" calcext:value-type="float">
            <text:p>15571.0593098844</text:p>
          </table:table-cell>
          <table:table-cell table:formula="of:=[$from_i_EN.C71]" office:value-type="float" office:value="14136.2305978657" calcext:value-type="float">
            <text:p>14136.2305978657</text:p>
          </table:table-cell>
          <table:table-cell table:formula="of:=[.D72]/[.C72]" office:value-type="percentage" office:value="0.907852851661293" calcext:value-type="percentage">
            <text:p>90.8%</text:p>
          </table:table-cell>
          <table:table-cell table:formula="of:=[.D70]" office:value-type="float" office:value="14647.9149888631" calcext:value-type="float">
            <text:p>14647.9149888631</text:p>
          </table:table-cell>
          <table:table-cell table:formula="of:=[.F72]/[.C72]" office:value-type="percentage" office:value="0.940714096411204" calcext:value-type="percentage">
            <text:p>94.07%</text:p>
          </table:table-cell>
        </table:table-row>
        <table:table-row table:style-name="ro1">
          <table:table-cell table:formula="of:=VALUE([$EN.A54])" office:value-type="date" office:date-value="2020-08-22" calcext:value-type="date">
            <text:p>22/08/20</text:p>
          </table:table-cell>
          <table:table-cell table:formula="of:=VALUE([$from_i_EN.A72])" office:value-type="date" office:date-value="2020-08-20" calcext:value-type="date">
            <text:p>20/08/20</text:p>
          </table:table-cell>
          <table:table-cell table:formula="of:=[$EN.B54]" office:value-type="float" office:value="15364.7496588067" calcext:value-type="float">
            <text:p>15364.7496588067</text:p>
          </table:table-cell>
          <table:table-cell table:formula="of:=[$from_i_EN.C72]" office:value-type="float" office:value="14002.2105102466" calcext:value-type="float">
            <text:p>14002.2105102466</text:p>
          </table:table-cell>
          <table:table-cell table:formula="of:=[.D73]/[.C73]" office:value-type="percentage" office:value="0.911320445902667" calcext:value-type="percentage">
            <text:p>91.1%</text:p>
          </table:table-cell>
          <table:table-cell table:formula="of:=[.D71]" office:value-type="float" office:value="14253.370174887" calcext:value-type="float">
            <text:p>14253.370174887</text:p>
          </table:table-cell>
          <table:table-cell table:formula="of:=[.F73]/[.C73]" office:value-type="percentage" office:value="0.927666931866819" calcext:value-type="percentage">
            <text:p>92.77%</text:p>
          </table:table-cell>
        </table:table-row>
        <table:table-row table:style-name="ro1">
          <table:table-cell table:formula="of:=VALUE([$EN.A55])" office:value-type="date" office:date-value="2020-08-23" calcext:value-type="date">
            <text:p>23/08/20</text:p>
          </table:table-cell>
          <table:table-cell table:formula="of:=VALUE([$from_i_EN.A73])" office:value-type="date" office:date-value="2020-08-21" calcext:value-type="date">
            <text:p>21/08/20</text:p>
          </table:table-cell>
          <table:table-cell table:formula="of:=[$EN.B55]" office:value-type="float" office:value="15238.3208012941" calcext:value-type="float">
            <text:p>15238.3208012941</text:p>
          </table:table-cell>
          <table:table-cell table:formula="of:=[$from_i_EN.C73]" office:value-type="float" office:value="13962.9575695218" calcext:value-type="float">
            <text:p>13962.9575695218</text:p>
          </table:table-cell>
          <table:table-cell table:formula="of:=[.D74]/[.C74]" office:value-type="percentage" office:value="0.916305526809489" calcext:value-type="percentage">
            <text:p>91.6%</text:p>
          </table:table-cell>
          <table:table-cell table:formula="of:=[.D72]" office:value-type="float" office:value="14136.2305978657" calcext:value-type="float">
            <text:p>14136.2305978657</text:p>
          </table:table-cell>
          <table:table-cell table:formula="of:=[.F74]/[.C74]" office:value-type="percentage" office:value="0.927676400976224" calcext:value-type="percentage">
            <text:p>92.77%</text:p>
          </table:table-cell>
        </table:table-row>
        <table:table-row table:style-name="ro1">
          <table:table-cell table:formula="of:=VALUE([$EN.A56])" office:value-type="date" office:date-value="2020-08-24" calcext:value-type="date">
            <text:p>24/08/20</text:p>
          </table:table-cell>
          <table:table-cell table:formula="of:=VALUE([$from_i_EN.A74])" office:value-type="date" office:date-value="2020-08-22" calcext:value-type="date">
            <text:p>22/08/20</text:p>
          </table:table-cell>
          <table:table-cell table:formula="of:=[$EN.B56]" office:value-type="float" office:value="15106.4985391137" calcext:value-type="float">
            <text:p>15106.4985391137</text:p>
          </table:table-cell>
          <table:table-cell table:formula="of:=[$from_i_EN.C74]" office:value-type="float" office:value="13889.849292312" calcext:value-type="float">
            <text:p>13889.849292312</text:p>
          </table:table-cell>
          <table:table-cell table:formula="of:=[.D75]/[.C75]" office:value-type="percentage" office:value="0.919461863141117" calcext:value-type="percentage">
            <text:p>91.9%</text:p>
          </table:table-cell>
          <table:table-cell table:formula="of:=[.D73]" office:value-type="float" office:value="14002.2105102466" calcext:value-type="float">
            <text:p>14002.2105102466</text:p>
          </table:table-cell>
          <table:table-cell table:formula="of:=[.F75]/[.C75]" office:value-type="percentage" office:value="0.926899802359372" calcext:value-type="percentage">
            <text:p>92.69%</text:p>
          </table:table-cell>
        </table:table-row>
        <table:table-row table:style-name="ro1">
          <table:table-cell table:formula="of:=VALUE([$EN.A57])" office:value-type="date" office:date-value="2020-08-25" calcext:value-type="date">
            <text:p>25/08/20</text:p>
          </table:table-cell>
          <table:table-cell table:formula="of:=VALUE([$from_i_EN.A75])" office:value-type="date" office:date-value="2020-08-23" calcext:value-type="date">
            <text:p>23/08/20</text:p>
          </table:table-cell>
          <table:table-cell table:formula="of:=[$EN.B57]" office:value-type="float" office:value="14955.5917282675" calcext:value-type="float">
            <text:p>14955.5917282675</text:p>
          </table:table-cell>
          <table:table-cell table:formula="of:=[$from_i_EN.C75]" office:value-type="float" office:value="13822.3686150236" calcext:value-type="float">
            <text:p>13822.3686150236</text:p>
          </table:table-cell>
          <table:table-cell table:formula="of:=[.D76]/[.C76]" office:value-type="percentage" office:value="0.924227463959048" calcext:value-type="percentage">
            <text:p>92.4%</text:p>
          </table:table-cell>
          <table:table-cell table:formula="of:=[.D74]" office:value-type="float" office:value="13962.9575695218" calcext:value-type="float">
            <text:p>13962.9575695218</text:p>
          </table:table-cell>
          <table:table-cell table:formula="of:=[.F76]/[.C76]" office:value-type="percentage" office:value="0.933627891374599" calcext:value-type="percentage">
            <text:p>93.36%</text:p>
          </table:table-cell>
        </table:table-row>
        <table:table-row table:style-name="ro1">
          <table:table-cell table:formula="of:=VALUE([$EN.A58])" office:value-type="date" office:date-value="2020-08-26" calcext:value-type="date">
            <text:p>26/08/20</text:p>
          </table:table-cell>
          <table:table-cell table:formula="of:=VALUE([$from_i_EN.A76])" office:value-type="date" office:date-value="2020-08-24" calcext:value-type="date">
            <text:p>24/08/20</text:p>
          </table:table-cell>
          <table:table-cell table:formula="of:=[$EN.B58]" office:value-type="float" office:value="14957.3511143769" calcext:value-type="float">
            <text:p>14957.3511143769</text:p>
          </table:table-cell>
          <table:table-cell table:formula="of:=[$from_i_EN.C76]" office:value-type="float" office:value="13911.3386028827" calcext:value-type="float">
            <text:p>13911.3386028827</text:p>
          </table:table-cell>
          <table:table-cell table:formula="of:=[.D77]/[.C77]" office:value-type="percentage" office:value="0.930066994918053" calcext:value-type="percentage">
            <text:p>93.0%</text:p>
          </table:table-cell>
          <table:table-cell table:formula="of:=[.D75]" office:value-type="float" office:value="13889.849292312" calcext:value-type="float">
            <text:p>13889.849292312</text:p>
          </table:table-cell>
          <table:table-cell table:formula="of:=[.F77]/[.C77]" office:value-type="percentage" office:value="0.928630289287066" calcext:value-type="percentage">
            <text:p>92.86%</text:p>
          </table:table-cell>
        </table:table-row>
        <table:table-row table:style-name="ro1">
          <table:table-cell table:formula="of:=VALUE([$EN.A59])" office:value-type="date" office:date-value="2020-08-27" calcext:value-type="date">
            <text:p>27/08/20</text:p>
          </table:table-cell>
          <table:table-cell table:formula="of:=VALUE([$from_i_EN.A77])" office:value-type="date" office:date-value="2020-08-25" calcext:value-type="date">
            <text:p>25/08/20</text:p>
          </table:table-cell>
          <table:table-cell table:formula="of:=[$EN.B59]" office:value-type="float" office:value="15017.7075145233" calcext:value-type="float">
            <text:p>15017.7075145233</text:p>
          </table:table-cell>
          <table:table-cell table:formula="of:=[$from_i_EN.C77]" office:value-type="float" office:value="14026.040949487" calcext:value-type="float">
            <text:p>14026.040949487</text:p>
          </table:table-cell>
          <table:table-cell table:formula="of:=[.D78]/[.C78]" office:value-type="percentage" office:value="0.933966847864274" calcext:value-type="percentage">
            <text:p>93.4%</text:p>
          </table:table-cell>
          <table:table-cell table:formula="of:=[.D76]" office:value-type="float" office:value="13822.3686150236" calcext:value-type="float">
            <text:p>13822.3686150236</text:p>
          </table:table-cell>
          <table:table-cell table:formula="of:=[.F78]/[.C78]" office:value-type="percentage" office:value="0.920404702359284" calcext:value-type="percentage">
            <text:p>92.04%</text:p>
          </table:table-cell>
        </table:table-row>
        <table:table-row table:style-name="ro1">
          <table:table-cell table:formula="of:=VALUE([$EN.A60])" office:value-type="date" office:date-value="2020-08-28" calcext:value-type="date">
            <text:p>28/08/20</text:p>
          </table:table-cell>
          <table:table-cell table:formula="of:=VALUE([$from_i_EN.A78])" office:value-type="date" office:date-value="2020-08-26" calcext:value-type="date">
            <text:p>26/08/20</text:p>
          </table:table-cell>
          <table:table-cell table:formula="of:=[$EN.B60]" office:value-type="float" office:value="15030.2993099714" calcext:value-type="float">
            <text:p>15030.2993099714</text:p>
          </table:table-cell>
          <table:table-cell table:formula="of:=[$from_i_EN.C78]" office:value-type="float" office:value="14113.6982486687" calcext:value-type="float">
            <text:p>14113.6982486687</text:p>
          </table:table-cell>
          <table:table-cell table:formula="of:=[.D79]/[.C79]" office:value-type="percentage" office:value="0.939016446552418" calcext:value-type="percentage">
            <text:p>93.9%</text:p>
          </table:table-cell>
          <table:table-cell table:formula="of:=[.D77]" office:value-type="float" office:value="13911.3386028827" calcext:value-type="float">
            <text:p>13911.3386028827</text:p>
          </table:table-cell>
          <table:table-cell table:formula="of:=[.F79]/[.C79]" office:value-type="percentage" office:value="0.925552999044642" calcext:value-type="percentage">
            <text:p>92.56%</text:p>
          </table:table-cell>
        </table:table-row>
        <table:table-row table:style-name="ro1">
          <table:table-cell table:formula="of:=VALUE([$EN.A61])" office:value-type="date" office:date-value="2020-08-29" calcext:value-type="date">
            <text:p>29/08/20</text:p>
          </table:table-cell>
          <table:table-cell table:formula="of:=VALUE([$from_i_EN.A79])" office:value-type="date" office:date-value="2020-08-27" calcext:value-type="date">
            <text:p>27/08/20</text:p>
          </table:table-cell>
          <table:table-cell table:formula="of:=[$EN.B61]" office:value-type="float" office:value="15205.5328266768" calcext:value-type="float">
            <text:p>15205.5328266768</text:p>
          </table:table-cell>
          <table:table-cell table:formula="of:=[$from_i_EN.C79]" office:value-type="float" office:value="14327.2205962168" calcext:value-type="float">
            <text:p>14327.2205962168</text:p>
          </table:table-cell>
          <table:table-cell table:formula="of:=[.D80]/[.C80]" office:value-type="percentage" office:value="0.942237326342222" calcext:value-type="percentage">
            <text:p>94.2%</text:p>
          </table:table-cell>
          <table:table-cell table:formula="of:=[.D78]" office:value-type="float" office:value="14026.040949487" calcext:value-type="float">
            <text:p>14026.040949487</text:p>
          </table:table-cell>
          <table:table-cell table:formula="of:=[.F80]/[.C80]" office:value-type="percentage" office:value="0.922430085769797" calcext:value-type="percentage">
            <text:p>92.24%</text:p>
          </table:table-cell>
        </table:table-row>
        <table:table-row table:style-name="ro1">
          <table:table-cell table:formula="of:=VALUE([$EN.A62])" office:value-type="date" office:date-value="2020-08-30" calcext:value-type="date">
            <text:p>30/08/20</text:p>
          </table:table-cell>
          <table:table-cell table:formula="of:=VALUE([$from_i_EN.A80])" office:value-type="date" office:date-value="2020-08-28" calcext:value-type="date">
            <text:p>28/08/20</text:p>
          </table:table-cell>
          <table:table-cell table:formula="of:=[$EN.B62]" office:value-type="float" office:value="15510.7371702955" calcext:value-type="float">
            <text:p>15510.7371702955</text:p>
          </table:table-cell>
          <table:table-cell table:formula="of:=[$from_i_EN.C80]" office:value-type="float" office:value="14701.2657892719" calcext:value-type="float">
            <text:p>14701.2657892719</text:p>
          </table:table-cell>
          <table:table-cell table:formula="of:=[.D81]/[.C81]" office:value-type="percentage" office:value="0.947812191507324" calcext:value-type="percentage">
            <text:p>94.8%</text:p>
          </table:table-cell>
          <table:table-cell table:formula="of:=[.D79]" office:value-type="float" office:value="14113.6982486687" calcext:value-type="float">
            <text:p>14113.6982486687</text:p>
          </table:table-cell>
          <table:table-cell table:formula="of:=[.F81]/[.C81]" office:value-type="percentage" office:value="0.909930849431042" calcext:value-type="percentage">
            <text:p>90.99%</text:p>
          </table:table-cell>
        </table:table-row>
        <table:table-row table:style-name="ro1">
          <table:table-cell table:formula="of:=VALUE([$EN.A63])" office:value-type="date" office:date-value="2020-08-31" calcext:value-type="date">
            <text:p>31/08/20</text:p>
          </table:table-cell>
          <table:table-cell table:formula="of:=VALUE([$from_i_EN.A81])" office:value-type="date" office:date-value="2020-08-29" calcext:value-type="date">
            <text:p>29/08/20</text:p>
          </table:table-cell>
          <table:table-cell table:formula="of:=[$EN.B63]" office:value-type="float" office:value="15751.2272135093" calcext:value-type="float">
            <text:p>15751.2272135093</text:p>
          </table:table-cell>
          <table:table-cell table:formula="of:=[$from_i_EN.C81]" office:value-type="float" office:value="15024.3462722524" calcext:value-type="float">
            <text:p>15024.3462722524</text:p>
          </table:table-cell>
          <table:table-cell table:formula="of:=[.D82]/[.C82]" office:value-type="percentage" office:value="0.953852424867981" calcext:value-type="percentage">
            <text:p>95.4%</text:p>
          </table:table-cell>
          <table:table-cell table:formula="of:=[.D80]" office:value-type="float" office:value="14327.2205962168" calcext:value-type="float">
            <text:p>14327.2205962168</text:p>
          </table:table-cell>
          <table:table-cell table:formula="of:=[.F82]/[.C82]" office:value-type="percentage" office:value="0.909593925730999" calcext:value-type="percentage">
            <text:p>90.96%</text:p>
          </table:table-cell>
        </table:table-row>
        <table:table-row table:style-name="ro1">
          <table:table-cell table:formula="of:=VALUE([$EN.A64])" office:value-type="date" office:date-value="2020-09-01" calcext:value-type="date">
            <text:p>01/09/20</text:p>
          </table:table-cell>
          <table:table-cell table:formula="of:=VALUE([$from_i_EN.A82])" office:value-type="date" office:date-value="2020-08-30" calcext:value-type="date">
            <text:p>30/08/20</text:p>
          </table:table-cell>
          <table:table-cell table:formula="of:=[$EN.B64]" office:value-type="float" office:value="16024.7928689137" calcext:value-type="float">
            <text:p>16024.7928689137</text:p>
          </table:table-cell>
          <table:table-cell table:formula="of:=[$from_i_EN.C82]" office:value-type="float" office:value="15365.2938084423" calcext:value-type="float">
            <text:p>15365.2938084423</text:p>
          </table:table-cell>
          <table:table-cell table:formula="of:=[.D83]/[.C83]" office:value-type="percentage" office:value="0.958845080503307" calcext:value-type="percentage">
            <text:p>95.9%</text:p>
          </table:table-cell>
          <table:table-cell table:formula="of:=[.D81]" office:value-type="float" office:value="14701.2657892719" calcext:value-type="float">
            <text:p>14701.2657892719</text:p>
          </table:table-cell>
          <table:table-cell table:formula="of:=[.F83]/[.C83]" office:value-type="percentage" office:value="0.917407539026027" calcext:value-type="percentage">
            <text:p>91.74%</text:p>
          </table:table-cell>
        </table:table-row>
        <table:table-row table:style-name="ro1">
          <table:table-cell table:formula="of:=VALUE([$EN.A65])" office:value-type="date" office:date-value="2020-09-02" calcext:value-type="date">
            <text:p>02/09/20</text:p>
          </table:table-cell>
          <table:table-cell table:formula="of:=VALUE([$from_i_EN.A83])" office:value-type="date" office:date-value="2020-08-31" calcext:value-type="date">
            <text:p>31/08/20</text:p>
          </table:table-cell>
          <table:table-cell table:formula="of:=[$EN.B65]" office:value-type="float" office:value="16596.2045992635" calcext:value-type="float">
            <text:p>16596.2045992635</text:p>
          </table:table-cell>
          <table:table-cell table:formula="of:=[$from_i_EN.C83]" office:value-type="float" office:value="15949.3738033927" calcext:value-type="float">
            <text:p>15949.3738033927</text:p>
          </table:table-cell>
          <table:table-cell table:formula="of:=[.D84]/[.C84]" office:value-type="percentage" office:value="0.961025378302487" calcext:value-type="percentage">
            <text:p>96.1%</text:p>
          </table:table-cell>
          <table:table-cell table:formula="of:=[.D82]" office:value-type="float" office:value="15024.3462722524" calcext:value-type="float">
            <text:p>15024.3462722524</text:p>
          </table:table-cell>
          <table:table-cell table:formula="of:=[.F84]/[.C84]" office:value-type="percentage" office:value="0.905288084537058" calcext:value-type="percentage">
            <text:p>90.53%</text:p>
          </table:table-cell>
        </table:table-row>
        <table:table-row table:style-name="ro1">
          <table:table-cell table:formula="of:=VALUE([$EN.A66])" office:value-type="date" office:date-value="2020-09-03" calcext:value-type="date">
            <text:p>03/09/20</text:p>
          </table:table-cell>
          <table:table-cell table:formula="of:=VALUE([$from_i_EN.A84])" office:value-type="date" office:date-value="2020-09-01" calcext:value-type="date">
            <text:p>01/09/20</text:p>
          </table:table-cell>
          <table:table-cell table:formula="of:=[$EN.B66]" office:value-type="float" office:value="17183.5433248326" calcext:value-type="float">
            <text:p>17183.5433248326</text:p>
          </table:table-cell>
          <table:table-cell table:formula="of:=[$from_i_EN.C84]" office:value-type="float" office:value="16481.0470066918" calcext:value-type="float">
            <text:p>16481.0470066918</text:p>
          </table:table-cell>
          <table:table-cell table:formula="of:=[.D85]/[.C85]" office:value-type="percentage" office:value="0.959118075657564" calcext:value-type="percentage">
            <text:p>95.9%</text:p>
          </table:table-cell>
          <table:table-cell table:formula="of:=[.D83]" office:value-type="float" office:value="15365.2938084423" calcext:value-type="float">
            <text:p>15365.2938084423</text:p>
          </table:table-cell>
          <table:table-cell table:formula="of:=[.F85]/[.C85]" office:value-type="percentage" office:value="0.894186578284896" calcext:value-type="percentage">
            <text:p>89.42%</text:p>
          </table:table-cell>
        </table:table-row>
        <table:table-row table:style-name="ro1">
          <table:table-cell table:formula="of:=VALUE([$EN.A67])" office:value-type="date" office:date-value="2020-09-04" calcext:value-type="date">
            <text:p>04/09/20</text:p>
          </table:table-cell>
          <table:table-cell table:formula="of:=VALUE([$from_i_EN.A85])" office:value-type="date" office:date-value="2020-09-02" calcext:value-type="date">
            <text:p>02/09/20</text:p>
          </table:table-cell>
          <table:table-cell table:formula="of:=[$EN.B67]" office:value-type="float" office:value="17905.6757480384" calcext:value-type="float">
            <text:p>17905.6757480384</text:p>
          </table:table-cell>
          <table:table-cell table:formula="of:=[$from_i_EN.C85]" office:value-type="float" office:value="17146.0534739742" calcext:value-type="float">
            <text:p>17146.0534739742</text:p>
          </table:table-cell>
          <table:table-cell table:formula="of:=[.D86]/[.C86]" office:value-type="percentage" office:value="0.957576453145176" calcext:value-type="percentage">
            <text:p>95.8%</text:p>
          </table:table-cell>
          <table:table-cell table:formula="of:=[.D84]" office:value-type="float" office:value="15949.3738033927" calcext:value-type="float">
            <text:p>15949.3738033927</text:p>
          </table:table-cell>
          <table:table-cell table:formula="of:=[.F86]/[.C86]" office:value-type="percentage" office:value="0.890744031547646" calcext:value-type="percentage">
            <text:p>89.07%</text:p>
          </table:table-cell>
        </table:table-row>
        <table:table-row table:style-name="ro1">
          <table:table-cell table:formula="of:=VALUE([$EN.A68])" office:value-type="date" office:date-value="2020-09-05" calcext:value-type="date">
            <text:p>05/09/20</text:p>
          </table:table-cell>
          <table:table-cell table:formula="of:=VALUE([$from_i_EN.A86])" office:value-type="date" office:date-value="2020-09-03" calcext:value-type="date">
            <text:p>03/09/20</text:p>
          </table:table-cell>
          <table:table-cell table:formula="of:=[$EN.B68]" office:value-type="float" office:value="18952.93584271" calcext:value-type="float">
            <text:p>18952.93584271</text:p>
          </table:table-cell>
          <table:table-cell table:formula="of:=[$from_i_EN.C86]" office:value-type="float" office:value="18073.0662220927" calcext:value-type="float">
            <text:p>18073.0662220927</text:p>
          </table:table-cell>
          <table:table-cell table:formula="of:=[.D87]/[.C87]" office:value-type="percentage" office:value="0.953576077715914" calcext:value-type="percentage">
            <text:p>95.4%</text:p>
          </table:table-cell>
          <table:table-cell table:formula="of:=[.D85]" office:value-type="float" office:value="16481.0470066918" calcext:value-type="float">
            <text:p>16481.0470066918</text:p>
          </table:table-cell>
          <table:table-cell table:formula="of:=[.F87]/[.C87]" office:value-type="percentage" office:value="0.869577523158824" calcext:value-type="percentage">
            <text:p>86.96%</text:p>
          </table:table-cell>
        </table:table-row>
        <table:table-row table:style-name="ro1">
          <table:table-cell table:formula="of:=VALUE([$EN.A69])" office:value-type="date" office:date-value="2020-09-06" calcext:value-type="date">
            <text:p>06/09/20</text:p>
          </table:table-cell>
          <table:table-cell table:formula="of:=VALUE([$from_i_EN.A87])" office:value-type="date" office:date-value="2020-09-04" calcext:value-type="date">
            <text:p>04/09/20</text:p>
          </table:table-cell>
          <table:table-cell table:formula="of:=[$EN.B69]" office:value-type="float" office:value="20120.5600489409" calcext:value-type="float">
            <text:p>20120.5600489409</text:p>
          </table:table-cell>
          <table:table-cell table:formula="of:=[$from_i_EN.C87]" office:value-type="float" office:value="19106.053125351" calcext:value-type="float">
            <text:p>19106.053125351</text:p>
          </table:table-cell>
          <table:table-cell table:formula="of:=[.D88]/[.C88]" office:value-type="percentage" office:value="0.949578594178183" calcext:value-type="percentage">
            <text:p>95.0%</text:p>
          </table:table-cell>
          <table:table-cell table:formula="of:=[.D86]" office:value-type="float" office:value="17146.0534739742" calcext:value-type="float">
            <text:p>17146.0534739742</text:p>
          </table:table-cell>
          <table:table-cell table:formula="of:=[.F88]/[.C88]" office:value-type="percentage" office:value="0.852165816074131" calcext:value-type="percentage">
            <text:p>85.22%</text:p>
          </table:table-cell>
        </table:table-row>
        <table:table-row table:style-name="ro1">
          <table:table-cell table:formula="of:=VALUE([$EN.A70])" office:value-type="date" office:date-value="2020-09-07" calcext:value-type="date">
            <text:p>07/09/20</text:p>
          </table:table-cell>
          <table:table-cell table:formula="of:=VALUE([$from_i_EN.A88])" office:value-type="date" office:date-value="2020-09-05" calcext:value-type="date">
            <text:p>05/09/20</text:p>
          </table:table-cell>
          <table:table-cell table:formula="of:=[$EN.B70]" office:value-type="float" office:value="21542.1999394393" calcext:value-type="float">
            <text:p>21542.1999394393</text:p>
          </table:table-cell>
          <table:table-cell table:formula="of:=[$from_i_EN.C88]" office:value-type="float" office:value="20344.9406207693" calcext:value-type="float">
            <text:p>20344.9406207693</text:p>
          </table:table-cell>
          <table:table-cell table:formula="of:=[.D89]/[.C89]" office:value-type="percentage" office:value="0.944422606695889" calcext:value-type="percentage">
            <text:p>94.4%</text:p>
          </table:table-cell>
          <table:table-cell table:formula="of:=[.D87]" office:value-type="float" office:value="18073.0662220927" calcext:value-type="float">
            <text:p>18073.0662220927</text:p>
          </table:table-cell>
          <table:table-cell table:formula="of:=[.F89]/[.C89]" office:value-type="percentage" office:value="0.83896102872041" calcext:value-type="percentage">
            <text:p>83.90%</text:p>
          </table:table-cell>
        </table:table-row>
        <table:table-row table:style-name="ro1">
          <table:table-cell table:formula="of:=VALUE([$EN.A71])" office:value-type="date" office:date-value="2020-09-08" calcext:value-type="date">
            <text:p>08/09/20</text:p>
          </table:table-cell>
          <table:table-cell table:formula="of:=VALUE([$from_i_EN.A89])" office:value-type="date" office:date-value="2020-09-06" calcext:value-type="date">
            <text:p>06/09/20</text:p>
          </table:table-cell>
          <table:table-cell table:formula="of:=[$EN.B71]" office:value-type="float" office:value="23093.9991991616" calcext:value-type="float">
            <text:p>23093.9991991616</text:p>
          </table:table-cell>
          <table:table-cell table:formula="of:=[$from_i_EN.C89]" office:value-type="float" office:value="21670.322167405" calcext:value-type="float">
            <text:p>21670.322167405</text:p>
          </table:table-cell>
          <table:table-cell table:formula="of:=[.D90]/[.C90]" office:value-type="percentage" office:value="0.938352945305019" calcext:value-type="percentage">
            <text:p>93.8%</text:p>
          </table:table-cell>
          <table:table-cell table:formula="of:=[.D88]" office:value-type="float" office:value="19106.053125351" calcext:value-type="float">
            <text:p>19106.053125351</text:p>
          </table:table-cell>
          <table:table-cell table:formula="of:=[.F90]/[.C90]" office:value-type="percentage" office:value="0.827316783056119" calcext:value-type="percentage">
            <text:p>82.73%</text:p>
          </table:table-cell>
        </table:table-row>
        <table:table-row table:style-name="ro1">
          <table:table-cell table:formula="of:=VALUE([$EN.A72])" office:value-type="date" office:date-value="2020-09-09" calcext:value-type="date">
            <text:p>09/09/20</text:p>
          </table:table-cell>
          <table:table-cell table:formula="of:=VALUE([$from_i_EN.A90])" office:value-type="date" office:date-value="2020-09-07" calcext:value-type="date">
            <text:p>07/09/20</text:p>
          </table:table-cell>
          <table:table-cell table:formula="of:=[$EN.B72]" office:value-type="float" office:value="24729.9464204087" calcext:value-type="float">
            <text:p>24729.9464204087</text:p>
          </table:table-cell>
          <table:table-cell table:formula="of:=[$from_i_EN.C90]" office:value-type="float" office:value="23013.8042635042" calcext:value-type="float">
            <text:p>23013.8042635042</text:p>
          </table:table-cell>
          <table:table-cell table:formula="of:=[.D91]/[.C91]" office:value-type="percentage" office:value="0.930604695710615" calcext:value-type="percentage">
            <text:p>93.1%</text:p>
          </table:table-cell>
          <table:table-cell table:formula="of:=[.D89]" office:value-type="float" office:value="20344.9406207693" calcext:value-type="float">
            <text:p>20344.9406207693</text:p>
          </table:table-cell>
          <table:table-cell table:formula="of:=[.F91]/[.C91]" office:value-type="percentage" office:value="0.822684379290825" calcext:value-type="percentage">
            <text:p>82.27%</text:p>
          </table:table-cell>
        </table:table-row>
        <table:table-row table:style-name="ro1">
          <table:table-cell table:formula="of:=VALUE([$EN.A73])" office:value-type="date" office:date-value="2020-09-10" calcext:value-type="date">
            <text:p>10/09/20</text:p>
          </table:table-cell>
          <table:table-cell table:formula="of:=VALUE([$from_i_EN.A91])" office:value-type="date" office:date-value="2020-09-08" calcext:value-type="date">
            <text:p>08/09/20</text:p>
          </table:table-cell>
          <table:table-cell table:formula="of:=[$EN.B73]" office:value-type="float" office:value="26902.7652795509" calcext:value-type="float">
            <text:p>26902.7652795509</text:p>
          </table:table-cell>
          <table:table-cell table:formula="of:=[$from_i_EN.C91]" office:value-type="float" office:value="24826.56325855" calcext:value-type="float">
            <text:p>24826.56325855</text:p>
          </table:table-cell>
          <table:table-cell table:formula="of:=[.D92]/[.C92]" office:value-type="percentage" office:value="0.9228257021378" calcext:value-type="percentage">
            <text:p>92.3%</text:p>
          </table:table-cell>
          <table:table-cell table:formula="of:=[.D90]" office:value-type="float" office:value="21670.322167405" calcext:value-type="float">
            <text:p>21670.322167405</text:p>
          </table:table-cell>
          <table:table-cell table:formula="of:=[.F92]/[.C92]" office:value-type="percentage" office:value="0.805505379920067" calcext:value-type="percentage">
            <text:p>80.55%</text:p>
          </table:table-cell>
        </table:table-row>
        <table:table-row table:style-name="ro1">
          <table:table-cell table:formula="of:=VALUE([$EN.A74])" office:value-type="date" office:date-value="2020-09-11" calcext:value-type="date">
            <text:p>11/09/20</text:p>
          </table:table-cell>
          <table:table-cell table:formula="of:=VALUE([$from_i_EN.A92])" office:value-type="date" office:date-value="2020-09-09" calcext:value-type="date">
            <text:p>09/09/20</text:p>
          </table:table-cell>
          <table:table-cell table:formula="of:=[$EN.B74]" office:value-type="float" office:value="29516.1581917326" calcext:value-type="float">
            <text:p>29516.1581917326</text:p>
          </table:table-cell>
          <table:table-cell table:formula="of:=[$from_i_EN.C92]" office:value-type="float" office:value="26986.82064297" calcext:value-type="float">
            <text:p>26986.82064297</text:p>
          </table:table-cell>
          <table:table-cell table:formula="of:=[.D93]/[.C93]" office:value-type="percentage" office:value="0.914306681366443" calcext:value-type="percentage">
            <text:p>91.4%</text:p>
          </table:table-cell>
          <table:table-cell table:formula="of:=[.D91]" office:value-type="float" office:value="23013.8042635042" calcext:value-type="float">
            <text:p>23013.8042635042</text:p>
          </table:table-cell>
          <table:table-cell table:formula="of:=[.F93]/[.C93]" office:value-type="percentage" office:value="0.779701887827338" calcext:value-type="percentage">
            <text:p>77.97%</text:p>
          </table:table-cell>
        </table:table-row>
        <table:table-row table:style-name="ro1">
          <table:table-cell table:formula="of:=VALUE([$EN.A75])" office:value-type="date" office:date-value="2020-09-12" calcext:value-type="date">
            <text:p>12/09/20</text:p>
          </table:table-cell>
          <table:table-cell table:formula="of:=VALUE([$from_i_EN.A93])" office:value-type="date" office:date-value="2020-09-10" calcext:value-type="date">
            <text:p>10/09/20</text:p>
          </table:table-cell>
          <table:table-cell table:formula="of:=[$EN.B75]" office:value-type="float" office:value="32692.6432627852" calcext:value-type="float">
            <text:p>32692.6432627852</text:p>
          </table:table-cell>
          <table:table-cell table:formula="of:=[$from_i_EN.C93]" office:value-type="float" office:value="29661.4354495359" calcext:value-type="float">
            <text:p>29661.4354495359</text:p>
          </table:table-cell>
          <table:table-cell table:formula="of:=[.D94]/[.C94]" office:value-type="percentage" office:value="0.907281653891232" calcext:value-type="percentage">
            <text:p>90.7%</text:p>
          </table:table-cell>
          <table:table-cell table:formula="of:=[.D92]" office:value-type="float" office:value="24826.56325855" calcext:value-type="float">
            <text:p>24826.56325855</text:p>
          </table:table-cell>
          <table:table-cell table:formula="of:=[.F94]/[.C94]" office:value-type="percentage" office:value="0.759392963701121" calcext:value-type="percentage">
            <text:p>75.94%</text:p>
          </table:table-cell>
        </table:table-row>
        <table:table-row table:style-name="ro1">
          <table:table-cell table:formula="of:=VALUE([$EN.A76])" office:value-type="date" office:date-value="2020-09-13" calcext:value-type="date">
            <text:p>13/09/20</text:p>
          </table:table-cell>
          <table:table-cell table:formula="of:=VALUE([$from_i_EN.A94])" office:value-type="date" office:date-value="2020-09-11" calcext:value-type="date">
            <text:p>11/09/20</text:p>
          </table:table-cell>
          <table:table-cell table:formula="of:=[$EN.B76]" office:value-type="float" office:value="36210.6947063409" calcext:value-type="float">
            <text:p>36210.6947063409</text:p>
          </table:table-cell>
          <table:table-cell table:formula="of:=[$from_i_EN.C94]" office:value-type="float" office:value="32569.0006600746" calcext:value-type="float">
            <text:p>32569.0006600746</text:p>
          </table:table-cell>
          <table:table-cell table:formula="of:=[.D95]/[.C95]" office:value-type="percentage" office:value="0.899430428612334" calcext:value-type="percentage">
            <text:p>89.9%</text:p>
          </table:table-cell>
          <table:table-cell table:formula="of:=[.D93]" office:value-type="float" office:value="26986.82064297" calcext:value-type="float">
            <text:p>26986.82064297</text:p>
          </table:table-cell>
          <table:table-cell table:formula="of:=[.F95]/[.C95]" office:value-type="percentage" office:value="0.745272104327904" calcext:value-type="percentage">
            <text:p>74.53%</text:p>
          </table:table-cell>
        </table:table-row>
        <table:table-row table:style-name="ro1">
          <table:table-cell table:formula="of:=VALUE([$EN.A77])" office:value-type="date" office:date-value="2020-09-14" calcext:value-type="date">
            <text:p>14/09/20</text:p>
          </table:table-cell>
          <table:table-cell table:formula="of:=VALUE([$from_i_EN.A95])" office:value-type="date" office:date-value="2020-09-12" calcext:value-type="date">
            <text:p>12/09/20</text:p>
          </table:table-cell>
          <table:table-cell table:formula="of:=[$EN.B77]" office:value-type="float" office:value="40254.9247770544" calcext:value-type="float">
            <text:p>40254.9247770544</text:p>
          </table:table-cell>
          <table:table-cell table:formula="of:=[$from_i_EN.C95]" office:value-type="float" office:value="35970.7511701356" calcext:value-type="float">
            <text:p>35970.7511701356</text:p>
          </table:table-cell>
          <table:table-cell table:formula="of:=[.D96]/[.C96]" office:value-type="percentage" office:value="0.8935739259073" calcext:value-type="percentage">
            <text:p>89.4%</text:p>
          </table:table-cell>
          <table:table-cell table:formula="of:=[.D94]" office:value-type="float" office:value="29661.4354495359" calcext:value-type="float">
            <text:p>29661.4354495359</text:p>
          </table:table-cell>
          <table:table-cell table:formula="of:=[.F96]/[.C96]" office:value-type="percentage" office:value="0.736839917446401" calcext:value-type="percentage">
            <text:p>73.68%</text:p>
          </table:table-cell>
        </table:table-row>
        <table:table-row table:style-name="ro1">
          <table:table-cell table:formula="of:=VALUE([$EN.A78])" office:value-type="date" office:date-value="2020-09-15" calcext:value-type="date">
            <text:p>15/09/20</text:p>
          </table:table-cell>
          <table:table-cell table:formula="of:=VALUE([$from_i_EN.A96])" office:value-type="date" office:date-value="2020-09-13" calcext:value-type="date">
            <text:p>13/09/20</text:p>
          </table:table-cell>
          <table:table-cell table:formula="of:=[$EN.B78]" office:value-type="float" office:value="44988.4060165043" calcext:value-type="float">
            <text:p>44988.4060165043</text:p>
          </table:table-cell>
          <table:table-cell table:formula="of:=[$from_i_EN.C96]" office:value-type="float" office:value="39984.3025167968" calcext:value-type="float">
            <text:p>39984.3025167968</text:p>
          </table:table-cell>
          <table:table-cell table:formula="of:=[.D97]/[.C97]" office:value-type="percentage" office:value="0.888769042008919" calcext:value-type="percentage">
            <text:p>88.9%</text:p>
          </table:table-cell>
          <table:table-cell table:formula="of:=[.D95]" office:value-type="float" office:value="32569.0006600746" calcext:value-type="float">
            <text:p>32569.0006600746</text:p>
          </table:table-cell>
          <table:table-cell table:formula="of:=[.F97]/[.C97]" office:value-type="percentage" office:value="0.723942089615855" calcext:value-type="percentage">
            <text:p>72.39%</text:p>
          </table:table-cell>
        </table:table-row>
        <table:table-row table:style-name="ro1">
          <table:table-cell table:formula="of:=VALUE([$EN.A79])" office:value-type="date" office:date-value="2020-09-16" calcext:value-type="date">
            <text:p>16/09/20</text:p>
          </table:table-cell>
          <table:table-cell table:formula="of:=VALUE([$from_i_EN.A97])" office:value-type="date" office:date-value="2020-09-14" calcext:value-type="date">
            <text:p>14/09/20</text:p>
          </table:table-cell>
          <table:table-cell table:formula="of:=[$EN.B79]" office:value-type="float" office:value="50117.1124084331" calcext:value-type="float">
            <text:p>50117.1124084331</text:p>
          </table:table-cell>
          <table:table-cell table:formula="of:=[$from_i_EN.C97]" office:value-type="float" office:value="44404.7456588729" calcext:value-type="float">
            <text:p>44404.7456588729</text:p>
          </table:table-cell>
          <table:table-cell table:formula="of:=[.D98]/[.C98]" office:value-type="percentage" office:value="0.886019635309255" calcext:value-type="percentage">
            <text:p>88.6%</text:p>
          </table:table-cell>
          <table:table-cell table:formula="of:=[.D96]" office:value-type="float" office:value="35970.7511701356" calcext:value-type="float">
            <text:p>35970.7511701356</text:p>
          </table:table-cell>
          <table:table-cell table:formula="of:=[.F98]/[.C98]" office:value-type="percentage" office:value="0.717733912460663" calcext:value-type="percentage">
            <text:p>71.77%</text:p>
          </table:table-cell>
        </table:table-row>
        <table:table-row table:style-name="ro1">
          <table:table-cell table:formula="of:=VALUE([$EN.A80])" office:value-type="date" office:date-value="2020-09-17" calcext:value-type="date">
            <text:p>17/09/20</text:p>
          </table:table-cell>
          <table:table-cell table:formula="of:=VALUE([$from_i_EN.A98])" office:value-type="date" office:date-value="2020-09-15" calcext:value-type="date">
            <text:p>15/09/20</text:p>
          </table:table-cell>
          <table:table-cell table:formula="of:=[$EN.B80]" office:value-type="float" office:value="55705.0636423008" calcext:value-type="float">
            <text:p>55705.0636423008</text:p>
          </table:table-cell>
          <table:table-cell table:formula="of:=[$from_i_EN.C98]" office:value-type="float" office:value="49413.2405870119" calcext:value-type="float">
            <text:p>49413.2405870119</text:p>
          </table:table-cell>
          <table:table-cell table:formula="of:=[.D99]/[.C99]" office:value-type="percentage" office:value="0.887051146809729" calcext:value-type="percentage">
            <text:p>88.7%</text:p>
          </table:table-cell>
          <table:table-cell table:formula="of:=[.D97]" office:value-type="float" office:value="39984.3025167968" calcext:value-type="float">
            <text:p>39984.3025167968</text:p>
          </table:table-cell>
          <table:table-cell table:formula="of:=[.F99]/[.C99]" office:value-type="percentage" office:value="0.717785779288364" calcext:value-type="percentage">
            <text:p>71.78%</text:p>
          </table:table-cell>
        </table:table-row>
        <table:table-row table:style-name="ro1">
          <table:table-cell table:formula="of:=VALUE([$EN.A81])" office:value-type="date" office:date-value="2020-09-18" calcext:value-type="date">
            <text:p>18/09/20</text:p>
          </table:table-cell>
          <table:table-cell table:formula="of:=VALUE([$from_i_EN.A99])" office:value-type="date" office:date-value="2020-09-16" calcext:value-type="date">
            <text:p>16/09/20</text:p>
          </table:table-cell>
          <table:table-cell table:formula="of:=[$EN.B81]" office:value-type="float" office:value="61809.4793738637" calcext:value-type="float">
            <text:p>61809.4793738637</text:p>
          </table:table-cell>
          <table:table-cell table:formula="of:=[$from_i_EN.C99]" office:value-type="float" office:value="54760.8044507496" calcext:value-type="float">
            <text:p>54760.8044507496</text:p>
          </table:table-cell>
          <table:table-cell table:formula="of:=[.D100]/[.C100]" office:value-type="percentage" office:value="0.885961263635968" calcext:value-type="percentage">
            <text:p>88.6%</text:p>
          </table:table-cell>
          <table:table-cell table:formula="of:=[.D98]" office:value-type="float" office:value="44404.7456588729" calcext:value-type="float">
            <text:p>44404.7456588729</text:p>
          </table:table-cell>
          <table:table-cell table:formula="of:=[.F100]/[.C100]" office:value-type="percentage" office:value="0.718413196627725" calcext:value-type="percentage">
            <text:p>71.84%</text:p>
          </table:table-cell>
        </table:table-row>
        <table:table-row table:style-name="ro1">
          <table:table-cell table:formula="of:=VALUE([$EN.A82])" office:value-type="date" office:date-value="2020-09-19" calcext:value-type="date">
            <text:p>19/09/20</text:p>
          </table:table-cell>
          <table:table-cell table:formula="of:=VALUE([$from_i_EN.A100])" office:value-type="date" office:date-value="2020-09-17" calcext:value-type="date">
            <text:p>17/09/20</text:p>
          </table:table-cell>
          <table:table-cell table:formula="of:=[$EN.B82]" office:value-type="float" office:value="68645.077004805" calcext:value-type="float">
            <text:p>68645.077004805</text:p>
          </table:table-cell>
          <table:table-cell table:formula="of:=[$from_i_EN.C100]" office:value-type="float" office:value="60935.6714690539" calcext:value-type="float">
            <text:p>60935.6714690539</text:p>
          </table:table-cell>
          <table:table-cell table:formula="of:=[.D101]/[.C101]" office:value-type="percentage" office:value="0.887691792738298" calcext:value-type="percentage">
            <text:p>88.8%</text:p>
          </table:table-cell>
          <table:table-cell table:formula="of:=[.D99]" office:value-type="float" office:value="49413.2405870119" calcext:value-type="float">
            <text:p>49413.2405870119</text:p>
          </table:table-cell>
          <table:table-cell table:formula="of:=[.F101]/[.C101]" office:value-type="percentage" office:value="0.719836625480849" calcext:value-type="percentage">
            <text:p>71.98%</text:p>
          </table:table-cell>
        </table:table-row>
        <table:table-row table:style-name="ro1">
          <table:table-cell table:formula="of:=VALUE([$EN.A83])" office:value-type="date" office:date-value="2020-09-20" calcext:value-type="date">
            <text:p>20/09/20</text:p>
          </table:table-cell>
          <table:table-cell table:formula="of:=VALUE([$from_i_EN.A101])" office:value-type="date" office:date-value="2020-09-18" calcext:value-type="date">
            <text:p>18/09/20</text:p>
          </table:table-cell>
          <table:table-cell table:formula="of:=[$EN.B83]" office:value-type="float" office:value="76042.944833838" calcext:value-type="float">
            <text:p>76042.944833838</text:p>
          </table:table-cell>
          <table:table-cell table:formula="of:=[$from_i_EN.C101]" office:value-type="float" office:value="67589.9447680604" calcext:value-type="float">
            <text:p>67589.9447680604</text:p>
          </table:table-cell>
          <table:table-cell table:formula="of:=[.D102]/[.C102]" office:value-type="percentage" office:value="0.888839127886902" calcext:value-type="percentage">
            <text:p>88.9%</text:p>
          </table:table-cell>
          <table:table-cell table:formula="of:=[.D100]" office:value-type="float" office:value="54760.8044507496" calcext:value-type="float">
            <text:p>54760.8044507496</text:p>
          </table:table-cell>
          <table:table-cell table:formula="of:=[.F102]/[.C102]" office:value-type="percentage" office:value="0.72012998142573" calcext:value-type="percentage">
            <text:p>72.01%</text:p>
          </table:table-cell>
        </table:table-row>
        <table:table-row table:style-name="ro1">
          <table:table-cell table:formula="of:=VALUE([$EN.A84])" office:value-type="date" office:date-value="2020-09-21" calcext:value-type="date">
            <text:p>21/09/20</text:p>
          </table:table-cell>
          <table:table-cell table:formula="of:=VALUE([$from_i_EN.A102])" office:value-type="date" office:date-value="2020-09-19" calcext:value-type="date">
            <text:p>19/09/20</text:p>
          </table:table-cell>
          <table:table-cell table:formula="of:=[$EN.B84]" office:value-type="float" office:value="84296.6218663773" calcext:value-type="float">
            <text:p>84296.6218663773</text:p>
          </table:table-cell>
          <table:table-cell table:formula="of:=[$from_i_EN.C102]" office:value-type="float" office:value="75097.6980851975" calcext:value-type="float">
            <text:p>75097.6980851975</text:p>
          </table:table-cell>
          <table:table-cell table:formula="of:=[.D103]/[.C103]" office:value-type="percentage" office:value="0.890874348490958" calcext:value-type="percentage">
            <text:p>89.1%</text:p>
          </table:table-cell>
          <table:table-cell table:formula="of:=[.D101]" office:value-type="float" office:value="60935.6714690539" calcext:value-type="float">
            <text:p>60935.6714690539</text:p>
          </table:table-cell>
          <table:table-cell table:formula="of:=[.F103]/[.C103]" office:value-type="percentage" office:value="0.722872045402318" calcext:value-type="percentage">
            <text:p>72.29%</text:p>
          </table:table-cell>
        </table:table-row>
        <table:table-row table:style-name="ro1">
          <table:table-cell table:formula="of:=VALUE([$EN.A85])" office:value-type="date" office:date-value="2020-09-22" calcext:value-type="date">
            <text:p>22/09/20</text:p>
          </table:table-cell>
          <table:table-cell table:formula="of:=VALUE([$from_i_EN.A103])" office:value-type="date" office:date-value="2020-09-20" calcext:value-type="date">
            <text:p>20/09/20</text:p>
          </table:table-cell>
          <table:table-cell table:formula="of:=[$EN.B85]" office:value-type="float" office:value="93341.1067876749" calcext:value-type="float">
            <text:p>93341.1067876749</text:p>
          </table:table-cell>
          <table:table-cell table:formula="of:=[$from_i_EN.C103]" office:value-type="float" office:value="83612.6621873452" calcext:value-type="float">
            <text:p>83612.6621873452</text:p>
          </table:table-cell>
          <table:table-cell table:formula="of:=[.D104]/[.C104]" office:value-type="percentage" office:value="0.895775345556388" calcext:value-type="percentage">
            <text:p>89.6%</text:p>
          </table:table-cell>
          <table:table-cell table:formula="of:=[.D102]" office:value-type="float" office:value="67589.9447680604" calcext:value-type="float">
            <text:p>67589.9447680604</text:p>
          </table:table-cell>
          <table:table-cell table:formula="of:=[.F104]/[.C104]" office:value-type="percentage" office:value="0.724117670061582" calcext:value-type="percentage">
            <text:p>72.41%</text:p>
          </table:table-cell>
        </table:table-row>
        <table:table-row table:style-name="ro1">
          <table:table-cell table:formula="of:=VALUE([$EN.A86])" office:value-type="date" office:date-value="2020-09-23" calcext:value-type="date">
            <text:p>23/09/20</text:p>
          </table:table-cell>
          <table:table-cell table:formula="of:=VALUE([$from_i_EN.A104])" office:value-type="date" office:date-value="2020-09-21" calcext:value-type="date">
            <text:p>21/09/20</text:p>
          </table:table-cell>
          <table:table-cell table:formula="of:=[$EN.B86]" office:value-type="float" office:value="102717.984381185" calcext:value-type="float">
            <text:p>102717.984381185</text:p>
          </table:table-cell>
          <table:table-cell table:formula="of:=[$from_i_EN.C104]" office:value-type="float" office:value="92554.929366608" calcext:value-type="float">
            <text:p>92554.929366608</text:p>
          </table:table-cell>
          <table:table-cell table:formula="of:=[.D105]/[.C105]" office:value-type="percentage" office:value="0.90105866002138" calcext:value-type="percentage">
            <text:p>90.1%</text:p>
          </table:table-cell>
          <table:table-cell table:formula="of:=[.D103]" office:value-type="float" office:value="75097.6980851975" calcext:value-type="float">
            <text:p>75097.6980851975</text:p>
          </table:table-cell>
          <table:table-cell table:formula="of:=[.F105]/[.C105]" office:value-type="percentage" office:value="0.731105643647667" calcext:value-type="percentage">
            <text:p>73.11%</text:p>
          </table:table-cell>
        </table:table-row>
        <table:table-row table:style-name="ro1">
          <table:table-cell table:formula="of:=VALUE([$EN.A87])" office:value-type="date" office:date-value="2020-09-24" calcext:value-type="date">
            <text:p>24/09/20</text:p>
          </table:table-cell>
          <table:table-cell table:formula="of:=VALUE([$from_i_EN.A105])" office:value-type="date" office:date-value="2020-09-22" calcext:value-type="date">
            <text:p>22/09/20</text:p>
          </table:table-cell>
          <table:table-cell table:formula="of:=[$EN.B87]" office:value-type="float" office:value="112842.683289389" calcext:value-type="float">
            <text:p>112842.683289389</text:p>
          </table:table-cell>
          <table:table-cell table:formula="of:=[$from_i_EN.C105]" office:value-type="float" office:value="102152.303103834" calcext:value-type="float">
            <text:p>102152.303103834</text:p>
          </table:table-cell>
          <table:table-cell table:formula="of:=[.D106]/[.C106]" office:value-type="percentage" office:value="0.905262974311421" calcext:value-type="percentage">
            <text:p>90.5%</text:p>
          </table:table-cell>
          <table:table-cell table:formula="of:=[.D104]" office:value-type="float" office:value="83612.6621873452" calcext:value-type="float">
            <text:p>83612.6621873452</text:p>
          </table:table-cell>
          <table:table-cell table:formula="of:=[.F106]/[.C106]" office:value-type="percentage" office:value="0.740966624950928" calcext:value-type="percentage">
            <text:p>74.10%</text:p>
          </table:table-cell>
        </table:table-row>
        <table:table-row table:style-name="ro1">
          <table:table-cell table:formula="of:=VALUE([$EN.A88])" office:value-type="date" office:date-value="2020-09-25" calcext:value-type="date">
            <text:p>25/09/20</text:p>
          </table:table-cell>
          <table:table-cell table:formula="of:=VALUE([$from_i_EN.A106])" office:value-type="date" office:date-value="2020-09-23" calcext:value-type="date">
            <text:p>23/09/20</text:p>
          </table:table-cell>
          <table:table-cell table:formula="of:=[$EN.B88]" office:value-type="float" office:value="122908.288137248" calcext:value-type="float">
            <text:p>122908.288137248</text:p>
          </table:table-cell>
          <table:table-cell table:formula="of:=[$from_i_EN.C106]" office:value-type="float" office:value="111724.412552532" calcext:value-type="float">
            <text:p>111724.412552532</text:p>
          </table:table-cell>
          <table:table-cell table:formula="of:=[.D107]/[.C107]" office:value-type="percentage" office:value="0.90900633509575" calcext:value-type="percentage">
            <text:p>90.9%</text:p>
          </table:table-cell>
          <table:table-cell table:formula="of:=[.D105]" office:value-type="float" office:value="92554.929366608" calcext:value-type="float">
            <text:p>92554.929366608</text:p>
          </table:table-cell>
          <table:table-cell table:formula="of:=[.F107]/[.C107]" office:value-type="percentage" office:value="0.753040586353743" calcext:value-type="percentage">
            <text:p>75.30%</text:p>
          </table:table-cell>
        </table:table-row>
        <table:table-row table:style-name="ro1">
          <table:table-cell table:formula="of:=VALUE([$EN.A89])" office:value-type="date" office:date-value="2020-09-26" calcext:value-type="date">
            <text:p>26/09/20</text:p>
          </table:table-cell>
          <table:table-cell table:formula="of:=VALUE([$from_i_EN.A107])" office:value-type="date" office:date-value="2020-09-24" calcext:value-type="date">
            <text:p>24/09/20</text:p>
          </table:table-cell>
          <table:table-cell table:formula="of:=[$EN.B89]" office:value-type="float" office:value="132563.325042462" calcext:value-type="float">
            <text:p>132563.325042462</text:p>
          </table:table-cell>
          <table:table-cell table:formula="of:=[$from_i_EN.C107]" office:value-type="float" office:value="120809.414682389" calcext:value-type="float">
            <text:p>120809.414682389</text:p>
          </table:table-cell>
          <table:table-cell table:formula="of:=[.D108]/[.C108]" office:value-type="percentage" office:value="0.911333618432483" calcext:value-type="percentage">
            <text:p>91.1%</text:p>
          </table:table-cell>
          <table:table-cell table:formula="of:=[.D106]" office:value-type="float" office:value="102152.303103834" calcext:value-type="float">
            <text:p>102152.303103834</text:p>
          </table:table-cell>
          <table:table-cell table:formula="of:=[.F108]/[.C108]" office:value-type="percentage" office:value="0.770592492841537" calcext:value-type="percentage">
            <text:p>77.06%</text:p>
          </table:table-cell>
        </table:table-row>
        <table:table-row table:style-name="ro1">
          <table:table-cell table:formula="of:=VALUE([$EN.A90])" office:value-type="date" office:date-value="2020-09-27" calcext:value-type="date">
            <text:p>27/09/20</text:p>
          </table:table-cell>
          <table:table-cell table:formula="of:=VALUE([$from_i_EN.A108])" office:value-type="date" office:date-value="2020-09-25" calcext:value-type="date">
            <text:p>25/09/20</text:p>
          </table:table-cell>
          <table:table-cell table:formula="of:=[$EN.B90]" office:value-type="float" office:value="141497.230257002" calcext:value-type="float">
            <text:p>141497.230257002</text:p>
          </table:table-cell>
          <table:table-cell table:formula="of:=[$from_i_EN.C108]" office:value-type="float" office:value="129105.007688178" calcext:value-type="float">
            <text:p>129105.007688178</text:p>
          </table:table-cell>
          <table:table-cell table:formula="of:=[.D109]/[.C109]" office:value-type="percentage" office:value="0.912420741053966" calcext:value-type="percentage">
            <text:p>91.2%</text:p>
          </table:table-cell>
          <table:table-cell table:formula="of:=[.D107]" office:value-type="float" office:value="111724.412552532" calcext:value-type="float">
            <text:p>111724.412552532</text:p>
          </table:table-cell>
          <table:table-cell table:formula="of:=[.F109]/[.C109]" office:value-type="percentage" office:value="0.789587275663321" calcext:value-type="percentage">
            <text:p>78.96%</text:p>
          </table:table-cell>
        </table:table-row>
        <table:table-row table:style-name="ro1">
          <table:table-cell table:formula="of:=VALUE([$EN.A91])" office:value-type="date" office:date-value="2020-09-28" calcext:value-type="date">
            <text:p>28/09/20</text:p>
          </table:table-cell>
          <table:table-cell table:formula="of:=VALUE([$from_i_EN.A109])" office:value-type="date" office:date-value="2020-09-26" calcext:value-type="date">
            <text:p>26/09/20</text:p>
          </table:table-cell>
          <table:table-cell table:formula="of:=[$EN.B91]" office:value-type="float" office:value="150248.954753401" calcext:value-type="float">
            <text:p>150248.954753401</text:p>
          </table:table-cell>
          <table:table-cell table:formula="of:=[$from_i_EN.C109]" office:value-type="float" office:value="137207.630532922" calcext:value-type="float">
            <text:p>137207.630532922</text:p>
          </table:table-cell>
          <table:table-cell table:formula="of:=[.D110]/[.C110]" office:value-type="percentage" office:value="0.913201897198664" calcext:value-type="percentage">
            <text:p>91.3%</text:p>
          </table:table-cell>
          <table:table-cell table:formula="of:=[.D108]" office:value-type="float" office:value="120809.414682389" calcext:value-type="float">
            <text:p>120809.414682389</text:p>
          </table:table-cell>
          <table:table-cell table:formula="of:=[.F110]/[.C110]" office:value-type="percentage" office:value="0.804061598169982" calcext:value-type="percentage">
            <text:p>80.41%</text:p>
          </table:table-cell>
        </table:table-row>
        <table:table-row table:style-name="ro1">
          <table:table-cell table:formula="of:=VALUE([$EN.A92])" office:value-type="date" office:date-value="2020-09-29" calcext:value-type="date">
            <text:p>29/09/20</text:p>
          </table:table-cell>
          <table:table-cell table:formula="of:=VALUE([$from_i_EN.A110])" office:value-type="date" office:date-value="2020-09-27" calcext:value-type="date">
            <text:p>27/09/20</text:p>
          </table:table-cell>
          <table:table-cell table:formula="of:=[$EN.B92]" office:value-type="float" office:value="158589.768738803" calcext:value-type="float">
            <text:p>158589.768738803</text:p>
          </table:table-cell>
          <table:table-cell table:formula="of:=[$from_i_EN.C110]" office:value-type="float" office:value="144975.467525569" calcext:value-type="float">
            <text:p>144975.467525569</text:p>
          </table:table-cell>
          <table:table-cell table:formula="of:=[.D111]/[.C111]" office:value-type="percentage" office:value="0.91415397524378" calcext:value-type="percentage">
            <text:p>91.4%</text:p>
          </table:table-cell>
          <table:table-cell table:formula="of:=[.D109]" office:value-type="float" office:value="129105.007688178" calcext:value-type="float">
            <text:p>129105.007688178</text:p>
          </table:table-cell>
          <table:table-cell table:formula="of:=[.F111]/[.C111]" office:value-type="percentage" office:value="0.814081568533046" calcext:value-type="percentage">
            <text:p>81.41%</text:p>
          </table:table-cell>
        </table:table-row>
        <table:table-row table:style-name="ro1">
          <table:table-cell table:formula="of:=VALUE([$EN.A93])" office:value-type="date" office:date-value="2020-09-30" calcext:value-type="date">
            <text:p>30/09/20</text:p>
          </table:table-cell>
          <table:table-cell table:formula="of:=VALUE([$from_i_EN.A111])" office:value-type="date" office:date-value="2020-09-28" calcext:value-type="date">
            <text:p>28/09/20</text:p>
          </table:table-cell>
          <table:table-cell table:formula="of:=[$EN.B93]" office:value-type="float" office:value="167194.560993928" calcext:value-type="float">
            <text:p>167194.560993928</text:p>
          </table:table-cell>
          <table:table-cell table:formula="of:=[$from_i_EN.C111]" office:value-type="float" office:value="152855.189756868" calcext:value-type="float">
            <text:p>152855.189756868</text:p>
          </table:table-cell>
          <table:table-cell table:formula="of:=[.D112]/[.C112]" office:value-type="percentage" office:value="0.914235420387985" calcext:value-type="percentage">
            <text:p>91.4%</text:p>
          </table:table-cell>
          <table:table-cell table:formula="of:=[.D110]" office:value-type="float" office:value="137207.630532922" calcext:value-type="float">
            <text:p>137207.630532922</text:p>
          </table:table-cell>
          <table:table-cell table:formula="of:=[.F112]/[.C112]" office:value-type="percentage" office:value="0.820646495419818" calcext:value-type="percentage">
            <text:p>82.06%</text:p>
          </table:table-cell>
        </table:table-row>
        <table:table-row table:style-name="ro1">
          <table:table-cell table:formula="of:=VALUE([$EN.A94])" office:value-type="date" office:date-value="2020-10-01" calcext:value-type="date">
            <text:p>01/10/20</text:p>
          </table:table-cell>
          <table:table-cell table:formula="of:=VALUE([$from_i_EN.A112])" office:value-type="date" office:date-value="2020-09-29" calcext:value-type="date">
            <text:p>29/09/20</text:p>
          </table:table-cell>
          <table:table-cell table:formula="of:=[$EN.B94]" office:value-type="float" office:value="174890.836923558" calcext:value-type="float">
            <text:p>174890.836923558</text:p>
          </table:table-cell>
          <table:table-cell table:formula="of:=[$from_i_EN.C112]" office:value-type="float" office:value="159861.996147397" calcext:value-type="float">
            <text:p>159861.996147397</text:p>
          </table:table-cell>
          <table:table-cell table:formula="of:=[.D113]/[.C113]" office:value-type="percentage" office:value="0.914067305980527" calcext:value-type="percentage">
            <text:p>91.4%</text:p>
          </table:table-cell>
          <table:table-cell table:formula="of:=[.D111]" office:value-type="float" office:value="144975.467525569" calcext:value-type="float">
            <text:p>144975.467525569</text:p>
          </table:table-cell>
          <table:table-cell table:formula="of:=[.F113]/[.C113]" office:value-type="percentage" office:value="0.828948331861061" calcext:value-type="percentage">
            <text:p>82.89%</text:p>
          </table:table-cell>
        </table:table-row>
        <table:table-row table:style-name="ro1">
          <table:table-cell table:formula="of:=VALUE([$EN.A95])" office:value-type="date" office:date-value="2020-10-02" calcext:value-type="date">
            <text:p>02/10/20</text:p>
          </table:table-cell>
          <table:table-cell table:formula="of:=VALUE([$from_i_EN.A113])" office:value-type="date" office:date-value="2020-09-30" calcext:value-type="date">
            <text:p>30/09/20</text:p>
          </table:table-cell>
          <table:table-cell table:formula="of:=[$EN.B95]" office:value-type="float" office:value="181572.624799272" calcext:value-type="float">
            <text:p>181572.624799272</text:p>
          </table:table-cell>
          <table:table-cell table:formula="of:=[$from_i_EN.C113]" office:value-type="float" office:value="165836.557760876" calcext:value-type="float">
            <text:p>165836.557760876</text:p>
          </table:table-cell>
          <table:table-cell table:formula="of:=[.D114]/[.C114]" office:value-type="percentage" office:value="0.913334584132422" calcext:value-type="percentage">
            <text:p>91.3%</text:p>
          </table:table-cell>
          <table:table-cell table:formula="of:=[.D112]" office:value-type="float" office:value="152855.189756868" calcext:value-type="float">
            <text:p>152855.189756868</text:p>
          </table:table-cell>
          <table:table-cell table:formula="of:=[.F114]/[.C114]" office:value-type="percentage" office:value="0.841840502806239" calcext:value-type="percentage">
            <text:p>84.18%</text:p>
          </table:table-cell>
        </table:table-row>
        <table:table-row table:style-name="ro1">
          <table:table-cell table:formula="of:=VALUE([$EN.A96])" office:value-type="date" office:date-value="2020-10-03" calcext:value-type="date">
            <text:p>03/10/20</text:p>
          </table:table-cell>
          <table:table-cell table:formula="of:=VALUE([$from_i_EN.A114])" office:value-type="date" office:date-value="2020-10-01" calcext:value-type="date">
            <text:p>01/10/20</text:p>
          </table:table-cell>
          <table:table-cell table:formula="of:=[$EN.B96]" office:value-type="float" office:value="187688.451336172" calcext:value-type="float">
            <text:p>187688.451336172</text:p>
          </table:table-cell>
          <table:table-cell table:formula="of:=[$from_i_EN.C114]" office:value-type="float" office:value="171244.208266565" calcext:value-type="float">
            <text:p>171244.208266565</text:p>
          </table:table-cell>
          <table:table-cell table:formula="of:=[.D115]/[.C115]" office:value-type="percentage" office:value="0.912385429404215" calcext:value-type="percentage">
            <text:p>91.2%</text:p>
          </table:table-cell>
          <table:table-cell table:formula="of:=[.D113]" office:value-type="float" office:value="159861.996147397" calcext:value-type="float">
            <text:p>159861.996147397</text:p>
          </table:table-cell>
          <table:table-cell table:formula="of:=[.F115]/[.C115]" office:value-type="percentage" office:value="0.851741249977417" calcext:value-type="percentage">
            <text:p>85.17%</text:p>
          </table:table-cell>
        </table:table-row>
        <table:table-row table:style-name="ro1">
          <table:table-cell table:formula="of:=VALUE([$EN.A97])" office:value-type="date" office:date-value="2020-10-04" calcext:value-type="date">
            <text:p>04/10/20</text:p>
          </table:table-cell>
          <table:table-cell table:formula="of:=VALUE([$from_i_EN.A115])" office:value-type="date" office:date-value="2020-10-02" calcext:value-type="date">
            <text:p>02/10/20</text:p>
          </table:table-cell>
          <table:table-cell table:formula="of:=[$EN.B97]" office:value-type="float" office:value="194017.44106884" calcext:value-type="float">
            <text:p>194017.44106884</text:p>
          </table:table-cell>
          <table:table-cell table:formula="of:=[$from_i_EN.C115]" office:value-type="float" office:value="176669.281853139" calcext:value-type="float">
            <text:p>176669.281853139</text:p>
          </table:table-cell>
          <table:table-cell table:formula="of:=[.D116]/[.C116]" office:value-type="percentage" office:value="0.910584537554304" calcext:value-type="percentage">
            <text:p>91.1%</text:p>
          </table:table-cell>
          <table:table-cell table:formula="of:=[.D114]" office:value-type="float" office:value="165836.557760876" calcext:value-type="float">
            <text:p>165836.557760876</text:p>
          </table:table-cell>
          <table:table-cell table:formula="of:=[.F116]/[.C116]" office:value-type="percentage" office:value="0.854750773163917" calcext:value-type="percentage">
            <text:p>85.48%</text:p>
          </table:table-cell>
        </table:table-row>
        <table:table-row table:style-name="ro1">
          <table:table-cell table:formula="of:=VALUE([$EN.A98])" office:value-type="date" office:date-value="2020-10-05" calcext:value-type="date">
            <text:p>05/10/20</text:p>
          </table:table-cell>
          <table:table-cell table:formula="of:=VALUE([$from_i_EN.A116])" office:value-type="date" office:date-value="2020-10-03" calcext:value-type="date">
            <text:p>03/10/20</text:p>
          </table:table-cell>
          <table:table-cell table:formula="of:=[$EN.B98]" office:value-type="float" office:value="200648.396750939" calcext:value-type="float">
            <text:p>200648.396750939</text:p>
          </table:table-cell>
          <table:table-cell table:formula="of:=[$from_i_EN.C116]" office:value-type="float" office:value="182182.464683327" calcext:value-type="float">
            <text:p>182182.464683327</text:p>
          </table:table-cell>
          <table:table-cell table:formula="of:=[.D117]/[.C117]" office:value-type="percentage" office:value="0.907968703629693" calcext:value-type="percentage">
            <text:p>90.8%</text:p>
          </table:table-cell>
          <table:table-cell table:formula="of:=[.D115]" office:value-type="float" office:value="171244.208266565" calcext:value-type="float">
            <text:p>171244.208266565</text:p>
          </table:table-cell>
          <table:table-cell table:formula="of:=[.F117]/[.C117]" office:value-type="percentage" office:value="0.853454156821035" calcext:value-type="percentage">
            <text:p>85.35%</text:p>
          </table:table-cell>
        </table:table-row>
        <table:table-row table:style-name="ro1">
          <table:table-cell table:formula="of:=VALUE([$EN.A99])" office:value-type="date" office:date-value="2020-10-06" calcext:value-type="date">
            <text:p>06/10/20</text:p>
          </table:table-cell>
          <table:table-cell table:formula="of:=VALUE([$from_i_EN.A117])" office:value-type="date" office:date-value="2020-10-04" calcext:value-type="date">
            <text:p>04/10/20</text:p>
          </table:table-cell>
          <table:table-cell table:formula="of:=[$EN.B99]" office:value-type="float" office:value="207226.088156885" calcext:value-type="float">
            <text:p>207226.088156885</text:p>
          </table:table-cell>
          <table:table-cell table:formula="of:=[$from_i_EN.C117]" office:value-type="float" office:value="187585.65051249" calcext:value-type="float">
            <text:p>187585.65051249</text:p>
          </table:table-cell>
          <table:table-cell table:formula="of:=[.D118]/[.C118]" office:value-type="percentage" office:value="0.90522217632403" calcext:value-type="percentage">
            <text:p>90.5%</text:p>
          </table:table-cell>
          <table:table-cell table:formula="of:=[.D116]" office:value-type="float" office:value="176669.281853139" calcext:value-type="float">
            <text:p>176669.281853139</text:p>
          </table:table-cell>
          <table:table-cell table:formula="of:=[.F118]/[.C118]" office:value-type="percentage" office:value="0.852543632051715" calcext:value-type="percentage">
            <text:p>85.25%</text:p>
          </table:table-cell>
        </table:table-row>
        <table:table-row table:style-name="ro1">
          <table:table-cell table:formula="of:=VALUE([$EN.A100])" office:value-type="date" office:date-value="2020-10-07" calcext:value-type="date">
            <text:p>07/10/20</text:p>
          </table:table-cell>
          <table:table-cell table:formula="of:=VALUE([$from_i_EN.A118])" office:value-type="date" office:date-value="2020-10-05" calcext:value-type="date">
            <text:p>05/10/20</text:p>
          </table:table-cell>
          <table:table-cell table:formula="of:=[$EN.B100]" office:value-type="float" office:value="213449.629434289" calcext:value-type="float">
            <text:p>213449.629434289</text:p>
          </table:table-cell>
          <table:table-cell table:formula="of:=[$from_i_EN.C118]" office:value-type="float" office:value="192559.43172553" calcext:value-type="float">
            <text:p>192559.43172553</text:p>
          </table:table-cell>
          <table:table-cell table:formula="of:=[.D119]/[.C119]" office:value-type="percentage" office:value="0.902130550593481" calcext:value-type="percentage">
            <text:p>90.2%</text:p>
          </table:table-cell>
          <table:table-cell table:formula="of:=[.D117]" office:value-type="float" office:value="182182.464683327" calcext:value-type="float">
            <text:p>182182.464683327</text:p>
          </table:table-cell>
          <table:table-cell table:formula="of:=[.F119]/[.C119]" office:value-type="percentage" office:value="0.853515019755101" calcext:value-type="percentage">
            <text:p>85.35%</text:p>
          </table:table-cell>
        </table:table-row>
        <table:table-row table:style-name="ro1">
          <table:table-cell table:formula="of:=VALUE([$EN.A101])" office:value-type="date" office:date-value="2020-10-08" calcext:value-type="date">
            <text:p>08/10/20</text:p>
          </table:table-cell>
          <table:table-cell table:formula="of:=VALUE([$from_i_EN.A119])" office:value-type="date" office:date-value="2020-10-06" calcext:value-type="date">
            <text:p>06/10/20</text:p>
          </table:table-cell>
          <table:table-cell table:formula="of:=[$EN.B101]" office:value-type="float" office:value="219850.905726563" calcext:value-type="float">
            <text:p>219850.905726563</text:p>
          </table:table-cell>
          <table:table-cell table:formula="of:=[$from_i_EN.C119]" office:value-type="float" office:value="197786.957022304" calcext:value-type="float">
            <text:p>197786.957022304</text:p>
          </table:table-cell>
          <table:table-cell table:formula="of:=[.D120]/[.C120]" office:value-type="percentage" office:value="0.899641310863188" calcext:value-type="percentage">
            <text:p>90.0%</text:p>
          </table:table-cell>
          <table:table-cell table:formula="of:=[.D118]" office:value-type="float" office:value="187585.65051249" calcext:value-type="float">
            <text:p>187585.65051249</text:p>
          </table:table-cell>
          <table:table-cell table:formula="of:=[.F120]/[.C120]" office:value-type="percentage" office:value="0.853240289788925" calcext:value-type="percentage">
            <text:p>85.32%</text:p>
          </table:table-cell>
        </table:table-row>
        <table:table-row table:style-name="ro1">
          <table:table-cell table:formula="of:=VALUE([$EN.A102])" office:value-type="date" office:date-value="2020-10-09" calcext:value-type="date">
            <text:p>09/10/20</text:p>
          </table:table-cell>
          <table:table-cell table:formula="of:=VALUE([$from_i_EN.A120])" office:value-type="date" office:date-value="2020-10-07" calcext:value-type="date">
            <text:p>07/10/20</text:p>
          </table:table-cell>
          <table:table-cell table:formula="of:=[$EN.B102]" office:value-type="float" office:value="226268.399920945" calcext:value-type="float">
            <text:p>226268.399920945</text:p>
          </table:table-cell>
          <table:table-cell table:formula="of:=[$from_i_EN.C120]" office:value-type="float" office:value="202929.48627971" calcext:value-type="float">
            <text:p>202929.48627971</text:p>
          </table:table-cell>
          <table:table-cell table:formula="of:=[.D121]/[.C121]" office:value-type="percentage" office:value="0.896852969087204" calcext:value-type="percentage">
            <text:p>89.7%</text:p>
          </table:table-cell>
          <table:table-cell table:formula="of:=[.D119]" office:value-type="float" office:value="192559.43172553" calcext:value-type="float">
            <text:p>192559.43172553</text:p>
          </table:table-cell>
          <table:table-cell table:formula="of:=[.F121]/[.C121]" office:value-type="percentage" office:value="0.851022201035619" calcext:value-type="percentage">
            <text:p>85.10%</text:p>
          </table:table-cell>
        </table:table-row>
        <table:table-row table:style-name="ro1">
          <table:table-cell table:formula="of:=VALUE([$EN.A103])" office:value-type="date" office:date-value="2020-10-10" calcext:value-type="date">
            <text:p>10/10/20</text:p>
          </table:table-cell>
          <table:table-cell table:formula="of:=VALUE([$from_i_EN.A121])" office:value-type="date" office:date-value="2020-10-08" calcext:value-type="date">
            <text:p>08/10/20</text:p>
          </table:table-cell>
          <table:table-cell table:formula="of:=[$EN.B103]" office:value-type="float" office:value="233276.995615313" calcext:value-type="float">
            <text:p>233276.995615313</text:p>
          </table:table-cell>
          <table:table-cell table:formula="of:=[$from_i_EN.C121]" office:value-type="float" office:value="208632.299229802" calcext:value-type="float">
            <text:p>208632.299229802</text:p>
          </table:table-cell>
          <table:table-cell table:formula="of:=[.D122]/[.C122]" office:value-type="percentage" office:value="0.894354364773493" calcext:value-type="percentage">
            <text:p>89.4%</text:p>
          </table:table-cell>
          <table:table-cell table:formula="of:=[.D120]" office:value-type="float" office:value="197786.957022304" calcext:value-type="float">
            <text:p>197786.957022304</text:p>
          </table:table-cell>
          <table:table-cell table:formula="of:=[.F122]/[.C122]" office:value-type="percentage" office:value="0.847863101548454" calcext:value-type="percentage">
            <text:p>84.79%</text:p>
          </table:table-cell>
        </table:table-row>
        <table:table-row table:style-name="ro1">
          <table:table-cell table:formula="of:=VALUE([$EN.A104])" office:value-type="date" office:date-value="2020-10-11" calcext:value-type="date">
            <text:p>11/10/20</text:p>
          </table:table-cell>
          <table:table-cell table:formula="of:=VALUE([$from_i_EN.A122])" office:value-type="date" office:date-value="2020-10-09" calcext:value-type="date">
            <text:p>09/10/20</text:p>
          </table:table-cell>
          <table:table-cell table:formula="of:=[$EN.B104]" office:value-type="float" office:value="240012.519504516" calcext:value-type="float">
            <text:p>240012.519504516</text:p>
          </table:table-cell>
          <table:table-cell table:formula="of:=[$from_i_EN.C122]" office:value-type="float" office:value="214111.892893975" calcext:value-type="float">
            <text:p>214111.892893975</text:p>
          </table:table-cell>
          <table:table-cell table:formula="of:=[.D123]/[.C123]" office:value-type="percentage" office:value="0.892086351728606" calcext:value-type="percentage">
            <text:p>89.2%</text:p>
          </table:table-cell>
          <table:table-cell table:formula="of:=[.D121]" office:value-type="float" office:value="202929.48627971" calcext:value-type="float">
            <text:p>202929.48627971</text:p>
          </table:table-cell>
          <table:table-cell table:formula="of:=[.F123]/[.C123]" office:value-type="percentage" office:value="0.845495421233189" calcext:value-type="percentage">
            <text:p>84.55%</text:p>
          </table:table-cell>
        </table:table-row>
        <table:table-row table:style-name="ro1">
          <table:table-cell table:formula="of:=VALUE([$EN.A105])" office:value-type="date" office:date-value="2020-10-12" calcext:value-type="date">
            <text:p>12/10/20</text:p>
          </table:table-cell>
          <table:table-cell table:formula="of:=VALUE([$from_i_EN.A123])" office:value-type="date" office:date-value="2020-10-10" calcext:value-type="date">
            <text:p>10/10/20</text:p>
          </table:table-cell>
          <table:table-cell table:formula="of:=[$EN.B105]" office:value-type="float" office:value="247417.322693451" calcext:value-type="float">
            <text:p>247417.322693451</text:p>
          </table:table-cell>
          <table:table-cell table:formula="of:=[$from_i_EN.C123]" office:value-type="float" office:value="220139.069904218" calcext:value-type="float">
            <text:p>220139.069904218</text:p>
          </table:table-cell>
          <table:table-cell table:formula="of:=[.D124]/[.C124]" office:value-type="percentage" office:value="0.889748007567642" calcext:value-type="percentage">
            <text:p>89.0%</text:p>
          </table:table-cell>
          <table:table-cell table:formula="of:=[.D122]" office:value-type="float" office:value="208632.299229802" calcext:value-type="float">
            <text:p>208632.299229802</text:p>
          </table:table-cell>
          <table:table-cell table:formula="of:=[.F124]/[.C124]" office:value-type="percentage" office:value="0.843240469012336" calcext:value-type="percentage">
            <text:p>84.32%</text:p>
          </table:table-cell>
        </table:table-row>
        <table:table-row table:style-name="ro1">
          <table:table-cell table:formula="of:=VALUE([$EN.A106])" office:value-type="date" office:date-value="2020-10-13" calcext:value-type="date">
            <text:p>13/10/20</text:p>
          </table:table-cell>
          <table:table-cell table:formula="of:=VALUE([$from_i_EN.A124])" office:value-type="date" office:date-value="2020-10-11" calcext:value-type="date">
            <text:p>11/10/20</text:p>
          </table:table-cell>
          <table:table-cell table:formula="of:=[$EN.B106]" office:value-type="float" office:value="255695.612466687" calcext:value-type="float">
            <text:p>255695.612466687</text:p>
          </table:table-cell>
          <table:table-cell table:formula="of:=[$from_i_EN.C124]" office:value-type="float" office:value="227058.574938699" calcext:value-type="float">
            <text:p>227058.574938699</text:p>
          </table:table-cell>
          <table:table-cell table:formula="of:=[.D125]/[.C125]" office:value-type="percentage" office:value="0.888003406661039" calcext:value-type="percentage">
            <text:p>88.8%</text:p>
          </table:table-cell>
          <table:table-cell table:formula="of:=[.D123]" office:value-type="float" office:value="214111.892893975" calcext:value-type="float">
            <text:p>214111.892893975</text:p>
          </table:table-cell>
          <table:table-cell table:formula="of:=[.F125]/[.C125]" office:value-type="percentage" office:value="0.837370226373634" calcext:value-type="percentage">
            <text:p>83.74%</text:p>
          </table:table-cell>
        </table:table-row>
        <table:table-row table:style-name="ro1">
          <table:table-cell table:formula="of:=VALUE([$EN.A107])" office:value-type="date" office:date-value="2020-10-14" calcext:value-type="date">
            <text:p>14/10/20</text:p>
          </table:table-cell>
          <table:table-cell table:formula="of:=VALUE([$from_i_EN.A125])" office:value-type="date" office:date-value="2020-10-12" calcext:value-type="date">
            <text:p>12/10/20</text:p>
          </table:table-cell>
          <table:table-cell table:formula="of:=[$EN.B107]" office:value-type="float" office:value="264834.846338839" calcext:value-type="float">
            <text:p>264834.846338839</text:p>
          </table:table-cell>
          <table:table-cell table:formula="of:=[$from_i_EN.C125]" office:value-type="float" office:value="234755.92967649" calcext:value-type="float">
            <text:p>234755.92967649</text:p>
          </table:table-cell>
          <table:table-cell table:formula="of:=[.D126]/[.C126]" office:value-type="percentage" office:value="0.88642387103446" calcext:value-type="percentage">
            <text:p>88.6%</text:p>
          </table:table-cell>
          <table:table-cell table:formula="of:=[.D124]" office:value-type="float" office:value="220139.069904218" calcext:value-type="float">
            <text:p>220139.069904218</text:p>
          </table:table-cell>
          <table:table-cell table:formula="of:=[.F126]/[.C126]" office:value-type="percentage" office:value="0.8312315125728" calcext:value-type="percentage">
            <text:p>83.12%</text:p>
          </table:table-cell>
        </table:table-row>
        <table:table-row table:style-name="ro1">
          <table:table-cell table:formula="of:=VALUE([$EN.A108])" office:value-type="date" office:date-value="2020-10-15" calcext:value-type="date">
            <text:p>15/10/20</text:p>
          </table:table-cell>
          <table:table-cell table:formula="of:=VALUE([$from_i_EN.A126])" office:value-type="date" office:date-value="2020-10-13" calcext:value-type="date">
            <text:p>13/10/20</text:p>
          </table:table-cell>
          <table:table-cell table:formula="of:=[$EN.B108]" office:value-type="float" office:value="274300.678948575" calcext:value-type="float">
            <text:p>274300.678948575</text:p>
          </table:table-cell>
          <table:table-cell table:formula="of:=[$from_i_EN.C126]" office:value-type="float" office:value="242820.434934043" calcext:value-type="float">
            <text:p>242820.434934043</text:p>
          </table:table-cell>
          <table:table-cell table:formula="of:=[.D127]/[.C127]" office:value-type="percentage" office:value="0.885234538480913" calcext:value-type="percentage">
            <text:p>88.5%</text:p>
          </table:table-cell>
          <table:table-cell table:formula="of:=[.D125]" office:value-type="float" office:value="227058.574938699" calcext:value-type="float">
            <text:p>227058.574938699</text:p>
          </table:table-cell>
          <table:table-cell table:formula="of:=[.F127]/[.C127]" office:value-type="percentage" office:value="0.827772558963542" calcext:value-type="percentage">
            <text:p>82.78%</text:p>
          </table:table-cell>
        </table:table-row>
        <table:table-row table:style-name="ro1">
          <table:table-cell table:formula="of:=VALUE([$EN.A109])" office:value-type="date" office:date-value="2020-10-16" calcext:value-type="date">
            <text:p>16/10/20</text:p>
          </table:table-cell>
          <table:table-cell table:formula="of:=VALUE([$from_i_EN.A127])" office:value-type="date" office:date-value="2020-10-14" calcext:value-type="date">
            <text:p>14/10/20</text:p>
          </table:table-cell>
          <table:table-cell table:formula="of:=[$EN.B109]" office:value-type="float" office:value="284513.173098111" calcext:value-type="float">
            <text:p>284513.173098111</text:p>
          </table:table-cell>
          <table:table-cell table:formula="of:=[$from_i_EN.C127]" office:value-type="float" office:value="251655.936302177" calcext:value-type="float">
            <text:p>251655.936302177</text:p>
          </table:table-cell>
          <table:table-cell table:formula="of:=[.D128]/[.C128]" office:value-type="percentage" office:value="0.884514181054794" calcext:value-type="percentage">
            <text:p>88.5%</text:p>
          </table:table-cell>
          <table:table-cell table:formula="of:=[.D126]" office:value-type="float" office:value="234755.92967649" calcext:value-type="float">
            <text:p>234755.92967649</text:p>
          </table:table-cell>
          <table:table-cell table:formula="of:=[.F128]/[.C128]" office:value-type="percentage" office:value="0.825114447672823" calcext:value-type="percentage">
            <text:p>82.51%</text:p>
          </table:table-cell>
        </table:table-row>
        <table:table-row table:style-name="ro1">
          <table:table-cell table:formula="of:=VALUE([$EN.A110])" office:value-type="date" office:date-value="2020-10-17" calcext:value-type="date">
            <text:p>17/10/20</text:p>
          </table:table-cell>
          <table:table-cell table:formula="of:=VALUE([$from_i_EN.A128])" office:value-type="date" office:date-value="2020-10-15" calcext:value-type="date">
            <text:p>15/10/20</text:p>
          </table:table-cell>
          <table:table-cell table:formula="of:=[$EN.B110]" office:value-type="float" office:value="294904.179308648" calcext:value-type="float">
            <text:p>294904.179308648</text:p>
          </table:table-cell>
          <table:table-cell table:formula="of:=[$from_i_EN.C128]" office:value-type="float" office:value="260801.23423691" calcext:value-type="float">
            <text:p>260801.23423691</text:p>
          </table:table-cell>
          <table:table-cell table:formula="of:=[.D129]/[.C129]" office:value-type="percentage" office:value="0.884359234407302" calcext:value-type="percentage">
            <text:p>88.4%</text:p>
          </table:table-cell>
          <table:table-cell table:formula="of:=[.D127]" office:value-type="float" office:value="242820.434934043" calcext:value-type="float">
            <text:p>242820.434934043</text:p>
          </table:table-cell>
          <table:table-cell table:formula="of:=[.F129]/[.C129]" office:value-type="percentage" office:value="0.823387567796746" calcext:value-type="percentage">
            <text:p>82.34%</text:p>
          </table:table-cell>
        </table:table-row>
        <table:table-row table:style-name="ro1">
          <table:table-cell table:formula="of:=VALUE([$EN.A111])" office:value-type="date" office:date-value="2020-10-18" calcext:value-type="date">
            <text:p>18/10/20</text:p>
          </table:table-cell>
          <table:table-cell table:formula="of:=VALUE([$from_i_EN.A129])" office:value-type="date" office:date-value="2020-10-16" calcext:value-type="date">
            <text:p>16/10/20</text:p>
          </table:table-cell>
          <table:table-cell table:formula="of:=[$EN.B111]" office:value-type="float" office:value="305041.854768036" calcext:value-type="float">
            <text:p>305041.854768036</text:p>
          </table:table-cell>
          <table:table-cell table:formula="of:=[$from_i_EN.C129]" office:value-type="float" office:value="269765.994564839" calcext:value-type="float">
            <text:p>269765.994564839</text:p>
          </table:table-cell>
          <table:table-cell table:formula="of:=[.D130]/[.C130]" office:value-type="percentage" office:value="0.884357311458056" calcext:value-type="percentage">
            <text:p>88.4%</text:p>
          </table:table-cell>
          <table:table-cell table:formula="of:=[.D128]" office:value-type="float" office:value="251655.936302177" calcext:value-type="float">
            <text:p>251655.936302177</text:p>
          </table:table-cell>
          <table:table-cell table:formula="of:=[.F130]/[.C130]" office:value-type="percentage" office:value="0.824988218398897" calcext:value-type="percentage">
            <text:p>82.50%</text:p>
          </table:table-cell>
        </table:table-row>
        <table:table-row table:style-name="ro1">
          <table:table-cell table:formula="of:=VALUE([$EN.A112])" office:value-type="date" office:date-value="2020-10-19" calcext:value-type="date">
            <text:p>19/10/20</text:p>
          </table:table-cell>
          <table:table-cell table:formula="of:=VALUE([$from_i_EN.A130])" office:value-type="date" office:date-value="2020-10-17" calcext:value-type="date">
            <text:p>17/10/20</text:p>
          </table:table-cell>
          <table:table-cell table:formula="of:=[$EN.B112]" office:value-type="float" office:value="316055.402695791" calcext:value-type="float">
            <text:p>316055.402695791</text:p>
          </table:table-cell>
          <table:table-cell table:formula="of:=[$from_i_EN.C130]" office:value-type="float" office:value="279508.580088308" calcext:value-type="float">
            <text:p>279508.580088308</text:p>
          </table:table-cell>
          <table:table-cell table:formula="of:=[.D131]/[.C131]" office:value-type="percentage" office:value="0.884365771647133" calcext:value-type="percentage">
            <text:p>88.4%</text:p>
          </table:table-cell>
          <table:table-cell table:formula="of:=[.D129]" office:value-type="float" office:value="260801.23423691" calcext:value-type="float">
            <text:p>260801.23423691</text:p>
          </table:table-cell>
          <table:table-cell table:formula="of:=[.F131]/[.C131]" office:value-type="percentage" office:value="0.825175687592773" calcext:value-type="percentage">
            <text:p>82.52%</text:p>
          </table:table-cell>
        </table:table-row>
        <table:table-row table:style-name="ro1">
          <table:table-cell table:formula="of:=VALUE([$EN.A113])" office:value-type="date" office:date-value="2020-10-20" calcext:value-type="date">
            <text:p>20/10/20</text:p>
          </table:table-cell>
          <table:table-cell table:formula="of:=VALUE([$from_i_EN.A131])" office:value-type="date" office:date-value="2020-10-18" calcext:value-type="date">
            <text:p>18/10/20</text:p>
          </table:table-cell>
          <table:table-cell table:formula="of:=[$EN.B113]" office:value-type="float" office:value="327316.663640886" calcext:value-type="float">
            <text:p>327316.663640886</text:p>
          </table:table-cell>
          <table:table-cell table:formula="of:=[$from_i_EN.C131]" office:value-type="float" office:value="289555.702293771" calcext:value-type="float">
            <text:p>289555.702293771</text:p>
          </table:table-cell>
          <table:table-cell table:formula="of:=[.D132]/[.C132]" office:value-type="percentage" office:value="0.884634772556084" calcext:value-type="percentage">
            <text:p>88.5%</text:p>
          </table:table-cell>
          <table:table-cell table:formula="of:=[.D130]" office:value-type="float" office:value="269765.994564839" calcext:value-type="float">
            <text:p>269765.994564839</text:p>
          </table:table-cell>
          <table:table-cell table:formula="of:=[.F132]/[.C132]" office:value-type="percentage" office:value="0.824174337976302" calcext:value-type="percentage">
            <text:p>82.42%</text:p>
          </table:table-cell>
        </table:table-row>
        <table:table-row table:style-name="ro1">
          <table:table-cell table:formula="of:=VALUE([$EN.A114])" office:value-type="date" office:date-value="2020-10-21" calcext:value-type="date">
            <text:p>21/10/20</text:p>
          </table:table-cell>
          <table:table-cell table:formula="of:=VALUE([$from_i_EN.A132])" office:value-type="date" office:date-value="2020-10-19" calcext:value-type="date">
            <text:p>19/10/20</text:p>
          </table:table-cell>
          <table:table-cell table:formula="of:=[$EN.B114]" office:value-type="float" office:value="339128.067064438" calcext:value-type="float">
            <text:p>339128.067064438</text:p>
          </table:table-cell>
          <table:table-cell table:formula="of:=[$from_i_EN.C132]" office:value-type="float" office:value="300163.531836775" calcext:value-type="float">
            <text:p>300163.531836775</text:p>
          </table:table-cell>
          <table:table-cell table:formula="of:=[.D133]/[.C133]" office:value-type="percentage" office:value="0.885103773435953" calcext:value-type="percentage">
            <text:p>88.5%</text:p>
          </table:table-cell>
          <table:table-cell table:formula="of:=[.D131]" office:value-type="float" office:value="279508.580088308" calcext:value-type="float">
            <text:p>279508.580088308</text:p>
          </table:table-cell>
          <table:table-cell table:formula="of:=[.F133]/[.C133]" office:value-type="percentage" office:value="0.824197721255547" calcext:value-type="percentage">
            <text:p>82.42%</text:p>
          </table:table-cell>
        </table:table-row>
        <table:table-row table:style-name="ro1">
          <table:table-cell table:formula="of:=VALUE([$EN.A115])" office:value-type="date" office:date-value="2020-10-22" calcext:value-type="date">
            <text:p>22/10/20</text:p>
          </table:table-cell>
          <table:table-cell table:formula="of:=VALUE([$from_i_EN.A133])" office:value-type="date" office:date-value="2020-10-20" calcext:value-type="date">
            <text:p>20/10/20</text:p>
          </table:table-cell>
          <table:table-cell table:formula="of:=[$EN.B115]" office:value-type="float" office:value="350938.334795996" calcext:value-type="float">
            <text:p>350938.334795996</text:p>
          </table:table-cell>
          <table:table-cell table:formula="of:=[$from_i_EN.C133]" office:value-type="float" office:value="310783.10774711" calcext:value-type="float">
            <text:p>310783.10774711</text:p>
          </table:table-cell>
          <table:table-cell table:formula="of:=[.D134]/[.C134]" office:value-type="percentage" office:value="0.885577541501048" calcext:value-type="percentage">
            <text:p>88.6%</text:p>
          </table:table-cell>
          <table:table-cell table:formula="of:=[.D132]" office:value-type="float" office:value="289555.702293771" calcext:value-type="float">
            <text:p>289555.702293771</text:p>
          </table:table-cell>
          <table:table-cell table:formula="of:=[.F134]/[.C134]" office:value-type="percentage" office:value="0.825089976169439" calcext:value-type="percentage">
            <text:p>82.51%</text:p>
          </table:table-cell>
        </table:table-row>
        <table:table-row table:style-name="ro1">
          <table:table-cell table:formula="of:=VALUE([$EN.A116])" office:value-type="date" office:date-value="2020-10-23" calcext:value-type="date">
            <text:p>23/10/20</text:p>
          </table:table-cell>
          <table:table-cell table:formula="of:=VALUE([$from_i_EN.A134])" office:value-type="date" office:date-value="2020-10-21" calcext:value-type="date">
            <text:p>21/10/20</text:p>
          </table:table-cell>
          <table:table-cell table:formula="of:=[$EN.B116]" office:value-type="float" office:value="363923.573719315" calcext:value-type="float">
            <text:p>363923.573719315</text:p>
          </table:table-cell>
          <table:table-cell table:formula="of:=[$from_i_EN.C134]" office:value-type="float" office:value="322637.067123602" calcext:value-type="float">
            <text:p>322637.067123602</text:p>
          </table:table-cell>
          <table:table-cell table:formula="of:=[.D135]/[.C135]" office:value-type="percentage" office:value="0.88655171146578" calcext:value-type="percentage">
            <text:p>88.7%</text:p>
          </table:table-cell>
          <table:table-cell table:formula="of:=[.D133]" office:value-type="float" office:value="300163.531836775" calcext:value-type="float">
            <text:p>300163.531836775</text:p>
          </table:table-cell>
          <table:table-cell table:formula="of:=[.F135]/[.C135]" office:value-type="percentage" office:value="0.824798264012113" calcext:value-type="percentage">
            <text:p>82.48%</text:p>
          </table:table-cell>
        </table:table-row>
        <table:table-row table:style-name="ro1">
          <table:table-cell table:formula="of:=VALUE([$EN.A117])" office:value-type="date" office:date-value="2020-10-24" calcext:value-type="date">
            <text:p>24/10/20</text:p>
          </table:table-cell>
          <table:table-cell table:formula="of:=VALUE([$from_i_EN.A135])" office:value-type="date" office:date-value="2020-10-22" calcext:value-type="date">
            <text:p>22/10/20</text:p>
          </table:table-cell>
          <table:table-cell table:formula="of:=[$EN.B117]" office:value-type="float" office:value="377187.396490173" calcext:value-type="float">
            <text:p>377187.396490173</text:p>
          </table:table-cell>
          <table:table-cell table:formula="of:=[$from_i_EN.C135]" office:value-type="float" office:value="334714.126384181" calcext:value-type="float">
            <text:p>334714.126384181</text:p>
          </table:table-cell>
          <table:table-cell table:formula="of:=[.D136]/[.C136]" office:value-type="percentage" office:value="0.887394779090669" calcext:value-type="percentage">
            <text:p>88.7%</text:p>
          </table:table-cell>
          <table:table-cell table:formula="of:=[.D134]" office:value-type="float" office:value="310783.10774711" calcext:value-type="float">
            <text:p>310783.10774711</text:p>
          </table:table-cell>
          <table:table-cell table:formula="of:=[.F136]/[.C136]" office:value-type="percentage" office:value="0.823948813345907" calcext:value-type="percentage">
            <text:p>82.39%</text:p>
          </table:table-cell>
        </table:table-row>
        <table:table-row table:style-name="ro1">
          <table:table-cell table:formula="of:=VALUE([$EN.A118])" office:value-type="date" office:date-value="2020-10-25" calcext:value-type="date">
            <text:p>25/10/20</text:p>
          </table:table-cell>
          <table:table-cell table:formula="of:=VALUE([$from_i_EN.A136])" office:value-type="date" office:date-value="2020-10-23" calcext:value-type="date">
            <text:p>23/10/20</text:p>
          </table:table-cell>
          <table:table-cell table:formula="of:=[$EN.B118]" office:value-type="float" office:value="390415.108792249" calcext:value-type="float">
            <text:p>390415.108792249</text:p>
          </table:table-cell>
          <table:table-cell table:formula="of:=[$from_i_EN.C136]" office:value-type="float" office:value="346955.587921831" calcext:value-type="float">
            <text:p>346955.587921831</text:p>
          </table:table-cell>
          <table:table-cell table:formula="of:=[.D137]/[.C137]" office:value-type="percentage" office:value="0.888683813992599" calcext:value-type="percentage">
            <text:p>88.9%</text:p>
          </table:table-cell>
          <table:table-cell table:formula="of:=[.D135]" office:value-type="float" office:value="322637.067123602" calcext:value-type="float">
            <text:p>322637.067123602</text:p>
          </table:table-cell>
          <table:table-cell table:formula="of:=[.F137]/[.C137]" office:value-type="percentage" office:value="0.826394931593916" calcext:value-type="percentage">
            <text:p>82.64%</text:p>
          </table:table-cell>
        </table:table-row>
        <table:table-row table:style-name="ro1">
          <table:table-cell table:formula="of:=VALUE([$EN.A119])" office:value-type="date" office:date-value="2020-10-26" calcext:value-type="date">
            <text:p>26/10/20</text:p>
          </table:table-cell>
          <table:table-cell table:formula="of:=VALUE([$from_i_EN.A137])" office:value-type="date" office:date-value="2020-10-24" calcext:value-type="date">
            <text:p>24/10/20</text:p>
          </table:table-cell>
          <table:table-cell table:formula="of:=[$EN.B119]" office:value-type="float" office:value="402751.898069822" calcext:value-type="float">
            <text:p>402751.898069822</text:p>
          </table:table-cell>
          <table:table-cell table:formula="of:=[$from_i_EN.C137]" office:value-type="float" office:value="358448.718522578" calcext:value-type="float">
            <text:p>358448.718522578</text:p>
          </table:table-cell>
          <table:table-cell table:formula="of:=[.D138]/[.C138]" office:value-type="percentage" office:value="0.889998831142533" calcext:value-type="percentage">
            <text:p>89.0%</text:p>
          </table:table-cell>
          <table:table-cell table:formula="of:=[.D136]" office:value-type="float" office:value="334714.126384181" calcext:value-type="float">
            <text:p>334714.126384181</text:p>
          </table:table-cell>
          <table:table-cell table:formula="of:=[.F138]/[.C138]" office:value-type="percentage" office:value="0.831067781401626" calcext:value-type="percentage">
            <text:p>83.11%</text:p>
          </table:table-cell>
        </table:table-row>
        <table:table-row table:style-name="ro1">
          <table:table-cell table:formula="of:=VALUE([$EN.A120])" office:value-type="date" office:date-value="2020-10-27" calcext:value-type="date">
            <text:p>27/10/20</text:p>
          </table:table-cell>
          <table:table-cell table:formula="of:=VALUE([$from_i_EN.A138])" office:value-type="date" office:date-value="2020-10-25" calcext:value-type="date">
            <text:p>25/10/20</text:p>
          </table:table-cell>
          <table:table-cell table:formula="of:=[$EN.B120]" office:value-type="float" office:value="414543.370195576" calcext:value-type="float">
            <text:p>414543.370195576</text:p>
          </table:table-cell>
          <table:table-cell table:formula="of:=[$from_i_EN.C138]" office:value-type="float" office:value="369420.237319865" calcext:value-type="float">
            <text:p>369420.237319865</text:p>
          </table:table-cell>
          <table:table-cell table:formula="of:=[.D139]/[.C139]" office:value-type="percentage" office:value="0.891149790058342" calcext:value-type="percentage">
            <text:p>89.1%</text:p>
          </table:table-cell>
          <table:table-cell table:formula="of:=[.D137]" office:value-type="float" office:value="346955.587921831" calcext:value-type="float">
            <text:p>346955.587921831</text:p>
          </table:table-cell>
          <table:table-cell table:formula="of:=[.F139]/[.C139]" office:value-type="percentage" office:value="0.836958477367862" calcext:value-type="percentage">
            <text:p>83.70%</text:p>
          </table:table-cell>
        </table:table-row>
        <table:table-row table:style-name="ro1">
          <table:table-cell table:formula="of:=VALUE([$EN.A121])" office:value-type="date" office:date-value="2020-10-28" calcext:value-type="date">
            <text:p>28/10/20</text:p>
          </table:table-cell>
          <table:table-cell table:formula="of:=VALUE([$from_i_EN.A139])" office:value-type="date" office:date-value="2020-10-26" calcext:value-type="date">
            <text:p>26/10/20</text:p>
          </table:table-cell>
          <table:table-cell table:formula="of:=[$EN.B121]" office:value-type="float" office:value="425712.787874505" calcext:value-type="float">
            <text:p>425712.787874505</text:p>
          </table:table-cell>
          <table:table-cell table:formula="of:=[$from_i_EN.C139]" office:value-type="float" office:value="379863.003724003" calcext:value-type="float">
            <text:p>379863.003724003</text:p>
          </table:table-cell>
          <table:table-cell table:formula="of:=[.D140]/[.C140]" office:value-type="percentage" office:value="0.892298785809511" calcext:value-type="percentage">
            <text:p>89.2%</text:p>
          </table:table-cell>
          <table:table-cell table:formula="of:=[.D138]" office:value-type="float" office:value="358448.718522578" calcext:value-type="float">
            <text:p>358448.718522578</text:p>
          </table:table-cell>
          <table:table-cell table:formula="of:=[.F140]/[.C140]" office:value-type="percentage" office:value="0.841996596607392" calcext:value-type="percentage">
            <text:p>84.20%</text:p>
          </table:table-cell>
        </table:table-row>
        <table:table-row table:style-name="ro1">
          <table:table-cell table:formula="of:=VALUE([$EN.A122])" office:value-type="date" office:date-value="2020-10-29" calcext:value-type="date">
            <text:p>29/10/20</text:p>
          </table:table-cell>
          <table:table-cell table:formula="of:=VALUE([$from_i_EN.A140])" office:value-type="date" office:date-value="2020-10-27" calcext:value-type="date">
            <text:p>27/10/20</text:p>
          </table:table-cell>
          <table:table-cell table:formula="of:=[$EN.B122]" office:value-type="float" office:value="435744.735046241" calcext:value-type="float">
            <text:p>435744.735046241</text:p>
          </table:table-cell>
          <table:table-cell table:formula="of:=[$from_i_EN.C140]" office:value-type="float" office:value="389277.302687036" calcext:value-type="float">
            <text:p>389277.302687036</text:p>
          </table:table-cell>
          <table:table-cell table:formula="of:=[.D141]/[.C141]" office:value-type="percentage" office:value="0.893360886266878" calcext:value-type="percentage">
            <text:p>89.3%</text:p>
          </table:table-cell>
          <table:table-cell table:formula="of:=[.D139]" office:value-type="float" office:value="369420.237319865" calcext:value-type="float">
            <text:p>369420.237319865</text:p>
          </table:table-cell>
          <table:table-cell table:formula="of:=[.F141]/[.C141]" office:value-type="percentage" office:value="0.847790478250214" calcext:value-type="percentage">
            <text:p>84.78%</text:p>
          </table:table-cell>
        </table:table-row>
        <table:table-row table:style-name="ro1">
          <table:table-cell table:formula="of:=VALUE([$EN.A123])" office:value-type="date" office:date-value="2020-10-30" calcext:value-type="date">
            <text:p>30/10/20</text:p>
          </table:table-cell>
          <table:table-cell table:formula="of:=VALUE([$from_i_EN.A141])" office:value-type="date" office:date-value="2020-10-28" calcext:value-type="date">
            <text:p>28/10/20</text:p>
          </table:table-cell>
          <table:table-cell table:formula="of:=[$EN.B123]" office:value-type="float" office:value="444313.351139582" calcext:value-type="float">
            <text:p>444313.351139582</text:p>
          </table:table-cell>
          <table:table-cell table:formula="of:=[$from_i_EN.C141]" office:value-type="float" office:value="397400.998662748" calcext:value-type="float">
            <text:p>397400.998662748</text:p>
          </table:table-cell>
          <table:table-cell table:formula="of:=[.D142]/[.C142]" office:value-type="percentage" office:value="0.894416063896094" calcext:value-type="percentage">
            <text:p>89.4%</text:p>
          </table:table-cell>
          <table:table-cell table:formula="of:=[.D140]" office:value-type="float" office:value="379863.003724003" calcext:value-type="float">
            <text:p>379863.003724003</text:p>
          </table:table-cell>
          <table:table-cell table:formula="of:=[.F142]/[.C142]" office:value-type="percentage" office:value="0.854943932586596" calcext:value-type="percentage">
            <text:p>85.49%</text:p>
          </table:table-cell>
        </table:table-row>
        <table:table-row table:style-name="ro1">
          <table:table-cell table:formula="of:=VALUE([$EN.A124])" office:value-type="date" office:date-value="2020-10-31" calcext:value-type="date">
            <text:p>31/10/20</text:p>
          </table:table-cell>
          <table:table-cell table:formula="of:=VALUE([$from_i_EN.A142])" office:value-type="date" office:date-value="2020-10-29" calcext:value-type="date">
            <text:p>29/10/20</text:p>
          </table:table-cell>
          <table:table-cell table:formula="of:=[$EN.B124]" office:value-type="float" office:value="451866.082076674" calcext:value-type="float">
            <text:p>451866.082076674</text:p>
          </table:table-cell>
          <table:table-cell table:formula="of:=[$from_i_EN.C142]" office:value-type="float" office:value="404666.722809343" calcext:value-type="float">
            <text:p>404666.722809343</text:p>
          </table:table-cell>
          <table:table-cell table:formula="of:=[.D143]/[.C143]" office:value-type="percentage" office:value="0.895545691213615" calcext:value-type="percentage">
            <text:p>89.6%</text:p>
          </table:table-cell>
          <table:table-cell table:formula="of:=[.D141]" office:value-type="float" office:value="389277.302687036" calcext:value-type="float">
            <text:p>389277.302687036</text:p>
          </table:table-cell>
          <table:table-cell table:formula="of:=[.F143]/[.C143]" office:value-type="percentage" office:value="0.861488211060244" calcext:value-type="percentage">
            <text:p>86.15%</text:p>
          </table:table-cell>
        </table:table-row>
        <table:table-row table:style-name="ro1">
          <table:table-cell table:formula="of:=VALUE([$EN.A125])" office:value-type="date" office:date-value="2020-11-01" calcext:value-type="date">
            <text:p>01/11/20</text:p>
          </table:table-cell>
          <table:table-cell table:formula="of:=VALUE([$from_i_EN.A143])" office:value-type="date" office:date-value="2020-10-30" calcext:value-type="date">
            <text:p>30/10/20</text:p>
          </table:table-cell>
          <table:table-cell table:formula="of:=[$EN.B125]" office:value-type="float" office:value="458388.408867494" calcext:value-type="float">
            <text:p>458388.408867494</text:p>
          </table:table-cell>
          <table:table-cell table:formula="of:=[$from_i_EN.C143]" office:value-type="float" office:value="411132.195516195" calcext:value-type="float">
            <text:p>411132.195516195</text:p>
          </table:table-cell>
          <table:table-cell table:formula="of:=[.D144]/[.C144]" office:value-type="percentage" office:value="0.896907922545311" calcext:value-type="percentage">
            <text:p>89.7%</text:p>
          </table:table-cell>
          <table:table-cell table:formula="of:=[.D142]" office:value-type="float" office:value="397400.998662748" calcext:value-type="float">
            <text:p>397400.998662748</text:p>
          </table:table-cell>
          <table:table-cell table:formula="of:=[.F144]/[.C144]" office:value-type="percentage" office:value="0.86695254717408" calcext:value-type="percentage">
            <text:p>86.70%</text:p>
          </table:table-cell>
        </table:table-row>
        <table:table-row table:style-name="ro1">
          <table:table-cell table:formula="of:=VALUE([$EN.A126])" office:value-type="date" office:date-value="2020-11-02" calcext:value-type="date">
            <text:p>02/11/20</text:p>
          </table:table-cell>
          <table:table-cell table:formula="of:=VALUE([$from_i_EN.A144])" office:value-type="date" office:date-value="2020-10-31" calcext:value-type="date">
            <text:p>31/10/20</text:p>
          </table:table-cell>
          <table:table-cell table:formula="of:=[$EN.B126]" office:value-type="float" office:value="463973.227003399" calcext:value-type="float">
            <text:p>463973.227003399</text:p>
          </table:table-cell>
          <table:table-cell table:formula="of:=[$from_i_EN.C144]" office:value-type="float" office:value="416809.669566229" calcext:value-type="float">
            <text:p>416809.669566229</text:p>
          </table:table-cell>
          <table:table-cell table:formula="of:=[.D145]/[.C145]" office:value-type="percentage" office:value="0.898348536742564" calcext:value-type="percentage">
            <text:p>89.8%</text:p>
          </table:table-cell>
          <table:table-cell table:formula="of:=[.D143]" office:value-type="float" office:value="404666.722809343" calcext:value-type="float">
            <text:p>404666.722809343</text:p>
          </table:table-cell>
          <table:table-cell table:formula="of:=[.F145]/[.C145]" office:value-type="percentage" office:value="0.872176882754441" calcext:value-type="percentage">
            <text:p>87.22%</text:p>
          </table:table-cell>
        </table:table-row>
        <table:table-row table:style-name="ro1">
          <table:table-cell table:formula="of:=VALUE([$EN.A127])" office:value-type="date" office:date-value="2020-11-03" calcext:value-type="date">
            <text:p>03/11/20</text:p>
          </table:table-cell>
          <table:table-cell table:formula="of:=VALUE([$from_i_EN.A145])" office:value-type="date" office:date-value="2020-11-01" calcext:value-type="date">
            <text:p>01/11/20</text:p>
          </table:table-cell>
          <table:table-cell table:formula="of:=[$EN.B127]" office:value-type="float" office:value="468447.884286974" calcext:value-type="float">
            <text:p>468447.884286974</text:p>
          </table:table-cell>
          <table:table-cell table:formula="of:=[$from_i_EN.C145]" office:value-type="float" office:value="421598.587122399" calcext:value-type="float">
            <text:p>421598.587122399</text:p>
          </table:table-cell>
          <table:table-cell table:formula="of:=[.D146]/[.C146]" office:value-type="percentage" office:value="0.899990375160122" calcext:value-type="percentage">
            <text:p>90.0%</text:p>
          </table:table-cell>
          <table:table-cell table:formula="of:=[.D144]" office:value-type="float" office:value="411132.195516195" calcext:value-type="float">
            <text:p>411132.195516195</text:p>
          </table:table-cell>
          <table:table-cell table:formula="of:=[.F146]/[.C146]" office:value-type="percentage" office:value="0.877647672893176" calcext:value-type="percentage">
            <text:p>87.76%</text:p>
          </table:table-cell>
        </table:table-row>
        <table:table-row table:style-name="ro1">
          <table:table-cell table:formula="of:=VALUE([$EN.A128])" office:value-type="date" office:date-value="2020-11-04" calcext:value-type="date">
            <text:p>04/11/20</text:p>
          </table:table-cell>
          <table:table-cell table:formula="of:=VALUE([$from_i_EN.A146])" office:value-type="date" office:date-value="2020-11-02" calcext:value-type="date">
            <text:p>02/11/20</text:p>
          </table:table-cell>
          <table:table-cell table:formula="of:=[$EN.B128]" office:value-type="float" office:value="471273.139282197" calcext:value-type="float">
            <text:p>471273.139282197</text:p>
          </table:table-cell>
          <table:table-cell table:formula="of:=[$from_i_EN.C146]" office:value-type="float" office:value="424775.935554583" calcext:value-type="float">
            <text:p>424775.935554583</text:p>
          </table:table-cell>
          <table:table-cell table:formula="of:=[.D147]/[.C147]" office:value-type="percentage" office:value="0.901337038222813" calcext:value-type="percentage">
            <text:p>90.1%</text:p>
          </table:table-cell>
          <table:table-cell table:formula="of:=[.D145]" office:value-type="float" office:value="416809.669566229" calcext:value-type="float">
            <text:p>416809.669566229</text:p>
          </table:table-cell>
          <table:table-cell table:formula="of:=[.F147]/[.C147]" office:value-type="percentage" office:value="0.884433325016311" calcext:value-type="percentage">
            <text:p>88.44%</text:p>
          </table:table-cell>
        </table:table-row>
        <table:table-row table:style-name="ro1">
          <table:table-cell table:formula="of:=VALUE([$EN.A129])" office:value-type="date" office:date-value="2020-11-05" calcext:value-type="date">
            <text:p>05/11/20</text:p>
          </table:table-cell>
          <table:table-cell table:formula="of:=VALUE([$from_i_EN.A147])" office:value-type="date" office:date-value="2020-11-03" calcext:value-type="date">
            <text:p>03/11/20</text:p>
          </table:table-cell>
          <table:table-cell table:formula="of:=[$EN.B129]" office:value-type="float" office:value="471870.420841108" calcext:value-type="float">
            <text:p>471870.420841108</text:p>
          </table:table-cell>
          <table:table-cell table:formula="of:=[$from_i_EN.C147]" office:value-type="float" office:value="426029.25415421" calcext:value-type="float">
            <text:p>426029.25415421</text:p>
          </table:table-cell>
          <table:table-cell table:formula="of:=[.D148]/[.C148]" office:value-type="percentage" office:value="0.90285221395063" calcext:value-type="percentage">
            <text:p>90.3%</text:p>
          </table:table-cell>
          <table:table-cell table:formula="of:=[.D146]" office:value-type="float" office:value="421598.587122399" calcext:value-type="float">
            <text:p>421598.587122399</text:p>
          </table:table-cell>
          <table:table-cell table:formula="of:=[.F148]/[.C148]" office:value-type="percentage" office:value="0.893462629784889" calcext:value-type="percentage">
            <text:p>89.35%</text:p>
          </table:table-cell>
        </table:table-row>
        <table:table-row table:style-name="ro1">
          <table:table-cell table:formula="of:=VALUE([$EN.A130])" office:value-type="date" office:date-value="2020-11-06" calcext:value-type="date">
            <text:p>06/11/20</text:p>
          </table:table-cell>
          <table:table-cell table:formula="of:=VALUE([$from_i_EN.A148])" office:value-type="date" office:date-value="2020-11-04" calcext:value-type="date">
            <text:p>04/11/20</text:p>
          </table:table-cell>
          <table:table-cell table:formula="of:=[$EN.B130]" office:value-type="float" office:value="471137.648295111" calcext:value-type="float">
            <text:p>471137.648295111</text:p>
          </table:table-cell>
          <table:table-cell table:formula="of:=[$from_i_EN.C148]" office:value-type="float" office:value="425952.925484908" calcext:value-type="float">
            <text:p>425952.925484908</text:p>
          </table:table-cell>
          <table:table-cell table:formula="of:=[.D149]/[.C149]" office:value-type="percentage" office:value="0.904094434028546" calcext:value-type="percentage">
            <text:p>90.4%</text:p>
          </table:table-cell>
          <table:table-cell table:formula="of:=[.D147]" office:value-type="float" office:value="424775.935554583" calcext:value-type="float">
            <text:p>424775.935554583</text:p>
          </table:table-cell>
          <table:table-cell table:formula="of:=[.F149]/[.C149]" office:value-type="percentage" office:value="0.901596247066446" calcext:value-type="percentage">
            <text:p>90.16%</text:p>
          </table:table-cell>
        </table:table-row>
        <table:table-row table:style-name="ro1">
          <table:table-cell table:formula="of:=VALUE([$EN.A131])" office:value-type="date" office:date-value="2020-11-07" calcext:value-type="date">
            <text:p>07/11/20</text:p>
          </table:table-cell>
          <table:table-cell table:formula="of:=VALUE([$from_i_EN.A149])" office:value-type="date" office:date-value="2020-11-05" calcext:value-type="date">
            <text:p>05/11/20</text:p>
          </table:table-cell>
          <table:table-cell table:formula="of:=[$EN.B131]" office:value-type="float" office:value="469815.394102324" calcext:value-type="float">
            <text:p>469815.394102324</text:p>
          </table:table-cell>
          <table:table-cell table:formula="of:=[$from_i_EN.C149]" office:value-type="float" office:value="425466.819461601" calcext:value-type="float">
            <text:p>425466.819461601</text:p>
          </table:table-cell>
          <table:table-cell table:formula="of:=[.D150]/[.C150]" office:value-type="percentage" office:value="0.905604253931567" calcext:value-type="percentage">
            <text:p>90.6%</text:p>
          </table:table-cell>
          <table:table-cell table:formula="of:=[.D148]" office:value-type="float" office:value="426029.25415421" calcext:value-type="float">
            <text:p>426029.25415421</text:p>
          </table:table-cell>
          <table:table-cell table:formula="of:=[.F150]/[.C150]" office:value-type="percentage" office:value="0.906801393701081" calcext:value-type="percentage">
            <text:p>90.68%</text:p>
          </table:table-cell>
        </table:table-row>
        <table:table-row table:style-name="ro1">
          <table:table-cell table:formula="of:=VALUE([$EN.A132])" office:value-type="date" office:date-value="2020-11-08" calcext:value-type="date">
            <text:p>08/11/20</text:p>
          </table:table-cell>
          <table:table-cell table:formula="of:=VALUE([$from_i_EN.A150])" office:value-type="date" office:date-value="2020-11-06" calcext:value-type="date">
            <text:p>06/11/20</text:p>
          </table:table-cell>
          <table:table-cell table:formula="of:=[$EN.B132]" office:value-type="float" office:value="467694.16193154" calcext:value-type="float">
            <text:p>467694.16193154</text:p>
          </table:table-cell>
          <table:table-cell table:formula="of:=[$from_i_EN.C150]" office:value-type="float" office:value="424220.342723651" calcext:value-type="float">
            <text:p>424220.342723651</text:p>
          </table:table-cell>
          <table:table-cell table:formula="of:=[.D151]/[.C151]" office:value-type="percentage" office:value="0.907046478775048" calcext:value-type="percentage">
            <text:p>90.7%</text:p>
          </table:table-cell>
          <table:table-cell table:formula="of:=[.D149]" office:value-type="float" office:value="425952.925484908" calcext:value-type="float">
            <text:p>425952.925484908</text:p>
          </table:table-cell>
          <table:table-cell table:formula="of:=[.F151]/[.C151]" office:value-type="percentage" office:value="0.910750999597164" calcext:value-type="percentage">
            <text:p>91.08%</text:p>
          </table:table-cell>
        </table:table-row>
        <table:table-row table:style-name="ro1">
          <table:table-cell table:formula="of:=VALUE([$EN.A133])" office:value-type="date" office:date-value="2020-11-09" calcext:value-type="date">
            <text:p>09/11/20</text:p>
          </table:table-cell>
          <table:table-cell table:formula="of:=VALUE([$from_i_EN.A151])" office:value-type="date" office:date-value="2020-11-07" calcext:value-type="date">
            <text:p>07/11/20</text:p>
          </table:table-cell>
          <table:table-cell table:formula="of:=[$EN.B133]" office:value-type="float" office:value="465600.557558638" calcext:value-type="float">
            <text:p>465600.557558638</text:p>
          </table:table-cell>
          <table:table-cell table:formula="of:=[$from_i_EN.C151]" office:value-type="float" office:value="423077.944125349" calcext:value-type="float">
            <text:p>423077.944125349</text:p>
          </table:table-cell>
          <table:table-cell table:formula="of:=[.D152]/[.C152]" office:value-type="percentage" office:value="0.908671472267442" calcext:value-type="percentage">
            <text:p>90.9%</text:p>
          </table:table-cell>
          <table:table-cell table:formula="of:=[.D150]" office:value-type="float" office:value="425466.819461601" calcext:value-type="float">
            <text:p>425466.819461601</text:p>
          </table:table-cell>
          <table:table-cell table:formula="of:=[.F152]/[.C152]" office:value-type="percentage" office:value="0.913802212120455" calcext:value-type="percentage">
            <text:p>91.38%</text:p>
          </table:table-cell>
        </table:table-row>
        <table:table-row table:style-name="ro1">
          <table:table-cell table:formula="of:=VALUE([$EN.A134])" office:value-type="date" office:date-value="2020-11-10" calcext:value-type="date">
            <text:p>10/11/20</text:p>
          </table:table-cell>
          <table:table-cell table:formula="of:=VALUE([$from_i_EN.A152])" office:value-type="date" office:date-value="2020-11-08" calcext:value-type="date">
            <text:p>08/11/20</text:p>
          </table:table-cell>
          <table:table-cell table:formula="of:=[$EN.B134]" office:value-type="float" office:value="463376.087198796" calcext:value-type="float">
            <text:p>463376.087198796</text:p>
          </table:table-cell>
          <table:table-cell table:formula="of:=[$from_i_EN.C152]" office:value-type="float" office:value="421944.181341692" calcext:value-type="float">
            <text:p>421944.181341692</text:p>
          </table:table-cell>
          <table:table-cell table:formula="of:=[.D153]/[.C153]" office:value-type="percentage" office:value="0.910586871006726" calcext:value-type="percentage">
            <text:p>91.1%</text:p>
          </table:table-cell>
          <table:table-cell table:formula="of:=[.D151]" office:value-type="float" office:value="424220.342723651" calcext:value-type="float">
            <text:p>424220.342723651</text:p>
          </table:table-cell>
          <table:table-cell table:formula="of:=[.F153]/[.C153]" office:value-type="percentage" office:value="0.915498996264891" calcext:value-type="percentage">
            <text:p>91.55%</text:p>
          </table:table-cell>
        </table:table-row>
        <table:table-row table:style-name="ro1">
          <table:table-cell table:formula="of:=VALUE([$EN.A135])" office:value-type="date" office:date-value="2020-11-11" calcext:value-type="date">
            <text:p>11/11/20</text:p>
          </table:table-cell>
          <table:table-cell table:formula="of:=VALUE([$from_i_EN.A153])" office:value-type="date" office:date-value="2020-11-09" calcext:value-type="date">
            <text:p>09/11/20</text:p>
          </table:table-cell>
          <table:table-cell table:formula="of:=[$EN.B135]" office:value-type="float" office:value="461369.875419238" calcext:value-type="float">
            <text:p>461369.875419238</text:p>
          </table:table-cell>
          <table:table-cell table:formula="of:=[$from_i_EN.C153]" office:value-type="float" office:value="421040.373789058" calcext:value-type="float">
            <text:p>421040.373789058</text:p>
          </table:table-cell>
          <table:table-cell table:formula="of:=[.D154]/[.C154]" office:value-type="percentage" office:value="0.912587483971438" calcext:value-type="percentage">
            <text:p>91.3%</text:p>
          </table:table-cell>
          <table:table-cell table:formula="of:=[.D152]" office:value-type="float" office:value="423077.944125349" calcext:value-type="float">
            <text:p>423077.944125349</text:p>
          </table:table-cell>
          <table:table-cell table:formula="of:=[.F154]/[.C154]" office:value-type="percentage" office:value="0.917003832859497" calcext:value-type="percentage">
            <text:p>91.70%</text:p>
          </table:table-cell>
        </table:table-row>
        <table:table-row table:style-name="ro1">
          <table:table-cell table:formula="of:=VALUE([$EN.A136])" office:value-type="date" office:date-value="2020-11-12" calcext:value-type="date">
            <text:p>12/11/20</text:p>
          </table:table-cell>
          <table:table-cell table:formula="of:=VALUE([$from_i_EN.A154])" office:value-type="date" office:date-value="2020-11-10" calcext:value-type="date">
            <text:p>10/11/20</text:p>
          </table:table-cell>
          <table:table-cell table:formula="of:=[$EN.B136]" office:value-type="float" office:value="460576.872971994" calcext:value-type="float">
            <text:p>460576.872971994</text:p>
          </table:table-cell>
          <table:table-cell table:formula="of:=[$from_i_EN.C154]" office:value-type="float" office:value="421168.858331201" calcext:value-type="float">
            <text:p>421168.858331201</text:p>
          </table:table-cell>
          <table:table-cell table:formula="of:=[.D155]/[.C155]" office:value-type="percentage" office:value="0.914437704206677" calcext:value-type="percentage">
            <text:p>91.4%</text:p>
          </table:table-cell>
          <table:table-cell table:formula="of:=[.D153]" office:value-type="float" office:value="421944.181341692" calcext:value-type="float">
            <text:p>421944.181341692</text:p>
          </table:table-cell>
          <table:table-cell table:formula="of:=[.F155]/[.C155]" office:value-type="percentage" office:value="0.916121077940768" calcext:value-type="percentage">
            <text:p>91.61%</text:p>
          </table:table-cell>
        </table:table-row>
        <table:table-row table:style-name="ro1">
          <table:table-cell table:formula="of:=VALUE([$EN.A137])" office:value-type="date" office:date-value="2020-11-13" calcext:value-type="date">
            <text:p>13/11/20</text:p>
          </table:table-cell>
          <table:table-cell table:formula="of:=VALUE([$from_i_EN.A155])" office:value-type="date" office:date-value="2020-11-11" calcext:value-type="date">
            <text:p>11/11/20</text:p>
          </table:table-cell>
          <table:table-cell table:formula="of:=[$EN.B137]" office:value-type="float" office:value="459815.424603329" calcext:value-type="float">
            <text:p>459815.424603329</text:p>
          </table:table-cell>
          <table:table-cell table:formula="of:=[$from_i_EN.C155]" office:value-type="float" office:value="421292.513066652" calcext:value-type="float">
            <text:p>421292.513066652</text:p>
          </table:table-cell>
          <table:table-cell table:formula="of:=[.D156]/[.C156]" office:value-type="percentage" office:value="0.916220923711054" calcext:value-type="percentage">
            <text:p>91.6%</text:p>
          </table:table-cell>
          <table:table-cell table:formula="of:=[.D154]" office:value-type="float" office:value="421040.373789058" calcext:value-type="float">
            <text:p>421040.373789058</text:p>
          </table:table-cell>
          <table:table-cell table:formula="of:=[.F156]/[.C156]" office:value-type="percentage" office:value="0.915672574821254" calcext:value-type="percentage">
            <text:p>91.57%</text:p>
          </table:table-cell>
        </table:table-row>
        <table:table-row table:style-name="ro1">
          <table:table-cell table:formula="of:=VALUE([$EN.A138])" office:value-type="date" office:date-value="2020-11-14" calcext:value-type="date">
            <text:p>14/11/20</text:p>
          </table:table-cell>
          <table:table-cell table:formula="of:=VALUE([$from_i_EN.A156])" office:value-type="date" office:date-value="2020-11-12" calcext:value-type="date">
            <text:p>12/11/20</text:p>
          </table:table-cell>
          <table:table-cell table:formula="of:=[$EN.B138]" office:value-type="float" office:value="458192.86685051" calcext:value-type="float">
            <text:p>458192.86685051</text:p>
          </table:table-cell>
          <table:table-cell table:formula="of:=[$from_i_EN.C156]" office:value-type="float" office:value="420544.319064555" calcext:value-type="float">
            <text:p>420544.319064555</text:p>
          </table:table-cell>
          <table:table-cell table:formula="of:=[.D157]/[.C157]" office:value-type="percentage" office:value="0.917832531866459" calcext:value-type="percentage">
            <text:p>91.8%</text:p>
          </table:table-cell>
          <table:table-cell table:formula="of:=[.D155]" office:value-type="float" office:value="421168.858331201" calcext:value-type="float">
            <text:p>421168.858331201</text:p>
          </table:table-cell>
          <table:table-cell table:formula="of:=[.F157]/[.C157]" office:value-type="percentage" office:value="0.919195580730442" calcext:value-type="percentage">
            <text:p>91.92%</text:p>
          </table:table-cell>
        </table:table-row>
        <table:table-row table:style-name="ro1">
          <table:table-cell table:formula="of:=VALUE([$EN.A139])" office:value-type="date" office:date-value="2020-11-15" calcext:value-type="date">
            <text:p>15/11/20</text:p>
          </table:table-cell>
          <table:table-cell table:formula="of:=VALUE([$from_i_EN.A157])" office:value-type="date" office:date-value="2020-11-13" calcext:value-type="date">
            <text:p>13/11/20</text:p>
          </table:table-cell>
          <table:table-cell table:formula="of:=[$EN.B139]" office:value-type="float" office:value="457334.241069687" calcext:value-type="float">
            <text:p>457334.241069687</text:p>
          </table:table-cell>
          <table:table-cell table:formula="of:=[$from_i_EN.C157]" office:value-type="float" office:value="420357.983950253" calcext:value-type="float">
            <text:p>420357.983950253</text:p>
          </table:table-cell>
          <table:table-cell table:formula="of:=[.D158]/[.C158]" office:value-type="percentage" office:value="0.919148286310363" calcext:value-type="percentage">
            <text:p>91.9%</text:p>
          </table:table-cell>
          <table:table-cell table:formula="of:=[.D156]" office:value-type="float" office:value="421292.513066652" calcext:value-type="float">
            <text:p>421292.513066652</text:p>
          </table:table-cell>
          <table:table-cell table:formula="of:=[.F158]/[.C158]" office:value-type="percentage" office:value="0.921191713267008" calcext:value-type="percentage">
            <text:p>92.12%</text:p>
          </table:table-cell>
        </table:table-row>
        <table:table-row table:style-name="ro1">
          <table:table-cell table:formula="of:=VALUE([$EN.A140])" office:value-type="date" office:date-value="2020-11-16" calcext:value-type="date">
            <text:p>16/11/20</text:p>
          </table:table-cell>
          <table:table-cell table:formula="of:=VALUE([$from_i_EN.A158])" office:value-type="date" office:date-value="2020-11-14" calcext:value-type="date">
            <text:p>14/11/20</text:p>
          </table:table-cell>
          <table:table-cell table:formula="of:=[$EN.B140]" office:value-type="float" office:value="456573.746638779" calcext:value-type="float">
            <text:p>456573.746638779</text:p>
          </table:table-cell>
          <table:table-cell table:formula="of:=[$from_i_EN.C158]" office:value-type="float" office:value="420194.596550375" calcext:value-type="float">
            <text:p>420194.596550375</text:p>
          </table:table-cell>
          <table:table-cell table:formula="of:=[.D159]/[.C159]" office:value-type="percentage" office:value="0.920321414982308" calcext:value-type="percentage">
            <text:p>92.0%</text:p>
          </table:table-cell>
          <table:table-cell table:formula="of:=[.D157]" office:value-type="float" office:value="420544.319064555" calcext:value-type="float">
            <text:p>420544.319064555</text:p>
          </table:table-cell>
          <table:table-cell table:formula="of:=[.F159]/[.C159]" office:value-type="percentage" office:value="0.921087386562485" calcext:value-type="percentage">
            <text:p>92.11%</text:p>
          </table:table-cell>
        </table:table-row>
        <table:table-row table:style-name="ro1">
          <table:table-cell table:formula="of:=VALUE([$EN.A141])" office:value-type="date" office:date-value="2020-11-17" calcext:value-type="date">
            <text:p>17/11/20</text:p>
          </table:table-cell>
          <table:table-cell table:formula="of:=VALUE([$from_i_EN.A159])" office:value-type="date" office:date-value="2020-11-15" calcext:value-type="date">
            <text:p>15/11/20</text:p>
          </table:table-cell>
          <table:table-cell table:formula="of:=[$EN.B141]" office:value-type="float" office:value="455589.131913476" calcext:value-type="float">
            <text:p>455589.131913476</text:p>
          </table:table-cell>
          <table:table-cell table:formula="of:=[$from_i_EN.C159]" office:value-type="float" office:value="419750.518179607" calcext:value-type="float">
            <text:p>419750.518179607</text:p>
          </table:table-cell>
          <table:table-cell table:formula="of:=[.D160]/[.C160]" office:value-type="percentage" office:value="0.921335670183031" calcext:value-type="percentage">
            <text:p>92.1%</text:p>
          </table:table-cell>
          <table:table-cell table:formula="of:=[.D158]" office:value-type="float" office:value="420357.983950253" calcext:value-type="float">
            <text:p>420357.983950253</text:p>
          </table:table-cell>
          <table:table-cell table:formula="of:=[.F160]/[.C160]" office:value-type="percentage" office:value="0.922669033356324" calcext:value-type="percentage">
            <text:p>92.27%</text:p>
          </table:table-cell>
        </table:table-row>
        <table:table-row table:style-name="ro1">
          <table:table-cell table:formula="of:=VALUE([$EN.A142])" office:value-type="date" office:date-value="2020-11-18" calcext:value-type="date">
            <text:p>18/11/20</text:p>
          </table:table-cell>
          <table:table-cell table:formula="of:=VALUE([$from_i_EN.A160])" office:value-type="date" office:date-value="2020-11-16" calcext:value-type="date">
            <text:p>16/11/20</text:p>
          </table:table-cell>
          <table:table-cell table:formula="of:=[$EN.B142]" office:value-type="float" office:value="455172.276422731" calcext:value-type="float">
            <text:p>455172.276422731</text:p>
          </table:table-cell>
          <table:table-cell table:formula="of:=[$from_i_EN.C160]" office:value-type="float" office:value="419649.427974216" calcext:value-type="float">
            <text:p>419649.427974216</text:p>
          </table:table-cell>
          <table:table-cell table:formula="of:=[.D161]/[.C161]" office:value-type="percentage" office:value="0.921957354855408" calcext:value-type="percentage">
            <text:p>92.2%</text:p>
          </table:table-cell>
          <table:table-cell table:formula="of:=[.D159]" office:value-type="float" office:value="420194.596550375" calcext:value-type="float">
            <text:p>420194.596550375</text:p>
          </table:table-cell>
          <table:table-cell table:formula="of:=[.F161]/[.C161]" office:value-type="percentage" office:value="0.923155074058439" calcext:value-type="percentage">
            <text:p>92.32%</text:p>
          </table:table-cell>
        </table:table-row>
        <table:table-row table:style-name="ro1">
          <table:table-cell table:formula="of:=VALUE([$EN.A143])" office:value-type="date" office:date-value="2020-11-19" calcext:value-type="date">
            <text:p>19/11/20</text:p>
          </table:table-cell>
          <table:table-cell table:formula="of:=VALUE([$from_i_EN.A161])" office:value-type="date" office:date-value="2020-11-17" calcext:value-type="date">
            <text:p>17/11/20</text:p>
          </table:table-cell>
          <table:table-cell table:formula="of:=[$EN.B143]" office:value-type="float" office:value="454767.674970412" calcext:value-type="float">
            <text:p>454767.674970412</text:p>
          </table:table-cell>
          <table:table-cell table:formula="of:=[$from_i_EN.C161]" office:value-type="float" office:value="419539.827342806" calcext:value-type="float">
            <text:p>419539.827342806</text:p>
          </table:table-cell>
          <table:table-cell table:formula="of:=[.D162]/[.C162]" office:value-type="percentage" office:value="0.922536605905646" calcext:value-type="percentage">
            <text:p>92.3%</text:p>
          </table:table-cell>
          <table:table-cell table:formula="of:=[.D160]" office:value-type="float" office:value="419750.518179607" calcext:value-type="float">
            <text:p>419750.518179607</text:p>
          </table:table-cell>
          <table:table-cell table:formula="of:=[.F162]/[.C162]" office:value-type="percentage" office:value="0.922999899249473" calcext:value-type="percentage">
            <text:p>92.30%</text:p>
          </table:table-cell>
        </table:table-row>
        <table:table-row table:style-name="ro1">
          <table:table-cell table:formula="of:=VALUE([$EN.A144])" office:value-type="date" office:date-value="2020-11-20" calcext:value-type="date">
            <text:p>20/11/20</text:p>
          </table:table-cell>
          <table:table-cell table:formula="of:=VALUE([$from_i_EN.A162])" office:value-type="date" office:date-value="2020-11-18" calcext:value-type="date">
            <text:p>18/11/20</text:p>
          </table:table-cell>
          <table:table-cell table:formula="of:=[$EN.B144]" office:value-type="float" office:value="453233.500585562" calcext:value-type="float">
            <text:p>453233.500585562</text:p>
          </table:table-cell>
          <table:table-cell table:formula="of:=[$from_i_EN.C162]" office:value-type="float" office:value="418395.688193767" calcext:value-type="float">
            <text:p>418395.688193767</text:p>
          </table:table-cell>
          <table:table-cell table:formula="of:=[.D163]/[.C163]" office:value-type="percentage" office:value="0.923134957264223" calcext:value-type="percentage">
            <text:p>92.3%</text:p>
          </table:table-cell>
          <table:table-cell table:formula="of:=[.D161]" office:value-type="float" office:value="419649.427974216" calcext:value-type="float">
            <text:p>419649.427974216</text:p>
          </table:table-cell>
          <table:table-cell table:formula="of:=[.F163]/[.C163]" office:value-type="percentage" office:value="0.925901168894273" calcext:value-type="percentage">
            <text:p>92.59%</text:p>
          </table:table-cell>
        </table:table-row>
        <table:table-row table:style-name="ro1">
          <table:table-cell table:formula="of:=VALUE([$EN.A145])" office:value-type="date" office:date-value="2020-11-21" calcext:value-type="date">
            <text:p>21/11/20</text:p>
          </table:table-cell>
          <table:table-cell table:formula="of:=VALUE([$from_i_EN.A163])" office:value-type="date" office:date-value="2020-11-19" calcext:value-type="date">
            <text:p>19/11/20</text:p>
          </table:table-cell>
          <table:table-cell table:formula="of:=[$EN.B145]" office:value-type="float" office:value="451097.339049129" calcext:value-type="float">
            <text:p>451097.339049129</text:p>
          </table:table-cell>
          <table:table-cell table:formula="of:=[$from_i_EN.C163]" office:value-type="float" office:value="416755.42157907" calcext:value-type="float">
            <text:p>416755.42157907</text:p>
          </table:table-cell>
          <table:table-cell table:formula="of:=[.D164]/[.C164]" office:value-type="percentage" office:value="0.923870272561465" calcext:value-type="percentage">
            <text:p>92.4%</text:p>
          </table:table-cell>
          <table:table-cell table:formula="of:=[.D162]" office:value-type="float" office:value="419539.827342806" calcext:value-type="float">
            <text:p>419539.827342806</text:p>
          </table:table-cell>
          <table:table-cell table:formula="of:=[.F164]/[.C164]" office:value-type="percentage" office:value="0.930042789051155" calcext:value-type="percentage">
            <text:p>93.00%</text:p>
          </table:table-cell>
        </table:table-row>
        <table:table-row table:style-name="ro1">
          <table:table-cell table:formula="of:=VALUE([$EN.A146])" office:value-type="date" office:date-value="2020-11-22" calcext:value-type="date">
            <text:p>22/11/20</text:p>
          </table:table-cell>
          <table:table-cell table:formula="of:=VALUE([$from_i_EN.A164])" office:value-type="date" office:date-value="2020-11-20" calcext:value-type="date">
            <text:p>20/11/20</text:p>
          </table:table-cell>
          <table:table-cell table:formula="of:=[$EN.B146]" office:value-type="float" office:value="447459.101715467" calcext:value-type="float">
            <text:p>447459.101715467</text:p>
          </table:table-cell>
          <table:table-cell table:formula="of:=[$from_i_EN.C164]" office:value-type="float" office:value="413784.947585673" calcext:value-type="float">
            <text:p>413784.947585673</text:p>
          </table:table-cell>
          <table:table-cell table:formula="of:=[.D165]/[.C165]" office:value-type="percentage" office:value="0.924743615671927" calcext:value-type="percentage">
            <text:p>92.5%</text:p>
          </table:table-cell>
          <table:table-cell table:formula="of:=[.D163]" office:value-type="float" office:value="418395.688193767" calcext:value-type="float">
            <text:p>418395.688193767</text:p>
          </table:table-cell>
          <table:table-cell table:formula="of:=[.F165]/[.C165]" office:value-type="percentage" office:value="0.93504788837622" calcext:value-type="percentage">
            <text:p>93.50%</text:p>
          </table:table-cell>
        </table:table-row>
        <table:table-row table:style-name="ro1">
          <table:table-cell table:formula="of:=VALUE([$EN.A147])" office:value-type="date" office:date-value="2020-11-23" calcext:value-type="date">
            <text:p>23/11/20</text:p>
          </table:table-cell>
          <table:table-cell table:formula="of:=VALUE([$from_i_EN.A165])" office:value-type="date" office:date-value="2020-11-21" calcext:value-type="date">
            <text:p>21/11/20</text:p>
          </table:table-cell>
          <table:table-cell table:formula="of:=[$EN.B147]" office:value-type="float" office:value="442837.522350924" calcext:value-type="float">
            <text:p>442837.522350924</text:p>
          </table:table-cell>
          <table:table-cell table:formula="of:=[$from_i_EN.C165]" office:value-type="float" office:value="409741.050899162" calcext:value-type="float">
            <text:p>409741.050899162</text:p>
          </table:table-cell>
          <table:table-cell table:formula="of:=[.D166]/[.C166]" office:value-type="percentage" office:value="0.925262721017722" calcext:value-type="percentage">
            <text:p>92.5%</text:p>
          </table:table-cell>
          <table:table-cell table:formula="of:=[.D164]" office:value-type="float" office:value="416755.42157907" calcext:value-type="float">
            <text:p>416755.42157907</text:p>
          </table:table-cell>
          <table:table-cell table:formula="of:=[.F166]/[.C166]" office:value-type="percentage" office:value="0.941102324316625" calcext:value-type="percentage">
            <text:p>94.11%</text:p>
          </table:table-cell>
        </table:table-row>
        <table:table-row table:style-name="ro1">
          <table:table-cell table:formula="of:=VALUE([$EN.A148])" office:value-type="date" office:date-value="2020-11-24" calcext:value-type="date">
            <text:p>24/11/20</text:p>
          </table:table-cell>
          <table:table-cell table:formula="of:=VALUE([$from_i_EN.A166])" office:value-type="date" office:date-value="2020-11-22" calcext:value-type="date">
            <text:p>22/11/20</text:p>
          </table:table-cell>
          <table:table-cell table:formula="of:=[$EN.B148]" office:value-type="float" office:value="436304.726830845" calcext:value-type="float">
            <text:p>436304.726830845</text:p>
          </table:table-cell>
          <table:table-cell table:formula="of:=[$from_i_EN.C166]" office:value-type="float" office:value="403868.145014052" calcext:value-type="float">
            <text:p>403868.145014052</text:p>
          </table:table-cell>
          <table:table-cell table:formula="of:=[.D167]/[.C167]" office:value-type="percentage" office:value="0.925656130172138" calcext:value-type="percentage">
            <text:p>92.6%</text:p>
          </table:table-cell>
          <table:table-cell table:formula="of:=[.D165]" office:value-type="float" office:value="413784.947585673" calcext:value-type="float">
            <text:p>413784.947585673</text:p>
          </table:table-cell>
          <table:table-cell table:formula="of:=[.F167]/[.C167]" office:value-type="percentage" office:value="0.948385204513491" calcext:value-type="percentage">
            <text:p>94.84%</text:p>
          </table:table-cell>
        </table:table-row>
        <table:table-row table:style-name="ro1">
          <table:table-cell table:formula="of:=VALUE([$EN.A149])" office:value-type="date" office:date-value="2020-11-25" calcext:value-type="date">
            <text:p>25/11/20</text:p>
          </table:table-cell>
          <table:table-cell table:formula="of:=VALUE([$from_i_EN.A167])" office:value-type="date" office:date-value="2020-11-23" calcext:value-type="date">
            <text:p>23/11/20</text:p>
          </table:table-cell>
          <table:table-cell table:formula="of:=[$EN.B149]" office:value-type="float" office:value="427858.586424469" calcext:value-type="float">
            <text:p>427858.586424469</text:p>
          </table:table-cell>
          <table:table-cell table:formula="of:=[$from_i_EN.C167]" office:value-type="float" office:value="396091.288165711" calcext:value-type="float">
            <text:p>396091.288165711</text:p>
          </table:table-cell>
          <table:table-cell table:formula="of:=[.D168]/[.C168]" office:value-type="percentage" office:value="0.925752808832862" calcext:value-type="percentage">
            <text:p>92.6%</text:p>
          </table:table-cell>
          <table:table-cell table:formula="of:=[.D166]" office:value-type="float" office:value="409741.050899162" calcext:value-type="float">
            <text:p>409741.050899162</text:p>
          </table:table-cell>
          <table:table-cell table:formula="of:=[.F168]/[.C168]" office:value-type="percentage" office:value="0.957655318602551" calcext:value-type="percentage">
            <text:p>95.77%</text:p>
          </table:table-cell>
        </table:table-row>
        <table:table-row table:style-name="ro1">
          <table:table-cell table:formula="of:=VALUE([$EN.A150])" office:value-type="date" office:date-value="2020-11-26" calcext:value-type="date">
            <text:p>26/11/20</text:p>
          </table:table-cell>
          <table:table-cell table:formula="of:=VALUE([$from_i_EN.A168])" office:value-type="date" office:date-value="2020-11-24" calcext:value-type="date">
            <text:p>24/11/20</text:p>
          </table:table-cell>
          <table:table-cell table:formula="of:=[$EN.B150]" office:value-type="float" office:value="417031.737742041" calcext:value-type="float">
            <text:p>417031.737742041</text:p>
          </table:table-cell>
          <table:table-cell table:formula="of:=[$from_i_EN.C168]" office:value-type="float" office:value="386245.437679752" calcext:value-type="float">
            <text:p>386245.437679752</text:p>
          </table:table-cell>
          <table:table-cell table:formula="of:=[.D169]/[.C169]" office:value-type="percentage" office:value="0.926177560899856" calcext:value-type="percentage">
            <text:p>92.6%</text:p>
          </table:table-cell>
          <table:table-cell table:formula="of:=[.D167]" office:value-type="float" office:value="403868.145014052" calcext:value-type="float">
            <text:p>403868.145014052</text:p>
          </table:table-cell>
          <table:table-cell table:formula="of:=[.F169]/[.C169]" office:value-type="percentage" office:value="0.968435033747642" calcext:value-type="percentage">
            <text:p>96.84%</text:p>
          </table:table-cell>
        </table:table-row>
        <table:table-row table:style-name="ro1">
          <table:table-cell table:formula="of:=VALUE([$EN.A151])" office:value-type="date" office:date-value="2020-11-27" calcext:value-type="date">
            <text:p>27/11/20</text:p>
          </table:table-cell>
          <table:table-cell table:formula="of:=VALUE([$from_i_EN.A169])" office:value-type="date" office:date-value="2020-11-25" calcext:value-type="date">
            <text:p>25/11/20</text:p>
          </table:table-cell>
          <table:table-cell table:formula="of:=[$EN.B151]" office:value-type="float" office:value="405084.007116973" calcext:value-type="float">
            <text:p>405084.007116973</text:p>
          </table:table-cell>
          <table:table-cell table:formula="of:=[$from_i_EN.C169]" office:value-type="float" office:value="375430.412871927" calcext:value-type="float">
            <text:p>375430.412871927</text:p>
          </table:table-cell>
          <table:table-cell table:formula="of:=[.D170]/[.C170]" office:value-type="percentage" office:value="0.926796433026094" calcext:value-type="percentage">
            <text:p>92.7%</text:p>
          </table:table-cell>
          <table:table-cell table:formula="of:=[.D168]" office:value-type="float" office:value="396091.288165711" calcext:value-type="float">
            <text:p>396091.288165711</text:p>
          </table:table-cell>
          <table:table-cell table:formula="of:=[.F170]/[.C170]" office:value-type="percentage" office:value="0.977800360435692" calcext:value-type="percentage">
            <text:p>97.78%</text:p>
          </table:table-cell>
        </table:table-row>
        <table:table-row table:style-name="ro1">
          <table:table-cell table:formula="of:=VALUE([$EN.A152])" office:value-type="date" office:date-value="2020-11-28" calcext:value-type="date">
            <text:p>28/11/20</text:p>
          </table:table-cell>
          <table:table-cell table:formula="of:=VALUE([$from_i_EN.A170])" office:value-type="date" office:date-value="2020-11-26" calcext:value-type="date">
            <text:p>26/11/20</text:p>
          </table:table-cell>
          <table:table-cell table:formula="of:=[$EN.B152]" office:value-type="float" office:value="392291.454311766" calcext:value-type="float">
            <text:p>392291.454311766</text:p>
          </table:table-cell>
          <table:table-cell table:formula="of:=[$from_i_EN.C170]" office:value-type="float" office:value="363922.089567766" calcext:value-type="float">
            <text:p>363922.089567766</text:p>
          </table:table-cell>
          <table:table-cell table:formula="of:=[.D171]/[.C171]" office:value-type="percentage" office:value="0.927682939732219" calcext:value-type="percentage">
            <text:p>92.8%</text:p>
          </table:table-cell>
          <table:table-cell table:formula="of:=[.D169]" office:value-type="float" office:value="386245.437679752" calcext:value-type="float">
            <text:p>386245.437679752</text:p>
          </table:table-cell>
          <table:table-cell table:formula="of:=[.F171]/[.C171]" office:value-type="percentage" office:value="0.984587947135834" calcext:value-type="percentage">
            <text:p>98.46%</text:p>
          </table:table-cell>
        </table:table-row>
        <table:table-row table:style-name="ro1">
          <table:table-cell table:formula="of:=VALUE([$EN.A153])" office:value-type="date" office:date-value="2020-11-29" calcext:value-type="date">
            <text:p>29/11/20</text:p>
          </table:table-cell>
          <table:table-cell table:formula="of:=VALUE([$from_i_EN.A171])" office:value-type="date" office:date-value="2020-11-27" calcext:value-type="date">
            <text:p>27/11/20</text:p>
          </table:table-cell>
          <table:table-cell table:formula="of:=[$EN.B153]" office:value-type="float" office:value="378609.761276352" calcext:value-type="float">
            <text:p>378609.761276352</text:p>
          </table:table-cell>
          <table:table-cell table:formula="of:=[$from_i_EN.C171]" office:value-type="float" office:value="351631.24881747" calcext:value-type="float">
            <text:p>351631.24881747</text:p>
          </table:table-cell>
          <table:table-cell table:formula="of:=[.D172]/[.C172]" office:value-type="percentage" office:value="0.92874322001648" calcext:value-type="percentage">
            <text:p>92.9%</text:p>
          </table:table-cell>
          <table:table-cell table:formula="of:=[.D170]" office:value-type="float" office:value="375430.412871927" calcext:value-type="float">
            <text:p>375430.412871927</text:p>
          </table:table-cell>
          <table:table-cell table:formula="of:=[.F172]/[.C172]" office:value-type="percentage" office:value="0.991602571487574" calcext:value-type="percentage">
            <text:p>99.16%</text:p>
          </table:table-cell>
        </table:table-row>
        <table:table-row table:style-name="ro1">
          <table:table-cell table:formula="of:=VALUE([$EN.A154])" office:value-type="date" office:date-value="2020-11-30" calcext:value-type="date">
            <text:p>30/11/20</text:p>
          </table:table-cell>
          <table:table-cell table:formula="of:=VALUE([$from_i_EN.A172])" office:value-type="date" office:date-value="2020-11-28" calcext:value-type="date">
            <text:p>28/11/20</text:p>
          </table:table-cell>
          <table:table-cell table:formula="of:=[$EN.B154]" office:value-type="float" office:value="364071.586547199" calcext:value-type="float">
            <text:p>364071.586547199</text:p>
          </table:table-cell>
          <table:table-cell table:formula="of:=[$from_i_EN.C172]" office:value-type="float" office:value="338647.770789" calcext:value-type="float">
            <text:p>338647.770789</text:p>
          </table:table-cell>
          <table:table-cell table:formula="of:=[.D173]/[.C173]" office:value-type="percentage" office:value="0.930168085899493" calcext:value-type="percentage">
            <text:p>93.0%</text:p>
          </table:table-cell>
          <table:table-cell table:formula="of:=[.D171]" office:value-type="float" office:value="363922.089567766" calcext:value-type="float">
            <text:p>363922.089567766</text:p>
          </table:table-cell>
          <table:table-cell table:formula="of:=[.F173]/[.C173]" office:value-type="percentage" office:value="0.999589374768707" calcext:value-type="percentage">
            <text:p>99.96%</text:p>
          </table:table-cell>
        </table:table-row>
        <table:table-row table:style-name="ro1">
          <table:table-cell table:formula="of:=VALUE([$EN.A155])" office:value-type="date" office:date-value="2020-12-01" calcext:value-type="date">
            <text:p>01/12/20</text:p>
          </table:table-cell>
          <table:table-cell table:formula="of:=VALUE([$from_i_EN.A173])" office:value-type="date" office:date-value="2020-11-29" calcext:value-type="date">
            <text:p>29/11/20</text:p>
          </table:table-cell>
          <table:table-cell table:formula="of:=[$EN.B155]" office:value-type="float" office:value="349329.41922285" calcext:value-type="float">
            <text:p>349329.41922285</text:p>
          </table:table-cell>
          <table:table-cell table:formula="of:=[$from_i_EN.C173]" office:value-type="float" office:value="325645.652959675" calcext:value-type="float">
            <text:p>325645.652959675</text:p>
          </table:table-cell>
          <table:table-cell table:formula="of:=[.D174]/[.C174]" office:value-type="percentage" office:value="0.932202199528847" calcext:value-type="percentage">
            <text:p>93.2%</text:p>
          </table:table-cell>
          <table:table-cell table:formula="of:=[.D172]" office:value-type="float" office:value="351631.24881747" calcext:value-type="float">
            <text:p>351631.24881747</text:p>
          </table:table-cell>
          <table:table-cell table:formula="of:=[.F174]/[.C174]" office:value-type="percentage" office:value="1.00658928068452" calcext:value-type="percentage">
            <text:p>100.66%</text:p>
          </table:table-cell>
        </table:table-row>
        <table:table-row table:style-name="ro1">
          <table:table-cell table:formula="of:=VALUE([$EN.A156])" office:value-type="date" office:date-value="2020-12-02" calcext:value-type="date">
            <text:p>02/12/20</text:p>
          </table:table-cell>
          <table:table-cell table:formula="of:=VALUE([$from_i_EN.A174])" office:value-type="date" office:date-value="2020-11-30" calcext:value-type="date">
            <text:p>30/11/20</text:p>
          </table:table-cell>
          <table:table-cell table:formula="of:=[$EN.B156]" office:value-type="float" office:value="334933.847012645" calcext:value-type="float">
            <text:p>334933.847012645</text:p>
          </table:table-cell>
          <table:table-cell table:formula="of:=[$from_i_EN.C174]" office:value-type="float" office:value="313084.554697644" calcext:value-type="float">
            <text:p>313084.554697644</text:p>
          </table:table-cell>
          <table:table-cell table:formula="of:=[.D175]/[.C175]" office:value-type="percentage" office:value="0.934765349904526" calcext:value-type="percentage">
            <text:p>93.5%</text:p>
          </table:table-cell>
          <table:table-cell table:formula="of:=[.D173]" office:value-type="float" office:value="338647.770789" calcext:value-type="float">
            <text:p>338647.770789</text:p>
          </table:table-cell>
          <table:table-cell table:formula="of:=[.F175]/[.C175]" office:value-type="percentage" office:value="1.01108852930058" calcext:value-type="percentage">
            <text:p>101.11%</text:p>
          </table:table-cell>
        </table:table-row>
        <table:table-row table:style-name="ro1">
          <table:table-cell table:formula="of:=VALUE([$EN.A157])" office:value-type="date" office:date-value="2020-12-03" calcext:value-type="date">
            <text:p>03/12/20</text:p>
          </table:table-cell>
          <table:table-cell table:formula="of:=VALUE([$from_i_EN.A175])" office:value-type="date" office:date-value="2020-12-01" calcext:value-type="date">
            <text:p>01/12/20</text:p>
          </table:table-cell>
          <table:table-cell table:formula="of:=[$EN.B157]" office:value-type="float" office:value="320773.733078815" calcext:value-type="float">
            <text:p>320773.733078815</text:p>
          </table:table-cell>
          <table:table-cell table:formula="of:=[$from_i_EN.C175]" office:value-type="float" office:value="300611.339532959" calcext:value-type="float">
            <text:p>300611.339532959</text:p>
          </table:table-cell>
          <table:table-cell table:formula="of:=[.D176]/[.C176]" office:value-type="percentage" office:value="0.937144499481503" calcext:value-type="percentage">
            <text:p>93.7%</text:p>
          </table:table-cell>
          <table:table-cell table:formula="of:=[.D174]" office:value-type="float" office:value="325645.652959675" calcext:value-type="float">
            <text:p>325645.652959675</text:p>
          </table:table-cell>
          <table:table-cell table:formula="of:=[.F176]/[.C176]" office:value-type="percentage" office:value="1.01518802625794" calcext:value-type="percentage">
            <text:p>101.52%</text:p>
          </table:table-cell>
        </table:table-row>
        <table:table-row table:style-name="ro1">
          <table:table-cell table:formula="of:=VALUE([$EN.A158])" office:value-type="date" office:date-value="2020-12-04" calcext:value-type="date">
            <text:p>04/12/20</text:p>
          </table:table-cell>
          <table:table-cell table:formula="of:=VALUE([$from_i_EN.A176])" office:value-type="date" office:date-value="2020-12-02" calcext:value-type="date">
            <text:p>02/12/20</text:p>
          </table:table-cell>
          <table:table-cell table:formula="of:=[$EN.B158]" office:value-type="float" office:value="306931.148123765" calcext:value-type="float">
            <text:p>306931.148123765</text:p>
          </table:table-cell>
          <table:table-cell table:formula="of:=[$from_i_EN.C176]" office:value-type="float" office:value="288247.446865631" calcext:value-type="float">
            <text:p>288247.446865631</text:p>
          </table:table-cell>
          <table:table-cell table:formula="of:=[.D177]/[.C177]" office:value-type="percentage" office:value="0.939127386150458" calcext:value-type="percentage">
            <text:p>93.9%</text:p>
          </table:table-cell>
          <table:table-cell table:formula="of:=[.D175]" office:value-type="float" office:value="313084.554697644" calcext:value-type="float">
            <text:p>313084.554697644</text:p>
          </table:table-cell>
          <table:table-cell table:formula="of:=[.F177]/[.C177]" office:value-type="percentage" office:value="1.02004816588832" calcext:value-type="percentage">
            <text:p>102.00%</text:p>
          </table:table-cell>
        </table:table-row>
        <table:table-row table:style-name="ro1">
          <table:table-cell table:formula="of:=VALUE([$EN.A159])" office:value-type="date" office:date-value="2020-12-05" calcext:value-type="date">
            <text:p>05/12/20</text:p>
          </table:table-cell>
          <table:table-cell table:formula="of:=VALUE([$from_i_EN.A177])" office:value-type="date" office:date-value="2020-12-03" calcext:value-type="date">
            <text:p>03/12/20</text:p>
          </table:table-cell>
          <table:table-cell table:formula="of:=[$EN.B159]" office:value-type="float" office:value="293838.429914397" calcext:value-type="float">
            <text:p>293838.429914397</text:p>
          </table:table-cell>
          <table:table-cell table:formula="of:=[$from_i_EN.C177]" office:value-type="float" office:value="276571.052856452" calcext:value-type="float">
            <text:p>276571.052856452</text:p>
          </table:table-cell>
          <table:table-cell table:formula="of:=[.D178]/[.C178]" office:value-type="percentage" office:value="0.941235130261973" calcext:value-type="percentage">
            <text:p>94.1%</text:p>
          </table:table-cell>
          <table:table-cell table:formula="of:=[.D176]" office:value-type="float" office:value="300611.339532959" calcext:value-type="float">
            <text:p>300611.339532959</text:p>
          </table:table-cell>
          <table:table-cell table:formula="of:=[.F178]/[.C178]" office:value-type="percentage" office:value="1.02304977473687" calcext:value-type="percentage">
            <text:p>102.30%</text:p>
          </table:table-cell>
        </table:table-row>
        <table:table-row table:style-name="ro1">
          <table:table-cell table:formula="of:=VALUE([$EN.A160])" office:value-type="date" office:date-value="2020-12-06" calcext:value-type="date">
            <text:p>06/12/20</text:p>
          </table:table-cell>
          <table:table-cell table:formula="of:=VALUE([$from_i_EN.A178])" office:value-type="date" office:date-value="2020-12-04" calcext:value-type="date">
            <text:p>04/12/20</text:p>
          </table:table-cell>
          <table:table-cell table:formula="of:=[$EN.B160]" office:value-type="float" office:value="281762.026746062" calcext:value-type="float">
            <text:p>281762.026746062</text:p>
          </table:table-cell>
          <table:table-cell table:formula="of:=[$from_i_EN.C178]" office:value-type="float" office:value="265694.549349494" calcext:value-type="float">
            <text:p>265694.549349494</text:p>
          </table:table-cell>
          <table:table-cell table:formula="of:=[.D179]/[.C179]" office:value-type="percentage" office:value="0.942975007732148" calcext:value-type="percentage">
            <text:p>94.3%</text:p>
          </table:table-cell>
          <table:table-cell table:formula="of:=[.D177]" office:value-type="float" office:value="288247.446865631" calcext:value-type="float">
            <text:p>288247.446865631</text:p>
          </table:table-cell>
          <table:table-cell table:formula="of:=[.F179]/[.C179]" office:value-type="percentage" office:value="1.02301736750855" calcext:value-type="percentage">
            <text:p>102.30%</text:p>
          </table:table-cell>
        </table:table-row>
        <table:table-row table:style-name="ro1">
          <table:table-cell table:formula="of:=VALUE([$EN.A161])" office:value-type="date" office:date-value="2020-12-07" calcext:value-type="date">
            <text:p>07/12/20</text:p>
          </table:table-cell>
          <table:table-cell table:formula="of:=VALUE([$from_i_EN.A179])" office:value-type="date" office:date-value="2020-12-05" calcext:value-type="date">
            <text:p>05/12/20</text:p>
          </table:table-cell>
          <table:table-cell table:formula="of:=[$EN.B161]" office:value-type="float" office:value="270992.809273345" calcext:value-type="float">
            <text:p>270992.809273345</text:p>
          </table:table-cell>
          <table:table-cell table:formula="of:=[$from_i_EN.C179]" office:value-type="float" office:value="255963.077384749" calcext:value-type="float">
            <text:p>255963.077384749</text:p>
          </table:table-cell>
          <table:table-cell table:formula="of:=[.D180]/[.C180]" office:value-type="percentage" office:value="0.944538263104113" calcext:value-type="percentage">
            <text:p>94.5%</text:p>
          </table:table-cell>
          <table:table-cell table:formula="of:=[.D178]" office:value-type="float" office:value="276571.052856452" calcext:value-type="float">
            <text:p>276571.052856452</text:p>
          </table:table-cell>
          <table:table-cell table:formula="of:=[.F180]/[.C180]" office:value-type="percentage" office:value="1.02058447085022" calcext:value-type="percentage">
            <text:p>102.06%</text:p>
          </table:table-cell>
        </table:table-row>
        <table:table-row table:style-name="ro1">
          <table:table-cell table:formula="of:=VALUE([$EN.A162])" office:value-type="date" office:date-value="2020-12-08" calcext:value-type="date">
            <text:p>08/12/20</text:p>
          </table:table-cell>
          <table:table-cell table:formula="of:=VALUE([$from_i_EN.A180])" office:value-type="date" office:date-value="2020-12-06" calcext:value-type="date">
            <text:p>06/12/20</text:p>
          </table:table-cell>
          <table:table-cell table:formula="of:=[$EN.B162]" office:value-type="float" office:value="261399.692883777" calcext:value-type="float">
            <text:p>261399.692883777</text:p>
          </table:table-cell>
          <table:table-cell table:formula="of:=[$from_i_EN.C180]" office:value-type="float" office:value="247296.387829502" calcext:value-type="float">
            <text:p>247296.387829502</text:p>
          </table:table-cell>
          <table:table-cell table:formula="of:=[.D181]/[.C181]" office:value-type="percentage" office:value="0.946046971598601" calcext:value-type="percentage">
            <text:p>94.6%</text:p>
          </table:table-cell>
          <table:table-cell table:formula="of:=[.D179]" office:value-type="float" office:value="265694.549349494" calcext:value-type="float">
            <text:p>265694.549349494</text:p>
          </table:table-cell>
          <table:table-cell table:formula="of:=[.F181]/[.C181]" office:value-type="percentage" office:value="1.01643022766529" calcext:value-type="percentage">
            <text:p>101.64%</text:p>
          </table:table-cell>
        </table:table-row>
        <table:table-row table:style-name="ro1">
          <table:table-cell table:formula="of:=VALUE([$EN.A163])" office:value-type="date" office:date-value="2020-12-09" calcext:value-type="date">
            <text:p>09/12/20</text:p>
          </table:table-cell>
          <table:table-cell table:formula="of:=VALUE([$from_i_EN.A181])" office:value-type="date" office:date-value="2020-12-07" calcext:value-type="date">
            <text:p>07/12/20</text:p>
          </table:table-cell>
          <table:table-cell table:formula="of:=[$EN.B163]" office:value-type="float" office:value="253057.145060787" calcext:value-type="float">
            <text:p>253057.145060787</text:p>
          </table:table-cell>
          <table:table-cell table:formula="of:=[$from_i_EN.C181]" office:value-type="float" office:value="239745.197991126" calcext:value-type="float">
            <text:p>239745.197991126</text:p>
          </table:table-cell>
          <table:table-cell table:formula="of:=[.D182]/[.C182]" office:value-type="percentage" office:value="0.947395490190711" calcext:value-type="percentage">
            <text:p>94.7%</text:p>
          </table:table-cell>
          <table:table-cell table:formula="of:=[.D180]" office:value-type="float" office:value="255963.077384749" calcext:value-type="float">
            <text:p>255963.077384749</text:p>
          </table:table-cell>
          <table:table-cell table:formula="of:=[.F182]/[.C182]" office:value-type="percentage" office:value="1.01148330478187" calcext:value-type="percentage">
            <text:p>101.15%</text:p>
          </table:table-cell>
        </table:table-row>
        <table:table-row table:style-name="ro1">
          <table:table-cell table:formula="of:=VALUE([$EN.A164])" office:value-type="date" office:date-value="2020-12-10" calcext:value-type="date">
            <text:p>10/12/20</text:p>
          </table:table-cell>
          <table:table-cell table:formula="of:=VALUE([$from_i_EN.A182])" office:value-type="date" office:date-value="2020-12-08" calcext:value-type="date">
            <text:p>08/12/20</text:p>
          </table:table-cell>
          <table:table-cell table:formula="of:=[$EN.B164]" office:value-type="float" office:value="245713.824325653" calcext:value-type="float">
            <text:p>245713.824325653</text:p>
          </table:table-cell>
          <table:table-cell table:formula="of:=[$from_i_EN.C182]" office:value-type="float" office:value="233203.536829718" calcext:value-type="float">
            <text:p>233203.536829718</text:p>
          </table:table-cell>
          <table:table-cell table:formula="of:=[.D183]/[.C183]" office:value-type="percentage" office:value="0.949085943657144" calcext:value-type="percentage">
            <text:p>94.9%</text:p>
          </table:table-cell>
          <table:table-cell table:formula="of:=[.D181]" office:value-type="float" office:value="247296.387829502" calcext:value-type="float">
            <text:p>247296.387829502</text:p>
          </table:table-cell>
          <table:table-cell table:formula="of:=[.F183]/[.C183]" office:value-type="percentage" office:value="1.00644067751658" calcext:value-type="percentage">
            <text:p>100.64%</text:p>
          </table:table-cell>
        </table:table-row>
        <table:table-row table:style-name="ro1">
          <table:table-cell table:formula="of:=VALUE([$EN.A165])" office:value-type="date" office:date-value="2020-12-11" calcext:value-type="date">
            <text:p>11/12/20</text:p>
          </table:table-cell>
          <table:table-cell table:formula="of:=VALUE([$from_i_EN.A183])" office:value-type="date" office:date-value="2020-12-09" calcext:value-type="date">
            <text:p>09/12/20</text:p>
          </table:table-cell>
          <table:table-cell table:formula="of:=[$EN.B165]" office:value-type="float" office:value="239835.846175035" calcext:value-type="float">
            <text:p>239835.846175035</text:p>
          </table:table-cell>
          <table:table-cell table:formula="of:=[$from_i_EN.C183]" office:value-type="float" office:value="228047.42292975" calcext:value-type="float">
            <text:p>228047.42292975</text:p>
          </table:table-cell>
          <table:table-cell table:formula="of:=[.D184]/[.C184]" office:value-type="percentage" office:value="0.950847951074498" calcext:value-type="percentage">
            <text:p>95.1%</text:p>
          </table:table-cell>
          <table:table-cell table:formula="of:=[.D182]" office:value-type="float" office:value="239745.197991126" calcext:value-type="float">
            <text:p>239745.197991126</text:p>
          </table:table-cell>
          <table:table-cell table:formula="of:=[.F184]/[.C184]" office:value-type="percentage" office:value="0.999622040719288" calcext:value-type="percentage">
            <text:p>99.96%</text:p>
          </table:table-cell>
        </table:table-row>
        <table:table-row table:style-name="ro1">
          <table:table-cell table:formula="of:=VALUE([$EN.A166])" office:value-type="date" office:date-value="2020-12-12" calcext:value-type="date">
            <text:p>12/12/20</text:p>
          </table:table-cell>
          <table:table-cell table:formula="of:=VALUE([$from_i_EN.A184])" office:value-type="date" office:date-value="2020-12-10" calcext:value-type="date">
            <text:p>10/12/20</text:p>
          </table:table-cell>
          <table:table-cell table:formula="of:=[$EN.B166]" office:value-type="float" office:value="235027.207314996" calcext:value-type="float">
            <text:p>235027.207314996</text:p>
          </table:table-cell>
          <table:table-cell table:formula="of:=[$from_i_EN.C184]" office:value-type="float" office:value="223885.160304103" calcext:value-type="float">
            <text:p>223885.160304103</text:p>
          </table:table-cell>
          <table:table-cell table:formula="of:=[.D185]/[.C185]" office:value-type="percentage" office:value="0.952592522635221" calcext:value-type="percentage">
            <text:p>95.3%</text:p>
          </table:table-cell>
          <table:table-cell table:formula="of:=[.D183]" office:value-type="float" office:value="233203.536829718" calcext:value-type="float">
            <text:p>233203.536829718</text:p>
          </table:table-cell>
          <table:table-cell table:formula="of:=[.F185]/[.C185]" office:value-type="percentage" office:value="0.992240598413639" calcext:value-type="percentage">
            <text:p>99.22%</text:p>
          </table:table-cell>
        </table:table-row>
        <table:table-row table:style-name="ro1">
          <table:table-cell table:formula="of:=VALUE([$EN.A167])" office:value-type="date" office:date-value="2020-12-13" calcext:value-type="date">
            <text:p>13/12/20</text:p>
          </table:table-cell>
          <table:table-cell table:formula="of:=VALUE([$from_i_EN.A185])" office:value-type="date" office:date-value="2020-12-11" calcext:value-type="date">
            <text:p>11/12/20</text:p>
          </table:table-cell>
          <table:table-cell table:formula="of:=[$EN.B167]" office:value-type="float" office:value="232361.188703542" calcext:value-type="float">
            <text:p>232361.188703542</text:p>
          </table:table-cell>
          <table:table-cell table:formula="of:=[$from_i_EN.C185]" office:value-type="float" office:value="221772.098496397" calcext:value-type="float">
            <text:p>221772.098496397</text:p>
          </table:table-cell>
          <table:table-cell table:formula="of:=[.D186]/[.C186]" office:value-type="percentage" office:value="0.954428317972435" calcext:value-type="percentage">
            <text:p>95.4%</text:p>
          </table:table-cell>
          <table:table-cell table:formula="of:=[.D184]" office:value-type="float" office:value="228047.42292975" calcext:value-type="float">
            <text:p>228047.42292975</text:p>
          </table:table-cell>
          <table:table-cell table:formula="of:=[.F186]/[.C186]" office:value-type="percentage" office:value="0.981435084758087" calcext:value-type="percentage">
            <text:p>98.14%</text:p>
          </table:table-cell>
        </table:table-row>
        <table:table-row table:style-name="ro1">
          <table:table-cell table:formula="of:=VALUE([$EN.A168])" office:value-type="date" office:date-value="2020-12-14" calcext:value-type="date">
            <text:p>14/12/20</text:p>
          </table:table-cell>
          <table:table-cell table:formula="of:=VALUE([$from_i_EN.A186])" office:value-type="date" office:date-value="2020-12-12" calcext:value-type="date">
            <text:p>12/12/20</text:p>
          </table:table-cell>
          <table:table-cell table:formula="of:=[$EN.B168]" office:value-type="float" office:value="231470.469279388" calcext:value-type="float">
            <text:p>231470.469279388</text:p>
          </table:table-cell>
          <table:table-cell table:formula="of:=[$from_i_EN.C186]" office:value-type="float" office:value="221530.041841694" calcext:value-type="float">
            <text:p>221530.041841694</text:p>
          </table:table-cell>
          <table:table-cell table:formula="of:=[.D187]/[.C187]" office:value-type="percentage" office:value="0.957055310473771" calcext:value-type="percentage">
            <text:p>95.7%</text:p>
          </table:table-cell>
          <table:table-cell table:formula="of:=[.D185]" office:value-type="float" office:value="223885.160304103" calcext:value-type="float">
            <text:p>223885.160304103</text:p>
          </table:table-cell>
          <table:table-cell table:formula="of:=[.F187]/[.C187]" office:value-type="percentage" office:value="0.967229906264504" calcext:value-type="percentage">
            <text:p>96.72%</text:p>
          </table:table-cell>
        </table:table-row>
        <table:table-row table:style-name="ro1">
          <table:table-cell table:formula="of:=VALUE([$EN.A169])" office:value-type="date" office:date-value="2020-12-15" calcext:value-type="date">
            <text:p>15/12/20</text:p>
          </table:table-cell>
          <table:table-cell table:formula="of:=VALUE([$from_i_EN.A187])" office:value-type="date" office:date-value="2020-12-13" calcext:value-type="date">
            <text:p>13/12/20</text:p>
          </table:table-cell>
          <table:table-cell table:formula="of:=[$EN.B169]" office:value-type="float" office:value="232406.138070496" calcext:value-type="float">
            <text:p>232406.138070496</text:p>
          </table:table-cell>
          <table:table-cell table:formula="of:=[$from_i_EN.C187]" office:value-type="float" office:value="223214.289205475" calcext:value-type="float">
            <text:p>223214.289205475</text:p>
          </table:table-cell>
          <table:table-cell table:formula="of:=[.D188]/[.C188]" office:value-type="percentage" office:value="0.960449199227978" calcext:value-type="percentage">
            <text:p>96.0%</text:p>
          </table:table-cell>
          <table:table-cell table:formula="of:=[.D186]" office:value-type="float" office:value="221772.098496397" calcext:value-type="float">
            <text:p>221772.098496397</text:p>
          </table:table-cell>
          <table:table-cell table:formula="of:=[.F188]/[.C188]" office:value-type="percentage" office:value="0.954243723240765" calcext:value-type="percentage">
            <text:p>95.42%</text:p>
          </table:table-cell>
        </table:table-row>
        <table:table-row table:style-name="ro1">
          <table:table-cell table:formula="of:=VALUE([$EN.A170])" office:value-type="date" office:date-value="2020-12-16" calcext:value-type="date">
            <text:p>16/12/20</text:p>
          </table:table-cell>
          <table:table-cell table:formula="of:=VALUE([$from_i_EN.A188])" office:value-type="date" office:date-value="2020-12-14" calcext:value-type="date">
            <text:p>14/12/20</text:p>
          </table:table-cell>
          <table:table-cell table:formula="of:=[$EN.B170]" office:value-type="float" office:value="234805.904900263" calcext:value-type="float">
            <text:p>234805.904900263</text:p>
          </table:table-cell>
          <table:table-cell table:formula="of:=[$from_i_EN.C188]" office:value-type="float" office:value="226299.931462458" calcext:value-type="float">
            <text:p>226299.931462458</text:p>
          </table:table-cell>
          <table:table-cell table:formula="of:=[.D189]/[.C189]" office:value-type="percentage" office:value="0.963774448340991" calcext:value-type="percentage">
            <text:p>96.4%</text:p>
          </table:table-cell>
          <table:table-cell table:formula="of:=[.D187]" office:value-type="float" office:value="221530.041841694" calcext:value-type="float">
            <text:p>221530.041841694</text:p>
          </table:table-cell>
          <table:table-cell table:formula="of:=[.F189]/[.C189]" office:value-type="percentage" office:value="0.943460267474075" calcext:value-type="percentage">
            <text:p>94.35%</text:p>
          </table:table-cell>
        </table:table-row>
        <table:table-row table:style-name="ro1">
          <table:table-cell table:formula="of:=VALUE([$EN.A171])" office:value-type="date" office:date-value="2020-12-17" calcext:value-type="date">
            <text:p>17/12/20</text:p>
          </table:table-cell>
          <table:table-cell table:formula="of:=VALUE([$from_i_EN.A189])" office:value-type="date" office:date-value="2020-12-15" calcext:value-type="date">
            <text:p>15/12/20</text:p>
          </table:table-cell>
          <table:table-cell table:formula="of:=[$EN.B171]" office:value-type="float" office:value="239716.715411489" calcext:value-type="float">
            <text:p>239716.715411489</text:p>
          </table:table-cell>
          <table:table-cell table:formula="of:=[$from_i_EN.C189]" office:value-type="float" office:value="231919.799741759" calcext:value-type="float">
            <text:p>231919.799741759</text:p>
          </table:table-cell>
          <table:table-cell table:formula="of:=[.D190]/[.C190]" office:value-type="percentage" office:value="0.967474459774961" calcext:value-type="percentage">
            <text:p>96.7%</text:p>
          </table:table-cell>
          <table:table-cell table:formula="of:=[.D188]" office:value-type="float" office:value="223214.289205475" calcext:value-type="float">
            <text:p>223214.289205475</text:p>
          </table:table-cell>
          <table:table-cell table:formula="of:=[.F190]/[.C190]" office:value-type="percentage" office:value="0.931158633732792" calcext:value-type="percentage">
            <text:p>93.12%</text:p>
          </table:table-cell>
        </table:table-row>
        <table:table-row table:style-name="ro1">
          <table:table-cell table:formula="of:=VALUE([$EN.A172])" office:value-type="date" office:date-value="2020-12-18" calcext:value-type="date">
            <text:p>18/12/20</text:p>
          </table:table-cell>
          <table:table-cell table:formula="of:=VALUE([$from_i_EN.A190])" office:value-type="date" office:date-value="2020-12-16" calcext:value-type="date">
            <text:p>16/12/20</text:p>
          </table:table-cell>
          <table:table-cell table:formula="of:=[$EN.B172]" office:value-type="float" office:value="246880.671946897" calcext:value-type="float">
            <text:p>246880.671946897</text:p>
          </table:table-cell>
          <table:table-cell table:formula="of:=[$from_i_EN.C190]" office:value-type="float" office:value="239922.991870613" calcext:value-type="float">
            <text:p>239922.991870613</text:p>
          </table:table-cell>
          <table:table-cell table:formula="of:=[.D191]/[.C191]" office:value-type="percentage" office:value="0.971817639585086" calcext:value-type="percentage">
            <text:p>97.2%</text:p>
          </table:table-cell>
          <table:table-cell table:formula="of:=[.D189]" office:value-type="float" office:value="226299.931462458" calcext:value-type="float">
            <text:p>226299.931462458</text:p>
          </table:table-cell>
          <table:table-cell table:formula="of:=[.F191]/[.C191]" office:value-type="percentage" office:value="0.916636890518246" calcext:value-type="percentage">
            <text:p>91.66%</text:p>
          </table:table-cell>
        </table:table-row>
        <table:table-row table:style-name="ro1">
          <table:table-cell table:formula="of:=VALUE([$EN.A173])" office:value-type="date" office:date-value="2020-12-19" calcext:value-type="date">
            <text:p>19/12/20</text:p>
          </table:table-cell>
          <table:table-cell table:formula="of:=VALUE([$from_i_EN.A191])" office:value-type="date" office:date-value="2020-12-17" calcext:value-type="date">
            <text:p>17/12/20</text:p>
          </table:table-cell>
          <table:table-cell table:formula="of:=[$EN.B173]" office:value-type="float" office:value="256468.004685908" calcext:value-type="float">
            <text:p>256468.004685908</text:p>
          </table:table-cell>
          <table:table-cell table:formula="of:=[$from_i_EN.C191]" office:value-type="float" office:value="250356.538436001" calcext:value-type="float">
            <text:p>250356.538436001</text:p>
          </table:table-cell>
          <table:table-cell table:formula="of:=[.D192]/[.C192]" office:value-type="percentage" office:value="0.976170648430818" calcext:value-type="percentage">
            <text:p>97.6%</text:p>
          </table:table-cell>
          <table:table-cell table:formula="of:=[.D190]" office:value-type="float" office:value="231919.799741759" calcext:value-type="float">
            <text:p>231919.799741759</text:p>
          </table:table-cell>
          <table:table-cell table:formula="of:=[.F192]/[.C192]" office:value-type="percentage" office:value="0.904283557809819" calcext:value-type="percentage">
            <text:p>90.43%</text:p>
          </table:table-cell>
        </table:table-row>
        <table:table-row table:style-name="ro1">
          <table:table-cell table:formula="of:=VALUE([$EN.A174])" office:value-type="date" office:date-value="2020-12-20" calcext:value-type="date">
            <text:p>20/12/20</text:p>
          </table:table-cell>
          <table:table-cell table:formula="of:=VALUE([$from_i_EN.A192])" office:value-type="date" office:date-value="2020-12-18" calcext:value-type="date">
            <text:p>18/12/20</text:p>
          </table:table-cell>
          <table:table-cell table:formula="of:=[$EN.B174]" office:value-type="float" office:value="267902.672249513" calcext:value-type="float">
            <text:p>267902.672249513</text:p>
          </table:table-cell>
          <table:table-cell table:formula="of:=[$from_i_EN.C192]" office:value-type="float" office:value="262653.970704582" calcext:value-type="float">
            <text:p>262653.970704582</text:p>
          </table:table-cell>
          <table:table-cell table:formula="of:=[.D193]/[.C193]" office:value-type="percentage" office:value="0.98040817771298" calcext:value-type="percentage">
            <text:p>98.0%</text:p>
          </table:table-cell>
          <table:table-cell table:formula="of:=[.D191]" office:value-type="float" office:value="239922.991870613" calcext:value-type="float">
            <text:p>239922.991870613</text:p>
          </table:table-cell>
          <table:table-cell table:formula="of:=[.F193]/[.C193]" office:value-type="percentage" office:value="0.895560278873066" calcext:value-type="percentage">
            <text:p>89.56%</text:p>
          </table:table-cell>
        </table:table-row>
        <table:table-row table:style-name="ro1">
          <table:table-cell table:formula="of:=VALUE([$EN.A175])" office:value-type="date" office:date-value="2020-12-21" calcext:value-type="date">
            <text:p>21/12/20</text:p>
          </table:table-cell>
          <table:table-cell table:formula="of:=VALUE([$from_i_EN.A193])" office:value-type="date" office:date-value="2020-12-19" calcext:value-type="date">
            <text:p>19/12/20</text:p>
          </table:table-cell>
          <table:table-cell table:formula="of:=[$EN.B175]" office:value-type="float" office:value="281375.438163693" calcext:value-type="float">
            <text:p>281375.438163693</text:p>
          </table:table-cell>
          <table:table-cell table:formula="of:=[$from_i_EN.C193]" office:value-type="float" office:value="277158.101769167" calcext:value-type="float">
            <text:p>277158.101769167</text:p>
          </table:table-cell>
          <table:table-cell table:formula="of:=[.D194]/[.C194]" office:value-type="percentage" office:value="0.985011710965075" calcext:value-type="percentage">
            <text:p>98.5%</text:p>
          </table:table-cell>
          <table:table-cell table:formula="of:=[.D192]" office:value-type="float" office:value="250356.538436001" calcext:value-type="float">
            <text:p>250356.538436001</text:p>
          </table:table-cell>
          <table:table-cell table:formula="of:=[.F194]/[.C194]" office:value-type="percentage" office:value="0.889759746159342" calcext:value-type="percentage">
            <text:p>88.98%</text:p>
          </table:table-cell>
        </table:table-row>
        <table:table-row table:style-name="ro1">
          <table:table-cell table:formula="of:=VALUE([$EN.A176])" office:value-type="date" office:date-value="2020-12-22" calcext:value-type="date">
            <text:p>22/12/20</text:p>
          </table:table-cell>
          <table:table-cell table:formula="of:=VALUE([$from_i_EN.A194])" office:value-type="date" office:date-value="2020-12-20" calcext:value-type="date">
            <text:p>20/12/20</text:p>
          </table:table-cell>
          <table:table-cell table:formula="of:=[$EN.B176]" office:value-type="float" office:value="296419.51460756" calcext:value-type="float">
            <text:p>296419.51460756</text:p>
          </table:table-cell>
          <table:table-cell table:formula="of:=[$from_i_EN.C194]" office:value-type="float" office:value="293150.518819174" calcext:value-type="float">
            <text:p>293150.518819174</text:p>
          </table:table-cell>
          <table:table-cell table:formula="of:=[.D195]/[.C195]" office:value-type="percentage" office:value="0.988971725452309" calcext:value-type="percentage">
            <text:p>98.9%</text:p>
          </table:table-cell>
          <table:table-cell table:formula="of:=[.D193]" office:value-type="float" office:value="262653.970704582" calcext:value-type="float">
            <text:p>262653.970704582</text:p>
          </table:table-cell>
          <table:table-cell table:formula="of:=[.F195]/[.C195]" office:value-type="percentage" office:value="0.886088660702111" calcext:value-type="percentage">
            <text:p>88.61%</text:p>
          </table:table-cell>
        </table:table-row>
        <table:table-row table:style-name="ro1">
          <table:table-cell table:formula="of:=VALUE([$EN.A177])" office:value-type="date" office:date-value="2020-12-23" calcext:value-type="date">
            <text:p>23/12/20</text:p>
          </table:table-cell>
          <table:table-cell table:formula="of:=VALUE([$from_i_EN.A195])" office:value-type="date" office:date-value="2020-12-21" calcext:value-type="date">
            <text:p>21/12/20</text:p>
          </table:table-cell>
          <table:table-cell table:formula="of:=[$EN.B177]" office:value-type="float" office:value="313218.027510127" calcext:value-type="float">
            <text:p>313218.027510127</text:p>
          </table:table-cell>
          <table:table-cell table:formula="of:=[$from_i_EN.C195]" office:value-type="float" office:value="310796.203681265" calcext:value-type="float">
            <text:p>310796.203681265</text:p>
          </table:table-cell>
          <table:table-cell table:formula="of:=[.D196]/[.C196]" office:value-type="percentage" office:value="0.992267929633188" calcext:value-type="percentage">
            <text:p>99.2%</text:p>
          </table:table-cell>
          <table:table-cell table:formula="of:=[.D194]" office:value-type="float" office:value="277158.101769167" calcext:value-type="float">
            <text:p>277158.101769167</text:p>
          </table:table-cell>
          <table:table-cell table:formula="of:=[.F196]/[.C196]" office:value-type="percentage" office:value="0.884872764101056" calcext:value-type="percentage">
            <text:p>88.49%</text:p>
          </table:table-cell>
        </table:table-row>
        <table:table-row table:style-name="ro1">
          <table:table-cell table:formula="of:=VALUE([$EN.A178])" office:value-type="date" office:date-value="2020-12-24" calcext:value-type="date">
            <text:p>24/12/20</text:p>
          </table:table-cell>
          <table:table-cell table:formula="of:=VALUE([$from_i_EN.A196])" office:value-type="date" office:date-value="2020-12-22" calcext:value-type="date">
            <text:p>22/12/20</text:p>
          </table:table-cell>
          <table:table-cell table:formula="of:=[$EN.B178]" office:value-type="float" office:value="331398.426793068" calcext:value-type="float">
            <text:p>331398.426793068</text:p>
          </table:table-cell>
          <table:table-cell table:formula="of:=[$from_i_EN.C196]" office:value-type="float" office:value="330061.895466581" calcext:value-type="float">
            <text:p>330061.895466581</text:p>
          </table:table-cell>
          <table:table-cell table:formula="of:=[.D197]/[.C197]" office:value-type="percentage" office:value="0.995966995560538" calcext:value-type="percentage">
            <text:p>99.6%</text:p>
          </table:table-cell>
          <table:table-cell table:formula="of:=[.D195]" office:value-type="float" office:value="293150.518819174" calcext:value-type="float">
            <text:p>293150.518819174</text:p>
          </table:table-cell>
          <table:table-cell table:formula="of:=[.F197]/[.C197]" office:value-type="percentage" office:value="0.884586332095727" calcext:value-type="percentage">
            <text:p>88.46%</text:p>
          </table:table-cell>
        </table:table-row>
        <table:table-row table:style-name="ro1">
          <table:table-cell table:formula="of:=VALUE([$EN.A179])" office:value-type="date" office:date-value="2020-12-25" calcext:value-type="date">
            <text:p>25/12/20</text:p>
          </table:table-cell>
          <table:table-cell table:formula="of:=VALUE([$from_i_EN.A197])" office:value-type="date" office:date-value="2020-12-23" calcext:value-type="date">
            <text:p>23/12/20</text:p>
          </table:table-cell>
          <table:table-cell table:formula="of:=[$EN.B179]" office:value-type="float" office:value="350039.049449947" calcext:value-type="float">
            <text:p>350039.049449947</text:p>
          </table:table-cell>
          <table:table-cell table:formula="of:=[$from_i_EN.C197]" office:value-type="float" office:value="349863.740570973" calcext:value-type="float">
            <text:p>349863.740570973</text:p>
          </table:table-cell>
          <table:table-cell table:formula="of:=[.D198]/[.C198]" office:value-type="percentage" office:value="0.9994991733658" calcext:value-type="percentage">
            <text:p>99.9%</text:p>
          </table:table-cell>
          <table:table-cell table:formula="of:=[.D196]" office:value-type="float" office:value="310796.203681265" calcext:value-type="float">
            <text:p>310796.203681265</text:p>
          </table:table-cell>
          <table:table-cell table:formula="of:=[.F198]/[.C198]" office:value-type="percentage" office:value="0.887890091604497" calcext:value-type="percentage">
            <text:p>88.79%</text:p>
          </table:table-cell>
        </table:table-row>
        <table:table-row table:style-name="ro1">
          <table:table-cell table:formula="of:=VALUE([$EN.A180])" office:value-type="date" office:date-value="2020-12-26" calcext:value-type="date">
            <text:p>26/12/20</text:p>
          </table:table-cell>
          <table:table-cell table:formula="of:=VALUE([$from_i_EN.A198])" office:value-type="date" office:date-value="2020-12-24" calcext:value-type="date">
            <text:p>24/12/20</text:p>
          </table:table-cell>
          <table:table-cell table:formula="of:=[$EN.B180]" office:value-type="float" office:value="369516.506542942" calcext:value-type="float">
            <text:p>369516.506542942</text:p>
          </table:table-cell>
          <table:table-cell table:formula="of:=[$from_i_EN.C198]" office:value-type="float" office:value="370393.937001915" calcext:value-type="float">
            <text:p>370393.937001915</text:p>
          </table:table-cell>
          <table:table-cell table:formula="of:=[.D199]/[.C199]" office:value-type="percentage" office:value="1.00237453657262" calcext:value-type="percentage">
            <text:p>100.2%</text:p>
          </table:table-cell>
          <table:table-cell table:formula="of:=[.D197]" office:value-type="float" office:value="330061.895466581" calcext:value-type="float">
            <text:p>330061.895466581</text:p>
          </table:table-cell>
          <table:table-cell table:formula="of:=[.F199]/[.C199]" office:value-type="percentage" office:value="0.893226390762664" calcext:value-type="percentage">
            <text:p>89.32%</text:p>
          </table:table-cell>
        </table:table-row>
        <table:table-row table:style-name="ro1">
          <table:table-cell table:formula="of:=VALUE([$EN.A181])" office:value-type="date" office:date-value="2020-12-27" calcext:value-type="date">
            <text:p>27/12/20</text:p>
          </table:table-cell>
          <table:table-cell table:formula="of:=VALUE([$from_i_EN.A199])" office:value-type="date" office:date-value="2020-12-25" calcext:value-type="date">
            <text:p>25/12/20</text:p>
          </table:table-cell>
          <table:table-cell table:formula="of:=[$EN.B181]" office:value-type="float" office:value="389006.155428971" calcext:value-type="float">
            <text:p>389006.155428971</text:p>
          </table:table-cell>
          <table:table-cell table:formula="of:=[$from_i_EN.C199]" office:value-type="float" office:value="390722.503622969" calcext:value-type="float">
            <text:p>390722.503622969</text:p>
          </table:table-cell>
          <table:table-cell table:formula="of:=[.D200]/[.C200]" office:value-type="percentage" office:value="1.00441213633781" calcext:value-type="percentage">
            <text:p>100.4%</text:p>
          </table:table-cell>
          <table:table-cell table:formula="of:=[.D198]" office:value-type="float" office:value="349863.740570973" calcext:value-type="float">
            <text:p>349863.740570973</text:p>
          </table:table-cell>
          <table:table-cell table:formula="of:=[.F200]/[.C200]" office:value-type="percentage" office:value="0.899378417766078" calcext:value-type="percentage">
            <text:p>89.94%</text:p>
          </table:table-cell>
        </table:table-row>
        <table:table-row table:style-name="ro1">
          <table:table-cell table:formula="of:=VALUE([$EN.A182])" office:value-type="date" office:date-value="2020-12-28" calcext:value-type="date">
            <text:p>28/12/20</text:p>
          </table:table-cell>
          <table:table-cell table:formula="of:=VALUE([$from_i_EN.A200])" office:value-type="date" office:date-value="2020-12-26" calcext:value-type="date">
            <text:p>26/12/20</text:p>
          </table:table-cell>
          <table:table-cell table:formula="of:=[$EN.B182]" office:value-type="float" office:value="409835.487612042" calcext:value-type="float">
            <text:p>409835.487612042</text:p>
          </table:table-cell>
          <table:table-cell table:formula="of:=[$from_i_EN.C200]" office:value-type="float" office:value="412563.948609887" calcext:value-type="float">
            <text:p>412563.948609887</text:p>
          </table:table-cell>
          <table:table-cell table:formula="of:=[.D201]/[.C201]" office:value-type="percentage" office:value="1.00665745422326" calcext:value-type="percentage">
            <text:p>100.7%</text:p>
          </table:table-cell>
          <table:table-cell table:formula="of:=[.D199]" office:value-type="float" office:value="370393.937001915" calcext:value-type="float">
            <text:p>370393.937001915</text:p>
          </table:table-cell>
          <table:table-cell table:formula="of:=[.F201]/[.C201]" office:value-type="percentage" office:value="0.90376248079458" calcext:value-type="percentage">
            <text:p>90.38%</text:p>
          </table:table-cell>
        </table:table-row>
        <table:table-row table:style-name="ro1">
          <table:table-cell table:formula="of:=VALUE([$EN.A183])" office:value-type="date" office:date-value="2020-12-29" calcext:value-type="date">
            <text:p>29/12/20</text:p>
          </table:table-cell>
          <table:table-cell table:formula="of:=VALUE([$from_i_EN.A201])" office:value-type="date" office:date-value="2020-12-27" calcext:value-type="date">
            <text:p>27/12/20</text:p>
          </table:table-cell>
          <table:table-cell table:formula="of:=[$EN.B183]" office:value-type="float" office:value="431972.775207265" calcext:value-type="float">
            <text:p>431972.775207265</text:p>
          </table:table-cell>
          <table:table-cell table:formula="of:=[$from_i_EN.C201]" office:value-type="float" office:value="435748.263741003" calcext:value-type="float">
            <text:p>435748.263741003</text:p>
          </table:table-cell>
          <table:table-cell table:formula="of:=[.D202]/[.C202]" office:value-type="percentage" office:value="1.00874010759573" calcext:value-type="percentage">
            <text:p>100.9%</text:p>
          </table:table-cell>
          <table:table-cell table:formula="of:=[.D200]" office:value-type="float" office:value="390722.503622969" calcext:value-type="float">
            <text:p>390722.503622969</text:p>
          </table:table-cell>
          <table:table-cell table:formula="of:=[.F202]/[.C202]" office:value-type="percentage" office:value="0.904507242234181" calcext:value-type="percentage">
            <text:p>90.45%</text:p>
          </table:table-cell>
        </table:table-row>
        <table:table-row table:style-name="ro1">
          <table:table-cell table:formula="of:=VALUE([$EN.A184])" office:value-type="date" office:date-value="2020-12-30" calcext:value-type="date">
            <text:p>30/12/20</text:p>
          </table:table-cell>
          <table:table-cell table:formula="of:=VALUE([$from_i_EN.A202])" office:value-type="date" office:date-value="2020-12-28" calcext:value-type="date">
            <text:p>28/12/20</text:p>
          </table:table-cell>
          <table:table-cell table:formula="of:=[$EN.B184]" office:value-type="float" office:value="454523.963251926" calcext:value-type="float">
            <text:p>454523.963251926</text:p>
          </table:table-cell>
          <table:table-cell table:formula="of:=[$from_i_EN.C202]" office:value-type="float" office:value="459300.22093194" calcext:value-type="float">
            <text:p>459300.22093194</text:p>
          </table:table-cell>
          <table:table-cell table:formula="of:=[.D203]/[.C203]" office:value-type="percentage" office:value="1.01050826373563" calcext:value-type="percentage">
            <text:p>101.1%</text:p>
          </table:table-cell>
          <table:table-cell table:formula="of:=[.D201]" office:value-type="float" office:value="412563.948609887" calcext:value-type="float">
            <text:p>412563.948609887</text:p>
          </table:table-cell>
          <table:table-cell table:formula="of:=[.F203]/[.C203]" office:value-type="percentage" office:value="0.907683602990187" calcext:value-type="percentage">
            <text:p>90.77%</text:p>
          </table:table-cell>
        </table:table-row>
        <table:table-row table:style-name="ro1">
          <table:table-cell table:formula="of:=VALUE([$EN.A185])" office:value-type="date" office:date-value="2020-12-31" calcext:value-type="date">
            <text:p>31/12/20</text:p>
          </table:table-cell>
          <table:table-cell table:formula="of:=VALUE([$from_i_EN.A203])" office:value-type="date" office:date-value="2020-12-29" calcext:value-type="date">
            <text:p>29/12/20</text:p>
          </table:table-cell>
          <table:table-cell table:formula="of:=[$EN.B185]" office:value-type="float" office:value="478628.958434492" calcext:value-type="float">
            <text:p>478628.958434492</text:p>
          </table:table-cell>
          <table:table-cell table:formula="of:=[$from_i_EN.C203]" office:value-type="float" office:value="484517.434567655" calcext:value-type="float">
            <text:p>484517.434567655</text:p>
          </table:table-cell>
          <table:table-cell table:formula="of:=[.D204]/[.C204]" office:value-type="percentage" office:value="1.01230279954732" calcext:value-type="percentage">
            <text:p>101.2%</text:p>
          </table:table-cell>
          <table:table-cell table:formula="of:=[.D202]" office:value-type="float" office:value="435748.263741003" calcext:value-type="float">
            <text:p>435748.263741003</text:p>
          </table:table-cell>
          <table:table-cell table:formula="of:=[.F204]/[.C204]" office:value-type="percentage" office:value="0.910409318245717" calcext:value-type="percentage">
            <text:p>91.04%</text:p>
          </table:table-cell>
        </table:table-row>
        <table:table-row table:style-name="ro1">
          <table:table-cell table:formula="of:=VALUE([$EN.A186])" office:value-type="date" office:date-value="2021-01-01" calcext:value-type="date">
            <text:p>01/01/21</text:p>
          </table:table-cell>
          <table:table-cell table:formula="of:=VALUE([$from_i_EN.A204])" office:value-type="date" office:date-value="2020-12-30" calcext:value-type="date">
            <text:p>30/12/20</text:p>
          </table:table-cell>
          <table:table-cell table:formula="of:=[$EN.B186]" office:value-type="float" office:value="503249.975219439" calcext:value-type="float">
            <text:p>503249.975219439</text:p>
          </table:table-cell>
          <table:table-cell table:formula="of:=[$from_i_EN.C204]" office:value-type="float" office:value="510176.359676151" calcext:value-type="float">
            <text:p>510176.359676151</text:p>
          </table:table-cell>
          <table:table-cell table:formula="of:=[.D205]/[.C205]" office:value-type="percentage" office:value="1.01376330809295" calcext:value-type="percentage">
            <text:p>101.4%</text:p>
          </table:table-cell>
          <table:table-cell table:formula="of:=[.D203]" office:value-type="float" office:value="459300.22093194" calcext:value-type="float">
            <text:p>459300.22093194</text:p>
          </table:table-cell>
          <table:table-cell table:formula="of:=[.F205]/[.C205]" office:value-type="percentage" office:value="0.9126681441597" calcext:value-type="percentage">
            <text:p>91.27%</text:p>
          </table:table-cell>
        </table:table-row>
        <table:table-row table:style-name="ro1">
          <table:table-cell table:formula="of:=VALUE([$EN.A187])" office:value-type="date" office:date-value="2021-01-02" calcext:value-type="date">
            <text:p>02/01/21</text:p>
          </table:table-cell>
          <table:table-cell table:formula="of:=VALUE([$from_i_EN.A205])" office:value-type="date" office:date-value="2020-12-31" calcext:value-type="date">
            <text:p>31/12/20</text:p>
          </table:table-cell>
          <table:table-cell table:formula="of:=[$EN.B187]" office:value-type="float" office:value="527532.152348712" calcext:value-type="float">
            <text:p>527532.152348712</text:p>
          </table:table-cell>
          <table:table-cell table:formula="of:=[$from_i_EN.C205]" office:value-type="float" office:value="535294.825900872" calcext:value-type="float">
            <text:p>535294.825900872</text:p>
          </table:table-cell>
          <table:table-cell table:formula="of:=[.D206]/[.C206]" office:value-type="percentage" office:value="1.01471507190149" calcext:value-type="percentage">
            <text:p>101.5%</text:p>
          </table:table-cell>
          <table:table-cell table:formula="of:=[.D204]" office:value-type="float" office:value="484517.434567655" calcext:value-type="float">
            <text:p>484517.434567655</text:p>
          </table:table-cell>
          <table:table-cell table:formula="of:=[.F206]/[.C206]" office:value-type="percentage" office:value="0.918460481338353" calcext:value-type="percentage">
            <text:p>91.85%</text:p>
          </table:table-cell>
        </table:table-row>
        <table:table-row table:style-name="ro1">
          <table:table-cell table:formula="of:=VALUE([$EN.A188])" office:value-type="date" office:date-value="2021-01-03" calcext:value-type="date">
            <text:p>03/01/21</text:p>
          </table:table-cell>
          <table:table-cell table:formula="of:=VALUE([$from_i_EN.A206])" office:value-type="date" office:date-value="2021-01-01" calcext:value-type="date">
            <text:p>01/01/21</text:p>
          </table:table-cell>
          <table:table-cell table:formula="of:=[$EN.B188]" office:value-type="float" office:value="551092.452099251" calcext:value-type="float">
            <text:p>551092.452099251</text:p>
          </table:table-cell>
          <table:table-cell table:formula="of:=[$from_i_EN.C206]" office:value-type="float" office:value="559302.048254132" calcext:value-type="float">
            <text:p>559302.048254132</text:p>
          </table:table-cell>
          <table:table-cell table:formula="of:=[.D207]/[.C207]" office:value-type="percentage" office:value="1.01489694900304" calcext:value-type="percentage">
            <text:p>101.5%</text:p>
          </table:table-cell>
          <table:table-cell table:formula="of:=[.D205]" office:value-type="float" office:value="510176.359676151" calcext:value-type="float">
            <text:p>510176.359676151</text:p>
          </table:table-cell>
          <table:table-cell table:formula="of:=[.F207]/[.C207]" office:value-type="percentage" office:value="0.925754576628222" calcext:value-type="percentage">
            <text:p>92.58%</text:p>
          </table:table-cell>
        </table:table-row>
        <table:table-row table:style-name="ro1">
          <table:table-cell table:formula="of:=VALUE([$EN.A189])" office:value-type="date" office:date-value="2021-01-04" calcext:value-type="date">
            <text:p>04/01/21</text:p>
          </table:table-cell>
          <table:table-cell table:formula="of:=VALUE([$from_i_EN.A207])" office:value-type="date" office:date-value="2021-01-02" calcext:value-type="date">
            <text:p>02/01/21</text:p>
          </table:table-cell>
          <table:table-cell table:formula="of:=[$EN.B189]" office:value-type="float" office:value="573709.250667001" calcext:value-type="float">
            <text:p>573709.250667001</text:p>
          </table:table-cell>
          <table:table-cell table:formula="of:=[$from_i_EN.C207]" office:value-type="float" office:value="581873.532443912" calcext:value-type="float">
            <text:p>581873.532443912</text:p>
          </table:table-cell>
          <table:table-cell table:formula="of:=[.D208]/[.C208]" office:value-type="percentage" office:value="1.01423069571812" calcext:value-type="percentage">
            <text:p>101.4%</text:p>
          </table:table-cell>
          <table:table-cell table:formula="of:=[.D206]" office:value-type="float" office:value="535294.825900872" calcext:value-type="float">
            <text:p>535294.825900872</text:p>
          </table:table-cell>
          <table:table-cell table:formula="of:=[.F208]/[.C208]" office:value-type="percentage" office:value="0.933041998675344" calcext:value-type="percentage">
            <text:p>93.30%</text:p>
          </table:table-cell>
        </table:table-row>
        <table:table-row table:style-name="ro1">
          <table:table-cell table:formula="of:=VALUE([$EN.A190])" office:value-type="date" office:date-value="2021-01-05" calcext:value-type="date">
            <text:p>05/01/21</text:p>
          </table:table-cell>
          <table:table-cell table:formula="of:=VALUE([$from_i_EN.A208])" office:value-type="date" office:date-value="2021-01-03" calcext:value-type="date">
            <text:p>03/01/21</text:p>
          </table:table-cell>
          <table:table-cell table:formula="of:=[$EN.B190]" office:value-type="float" office:value="594573.6087265" calcext:value-type="float">
            <text:p>594573.6087265</text:p>
          </table:table-cell>
          <table:table-cell table:formula="of:=[$from_i_EN.C208]" office:value-type="float" office:value="602534.743920922" calcext:value-type="float">
            <text:p>602534.743920922</text:p>
          </table:table-cell>
          <table:table-cell table:formula="of:=[.D209]/[.C209]" office:value-type="percentage" office:value="1.01338965449791" calcext:value-type="percentage">
            <text:p>101.3%</text:p>
          </table:table-cell>
          <table:table-cell table:formula="of:=[.D207]" office:value-type="float" office:value="559302.048254132" calcext:value-type="float">
            <text:p>559302.048254132</text:p>
          </table:table-cell>
          <table:table-cell table:formula="of:=[.F209]/[.C209]" office:value-type="percentage" office:value="0.940677554545492" calcext:value-type="percentage">
            <text:p>94.07%</text:p>
          </table:table-cell>
        </table:table-row>
        <table:table-row table:style-name="ro1">
          <table:table-cell table:formula="of:=VALUE([$EN.A191])" office:value-type="date" office:date-value="2021-01-06" calcext:value-type="date">
            <text:p>06/01/21</text:p>
          </table:table-cell>
          <table:table-cell table:formula="of:=VALUE([$from_i_EN.A209])" office:value-type="date" office:date-value="2021-01-04" calcext:value-type="date">
            <text:p>04/01/21</text:p>
          </table:table-cell>
          <table:table-cell table:formula="of:=[$EN.B191]" office:value-type="float" office:value="612843.538520163" calcext:value-type="float">
            <text:p>612843.538520163</text:p>
          </table:table-cell>
          <table:table-cell table:formula="of:=[$from_i_EN.C209]" office:value-type="float" office:value="620134.712047681" calcext:value-type="float">
            <text:p>620134.712047681</text:p>
          </table:table-cell>
          <table:table-cell table:formula="of:=[.D210]/[.C210]" office:value-type="percentage" office:value="1.01189728384038" calcext:value-type="percentage">
            <text:p>101.2%</text:p>
          </table:table-cell>
          <table:table-cell table:formula="of:=[.D208]" office:value-type="float" office:value="581873.532443912" calcext:value-type="float">
            <text:p>581873.532443912</text:p>
          </table:table-cell>
          <table:table-cell table:formula="of:=[.F210]/[.C210]" office:value-type="percentage" office:value="0.949465068766109" calcext:value-type="percentage">
            <text:p>94.95%</text:p>
          </table:table-cell>
        </table:table-row>
        <table:table-row table:style-name="ro1">
          <table:table-cell table:formula="of:=VALUE([$EN.A192])" office:value-type="date" office:date-value="2021-01-07" calcext:value-type="date">
            <text:p>07/01/21</text:p>
          </table:table-cell>
          <table:table-cell table:formula="of:=VALUE([$from_i_EN.A210])" office:value-type="date" office:date-value="2021-01-05" calcext:value-type="date">
            <text:p>05/01/21</text:p>
          </table:table-cell>
          <table:table-cell table:formula="of:=[$EN.B192]" office:value-type="float" office:value="628667.695344092" calcext:value-type="float">
            <text:p>628667.695344092</text:p>
          </table:table-cell>
          <table:table-cell table:formula="of:=[$from_i_EN.C210]" office:value-type="float" office:value="634931.079429521" calcext:value-type="float">
            <text:p>634931.079429521</text:p>
          </table:table-cell>
          <table:table-cell table:formula="of:=[.D211]/[.C211]" office:value-type="percentage" office:value="1.00996294883897" calcext:value-type="percentage">
            <text:p>101.0%</text:p>
          </table:table-cell>
          <table:table-cell table:formula="of:=[.D209]" office:value-type="float" office:value="602534.743920922" calcext:value-type="float">
            <text:p>602534.743920922</text:p>
          </table:table-cell>
          <table:table-cell table:formula="of:=[.F211]/[.C211]" office:value-type="percentage" office:value="0.958431216337803" calcext:value-type="percentage">
            <text:p>95.84%</text:p>
          </table:table-cell>
        </table:table-row>
        <table:table-row table:style-name="ro1">
          <table:table-cell table:formula="of:=VALUE([$EN.A193])" office:value-type="date" office:date-value="2021-01-08" calcext:value-type="date">
            <text:p>08/01/21</text:p>
          </table:table-cell>
          <table:table-cell table:formula="of:=VALUE([$from_i_EN.A211])" office:value-type="date" office:date-value="2021-01-06" calcext:value-type="date">
            <text:p>06/01/21</text:p>
          </table:table-cell>
          <table:table-cell table:formula="of:=[$EN.B193]" office:value-type="float" office:value="641088.439146169" calcext:value-type="float">
            <text:p>641088.439146169</text:p>
          </table:table-cell>
          <table:table-cell table:formula="of:=[$from_i_EN.C211]" office:value-type="float" office:value="646174.719596321" calcext:value-type="float">
            <text:p>646174.719596321</text:p>
          </table:table-cell>
          <table:table-cell table:formula="of:=[.D212]/[.C212]" office:value-type="percentage" office:value="1.007933820265" calcext:value-type="percentage">
            <text:p>100.8%</text:p>
          </table:table-cell>
          <table:table-cell table:formula="of:=[.D210]" office:value-type="float" office:value="620134.712047681" calcext:value-type="float">
            <text:p>620134.712047681</text:p>
          </table:table-cell>
          <table:table-cell table:formula="of:=[.F212]/[.C212]" office:value-type="percentage" office:value="0.967315387676629" calcext:value-type="percentage">
            <text:p>96.73%</text:p>
          </table:table-cell>
        </table:table-row>
        <table:table-row table:style-name="ro1">
          <table:table-cell table:formula="of:=VALUE([$EN.A194])" office:value-type="date" office:date-value="2021-01-09" calcext:value-type="date">
            <text:p>09/01/21</text:p>
          </table:table-cell>
          <table:table-cell table:formula="of:=VALUE([$from_i_EN.A212])" office:value-type="date" office:date-value="2021-01-07" calcext:value-type="date">
            <text:p>07/01/21</text:p>
          </table:table-cell>
          <table:table-cell table:formula="of:=[$EN.B194]" office:value-type="float" office:value="649897.343819788" calcext:value-type="float">
            <text:p>649897.343819788</text:p>
          </table:table-cell>
          <table:table-cell table:formula="of:=[$from_i_EN.C212]" office:value-type="float" office:value="653730.975423396" calcext:value-type="float">
            <text:p>653730.975423396</text:p>
          </table:table-cell>
          <table:table-cell table:formula="of:=[.D213]/[.C213]" office:value-type="percentage" office:value="1.00589882639168" calcext:value-type="percentage">
            <text:p>100.6%</text:p>
          </table:table-cell>
          <table:table-cell table:formula="of:=[.D211]" office:value-type="float" office:value="634931.079429521" calcext:value-type="float">
            <text:p>634931.079429521</text:p>
          </table:table-cell>
          <table:table-cell table:formula="of:=[.F213]/[.C213]" office:value-type="percentage" office:value="0.976971340885465" calcext:value-type="percentage">
            <text:p>97.70%</text:p>
          </table:table-cell>
        </table:table-row>
        <table:table-row table:style-name="ro1">
          <table:table-cell table:formula="of:=VALUE([$EN.A195])" office:value-type="date" office:date-value="2021-01-10" calcext:value-type="date">
            <text:p>10/01/21</text:p>
          </table:table-cell>
          <table:table-cell table:formula="of:=VALUE([$from_i_EN.A213])" office:value-type="date" office:date-value="2021-01-08" calcext:value-type="date">
            <text:p>08/01/21</text:p>
          </table:table-cell>
          <table:table-cell table:formula="of:=[$EN.B195]" office:value-type="float" office:value="656067.892095475" calcext:value-type="float">
            <text:p>656067.892095475</text:p>
          </table:table-cell>
          <table:table-cell table:formula="of:=[$from_i_EN.C213]" office:value-type="float" office:value="658646.546247629" calcext:value-type="float">
            <text:p>658646.546247629</text:p>
          </table:table-cell>
          <table:table-cell table:formula="of:=[.D214]/[.C214]" office:value-type="percentage" office:value="1.00393046845185" calcext:value-type="percentage">
            <text:p>100.4%</text:p>
          </table:table-cell>
          <table:table-cell table:formula="of:=[.D212]" office:value-type="float" office:value="646174.719596321" calcext:value-type="float">
            <text:p>646174.719596321</text:p>
          </table:table-cell>
          <table:table-cell table:formula="of:=[.F214]/[.C214]" office:value-type="percentage" office:value="0.984920504999025" calcext:value-type="percentage">
            <text:p>98.49%</text:p>
          </table:table-cell>
        </table:table-row>
        <table:table-row table:style-name="ro1">
          <table:table-cell table:formula="of:=VALUE([$EN.A196])" office:value-type="date" office:date-value="2021-01-11" calcext:value-type="date">
            <text:p>11/01/21</text:p>
          </table:table-cell>
          <table:table-cell table:formula="of:=VALUE([$from_i_EN.A214])" office:value-type="date" office:date-value="2021-01-09" calcext:value-type="date">
            <text:p>09/01/21</text:p>
          </table:table-cell>
          <table:table-cell table:formula="of:=[$EN.B196]" office:value-type="float" office:value="658475.374790805" calcext:value-type="float">
            <text:p>658475.374790805</text:p>
          </table:table-cell>
          <table:table-cell table:formula="of:=[$from_i_EN.C214]" office:value-type="float" office:value="659892.187966257" calcext:value-type="float">
            <text:p>659892.187966257</text:p>
          </table:table-cell>
          <table:table-cell table:formula="of:=[.D215]/[.C215]" office:value-type="percentage" office:value="1.00215165703942" calcext:value-type="percentage">
            <text:p>100.2%</text:p>
          </table:table-cell>
          <table:table-cell table:formula="of:=[.D213]" office:value-type="float" office:value="653730.975423396" calcext:value-type="float">
            <text:p>653730.975423396</text:p>
          </table:table-cell>
          <table:table-cell table:formula="of:=[.F215]/[.C215]" office:value-type="percentage" office:value="0.992794871989076" calcext:value-type="percentage">
            <text:p>99.28%</text:p>
          </table:table-cell>
        </table:table-row>
        <table:table-row table:style-name="ro1">
          <table:table-cell table:formula="of:=VALUE([$EN.A197])" office:value-type="date" office:date-value="2021-01-12" calcext:value-type="date">
            <text:p>12/01/21</text:p>
          </table:table-cell>
          <table:table-cell table:formula="of:=VALUE([$from_i_EN.A215])" office:value-type="date" office:date-value="2021-01-10" calcext:value-type="date">
            <text:p>10/01/21</text:p>
          </table:table-cell>
          <table:table-cell table:formula="of:=[$EN.B197]" office:value-type="float" office:value="657455.083446606" calcext:value-type="float">
            <text:p>657455.083446606</text:p>
          </table:table-cell>
          <table:table-cell table:formula="of:=[$from_i_EN.C215]" office:value-type="float" office:value="657752.634164054" calcext:value-type="float">
            <text:p>657752.634164054</text:p>
          </table:table-cell>
          <table:table-cell table:formula="of:=[.D216]/[.C216]" office:value-type="percentage" office:value="1.00045257953728" calcext:value-type="percentage">
            <text:p>100.0%</text:p>
          </table:table-cell>
          <table:table-cell table:formula="of:=[.D214]" office:value-type="float" office:value="658646.546247629" calcext:value-type="float">
            <text:p>658646.546247629</text:p>
          </table:table-cell>
          <table:table-cell table:formula="of:=[.F216]/[.C216]" office:value-type="percentage" office:value="1.00181223452525" calcext:value-type="percentage">
            <text:p>100.18%</text:p>
          </table:table-cell>
        </table:table-row>
        <table:table-row table:style-name="ro1">
          <table:table-cell table:formula="of:=VALUE([$EN.A198])" office:value-type="date" office:date-value="2021-01-13" calcext:value-type="date">
            <text:p>13/01/21</text:p>
          </table:table-cell>
          <table:table-cell table:formula="of:=VALUE([$from_i_EN.A216])" office:value-type="date" office:date-value="2021-01-11" calcext:value-type="date">
            <text:p>11/01/21</text:p>
          </table:table-cell>
          <table:table-cell table:formula="of:=[$EN.B198]" office:value-type="float" office:value="652461.876041259" calcext:value-type="float">
            <text:p>652461.876041259</text:p>
          </table:table-cell>
          <table:table-cell table:formula="of:=[$from_i_EN.C216]" office:value-type="float" office:value="651790.531303276" calcext:value-type="float">
            <text:p>651790.531303276</text:p>
          </table:table-cell>
          <table:table-cell table:formula="of:=[.D217]/[.C217]" office:value-type="percentage" office:value="0.998971059057034" calcext:value-type="percentage">
            <text:p>99.9%</text:p>
          </table:table-cell>
          <table:table-cell table:formula="of:=[.D215]" office:value-type="float" office:value="659892.187966257" calcext:value-type="float">
            <text:p>659892.187966257</text:p>
          </table:table-cell>
          <table:table-cell table:formula="of:=[.F217]/[.C217]" office:value-type="percentage" office:value="1.01138811660549" calcext:value-type="percentage">
            <text:p>101.14%</text:p>
          </table:table-cell>
        </table:table-row>
        <table:table-row table:style-name="ro1">
          <table:table-cell table:formula="of:=VALUE([$EN.A199])" office:value-type="date" office:date-value="2021-01-14" calcext:value-type="date">
            <text:p>14/01/21</text:p>
          </table:table-cell>
          <table:table-cell table:formula="of:=VALUE([$from_i_EN.A217])" office:value-type="date" office:date-value="2021-01-12" calcext:value-type="date">
            <text:p>12/01/21</text:p>
          </table:table-cell>
          <table:table-cell table:formula="of:=[$EN.B199]" office:value-type="float" office:value="643797.025774333" calcext:value-type="float">
            <text:p>643797.025774333</text:p>
          </table:table-cell>
          <table:table-cell table:formula="of:=[$from_i_EN.C217]" office:value-type="float" office:value="642072.388861418" calcext:value-type="float">
            <text:p>642072.388861418</text:p>
          </table:table-cell>
          <table:table-cell table:formula="of:=[.D218]/[.C218]" office:value-type="percentage" office:value="0.997321148057742" calcext:value-type="percentage">
            <text:p>99.7%</text:p>
          </table:table-cell>
          <table:table-cell table:formula="of:=[.D216]" office:value-type="float" office:value="657752.634164054" calcext:value-type="float">
            <text:p>657752.634164054</text:p>
          </table:table-cell>
          <table:table-cell table:formula="of:=[.F218]/[.C218]" office:value-type="percentage" office:value="1.02167703147267" calcext:value-type="percentage">
            <text:p>102.17%</text:p>
          </table:table-cell>
        </table:table-row>
        <table:table-row table:style-name="ro1">
          <table:table-cell table:formula="of:=VALUE([$EN.A200])" office:value-type="date" office:date-value="2021-01-15" calcext:value-type="date">
            <text:p>15/01/21</text:p>
          </table:table-cell>
          <table:table-cell table:formula="of:=VALUE([$from_i_EN.A218])" office:value-type="date" office:date-value="2021-01-13" calcext:value-type="date">
            <text:p>13/01/21</text:p>
          </table:table-cell>
          <table:table-cell table:formula="of:=[$EN.B200]" office:value-type="float" office:value="631924.426199046" calcext:value-type="float">
            <text:p>631924.426199046</text:p>
          </table:table-cell>
          <table:table-cell table:formula="of:=[$from_i_EN.C218]" office:value-type="float" office:value="629462.316795028" calcext:value-type="float">
            <text:p>629462.316795028</text:p>
          </table:table-cell>
          <table:table-cell table:formula="of:=[.D219]/[.C219]" office:value-type="percentage" office:value="0.996103791368174" calcext:value-type="percentage">
            <text:p>99.6%</text:p>
          </table:table-cell>
          <table:table-cell table:formula="of:=[.D217]" office:value-type="float" office:value="651790.531303276" calcext:value-type="float">
            <text:p>651790.531303276</text:p>
          </table:table-cell>
          <table:table-cell table:formula="of:=[.F219]/[.C219]" office:value-type="percentage" office:value="1.03143746986285" calcext:value-type="percentage">
            <text:p>103.14%</text:p>
          </table:table-cell>
        </table:table-row>
        <table:table-row table:style-name="ro1">
          <table:table-cell table:formula="of:=VALUE([$EN.A201])" office:value-type="date" office:date-value="2021-01-16" calcext:value-type="date">
            <text:p>16/01/21</text:p>
          </table:table-cell>
          <table:table-cell table:formula="of:=VALUE([$from_i_EN.A219])" office:value-type="date" office:date-value="2021-01-14" calcext:value-type="date">
            <text:p>14/01/21</text:p>
          </table:table-cell>
          <table:table-cell table:formula="of:=[$EN.B201]" office:value-type="float" office:value="618254.840345206" calcext:value-type="float">
            <text:p>618254.840345206</text:p>
          </table:table-cell>
          <table:table-cell table:formula="of:=[$from_i_EN.C219]" office:value-type="float" office:value="615159.515546419" calcext:value-type="float">
            <text:p>615159.515546419</text:p>
          </table:table-cell>
          <table:table-cell table:formula="of:=[.D220]/[.C220]" office:value-type="percentage" office:value="0.994993448337487" calcext:value-type="percentage">
            <text:p>99.5%</text:p>
          </table:table-cell>
          <table:table-cell table:formula="of:=[.D218]" office:value-type="float" office:value="642072.388861418" calcext:value-type="float">
            <text:p>642072.388861418</text:p>
          </table:table-cell>
          <table:table-cell table:formula="of:=[.F220]/[.C220]" office:value-type="percentage" office:value="1.03852383671257" calcext:value-type="percentage">
            <text:p>103.85%</text:p>
          </table:table-cell>
        </table:table-row>
        <table:table-row table:style-name="ro1">
          <table:table-cell table:formula="of:=VALUE([$EN.A202])" office:value-type="date" office:date-value="2021-01-17" calcext:value-type="date">
            <text:p>17/01/21</text:p>
          </table:table-cell>
          <table:table-cell table:formula="of:=VALUE([$from_i_EN.A220])" office:value-type="date" office:date-value="2021-01-15" calcext:value-type="date">
            <text:p>15/01/21</text:p>
          </table:table-cell>
          <table:table-cell table:formula="of:=[$EN.B202]" office:value-type="float" office:value="602811.146218179" calcext:value-type="float">
            <text:p>602811.146218179</text:p>
          </table:table-cell>
          <table:table-cell table:formula="of:=[$from_i_EN.C220]" office:value-type="float" office:value="599131.256277689" calcext:value-type="float">
            <text:p>599131.256277689</text:p>
          </table:table-cell>
          <table:table-cell table:formula="of:=[.D221]/[.C221]" office:value-type="percentage" office:value="0.993895451397048" calcext:value-type="percentage">
            <text:p>99.4%</text:p>
          </table:table-cell>
          <table:table-cell table:formula="of:=[.D219]" office:value-type="float" office:value="629462.316795028" calcext:value-type="float">
            <text:p>629462.316795028</text:p>
          </table:table-cell>
          <table:table-cell table:formula="of:=[.F221]/[.C221]" office:value-type="percentage" office:value="1.0442114760884" calcext:value-type="percentage">
            <text:p>104.42%</text:p>
          </table:table-cell>
        </table:table-row>
        <table:table-row table:style-name="ro1">
          <table:table-cell table:formula="of:=VALUE([$EN.A203])" office:value-type="date" office:date-value="2021-01-18" calcext:value-type="date">
            <text:p>18/01/21</text:p>
          </table:table-cell>
          <table:table-cell table:formula="of:=VALUE([$from_i_EN.A221])" office:value-type="date" office:date-value="2021-01-16" calcext:value-type="date">
            <text:p>16/01/21</text:p>
          </table:table-cell>
          <table:table-cell table:formula="of:=[$EN.B203]" office:value-type="float" office:value="586210.505797519" calcext:value-type="float">
            <text:p>586210.505797519</text:p>
          </table:table-cell>
          <table:table-cell table:formula="of:=[$from_i_EN.C221]" office:value-type="float" office:value="581902.914950066" calcext:value-type="float">
            <text:p>581902.914950066</text:p>
          </table:table-cell>
          <table:table-cell table:formula="of:=[.D222]/[.C222]" office:value-type="percentage" office:value="0.992651802032117" calcext:value-type="percentage">
            <text:p>99.3%</text:p>
          </table:table-cell>
          <table:table-cell table:formula="of:=[.D220]" office:value-type="float" office:value="615159.515546419" calcext:value-type="float">
            <text:p>615159.515546419</text:p>
          </table:table-cell>
          <table:table-cell table:formula="of:=[.F222]/[.C222]" office:value-type="percentage" office:value="1.04938330081532" calcext:value-type="percentage">
            <text:p>104.94%</text:p>
          </table:table-cell>
        </table:table-row>
        <table:table-row table:style-name="ro1">
          <table:table-cell table:formula="of:=VALUE([$EN.A204])" office:value-type="date" office:date-value="2021-01-19" calcext:value-type="date">
            <text:p>19/01/21</text:p>
          </table:table-cell>
          <table:table-cell table:formula="of:=VALUE([$from_i_EN.A222])" office:value-type="date" office:date-value="2021-01-17" calcext:value-type="date">
            <text:p>17/01/21</text:p>
          </table:table-cell>
          <table:table-cell table:formula="of:=[$EN.B204]" office:value-type="float" office:value="567932.781791293" calcext:value-type="float">
            <text:p>567932.781791293</text:p>
          </table:table-cell>
          <table:table-cell table:formula="of:=[$from_i_EN.C222]" office:value-type="float" office:value="563096.341521148" calcext:value-type="float">
            <text:p>563096.341521148</text:p>
          </table:table-cell>
          <table:table-cell table:formula="of:=[.D223]/[.C223]" office:value-type="percentage" office:value="0.991484132585391" calcext:value-type="percentage">
            <text:p>99.1%</text:p>
          </table:table-cell>
          <table:table-cell table:formula="of:=[.D221]" office:value-type="float" office:value="599131.256277689" calcext:value-type="float">
            <text:p>599131.256277689</text:p>
          </table:table-cell>
          <table:table-cell table:formula="of:=[.F223]/[.C223]" office:value-type="percentage" office:value="1.05493339262438" calcext:value-type="percentage">
            <text:p>105.49%</text:p>
          </table:table-cell>
        </table:table-row>
        <table:table-row table:style-name="ro1">
          <table:table-cell table:formula="of:=VALUE([$EN.A205])" office:value-type="date" office:date-value="2021-01-20" calcext:value-type="date">
            <text:p>20/01/21</text:p>
          </table:table-cell>
          <table:table-cell table:formula="of:=VALUE([$from_i_EN.A223])" office:value-type="date" office:date-value="2021-01-18" calcext:value-type="date">
            <text:p>18/01/21</text:p>
          </table:table-cell>
          <table:table-cell table:formula="of:=[$EN.B205]" office:value-type="float" office:value="549316.358157153" calcext:value-type="float">
            <text:p>549316.358157153</text:p>
          </table:table-cell>
          <table:table-cell table:formula="of:=[$from_i_EN.C223]" office:value-type="float" office:value="543881.917989245" calcext:value-type="float">
            <text:p>543881.917989245</text:p>
          </table:table-cell>
          <table:table-cell table:formula="of:=[.D224]/[.C224]" office:value-type="percentage" office:value="0.990106902721522" calcext:value-type="percentage">
            <text:p>99.0%</text:p>
          </table:table-cell>
          <table:table-cell table:formula="of:=[.D222]" office:value-type="float" office:value="581902.914950066" calcext:value-type="float">
            <text:p>581902.914950066</text:p>
          </table:table-cell>
          <table:table-cell table:formula="of:=[.F224]/[.C224]" office:value-type="percentage" office:value="1.0593220214709" calcext:value-type="percentage">
            <text:p>105.93%</text:p>
          </table:table-cell>
        </table:table-row>
        <table:table-row table:style-name="ro1">
          <table:table-cell table:formula="of:=VALUE([$EN.A206])" office:value-type="date" office:date-value="2021-01-21" calcext:value-type="date">
            <text:p>21/01/21</text:p>
          </table:table-cell>
          <table:table-cell table:formula="of:=VALUE([$from_i_EN.A224])" office:value-type="date" office:date-value="2021-01-19" calcext:value-type="date">
            <text:p>19/01/21</text:p>
          </table:table-cell>
          <table:table-cell table:formula="of:=[$EN.B206]" office:value-type="float" office:value="530731.269799926" calcext:value-type="float">
            <text:p>530731.269799926</text:p>
          </table:table-cell>
          <table:table-cell table:formula="of:=[$from_i_EN.C224]" office:value-type="float" office:value="524788.886873284" calcext:value-type="float">
            <text:p>524788.886873284</text:p>
          </table:table-cell>
          <table:table-cell table:formula="of:=[.D225]/[.C225]" office:value-type="percentage" office:value="0.98880340529232" calcext:value-type="percentage">
            <text:p>98.9%</text:p>
          </table:table-cell>
          <table:table-cell table:formula="of:=[.D223]" office:value-type="float" office:value="563096.341521148" calcext:value-type="float">
            <text:p>563096.341521148</text:p>
          </table:table-cell>
          <table:table-cell table:formula="of:=[.F225]/[.C225]" office:value-type="percentage" office:value="1.06098203283448" calcext:value-type="percentage">
            <text:p>106.10%</text:p>
          </table:table-cell>
        </table:table-row>
        <table:table-row table:style-name="ro1">
          <table:table-cell table:formula="of:=VALUE([$EN.A207])" office:value-type="date" office:date-value="2021-01-22" calcext:value-type="date">
            <text:p>22/01/21</text:p>
          </table:table-cell>
          <table:table-cell table:formula="of:=VALUE([$from_i_EN.A225])" office:value-type="date" office:date-value="2021-01-20" calcext:value-type="date">
            <text:p>20/01/21</text:p>
          </table:table-cell>
          <table:table-cell table:formula="of:=[$EN.B207]" office:value-type="float" office:value="512191.478609867" calcext:value-type="float">
            <text:p>512191.478609867</text:p>
          </table:table-cell>
          <table:table-cell table:formula="of:=[$from_i_EN.C225]" office:value-type="float" office:value="505661.135774741" calcext:value-type="float">
            <text:p>505661.135774741</text:p>
          </table:table-cell>
          <table:table-cell table:formula="of:=[.D226]/[.C226]" office:value-type="percentage" office:value="0.987250192344376" calcext:value-type="percentage">
            <text:p>98.7%</text:p>
          </table:table-cell>
          <table:table-cell table:formula="of:=[.D224]" office:value-type="float" office:value="543881.917989245" calcext:value-type="float">
            <text:p>543881.917989245</text:p>
          </table:table-cell>
          <table:table-cell table:formula="of:=[.F226]/[.C226]" office:value-type="percentage" office:value="1.06187225032597" calcext:value-type="percentage">
            <text:p>106.19%</text:p>
          </table:table-cell>
        </table:table-row>
        <table:table-row table:style-name="ro1">
          <table:table-cell table:formula="of:=VALUE([$EN.A208])" office:value-type="date" office:date-value="2021-01-23" calcext:value-type="date">
            <text:p>23/01/21</text:p>
          </table:table-cell>
          <table:table-cell table:formula="of:=VALUE([$from_i_EN.A226])" office:value-type="date" office:date-value="2021-01-21" calcext:value-type="date">
            <text:p>21/01/21</text:p>
          </table:table-cell>
          <table:table-cell table:formula="of:=[$EN.B208]" office:value-type="float" office:value="494173.54418898" calcext:value-type="float">
            <text:p>494173.54418898</text:p>
          </table:table-cell>
          <table:table-cell table:formula="of:=[$from_i_EN.C226]" office:value-type="float" office:value="486986.739619181" calcext:value-type="float">
            <text:p>486986.739619181</text:p>
          </table:table-cell>
          <table:table-cell table:formula="of:=[.D227]/[.C227]" office:value-type="percentage" office:value="0.985456921653721" calcext:value-type="percentage">
            <text:p>98.5%</text:p>
          </table:table-cell>
          <table:table-cell table:formula="of:=[.D225]" office:value-type="float" office:value="524788.886873284" calcext:value-type="float">
            <text:p>524788.886873284</text:p>
          </table:table-cell>
          <table:table-cell table:formula="of:=[.F227]/[.C227]" office:value-type="percentage" office:value="1.06195261370082" calcext:value-type="percentage">
            <text:p>106.20%</text:p>
          </table:table-cell>
        </table:table-row>
        <table:table-row table:style-name="ro1">
          <table:table-cell table:formula="of:=VALUE([$EN.A209])" office:value-type="date" office:date-value="2021-01-24" calcext:value-type="date">
            <text:p>24/01/21</text:p>
          </table:table-cell>
          <table:table-cell table:formula="of:=VALUE([$from_i_EN.A227])" office:value-type="date" office:date-value="2021-01-22" calcext:value-type="date">
            <text:p>22/01/21</text:p>
          </table:table-cell>
          <table:table-cell table:formula="of:=[$EN.B209]" office:value-type="float" office:value="477038.923196156" calcext:value-type="float">
            <text:p>477038.923196156</text:p>
          </table:table-cell>
          <table:table-cell table:formula="of:=[$from_i_EN.C227]" office:value-type="float" office:value="469056.622867822" calcext:value-type="float">
            <text:p>469056.622867822</text:p>
          </table:table-cell>
          <table:table-cell table:formula="of:=[.D228]/[.C228]" office:value-type="percentage" office:value="0.983266983174343" calcext:value-type="percentage">
            <text:p>98.3%</text:p>
          </table:table-cell>
          <table:table-cell table:formula="of:=[.D226]" office:value-type="float" office:value="505661.135774741" calcext:value-type="float">
            <text:p>505661.135774741</text:p>
          </table:table-cell>
          <table:table-cell table:formula="of:=[.F228]/[.C228]" office:value-type="percentage" office:value="1.05999974255102" calcext:value-type="percentage">
            <text:p>106.00%</text:p>
          </table:table-cell>
        </table:table-row>
        <table:table-row table:style-name="ro1">
          <table:table-cell table:formula="of:=VALUE([$EN.A210])" office:value-type="date" office:date-value="2021-01-25" calcext:value-type="date">
            <text:p>25/01/21</text:p>
          </table:table-cell>
          <table:table-cell table:formula="of:=VALUE([$from_i_EN.A228])" office:value-type="date" office:date-value="2021-01-23" calcext:value-type="date">
            <text:p>23/01/21</text:p>
          </table:table-cell>
          <table:table-cell table:formula="of:=[$EN.B210]" office:value-type="float" office:value="460780.806687708" calcext:value-type="float">
            <text:p>460780.806687708</text:p>
          </table:table-cell>
          <table:table-cell table:formula="of:=[$from_i_EN.C228]" office:value-type="float" office:value="452111.132960294" calcext:value-type="float">
            <text:p>452111.132960294</text:p>
          </table:table-cell>
          <table:table-cell table:formula="of:=[.D229]/[.C229]" office:value-type="percentage" office:value="0.981184820197404" calcext:value-type="percentage">
            <text:p>98.1%</text:p>
          </table:table-cell>
          <table:table-cell table:formula="of:=[.D227]" office:value-type="float" office:value="486986.739619181" calcext:value-type="float">
            <text:p>486986.739619181</text:p>
          </table:table-cell>
          <table:table-cell table:formula="of:=[.F229]/[.C229]" office:value-type="percentage" office:value="1.05687288305225" calcext:value-type="percentage">
            <text:p>105.69%</text:p>
          </table:table-cell>
        </table:table-row>
        <table:table-row table:style-name="ro1">
          <table:table-cell table:formula="of:=VALUE([$EN.A211])" office:value-type="date" office:date-value="2021-01-26" calcext:value-type="date">
            <text:p>26/01/21</text:p>
          </table:table-cell>
          <table:table-cell table:formula="of:=VALUE([$from_i_EN.A229])" office:value-type="date" office:date-value="2021-01-24" calcext:value-type="date">
            <text:p>24/01/21</text:p>
          </table:table-cell>
          <table:table-cell table:formula="of:=[$EN.B211]" office:value-type="float" office:value="445724.310903821" calcext:value-type="float">
            <text:p>445724.310903821</text:p>
          </table:table-cell>
          <table:table-cell table:formula="of:=[$from_i_EN.C229]" office:value-type="float" office:value="436232.956379743" calcext:value-type="float">
            <text:p>436232.956379743</text:p>
          </table:table-cell>
          <table:table-cell table:formula="of:=[.D230]/[.C230]" office:value-type="percentage" office:value="0.978705773295535" calcext:value-type="percentage">
            <text:p>97.9%</text:p>
          </table:table-cell>
          <table:table-cell table:formula="of:=[.D228]" office:value-type="float" office:value="469056.622867822" calcext:value-type="float">
            <text:p>469056.622867822</text:p>
          </table:table-cell>
          <table:table-cell table:formula="of:=[.F230]/[.C230]" office:value-type="percentage" office:value="1.05234695840729" calcext:value-type="percentage">
            <text:p>105.23%</text:p>
          </table:table-cell>
        </table:table-row>
        <table:table-row table:style-name="ro1">
          <table:table-cell table:formula="of:=VALUE([$EN.A212])" office:value-type="date" office:date-value="2021-01-27" calcext:value-type="date">
            <text:p>27/01/21</text:p>
          </table:table-cell>
          <table:table-cell table:formula="of:=VALUE([$from_i_EN.A230])" office:value-type="date" office:date-value="2021-01-25" calcext:value-type="date">
            <text:p>25/01/21</text:p>
          </table:table-cell>
          <table:table-cell table:formula="of:=[$EN.B212]" office:value-type="float" office:value="431000.163986871" calcext:value-type="float">
            <text:p>431000.163986871</text:p>
          </table:table-cell>
          <table:table-cell table:formula="of:=[$from_i_EN.C230]" office:value-type="float" office:value="420584.937334412" calcext:value-type="float">
            <text:p>420584.937334412</text:p>
          </table:table-cell>
          <table:table-cell table:formula="of:=[.D231]/[.C231]" office:value-type="percentage" office:value="0.975834750139965" calcext:value-type="percentage">
            <text:p>97.6%</text:p>
          </table:table-cell>
          <table:table-cell table:formula="of:=[.D229]" office:value-type="float" office:value="452111.132960294" calcext:value-type="float">
            <text:p>452111.132960294</text:p>
          </table:table-cell>
          <table:table-cell table:formula="of:=[.F231]/[.C231]" office:value-type="percentage" office:value="1.04898134789124" calcext:value-type="percentage">
            <text:p>104.90%</text:p>
          </table:table-cell>
        </table:table-row>
        <table:table-row table:style-name="ro1">
          <table:table-cell table:formula="of:=VALUE([$EN.A213])" office:value-type="date" office:date-value="2021-01-28" calcext:value-type="date">
            <text:p>28/01/21</text:p>
          </table:table-cell>
          <table:table-cell table:formula="of:=VALUE([$from_i_EN.A231])" office:value-type="date" office:date-value="2021-01-26" calcext:value-type="date">
            <text:p>26/01/21</text:p>
          </table:table-cell>
          <table:table-cell table:formula="of:=[$EN.B213]" office:value-type="float" office:value="416498.644636282" calcext:value-type="float">
            <text:p>416498.644636282</text:p>
          </table:table-cell>
          <table:table-cell table:formula="of:=[$from_i_EN.C231]" office:value-type="float" office:value="405149.255116794" calcext:value-type="float">
            <text:p>405149.255116794</text:p>
          </table:table-cell>
          <table:table-cell table:formula="of:=[.D232]/[.C232]" office:value-type="percentage" office:value="0.972750476704674" calcext:value-type="percentage">
            <text:p>97.3%</text:p>
          </table:table-cell>
          <table:table-cell table:formula="of:=[.D230]" office:value-type="float" office:value="436232.956379743" calcext:value-type="float">
            <text:p>436232.956379743</text:p>
          </table:table-cell>
          <table:table-cell table:formula="of:=[.F232]/[.C232]" office:value-type="percentage" office:value="1.04738145489212" calcext:value-type="percentage">
            <text:p>104.74%</text:p>
          </table:table-cell>
        </table:table-row>
        <table:table-row table:style-name="ro1">
          <table:table-cell table:formula="of:=VALUE([$EN.A214])" office:value-type="date" office:date-value="2021-01-29" calcext:value-type="date">
            <text:p>29/01/21</text:p>
          </table:table-cell>
          <table:table-cell table:formula="of:=VALUE([$from_i_EN.A232])" office:value-type="date" office:date-value="2021-01-27" calcext:value-type="date">
            <text:p>27/01/21</text:p>
          </table:table-cell>
          <table:table-cell table:formula="of:=[$EN.B214]" office:value-type="float" office:value="402328.953833133" calcext:value-type="float">
            <text:p>402328.953833133</text:p>
          </table:table-cell>
          <table:table-cell table:formula="of:=[$from_i_EN.C232]" office:value-type="float" office:value="390029.785569562" calcext:value-type="float">
            <text:p>390029.785569562</text:p>
          </table:table-cell>
          <table:table-cell table:formula="of:=[.D233]/[.C233]" office:value-type="percentage" office:value="0.969430069234659" calcext:value-type="percentage">
            <text:p>96.9%</text:p>
          </table:table-cell>
          <table:table-cell table:formula="of:=[.D231]" office:value-type="float" office:value="420584.937334412" calcext:value-type="float">
            <text:p>420584.937334412</text:p>
          </table:table-cell>
          <table:table-cell table:formula="of:=[.F233]/[.C233]" office:value-type="percentage" office:value="1.04537576360674" calcext:value-type="percentage">
            <text:p>104.54%</text:p>
          </table:table-cell>
        </table:table-row>
        <table:table-row table:style-name="ro1">
          <table:table-cell table:formula="of:=VALUE([$EN.A215])" office:value-type="date" office:date-value="2021-01-30" calcext:value-type="date">
            <text:p>30/01/21</text:p>
          </table:table-cell>
          <table:table-cell table:formula="of:=VALUE([$from_i_EN.A233])" office:value-type="date" office:date-value="2021-01-28" calcext:value-type="date">
            <text:p>28/01/21</text:p>
          </table:table-cell>
          <table:table-cell table:formula="of:=[$EN.B215]" office:value-type="float" office:value="388209.141676032" calcext:value-type="float">
            <text:p>388209.141676032</text:p>
          </table:table-cell>
          <table:table-cell table:formula="of:=[$from_i_EN.C233]" office:value-type="float" office:value="375038.606332341" calcext:value-type="float">
            <text:p>375038.606332341</text:p>
          </table:table-cell>
          <table:table-cell table:formula="of:=[.D234]/[.C234]" office:value-type="percentage" office:value="0.966073608450258" calcext:value-type="percentage">
            <text:p>96.6%</text:p>
          </table:table-cell>
          <table:table-cell table:formula="of:=[.D232]" office:value-type="float" office:value="405149.255116794" calcext:value-type="float">
            <text:p>405149.255116794</text:p>
          </table:table-cell>
          <table:table-cell table:formula="of:=[.F234]/[.C234]" office:value-type="percentage" office:value="1.04363656499078" calcext:value-type="percentage">
            <text:p>104.36%</text:p>
          </table:table-cell>
        </table:table-row>
        <table:table-row table:style-name="ro1">
          <table:table-cell table:formula="of:=VALUE([$EN.A216])" office:value-type="date" office:date-value="2021-01-31" calcext:value-type="date">
            <text:p>31/01/21</text:p>
          </table:table-cell>
          <table:table-cell table:formula="of:=VALUE([$from_i_EN.A234])" office:value-type="date" office:date-value="2021-01-29" calcext:value-type="date">
            <text:p>29/01/21</text:p>
          </table:table-cell>
          <table:table-cell table:formula="of:=[$EN.B216]" office:value-type="float" office:value="374012.88731522" calcext:value-type="float">
            <text:p>374012.88731522</text:p>
          </table:table-cell>
          <table:table-cell table:formula="of:=[$from_i_EN.C234]" office:value-type="float" office:value="360247.11582538" calcext:value-type="float">
            <text:p>360247.11582538</text:p>
          </table:table-cell>
          <table:table-cell table:formula="of:=[.D235]/[.C235]" office:value-type="percentage" office:value="0.963194392608619" calcext:value-type="percentage">
            <text:p>96.3%</text:p>
          </table:table-cell>
          <table:table-cell table:formula="of:=[.D233]" office:value-type="float" office:value="390029.785569562" calcext:value-type="float">
            <text:p>390029.785569562</text:p>
          </table:table-cell>
          <table:table-cell table:formula="of:=[.F235]/[.C235]" office:value-type="percentage" office:value="1.04282445551359" calcext:value-type="percentage">
            <text:p>104.28%</text:p>
          </table:table-cell>
        </table:table-row>
        <table:table-row table:style-name="ro1">
          <table:table-cell table:formula="of:=VALUE([$EN.A217])" office:value-type="date" office:date-value="2021-02-01" calcext:value-type="date">
            <text:p>01/02/21</text:p>
          </table:table-cell>
          <table:table-cell table:formula="of:=VALUE([$from_i_EN.A235])" office:value-type="date" office:date-value="2021-01-30" calcext:value-type="date">
            <text:p>30/01/21</text:p>
          </table:table-cell>
          <table:table-cell table:formula="of:=[$EN.B217]" office:value-type="float" office:value="360010.712007573" calcext:value-type="float">
            <text:p>360010.712007573</text:p>
          </table:table-cell>
          <table:table-cell table:formula="of:=[$from_i_EN.C235]" office:value-type="float" office:value="345842.716757522" calcext:value-type="float">
            <text:p>345842.716757522</text:p>
          </table:table-cell>
          <table:table-cell table:formula="of:=[.D236]/[.C236]" office:value-type="percentage" office:value="0.960645628650757" calcext:value-type="percentage">
            <text:p>96.1%</text:p>
          </table:table-cell>
          <table:table-cell table:formula="of:=[.D234]" office:value-type="float" office:value="375038.606332341" calcext:value-type="float">
            <text:p>375038.606332341</text:p>
          </table:table-cell>
          <table:table-cell table:formula="of:=[.F236]/[.C236]" office:value-type="percentage" office:value="1.04174290881781" calcext:value-type="percentage">
            <text:p>104.17%</text:p>
          </table:table-cell>
        </table:table-row>
        <table:table-row table:style-name="ro1">
          <table:table-cell table:formula="of:=VALUE([$EN.A218])" office:value-type="date" office:date-value="2021-02-02" calcext:value-type="date">
            <text:p>02/02/21</text:p>
          </table:table-cell>
          <table:table-cell table:formula="of:=VALUE([$from_i_EN.A236])" office:value-type="date" office:date-value="2021-01-31" calcext:value-type="date">
            <text:p>31/01/21</text:p>
          </table:table-cell>
          <table:table-cell table:formula="of:=[$EN.B218]" office:value-type="float" office:value="345913.89808265" calcext:value-type="float">
            <text:p>345913.89808265</text:p>
          </table:table-cell>
          <table:table-cell table:formula="of:=[$from_i_EN.C236]" office:value-type="float" office:value="331655.018581128" calcext:value-type="float">
            <text:p>331655.018581128</text:p>
          </table:table-cell>
          <table:table-cell table:formula="of:=[.D237]/[.C237]" office:value-type="percentage" office:value="0.958779107805275" calcext:value-type="percentage">
            <text:p>95.9%</text:p>
          </table:table-cell>
          <table:table-cell table:formula="of:=[.D235]" office:value-type="float" office:value="360247.11582538" calcext:value-type="float">
            <text:p>360247.11582538</text:p>
          </table:table-cell>
          <table:table-cell table:formula="of:=[.F237]/[.C237]" office:value-type="percentage" office:value="1.04143579608156" calcext:value-type="percentage">
            <text:p>104.14%</text:p>
          </table:table-cell>
        </table:table-row>
        <table:table-row table:style-name="ro1">
          <table:table-cell table:formula="of:=VALUE([$EN.A219])" office:value-type="date" office:date-value="2021-02-03" calcext:value-type="date">
            <text:p>03/02/21</text:p>
          </table:table-cell>
          <table:table-cell table:formula="of:=VALUE([$from_i_EN.A237])" office:value-type="date" office:date-value="2021-02-01" calcext:value-type="date">
            <text:p>01/02/21</text:p>
          </table:table-cell>
          <table:table-cell table:formula="of:=[$EN.B219]" office:value-type="float" office:value="331751.892014216" calcext:value-type="float">
            <text:p>331751.892014216</text:p>
          </table:table-cell>
          <table:table-cell table:formula="of:=[$from_i_EN.C237]" office:value-type="float" office:value="317617.980990164" calcext:value-type="float">
            <text:p>317617.980990164</text:p>
          </table:table-cell>
          <table:table-cell table:formula="of:=[.D238]/[.C238]" office:value-type="percentage" office:value="0.957396140416145" calcext:value-type="percentage">
            <text:p>95.7%</text:p>
          </table:table-cell>
          <table:table-cell table:formula="of:=[.D236]" office:value-type="float" office:value="345842.716757522" calcext:value-type="float">
            <text:p>345842.716757522</text:p>
          </table:table-cell>
          <table:table-cell table:formula="of:=[.F238]/[.C238]" office:value-type="percentage" office:value="1.04247398457249" calcext:value-type="percentage">
            <text:p>104.25%</text:p>
          </table:table-cell>
        </table:table-row>
        <table:table-row table:style-name="ro1">
          <table:table-cell table:formula="of:=VALUE([$EN.A220])" office:value-type="date" office:date-value="2021-02-04" calcext:value-type="date">
            <text:p>04/02/21</text:p>
          </table:table-cell>
          <table:table-cell table:formula="of:=VALUE([$from_i_EN.A238])" office:value-type="date" office:date-value="2021-02-02" calcext:value-type="date">
            <text:p>02/02/21</text:p>
          </table:table-cell>
          <table:table-cell table:formula="of:=[$EN.B220]" office:value-type="float" office:value="317776.544313281" calcext:value-type="float">
            <text:p>317776.544313281</text:p>
          </table:table-cell>
          <table:table-cell table:formula="of:=[$from_i_EN.C238]" office:value-type="float" office:value="303898.103291658" calcext:value-type="float">
            <text:p>303898.103291658</text:p>
          </table:table-cell>
          <table:table-cell table:formula="of:=[.D239]/[.C239]" office:value-type="percentage" office:value="0.956326414677288" calcext:value-type="percentage">
            <text:p>95.6%</text:p>
          </table:table-cell>
          <table:table-cell table:formula="of:=[.D237]" office:value-type="float" office:value="331655.018581128" calcext:value-type="float">
            <text:p>331655.018581128</text:p>
          </table:table-cell>
          <table:table-cell table:formula="of:=[.F239]/[.C239]" office:value-type="percentage" office:value="1.04367368994411" calcext:value-type="percentage">
            <text:p>104.37%</text:p>
          </table:table-cell>
        </table:table-row>
        <table:table-row table:style-name="ro1">
          <table:table-cell table:formula="of:=VALUE([$EN.A221])" office:value-type="date" office:date-value="2021-02-05" calcext:value-type="date">
            <text:p>05/02/21</text:p>
          </table:table-cell>
          <table:table-cell table:formula="of:=VALUE([$from_i_EN.A239])" office:value-type="date" office:date-value="2021-02-03" calcext:value-type="date">
            <text:p>03/02/21</text:p>
          </table:table-cell>
          <table:table-cell table:formula="of:=[$EN.B221]" office:value-type="float" office:value="304022.492871029" calcext:value-type="float">
            <text:p>304022.492871029</text:p>
          </table:table-cell>
          <table:table-cell table:formula="of:=[$from_i_EN.C239]" office:value-type="float" office:value="290624.407162113" calcext:value-type="float">
            <text:p>290624.407162113</text:p>
          </table:table-cell>
          <table:table-cell table:formula="of:=[.D240]/[.C240]" office:value-type="percentage" office:value="0.955930610322971" calcext:value-type="percentage">
            <text:p>95.6%</text:p>
          </table:table-cell>
          <table:table-cell table:formula="of:=[.D238]" office:value-type="float" office:value="317617.980990164" calcext:value-type="float">
            <text:p>317617.980990164</text:p>
          </table:table-cell>
          <table:table-cell table:formula="of:=[.F240]/[.C240]" office:value-type="percentage" office:value="1.04471869166898" calcext:value-type="percentage">
            <text:p>104.47%</text:p>
          </table:table-cell>
        </table:table-row>
        <table:table-row table:style-name="ro1">
          <table:table-cell table:formula="of:=VALUE([$EN.A222])" office:value-type="date" office:date-value="2021-02-06" calcext:value-type="date">
            <text:p>06/02/21</text:p>
          </table:table-cell>
          <table:table-cell table:formula="of:=VALUE([$from_i_EN.A240])" office:value-type="date" office:date-value="2021-02-04" calcext:value-type="date">
            <text:p>04/02/21</text:p>
          </table:table-cell>
          <table:table-cell table:formula="of:=[$EN.B222]" office:value-type="float" office:value="290900.095512186" calcext:value-type="float">
            <text:p>290900.095512186</text:p>
          </table:table-cell>
          <table:table-cell table:formula="of:=[$from_i_EN.C240]" office:value-type="float" office:value="277980.555492307" calcext:value-type="float">
            <text:p>277980.555492307</text:p>
          </table:table-cell>
          <table:table-cell table:formula="of:=[.D241]/[.C241]" office:value-type="percentage" office:value="0.95558770787912" calcext:value-type="percentage">
            <text:p>95.6%</text:p>
          </table:table-cell>
          <table:table-cell table:formula="of:=[.D239]" office:value-type="float" office:value="303898.103291658" calcext:value-type="float">
            <text:p>303898.103291658</text:p>
          </table:table-cell>
          <table:table-cell table:formula="of:=[.F241]/[.C241]" office:value-type="percentage" office:value="1.04468203338533" calcext:value-type="percentage">
            <text:p>104.47%</text:p>
          </table:table-cell>
        </table:table-row>
        <table:table-row table:style-name="ro1">
          <table:table-cell table:formula="of:=VALUE([$EN.A223])" office:value-type="date" office:date-value="2021-02-07" calcext:value-type="date">
            <text:p>07/02/21</text:p>
          </table:table-cell>
          <table:table-cell table:formula="of:=VALUE([$from_i_EN.A241])" office:value-type="date" office:date-value="2021-02-05" calcext:value-type="date">
            <text:p>05/02/21</text:p>
          </table:table-cell>
          <table:table-cell table:formula="of:=[$EN.B223]" office:value-type="float" office:value="277779.258635176" calcext:value-type="float">
            <text:p>277779.258635176</text:p>
          </table:table-cell>
          <table:table-cell table:formula="of:=[$from_i_EN.C241]" office:value-type="float" office:value="265444.807948369" calcext:value-type="float">
            <text:p>265444.807948369</text:p>
          </table:table-cell>
          <table:table-cell table:formula="of:=[.D242]/[.C242]" office:value-type="percentage" office:value="0.955596214247925" calcext:value-type="percentage">
            <text:p>95.6%</text:p>
          </table:table-cell>
          <table:table-cell table:formula="of:=[.D240]" office:value-type="float" office:value="290624.407162113" calcext:value-type="float">
            <text:p>290624.407162113</text:p>
          </table:table-cell>
          <table:table-cell table:formula="of:=[.F242]/[.C242]" office:value-type="percentage" office:value="1.04624228817533" calcext:value-type="percentage">
            <text:p>104.62%</text:p>
          </table:table-cell>
        </table:table-row>
        <table:table-row table:style-name="ro1">
          <table:table-cell table:formula="of:=VALUE([$EN.A224])" office:value-type="date" office:date-value="2021-02-08" calcext:value-type="date">
            <text:p>08/02/21</text:p>
          </table:table-cell>
          <table:table-cell table:formula="of:=[.A243]-2" office:value-type="date" office:date-value="2021-02-06" calcext:value-type="date">
            <text:p>06/02/21</text:p>
          </table:table-cell>
          <table:table-cell table:formula="of:=[$EN.B224]" office:value-type="float" office:value="265695.877194939" calcext:value-type="float">
            <text:p>265695.877194939</text:p>
          </table:table-cell>
          <table:table-cell table:number-columns-repeated="2"/>
          <table:table-cell table:formula="of:=[.D241]" office:value-type="float" office:value="277980.555492307" calcext:value-type="float">
            <text:p>277980.555492307</text:p>
          </table:table-cell>
          <table:table-cell table:formula="of:=[.F243]/[.C243]" office:value-type="percentage" office:value="1.04623586345058" calcext:value-type="percentage">
            <text:p>104.62%</text:p>
          </table:table-cell>
        </table:table-row>
        <table:table-row table:style-name="ro1">
          <table:table-cell table:formula="of:=VALUE([$EN.A225])" office:value-type="date" office:date-value="2021-02-09" calcext:value-type="date">
            <text:p>09/02/21</text:p>
          </table:table-cell>
          <table:table-cell table:formula="of:=[.A244]-2" office:value-type="date" office:date-value="2021-02-07" calcext:value-type="date">
            <text:p>07/02/21</text:p>
          </table:table-cell>
          <table:table-cell table:formula="of:=[$EN.B225]" office:value-type="float" office:value="254626.921263493" calcext:value-type="float">
            <text:p>254626.921263493</text:p>
          </table:table-cell>
          <table:table-cell table:number-columns-repeated="2"/>
          <table:table-cell table:formula="of:=[.D242]" office:value-type="float" office:value="265444.807948369" calcext:value-type="float">
            <text:p>265444.807948369</text:p>
          </table:table-cell>
          <table:table-cell table:formula="of:=[.F244]/[.C244]" office:value-type="percentage" office:value="1.04248524323821" calcext:value-type="percentage">
            <text:p>104.25%</text:p>
          </table:table-cell>
        </table:table-row>
        <table:table-row table:style-name="ro1" table:number-rows-repeated="104833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from_i_LON" table:style-name="ta1">
        <table:table-column table:style-name="co1" table:default-cell-style-name="ce4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2020-06-10</text:p>
          </table:table-cell>
          <table:table-cell office:value-type="float" office:value="185" calcext:value-type="float">
            <text:p>185</text:p>
          </table:table-cell>
          <table:table-cell office:value-type="float" office:value="5026.73841964822" calcext:value-type="float">
            <text:p>5026.73841964822</text:p>
          </table:table-cell>
        </table:table-row>
        <table:table-row table:style-name="ro1">
          <table:table-cell office:value-type="string" calcext:value-type="string">
            <text:p>2020-06-11</text:p>
          </table:table-cell>
          <table:table-cell office:value-type="float" office:value="218" calcext:value-type="float">
            <text:p>218</text:p>
          </table:table-cell>
          <table:table-cell office:value-type="float" office:value="4709.73065873134" calcext:value-type="float">
            <text:p>4709.73065873134</text:p>
          </table:table-cell>
        </table:table-row>
        <table:table-row table:style-name="ro1">
          <table:table-cell office:value-type="string" calcext:value-type="string">
            <text:p>2020-06-12</text:p>
          </table:table-cell>
          <table:table-cell office:value-type="float" office:value="213" calcext:value-type="float">
            <text:p>213</text:p>
          </table:table-cell>
          <table:table-cell office:value-type="float" office:value="4423.09221617189" calcext:value-type="float">
            <text:p>4423.09221617189</text:p>
          </table:table-cell>
        </table:table-row>
        <table:table-row table:style-name="ro1">
          <table:table-cell office:value-type="string" calcext:value-type="string">
            <text:p>2020-06-13</text:p>
          </table:table-cell>
          <table:table-cell office:value-type="float" office:value="209" calcext:value-type="float">
            <text:p>209</text:p>
          </table:table-cell>
          <table:table-cell office:value-type="float" office:value="4167.48290389182" calcext:value-type="float">
            <text:p>4167.48290389182</text:p>
          </table:table-cell>
        </table:table-row>
        <table:table-row table:style-name="ro1">
          <table:table-cell office:value-type="string" calcext:value-type="string">
            <text:p>2020-06-14</text:p>
          </table:table-cell>
          <table:table-cell office:value-type="float" office:value="206" calcext:value-type="float">
            <text:p>206</text:p>
          </table:table-cell>
          <table:table-cell office:value-type="float" office:value="3940.90728944309" calcext:value-type="float">
            <text:p>3940.90728944309</text:p>
          </table:table-cell>
        </table:table-row>
        <table:table-row table:style-name="ro1">
          <table:table-cell office:value-type="string" calcext:value-type="string">
            <text:p>2020-06-15</text:p>
          </table:table-cell>
          <table:table-cell office:value-type="float" office:value="167" calcext:value-type="float">
            <text:p>167</text:p>
          </table:table-cell>
          <table:table-cell office:value-type="float" office:value="3703.99629917273" calcext:value-type="float">
            <text:p>3703.99629917273</text:p>
          </table:table-cell>
        </table:table-row>
        <table:table-row table:style-name="ro1">
          <table:table-cell office:value-type="string" calcext:value-type="string">
            <text:p>2020-06-16</text:p>
          </table:table-cell>
          <table:table-cell office:value-type="float" office:value="168" calcext:value-type="float">
            <text:p>168</text:p>
          </table:table-cell>
          <table:table-cell office:value-type="float" office:value="3498.76536975707" calcext:value-type="float">
            <text:p>3498.76536975707</text:p>
          </table:table-cell>
        </table:table-row>
        <table:table-row table:style-name="ro1">
          <table:table-cell office:value-type="string" calcext:value-type="string">
            <text:p>2020-06-17</text:p>
          </table:table-cell>
          <table:table-cell office:value-type="float" office:value="172" calcext:value-type="float">
            <text:p>172</text:p>
          </table:table-cell>
          <table:table-cell office:value-type="float" office:value="3322.74978770555" calcext:value-type="float">
            <text:p>3322.74978770555</text:p>
          </table:table-cell>
        </table:table-row>
        <table:table-row table:style-name="ro1">
          <table:table-cell office:value-type="string" calcext:value-type="string">
            <text:p>2020-06-18</text:p>
          </table:table-cell>
          <table:table-cell office:value-type="float" office:value="176" calcext:value-type="float">
            <text:p>176</text:p>
          </table:table-cell>
          <table:table-cell office:value-type="float" office:value="3173.54603431343" calcext:value-type="float">
            <text:p>3173.54603431343</text:p>
          </table:table-cell>
        </table:table-row>
        <table:table-row table:style-name="ro1">
          <table:table-cell office:value-type="string" calcext:value-type="string">
            <text:p>2020-06-19</text:p>
          </table:table-cell>
          <table:table-cell office:value-type="float" office:value="143" calcext:value-type="float">
            <text:p>143</text:p>
          </table:table-cell>
          <table:table-cell office:value-type="float" office:value="3014.15655162388" calcext:value-type="float">
            <text:p>3014.15655162388</text:p>
          </table:table-cell>
        </table:table-row>
        <table:table-row table:style-name="ro1">
          <table:table-cell office:value-type="string" calcext:value-type="string">
            <text:p>2020-06-20</text:p>
          </table:table-cell>
          <table:table-cell office:value-type="float" office:value="147" calcext:value-type="float">
            <text:p>147</text:p>
          </table:table-cell>
          <table:table-cell office:value-type="float" office:value="2874.99382826232" calcext:value-type="float">
            <text:p>2874.99382826232</text:p>
          </table:table-cell>
        </table:table-row>
        <table:table-row table:style-name="ro1">
          <table:table-cell office:value-type="string" calcext:value-type="string">
            <text:p>2020-06-21</text:p>
          </table:table-cell>
          <table:table-cell office:value-type="float" office:value="154" calcext:value-type="float">
            <text:p>154</text:p>
          </table:table-cell>
          <table:table-cell office:value-type="float" office:value="2758.6456951396" calcext:value-type="float">
            <text:p>2758.6456951396</text:p>
          </table:table-cell>
        </table:table-row>
        <table:table-row table:style-name="ro1">
          <table:table-cell office:value-type="string" calcext:value-type="string">
            <text:p>2020-06-22</text:p>
          </table:table-cell>
          <table:table-cell office:value-type="float" office:value="231" calcext:value-type="float">
            <text:p>231</text:p>
          </table:table-cell>
          <table:table-cell office:value-type="float" office:value="2733.63649660836" calcext:value-type="float">
            <text:p>2733.63649660836</text:p>
          </table:table-cell>
        </table:table-row>
        <table:table-row table:style-name="ro1">
          <table:table-cell office:value-type="string" calcext:value-type="string">
            <text:p>2020-06-23</text:p>
          </table:table-cell>
          <table:table-cell office:value-type="float" office:value="201" calcext:value-type="float">
            <text:p>201</text:p>
          </table:table-cell>
          <table:table-cell office:value-type="float" office:value="2692.30124472306" calcext:value-type="float">
            <text:p>2692.30124472306</text:p>
          </table:table-cell>
        </table:table-row>
        <table:table-row table:style-name="ro1">
          <table:table-cell office:value-type="string" calcext:value-type="string">
            <text:p>2020-06-24</text:p>
          </table:table-cell>
          <table:table-cell office:value-type="float" office:value="163" calcext:value-type="float">
            <text:p>163</text:p>
          </table:table-cell>
          <table:table-cell office:value-type="float" office:value="2622.05135596354" calcext:value-type="float">
            <text:p>2622.05135596354</text:p>
          </table:table-cell>
        </table:table-row>
        <table:table-row table:style-name="ro1">
          <table:table-cell office:value-type="string" calcext:value-type="string">
            <text:p>2020-06-25</text:p>
          </table:table-cell>
          <table:table-cell office:value-type="float" office:value="83" calcext:value-type="float">
            <text:p>83</text:p>
          </table:table-cell>
          <table:table-cell office:value-type="float" office:value="2481.98920731572" calcext:value-type="float">
            <text:p>2481.98920731572</text:p>
          </table:table-cell>
        </table:table-row>
        <table:table-row table:style-name="ro1">
          <table:table-cell office:value-type="string" calcext:value-type="string">
            <text:p>2020-06-26</text:p>
          </table:table-cell>
          <table:table-cell office:value-type="float" office:value="79" calcext:value-type="float">
            <text:p>79</text:p>
          </table:table-cell>
          <table:table-cell office:value-type="float" office:value="2346.23101272627" calcext:value-type="float">
            <text:p>2346.23101272627</text:p>
          </table:table-cell>
        </table:table-row>
        <table:table-row table:style-name="ro1">
          <table:table-cell office:value-type="string" calcext:value-type="string">
            <text:p>2020-06-27</text:p>
          </table:table-cell>
          <table:table-cell office:value-type="float" office:value="81" calcext:value-type="float">
            <text:p>81</text:p>
          </table:table-cell>
          <table:table-cell office:value-type="float" office:value="2221.16960998151" calcext:value-type="float">
            <text:p>2221.16960998151</text:p>
          </table:table-cell>
        </table:table-row>
        <table:table-row table:style-name="ro1">
          <table:table-cell office:value-type="string" calcext:value-type="string">
            <text:p>2020-06-28</text:p>
          </table:table-cell>
          <table:table-cell office:value-type="float" office:value="129" calcext:value-type="float">
            <text:p>129</text:p>
          </table:table-cell>
          <table:table-cell office:value-type="float" office:value="2150.66176548669" calcext:value-type="float">
            <text:p>2150.66176548669</text:p>
          </table:table-cell>
        </table:table-row>
        <table:table-row table:style-name="ro1">
          <table:table-cell office:value-type="string" calcext:value-type="string">
            <text:p>2020-06-29</text:p>
          </table:table-cell>
          <table:table-cell office:value-type="float" office:value="175" calcext:value-type="float">
            <text:p>175</text:p>
          </table:table-cell>
          <table:table-cell office:value-type="float" office:value="2133.07091752212" calcext:value-type="float">
            <text:p>2133.07091752212</text:p>
          </table:table-cell>
        </table:table-row>
        <table:table-row table:style-name="ro1">
          <table:table-cell office:value-type="string" calcext:value-type="string">
            <text:p>2020-06-30</text:p>
          </table:table-cell>
          <table:table-cell office:value-type="float" office:value="177" calcext:value-type="float">
            <text:p>177</text:p>
          </table:table-cell>
          <table:table-cell office:value-type="float" office:value="2124.03545344224" calcext:value-type="float">
            <text:p>2124.03545344224</text:p>
          </table:table-cell>
        </table:table-row>
        <table:table-row table:style-name="ro1">
          <table:table-cell office:value-type="string" calcext:value-type="string">
            <text:p>2020-07-01</text:p>
          </table:table-cell>
          <table:table-cell office:value-type="float" office:value="85" calcext:value-type="float">
            <text:p>85</text:p>
          </table:table-cell>
          <table:table-cell office:value-type="float" office:value="2030.77167501012" calcext:value-type="float">
            <text:p>2030.77167501012</text:p>
          </table:table-cell>
        </table:table-row>
        <table:table-row table:style-name="ro1">
          <table:table-cell office:value-type="string" calcext:value-type="string">
            <text:p>2020-07-02</text:p>
          </table:table-cell>
          <table:table-cell office:value-type="float" office:value="122" calcext:value-type="float">
            <text:p>122</text:p>
          </table:table-cell>
          <table:table-cell office:value-type="float" office:value="1979.89365610686" calcext:value-type="float">
            <text:p>1979.89365610686</text:p>
          </table:table-cell>
        </table:table-row>
        <table:table-row table:style-name="ro1">
          <table:table-cell office:value-type="string" calcext:value-type="string">
            <text:p>2020-07-03</text:p>
          </table:table-cell>
          <table:table-cell office:value-type="float" office:value="192" calcext:value-type="float">
            <text:p>192</text:p>
          </table:table-cell>
          <table:table-cell office:value-type="float" office:value="2004.25702118497" calcext:value-type="float">
            <text:p>2004.25702118497</text:p>
          </table:table-cell>
        </table:table-row>
        <table:table-row table:style-name="ro1">
          <table:table-cell office:value-type="string" calcext:value-type="string">
            <text:p>2020-07-04</text:p>
          </table:table-cell>
          <table:table-cell office:value-type="float" office:value="196" calcext:value-type="float">
            <text:p>196</text:p>
          </table:table-cell>
          <table:table-cell office:value-type="float" office:value="2038.93352469685" calcext:value-type="float">
            <text:p>2038.93352469685</text:p>
          </table:table-cell>
        </table:table-row>
        <table:table-row table:style-name="ro1">
          <table:table-cell office:value-type="string" calcext:value-type="string">
            <text:p>2020-07-05</text:p>
          </table:table-cell>
          <table:table-cell office:value-type="float" office:value="203" calcext:value-type="float">
            <text:p>203</text:p>
          </table:table-cell>
          <table:table-cell office:value-type="float" office:value="2085.55147450656" calcext:value-type="float">
            <text:p>2085.55147450656</text:p>
          </table:table-cell>
        </table:table-row>
        <table:table-row table:style-name="ro1">
          <table:table-cell office:value-type="string" calcext:value-type="string">
            <text:p>2020-07-06</text:p>
          </table:table-cell>
          <table:table-cell office:value-type="float" office:value="223" calcext:value-type="float">
            <text:p>223</text:p>
          </table:table-cell>
          <table:table-cell office:value-type="float" office:value="2155.54910706931" calcext:value-type="float">
            <text:p>2155.54910706931</text:p>
          </table:table-cell>
        </table:table-row>
        <table:table-row table:style-name="ro1">
          <table:table-cell office:value-type="string" calcext:value-type="string">
            <text:p>2020-07-07</text:p>
          </table:table-cell>
          <table:table-cell office:value-type="float" office:value="255" calcext:value-type="float">
            <text:p>255</text:p>
          </table:table-cell>
          <table:table-cell office:value-type="float" office:value="2261.15582318175" calcext:value-type="float">
            <text:p>2261.15582318175</text:p>
          </table:table-cell>
        </table:table-row>
        <table:table-row table:style-name="ro1">
          <table:table-cell office:value-type="string" calcext:value-type="string">
            <text:p>2020-07-08</text:p>
          </table:table-cell>
          <table:table-cell office:value-type="float" office:value="250" calcext:value-type="float">
            <text:p>250</text:p>
          </table:table-cell>
          <table:table-cell office:value-type="float" office:value="2362.6564535478" calcext:value-type="float">
            <text:p>2362.6564535478</text:p>
          </table:table-cell>
        </table:table-row>
        <table:table-row table:style-name="ro1">
          <table:table-cell office:value-type="string" calcext:value-type="string">
            <text:p>2020-07-09</text:p>
          </table:table-cell>
          <table:table-cell office:value-type="float" office:value="278" calcext:value-type="float">
            <text:p>278</text:p>
          </table:table-cell>
          <table:table-cell office:value-type="float" office:value="2491.1244950066" calcext:value-type="float">
            <text:p>2491.1244950066</text:p>
          </table:table-cell>
        </table:table-row>
        <table:table-row table:style-name="ro1">
          <table:table-cell office:value-type="string" calcext:value-type="string">
            <text:p>2020-07-10</text:p>
          </table:table-cell>
          <table:table-cell office:value-type="float" office:value="274" calcext:value-type="float">
            <text:p>274</text:p>
          </table:table-cell>
          <table:table-cell office:value-type="float" office:value="2613.77354898647" calcext:value-type="float">
            <text:p>2613.77354898647</text:p>
          </table:table-cell>
        </table:table-row>
        <table:table-row table:style-name="ro1">
          <table:table-cell office:value-type="string" calcext:value-type="string">
            <text:p>2020-07-11</text:p>
          </table:table-cell>
          <table:table-cell office:value-type="float" office:value="277" calcext:value-type="float">
            <text:p>277</text:p>
          </table:table-cell>
          <table:table-cell office:value-type="float" office:value="2735.41732327163" calcext:value-type="float">
            <text:p>2735.41732327163</text:p>
          </table:table-cell>
        </table:table-row>
        <table:table-row table:style-name="ro1">
          <table:table-cell office:value-type="string" calcext:value-type="string">
            <text:p>2020-07-12</text:p>
          </table:table-cell>
          <table:table-cell office:value-type="float" office:value="317" calcext:value-type="float">
            <text:p>317</text:p>
          </table:table-cell>
          <table:table-cell office:value-type="float" office:value="2892.27715642262" calcext:value-type="float">
            <text:p>2892.27715642262</text:p>
          </table:table-cell>
        </table:table-row>
        <table:table-row table:style-name="ro1">
          <table:table-cell office:value-type="string" calcext:value-type="string">
            <text:p>2020-07-13</text:p>
          </table:table-cell>
          <table:table-cell office:value-type="float" office:value="354" calcext:value-type="float">
            <text:p>354</text:p>
          </table:table-cell>
          <table:table-cell office:value-type="float" office:value="3079.94895215029" calcext:value-type="float">
            <text:p>3079.94895215029</text:p>
          </table:table-cell>
        </table:table-row>
        <table:table-row table:style-name="ro1">
          <table:table-cell office:value-type="string" calcext:value-type="string">
            <text:p>2020-07-14</text:p>
          </table:table-cell>
          <table:table-cell office:value-type="float" office:value="361" calcext:value-type="float">
            <text:p>361</text:p>
          </table:table-cell>
          <table:table-cell office:value-type="float" office:value="3267.21176816411" calcext:value-type="float">
            <text:p>3267.21176816411</text:p>
          </table:table-cell>
        </table:table-row>
        <table:table-row table:style-name="ro1">
          <table:table-cell office:value-type="string" calcext:value-type="string">
            <text:p>2020-07-15</text:p>
          </table:table-cell>
          <table:table-cell office:value-type="float" office:value="358" calcext:value-type="float">
            <text:p>358</text:p>
          </table:table-cell>
          <table:table-cell office:value-type="float" office:value="3443.53339439596" calcext:value-type="float">
            <text:p>3443.53339439596</text:p>
          </table:table-cell>
        </table:table-row>
        <table:table-row table:style-name="ro1">
          <table:table-cell office:value-type="string" calcext:value-type="string">
            <text:p>2020-07-16</text:p>
          </table:table-cell>
          <table:table-cell office:value-type="float" office:value="320" calcext:value-type="float">
            <text:p>320</text:p>
          </table:table-cell>
          <table:table-cell office:value-type="float" office:value="3572.05663976391" calcext:value-type="float">
            <text:p>3572.05663976391</text:p>
          </table:table-cell>
        </table:table-row>
        <table:table-row table:style-name="ro1">
          <table:table-cell office:value-type="string" calcext:value-type="string">
            <text:p>2020-07-17</text:p>
          </table:table-cell>
          <table:table-cell office:value-type="float" office:value="313" calcext:value-type="float">
            <text:p>313</text:p>
          </table:table-cell>
          <table:table-cell office:value-type="float" office:value="3682.74775981301" calcext:value-type="float">
            <text:p>3682.74775981301</text:p>
          </table:table-cell>
        </table:table-row>
        <table:table-row table:style-name="ro1">
          <table:table-cell office:value-type="string" calcext:value-type="string">
            <text:p>2020-07-18</text:p>
          </table:table-cell>
          <table:table-cell office:value-type="float" office:value="248" calcext:value-type="float">
            <text:p>248</text:p>
          </table:table-cell>
          <table:table-cell office:value-type="float" office:value="3716.85614417686" calcext:value-type="float">
            <text:p>3716.85614417686</text:p>
          </table:table-cell>
        </table:table-row>
        <table:table-row table:style-name="ro1">
          <table:table-cell office:value-type="string" calcext:value-type="string">
            <text:p>2020-07-19</text:p>
          </table:table-cell>
          <table:table-cell office:value-type="float" office:value="256" calcext:value-type="float">
            <text:p>256</text:p>
          </table:table-cell>
          <table:table-cell office:value-type="float" office:value="3747.64190824205" calcext:value-type="float">
            <text:p>3747.64190824205</text:p>
          </table:table-cell>
        </table:table-row>
        <table:table-row table:style-name="ro1">
          <table:table-cell office:value-type="string" calcext:value-type="string">
            <text:p>2020-07-20</text:p>
          </table:table-cell>
          <table:table-cell office:value-type="float" office:value="245" calcext:value-type="float">
            <text:p>245</text:p>
          </table:table-cell>
          <table:table-cell office:value-type="float" office:value="3755.63175084619" calcext:value-type="float">
            <text:p>3755.63175084619</text:p>
          </table:table-cell>
        </table:table-row>
        <table:table-row table:style-name="ro1">
          <table:table-cell office:value-type="string" calcext:value-type="string">
            <text:p>2020-07-21</text:p>
          </table:table-cell>
          <table:table-cell office:value-type="float" office:value="280" calcext:value-type="float">
            <text:p>280</text:p>
          </table:table-cell>
          <table:table-cell office:value-type="float" office:value="3787.70939150855" calcext:value-type="float">
            <text:p>3787.70939150855</text:p>
          </table:table-cell>
        </table:table-row>
        <table:table-row table:style-name="ro1">
          <table:table-cell office:value-type="string" calcext:value-type="string">
            <text:p>2020-07-22</text:p>
          </table:table-cell>
          <table:table-cell office:value-type="float" office:value="352" calcext:value-type="float">
            <text:p>352</text:p>
          </table:table-cell>
          <table:table-cell office:value-type="float" office:value="3881.22728125409" calcext:value-type="float">
            <text:p>3881.22728125409</text:p>
          </table:table-cell>
        </table:table-row>
        <table:table-row table:style-name="ro1">
          <table:table-cell office:value-type="string" calcext:value-type="string">
            <text:p>2020-07-23</text:p>
          </table:table-cell>
          <table:table-cell office:value-type="float" office:value="422" calcext:value-type="float">
            <text:p>422</text:p>
          </table:table-cell>
          <table:table-cell office:value-type="float" office:value="4037.90352640393" calcext:value-type="float">
            <text:p>4037.90352640393</text:p>
          </table:table-cell>
        </table:table-row>
        <table:table-row table:style-name="ro1">
          <table:table-cell office:value-type="string" calcext:value-type="string">
            <text:p>2020-07-24</text:p>
          </table:table-cell>
          <table:table-cell office:value-type="float" office:value="448" calcext:value-type="float">
            <text:p>448</text:p>
          </table:table-cell>
          <table:table-cell office:value-type="float" office:value="4215.31067646217" calcext:value-type="float">
            <text:p>4215.31067646217</text:p>
          </table:table-cell>
        </table:table-row>
        <table:table-row table:style-name="ro1">
          <table:table-cell office:value-type="string" calcext:value-type="string">
            <text:p>2020-07-25</text:p>
          </table:table-cell>
          <table:table-cell office:value-type="float" office:value="418" calcext:value-type="float">
            <text:p>418</text:p>
          </table:table-cell>
          <table:table-cell office:value-type="float" office:value="4358.98242986803" calcext:value-type="float">
            <text:p>4358.98242986803</text:p>
          </table:table-cell>
        </table:table-row>
        <table:table-row table:style-name="ro1">
          <table:table-cell office:value-type="string" calcext:value-type="string">
            <text:p>2020-07-26</text:p>
          </table:table-cell>
          <table:table-cell office:value-type="float" office:value="326" calcext:value-type="float">
            <text:p>326</text:p>
          </table:table-cell>
          <table:table-cell office:value-type="float" office:value="4405.59012263927" calcext:value-type="float">
            <text:p>4405.59012263927</text:p>
          </table:table-cell>
        </table:table-row>
        <table:table-row table:style-name="ro1">
          <table:table-cell office:value-type="string" calcext:value-type="string">
            <text:p>2020-07-27</text:p>
          </table:table-cell>
          <table:table-cell office:value-type="float" office:value="278" calcext:value-type="float">
            <text:p>278</text:p>
          </table:table-cell>
          <table:table-cell office:value-type="float" office:value="4398.50714145623" calcext:value-type="float">
            <text:p>4398.50714145623</text:p>
          </table:table-cell>
        </table:table-row>
        <table:table-row table:style-name="ro1">
          <table:table-cell office:value-type="string" calcext:value-type="string">
            <text:p>2020-07-28</text:p>
          </table:table-cell>
          <table:table-cell office:value-type="float" office:value="311" calcext:value-type="float">
            <text:p>311</text:p>
          </table:table-cell>
          <table:table-cell office:value-type="float" office:value="4417.2270928935" calcext:value-type="float">
            <text:p>4417.2270928935</text:p>
          </table:table-cell>
        </table:table-row>
        <table:table-row table:style-name="ro1">
          <table:table-cell office:value-type="string" calcext:value-type="string">
            <text:p>2020-07-29</text:p>
          </table:table-cell>
          <table:table-cell office:value-type="float" office:value="245" calcext:value-type="float">
            <text:p>245</text:p>
          </table:table-cell>
          <table:table-cell office:value-type="float" office:value="4362.50028565802" calcext:value-type="float">
            <text:p>4362.50028565802</text:p>
          </table:table-cell>
        </table:table-row>
        <table:table-row table:style-name="ro1">
          <table:table-cell office:value-type="string" calcext:value-type="string">
            <text:p>2020-07-30</text:p>
          </table:table-cell>
          <table:table-cell office:value-type="float" office:value="172" calcext:value-type="float">
            <text:p>172</text:p>
          </table:table-cell>
          <table:table-cell office:value-type="float" office:value="4228.32029453086" calcext:value-type="float">
            <text:p>4228.32029453086</text:p>
          </table:table-cell>
        </table:table-row>
        <table:table-row table:style-name="ro1">
          <table:table-cell office:value-type="string" calcext:value-type="string">
            <text:p>2020-07-31</text:p>
          </table:table-cell>
          <table:table-cell office:value-type="float" office:value="167" calcext:value-type="float">
            <text:p>167</text:p>
          </table:table-cell>
          <table:table-cell office:value-type="float" office:value="4084.95852307394" calcext:value-type="float">
            <text:p>4084.95852307394</text:p>
          </table:table-cell>
        </table:table-row>
        <table:table-row table:style-name="ro1">
          <table:table-cell office:value-type="string" calcext:value-type="string">
            <text:p>2020-08-01</text:p>
          </table:table-cell>
          <table:table-cell office:value-type="float" office:value="208" calcext:value-type="float">
            <text:p>208</text:p>
          </table:table-cell>
          <table:table-cell office:value-type="float" office:value="3977.49936921917" calcext:value-type="float">
            <text:p>3977.49936921917</text:p>
          </table:table-cell>
        </table:table-row>
        <table:table-row table:style-name="ro1">
          <table:table-cell office:value-type="string" calcext:value-type="string">
            <text:p>2020-08-02</text:p>
          </table:table-cell>
          <table:table-cell office:value-type="float" office:value="179" calcext:value-type="float">
            <text:p>179</text:p>
          </table:table-cell>
          <table:table-cell office:value-type="float" office:value="3837.75861803887" calcext:value-type="float">
            <text:p>3837.75861803887</text:p>
          </table:table-cell>
        </table:table-row>
        <table:table-row table:style-name="ro1">
          <table:table-cell office:value-type="string" calcext:value-type="string">
            <text:p>2020-08-03</text:p>
          </table:table-cell>
          <table:table-cell office:value-type="float" office:value="141" calcext:value-type="float">
            <text:p>141</text:p>
          </table:table-cell>
          <table:table-cell office:value-type="float" office:value="3660.59942840076" calcext:value-type="float">
            <text:p>3660.59942840076</text:p>
          </table:table-cell>
        </table:table-row>
        <table:table-row table:style-name="ro1">
          <table:table-cell office:value-type="string" calcext:value-type="string">
            <text:p>2020-08-04</text:p>
          </table:table-cell>
          <table:table-cell office:value-type="float" office:value="144" calcext:value-type="float">
            <text:p>144</text:p>
          </table:table-cell>
          <table:table-cell office:value-type="float" office:value="3489.50698544304" calcext:value-type="float">
            <text:p>3489.50698544304</text:p>
          </table:table-cell>
        </table:table-row>
        <table:table-row table:style-name="ro1">
          <table:table-cell office:value-type="string" calcext:value-type="string">
            <text:p>2020-08-05</text:p>
          </table:table-cell>
          <table:table-cell office:value-type="float" office:value="183" calcext:value-type="float">
            <text:p>183</text:p>
          </table:table-cell>
          <table:table-cell office:value-type="float" office:value="3362.6498125336" calcext:value-type="float">
            <text:p>3362.6498125336</text:p>
          </table:table-cell>
        </table:table-row>
        <table:table-row table:style-name="ro1">
          <table:table-cell office:value-type="string" calcext:value-type="string">
            <text:p>2020-08-06</text:p>
          </table:table-cell>
          <table:table-cell office:value-type="float" office:value="216" calcext:value-type="float">
            <text:p>216</text:p>
          </table:table-cell>
          <table:table-cell office:value-type="float" office:value="3276.00189526271" calcext:value-type="float">
            <text:p>3276.00189526271</text:p>
          </table:table-cell>
        </table:table-row>
        <table:table-row table:style-name="ro1">
          <table:table-cell office:value-type="string" calcext:value-type="string">
            <text:p>2020-08-07</text:p>
          </table:table-cell>
          <table:table-cell office:value-type="float" office:value="288" calcext:value-type="float">
            <text:p>288</text:p>
          </table:table-cell>
          <table:table-cell office:value-type="float" office:value="3270.94178633824" calcext:value-type="float">
            <text:p>3270.94178633824</text:p>
          </table:table-cell>
        </table:table-row>
        <table:table-row table:style-name="ro1">
          <table:table-cell office:value-type="string" calcext:value-type="string">
            <text:p>2020-08-08</text:p>
          </table:table-cell>
          <table:table-cell office:value-type="float" office:value="295" calcext:value-type="float">
            <text:p>295</text:p>
          </table:table-cell>
          <table:table-cell office:value-type="float" office:value="3282.93901622199" calcext:value-type="float">
            <text:p>3282.93901622199</text:p>
          </table:table-cell>
        </table:table-row>
        <table:table-row table:style-name="ro1">
          <table:table-cell office:value-type="string" calcext:value-type="string">
            <text:p>2020-08-09</text:p>
          </table:table-cell>
          <table:table-cell office:value-type="float" office:value="231" calcext:value-type="float">
            <text:p>231</text:p>
          </table:table-cell>
          <table:table-cell office:value-type="float" office:value="3241.77310769949" calcext:value-type="float">
            <text:p>3241.77310769949</text:p>
          </table:table-cell>
        </table:table-row>
        <table:table-row table:style-name="ro1">
          <table:table-cell office:value-type="string" calcext:value-type="string">
            <text:p>2020-08-10</text:p>
          </table:table-cell>
          <table:table-cell office:value-type="float" office:value="228" calcext:value-type="float">
            <text:p>228</text:p>
          </table:table-cell>
          <table:table-cell office:value-type="float" office:value="3207.531146917" calcext:value-type="float">
            <text:p>3207.531146917</text:p>
          </table:table-cell>
        </table:table-row>
        <table:table-row table:style-name="ro1">
          <table:table-cell office:value-type="string" calcext:value-type="string">
            <text:p>2020-08-11</text:p>
          </table:table-cell>
          <table:table-cell office:value-type="float" office:value="270" calcext:value-type="float">
            <text:p>270</text:p>
          </table:table-cell>
          <table:table-cell office:value-type="float" office:value="3223.17320749485" calcext:value-type="float">
            <text:p>3223.17320749485</text:p>
          </table:table-cell>
        </table:table-row>
        <table:table-row table:style-name="ro1">
          <table:table-cell office:value-type="string" calcext:value-type="string">
            <text:p>2020-08-12</text:p>
          </table:table-cell>
          <table:table-cell office:value-type="float" office:value="271" calcext:value-type="float">
            <text:p>271</text:p>
          </table:table-cell>
          <table:table-cell office:value-type="float" office:value="3246.18590693419" calcext:value-type="float">
            <text:p>3246.18590693419</text:p>
          </table:table-cell>
        </table:table-row>
        <table:table-row table:style-name="ro1">
          <table:table-cell office:value-type="string" calcext:value-type="string">
            <text:p>2020-08-13</text:p>
          </table:table-cell>
          <table:table-cell office:value-type="float" office:value="308" calcext:value-type="float">
            <text:p>308</text:p>
          </table:table-cell>
          <table:table-cell office:value-type="float" office:value="3311.45408272555" calcext:value-type="float">
            <text:p>3311.45408272555</text:p>
          </table:table-cell>
        </table:table-row>
        <table:table-row table:style-name="ro1">
          <table:table-cell office:value-type="string" calcext:value-type="string">
            <text:p>2020-08-14</text:p>
          </table:table-cell>
          <table:table-cell office:value-type="float" office:value="307" calcext:value-type="float">
            <text:p>307</text:p>
          </table:table-cell>
          <table:table-cell office:value-type="float" office:value="3379.48101619827" calcext:value-type="float">
            <text:p>3379.48101619827</text:p>
          </table:table-cell>
        </table:table-row>
        <table:table-row table:style-name="ro1">
          <table:table-cell office:value-type="string" calcext:value-type="string">
            <text:p>2020-08-15</text:p>
          </table:table-cell>
          <table:table-cell office:value-type="float" office:value="284" calcext:value-type="float">
            <text:p>284</text:p>
          </table:table-cell>
          <table:table-cell office:value-type="float" office:value="3427.19649156087" calcext:value-type="float">
            <text:p>3427.19649156087</text:p>
          </table:table-cell>
        </table:table-row>
        <table:table-row table:style-name="ro1">
          <table:table-cell office:value-type="string" calcext:value-type="string">
            <text:p>2020-08-16</text:p>
          </table:table-cell>
          <table:table-cell office:value-type="float" office:value="171" calcext:value-type="float">
            <text:p>171</text:p>
          </table:table-cell>
          <table:table-cell office:value-type="float" office:value="3362.39331875913" calcext:value-type="float">
            <text:p>3362.39331875913</text:p>
          </table:table-cell>
        </table:table-row>
        <table:table-row table:style-name="ro1">
          <table:table-cell office:value-type="string" calcext:value-type="string">
            <text:p>2020-08-17</text:p>
          </table:table-cell>
          <table:table-cell office:value-type="float" office:value="128" calcext:value-type="float">
            <text:p>128</text:p>
          </table:table-cell>
          <table:table-cell office:value-type="float" office:value="3254.57159929027" calcext:value-type="float">
            <text:p>3254.57159929027</text:p>
          </table:table-cell>
        </table:table-row>
        <table:table-row table:style-name="ro1">
          <table:table-cell office:value-type="string" calcext:value-type="string">
            <text:p>2020-08-18</text:p>
          </table:table-cell>
          <table:table-cell office:value-type="float" office:value="215" calcext:value-type="float">
            <text:p>215</text:p>
          </table:table-cell>
          <table:table-cell office:value-type="float" office:value="3231.38180132542" calcext:value-type="float">
            <text:p>3231.38180132542</text:p>
          </table:table-cell>
        </table:table-row>
        <table:table-row table:style-name="ro1">
          <table:table-cell office:value-type="string" calcext:value-type="string">
            <text:p>2020-08-19</text:p>
          </table:table-cell>
          <table:table-cell office:value-type="float" office:value="168" calcext:value-type="float">
            <text:p>168</text:p>
          </table:table-cell>
          <table:table-cell office:value-type="float" office:value="3159.05754338523" calcext:value-type="float">
            <text:p>3159.05754338523</text:p>
          </table:table-cell>
        </table:table-row>
        <table:table-row table:style-name="ro1">
          <table:table-cell office:value-type="string" calcext:value-type="string">
            <text:p>2020-08-20</text:p>
          </table:table-cell>
          <table:table-cell office:value-type="float" office:value="164" calcext:value-type="float">
            <text:p>164</text:p>
          </table:table-cell>
          <table:table-cell office:value-type="float" office:value="3080.45899631482" calcext:value-type="float">
            <text:p>3080.45899631482</text:p>
          </table:table-cell>
        </table:table-row>
        <table:table-row table:style-name="ro1">
          <table:table-cell office:value-type="string" calcext:value-type="string">
            <text:p>2020-08-21</text:p>
          </table:table-cell>
          <table:table-cell office:value-type="float" office:value="120" calcext:value-type="float">
            <text:p>120</text:p>
          </table:table-cell>
          <table:table-cell office:value-type="float" office:value="2956.18592012813" calcext:value-type="float">
            <text:p>2956.18592012813</text:p>
          </table:table-cell>
        </table:table-row>
        <table:table-row table:style-name="ro1">
          <table:table-cell office:value-type="string" calcext:value-type="string">
            <text:p>2020-08-22</text:p>
          </table:table-cell>
          <table:table-cell office:value-type="float" office:value="123" calcext:value-type="float">
            <text:p>123</text:p>
          </table:table-cell>
          <table:table-cell office:value-type="float" office:value="2834.79084429084" calcext:value-type="float">
            <text:p>2834.79084429084</text:p>
          </table:table-cell>
        </table:table-row>
        <table:table-row table:style-name="ro1">
          <table:table-cell office:value-type="string" calcext:value-type="string">
            <text:p>2020-08-23</text:p>
          </table:table-cell>
          <table:table-cell office:value-type="float" office:value="126" calcext:value-type="float">
            <text:p>126</text:p>
          </table:table-cell>
          <table:table-cell office:value-type="float" office:value="2718.57275545627" calcext:value-type="float">
            <text:p>2718.57275545627</text:p>
          </table:table-cell>
        </table:table-row>
        <table:table-row table:style-name="ro1">
          <table:table-cell office:value-type="string" calcext:value-type="string">
            <text:p>2020-08-24</text:p>
          </table:table-cell>
          <table:table-cell office:value-type="float" office:value="164" calcext:value-type="float">
            <text:p>164</text:p>
          </table:table-cell>
          <table:table-cell office:value-type="float" office:value="2644.90138115048" calcext:value-type="float">
            <text:p>2644.90138115048</text:p>
          </table:table-cell>
        </table:table-row>
        <table:table-row table:style-name="ro1">
          <table:table-cell office:value-type="string" calcext:value-type="string">
            <text:p>2020-08-25</text:p>
          </table:table-cell>
          <table:table-cell office:value-type="float" office:value="208" calcext:value-type="float">
            <text:p>208</text:p>
          </table:table-cell>
          <table:table-cell office:value-type="float" office:value="2621.99337448999" calcext:value-type="float">
            <text:p>2621.99337448999</text:p>
          </table:table-cell>
        </table:table-row>
        <table:table-row table:style-name="ro1">
          <table:table-cell office:value-type="string" calcext:value-type="string">
            <text:p>2020-08-26</text:p>
          </table:table-cell>
          <table:table-cell office:value-type="float" office:value="166" calcext:value-type="float">
            <text:p>166</text:p>
          </table:table-cell>
          <table:table-cell office:value-type="float" office:value="2563.92681121989" calcext:value-type="float">
            <text:p>2563.92681121989</text:p>
          </table:table-cell>
        </table:table-row>
        <table:table-row table:style-name="ro1">
          <table:table-cell office:value-type="string" calcext:value-type="string">
            <text:p>2020-08-27</text:p>
          </table:table-cell>
          <table:table-cell office:value-type="float" office:value="169" calcext:value-type="float">
            <text:p>169</text:p>
          </table:table-cell>
          <table:table-cell office:value-type="float" office:value="2514.90875920289" calcext:value-type="float">
            <text:p>2514.90875920289</text:p>
          </table:table-cell>
        </table:table-row>
        <table:table-row table:style-name="ro1">
          <table:table-cell office:value-type="string" calcext:value-type="string">
            <text:p>2020-08-28</text:p>
          </table:table-cell>
          <table:table-cell office:value-type="float" office:value="169" calcext:value-type="float">
            <text:p>169</text:p>
          </table:table-cell>
          <table:table-cell office:value-type="float" office:value="2473.79563710649" calcext:value-type="float">
            <text:p>2473.79563710649</text:p>
          </table:table-cell>
        </table:table-row>
        <table:table-row table:style-name="ro1">
          <table:table-cell office:value-type="string" calcext:value-type="string">
            <text:p>2020-08-29</text:p>
          </table:table-cell>
          <table:table-cell office:value-type="float" office:value="173" calcext:value-type="float">
            <text:p>173</text:p>
          </table:table-cell>
          <table:table-cell office:value-type="float" office:value="2444.18535955886" calcext:value-type="float">
            <text:p>2444.18535955886</text:p>
          </table:table-cell>
        </table:table-row>
        <table:table-row table:style-name="ro1">
          <table:table-cell office:value-type="string" calcext:value-type="string">
            <text:p>2020-08-30</text:p>
          </table:table-cell>
          <table:table-cell office:value-type="float" office:value="181" calcext:value-type="float">
            <text:p>181</text:p>
          </table:table-cell>
          <table:table-cell office:value-type="float" office:value="2428.23007833883" calcext:value-type="float">
            <text:p>2428.23007833883</text:p>
          </table:table-cell>
        </table:table-row>
        <table:table-row table:style-name="ro1">
          <table:table-cell office:value-type="string" calcext:value-type="string">
            <text:p>2020-08-31</text:p>
          </table:table-cell>
          <table:table-cell office:value-type="float" office:value="193" calcext:value-type="float">
            <text:p>193</text:p>
          </table:table-cell>
          <table:table-cell office:value-type="float" office:value="2428.56673194452" calcext:value-type="float">
            <text:p>2428.56673194452</text:p>
          </table:table-cell>
        </table:table-row>
        <table:table-row table:style-name="ro1">
          <table:table-cell office:value-type="string" calcext:value-type="string">
            <text:p>2020-09-01</text:p>
          </table:table-cell>
          <table:table-cell office:value-type="float" office:value="234" calcext:value-type="float">
            <text:p>234</text:p>
          </table:table-cell>
          <table:table-cell office:value-type="float" office:value="2474.77195597784" calcext:value-type="float">
            <text:p>2474.77195597784</text:p>
          </table:table-cell>
        </table:table-row>
        <table:table-row table:style-name="ro1">
          <table:table-cell office:value-type="string" calcext:value-type="string">
            <text:p>2020-09-02</text:p>
          </table:table-cell>
          <table:table-cell office:value-type="float" office:value="285" calcext:value-type="float">
            <text:p>285</text:p>
          </table:table-cell>
          <table:table-cell office:value-type="float" office:value="2576.10604104421" calcext:value-type="float">
            <text:p>2576.10604104421</text:p>
          </table:table-cell>
        </table:table-row>
        <table:table-row table:style-name="ro1">
          <table:table-cell office:value-type="string" calcext:value-type="string">
            <text:p>2020-09-03</text:p>
          </table:table-cell>
          <table:table-cell office:value-type="float" office:value="383" calcext:value-type="float">
            <text:p>383</text:p>
          </table:table-cell>
          <table:table-cell office:value-type="float" office:value="2777.89332574926" calcext:value-type="float">
            <text:p>2777.89332574926</text:p>
          </table:table-cell>
        </table:table-row>
        <table:table-row table:style-name="ro1">
          <table:table-cell office:value-type="string" calcext:value-type="string">
            <text:p>2020-09-04</text:p>
          </table:table-cell>
          <table:table-cell office:value-type="float" office:value="489" calcext:value-type="float">
            <text:p>489</text:p>
          </table:table-cell>
          <table:table-cell office:value-type="float" office:value="3086.43772784684" calcext:value-type="float">
            <text:p>3086.43772784684</text:p>
          </table:table-cell>
        </table:table-row>
        <table:table-row table:style-name="ro1">
          <table:table-cell office:value-type="string" calcext:value-type="string">
            <text:p>2020-09-05</text:p>
          </table:table-cell>
          <table:table-cell office:value-type="float" office:value="502" calcext:value-type="float">
            <text:p>502</text:p>
          </table:table-cell>
          <table:table-cell office:value-type="float" office:value="3407.34035946772" calcext:value-type="float">
            <text:p>3407.34035946772</text:p>
          </table:table-cell>
        </table:table-row>
        <table:table-row table:style-name="ro1">
          <table:table-cell office:value-type="string" calcext:value-type="string">
            <text:p>2020-09-06</text:p>
          </table:table-cell>
          <table:table-cell office:value-type="float" office:value="418" calcext:value-type="float">
            <text:p>418</text:p>
          </table:table-cell>
          <table:table-cell office:value-type="float" office:value="3640.66021048042" calcext:value-type="float">
            <text:p>3640.66021048042</text:p>
          </table:table-cell>
        </table:table-row>
        <table:table-row table:style-name="ro1">
          <table:table-cell office:value-type="string" calcext:value-type="string">
            <text:p>2020-09-07</text:p>
          </table:table-cell>
          <table:table-cell office:value-type="float" office:value="460" calcext:value-type="float">
            <text:p>460</text:p>
          </table:table-cell>
          <table:table-cell office:value-type="float" office:value="3910.43935320778" calcext:value-type="float">
            <text:p>3910.43935320778</text:p>
          </table:table-cell>
        </table:table-row>
        <table:table-row table:style-name="ro1">
          <table:table-cell office:value-type="string" calcext:value-type="string">
            <text:p>2020-09-08</text:p>
          </table:table-cell>
          <table:table-cell office:value-type="float" office:value="574" calcext:value-type="float">
            <text:p>574</text:p>
          </table:table-cell>
          <table:table-cell office:value-type="float" office:value="4286.18828894291" calcext:value-type="float">
            <text:p>4286.18828894291</text:p>
          </table:table-cell>
        </table:table-row>
        <table:table-row table:style-name="ro1">
          <table:table-cell office:value-type="string" calcext:value-type="string">
            <text:p>2020-09-09</text:p>
          </table:table-cell>
          <table:table-cell office:value-type="float" office:value="695" calcext:value-type="float">
            <text:p>695</text:p>
          </table:table-cell>
          <table:table-cell office:value-type="float" office:value="4770.24812925365" calcext:value-type="float">
            <text:p>4770.24812925365</text:p>
          </table:table-cell>
        </table:table-row>
        <table:table-row table:style-name="ro1">
          <table:table-cell office:value-type="string" calcext:value-type="string">
            <text:p>2020-09-10</text:p>
          </table:table-cell>
          <table:table-cell office:value-type="float" office:value="820" calcext:value-type="float">
            <text:p>820</text:p>
          </table:table-cell>
          <table:table-cell office:value-type="float" office:value="5362.79975467364" calcext:value-type="float">
            <text:p>5362.79975467364</text:p>
          </table:table-cell>
        </table:table-row>
        <table:table-row table:style-name="ro1">
          <table:table-cell office:value-type="string" calcext:value-type="string">
            <text:p>2020-09-11</text:p>
          </table:table-cell>
          <table:table-cell office:value-type="float" office:value="859" calcext:value-type="float">
            <text:p>859</text:p>
          </table:table-cell>
          <table:table-cell office:value-type="float" office:value="5975.6133062649" calcext:value-type="float">
            <text:p>5975.6133062649</text:p>
          </table:table-cell>
        </table:table-row>
        <table:table-row table:style-name="ro1">
          <table:table-cell office:value-type="string" calcext:value-type="string">
            <text:p>2020-09-12</text:p>
          </table:table-cell>
          <table:table-cell office:value-type="float" office:value="957" calcext:value-type="float">
            <text:p>957</text:p>
          </table:table-cell>
          <table:table-cell office:value-type="float" office:value="6663.71100284054" calcext:value-type="float">
            <text:p>6663.71100284054</text:p>
          </table:table-cell>
        </table:table-row>
        <table:table-row table:style-name="ro1">
          <table:table-cell office:value-type="string" calcext:value-type="string">
            <text:p>2020-09-13</text:p>
          </table:table-cell>
          <table:table-cell office:value-type="float" office:value="1228" calcext:value-type="float">
            <text:p>1228</text:p>
          </table:table-cell>
          <table:table-cell office:value-type="float" office:value="7596.9182978964" calcext:value-type="float">
            <text:p>7596.9182978964</text:p>
          </table:table-cell>
        </table:table-row>
        <table:table-row table:style-name="ro1">
          <table:table-cell office:value-type="string" calcext:value-type="string">
            <text:p>2020-09-14</text:p>
          </table:table-cell>
          <table:table-cell office:value-type="float" office:value="1242" calcext:value-type="float">
            <text:p>1242</text:p>
          </table:table-cell>
          <table:table-cell office:value-type="float" office:value="8514.18238441986" calcext:value-type="float">
            <text:p>8514.18238441986</text:p>
          </table:table-cell>
        </table:table-row>
        <table:table-row table:style-name="ro1">
          <table:table-cell office:value-type="string" calcext:value-type="string">
            <text:p>2020-09-15</text:p>
          </table:table-cell>
          <table:table-cell office:value-type="float" office:value="1292" calcext:value-type="float">
            <text:p>1292</text:p>
          </table:table-cell>
          <table:table-cell office:value-type="float" office:value="9447.8359245924" calcext:value-type="float">
            <text:p>9447.8359245924</text:p>
          </table:table-cell>
        </table:table-row>
        <table:table-row table:style-name="ro1">
          <table:table-cell office:value-type="string" calcext:value-type="string">
            <text:p>2020-09-16</text:p>
          </table:table-cell>
          <table:table-cell office:value-type="float" office:value="1386" calcext:value-type="float">
            <text:p>1386</text:p>
          </table:table-cell>
          <table:table-cell office:value-type="float" office:value="10434.5917884925" calcext:value-type="float">
            <text:p>10434.5917884925</text:p>
          </table:table-cell>
        </table:table-row>
        <table:table-row table:style-name="ro1">
          <table:table-cell office:value-type="string" calcext:value-type="string">
            <text:p>2020-09-17</text:p>
          </table:table-cell>
          <table:table-cell office:value-type="float" office:value="1605" calcext:value-type="float">
            <text:p>1605</text:p>
          </table:table-cell>
          <table:table-cell office:value-type="float" office:value="11591.1285864892" calcext:value-type="float">
            <text:p>11591.1285864892</text:p>
          </table:table-cell>
        </table:table-row>
        <table:table-row table:style-name="ro1">
          <table:table-cell office:value-type="string" calcext:value-type="string">
            <text:p>2020-09-18</text:p>
          </table:table-cell>
          <table:table-cell office:value-type="float" office:value="1552" calcext:value-type="float">
            <text:p>1552</text:p>
          </table:table-cell>
          <table:table-cell office:value-type="float" office:value="12641.9103182331" calcext:value-type="float">
            <text:p>12641.9103182331</text:p>
          </table:table-cell>
        </table:table-row>
        <table:table-row table:style-name="ro1">
          <table:table-cell office:value-type="string" calcext:value-type="string">
            <text:p>2020-09-19</text:p>
          </table:table-cell>
          <table:table-cell office:value-type="float" office:value="1766" calcext:value-type="float">
            <text:p>1766</text:p>
          </table:table-cell>
          <table:table-cell office:value-type="float" office:value="13847.217518703" calcext:value-type="float">
            <text:p>13847.217518703</text:p>
          </table:table-cell>
        </table:table-row>
        <table:table-row table:style-name="ro1">
          <table:table-cell office:value-type="string" calcext:value-type="string">
            <text:p>2020-09-20</text:p>
          </table:table-cell>
          <table:table-cell office:value-type="float" office:value="1720" calcext:value-type="float">
            <text:p>1720</text:p>
          </table:table-cell>
          <table:table-cell office:value-type="float" office:value="14942.1601083063" calcext:value-type="float">
            <text:p>14942.1601083063</text:p>
          </table:table-cell>
        </table:table-row>
        <table:table-row table:style-name="ro1">
          <table:table-cell office:value-type="string" calcext:value-type="string">
            <text:p>2020-09-21</text:p>
          </table:table-cell>
          <table:table-cell office:value-type="float" office:value="1740" calcext:value-type="float">
            <text:p>1740</text:p>
          </table:table-cell>
          <table:table-cell office:value-type="float" office:value="15986.8077614924" calcext:value-type="float">
            <text:p>15986.8077614924</text:p>
          </table:table-cell>
        </table:table-row>
        <table:table-row table:style-name="ro1">
          <table:table-cell office:value-type="string" calcext:value-type="string">
            <text:p>2020-09-22</text:p>
          </table:table-cell>
          <table:table-cell office:value-type="float" office:value="1745" calcext:value-type="float">
            <text:p>1745</text:p>
          </table:table-cell>
          <table:table-cell office:value-type="float" office:value="16961.8272446562" calcext:value-type="float">
            <text:p>16961.8272446562</text:p>
          </table:table-cell>
        </table:table-row>
        <table:table-row table:style-name="ro1">
          <table:table-cell office:value-type="string" calcext:value-type="string">
            <text:p>2020-09-23</text:p>
          </table:table-cell>
          <table:table-cell office:value-type="float" office:value="1532" calcext:value-type="float">
            <text:p>1532</text:p>
          </table:table-cell>
          <table:table-cell office:value-type="float" office:value="17645.3667712751" calcext:value-type="float">
            <text:p>17645.3667712751</text:p>
          </table:table-cell>
        </table:table-row>
        <table:table-row table:style-name="ro1">
          <table:table-cell office:value-type="string" calcext:value-type="string">
            <text:p>2020-09-24</text:p>
          </table:table-cell>
          <table:table-cell office:value-type="float" office:value="2167" calcext:value-type="float">
            <text:p>2167</text:p>
          </table:table-cell>
          <table:table-cell office:value-type="float" office:value="18883.5848692945" calcext:value-type="float">
            <text:p>18883.5848692945</text:p>
          </table:table-cell>
        </table:table-row>
        <table:table-row table:style-name="ro1">
          <table:table-cell office:value-type="string" calcext:value-type="string">
            <text:p>2020-09-25</text:p>
          </table:table-cell>
          <table:table-cell office:value-type="float" office:value="2234" calcext:value-type="float">
            <text:p>2234</text:p>
          </table:table-cell>
          <table:table-cell office:value-type="float" office:value="20110.0064334548" calcext:value-type="float">
            <text:p>20110.0064334548</text:p>
          </table:table-cell>
        </table:table-row>
        <table:table-row table:style-name="ro1">
          <table:table-cell office:value-type="string" calcext:value-type="string">
            <text:p>2020-09-26</text:p>
          </table:table-cell>
          <table:table-cell office:value-type="float" office:value="2103" calcext:value-type="float">
            <text:p>2103</text:p>
          </table:table-cell>
          <table:table-cell office:value-type="float" office:value="21127.0202169466" calcext:value-type="float">
            <text:p>21127.0202169466</text:p>
          </table:table-cell>
        </table:table-row>
        <table:table-row table:style-name="ro1">
          <table:table-cell office:value-type="string" calcext:value-type="string">
            <text:p>2020-09-27</text:p>
          </table:table-cell>
          <table:table-cell office:value-type="float" office:value="1929" calcext:value-type="float">
            <text:p>1929</text:p>
          </table:table-cell>
          <table:table-cell office:value-type="float" office:value="21892.7050940655" calcext:value-type="float">
            <text:p>21892.7050940655</text:p>
          </table:table-cell>
        </table:table-row>
        <table:table-row table:style-name="ro1">
          <table:table-cell office:value-type="string" calcext:value-type="string">
            <text:p>2020-09-28</text:p>
          </table:table-cell>
          <table:table-cell office:value-type="float" office:value="2210" calcext:value-type="float">
            <text:p>2210</text:p>
          </table:table-cell>
          <table:table-cell office:value-type="float" office:value="22862.3475813688" calcext:value-type="float">
            <text:p>22862.3475813688</text:p>
          </table:table-cell>
        </table:table-row>
        <table:table-row table:style-name="ro1">
          <table:table-cell office:value-type="string" calcext:value-type="string">
            <text:p>2020-09-29</text:p>
          </table:table-cell>
          <table:table-cell office:value-type="float" office:value="2285" calcext:value-type="float">
            <text:p>2285</text:p>
          </table:table-cell>
          <table:table-cell office:value-type="float" office:value="23830.3875532991" calcext:value-type="float">
            <text:p>23830.3875532991</text:p>
          </table:table-cell>
        </table:table-row>
        <table:table-row table:style-name="ro1">
          <table:table-cell office:value-type="string" calcext:value-type="string">
            <text:p>2020-09-30</text:p>
          </table:table-cell>
          <table:table-cell office:value-type="float" office:value="2437" calcext:value-type="float">
            <text:p>2437</text:p>
          </table:table-cell>
          <table:table-cell office:value-type="float" office:value="24874.9247410624" calcext:value-type="float">
            <text:p>24874.9247410624</text:p>
          </table:table-cell>
        </table:table-row>
        <table:table-row table:style-name="ro1">
          <table:table-cell office:value-type="string" calcext:value-type="string">
            <text:p>2020-10-01</text:p>
          </table:table-cell>
          <table:table-cell office:value-type="float" office:value="2240" calcext:value-type="float">
            <text:p>2240</text:p>
          </table:table-cell>
          <table:table-cell office:value-type="float" office:value="25647.970324975" calcext:value-type="float">
            <text:p>25647.970324975</text:p>
          </table:table-cell>
        </table:table-row>
        <table:table-row table:style-name="ro1">
          <table:table-cell office:value-type="string" calcext:value-type="string">
            <text:p>2020-10-02</text:p>
          </table:table-cell>
          <table:table-cell office:value-type="float" office:value="2756" calcext:value-type="float">
            <text:p>2756</text:p>
          </table:table-cell>
          <table:table-cell office:value-type="float" office:value="26863.7785030076" calcext:value-type="float">
            <text:p>26863.7785030076</text:p>
          </table:table-cell>
        </table:table-row>
        <table:table-row table:style-name="ro1">
          <table:table-cell office:value-type="string" calcext:value-type="string">
            <text:p>2020-10-03</text:p>
          </table:table-cell>
          <table:table-cell office:value-type="float" office:value="2855" calcext:value-type="float">
            <text:p>2855</text:p>
          </table:table-cell>
          <table:table-cell office:value-type="float" office:value="28105.8774573754" calcext:value-type="float">
            <text:p>28105.8774573754</text:p>
          </table:table-cell>
        </table:table-row>
        <table:table-row table:style-name="ro1">
          <table:table-cell office:value-type="string" calcext:value-type="string">
            <text:p>2020-10-04</text:p>
          </table:table-cell>
          <table:table-cell office:value-type="float" office:value="3020" calcext:value-type="float">
            <text:p>3020</text:p>
          </table:table-cell>
          <table:table-cell office:value-type="float" office:value="29441.1735184447" calcext:value-type="float">
            <text:p>29441.1735184447</text:p>
          </table:table-cell>
        </table:table-row>
        <table:table-row table:style-name="ro1">
          <table:table-cell office:value-type="string" calcext:value-type="string">
            <text:p>2020-10-05</text:p>
          </table:table-cell>
          <table:table-cell office:value-type="float" office:value="2981" calcext:value-type="float">
            <text:p>2981</text:p>
          </table:table-cell>
          <table:table-cell office:value-type="float" office:value="30666.9185360199" calcext:value-type="float">
            <text:p>30666.9185360199</text:p>
          </table:table-cell>
        </table:table-row>
        <table:table-row table:style-name="ro1">
          <table:table-cell office:value-type="string" calcext:value-type="string">
            <text:p>2020-10-06</text:p>
          </table:table-cell>
          <table:table-cell office:value-type="float" office:value="2913" calcext:value-type="float">
            <text:p>2913</text:p>
          </table:table-cell>
          <table:table-cell office:value-type="float" office:value="31753.4497806805" calcext:value-type="float">
            <text:p>31753.4497806805</text:p>
          </table:table-cell>
        </table:table-row>
        <table:table-row table:style-name="ro1">
          <table:table-cell office:value-type="string" calcext:value-type="string">
            <text:p>2020-10-07</text:p>
          </table:table-cell>
          <table:table-cell office:value-type="float" office:value="3116" calcext:value-type="float">
            <text:p>3116</text:p>
          </table:table-cell>
          <table:table-cell office:value-type="float" office:value="32965.9694989054" calcext:value-type="float">
            <text:p>32965.9694989054</text:p>
          </table:table-cell>
        </table:table-row>
        <table:table-row table:style-name="ro1">
          <table:table-cell office:value-type="string" calcext:value-type="string">
            <text:p>2020-10-08</text:p>
          </table:table-cell>
          <table:table-cell office:value-type="float" office:value="3219" calcext:value-type="float">
            <text:p>3219</text:p>
          </table:table-cell>
          <table:table-cell office:value-type="float" office:value="34199.8691196159" calcext:value-type="float">
            <text:p>34199.8691196159</text:p>
          </table:table-cell>
        </table:table-row>
        <table:table-row table:style-name="ro1">
          <table:table-cell office:value-type="string" calcext:value-type="string">
            <text:p>2020-10-09</text:p>
          </table:table-cell>
          <table:table-cell office:value-type="float" office:value="3270" calcext:value-type="float">
            <text:p>3270</text:p>
          </table:table-cell>
          <table:table-cell office:value-type="float" office:value="35400.3831004829" calcext:value-type="float">
            <text:p>35400.3831004829</text:p>
          </table:table-cell>
        </table:table-row>
        <table:table-row table:style-name="ro1">
          <table:table-cell office:value-type="string" calcext:value-type="string">
            <text:p>2020-10-10</text:p>
          </table:table-cell>
          <table:table-cell office:value-type="float" office:value="3381" calcext:value-type="float">
            <text:p>3381</text:p>
          </table:table-cell>
          <table:table-cell office:value-type="float" office:value="36625.4056526942" calcext:value-type="float">
            <text:p>36625.4056526942</text:p>
          </table:table-cell>
        </table:table-row>
        <table:table-row table:style-name="ro1">
          <table:table-cell office:value-type="string" calcext:value-type="string">
            <text:p>2020-10-11</text:p>
          </table:table-cell>
          <table:table-cell office:value-type="float" office:value="3498" calcext:value-type="float">
            <text:p>3498</text:p>
          </table:table-cell>
          <table:table-cell office:value-type="float" office:value="37880.8363175613" calcext:value-type="float">
            <text:p>37880.8363175613</text:p>
          </table:table-cell>
        </table:table-row>
        <table:table-row table:style-name="ro1">
          <table:table-cell office:value-type="string" calcext:value-type="string">
            <text:p>2020-10-12</text:p>
          </table:table-cell>
          <table:table-cell office:value-type="float" office:value="3492" calcext:value-type="float">
            <text:p>3492</text:p>
          </table:table-cell>
          <table:table-cell office:value-type="float" office:value="39041.4257611468" calcext:value-type="float">
            <text:p>39041.4257611468</text:p>
          </table:table-cell>
        </table:table-row>
        <table:table-row table:style-name="ro1">
          <table:table-cell office:value-type="string" calcext:value-type="string">
            <text:p>2020-10-13</text:p>
          </table:table-cell>
          <table:table-cell office:value-type="float" office:value="3616" calcext:value-type="float">
            <text:p>3616</text:p>
          </table:table-cell>
          <table:table-cell office:value-type="float" office:value="40233.6679389147" calcext:value-type="float">
            <text:p>40233.6679389147</text:p>
          </table:table-cell>
        </table:table-row>
        <table:table-row table:style-name="ro1">
          <table:table-cell office:value-type="string" calcext:value-type="string">
            <text:p>2020-10-14</text:p>
          </table:table-cell>
          <table:table-cell office:value-type="float" office:value="4007" calcext:value-type="float">
            <text:p>4007</text:p>
          </table:table-cell>
          <table:table-cell office:value-type="float" office:value="41728.8926603376" calcext:value-type="float">
            <text:p>41728.8926603376</text:p>
          </table:table-cell>
        </table:table-row>
        <table:table-row table:style-name="ro1">
          <table:table-cell office:value-type="string" calcext:value-type="string">
            <text:p>2020-10-15</text:p>
          </table:table-cell>
          <table:table-cell office:value-type="float" office:value="4338" calcext:value-type="float">
            <text:p>4338</text:p>
          </table:table-cell>
          <table:table-cell office:value-type="float" office:value="43466.0619785007" calcext:value-type="float">
            <text:p>43466.0619785007</text:p>
          </table:table-cell>
        </table:table-row>
        <table:table-row table:style-name="ro1">
          <table:table-cell office:value-type="string" calcext:value-type="string">
            <text:p>2020-10-16</text:p>
          </table:table-cell>
          <table:table-cell office:value-type="float" office:value="4267" calcext:value-type="float">
            <text:p>4267</text:p>
          </table:table-cell>
          <table:table-cell office:value-type="float" office:value="45041.9179222626" calcext:value-type="float">
            <text:p>45041.9179222626</text:p>
          </table:table-cell>
        </table:table-row>
        <table:table-row table:style-name="ro1">
          <table:table-cell office:value-type="string" calcext:value-type="string">
            <text:p>2020-10-17</text:p>
          </table:table-cell>
          <table:table-cell office:value-type="float" office:value="4217" calcext:value-type="float">
            <text:p>4217</text:p>
          </table:table-cell>
          <table:table-cell office:value-type="float" office:value="46473.6596366875" calcext:value-type="float">
            <text:p>46473.6596366875</text:p>
          </table:table-cell>
        </table:table-row>
        <table:table-row table:style-name="ro1">
          <table:table-cell office:value-type="string" calcext:value-type="string">
            <text:p>2020-10-18</text:p>
          </table:table-cell>
          <table:table-cell office:value-type="float" office:value="4359" calcext:value-type="float">
            <text:p>4359</text:p>
          </table:table-cell>
          <table:table-cell office:value-type="float" office:value="47954.5968721289" calcext:value-type="float">
            <text:p>47954.5968721289</text:p>
          </table:table-cell>
        </table:table-row>
        <table:table-row table:style-name="ro1">
          <table:table-cell office:value-type="string" calcext:value-type="string">
            <text:p>2020-10-19</text:p>
          </table:table-cell>
          <table:table-cell office:value-type="float" office:value="4507" calcext:value-type="float">
            <text:p>4507</text:p>
          </table:table-cell>
          <table:table-cell office:value-type="float" office:value="49481.605064879" calcext:value-type="float">
            <text:p>49481.605064879</text:p>
          </table:table-cell>
        </table:table-row>
        <table:table-row table:style-name="ro1">
          <table:table-cell office:value-type="string" calcext:value-type="string">
            <text:p>2020-10-20</text:p>
          </table:table-cell>
          <table:table-cell office:value-type="float" office:value="4562" calcext:value-type="float">
            <text:p>4562</text:p>
          </table:table-cell>
          <table:table-cell office:value-type="float" office:value="50962.3950857948" calcext:value-type="float">
            <text:p>50962.3950857948</text:p>
          </table:table-cell>
        </table:table-row>
        <table:table-row table:style-name="ro1">
          <table:table-cell office:value-type="string" calcext:value-type="string">
            <text:p>2020-10-21</text:p>
          </table:table-cell>
          <table:table-cell office:value-type="float" office:value="4702" calcext:value-type="float">
            <text:p>4702</text:p>
          </table:table-cell>
          <table:table-cell office:value-type="float" office:value="52477.2219416626" calcext:value-type="float">
            <text:p>52477.2219416626</text:p>
          </table:table-cell>
        </table:table-row>
        <table:table-row table:style-name="ro1">
          <table:table-cell office:value-type="string" calcext:value-type="string">
            <text:p>2020-10-22</text:p>
          </table:table-cell>
          <table:table-cell office:value-type="float" office:value="4699" calcext:value-type="float">
            <text:p>4699</text:p>
          </table:table-cell>
          <table:table-cell office:value-type="float" office:value="53880.8462952701" calcext:value-type="float">
            <text:p>53880.8462952701</text:p>
          </table:table-cell>
        </table:table-row>
        <table:table-row table:style-name="ro1">
          <table:table-cell office:value-type="string" calcext:value-type="string">
            <text:p>2020-10-23</text:p>
          </table:table-cell>
          <table:table-cell office:value-type="float" office:value="4772" calcext:value-type="float">
            <text:p>4772</text:p>
          </table:table-cell>
          <table:table-cell office:value-type="float" office:value="55251.1492880033" calcext:value-type="float">
            <text:p>55251.1492880033</text:p>
          </table:table-cell>
        </table:table-row>
        <table:table-row table:style-name="ro1">
          <table:table-cell office:value-type="string" calcext:value-type="string">
            <text:p>2020-10-24</text:p>
          </table:table-cell>
          <table:table-cell office:value-type="float" office:value="4921" calcext:value-type="float">
            <text:p>4921</text:p>
          </table:table-cell>
          <table:table-cell office:value-type="float" office:value="56648.9886150379" calcext:value-type="float">
            <text:p>56648.9886150379</text:p>
          </table:table-cell>
        </table:table-row>
        <table:table-row table:style-name="ro1">
          <table:table-cell office:value-type="string" calcext:value-type="string">
            <text:p>2020-10-25</text:p>
          </table:table-cell>
          <table:table-cell office:value-type="float" office:value="4911" calcext:value-type="float">
            <text:p>4911</text:p>
          </table:table-cell>
          <table:table-cell office:value-type="float" office:value="57927.0421208809" calcext:value-type="float">
            <text:p>57927.0421208809</text:p>
          </table:table-cell>
        </table:table-row>
        <table:table-row table:style-name="ro1">
          <table:table-cell office:value-type="string" calcext:value-type="string">
            <text:p>2020-10-26</text:p>
          </table:table-cell>
          <table:table-cell office:value-type="float" office:value="4733" calcext:value-type="float">
            <text:p>4733</text:p>
          </table:table-cell>
          <table:table-cell office:value-type="float" office:value="58921.4868959881" calcext:value-type="float">
            <text:p>58921.4868959881</text:p>
          </table:table-cell>
        </table:table-row>
        <table:table-row table:style-name="ro1">
          <table:table-cell office:value-type="string" calcext:value-type="string">
            <text:p>2020-10-27</text:p>
          </table:table-cell>
          <table:table-cell office:value-type="float" office:value="4614" calcext:value-type="float">
            <text:p>4614</text:p>
          </table:table-cell>
          <table:table-cell office:value-type="float" office:value="59693.0330738555" calcext:value-type="float">
            <text:p>59693.0330738555</text:p>
          </table:table-cell>
        </table:table-row>
        <table:table-row table:style-name="ro1">
          <table:table-cell office:value-type="string" calcext:value-type="string">
            <text:p>2020-10-28</text:p>
          </table:table-cell>
          <table:table-cell office:value-type="float" office:value="4597" calcext:value-type="float">
            <text:p>4597</text:p>
          </table:table-cell>
          <table:table-cell office:value-type="float" office:value="60338.4502056746" calcext:value-type="float">
            <text:p>60338.4502056746</text:p>
          </table:table-cell>
        </table:table-row>
        <table:table-row table:style-name="ro1">
          <table:table-cell office:value-type="string" calcext:value-type="string">
            <text:p>2020-10-29</text:p>
          </table:table-cell>
          <table:table-cell office:value-type="float" office:value="4554" calcext:value-type="float">
            <text:p>4554</text:p>
          </table:table-cell>
          <table:table-cell office:value-type="float" office:value="60840.6712782074" calcext:value-type="float">
            <text:p>60840.6712782074</text:p>
          </table:table-cell>
        </table:table-row>
        <table:table-row table:style-name="ro1">
          <table:table-cell office:value-type="string" calcext:value-type="string">
            <text:p>2020-10-30</text:p>
          </table:table-cell>
          <table:table-cell office:value-type="float" office:value="4703" calcext:value-type="float">
            <text:p>4703</text:p>
          </table:table-cell>
          <table:table-cell office:value-type="float" office:value="61397.3596766409" calcext:value-type="float">
            <text:p>61397.3596766409</text:p>
          </table:table-cell>
        </table:table-row>
        <table:table-row table:style-name="ro1">
          <table:table-cell office:value-type="string" calcext:value-type="string">
            <text:p>2020-10-31</text:p>
          </table:table-cell>
          <table:table-cell office:value-type="float" office:value="4927" calcext:value-type="float">
            <text:p>4927</text:p>
          </table:table-cell>
          <table:table-cell office:value-type="float" office:value="62098.2341646499" calcext:value-type="float">
            <text:p>62098.2341646499</text:p>
          </table:table-cell>
        </table:table-row>
        <table:table-row table:style-name="ro1">
          <table:table-cell office:value-type="string" calcext:value-type="string">
            <text:p>2020-11-01</text:p>
          </table:table-cell>
          <table:table-cell office:value-type="float" office:value="4964" calcext:value-type="float">
            <text:p>4964</text:p>
          </table:table-cell>
          <table:table-cell office:value-type="float" office:value="62753.7386144679" calcext:value-type="float">
            <text:p>62753.7386144679</text:p>
          </table:table-cell>
        </table:table-row>
        <table:table-row table:style-name="ro1">
          <table:table-cell office:value-type="string" calcext:value-type="string">
            <text:p>2020-11-02</text:p>
          </table:table-cell>
          <table:table-cell office:value-type="float" office:value="4764" calcext:value-type="float">
            <text:p>4764</text:p>
          </table:table-cell>
          <table:table-cell office:value-type="float" office:value="63144.7801869677" calcext:value-type="float">
            <text:p>63144.7801869677</text:p>
          </table:table-cell>
        </table:table-row>
        <table:table-row table:style-name="ro1">
          <table:table-cell office:value-type="string" calcext:value-type="string">
            <text:p>2020-11-03</text:p>
          </table:table-cell>
          <table:table-cell office:value-type="float" office:value="4370" calcext:value-type="float">
            <text:p>4370</text:p>
          </table:table-cell>
          <table:table-cell office:value-type="float" office:value="63084.2001903486" calcext:value-type="float">
            <text:p>63084.2001903486</text:p>
          </table:table-cell>
        </table:table-row>
        <table:table-row table:style-name="ro1">
          <table:table-cell office:value-type="string" calcext:value-type="string">
            <text:p>2020-11-04</text:p>
          </table:table-cell>
          <table:table-cell office:value-type="float" office:value="4225" calcext:value-type="float">
            <text:p>4225</text:p>
          </table:table-cell>
          <table:table-cell office:value-type="float" office:value="62830.8846998872" calcext:value-type="float">
            <text:p>62830.8846998872</text:p>
          </table:table-cell>
        </table:table-row>
        <table:table-row table:style-name="ro1">
          <table:table-cell office:value-type="string" calcext:value-type="string">
            <text:p>2020-11-05</text:p>
          </table:table-cell>
          <table:table-cell office:value-type="float" office:value="4321" calcext:value-type="float">
            <text:p>4321</text:p>
          </table:table-cell>
          <table:table-cell office:value-type="float" office:value="62631.9711743623" calcext:value-type="float">
            <text:p>62631.9711743623</text:p>
          </table:table-cell>
        </table:table-row>
        <table:table-row table:style-name="ro1">
          <table:table-cell office:value-type="string" calcext:value-type="string">
            <text:p>2020-11-06</text:p>
          </table:table-cell>
          <table:table-cell office:value-type="float" office:value="4340" calcext:value-type="float">
            <text:p>4340</text:p>
          </table:table-cell>
          <table:table-cell office:value-type="float" office:value="62413.0963579371" calcext:value-type="float">
            <text:p>62413.0963579371</text:p>
          </table:table-cell>
        </table:table-row>
        <table:table-row table:style-name="ro1">
          <table:table-cell office:value-type="string" calcext:value-type="string">
            <text:p>2020-11-07</text:p>
          </table:table-cell>
          <table:table-cell office:value-type="float" office:value="4075" calcext:value-type="float">
            <text:p>4075</text:p>
          </table:table-cell>
          <table:table-cell office:value-type="float" office:value="61901.5313478541" calcext:value-type="float">
            <text:p>61901.5313478541</text:p>
          </table:table-cell>
        </table:table-row>
        <table:table-row table:style-name="ro1">
          <table:table-cell office:value-type="string" calcext:value-type="string">
            <text:p>2020-11-08</text:p>
          </table:table-cell>
          <table:table-cell office:value-type="float" office:value="4273" calcext:value-type="float">
            <text:p>4273</text:p>
          </table:table-cell>
          <table:table-cell office:value-type="float" office:value="61571.1916851147" calcext:value-type="float">
            <text:p>61571.1916851147</text:p>
          </table:table-cell>
        </table:table-row>
        <table:table-row table:style-name="ro1">
          <table:table-cell office:value-type="string" calcext:value-type="string">
            <text:p>2020-11-09</text:p>
          </table:table-cell>
          <table:table-cell office:value-type="float" office:value="4383" calcext:value-type="float">
            <text:p>4383</text:p>
          </table:table-cell>
          <table:table-cell office:value-type="float" office:value="61343.2304451722" calcext:value-type="float">
            <text:p>61343.2304451722</text:p>
          </table:table-cell>
        </table:table-row>
        <table:table-row table:style-name="ro1">
          <table:table-cell office:value-type="string" calcext:value-type="string">
            <text:p>2020-11-10</text:p>
          </table:table-cell>
          <table:table-cell office:value-type="float" office:value="4938" calcext:value-type="float">
            <text:p>4938</text:p>
          </table:table-cell>
          <table:table-cell office:value-type="float" office:value="61672.5287610747" calcext:value-type="float">
            <text:p>61672.5287610747</text:p>
          </table:table-cell>
        </table:table-row>
        <table:table-row table:style-name="ro1">
          <table:table-cell office:value-type="string" calcext:value-type="string">
            <text:p>2020-11-11</text:p>
          </table:table-cell>
          <table:table-cell office:value-type="float" office:value="5156" calcext:value-type="float">
            <text:p>5156</text:p>
          </table:table-cell>
          <table:table-cell office:value-type="float" office:value="62232.4965180107" calcext:value-type="float">
            <text:p>62232.4965180107</text:p>
          </table:table-cell>
        </table:table-row>
        <table:table-row table:style-name="ro1">
          <table:table-cell office:value-type="string" calcext:value-type="string">
            <text:p>2020-11-12</text:p>
          </table:table-cell>
          <table:table-cell office:value-type="float" office:value="4877" calcext:value-type="float">
            <text:p>4877</text:p>
          </table:table-cell>
          <table:table-cell office:value-type="float" office:value="62528.7212975788" calcext:value-type="float">
            <text:p>62528.7212975788</text:p>
          </table:table-cell>
        </table:table-row>
        <table:table-row table:style-name="ro1">
          <table:table-cell office:value-type="string" calcext:value-type="string">
            <text:p>2020-11-13</text:p>
          </table:table-cell>
          <table:table-cell office:value-type="float" office:value="4730" calcext:value-type="float">
            <text:p>4730</text:p>
          </table:table-cell>
          <table:table-cell office:value-type="float" office:value="62689.1506335796" calcext:value-type="float">
            <text:p>62689.1506335796</text:p>
          </table:table-cell>
        </table:table-row>
        <table:table-row table:style-name="ro1">
          <table:table-cell office:value-type="string" calcext:value-type="string">
            <text:p>2020-11-14</text:p>
          </table:table-cell>
          <table:table-cell office:value-type="float" office:value="4604" calcext:value-type="float">
            <text:p>4604</text:p>
          </table:table-cell>
          <table:table-cell office:value-type="float" office:value="62732.3150246883" calcext:value-type="float">
            <text:p>62732.3150246883</text:p>
          </table:table-cell>
        </table:table-row>
        <table:table-row table:style-name="ro1">
          <table:table-cell office:value-type="string" calcext:value-type="string">
            <text:p>2020-11-15</text:p>
          </table:table-cell>
          <table:table-cell office:value-type="float" office:value="4666" calcext:value-type="float">
            <text:p>4666</text:p>
          </table:table-cell>
          <table:table-cell office:value-type="float" office:value="62846.4917750676" calcext:value-type="float">
            <text:p>62846.4917750676</text:p>
          </table:table-cell>
        </table:table-row>
        <table:table-row table:style-name="ro1">
          <table:table-cell office:value-type="string" calcext:value-type="string">
            <text:p>2020-11-16</text:p>
          </table:table-cell>
          <table:table-cell office:value-type="float" office:value="5043" calcext:value-type="float">
            <text:p>5043</text:p>
          </table:table-cell>
          <table:table-cell office:value-type="float" office:value="63338.6501577451" calcext:value-type="float">
            <text:p>63338.6501577451</text:p>
          </table:table-cell>
        </table:table-row>
        <table:table-row table:style-name="ro1">
          <table:table-cell office:value-type="string" calcext:value-type="string">
            <text:p>2020-11-17</text:p>
          </table:table-cell>
          <table:table-cell office:value-type="float" office:value="5204" calcext:value-type="float">
            <text:p>5204</text:p>
          </table:table-cell>
          <table:table-cell office:value-type="float" office:value="63983.6256142659" calcext:value-type="float">
            <text:p>63983.6256142659</text:p>
          </table:table-cell>
        </table:table-row>
        <table:table-row table:style-name="ro1">
          <table:table-cell office:value-type="string" calcext:value-type="string">
            <text:p>2020-11-18</text:p>
          </table:table-cell>
          <table:table-cell office:value-type="float" office:value="5114" calcext:value-type="float">
            <text:p>5114</text:p>
          </table:table-cell>
          <table:table-cell office:value-type="float" office:value="64526.149251481" calcext:value-type="float">
            <text:p>64526.149251481</text:p>
          </table:table-cell>
        </table:table-row>
        <table:table-row table:style-name="ro1">
          <table:table-cell office:value-type="string" calcext:value-type="string">
            <text:p>2020-11-19</text:p>
          </table:table-cell>
          <table:table-cell office:value-type="float" office:value="4964" calcext:value-type="float">
            <text:p>4964</text:p>
          </table:table-cell>
          <table:table-cell office:value-type="float" office:value="64903.4976907103" calcext:value-type="float">
            <text:p>64903.4976907103</text:p>
          </table:table-cell>
        </table:table-row>
        <table:table-row table:style-name="ro1">
          <table:table-cell office:value-type="string" calcext:value-type="string">
            <text:p>2020-11-20</text:p>
          </table:table-cell>
          <table:table-cell office:value-type="float" office:value="4932" calcext:value-type="float">
            <text:p>4932</text:p>
          </table:table-cell>
          <table:table-cell office:value-type="float" office:value="65227.2324033379" calcext:value-type="float">
            <text:p>65227.2324033379</text:p>
          </table:table-cell>
        </table:table-row>
        <table:table-row table:style-name="ro1">
          <table:table-cell office:value-type="string" calcext:value-type="string">
            <text:p>2020-11-21</text:p>
          </table:table-cell>
          <table:table-cell office:value-type="float" office:value="4826" calcext:value-type="float">
            <text:p>4826</text:p>
          </table:table-cell>
          <table:table-cell office:value-type="float" office:value="65421.0660278992" calcext:value-type="float">
            <text:p>65421.0660278992</text:p>
          </table:table-cell>
        </table:table-row>
        <table:table-row table:style-name="ro1">
          <table:table-cell office:value-type="string" calcext:value-type="string">
            <text:p>2020-11-22</text:p>
          </table:table-cell>
          <table:table-cell office:value-type="float" office:value="4291" calcext:value-type="float">
            <text:p>4291</text:p>
          </table:table-cell>
          <table:table-cell office:value-type="float" office:value="65050.7898991394" calcext:value-type="float">
            <text:p>65050.7898991394</text:p>
          </table:table-cell>
        </table:table-row>
        <table:table-row table:style-name="ro1">
          <table:table-cell office:value-type="string" calcext:value-type="string">
            <text:p>2020-11-23</text:p>
          </table:table-cell>
          <table:table-cell office:value-type="float" office:value="3985" calcext:value-type="float">
            <text:p>3985</text:p>
          </table:table-cell>
          <table:table-cell office:value-type="float" office:value="64342.4115837623" calcext:value-type="float">
            <text:p>64342.4115837623</text:p>
          </table:table-cell>
        </table:table-row>
        <table:table-row table:style-name="ro1">
          <table:table-cell office:value-type="string" calcext:value-type="string">
            <text:p>2020-11-24</text:p>
          </table:table-cell>
          <table:table-cell office:value-type="float" office:value="3811" calcext:value-type="float">
            <text:p>3811</text:p>
          </table:table-cell>
          <table:table-cell office:value-type="float" office:value="63432.0566003427" calcext:value-type="float">
            <text:p>63432.0566003427</text:p>
          </table:table-cell>
        </table:table-row>
        <table:table-row table:style-name="ro1">
          <table:table-cell office:value-type="string" calcext:value-type="string">
            <text:p>2020-11-25</text:p>
          </table:table-cell>
          <table:table-cell office:value-type="float" office:value="3570" calcext:value-type="float">
            <text:p>3570</text:p>
          </table:table-cell>
          <table:table-cell office:value-type="float" office:value="62260.8458625238" calcext:value-type="float">
            <text:p>62260.8458625238</text:p>
          </table:table-cell>
        </table:table-row>
        <table:table-row table:style-name="ro1">
          <table:table-cell office:value-type="string" calcext:value-type="string">
            <text:p>2020-11-26</text:p>
          </table:table-cell>
          <table:table-cell office:value-type="float" office:value="3308" calcext:value-type="float">
            <text:p>3308</text:p>
          </table:table-cell>
          <table:table-cell office:value-type="float" office:value="60816.5318026988" calcext:value-type="float">
            <text:p>60816.5318026988</text:p>
          </table:table-cell>
        </table:table-row>
        <table:table-row table:style-name="ro1">
          <table:table-cell office:value-type="string" calcext:value-type="string">
            <text:p>2020-11-27</text:p>
          </table:table-cell>
          <table:table-cell office:value-type="float" office:value="3403" calcext:value-type="float">
            <text:p>3403</text:p>
          </table:table-cell>
          <table:table-cell office:value-type="float" office:value="59468.6910417021" calcext:value-type="float">
            <text:p>59468.6910417021</text:p>
          </table:table-cell>
        </table:table-row>
        <table:table-row table:style-name="ro1">
          <table:table-cell office:value-type="string" calcext:value-type="string">
            <text:p>2020-11-28</text:p>
          </table:table-cell>
          <table:table-cell office:value-type="float" office:value="3335" calcext:value-type="float">
            <text:p>3335</text:p>
          </table:table-cell>
          <table:table-cell office:value-type="float" office:value="58072.4943534294" calcext:value-type="float">
            <text:p>58072.4943534294</text:p>
          </table:table-cell>
        </table:table-row>
        <table:table-row table:style-name="ro1">
          <table:table-cell office:value-type="string" calcext:value-type="string">
            <text:p>2020-11-29</text:p>
          </table:table-cell>
          <table:table-cell office:value-type="float" office:value="3332" calcext:value-type="float">
            <text:p>3332</text:p>
          </table:table-cell>
          <table:table-cell office:value-type="float" office:value="56708.9368724178" calcext:value-type="float">
            <text:p>56708.9368724178</text:p>
          </table:table-cell>
        </table:table-row>
        <table:table-row table:style-name="ro1">
          <table:table-cell office:value-type="string" calcext:value-type="string">
            <text:p>2020-11-30</text:p>
          </table:table-cell>
          <table:table-cell office:value-type="float" office:value="3075" calcext:value-type="float">
            <text:p>3075</text:p>
          </table:table-cell>
          <table:table-cell office:value-type="float" office:value="55141.9181192351" calcext:value-type="float">
            <text:p>55141.9181192351</text:p>
          </table:table-cell>
        </table:table-row>
        <table:table-row table:style-name="ro1">
          <table:table-cell office:value-type="string" calcext:value-type="string">
            <text:p>2020-12-01</text:p>
          </table:table-cell>
          <table:table-cell office:value-type="float" office:value="3147" calcext:value-type="float">
            <text:p>3147</text:p>
          </table:table-cell>
          <table:table-cell office:value-type="float" office:value="53720.418044858" calcext:value-type="float">
            <text:p>53720.418044858</text:p>
          </table:table-cell>
        </table:table-row>
        <table:table-row table:style-name="ro1">
          <table:table-cell office:value-type="string" calcext:value-type="string">
            <text:p>2020-12-02</text:p>
          </table:table-cell>
          <table:table-cell office:value-type="float" office:value="3342" calcext:value-type="float">
            <text:p>3342</text:p>
          </table:table-cell>
          <table:table-cell office:value-type="float" office:value="52584.4608688224" calcext:value-type="float">
            <text:p>52584.4608688224</text:p>
          </table:table-cell>
        </table:table-row>
        <table:table-row table:style-name="ro1">
          <table:table-cell office:value-type="string" calcext:value-type="string">
            <text:p>2020-12-03</text:p>
          </table:table-cell>
          <table:table-cell office:value-type="float" office:value="3459" calcext:value-type="float">
            <text:p>3459</text:p>
          </table:table-cell>
          <table:table-cell office:value-type="float" office:value="51668.4429307428" calcext:value-type="float">
            <text:p>51668.4429307428</text:p>
          </table:table-cell>
        </table:table-row>
        <table:table-row table:style-name="ro1">
          <table:table-cell office:value-type="string" calcext:value-type="string">
            <text:p>2020-12-04</text:p>
          </table:table-cell>
          <table:table-cell office:value-type="float" office:value="3630" calcext:value-type="float">
            <text:p>3630</text:p>
          </table:table-cell>
          <table:table-cell office:value-type="float" office:value="51027.4334058651" calcext:value-type="float">
            <text:p>51027.4334058651</text:p>
          </table:table-cell>
        </table:table-row>
        <table:table-row table:style-name="ro1">
          <table:table-cell office:value-type="string" calcext:value-type="string">
            <text:p>2020-12-05</text:p>
          </table:table-cell>
          <table:table-cell office:value-type="float" office:value="3741" calcext:value-type="float">
            <text:p>3741</text:p>
          </table:table-cell>
          <table:table-cell office:value-type="float" office:value="50599.3701651833" calcext:value-type="float">
            <text:p>50599.3701651833</text:p>
          </table:table-cell>
        </table:table-row>
        <table:table-row table:style-name="ro1">
          <table:table-cell office:value-type="string" calcext:value-type="string">
            <text:p>2020-12-06</text:p>
          </table:table-cell>
          <table:table-cell office:value-type="float" office:value="3722" calcext:value-type="float">
            <text:p>3722</text:p>
          </table:table-cell>
          <table:table-cell office:value-type="float" office:value="50253.4966925931" calcext:value-type="float">
            <text:p>50253.4966925931</text:p>
          </table:table-cell>
        </table:table-row>
        <table:table-row table:style-name="ro1">
          <table:table-cell office:value-type="string" calcext:value-type="string">
            <text:p>2020-12-07</text:p>
          </table:table-cell>
          <table:table-cell office:value-type="float" office:value="3767" calcext:value-type="float">
            <text:p>3767</text:p>
          </table:table-cell>
          <table:table-cell office:value-type="float" office:value="50051.5121322592" calcext:value-type="float">
            <text:p>50051.5121322592</text:p>
          </table:table-cell>
        </table:table-row>
        <table:table-row table:style-name="ro1">
          <table:table-cell office:value-type="string" calcext:value-type="string">
            <text:p>2020-12-08</text:p>
          </table:table-cell>
          <table:table-cell office:value-type="float" office:value="3876" calcext:value-type="float">
            <text:p>3876</text:p>
          </table:table-cell>
          <table:table-cell office:value-type="float" office:value="50038.4506916454" calcext:value-type="float">
            <text:p>50038.4506916454</text:p>
          </table:table-cell>
        </table:table-row>
        <table:table-row table:style-name="ro1">
          <table:table-cell office:value-type="string" calcext:value-type="string">
            <text:p>2020-12-09</text:p>
          </table:table-cell>
          <table:table-cell office:value-type="float" office:value="4322" calcext:value-type="float">
            <text:p>4322</text:p>
          </table:table-cell>
          <table:table-cell office:value-type="float" office:value="50540.6522788722" calcext:value-type="float">
            <text:p>50540.6522788722</text:p>
          </table:table-cell>
        </table:table-row>
        <table:table-row table:style-name="ro1">
          <table:table-cell office:value-type="string" calcext:value-type="string">
            <text:p>2020-12-10</text:p>
          </table:table-cell>
          <table:table-cell office:value-type="float" office:value="4628" calcext:value-type="float">
            <text:p>4628</text:p>
          </table:table-cell>
          <table:table-cell office:value-type="float" office:value="51397.1810896049" calcext:value-type="float">
            <text:p>51397.1810896049</text:p>
          </table:table-cell>
        </table:table-row>
        <table:table-row table:style-name="ro1">
          <table:table-cell office:value-type="string" calcext:value-type="string">
            <text:p>2020-12-11</text:p>
          </table:table-cell>
          <table:table-cell office:value-type="float" office:value="4986" calcext:value-type="float">
            <text:p>4986</text:p>
          </table:table-cell>
          <table:table-cell office:value-type="float" office:value="52652.0831964644" calcext:value-type="float">
            <text:p>52652.0831964644</text:p>
          </table:table-cell>
        </table:table-row>
        <table:table-row table:style-name="ro1">
          <table:table-cell office:value-type="string" calcext:value-type="string">
            <text:p>2020-12-12</text:p>
          </table:table-cell>
          <table:table-cell office:value-type="float" office:value="5551" calcext:value-type="float">
            <text:p>5551</text:p>
          </table:table-cell>
          <table:table-cell office:value-type="float" office:value="54503.8482161678" calcext:value-type="float">
            <text:p>54503.8482161678</text:p>
          </table:table-cell>
        </table:table-row>
        <table:table-row table:style-name="ro1">
          <table:table-cell office:value-type="string" calcext:value-type="string">
            <text:p>2020-12-13</text:p>
          </table:table-cell>
          <table:table-cell office:value-type="float" office:value="6069" calcext:value-type="float">
            <text:p>6069</text:p>
          </table:table-cell>
          <table:table-cell office:value-type="float" office:value="56882.9028000224" calcext:value-type="float">
            <text:p>56882.9028000224</text:p>
          </table:table-cell>
        </table:table-row>
        <table:table-row table:style-name="ro1">
          <table:table-cell office:value-type="string" calcext:value-type="string">
            <text:p>2020-12-14</text:p>
          </table:table-cell>
          <table:table-cell office:value-type="float" office:value="6506" calcext:value-type="float">
            <text:p>6506</text:p>
          </table:table-cell>
          <table:table-cell office:value-type="float" office:value="59685.4390927272" calcext:value-type="float">
            <text:p>59685.4390927272</text:p>
          </table:table-cell>
        </table:table-row>
        <table:table-row table:style-name="ro1">
          <table:table-cell office:value-type="string" calcext:value-type="string">
            <text:p>2020-12-15</text:p>
          </table:table-cell>
          <table:table-cell office:value-type="float" office:value="7310" calcext:value-type="float">
            <text:p>7310</text:p>
          </table:table-cell>
          <table:table-cell office:value-type="float" office:value="63249.869675435" calcext:value-type="float">
            <text:p>63249.869675435</text:p>
          </table:table-cell>
        </table:table-row>
        <table:table-row table:style-name="ro1">
          <table:table-cell office:value-type="string" calcext:value-type="string">
            <text:p>2020-12-16</text:p>
          </table:table-cell>
          <table:table-cell office:value-type="float" office:value="8067" calcext:value-type="float">
            <text:p>8067</text:p>
          </table:table-cell>
          <table:table-cell office:value-type="float" office:value="67495.957533523" calcext:value-type="float">
            <text:p>67495.957533523</text:p>
          </table:table-cell>
        </table:table-row>
        <table:table-row table:style-name="ro1">
          <table:table-cell office:value-type="string" calcext:value-type="string">
            <text:p>2020-12-17</text:p>
          </table:table-cell>
          <table:table-cell office:value-type="float" office:value="9223" calcext:value-type="float">
            <text:p>9223</text:p>
          </table:table-cell>
          <table:table-cell office:value-type="float" office:value="72795.7427015815" calcext:value-type="float">
            <text:p>72795.7427015815</text:p>
          </table:table-cell>
        </table:table-row>
        <table:table-row table:style-name="ro1">
          <table:table-cell office:value-type="string" calcext:value-type="string">
            <text:p>2020-12-18</text:p>
          </table:table-cell>
          <table:table-cell office:value-type="float" office:value="10215" calcext:value-type="float">
            <text:p>10215</text:p>
          </table:table-cell>
          <table:table-cell office:value-type="float" office:value="78954.2239300812" calcext:value-type="float">
            <text:p>78954.2239300812</text:p>
          </table:table-cell>
        </table:table-row>
        <table:table-row table:style-name="ro1">
          <table:table-cell office:value-type="string" calcext:value-type="string">
            <text:p>2020-12-19</text:p>
          </table:table-cell>
          <table:table-cell office:value-type="float" office:value="11371" calcext:value-type="float">
            <text:p>11371</text:p>
          </table:table-cell>
          <table:table-cell office:value-type="float" office:value="86096.0461304137" calcext:value-type="float">
            <text:p>86096.0461304137</text:p>
          </table:table-cell>
        </table:table-row>
        <table:table-row table:style-name="ro1">
          <table:table-cell office:value-type="string" calcext:value-type="string">
            <text:p>2020-12-20</text:p>
          </table:table-cell>
          <table:table-cell office:value-type="float" office:value="11984" calcext:value-type="float">
            <text:p>11984</text:p>
          </table:table-cell>
          <table:table-cell office:value-type="float" office:value="93630.670392933" calcext:value-type="float">
            <text:p>93630.670392933</text:p>
          </table:table-cell>
        </table:table-row>
        <table:table-row table:style-name="ro1">
          <table:table-cell office:value-type="string" calcext:value-type="string">
            <text:p>2020-12-21</text:p>
          </table:table-cell>
          <table:table-cell office:value-type="float" office:value="12819" calcext:value-type="float">
            <text:p>12819</text:p>
          </table:table-cell>
          <table:table-cell office:value-type="float" office:value="101730.694670729" calcext:value-type="float">
            <text:p>101730.694670729</text:p>
          </table:table-cell>
        </table:table-row>
        <table:table-row table:style-name="ro1">
          <table:table-cell office:value-type="string" calcext:value-type="string">
            <text:p>2020-12-22</text:p>
          </table:table-cell>
          <table:table-cell office:value-type="float" office:value="13822" calcext:value-type="float">
            <text:p>13822</text:p>
          </table:table-cell>
          <table:table-cell office:value-type="float" office:value="110515.847651536" calcext:value-type="float">
            <text:p>110515.847651536</text:p>
          </table:table-cell>
        </table:table-row>
        <table:table-row table:style-name="ro1">
          <table:table-cell office:value-type="string" calcext:value-type="string">
            <text:p>2020-12-23</text:p>
          </table:table-cell>
          <table:table-cell office:value-type="float" office:value="14167" calcext:value-type="float">
            <text:p>14167</text:p>
          </table:table-cell>
          <table:table-cell office:value-type="float" office:value="119265.943776981" calcext:value-type="float">
            <text:p>119265.943776981</text:p>
          </table:table-cell>
        </table:table-row>
        <table:table-row table:style-name="ro1">
          <table:table-cell office:value-type="string" calcext:value-type="string">
            <text:p>2020-12-24</text:p>
          </table:table-cell>
          <table:table-cell office:value-type="float" office:value="14565" calcext:value-type="float">
            <text:p>14565</text:p>
          </table:table-cell>
          <table:table-cell office:value-type="float" office:value="127974.79318777" calcext:value-type="float">
            <text:p>127974.79318777</text:p>
          </table:table-cell>
        </table:table-row>
        <table:table-row table:style-name="ro1">
          <table:table-cell office:value-type="string" calcext:value-type="string">
            <text:p>2020-12-25</text:p>
          </table:table-cell>
          <table:table-cell office:value-type="float" office:value="14951" calcext:value-type="float">
            <text:p>14951</text:p>
          </table:table-cell>
          <table:table-cell office:value-type="float" office:value="136577.773206604" calcext:value-type="float">
            <text:p>136577.773206604</text:p>
          </table:table-cell>
        </table:table-row>
        <table:table-row table:style-name="ro1">
          <table:table-cell office:value-type="string" calcext:value-type="string">
            <text:p>2020-12-26</text:p>
          </table:table-cell>
          <table:table-cell office:value-type="float" office:value="15566" calcext:value-type="float">
            <text:p>15566</text:p>
          </table:table-cell>
          <table:table-cell office:value-type="float" office:value="145256.26878573" calcext:value-type="float">
            <text:p>145256.26878573</text:p>
          </table:table-cell>
        </table:table-row>
        <table:table-row table:style-name="ro1">
          <table:table-cell office:value-type="string" calcext:value-type="string">
            <text:p>2020-12-27</text:p>
          </table:table-cell>
          <table:table-cell office:value-type="float" office:value="16566" calcext:value-type="float">
            <text:p>16566</text:p>
          </table:table-cell>
          <table:table-cell office:value-type="float" office:value="154350.208457583" calcext:value-type="float">
            <text:p>154350.208457583</text:p>
          </table:table-cell>
        </table:table-row>
        <table:table-row table:style-name="ro1">
          <table:table-cell office:value-type="string" calcext:value-type="string">
            <text:p>2020-12-28</text:p>
          </table:table-cell>
          <table:table-cell office:value-type="float" office:value="16797" calcext:value-type="float">
            <text:p>16797</text:p>
          </table:table-cell>
          <table:table-cell office:value-type="float" office:value="163064.970255609" calcext:value-type="float">
            <text:p>163064.970255609</text:p>
          </table:table-cell>
        </table:table-row>
        <table:table-row table:style-name="ro1">
          <table:table-cell office:value-type="string" calcext:value-type="string">
            <text:p>2020-12-29</text:p>
          </table:table-cell>
          <table:table-cell office:value-type="float" office:value="17391" calcext:value-type="float">
            <text:p>17391</text:p>
          </table:table-cell>
          <table:table-cell office:value-type="float" office:value="171742.238511944" calcext:value-type="float">
            <text:p>171742.238511944</text:p>
          </table:table-cell>
        </table:table-row>
        <table:table-row table:style-name="ro1">
          <table:table-cell office:value-type="string" calcext:value-type="string">
            <text:p>2020-12-30</text:p>
          </table:table-cell>
          <table:table-cell office:value-type="float" office:value="17319" calcext:value-type="float">
            <text:p>17319</text:p>
          </table:table-cell>
          <table:table-cell office:value-type="float" office:value="179707.100727506" calcext:value-type="float">
            <text:p>179707.100727506</text:p>
          </table:table-cell>
        </table:table-row>
        <table:table-row table:style-name="ro1">
          <table:table-cell office:value-type="string" calcext:value-type="string">
            <text:p>2020-12-31</text:p>
          </table:table-cell>
          <table:table-cell office:value-type="float" office:value="17164" calcext:value-type="float">
            <text:p>17164</text:p>
          </table:table-cell>
          <table:table-cell office:value-type="float" office:value="186863.545833225" calcext:value-type="float">
            <text:p>186863.545833225</text:p>
          </table:table-cell>
        </table:table-row>
        <table:table-row table:style-name="ro1">
          <table:table-cell office:value-type="string" calcext:value-type="string">
            <text:p>2021-01-01</text:p>
          </table:table-cell>
          <table:table-cell office:value-type="float" office:value="16845" calcext:value-type="float">
            <text:p>16845</text:p>
          </table:table-cell>
          <table:table-cell office:value-type="float" office:value="193045.42246137" calcext:value-type="float">
            <text:p>193045.42246137</text:p>
          </table:table-cell>
        </table:table-row>
        <table:table-row table:style-name="ro1">
          <table:table-cell office:value-type="string" calcext:value-type="string">
            <text:p>2021-01-02</text:p>
          </table:table-cell>
          <table:table-cell office:value-type="float" office:value="16443" calcext:value-type="float">
            <text:p>16443</text:p>
          </table:table-cell>
          <table:table-cell office:value-type="float" office:value="198178.882638578" calcext:value-type="float">
            <text:p>198178.882638578</text:p>
          </table:table-cell>
        </table:table-row>
        <table:table-row table:style-name="ro1">
          <table:table-cell office:value-type="string" calcext:value-type="string">
            <text:p>2021-01-03</text:p>
          </table:table-cell>
          <table:table-cell office:value-type="float" office:value="15867" calcext:value-type="float">
            <text:p>15867</text:p>
          </table:table-cell>
          <table:table-cell office:value-type="float" office:value="202106.166785394" calcext:value-type="float">
            <text:p>202106.166785394</text:p>
          </table:table-cell>
        </table:table-row>
        <table:table-row table:style-name="ro1">
          <table:table-cell office:value-type="string" calcext:value-type="string">
            <text:p>2021-01-04</text:p>
          </table:table-cell>
          <table:table-cell office:value-type="float" office:value="15238" calcext:value-type="float">
            <text:p>15238</text:p>
          </table:table-cell>
          <table:table-cell office:value-type="float" office:value="204803.644068062" calcext:value-type="float">
            <text:p>204803.644068062</text:p>
          </table:table-cell>
        </table:table-row>
        <table:table-row table:style-name="ro1">
          <table:table-cell office:value-type="string" calcext:value-type="string">
            <text:p>2021-01-05</text:p>
          </table:table-cell>
          <table:table-cell office:value-type="float" office:value="14281" calcext:value-type="float">
            <text:p>14281</text:p>
          </table:table-cell>
          <table:table-cell office:value-type="float" office:value="205985.55559932" calcext:value-type="float">
            <text:p>205985.55559932</text:p>
          </table:table-cell>
        </table:table-row>
        <table:table-row table:style-name="ro1">
          <table:table-cell office:value-type="string" calcext:value-type="string">
            <text:p>2021-01-06</text:p>
          </table:table-cell>
          <table:table-cell office:value-type="float" office:value="13570" calcext:value-type="float">
            <text:p>13570</text:p>
          </table:table-cell>
          <table:table-cell office:value-type="float" office:value="205948.701426955" calcext:value-type="float">
            <text:p>205948.701426955</text:p>
          </table:table-cell>
        </table:table-row>
        <table:table-row table:style-name="ro1">
          <table:table-cell office:value-type="string" calcext:value-type="string">
            <text:p>2021-01-07</text:p>
          </table:table-cell>
          <table:table-cell office:value-type="float" office:value="12959" calcext:value-type="float">
            <text:p>12959</text:p>
          </table:table-cell>
          <table:table-cell office:value-type="float" office:value="204855.985677507" calcext:value-type="float">
            <text:p>204855.985677507</text:p>
          </table:table-cell>
        </table:table-row>
        <table:table-row table:style-name="ro1">
          <table:table-cell office:value-type="string" calcext:value-type="string">
            <text:p>2021-01-08</text:p>
          </table:table-cell>
          <table:table-cell office:value-type="float" office:value="12510" calcext:value-type="float">
            <text:p>12510</text:p>
          </table:table-cell>
          <table:table-cell office:value-type="float" office:value="202938.944980775" calcext:value-type="float">
            <text:p>202938.944980775</text:p>
          </table:table-cell>
        </table:table-row>
        <table:table-row table:style-name="ro1">
          <table:table-cell office:value-type="string" calcext:value-type="string">
            <text:p>2021-01-09</text:p>
          </table:table-cell>
          <table:table-cell office:value-type="float" office:value="11677" calcext:value-type="float">
            <text:p>11677</text:p>
          </table:table-cell>
          <table:table-cell office:value-type="float" office:value="199900.301615093" calcext:value-type="float">
            <text:p>199900.301615093</text:p>
          </table:table-cell>
        </table:table-row>
        <table:table-row table:style-name="ro1">
          <table:table-cell office:value-type="string" calcext:value-type="string">
            <text:p>2021-01-10</text:p>
          </table:table-cell>
          <table:table-cell office:value-type="float" office:value="10811" calcext:value-type="float">
            <text:p>10811</text:p>
          </table:table-cell>
          <table:table-cell office:value-type="float" office:value="195794.731409402" calcext:value-type="float">
            <text:p>195794.731409402</text:p>
          </table:table-cell>
        </table:table-row>
        <table:table-row table:style-name="ro1">
          <table:table-cell office:value-type="string" calcext:value-type="string">
            <text:p>2021-01-11</text:p>
          </table:table-cell>
          <table:table-cell office:value-type="float" office:value="9963" calcext:value-type="float">
            <text:p>9963</text:p>
          </table:table-cell>
          <table:table-cell office:value-type="float" office:value="190726.748622942" calcext:value-type="float">
            <text:p>190726.748622942</text:p>
          </table:table-cell>
        </table:table-row>
        <table:table-row table:style-name="ro1">
          <table:table-cell office:value-type="string" calcext:value-type="string">
            <text:p>2021-01-12</text:p>
          </table:table-cell>
          <table:table-cell office:value-type="float" office:value="9572" calcext:value-type="float">
            <text:p>9572</text:p>
          </table:table-cell>
          <table:table-cell office:value-type="float" office:value="185243.555816639" calcext:value-type="float">
            <text:p>185243.555816639</text:p>
          </table:table-cell>
        </table:table-row>
        <table:table-row table:style-name="ro1">
          <table:table-cell office:value-type="string" calcext:value-type="string">
            <text:p>2021-01-13</text:p>
          </table:table-cell>
          <table:table-cell office:value-type="float" office:value="8969" calcext:value-type="float">
            <text:p>8969</text:p>
          </table:table-cell>
          <table:table-cell office:value-type="float" office:value="179221.11688133" calcext:value-type="float">
            <text:p>179221.11688133</text:p>
          </table:table-cell>
        </table:table-row>
        <table:table-row table:style-name="ro1">
          <table:table-cell office:value-type="string" calcext:value-type="string">
            <text:p>2021-01-14</text:p>
          </table:table-cell>
          <table:table-cell office:value-type="float" office:value="8553" calcext:value-type="float">
            <text:p>8553</text:p>
          </table:table-cell>
          <table:table-cell office:value-type="float" office:value="172922.620926482" calcext:value-type="float">
            <text:p>172922.620926482</text:p>
          </table:table-cell>
        </table:table-row>
        <table:table-row table:style-name="ro1">
          <table:table-cell office:value-type="string" calcext:value-type="string">
            <text:p>2021-01-15</text:p>
          </table:table-cell>
          <table:table-cell office:value-type="float" office:value="8077" calcext:value-type="float">
            <text:p>8077</text:p>
          </table:table-cell>
          <table:table-cell office:value-type="float" office:value="166365.813406459" calcext:value-type="float">
            <text:p>166365.813406459</text:p>
          </table:table-cell>
        </table:table-row>
        <table:table-row table:style-name="ro1">
          <table:table-cell office:value-type="string" calcext:value-type="string">
            <text:p>2021-01-16</text:p>
          </table:table-cell>
          <table:table-cell office:value-type="float" office:value="7539" calcext:value-type="float">
            <text:p>7539</text:p>
          </table:table-cell>
          <table:table-cell office:value-type="float" office:value="159550.642762315" calcext:value-type="float">
            <text:p>159550.642762315</text:p>
          </table:table-cell>
        </table:table-row>
        <table:table-row table:style-name="ro1">
          <table:table-cell office:value-type="string" calcext:value-type="string">
            <text:p>2021-01-17</text:p>
          </table:table-cell>
          <table:table-cell office:value-type="float" office:value="7186" calcext:value-type="float">
            <text:p>7186</text:p>
          </table:table-cell>
          <table:table-cell office:value-type="float" office:value="152724.786107168" calcext:value-type="float">
            <text:p>152724.786107168</text:p>
          </table:table-cell>
        </table:table-row>
        <table:table-row table:style-name="ro1">
          <table:table-cell office:value-type="string" calcext:value-type="string">
            <text:p>2021-01-18</text:p>
          </table:table-cell>
          <table:table-cell office:value-type="float" office:value="6767" calcext:value-type="float">
            <text:p>6767</text:p>
          </table:table-cell>
          <table:table-cell office:value-type="float" office:value="145868.712433801" calcext:value-type="float">
            <text:p>145868.712433801</text:p>
          </table:table-cell>
        </table:table-row>
        <table:table-row table:style-name="ro1">
          <table:table-cell office:value-type="string" calcext:value-type="string">
            <text:p>2021-01-19</text:p>
          </table:table-cell>
          <table:table-cell office:value-type="float" office:value="6592" calcext:value-type="float">
            <text:p>6592</text:p>
          </table:table-cell>
          <table:table-cell office:value-type="float" office:value="139274.819537171" calcext:value-type="float">
            <text:p>139274.819537171</text:p>
          </table:table-cell>
        </table:table-row>
        <table:table-row table:style-name="ro1">
          <table:table-cell office:value-type="string" calcext:value-type="string">
            <text:p>2021-01-20</text:p>
          </table:table-cell>
          <table:table-cell office:value-type="float" office:value="6221" calcext:value-type="float">
            <text:p>6221</text:p>
          </table:table-cell>
          <table:table-cell office:value-type="float" office:value="132771.642722839" calcext:value-type="float">
            <text:p>132771.642722839</text:p>
          </table:table-cell>
        </table:table-row>
        <table:table-row table:style-name="ro1">
          <table:table-cell office:value-type="string" calcext:value-type="string">
            <text:p>2021-01-21</text:p>
          </table:table-cell>
          <table:table-cell office:value-type="float" office:value="6001" calcext:value-type="float">
            <text:p>6001</text:p>
          </table:table-cell>
          <table:table-cell office:value-type="float" office:value="126527.473776806" calcext:value-type="float">
            <text:p>126527.473776806</text:p>
          </table:table-cell>
        </table:table-row>
        <table:table-row table:style-name="ro1">
          <table:table-cell office:value-type="string" calcext:value-type="string">
            <text:p>2021-01-22</text:p>
          </table:table-cell>
          <table:table-cell office:value-type="float" office:value="5700" calcext:value-type="float">
            <text:p>5700</text:p>
          </table:table-cell>
          <table:table-cell office:value-type="float" office:value="120483.977781135" calcext:value-type="float">
            <text:p>120483.977781135</text:p>
          </table:table-cell>
        </table:table-row>
        <table:table-row table:style-name="ro1">
          <table:table-cell office:value-type="string" calcext:value-type="string">
            <text:p>2021-01-23</text:p>
          </table:table-cell>
          <table:table-cell office:value-type="float" office:value="5666" calcext:value-type="float">
            <text:p>5666</text:p>
          </table:table-cell>
          <table:table-cell office:value-type="float" office:value="114909.388216683" calcext:value-type="float">
            <text:p>114909.388216683</text:p>
          </table:table-cell>
        </table:table-row>
        <table:table-row table:style-name="ro1">
          <table:table-cell office:value-type="string" calcext:value-type="string">
            <text:p>2021-01-24</text:p>
          </table:table-cell>
          <table:table-cell office:value-type="float" office:value="5713" calcext:value-type="float">
            <text:p>5713</text:p>
          </table:table-cell>
          <table:table-cell office:value-type="float" office:value="109880.905673354" calcext:value-type="float">
            <text:p>109880.905673354</text:p>
          </table:table-cell>
        </table:table-row>
        <table:table-row table:style-name="ro1">
          <table:table-cell office:value-type="string" calcext:value-type="string">
            <text:p>2021-01-25</text:p>
          </table:table-cell>
          <table:table-cell office:value-type="float" office:value="5449" calcext:value-type="float">
            <text:p>5449</text:p>
          </table:table-cell>
          <table:table-cell office:value-type="float" office:value="105074.268316265" calcext:value-type="float">
            <text:p>105074.268316265</text:p>
          </table:table-cell>
        </table:table-row>
        <table:table-row table:style-name="ro1">
          <table:table-cell office:value-type="string" calcext:value-type="string">
            <text:p>2021-01-26</text:p>
          </table:table-cell>
          <table:table-cell office:value-type="float" office:value="5026" calcext:value-type="float">
            <text:p>5026</text:p>
          </table:table-cell>
          <table:table-cell office:value-type="float" office:value="100310.169420011" calcext:value-type="float">
            <text:p>100310.169420011</text:p>
          </table:table-cell>
        </table:table-row>
        <table:table-row table:style-name="ro1">
          <table:table-cell office:value-type="string" calcext:value-type="string">
            <text:p>2021-01-27</text:p>
          </table:table-cell>
          <table:table-cell office:value-type="float" office:value="4825" calcext:value-type="float">
            <text:p>4825</text:p>
          </table:table-cell>
          <table:table-cell office:value-type="float" office:value="95805.3165735288" calcext:value-type="float">
            <text:p>95805.3165735288</text:p>
          </table:table-cell>
        </table:table-row>
        <table:table-row table:style-name="ro1">
          <table:table-cell office:value-type="string" calcext:value-type="string">
            <text:p>2021-01-28</text:p>
          </table:table-cell>
          <table:table-cell office:value-type="float" office:value="4450" calcext:value-type="float">
            <text:p>4450</text:p>
          </table:table-cell>
          <table:table-cell office:value-type="float" office:value="91356.1420359841" calcext:value-type="float">
            <text:p>91356.1420359841</text:p>
          </table:table-cell>
        </table:table-row>
        <table:table-row table:style-name="ro1">
          <table:table-cell office:value-type="string" calcext:value-type="string">
            <text:p>2021-01-29</text:p>
          </table:table-cell>
          <table:table-cell office:value-type="float" office:value="4114" calcext:value-type="float">
            <text:p>4114</text:p>
          </table:table-cell>
          <table:table-cell office:value-type="float" office:value="86989.103693786" calcext:value-type="float">
            <text:p>86989.103693786</text:p>
          </table:table-cell>
        </table:table-row>
        <table:table-row table:style-name="ro1">
          <table:table-cell office:value-type="string" calcext:value-type="string">
            <text:p>2021-01-30</text:p>
          </table:table-cell>
          <table:table-cell office:value-type="float" office:value="3873" calcext:value-type="float">
            <text:p>3873</text:p>
          </table:table-cell>
          <table:table-cell office:value-type="float" office:value="82775.6663562072" calcext:value-type="float">
            <text:p>82775.6663562072</text:p>
          </table:table-cell>
        </table:table-row>
        <table:table-row table:style-name="ro1">
          <table:table-cell office:value-type="string" calcext:value-type="string">
            <text:p>2021-01-31</text:p>
          </table:table-cell>
          <table:table-cell office:value-type="float" office:value="3576" calcext:value-type="float">
            <text:p>3576</text:p>
          </table:table-cell>
          <table:table-cell office:value-type="float" office:value="78639.8398555977" calcext:value-type="float">
            <text:p>78639.8398555977</text:p>
          </table:table-cell>
        </table:table-row>
        <table:table-row table:style-name="ro1">
          <table:table-cell office:value-type="string" calcext:value-type="string">
            <text:p>2021-02-01</text:p>
          </table:table-cell>
          <table:table-cell office:value-type="float" office:value="3284" calcext:value-type="float">
            <text:p>3284</text:p>
          </table:table-cell>
          <table:table-cell office:value-type="float" office:value="74568.0291873492" calcext:value-type="float">
            <text:p>74568.0291873492</text:p>
          </table:table-cell>
        </table:table-row>
        <table:table-row table:style-name="ro1">
          <table:table-cell office:value-type="string" calcext:value-type="string">
            <text:p>2021-02-02</text:p>
          </table:table-cell>
          <table:table-cell office:value-type="float" office:value="2974" calcext:value-type="float">
            <text:p>2974</text:p>
          </table:table-cell>
          <table:table-cell office:value-type="float" office:value="70528.2629660271" calcext:value-type="float">
            <text:p>70528.2629660271</text:p>
          </table:table-cell>
        </table:table-row>
        <table:table-row table:style-name="ro1">
          <table:table-cell office:value-type="string" calcext:value-type="string">
            <text:p>2021-02-03</text:p>
          </table:table-cell>
          <table:table-cell office:value-type="float" office:value="2644" calcext:value-type="float">
            <text:p>2644</text:p>
          </table:table-cell>
          <table:table-cell office:value-type="float" office:value="66487.3055578723" calcext:value-type="float">
            <text:p>66487.3055578723</text:p>
          </table:table-cell>
        </table:table-row>
        <table:table-row table:style-name="ro1">
          <table:table-cell office:value-type="string" calcext:value-type="string">
            <text:p>2021-02-04</text:p>
          </table:table-cell>
          <table:table-cell office:value-type="float" office:value="2547" calcext:value-type="float">
            <text:p>2547</text:p>
          </table:table-cell>
          <table:table-cell office:value-type="float" office:value="62672.2388986149" calcext:value-type="float">
            <text:p>62672.2388986149</text:p>
          </table:table-cell>
        </table:table-row>
        <table:table-row table:style-name="ro1">
          <table:table-cell office:value-type="string" calcext:value-type="string">
            <text:p>2021-02-05</text:p>
          </table:table-cell>
          <table:table-cell office:value-type="float" office:value="2513" calcext:value-type="float">
            <text:p>2513</text:p>
          </table:table-cell>
          <table:table-cell office:value-type="float" office:value="59132.5132964953" calcext:value-type="float">
            <text:p>59132.5132964953</text:p>
          </table:table-cell>
        </table:table-row>
      </table:table>
      <table:table table:name="LON" table:style-name="ta1">
        <table:table-column table:style-name="co3" table:default-cell-style-name="ce4"/>
        <table:table-column table:style-name="co3" table:number-columns-repeated="2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active_cases</text:p>
          </table:table-cell>
        </table:table-row>
        <table:table-row table:style-name="ro1">
          <table:table-cell office:value-type="string" calcext:value-type="string">
            <text:p>2020-07-01</text:p>
          </table:table-cell>
          <table:table-cell office:value-type="string" calcext:value-type="string">
            <text:p>London</text:p>
          </table:table-cell>
          <table:table-cell office:value-type="float" office:value="2210.37868110084" calcext:value-type="float">
            <text:p>2210.37868110084</text:p>
          </table:table-cell>
        </table:table-row>
        <table:table-row table:style-name="ro1">
          <table:table-cell office:value-type="string" calcext:value-type="string">
            <text:p>2020-07-02</text:p>
          </table:table-cell>
          <table:table-cell office:value-type="string" calcext:value-type="string">
            <text:p>London</text:p>
          </table:table-cell>
          <table:table-cell office:value-type="float" office:value="2187.82055863125" calcext:value-type="float">
            <text:p>2187.82055863125</text:p>
          </table:table-cell>
        </table:table-row>
        <table:table-row table:style-name="ro1">
          <table:table-cell office:value-type="string" calcext:value-type="string">
            <text:p>2020-07-03</text:p>
          </table:table-cell>
          <table:table-cell office:value-type="string" calcext:value-type="string">
            <text:p>London</text:p>
          </table:table-cell>
          <table:table-cell office:value-type="float" office:value="2084.00410720819" calcext:value-type="float">
            <text:p>2084.00410720819</text:p>
          </table:table-cell>
        </table:table-row>
        <table:table-row table:style-name="ro1">
          <table:table-cell office:value-type="string" calcext:value-type="string">
            <text:p>2020-07-04</text:p>
          </table:table-cell>
          <table:table-cell office:value-type="string" calcext:value-type="string">
            <text:p>London</text:p>
          </table:table-cell>
          <table:table-cell office:value-type="float" office:value="2026.87592309572" calcext:value-type="float">
            <text:p>2026.87592309572</text:p>
          </table:table-cell>
        </table:table-row>
        <table:table-row table:style-name="ro1">
          <table:table-cell office:value-type="string" calcext:value-type="string">
            <text:p>2020-07-05</text:p>
          </table:table-cell>
          <table:table-cell office:value-type="string" calcext:value-type="string">
            <text:p>London</text:p>
          </table:table-cell>
          <table:table-cell office:value-type="float" office:value="2048.285005023" calcext:value-type="float">
            <text:p>2048.285005023</text:p>
          </table:table-cell>
        </table:table-row>
        <table:table-row table:style-name="ro1">
          <table:table-cell office:value-type="string" calcext:value-type="string">
            <text:p>2020-07-06</text:p>
          </table:table-cell>
          <table:table-cell office:value-type="string" calcext:value-type="string">
            <text:p>London</text:p>
          </table:table-cell>
          <table:table-cell office:value-type="float" office:value="2084.44931489362" calcext:value-type="float">
            <text:p>2084.44931489362</text:p>
          </table:table-cell>
        </table:table-row>
        <table:table-row table:style-name="ro1">
          <table:table-cell office:value-type="string" calcext:value-type="string">
            <text:p>2020-07-07</text:p>
          </table:table-cell>
          <table:table-cell office:value-type="string" calcext:value-type="string">
            <text:p>London</text:p>
          </table:table-cell>
          <table:table-cell office:value-type="float" office:value="2135.28266911306" calcext:value-type="float">
            <text:p>2135.28266911306</text:p>
          </table:table-cell>
        </table:table-row>
        <table:table-row table:style-name="ro1">
          <table:table-cell office:value-type="string" calcext:value-type="string">
            <text:p>2020-07-08</text:p>
          </table:table-cell>
          <table:table-cell office:value-type="string" calcext:value-type="string">
            <text:p>London</text:p>
          </table:table-cell>
          <table:table-cell office:value-type="float" office:value="2207.23949150285" calcext:value-type="float">
            <text:p>2207.23949150285</text:p>
          </table:table-cell>
        </table:table-row>
        <table:table-row table:style-name="ro1">
          <table:table-cell office:value-type="string" calcext:value-type="string">
            <text:p>2020-07-09</text:p>
          </table:table-cell>
          <table:table-cell office:value-type="string" calcext:value-type="string">
            <text:p>London</text:p>
          </table:table-cell>
          <table:table-cell office:value-type="float" office:value="2313.30800464586" calcext:value-type="float">
            <text:p>2313.30800464586</text:p>
          </table:table-cell>
        </table:table-row>
        <table:table-row table:style-name="ro1">
          <table:table-cell office:value-type="string" calcext:value-type="string">
            <text:p>2020-07-10</text:p>
          </table:table-cell>
          <table:table-cell office:value-type="string" calcext:value-type="string">
            <text:p>London</text:p>
          </table:table-cell>
          <table:table-cell office:value-type="float" office:value="2421.12987515162" calcext:value-type="float">
            <text:p>2421.12987515162</text:p>
          </table:table-cell>
        </table:table-row>
        <table:table-row table:style-name="ro1">
          <table:table-cell office:value-type="string" calcext:value-type="string">
            <text:p>2020-07-11</text:p>
          </table:table-cell>
          <table:table-cell office:value-type="string" calcext:value-type="string">
            <text:p>London</text:p>
          </table:table-cell>
          <table:table-cell office:value-type="float" office:value="2555.89561192736" calcext:value-type="float">
            <text:p>2555.89561192736</text:p>
          </table:table-cell>
        </table:table-row>
        <table:table-row table:style-name="ro1">
          <table:table-cell office:value-type="string" calcext:value-type="string">
            <text:p>2020-07-12</text:p>
          </table:table-cell>
          <table:table-cell office:value-type="string" calcext:value-type="string">
            <text:p>London</text:p>
          </table:table-cell>
          <table:table-cell office:value-type="float" office:value="2679.90602270151" calcext:value-type="float">
            <text:p>2679.90602270151</text:p>
          </table:table-cell>
        </table:table-row>
        <table:table-row table:style-name="ro1">
          <table:table-cell office:value-type="string" calcext:value-type="string">
            <text:p>2020-07-13</text:p>
          </table:table-cell>
          <table:table-cell office:value-type="string" calcext:value-type="string">
            <text:p>London</text:p>
          </table:table-cell>
          <table:table-cell office:value-type="float" office:value="2804.34748781312" calcext:value-type="float">
            <text:p>2804.34748781312</text:p>
          </table:table-cell>
        </table:table-row>
        <table:table-row table:style-name="ro1">
          <table:table-cell office:value-type="string" calcext:value-type="string">
            <text:p>2020-07-14</text:p>
          </table:table-cell>
          <table:table-cell office:value-type="string" calcext:value-type="string">
            <text:p>London</text:p>
          </table:table-cell>
          <table:table-cell office:value-type="float" office:value="2967.1616246636" calcext:value-type="float">
            <text:p>2967.1616246636</text:p>
          </table:table-cell>
        </table:table-row>
        <table:table-row table:style-name="ro1">
          <table:table-cell office:value-type="string" calcext:value-type="string">
            <text:p>2020-07-15</text:p>
          </table:table-cell>
          <table:table-cell office:value-type="string" calcext:value-type="string">
            <text:p>London</text:p>
          </table:table-cell>
          <table:table-cell office:value-type="float" office:value="3161.14617632136" calcext:value-type="float">
            <text:p>3161.14617632136</text:p>
          </table:table-cell>
        </table:table-row>
        <table:table-row table:style-name="ro1">
          <table:table-cell office:value-type="string" calcext:value-type="string">
            <text:p>2020-07-16</text:p>
          </table:table-cell>
          <table:table-cell office:value-type="string" calcext:value-type="string">
            <text:p>London</text:p>
          </table:table-cell>
          <table:table-cell office:value-type="float" office:value="3349.91415169633" calcext:value-type="float">
            <text:p>3349.91415169633</text:p>
          </table:table-cell>
        </table:table-row>
        <table:table-row table:style-name="ro1">
          <table:table-cell office:value-type="string" calcext:value-type="string">
            <text:p>2020-07-17</text:p>
          </table:table-cell>
          <table:table-cell office:value-type="string" calcext:value-type="string">
            <text:p>London</text:p>
          </table:table-cell>
          <table:table-cell office:value-type="float" office:value="3526.02780768723" calcext:value-type="float">
            <text:p>3526.02780768723</text:p>
          </table:table-cell>
        </table:table-row>
        <table:table-row table:style-name="ro1">
          <table:table-cell office:value-type="string" calcext:value-type="string">
            <text:p>2020-07-18</text:p>
          </table:table-cell>
          <table:table-cell office:value-type="string" calcext:value-type="string">
            <text:p>London</text:p>
          </table:table-cell>
          <table:table-cell office:value-type="float" office:value="3654.12313113443" calcext:value-type="float">
            <text:p>3654.12313113443</text:p>
          </table:table-cell>
        </table:table-row>
        <table:table-row table:style-name="ro1">
          <table:table-cell office:value-type="string" calcext:value-type="string">
            <text:p>2020-07-19</text:p>
          </table:table-cell>
          <table:table-cell office:value-type="string" calcext:value-type="string">
            <text:p>London</text:p>
          </table:table-cell>
          <table:table-cell office:value-type="float" office:value="3765.71889237922" calcext:value-type="float">
            <text:p>3765.71889237922</text:p>
          </table:table-cell>
        </table:table-row>
        <table:table-row table:style-name="ro1">
          <table:table-cell office:value-type="string" calcext:value-type="string">
            <text:p>2020-07-20</text:p>
          </table:table-cell>
          <table:table-cell office:value-type="string" calcext:value-type="string">
            <text:p>London</text:p>
          </table:table-cell>
          <table:table-cell office:value-type="float" office:value="3804.1882268919" calcext:value-type="float">
            <text:p>3804.1882268919</text:p>
          </table:table-cell>
        </table:table-row>
        <table:table-row table:style-name="ro1">
          <table:table-cell office:value-type="string" calcext:value-type="string">
            <text:p>2020-07-21</text:p>
          </table:table-cell>
          <table:table-cell office:value-type="string" calcext:value-type="string">
            <text:p>London</text:p>
          </table:table-cell>
          <table:table-cell office:value-type="float" office:value="3836.63762962942" calcext:value-type="float">
            <text:p>3836.63762962942</text:p>
          </table:table-cell>
        </table:table-row>
        <table:table-row table:style-name="ro1">
          <table:table-cell office:value-type="string" calcext:value-type="string">
            <text:p>2020-07-22</text:p>
          </table:table-cell>
          <table:table-cell office:value-type="string" calcext:value-type="string">
            <text:p>London</text:p>
          </table:table-cell>
          <table:table-cell office:value-type="float" office:value="3844.11241183269" calcext:value-type="float">
            <text:p>3844.11241183269</text:p>
          </table:table-cell>
        </table:table-row>
        <table:table-row table:style-name="ro1">
          <table:table-cell office:value-type="string" calcext:value-type="string">
            <text:p>2020-07-23</text:p>
          </table:table-cell>
          <table:table-cell office:value-type="string" calcext:value-type="string">
            <text:p>London</text:p>
          </table:table-cell>
          <table:table-cell office:value-type="float" office:value="3872.66809568812" calcext:value-type="float">
            <text:p>3872.66809568812</text:p>
          </table:table-cell>
        </table:table-row>
        <table:table-row table:style-name="ro1">
          <table:table-cell office:value-type="string" calcext:value-type="string">
            <text:p>2020-07-24</text:p>
          </table:table-cell>
          <table:table-cell office:value-type="string" calcext:value-type="string">
            <text:p>London</text:p>
          </table:table-cell>
          <table:table-cell office:value-type="float" office:value="3958.20891061033" calcext:value-type="float">
            <text:p>3958.20891061033</text:p>
          </table:table-cell>
        </table:table-row>
        <table:table-row table:style-name="ro1">
          <table:table-cell office:value-type="string" calcext:value-type="string">
            <text:p>2020-07-25</text:p>
          </table:table-cell>
          <table:table-cell office:value-type="string" calcext:value-type="string">
            <text:p>London</text:p>
          </table:table-cell>
          <table:table-cell office:value-type="float" office:value="4106.72676912736" calcext:value-type="float">
            <text:p>4106.72676912736</text:p>
          </table:table-cell>
        </table:table-row>
        <table:table-row table:style-name="ro1">
          <table:table-cell office:value-type="string" calcext:value-type="string">
            <text:p>2020-07-26</text:p>
          </table:table-cell>
          <table:table-cell office:value-type="string" calcext:value-type="string">
            <text:p>London</text:p>
          </table:table-cell>
          <table:table-cell office:value-type="float" office:value="4275.00423910973" calcext:value-type="float">
            <text:p>4275.00423910973</text:p>
          </table:table-cell>
        </table:table-row>
        <table:table-row table:style-name="ro1">
          <table:table-cell office:value-type="string" calcext:value-type="string">
            <text:p>2020-07-27</text:p>
          </table:table-cell>
          <table:table-cell office:value-type="string" calcext:value-type="string">
            <text:p>London</text:p>
          </table:table-cell>
          <table:table-cell office:value-type="float" office:value="4416.75986652775" calcext:value-type="float">
            <text:p>4416.75986652775</text:p>
          </table:table-cell>
        </table:table-row>
        <table:table-row table:style-name="ro1">
          <table:table-cell office:value-type="string" calcext:value-type="string">
            <text:p>2020-07-28</text:p>
          </table:table-cell>
          <table:table-cell office:value-type="string" calcext:value-type="string">
            <text:p>London</text:p>
          </table:table-cell>
          <table:table-cell office:value-type="float" office:value="4468.17530391981" calcext:value-type="float">
            <text:p>4468.17530391981</text:p>
          </table:table-cell>
        </table:table-row>
        <table:table-row table:style-name="ro1">
          <table:table-cell office:value-type="string" calcext:value-type="string">
            <text:p>2020-07-29</text:p>
          </table:table-cell>
          <table:table-cell office:value-type="string" calcext:value-type="string">
            <text:p>London</text:p>
          </table:table-cell>
          <table:table-cell office:value-type="float" office:value="4472.52764293678" calcext:value-type="float">
            <text:p>4472.52764293678</text:p>
          </table:table-cell>
        </table:table-row>
        <table:table-row table:style-name="ro1">
          <table:table-cell office:value-type="string" calcext:value-type="string">
            <text:p>2020-07-30</text:p>
          </table:table-cell>
          <table:table-cell office:value-type="string" calcext:value-type="string">
            <text:p>London</text:p>
          </table:table-cell>
          <table:table-cell office:value-type="float" office:value="4507.98191472627" calcext:value-type="float">
            <text:p>4507.98191472627</text:p>
          </table:table-cell>
        </table:table-row>
        <table:table-row table:style-name="ro1">
          <table:table-cell office:value-type="string" calcext:value-type="string">
            <text:p>2020-07-31</text:p>
          </table:table-cell>
          <table:table-cell office:value-type="string" calcext:value-type="string">
            <text:p>London</text:p>
          </table:table-cell>
          <table:table-cell office:value-type="float" office:value="4466.16822424009" calcext:value-type="float">
            <text:p>4466.16822424009</text:p>
          </table:table-cell>
        </table:table-row>
        <table:table-row table:style-name="ro1">
          <table:table-cell office:value-type="string" calcext:value-type="string">
            <text:p>2020-08-01</text:p>
          </table:table-cell>
          <table:table-cell office:value-type="string" calcext:value-type="string">
            <text:p>London</text:p>
          </table:table-cell>
          <table:table-cell office:value-type="float" office:value="4339.00873605825" calcext:value-type="float">
            <text:p>4339.00873605825</text:p>
          </table:table-cell>
        </table:table-row>
        <table:table-row table:style-name="ro1">
          <table:table-cell office:value-type="string" calcext:value-type="string">
            <text:p>2020-08-02</text:p>
          </table:table-cell>
          <table:table-cell office:value-type="string" calcext:value-type="string">
            <text:p>London</text:p>
          </table:table-cell>
          <table:table-cell office:value-type="float" office:value="4195.40567320638" calcext:value-type="float">
            <text:p>4195.40567320638</text:p>
          </table:table-cell>
        </table:table-row>
        <table:table-row table:style-name="ro1">
          <table:table-cell office:value-type="string" calcext:value-type="string">
            <text:p>2020-08-03</text:p>
          </table:table-cell>
          <table:table-cell office:value-type="string" calcext:value-type="string">
            <text:p>London</text:p>
          </table:table-cell>
          <table:table-cell office:value-type="float" office:value="4079.43845714675" calcext:value-type="float">
            <text:p>4079.43845714675</text:p>
          </table:table-cell>
        </table:table-row>
        <table:table-row table:style-name="ro1">
          <table:table-cell office:value-type="string" calcext:value-type="string">
            <text:p>2020-08-04</text:p>
          </table:table-cell>
          <table:table-cell office:value-type="string" calcext:value-type="string">
            <text:p>London</text:p>
          </table:table-cell>
          <table:table-cell office:value-type="float" office:value="3930.32043938114" calcext:value-type="float">
            <text:p>3930.32043938114</text:p>
          </table:table-cell>
        </table:table-row>
        <table:table-row table:style-name="ro1">
          <table:table-cell office:value-type="string" calcext:value-type="string">
            <text:p>2020-08-05</text:p>
          </table:table-cell>
          <table:table-cell office:value-type="string" calcext:value-type="string">
            <text:p>London</text:p>
          </table:table-cell>
          <table:table-cell office:value-type="float" office:value="3745.21748909027" calcext:value-type="float">
            <text:p>3745.21748909027</text:p>
          </table:table-cell>
        </table:table-row>
        <table:table-row table:style-name="ro1">
          <table:table-cell office:value-type="string" calcext:value-type="string">
            <text:p>2020-08-06</text:p>
          </table:table-cell>
          <table:table-cell office:value-type="string" calcext:value-type="string">
            <text:p>London</text:p>
          </table:table-cell>
          <table:table-cell office:value-type="float" office:value="3562.38596719059" calcext:value-type="float">
            <text:p>3562.38596719059</text:p>
          </table:table-cell>
        </table:table-row>
        <table:table-row table:style-name="ro1">
          <table:table-cell office:value-type="string" calcext:value-type="string">
            <text:p>2020-08-07</text:p>
          </table:table-cell>
          <table:table-cell office:value-type="string" calcext:value-type="string">
            <text:p>London</text:p>
          </table:table-cell>
          <table:table-cell office:value-type="float" office:value="3425.86745054866" calcext:value-type="float">
            <text:p>3425.86745054866</text:p>
          </table:table-cell>
        </table:table-row>
        <table:table-row table:style-name="ro1">
          <table:table-cell office:value-type="string" calcext:value-type="string">
            <text:p>2020-08-08</text:p>
          </table:table-cell>
          <table:table-cell office:value-type="string" calcext:value-type="string">
            <text:p>London</text:p>
          </table:table-cell>
          <table:table-cell office:value-type="float" office:value="3339.36663116868" calcext:value-type="float">
            <text:p>3339.36663116868</text:p>
          </table:table-cell>
        </table:table-row>
        <table:table-row table:style-name="ro1">
          <table:table-cell office:value-type="string" calcext:value-type="string">
            <text:p>2020-08-09</text:p>
          </table:table-cell>
          <table:table-cell office:value-type="string" calcext:value-type="string">
            <text:p>London</text:p>
          </table:table-cell>
          <table:table-cell office:value-type="float" office:value="3337.53793834098" calcext:value-type="float">
            <text:p>3337.53793834098</text:p>
          </table:table-cell>
        </table:table-row>
        <table:table-row table:style-name="ro1">
          <table:table-cell office:value-type="string" calcext:value-type="string">
            <text:p>2020-08-10</text:p>
          </table:table-cell>
          <table:table-cell office:value-type="string" calcext:value-type="string">
            <text:p>London</text:p>
          </table:table-cell>
          <table:table-cell office:value-type="float" office:value="3347.86009589196" calcext:value-type="float">
            <text:p>3347.86009589196</text:p>
          </table:table-cell>
        </table:table-row>
        <table:table-row table:style-name="ro1">
          <table:table-cell office:value-type="string" calcext:value-type="string">
            <text:p>2020-08-11</text:p>
          </table:table-cell>
          <table:table-cell office:value-type="string" calcext:value-type="string">
            <text:p>London</text:p>
          </table:table-cell>
          <table:table-cell office:value-type="float" office:value="3304.41393909356" calcext:value-type="float">
            <text:p>3304.41393909356</text:p>
          </table:table-cell>
        </table:table-row>
        <table:table-row table:style-name="ro1">
          <table:table-cell office:value-type="string" calcext:value-type="string">
            <text:p>2020-08-12</text:p>
          </table:table-cell>
          <table:table-cell office:value-type="string" calcext:value-type="string">
            <text:p>London</text:p>
          </table:table-cell>
          <table:table-cell office:value-type="float" office:value="3276.06210904859" calcext:value-type="float">
            <text:p>3276.06210904859</text:p>
          </table:table-cell>
        </table:table-row>
        <table:table-row table:style-name="ro1">
          <table:table-cell office:value-type="string" calcext:value-type="string">
            <text:p>2020-08-13</text:p>
          </table:table-cell>
          <table:table-cell office:value-type="string" calcext:value-type="string">
            <text:p>London</text:p>
          </table:table-cell>
          <table:table-cell office:value-type="float" office:value="3302.304283101" calcext:value-type="float">
            <text:p>3302.304283101</text:p>
          </table:table-cell>
        </table:table-row>
        <table:table-row table:style-name="ro1">
          <table:table-cell office:value-type="string" calcext:value-type="string">
            <text:p>2020-08-14</text:p>
          </table:table-cell>
          <table:table-cell office:value-type="string" calcext:value-type="string">
            <text:p>London</text:p>
          </table:table-cell>
          <table:table-cell office:value-type="float" office:value="3336.88553523898" calcext:value-type="float">
            <text:p>3336.88553523898</text:p>
          </table:table-cell>
        </table:table-row>
        <table:table-row table:style-name="ro1">
          <table:table-cell office:value-type="string" calcext:value-type="string">
            <text:p>2020-08-15</text:p>
          </table:table-cell>
          <table:table-cell office:value-type="string" calcext:value-type="string">
            <text:p>London</text:p>
          </table:table-cell>
          <table:table-cell office:value-type="float" office:value="3410.92475107433" calcext:value-type="float">
            <text:p>3410.92475107433</text:p>
          </table:table-cell>
        </table:table-row>
        <table:table-row table:style-name="ro1">
          <table:table-cell office:value-type="string" calcext:value-type="string">
            <text:p>2020-08-16</text:p>
          </table:table-cell>
          <table:table-cell office:value-type="string" calcext:value-type="string">
            <text:p>London</text:p>
          </table:table-cell>
          <table:table-cell office:value-type="float" office:value="3483.29764709603" calcext:value-type="float">
            <text:p>3483.29764709603</text:p>
          </table:table-cell>
        </table:table-row>
        <table:table-row table:style-name="ro1">
          <table:table-cell office:value-type="string" calcext:value-type="string">
            <text:p>2020-08-17</text:p>
          </table:table-cell>
          <table:table-cell office:value-type="string" calcext:value-type="string">
            <text:p>London</text:p>
          </table:table-cell>
          <table:table-cell office:value-type="float" office:value="3532.09214341275" calcext:value-type="float">
            <text:p>3532.09214341275</text:p>
          </table:table-cell>
        </table:table-row>
        <table:table-row table:style-name="ro1">
          <table:table-cell office:value-type="string" calcext:value-type="string">
            <text:p>2020-08-18</text:p>
          </table:table-cell>
          <table:table-cell office:value-type="string" calcext:value-type="string">
            <text:p>London</text:p>
          </table:table-cell>
          <table:table-cell office:value-type="float" office:value="3470.54028725424" calcext:value-type="float">
            <text:p>3470.54028725424</text:p>
          </table:table-cell>
        </table:table-row>
        <table:table-row table:style-name="ro1">
          <table:table-cell office:value-type="string" calcext:value-type="string">
            <text:p>2020-08-19</text:p>
          </table:table-cell>
          <table:table-cell office:value-type="string" calcext:value-type="string">
            <text:p>London</text:p>
          </table:table-cell>
          <table:table-cell office:value-type="float" office:value="3365.816880992" calcext:value-type="float">
            <text:p>3365.816880992</text:p>
          </table:table-cell>
        </table:table-row>
        <table:table-row table:style-name="ro1">
          <table:table-cell office:value-type="string" calcext:value-type="string">
            <text:p>2020-08-20</text:p>
          </table:table-cell>
          <table:table-cell office:value-type="string" calcext:value-type="string">
            <text:p>London</text:p>
          </table:table-cell>
          <table:table-cell office:value-type="float" office:value="3341.3729434855" calcext:value-type="float">
            <text:p>3341.3729434855</text:p>
          </table:table-cell>
        </table:table-row>
        <table:table-row table:style-name="ro1">
          <table:table-cell office:value-type="string" calcext:value-type="string">
            <text:p>2020-08-21</text:p>
          </table:table-cell>
          <table:table-cell office:value-type="string" calcext:value-type="string">
            <text:p>London</text:p>
          </table:table-cell>
          <table:table-cell office:value-type="float" office:value="3268.24785115692" calcext:value-type="float">
            <text:p>3268.24785115692</text:p>
          </table:table-cell>
        </table:table-row>
        <table:table-row table:style-name="ro1">
          <table:table-cell office:value-type="string" calcext:value-type="string">
            <text:p>2020-08-22</text:p>
          </table:table-cell>
          <table:table-cell office:value-type="string" calcext:value-type="string">
            <text:p>London</text:p>
          </table:table-cell>
          <table:table-cell office:value-type="float" office:value="3185.17809764276" calcext:value-type="float">
            <text:p>3185.17809764276</text:p>
          </table:table-cell>
        </table:table-row>
        <table:table-row table:style-name="ro1">
          <table:table-cell office:value-type="string" calcext:value-type="string">
            <text:p>2020-08-23</text:p>
          </table:table-cell>
          <table:table-cell office:value-type="string" calcext:value-type="string">
            <text:p>London</text:p>
          </table:table-cell>
          <table:table-cell office:value-type="float" office:value="3050.25737312213" calcext:value-type="float">
            <text:p>3050.25737312213</text:p>
          </table:table-cell>
        </table:table-row>
        <table:table-row table:style-name="ro1">
          <table:table-cell office:value-type="string" calcext:value-type="string">
            <text:p>2020-08-24</text:p>
          </table:table-cell>
          <table:table-cell office:value-type="string" calcext:value-type="string">
            <text:p>London</text:p>
          </table:table-cell>
          <table:table-cell office:value-type="float" office:value="2910.86684133126" calcext:value-type="float">
            <text:p>2910.86684133126</text:p>
          </table:table-cell>
        </table:table-row>
        <table:table-row table:style-name="ro1">
          <table:table-cell office:value-type="string" calcext:value-type="string">
            <text:p>2020-08-25</text:p>
          </table:table-cell>
          <table:table-cell office:value-type="string" calcext:value-type="string">
            <text:p>London</text:p>
          </table:table-cell>
          <table:table-cell office:value-type="float" office:value="2780.41973061808" calcext:value-type="float">
            <text:p>2780.41973061808</text:p>
          </table:table-cell>
        </table:table-row>
        <table:table-row table:style-name="ro1">
          <table:table-cell office:value-type="string" calcext:value-type="string">
            <text:p>2020-08-26</text:p>
          </table:table-cell>
          <table:table-cell office:value-type="string" calcext:value-type="string">
            <text:p>London</text:p>
          </table:table-cell>
          <table:table-cell office:value-type="float" office:value="2700.46462625986" calcext:value-type="float">
            <text:p>2700.46462625986</text:p>
          </table:table-cell>
        </table:table-row>
        <table:table-row table:style-name="ro1">
          <table:table-cell office:value-type="string" calcext:value-type="string">
            <text:p>2020-08-27</text:p>
          </table:table-cell>
          <table:table-cell office:value-type="string" calcext:value-type="string">
            <text:p>London</text:p>
          </table:table-cell>
          <table:table-cell office:value-type="float" office:value="2668.34430160101" calcext:value-type="float">
            <text:p>2668.34430160101</text:p>
          </table:table-cell>
        </table:table-row>
        <table:table-row table:style-name="ro1">
          <table:table-cell office:value-type="string" calcext:value-type="string">
            <text:p>2020-08-28</text:p>
          </table:table-cell>
          <table:table-cell office:value-type="string" calcext:value-type="string">
            <text:p>London</text:p>
          </table:table-cell>
          <table:table-cell office:value-type="float" office:value="2605.42489450193" calcext:value-type="float">
            <text:p>2605.42489450193</text:p>
          </table:table-cell>
        </table:table-row>
        <table:table-row table:style-name="ro1">
          <table:table-cell office:value-type="string" calcext:value-type="string">
            <text:p>2020-08-29</text:p>
          </table:table-cell>
          <table:table-cell office:value-type="string" calcext:value-type="string">
            <text:p>London</text:p>
          </table:table-cell>
          <table:table-cell office:value-type="float" office:value="2554.35207723169" calcext:value-type="float">
            <text:p>2554.35207723169</text:p>
          </table:table-cell>
        </table:table-row>
        <table:table-row table:style-name="ro1">
          <table:table-cell office:value-type="string" calcext:value-type="string">
            <text:p>2020-08-30</text:p>
          </table:table-cell>
          <table:table-cell office:value-type="string" calcext:value-type="string">
            <text:p>London</text:p>
          </table:table-cell>
          <table:table-cell office:value-type="float" office:value="2516.47486567337" calcext:value-type="float">
            <text:p>2516.47486567337</text:p>
          </table:table-cell>
        </table:table-row>
        <table:table-row table:style-name="ro1">
          <table:table-cell office:value-type="string" calcext:value-type="string">
            <text:p>2020-08-31</text:p>
          </table:table-cell>
          <table:table-cell office:value-type="string" calcext:value-type="string">
            <text:p>London</text:p>
          </table:table-cell>
          <table:table-cell office:value-type="float" office:value="2494.64320633407" calcext:value-type="float">
            <text:p>2494.64320633407</text:p>
          </table:table-cell>
        </table:table-row>
        <table:table-row table:style-name="ro1">
          <table:table-cell office:value-type="string" calcext:value-type="string">
            <text:p>2020-09-01</text:p>
          </table:table-cell>
          <table:table-cell office:value-type="string" calcext:value-type="string">
            <text:p>London</text:p>
          </table:table-cell>
          <table:table-cell office:value-type="float" office:value="2485.06642840811" calcext:value-type="float">
            <text:p>2485.06642840811</text:p>
          </table:table-cell>
        </table:table-row>
        <table:table-row table:style-name="ro1">
          <table:table-cell office:value-type="string" calcext:value-type="string">
            <text:p>2020-09-02</text:p>
          </table:table-cell>
          <table:table-cell office:value-type="string" calcext:value-type="string">
            <text:p>London</text:p>
          </table:table-cell>
          <table:table-cell office:value-type="float" office:value="2491.19009487175" calcext:value-type="float">
            <text:p>2491.19009487175</text:p>
          </table:table-cell>
        </table:table-row>
        <table:table-row table:style-name="ro1">
          <table:table-cell office:value-type="string" calcext:value-type="string">
            <text:p>2020-09-03</text:p>
          </table:table-cell>
          <table:table-cell office:value-type="string" calcext:value-type="string">
            <text:p>London</text:p>
          </table:table-cell>
          <table:table-cell office:value-type="float" office:value="2540.45265549723" calcext:value-type="float">
            <text:p>2540.45265549723</text:p>
          </table:table-cell>
        </table:table-row>
        <table:table-row table:style-name="ro1">
          <table:table-cell office:value-type="string" calcext:value-type="string">
            <text:p>2020-09-04</text:p>
          </table:table-cell>
          <table:table-cell office:value-type="string" calcext:value-type="string">
            <text:p>London</text:p>
          </table:table-cell>
          <table:table-cell office:value-type="float" office:value="2647.89809785041" calcext:value-type="float">
            <text:p>2647.89809785041</text:p>
          </table:table-cell>
        </table:table-row>
        <table:table-row table:style-name="ro1">
          <table:table-cell office:value-type="string" calcext:value-type="string">
            <text:p>2020-09-05</text:p>
          </table:table-cell>
          <table:table-cell office:value-type="string" calcext:value-type="string">
            <text:p>London</text:p>
          </table:table-cell>
          <table:table-cell office:value-type="float" office:value="2854.47067196373" calcext:value-type="float">
            <text:p>2854.47067196373</text:p>
          </table:table-cell>
        </table:table-row>
        <table:table-row table:style-name="ro1">
          <table:table-cell office:value-type="string" calcext:value-type="string">
            <text:p>2020-09-06</text:p>
          </table:table-cell>
          <table:table-cell office:value-type="string" calcext:value-type="string">
            <text:p>London</text:p>
          </table:table-cell>
          <table:table-cell office:value-type="float" office:value="3164.92424788" calcext:value-type="float">
            <text:p>3164.92424788</text:p>
          </table:table-cell>
        </table:table-row>
        <table:table-row table:style-name="ro1">
          <table:table-cell office:value-type="string" calcext:value-type="string">
            <text:p>2020-09-07</text:p>
          </table:table-cell>
          <table:table-cell office:value-type="string" calcext:value-type="string">
            <text:p>London</text:p>
          </table:table-cell>
          <table:table-cell office:value-type="float" office:value="3488.68988295747" calcext:value-type="float">
            <text:p>3488.68988295747</text:p>
          </table:table-cell>
        </table:table-row>
        <table:table-row table:style-name="ro1">
          <table:table-cell office:value-type="string" calcext:value-type="string">
            <text:p>2020-09-08</text:p>
          </table:table-cell>
          <table:table-cell office:value-type="string" calcext:value-type="string">
            <text:p>London</text:p>
          </table:table-cell>
          <table:table-cell office:value-type="float" office:value="3725.91069916457" calcext:value-type="float">
            <text:p>3725.91069916457</text:p>
          </table:table-cell>
        </table:table-row>
        <table:table-row table:style-name="ro1">
          <table:table-cell office:value-type="string" calcext:value-type="string">
            <text:p>2020-09-09</text:p>
          </table:table-cell>
          <table:table-cell office:value-type="string" calcext:value-type="string">
            <text:p>London</text:p>
          </table:table-cell>
          <table:table-cell office:value-type="float" office:value="4005.82474689437" calcext:value-type="float">
            <text:p>4005.82474689437</text:p>
          </table:table-cell>
        </table:table-row>
        <table:table-row table:style-name="ro1">
          <table:table-cell office:value-type="string" calcext:value-type="string">
            <text:p>2020-09-10</text:p>
          </table:table-cell>
          <table:table-cell office:value-type="string" calcext:value-type="string">
            <text:p>London</text:p>
          </table:table-cell>
          <table:table-cell office:value-type="float" office:value="4396.09444088206" calcext:value-type="float">
            <text:p>4396.09444088206</text:p>
          </table:table-cell>
        </table:table-row>
        <table:table-row table:style-name="ro1">
          <table:table-cell office:value-type="string" calcext:value-type="string">
            <text:p>2020-09-11</text:p>
          </table:table-cell>
          <table:table-cell office:value-type="string" calcext:value-type="string">
            <text:p>London</text:p>
          </table:table-cell>
          <table:table-cell office:value-type="float" office:value="4896.46410928103" calcext:value-type="float">
            <text:p>4896.46410928103</text:p>
          </table:table-cell>
        </table:table-row>
        <table:table-row table:style-name="ro1">
          <table:table-cell office:value-type="string" calcext:value-type="string">
            <text:p>2020-09-12</text:p>
          </table:table-cell>
          <table:table-cell office:value-type="string" calcext:value-type="string">
            <text:p>London</text:p>
          </table:table-cell>
          <table:table-cell office:value-type="float" office:value="5500.72475968642" calcext:value-type="float">
            <text:p>5500.72475968642</text:p>
          </table:table-cell>
        </table:table-row>
        <table:table-row table:style-name="ro1">
          <table:table-cell office:value-type="string" calcext:value-type="string">
            <text:p>2020-09-13</text:p>
          </table:table-cell>
          <table:table-cell office:value-type="string" calcext:value-type="string">
            <text:p>London</text:p>
          </table:table-cell>
          <table:table-cell office:value-type="float" office:value="6116.28872860462" calcext:value-type="float">
            <text:p>6116.28872860462</text:p>
          </table:table-cell>
        </table:table-row>
        <table:table-row table:style-name="ro1">
          <table:table-cell office:value-type="string" calcext:value-type="string">
            <text:p>2020-09-14</text:p>
          </table:table-cell>
          <table:table-cell office:value-type="string" calcext:value-type="string">
            <text:p>London</text:p>
          </table:table-cell>
          <table:table-cell office:value-type="float" office:value="6802.0085565118" calcext:value-type="float">
            <text:p>6802.0085565118</text:p>
          </table:table-cell>
        </table:table-row>
        <table:table-row table:style-name="ro1">
          <table:table-cell office:value-type="string" calcext:value-type="string">
            <text:p>2020-09-15</text:p>
          </table:table-cell>
          <table:table-cell office:value-type="string" calcext:value-type="string">
            <text:p>London</text:p>
          </table:table-cell>
          <table:table-cell office:value-type="float" office:value="7742.28197643872" calcext:value-type="float">
            <text:p>7742.28197643872</text:p>
          </table:table-cell>
        </table:table-row>
        <table:table-row table:style-name="ro1">
          <table:table-cell office:value-type="string" calcext:value-type="string">
            <text:p>2020-09-16</text:p>
          </table:table-cell>
          <table:table-cell office:value-type="string" calcext:value-type="string">
            <text:p>London</text:p>
          </table:table-cell>
          <table:table-cell office:value-type="float" office:value="8673.36005934504" calcext:value-type="float">
            <text:p>8673.36005934504</text:p>
          </table:table-cell>
        </table:table-row>
        <table:table-row table:style-name="ro1">
          <table:table-cell office:value-type="string" calcext:value-type="string">
            <text:p>2020-09-17</text:p>
          </table:table-cell>
          <table:table-cell office:value-type="string" calcext:value-type="string">
            <text:p>London</text:p>
          </table:table-cell>
          <table:table-cell office:value-type="float" office:value="9625.32797089369" calcext:value-type="float">
            <text:p>9625.32797089369</text:p>
          </table:table-cell>
        </table:table-row>
        <table:table-row table:style-name="ro1">
          <table:table-cell office:value-type="string" calcext:value-type="string">
            <text:p>2020-09-18</text:p>
          </table:table-cell>
          <table:table-cell office:value-type="string" calcext:value-type="string">
            <text:p>London</text:p>
          </table:table-cell>
          <table:table-cell office:value-type="float" office:value="10634.0761313403" calcext:value-type="float">
            <text:p>10634.0761313403</text:p>
          </table:table-cell>
        </table:table-row>
        <table:table-row table:style-name="ro1">
          <table:table-cell office:value-type="string" calcext:value-type="string">
            <text:p>2020-09-19</text:p>
          </table:table-cell>
          <table:table-cell office:value-type="string" calcext:value-type="string">
            <text:p>London</text:p>
          </table:table-cell>
          <table:table-cell office:value-type="float" office:value="11813.0955624802" calcext:value-type="float">
            <text:p>11813.0955624802</text:p>
          </table:table-cell>
        </table:table-row>
        <table:table-row table:style-name="ro1">
          <table:table-cell office:value-type="string" calcext:value-type="string">
            <text:p>2020-09-20</text:p>
          </table:table-cell>
          <table:table-cell office:value-type="string" calcext:value-type="string">
            <text:p>London</text:p>
          </table:table-cell>
          <table:table-cell office:value-type="float" office:value="12894.725477177" calcext:value-type="float">
            <text:p>12894.725477177</text:p>
          </table:table-cell>
        </table:table-row>
        <table:table-row table:style-name="ro1">
          <table:table-cell office:value-type="string" calcext:value-type="string">
            <text:p>2020-09-21</text:p>
          </table:table-cell>
          <table:table-cell office:value-type="string" calcext:value-type="string">
            <text:p>London</text:p>
          </table:table-cell>
          <table:table-cell office:value-type="float" office:value="14132.5846314452" calcext:value-type="float">
            <text:p>14132.5846314452</text:p>
          </table:table-cell>
        </table:table-row>
        <table:table-row table:style-name="ro1">
          <table:table-cell office:value-type="string" calcext:value-type="string">
            <text:p>2020-09-22</text:p>
          </table:table-cell>
          <table:table-cell office:value-type="string" calcext:value-type="string">
            <text:p>London</text:p>
          </table:table-cell>
          <table:table-cell office:value-type="float" office:value="15240.8556574631" calcext:value-type="float">
            <text:p>15240.8556574631</text:p>
          </table:table-cell>
        </table:table-row>
        <table:table-row table:style-name="ro1">
          <table:table-cell office:value-type="string" calcext:value-type="string">
            <text:p>2020-09-23</text:p>
          </table:table-cell>
          <table:table-cell office:value-type="string" calcext:value-type="string">
            <text:p>London</text:p>
          </table:table-cell>
          <table:table-cell office:value-type="float" office:value="16297.9889626946" calcext:value-type="float">
            <text:p>16297.9889626946</text:p>
          </table:table-cell>
        </table:table-row>
        <table:table-row table:style-name="ro1">
          <table:table-cell office:value-type="string" calcext:value-type="string">
            <text:p>2020-09-24</text:p>
          </table:table-cell>
          <table:table-cell office:value-type="string" calcext:value-type="string">
            <text:p>London</text:p>
          </table:table-cell>
          <table:table-cell office:value-type="float" office:value="17294.4901845847" calcext:value-type="float">
            <text:p>17294.4901845847</text:p>
          </table:table-cell>
        </table:table-row>
        <table:table-row table:style-name="ro1">
          <table:table-cell office:value-type="string" calcext:value-type="string">
            <text:p>2020-09-25</text:p>
          </table:table-cell>
          <table:table-cell office:value-type="string" calcext:value-type="string">
            <text:p>London</text:p>
          </table:table-cell>
          <table:table-cell office:value-type="float" office:value="17999.7757474736" calcext:value-type="float">
            <text:p>17999.7757474736</text:p>
          </table:table-cell>
        </table:table-row>
        <table:table-row table:style-name="ro1">
          <table:table-cell office:value-type="string" calcext:value-type="string">
            <text:p>2020-09-26</text:p>
          </table:table-cell>
          <table:table-cell office:value-type="string" calcext:value-type="string">
            <text:p>London</text:p>
          </table:table-cell>
          <table:table-cell office:value-type="float" office:value="19246.2818141169" calcext:value-type="float">
            <text:p>19246.2818141169</text:p>
          </table:table-cell>
        </table:table-row>
        <table:table-row table:style-name="ro1">
          <table:table-cell office:value-type="string" calcext:value-type="string">
            <text:p>2020-09-27</text:p>
          </table:table-cell>
          <table:table-cell office:value-type="string" calcext:value-type="string">
            <text:p>London</text:p>
          </table:table-cell>
          <table:table-cell office:value-type="float" office:value="20483.0442800363" calcext:value-type="float">
            <text:p>20483.0442800363</text:p>
          </table:table-cell>
        </table:table-row>
        <table:table-row table:style-name="ro1">
          <table:table-cell office:value-type="string" calcext:value-type="string">
            <text:p>2020-09-28</text:p>
          </table:table-cell>
          <table:table-cell office:value-type="string" calcext:value-type="string">
            <text:p>London</text:p>
          </table:table-cell>
          <table:table-cell office:value-type="float" office:value="21501.168388278" calcext:value-type="float">
            <text:p>21501.168388278</text:p>
          </table:table-cell>
        </table:table-row>
        <table:table-row table:style-name="ro1">
          <table:table-cell office:value-type="string" calcext:value-type="string">
            <text:p>2020-09-29</text:p>
          </table:table-cell>
          <table:table-cell office:value-type="string" calcext:value-type="string">
            <text:p>London</text:p>
          </table:table-cell>
          <table:table-cell office:value-type="float" office:value="22266.9663875306" calcext:value-type="float">
            <text:p>22266.9663875306</text:p>
          </table:table-cell>
        </table:table-row>
        <table:table-row table:style-name="ro1">
          <table:table-cell office:value-type="string" calcext:value-type="string">
            <text:p>2020-09-30</text:p>
          </table:table-cell>
          <table:table-cell office:value-type="string" calcext:value-type="string">
            <text:p>London</text:p>
          </table:table-cell>
          <table:table-cell office:value-type="float" office:value="23241.7968219593" calcext:value-type="float">
            <text:p>23241.7968219593</text:p>
          </table:table-cell>
        </table:table-row>
        <table:table-row table:style-name="ro1">
          <table:table-cell office:value-type="string" calcext:value-type="string">
            <text:p>2020-10-01</text:p>
          </table:table-cell>
          <table:table-cell office:value-type="string" calcext:value-type="string">
            <text:p>London</text:p>
          </table:table-cell>
          <table:table-cell office:value-type="float" office:value="24217.4165202263" calcext:value-type="float">
            <text:p>24217.4165202263</text:p>
          </table:table-cell>
        </table:table-row>
        <table:table-row table:style-name="ro1">
          <table:table-cell office:value-type="string" calcext:value-type="string">
            <text:p>2020-10-02</text:p>
          </table:table-cell>
          <table:table-cell office:value-type="string" calcext:value-type="string">
            <text:p>London</text:p>
          </table:table-cell>
          <table:table-cell office:value-type="float" office:value="25312.5117435574" calcext:value-type="float">
            <text:p>25312.5117435574</text:p>
          </table:table-cell>
        </table:table-row>
        <table:table-row table:style-name="ro1">
          <table:table-cell office:value-type="string" calcext:value-type="string">
            <text:p>2020-10-03</text:p>
          </table:table-cell>
          <table:table-cell office:value-type="string" calcext:value-type="string">
            <text:p>London</text:p>
          </table:table-cell>
          <table:table-cell office:value-type="float" office:value="26108.6247552265" calcext:value-type="float">
            <text:p>26108.6247552265</text:p>
          </table:table-cell>
        </table:table-row>
        <table:table-row table:style-name="ro1">
          <table:table-cell office:value-type="string" calcext:value-type="string">
            <text:p>2020-10-04</text:p>
          </table:table-cell>
          <table:table-cell office:value-type="string" calcext:value-type="string">
            <text:p>London</text:p>
          </table:table-cell>
          <table:table-cell office:value-type="float" office:value="27326.1898489466" calcext:value-type="float">
            <text:p>27326.1898489466</text:p>
          </table:table-cell>
        </table:table-row>
        <table:table-row table:style-name="ro1">
          <table:table-cell office:value-type="string" calcext:value-type="string">
            <text:p>2020-10-05</text:p>
          </table:table-cell>
          <table:table-cell office:value-type="string" calcext:value-type="string">
            <text:p>London</text:p>
          </table:table-cell>
          <table:table-cell office:value-type="float" office:value="28586.8545159044" calcext:value-type="float">
            <text:p>28586.8545159044</text:p>
          </table:table-cell>
        </table:table-row>
        <table:table-row table:style-name="ro1">
          <table:table-cell office:value-type="string" calcext:value-type="string">
            <text:p>2020-10-06</text:p>
          </table:table-cell>
          <table:table-cell office:value-type="string" calcext:value-type="string">
            <text:p>London</text:p>
          </table:table-cell>
          <table:table-cell office:value-type="float" office:value="29956.8734677711" calcext:value-type="float">
            <text:p>29956.8734677711</text:p>
          </table:table-cell>
        </table:table-row>
        <table:table-row table:style-name="ro1">
          <table:table-cell office:value-type="string" calcext:value-type="string">
            <text:p>2020-10-07</text:p>
          </table:table-cell>
          <table:table-cell office:value-type="string" calcext:value-type="string">
            <text:p>London</text:p>
          </table:table-cell>
          <table:table-cell office:value-type="float" office:value="31214.1298257394" calcext:value-type="float">
            <text:p>31214.1298257394</text:p>
          </table:table-cell>
        </table:table-row>
        <table:table-row table:style-name="ro1">
          <table:table-cell office:value-type="string" calcext:value-type="string">
            <text:p>2020-10-08</text:p>
          </table:table-cell>
          <table:table-cell office:value-type="string" calcext:value-type="string">
            <text:p>London</text:p>
          </table:table-cell>
          <table:table-cell office:value-type="float" office:value="32322.6968856349" calcext:value-type="float">
            <text:p>32322.6968856349</text:p>
          </table:table-cell>
        </table:table-row>
        <table:table-row table:style-name="ro1">
          <table:table-cell office:value-type="string" calcext:value-type="string">
            <text:p>2020-10-09</text:p>
          </table:table-cell>
          <table:table-cell office:value-type="string" calcext:value-type="string">
            <text:p>London</text:p>
          </table:table-cell>
          <table:table-cell office:value-type="float" office:value="33568.6818684931" calcext:value-type="float">
            <text:p>33568.6818684931</text:p>
          </table:table-cell>
        </table:table-row>
        <table:table-row table:style-name="ro1">
          <table:table-cell office:value-type="string" calcext:value-type="string">
            <text:p>2020-10-10</text:p>
          </table:table-cell>
          <table:table-cell office:value-type="string" calcext:value-type="string">
            <text:p>London</text:p>
          </table:table-cell>
          <table:table-cell office:value-type="float" office:value="34876.4564086642" calcext:value-type="float">
            <text:p>34876.4564086642</text:p>
          </table:table-cell>
        </table:table-row>
        <table:table-row table:style-name="ro1">
          <table:table-cell office:value-type="string" calcext:value-type="string">
            <text:p>2020-10-11</text:p>
          </table:table-cell>
          <table:table-cell office:value-type="string" calcext:value-type="string">
            <text:p>London</text:p>
          </table:table-cell>
          <table:table-cell office:value-type="float" office:value="36137.2569772694" calcext:value-type="float">
            <text:p>36137.2569772694</text:p>
          </table:table-cell>
        </table:table-row>
        <table:table-row table:style-name="ro1">
          <table:table-cell office:value-type="string" calcext:value-type="string">
            <text:p>2020-10-12</text:p>
          </table:table-cell>
          <table:table-cell office:value-type="string" calcext:value-type="string">
            <text:p>London</text:p>
          </table:table-cell>
          <table:table-cell office:value-type="float" office:value="37391.2062989286" calcext:value-type="float">
            <text:p>37391.2062989286</text:p>
          </table:table-cell>
        </table:table-row>
        <table:table-row table:style-name="ro1">
          <table:table-cell office:value-type="string" calcext:value-type="string">
            <text:p>2020-10-13</text:p>
          </table:table-cell>
          <table:table-cell office:value-type="string" calcext:value-type="string">
            <text:p>London</text:p>
          </table:table-cell>
          <table:table-cell office:value-type="float" office:value="38663.8580641844" calcext:value-type="float">
            <text:p>38663.8580641844</text:p>
          </table:table-cell>
        </table:table-row>
        <table:table-row table:style-name="ro1">
          <table:table-cell office:value-type="string" calcext:value-type="string">
            <text:p>2020-10-14</text:p>
          </table:table-cell>
          <table:table-cell office:value-type="string" calcext:value-type="string">
            <text:p>London</text:p>
          </table:table-cell>
          <table:table-cell office:value-type="float" office:value="39839.9077998144" calcext:value-type="float">
            <text:p>39839.9077998144</text:p>
          </table:table-cell>
        </table:table-row>
        <table:table-row table:style-name="ro1">
          <table:table-cell office:value-type="string" calcext:value-type="string">
            <text:p>2020-10-15</text:p>
          </table:table-cell>
          <table:table-cell office:value-type="string" calcext:value-type="string">
            <text:p>London</text:p>
          </table:table-cell>
          <table:table-cell office:value-type="float" office:value="41064.2632725075" calcext:value-type="float">
            <text:p>41064.2632725075</text:p>
          </table:table-cell>
        </table:table-row>
        <table:table-row table:style-name="ro1">
          <table:table-cell office:value-type="string" calcext:value-type="string">
            <text:p>2020-10-16</text:p>
          </table:table-cell>
          <table:table-cell office:value-type="string" calcext:value-type="string">
            <text:p>London</text:p>
          </table:table-cell>
          <table:table-cell office:value-type="float" office:value="42576.156771986" calcext:value-type="float">
            <text:p>42576.156771986</text:p>
          </table:table-cell>
        </table:table-row>
        <table:table-row table:style-name="ro1">
          <table:table-cell office:value-type="string" calcext:value-type="string">
            <text:p>2020-10-17</text:p>
          </table:table-cell>
          <table:table-cell office:value-type="string" calcext:value-type="string">
            <text:p>London</text:p>
          </table:table-cell>
          <table:table-cell office:value-type="float" office:value="44326.041733397" calcext:value-type="float">
            <text:p>44326.041733397</text:p>
          </table:table-cell>
        </table:table-row>
        <table:table-row table:style-name="ro1">
          <table:table-cell office:value-type="string" calcext:value-type="string">
            <text:p>2020-10-18</text:p>
          </table:table-cell>
          <table:table-cell office:value-type="string" calcext:value-type="string">
            <text:p>London</text:p>
          </table:table-cell>
          <table:table-cell office:value-type="float" office:value="45928.0006514874" calcext:value-type="float">
            <text:p>45928.0006514874</text:p>
          </table:table-cell>
        </table:table-row>
        <table:table-row table:style-name="ro1">
          <table:table-cell office:value-type="string" calcext:value-type="string">
            <text:p>2020-10-19</text:p>
          </table:table-cell>
          <table:table-cell office:value-type="string" calcext:value-type="string">
            <text:p>London</text:p>
          </table:table-cell>
          <table:table-cell office:value-type="float" office:value="47390.8280494987" calcext:value-type="float">
            <text:p>47390.8280494987</text:p>
          </table:table-cell>
        </table:table-row>
        <table:table-row table:style-name="ro1">
          <table:table-cell office:value-type="string" calcext:value-type="string">
            <text:p>2020-10-20</text:p>
          </table:table-cell>
          <table:table-cell office:value-type="string" calcext:value-type="string">
            <text:p>London</text:p>
          </table:table-cell>
          <table:table-cell office:value-type="float" office:value="48909.103849703" calcext:value-type="float">
            <text:p>48909.103849703</text:p>
          </table:table-cell>
        </table:table-row>
        <table:table-row table:style-name="ro1">
          <table:table-cell office:value-type="string" calcext:value-type="string">
            <text:p>2020-10-21</text:p>
          </table:table-cell>
          <table:table-cell office:value-type="string" calcext:value-type="string">
            <text:p>London</text:p>
          </table:table-cell>
          <table:table-cell office:value-type="float" office:value="50472.9991874962" calcext:value-type="float">
            <text:p>50472.9991874962</text:p>
          </table:table-cell>
        </table:table-row>
        <table:table-row table:style-name="ro1">
          <table:table-cell office:value-type="string" calcext:value-type="string">
            <text:p>2020-10-22</text:p>
          </table:table-cell>
          <table:table-cell office:value-type="string" calcext:value-type="string">
            <text:p>London</text:p>
          </table:table-cell>
          <table:table-cell office:value-type="float" office:value="52013.7796569138" calcext:value-type="float">
            <text:p>52013.7796569138</text:p>
          </table:table-cell>
        </table:table-row>
        <table:table-row table:style-name="ro1">
          <table:table-cell office:value-type="string" calcext:value-type="string">
            <text:p>2020-10-23</text:p>
          </table:table-cell>
          <table:table-cell office:value-type="string" calcext:value-type="string">
            <text:p>London</text:p>
          </table:table-cell>
          <table:table-cell office:value-type="float" office:value="53575.003580633" calcext:value-type="float">
            <text:p>53575.003580633</text:p>
          </table:table-cell>
        </table:table-row>
        <table:table-row table:style-name="ro1">
          <table:table-cell office:value-type="string" calcext:value-type="string">
            <text:p>2020-10-24</text:p>
          </table:table-cell>
          <table:table-cell office:value-type="string" calcext:value-type="string">
            <text:p>London</text:p>
          </table:table-cell>
          <table:table-cell office:value-type="float" office:value="55006.3879978124" calcext:value-type="float">
            <text:p>55006.3879978124</text:p>
          </table:table-cell>
        </table:table-row>
        <table:table-row table:style-name="ro1">
          <table:table-cell office:value-type="string" calcext:value-type="string">
            <text:p>2020-10-25</text:p>
          </table:table-cell>
          <table:table-cell office:value-type="string" calcext:value-type="string">
            <text:p>London</text:p>
          </table:table-cell>
          <table:table-cell office:value-type="float" office:value="56403.5412139337" calcext:value-type="float">
            <text:p>56403.5412139337</text:p>
          </table:table-cell>
        </table:table-row>
        <table:table-row table:style-name="ro1">
          <table:table-cell office:value-type="string" calcext:value-type="string">
            <text:p>2020-10-26</text:p>
          </table:table-cell>
          <table:table-cell office:value-type="string" calcext:value-type="string">
            <text:p>London</text:p>
          </table:table-cell>
          <table:table-cell office:value-type="float" office:value="57830.6095338372" calcext:value-type="float">
            <text:p>57830.6095338372</text:p>
          </table:table-cell>
        </table:table-row>
        <table:table-row table:style-name="ro1">
          <table:table-cell office:value-type="string" calcext:value-type="string">
            <text:p>2020-10-27</text:p>
          </table:table-cell>
          <table:table-cell office:value-type="string" calcext:value-type="string">
            <text:p>London</text:p>
          </table:table-cell>
          <table:table-cell office:value-type="float" office:value="59129.9427844139" calcext:value-type="float">
            <text:p>59129.9427844139</text:p>
          </table:table-cell>
        </table:table-row>
        <table:table-row table:style-name="ro1">
          <table:table-cell office:value-type="string" calcext:value-type="string">
            <text:p>2020-10-28</text:p>
          </table:table-cell>
          <table:table-cell office:value-type="string" calcext:value-type="string">
            <text:p>London</text:p>
          </table:table-cell>
          <table:table-cell office:value-type="float" office:value="60142.3572686108" calcext:value-type="float">
            <text:p>60142.3572686108</text:p>
          </table:table-cell>
        </table:table-row>
        <table:table-row table:style-name="ro1">
          <table:table-cell office:value-type="string" calcext:value-type="string">
            <text:p>2020-10-29</text:p>
          </table:table-cell>
          <table:table-cell office:value-type="string" calcext:value-type="string">
            <text:p>London</text:p>
          </table:table-cell>
          <table:table-cell office:value-type="float" office:value="60935.45530127" calcext:value-type="float">
            <text:p>60935.45530127</text:p>
          </table:table-cell>
        </table:table-row>
        <table:table-row table:style-name="ro1">
          <table:table-cell office:value-type="string" calcext:value-type="string">
            <text:p>2020-10-30</text:p>
          </table:table-cell>
          <table:table-cell office:value-type="string" calcext:value-type="string">
            <text:p>London</text:p>
          </table:table-cell>
          <table:table-cell office:value-type="float" office:value="61606.660217766" calcext:value-type="float">
            <text:p>61606.660217766</text:p>
          </table:table-cell>
        </table:table-row>
        <table:table-row table:style-name="ro1">
          <table:table-cell office:value-type="string" calcext:value-type="string">
            <text:p>2020-10-31</text:p>
          </table:table-cell>
          <table:table-cell office:value-type="string" calcext:value-type="string">
            <text:p>London</text:p>
          </table:table-cell>
          <table:table-cell office:value-type="float" office:value="62135.3596839806" calcext:value-type="float">
            <text:p>62135.3596839806</text:p>
          </table:table-cell>
        </table:table-row>
        <table:table-row table:style-name="ro1">
          <table:table-cell office:value-type="string" calcext:value-type="string">
            <text:p>2020-11-01</text:p>
          </table:table-cell>
          <table:table-cell office:value-type="string" calcext:value-type="string">
            <text:p>London</text:p>
          </table:table-cell>
          <table:table-cell office:value-type="float" office:value="62710.3951759891" calcext:value-type="float">
            <text:p>62710.3951759891</text:p>
          </table:table-cell>
        </table:table-row>
        <table:table-row table:style-name="ro1">
          <table:table-cell office:value-type="string" calcext:value-type="string">
            <text:p>2020-11-02</text:p>
          </table:table-cell>
          <table:table-cell office:value-type="string" calcext:value-type="string">
            <text:p>London</text:p>
          </table:table-cell>
          <table:table-cell office:value-type="float" office:value="63408.4795815273" calcext:value-type="float">
            <text:p>63408.4795815273</text:p>
          </table:table-cell>
        </table:table-row>
        <table:table-row table:style-name="ro1">
          <table:table-cell office:value-type="string" calcext:value-type="string">
            <text:p>2020-11-03</text:p>
          </table:table-cell>
          <table:table-cell office:value-type="string" calcext:value-type="string">
            <text:p>London</text:p>
          </table:table-cell>
          <table:table-cell office:value-type="float" office:value="64042.9427464119" calcext:value-type="float">
            <text:p>64042.9427464119</text:p>
          </table:table-cell>
        </table:table-row>
        <table:table-row table:style-name="ro1">
          <table:table-cell office:value-type="string" calcext:value-type="string">
            <text:p>2020-11-04</text:p>
          </table:table-cell>
          <table:table-cell office:value-type="string" calcext:value-type="string">
            <text:p>London</text:p>
          </table:table-cell>
          <table:table-cell office:value-type="float" office:value="64422.5567788459" calcext:value-type="float">
            <text:p>64422.5567788459</text:p>
          </table:table-cell>
        </table:table-row>
        <table:table-row table:style-name="ro1">
          <table:table-cell office:value-type="string" calcext:value-type="string">
            <text:p>2020-11-05</text:p>
          </table:table-cell>
          <table:table-cell office:value-type="string" calcext:value-type="string">
            <text:p>London</text:p>
          </table:table-cell>
          <table:table-cell office:value-type="float" office:value="64363.350624523" calcext:value-type="float">
            <text:p>64363.350624523</text:p>
          </table:table-cell>
        </table:table-row>
        <table:table-row table:style-name="ro1">
          <table:table-cell office:value-type="string" calcext:value-type="string">
            <text:p>2020-11-06</text:p>
          </table:table-cell>
          <table:table-cell office:value-type="string" calcext:value-type="string">
            <text:p>London</text:p>
          </table:table-cell>
          <table:table-cell office:value-type="float" office:value="64125.1098515107" calcext:value-type="float">
            <text:p>64125.1098515107</text:p>
          </table:table-cell>
        </table:table-row>
        <table:table-row table:style-name="ro1">
          <table:table-cell office:value-type="string" calcext:value-type="string">
            <text:p>2020-11-07</text:p>
          </table:table-cell>
          <table:table-cell office:value-type="string" calcext:value-type="string">
            <text:p>London</text:p>
          </table:table-cell>
          <table:table-cell office:value-type="float" office:value="63962.3892001989" calcext:value-type="float">
            <text:p>63962.3892001989</text:p>
          </table:table-cell>
        </table:table-row>
        <table:table-row table:style-name="ro1">
          <table:table-cell office:value-type="string" calcext:value-type="string">
            <text:p>2020-11-08</text:p>
          </table:table-cell>
          <table:table-cell office:value-type="string" calcext:value-type="string">
            <text:p>London</text:p>
          </table:table-cell>
          <table:table-cell office:value-type="float" office:value="63785.9459997458" calcext:value-type="float">
            <text:p>63785.9459997458</text:p>
          </table:table-cell>
        </table:table-row>
        <table:table-row table:style-name="ro1">
          <table:table-cell office:value-type="string" calcext:value-type="string">
            <text:p>2020-11-09</text:p>
          </table:table-cell>
          <table:table-cell office:value-type="string" calcext:value-type="string">
            <text:p>London</text:p>
          </table:table-cell>
          <table:table-cell office:value-type="float" office:value="63295.9000234462" calcext:value-type="float">
            <text:p>63295.9000234462</text:p>
          </table:table-cell>
        </table:table-row>
        <table:table-row table:style-name="ro1">
          <table:table-cell office:value-type="string" calcext:value-type="string">
            <text:p>2020-11-10</text:p>
          </table:table-cell>
          <table:table-cell office:value-type="string" calcext:value-type="string">
            <text:p>London</text:p>
          </table:table-cell>
          <table:table-cell office:value-type="float" office:value="62958.6215590959" calcext:value-type="float">
            <text:p>62958.6215590959</text:p>
          </table:table-cell>
        </table:table-row>
        <table:table-row table:style-name="ro1">
          <table:table-cell office:value-type="string" calcext:value-type="string">
            <text:p>2020-11-11</text:p>
          </table:table-cell>
          <table:table-cell office:value-type="string" calcext:value-type="string">
            <text:p>London</text:p>
          </table:table-cell>
          <table:table-cell office:value-type="float" office:value="62704.9709590091" calcext:value-type="float">
            <text:p>62704.9709590091</text:p>
          </table:table-cell>
        </table:table-row>
        <table:table-row table:style-name="ro1">
          <table:table-cell office:value-type="string" calcext:value-type="string">
            <text:p>2020-11-12</text:p>
          </table:table-cell>
          <table:table-cell office:value-type="string" calcext:value-type="string">
            <text:p>London</text:p>
          </table:table-cell>
          <table:table-cell office:value-type="float" office:value="63023.4189783275" calcext:value-type="float">
            <text:p>63023.4189783275</text:p>
          </table:table-cell>
        </table:table-row>
        <table:table-row table:style-name="ro1">
          <table:table-cell office:value-type="string" calcext:value-type="string">
            <text:p>2020-11-13</text:p>
          </table:table-cell>
          <table:table-cell office:value-type="string" calcext:value-type="string">
            <text:p>London</text:p>
          </table:table-cell>
          <table:table-cell office:value-type="float" office:value="63588.9490836166" calcext:value-type="float">
            <text:p>63588.9490836166</text:p>
          </table:table-cell>
        </table:table-row>
        <table:table-row table:style-name="ro1">
          <table:table-cell office:value-type="string" calcext:value-type="string">
            <text:p>2020-11-14</text:p>
          </table:table-cell>
          <table:table-cell office:value-type="string" calcext:value-type="string">
            <text:p>London</text:p>
          </table:table-cell>
          <table:table-cell office:value-type="float" office:value="63890.8554521469" calcext:value-type="float">
            <text:p>63890.8554521469</text:p>
          </table:table-cell>
        </table:table-row>
        <table:table-row table:style-name="ro1">
          <table:table-cell office:value-type="string" calcext:value-type="string">
            <text:p>2020-11-15</text:p>
          </table:table-cell>
          <table:table-cell office:value-type="string" calcext:value-type="string">
            <text:p>London</text:p>
          </table:table-cell>
          <table:table-cell office:value-type="float" office:value="64062.1825465449" calcext:value-type="float">
            <text:p>64062.1825465449</text:p>
          </table:table-cell>
        </table:table-row>
        <table:table-row table:style-name="ro1">
          <table:table-cell office:value-type="string" calcext:value-type="string">
            <text:p>2020-11-16</text:p>
          </table:table-cell>
          <table:table-cell office:value-type="string" calcext:value-type="string">
            <text:p>London</text:p>
          </table:table-cell>
          <table:table-cell office:value-type="float" office:value="64161.8265638038" calcext:value-type="float">
            <text:p>64161.8265638038</text:p>
          </table:table-cell>
        </table:table-row>
        <table:table-row table:style-name="ro1">
          <table:table-cell office:value-type="string" calcext:value-type="string">
            <text:p>2020-11-17</text:p>
          </table:table-cell>
          <table:table-cell office:value-type="string" calcext:value-type="string">
            <text:p>London</text:p>
          </table:table-cell>
          <table:table-cell office:value-type="float" office:value="64356.4466834339" calcext:value-type="float">
            <text:p>64356.4466834339</text:p>
          </table:table-cell>
        </table:table-row>
        <table:table-row table:style-name="ro1">
          <table:table-cell office:value-type="string" calcext:value-type="string">
            <text:p>2020-11-18</text:p>
          </table:table-cell>
          <table:table-cell office:value-type="string" calcext:value-type="string">
            <text:p>London</text:p>
          </table:table-cell>
          <table:table-cell office:value-type="float" office:value="64932.5652332988" calcext:value-type="float">
            <text:p>64932.5652332988</text:p>
          </table:table-cell>
        </table:table-row>
        <table:table-row table:style-name="ro1">
          <table:table-cell office:value-type="string" calcext:value-type="string">
            <text:p>2020-11-19</text:p>
          </table:table-cell>
          <table:table-cell office:value-type="string" calcext:value-type="string">
            <text:p>London</text:p>
          </table:table-cell>
          <table:table-cell office:value-type="float" office:value="65614.4933257775" calcext:value-type="float">
            <text:p>65614.4933257775</text:p>
          </table:table-cell>
        </table:table-row>
        <table:table-row table:style-name="ro1">
          <table:table-cell office:value-type="string" calcext:value-type="string">
            <text:p>2020-11-20</text:p>
          </table:table-cell>
          <table:table-cell office:value-type="string" calcext:value-type="string">
            <text:p>London</text:p>
          </table:table-cell>
          <table:table-cell office:value-type="float" office:value="66143.7341815964" calcext:value-type="float">
            <text:p>66143.7341815964</text:p>
          </table:table-cell>
        </table:table-row>
        <table:table-row table:style-name="ro1">
          <table:table-cell office:value-type="string" calcext:value-type="string">
            <text:p>2020-11-21</text:p>
          </table:table-cell>
          <table:table-cell office:value-type="string" calcext:value-type="string">
            <text:p>London</text:p>
          </table:table-cell>
          <table:table-cell office:value-type="float" office:value="66515.8281021824" calcext:value-type="float">
            <text:p>66515.8281021824</text:p>
          </table:table-cell>
        </table:table-row>
        <table:table-row table:style-name="ro1">
          <table:table-cell office:value-type="string" calcext:value-type="string">
            <text:p>2020-11-22</text:p>
          </table:table-cell>
          <table:table-cell office:value-type="string" calcext:value-type="string">
            <text:p>London</text:p>
          </table:table-cell>
          <table:table-cell office:value-type="float" office:value="66833.3558788556" calcext:value-type="float">
            <text:p>66833.3558788556</text:p>
          </table:table-cell>
        </table:table-row>
        <table:table-row table:style-name="ro1">
          <table:table-cell office:value-type="string" calcext:value-type="string">
            <text:p>2020-11-23</text:p>
          </table:table-cell>
          <table:table-cell office:value-type="string" calcext:value-type="string">
            <text:p>London</text:p>
          </table:table-cell>
          <table:table-cell office:value-type="float" office:value="67030.5573548398" calcext:value-type="float">
            <text:p>67030.5573548398</text:p>
          </table:table-cell>
        </table:table-row>
        <table:table-row table:style-name="ro1">
          <table:table-cell office:value-type="string" calcext:value-type="string">
            <text:p>2020-11-24</text:p>
          </table:table-cell>
          <table:table-cell office:value-type="string" calcext:value-type="string">
            <text:p>London</text:p>
          </table:table-cell>
          <table:table-cell office:value-type="float" office:value="66676.1277724956" calcext:value-type="float">
            <text:p>66676.1277724956</text:p>
          </table:table-cell>
        </table:table-row>
        <table:table-row table:style-name="ro1">
          <table:table-cell office:value-type="string" calcext:value-type="string">
            <text:p>2020-11-25</text:p>
          </table:table-cell>
          <table:table-cell office:value-type="string" calcext:value-type="string">
            <text:p>London</text:p>
          </table:table-cell>
          <table:table-cell office:value-type="float" office:value="65970.3044256137" calcext:value-type="float">
            <text:p>65970.3044256137</text:p>
          </table:table-cell>
        </table:table-row>
        <table:table-row table:style-name="ro1">
          <table:table-cell office:value-type="string" calcext:value-type="string">
            <text:p>2020-11-26</text:p>
          </table:table-cell>
          <table:table-cell office:value-type="string" calcext:value-type="string">
            <text:p>London</text:p>
          </table:table-cell>
          <table:table-cell office:value-type="float" office:value="65052.0512188388" calcext:value-type="float">
            <text:p>65052.0512188388</text:p>
          </table:table-cell>
        </table:table-row>
        <table:table-row table:style-name="ro1">
          <table:table-cell office:value-type="string" calcext:value-type="string">
            <text:p>2020-11-27</text:p>
          </table:table-cell>
          <table:table-cell office:value-type="string" calcext:value-type="string">
            <text:p>London</text:p>
          </table:table-cell>
          <table:table-cell office:value-type="float" office:value="63860.5239472613" calcext:value-type="float">
            <text:p>63860.5239472613</text:p>
          </table:table-cell>
        </table:table-row>
        <table:table-row table:style-name="ro1">
          <table:table-cell office:value-type="string" calcext:value-type="string">
            <text:p>2020-11-28</text:p>
          </table:table-cell>
          <table:table-cell office:value-type="string" calcext:value-type="string">
            <text:p>London</text:p>
          </table:table-cell>
          <table:table-cell office:value-type="float" office:value="62374.0234243564" calcext:value-type="float">
            <text:p>62374.0234243564</text:p>
          </table:table-cell>
        </table:table-row>
        <table:table-row table:style-name="ro1">
          <table:table-cell office:value-type="string" calcext:value-type="string">
            <text:p>2020-11-29</text:p>
          </table:table-cell>
          <table:table-cell office:value-type="string" calcext:value-type="string">
            <text:p>London</text:p>
          </table:table-cell>
          <table:table-cell office:value-type="float" office:value="60946.7789552344" calcext:value-type="float">
            <text:p>60946.7789552344</text:p>
          </table:table-cell>
        </table:table-row>
        <table:table-row table:style-name="ro1">
          <table:table-cell office:value-type="string" calcext:value-type="string">
            <text:p>2020-11-30</text:p>
          </table:table-cell>
          <table:table-cell office:value-type="string" calcext:value-type="string">
            <text:p>London</text:p>
          </table:table-cell>
          <table:table-cell office:value-type="float" office:value="59442.1169655533" calcext:value-type="float">
            <text:p>59442.1169655533</text:p>
          </table:table-cell>
        </table:table-row>
        <table:table-row table:style-name="ro1">
          <table:table-cell office:value-type="string" calcext:value-type="string">
            <text:p>2020-12-01</text:p>
          </table:table-cell>
          <table:table-cell office:value-type="string" calcext:value-type="string">
            <text:p>London</text:p>
          </table:table-cell>
          <table:table-cell office:value-type="float" office:value="57987.7184388385" calcext:value-type="float">
            <text:p>57987.7184388385</text:p>
          </table:table-cell>
        </table:table-row>
        <table:table-row table:style-name="ro1">
          <table:table-cell office:value-type="string" calcext:value-type="string">
            <text:p>2020-12-02</text:p>
          </table:table-cell>
          <table:table-cell office:value-type="string" calcext:value-type="string">
            <text:p>London</text:p>
          </table:table-cell>
          <table:table-cell office:value-type="float" office:value="56355.2900385042" calcext:value-type="float">
            <text:p>56355.2900385042</text:p>
          </table:table-cell>
        </table:table-row>
        <table:table-row table:style-name="ro1">
          <table:table-cell office:value-type="string" calcext:value-type="string">
            <text:p>2020-12-03</text:p>
          </table:table-cell>
          <table:table-cell office:value-type="string" calcext:value-type="string">
            <text:p>London</text:p>
          </table:table-cell>
          <table:table-cell office:value-type="float" office:value="54878.5930322073" calcext:value-type="float">
            <text:p>54878.5930322073</text:p>
          </table:table-cell>
        </table:table-row>
        <table:table-row table:style-name="ro1">
          <table:table-cell office:value-type="string" calcext:value-type="string">
            <text:p>2020-12-04</text:p>
          </table:table-cell>
          <table:table-cell office:value-type="string" calcext:value-type="string">
            <text:p>London</text:p>
          </table:table-cell>
          <table:table-cell office:value-type="float" office:value="53713.7203520176" calcext:value-type="float">
            <text:p>53713.7203520176</text:p>
          </table:table-cell>
        </table:table-row>
        <table:table-row table:style-name="ro1">
          <table:table-cell office:value-type="string" calcext:value-type="string">
            <text:p>2020-12-05</text:p>
          </table:table-cell>
          <table:table-cell office:value-type="string" calcext:value-type="string">
            <text:p>London</text:p>
          </table:table-cell>
          <table:table-cell office:value-type="float" office:value="52807.5762249943" calcext:value-type="float">
            <text:p>52807.5762249943</text:p>
          </table:table-cell>
        </table:table-row>
        <table:table-row table:style-name="ro1">
          <table:table-cell office:value-type="string" calcext:value-type="string">
            <text:p>2020-12-06</text:p>
          </table:table-cell>
          <table:table-cell office:value-type="string" calcext:value-type="string">
            <text:p>London</text:p>
          </table:table-cell>
          <table:table-cell office:value-type="float" office:value="52193.405676923" calcext:value-type="float">
            <text:p>52193.405676923</text:p>
          </table:table-cell>
        </table:table-row>
        <table:table-row table:style-name="ro1">
          <table:table-cell office:value-type="string" calcext:value-type="string">
            <text:p>2020-12-07</text:p>
          </table:table-cell>
          <table:table-cell office:value-type="string" calcext:value-type="string">
            <text:p>London</text:p>
          </table:table-cell>
          <table:table-cell office:value-type="float" office:value="51787.333027216" calcext:value-type="float">
            <text:p>51787.333027216</text:p>
          </table:table-cell>
        </table:table-row>
        <table:table-row table:style-name="ro1">
          <table:table-cell office:value-type="string" calcext:value-type="string">
            <text:p>2020-12-08</text:p>
          </table:table-cell>
          <table:table-cell office:value-type="string" calcext:value-type="string">
            <text:p>London</text:p>
          </table:table-cell>
          <table:table-cell office:value-type="float" office:value="51462.149590937" calcext:value-type="float">
            <text:p>51462.149590937</text:p>
          </table:table-cell>
        </table:table-row>
        <table:table-row table:style-name="ro1">
          <table:table-cell office:value-type="string" calcext:value-type="string">
            <text:p>2020-12-09</text:p>
          </table:table-cell>
          <table:table-cell office:value-type="string" calcext:value-type="string">
            <text:p>London</text:p>
          </table:table-cell>
          <table:table-cell office:value-type="float" office:value="51308.7654209247" calcext:value-type="float">
            <text:p>51308.7654209247</text:p>
          </table:table-cell>
        </table:table-row>
        <table:table-row table:style-name="ro1">
          <table:table-cell office:value-type="string" calcext:value-type="string">
            <text:p>2020-12-10</text:p>
          </table:table-cell>
          <table:table-cell office:value-type="string" calcext:value-type="string">
            <text:p>London</text:p>
          </table:table-cell>
          <table:table-cell office:value-type="float" office:value="51363.4177083383" calcext:value-type="float">
            <text:p>51363.4177083383</text:p>
          </table:table-cell>
        </table:table-row>
        <table:table-row table:style-name="ro1">
          <table:table-cell office:value-type="string" calcext:value-type="string">
            <text:p>2020-12-11</text:p>
          </table:table-cell>
          <table:table-cell office:value-type="string" calcext:value-type="string">
            <text:p>London</text:p>
          </table:table-cell>
          <table:table-cell office:value-type="float" office:value="51926.3470860751" calcext:value-type="float">
            <text:p>51926.3470860751</text:p>
          </table:table-cell>
        </table:table-row>
        <table:table-row table:style-name="ro1">
          <table:table-cell office:value-type="string" calcext:value-type="string">
            <text:p>2020-12-12</text:p>
          </table:table-cell>
          <table:table-cell office:value-type="string" calcext:value-type="string">
            <text:p>London</text:p>
          </table:table-cell>
          <table:table-cell office:value-type="float" office:value="52829.9872582292" calcext:value-type="float">
            <text:p>52829.9872582292</text:p>
          </table:table-cell>
        </table:table-row>
        <table:table-row table:style-name="ro1">
          <table:table-cell office:value-type="string" calcext:value-type="string">
            <text:p>2020-12-13</text:p>
          </table:table-cell>
          <table:table-cell office:value-type="string" calcext:value-type="string">
            <text:p>London</text:p>
          </table:table-cell>
          <table:table-cell office:value-type="float" office:value="54116.891103044" calcext:value-type="float">
            <text:p>54116.891103044</text:p>
          </table:table-cell>
        </table:table-row>
        <table:table-row table:style-name="ro1">
          <table:table-cell office:value-type="string" calcext:value-type="string">
            <text:p>2020-12-14</text:p>
          </table:table-cell>
          <table:table-cell office:value-type="string" calcext:value-type="string">
            <text:p>London</text:p>
          </table:table-cell>
          <table:table-cell office:value-type="float" office:value="55995.082735271" calcext:value-type="float">
            <text:p>55995.082735271</text:p>
          </table:table-cell>
        </table:table-row>
        <table:table-row table:style-name="ro1">
          <table:table-cell office:value-type="string" calcext:value-type="string">
            <text:p>2020-12-15</text:p>
          </table:table-cell>
          <table:table-cell office:value-type="string" calcext:value-type="string">
            <text:p>London</text:p>
          </table:table-cell>
          <table:table-cell office:value-type="float" office:value="58400.7337525569" calcext:value-type="float">
            <text:p>58400.7337525569</text:p>
          </table:table-cell>
        </table:table-row>
        <table:table-row table:style-name="ro1">
          <table:table-cell office:value-type="string" calcext:value-type="string">
            <text:p>2020-12-16</text:p>
          </table:table-cell>
          <table:table-cell office:value-type="string" calcext:value-type="string">
            <text:p>London</text:p>
          </table:table-cell>
          <table:table-cell office:value-type="float" office:value="61234.9626814627" calcext:value-type="float">
            <text:p>61234.9626814627</text:p>
          </table:table-cell>
        </table:table-row>
        <table:table-row table:style-name="ro1">
          <table:table-cell office:value-type="string" calcext:value-type="string">
            <text:p>2020-12-17</text:p>
          </table:table-cell>
          <table:table-cell office:value-type="string" calcext:value-type="string">
            <text:p>London</text:p>
          </table:table-cell>
          <table:table-cell office:value-type="float" office:value="64851.4393476287" calcext:value-type="float">
            <text:p>64851.4393476287</text:p>
          </table:table-cell>
        </table:table-row>
        <table:table-row table:style-name="ro1">
          <table:table-cell office:value-type="string" calcext:value-type="string">
            <text:p>2020-12-18</text:p>
          </table:table-cell>
          <table:table-cell office:value-type="string" calcext:value-type="string">
            <text:p>London</text:p>
          </table:table-cell>
          <table:table-cell office:value-type="float" office:value="69149.5788356785" calcext:value-type="float">
            <text:p>69149.5788356785</text:p>
          </table:table-cell>
        </table:table-row>
        <table:table-row table:style-name="ro1">
          <table:table-cell office:value-type="string" calcext:value-type="string">
            <text:p>2020-12-19</text:p>
          </table:table-cell>
          <table:table-cell office:value-type="string" calcext:value-type="string">
            <text:p>London</text:p>
          </table:table-cell>
          <table:table-cell office:value-type="float" office:value="74516.3426323822" calcext:value-type="float">
            <text:p>74516.3426323822</text:p>
          </table:table-cell>
        </table:table-row>
        <table:table-row table:style-name="ro1">
          <table:table-cell office:value-type="string" calcext:value-type="string">
            <text:p>2020-12-20</text:p>
          </table:table-cell>
          <table:table-cell office:value-type="string" calcext:value-type="string">
            <text:p>London</text:p>
          </table:table-cell>
          <table:table-cell office:value-type="float" office:value="80765.1283549134" calcext:value-type="float">
            <text:p>80765.1283549134</text:p>
          </table:table-cell>
        </table:table-row>
        <table:table-row table:style-name="ro1">
          <table:table-cell office:value-type="string" calcext:value-type="string">
            <text:p>2020-12-21</text:p>
          </table:table-cell>
          <table:table-cell office:value-type="string" calcext:value-type="string">
            <text:p>London</text:p>
          </table:table-cell>
          <table:table-cell office:value-type="float" office:value="88005.3717837994" calcext:value-type="float">
            <text:p>88005.3717837994</text:p>
          </table:table-cell>
        </table:table-row>
        <table:table-row table:style-name="ro1">
          <table:table-cell office:value-type="string" calcext:value-type="string">
            <text:p>2020-12-22</text:p>
          </table:table-cell>
          <table:table-cell office:value-type="string" calcext:value-type="string">
            <text:p>London</text:p>
          </table:table-cell>
          <table:table-cell office:value-type="float" office:value="95645.9285648746" calcext:value-type="float">
            <text:p>95645.9285648746</text:p>
          </table:table-cell>
        </table:table-row>
        <table:table-row table:style-name="ro1">
          <table:table-cell office:value-type="string" calcext:value-type="string">
            <text:p>2020-12-23</text:p>
          </table:table-cell>
          <table:table-cell office:value-type="string" calcext:value-type="string">
            <text:p>London</text:p>
          </table:table-cell>
          <table:table-cell office:value-type="float" office:value="103885.717585485" calcext:value-type="float">
            <text:p>103885.717585485</text:p>
          </table:table-cell>
        </table:table-row>
        <table:table-row table:style-name="ro1">
          <table:table-cell office:value-type="string" calcext:value-type="string">
            <text:p>2020-12-24</text:p>
          </table:table-cell>
          <table:table-cell office:value-type="string" calcext:value-type="string">
            <text:p>London</text:p>
          </table:table-cell>
          <table:table-cell office:value-type="float" office:value="112842.354753445" calcext:value-type="float">
            <text:p>112842.354753445</text:p>
          </table:table-cell>
        </table:table-row>
        <table:table-row table:style-name="ro1">
          <table:table-cell office:value-type="string" calcext:value-type="string">
            <text:p>2020-12-25</text:p>
          </table:table-cell>
          <table:table-cell office:value-type="string" calcext:value-type="string">
            <text:p>London</text:p>
          </table:table-cell>
          <table:table-cell office:value-type="float" office:value="121800.408869066" calcext:value-type="float">
            <text:p>121800.408869066</text:p>
          </table:table-cell>
        </table:table-row>
        <table:table-row table:style-name="ro1">
          <table:table-cell office:value-type="string" calcext:value-type="string">
            <text:p>2020-12-26</text:p>
          </table:table-cell>
          <table:table-cell office:value-type="string" calcext:value-type="string">
            <text:p>London</text:p>
          </table:table-cell>
          <table:table-cell office:value-type="float" office:value="130716.380937592" calcext:value-type="float">
            <text:p>130716.380937592</text:p>
          </table:table-cell>
        </table:table-row>
        <table:table-row table:style-name="ro1">
          <table:table-cell office:value-type="string" calcext:value-type="string">
            <text:p>2020-12-27</text:p>
          </table:table-cell>
          <table:table-cell office:value-type="string" calcext:value-type="string">
            <text:p>London</text:p>
          </table:table-cell>
          <table:table-cell office:value-type="float" office:value="139518.748048755" calcext:value-type="float">
            <text:p>139518.748048755</text:p>
          </table:table-cell>
        </table:table-row>
        <table:table-row table:style-name="ro1">
          <table:table-cell office:value-type="string" calcext:value-type="string">
            <text:p>2020-12-28</text:p>
          </table:table-cell>
          <table:table-cell office:value-type="string" calcext:value-type="string">
            <text:p>London</text:p>
          </table:table-cell>
          <table:table-cell office:value-type="float" office:value="148363.692420955" calcext:value-type="float">
            <text:p>148363.692420955</text:p>
          </table:table-cell>
        </table:table-row>
        <table:table-row table:style-name="ro1">
          <table:table-cell office:value-type="string" calcext:value-type="string">
            <text:p>2020-12-29</text:p>
          </table:table-cell>
          <table:table-cell office:value-type="string" calcext:value-type="string">
            <text:p>London</text:p>
          </table:table-cell>
          <table:table-cell office:value-type="float" office:value="157602.010361727" calcext:value-type="float">
            <text:p>157602.010361727</text:p>
          </table:table-cell>
        </table:table-row>
        <table:table-row table:style-name="ro1">
          <table:table-cell office:value-type="string" calcext:value-type="string">
            <text:p>2020-12-30</text:p>
          </table:table-cell>
          <table:table-cell office:value-type="string" calcext:value-type="string">
            <text:p>London</text:p>
          </table:table-cell>
          <table:table-cell office:value-type="float" office:value="166432.462084258" calcext:value-type="float">
            <text:p>166432.462084258</text:p>
          </table:table-cell>
        </table:table-row>
        <table:table-row table:style-name="ro1">
          <table:table-cell office:value-type="string" calcext:value-type="string">
            <text:p>2020-12-31</text:p>
          </table:table-cell>
          <table:table-cell office:value-type="string" calcext:value-type="string">
            <text:p>London</text:p>
          </table:table-cell>
          <table:table-cell office:value-type="float" office:value="175156.735773065" calcext:value-type="float">
            <text:p>175156.735773065</text:p>
          </table:table-cell>
        </table:table-row>
        <table:table-row table:style-name="ro1">
          <table:table-cell office:value-type="string" calcext:value-type="string">
            <text:p>2021-01-01</text:p>
          </table:table-cell>
          <table:table-cell office:value-type="string" calcext:value-type="string">
            <text:p>London</text:p>
          </table:table-cell>
          <table:table-cell office:value-type="float" office:value="183165.482367146" calcext:value-type="float">
            <text:p>183165.482367146</text:p>
          </table:table-cell>
        </table:table-row>
        <table:table-row table:style-name="ro1">
          <table:table-cell office:value-type="string" calcext:value-type="string">
            <text:p>2021-01-02</text:p>
          </table:table-cell>
          <table:table-cell office:value-type="string" calcext:value-type="string">
            <text:p>London</text:p>
          </table:table-cell>
          <table:table-cell office:value-type="float" office:value="190384.120262959" calcext:value-type="float">
            <text:p>190384.120262959</text:p>
          </table:table-cell>
        </table:table-row>
        <table:table-row table:style-name="ro1">
          <table:table-cell office:value-type="string" calcext:value-type="string">
            <text:p>2021-01-03</text:p>
          </table:table-cell>
          <table:table-cell office:value-type="string" calcext:value-type="string">
            <text:p>London</text:p>
          </table:table-cell>
          <table:table-cell office:value-type="float" office:value="196654.677265937" calcext:value-type="float">
            <text:p>196654.677265937</text:p>
          </table:table-cell>
        </table:table-row>
        <table:table-row table:style-name="ro1">
          <table:table-cell office:value-type="string" calcext:value-type="string">
            <text:p>2021-01-04</text:p>
          </table:table-cell>
          <table:table-cell office:value-type="string" calcext:value-type="string">
            <text:p>London</text:p>
          </table:table-cell>
          <table:table-cell office:value-type="float" office:value="201896.270386217" calcext:value-type="float">
            <text:p>201896.270386217</text:p>
          </table:table-cell>
        </table:table-row>
        <table:table-row table:style-name="ro1">
          <table:table-cell office:value-type="string" calcext:value-type="string">
            <text:p>2021-01-05</text:p>
          </table:table-cell>
          <table:table-cell office:value-type="string" calcext:value-type="string">
            <text:p>London</text:p>
          </table:table-cell>
          <table:table-cell office:value-type="float" office:value="205882.146825765" calcext:value-type="float">
            <text:p>205882.146825765</text:p>
          </table:table-cell>
        </table:table-row>
        <table:table-row table:style-name="ro1">
          <table:table-cell office:value-type="string" calcext:value-type="string">
            <text:p>2021-01-06</text:p>
          </table:table-cell>
          <table:table-cell office:value-type="string" calcext:value-type="string">
            <text:p>London</text:p>
          </table:table-cell>
          <table:table-cell office:value-type="float" office:value="208640.107681792" calcext:value-type="float">
            <text:p>208640.107681792</text:p>
          </table:table-cell>
        </table:table-row>
        <table:table-row table:style-name="ro1">
          <table:table-cell office:value-type="string" calcext:value-type="string">
            <text:p>2021-01-07</text:p>
          </table:table-cell>
          <table:table-cell office:value-type="string" calcext:value-type="string">
            <text:p>London</text:p>
          </table:table-cell>
          <table:table-cell office:value-type="float" office:value="209842.454909914" calcext:value-type="float">
            <text:p>209842.454909914</text:p>
          </table:table-cell>
        </table:table-row>
        <table:table-row table:style-name="ro1">
          <table:table-cell office:value-type="string" calcext:value-type="string">
            <text:p>2021-01-08</text:p>
          </table:table-cell>
          <table:table-cell office:value-type="string" calcext:value-type="string">
            <text:p>London</text:p>
          </table:table-cell>
          <table:table-cell office:value-type="float" office:value="209786.100606737" calcext:value-type="float">
            <text:p>209786.100606737</text:p>
          </table:table-cell>
        </table:table-row>
        <table:table-row table:style-name="ro1">
          <table:table-cell office:value-type="string" calcext:value-type="string">
            <text:p>2021-01-09</text:p>
          </table:table-cell>
          <table:table-cell office:value-type="string" calcext:value-type="string">
            <text:p>London</text:p>
          </table:table-cell>
          <table:table-cell office:value-type="float" office:value="208645.846411272" calcext:value-type="float">
            <text:p>208645.846411272</text:p>
          </table:table-cell>
        </table:table-row>
        <table:table-row table:style-name="ro1">
          <table:table-cell office:value-type="string" calcext:value-type="string">
            <text:p>2021-01-10</text:p>
          </table:table-cell>
          <table:table-cell office:value-type="string" calcext:value-type="string">
            <text:p>London</text:p>
          </table:table-cell>
          <table:table-cell office:value-type="float" office:value="206648.810041158" calcext:value-type="float">
            <text:p>206648.810041158</text:p>
          </table:table-cell>
        </table:table-row>
        <table:table-row table:style-name="ro1">
          <table:table-cell office:value-type="string" calcext:value-type="string">
            <text:p>2021-01-11</text:p>
          </table:table-cell>
          <table:table-cell office:value-type="string" calcext:value-type="string">
            <text:p>London</text:p>
          </table:table-cell>
          <table:table-cell office:value-type="float" office:value="203530.37542359" calcext:value-type="float">
            <text:p>203530.37542359</text:p>
          </table:table-cell>
        </table:table-row>
        <table:table-row table:style-name="ro1">
          <table:table-cell office:value-type="string" calcext:value-type="string">
            <text:p>2021-01-12</text:p>
          </table:table-cell>
          <table:table-cell office:value-type="string" calcext:value-type="string">
            <text:p>London</text:p>
          </table:table-cell>
          <table:table-cell office:value-type="float" office:value="199348.636206446" calcext:value-type="float">
            <text:p>199348.636206446</text:p>
          </table:table-cell>
        </table:table-row>
        <table:table-row table:style-name="ro1">
          <table:table-cell office:value-type="string" calcext:value-type="string">
            <text:p>2021-01-13</text:p>
          </table:table-cell>
          <table:table-cell office:value-type="string" calcext:value-type="string">
            <text:p>London</text:p>
          </table:table-cell>
          <table:table-cell office:value-type="float" office:value="194205.882399356" calcext:value-type="float">
            <text:p>194205.882399356</text:p>
          </table:table-cell>
        </table:table-row>
        <table:table-row table:style-name="ro1">
          <table:table-cell office:value-type="string" calcext:value-type="string">
            <text:p>2021-01-14</text:p>
          </table:table-cell>
          <table:table-cell office:value-type="string" calcext:value-type="string">
            <text:p>London</text:p>
          </table:table-cell>
          <table:table-cell office:value-type="float" office:value="188682.830684835" calcext:value-type="float">
            <text:p>188682.830684835</text:p>
          </table:table-cell>
        </table:table-row>
        <table:table-row table:style-name="ro1">
          <table:table-cell office:value-type="string" calcext:value-type="string">
            <text:p>2021-01-15</text:p>
          </table:table-cell>
          <table:table-cell office:value-type="string" calcext:value-type="string">
            <text:p>London</text:p>
          </table:table-cell>
          <table:table-cell office:value-type="float" office:value="182649.073182906" calcext:value-type="float">
            <text:p>182649.073182906</text:p>
          </table:table-cell>
        </table:table-row>
        <table:table-row table:style-name="ro1">
          <table:table-cell office:value-type="string" calcext:value-type="string">
            <text:p>2021-01-16</text:p>
          </table:table-cell>
          <table:table-cell office:value-type="string" calcext:value-type="string">
            <text:p>London</text:p>
          </table:table-cell>
          <table:table-cell office:value-type="float" office:value="176351.226381257" calcext:value-type="float">
            <text:p>176351.226381257</text:p>
          </table:table-cell>
        </table:table-row>
        <table:table-row table:style-name="ro1">
          <table:table-cell office:value-type="string" calcext:value-type="string">
            <text:p>2021-01-17</text:p>
          </table:table-cell>
          <table:table-cell office:value-type="string" calcext:value-type="string">
            <text:p>London</text:p>
          </table:table-cell>
          <table:table-cell office:value-type="float" office:value="169780.881119511" calcext:value-type="float">
            <text:p>169780.881119511</text:p>
          </table:table-cell>
        </table:table-row>
        <table:table-row table:style-name="ro1">
          <table:table-cell office:value-type="string" calcext:value-type="string">
            <text:p>2021-01-18</text:p>
          </table:table-cell>
          <table:table-cell office:value-type="string" calcext:value-type="string">
            <text:p>London</text:p>
          </table:table-cell>
          <table:table-cell office:value-type="float" office:value="162955.576405033" calcext:value-type="float">
            <text:p>162955.576405033</text:p>
          </table:table-cell>
        </table:table-row>
        <table:table-row table:style-name="ro1">
          <table:table-cell office:value-type="string" calcext:value-type="string">
            <text:p>2021-01-19</text:p>
          </table:table-cell>
          <table:table-cell office:value-type="string" calcext:value-type="string">
            <text:p>London</text:p>
          </table:table-cell>
          <table:table-cell office:value-type="float" office:value="156143.493040053" calcext:value-type="float">
            <text:p>156143.493040053</text:p>
          </table:table-cell>
        </table:table-row>
        <table:table-row table:style-name="ro1">
          <table:table-cell office:value-type="string" calcext:value-type="string">
            <text:p>2021-01-20</text:p>
          </table:table-cell>
          <table:table-cell office:value-type="string" calcext:value-type="string">
            <text:p>London</text:p>
          </table:table-cell>
          <table:table-cell office:value-type="float" office:value="149322.382764351" calcext:value-type="float">
            <text:p>149322.382764351</text:p>
          </table:table-cell>
        </table:table-row>
        <table:table-row table:style-name="ro1">
          <table:table-cell office:value-type="string" calcext:value-type="string">
            <text:p>2021-01-21</text:p>
          </table:table-cell>
          <table:table-cell office:value-type="string" calcext:value-type="string">
            <text:p>London</text:p>
          </table:table-cell>
          <table:table-cell office:value-type="float" office:value="142762.275170735" calcext:value-type="float">
            <text:p>142762.275170735</text:p>
          </table:table-cell>
        </table:table-row>
        <table:table-row table:style-name="ro1">
          <table:table-cell office:value-type="string" calcext:value-type="string">
            <text:p>2021-01-22</text:p>
          </table:table-cell>
          <table:table-cell office:value-type="string" calcext:value-type="string">
            <text:p>London</text:p>
          </table:table-cell>
          <table:table-cell office:value-type="float" office:value="136293.538259879" calcext:value-type="float">
            <text:p>136293.538259879</text:p>
          </table:table-cell>
        </table:table-row>
        <table:table-row table:style-name="ro1">
          <table:table-cell office:value-type="string" calcext:value-type="string">
            <text:p>2021-01-23</text:p>
          </table:table-cell>
          <table:table-cell office:value-type="string" calcext:value-type="string">
            <text:p>London</text:p>
          </table:table-cell>
          <table:table-cell office:value-type="float" office:value="130079.363255931" calcext:value-type="float">
            <text:p>130079.363255931</text:p>
          </table:table-cell>
        </table:table-row>
        <table:table-row table:style-name="ro1">
          <table:table-cell office:value-type="string" calcext:value-type="string">
            <text:p>2021-01-24</text:p>
          </table:table-cell>
          <table:table-cell office:value-type="string" calcext:value-type="string">
            <text:p>London</text:p>
          </table:table-cell>
          <table:table-cell office:value-type="float" office:value="124063.624996589" calcext:value-type="float">
            <text:p>124063.624996589</text:p>
          </table:table-cell>
        </table:table-row>
        <table:table-row table:style-name="ro1">
          <table:table-cell office:value-type="string" calcext:value-type="string">
            <text:p>2021-01-25</text:p>
          </table:table-cell>
          <table:table-cell office:value-type="string" calcext:value-type="string">
            <text:p>London</text:p>
          </table:table-cell>
          <table:table-cell office:value-type="float" office:value="118505.178345083" calcext:value-type="float">
            <text:p>118505.178345083</text:p>
          </table:table-cell>
        </table:table-row>
        <table:table-row table:style-name="ro1">
          <table:table-cell office:value-type="string" calcext:value-type="string">
            <text:p>2021-01-26</text:p>
          </table:table-cell>
          <table:table-cell office:value-type="string" calcext:value-type="string">
            <text:p>London</text:p>
          </table:table-cell>
          <table:table-cell office:value-type="float" office:value="113472.916325259" calcext:value-type="float">
            <text:p>113472.916325259</text:p>
          </table:table-cell>
        </table:table-row>
        <table:table-row table:style-name="ro1">
          <table:table-cell office:value-type="string" calcext:value-type="string">
            <text:p>2021-01-27</text:p>
          </table:table-cell>
          <table:table-cell office:value-type="string" calcext:value-type="string">
            <text:p>London</text:p>
          </table:table-cell>
          <table:table-cell office:value-type="float" office:value="108641.55874" calcext:value-type="float">
            <text:p>108641.55874</text:p>
          </table:table-cell>
        </table:table-row>
        <table:table-row table:style-name="ro1">
          <table:table-cell office:value-type="string" calcext:value-type="string">
            <text:p>2021-01-28</text:p>
          </table:table-cell>
          <table:table-cell office:value-type="string" calcext:value-type="string">
            <text:p>London</text:p>
          </table:table-cell>
          <table:table-cell office:value-type="float" office:value="103824.818089637" calcext:value-type="float">
            <text:p>103824.818089637</text:p>
          </table:table-cell>
        </table:table-row>
        <table:table-row table:style-name="ro1">
          <table:table-cell office:value-type="string" calcext:value-type="string">
            <text:p>2021-01-29</text:p>
          </table:table-cell>
          <table:table-cell office:value-type="string" calcext:value-type="string">
            <text:p>London</text:p>
          </table:table-cell>
          <table:table-cell office:value-type="float" office:value="99255.4999135364" calcext:value-type="float">
            <text:p>99255.4999135364</text:p>
          </table:table-cell>
        </table:table-row>
        <table:table-row table:style-name="ro1">
          <table:table-cell office:value-type="string" calcext:value-type="string">
            <text:p>2021-01-30</text:p>
          </table:table-cell>
          <table:table-cell office:value-type="string" calcext:value-type="string">
            <text:p>London</text:p>
          </table:table-cell>
          <table:table-cell office:value-type="float" office:value="94726.9134220689" calcext:value-type="float">
            <text:p>94726.9134220689</text:p>
          </table:table-cell>
        </table:table-row>
        <table:table-row table:style-name="ro1">
          <table:table-cell office:value-type="string" calcext:value-type="string">
            <text:p>2021-01-31</text:p>
          </table:table-cell>
          <table:table-cell office:value-type="string" calcext:value-type="string">
            <text:p>London</text:p>
          </table:table-cell>
          <table:table-cell office:value-type="float" office:value="90274.3477636667" calcext:value-type="float">
            <text:p>90274.3477636667</text:p>
          </table:table-cell>
        </table:table-row>
        <table:table-row table:style-name="ro1">
          <table:table-cell office:value-type="string" calcext:value-type="string">
            <text:p>2021-02-01</text:p>
          </table:table-cell>
          <table:table-cell office:value-type="string" calcext:value-type="string">
            <text:p>London</text:p>
          </table:table-cell>
          <table:table-cell office:value-type="float" office:value="85963.5414059624" calcext:value-type="float">
            <text:p>85963.5414059624</text:p>
          </table:table-cell>
        </table:table-row>
        <table:table-row table:style-name="ro1">
          <table:table-cell office:value-type="string" calcext:value-type="string">
            <text:p>2021-02-02</text:p>
          </table:table-cell>
          <table:table-cell office:value-type="string" calcext:value-type="string">
            <text:p>London</text:p>
          </table:table-cell>
          <table:table-cell office:value-type="float" office:value="81685.185060121" calcext:value-type="float">
            <text:p>81685.185060121</text:p>
          </table:table-cell>
        </table:table-row>
        <table:table-row table:style-name="ro1">
          <table:table-cell office:value-type="string" calcext:value-type="string">
            <text:p>2021-02-03</text:p>
          </table:table-cell>
          <table:table-cell office:value-type="string" calcext:value-type="string">
            <text:p>London</text:p>
          </table:table-cell>
          <table:table-cell office:value-type="float" office:value="77450.6638984196" calcext:value-type="float">
            <text:p>77450.6638984196</text:p>
          </table:table-cell>
        </table:table-row>
        <table:table-row table:style-name="ro1">
          <table:table-cell office:value-type="string" calcext:value-type="string">
            <text:p>2021-02-04</text:p>
          </table:table-cell>
          <table:table-cell office:value-type="string" calcext:value-type="string">
            <text:p>London</text:p>
          </table:table-cell>
          <table:table-cell office:value-type="float" office:value="73243.3265598859" calcext:value-type="float">
            <text:p>73243.3265598859</text:p>
          </table:table-cell>
        </table:table-row>
        <table:table-row table:style-name="ro1">
          <table:table-cell office:value-type="string" calcext:value-type="string">
            <text:p>2021-02-05</text:p>
          </table:table-cell>
          <table:table-cell office:value-type="string" calcext:value-type="string">
            <text:p>London</text:p>
          </table:table-cell>
          <table:table-cell office:value-type="float" office:value="69021.1612517639" calcext:value-type="float">
            <text:p>69021.1612517639</text:p>
          </table:table-cell>
        </table:table-row>
        <table:table-row table:style-name="ro1">
          <table:table-cell office:value-type="string" calcext:value-type="string">
            <text:p>2021-02-06</text:p>
          </table:table-cell>
          <table:table-cell office:value-type="string" calcext:value-type="string">
            <text:p>London</text:p>
          </table:table-cell>
          <table:table-cell office:value-type="float" office:value="65025.2953507064" calcext:value-type="float">
            <text:p>65025.2953507064</text:p>
          </table:table-cell>
        </table:table-row>
        <table:table-row table:style-name="ro1">
          <table:table-cell office:value-type="string" calcext:value-type="string">
            <text:p>2021-02-07</text:p>
          </table:table-cell>
          <table:table-cell office:value-type="string" calcext:value-type="string">
            <text:p>London</text:p>
          </table:table-cell>
          <table:table-cell office:value-type="float" office:value="61318.0767704973" calcext:value-type="float">
            <text:p>61318.0767704973</text:p>
          </table:table-cell>
        </table:table-row>
        <table:table-row table:style-name="ro1">
          <table:table-cell office:value-type="string" calcext:value-type="string">
            <text:p>2021-02-08</text:p>
          </table:table-cell>
          <table:table-cell office:value-type="string" calcext:value-type="string">
            <text:p>London</text:p>
          </table:table-cell>
          <table:table-cell office:value-type="float" office:value="57919.4368628628" calcext:value-type="float">
            <text:p>57919.4368628628</text:p>
          </table:table-cell>
        </table:table-row>
        <table:table-row table:style-name="ro1">
          <table:table-cell office:value-type="string" calcext:value-type="string">
            <text:p>2021-02-09</text:p>
          </table:table-cell>
          <table:table-cell office:value-type="string" calcext:value-type="string">
            <text:p>London</text:p>
          </table:table-cell>
          <table:table-cell office:value-type="float" office:value="54825.8102949768" calcext:value-type="float">
            <text:p>54825.8102949768</text:p>
          </table:table-cell>
        </table:table-row>
      </table:table>
      <table:table table:name="Graphs_LON" table:style-name="ta1">
        <table:shapes>
          <draw:frame draw:z-index="0" draw:style-name="gr1" draw:text-style-name="P1" svg:width="15.997cm" svg:height="9.005cm" svg:x="20.38cm" svg:y="0.504cm">
            <draw:object draw:notify-on-update-of-ranges="Graphs_LON.B2:Graphs_LON.B244 Graphs_LON.C1:Graphs_LON.C1 Graphs_LON.C2:Graphs_LON.C244 Graphs_LON.D1:Graphs_LON.D1 Graphs_LON.D2:Graphs_LON.D24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15.997cm" svg:height="9.005cm" svg:x="20.371cm" svg:y="10.465cm">
            <draw:object draw:notify-on-update-of-ranges="Graphs_LON.B2:Graphs_LON.B244 Graphs_LON.C1:Graphs_LON.C1 Graphs_LON.C2:Graphs_LON.C244 Graphs_LON.D1:Graphs_LON.D1 Graphs_LON.D2:Graphs_LON.D24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" draw:style-name="gr1" draw:text-style-name="P1" svg:width="14.382cm" svg:height="9.004cm" svg:x="20.335cm" svg:y="21.197cm">
            <draw:object draw:notify-on-update-of-ranges="Graphs_LON.B2:Graphs_LON.B500 Graphs_LON.E2:Graphs_LON.E500 Graphs_LON.G2:Graphs_LON.G500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3" draw:style-name="gr1" draw:text-style-name="P1" svg:width="14.382cm" svg:height="9.004cm" svg:x="25.009cm" svg:y="30.734cm">
            <draw:object draw:notify-on-update-of-ranges="Graphs_LON.B2:Graphs_LON.B500 Graphs_LON.E2:Graphs_LON.E500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3" table:number-columns-repeated="2" table:default-cell-style-name="ce2"/>
        <table:table-column table:style-name="co3" table:number-columns-repeated="2" table:default-cell-style-name="Default"/>
        <table:table-column table:style-name="co3" table:default-cell-style-name="ce7"/>
        <table:table-column table:style-name="co3" table:default-cell-style-name="Default"/>
        <table:table-column table:style-name="co3" table:default-cell-style-name="ce6"/>
        <table:table-column table:style-name="co3" table:default-cell-style-name="Default"/>
        <table:table-column table:style-name="co3" table:number-columns-repeated="3" table:default-cell-style-name="ce8"/>
        <table:table-row table:style-name="ro1">
          <table:table-cell/>
          <table:table-cell table:formula="of:=[$prevalence_history_20210209_UK.A1]" office:value-type="string" office:string-value="date" calcext:value-type="string">
            <text:p>date</text:p>
          </table:table-cell>
          <table:table-cell table:formula="of:=[$prevalence_history_20210209_UK.B1]" office:value-type="string" office:string-value="active_cases" calcext:value-type="string">
            <text:p>active_cases</text:p>
          </table:table-cell>
          <table:table-cell office:value-type="string" calcext:value-type="string">
            <text:p>gamma</text:p>
          </table:table-cell>
          <table:table-cell table:number-columns-repeated="7"/>
        </table:table-row>
        <table:table-row table:style-name="ro1">
          <table:table-cell/>
          <table:table-cell table:formula="of:=VALUE([$from_i_LON.A1])" office:value-type="date" office:date-value="2020-06-10" calcext:value-type="date">
            <text:p>10/06/20</text:p>
          </table:table-cell>
          <table:table-cell/>
          <table:table-cell table:formula="of:=[$from_i_LON.C1]" office:value-type="float" office:value="5026.73841964822" calcext:value-type="float">
            <text:p>5026.73841964822</text:p>
          </table:table-cell>
          <table:table-cell table:number-columns-repeated="7"/>
        </table:table-row>
        <table:table-row table:style-name="ro1">
          <table:table-cell/>
          <table:table-cell table:formula="of:=VALUE([$from_i_LON.A2])" office:value-type="date" office:date-value="2020-06-11" calcext:value-type="date">
            <text:p>11/06/20</text:p>
          </table:table-cell>
          <table:table-cell/>
          <table:table-cell table:formula="of:=[$from_i_LON.C2]" office:value-type="float" office:value="4709.73065873134" calcext:value-type="float">
            <text:p>4709.73065873134</text:p>
          </table:table-cell>
          <table:table-cell table:number-columns-repeated="7"/>
        </table:table-row>
        <table:table-row table:style-name="ro1">
          <table:table-cell/>
          <table:table-cell table:formula="of:=VALUE([$from_i_LON.A3])" office:value-type="date" office:date-value="2020-06-12" calcext:value-type="date">
            <text:p>12/06/20</text:p>
          </table:table-cell>
          <table:table-cell/>
          <table:table-cell table:formula="of:=[$from_i_LON.C3]" office:value-type="float" office:value="4423.09221617189" calcext:value-type="float">
            <text:p>4423.09221617189</text:p>
          </table:table-cell>
          <table:table-cell/>
          <table:table-cell table:formula="of:=[.D2]" office:value-type="float" office:value="5026.73841964822" calcext:value-type="float">
            <text:p>5026.73841964822</text:p>
          </table:table-cell>
          <table:table-cell table:number-columns-repeated="5"/>
        </table:table-row>
        <table:table-row table:style-name="ro1">
          <table:table-cell/>
          <table:table-cell table:formula="of:=VALUE([$from_i_LON.A4])" office:value-type="date" office:date-value="2020-06-13" calcext:value-type="date">
            <text:p>13/06/20</text:p>
          </table:table-cell>
          <table:table-cell/>
          <table:table-cell table:formula="of:=[$from_i_LON.C4]" office:value-type="float" office:value="4167.48290389182" calcext:value-type="float">
            <text:p>4167.48290389182</text:p>
          </table:table-cell>
          <table:table-cell/>
          <table:table-cell table:formula="of:=[.D3]" office:value-type="float" office:value="4709.73065873134" calcext:value-type="float">
            <text:p>4709.73065873134</text:p>
          </table:table-cell>
          <table:table-cell table:number-columns-repeated="5"/>
        </table:table-row>
        <table:table-row table:style-name="ro1">
          <table:table-cell/>
          <table:table-cell table:formula="of:=VALUE([$from_i_LON.A5])" office:value-type="date" office:date-value="2020-06-14" calcext:value-type="date">
            <text:p>14/06/20</text:p>
          </table:table-cell>
          <table:table-cell/>
          <table:table-cell table:formula="of:=[$from_i_LON.C5]" office:value-type="float" office:value="3940.90728944309" calcext:value-type="float">
            <text:p>3940.90728944309</text:p>
          </table:table-cell>
          <table:table-cell/>
          <table:table-cell table:formula="of:=[.D4]" office:value-type="float" office:value="4423.09221617189" calcext:value-type="float">
            <text:p>4423.09221617189</text:p>
          </table:table-cell>
          <table:table-cell table:number-columns-repeated="5"/>
        </table:table-row>
        <table:table-row table:style-name="ro1">
          <table:table-cell/>
          <table:table-cell table:formula="of:=VALUE([$from_i_LON.A6])" office:value-type="date" office:date-value="2020-06-15" calcext:value-type="date">
            <text:p>15/06/20</text:p>
          </table:table-cell>
          <table:table-cell/>
          <table:table-cell table:formula="of:=[$from_i_LON.C6]" office:value-type="float" office:value="3703.99629917273" calcext:value-type="float">
            <text:p>3703.99629917273</text:p>
          </table:table-cell>
          <table:table-cell/>
          <table:table-cell table:formula="of:=[.D5]" office:value-type="float" office:value="4167.48290389182" calcext:value-type="float">
            <text:p>4167.48290389182</text:p>
          </table:table-cell>
          <table:table-cell table:number-columns-repeated="5"/>
        </table:table-row>
        <table:table-row table:style-name="ro1">
          <table:table-cell/>
          <table:table-cell table:formula="of:=VALUE([$from_i_LON.A7])" office:value-type="date" office:date-value="2020-06-16" calcext:value-type="date">
            <text:p>16/06/20</text:p>
          </table:table-cell>
          <table:table-cell/>
          <table:table-cell table:formula="of:=[$from_i_LON.C7]" office:value-type="float" office:value="3498.76536975707" calcext:value-type="float">
            <text:p>3498.76536975707</text:p>
          </table:table-cell>
          <table:table-cell/>
          <table:table-cell table:formula="of:=[.D6]" office:value-type="float" office:value="3940.90728944309" calcext:value-type="float">
            <text:p>3940.90728944309</text:p>
          </table:table-cell>
          <table:table-cell table:number-columns-repeated="5"/>
        </table:table-row>
        <table:table-row table:style-name="ro1">
          <table:table-cell/>
          <table:table-cell table:formula="of:=VALUE([$from_i_LON.A8])" office:value-type="date" office:date-value="2020-06-17" calcext:value-type="date">
            <text:p>17/06/20</text:p>
          </table:table-cell>
          <table:table-cell/>
          <table:table-cell table:formula="of:=[$from_i_LON.C8]" office:value-type="float" office:value="3322.74978770555" calcext:value-type="float">
            <text:p>3322.74978770555</text:p>
          </table:table-cell>
          <table:table-cell/>
          <table:table-cell table:formula="of:=[.D7]" office:value-type="float" office:value="3703.99629917273" calcext:value-type="float">
            <text:p>3703.99629917273</text:p>
          </table:table-cell>
          <table:table-cell table:number-columns-repeated="5"/>
        </table:table-row>
        <table:table-row table:style-name="ro1">
          <table:table-cell/>
          <table:table-cell table:formula="of:=VALUE([$from_i_LON.A9])" office:value-type="date" office:date-value="2020-06-18" calcext:value-type="date">
            <text:p>18/06/20</text:p>
          </table:table-cell>
          <table:table-cell/>
          <table:table-cell table:formula="of:=[$from_i_LON.C9]" office:value-type="float" office:value="3173.54603431343" calcext:value-type="float">
            <text:p>3173.54603431343</text:p>
          </table:table-cell>
          <table:table-cell/>
          <table:table-cell table:formula="of:=[.D8]" office:value-type="float" office:value="3498.76536975707" calcext:value-type="float">
            <text:p>3498.76536975707</text:p>
          </table:table-cell>
          <table:table-cell table:number-columns-repeated="5"/>
        </table:table-row>
        <table:table-row table:style-name="ro1">
          <table:table-cell/>
          <table:table-cell table:formula="of:=VALUE([$from_i_LON.A10])" office:value-type="date" office:date-value="2020-06-19" calcext:value-type="date">
            <text:p>19/06/20</text:p>
          </table:table-cell>
          <table:table-cell/>
          <table:table-cell table:formula="of:=[$from_i_LON.C10]" office:value-type="float" office:value="3014.15655162388" calcext:value-type="float">
            <text:p>3014.15655162388</text:p>
          </table:table-cell>
          <table:table-cell/>
          <table:table-cell table:formula="of:=[.D9]" office:value-type="float" office:value="3322.74978770555" calcext:value-type="float">
            <text:p>3322.74978770555</text:p>
          </table:table-cell>
          <table:table-cell table:number-columns-repeated="5"/>
        </table:table-row>
        <table:table-row table:style-name="ro1">
          <table:table-cell/>
          <table:table-cell table:formula="of:=VALUE([$from_i_LON.A11])" office:value-type="date" office:date-value="2020-06-20" calcext:value-type="date">
            <text:p>20/06/20</text:p>
          </table:table-cell>
          <table:table-cell/>
          <table:table-cell table:formula="of:=[$from_i_LON.C11]" office:value-type="float" office:value="2874.99382826232" calcext:value-type="float">
            <text:p>2874.99382826232</text:p>
          </table:table-cell>
          <table:table-cell/>
          <table:table-cell table:formula="of:=[.D10]" office:value-type="float" office:value="3173.54603431343" calcext:value-type="float">
            <text:p>3173.54603431343</text:p>
          </table:table-cell>
          <table:table-cell table:number-columns-repeated="5"/>
        </table:table-row>
        <table:table-row table:style-name="ro1">
          <table:table-cell/>
          <table:table-cell table:formula="of:=VALUE([$from_i_LON.A12])" office:value-type="date" office:date-value="2020-06-21" calcext:value-type="date">
            <text:p>21/06/20</text:p>
          </table:table-cell>
          <table:table-cell/>
          <table:table-cell table:formula="of:=[$from_i_LON.C12]" office:value-type="float" office:value="2758.6456951396" calcext:value-type="float">
            <text:p>2758.6456951396</text:p>
          </table:table-cell>
          <table:table-cell/>
          <table:table-cell table:formula="of:=[.D11]" office:value-type="float" office:value="3014.15655162388" calcext:value-type="float">
            <text:p>3014.15655162388</text:p>
          </table:table-cell>
          <table:table-cell table:number-columns-repeated="5"/>
        </table:table-row>
        <table:table-row table:style-name="ro1">
          <table:table-cell/>
          <table:table-cell table:formula="of:=VALUE([$from_i_LON.A13])" office:value-type="date" office:date-value="2020-06-22" calcext:value-type="date">
            <text:p>22/06/20</text:p>
          </table:table-cell>
          <table:table-cell/>
          <table:table-cell table:formula="of:=[$from_i_LON.C13]" office:value-type="float" office:value="2733.63649660836" calcext:value-type="float">
            <text:p>2733.63649660836</text:p>
          </table:table-cell>
          <table:table-cell/>
          <table:table-cell table:formula="of:=[.D12]" office:value-type="float" office:value="2874.99382826232" calcext:value-type="float">
            <text:p>2874.99382826232</text:p>
          </table:table-cell>
          <table:table-cell table:number-columns-repeated="5"/>
        </table:table-row>
        <table:table-row table:style-name="ro1">
          <table:table-cell/>
          <table:table-cell table:formula="of:=VALUE([$from_i_LON.A14])" office:value-type="date" office:date-value="2020-06-23" calcext:value-type="date">
            <text:p>23/06/20</text:p>
          </table:table-cell>
          <table:table-cell/>
          <table:table-cell table:formula="of:=[$from_i_LON.C14]" office:value-type="float" office:value="2692.30124472306" calcext:value-type="float">
            <text:p>2692.30124472306</text:p>
          </table:table-cell>
          <table:table-cell/>
          <table:table-cell table:formula="of:=[.D13]" office:value-type="float" office:value="2758.6456951396" calcext:value-type="float">
            <text:p>2758.6456951396</text:p>
          </table:table-cell>
          <table:table-cell table:number-columns-repeated="5"/>
        </table:table-row>
        <table:table-row table:style-name="ro1">
          <table:table-cell/>
          <table:table-cell table:formula="of:=VALUE([$from_i_LON.A15])" office:value-type="date" office:date-value="2020-06-24" calcext:value-type="date">
            <text:p>24/06/20</text:p>
          </table:table-cell>
          <table:table-cell/>
          <table:table-cell table:formula="of:=[$from_i_LON.C15]" office:value-type="float" office:value="2622.05135596354" calcext:value-type="float">
            <text:p>2622.05135596354</text:p>
          </table:table-cell>
          <table:table-cell/>
          <table:table-cell table:formula="of:=[.D14]" office:value-type="float" office:value="2733.63649660836" calcext:value-type="float">
            <text:p>2733.63649660836</text:p>
          </table:table-cell>
          <table:table-cell table:number-columns-repeated="5"/>
        </table:table-row>
        <table:table-row table:style-name="ro1">
          <table:table-cell/>
          <table:table-cell table:formula="of:=VALUE([$from_i_LON.A16])" office:value-type="date" office:date-value="2020-06-25" calcext:value-type="date">
            <text:p>25/06/20</text:p>
          </table:table-cell>
          <table:table-cell/>
          <table:table-cell table:formula="of:=[$from_i_LON.C16]" office:value-type="float" office:value="2481.98920731572" calcext:value-type="float">
            <text:p>2481.98920731572</text:p>
          </table:table-cell>
          <table:table-cell/>
          <table:table-cell table:formula="of:=[.D15]" office:value-type="float" office:value="2692.30124472306" calcext:value-type="float">
            <text:p>2692.30124472306</text:p>
          </table:table-cell>
          <table:table-cell table:number-columns-repeated="5"/>
        </table:table-row>
        <table:table-row table:style-name="ro1">
          <table:table-cell/>
          <table:table-cell table:formula="of:=VALUE([$from_i_LON.A17])" office:value-type="date" office:date-value="2020-06-26" calcext:value-type="date">
            <text:p>26/06/20</text:p>
          </table:table-cell>
          <table:table-cell/>
          <table:table-cell table:formula="of:=[$from_i_LON.C17]" office:value-type="float" office:value="2346.23101272627" calcext:value-type="float">
            <text:p>2346.23101272627</text:p>
          </table:table-cell>
          <table:table-cell/>
          <table:table-cell table:formula="of:=[.D16]" office:value-type="float" office:value="2622.05135596354" calcext:value-type="float">
            <text:p>2622.05135596354</text:p>
          </table:table-cell>
          <table:table-cell table:number-columns-repeated="5"/>
        </table:table-row>
        <table:table-row table:style-name="ro1">
          <table:table-cell/>
          <table:table-cell table:formula="of:=VALUE([$from_i_LON.A18])" office:value-type="date" office:date-value="2020-06-27" calcext:value-type="date">
            <text:p>27/06/20</text:p>
          </table:table-cell>
          <table:table-cell/>
          <table:table-cell table:formula="of:=[$from_i_LON.C18]" office:value-type="float" office:value="2221.16960998151" calcext:value-type="float">
            <text:p>2221.16960998151</text:p>
          </table:table-cell>
          <table:table-cell/>
          <table:table-cell table:formula="of:=[.D17]" office:value-type="float" office:value="2481.98920731572" calcext:value-type="float">
            <text:p>2481.98920731572</text:p>
          </table:table-cell>
          <table:table-cell table:number-columns-repeated="5"/>
        </table:table-row>
        <table:table-row table:style-name="ro1">
          <table:table-cell/>
          <table:table-cell table:formula="of:=VALUE([$from_i_LON.A19])" office:value-type="date" office:date-value="2020-06-28" calcext:value-type="date">
            <text:p>28/06/20</text:p>
          </table:table-cell>
          <table:table-cell/>
          <table:table-cell table:formula="of:=[$from_i_LON.C19]" office:value-type="float" office:value="2150.66176548669" calcext:value-type="float">
            <text:p>2150.66176548669</text:p>
          </table:table-cell>
          <table:table-cell/>
          <table:table-cell table:formula="of:=[.D18]" office:value-type="float" office:value="2346.23101272627" calcext:value-type="float">
            <text:p>2346.23101272627</text:p>
          </table:table-cell>
          <table:table-cell table:number-columns-repeated="5"/>
        </table:table-row>
        <table:table-row table:style-name="ro1">
          <table:table-cell table:formula="of:=VALUE([$LON.A2])" office:value-type="date" office:date-value="2020-07-01" calcext:value-type="date">
            <text:p>01/07/20</text:p>
          </table:table-cell>
          <table:table-cell table:formula="of:=VALUE([$from_i_LON.A20])" office:value-type="date" office:date-value="2020-06-29" calcext:value-type="date">
            <text:p>29/06/20</text:p>
          </table:table-cell>
          <table:table-cell table:formula="of:=[$LON.C2]" office:value-type="float" office:value="2210.37868110084" calcext:value-type="float">
            <text:p>2210.37868110084</text:p>
          </table:table-cell>
          <table:table-cell table:formula="of:=[$from_i_LON.C20]" office:value-type="float" office:value="2133.07091752212" calcext:value-type="float">
            <text:p>2133.07091752212</text:p>
          </table:table-cell>
          <table:table-cell table:formula="of:=[.D21]/[.C21]" office:value-type="percentage" office:value="0.96502510441323" calcext:value-type="percentage">
            <text:p>96.5%</text:p>
          </table:table-cell>
          <table:table-cell table:formula="of:=[.D19]" office:value-type="float" office:value="2221.16960998151" calcext:value-type="float">
            <text:p>2221.16960998151</text:p>
          </table:table-cell>
          <table:table-cell table:formula="of:=[.F21]/[.C21]" office:value-type="percentage" office:value="1.00488193673461" calcext:value-type="percentage">
            <text:p>100.49%</text:p>
          </table:table-cell>
          <table:table-cell table:number-columns-repeated="4"/>
        </table:table-row>
        <table:table-row table:style-name="ro1">
          <table:table-cell table:formula="of:=VALUE([$LON.A3])" office:value-type="date" office:date-value="2020-07-02" calcext:value-type="date">
            <text:p>02/07/20</text:p>
          </table:table-cell>
          <table:table-cell table:formula="of:=VALUE([$from_i_LON.A21])" office:value-type="date" office:date-value="2020-06-30" calcext:value-type="date">
            <text:p>30/06/20</text:p>
          </table:table-cell>
          <table:table-cell table:formula="of:=[$LON.C3]" office:value-type="float" office:value="2187.82055863125" calcext:value-type="float">
            <text:p>2187.82055863125</text:p>
          </table:table-cell>
          <table:table-cell table:formula="of:=[$from_i_LON.C21]" office:value-type="float" office:value="2124.03545344224" calcext:value-type="float">
            <text:p>2124.03545344224</text:p>
          </table:table-cell>
          <table:table-cell table:formula="of:=[.D22]/[.C22]" office:value-type="percentage" office:value="0.970845367122375" calcext:value-type="percentage">
            <text:p>97.1%</text:p>
          </table:table-cell>
          <table:table-cell table:formula="of:=[.D20]" office:value-type="float" office:value="2150.66176548669" calcext:value-type="float">
            <text:p>2150.66176548669</text:p>
          </table:table-cell>
          <table:table-cell table:formula="of:=[.F22]/[.C22]" office:value-type="percentage" office:value="0.983015612044613" calcext:value-type="percentage">
            <text:p>98.30%</text:p>
          </table:table-cell>
          <table:table-cell table:number-columns-repeated="4"/>
        </table:table-row>
        <table:table-row table:style-name="ro1">
          <table:table-cell table:formula="of:=VALUE([$LON.A4])" office:value-type="date" office:date-value="2020-07-03" calcext:value-type="date">
            <text:p>03/07/20</text:p>
          </table:table-cell>
          <table:table-cell table:formula="of:=VALUE([$from_i_LON.A22])" office:value-type="date" office:date-value="2020-07-01" calcext:value-type="date">
            <text:p>01/07/20</text:p>
          </table:table-cell>
          <table:table-cell table:formula="of:=[$LON.C4]" office:value-type="float" office:value="2084.00410720819" calcext:value-type="float">
            <text:p>2084.00410720819</text:p>
          </table:table-cell>
          <table:table-cell table:formula="of:=[$from_i_LON.C22]" office:value-type="float" office:value="2030.77167501012" calcext:value-type="float">
            <text:p>2030.77167501012</text:p>
          </table:table-cell>
          <table:table-cell table:formula="of:=[.D23]/[.C23]" office:value-type="percentage" office:value="0.974456656772435" calcext:value-type="percentage">
            <text:p>97.4%</text:p>
          </table:table-cell>
          <table:table-cell table:formula="of:=[.D21]" office:value-type="float" office:value="2133.07091752212" calcext:value-type="float">
            <text:p>2133.07091752212</text:p>
          </table:table-cell>
          <table:table-cell table:formula="of:=[.F23]/[.C23]" office:value-type="percentage" office:value="1.02354448829741" calcext:value-type="percentage">
            <text:p>102.35%</text:p>
          </table:table-cell>
          <table:table-cell table:number-columns-repeated="4"/>
        </table:table-row>
        <table:table-row table:style-name="ro1">
          <table:table-cell table:formula="of:=VALUE([$LON.A5])" office:value-type="date" office:date-value="2020-07-04" calcext:value-type="date">
            <text:p>04/07/20</text:p>
          </table:table-cell>
          <table:table-cell table:formula="of:=VALUE([$from_i_LON.A23])" office:value-type="date" office:date-value="2020-07-02" calcext:value-type="date">
            <text:p>02/07/20</text:p>
          </table:table-cell>
          <table:table-cell table:formula="of:=[$LON.C5]" office:value-type="float" office:value="2026.87592309572" calcext:value-type="float">
            <text:p>2026.87592309572</text:p>
          </table:table-cell>
          <table:table-cell table:formula="of:=[$from_i_LON.C23]" office:value-type="float" office:value="1979.89365610686" calcext:value-type="float">
            <text:p>1979.89365610686</text:p>
          </table:table-cell>
          <table:table-cell table:formula="of:=[.D24]/[.C24]" office:value-type="percentage" office:value="0.976820353701226" calcext:value-type="percentage">
            <text:p>97.7%</text:p>
          </table:table-cell>
          <table:table-cell table:formula="of:=[.D22]" office:value-type="float" office:value="2124.03545344224" calcext:value-type="float">
            <text:p>2124.03545344224</text:p>
          </table:table-cell>
          <table:table-cell table:formula="of:=[.F24]/[.C24]" office:value-type="percentage" office:value="1.04793560831199" calcext:value-type="percentage">
            <text:p>104.79%</text:p>
          </table:table-cell>
          <table:table-cell table:number-columns-repeated="4"/>
        </table:table-row>
        <table:table-row table:style-name="ro1">
          <table:table-cell table:formula="of:=VALUE([$LON.A6])" office:value-type="date" office:date-value="2020-07-05" calcext:value-type="date">
            <text:p>05/07/20</text:p>
          </table:table-cell>
          <table:table-cell table:formula="of:=VALUE([$from_i_LON.A24])" office:value-type="date" office:date-value="2020-07-03" calcext:value-type="date">
            <text:p>03/07/20</text:p>
          </table:table-cell>
          <table:table-cell table:formula="of:=[$LON.C6]" office:value-type="float" office:value="2048.285005023" calcext:value-type="float">
            <text:p>2048.285005023</text:p>
          </table:table-cell>
          <table:table-cell table:formula="of:=[$from_i_LON.C24]" office:value-type="float" office:value="2004.25702118497" calcext:value-type="float">
            <text:p>2004.25702118497</text:p>
          </table:table-cell>
          <table:table-cell table:formula="of:=[.D25]/[.C25]" office:value-type="percentage" office:value="0.978504952323499" calcext:value-type="percentage">
            <text:p>97.9%</text:p>
          </table:table-cell>
          <table:table-cell table:formula="of:=[.D23]" office:value-type="float" office:value="2030.77167501012" calcext:value-type="float">
            <text:p>2030.77167501012</text:p>
          </table:table-cell>
          <table:table-cell table:formula="of:=[.F25]/[.C25]" office:value-type="percentage" office:value="0.991449759203464" calcext:value-type="percentage">
            <text:p>99.14%</text:p>
          </table:table-cell>
          <table:table-cell table:number-columns-repeated="4"/>
        </table:table-row>
        <table:table-row table:style-name="ro1">
          <table:table-cell table:formula="of:=VALUE([$LON.A7])" office:value-type="date" office:date-value="2020-07-06" calcext:value-type="date">
            <text:p>06/07/20</text:p>
          </table:table-cell>
          <table:table-cell table:formula="of:=VALUE([$from_i_LON.A25])" office:value-type="date" office:date-value="2020-07-04" calcext:value-type="date">
            <text:p>04/07/20</text:p>
          </table:table-cell>
          <table:table-cell table:formula="of:=[$LON.C7]" office:value-type="float" office:value="2084.44931489362" calcext:value-type="float">
            <text:p>2084.44931489362</text:p>
          </table:table-cell>
          <table:table-cell table:formula="of:=[$from_i_LON.C25]" office:value-type="float" office:value="2038.93352469685" calcext:value-type="float">
            <text:p>2038.93352469685</text:p>
          </table:table-cell>
          <table:table-cell table:formula="of:=[.D26]/[.C26]" office:value-type="percentage" office:value="0.978164117557789" calcext:value-type="percentage">
            <text:p>97.8%</text:p>
          </table:table-cell>
          <table:table-cell table:formula="of:=[.D24]" office:value-type="float" office:value="1979.89365610686" calcext:value-type="float">
            <text:p>1979.89365610686</text:p>
          </table:table-cell>
          <table:table-cell table:formula="of:=[.F26]/[.C26]" office:value-type="percentage" office:value="0.949840152965247" calcext:value-type="percentage">
            <text:p>94.98%</text:p>
          </table:table-cell>
          <table:table-cell table:number-columns-repeated="4"/>
        </table:table-row>
        <table:table-row table:style-name="ro1">
          <table:table-cell table:formula="of:=VALUE([$LON.A8])" office:value-type="date" office:date-value="2020-07-07" calcext:value-type="date">
            <text:p>07/07/20</text:p>
          </table:table-cell>
          <table:table-cell table:formula="of:=VALUE([$from_i_LON.A26])" office:value-type="date" office:date-value="2020-07-05" calcext:value-type="date">
            <text:p>05/07/20</text:p>
          </table:table-cell>
          <table:table-cell table:formula="of:=[$LON.C8]" office:value-type="float" office:value="2135.28266911306" calcext:value-type="float">
            <text:p>2135.28266911306</text:p>
          </table:table-cell>
          <table:table-cell table:formula="of:=[$from_i_LON.C26]" office:value-type="float" office:value="2085.55147450656" calcext:value-type="float">
            <text:p>2085.55147450656</text:p>
          </table:table-cell>
          <table:table-cell table:formula="of:=[.D27]/[.C27]" office:value-type="percentage" office:value="0.976709783989793" calcext:value-type="percentage">
            <text:p>97.7%</text:p>
          </table:table-cell>
          <table:table-cell table:formula="of:=[.D25]" office:value-type="float" office:value="2004.25702118497" calcext:value-type="float">
            <text:p>2004.25702118497</text:p>
          </table:table-cell>
          <table:table-cell table:formula="of:=[.F27]/[.C27]" office:value-type="percentage" office:value="0.938637797316777" calcext:value-type="percentage">
            <text:p>93.86%</text:p>
          </table:table-cell>
          <table:table-cell table:number-columns-repeated="4"/>
        </table:table-row>
        <table:table-row table:style-name="ro1">
          <table:table-cell table:formula="of:=VALUE([$LON.A9])" office:value-type="date" office:date-value="2020-07-08" calcext:value-type="date">
            <text:p>08/07/20</text:p>
          </table:table-cell>
          <table:table-cell table:formula="of:=VALUE([$from_i_LON.A27])" office:value-type="date" office:date-value="2020-07-06" calcext:value-type="date">
            <text:p>06/07/20</text:p>
          </table:table-cell>
          <table:table-cell table:formula="of:=[$LON.C9]" office:value-type="float" office:value="2207.23949150285" calcext:value-type="float">
            <text:p>2207.23949150285</text:p>
          </table:table-cell>
          <table:table-cell table:formula="of:=[$from_i_LON.C27]" office:value-type="float" office:value="2155.54910706931" calcext:value-type="float">
            <text:p>2155.54910706931</text:p>
          </table:table-cell>
          <table:table-cell table:formula="of:=[.D28]/[.C28]" office:value-type="percentage" office:value="0.976581433672001" calcext:value-type="percentage">
            <text:p>97.7%</text:p>
          </table:table-cell>
          <table:table-cell table:formula="of:=[.D26]" office:value-type="float" office:value="2038.93352469685" calcext:value-type="float">
            <text:p>2038.93352469685</text:p>
          </table:table-cell>
          <table:table-cell table:formula="of:=[.F28]/[.C28]" office:value-type="percentage" office:value="0.92374820790679" calcext:value-type="percentage">
            <text:p>92.37%</text:p>
          </table:table-cell>
          <table:table-cell table:number-columns-repeated="4"/>
        </table:table-row>
        <table:table-row table:style-name="ro1">
          <table:table-cell table:formula="of:=VALUE([$LON.A10])" office:value-type="date" office:date-value="2020-07-09" calcext:value-type="date">
            <text:p>09/07/20</text:p>
          </table:table-cell>
          <table:table-cell table:formula="of:=VALUE([$from_i_LON.A28])" office:value-type="date" office:date-value="2020-07-07" calcext:value-type="date">
            <text:p>07/07/20</text:p>
          </table:table-cell>
          <table:table-cell table:formula="of:=[$LON.C10]" office:value-type="float" office:value="2313.30800464586" calcext:value-type="float">
            <text:p>2313.30800464586</text:p>
          </table:table-cell>
          <table:table-cell table:formula="of:=[$from_i_LON.C28]" office:value-type="float" office:value="2261.15582318175" calcext:value-type="float">
            <text:p>2261.15582318175</text:p>
          </table:table-cell>
          <table:table-cell table:formula="of:=[.D29]/[.C29]" office:value-type="percentage" office:value="0.977455582499448" calcext:value-type="percentage">
            <text:p>97.7%</text:p>
          </table:table-cell>
          <table:table-cell table:formula="of:=[.D27]" office:value-type="float" office:value="2085.55147450656" calcext:value-type="float">
            <text:p>2085.55147450656</text:p>
          </table:table-cell>
          <table:table-cell table:formula="of:=[.F29]/[.C29]" office:value-type="percentage" office:value="0.901545090544843" calcext:value-type="percentage">
            <text:p>90.15%</text:p>
          </table:table-cell>
          <table:table-cell table:number-columns-repeated="4"/>
        </table:table-row>
        <table:table-row table:style-name="ro1">
          <table:table-cell table:formula="of:=VALUE([$LON.A11])" office:value-type="date" office:date-value="2020-07-10" calcext:value-type="date">
            <text:p>10/07/20</text:p>
          </table:table-cell>
          <table:table-cell table:formula="of:=VALUE([$from_i_LON.A29])" office:value-type="date" office:date-value="2020-07-08" calcext:value-type="date">
            <text:p>08/07/20</text:p>
          </table:table-cell>
          <table:table-cell table:formula="of:=[$LON.C11]" office:value-type="float" office:value="2421.12987515162" calcext:value-type="float">
            <text:p>2421.12987515162</text:p>
          </table:table-cell>
          <table:table-cell table:formula="of:=[$from_i_LON.C29]" office:value-type="float" office:value="2362.6564535478" calcext:value-type="float">
            <text:p>2362.6564535478</text:p>
          </table:table-cell>
          <table:table-cell table:formula="of:=[.D30]/[.C30]" office:value-type="percentage" office:value="0.975848705100895" calcext:value-type="percentage">
            <text:p>97.6%</text:p>
          </table:table-cell>
          <table:table-cell table:formula="of:=[.D28]" office:value-type="float" office:value="2155.54910706931" calcext:value-type="float">
            <text:p>2155.54910706931</text:p>
          </table:table-cell>
          <table:table-cell table:formula="of:=[.F30]/[.C30]" office:value-type="percentage" office:value="0.890307095539155" calcext:value-type="percentage">
            <text:p>89.03%</text:p>
          </table:table-cell>
          <table:table-cell table:number-columns-repeated="4"/>
        </table:table-row>
        <table:table-row table:style-name="ro1">
          <table:table-cell table:formula="of:=VALUE([$LON.A12])" office:value-type="date" office:date-value="2020-07-11" calcext:value-type="date">
            <text:p>11/07/20</text:p>
          </table:table-cell>
          <table:table-cell table:formula="of:=VALUE([$from_i_LON.A30])" office:value-type="date" office:date-value="2020-07-09" calcext:value-type="date">
            <text:p>09/07/20</text:p>
          </table:table-cell>
          <table:table-cell table:formula="of:=[$LON.C12]" office:value-type="float" office:value="2555.89561192736" calcext:value-type="float">
            <text:p>2555.89561192736</text:p>
          </table:table-cell>
          <table:table-cell table:formula="of:=[$from_i_LON.C30]" office:value-type="float" office:value="2491.1244950066" calcext:value-type="float">
            <text:p>2491.1244950066</text:p>
          </table:table-cell>
          <table:table-cell table:formula="of:=[.D31]/[.C31]" office:value-type="percentage" office:value="0.974658152461901" calcext:value-type="percentage">
            <text:p>97.5%</text:p>
          </table:table-cell>
          <table:table-cell table:formula="of:=[.D29]" office:value-type="float" office:value="2261.15582318175" calcext:value-type="float">
            <text:p>2261.15582318175</text:p>
          </table:table-cell>
          <table:table-cell table:formula="of:=[.F31]/[.C31]" office:value-type="percentage" office:value="0.884682383986979" calcext:value-type="percentage">
            <text:p>88.47%</text:p>
          </table:table-cell>
          <table:table-cell table:number-columns-repeated="4"/>
        </table:table-row>
        <table:table-row table:style-name="ro1">
          <table:table-cell table:formula="of:=VALUE([$LON.A13])" office:value-type="date" office:date-value="2020-07-12" calcext:value-type="date">
            <text:p>12/07/20</text:p>
          </table:table-cell>
          <table:table-cell table:formula="of:=VALUE([$from_i_LON.A31])" office:value-type="date" office:date-value="2020-07-10" calcext:value-type="date">
            <text:p>10/07/20</text:p>
          </table:table-cell>
          <table:table-cell table:formula="of:=[$LON.C13]" office:value-type="float" office:value="2679.90602270151" calcext:value-type="float">
            <text:p>2679.90602270151</text:p>
          </table:table-cell>
          <table:table-cell table:formula="of:=[$from_i_LON.C31]" office:value-type="float" office:value="2613.77354898647" calcext:value-type="float">
            <text:p>2613.77354898647</text:p>
          </table:table-cell>
          <table:table-cell table:formula="of:=[.D32]/[.C32]" office:value-type="percentage" office:value="0.97532283850447" calcext:value-type="percentage">
            <text:p>97.5%</text:p>
          </table:table-cell>
          <table:table-cell table:formula="of:=[.D30]" office:value-type="float" office:value="2362.6564535478" calcext:value-type="float">
            <text:p>2362.6564535478</text:p>
          </table:table-cell>
          <table:table-cell table:formula="of:=[.F32]/[.C32]" office:value-type="percentage" office:value="0.881619143930313" calcext:value-type="percentage">
            <text:p>88.16%</text:p>
          </table:table-cell>
          <table:table-cell table:number-columns-repeated="4"/>
        </table:table-row>
        <table:table-row table:style-name="ro1">
          <table:table-cell table:formula="of:=VALUE([$LON.A14])" office:value-type="date" office:date-value="2020-07-13" calcext:value-type="date">
            <text:p>13/07/20</text:p>
          </table:table-cell>
          <table:table-cell table:formula="of:=VALUE([$from_i_LON.A32])" office:value-type="date" office:date-value="2020-07-11" calcext:value-type="date">
            <text:p>11/07/20</text:p>
          </table:table-cell>
          <table:table-cell table:formula="of:=[$LON.C14]" office:value-type="float" office:value="2804.34748781312" calcext:value-type="float">
            <text:p>2804.34748781312</text:p>
          </table:table-cell>
          <table:table-cell table:formula="of:=[$from_i_LON.C32]" office:value-type="float" office:value="2735.41732327163" calcext:value-type="float">
            <text:p>2735.41732327163</text:p>
          </table:table-cell>
          <table:table-cell table:formula="of:=[.D33]/[.C33]" office:value-type="percentage" office:value="0.975420248438885" calcext:value-type="percentage">
            <text:p>97.5%</text:p>
          </table:table-cell>
          <table:table-cell table:formula="of:=[.D31]" office:value-type="float" office:value="2491.1244950066" calcext:value-type="float">
            <text:p>2491.1244950066</text:p>
          </table:table-cell>
          <table:table-cell table:formula="of:=[.F33]/[.C33]" office:value-type="percentage" office:value="0.888308066611682" calcext:value-type="percentage">
            <text:p>88.83%</text:p>
          </table:table-cell>
          <table:table-cell table:number-columns-repeated="4"/>
        </table:table-row>
        <table:table-row table:style-name="ro1">
          <table:table-cell table:formula="of:=VALUE([$LON.A15])" office:value-type="date" office:date-value="2020-07-14" calcext:value-type="date">
            <text:p>14/07/20</text:p>
          </table:table-cell>
          <table:table-cell table:formula="of:=VALUE([$from_i_LON.A33])" office:value-type="date" office:date-value="2020-07-12" calcext:value-type="date">
            <text:p>12/07/20</text:p>
          </table:table-cell>
          <table:table-cell table:formula="of:=[$LON.C15]" office:value-type="float" office:value="2967.1616246636" calcext:value-type="float">
            <text:p>2967.1616246636</text:p>
          </table:table-cell>
          <table:table-cell table:formula="of:=[$from_i_LON.C33]" office:value-type="float" office:value="2892.27715642262" calcext:value-type="float">
            <text:p>2892.27715642262</text:p>
          </table:table-cell>
          <table:table-cell table:formula="of:=[.D34]/[.C34]" office:value-type="percentage" office:value="0.97476225507282" calcext:value-type="percentage">
            <text:p>97.5%</text:p>
          </table:table-cell>
          <table:table-cell table:formula="of:=[.D32]" office:value-type="float" office:value="2613.77354898647" calcext:value-type="float">
            <text:p>2613.77354898647</text:p>
          </table:table-cell>
          <table:table-cell table:formula="of:=[.F34]/[.C34]" office:value-type="percentage" office:value="0.880900294497036" calcext:value-type="percentage">
            <text:p>88.09%</text:p>
          </table:table-cell>
          <table:table-cell table:number-columns-repeated="4"/>
        </table:table-row>
        <table:table-row table:style-name="ro1">
          <table:table-cell table:formula="of:=VALUE([$LON.A16])" office:value-type="date" office:date-value="2020-07-15" calcext:value-type="date">
            <text:p>15/07/20</text:p>
          </table:table-cell>
          <table:table-cell table:formula="of:=VALUE([$from_i_LON.A34])" office:value-type="date" office:date-value="2020-07-13" calcext:value-type="date">
            <text:p>13/07/20</text:p>
          </table:table-cell>
          <table:table-cell table:formula="of:=[$LON.C16]" office:value-type="float" office:value="3161.14617632136" calcext:value-type="float">
            <text:p>3161.14617632136</text:p>
          </table:table-cell>
          <table:table-cell table:formula="of:=[$from_i_LON.C34]" office:value-type="float" office:value="3079.94895215029" calcext:value-type="float">
            <text:p>3079.94895215029</text:p>
          </table:table-cell>
          <table:table-cell table:formula="of:=[.D35]/[.C35]" office:value-type="percentage" office:value="0.974313992570391" calcext:value-type="percentage">
            <text:p>97.4%</text:p>
          </table:table-cell>
          <table:table-cell table:formula="of:=[.D33]" office:value-type="float" office:value="2735.41732327163" calcext:value-type="float">
            <text:p>2735.41732327163</text:p>
          </table:table-cell>
          <table:table-cell table:formula="of:=[.F35]/[.C35]" office:value-type="percentage" office:value="0.865324528097226" calcext:value-type="percentage">
            <text:p>86.53%</text:p>
          </table:table-cell>
          <table:table-cell table:number-columns-repeated="4"/>
        </table:table-row>
        <table:table-row table:style-name="ro1">
          <table:table-cell table:formula="of:=VALUE([$LON.A17])" office:value-type="date" office:date-value="2020-07-16" calcext:value-type="date">
            <text:p>16/07/20</text:p>
          </table:table-cell>
          <table:table-cell table:formula="of:=VALUE([$from_i_LON.A35])" office:value-type="date" office:date-value="2020-07-14" calcext:value-type="date">
            <text:p>14/07/20</text:p>
          </table:table-cell>
          <table:table-cell table:formula="of:=[$LON.C17]" office:value-type="float" office:value="3349.91415169633" calcext:value-type="float">
            <text:p>3349.91415169633</text:p>
          </table:table-cell>
          <table:table-cell table:formula="of:=[$from_i_LON.C35]" office:value-type="float" office:value="3267.21176816411" calcext:value-type="float">
            <text:p>3267.21176816411</text:p>
          </table:table-cell>
          <table:table-cell table:formula="of:=[.D36]/[.C36]" office:value-type="percentage" office:value="0.975312088672382" calcext:value-type="percentage">
            <text:p>97.5%</text:p>
          </table:table-cell>
          <table:table-cell table:formula="of:=[.D34]" office:value-type="float" office:value="2892.27715642262" calcext:value-type="float">
            <text:p>2892.27715642262</text:p>
          </table:table-cell>
          <table:table-cell table:formula="of:=[.F36]/[.C36]" office:value-type="percentage" office:value="0.863388440852441" calcext:value-type="percentage">
            <text:p>86.34%</text:p>
          </table:table-cell>
          <table:table-cell table:number-columns-repeated="4"/>
        </table:table-row>
        <table:table-row table:style-name="ro1">
          <table:table-cell table:formula="of:=VALUE([$LON.A18])" office:value-type="date" office:date-value="2020-07-17" calcext:value-type="date">
            <text:p>17/07/20</text:p>
          </table:table-cell>
          <table:table-cell table:formula="of:=VALUE([$from_i_LON.A36])" office:value-type="date" office:date-value="2020-07-15" calcext:value-type="date">
            <text:p>15/07/20</text:p>
          </table:table-cell>
          <table:table-cell table:formula="of:=[$LON.C18]" office:value-type="float" office:value="3526.02780768723" calcext:value-type="float">
            <text:p>3526.02780768723</text:p>
          </table:table-cell>
          <table:table-cell table:formula="of:=[$from_i_LON.C36]" office:value-type="float" office:value="3443.53339439596" calcext:value-type="float">
            <text:p>3443.53339439596</text:p>
          </table:table-cell>
          <table:table-cell table:formula="of:=[.D37]/[.C37]" office:value-type="percentage" office:value="0.976604151245936" calcext:value-type="percentage">
            <text:p>97.7%</text:p>
          </table:table-cell>
          <table:table-cell table:formula="of:=[.D35]" office:value-type="float" office:value="3079.94895215029" calcext:value-type="float">
            <text:p>3079.94895215029</text:p>
          </table:table-cell>
          <table:table-cell table:formula="of:=[.F37]/[.C37]" office:value-type="percentage" office:value="0.87348969439083" calcext:value-type="percentage">
            <text:p>87.35%</text:p>
          </table:table-cell>
          <table:table-cell table:number-columns-repeated="4"/>
        </table:table-row>
        <table:table-row table:style-name="ro1">
          <table:table-cell table:formula="of:=VALUE([$LON.A19])" office:value-type="date" office:date-value="2020-07-18" calcext:value-type="date">
            <text:p>18/07/20</text:p>
          </table:table-cell>
          <table:table-cell table:formula="of:=VALUE([$from_i_LON.A37])" office:value-type="date" office:date-value="2020-07-16" calcext:value-type="date">
            <text:p>16/07/20</text:p>
          </table:table-cell>
          <table:table-cell table:formula="of:=[$LON.C19]" office:value-type="float" office:value="3654.12313113443" calcext:value-type="float">
            <text:p>3654.12313113443</text:p>
          </table:table-cell>
          <table:table-cell table:formula="of:=[$from_i_LON.C37]" office:value-type="float" office:value="3572.05663976391" calcext:value-type="float">
            <text:p>3572.05663976391</text:p>
          </table:table-cell>
          <table:table-cell table:formula="of:=[.D38]/[.C38]" office:value-type="percentage" office:value="0.977541399557315" calcext:value-type="percentage">
            <text:p>97.8%</text:p>
          </table:table-cell>
          <table:table-cell table:formula="of:=[.D36]" office:value-type="float" office:value="3267.21176816411" calcext:value-type="float">
            <text:p>3267.21176816411</text:p>
          </table:table-cell>
          <table:table-cell table:formula="of:=[.F38]/[.C38]" office:value-type="percentage" office:value="0.894116495507856" calcext:value-type="percentage">
            <text:p>89.41%</text:p>
          </table:table-cell>
          <table:table-cell table:number-columns-repeated="4"/>
        </table:table-row>
        <table:table-row table:style-name="ro1">
          <table:table-cell table:formula="of:=VALUE([$LON.A20])" office:value-type="date" office:date-value="2020-07-19" calcext:value-type="date">
            <text:p>19/07/20</text:p>
          </table:table-cell>
          <table:table-cell table:formula="of:=VALUE([$from_i_LON.A38])" office:value-type="date" office:date-value="2020-07-17" calcext:value-type="date">
            <text:p>17/07/20</text:p>
          </table:table-cell>
          <table:table-cell table:formula="of:=[$LON.C20]" office:value-type="float" office:value="3765.71889237922" calcext:value-type="float">
            <text:p>3765.71889237922</text:p>
          </table:table-cell>
          <table:table-cell table:formula="of:=[$from_i_LON.C38]" office:value-type="float" office:value="3682.74775981301" calcext:value-type="float">
            <text:p>3682.74775981301</text:p>
          </table:table-cell>
          <table:table-cell table:formula="of:=[.D39]/[.C39]" office:value-type="percentage" office:value="0.977966721644006" calcext:value-type="percentage">
            <text:p>97.8%</text:p>
          </table:table-cell>
          <table:table-cell table:formula="of:=[.D37]" office:value-type="float" office:value="3443.53339439596" calcext:value-type="float">
            <text:p>3443.53339439596</text:p>
          </table:table-cell>
          <table:table-cell table:formula="of:=[.F39]/[.C39]" office:value-type="percentage" office:value="0.91444249897801" calcext:value-type="percentage">
            <text:p>91.44%</text:p>
          </table:table-cell>
          <table:table-cell table:number-columns-repeated="4"/>
        </table:table-row>
        <table:table-row table:style-name="ro1">
          <table:table-cell table:formula="of:=VALUE([$LON.A21])" office:value-type="date" office:date-value="2020-07-20" calcext:value-type="date">
            <text:p>20/07/20</text:p>
          </table:table-cell>
          <table:table-cell table:formula="of:=VALUE([$from_i_LON.A39])" office:value-type="date" office:date-value="2020-07-18" calcext:value-type="date">
            <text:p>18/07/20</text:p>
          </table:table-cell>
          <table:table-cell table:formula="of:=[$LON.C21]" office:value-type="float" office:value="3804.1882268919" calcext:value-type="float">
            <text:p>3804.1882268919</text:p>
          </table:table-cell>
          <table:table-cell table:formula="of:=[$from_i_LON.C39]" office:value-type="float" office:value="3716.85614417686" calcext:value-type="float">
            <text:p>3716.85614417686</text:p>
          </table:table-cell>
          <table:table-cell table:formula="of:=[.D40]/[.C40]" office:value-type="percentage" office:value="0.977043175177904" calcext:value-type="percentage">
            <text:p>97.7%</text:p>
          </table:table-cell>
          <table:table-cell table:formula="of:=[.D38]" office:value-type="float" office:value="3572.05663976391" calcext:value-type="float">
            <text:p>3572.05663976391</text:p>
          </table:table-cell>
          <table:table-cell table:formula="of:=[.F40]/[.C40]" office:value-type="percentage" office:value="0.938979994342277" calcext:value-type="percentage">
            <text:p>93.90%</text:p>
          </table:table-cell>
          <table:table-cell table:number-columns-repeated="4"/>
        </table:table-row>
        <table:table-row table:style-name="ro1">
          <table:table-cell table:formula="of:=VALUE([$LON.A22])" office:value-type="date" office:date-value="2020-07-21" calcext:value-type="date">
            <text:p>21/07/20</text:p>
          </table:table-cell>
          <table:table-cell table:formula="of:=VALUE([$from_i_LON.A40])" office:value-type="date" office:date-value="2020-07-19" calcext:value-type="date">
            <text:p>19/07/20</text:p>
          </table:table-cell>
          <table:table-cell table:formula="of:=[$LON.C22]" office:value-type="float" office:value="3836.63762962942" calcext:value-type="float">
            <text:p>3836.63762962942</text:p>
          </table:table-cell>
          <table:table-cell table:formula="of:=[$from_i_LON.C40]" office:value-type="float" office:value="3747.64190824205" calcext:value-type="float">
            <text:p>3747.64190824205</text:p>
          </table:table-cell>
          <table:table-cell table:formula="of:=[.D41]/[.C41]" office:value-type="percentage" office:value="0.976803719824861" calcext:value-type="percentage">
            <text:p>97.7%</text:p>
          </table:table-cell>
          <table:table-cell table:formula="of:=[.D39]" office:value-type="float" office:value="3682.74775981301" calcext:value-type="float">
            <text:p>3682.74775981301</text:p>
          </table:table-cell>
          <table:table-cell table:formula="of:=[.F41]/[.C41]" office:value-type="percentage" office:value="0.959889391526592" calcext:value-type="percentage">
            <text:p>95.99%</text:p>
          </table:table-cell>
          <table:table-cell table:number-columns-repeated="4"/>
        </table:table-row>
        <table:table-row table:style-name="ro1">
          <table:table-cell table:formula="of:=VALUE([$LON.A23])" office:value-type="date" office:date-value="2020-07-22" calcext:value-type="date">
            <text:p>22/07/20</text:p>
          </table:table-cell>
          <table:table-cell table:formula="of:=VALUE([$from_i_LON.A41])" office:value-type="date" office:date-value="2020-07-20" calcext:value-type="date">
            <text:p>20/07/20</text:p>
          </table:table-cell>
          <table:table-cell table:formula="of:=[$LON.C23]" office:value-type="float" office:value="3844.11241183269" calcext:value-type="float">
            <text:p>3844.11241183269</text:p>
          </table:table-cell>
          <table:table-cell table:formula="of:=[$from_i_LON.C41]" office:value-type="float" office:value="3755.63175084619" calcext:value-type="float">
            <text:p>3755.63175084619</text:p>
          </table:table-cell>
          <table:table-cell table:formula="of:=[.D42]/[.C42]" office:value-type="percentage" office:value="0.976982811242942" calcext:value-type="percentage">
            <text:p>97.7%</text:p>
          </table:table-cell>
          <table:table-cell table:formula="of:=[.D40]" office:value-type="float" office:value="3716.85614417686" calcext:value-type="float">
            <text:p>3716.85614417686</text:p>
          </table:table-cell>
          <table:table-cell table:formula="of:=[.F42]/[.C42]" office:value-type="percentage" office:value="0.966895799596256" calcext:value-type="percentage">
            <text:p>96.69%</text:p>
          </table:table-cell>
          <table:table-cell table:number-columns-repeated="4"/>
        </table:table-row>
        <table:table-row table:style-name="ro1">
          <table:table-cell table:formula="of:=VALUE([$LON.A24])" office:value-type="date" office:date-value="2020-07-23" calcext:value-type="date">
            <text:p>23/07/20</text:p>
          </table:table-cell>
          <table:table-cell table:formula="of:=VALUE([$from_i_LON.A42])" office:value-type="date" office:date-value="2020-07-21" calcext:value-type="date">
            <text:p>21/07/20</text:p>
          </table:table-cell>
          <table:table-cell table:formula="of:=[$LON.C24]" office:value-type="float" office:value="3872.66809568812" calcext:value-type="float">
            <text:p>3872.66809568812</text:p>
          </table:table-cell>
          <table:table-cell table:formula="of:=[$from_i_LON.C42]" office:value-type="float" office:value="3787.70939150855" calcext:value-type="float">
            <text:p>3787.70939150855</text:p>
          </table:table-cell>
          <table:table-cell table:formula="of:=[.D43]/[.C43]" office:value-type="percentage" office:value="0.97806197120942" calcext:value-type="percentage">
            <text:p>97.8%</text:p>
          </table:table-cell>
          <table:table-cell table:formula="of:=[.D41]" office:value-type="float" office:value="3747.64190824205" calcext:value-type="float">
            <text:p>3747.64190824205</text:p>
          </table:table-cell>
          <table:table-cell table:formula="of:=[.F43]/[.C43]" office:value-type="percentage" office:value="0.96771574936017" calcext:value-type="percentage">
            <text:p>96.77%</text:p>
          </table:table-cell>
          <table:table-cell table:number-columns-repeated="4"/>
        </table:table-row>
        <table:table-row table:style-name="ro1">
          <table:table-cell table:formula="of:=VALUE([$LON.A25])" office:value-type="date" office:date-value="2020-07-24" calcext:value-type="date">
            <text:p>24/07/20</text:p>
          </table:table-cell>
          <table:table-cell table:formula="of:=VALUE([$from_i_LON.A43])" office:value-type="date" office:date-value="2020-07-22" calcext:value-type="date">
            <text:p>22/07/20</text:p>
          </table:table-cell>
          <table:table-cell table:formula="of:=[$LON.C25]" office:value-type="float" office:value="3958.20891061033" calcext:value-type="float">
            <text:p>3958.20891061033</text:p>
          </table:table-cell>
          <table:table-cell table:formula="of:=[$from_i_LON.C43]" office:value-type="float" office:value="3881.22728125409" calcext:value-type="float">
            <text:p>3881.22728125409</text:p>
          </table:table-cell>
          <table:table-cell table:formula="of:=[.D44]/[.C44]" office:value-type="percentage" office:value="0.980551398095767" calcext:value-type="percentage">
            <text:p>98.1%</text:p>
          </table:table-cell>
          <table:table-cell table:formula="of:=[.D42]" office:value-type="float" office:value="3755.63175084619" calcext:value-type="float">
            <text:p>3755.63175084619</text:p>
          </table:table-cell>
          <table:table-cell table:formula="of:=[.F44]/[.C44]" office:value-type="percentage" office:value="0.948821003555138" calcext:value-type="percentage">
            <text:p>94.88%</text:p>
          </table:table-cell>
          <table:table-cell table:number-columns-repeated="4"/>
        </table:table-row>
        <table:table-row table:style-name="ro1">
          <table:table-cell table:formula="of:=VALUE([$LON.A26])" office:value-type="date" office:date-value="2020-07-25" calcext:value-type="date">
            <text:p>25/07/20</text:p>
          </table:table-cell>
          <table:table-cell table:formula="of:=VALUE([$from_i_LON.A44])" office:value-type="date" office:date-value="2020-07-23" calcext:value-type="date">
            <text:p>23/07/20</text:p>
          </table:table-cell>
          <table:table-cell table:formula="of:=[$LON.C26]" office:value-type="float" office:value="4106.72676912736" calcext:value-type="float">
            <text:p>4106.72676912736</text:p>
          </table:table-cell>
          <table:table-cell table:formula="of:=[$from_i_LON.C44]" office:value-type="float" office:value="4037.90352640393" calcext:value-type="float">
            <text:p>4037.90352640393</text:p>
          </table:table-cell>
          <table:table-cell table:formula="of:=[.D45]/[.C45]" office:value-type="percentage" office:value="0.983241338761367" calcext:value-type="percentage">
            <text:p>98.3%</text:p>
          </table:table-cell>
          <table:table-cell table:formula="of:=[.D43]" office:value-type="float" office:value="3787.70939150855" calcext:value-type="float">
            <text:p>3787.70939150855</text:p>
          </table:table-cell>
          <table:table-cell table:formula="of:=[.F45]/[.C45]" office:value-type="percentage" office:value="0.922318333905958" calcext:value-type="percentage">
            <text:p>92.23%</text:p>
          </table:table-cell>
          <table:table-cell table:number-columns-repeated="4"/>
        </table:table-row>
        <table:table-row table:style-name="ro1">
          <table:table-cell table:formula="of:=VALUE([$LON.A27])" office:value-type="date" office:date-value="2020-07-26" calcext:value-type="date">
            <text:p>26/07/20</text:p>
          </table:table-cell>
          <table:table-cell table:formula="of:=VALUE([$from_i_LON.A45])" office:value-type="date" office:date-value="2020-07-24" calcext:value-type="date">
            <text:p>24/07/20</text:p>
          </table:table-cell>
          <table:table-cell table:formula="of:=[$LON.C27]" office:value-type="float" office:value="4275.00423910973" calcext:value-type="float">
            <text:p>4275.00423910973</text:p>
          </table:table-cell>
          <table:table-cell table:formula="of:=[$from_i_LON.C45]" office:value-type="float" office:value="4215.31067646217" calcext:value-type="float">
            <text:p>4215.31067646217</text:p>
          </table:table-cell>
          <table:table-cell table:formula="of:=[.D46]/[.C46]" office:value-type="percentage" office:value="0.9860366073789" calcext:value-type="percentage">
            <text:p>98.6%</text:p>
          </table:table-cell>
          <table:table-cell table:formula="of:=[.D44]" office:value-type="float" office:value="3881.22728125409" calcext:value-type="float">
            <text:p>3881.22728125409</text:p>
          </table:table-cell>
          <table:table-cell table:formula="of:=[.F46]/[.C46]" office:value-type="percentage" office:value="0.907888522249127" calcext:value-type="percentage">
            <text:p>90.79%</text:p>
          </table:table-cell>
          <table:table-cell table:number-columns-repeated="4"/>
        </table:table-row>
        <table:table-row table:style-name="ro1">
          <table:table-cell table:formula="of:=VALUE([$LON.A28])" office:value-type="date" office:date-value="2020-07-27" calcext:value-type="date">
            <text:p>27/07/20</text:p>
          </table:table-cell>
          <table:table-cell table:formula="of:=VALUE([$from_i_LON.A46])" office:value-type="date" office:date-value="2020-07-25" calcext:value-type="date">
            <text:p>25/07/20</text:p>
          </table:table-cell>
          <table:table-cell table:formula="of:=[$LON.C28]" office:value-type="float" office:value="4416.75986652775" calcext:value-type="float">
            <text:p>4416.75986652775</text:p>
          </table:table-cell>
          <table:table-cell table:formula="of:=[$from_i_LON.C46]" office:value-type="float" office:value="4358.98242986803" calcext:value-type="float">
            <text:p>4358.98242986803</text:p>
          </table:table-cell>
          <table:table-cell table:formula="of:=[.D47]/[.C47]" office:value-type="percentage" office:value="0.98691859226996" calcext:value-type="percentage">
            <text:p>98.7%</text:p>
          </table:table-cell>
          <table:table-cell table:formula="of:=[.D45]" office:value-type="float" office:value="4037.90352640393" calcext:value-type="float">
            <text:p>4037.90352640393</text:p>
          </table:table-cell>
          <table:table-cell table:formula="of:=[.F47]/[.C47]" office:value-type="percentage" office:value="0.914223016063208" calcext:value-type="percentage">
            <text:p>91.42%</text:p>
          </table:table-cell>
          <table:table-cell table:number-columns-repeated="4"/>
        </table:table-row>
        <table:table-row table:style-name="ro1">
          <table:table-cell table:formula="of:=VALUE([$LON.A29])" office:value-type="date" office:date-value="2020-07-28" calcext:value-type="date">
            <text:p>28/07/20</text:p>
          </table:table-cell>
          <table:table-cell table:formula="of:=VALUE([$from_i_LON.A47])" office:value-type="date" office:date-value="2020-07-26" calcext:value-type="date">
            <text:p>26/07/20</text:p>
          </table:table-cell>
          <table:table-cell table:formula="of:=[$LON.C29]" office:value-type="float" office:value="4468.17530391981" calcext:value-type="float">
            <text:p>4468.17530391981</text:p>
          </table:table-cell>
          <table:table-cell table:formula="of:=[$from_i_LON.C47]" office:value-type="float" office:value="4405.59012263927" calcext:value-type="float">
            <text:p>4405.59012263927</text:p>
          </table:table-cell>
          <table:table-cell table:formula="of:=[.D48]/[.C48]" office:value-type="percentage" office:value="0.985993123137844" calcext:value-type="percentage">
            <text:p>98.6%</text:p>
          </table:table-cell>
          <table:table-cell table:formula="of:=[.D46]" office:value-type="float" office:value="4215.31067646217" calcext:value-type="float">
            <text:p>4215.31067646217</text:p>
          </table:table-cell>
          <table:table-cell table:formula="of:=[.F48]/[.C48]" office:value-type="percentage" office:value="0.943407630574431" calcext:value-type="percentage">
            <text:p>94.34%</text:p>
          </table:table-cell>
          <table:table-cell table:number-columns-repeated="4"/>
        </table:table-row>
        <table:table-row table:style-name="ro1">
          <table:table-cell table:formula="of:=VALUE([$LON.A30])" office:value-type="date" office:date-value="2020-07-29" calcext:value-type="date">
            <text:p>29/07/20</text:p>
          </table:table-cell>
          <table:table-cell table:formula="of:=VALUE([$from_i_LON.A48])" office:value-type="date" office:date-value="2020-07-27" calcext:value-type="date">
            <text:p>27/07/20</text:p>
          </table:table-cell>
          <table:table-cell table:formula="of:=[$LON.C30]" office:value-type="float" office:value="4472.52764293678" calcext:value-type="float">
            <text:p>4472.52764293678</text:p>
          </table:table-cell>
          <table:table-cell table:formula="of:=[$from_i_LON.C48]" office:value-type="float" office:value="4398.50714145623" calcext:value-type="float">
            <text:p>4398.50714145623</text:p>
          </table:table-cell>
          <table:table-cell table:formula="of:=[.D49]/[.C49]" office:value-type="percentage" office:value="0.983449962216009" calcext:value-type="percentage">
            <text:p>98.3%</text:p>
          </table:table-cell>
          <table:table-cell table:formula="of:=[.D47]" office:value-type="float" office:value="4358.98242986803" calcext:value-type="float">
            <text:p>4358.98242986803</text:p>
          </table:table-cell>
          <table:table-cell table:formula="of:=[.F49]/[.C49]" office:value-type="percentage" office:value="0.974612742025627" calcext:value-type="percentage">
            <text:p>97.46%</text:p>
          </table:table-cell>
          <table:table-cell table:number-columns-repeated="4"/>
        </table:table-row>
        <table:table-row table:style-name="ro1">
          <table:table-cell table:formula="of:=VALUE([$LON.A31])" office:value-type="date" office:date-value="2020-07-30" calcext:value-type="date">
            <text:p>30/07/20</text:p>
          </table:table-cell>
          <table:table-cell table:formula="of:=VALUE([$from_i_LON.A49])" office:value-type="date" office:date-value="2020-07-28" calcext:value-type="date">
            <text:p>28/07/20</text:p>
          </table:table-cell>
          <table:table-cell table:formula="of:=[$LON.C31]" office:value-type="float" office:value="4507.98191472627" calcext:value-type="float">
            <text:p>4507.98191472627</text:p>
          </table:table-cell>
          <table:table-cell table:formula="of:=[$from_i_LON.C49]" office:value-type="float" office:value="4417.2270928935" calcext:value-type="float">
            <text:p>4417.2270928935</text:p>
          </table:table-cell>
          <table:table-cell table:formula="of:=[.D50]/[.C50]" office:value-type="percentage" office:value="0.979867971178789" calcext:value-type="percentage">
            <text:p>98.0%</text:p>
          </table:table-cell>
          <table:table-cell table:formula="of:=[.D48]" office:value-type="float" office:value="4405.59012263927" calcext:value-type="float">
            <text:p>4405.59012263927</text:p>
          </table:table-cell>
          <table:table-cell table:formula="of:=[.F50]/[.C50]" office:value-type="percentage" office:value="0.977286556595866" calcext:value-type="percentage">
            <text:p>97.73%</text:p>
          </table:table-cell>
          <table:table-cell table:number-columns-repeated="4"/>
        </table:table-row>
        <table:table-row table:style-name="ro1">
          <table:table-cell table:formula="of:=VALUE([$LON.A32])" office:value-type="date" office:date-value="2020-07-31" calcext:value-type="date">
            <text:p>31/07/20</text:p>
          </table:table-cell>
          <table:table-cell table:formula="of:=VALUE([$from_i_LON.A50])" office:value-type="date" office:date-value="2020-07-29" calcext:value-type="date">
            <text:p>29/07/20</text:p>
          </table:table-cell>
          <table:table-cell table:formula="of:=[$LON.C32]" office:value-type="float" office:value="4466.16822424009" calcext:value-type="float">
            <text:p>4466.16822424009</text:p>
          </table:table-cell>
          <table:table-cell table:formula="of:=[$from_i_LON.C50]" office:value-type="float" office:value="4362.50028565802" calcext:value-type="float">
            <text:p>4362.50028565802</text:p>
          </table:table-cell>
          <table:table-cell table:formula="of:=[.D51]/[.C51]" office:value-type="percentage" office:value="0.976788169773942" calcext:value-type="percentage">
            <text:p>97.7%</text:p>
          </table:table-cell>
          <table:table-cell table:formula="of:=[.D49]" office:value-type="float" office:value="4398.50714145623" calcext:value-type="float">
            <text:p>4398.50714145623</text:p>
          </table:table-cell>
          <table:table-cell table:formula="of:=[.F51]/[.C51]" office:value-type="percentage" office:value="0.98485030581324" calcext:value-type="percentage">
            <text:p>98.49%</text:p>
          </table:table-cell>
          <table:table-cell table:number-columns-repeated="4"/>
        </table:table-row>
        <table:table-row table:style-name="ro1">
          <table:table-cell table:formula="of:=VALUE([$LON.A33])" office:value-type="date" office:date-value="2020-08-01" calcext:value-type="date">
            <text:p>01/08/20</text:p>
          </table:table-cell>
          <table:table-cell table:formula="of:=VALUE([$from_i_LON.A51])" office:value-type="date" office:date-value="2020-07-30" calcext:value-type="date">
            <text:p>30/07/20</text:p>
          </table:table-cell>
          <table:table-cell table:formula="of:=[$LON.C33]" office:value-type="float" office:value="4339.00873605825" calcext:value-type="float">
            <text:p>4339.00873605825</text:p>
          </table:table-cell>
          <table:table-cell table:formula="of:=[$from_i_LON.C51]" office:value-type="float" office:value="4228.32029453086" calcext:value-type="float">
            <text:p>4228.32029453086</text:p>
          </table:table-cell>
          <table:table-cell table:formula="of:=[.D52]/[.C52]" office:value-type="percentage" office:value="0.974489924252158" calcext:value-type="percentage">
            <text:p>97.4%</text:p>
          </table:table-cell>
          <table:table-cell table:formula="of:=[.D50]" office:value-type="float" office:value="4417.2270928935" calcext:value-type="float">
            <text:p>4417.2270928935</text:p>
          </table:table-cell>
          <table:table-cell table:formula="of:=[.F52]/[.C52]" office:value-type="percentage" office:value="1.01802678021485" calcext:value-type="percentage">
            <text:p>101.80%</text:p>
          </table:table-cell>
          <table:table-cell table:number-columns-repeated="4"/>
        </table:table-row>
        <table:table-row table:style-name="ro1">
          <table:table-cell table:formula="of:=VALUE([$LON.A34])" office:value-type="date" office:date-value="2020-08-02" calcext:value-type="date">
            <text:p>02/08/20</text:p>
          </table:table-cell>
          <table:table-cell table:formula="of:=VALUE([$from_i_LON.A52])" office:value-type="date" office:date-value="2020-07-31" calcext:value-type="date">
            <text:p>31/07/20</text:p>
          </table:table-cell>
          <table:table-cell table:formula="of:=[$LON.C34]" office:value-type="float" office:value="4195.40567320638" calcext:value-type="float">
            <text:p>4195.40567320638</text:p>
          </table:table-cell>
          <table:table-cell table:formula="of:=[$from_i_LON.C52]" office:value-type="float" office:value="4084.95852307394" calcext:value-type="float">
            <text:p>4084.95852307394</text:p>
          </table:table-cell>
          <table:table-cell table:formula="of:=[.D53]/[.C53]" office:value-type="percentage" office:value="0.973674262101087" calcext:value-type="percentage">
            <text:p>97.4%</text:p>
          </table:table-cell>
          <table:table-cell table:formula="of:=[.D51]" office:value-type="float" office:value="4362.50028565802" calcext:value-type="float">
            <text:p>4362.50028565802</text:p>
          </table:table-cell>
          <table:table-cell table:formula="of:=[.F53]/[.C53]" office:value-type="percentage" office:value="1.03982799887953" calcext:value-type="percentage">
            <text:p>103.98%</text:p>
          </table:table-cell>
          <table:table-cell table:number-columns-repeated="4"/>
        </table:table-row>
        <table:table-row table:style-name="ro1">
          <table:table-cell table:formula="of:=VALUE([$LON.A35])" office:value-type="date" office:date-value="2020-08-03" calcext:value-type="date">
            <text:p>03/08/20</text:p>
          </table:table-cell>
          <table:table-cell table:formula="of:=VALUE([$from_i_LON.A53])" office:value-type="date" office:date-value="2020-08-01" calcext:value-type="date">
            <text:p>01/08/20</text:p>
          </table:table-cell>
          <table:table-cell table:formula="of:=[$LON.C35]" office:value-type="float" office:value="4079.43845714675" calcext:value-type="float">
            <text:p>4079.43845714675</text:p>
          </table:table-cell>
          <table:table-cell table:formula="of:=[$from_i_LON.C53]" office:value-type="float" office:value="3977.49936921917" calcext:value-type="float">
            <text:p>3977.49936921917</text:p>
          </table:table-cell>
          <table:table-cell table:formula="of:=[.D54]/[.C54]" office:value-type="percentage" office:value="0.975011490184635" calcext:value-type="percentage">
            <text:p>97.5%</text:p>
          </table:table-cell>
          <table:table-cell table:formula="of:=[.D52]" office:value-type="float" office:value="4228.32029453086" calcext:value-type="float">
            <text:p>4228.32029453086</text:p>
          </table:table-cell>
          <table:table-cell table:formula="of:=[.F54]/[.C54]" office:value-type="percentage" office:value="1.03649566942805" calcext:value-type="percentage">
            <text:p>103.65%</text:p>
          </table:table-cell>
          <table:table-cell table:number-columns-repeated="4"/>
        </table:table-row>
        <table:table-row table:style-name="ro1">
          <table:table-cell table:formula="of:=VALUE([$LON.A36])" office:value-type="date" office:date-value="2020-08-04" calcext:value-type="date">
            <text:p>04/08/20</text:p>
          </table:table-cell>
          <table:table-cell table:formula="of:=VALUE([$from_i_LON.A54])" office:value-type="date" office:date-value="2020-08-02" calcext:value-type="date">
            <text:p>02/08/20</text:p>
          </table:table-cell>
          <table:table-cell table:formula="of:=[$LON.C36]" office:value-type="float" office:value="3930.32043938114" calcext:value-type="float">
            <text:p>3930.32043938114</text:p>
          </table:table-cell>
          <table:table-cell table:formula="of:=[$from_i_LON.C54]" office:value-type="float" office:value="3837.75861803887" calcext:value-type="float">
            <text:p>3837.75861803887</text:p>
          </table:table-cell>
          <table:table-cell table:formula="of:=[.D55]/[.C55]" office:value-type="percentage" office:value="0.97644929395201" calcext:value-type="percentage">
            <text:p>97.6%</text:p>
          </table:table-cell>
          <table:table-cell table:formula="of:=[.D53]" office:value-type="float" office:value="4084.95852307394" calcext:value-type="float">
            <text:p>4084.95852307394</text:p>
          </table:table-cell>
          <table:table-cell table:formula="of:=[.F55]/[.C55]" office:value-type="percentage" office:value="1.03934490484372" calcext:value-type="percentage">
            <text:p>103.93%</text:p>
          </table:table-cell>
          <table:table-cell table:number-columns-repeated="4"/>
        </table:table-row>
        <table:table-row table:style-name="ro1">
          <table:table-cell table:formula="of:=VALUE([$LON.A37])" office:value-type="date" office:date-value="2020-08-05" calcext:value-type="date">
            <text:p>05/08/20</text:p>
          </table:table-cell>
          <table:table-cell table:formula="of:=VALUE([$from_i_LON.A55])" office:value-type="date" office:date-value="2020-08-03" calcext:value-type="date">
            <text:p>03/08/20</text:p>
          </table:table-cell>
          <table:table-cell table:formula="of:=[$LON.C37]" office:value-type="float" office:value="3745.21748909027" calcext:value-type="float">
            <text:p>3745.21748909027</text:p>
          </table:table-cell>
          <table:table-cell table:formula="of:=[$from_i_LON.C55]" office:value-type="float" office:value="3660.59942840076" calcext:value-type="float">
            <text:p>3660.59942840076</text:p>
          </table:table-cell>
          <table:table-cell table:formula="of:=[.D56]/[.C56]" office:value-type="percentage" office:value="0.977406369340099" calcext:value-type="percentage">
            <text:p>97.7%</text:p>
          </table:table-cell>
          <table:table-cell table:formula="of:=[.D54]" office:value-type="float" office:value="3977.49936921917" calcext:value-type="float">
            <text:p>3977.49936921917</text:p>
          </table:table-cell>
          <table:table-cell table:formula="of:=[.F56]/[.C56]" office:value-type="percentage" office:value="1.06202093224373" calcext:value-type="percentage">
            <text:p>106.20%</text:p>
          </table:table-cell>
          <table:table-cell table:number-columns-repeated="4"/>
        </table:table-row>
        <table:table-row table:style-name="ro1">
          <table:table-cell table:formula="of:=VALUE([$LON.A38])" office:value-type="date" office:date-value="2020-08-06" calcext:value-type="date">
            <text:p>06/08/20</text:p>
          </table:table-cell>
          <table:table-cell table:formula="of:=VALUE([$from_i_LON.A56])" office:value-type="date" office:date-value="2020-08-04" calcext:value-type="date">
            <text:p>04/08/20</text:p>
          </table:table-cell>
          <table:table-cell table:formula="of:=[$LON.C38]" office:value-type="float" office:value="3562.38596719059" calcext:value-type="float">
            <text:p>3562.38596719059</text:p>
          </table:table-cell>
          <table:table-cell table:formula="of:=[$from_i_LON.C56]" office:value-type="float" office:value="3489.50698544304" calcext:value-type="float">
            <text:p>3489.50698544304</text:p>
          </table:table-cell>
          <table:table-cell table:formula="of:=[.D57]/[.C57]" office:value-type="percentage" office:value="0.979542087123976" calcext:value-type="percentage">
            <text:p>98.0%</text:p>
          </table:table-cell>
          <table:table-cell table:formula="of:=[.D55]" office:value-type="float" office:value="3837.75861803887" calcext:value-type="float">
            <text:p>3837.75861803887</text:p>
          </table:table-cell>
          <table:table-cell table:formula="of:=[.F57]/[.C57]" office:value-type="percentage" office:value="1.07730006051687" calcext:value-type="percentage">
            <text:p>107.73%</text:p>
          </table:table-cell>
          <table:table-cell table:number-columns-repeated="4"/>
        </table:table-row>
        <table:table-row table:style-name="ro1">
          <table:table-cell table:formula="of:=VALUE([$LON.A39])" office:value-type="date" office:date-value="2020-08-07" calcext:value-type="date">
            <text:p>07/08/20</text:p>
          </table:table-cell>
          <table:table-cell table:formula="of:=VALUE([$from_i_LON.A57])" office:value-type="date" office:date-value="2020-08-05" calcext:value-type="date">
            <text:p>05/08/20</text:p>
          </table:table-cell>
          <table:table-cell table:formula="of:=[$LON.C39]" office:value-type="float" office:value="3425.86745054866" calcext:value-type="float">
            <text:p>3425.86745054866</text:p>
          </table:table-cell>
          <table:table-cell table:formula="of:=[$from_i_LON.C57]" office:value-type="float" office:value="3362.6498125336" calcext:value-type="float">
            <text:p>3362.6498125336</text:p>
          </table:table-cell>
          <table:table-cell table:formula="of:=[.D58]/[.C58]" office:value-type="percentage" office:value="0.981546969073503" calcext:value-type="percentage">
            <text:p>98.2%</text:p>
          </table:table-cell>
          <table:table-cell table:formula="of:=[.D56]" office:value-type="float" office:value="3660.59942840076" calcext:value-type="float">
            <text:p>3660.59942840076</text:p>
          </table:table-cell>
          <table:table-cell table:formula="of:=[.F58]/[.C58]" office:value-type="percentage" office:value="1.06851753059346" calcext:value-type="percentage">
            <text:p>106.85%</text:p>
          </table:table-cell>
          <table:table-cell table:number-columns-repeated="4"/>
        </table:table-row>
        <table:table-row table:style-name="ro1">
          <table:table-cell table:formula="of:=VALUE([$LON.A40])" office:value-type="date" office:date-value="2020-08-08" calcext:value-type="date">
            <text:p>08/08/20</text:p>
          </table:table-cell>
          <table:table-cell table:formula="of:=VALUE([$from_i_LON.A58])" office:value-type="date" office:date-value="2020-08-06" calcext:value-type="date">
            <text:p>06/08/20</text:p>
          </table:table-cell>
          <table:table-cell table:formula="of:=[$LON.C40]" office:value-type="float" office:value="3339.36663116868" calcext:value-type="float">
            <text:p>3339.36663116868</text:p>
          </table:table-cell>
          <table:table-cell table:formula="of:=[$from_i_LON.C58]" office:value-type="float" office:value="3276.00189526271" calcext:value-type="float">
            <text:p>3276.00189526271</text:p>
          </table:table-cell>
          <table:table-cell table:formula="of:=[.D59]/[.C59]" office:value-type="percentage" office:value="0.981024923913851" calcext:value-type="percentage">
            <text:p>98.1%</text:p>
          </table:table-cell>
          <table:table-cell table:formula="of:=[.D57]" office:value-type="float" office:value="3489.50698544304" calcext:value-type="float">
            <text:p>3489.50698544304</text:p>
          </table:table-cell>
          <table:table-cell table:formula="of:=[.F59]/[.C59]" office:value-type="percentage" office:value="1.04496072784371" calcext:value-type="percentage">
            <text:p>104.50%</text:p>
          </table:table-cell>
          <table:table-cell table:number-columns-repeated="4"/>
        </table:table-row>
        <table:table-row table:style-name="ro1">
          <table:table-cell table:formula="of:=VALUE([$LON.A41])" office:value-type="date" office:date-value="2020-08-09" calcext:value-type="date">
            <text:p>09/08/20</text:p>
          </table:table-cell>
          <table:table-cell table:formula="of:=VALUE([$from_i_LON.A59])" office:value-type="date" office:date-value="2020-08-07" calcext:value-type="date">
            <text:p>07/08/20</text:p>
          </table:table-cell>
          <table:table-cell table:formula="of:=[$LON.C41]" office:value-type="float" office:value="3337.53793834098" calcext:value-type="float">
            <text:p>3337.53793834098</text:p>
          </table:table-cell>
          <table:table-cell table:formula="of:=[$from_i_LON.C59]" office:value-type="float" office:value="3270.94178633824" calcext:value-type="float">
            <text:p>3270.94178633824</text:p>
          </table:table-cell>
          <table:table-cell table:formula="of:=[.D60]/[.C60]" office:value-type="percentage" office:value="0.980046323597497" calcext:value-type="percentage">
            <text:p>98.0%</text:p>
          </table:table-cell>
          <table:table-cell table:formula="of:=[.D58]" office:value-type="float" office:value="3362.6498125336" calcext:value-type="float">
            <text:p>3362.6498125336</text:p>
          </table:table-cell>
          <table:table-cell table:formula="of:=[.F60]/[.C60]" office:value-type="percentage" office:value="1.00752407153313" calcext:value-type="percentage">
            <text:p>100.75%</text:p>
          </table:table-cell>
          <table:table-cell table:number-columns-repeated="4"/>
        </table:table-row>
        <table:table-row table:style-name="ro1">
          <table:table-cell table:formula="of:=VALUE([$LON.A42])" office:value-type="date" office:date-value="2020-08-10" calcext:value-type="date">
            <text:p>10/08/20</text:p>
          </table:table-cell>
          <table:table-cell table:formula="of:=VALUE([$from_i_LON.A60])" office:value-type="date" office:date-value="2020-08-08" calcext:value-type="date">
            <text:p>08/08/20</text:p>
          </table:table-cell>
          <table:table-cell table:formula="of:=[$LON.C42]" office:value-type="float" office:value="3347.86009589196" calcext:value-type="float">
            <text:p>3347.86009589196</text:p>
          </table:table-cell>
          <table:table-cell table:formula="of:=[$from_i_LON.C60]" office:value-type="float" office:value="3282.93901622199" calcext:value-type="float">
            <text:p>3282.93901622199</text:p>
          </table:table-cell>
          <table:table-cell table:formula="of:=[.D61]/[.C61]" office:value-type="percentage" office:value="0.980608186181486" calcext:value-type="percentage">
            <text:p>98.1%</text:p>
          </table:table-cell>
          <table:table-cell table:formula="of:=[.D59]" office:value-type="float" office:value="3276.00189526271" calcext:value-type="float">
            <text:p>3276.00189526271</text:p>
          </table:table-cell>
          <table:table-cell table:formula="of:=[.F61]/[.C61]" office:value-type="percentage" office:value="0.978536080191216" calcext:value-type="percentage">
            <text:p>97.85%</text:p>
          </table:table-cell>
          <table:table-cell table:number-columns-repeated="4"/>
        </table:table-row>
        <table:table-row table:style-name="ro1">
          <table:table-cell table:formula="of:=VALUE([$LON.A43])" office:value-type="date" office:date-value="2020-08-11" calcext:value-type="date">
            <text:p>11/08/20</text:p>
          </table:table-cell>
          <table:table-cell table:formula="of:=VALUE([$from_i_LON.A61])" office:value-type="date" office:date-value="2020-08-09" calcext:value-type="date">
            <text:p>09/08/20</text:p>
          </table:table-cell>
          <table:table-cell table:formula="of:=[$LON.C43]" office:value-type="float" office:value="3304.41393909356" calcext:value-type="float">
            <text:p>3304.41393909356</text:p>
          </table:table-cell>
          <table:table-cell table:formula="of:=[$from_i_LON.C61]" office:value-type="float" office:value="3241.77310769949" calcext:value-type="float">
            <text:p>3241.77310769949</text:p>
          </table:table-cell>
          <table:table-cell table:formula="of:=[.D62]/[.C62]" office:value-type="percentage" office:value="0.981043285572372" calcext:value-type="percentage">
            <text:p>98.1%</text:p>
          </table:table-cell>
          <table:table-cell table:formula="of:=[.D60]" office:value-type="float" office:value="3270.94178633824" calcext:value-type="float">
            <text:p>3270.94178633824</text:p>
          </table:table-cell>
          <table:table-cell table:formula="of:=[.F62]/[.C62]" office:value-type="percentage" office:value="0.989870472231304" calcext:value-type="percentage">
            <text:p>98.99%</text:p>
          </table:table-cell>
          <table:table-cell table:number-columns-repeated="4"/>
        </table:table-row>
        <table:table-row table:style-name="ro1">
          <table:table-cell table:formula="of:=VALUE([$LON.A44])" office:value-type="date" office:date-value="2020-08-12" calcext:value-type="date">
            <text:p>12/08/20</text:p>
          </table:table-cell>
          <table:table-cell table:formula="of:=VALUE([$from_i_LON.A62])" office:value-type="date" office:date-value="2020-08-10" calcext:value-type="date">
            <text:p>10/08/20</text:p>
          </table:table-cell>
          <table:table-cell table:formula="of:=[$LON.C44]" office:value-type="float" office:value="3276.06210904859" calcext:value-type="float">
            <text:p>3276.06210904859</text:p>
          </table:table-cell>
          <table:table-cell table:formula="of:=[$from_i_LON.C62]" office:value-type="float" office:value="3207.531146917" calcext:value-type="float">
            <text:p>3207.531146917</text:p>
          </table:table-cell>
          <table:table-cell table:formula="of:=[.D63]/[.C63]" office:value-type="percentage" office:value="0.979081299483819" calcext:value-type="percentage">
            <text:p>97.9%</text:p>
          </table:table-cell>
          <table:table-cell table:formula="of:=[.D61]" office:value-type="float" office:value="3282.93901622199" calcext:value-type="float">
            <text:p>3282.93901622199</text:p>
          </table:table-cell>
          <table:table-cell table:formula="of:=[.F63]/[.C63]" office:value-type="percentage" office:value="1.0020991382167" calcext:value-type="percentage">
            <text:p>100.21%</text:p>
          </table:table-cell>
          <table:table-cell table:number-columns-repeated="4"/>
        </table:table-row>
        <table:table-row table:style-name="ro1">
          <table:table-cell table:formula="of:=VALUE([$LON.A45])" office:value-type="date" office:date-value="2020-08-13" calcext:value-type="date">
            <text:p>13/08/20</text:p>
          </table:table-cell>
          <table:table-cell table:formula="of:=VALUE([$from_i_LON.A63])" office:value-type="date" office:date-value="2020-08-11" calcext:value-type="date">
            <text:p>11/08/20</text:p>
          </table:table-cell>
          <table:table-cell table:formula="of:=[$LON.C45]" office:value-type="float" office:value="3302.304283101" calcext:value-type="float">
            <text:p>3302.304283101</text:p>
          </table:table-cell>
          <table:table-cell table:formula="of:=[$from_i_LON.C63]" office:value-type="float" office:value="3223.17320749485" calcext:value-type="float">
            <text:p>3223.17320749485</text:p>
          </table:table-cell>
          <table:table-cell table:formula="of:=[.D64]/[.C64]" office:value-type="percentage" office:value="0.976037618334844" calcext:value-type="percentage">
            <text:p>97.6%</text:p>
          </table:table-cell>
          <table:table-cell table:formula="of:=[.D62]" office:value-type="float" office:value="3241.77310769949" calcext:value-type="float">
            <text:p>3241.77310769949</text:p>
          </table:table-cell>
          <table:table-cell table:formula="of:=[.F64]/[.C64]" office:value-type="percentage" office:value="0.98167001880739" calcext:value-type="percentage">
            <text:p>98.17%</text:p>
          </table:table-cell>
          <table:table-cell table:number-columns-repeated="4"/>
        </table:table-row>
        <table:table-row table:style-name="ro1">
          <table:table-cell table:formula="of:=VALUE([$LON.A46])" office:value-type="date" office:date-value="2020-08-14" calcext:value-type="date">
            <text:p>14/08/20</text:p>
          </table:table-cell>
          <table:table-cell table:formula="of:=VALUE([$from_i_LON.A64])" office:value-type="date" office:date-value="2020-08-12" calcext:value-type="date">
            <text:p>12/08/20</text:p>
          </table:table-cell>
          <table:table-cell table:formula="of:=[$LON.C46]" office:value-type="float" office:value="3336.88553523898" calcext:value-type="float">
            <text:p>3336.88553523898</text:p>
          </table:table-cell>
          <table:table-cell table:formula="of:=[$from_i_LON.C64]" office:value-type="float" office:value="3246.18590693419" calcext:value-type="float">
            <text:p>3246.18590693419</text:p>
          </table:table-cell>
          <table:table-cell table:formula="of:=[.D65]/[.C65]" office:value-type="percentage" office:value="0.97281907714635" calcext:value-type="percentage">
            <text:p>97.3%</text:p>
          </table:table-cell>
          <table:table-cell table:formula="of:=[.D63]" office:value-type="float" office:value="3207.531146917" calcext:value-type="float">
            <text:p>3207.531146917</text:p>
          </table:table-cell>
          <table:table-cell table:formula="of:=[.F65]/[.C65]" office:value-type="percentage" office:value="0.96123499384203" calcext:value-type="percentage">
            <text:p>96.12%</text:p>
          </table:table-cell>
          <table:table-cell table:number-columns-repeated="4"/>
        </table:table-row>
        <table:table-row table:style-name="ro1">
          <table:table-cell table:formula="of:=VALUE([$LON.A47])" office:value-type="date" office:date-value="2020-08-15" calcext:value-type="date">
            <text:p>15/08/20</text:p>
          </table:table-cell>
          <table:table-cell table:formula="of:=VALUE([$from_i_LON.A65])" office:value-type="date" office:date-value="2020-08-13" calcext:value-type="date">
            <text:p>13/08/20</text:p>
          </table:table-cell>
          <table:table-cell table:formula="of:=[$LON.C47]" office:value-type="float" office:value="3410.92475107433" calcext:value-type="float">
            <text:p>3410.92475107433</text:p>
          </table:table-cell>
          <table:table-cell table:formula="of:=[$from_i_LON.C65]" office:value-type="float" office:value="3311.45408272555" calcext:value-type="float">
            <text:p>3311.45408272555</text:p>
          </table:table-cell>
          <table:table-cell table:formula="of:=[.D66]/[.C66]" office:value-type="percentage" office:value="0.970837624512984" calcext:value-type="percentage">
            <text:p>97.1%</text:p>
          </table:table-cell>
          <table:table-cell table:formula="of:=[.D64]" office:value-type="float" office:value="3223.17320749485" calcext:value-type="float">
            <text:p>3223.17320749485</text:p>
          </table:table-cell>
          <table:table-cell table:formula="of:=[.F66]/[.C66]" office:value-type="percentage" office:value="0.944955823631014" calcext:value-type="percentage">
            <text:p>94.50%</text:p>
          </table:table-cell>
          <table:table-cell table:number-columns-repeated="4"/>
        </table:table-row>
        <table:table-row table:style-name="ro1">
          <table:table-cell table:formula="of:=VALUE([$LON.A48])" office:value-type="date" office:date-value="2020-08-16" calcext:value-type="date">
            <text:p>16/08/20</text:p>
          </table:table-cell>
          <table:table-cell table:formula="of:=VALUE([$from_i_LON.A66])" office:value-type="date" office:date-value="2020-08-14" calcext:value-type="date">
            <text:p>14/08/20</text:p>
          </table:table-cell>
          <table:table-cell table:formula="of:=[$LON.C48]" office:value-type="float" office:value="3483.29764709603" calcext:value-type="float">
            <text:p>3483.29764709603</text:p>
          </table:table-cell>
          <table:table-cell table:formula="of:=[$from_i_LON.C66]" office:value-type="float" office:value="3379.48101619827" calcext:value-type="float">
            <text:p>3379.48101619827</text:p>
          </table:table-cell>
          <table:table-cell table:formula="of:=[.D67]/[.C67]" office:value-type="percentage" office:value="0.970195877178536" calcext:value-type="percentage">
            <text:p>97.0%</text:p>
          </table:table-cell>
          <table:table-cell table:formula="of:=[.D65]" office:value-type="float" office:value="3246.18590693419" calcext:value-type="float">
            <text:p>3246.18590693419</text:p>
          </table:table-cell>
          <table:table-cell table:formula="of:=[.F67]/[.C67]" office:value-type="percentage" office:value="0.931928946594753" calcext:value-type="percentage">
            <text:p>93.19%</text:p>
          </table:table-cell>
          <table:table-cell table:number-columns-repeated="4"/>
        </table:table-row>
        <table:table-row table:style-name="ro1">
          <table:table-cell table:formula="of:=VALUE([$LON.A49])" office:value-type="date" office:date-value="2020-08-17" calcext:value-type="date">
            <text:p>17/08/20</text:p>
          </table:table-cell>
          <table:table-cell table:formula="of:=VALUE([$from_i_LON.A67])" office:value-type="date" office:date-value="2020-08-15" calcext:value-type="date">
            <text:p>15/08/20</text:p>
          </table:table-cell>
          <table:table-cell table:formula="of:=[$LON.C49]" office:value-type="float" office:value="3532.09214341275" calcext:value-type="float">
            <text:p>3532.09214341275</text:p>
          </table:table-cell>
          <table:table-cell table:formula="of:=[$from_i_LON.C67]" office:value-type="float" office:value="3427.19649156087" calcext:value-type="float">
            <text:p>3427.19649156087</text:p>
          </table:table-cell>
          <table:table-cell table:formula="of:=[.D68]/[.C68]" office:value-type="percentage" office:value="0.970302119086131" calcext:value-type="percentage">
            <text:p>97.0%</text:p>
          </table:table-cell>
          <table:table-cell table:formula="of:=[.D66]" office:value-type="float" office:value="3311.45408272555" calcext:value-type="float">
            <text:p>3311.45408272555</text:p>
          </table:table-cell>
          <table:table-cell table:formula="of:=[.F68]/[.C68]" office:value-type="percentage" office:value="0.937533322538402" calcext:value-type="percentage">
            <text:p>93.75%</text:p>
          </table:table-cell>
          <table:table-cell table:number-columns-repeated="4"/>
        </table:table-row>
        <table:table-row table:style-name="ro1">
          <table:table-cell table:formula="of:=VALUE([$LON.A50])" office:value-type="date" office:date-value="2020-08-18" calcext:value-type="date">
            <text:p>18/08/20</text:p>
          </table:table-cell>
          <table:table-cell table:formula="of:=VALUE([$from_i_LON.A68])" office:value-type="date" office:date-value="2020-08-16" calcext:value-type="date">
            <text:p>16/08/20</text:p>
          </table:table-cell>
          <table:table-cell table:formula="of:=[$LON.C50]" office:value-type="float" office:value="3470.54028725424" calcext:value-type="float">
            <text:p>3470.54028725424</text:p>
          </table:table-cell>
          <table:table-cell table:formula="of:=[$from_i_LON.C68]" office:value-type="float" office:value="3362.39331875913" calcext:value-type="float">
            <text:p>3362.39331875913</text:p>
          </table:table-cell>
          <table:table-cell table:formula="of:=[.D69]/[.C69]" office:value-type="percentage" office:value="0.968838578565912" calcext:value-type="percentage">
            <text:p>96.9%</text:p>
          </table:table-cell>
          <table:table-cell table:formula="of:=[.D67]" office:value-type="float" office:value="3379.48101619827" calcext:value-type="float">
            <text:p>3379.48101619827</text:p>
          </table:table-cell>
          <table:table-cell table:formula="of:=[.F69]/[.C69]" office:value-type="percentage" office:value="0.973762220427062" calcext:value-type="percentage">
            <text:p>97.38%</text:p>
          </table:table-cell>
          <table:table-cell table:number-columns-repeated="4"/>
        </table:table-row>
        <table:table-row table:style-name="ro1">
          <table:table-cell table:formula="of:=VALUE([$LON.A51])" office:value-type="date" office:date-value="2020-08-19" calcext:value-type="date">
            <text:p>19/08/20</text:p>
          </table:table-cell>
          <table:table-cell table:formula="of:=VALUE([$from_i_LON.A69])" office:value-type="date" office:date-value="2020-08-17" calcext:value-type="date">
            <text:p>17/08/20</text:p>
          </table:table-cell>
          <table:table-cell table:formula="of:=[$LON.C51]" office:value-type="float" office:value="3365.816880992" calcext:value-type="float">
            <text:p>3365.816880992</text:p>
          </table:table-cell>
          <table:table-cell table:formula="of:=[$from_i_LON.C69]" office:value-type="float" office:value="3254.57159929027" calcext:value-type="float">
            <text:p>3254.57159929027</text:p>
          </table:table-cell>
          <table:table-cell table:formula="of:=[.D70]/[.C70]" office:value-type="percentage" office:value="0.966948504438856" calcext:value-type="percentage">
            <text:p>96.7%</text:p>
          </table:table-cell>
          <table:table-cell table:formula="of:=[.D68]" office:value-type="float" office:value="3427.19649156087" calcext:value-type="float">
            <text:p>3427.19649156087</text:p>
          </table:table-cell>
          <table:table-cell table:formula="of:=[.F70]/[.C70]" office:value-type="percentage" office:value="1.01823617051644" calcext:value-type="percentage">
            <text:p>101.82%</text:p>
          </table:table-cell>
          <table:table-cell/>
          <table:table-cell table:formula="of:=AVERAGE([.E$1:.E$1048576])" office:value-type="percentage" office:value="0.97726597828798" calcext:value-type="percentage">
            <text:p>97.727%</text:p>
          </table:table-cell>
          <table:table-cell table:formula="of:=STDEV([.E$1:.E$1048576])" office:value-type="percentage" office:value="0.00488216264484683" calcext:value-type="percentage">
            <text:p>0.488%</text:p>
          </table:table-cell>
          <table:table-cell table:formula="of:=ABS(1-[.I70])+[.J70]" office:value-type="percentage" office:value="0.027616184356867" calcext:value-type="percentage">
            <text:p>2.762%</text:p>
          </table:table-cell>
        </table:table-row>
        <table:table-row table:style-name="ro1">
          <table:table-cell table:formula="of:=VALUE([$LON.A52])" office:value-type="date" office:date-value="2020-08-20" calcext:value-type="date">
            <text:p>20/08/20</text:p>
          </table:table-cell>
          <table:table-cell table:formula="of:=VALUE([$from_i_LON.A70])" office:value-type="date" office:date-value="2020-08-18" calcext:value-type="date">
            <text:p>18/08/20</text:p>
          </table:table-cell>
          <table:table-cell table:formula="of:=[$LON.C52]" office:value-type="float" office:value="3341.3729434855" calcext:value-type="float">
            <text:p>3341.3729434855</text:p>
          </table:table-cell>
          <table:table-cell table:formula="of:=[$from_i_LON.C70]" office:value-type="float" office:value="3231.38180132542" calcext:value-type="float">
            <text:p>3231.38180132542</text:p>
          </table:table-cell>
          <table:table-cell table:formula="of:=[.D71]/[.C71]" office:value-type="percentage" office:value="0.967082051593637" calcext:value-type="percentage">
            <text:p>96.7%</text:p>
          </table:table-cell>
          <table:table-cell table:formula="of:=[.D69]" office:value-type="float" office:value="3362.39331875913" calcext:value-type="float">
            <text:p>3362.39331875913</text:p>
          </table:table-cell>
          <table:table-cell table:formula="of:=[.F71]/[.C71]" office:value-type="percentage" office:value="1.0062909395716" calcext:value-type="percentage">
            <text:p>100.63%</text:p>
          </table:table-cell>
          <table:table-cell table:number-columns-repeated="4"/>
        </table:table-row>
        <table:table-row table:style-name="ro1">
          <table:table-cell table:formula="of:=VALUE([$LON.A53])" office:value-type="date" office:date-value="2020-08-21" calcext:value-type="date">
            <text:p>21/08/20</text:p>
          </table:table-cell>
          <table:table-cell table:formula="of:=VALUE([$from_i_LON.A71])" office:value-type="date" office:date-value="2020-08-19" calcext:value-type="date">
            <text:p>19/08/20</text:p>
          </table:table-cell>
          <table:table-cell table:formula="of:=[$LON.C53]" office:value-type="float" office:value="3268.24785115692" calcext:value-type="float">
            <text:p>3268.24785115692</text:p>
          </table:table-cell>
          <table:table-cell table:formula="of:=[$from_i_LON.C71]" office:value-type="float" office:value="3159.05754338523" calcext:value-type="float">
            <text:p>3159.05754338523</text:p>
          </table:table-cell>
          <table:table-cell table:formula="of:=[.D72]/[.C72]" office:value-type="percentage" office:value="0.966590566950717" calcext:value-type="percentage">
            <text:p>96.7%</text:p>
          </table:table-cell>
          <table:table-cell table:formula="of:=[.D70]" office:value-type="float" office:value="3254.57159929027" calcext:value-type="float">
            <text:p>3254.57159929027</text:p>
          </table:table-cell>
          <table:table-cell table:formula="of:=[.F72]/[.C72]" office:value-type="percentage" office:value="0.995815417774449" calcext:value-type="percentage">
            <text:p>99.58%</text:p>
          </table:table-cell>
          <table:table-cell/>
          <table:table-cell office:value-type="percentage" office:value="0.977762636267402" calcext:value-type="percentage">
            <text:p>97.776%</text:p>
          </table:table-cell>
          <table:table-cell office:value-type="percentage" office:value="0.00422389648482807" calcext:value-type="percentage">
            <text:p>0.422%</text:p>
          </table:table-cell>
          <table:table-cell table:formula="of:=ABS(1-[.I72])+[.J72]" office:value-type="percentage" office:value="0.0264612602174265" calcext:value-type="percentage">
            <text:p>2.646%</text:p>
          </table:table-cell>
        </table:table-row>
        <table:table-row table:style-name="ro1">
          <table:table-cell table:formula="of:=VALUE([$LON.A54])" office:value-type="date" office:date-value="2020-08-22" calcext:value-type="date">
            <text:p>22/08/20</text:p>
          </table:table-cell>
          <table:table-cell table:formula="of:=VALUE([$from_i_LON.A72])" office:value-type="date" office:date-value="2020-08-20" calcext:value-type="date">
            <text:p>20/08/20</text:p>
          </table:table-cell>
          <table:table-cell table:formula="of:=[$LON.C54]" office:value-type="float" office:value="3185.17809764276" calcext:value-type="float">
            <text:p>3185.17809764276</text:p>
          </table:table-cell>
          <table:table-cell table:formula="of:=[$from_i_LON.C72]" office:value-type="float" office:value="3080.45899631482" calcext:value-type="float">
            <text:p>3080.45899631482</text:p>
          </table:table-cell>
          <table:table-cell table:formula="of:=[.D73]/[.C73]" office:value-type="percentage" office:value="0.967122999682362" calcext:value-type="percentage">
            <text:p>96.7%</text:p>
          </table:table-cell>
          <table:table-cell table:formula="of:=[.D71]" office:value-type="float" office:value="3231.38180132542" calcext:value-type="float">
            <text:p>3231.38180132542</text:p>
          </table:table-cell>
          <table:table-cell table:formula="of:=[.F73]/[.C73]" office:value-type="percentage" office:value="1.01450584622469" calcext:value-type="percentage">
            <text:p>101.45%</text:p>
          </table:table-cell>
          <table:table-cell/>
          <table:table-cell table:style-name="ce9" office:value-type="percentage" office:value="0.991287031997024" calcext:value-type="percentage">
            <text:p>99.129%</text:p>
          </table:table-cell>
          <table:table-cell table:style-name="ce9" office:value-type="percentage" office:value="0.00690459429653473" calcext:value-type="percentage">
            <text:p>0.690%</text:p>
          </table:table-cell>
          <table:table-cell table:style-name="ce9" table:formula="of:=ABS(1-[.I73])+[.J73]" office:value-type="percentage" office:value="0.015617562299511" calcext:value-type="percentage">
            <text:p>1.562%</text:p>
          </table:table-cell>
        </table:table-row>
        <table:table-row table:style-name="ro1">
          <table:table-cell table:formula="of:=VALUE([$LON.A55])" office:value-type="date" office:date-value="2020-08-23" calcext:value-type="date">
            <text:p>23/08/20</text:p>
          </table:table-cell>
          <table:table-cell table:formula="of:=VALUE([$from_i_LON.A73])" office:value-type="date" office:date-value="2020-08-21" calcext:value-type="date">
            <text:p>21/08/20</text:p>
          </table:table-cell>
          <table:table-cell table:formula="of:=[$LON.C55]" office:value-type="float" office:value="3050.25737312213" calcext:value-type="float">
            <text:p>3050.25737312213</text:p>
          </table:table-cell>
          <table:table-cell table:formula="of:=[$from_i_LON.C73]" office:value-type="float" office:value="2956.18592012813" calcext:value-type="float">
            <text:p>2956.18592012813</text:p>
          </table:table-cell>
          <table:table-cell table:formula="of:=[.D74]/[.C74]" office:value-type="percentage" office:value="0.969159503121628" calcext:value-type="percentage">
            <text:p>96.9%</text:p>
          </table:table-cell>
          <table:table-cell table:formula="of:=[.D72]" office:value-type="float" office:value="3159.05754338523" calcext:value-type="float">
            <text:p>3159.05754338523</text:p>
          </table:table-cell>
          <table:table-cell table:formula="of:=[.F74]/[.C74]" office:value-type="percentage" office:value="1.03566917704119" calcext:value-type="percentage">
            <text:p>103.57%</text:p>
          </table:table-cell>
          <table:table-cell/>
          <table:table-cell office:value-type="percentage" office:value="1.07001503377265" calcext:value-type="percentage">
            <text:p>107.002%</text:p>
          </table:table-cell>
          <table:table-cell office:value-type="percentage" office:value="0.0311110622334125" calcext:value-type="percentage">
            <text:p>3.111%</text:p>
          </table:table-cell>
          <table:table-cell table:formula="of:=ABS(1-[.I74])+[.J74]" office:value-type="percentage" office:value="0.101126096006062" calcext:value-type="percentage">
            <text:p>10.113%</text:p>
          </table:table-cell>
        </table:table-row>
        <table:table-row table:style-name="ro1">
          <table:table-cell table:formula="of:=VALUE([$LON.A56])" office:value-type="date" office:date-value="2020-08-24" calcext:value-type="date">
            <text:p>24/08/20</text:p>
          </table:table-cell>
          <table:table-cell table:formula="of:=VALUE([$from_i_LON.A74])" office:value-type="date" office:date-value="2020-08-22" calcext:value-type="date">
            <text:p>22/08/20</text:p>
          </table:table-cell>
          <table:table-cell table:formula="of:=[$LON.C56]" office:value-type="float" office:value="2910.86684133126" calcext:value-type="float">
            <text:p>2910.86684133126</text:p>
          </table:table-cell>
          <table:table-cell table:formula="of:=[$from_i_LON.C74]" office:value-type="float" office:value="2834.79084429084" calcext:value-type="float">
            <text:p>2834.79084429084</text:p>
          </table:table-cell>
          <table:table-cell table:formula="of:=[.D75]/[.C75]" office:value-type="percentage" office:value="0.973864830929323" calcext:value-type="percentage">
            <text:p>97.4%</text:p>
          </table:table-cell>
          <table:table-cell table:formula="of:=[.D73]" office:value-type="float" office:value="3080.45899631482" calcext:value-type="float">
            <text:p>3080.45899631482</text:p>
          </table:table-cell>
          <table:table-cell table:formula="of:=[.F75]/[.C75]" office:value-type="percentage" office:value="1.05826173584292" calcext:value-type="percentage">
            <text:p>105.83%</text:p>
          </table:table-cell>
          <table:table-cell/>
          <table:table-cell office:value-type="percentage" office:value="1.02450061701219" calcext:value-type="percentage">
            <text:p>102.450%</text:p>
          </table:table-cell>
          <table:table-cell office:value-type="percentage" office:value="0.0169643696796927" calcext:value-type="percentage">
            <text:p>1.696%</text:p>
          </table:table-cell>
          <table:table-cell table:formula="of:=ABS(1-[.I75])+[.J75]" office:value-type="percentage" office:value="0.041464986691882" calcext:value-type="percentage">
            <text:p>4.146%</text:p>
          </table:table-cell>
        </table:table-row>
        <table:table-row table:style-name="ro1">
          <table:table-cell table:formula="of:=VALUE([$LON.A57])" office:value-type="date" office:date-value="2020-08-25" calcext:value-type="date">
            <text:p>25/08/20</text:p>
          </table:table-cell>
          <table:table-cell table:formula="of:=VALUE([$from_i_LON.A75])" office:value-type="date" office:date-value="2020-08-23" calcext:value-type="date">
            <text:p>23/08/20</text:p>
          </table:table-cell>
          <table:table-cell table:formula="of:=[$LON.C57]" office:value-type="float" office:value="2780.41973061808" calcext:value-type="float">
            <text:p>2780.41973061808</text:p>
          </table:table-cell>
          <table:table-cell table:formula="of:=[$from_i_LON.C75]" office:value-type="float" office:value="2718.57275545627" calcext:value-type="float">
            <text:p>2718.57275545627</text:p>
          </table:table-cell>
          <table:table-cell table:formula="of:=[.D76]/[.C76]" office:value-type="percentage" office:value="0.977756245044319" calcext:value-type="percentage">
            <text:p>97.8%</text:p>
          </table:table-cell>
          <table:table-cell table:formula="of:=[.D74]" office:value-type="float" office:value="2956.18592012813" calcext:value-type="float">
            <text:p>2956.18592012813</text:p>
          </table:table-cell>
          <table:table-cell table:formula="of:=[.F76]/[.C76]" office:value-type="percentage" office:value="1.06321570357687" calcext:value-type="percentage">
            <text:p>106.32%</text:p>
          </table:table-cell>
          <table:table-cell/>
          <table:table-cell office:value-type="percentage" office:value="1.037866965476" calcext:value-type="percentage">
            <text:p>103.787%</text:p>
          </table:table-cell>
          <table:table-cell office:value-type="percentage" office:value="0.0214233352798137" calcext:value-type="percentage">
            <text:p>2.142%</text:p>
          </table:table-cell>
          <table:table-cell table:formula="of:=ABS(1-[.I76])+[.J76]" office:value-type="percentage" office:value="0.0592903007558094" calcext:value-type="percentage">
            <text:p>5.929%</text:p>
          </table:table-cell>
        </table:table-row>
        <table:table-row table:style-name="ro1">
          <table:table-cell table:formula="of:=VALUE([$LON.A58])" office:value-type="date" office:date-value="2020-08-26" calcext:value-type="date">
            <text:p>26/08/20</text:p>
          </table:table-cell>
          <table:table-cell table:formula="of:=VALUE([$from_i_LON.A76])" office:value-type="date" office:date-value="2020-08-24" calcext:value-type="date">
            <text:p>24/08/20</text:p>
          </table:table-cell>
          <table:table-cell table:formula="of:=[$LON.C58]" office:value-type="float" office:value="2700.46462625986" calcext:value-type="float">
            <text:p>2700.46462625986</text:p>
          </table:table-cell>
          <table:table-cell table:formula="of:=[$from_i_LON.C76]" office:value-type="float" office:value="2644.90138115048" calcext:value-type="float">
            <text:p>2644.90138115048</text:p>
          </table:table-cell>
          <table:table-cell table:formula="of:=[.D77]/[.C77]" office:value-type="percentage" office:value="0.979424561029583" calcext:value-type="percentage">
            <text:p>97.9%</text:p>
          </table:table-cell>
          <table:table-cell table:formula="of:=[.D75]" office:value-type="float" office:value="2834.79084429084" calcext:value-type="float">
            <text:p>2834.79084429084</text:p>
          </table:table-cell>
          <table:table-cell table:formula="of:=[.F77]/[.C77]" office:value-type="percentage" office:value="1.04974189134891" calcext:value-type="percentage">
            <text:p>104.97%</text:p>
          </table:table-cell>
          <table:table-cell/>
          <table:table-cell office:value-type="percentage" office:value="1.02652644756528" calcext:value-type="percentage">
            <text:p>102.653%</text:p>
          </table:table-cell>
          <table:table-cell office:value-type="percentage" office:value="0.0179684783495203" calcext:value-type="percentage">
            <text:p>1.797%</text:p>
          </table:table-cell>
          <table:table-cell table:formula="of:=ABS(1-[.I77])+[.J77]" office:value-type="percentage" office:value="0.0444949259148012" calcext:value-type="percentage">
            <text:p>4.449%</text:p>
          </table:table-cell>
        </table:table-row>
        <table:table-row table:style-name="ro1">
          <table:table-cell table:formula="of:=VALUE([$LON.A59])" office:value-type="date" office:date-value="2020-08-27" calcext:value-type="date">
            <text:p>27/08/20</text:p>
          </table:table-cell>
          <table:table-cell table:formula="of:=VALUE([$from_i_LON.A77])" office:value-type="date" office:date-value="2020-08-25" calcext:value-type="date">
            <text:p>25/08/20</text:p>
          </table:table-cell>
          <table:table-cell table:formula="of:=[$LON.C59]" office:value-type="float" office:value="2668.34430160101" calcext:value-type="float">
            <text:p>2668.34430160101</text:p>
          </table:table-cell>
          <table:table-cell table:formula="of:=[$from_i_LON.C77]" office:value-type="float" office:value="2621.99337448999" calcext:value-type="float">
            <text:p>2621.99337448999</text:p>
          </table:table-cell>
          <table:table-cell table:formula="of:=[.D78]/[.C78]" office:value-type="percentage" office:value="0.982629330449143" calcext:value-type="percentage">
            <text:p>98.3%</text:p>
          </table:table-cell>
          <table:table-cell table:formula="of:=[.D76]" office:value-type="float" office:value="2718.57275545627" calcext:value-type="float">
            <text:p>2718.57275545627</text:p>
          </table:table-cell>
          <table:table-cell table:formula="of:=[.F78]/[.C78]" office:value-type="percentage" office:value="1.01882382787901" calcext:value-type="percentage">
            <text:p>101.88%</text:p>
          </table:table-cell>
          <table:table-cell/>
          <table:table-cell office:value-type="percentage" office:value="1.01511007373743" calcext:value-type="percentage">
            <text:p>101.511%</text:p>
          </table:table-cell>
          <table:table-cell office:value-type="percentage" office:value="0.0145579976038472" calcext:value-type="percentage">
            <text:p>1.456%</text:p>
          </table:table-cell>
          <table:table-cell table:formula="of:=ABS(1-[.I78])+[.J78]" office:value-type="percentage" office:value="0.0296680713412797" calcext:value-type="percentage">
            <text:p>2.967%</text:p>
          </table:table-cell>
        </table:table-row>
        <table:table-row table:style-name="ro1">
          <table:table-cell table:formula="of:=VALUE([$LON.A60])" office:value-type="date" office:date-value="2020-08-28" calcext:value-type="date">
            <text:p>28/08/20</text:p>
          </table:table-cell>
          <table:table-cell table:formula="of:=VALUE([$from_i_LON.A78])" office:value-type="date" office:date-value="2020-08-26" calcext:value-type="date">
            <text:p>26/08/20</text:p>
          </table:table-cell>
          <table:table-cell table:formula="of:=[$LON.C60]" office:value-type="float" office:value="2605.42489450193" calcext:value-type="float">
            <text:p>2605.42489450193</text:p>
          </table:table-cell>
          <table:table-cell table:formula="of:=[$from_i_LON.C78]" office:value-type="float" office:value="2563.92681121989" calcext:value-type="float">
            <text:p>2563.92681121989</text:p>
          </table:table-cell>
          <table:table-cell table:formula="of:=[.D79]/[.C79]" office:value-type="percentage" office:value="0.984072431575513" calcext:value-type="percentage">
            <text:p>98.4%</text:p>
          </table:table-cell>
          <table:table-cell table:formula="of:=[.D77]" office:value-type="float" office:value="2644.90138115048" calcext:value-type="float">
            <text:p>2644.90138115048</text:p>
          </table:table-cell>
          <table:table-cell table:formula="of:=[.F79]/[.C79]" office:value-type="percentage" office:value="1.01515165020947" calcext:value-type="percentage">
            <text:p>101.52%</text:p>
          </table:table-cell>
          <table:table-cell/>
          <table:table-cell office:value-type="percentage" office:value="1.00252094209466" calcext:value-type="percentage">
            <text:p>100.252%</text:p>
          </table:table-cell>
          <table:table-cell office:value-type="percentage" office:value="0.00952841407121449" calcext:value-type="percentage">
            <text:p>0.953%</text:p>
          </table:table-cell>
          <table:table-cell table:formula="of:=ABS(1-[.I79])+[.J79]" office:value-type="percentage" office:value="0.0120493561658773" calcext:value-type="percentage">
            <text:p>1.205%</text:p>
          </table:table-cell>
        </table:table-row>
        <table:table-row table:style-name="ro1">
          <table:table-cell table:formula="of:=VALUE([$LON.A61])" office:value-type="date" office:date-value="2020-08-29" calcext:value-type="date">
            <text:p>29/08/20</text:p>
          </table:table-cell>
          <table:table-cell table:formula="of:=VALUE([$from_i_LON.A79])" office:value-type="date" office:date-value="2020-08-27" calcext:value-type="date">
            <text:p>27/08/20</text:p>
          </table:table-cell>
          <table:table-cell table:formula="of:=[$LON.C61]" office:value-type="float" office:value="2554.35207723169" calcext:value-type="float">
            <text:p>2554.35207723169</text:p>
          </table:table-cell>
          <table:table-cell table:formula="of:=[$from_i_LON.C79]" office:value-type="float" office:value="2514.90875920289" calcext:value-type="float">
            <text:p>2514.90875920289</text:p>
          </table:table-cell>
          <table:table-cell table:formula="of:=[.D80]/[.C80]" office:value-type="percentage" office:value="0.98455838630063" calcext:value-type="percentage">
            <text:p>98.5%</text:p>
          </table:table-cell>
          <table:table-cell table:formula="of:=[.D78]" office:value-type="float" office:value="2621.99337448999" calcext:value-type="float">
            <text:p>2621.99337448999</text:p>
          </table:table-cell>
          <table:table-cell table:formula="of:=[.F80]/[.C80]" office:value-type="percentage" office:value="1.02648080421694" calcext:value-type="percentage">
            <text:p>102.65%</text:p>
          </table:table-cell>
          <table:table-cell/>
          <table:table-cell office:value-type="percentage" office:value="1.01506527551955" calcext:value-type="percentage">
            <text:p>101.507%</text:p>
          </table:table-cell>
          <table:table-cell office:value-type="percentage" office:value="0.0135878426589831" calcext:value-type="percentage">
            <text:p>1.359%</text:p>
          </table:table-cell>
          <table:table-cell table:formula="of:=ABS(1-[.I80])+[.J80]" office:value-type="percentage" office:value="0.028653118178537" calcext:value-type="percentage">
            <text:p>2.865%</text:p>
          </table:table-cell>
        </table:table-row>
        <table:table-row table:style-name="ro1">
          <table:table-cell table:formula="of:=VALUE([$LON.A62])" office:value-type="date" office:date-value="2020-08-30" calcext:value-type="date">
            <text:p>30/08/20</text:p>
          </table:table-cell>
          <table:table-cell table:formula="of:=VALUE([$from_i_LON.A80])" office:value-type="date" office:date-value="2020-08-28" calcext:value-type="date">
            <text:p>28/08/20</text:p>
          </table:table-cell>
          <table:table-cell table:formula="of:=[$LON.C62]" office:value-type="float" office:value="2516.47486567337" calcext:value-type="float">
            <text:p>2516.47486567337</text:p>
          </table:table-cell>
          <table:table-cell table:formula="of:=[$from_i_LON.C80]" office:value-type="float" office:value="2473.79563710649" calcext:value-type="float">
            <text:p>2473.79563710649</text:p>
          </table:table-cell>
          <table:table-cell table:formula="of:=[.D81]/[.C81]" office:value-type="percentage" office:value="0.983040073577108" calcext:value-type="percentage">
            <text:p>98.3%</text:p>
          </table:table-cell>
          <table:table-cell table:formula="of:=[.D79]" office:value-type="float" office:value="2563.92681121989" calcext:value-type="float">
            <text:p>2563.92681121989</text:p>
          </table:table-cell>
          <table:table-cell table:formula="of:=[.F81]/[.C81]" office:value-type="percentage" office:value="1.01885651479925" calcext:value-type="percentage">
            <text:p>101.89%</text:p>
          </table:table-cell>
          <table:table-cell/>
          <table:table-cell office:value-type="percentage" office:value="1.00321343824596" calcext:value-type="percentage">
            <text:p>100.321%</text:p>
          </table:table-cell>
          <table:table-cell office:value-type="percentage" office:value="0.010163731407884" calcext:value-type="percentage">
            <text:p>1.016%</text:p>
          </table:table-cell>
          <table:table-cell table:formula="of:=ABS(1-[.I81])+[.J81]" office:value-type="percentage" office:value="0.013377169653847" calcext:value-type="percentage">
            <text:p>1.338%</text:p>
          </table:table-cell>
        </table:table-row>
        <table:table-row table:style-name="ro1">
          <table:table-cell table:formula="of:=VALUE([$LON.A63])" office:value-type="date" office:date-value="2020-08-31" calcext:value-type="date">
            <text:p>31/08/20</text:p>
          </table:table-cell>
          <table:table-cell table:formula="of:=VALUE([$from_i_LON.A81])" office:value-type="date" office:date-value="2020-08-29" calcext:value-type="date">
            <text:p>29/08/20</text:p>
          </table:table-cell>
          <table:table-cell table:formula="of:=[$LON.C63]" office:value-type="float" office:value="2494.64320633407" calcext:value-type="float">
            <text:p>2494.64320633407</text:p>
          </table:table-cell>
          <table:table-cell table:formula="of:=[$from_i_LON.C81]" office:value-type="float" office:value="2444.18535955886" calcext:value-type="float">
            <text:p>2444.18535955886</text:p>
          </table:table-cell>
          <table:table-cell table:formula="of:=[.D82]/[.C82]" office:value-type="percentage" office:value="0.979773521661496" calcext:value-type="percentage">
            <text:p>98.0%</text:p>
          </table:table-cell>
          <table:table-cell table:formula="of:=[.D80]" office:value-type="float" office:value="2514.90875920289" calcext:value-type="float">
            <text:p>2514.90875920289</text:p>
          </table:table-cell>
          <table:table-cell table:formula="of:=[.F82]/[.C82]" office:value-type="percentage" office:value="1.00812362778668" calcext:value-type="percentage">
            <text:p>100.81%</text:p>
          </table:table-cell>
          <table:table-cell/>
          <table:table-cell table:style-name="ce9" office:value-type="percentage" office:value="1.00083405980149" calcext:value-type="percentage">
            <text:p>100.083%</text:p>
          </table:table-cell>
          <table:table-cell table:style-name="ce9" office:value-type="percentage" office:value="0.00949413571385477" calcext:value-type="percentage">
            <text:p>0.949%</text:p>
          </table:table-cell>
          <table:table-cell table:style-name="ce9" table:formula="of:=ABS(1-[.I82])+[.J82]" office:value-type="percentage" office:value="0.010328195515341" calcext:value-type="percentage">
            <text:p>1.033%</text:p>
          </table:table-cell>
        </table:table-row>
        <table:table-row table:style-name="ro1">
          <table:table-cell table:formula="of:=VALUE([$LON.A64])" office:value-type="date" office:date-value="2020-09-01" calcext:value-type="date">
            <text:p>01/09/20</text:p>
          </table:table-cell>
          <table:table-cell table:formula="of:=VALUE([$from_i_LON.A82])" office:value-type="date" office:date-value="2020-08-30" calcext:value-type="date">
            <text:p>30/08/20</text:p>
          </table:table-cell>
          <table:table-cell table:formula="of:=[$LON.C64]" office:value-type="float" office:value="2485.06642840811" calcext:value-type="float">
            <text:p>2485.06642840811</text:p>
          </table:table-cell>
          <table:table-cell table:formula="of:=[$from_i_LON.C82]" office:value-type="float" office:value="2428.23007833883" calcext:value-type="float">
            <text:p>2428.23007833883</text:p>
          </table:table-cell>
          <table:table-cell table:formula="of:=[.D83]/[.C83]" office:value-type="percentage" office:value="0.977128840734577" calcext:value-type="percentage">
            <text:p>97.7%</text:p>
          </table:table-cell>
          <table:table-cell table:formula="of:=[.D81]" office:value-type="float" office:value="2473.79563710649" calcext:value-type="float">
            <text:p>2473.79563710649</text:p>
          </table:table-cell>
          <table:table-cell table:formula="of:=[.F83]/[.C83]" office:value-type="percentage" office:value="0.995464591540581" calcext:value-type="percentage">
            <text:p>99.55%</text:p>
          </table:table-cell>
          <table:table-cell/>
          <table:table-cell office:value-type="percentage" office:value="0.989555626400807" calcext:value-type="percentage">
            <text:p>98.956%</text:p>
          </table:table-cell>
          <table:table-cell office:value-type="percentage" office:value="0.00696571049269365" calcext:value-type="percentage">
            <text:p>0.697%</text:p>
          </table:table-cell>
          <table:table-cell office:value-type="percentage" office:value="0.017410084091887" calcext:value-type="percentage">
            <text:p>1.741%</text:p>
          </table:table-cell>
        </table:table-row>
        <table:table-row table:style-name="ro1">
          <table:table-cell table:formula="of:=VALUE([$LON.A65])" office:value-type="date" office:date-value="2020-09-02" calcext:value-type="date">
            <text:p>02/09/20</text:p>
          </table:table-cell>
          <table:table-cell table:formula="of:=VALUE([$from_i_LON.A83])" office:value-type="date" office:date-value="2020-08-31" calcext:value-type="date">
            <text:p>31/08/20</text:p>
          </table:table-cell>
          <table:table-cell table:formula="of:=[$LON.C65]" office:value-type="float" office:value="2491.19009487175" calcext:value-type="float">
            <text:p>2491.19009487175</text:p>
          </table:table-cell>
          <table:table-cell table:formula="of:=[$from_i_LON.C83]" office:value-type="float" office:value="2428.56673194452" calcext:value-type="float">
            <text:p>2428.56673194452</text:p>
          </table:table-cell>
          <table:table-cell table:formula="of:=[.D84]/[.C84]" office:value-type="percentage" office:value="0.974862069716742" calcext:value-type="percentage">
            <text:p>97.5%</text:p>
          </table:table-cell>
          <table:table-cell table:formula="of:=[.D82]" office:value-type="float" office:value="2444.18535955886" calcext:value-type="float">
            <text:p>2444.18535955886</text:p>
          </table:table-cell>
          <table:table-cell table:formula="of:=[.F84]/[.C84]" office:value-type="percentage" office:value="0.981131614400019" calcext:value-type="percentage">
            <text:p>98.11%</text:p>
          </table:table-cell>
          <table:table-cell/>
          <table:table-cell office:value-type="percentage" office:value="0.996390786378791" calcext:value-type="percentage">
            <text:p>99.639%</text:p>
          </table:table-cell>
          <table:table-cell office:value-type="percentage" office:value="0.00853076261434136" calcext:value-type="percentage">
            <text:p>0.853%</text:p>
          </table:table-cell>
          <table:table-cell office:value-type="percentage" office:value="0.0121399762355501" calcext:value-type="percentage">
            <text:p>1.214%</text:p>
          </table:table-cell>
        </table:table-row>
        <table:table-row table:style-name="ro1">
          <table:table-cell table:formula="of:=VALUE([$LON.A66])" office:value-type="date" office:date-value="2020-09-03" calcext:value-type="date">
            <text:p>03/09/20</text:p>
          </table:table-cell>
          <table:table-cell table:formula="of:=VALUE([$from_i_LON.A84])" office:value-type="date" office:date-value="2020-09-01" calcext:value-type="date">
            <text:p>01/09/20</text:p>
          </table:table-cell>
          <table:table-cell table:formula="of:=[$LON.C66]" office:value-type="float" office:value="2540.45265549723" calcext:value-type="float">
            <text:p>2540.45265549723</text:p>
          </table:table-cell>
          <table:table-cell table:formula="of:=[$from_i_LON.C84]" office:value-type="float" office:value="2474.77195597784" calcext:value-type="float">
            <text:p>2474.77195597784</text:p>
          </table:table-cell>
          <table:table-cell table:formula="of:=[.D85]/[.C85]" office:value-type="percentage" office:value="0.974146064333351" calcext:value-type="percentage">
            <text:p>97.4%</text:p>
          </table:table-cell>
          <table:table-cell table:formula="of:=[.D83]" office:value-type="float" office:value="2428.23007833883" calcext:value-type="float">
            <text:p>2428.23007833883</text:p>
          </table:table-cell>
          <table:table-cell table:formula="of:=[.F85]/[.C85]" office:value-type="percentage" office:value="0.955825755337121" calcext:value-type="percentage">
            <text:p>95.58%</text:p>
          </table:table-cell>
          <table:table-cell/>
          <table:table-cell office:value-type="percentage" office:value="0.998754119583682" calcext:value-type="percentage">
            <text:p>99.875%</text:p>
          </table:table-cell>
          <table:table-cell office:value-type="percentage" office:value="0.00918333184977773" calcext:value-type="percentage">
            <text:p>0.918%</text:p>
          </table:table-cell>
          <table:table-cell office:value-type="percentage" office:value="0.0104292122660953" calcext:value-type="percentage">
            <text:p>1.043%</text:p>
          </table:table-cell>
        </table:table-row>
        <table:table-row table:style-name="ro1">
          <table:table-cell table:formula="of:=VALUE([$LON.A67])" office:value-type="date" office:date-value="2020-09-04" calcext:value-type="date">
            <text:p>04/09/20</text:p>
          </table:table-cell>
          <table:table-cell table:formula="of:=VALUE([$from_i_LON.A85])" office:value-type="date" office:date-value="2020-09-02" calcext:value-type="date">
            <text:p>02/09/20</text:p>
          </table:table-cell>
          <table:table-cell table:formula="of:=[$LON.C67]" office:value-type="float" office:value="2647.89809785041" calcext:value-type="float">
            <text:p>2647.89809785041</text:p>
          </table:table-cell>
          <table:table-cell table:formula="of:=[$from_i_LON.C85]" office:value-type="float" office:value="2576.10604104421" calcext:value-type="float">
            <text:p>2576.10604104421</text:p>
          </table:table-cell>
          <table:table-cell table:formula="of:=[.D86]/[.C86]" office:value-type="percentage" office:value="0.972887152695007" calcext:value-type="percentage">
            <text:p>97.3%</text:p>
          </table:table-cell>
          <table:table-cell table:formula="of:=[.D84]" office:value-type="float" office:value="2428.56673194452" calcext:value-type="float">
            <text:p>2428.56673194452</text:p>
          </table:table-cell>
          <table:table-cell table:formula="of:=[.F86]/[.C86]" office:value-type="percentage" office:value="0.917167746718068" calcext:value-type="percentage">
            <text:p>91.72%</text:p>
          </table:table-cell>
          <table:table-cell/>
          <table:table-cell office:value-type="percentage" office:value="0.99889036962362" calcext:value-type="percentage">
            <text:p>99.889%</text:p>
          </table:table-cell>
          <table:table-cell office:value-type="percentage" office:value="0.00940378079482055" calcext:value-type="percentage">
            <text:p>0.940%</text:p>
          </table:table-cell>
          <table:table-cell office:value-type="percentage" office:value="0.0105134111712006" calcext:value-type="percentage">
            <text:p>1.051%</text:p>
          </table:table-cell>
        </table:table-row>
        <table:table-row table:style-name="ro1">
          <table:table-cell table:formula="of:=VALUE([$LON.A68])" office:value-type="date" office:date-value="2020-09-05" calcext:value-type="date">
            <text:p>05/09/20</text:p>
          </table:table-cell>
          <table:table-cell table:formula="of:=VALUE([$from_i_LON.A86])" office:value-type="date" office:date-value="2020-09-03" calcext:value-type="date">
            <text:p>03/09/20</text:p>
          </table:table-cell>
          <table:table-cell table:formula="of:=[$LON.C68]" office:value-type="float" office:value="2854.47067196373" calcext:value-type="float">
            <text:p>2854.47067196373</text:p>
          </table:table-cell>
          <table:table-cell table:formula="of:=[$from_i_LON.C86]" office:value-type="float" office:value="2777.89332574926" calcext:value-type="float">
            <text:p>2777.89332574926</text:p>
          </table:table-cell>
          <table:table-cell table:formula="of:=[.D87]/[.C87]" office:value-type="percentage" office:value="0.973172838324597" calcext:value-type="percentage">
            <text:p>97.3%</text:p>
          </table:table-cell>
          <table:table-cell table:formula="of:=[.D85]" office:value-type="float" office:value="2474.77195597784" calcext:value-type="float">
            <text:p>2474.77195597784</text:p>
          </table:table-cell>
          <table:table-cell table:formula="of:=[.F87]/[.C87]" office:value-type="percentage" office:value="0.866981041453589" calcext:value-type="percentage">
            <text:p>86.70%</text:p>
          </table:table-cell>
          <table:table-cell/>
          <table:table-cell office:value-type="percentage" office:value="1.00339885517266" calcext:value-type="percentage">
            <text:p>100.340%</text:p>
          </table:table-cell>
          <table:table-cell office:value-type="percentage" office:value="0.0103976464171936" calcext:value-type="percentage">
            <text:p>1.040%</text:p>
          </table:table-cell>
          <table:table-cell office:value-type="percentage" office:value="0.0137965015898551" calcext:value-type="percentage">
            <text:p>1.380%</text:p>
          </table:table-cell>
        </table:table-row>
        <table:table-row table:style-name="ro1">
          <table:table-cell table:formula="of:=VALUE([$LON.A69])" office:value-type="date" office:date-value="2020-09-06" calcext:value-type="date">
            <text:p>06/09/20</text:p>
          </table:table-cell>
          <table:table-cell table:formula="of:=VALUE([$from_i_LON.A87])" office:value-type="date" office:date-value="2020-09-04" calcext:value-type="date">
            <text:p>04/09/20</text:p>
          </table:table-cell>
          <table:table-cell table:formula="of:=[$LON.C69]" office:value-type="float" office:value="3164.92424788" calcext:value-type="float">
            <text:p>3164.92424788</text:p>
          </table:table-cell>
          <table:table-cell table:formula="of:=[$from_i_LON.C87]" office:value-type="float" office:value="3086.43772784684" calcext:value-type="float">
            <text:p>3086.43772784684</text:p>
          </table:table-cell>
          <table:table-cell table:formula="of:=[.D88]/[.C88]" office:value-type="percentage" office:value="0.975201137883242" calcext:value-type="percentage">
            <text:p>97.5%</text:p>
          </table:table-cell>
          <table:table-cell table:formula="of:=[.D86]" office:value-type="float" office:value="2576.10604104421" calcext:value-type="float">
            <text:p>2576.10604104421</text:p>
          </table:table-cell>
          <table:table-cell table:formula="of:=[.F88]/[.C88]" office:value-type="percentage" office:value="0.813955039451511" calcext:value-type="percentage">
            <text:p>81.40%</text:p>
          </table:table-cell>
          <table:table-cell/>
          <table:table-cell office:value-type="percentage" office:value="1.00221684914608" calcext:value-type="percentage">
            <text:p>100.222%</text:p>
          </table:table-cell>
          <table:table-cell office:value-type="percentage" office:value="0.0100630297780069" calcext:value-type="percentage">
            <text:p>1.006%</text:p>
          </table:table-cell>
          <table:table-cell office:value-type="percentage" office:value="0.0122798789240874" calcext:value-type="percentage">
            <text:p>1.228%</text:p>
          </table:table-cell>
        </table:table-row>
        <table:table-row table:style-name="ro1">
          <table:table-cell table:formula="of:=VALUE([$LON.A70])" office:value-type="date" office:date-value="2020-09-07" calcext:value-type="date">
            <text:p>07/09/20</text:p>
          </table:table-cell>
          <table:table-cell table:formula="of:=VALUE([$from_i_LON.A88])" office:value-type="date" office:date-value="2020-09-05" calcext:value-type="date">
            <text:p>05/09/20</text:p>
          </table:table-cell>
          <table:table-cell table:formula="of:=[$LON.C70]" office:value-type="float" office:value="3488.68988295747" calcext:value-type="float">
            <text:p>3488.68988295747</text:p>
          </table:table-cell>
          <table:table-cell table:formula="of:=[$from_i_LON.C88]" office:value-type="float" office:value="3407.34035946772" calcext:value-type="float">
            <text:p>3407.34035946772</text:p>
          </table:table-cell>
          <table:table-cell table:formula="of:=[.D89]/[.C89]" office:value-type="percentage" office:value="0.976681927537568" calcext:value-type="percentage">
            <text:p>97.7%</text:p>
          </table:table-cell>
          <table:table-cell table:formula="of:=[.D87]" office:value-type="float" office:value="2777.89332574926" calcext:value-type="float">
            <text:p>2777.89332574926</text:p>
          </table:table-cell>
          <table:table-cell table:formula="of:=[.F89]/[.C89]" office:value-type="percentage" office:value="0.796256881220508" calcext:value-type="percentage">
            <text:p>79.63%</text:p>
          </table:table-cell>
          <table:table-cell/>
          <table:table-cell table:style-name="ce9" office:value-type="percentage" office:value="0.999850619627127" calcext:value-type="percentage">
            <text:p>99.985%</text:p>
          </table:table-cell>
          <table:table-cell table:style-name="ce9" office:value-type="percentage" office:value="0.00939851064914384" calcext:value-type="percentage">
            <text:p>0.940%</text:p>
          </table:table-cell>
          <table:table-cell table:style-name="ce9" office:value-type="percentage" office:value="0.00954789102201688" calcext:value-type="percentage">
            <text:p>0.955%</text:p>
          </table:table-cell>
        </table:table-row>
        <table:table-row table:style-name="ro1">
          <table:table-cell table:formula="of:=VALUE([$LON.A71])" office:value-type="date" office:date-value="2020-09-08" calcext:value-type="date">
            <text:p>08/09/20</text:p>
          </table:table-cell>
          <table:table-cell table:formula="of:=VALUE([$from_i_LON.A89])" office:value-type="date" office:date-value="2020-09-06" calcext:value-type="date">
            <text:p>06/09/20</text:p>
          </table:table-cell>
          <table:table-cell table:formula="of:=[$LON.C71]" office:value-type="float" office:value="3725.91069916457" calcext:value-type="float">
            <text:p>3725.91069916457</text:p>
          </table:table-cell>
          <table:table-cell table:formula="of:=[$from_i_LON.C89]" office:value-type="float" office:value="3640.66021048042" calcext:value-type="float">
            <text:p>3640.66021048042</text:p>
          </table:table-cell>
          <table:table-cell table:formula="of:=[.D90]/[.C90]" office:value-type="percentage" office:value="0.977119556648722" calcext:value-type="percentage">
            <text:p>97.7%</text:p>
          </table:table-cell>
          <table:table-cell table:formula="of:=[.D88]" office:value-type="float" office:value="3086.43772784684" calcext:value-type="float">
            <text:p>3086.43772784684</text:p>
          </table:table-cell>
          <table:table-cell table:formula="of:=[.F90]/[.C90]" office:value-type="percentage" office:value="0.828371363956437" calcext:value-type="percentage">
            <text:p>82.84%</text:p>
          </table:table-cell>
          <table:table-cell/>
          <table:table-cell office:value-type="percentage" office:value="0.999753479434018" calcext:value-type="percentage">
            <text:p>99.975%</text:p>
          </table:table-cell>
          <table:table-cell office:value-type="percentage" office:value="0.00928162844734764" calcext:value-type="percentage">
            <text:p>0.928%</text:p>
          </table:table-cell>
          <table:table-cell office:value-type="percentage" office:value="0.00952814901332982" calcext:value-type="percentage">
            <text:p>0.953%</text:p>
          </table:table-cell>
        </table:table-row>
        <table:table-row table:style-name="ro1">
          <table:table-cell table:formula="of:=VALUE([$LON.A72])" office:value-type="date" office:date-value="2020-09-09" calcext:value-type="date">
            <text:p>09/09/20</text:p>
          </table:table-cell>
          <table:table-cell table:formula="of:=VALUE([$from_i_LON.A90])" office:value-type="date" office:date-value="2020-09-07" calcext:value-type="date">
            <text:p>07/09/20</text:p>
          </table:table-cell>
          <table:table-cell table:formula="of:=[$LON.C72]" office:value-type="float" office:value="4005.82474689437" calcext:value-type="float">
            <text:p>4005.82474689437</text:p>
          </table:table-cell>
          <table:table-cell table:formula="of:=[$from_i_LON.C90]" office:value-type="float" office:value="3910.43935320778" calcext:value-type="float">
            <text:p>3910.43935320778</text:p>
          </table:table-cell>
          <table:table-cell table:formula="of:=[.D91]/[.C91]" office:value-type="percentage" office:value="0.976188325822158" calcext:value-type="percentage">
            <text:p>97.6%</text:p>
          </table:table-cell>
          <table:table-cell table:formula="of:=[.D89]" office:value-type="float" office:value="3407.34035946772" calcext:value-type="float">
            <text:p>3407.34035946772</text:p>
          </table:table-cell>
          <table:table-cell table:formula="of:=[.F91]/[.C91]" office:value-type="percentage" office:value="0.850596462590971" calcext:value-type="percentage">
            <text:p>85.06%</text:p>
          </table:table-cell>
          <table:table-cell/>
          <table:table-cell office:value-type="percentage" office:value="1.00011966694311" calcext:value-type="percentage">
            <text:p>100.012%</text:p>
          </table:table-cell>
          <table:table-cell office:value-type="percentage" office:value="0.009294598614466" calcext:value-type="percentage">
            <text:p>0.929%</text:p>
          </table:table-cell>
          <table:table-cell office:value-type="percentage" office:value="0.00941426555757872" calcext:value-type="percentage">
            <text:p>0.941%</text:p>
          </table:table-cell>
        </table:table-row>
        <table:table-row table:style-name="ro1">
          <table:table-cell table:formula="of:=VALUE([$LON.A73])" office:value-type="date" office:date-value="2020-09-10" calcext:value-type="date">
            <text:p>10/09/20</text:p>
          </table:table-cell>
          <table:table-cell table:formula="of:=VALUE([$from_i_LON.A91])" office:value-type="date" office:date-value="2020-09-08" calcext:value-type="date">
            <text:p>08/09/20</text:p>
          </table:table-cell>
          <table:table-cell table:formula="of:=[$LON.C73]" office:value-type="float" office:value="4396.09444088206" calcext:value-type="float">
            <text:p>4396.09444088206</text:p>
          </table:table-cell>
          <table:table-cell table:formula="of:=[$from_i_LON.C91]" office:value-type="float" office:value="4286.18828894291" calcext:value-type="float">
            <text:p>4286.18828894291</text:p>
          </table:table-cell>
          <table:table-cell table:formula="of:=[.D92]/[.C92]" office:value-type="percentage" office:value="0.974999137662498" calcext:value-type="percentage">
            <text:p>97.5%</text:p>
          </table:table-cell>
          <table:table-cell table:formula="of:=[.D90]" office:value-type="float" office:value="3640.66021048042" calcext:value-type="float">
            <text:p>3640.66021048042</text:p>
          </table:table-cell>
          <table:table-cell table:formula="of:=[.F92]/[.C92]" office:value-type="percentage" office:value="0.828157870455107" calcext:value-type="percentage">
            <text:p>82.82%</text:p>
          </table:table-cell>
          <table:table-cell/>
          <table:table-cell office:value-type="percentage" office:value="1.000236713773" calcext:value-type="percentage">
            <text:p>100.024%</text:p>
          </table:table-cell>
          <table:table-cell office:value-type="percentage" office:value="0.00923876182042342" calcext:value-type="percentage">
            <text:p>0.924%</text:p>
          </table:table-cell>
          <table:table-cell office:value-type="percentage" office:value="0.00947547559342225" calcext:value-type="percentage">
            <text:p>0.948%</text:p>
          </table:table-cell>
        </table:table-row>
        <table:table-row table:style-name="ro1">
          <table:table-cell table:formula="of:=VALUE([$LON.A74])" office:value-type="date" office:date-value="2020-09-11" calcext:value-type="date">
            <text:p>11/09/20</text:p>
          </table:table-cell>
          <table:table-cell table:formula="of:=VALUE([$from_i_LON.A92])" office:value-type="date" office:date-value="2020-09-09" calcext:value-type="date">
            <text:p>09/09/20</text:p>
          </table:table-cell>
          <table:table-cell table:formula="of:=[$LON.C74]" office:value-type="float" office:value="4896.46410928103" calcext:value-type="float">
            <text:p>4896.46410928103</text:p>
          </table:table-cell>
          <table:table-cell table:formula="of:=[$from_i_LON.C92]" office:value-type="float" office:value="4770.24812925365" calcext:value-type="float">
            <text:p>4770.24812925365</text:p>
          </table:table-cell>
          <table:table-cell table:formula="of:=[.D93]/[.C93]" office:value-type="percentage" office:value="0.97422303580493" calcext:value-type="percentage">
            <text:p>97.4%</text:p>
          </table:table-cell>
          <table:table-cell table:formula="of:=[.D91]" office:value-type="float" office:value="3910.43935320778" calcext:value-type="float">
            <text:p>3910.43935320778</text:p>
          </table:table-cell>
          <table:table-cell table:formula="of:=[.F93]/[.C93]" office:value-type="percentage" office:value="0.798625143763581" calcext:value-type="percentage">
            <text:p>79.86%</text:p>
          </table:table-cell>
          <table:table-cell/>
          <table:table-cell office:value-type="percentage" office:value="0.999955170210588" calcext:value-type="percentage">
            <text:p>99.996%</text:p>
          </table:table-cell>
          <table:table-cell office:value-type="percentage" office:value="0.00898595103855667" calcext:value-type="percentage">
            <text:p>0.899%</text:p>
          </table:table-cell>
          <table:table-cell office:value-type="percentage" office:value="0.009030780827969" calcext:value-type="percentage">
            <text:p>0.903%</text:p>
          </table:table-cell>
        </table:table-row>
        <table:table-row table:style-name="ro1">
          <table:table-cell table:formula="of:=VALUE([$LON.A75])" office:value-type="date" office:date-value="2020-09-12" calcext:value-type="date">
            <text:p>12/09/20</text:p>
          </table:table-cell>
          <table:table-cell table:formula="of:=VALUE([$from_i_LON.A93])" office:value-type="date" office:date-value="2020-09-10" calcext:value-type="date">
            <text:p>10/09/20</text:p>
          </table:table-cell>
          <table:table-cell table:formula="of:=[$LON.C75]" office:value-type="float" office:value="5500.72475968642" calcext:value-type="float">
            <text:p>5500.72475968642</text:p>
          </table:table-cell>
          <table:table-cell table:formula="of:=[$from_i_LON.C93]" office:value-type="float" office:value="5362.79975467364" calcext:value-type="float">
            <text:p>5362.79975467364</text:p>
          </table:table-cell>
          <table:table-cell table:formula="of:=[.D94]/[.C94]" office:value-type="percentage" office:value="0.974926030470822" calcext:value-type="percentage">
            <text:p>97.5%</text:p>
          </table:table-cell>
          <table:table-cell table:formula="of:=[.D92]" office:value-type="float" office:value="4286.18828894291" calcext:value-type="float">
            <text:p>4286.18828894291</text:p>
          </table:table-cell>
          <table:table-cell table:formula="of:=[.F94]/[.C94]" office:value-type="percentage" office:value="0.779204282380283" calcext:value-type="percentage">
            <text:p>77.92%</text:p>
          </table:table-cell>
          <table:table-cell/>
          <table:table-cell office:value-type="percentage" office:value="0.99775795176033" calcext:value-type="percentage">
            <text:p>99.776%</text:p>
          </table:table-cell>
          <table:table-cell office:value-type="percentage" office:value="0.00756985173838433" calcext:value-type="percentage">
            <text:p>0.757%</text:p>
          </table:table-cell>
          <table:table-cell office:value-type="percentage" office:value="0.00981189997805455" calcext:value-type="percentage">
            <text:p>0.981%</text:p>
          </table:table-cell>
        </table:table-row>
        <table:table-row table:style-name="ro1">
          <table:table-cell table:formula="of:=VALUE([$LON.A76])" office:value-type="date" office:date-value="2020-09-13" calcext:value-type="date">
            <text:p>13/09/20</text:p>
          </table:table-cell>
          <table:table-cell table:formula="of:=VALUE([$from_i_LON.A94])" office:value-type="date" office:date-value="2020-09-11" calcext:value-type="date">
            <text:p>11/09/20</text:p>
          </table:table-cell>
          <table:table-cell table:formula="of:=[$LON.C76]" office:value-type="float" office:value="6116.28872860462" calcext:value-type="float">
            <text:p>6116.28872860462</text:p>
          </table:table-cell>
          <table:table-cell table:formula="of:=[$from_i_LON.C94]" office:value-type="float" office:value="5975.6133062649" calcext:value-type="float">
            <text:p>5975.6133062649</text:p>
          </table:table-cell>
          <table:table-cell table:formula="of:=[.D95]/[.C95]" office:value-type="percentage" office:value="0.976999872213061" calcext:value-type="percentage">
            <text:p>97.7%</text:p>
          </table:table-cell>
          <table:table-cell table:formula="of:=[.D93]" office:value-type="float" office:value="4770.24812925365" calcext:value-type="float">
            <text:p>4770.24812925365</text:p>
          </table:table-cell>
          <table:table-cell table:formula="of:=[.F95]/[.C95]" office:value-type="percentage" office:value="0.779925268561012" calcext:value-type="percentage">
            <text:p>77.99%</text:p>
          </table:table-cell>
          <table:table-cell/>
          <table:table-cell office:value-type="percentage" office:value="0.996452032187562" calcext:value-type="percentage">
            <text:p>99.645%</text:p>
          </table:table-cell>
          <table:table-cell office:value-type="percentage" office:value="0.00638946397557803" calcext:value-type="percentage">
            <text:p>0.639%</text:p>
          </table:table-cell>
          <table:table-cell office:value-type="percentage" office:value="0.00993743178801619" calcext:value-type="percentage">
            <text:p>0.994%</text:p>
          </table:table-cell>
        </table:table-row>
        <table:table-row table:style-name="ro1">
          <table:table-cell table:formula="of:=VALUE([$LON.A77])" office:value-type="date" office:date-value="2020-09-14" calcext:value-type="date">
            <text:p>14/09/20</text:p>
          </table:table-cell>
          <table:table-cell table:formula="of:=VALUE([$from_i_LON.A95])" office:value-type="date" office:date-value="2020-09-12" calcext:value-type="date">
            <text:p>12/09/20</text:p>
          </table:table-cell>
          <table:table-cell table:formula="of:=[$LON.C77]" office:value-type="float" office:value="6802.0085565118" calcext:value-type="float">
            <text:p>6802.0085565118</text:p>
          </table:table-cell>
          <table:table-cell table:formula="of:=[$from_i_LON.C95]" office:value-type="float" office:value="6663.71100284054" calcext:value-type="float">
            <text:p>6663.71100284054</text:p>
          </table:table-cell>
          <table:table-cell table:formula="of:=[.D96]/[.C96]" office:value-type="percentage" office:value="0.979668130005678" calcext:value-type="percentage">
            <text:p>98.0%</text:p>
          </table:table-cell>
          <table:table-cell table:formula="of:=[.D94]" office:value-type="float" office:value="5362.79975467364" calcext:value-type="float">
            <text:p>5362.79975467364</text:p>
          </table:table-cell>
          <table:table-cell table:formula="of:=[.F96]/[.C96]" office:value-type="percentage" office:value="0.788414144163292" calcext:value-type="percentage">
            <text:p>78.84%</text:p>
          </table:table-cell>
          <table:table-cell table:number-columns-repeated="4"/>
        </table:table-row>
        <table:table-row table:style-name="ro1">
          <table:table-cell table:formula="of:=VALUE([$LON.A78])" office:value-type="date" office:date-value="2020-09-15" calcext:value-type="date">
            <text:p>15/09/20</text:p>
          </table:table-cell>
          <table:table-cell table:formula="of:=VALUE([$from_i_LON.A96])" office:value-type="date" office:date-value="2020-09-13" calcext:value-type="date">
            <text:p>13/09/20</text:p>
          </table:table-cell>
          <table:table-cell table:formula="of:=[$LON.C78]" office:value-type="float" office:value="7742.28197643872" calcext:value-type="float">
            <text:p>7742.28197643872</text:p>
          </table:table-cell>
          <table:table-cell table:formula="of:=[$from_i_LON.C96]" office:value-type="float" office:value="7596.9182978964" calcext:value-type="float">
            <text:p>7596.9182978964</text:p>
          </table:table-cell>
          <table:table-cell table:formula="of:=[.D97]/[.C97]" office:value-type="percentage" office:value="0.981224698482348" calcext:value-type="percentage">
            <text:p>98.1%</text:p>
          </table:table-cell>
          <table:table-cell table:formula="of:=[.D95]" office:value-type="float" office:value="5975.6133062649" calcext:value-type="float">
            <text:p>5975.6133062649</text:p>
          </table:table-cell>
          <table:table-cell table:formula="of:=[.F97]/[.C97]" office:value-type="percentage" office:value="0.771815509232273" calcext:value-type="percentage">
            <text:p>77.18%</text:p>
          </table:table-cell>
          <table:table-cell table:number-columns-repeated="4"/>
        </table:table-row>
        <table:table-row table:style-name="ro1">
          <table:table-cell table:formula="of:=VALUE([$LON.A79])" office:value-type="date" office:date-value="2020-09-16" calcext:value-type="date">
            <text:p>16/09/20</text:p>
          </table:table-cell>
          <table:table-cell table:formula="of:=VALUE([$from_i_LON.A97])" office:value-type="date" office:date-value="2020-09-14" calcext:value-type="date">
            <text:p>14/09/20</text:p>
          </table:table-cell>
          <table:table-cell table:formula="of:=[$LON.C79]" office:value-type="float" office:value="8673.36005934504" calcext:value-type="float">
            <text:p>8673.36005934504</text:p>
          </table:table-cell>
          <table:table-cell table:formula="of:=[$from_i_LON.C97]" office:value-type="float" office:value="8514.18238441986" calcext:value-type="float">
            <text:p>8514.18238441986</text:p>
          </table:table-cell>
          <table:table-cell table:formula="of:=[.D98]/[.C98]" office:value-type="percentage" office:value="0.98164751908879" calcext:value-type="percentage">
            <text:p>98.2%</text:p>
          </table:table-cell>
          <table:table-cell table:formula="of:=[.D96]" office:value-type="float" office:value="6663.71100284054" calcext:value-type="float">
            <text:p>6663.71100284054</text:p>
          </table:table-cell>
          <table:table-cell table:formula="of:=[.F98]/[.C98]" office:value-type="percentage" office:value="0.768296364643686" calcext:value-type="percentage">
            <text:p>76.83%</text:p>
          </table:table-cell>
          <table:table-cell table:number-columns-repeated="4"/>
        </table:table-row>
        <table:table-row table:style-name="ro1">
          <table:table-cell table:formula="of:=VALUE([$LON.A80])" office:value-type="date" office:date-value="2020-09-17" calcext:value-type="date">
            <text:p>17/09/20</text:p>
          </table:table-cell>
          <table:table-cell table:formula="of:=VALUE([$from_i_LON.A98])" office:value-type="date" office:date-value="2020-09-15" calcext:value-type="date">
            <text:p>15/09/20</text:p>
          </table:table-cell>
          <table:table-cell table:formula="of:=[$LON.C80]" office:value-type="float" office:value="9625.32797089369" calcext:value-type="float">
            <text:p>9625.32797089369</text:p>
          </table:table-cell>
          <table:table-cell table:formula="of:=[$from_i_LON.C98]" office:value-type="float" office:value="9447.8359245924" calcext:value-type="float">
            <text:p>9447.8359245924</text:p>
          </table:table-cell>
          <table:table-cell table:formula="of:=[.D99]/[.C99]" office:value-type="percentage" office:value="0.981559896261404" calcext:value-type="percentage">
            <text:p>98.2%</text:p>
          </table:table-cell>
          <table:table-cell table:formula="of:=[.D97]" office:value-type="float" office:value="7596.9182978964" calcext:value-type="float">
            <text:p>7596.9182978964</text:p>
          </table:table-cell>
          <table:table-cell table:formula="of:=[.F99]/[.C99]" office:value-type="percentage" office:value="0.789263318701341" calcext:value-type="percentage">
            <text:p>78.93%</text:p>
          </table:table-cell>
          <table:table-cell table:number-columns-repeated="4"/>
        </table:table-row>
        <table:table-row table:style-name="ro1">
          <table:table-cell table:formula="of:=VALUE([$LON.A81])" office:value-type="date" office:date-value="2020-09-18" calcext:value-type="date">
            <text:p>18/09/20</text:p>
          </table:table-cell>
          <table:table-cell table:formula="of:=VALUE([$from_i_LON.A99])" office:value-type="date" office:date-value="2020-09-16" calcext:value-type="date">
            <text:p>16/09/20</text:p>
          </table:table-cell>
          <table:table-cell table:formula="of:=[$LON.C81]" office:value-type="float" office:value="10634.0761313403" calcext:value-type="float">
            <text:p>10634.0761313403</text:p>
          </table:table-cell>
          <table:table-cell table:formula="of:=[$from_i_LON.C99]" office:value-type="float" office:value="10434.5917884925" calcext:value-type="float">
            <text:p>10434.5917884925</text:p>
          </table:table-cell>
          <table:table-cell table:formula="of:=[.D100]/[.C100]" office:value-type="percentage" office:value="0.981241027393071" calcext:value-type="percentage">
            <text:p>98.1%</text:p>
          </table:table-cell>
          <table:table-cell table:formula="of:=[.D98]" office:value-type="float" office:value="8514.18238441986" calcext:value-type="float">
            <text:p>8514.18238441986</text:p>
          </table:table-cell>
          <table:table-cell table:formula="of:=[.F100]/[.C100]" office:value-type="percentage" office:value="0.800650877355225" calcext:value-type="percentage">
            <text:p>80.07%</text:p>
          </table:table-cell>
          <table:table-cell table:number-columns-repeated="4"/>
        </table:table-row>
        <table:table-row table:style-name="ro1">
          <table:table-cell table:formula="of:=VALUE([$LON.A82])" office:value-type="date" office:date-value="2020-09-19" calcext:value-type="date">
            <text:p>19/09/20</text:p>
          </table:table-cell>
          <table:table-cell table:formula="of:=VALUE([$from_i_LON.A100])" office:value-type="date" office:date-value="2020-09-17" calcext:value-type="date">
            <text:p>17/09/20</text:p>
          </table:table-cell>
          <table:table-cell table:formula="of:=[$LON.C82]" office:value-type="float" office:value="11813.0955624802" calcext:value-type="float">
            <text:p>11813.0955624802</text:p>
          </table:table-cell>
          <table:table-cell table:formula="of:=[$from_i_LON.C100]" office:value-type="float" office:value="11591.1285864892" calcext:value-type="float">
            <text:p>11591.1285864892</text:p>
          </table:table-cell>
          <table:table-cell table:formula="of:=[.D101]/[.C101]" office:value-type="percentage" office:value="0.981210092238984" calcext:value-type="percentage">
            <text:p>98.1%</text:p>
          </table:table-cell>
          <table:table-cell table:formula="of:=[.D99]" office:value-type="float" office:value="9447.8359245924" calcext:value-type="float">
            <text:p>9447.8359245924</text:p>
          </table:table-cell>
          <table:table-cell table:formula="of:=[.F101]/[.C101]" office:value-type="percentage" office:value="0.799776474728591" calcext:value-type="percentage">
            <text:p>79.98%</text:p>
          </table:table-cell>
          <table:table-cell table:number-columns-repeated="4"/>
        </table:table-row>
        <table:table-row table:style-name="ro1">
          <table:table-cell table:formula="of:=VALUE([$LON.A83])" office:value-type="date" office:date-value="2020-09-20" calcext:value-type="date">
            <text:p>20/09/20</text:p>
          </table:table-cell>
          <table:table-cell table:formula="of:=VALUE([$from_i_LON.A101])" office:value-type="date" office:date-value="2020-09-18" calcext:value-type="date">
            <text:p>18/09/20</text:p>
          </table:table-cell>
          <table:table-cell table:formula="of:=[$LON.C83]" office:value-type="float" office:value="12894.725477177" calcext:value-type="float">
            <text:p>12894.725477177</text:p>
          </table:table-cell>
          <table:table-cell table:formula="of:=[$from_i_LON.C101]" office:value-type="float" office:value="12641.9103182331" calcext:value-type="float">
            <text:p>12641.9103182331</text:p>
          </table:table-cell>
          <table:table-cell table:formula="of:=[.D102]/[.C102]" office:value-type="percentage" office:value="0.980393909169186" calcext:value-type="percentage">
            <text:p>98.0%</text:p>
          </table:table-cell>
          <table:table-cell table:formula="of:=[.D100]" office:value-type="float" office:value="10434.5917884925" calcext:value-type="float">
            <text:p>10434.5917884925</text:p>
          </table:table-cell>
          <table:table-cell table:formula="of:=[.F102]/[.C102]" office:value-type="percentage" office:value="0.809213953950485" calcext:value-type="percentage">
            <text:p>80.92%</text:p>
          </table:table-cell>
          <table:table-cell table:number-columns-repeated="4"/>
        </table:table-row>
        <table:table-row table:style-name="ro1">
          <table:table-cell table:formula="of:=VALUE([$LON.A84])" office:value-type="date" office:date-value="2020-09-21" calcext:value-type="date">
            <text:p>21/09/20</text:p>
          </table:table-cell>
          <table:table-cell table:formula="of:=VALUE([$from_i_LON.A102])" office:value-type="date" office:date-value="2020-09-19" calcext:value-type="date">
            <text:p>19/09/20</text:p>
          </table:table-cell>
          <table:table-cell table:formula="of:=[$LON.C84]" office:value-type="float" office:value="14132.5846314452" calcext:value-type="float">
            <text:p>14132.5846314452</text:p>
          </table:table-cell>
          <table:table-cell table:formula="of:=[$from_i_LON.C102]" office:value-type="float" office:value="13847.217518703" calcext:value-type="float">
            <text:p>13847.217518703</text:p>
          </table:table-cell>
          <table:table-cell table:formula="of:=[.D103]/[.C103]" office:value-type="percentage" office:value="0.979807861039991" calcext:value-type="percentage">
            <text:p>98.0%</text:p>
          </table:table-cell>
          <table:table-cell table:formula="of:=[.D101]" office:value-type="float" office:value="11591.1285864892" calcext:value-type="float">
            <text:p>11591.1285864892</text:p>
          </table:table-cell>
          <table:table-cell table:formula="of:=[.F103]/[.C103]" office:value-type="percentage" office:value="0.820170470495448" calcext:value-type="percentage">
            <text:p>82.02%</text:p>
          </table:table-cell>
          <table:table-cell table:number-columns-repeated="4"/>
        </table:table-row>
        <table:table-row table:style-name="ro1">
          <table:table-cell table:formula="of:=VALUE([$LON.A85])" office:value-type="date" office:date-value="2020-09-22" calcext:value-type="date">
            <text:p>22/09/20</text:p>
          </table:table-cell>
          <table:table-cell table:formula="of:=VALUE([$from_i_LON.A103])" office:value-type="date" office:date-value="2020-09-20" calcext:value-type="date">
            <text:p>20/09/20</text:p>
          </table:table-cell>
          <table:table-cell table:formula="of:=[$LON.C85]" office:value-type="float" office:value="15240.8556574631" calcext:value-type="float">
            <text:p>15240.8556574631</text:p>
          </table:table-cell>
          <table:table-cell table:formula="of:=[$from_i_LON.C103]" office:value-type="float" office:value="14942.1601083063" calcext:value-type="float">
            <text:p>14942.1601083063</text:p>
          </table:table-cell>
          <table:table-cell table:formula="of:=[.D104]/[.C104]" office:value-type="percentage" office:value="0.980401654876216" calcext:value-type="percentage">
            <text:p>98.0%</text:p>
          </table:table-cell>
          <table:table-cell table:formula="of:=[.D102]" office:value-type="float" office:value="12641.9103182331" calcext:value-type="float">
            <text:p>12641.9103182331</text:p>
          </table:table-cell>
          <table:table-cell table:formula="of:=[.F104]/[.C104]" office:value-type="percentage" office:value="0.829475103127996" calcext:value-type="percentage">
            <text:p>82.95%</text:p>
          </table:table-cell>
          <table:table-cell table:number-columns-repeated="4"/>
        </table:table-row>
        <table:table-row table:style-name="ro1">
          <table:table-cell table:formula="of:=VALUE([$LON.A86])" office:value-type="date" office:date-value="2020-09-23" calcext:value-type="date">
            <text:p>23/09/20</text:p>
          </table:table-cell>
          <table:table-cell table:formula="of:=VALUE([$from_i_LON.A104])" office:value-type="date" office:date-value="2020-09-21" calcext:value-type="date">
            <text:p>21/09/20</text:p>
          </table:table-cell>
          <table:table-cell table:formula="of:=[$LON.C86]" office:value-type="float" office:value="16297.9889626946" calcext:value-type="float">
            <text:p>16297.9889626946</text:p>
          </table:table-cell>
          <table:table-cell table:formula="of:=[$from_i_LON.C104]" office:value-type="float" office:value="15986.8077614924" calcext:value-type="float">
            <text:p>15986.8077614924</text:p>
          </table:table-cell>
          <table:table-cell table:formula="of:=[.D105]/[.C105]" office:value-type="percentage" office:value="0.980906773104678" calcext:value-type="percentage">
            <text:p>98.1%</text:p>
          </table:table-cell>
          <table:table-cell table:formula="of:=[.D103]" office:value-type="float" office:value="13847.217518703" calcext:value-type="float">
            <text:p>13847.217518703</text:p>
          </table:table-cell>
          <table:table-cell table:formula="of:=[.F105]/[.C105]" office:value-type="percentage" office:value="0.849627371229585" calcext:value-type="percentage">
            <text:p>84.96%</text:p>
          </table:table-cell>
          <table:table-cell table:number-columns-repeated="4"/>
        </table:table-row>
        <table:table-row table:style-name="ro1">
          <table:table-cell table:formula="of:=VALUE([$LON.A87])" office:value-type="date" office:date-value="2020-09-24" calcext:value-type="date">
            <text:p>24/09/20</text:p>
          </table:table-cell>
          <table:table-cell table:formula="of:=VALUE([$from_i_LON.A105])" office:value-type="date" office:date-value="2020-09-22" calcext:value-type="date">
            <text:p>22/09/20</text:p>
          </table:table-cell>
          <table:table-cell table:formula="of:=[$LON.C87]" office:value-type="float" office:value="17294.4901845847" calcext:value-type="float">
            <text:p>17294.4901845847</text:p>
          </table:table-cell>
          <table:table-cell table:formula="of:=[$from_i_LON.C105]" office:value-type="float" office:value="16961.8272446562" calcext:value-type="float">
            <text:p>16961.8272446562</text:p>
          </table:table-cell>
          <table:table-cell table:formula="of:=[.D106]/[.C106]" office:value-type="percentage" office:value="0.980764802178151" calcext:value-type="percentage">
            <text:p>98.1%</text:p>
          </table:table-cell>
          <table:table-cell table:formula="of:=[.D104]" office:value-type="float" office:value="14942.1601083063" calcext:value-type="float">
            <text:p>14942.1601083063</text:p>
          </table:table-cell>
          <table:table-cell table:formula="of:=[.F106]/[.C106]" office:value-type="percentage" office:value="0.863983843919546" calcext:value-type="percentage">
            <text:p>86.40%</text:p>
          </table:table-cell>
          <table:table-cell table:number-columns-repeated="4"/>
        </table:table-row>
        <table:table-row table:style-name="ro1">
          <table:table-cell table:formula="of:=VALUE([$LON.A88])" office:value-type="date" office:date-value="2020-09-25" calcext:value-type="date">
            <text:p>25/09/20</text:p>
          </table:table-cell>
          <table:table-cell table:formula="of:=VALUE([$from_i_LON.A106])" office:value-type="date" office:date-value="2020-09-23" calcext:value-type="date">
            <text:p>23/09/20</text:p>
          </table:table-cell>
          <table:table-cell table:formula="of:=[$LON.C88]" office:value-type="float" office:value="17999.7757474736" calcext:value-type="float">
            <text:p>17999.7757474736</text:p>
          </table:table-cell>
          <table:table-cell table:formula="of:=[$from_i_LON.C106]" office:value-type="float" office:value="17645.3667712751" calcext:value-type="float">
            <text:p>17645.3667712751</text:p>
          </table:table-cell>
          <table:table-cell table:formula="of:=[.D107]/[.C107]" office:value-type="percentage" office:value="0.980310367130643" calcext:value-type="percentage">
            <text:p>98.0%</text:p>
          </table:table-cell>
          <table:table-cell table:formula="of:=[.D105]" office:value-type="float" office:value="15986.8077614924" calcext:value-type="float">
            <text:p>15986.8077614924</text:p>
          </table:table-cell>
          <table:table-cell table:formula="of:=[.F107]/[.C107]" office:value-type="percentage" office:value="0.888167051955426" calcext:value-type="percentage">
            <text:p>88.82%</text:p>
          </table:table-cell>
          <table:table-cell table:number-columns-repeated="4"/>
        </table:table-row>
        <table:table-row table:style-name="ro1">
          <table:table-cell table:formula="of:=VALUE([$LON.A89])" office:value-type="date" office:date-value="2020-09-26" calcext:value-type="date">
            <text:p>26/09/20</text:p>
          </table:table-cell>
          <table:table-cell table:formula="of:=VALUE([$from_i_LON.A107])" office:value-type="date" office:date-value="2020-09-24" calcext:value-type="date">
            <text:p>24/09/20</text:p>
          </table:table-cell>
          <table:table-cell table:formula="of:=[$LON.C89]" office:value-type="float" office:value="19246.2818141169" calcext:value-type="float">
            <text:p>19246.2818141169</text:p>
          </table:table-cell>
          <table:table-cell table:formula="of:=[$from_i_LON.C107]" office:value-type="float" office:value="18883.5848692945" calcext:value-type="float">
            <text:p>18883.5848692945</text:p>
          </table:table-cell>
          <table:table-cell table:formula="of:=[.D108]/[.C108]" office:value-type="percentage" office:value="0.981154960302185" calcext:value-type="percentage">
            <text:p>98.1%</text:p>
          </table:table-cell>
          <table:table-cell table:formula="of:=[.D106]" office:value-type="float" office:value="16961.8272446562" calcext:value-type="float">
            <text:p>16961.8272446562</text:p>
          </table:table-cell>
          <table:table-cell table:formula="of:=[.F108]/[.C108]" office:value-type="percentage" office:value="0.881304108943" calcext:value-type="percentage">
            <text:p>88.13%</text:p>
          </table:table-cell>
          <table:table-cell table:number-columns-repeated="4"/>
        </table:table-row>
        <table:table-row table:style-name="ro1">
          <table:table-cell table:formula="of:=VALUE([$LON.A90])" office:value-type="date" office:date-value="2020-09-27" calcext:value-type="date">
            <text:p>27/09/20</text:p>
          </table:table-cell>
          <table:table-cell table:formula="of:=VALUE([$from_i_LON.A108])" office:value-type="date" office:date-value="2020-09-25" calcext:value-type="date">
            <text:p>25/09/20</text:p>
          </table:table-cell>
          <table:table-cell table:formula="of:=[$LON.C90]" office:value-type="float" office:value="20483.0442800363" calcext:value-type="float">
            <text:p>20483.0442800363</text:p>
          </table:table-cell>
          <table:table-cell table:formula="of:=[$from_i_LON.C108]" office:value-type="float" office:value="20110.0064334548" calcext:value-type="float">
            <text:p>20110.0064334548</text:p>
          </table:table-cell>
          <table:table-cell table:formula="of:=[.D109]/[.C109]" office:value-type="percentage" office:value="0.981787968551869" calcext:value-type="percentage">
            <text:p>98.2%</text:p>
          </table:table-cell>
          <table:table-cell table:formula="of:=[.D107]" office:value-type="float" office:value="17645.3667712751" calcext:value-type="float">
            <text:p>17645.3667712751</text:p>
          </table:table-cell>
          <table:table-cell table:formula="of:=[.F109]/[.C109]" office:value-type="percentage" office:value="0.861462121061425" calcext:value-type="percentage">
            <text:p>86.15%</text:p>
          </table:table-cell>
          <table:table-cell table:number-columns-repeated="4"/>
        </table:table-row>
        <table:table-row table:style-name="ro1">
          <table:table-cell table:formula="of:=VALUE([$LON.A91])" office:value-type="date" office:date-value="2020-09-28" calcext:value-type="date">
            <text:p>28/09/20</text:p>
          </table:table-cell>
          <table:table-cell table:formula="of:=VALUE([$from_i_LON.A109])" office:value-type="date" office:date-value="2020-09-26" calcext:value-type="date">
            <text:p>26/09/20</text:p>
          </table:table-cell>
          <table:table-cell table:formula="of:=[$LON.C91]" office:value-type="float" office:value="21501.168388278" calcext:value-type="float">
            <text:p>21501.168388278</text:p>
          </table:table-cell>
          <table:table-cell table:formula="of:=[$from_i_LON.C109]" office:value-type="float" office:value="21127.0202169466" calcext:value-type="float">
            <text:p>21127.0202169466</text:p>
          </table:table-cell>
          <table:table-cell table:formula="of:=[.D110]/[.C110]" office:value-type="percentage" office:value="0.982598705122678" calcext:value-type="percentage">
            <text:p>98.3%</text:p>
          </table:table-cell>
          <table:table-cell table:formula="of:=[.D108]" office:value-type="float" office:value="18883.5848692945" calcext:value-type="float">
            <text:p>18883.5848692945</text:p>
          </table:table-cell>
          <table:table-cell table:formula="of:=[.F110]/[.C110]" office:value-type="percentage" office:value="0.878258545223499" calcext:value-type="percentage">
            <text:p>87.83%</text:p>
          </table:table-cell>
          <table:table-cell table:number-columns-repeated="4"/>
        </table:table-row>
        <table:table-row table:style-name="ro1">
          <table:table-cell table:formula="of:=VALUE([$LON.A92])" office:value-type="date" office:date-value="2020-09-29" calcext:value-type="date">
            <text:p>29/09/20</text:p>
          </table:table-cell>
          <table:table-cell table:formula="of:=VALUE([$from_i_LON.A110])" office:value-type="date" office:date-value="2020-09-27" calcext:value-type="date">
            <text:p>27/09/20</text:p>
          </table:table-cell>
          <table:table-cell table:formula="of:=[$LON.C92]" office:value-type="float" office:value="22266.9663875306" calcext:value-type="float">
            <text:p>22266.9663875306</text:p>
          </table:table-cell>
          <table:table-cell table:formula="of:=[$from_i_LON.C110]" office:value-type="float" office:value="21892.7050940655" calcext:value-type="float">
            <text:p>21892.7050940655</text:p>
          </table:table-cell>
          <table:table-cell table:formula="of:=[.D111]/[.C111]" office:value-type="percentage" office:value="0.983192084321162" calcext:value-type="percentage">
            <text:p>98.3%</text:p>
          </table:table-cell>
          <table:table-cell table:formula="of:=[.D109]" office:value-type="float" office:value="20110.0064334548" calcext:value-type="float">
            <text:p>20110.0064334548</text:p>
          </table:table-cell>
          <table:table-cell table:formula="of:=[.F111]/[.C111]" office:value-type="percentage" office:value="0.903131844880149" calcext:value-type="percentage">
            <text:p>90.31%</text:p>
          </table:table-cell>
          <table:table-cell table:number-columns-repeated="4"/>
        </table:table-row>
        <table:table-row table:style-name="ro1">
          <table:table-cell table:formula="of:=VALUE([$LON.A93])" office:value-type="date" office:date-value="2020-09-30" calcext:value-type="date">
            <text:p>30/09/20</text:p>
          </table:table-cell>
          <table:table-cell table:formula="of:=VALUE([$from_i_LON.A111])" office:value-type="date" office:date-value="2020-09-28" calcext:value-type="date">
            <text:p>28/09/20</text:p>
          </table:table-cell>
          <table:table-cell table:formula="of:=[$LON.C93]" office:value-type="float" office:value="23241.7968219593" calcext:value-type="float">
            <text:p>23241.7968219593</text:p>
          </table:table-cell>
          <table:table-cell table:formula="of:=[$from_i_LON.C111]" office:value-type="float" office:value="22862.3475813688" calcext:value-type="float">
            <text:p>22862.3475813688</text:p>
          </table:table-cell>
          <table:table-cell table:formula="of:=[.D112]/[.C112]" office:value-type="percentage" office:value="0.983673842280904" calcext:value-type="percentage">
            <text:p>98.4%</text:p>
          </table:table-cell>
          <table:table-cell table:formula="of:=[.D110]" office:value-type="float" office:value="21127.0202169466" calcext:value-type="float">
            <text:p>21127.0202169466</text:p>
          </table:table-cell>
          <table:table-cell table:formula="of:=[.F112]/[.C112]" office:value-type="percentage" office:value="0.909009762833201" calcext:value-type="percentage">
            <text:p>90.90%</text:p>
          </table:table-cell>
          <table:table-cell table:number-columns-repeated="4"/>
        </table:table-row>
        <table:table-row table:style-name="ro1">
          <table:table-cell table:formula="of:=VALUE([$LON.A94])" office:value-type="date" office:date-value="2020-10-01" calcext:value-type="date">
            <text:p>01/10/20</text:p>
          </table:table-cell>
          <table:table-cell table:formula="of:=VALUE([$from_i_LON.A112])" office:value-type="date" office:date-value="2020-09-29" calcext:value-type="date">
            <text:p>29/09/20</text:p>
          </table:table-cell>
          <table:table-cell table:formula="of:=[$LON.C94]" office:value-type="float" office:value="24217.4165202263" calcext:value-type="float">
            <text:p>24217.4165202263</text:p>
          </table:table-cell>
          <table:table-cell table:formula="of:=[$from_i_LON.C112]" office:value-type="float" office:value="23830.3875532991" calcext:value-type="float">
            <text:p>23830.3875532991</text:p>
          </table:table-cell>
          <table:table-cell table:formula="of:=[.D113]/[.C113]" office:value-type="percentage" office:value="0.984018569172976" calcext:value-type="percentage">
            <text:p>98.4%</text:p>
          </table:table-cell>
          <table:table-cell table:formula="of:=[.D111]" office:value-type="float" office:value="21892.7050940655" calcext:value-type="float">
            <text:p>21892.7050940655</text:p>
          </table:table-cell>
          <table:table-cell table:formula="of:=[.F113]/[.C113]" office:value-type="percentage" office:value="0.904006629930189" calcext:value-type="percentage">
            <text:p>90.40%</text:p>
          </table:table-cell>
          <table:table-cell table:number-columns-repeated="4"/>
        </table:table-row>
        <table:table-row table:style-name="ro1">
          <table:table-cell table:formula="of:=VALUE([$LON.A95])" office:value-type="date" office:date-value="2020-10-02" calcext:value-type="date">
            <text:p>02/10/20</text:p>
          </table:table-cell>
          <table:table-cell table:formula="of:=VALUE([$from_i_LON.A113])" office:value-type="date" office:date-value="2020-09-30" calcext:value-type="date">
            <text:p>30/09/20</text:p>
          </table:table-cell>
          <table:table-cell table:formula="of:=[$LON.C95]" office:value-type="float" office:value="25312.5117435574" calcext:value-type="float">
            <text:p>25312.5117435574</text:p>
          </table:table-cell>
          <table:table-cell table:formula="of:=[$from_i_LON.C113]" office:value-type="float" office:value="24874.9247410624" calcext:value-type="float">
            <text:p>24874.9247410624</text:p>
          </table:table-cell>
          <table:table-cell table:formula="of:=[.D114]/[.C114]" office:value-type="percentage" office:value="0.982712620267471" calcext:value-type="percentage">
            <text:p>98.3%</text:p>
          </table:table-cell>
          <table:table-cell table:formula="of:=[.D112]" office:value-type="float" office:value="22862.3475813688" calcext:value-type="float">
            <text:p>22862.3475813688</text:p>
          </table:table-cell>
          <table:table-cell table:formula="of:=[.F114]/[.C114]" office:value-type="percentage" office:value="0.903203436031504" calcext:value-type="percentage">
            <text:p>90.32%</text:p>
          </table:table-cell>
          <table:table-cell table:number-columns-repeated="4"/>
        </table:table-row>
        <table:table-row table:style-name="ro1">
          <table:table-cell table:formula="of:=VALUE([$LON.A96])" office:value-type="date" office:date-value="2020-10-03" calcext:value-type="date">
            <text:p>03/10/20</text:p>
          </table:table-cell>
          <table:table-cell table:formula="of:=VALUE([$from_i_LON.A114])" office:value-type="date" office:date-value="2020-10-01" calcext:value-type="date">
            <text:p>01/10/20</text:p>
          </table:table-cell>
          <table:table-cell table:formula="of:=[$LON.C96]" office:value-type="float" office:value="26108.6247552265" calcext:value-type="float">
            <text:p>26108.6247552265</text:p>
          </table:table-cell>
          <table:table-cell table:formula="of:=[$from_i_LON.C114]" office:value-type="float" office:value="25647.970324975" calcext:value-type="float">
            <text:p>25647.970324975</text:p>
          </table:table-cell>
          <table:table-cell table:formula="of:=[.D115]/[.C115]" office:value-type="percentage" office:value="0.982356235360144" calcext:value-type="percentage">
            <text:p>98.2%</text:p>
          </table:table-cell>
          <table:table-cell table:formula="of:=[.D113]" office:value-type="float" office:value="23830.3875532991" calcext:value-type="float">
            <text:p>23830.3875532991</text:p>
          </table:table-cell>
          <table:table-cell table:formula="of:=[.F115]/[.C115]" office:value-type="percentage" office:value="0.912740053400501" calcext:value-type="percentage">
            <text:p>91.27%</text:p>
          </table:table-cell>
          <table:table-cell table:number-columns-repeated="4"/>
        </table:table-row>
        <table:table-row table:style-name="ro1">
          <table:table-cell table:formula="of:=VALUE([$LON.A97])" office:value-type="date" office:date-value="2020-10-04" calcext:value-type="date">
            <text:p>04/10/20</text:p>
          </table:table-cell>
          <table:table-cell table:formula="of:=VALUE([$from_i_LON.A115])" office:value-type="date" office:date-value="2020-10-02" calcext:value-type="date">
            <text:p>02/10/20</text:p>
          </table:table-cell>
          <table:table-cell table:formula="of:=[$LON.C97]" office:value-type="float" office:value="27326.1898489466" calcext:value-type="float">
            <text:p>27326.1898489466</text:p>
          </table:table-cell>
          <table:table-cell table:formula="of:=[$from_i_LON.C115]" office:value-type="float" office:value="26863.7785030076" calcext:value-type="float">
            <text:p>26863.7785030076</text:p>
          </table:table-cell>
          <table:table-cell table:formula="of:=[.D116]/[.C116]" office:value-type="percentage" office:value="0.983078089243502" calcext:value-type="percentage">
            <text:p>98.3%</text:p>
          </table:table-cell>
          <table:table-cell table:formula="of:=[.D114]" office:value-type="float" office:value="24874.9247410624" calcext:value-type="float">
            <text:p>24874.9247410624</text:p>
          </table:table-cell>
          <table:table-cell table:formula="of:=[.F116]/[.C116]" office:value-type="percentage" office:value="0.910296125386149" calcext:value-type="percentage">
            <text:p>91.03%</text:p>
          </table:table-cell>
          <table:table-cell table:number-columns-repeated="4"/>
        </table:table-row>
        <table:table-row table:style-name="ro1">
          <table:table-cell table:formula="of:=VALUE([$LON.A98])" office:value-type="date" office:date-value="2020-10-05" calcext:value-type="date">
            <text:p>05/10/20</text:p>
          </table:table-cell>
          <table:table-cell table:formula="of:=VALUE([$from_i_LON.A116])" office:value-type="date" office:date-value="2020-10-03" calcext:value-type="date">
            <text:p>03/10/20</text:p>
          </table:table-cell>
          <table:table-cell table:formula="of:=[$LON.C98]" office:value-type="float" office:value="28586.8545159044" calcext:value-type="float">
            <text:p>28586.8545159044</text:p>
          </table:table-cell>
          <table:table-cell table:formula="of:=[$from_i_LON.C116]" office:value-type="float" office:value="28105.8774573754" calcext:value-type="float">
            <text:p>28105.8774573754</text:p>
          </table:table-cell>
          <table:table-cell table:formula="of:=[.D117]/[.C117]" office:value-type="percentage" office:value="0.983174886965566" calcext:value-type="percentage">
            <text:p>98.3%</text:p>
          </table:table-cell>
          <table:table-cell table:formula="of:=[.D115]" office:value-type="float" office:value="25647.970324975" calcext:value-type="float">
            <text:p>25647.970324975</text:p>
          </table:table-cell>
          <table:table-cell table:formula="of:=[.F117]/[.C117]" office:value-type="percentage" office:value="0.89719455880344" calcext:value-type="percentage">
            <text:p>89.72%</text:p>
          </table:table-cell>
          <table:table-cell table:number-columns-repeated="4"/>
        </table:table-row>
        <table:table-row table:style-name="ro1">
          <table:table-cell table:formula="of:=VALUE([$LON.A99])" office:value-type="date" office:date-value="2020-10-06" calcext:value-type="date">
            <text:p>06/10/20</text:p>
          </table:table-cell>
          <table:table-cell table:formula="of:=VALUE([$from_i_LON.A117])" office:value-type="date" office:date-value="2020-10-04" calcext:value-type="date">
            <text:p>04/10/20</text:p>
          </table:table-cell>
          <table:table-cell table:formula="of:=[$LON.C99]" office:value-type="float" office:value="29956.8734677711" calcext:value-type="float">
            <text:p>29956.8734677711</text:p>
          </table:table-cell>
          <table:table-cell table:formula="of:=[$from_i_LON.C117]" office:value-type="float" office:value="29441.1735184447" calcext:value-type="float">
            <text:p>29441.1735184447</text:p>
          </table:table-cell>
          <table:table-cell table:formula="of:=[.D118]/[.C118]" office:value-type="percentage" office:value="0.982785254613395" calcext:value-type="percentage">
            <text:p>98.3%</text:p>
          </table:table-cell>
          <table:table-cell table:formula="of:=[.D116]" office:value-type="float" office:value="26863.7785030076" calcext:value-type="float">
            <text:p>26863.7785030076</text:p>
          </table:table-cell>
          <table:table-cell table:formula="of:=[.F118]/[.C118]" office:value-type="percentage" office:value="0.896748405066663" calcext:value-type="percentage">
            <text:p>89.67%</text:p>
          </table:table-cell>
          <table:table-cell table:number-columns-repeated="4"/>
        </table:table-row>
        <table:table-row table:style-name="ro1">
          <table:table-cell table:formula="of:=VALUE([$LON.A100])" office:value-type="date" office:date-value="2020-10-07" calcext:value-type="date">
            <text:p>07/10/20</text:p>
          </table:table-cell>
          <table:table-cell table:formula="of:=VALUE([$from_i_LON.A118])" office:value-type="date" office:date-value="2020-10-05" calcext:value-type="date">
            <text:p>05/10/20</text:p>
          </table:table-cell>
          <table:table-cell table:formula="of:=[$LON.C100]" office:value-type="float" office:value="31214.1298257394" calcext:value-type="float">
            <text:p>31214.1298257394</text:p>
          </table:table-cell>
          <table:table-cell table:formula="of:=[$from_i_LON.C118]" office:value-type="float" office:value="30666.9185360199" calcext:value-type="float">
            <text:p>30666.9185360199</text:p>
          </table:table-cell>
          <table:table-cell table:formula="of:=[.D119]/[.C119]" office:value-type="percentage" office:value="0.982469115981305" calcext:value-type="percentage">
            <text:p>98.2%</text:p>
          </table:table-cell>
          <table:table-cell table:formula="of:=[.D117]" office:value-type="float" office:value="28105.8774573754" calcext:value-type="float">
            <text:p>28105.8774573754</text:p>
          </table:table-cell>
          <table:table-cell table:formula="of:=[.F119]/[.C119]" office:value-type="percentage" office:value="0.900421623613518" calcext:value-type="percentage">
            <text:p>90.04%</text:p>
          </table:table-cell>
          <table:table-cell table:number-columns-repeated="4"/>
        </table:table-row>
        <table:table-row table:style-name="ro1">
          <table:table-cell table:formula="of:=VALUE([$LON.A101])" office:value-type="date" office:date-value="2020-10-08" calcext:value-type="date">
            <text:p>08/10/20</text:p>
          </table:table-cell>
          <table:table-cell table:formula="of:=VALUE([$from_i_LON.A119])" office:value-type="date" office:date-value="2020-10-06" calcext:value-type="date">
            <text:p>06/10/20</text:p>
          </table:table-cell>
          <table:table-cell table:formula="of:=[$LON.C101]" office:value-type="float" office:value="32322.6968856349" calcext:value-type="float">
            <text:p>32322.6968856349</text:p>
          </table:table-cell>
          <table:table-cell table:formula="of:=[$from_i_LON.C119]" office:value-type="float" office:value="31753.4497806805" calcext:value-type="float">
            <text:p>31753.4497806805</text:p>
          </table:table-cell>
          <table:table-cell table:formula="of:=[.D120]/[.C120]" office:value-type="percentage" office:value="0.98238862595629" calcext:value-type="percentage">
            <text:p>98.2%</text:p>
          </table:table-cell>
          <table:table-cell table:formula="of:=[.D118]" office:value-type="float" office:value="29441.1735184447" calcext:value-type="float">
            <text:p>29441.1735184447</text:p>
          </table:table-cell>
          <table:table-cell table:formula="of:=[.F120]/[.C120]" office:value-type="percentage" office:value="0.910851394071921" calcext:value-type="percentage">
            <text:p>91.09%</text:p>
          </table:table-cell>
          <table:table-cell table:number-columns-repeated="4"/>
        </table:table-row>
        <table:table-row table:style-name="ro1">
          <table:table-cell table:formula="of:=VALUE([$LON.A102])" office:value-type="date" office:date-value="2020-10-09" calcext:value-type="date">
            <text:p>09/10/20</text:p>
          </table:table-cell>
          <table:table-cell table:formula="of:=VALUE([$from_i_LON.A120])" office:value-type="date" office:date-value="2020-10-07" calcext:value-type="date">
            <text:p>07/10/20</text:p>
          </table:table-cell>
          <table:table-cell table:formula="of:=[$LON.C102]" office:value-type="float" office:value="33568.6818684931" calcext:value-type="float">
            <text:p>33568.6818684931</text:p>
          </table:table-cell>
          <table:table-cell table:formula="of:=[$from_i_LON.C120]" office:value-type="float" office:value="32965.9694989054" calcext:value-type="float">
            <text:p>32965.9694989054</text:p>
          </table:table-cell>
          <table:table-cell table:formula="of:=[.D121]/[.C121]" office:value-type="percentage" office:value="0.98204539660065" calcext:value-type="percentage">
            <text:p>98.2%</text:p>
          </table:table-cell>
          <table:table-cell table:formula="of:=[.D119]" office:value-type="float" office:value="30666.9185360199" calcext:value-type="float">
            <text:p>30666.9185360199</text:p>
          </table:table-cell>
          <table:table-cell table:formula="of:=[.F121]/[.C121]" office:value-type="percentage" office:value="0.91355742403467" calcext:value-type="percentage">
            <text:p>91.36%</text:p>
          </table:table-cell>
          <table:table-cell table:number-columns-repeated="4"/>
        </table:table-row>
        <table:table-row table:style-name="ro1">
          <table:table-cell table:formula="of:=VALUE([$LON.A103])" office:value-type="date" office:date-value="2020-10-10" calcext:value-type="date">
            <text:p>10/10/20</text:p>
          </table:table-cell>
          <table:table-cell table:formula="of:=VALUE([$from_i_LON.A121])" office:value-type="date" office:date-value="2020-10-08" calcext:value-type="date">
            <text:p>08/10/20</text:p>
          </table:table-cell>
          <table:table-cell table:formula="of:=[$LON.C103]" office:value-type="float" office:value="34876.4564086642" calcext:value-type="float">
            <text:p>34876.4564086642</text:p>
          </table:table-cell>
          <table:table-cell table:formula="of:=[$from_i_LON.C121]" office:value-type="float" office:value="34199.8691196159" calcext:value-type="float">
            <text:p>34199.8691196159</text:p>
          </table:table-cell>
          <table:table-cell table:formula="of:=[.D122]/[.C122]" office:value-type="percentage" office:value="0.980600457766684" calcext:value-type="percentage">
            <text:p>98.1%</text:p>
          </table:table-cell>
          <table:table-cell table:formula="of:=[.D120]" office:value-type="float" office:value="31753.4497806805" calcext:value-type="float">
            <text:p>31753.4497806805</text:p>
          </table:table-cell>
          <table:table-cell table:formula="of:=[.F122]/[.C122]" office:value-type="percentage" office:value="0.910455162319535" calcext:value-type="percentage">
            <text:p>91.05%</text:p>
          </table:table-cell>
          <table:table-cell table:number-columns-repeated="4"/>
        </table:table-row>
        <table:table-row table:style-name="ro1">
          <table:table-cell table:formula="of:=VALUE([$LON.A104])" office:value-type="date" office:date-value="2020-10-11" calcext:value-type="date">
            <text:p>11/10/20</text:p>
          </table:table-cell>
          <table:table-cell table:formula="of:=VALUE([$from_i_LON.A122])" office:value-type="date" office:date-value="2020-10-09" calcext:value-type="date">
            <text:p>09/10/20</text:p>
          </table:table-cell>
          <table:table-cell table:formula="of:=[$LON.C104]" office:value-type="float" office:value="36137.2569772694" calcext:value-type="float">
            <text:p>36137.2569772694</text:p>
          </table:table-cell>
          <table:table-cell table:formula="of:=[$from_i_LON.C122]" office:value-type="float" office:value="35400.3831004829" calcext:value-type="float">
            <text:p>35400.3831004829</text:p>
          </table:table-cell>
          <table:table-cell table:formula="of:=[.D123]/[.C123]" office:value-type="percentage" office:value="0.979609025741772" calcext:value-type="percentage">
            <text:p>98.0%</text:p>
          </table:table-cell>
          <table:table-cell table:formula="of:=[.D121]" office:value-type="float" office:value="32965.9694989054" calcext:value-type="float">
            <text:p>32965.9694989054</text:p>
          </table:table-cell>
          <table:table-cell table:formula="of:=[.F123]/[.C123]" office:value-type="percentage" office:value="0.912243270695427" calcext:value-type="percentage">
            <text:p>91.22%</text:p>
          </table:table-cell>
          <table:table-cell table:number-columns-repeated="4"/>
        </table:table-row>
        <table:table-row table:style-name="ro1">
          <table:table-cell table:formula="of:=VALUE([$LON.A105])" office:value-type="date" office:date-value="2020-10-12" calcext:value-type="date">
            <text:p>12/10/20</text:p>
          </table:table-cell>
          <table:table-cell table:formula="of:=VALUE([$from_i_LON.A123])" office:value-type="date" office:date-value="2020-10-10" calcext:value-type="date">
            <text:p>10/10/20</text:p>
          </table:table-cell>
          <table:table-cell table:formula="of:=[$LON.C105]" office:value-type="float" office:value="37391.2062989286" calcext:value-type="float">
            <text:p>37391.2062989286</text:p>
          </table:table-cell>
          <table:table-cell table:formula="of:=[$from_i_LON.C123]" office:value-type="float" office:value="36625.4056526942" calcext:value-type="float">
            <text:p>36625.4056526942</text:p>
          </table:table-cell>
          <table:table-cell table:formula="of:=[.D124]/[.C124]" office:value-type="percentage" office:value="0.979519231337117" calcext:value-type="percentage">
            <text:p>98.0%</text:p>
          </table:table-cell>
          <table:table-cell table:formula="of:=[.D122]" office:value-type="float" office:value="34199.8691196159" calcext:value-type="float">
            <text:p>34199.8691196159</text:p>
          </table:table-cell>
          <table:table-cell table:formula="of:=[.F124]/[.C124]" office:value-type="percentage" office:value="0.91465006093146" calcext:value-type="percentage">
            <text:p>91.47%</text:p>
          </table:table-cell>
          <table:table-cell table:number-columns-repeated="4"/>
        </table:table-row>
        <table:table-row table:style-name="ro1">
          <table:table-cell table:formula="of:=VALUE([$LON.A106])" office:value-type="date" office:date-value="2020-10-13" calcext:value-type="date">
            <text:p>13/10/20</text:p>
          </table:table-cell>
          <table:table-cell table:formula="of:=VALUE([$from_i_LON.A124])" office:value-type="date" office:date-value="2020-10-11" calcext:value-type="date">
            <text:p>11/10/20</text:p>
          </table:table-cell>
          <table:table-cell table:formula="of:=[$LON.C106]" office:value-type="float" office:value="38663.8580641844" calcext:value-type="float">
            <text:p>38663.8580641844</text:p>
          </table:table-cell>
          <table:table-cell table:formula="of:=[$from_i_LON.C124]" office:value-type="float" office:value="37880.8363175613" calcext:value-type="float">
            <text:p>37880.8363175613</text:p>
          </table:table-cell>
          <table:table-cell table:formula="of:=[.D125]/[.C125]" office:value-type="percentage" office:value="0.979747966555144" calcext:value-type="percentage">
            <text:p>98.0%</text:p>
          </table:table-cell>
          <table:table-cell table:formula="of:=[.D123]" office:value-type="float" office:value="35400.3831004829" calcext:value-type="float">
            <text:p>35400.3831004829</text:p>
          </table:table-cell>
          <table:table-cell table:formula="of:=[.F125]/[.C125]" office:value-type="percentage" office:value="0.915593654459317" calcext:value-type="percentage">
            <text:p>91.56%</text:p>
          </table:table-cell>
          <table:table-cell table:number-columns-repeated="4"/>
        </table:table-row>
        <table:table-row table:style-name="ro1">
          <table:table-cell table:formula="of:=VALUE([$LON.A107])" office:value-type="date" office:date-value="2020-10-14" calcext:value-type="date">
            <text:p>14/10/20</text:p>
          </table:table-cell>
          <table:table-cell table:formula="of:=VALUE([$from_i_LON.A125])" office:value-type="date" office:date-value="2020-10-12" calcext:value-type="date">
            <text:p>12/10/20</text:p>
          </table:table-cell>
          <table:table-cell table:formula="of:=[$LON.C107]" office:value-type="float" office:value="39839.9077998144" calcext:value-type="float">
            <text:p>39839.9077998144</text:p>
          </table:table-cell>
          <table:table-cell table:formula="of:=[$from_i_LON.C125]" office:value-type="float" office:value="39041.4257611468" calcext:value-type="float">
            <text:p>39041.4257611468</text:p>
          </table:table-cell>
          <table:table-cell table:formula="of:=[.D126]/[.C126]" office:value-type="percentage" office:value="0.979957733770876" calcext:value-type="percentage">
            <text:p>98.0%</text:p>
          </table:table-cell>
          <table:table-cell table:formula="of:=[.D124]" office:value-type="float" office:value="36625.4056526942" calcext:value-type="float">
            <text:p>36625.4056526942</text:p>
          </table:table-cell>
          <table:table-cell table:formula="of:=[.F126]/[.C126]" office:value-type="percentage" office:value="0.919314518415245" calcext:value-type="percentage">
            <text:p>91.93%</text:p>
          </table:table-cell>
          <table:table-cell table:number-columns-repeated="4"/>
        </table:table-row>
        <table:table-row table:style-name="ro1">
          <table:table-cell table:formula="of:=VALUE([$LON.A108])" office:value-type="date" office:date-value="2020-10-15" calcext:value-type="date">
            <text:p>15/10/20</text:p>
          </table:table-cell>
          <table:table-cell table:formula="of:=VALUE([$from_i_LON.A126])" office:value-type="date" office:date-value="2020-10-13" calcext:value-type="date">
            <text:p>13/10/20</text:p>
          </table:table-cell>
          <table:table-cell table:formula="of:=[$LON.C108]" office:value-type="float" office:value="41064.2632725075" calcext:value-type="float">
            <text:p>41064.2632725075</text:p>
          </table:table-cell>
          <table:table-cell table:formula="of:=[$from_i_LON.C126]" office:value-type="float" office:value="40233.6679389147" calcext:value-type="float">
            <text:p>40233.6679389147</text:p>
          </table:table-cell>
          <table:table-cell table:formula="of:=[.D127]/[.C127]" office:value-type="percentage" office:value="0.979773280526651" calcext:value-type="percentage">
            <text:p>98.0%</text:p>
          </table:table-cell>
          <table:table-cell table:formula="of:=[.D125]" office:value-type="float" office:value="37880.8363175613" calcext:value-type="float">
            <text:p>37880.8363175613</text:p>
          </table:table-cell>
          <table:table-cell table:formula="of:=[.F127]/[.C127]" office:value-type="percentage" office:value="0.922476949511535" calcext:value-type="percentage">
            <text:p>92.25%</text:p>
          </table:table-cell>
          <table:table-cell table:number-columns-repeated="4"/>
        </table:table-row>
        <table:table-row table:style-name="ro1">
          <table:table-cell table:formula="of:=VALUE([$LON.A109])" office:value-type="date" office:date-value="2020-10-16" calcext:value-type="date">
            <text:p>16/10/20</text:p>
          </table:table-cell>
          <table:table-cell table:formula="of:=VALUE([$from_i_LON.A127])" office:value-type="date" office:date-value="2020-10-14" calcext:value-type="date">
            <text:p>14/10/20</text:p>
          </table:table-cell>
          <table:table-cell table:formula="of:=[$LON.C109]" office:value-type="float" office:value="42576.156771986" calcext:value-type="float">
            <text:p>42576.156771986</text:p>
          </table:table-cell>
          <table:table-cell table:formula="of:=[$from_i_LON.C127]" office:value-type="float" office:value="41728.8926603376" calcext:value-type="float">
            <text:p>41728.8926603376</text:p>
          </table:table-cell>
          <table:table-cell table:formula="of:=[.D128]/[.C128]" office:value-type="percentage" office:value="0.980100033072833" calcext:value-type="percentage">
            <text:p>98.0%</text:p>
          </table:table-cell>
          <table:table-cell table:formula="of:=[.D126]" office:value-type="float" office:value="39041.4257611468" calcext:value-type="float">
            <text:p>39041.4257611468</text:p>
          </table:table-cell>
          <table:table-cell table:formula="of:=[.F128]/[.C128]" office:value-type="percentage" office:value="0.916978626563942" calcext:value-type="percentage">
            <text:p>91.70%</text:p>
          </table:table-cell>
          <table:table-cell table:number-columns-repeated="4"/>
        </table:table-row>
        <table:table-row table:style-name="ro1">
          <table:table-cell table:formula="of:=VALUE([$LON.A110])" office:value-type="date" office:date-value="2020-10-17" calcext:value-type="date">
            <text:p>17/10/20</text:p>
          </table:table-cell>
          <table:table-cell table:formula="of:=VALUE([$from_i_LON.A128])" office:value-type="date" office:date-value="2020-10-15" calcext:value-type="date">
            <text:p>15/10/20</text:p>
          </table:table-cell>
          <table:table-cell table:formula="of:=[$LON.C110]" office:value-type="float" office:value="44326.041733397" calcext:value-type="float">
            <text:p>44326.041733397</text:p>
          </table:table-cell>
          <table:table-cell table:formula="of:=[$from_i_LON.C128]" office:value-type="float" office:value="43466.0619785007" calcext:value-type="float">
            <text:p>43466.0619785007</text:p>
          </table:table-cell>
          <table:table-cell table:formula="of:=[.D129]/[.C129]" office:value-type="percentage" office:value="0.98059876945321" calcext:value-type="percentage">
            <text:p>98.1%</text:p>
          </table:table-cell>
          <table:table-cell table:formula="of:=[.D127]" office:value-type="float" office:value="40233.6679389147" calcext:value-type="float">
            <text:p>40233.6679389147</text:p>
          </table:table-cell>
          <table:table-cell table:formula="of:=[.F129]/[.C129]" office:value-type="percentage" office:value="0.907675631875813" calcext:value-type="percentage">
            <text:p>90.77%</text:p>
          </table:table-cell>
          <table:table-cell table:number-columns-repeated="4"/>
        </table:table-row>
        <table:table-row table:style-name="ro1">
          <table:table-cell table:formula="of:=VALUE([$LON.A111])" office:value-type="date" office:date-value="2020-10-18" calcext:value-type="date">
            <text:p>18/10/20</text:p>
          </table:table-cell>
          <table:table-cell table:formula="of:=VALUE([$from_i_LON.A129])" office:value-type="date" office:date-value="2020-10-16" calcext:value-type="date">
            <text:p>16/10/20</text:p>
          </table:table-cell>
          <table:table-cell table:formula="of:=[$LON.C111]" office:value-type="float" office:value="45928.0006514874" calcext:value-type="float">
            <text:p>45928.0006514874</text:p>
          </table:table-cell>
          <table:table-cell table:formula="of:=[$from_i_LON.C129]" office:value-type="float" office:value="45041.9179222626" calcext:value-type="float">
            <text:p>45041.9179222626</text:p>
          </table:table-cell>
          <table:table-cell table:formula="of:=[.D130]/[.C130]" office:value-type="percentage" office:value="0.98070713471835" calcext:value-type="percentage">
            <text:p>98.1%</text:p>
          </table:table-cell>
          <table:table-cell table:formula="of:=[.D128]" office:value-type="float" office:value="41728.8926603376" calcext:value-type="float">
            <text:p>41728.8926603376</text:p>
          </table:table-cell>
          <table:table-cell table:formula="of:=[.F130]/[.C130]" office:value-type="percentage" office:value="0.908571940176243" calcext:value-type="percentage">
            <text:p>90.86%</text:p>
          </table:table-cell>
          <table:table-cell table:number-columns-repeated="4"/>
        </table:table-row>
        <table:table-row table:style-name="ro1">
          <table:table-cell table:formula="of:=VALUE([$LON.A112])" office:value-type="date" office:date-value="2020-10-19" calcext:value-type="date">
            <text:p>19/10/20</text:p>
          </table:table-cell>
          <table:table-cell table:formula="of:=VALUE([$from_i_LON.A130])" office:value-type="date" office:date-value="2020-10-17" calcext:value-type="date">
            <text:p>17/10/20</text:p>
          </table:table-cell>
          <table:table-cell table:formula="of:=[$LON.C112]" office:value-type="float" office:value="47390.8280494987" calcext:value-type="float">
            <text:p>47390.8280494987</text:p>
          </table:table-cell>
          <table:table-cell table:formula="of:=[$from_i_LON.C130]" office:value-type="float" office:value="46473.6596366875" calcext:value-type="float">
            <text:p>46473.6596366875</text:p>
          </table:table-cell>
          <table:table-cell table:formula="of:=[.D131]/[.C131]" office:value-type="percentage" office:value="0.980646710543795" calcext:value-type="percentage">
            <text:p>98.1%</text:p>
          </table:table-cell>
          <table:table-cell table:formula="of:=[.D129]" office:value-type="float" office:value="43466.0619785007" calcext:value-type="float">
            <text:p>43466.0619785007</text:p>
          </table:table-cell>
          <table:table-cell table:formula="of:=[.F131]/[.C131]" office:value-type="percentage" office:value="0.917183002860836" calcext:value-type="percentage">
            <text:p>91.72%</text:p>
          </table:table-cell>
          <table:table-cell table:number-columns-repeated="4"/>
        </table:table-row>
        <table:table-row table:style-name="ro1">
          <table:table-cell table:formula="of:=VALUE([$LON.A113])" office:value-type="date" office:date-value="2020-10-20" calcext:value-type="date">
            <text:p>20/10/20</text:p>
          </table:table-cell>
          <table:table-cell table:formula="of:=VALUE([$from_i_LON.A131])" office:value-type="date" office:date-value="2020-10-18" calcext:value-type="date">
            <text:p>18/10/20</text:p>
          </table:table-cell>
          <table:table-cell table:formula="of:=[$LON.C113]" office:value-type="float" office:value="48909.103849703" calcext:value-type="float">
            <text:p>48909.103849703</text:p>
          </table:table-cell>
          <table:table-cell table:formula="of:=[$from_i_LON.C131]" office:value-type="float" office:value="47954.5968721289" calcext:value-type="float">
            <text:p>47954.5968721289</text:p>
          </table:table-cell>
          <table:table-cell table:formula="of:=[.D132]/[.C132]" office:value-type="percentage" office:value="0.980484063242963" calcext:value-type="percentage">
            <text:p>98.0%</text:p>
          </table:table-cell>
          <table:table-cell table:formula="of:=[.D130]" office:value-type="float" office:value="45041.9179222626" calcext:value-type="float">
            <text:p>45041.9179222626</text:p>
          </table:table-cell>
          <table:table-cell table:formula="of:=[.F132]/[.C132]" office:value-type="percentage" office:value="0.92093116366793" calcext:value-type="percentage">
            <text:p>92.09%</text:p>
          </table:table-cell>
          <table:table-cell table:number-columns-repeated="4"/>
        </table:table-row>
        <table:table-row table:style-name="ro1">
          <table:table-cell table:formula="of:=VALUE([$LON.A114])" office:value-type="date" office:date-value="2020-10-21" calcext:value-type="date">
            <text:p>21/10/20</text:p>
          </table:table-cell>
          <table:table-cell table:formula="of:=VALUE([$from_i_LON.A132])" office:value-type="date" office:date-value="2020-10-19" calcext:value-type="date">
            <text:p>19/10/20</text:p>
          </table:table-cell>
          <table:table-cell table:formula="of:=[$LON.C114]" office:value-type="float" office:value="50472.9991874962" calcext:value-type="float">
            <text:p>50472.9991874962</text:p>
          </table:table-cell>
          <table:table-cell table:formula="of:=[$from_i_LON.C132]" office:value-type="float" office:value="49481.605064879" calcext:value-type="float">
            <text:p>49481.605064879</text:p>
          </table:table-cell>
          <table:table-cell table:formula="of:=[.D133]/[.C133]" office:value-type="percentage" office:value="0.980357931199325" calcext:value-type="percentage">
            <text:p>98.0%</text:p>
          </table:table-cell>
          <table:table-cell table:formula="of:=[.D131]" office:value-type="float" office:value="46473.6596366875" calcext:value-type="float">
            <text:p>46473.6596366875</text:p>
          </table:table-cell>
          <table:table-cell table:formula="of:=[.F133]/[.C133]" office:value-type="percentage" office:value="0.920762791686857" calcext:value-type="percentage">
            <text:p>92.08%</text:p>
          </table:table-cell>
          <table:table-cell table:number-columns-repeated="4"/>
        </table:table-row>
        <table:table-row table:style-name="ro1">
          <table:table-cell table:formula="of:=VALUE([$LON.A115])" office:value-type="date" office:date-value="2020-10-22" calcext:value-type="date">
            <text:p>22/10/20</text:p>
          </table:table-cell>
          <table:table-cell table:formula="of:=VALUE([$from_i_LON.A133])" office:value-type="date" office:date-value="2020-10-20" calcext:value-type="date">
            <text:p>20/10/20</text:p>
          </table:table-cell>
          <table:table-cell table:formula="of:=[$LON.C115]" office:value-type="float" office:value="52013.7796569138" calcext:value-type="float">
            <text:p>52013.7796569138</text:p>
          </table:table-cell>
          <table:table-cell table:formula="of:=[$from_i_LON.C133]" office:value-type="float" office:value="50962.3950857948" calcext:value-type="float">
            <text:p>50962.3950857948</text:p>
          </table:table-cell>
          <table:table-cell table:formula="of:=[.D134]/[.C134]" office:value-type="percentage" office:value="0.979786422404718" calcext:value-type="percentage">
            <text:p>98.0%</text:p>
          </table:table-cell>
          <table:table-cell table:formula="of:=[.D132]" office:value-type="float" office:value="47954.5968721289" calcext:value-type="float">
            <text:p>47954.5968721289</text:p>
          </table:table-cell>
          <table:table-cell table:formula="of:=[.F134]/[.C134]" office:value-type="percentage" office:value="0.921959472825095" calcext:value-type="percentage">
            <text:p>92.20%</text:p>
          </table:table-cell>
          <table:table-cell table:number-columns-repeated="4"/>
        </table:table-row>
        <table:table-row table:style-name="ro1">
          <table:table-cell table:formula="of:=VALUE([$LON.A116])" office:value-type="date" office:date-value="2020-10-23" calcext:value-type="date">
            <text:p>23/10/20</text:p>
          </table:table-cell>
          <table:table-cell table:formula="of:=VALUE([$from_i_LON.A134])" office:value-type="date" office:date-value="2020-10-21" calcext:value-type="date">
            <text:p>21/10/20</text:p>
          </table:table-cell>
          <table:table-cell table:formula="of:=[$LON.C116]" office:value-type="float" office:value="53575.003580633" calcext:value-type="float">
            <text:p>53575.003580633</text:p>
          </table:table-cell>
          <table:table-cell table:formula="of:=[$from_i_LON.C134]" office:value-type="float" office:value="52477.2219416626" calcext:value-type="float">
            <text:p>52477.2219416626</text:p>
          </table:table-cell>
          <table:table-cell table:formula="of:=[.D135]/[.C135]" office:value-type="percentage" office:value="0.979509443479212" calcext:value-type="percentage">
            <text:p>98.0%</text:p>
          </table:table-cell>
          <table:table-cell table:formula="of:=[.D133]" office:value-type="float" office:value="49481.605064879" calcext:value-type="float">
            <text:p>49481.605064879</text:p>
          </table:table-cell>
          <table:table-cell table:formula="of:=[.F135]/[.C135]" office:value-type="percentage" office:value="0.923594993146512" calcext:value-type="percentage">
            <text:p>92.36%</text:p>
          </table:table-cell>
          <table:table-cell table:number-columns-repeated="4"/>
        </table:table-row>
        <table:table-row table:style-name="ro1">
          <table:table-cell table:formula="of:=VALUE([$LON.A117])" office:value-type="date" office:date-value="2020-10-24" calcext:value-type="date">
            <text:p>24/10/20</text:p>
          </table:table-cell>
          <table:table-cell table:formula="of:=VALUE([$from_i_LON.A135])" office:value-type="date" office:date-value="2020-10-22" calcext:value-type="date">
            <text:p>22/10/20</text:p>
          </table:table-cell>
          <table:table-cell table:formula="of:=[$LON.C117]" office:value-type="float" office:value="55006.3879978124" calcext:value-type="float">
            <text:p>55006.3879978124</text:p>
          </table:table-cell>
          <table:table-cell table:formula="of:=[$from_i_LON.C135]" office:value-type="float" office:value="53880.8462952701" calcext:value-type="float">
            <text:p>53880.8462952701</text:p>
          </table:table-cell>
          <table:table-cell table:formula="of:=[.D136]/[.C136]" office:value-type="percentage" office:value="0.979537981977892" calcext:value-type="percentage">
            <text:p>98.0%</text:p>
          </table:table-cell>
          <table:table-cell table:formula="of:=[.D134]" office:value-type="float" office:value="50962.3950857948" calcext:value-type="float">
            <text:p>50962.3950857948</text:p>
          </table:table-cell>
          <table:table-cell table:formula="of:=[.F136]/[.C136]" office:value-type="percentage" office:value="0.926481394994007" calcext:value-type="percentage">
            <text:p>92.65%</text:p>
          </table:table-cell>
          <table:table-cell table:number-columns-repeated="4"/>
        </table:table-row>
        <table:table-row table:style-name="ro1">
          <table:table-cell table:formula="of:=VALUE([$LON.A118])" office:value-type="date" office:date-value="2020-10-25" calcext:value-type="date">
            <text:p>25/10/20</text:p>
          </table:table-cell>
          <table:table-cell table:formula="of:=VALUE([$from_i_LON.A136])" office:value-type="date" office:date-value="2020-10-23" calcext:value-type="date">
            <text:p>23/10/20</text:p>
          </table:table-cell>
          <table:table-cell table:formula="of:=[$LON.C118]" office:value-type="float" office:value="56403.5412139337" calcext:value-type="float">
            <text:p>56403.5412139337</text:p>
          </table:table-cell>
          <table:table-cell table:formula="of:=[$from_i_LON.C136]" office:value-type="float" office:value="55251.1492880033" calcext:value-type="float">
            <text:p>55251.1492880033</text:p>
          </table:table-cell>
          <table:table-cell table:formula="of:=[.D137]/[.C137]" office:value-type="percentage" office:value="0.979568801867253" calcext:value-type="percentage">
            <text:p>98.0%</text:p>
          </table:table-cell>
          <table:table-cell table:formula="of:=[.D135]" office:value-type="float" office:value="52477.2219416626" calcext:value-type="float">
            <text:p>52477.2219416626</text:p>
          </table:table-cell>
          <table:table-cell table:formula="of:=[.F137]/[.C137]" office:value-type="percentage" office:value="0.930388780779226" calcext:value-type="percentage">
            <text:p>93.04%</text:p>
          </table:table-cell>
          <table:table-cell table:number-columns-repeated="4"/>
        </table:table-row>
        <table:table-row table:style-name="ro1">
          <table:table-cell table:formula="of:=VALUE([$LON.A119])" office:value-type="date" office:date-value="2020-10-26" calcext:value-type="date">
            <text:p>26/10/20</text:p>
          </table:table-cell>
          <table:table-cell table:formula="of:=VALUE([$from_i_LON.A137])" office:value-type="date" office:date-value="2020-10-24" calcext:value-type="date">
            <text:p>24/10/20</text:p>
          </table:table-cell>
          <table:table-cell table:formula="of:=[$LON.C119]" office:value-type="float" office:value="57830.6095338372" calcext:value-type="float">
            <text:p>57830.6095338372</text:p>
          </table:table-cell>
          <table:table-cell table:formula="of:=[$from_i_LON.C137]" office:value-type="float" office:value="56648.9886150379" calcext:value-type="float">
            <text:p>56648.9886150379</text:p>
          </table:table-cell>
          <table:table-cell table:formula="of:=[.D138]/[.C138]" office:value-type="percentage" office:value="0.979567552057221" calcext:value-type="percentage">
            <text:p>98.0%</text:p>
          </table:table-cell>
          <table:table-cell table:formula="of:=[.D136]" office:value-type="float" office:value="53880.8462952701" calcext:value-type="float">
            <text:p>53880.8462952701</text:p>
          </table:table-cell>
          <table:table-cell table:formula="of:=[.F138]/[.C138]" office:value-type="percentage" office:value="0.931701165344693" calcext:value-type="percentage">
            <text:p>93.17%</text:p>
          </table:table-cell>
          <table:table-cell table:number-columns-repeated="4"/>
        </table:table-row>
        <table:table-row table:style-name="ro1">
          <table:table-cell table:formula="of:=VALUE([$LON.A120])" office:value-type="date" office:date-value="2020-10-27" calcext:value-type="date">
            <text:p>27/10/20</text:p>
          </table:table-cell>
          <table:table-cell table:formula="of:=VALUE([$from_i_LON.A138])" office:value-type="date" office:date-value="2020-10-25" calcext:value-type="date">
            <text:p>25/10/20</text:p>
          </table:table-cell>
          <table:table-cell table:formula="of:=[$LON.C120]" office:value-type="float" office:value="59129.9427844139" calcext:value-type="float">
            <text:p>59129.9427844139</text:p>
          </table:table-cell>
          <table:table-cell table:formula="of:=[$from_i_LON.C138]" office:value-type="float" office:value="57927.0421208809" calcext:value-type="float">
            <text:p>57927.0421208809</text:p>
          </table:table-cell>
          <table:table-cell table:formula="of:=[.D139]/[.C139]" office:value-type="percentage" office:value="0.979656657745827" calcext:value-type="percentage">
            <text:p>98.0%</text:p>
          </table:table-cell>
          <table:table-cell table:formula="of:=[.D137]" office:value-type="float" office:value="55251.1492880033" calcext:value-type="float">
            <text:p>55251.1492880033</text:p>
          </table:table-cell>
          <table:table-cell table:formula="of:=[.F139]/[.C139]" office:value-type="percentage" office:value="0.934402211235811" calcext:value-type="percentage">
            <text:p>93.44%</text:p>
          </table:table-cell>
          <table:table-cell table:number-columns-repeated="4"/>
        </table:table-row>
        <table:table-row table:style-name="ro1">
          <table:table-cell table:formula="of:=VALUE([$LON.A121])" office:value-type="date" office:date-value="2020-10-28" calcext:value-type="date">
            <text:p>28/10/20</text:p>
          </table:table-cell>
          <table:table-cell table:formula="of:=VALUE([$from_i_LON.A139])" office:value-type="date" office:date-value="2020-10-26" calcext:value-type="date">
            <text:p>26/10/20</text:p>
          </table:table-cell>
          <table:table-cell table:formula="of:=[$LON.C121]" office:value-type="float" office:value="60142.3572686108" calcext:value-type="float">
            <text:p>60142.3572686108</text:p>
          </table:table-cell>
          <table:table-cell table:formula="of:=[$from_i_LON.C139]" office:value-type="float" office:value="58921.4868959881" calcext:value-type="float">
            <text:p>58921.4868959881</text:p>
          </table:table-cell>
          <table:table-cell table:formula="of:=[.D140]/[.C140]" office:value-type="percentage" office:value="0.979700323897017" calcext:value-type="percentage">
            <text:p>98.0%</text:p>
          </table:table-cell>
          <table:table-cell table:formula="of:=[.D138]" office:value-type="float" office:value="56648.9886150379" calcext:value-type="float">
            <text:p>56648.9886150379</text:p>
          </table:table-cell>
          <table:table-cell table:formula="of:=[.F140]/[.C140]" office:value-type="percentage" office:value="0.941915002799598" calcext:value-type="percentage">
            <text:p>94.19%</text:p>
          </table:table-cell>
          <table:table-cell table:number-columns-repeated="4"/>
        </table:table-row>
        <table:table-row table:style-name="ro1">
          <table:table-cell table:formula="of:=VALUE([$LON.A122])" office:value-type="date" office:date-value="2020-10-29" calcext:value-type="date">
            <text:p>29/10/20</text:p>
          </table:table-cell>
          <table:table-cell table:formula="of:=VALUE([$from_i_LON.A140])" office:value-type="date" office:date-value="2020-10-27" calcext:value-type="date">
            <text:p>27/10/20</text:p>
          </table:table-cell>
          <table:table-cell table:formula="of:=[$LON.C122]" office:value-type="float" office:value="60935.45530127" calcext:value-type="float">
            <text:p>60935.45530127</text:p>
          </table:table-cell>
          <table:table-cell table:formula="of:=[$from_i_LON.C140]" office:value-type="float" office:value="59693.0330738555" calcext:value-type="float">
            <text:p>59693.0330738555</text:p>
          </table:table-cell>
          <table:table-cell table:formula="of:=[.D141]/[.C141]" office:value-type="percentage" office:value="0.979610848540117" calcext:value-type="percentage">
            <text:p>98.0%</text:p>
          </table:table-cell>
          <table:table-cell table:formula="of:=[.D139]" office:value-type="float" office:value="57927.0421208809" calcext:value-type="float">
            <text:p>57927.0421208809</text:p>
          </table:table-cell>
          <table:table-cell table:formula="of:=[.F141]/[.C141]" office:value-type="percentage" office:value="0.950629511742954" calcext:value-type="percentage">
            <text:p>95.06%</text:p>
          </table:table-cell>
          <table:table-cell table:number-columns-repeated="4"/>
        </table:table-row>
        <table:table-row table:style-name="ro1">
          <table:table-cell table:formula="of:=VALUE([$LON.A123])" office:value-type="date" office:date-value="2020-10-30" calcext:value-type="date">
            <text:p>30/10/20</text:p>
          </table:table-cell>
          <table:table-cell table:formula="of:=VALUE([$from_i_LON.A141])" office:value-type="date" office:date-value="2020-10-28" calcext:value-type="date">
            <text:p>28/10/20</text:p>
          </table:table-cell>
          <table:table-cell table:formula="of:=[$LON.C123]" office:value-type="float" office:value="61606.660217766" calcext:value-type="float">
            <text:p>61606.660217766</text:p>
          </table:table-cell>
          <table:table-cell table:formula="of:=[$from_i_LON.C141]" office:value-type="float" office:value="60338.4502056746" calcext:value-type="float">
            <text:p>60338.4502056746</text:p>
          </table:table-cell>
          <table:table-cell table:formula="of:=[.D142]/[.C142]" office:value-type="percentage" office:value="0.979414400851977" calcext:value-type="percentage">
            <text:p>97.9%</text:p>
          </table:table-cell>
          <table:table-cell table:formula="of:=[.D140]" office:value-type="float" office:value="58921.4868959881" calcext:value-type="float">
            <text:p>58921.4868959881</text:p>
          </table:table-cell>
          <table:table-cell table:formula="of:=[.F142]/[.C142]" office:value-type="percentage" office:value="0.956414236508091" calcext:value-type="percentage">
            <text:p>95.64%</text:p>
          </table:table-cell>
          <table:table-cell table:number-columns-repeated="4"/>
        </table:table-row>
        <table:table-row table:style-name="ro1">
          <table:table-cell table:formula="of:=VALUE([$LON.A124])" office:value-type="date" office:date-value="2020-10-31" calcext:value-type="date">
            <text:p>31/10/20</text:p>
          </table:table-cell>
          <table:table-cell table:formula="of:=VALUE([$from_i_LON.A142])" office:value-type="date" office:date-value="2020-10-29" calcext:value-type="date">
            <text:p>29/10/20</text:p>
          </table:table-cell>
          <table:table-cell table:formula="of:=[$LON.C124]" office:value-type="float" office:value="62135.3596839806" calcext:value-type="float">
            <text:p>62135.3596839806</text:p>
          </table:table-cell>
          <table:table-cell table:formula="of:=[$from_i_LON.C142]" office:value-type="float" office:value="60840.6712782074" calcext:value-type="float">
            <text:p>60840.6712782074</text:p>
          </table:table-cell>
          <table:table-cell table:formula="of:=[.D143]/[.C143]" office:value-type="percentage" office:value="0.979163419792562" calcext:value-type="percentage">
            <text:p>97.9%</text:p>
          </table:table-cell>
          <table:table-cell table:formula="of:=[.D141]" office:value-type="float" office:value="59693.0330738555" calcext:value-type="float">
            <text:p>59693.0330738555</text:p>
          </table:table-cell>
          <table:table-cell table:formula="of:=[.F143]/[.C143]" office:value-type="percentage" office:value="0.960693450194112" calcext:value-type="percentage">
            <text:p>96.07%</text:p>
          </table:table-cell>
          <table:table-cell table:number-columns-repeated="4"/>
        </table:table-row>
        <table:table-row table:style-name="ro1">
          <table:table-cell table:formula="of:=VALUE([$LON.A125])" office:value-type="date" office:date-value="2020-11-01" calcext:value-type="date">
            <text:p>01/11/20</text:p>
          </table:table-cell>
          <table:table-cell table:formula="of:=VALUE([$from_i_LON.A143])" office:value-type="date" office:date-value="2020-10-30" calcext:value-type="date">
            <text:p>30/10/20</text:p>
          </table:table-cell>
          <table:table-cell table:formula="of:=[$LON.C125]" office:value-type="float" office:value="62710.3951759891" calcext:value-type="float">
            <text:p>62710.3951759891</text:p>
          </table:table-cell>
          <table:table-cell table:formula="of:=[$from_i_LON.C143]" office:value-type="float" office:value="61397.3596766409" calcext:value-type="float">
            <text:p>61397.3596766409</text:p>
          </table:table-cell>
          <table:table-cell table:formula="of:=[.D144]/[.C144]" office:value-type="percentage" office:value="0.979061916359108" calcext:value-type="percentage">
            <text:p>97.9%</text:p>
          </table:table-cell>
          <table:table-cell table:formula="of:=[.D142]" office:value-type="float" office:value="60338.4502056746" calcext:value-type="float">
            <text:p>60338.4502056746</text:p>
          </table:table-cell>
          <table:table-cell table:formula="of:=[.F144]/[.C144]" office:value-type="percentage" office:value="0.962176207570405" calcext:value-type="percentage">
            <text:p>96.22%</text:p>
          </table:table-cell>
          <table:table-cell table:number-columns-repeated="4"/>
        </table:table-row>
        <table:table-row table:style-name="ro1">
          <table:table-cell table:formula="of:=VALUE([$LON.A126])" office:value-type="date" office:date-value="2020-11-02" calcext:value-type="date">
            <text:p>02/11/20</text:p>
          </table:table-cell>
          <table:table-cell table:formula="of:=VALUE([$from_i_LON.A144])" office:value-type="date" office:date-value="2020-10-31" calcext:value-type="date">
            <text:p>31/10/20</text:p>
          </table:table-cell>
          <table:table-cell table:formula="of:=[$LON.C126]" office:value-type="float" office:value="63408.4795815273" calcext:value-type="float">
            <text:p>63408.4795815273</text:p>
          </table:table-cell>
          <table:table-cell table:formula="of:=[$from_i_LON.C144]" office:value-type="float" office:value="62098.2341646499" calcext:value-type="float">
            <text:p>62098.2341646499</text:p>
          </table:table-cell>
          <table:table-cell table:formula="of:=[.D145]/[.C145]" office:value-type="percentage" office:value="0.979336432200794" calcext:value-type="percentage">
            <text:p>97.9%</text:p>
          </table:table-cell>
          <table:table-cell table:formula="of:=[.D143]" office:value-type="float" office:value="60840.6712782074" calcext:value-type="float">
            <text:p>60840.6712782074</text:p>
          </table:table-cell>
          <table:table-cell table:formula="of:=[.F145]/[.C145]" office:value-type="percentage" office:value="0.959503708017184" calcext:value-type="percentage">
            <text:p>95.95%</text:p>
          </table:table-cell>
          <table:table-cell table:number-columns-repeated="4"/>
        </table:table-row>
        <table:table-row table:style-name="ro1">
          <table:table-cell table:formula="of:=VALUE([$LON.A127])" office:value-type="date" office:date-value="2020-11-03" calcext:value-type="date">
            <text:p>03/11/20</text:p>
          </table:table-cell>
          <table:table-cell table:formula="of:=VALUE([$from_i_LON.A145])" office:value-type="date" office:date-value="2020-11-01" calcext:value-type="date">
            <text:p>01/11/20</text:p>
          </table:table-cell>
          <table:table-cell table:formula="of:=[$LON.C127]" office:value-type="float" office:value="64042.9427464119" calcext:value-type="float">
            <text:p>64042.9427464119</text:p>
          </table:table-cell>
          <table:table-cell table:formula="of:=[$from_i_LON.C145]" office:value-type="float" office:value="62753.7386144679" calcext:value-type="float">
            <text:p>62753.7386144679</text:p>
          </table:table-cell>
          <table:table-cell table:formula="of:=[.D146]/[.C146]" office:value-type="percentage" office:value="0.979869692480422" calcext:value-type="percentage">
            <text:p>98.0%</text:p>
          </table:table-cell>
          <table:table-cell table:formula="of:=[.D144]" office:value-type="float" office:value="61397.3596766409" calcext:value-type="float">
            <text:p>61397.3596766409</text:p>
          </table:table-cell>
          <table:table-cell table:formula="of:=[.F146]/[.C146]" office:value-type="percentage" office:value="0.958690482411986" calcext:value-type="percentage">
            <text:p>95.87%</text:p>
          </table:table-cell>
          <table:table-cell table:number-columns-repeated="4"/>
        </table:table-row>
        <table:table-row table:style-name="ro1">
          <table:table-cell table:formula="of:=VALUE([$LON.A128])" office:value-type="date" office:date-value="2020-11-04" calcext:value-type="date">
            <text:p>04/11/20</text:p>
          </table:table-cell>
          <table:table-cell table:formula="of:=VALUE([$from_i_LON.A146])" office:value-type="date" office:date-value="2020-11-02" calcext:value-type="date">
            <text:p>02/11/20</text:p>
          </table:table-cell>
          <table:table-cell table:formula="of:=[$LON.C128]" office:value-type="float" office:value="64422.5567788459" calcext:value-type="float">
            <text:p>64422.5567788459</text:p>
          </table:table-cell>
          <table:table-cell table:formula="of:=[$from_i_LON.C146]" office:value-type="float" office:value="63144.7801869677" calcext:value-type="float">
            <text:p>63144.7801869677</text:p>
          </table:table-cell>
          <table:table-cell table:formula="of:=[.D147]/[.C147]" office:value-type="percentage" office:value="0.980165695747459" calcext:value-type="percentage">
            <text:p>98.0%</text:p>
          </table:table-cell>
          <table:table-cell table:formula="of:=[.D145]" office:value-type="float" office:value="62098.2341646499" calcext:value-type="float">
            <text:p>62098.2341646499</text:p>
          </table:table-cell>
          <table:table-cell table:formula="of:=[.F147]/[.C147]" office:value-type="percentage" office:value="0.963920671106315" calcext:value-type="percentage">
            <text:p>96.39%</text:p>
          </table:table-cell>
          <table:table-cell table:number-columns-repeated="4"/>
        </table:table-row>
        <table:table-row table:style-name="ro1">
          <table:table-cell table:formula="of:=VALUE([$LON.A129])" office:value-type="date" office:date-value="2020-11-05" calcext:value-type="date">
            <text:p>05/11/20</text:p>
          </table:table-cell>
          <table:table-cell table:formula="of:=VALUE([$from_i_LON.A147])" office:value-type="date" office:date-value="2020-11-03" calcext:value-type="date">
            <text:p>03/11/20</text:p>
          </table:table-cell>
          <table:table-cell table:formula="of:=[$LON.C129]" office:value-type="float" office:value="64363.350624523" calcext:value-type="float">
            <text:p>64363.350624523</text:p>
          </table:table-cell>
          <table:table-cell table:formula="of:=[$from_i_LON.C147]" office:value-type="float" office:value="63084.2001903486" calcext:value-type="float">
            <text:p>63084.2001903486</text:p>
          </table:table-cell>
          <table:table-cell table:formula="of:=[.D148]/[.C148]" office:value-type="percentage" office:value="0.980126105590174" calcext:value-type="percentage">
            <text:p>98.0%</text:p>
          </table:table-cell>
          <table:table-cell table:formula="of:=[.D146]" office:value-type="float" office:value="62753.7386144679" calcext:value-type="float">
            <text:p>62753.7386144679</text:p>
          </table:table-cell>
          <table:table-cell table:formula="of:=[.F148]/[.C148]" office:value-type="percentage" office:value="0.974991792775906" calcext:value-type="percentage">
            <text:p>97.50%</text:p>
          </table:table-cell>
          <table:table-cell table:number-columns-repeated="4"/>
        </table:table-row>
        <table:table-row table:style-name="ro1">
          <table:table-cell table:formula="of:=VALUE([$LON.A130])" office:value-type="date" office:date-value="2020-11-06" calcext:value-type="date">
            <text:p>06/11/20</text:p>
          </table:table-cell>
          <table:table-cell table:formula="of:=VALUE([$from_i_LON.A148])" office:value-type="date" office:date-value="2020-11-04" calcext:value-type="date">
            <text:p>04/11/20</text:p>
          </table:table-cell>
          <table:table-cell table:formula="of:=[$LON.C130]" office:value-type="float" office:value="64125.1098515107" calcext:value-type="float">
            <text:p>64125.1098515107</text:p>
          </table:table-cell>
          <table:table-cell table:formula="of:=[$from_i_LON.C148]" office:value-type="float" office:value="62830.8846998872" calcext:value-type="float">
            <text:p>62830.8846998872</text:p>
          </table:table-cell>
          <table:table-cell table:formula="of:=[.D149]/[.C149]" office:value-type="percentage" office:value="0.979817186206456" calcext:value-type="percentage">
            <text:p>98.0%</text:p>
          </table:table-cell>
          <table:table-cell table:formula="of:=[.D147]" office:value-type="float" office:value="63144.7801869677" calcext:value-type="float">
            <text:p>63144.7801869677</text:p>
          </table:table-cell>
          <table:table-cell table:formula="of:=[.F149]/[.C149]" office:value-type="percentage" office:value="0.984712234149569" calcext:value-type="percentage">
            <text:p>98.47%</text:p>
          </table:table-cell>
          <table:table-cell table:number-columns-repeated="4"/>
        </table:table-row>
        <table:table-row table:style-name="ro1">
          <table:table-cell table:formula="of:=VALUE([$LON.A131])" office:value-type="date" office:date-value="2020-11-07" calcext:value-type="date">
            <text:p>07/11/20</text:p>
          </table:table-cell>
          <table:table-cell table:formula="of:=VALUE([$from_i_LON.A149])" office:value-type="date" office:date-value="2020-11-05" calcext:value-type="date">
            <text:p>05/11/20</text:p>
          </table:table-cell>
          <table:table-cell table:formula="of:=[$LON.C131]" office:value-type="float" office:value="63962.3892001989" calcext:value-type="float">
            <text:p>63962.3892001989</text:p>
          </table:table-cell>
          <table:table-cell table:formula="of:=[$from_i_LON.C149]" office:value-type="float" office:value="62631.9711743623" calcext:value-type="float">
            <text:p>62631.9711743623</text:p>
          </table:table-cell>
          <table:table-cell table:formula="of:=[.D150]/[.C150]" office:value-type="percentage" office:value="0.979199994833331" calcext:value-type="percentage">
            <text:p>97.9%</text:p>
          </table:table-cell>
          <table:table-cell table:formula="of:=[.D148]" office:value-type="float" office:value="63084.2001903486" calcext:value-type="float">
            <text:p>63084.2001903486</text:p>
          </table:table-cell>
          <table:table-cell table:formula="of:=[.F150]/[.C150]" office:value-type="percentage" office:value="0.986270228163279" calcext:value-type="percentage">
            <text:p>98.63%</text:p>
          </table:table-cell>
          <table:table-cell table:number-columns-repeated="4"/>
        </table:table-row>
        <table:table-row table:style-name="ro1">
          <table:table-cell table:formula="of:=VALUE([$LON.A132])" office:value-type="date" office:date-value="2020-11-08" calcext:value-type="date">
            <text:p>08/11/20</text:p>
          </table:table-cell>
          <table:table-cell table:formula="of:=VALUE([$from_i_LON.A150])" office:value-type="date" office:date-value="2020-11-06" calcext:value-type="date">
            <text:p>06/11/20</text:p>
          </table:table-cell>
          <table:table-cell table:formula="of:=[$LON.C132]" office:value-type="float" office:value="63785.9459997458" calcext:value-type="float">
            <text:p>63785.9459997458</text:p>
          </table:table-cell>
          <table:table-cell table:formula="of:=[$from_i_LON.C150]" office:value-type="float" office:value="62413.0963579371" calcext:value-type="float">
            <text:p>62413.0963579371</text:p>
          </table:table-cell>
          <table:table-cell table:formula="of:=[.D151]/[.C151]" office:value-type="percentage" office:value="0.978477239456256" calcext:value-type="percentage">
            <text:p>97.8%</text:p>
          </table:table-cell>
          <table:table-cell table:formula="of:=[.D149]" office:value-type="float" office:value="62830.8846998872" calcext:value-type="float">
            <text:p>62830.8846998872</text:p>
          </table:table-cell>
          <table:table-cell table:formula="of:=[.F151]/[.C151]" office:value-type="percentage" office:value="0.985027088884714" calcext:value-type="percentage">
            <text:p>98.50%</text:p>
          </table:table-cell>
          <table:table-cell table:number-columns-repeated="4"/>
        </table:table-row>
        <table:table-row table:style-name="ro1">
          <table:table-cell table:formula="of:=VALUE([$LON.A133])" office:value-type="date" office:date-value="2020-11-09" calcext:value-type="date">
            <text:p>09/11/20</text:p>
          </table:table-cell>
          <table:table-cell table:formula="of:=VALUE([$from_i_LON.A151])" office:value-type="date" office:date-value="2020-11-07" calcext:value-type="date">
            <text:p>07/11/20</text:p>
          </table:table-cell>
          <table:table-cell table:formula="of:=[$LON.C133]" office:value-type="float" office:value="63295.9000234462" calcext:value-type="float">
            <text:p>63295.9000234462</text:p>
          </table:table-cell>
          <table:table-cell table:formula="of:=[$from_i_LON.C151]" office:value-type="float" office:value="61901.5313478541" calcext:value-type="float">
            <text:p>61901.5313478541</text:p>
          </table:table-cell>
          <table:table-cell table:formula="of:=[.D152]/[.C152]" office:value-type="percentage" office:value="0.977970631982868" calcext:value-type="percentage">
            <text:p>97.8%</text:p>
          </table:table-cell>
          <table:table-cell table:formula="of:=[.D150]" office:value-type="float" office:value="62631.9711743623" calcext:value-type="float">
            <text:p>62631.9711743623</text:p>
          </table:table-cell>
          <table:table-cell table:formula="of:=[.F152]/[.C152]" office:value-type="percentage" office:value="0.989510713192514" calcext:value-type="percentage">
            <text:p>98.95%</text:p>
          </table:table-cell>
          <table:table-cell table:number-columns-repeated="4"/>
        </table:table-row>
        <table:table-row table:style-name="ro1">
          <table:table-cell table:formula="of:=VALUE([$LON.A134])" office:value-type="date" office:date-value="2020-11-10" calcext:value-type="date">
            <text:p>10/11/20</text:p>
          </table:table-cell>
          <table:table-cell table:formula="of:=VALUE([$from_i_LON.A152])" office:value-type="date" office:date-value="2020-11-08" calcext:value-type="date">
            <text:p>08/11/20</text:p>
          </table:table-cell>
          <table:table-cell table:formula="of:=[$LON.C134]" office:value-type="float" office:value="62958.6215590959" calcext:value-type="float">
            <text:p>62958.6215590959</text:p>
          </table:table-cell>
          <table:table-cell table:formula="of:=[$from_i_LON.C152]" office:value-type="float" office:value="61571.1916851147" calcext:value-type="float">
            <text:p>61571.1916851147</text:p>
          </table:table-cell>
          <table:table-cell table:formula="of:=[.D153]/[.C153]" office:value-type="percentage" office:value="0.977962829559747" calcext:value-type="percentage">
            <text:p>97.8%</text:p>
          </table:table-cell>
          <table:table-cell table:formula="of:=[.D151]" office:value-type="float" office:value="62413.0963579371" calcext:value-type="float">
            <text:p>62413.0963579371</text:p>
          </table:table-cell>
          <table:table-cell table:formula="of:=[.F153]/[.C153]" office:value-type="percentage" office:value="0.991335178762662" calcext:value-type="percentage">
            <text:p>99.13%</text:p>
          </table:table-cell>
          <table:table-cell table:number-columns-repeated="4"/>
        </table:table-row>
        <table:table-row table:style-name="ro1">
          <table:table-cell table:formula="of:=VALUE([$LON.A135])" office:value-type="date" office:date-value="2020-11-11" calcext:value-type="date">
            <text:p>11/11/20</text:p>
          </table:table-cell>
          <table:table-cell table:formula="of:=VALUE([$from_i_LON.A153])" office:value-type="date" office:date-value="2020-11-09" calcext:value-type="date">
            <text:p>09/11/20</text:p>
          </table:table-cell>
          <table:table-cell table:formula="of:=[$LON.C135]" office:value-type="float" office:value="62704.9709590091" calcext:value-type="float">
            <text:p>62704.9709590091</text:p>
          </table:table-cell>
          <table:table-cell table:formula="of:=[$from_i_LON.C153]" office:value-type="float" office:value="61343.2304451722" calcext:value-type="float">
            <text:p>61343.2304451722</text:p>
          </table:table-cell>
          <table:table-cell table:formula="of:=[.D154]/[.C154]" office:value-type="percentage" office:value="0.978283372226946" calcext:value-type="percentage">
            <text:p>97.8%</text:p>
          </table:table-cell>
          <table:table-cell table:formula="of:=[.D152]" office:value-type="float" office:value="61901.5313478541" calcext:value-type="float">
            <text:p>61901.5313478541</text:p>
          </table:table-cell>
          <table:table-cell table:formula="of:=[.F154]/[.C154]" office:value-type="percentage" office:value="0.987186986950679" calcext:value-type="percentage">
            <text:p>98.72%</text:p>
          </table:table-cell>
          <table:table-cell table:number-columns-repeated="4"/>
        </table:table-row>
        <table:table-row table:style-name="ro1">
          <table:table-cell table:formula="of:=VALUE([$LON.A136])" office:value-type="date" office:date-value="2020-11-12" calcext:value-type="date">
            <text:p>12/11/20</text:p>
          </table:table-cell>
          <table:table-cell table:formula="of:=VALUE([$from_i_LON.A154])" office:value-type="date" office:date-value="2020-11-10" calcext:value-type="date">
            <text:p>10/11/20</text:p>
          </table:table-cell>
          <table:table-cell table:formula="of:=[$LON.C136]" office:value-type="float" office:value="63023.4189783275" calcext:value-type="float">
            <text:p>63023.4189783275</text:p>
          </table:table-cell>
          <table:table-cell table:formula="of:=[$from_i_LON.C154]" office:value-type="float" office:value="61672.5287610747" calcext:value-type="float">
            <text:p>61672.5287610747</text:p>
          </table:table-cell>
          <table:table-cell table:formula="of:=[.D155]/[.C155]" office:value-type="percentage" office:value="0.978565266068518" calcext:value-type="percentage">
            <text:p>97.9%</text:p>
          </table:table-cell>
          <table:table-cell table:formula="of:=[.D153]" office:value-type="float" office:value="61571.1916851147" calcext:value-type="float">
            <text:p>61571.1916851147</text:p>
          </table:table-cell>
          <table:table-cell table:formula="of:=[.F155]/[.C155]" office:value-type="percentage" office:value="0.976957338767798" calcext:value-type="percentage">
            <text:p>97.70%</text:p>
          </table:table-cell>
          <table:table-cell table:number-columns-repeated="4"/>
        </table:table-row>
        <table:table-row table:style-name="ro1">
          <table:table-cell table:formula="of:=VALUE([$LON.A137])" office:value-type="date" office:date-value="2020-11-13" calcext:value-type="date">
            <text:p>13/11/20</text:p>
          </table:table-cell>
          <table:table-cell table:formula="of:=VALUE([$from_i_LON.A155])" office:value-type="date" office:date-value="2020-11-11" calcext:value-type="date">
            <text:p>11/11/20</text:p>
          </table:table-cell>
          <table:table-cell table:formula="of:=[$LON.C137]" office:value-type="float" office:value="63588.9490836166" calcext:value-type="float">
            <text:p>63588.9490836166</text:p>
          </table:table-cell>
          <table:table-cell table:formula="of:=[$from_i_LON.C155]" office:value-type="float" office:value="62232.4965180107" calcext:value-type="float">
            <text:p>62232.4965180107</text:p>
          </table:table-cell>
          <table:table-cell table:formula="of:=[.D156]/[.C156]" office:value-type="percentage" office:value="0.978668422970441" calcext:value-type="percentage">
            <text:p>97.9%</text:p>
          </table:table-cell>
          <table:table-cell table:formula="of:=[.D154]" office:value-type="float" office:value="61343.2304451722" calcext:value-type="float">
            <text:p>61343.2304451722</text:p>
          </table:table-cell>
          <table:table-cell table:formula="of:=[.F156]/[.C156]" office:value-type="percentage" office:value="0.964683822097902" calcext:value-type="percentage">
            <text:p>96.47%</text:p>
          </table:table-cell>
          <table:table-cell table:number-columns-repeated="4"/>
        </table:table-row>
        <table:table-row table:style-name="ro1">
          <table:table-cell table:formula="of:=VALUE([$LON.A138])" office:value-type="date" office:date-value="2020-11-14" calcext:value-type="date">
            <text:p>14/11/20</text:p>
          </table:table-cell>
          <table:table-cell table:formula="of:=VALUE([$from_i_LON.A156])" office:value-type="date" office:date-value="2020-11-12" calcext:value-type="date">
            <text:p>12/11/20</text:p>
          </table:table-cell>
          <table:table-cell table:formula="of:=[$LON.C138]" office:value-type="float" office:value="63890.8554521469" calcext:value-type="float">
            <text:p>63890.8554521469</text:p>
          </table:table-cell>
          <table:table-cell table:formula="of:=[$from_i_LON.C156]" office:value-type="float" office:value="62528.7212975788" calcext:value-type="float">
            <text:p>62528.7212975788</text:p>
          </table:table-cell>
          <table:table-cell table:formula="of:=[.D157]/[.C157]" office:value-type="percentage" office:value="0.978680295561416" calcext:value-type="percentage">
            <text:p>97.9%</text:p>
          </table:table-cell>
          <table:table-cell table:formula="of:=[.D155]" office:value-type="float" office:value="61672.5287610747" calcext:value-type="float">
            <text:p>61672.5287610747</text:p>
          </table:table-cell>
          <table:table-cell table:formula="of:=[.F157]/[.C157]" office:value-type="percentage" office:value="0.965279433568804" calcext:value-type="percentage">
            <text:p>96.53%</text:p>
          </table:table-cell>
          <table:table-cell table:number-columns-repeated="4"/>
        </table:table-row>
        <table:table-row table:style-name="ro1">
          <table:table-cell table:formula="of:=VALUE([$LON.A139])" office:value-type="date" office:date-value="2020-11-15" calcext:value-type="date">
            <text:p>15/11/20</text:p>
          </table:table-cell>
          <table:table-cell table:formula="of:=VALUE([$from_i_LON.A157])" office:value-type="date" office:date-value="2020-11-13" calcext:value-type="date">
            <text:p>13/11/20</text:p>
          </table:table-cell>
          <table:table-cell table:formula="of:=[$LON.C139]" office:value-type="float" office:value="64062.1825465449" calcext:value-type="float">
            <text:p>64062.1825465449</text:p>
          </table:table-cell>
          <table:table-cell table:formula="of:=[$from_i_LON.C157]" office:value-type="float" office:value="62689.1506335796" calcext:value-type="float">
            <text:p>62689.1506335796</text:p>
          </table:table-cell>
          <table:table-cell table:formula="of:=[.D158]/[.C158]" office:value-type="percentage" office:value="0.978567200516971" calcext:value-type="percentage">
            <text:p>97.9%</text:p>
          </table:table-cell>
          <table:table-cell table:formula="of:=[.D156]" office:value-type="float" office:value="62232.4965180107" calcext:value-type="float">
            <text:p>62232.4965180107</text:p>
          </table:table-cell>
          <table:table-cell table:formula="of:=[.F158]/[.C158]" office:value-type="percentage" office:value="0.971438905828649" calcext:value-type="percentage">
            <text:p>97.14%</text:p>
          </table:table-cell>
          <table:table-cell table:number-columns-repeated="4"/>
        </table:table-row>
        <table:table-row table:style-name="ro1">
          <table:table-cell table:formula="of:=VALUE([$LON.A140])" office:value-type="date" office:date-value="2020-11-16" calcext:value-type="date">
            <text:p>16/11/20</text:p>
          </table:table-cell>
          <table:table-cell table:formula="of:=VALUE([$from_i_LON.A158])" office:value-type="date" office:date-value="2020-11-14" calcext:value-type="date">
            <text:p>14/11/20</text:p>
          </table:table-cell>
          <table:table-cell table:formula="of:=[$LON.C140]" office:value-type="float" office:value="64161.8265638038" calcext:value-type="float">
            <text:p>64161.8265638038</text:p>
          </table:table-cell>
          <table:table-cell table:formula="of:=[$from_i_LON.C158]" office:value-type="float" office:value="62732.3150246883" calcext:value-type="float">
            <text:p>62732.3150246883</text:p>
          </table:table-cell>
          <table:table-cell table:formula="of:=[.D159]/[.C159]" office:value-type="percentage" office:value="0.977720217523826" calcext:value-type="percentage">
            <text:p>97.8%</text:p>
          </table:table-cell>
          <table:table-cell table:formula="of:=[.D157]" office:value-type="float" office:value="62528.7212975788" calcext:value-type="float">
            <text:p>62528.7212975788</text:p>
          </table:table-cell>
          <table:table-cell table:formula="of:=[.F159]/[.C159]" office:value-type="percentage" office:value="0.974547088920527" calcext:value-type="percentage">
            <text:p>97.45%</text:p>
          </table:table-cell>
          <table:table-cell table:number-columns-repeated="4"/>
        </table:table-row>
        <table:table-row table:style-name="ro1">
          <table:table-cell table:formula="of:=VALUE([$LON.A141])" office:value-type="date" office:date-value="2020-11-17" calcext:value-type="date">
            <text:p>17/11/20</text:p>
          </table:table-cell>
          <table:table-cell table:formula="of:=VALUE([$from_i_LON.A159])" office:value-type="date" office:date-value="2020-11-15" calcext:value-type="date">
            <text:p>15/11/20</text:p>
          </table:table-cell>
          <table:table-cell table:formula="of:=[$LON.C141]" office:value-type="float" office:value="64356.4466834339" calcext:value-type="float">
            <text:p>64356.4466834339</text:p>
          </table:table-cell>
          <table:table-cell table:formula="of:=[$from_i_LON.C159]" office:value-type="float" office:value="62846.4917750676" calcext:value-type="float">
            <text:p>62846.4917750676</text:p>
          </table:table-cell>
          <table:table-cell table:formula="of:=[.D160]/[.C160]" office:value-type="percentage" office:value="0.976537627756335" calcext:value-type="percentage">
            <text:p>97.7%</text:p>
          </table:table-cell>
          <table:table-cell table:formula="of:=[.D158]" office:value-type="float" office:value="62689.1506335796" calcext:value-type="float">
            <text:p>62689.1506335796</text:p>
          </table:table-cell>
          <table:table-cell table:formula="of:=[.F160]/[.C160]" office:value-type="percentage" office:value="0.9740927889003" calcext:value-type="percentage">
            <text:p>97.41%</text:p>
          </table:table-cell>
          <table:table-cell table:number-columns-repeated="4"/>
        </table:table-row>
        <table:table-row table:style-name="ro1">
          <table:table-cell table:formula="of:=VALUE([$LON.A142])" office:value-type="date" office:date-value="2020-11-18" calcext:value-type="date">
            <text:p>18/11/20</text:p>
          </table:table-cell>
          <table:table-cell table:formula="of:=VALUE([$from_i_LON.A160])" office:value-type="date" office:date-value="2020-11-16" calcext:value-type="date">
            <text:p>16/11/20</text:p>
          </table:table-cell>
          <table:table-cell table:formula="of:=[$LON.C142]" office:value-type="float" office:value="64932.5652332988" calcext:value-type="float">
            <text:p>64932.5652332988</text:p>
          </table:table-cell>
          <table:table-cell table:formula="of:=[$from_i_LON.C160]" office:value-type="float" office:value="63338.6501577451" calcext:value-type="float">
            <text:p>63338.6501577451</text:p>
          </table:table-cell>
          <table:table-cell table:formula="of:=[.D161]/[.C161]" office:value-type="percentage" office:value="0.975452762880584" calcext:value-type="percentage">
            <text:p>97.5%</text:p>
          </table:table-cell>
          <table:table-cell table:formula="of:=[.D159]" office:value-type="float" office:value="62732.3150246883" calcext:value-type="float">
            <text:p>62732.3150246883</text:p>
          </table:table-cell>
          <table:table-cell table:formula="of:=[.F161]/[.C161]" office:value-type="percentage" office:value="0.966114842364456" calcext:value-type="percentage">
            <text:p>96.61%</text:p>
          </table:table-cell>
          <table:table-cell table:number-columns-repeated="4"/>
        </table:table-row>
        <table:table-row table:style-name="ro1">
          <table:table-cell table:formula="of:=VALUE([$LON.A143])" office:value-type="date" office:date-value="2020-11-19" calcext:value-type="date">
            <text:p>19/11/20</text:p>
          </table:table-cell>
          <table:table-cell table:formula="of:=VALUE([$from_i_LON.A161])" office:value-type="date" office:date-value="2020-11-17" calcext:value-type="date">
            <text:p>17/11/20</text:p>
          </table:table-cell>
          <table:table-cell table:formula="of:=[$LON.C143]" office:value-type="float" office:value="65614.4933257775" calcext:value-type="float">
            <text:p>65614.4933257775</text:p>
          </table:table-cell>
          <table:table-cell table:formula="of:=[$from_i_LON.C161]" office:value-type="float" office:value="63983.6256142659" calcext:value-type="float">
            <text:p>63983.6256142659</text:p>
          </table:table-cell>
          <table:table-cell table:formula="of:=[.D162]/[.C162]" office:value-type="percentage" office:value="0.975144703115906" calcext:value-type="percentage">
            <text:p>97.5%</text:p>
          </table:table-cell>
          <table:table-cell table:formula="of:=[.D160]" office:value-type="float" office:value="62846.4917750676" calcext:value-type="float">
            <text:p>62846.4917750676</text:p>
          </table:table-cell>
          <table:table-cell table:formula="of:=[.F162]/[.C162]" office:value-type="percentage" office:value="0.957814174728643" calcext:value-type="percentage">
            <text:p>95.78%</text:p>
          </table:table-cell>
          <table:table-cell table:number-columns-repeated="4"/>
        </table:table-row>
        <table:table-row table:style-name="ro1">
          <table:table-cell table:formula="of:=VALUE([$LON.A144])" office:value-type="date" office:date-value="2020-11-20" calcext:value-type="date">
            <text:p>20/11/20</text:p>
          </table:table-cell>
          <table:table-cell table:formula="of:=VALUE([$from_i_LON.A162])" office:value-type="date" office:date-value="2020-11-18" calcext:value-type="date">
            <text:p>18/11/20</text:p>
          </table:table-cell>
          <table:table-cell table:formula="of:=[$LON.C144]" office:value-type="float" office:value="66143.7341815964" calcext:value-type="float">
            <text:p>66143.7341815964</text:p>
          </table:table-cell>
          <table:table-cell table:formula="of:=[$from_i_LON.C162]" office:value-type="float" office:value="64526.149251481" calcext:value-type="float">
            <text:p>64526.149251481</text:p>
          </table:table-cell>
          <table:table-cell table:formula="of:=[.D163]/[.C163]" office:value-type="percentage" office:value="0.975544396606422" calcext:value-type="percentage">
            <text:p>97.6%</text:p>
          </table:table-cell>
          <table:table-cell table:formula="of:=[.D161]" office:value-type="float" office:value="63338.6501577451" calcext:value-type="float">
            <text:p>63338.6501577451</text:p>
          </table:table-cell>
          <table:table-cell table:formula="of:=[.F163]/[.C163]" office:value-type="percentage" office:value="0.957591084649832" calcext:value-type="percentage">
            <text:p>95.76%</text:p>
          </table:table-cell>
          <table:table-cell table:number-columns-repeated="4"/>
        </table:table-row>
        <table:table-row table:style-name="ro1">
          <table:table-cell table:formula="of:=VALUE([$LON.A145])" office:value-type="date" office:date-value="2020-11-21" calcext:value-type="date">
            <text:p>21/11/20</text:p>
          </table:table-cell>
          <table:table-cell table:formula="of:=VALUE([$from_i_LON.A163])" office:value-type="date" office:date-value="2020-11-19" calcext:value-type="date">
            <text:p>19/11/20</text:p>
          </table:table-cell>
          <table:table-cell table:formula="of:=[$LON.C145]" office:value-type="float" office:value="66515.8281021824" calcext:value-type="float">
            <text:p>66515.8281021824</text:p>
          </table:table-cell>
          <table:table-cell table:formula="of:=[$from_i_LON.C163]" office:value-type="float" office:value="64903.4976907103" calcext:value-type="float">
            <text:p>64903.4976907103</text:p>
          </table:table-cell>
          <table:table-cell table:formula="of:=[.D164]/[.C164]" office:value-type="percentage" office:value="0.975760199376977" calcext:value-type="percentage">
            <text:p>97.6%</text:p>
          </table:table-cell>
          <table:table-cell table:formula="of:=[.D162]" office:value-type="float" office:value="63983.6256142659" calcext:value-type="float">
            <text:p>63983.6256142659</text:p>
          </table:table-cell>
          <table:table-cell table:formula="of:=[.F164]/[.C164]" office:value-type="percentage" office:value="0.961930828192855" calcext:value-type="percentage">
            <text:p>96.19%</text:p>
          </table:table-cell>
          <table:table-cell table:number-columns-repeated="4"/>
        </table:table-row>
        <table:table-row table:style-name="ro1">
          <table:table-cell table:formula="of:=VALUE([$LON.A146])" office:value-type="date" office:date-value="2020-11-22" calcext:value-type="date">
            <text:p>22/11/20</text:p>
          </table:table-cell>
          <table:table-cell table:formula="of:=VALUE([$from_i_LON.A164])" office:value-type="date" office:date-value="2020-11-20" calcext:value-type="date">
            <text:p>20/11/20</text:p>
          </table:table-cell>
          <table:table-cell table:formula="of:=[$LON.C146]" office:value-type="float" office:value="66833.3558788556" calcext:value-type="float">
            <text:p>66833.3558788556</text:p>
          </table:table-cell>
          <table:table-cell table:formula="of:=[$from_i_LON.C164]" office:value-type="float" office:value="65227.2324033379" calcext:value-type="float">
            <text:p>65227.2324033379</text:p>
          </table:table-cell>
          <table:table-cell table:formula="of:=[.D165]/[.C165]" office:value-type="percentage" office:value="0.97596823540585" calcext:value-type="percentage">
            <text:p>97.6%</text:p>
          </table:table-cell>
          <table:table-cell table:formula="of:=[.D163]" office:value-type="float" office:value="64526.149251481" calcext:value-type="float">
            <text:p>64526.149251481</text:p>
          </table:table-cell>
          <table:table-cell table:formula="of:=[.F165]/[.C165]" office:value-type="percentage" office:value="0.965478216722249" calcext:value-type="percentage">
            <text:p>96.55%</text:p>
          </table:table-cell>
          <table:table-cell table:number-columns-repeated="4"/>
        </table:table-row>
        <table:table-row table:style-name="ro1">
          <table:table-cell table:formula="of:=VALUE([$LON.A147])" office:value-type="date" office:date-value="2020-11-23" calcext:value-type="date">
            <text:p>23/11/20</text:p>
          </table:table-cell>
          <table:table-cell table:formula="of:=VALUE([$from_i_LON.A165])" office:value-type="date" office:date-value="2020-11-21" calcext:value-type="date">
            <text:p>21/11/20</text:p>
          </table:table-cell>
          <table:table-cell table:formula="of:=[$LON.C147]" office:value-type="float" office:value="67030.5573548398" calcext:value-type="float">
            <text:p>67030.5573548398</text:p>
          </table:table-cell>
          <table:table-cell table:formula="of:=[$from_i_LON.C165]" office:value-type="float" office:value="65421.0660278992" calcext:value-type="float">
            <text:p>65421.0660278992</text:p>
          </table:table-cell>
          <table:table-cell table:formula="of:=[.D166]/[.C166]" office:value-type="percentage" office:value="0.975988692464239" calcext:value-type="percentage">
            <text:p>97.6%</text:p>
          </table:table-cell>
          <table:table-cell table:formula="of:=[.D164]" office:value-type="float" office:value="64903.4976907103" calcext:value-type="float">
            <text:p>64903.4976907103</text:p>
          </table:table-cell>
          <table:table-cell table:formula="of:=[.F166]/[.C166]" office:value-type="percentage" office:value="0.968267313475114" calcext:value-type="percentage">
            <text:p>96.83%</text:p>
          </table:table-cell>
          <table:table-cell table:number-columns-repeated="4"/>
        </table:table-row>
        <table:table-row table:style-name="ro1">
          <table:table-cell table:formula="of:=VALUE([$LON.A148])" office:value-type="date" office:date-value="2020-11-24" calcext:value-type="date">
            <text:p>24/11/20</text:p>
          </table:table-cell>
          <table:table-cell table:formula="of:=VALUE([$from_i_LON.A166])" office:value-type="date" office:date-value="2020-11-22" calcext:value-type="date">
            <text:p>22/11/20</text:p>
          </table:table-cell>
          <table:table-cell table:formula="of:=[$LON.C148]" office:value-type="float" office:value="66676.1277724956" calcext:value-type="float">
            <text:p>66676.1277724956</text:p>
          </table:table-cell>
          <table:table-cell table:formula="of:=[$from_i_LON.C166]" office:value-type="float" office:value="65050.7898991394" calcext:value-type="float">
            <text:p>65050.7898991394</text:p>
          </table:table-cell>
          <table:table-cell table:formula="of:=[.D167]/[.C167]" office:value-type="percentage" office:value="0.975623391344771" calcext:value-type="percentage">
            <text:p>97.6%</text:p>
          </table:table-cell>
          <table:table-cell table:formula="of:=[.D165]" office:value-type="float" office:value="65227.2324033379" calcext:value-type="float">
            <text:p>65227.2324033379</text:p>
          </table:table-cell>
          <table:table-cell table:formula="of:=[.F167]/[.C167]" office:value-type="percentage" office:value="0.978269653359274" calcext:value-type="percentage">
            <text:p>97.83%</text:p>
          </table:table-cell>
          <table:table-cell table:number-columns-repeated="4"/>
        </table:table-row>
        <table:table-row table:style-name="ro1">
          <table:table-cell table:formula="of:=VALUE([$LON.A149])" office:value-type="date" office:date-value="2020-11-25" calcext:value-type="date">
            <text:p>25/11/20</text:p>
          </table:table-cell>
          <table:table-cell table:formula="of:=VALUE([$from_i_LON.A167])" office:value-type="date" office:date-value="2020-11-23" calcext:value-type="date">
            <text:p>23/11/20</text:p>
          </table:table-cell>
          <table:table-cell table:formula="of:=[$LON.C149]" office:value-type="float" office:value="65970.3044256137" calcext:value-type="float">
            <text:p>65970.3044256137</text:p>
          </table:table-cell>
          <table:table-cell table:formula="of:=[$from_i_LON.C167]" office:value-type="float" office:value="64342.4115837623" calcext:value-type="float">
            <text:p>64342.4115837623</text:p>
          </table:table-cell>
          <table:table-cell table:formula="of:=[.D168]/[.C168]" office:value-type="percentage" office:value="0.975323854330746" calcext:value-type="percentage">
            <text:p>97.5%</text:p>
          </table:table-cell>
          <table:table-cell table:formula="of:=[.D166]" office:value-type="float" office:value="65421.0660278992" calcext:value-type="float">
            <text:p>65421.0660278992</text:p>
          </table:table-cell>
          <table:table-cell table:formula="of:=[.F168]/[.C168]" office:value-type="percentage" office:value="0.991674460160575" calcext:value-type="percentage">
            <text:p>99.17%</text:p>
          </table:table-cell>
          <table:table-cell table:number-columns-repeated="4"/>
        </table:table-row>
        <table:table-row table:style-name="ro1">
          <table:table-cell table:formula="of:=VALUE([$LON.A150])" office:value-type="date" office:date-value="2020-11-26" calcext:value-type="date">
            <text:p>26/11/20</text:p>
          </table:table-cell>
          <table:table-cell table:formula="of:=VALUE([$from_i_LON.A168])" office:value-type="date" office:date-value="2020-11-24" calcext:value-type="date">
            <text:p>24/11/20</text:p>
          </table:table-cell>
          <table:table-cell table:formula="of:=[$LON.C150]" office:value-type="float" office:value="65052.0512188388" calcext:value-type="float">
            <text:p>65052.0512188388</text:p>
          </table:table-cell>
          <table:table-cell table:formula="of:=[$from_i_LON.C168]" office:value-type="float" office:value="63432.0566003427" calcext:value-type="float">
            <text:p>63432.0566003427</text:p>
          </table:table-cell>
          <table:table-cell table:formula="of:=[.D169]/[.C169]" office:value-type="percentage" office:value="0.975096947934104" calcext:value-type="percentage">
            <text:p>97.5%</text:p>
          </table:table-cell>
          <table:table-cell table:formula="of:=[.D167]" office:value-type="float" office:value="65050.7898991394" calcext:value-type="float">
            <text:p>65050.7898991394</text:p>
          </table:table-cell>
          <table:table-cell table:formula="of:=[.F169]/[.C169]" office:value-type="percentage" office:value="0.99998061060834" calcext:value-type="percentage">
            <text:p>100.00%</text:p>
          </table:table-cell>
          <table:table-cell table:number-columns-repeated="4"/>
        </table:table-row>
        <table:table-row table:style-name="ro1">
          <table:table-cell table:formula="of:=VALUE([$LON.A151])" office:value-type="date" office:date-value="2020-11-27" calcext:value-type="date">
            <text:p>27/11/20</text:p>
          </table:table-cell>
          <table:table-cell table:formula="of:=VALUE([$from_i_LON.A169])" office:value-type="date" office:date-value="2020-11-25" calcext:value-type="date">
            <text:p>25/11/20</text:p>
          </table:table-cell>
          <table:table-cell table:formula="of:=[$LON.C151]" office:value-type="float" office:value="63860.5239472613" calcext:value-type="float">
            <text:p>63860.5239472613</text:p>
          </table:table-cell>
          <table:table-cell table:formula="of:=[$from_i_LON.C169]" office:value-type="float" office:value="62260.8458625238" calcext:value-type="float">
            <text:p>62260.8458625238</text:p>
          </table:table-cell>
          <table:table-cell table:formula="of:=[.D170]/[.C170]" office:value-type="percentage" office:value="0.974950439084112" calcext:value-type="percentage">
            <text:p>97.5%</text:p>
          </table:table-cell>
          <table:table-cell table:formula="of:=[.D168]" office:value-type="float" office:value="64342.4115837623" calcext:value-type="float">
            <text:p>64342.4115837623</text:p>
          </table:table-cell>
          <table:table-cell table:formula="of:=[.F170]/[.C170]" office:value-type="percentage" office:value="1.00754593928636" calcext:value-type="percentage">
            <text:p>100.75%</text:p>
          </table:table-cell>
          <table:table-cell table:number-columns-repeated="4"/>
        </table:table-row>
        <table:table-row table:style-name="ro1">
          <table:table-cell table:formula="of:=VALUE([$LON.A152])" office:value-type="date" office:date-value="2020-11-28" calcext:value-type="date">
            <text:p>28/11/20</text:p>
          </table:table-cell>
          <table:table-cell table:formula="of:=VALUE([$from_i_LON.A170])" office:value-type="date" office:date-value="2020-11-26" calcext:value-type="date">
            <text:p>26/11/20</text:p>
          </table:table-cell>
          <table:table-cell table:formula="of:=[$LON.C152]" office:value-type="float" office:value="62374.0234243564" calcext:value-type="float">
            <text:p>62374.0234243564</text:p>
          </table:table-cell>
          <table:table-cell table:formula="of:=[$from_i_LON.C170]" office:value-type="float" office:value="60816.5318026988" calcext:value-type="float">
            <text:p>60816.5318026988</text:p>
          </table:table-cell>
          <table:table-cell table:formula="of:=[.D171]/[.C171]" office:value-type="percentage" office:value="0.975029803495898" calcext:value-type="percentage">
            <text:p>97.5%</text:p>
          </table:table-cell>
          <table:table-cell table:formula="of:=[.D169]" office:value-type="float" office:value="63432.0566003427" calcext:value-type="float">
            <text:p>63432.0566003427</text:p>
          </table:table-cell>
          <table:table-cell table:formula="of:=[.F171]/[.C171]" office:value-type="percentage" office:value="1.01696272130448" calcext:value-type="percentage">
            <text:p>101.70%</text:p>
          </table:table-cell>
          <table:table-cell table:number-columns-repeated="4"/>
        </table:table-row>
        <table:table-row table:style-name="ro1">
          <table:table-cell table:formula="of:=VALUE([$LON.A153])" office:value-type="date" office:date-value="2020-11-29" calcext:value-type="date">
            <text:p>29/11/20</text:p>
          </table:table-cell>
          <table:table-cell table:formula="of:=VALUE([$from_i_LON.A171])" office:value-type="date" office:date-value="2020-11-27" calcext:value-type="date">
            <text:p>27/11/20</text:p>
          </table:table-cell>
          <table:table-cell table:formula="of:=[$LON.C153]" office:value-type="float" office:value="60946.7789552344" calcext:value-type="float">
            <text:p>60946.7789552344</text:p>
          </table:table-cell>
          <table:table-cell table:formula="of:=[$from_i_LON.C171]" office:value-type="float" office:value="59468.6910417021" calcext:value-type="float">
            <text:p>59468.6910417021</text:p>
          </table:table-cell>
          <table:table-cell table:formula="of:=[.D172]/[.C172]" office:value-type="percentage" office:value="0.975747891211478" calcext:value-type="percentage">
            <text:p>97.6%</text:p>
          </table:table-cell>
          <table:table-cell table:formula="of:=[.D170]" office:value-type="float" office:value="62260.8458625238" calcext:value-type="float">
            <text:p>62260.8458625238</text:p>
          </table:table-cell>
          <table:table-cell table:formula="of:=[.F172]/[.C172]" office:value-type="percentage" office:value="1.02156089181111" calcext:value-type="percentage">
            <text:p>102.16%</text:p>
          </table:table-cell>
          <table:table-cell table:number-columns-repeated="4"/>
        </table:table-row>
        <table:table-row table:style-name="ro1">
          <table:table-cell table:formula="of:=VALUE([$LON.A154])" office:value-type="date" office:date-value="2020-11-30" calcext:value-type="date">
            <text:p>30/11/20</text:p>
          </table:table-cell>
          <table:table-cell table:formula="of:=VALUE([$from_i_LON.A172])" office:value-type="date" office:date-value="2020-11-28" calcext:value-type="date">
            <text:p>28/11/20</text:p>
          </table:table-cell>
          <table:table-cell table:formula="of:=[$LON.C154]" office:value-type="float" office:value="59442.1169655533" calcext:value-type="float">
            <text:p>59442.1169655533</text:p>
          </table:table-cell>
          <table:table-cell table:formula="of:=[$from_i_LON.C172]" office:value-type="float" office:value="58072.4943534294" calcext:value-type="float">
            <text:p>58072.4943534294</text:p>
          </table:table-cell>
          <table:table-cell table:formula="of:=[.D173]/[.C173]" office:value-type="percentage" office:value="0.976958717454198" calcext:value-type="percentage">
            <text:p>97.7%</text:p>
          </table:table-cell>
          <table:table-cell table:formula="of:=[.D171]" office:value-type="float" office:value="60816.5318026988" calcext:value-type="float">
            <text:p>60816.5318026988</text:p>
          </table:table-cell>
          <table:table-cell table:formula="of:=[.F173]/[.C173]" office:value-type="percentage" office:value="1.02312190257191" calcext:value-type="percentage">
            <text:p>102.31%</text:p>
          </table:table-cell>
          <table:table-cell table:number-columns-repeated="4"/>
        </table:table-row>
        <table:table-row table:style-name="ro1">
          <table:table-cell table:formula="of:=VALUE([$LON.A155])" office:value-type="date" office:date-value="2020-12-01" calcext:value-type="date">
            <text:p>01/12/20</text:p>
          </table:table-cell>
          <table:table-cell table:formula="of:=VALUE([$from_i_LON.A173])" office:value-type="date" office:date-value="2020-11-29" calcext:value-type="date">
            <text:p>29/11/20</text:p>
          </table:table-cell>
          <table:table-cell table:formula="of:=[$LON.C155]" office:value-type="float" office:value="57987.7184388385" calcext:value-type="float">
            <text:p>57987.7184388385</text:p>
          </table:table-cell>
          <table:table-cell table:formula="of:=[$from_i_LON.C173]" office:value-type="float" office:value="56708.9368724178" calcext:value-type="float">
            <text:p>56708.9368724178</text:p>
          </table:table-cell>
          <table:table-cell table:formula="of:=[.D174]/[.C174]" office:value-type="percentage" office:value="0.977947372291092" calcext:value-type="percentage">
            <text:p>97.8%</text:p>
          </table:table-cell>
          <table:table-cell table:formula="of:=[.D172]" office:value-type="float" office:value="59468.6910417021" calcext:value-type="float">
            <text:p>59468.6910417021</text:p>
          </table:table-cell>
          <table:table-cell table:formula="of:=[.F174]/[.C174]" office:value-type="percentage" office:value="1.02553941839298" calcext:value-type="percentage">
            <text:p>102.55%</text:p>
          </table:table-cell>
          <table:table-cell table:number-columns-repeated="4"/>
        </table:table-row>
        <table:table-row table:style-name="ro1">
          <table:table-cell table:formula="of:=VALUE([$LON.A156])" office:value-type="date" office:date-value="2020-12-02" calcext:value-type="date">
            <text:p>02/12/20</text:p>
          </table:table-cell>
          <table:table-cell table:formula="of:=VALUE([$from_i_LON.A174])" office:value-type="date" office:date-value="2020-11-30" calcext:value-type="date">
            <text:p>30/11/20</text:p>
          </table:table-cell>
          <table:table-cell table:formula="of:=[$LON.C156]" office:value-type="float" office:value="56355.2900385042" calcext:value-type="float">
            <text:p>56355.2900385042</text:p>
          </table:table-cell>
          <table:table-cell table:formula="of:=[$from_i_LON.C174]" office:value-type="float" office:value="55141.9181192351" calcext:value-type="float">
            <text:p>55141.9181192351</text:p>
          </table:table-cell>
          <table:table-cell table:formula="of:=[.D175]/[.C175]" office:value-type="percentage" office:value="0.978469245417066" calcext:value-type="percentage">
            <text:p>97.8%</text:p>
          </table:table-cell>
          <table:table-cell table:formula="of:=[.D173]" office:value-type="float" office:value="58072.4943534294" calcext:value-type="float">
            <text:p>58072.4943534294</text:p>
          </table:table-cell>
          <table:table-cell table:formula="of:=[.F175]/[.C175]" office:value-type="percentage" office:value="1.03047104031852" calcext:value-type="percentage">
            <text:p>103.05%</text:p>
          </table:table-cell>
          <table:table-cell table:number-columns-repeated="4"/>
        </table:table-row>
        <table:table-row table:style-name="ro1">
          <table:table-cell table:formula="of:=VALUE([$LON.A157])" office:value-type="date" office:date-value="2020-12-03" calcext:value-type="date">
            <text:p>03/12/20</text:p>
          </table:table-cell>
          <table:table-cell table:formula="of:=VALUE([$from_i_LON.A175])" office:value-type="date" office:date-value="2020-12-01" calcext:value-type="date">
            <text:p>01/12/20</text:p>
          </table:table-cell>
          <table:table-cell table:formula="of:=[$LON.C157]" office:value-type="float" office:value="54878.5930322073" calcext:value-type="float">
            <text:p>54878.5930322073</text:p>
          </table:table-cell>
          <table:table-cell table:formula="of:=[$from_i_LON.C175]" office:value-type="float" office:value="53720.418044858" calcext:value-type="float">
            <text:p>53720.418044858</text:p>
          </table:table-cell>
          <table:table-cell table:formula="of:=[.D176]/[.C176]" office:value-type="percentage" office:value="0.978895687309811" calcext:value-type="percentage">
            <text:p>97.9%</text:p>
          </table:table-cell>
          <table:table-cell table:formula="of:=[.D174]" office:value-type="float" office:value="56708.9368724178" calcext:value-type="float">
            <text:p>56708.9368724178</text:p>
          </table:table-cell>
          <table:table-cell table:formula="of:=[.F176]/[.C176]" office:value-type="percentage" office:value="1.03335260142577" calcext:value-type="percentage">
            <text:p>103.34%</text:p>
          </table:table-cell>
          <table:table-cell table:number-columns-repeated="4"/>
        </table:table-row>
        <table:table-row table:style-name="ro1">
          <table:table-cell table:formula="of:=VALUE([$LON.A158])" office:value-type="date" office:date-value="2020-12-04" calcext:value-type="date">
            <text:p>04/12/20</text:p>
          </table:table-cell>
          <table:table-cell table:formula="of:=VALUE([$from_i_LON.A176])" office:value-type="date" office:date-value="2020-12-02" calcext:value-type="date">
            <text:p>02/12/20</text:p>
          </table:table-cell>
          <table:table-cell table:formula="of:=[$LON.C158]" office:value-type="float" office:value="53713.7203520176" calcext:value-type="float">
            <text:p>53713.7203520176</text:p>
          </table:table-cell>
          <table:table-cell table:formula="of:=[$from_i_LON.C176]" office:value-type="float" office:value="52584.4608688224" calcext:value-type="float">
            <text:p>52584.4608688224</text:p>
          </table:table-cell>
          <table:table-cell table:formula="of:=[.D177]/[.C177]" office:value-type="percentage" office:value="0.978976330892843" calcext:value-type="percentage">
            <text:p>97.9%</text:p>
          </table:table-cell>
          <table:table-cell table:formula="of:=[.D175]" office:value-type="float" office:value="55141.9181192351" calcext:value-type="float">
            <text:p>55141.9181192351</text:p>
          </table:table-cell>
          <table:table-cell table:formula="of:=[.F177]/[.C177]" office:value-type="percentage" office:value="1.02658906807903" calcext:value-type="percentage">
            <text:p>102.66%</text:p>
          </table:table-cell>
          <table:table-cell table:number-columns-repeated="4"/>
        </table:table-row>
        <table:table-row table:style-name="ro1">
          <table:table-cell table:formula="of:=VALUE([$LON.A159])" office:value-type="date" office:date-value="2020-12-05" calcext:value-type="date">
            <text:p>05/12/20</text:p>
          </table:table-cell>
          <table:table-cell table:formula="of:=VALUE([$from_i_LON.A177])" office:value-type="date" office:date-value="2020-12-03" calcext:value-type="date">
            <text:p>03/12/20</text:p>
          </table:table-cell>
          <table:table-cell table:formula="of:=[$LON.C159]" office:value-type="float" office:value="52807.5762249943" calcext:value-type="float">
            <text:p>52807.5762249943</text:p>
          </table:table-cell>
          <table:table-cell table:formula="of:=[$from_i_LON.C177]" office:value-type="float" office:value="51668.4429307428" calcext:value-type="float">
            <text:p>51668.4429307428</text:p>
          </table:table-cell>
          <table:table-cell table:formula="of:=[.D178]/[.C178]" office:value-type="percentage" office:value="0.978428601051523" calcext:value-type="percentage">
            <text:p>97.8%</text:p>
          </table:table-cell>
          <table:table-cell table:formula="of:=[.D176]" office:value-type="float" office:value="53720.418044858" calcext:value-type="float">
            <text:p>53720.418044858</text:p>
          </table:table-cell>
          <table:table-cell table:formula="of:=[.F178]/[.C178]" office:value-type="percentage" office:value="1.01728619045067" calcext:value-type="percentage">
            <text:p>101.73%</text:p>
          </table:table-cell>
          <table:table-cell table:number-columns-repeated="4"/>
        </table:table-row>
        <table:table-row table:style-name="ro1">
          <table:table-cell table:formula="of:=VALUE([$LON.A160])" office:value-type="date" office:date-value="2020-12-06" calcext:value-type="date">
            <text:p>06/12/20</text:p>
          </table:table-cell>
          <table:table-cell table:formula="of:=VALUE([$from_i_LON.A178])" office:value-type="date" office:date-value="2020-12-04" calcext:value-type="date">
            <text:p>04/12/20</text:p>
          </table:table-cell>
          <table:table-cell table:formula="of:=[$LON.C160]" office:value-type="float" office:value="52193.405676923" calcext:value-type="float">
            <text:p>52193.405676923</text:p>
          </table:table-cell>
          <table:table-cell table:formula="of:=[$from_i_LON.C178]" office:value-type="float" office:value="51027.4334058651" calcext:value-type="float">
            <text:p>51027.4334058651</text:p>
          </table:table-cell>
          <table:table-cell table:formula="of:=[.D179]/[.C179]" office:value-type="percentage" office:value="0.977660544355446" calcext:value-type="percentage">
            <text:p>97.8%</text:p>
          </table:table-cell>
          <table:table-cell table:formula="of:=[.D177]" office:value-type="float" office:value="52584.4608688224" calcext:value-type="float">
            <text:p>52584.4608688224</text:p>
          </table:table-cell>
          <table:table-cell table:formula="of:=[.F179]/[.C179]" office:value-type="percentage" office:value="1.00749242527533" calcext:value-type="percentage">
            <text:p>100.75%</text:p>
          </table:table-cell>
          <table:table-cell table:number-columns-repeated="4"/>
        </table:table-row>
        <table:table-row table:style-name="ro1">
          <table:table-cell table:formula="of:=VALUE([$LON.A161])" office:value-type="date" office:date-value="2020-12-07" calcext:value-type="date">
            <text:p>07/12/20</text:p>
          </table:table-cell>
          <table:table-cell table:formula="of:=VALUE([$from_i_LON.A179])" office:value-type="date" office:date-value="2020-12-05" calcext:value-type="date">
            <text:p>05/12/20</text:p>
          </table:table-cell>
          <table:table-cell table:formula="of:=[$LON.C161]" office:value-type="float" office:value="51787.333027216" calcext:value-type="float">
            <text:p>51787.333027216</text:p>
          </table:table-cell>
          <table:table-cell table:formula="of:=[$from_i_LON.C179]" office:value-type="float" office:value="50599.3701651833" calcext:value-type="float">
            <text:p>50599.3701651833</text:p>
          </table:table-cell>
          <table:table-cell table:formula="of:=[.D180]/[.C180]" office:value-type="percentage" office:value="0.977060744537502" calcext:value-type="percentage">
            <text:p>97.7%</text:p>
          </table:table-cell>
          <table:table-cell table:formula="of:=[.D178]" office:value-type="float" office:value="51668.4429307428" calcext:value-type="float">
            <text:p>51668.4429307428</text:p>
          </table:table-cell>
          <table:table-cell table:formula="of:=[.F180]/[.C180]" office:value-type="percentage" office:value="0.997704263001712" calcext:value-type="percentage">
            <text:p>99.77%</text:p>
          </table:table-cell>
          <table:table-cell table:number-columns-repeated="4"/>
        </table:table-row>
        <table:table-row table:style-name="ro1">
          <table:table-cell table:formula="of:=VALUE([$LON.A162])" office:value-type="date" office:date-value="2020-12-08" calcext:value-type="date">
            <text:p>08/12/20</text:p>
          </table:table-cell>
          <table:table-cell table:formula="of:=VALUE([$from_i_LON.A180])" office:value-type="date" office:date-value="2020-12-06" calcext:value-type="date">
            <text:p>06/12/20</text:p>
          </table:table-cell>
          <table:table-cell table:formula="of:=[$LON.C162]" office:value-type="float" office:value="51462.149590937" calcext:value-type="float">
            <text:p>51462.149590937</text:p>
          </table:table-cell>
          <table:table-cell table:formula="of:=[$from_i_LON.C180]" office:value-type="float" office:value="50253.4966925931" calcext:value-type="float">
            <text:p>50253.4966925931</text:p>
          </table:table-cell>
          <table:table-cell table:formula="of:=[.D181]/[.C181]" office:value-type="percentage" office:value="0.97651375024263" calcext:value-type="percentage">
            <text:p>97.7%</text:p>
          </table:table-cell>
          <table:table-cell table:formula="of:=[.D179]" office:value-type="float" office:value="51027.4334058651" calcext:value-type="float">
            <text:p>51027.4334058651</text:p>
          </table:table-cell>
          <table:table-cell table:formula="of:=[.F181]/[.C181]" office:value-type="percentage" office:value="0.991552700605642" calcext:value-type="percentage">
            <text:p>99.16%</text:p>
          </table:table-cell>
          <table:table-cell table:number-columns-repeated="4"/>
        </table:table-row>
        <table:table-row table:style-name="ro1">
          <table:table-cell table:formula="of:=VALUE([$LON.A163])" office:value-type="date" office:date-value="2020-12-09" calcext:value-type="date">
            <text:p>09/12/20</text:p>
          </table:table-cell>
          <table:table-cell table:formula="of:=VALUE([$from_i_LON.A181])" office:value-type="date" office:date-value="2020-12-07" calcext:value-type="date">
            <text:p>07/12/20</text:p>
          </table:table-cell>
          <table:table-cell table:formula="of:=[$LON.C163]" office:value-type="float" office:value="51308.7654209247" calcext:value-type="float">
            <text:p>51308.7654209247</text:p>
          </table:table-cell>
          <table:table-cell table:formula="of:=[$from_i_LON.C181]" office:value-type="float" office:value="50051.5121322592" calcext:value-type="float">
            <text:p>50051.5121322592</text:p>
          </table:table-cell>
          <table:table-cell table:formula="of:=[.D182]/[.C182]" office:value-type="percentage" office:value="0.975496325465029" calcext:value-type="percentage">
            <text:p>97.5%</text:p>
          </table:table-cell>
          <table:table-cell table:formula="of:=[.D180]" office:value-type="float" office:value="50599.3701651833" calcext:value-type="float">
            <text:p>50599.3701651833</text:p>
          </table:table-cell>
          <table:table-cell table:formula="of:=[.F182]/[.C182]" office:value-type="percentage" office:value="0.986173994834573" calcext:value-type="percentage">
            <text:p>98.62%</text:p>
          </table:table-cell>
          <table:table-cell table:number-columns-repeated="4"/>
        </table:table-row>
        <table:table-row table:style-name="ro1">
          <table:table-cell table:formula="of:=VALUE([$LON.A164])" office:value-type="date" office:date-value="2020-12-10" calcext:value-type="date">
            <text:p>10/12/20</text:p>
          </table:table-cell>
          <table:table-cell table:formula="of:=VALUE([$from_i_LON.A182])" office:value-type="date" office:date-value="2020-12-08" calcext:value-type="date">
            <text:p>08/12/20</text:p>
          </table:table-cell>
          <table:table-cell table:formula="of:=[$LON.C164]" office:value-type="float" office:value="51363.4177083383" calcext:value-type="float">
            <text:p>51363.4177083383</text:p>
          </table:table-cell>
          <table:table-cell table:formula="of:=[$from_i_LON.C182]" office:value-type="float" office:value="50038.4506916454" calcext:value-type="float">
            <text:p>50038.4506916454</text:p>
          </table:table-cell>
          <table:table-cell table:formula="of:=[.D183]/[.C183]" office:value-type="percentage" office:value="0.974204072162476" calcext:value-type="percentage">
            <text:p>97.4%</text:p>
          </table:table-cell>
          <table:table-cell table:formula="of:=[.D181]" office:value-type="float" office:value="50253.4966925931" calcext:value-type="float">
            <text:p>50253.4966925931</text:p>
          </table:table-cell>
          <table:table-cell table:formula="of:=[.F183]/[.C183]" office:value-type="percentage" office:value="0.978390826287149" calcext:value-type="percentage">
            <text:p>97.84%</text:p>
          </table:table-cell>
          <table:table-cell table:number-columns-repeated="4"/>
        </table:table-row>
        <table:table-row table:style-name="ro1">
          <table:table-cell table:formula="of:=VALUE([$LON.A165])" office:value-type="date" office:date-value="2020-12-11" calcext:value-type="date">
            <text:p>11/12/20</text:p>
          </table:table-cell>
          <table:table-cell table:formula="of:=VALUE([$from_i_LON.A183])" office:value-type="date" office:date-value="2020-12-09" calcext:value-type="date">
            <text:p>09/12/20</text:p>
          </table:table-cell>
          <table:table-cell table:formula="of:=[$LON.C165]" office:value-type="float" office:value="51926.3470860751" calcext:value-type="float">
            <text:p>51926.3470860751</text:p>
          </table:table-cell>
          <table:table-cell table:formula="of:=[$from_i_LON.C183]" office:value-type="float" office:value="50540.6522788722" calcext:value-type="float">
            <text:p>50540.6522788722</text:p>
          </table:table-cell>
          <table:table-cell table:formula="of:=[.D184]/[.C184]" office:value-type="percentage" office:value="0.973314225148441" calcext:value-type="percentage">
            <text:p>97.3%</text:p>
          </table:table-cell>
          <table:table-cell table:formula="of:=[.D182]" office:value-type="float" office:value="50051.5121322592" calcext:value-type="float">
            <text:p>50051.5121322592</text:p>
          </table:table-cell>
          <table:table-cell table:formula="of:=[.F184]/[.C184]" office:value-type="percentage" office:value="0.963894341523617" calcext:value-type="percentage">
            <text:p>96.39%</text:p>
          </table:table-cell>
          <table:table-cell table:number-columns-repeated="4"/>
        </table:table-row>
        <table:table-row table:style-name="ro1">
          <table:table-cell table:formula="of:=VALUE([$LON.A166])" office:value-type="date" office:date-value="2020-12-12" calcext:value-type="date">
            <text:p>12/12/20</text:p>
          </table:table-cell>
          <table:table-cell table:formula="of:=VALUE([$from_i_LON.A184])" office:value-type="date" office:date-value="2020-12-10" calcext:value-type="date">
            <text:p>10/12/20</text:p>
          </table:table-cell>
          <table:table-cell table:formula="of:=[$LON.C166]" office:value-type="float" office:value="52829.9872582292" calcext:value-type="float">
            <text:p>52829.9872582292</text:p>
          </table:table-cell>
          <table:table-cell table:formula="of:=[$from_i_LON.C184]" office:value-type="float" office:value="51397.1810896049" calcext:value-type="float">
            <text:p>51397.1810896049</text:p>
          </table:table-cell>
          <table:table-cell table:formula="of:=[.D185]/[.C185]" office:value-type="percentage" office:value="0.97287892269175" calcext:value-type="percentage">
            <text:p>97.3%</text:p>
          </table:table-cell>
          <table:table-cell table:formula="of:=[.D183]" office:value-type="float" office:value="50038.4506916454" calcext:value-type="float">
            <text:p>50038.4506916454</text:p>
          </table:table-cell>
          <table:table-cell table:formula="of:=[.F185]/[.C185]" office:value-type="percentage" office:value="0.947159999245523" calcext:value-type="percentage">
            <text:p>94.72%</text:p>
          </table:table-cell>
          <table:table-cell table:number-columns-repeated="4"/>
        </table:table-row>
        <table:table-row table:style-name="ro1">
          <table:table-cell table:formula="of:=VALUE([$LON.A167])" office:value-type="date" office:date-value="2020-12-13" calcext:value-type="date">
            <text:p>13/12/20</text:p>
          </table:table-cell>
          <table:table-cell table:formula="of:=VALUE([$from_i_LON.A185])" office:value-type="date" office:date-value="2020-12-11" calcext:value-type="date">
            <text:p>11/12/20</text:p>
          </table:table-cell>
          <table:table-cell table:formula="of:=[$LON.C167]" office:value-type="float" office:value="54116.891103044" calcext:value-type="float">
            <text:p>54116.891103044</text:p>
          </table:table-cell>
          <table:table-cell table:formula="of:=[$from_i_LON.C185]" office:value-type="float" office:value="52652.0831964644" calcext:value-type="float">
            <text:p>52652.0831964644</text:p>
          </table:table-cell>
          <table:table-cell table:formula="of:=[.D186]/[.C186]" office:value-type="percentage" office:value="0.9729325192796" calcext:value-type="percentage">
            <text:p>97.3%</text:p>
          </table:table-cell>
          <table:table-cell table:formula="of:=[.D184]" office:value-type="float" office:value="50540.6522788722" calcext:value-type="float">
            <text:p>50540.6522788722</text:p>
          </table:table-cell>
          <table:table-cell table:formula="of:=[.F186]/[.C186]" office:value-type="percentage" office:value="0.933916402969966" calcext:value-type="percentage">
            <text:p>93.39%</text:p>
          </table:table-cell>
          <table:table-cell table:number-columns-repeated="4"/>
        </table:table-row>
        <table:table-row table:style-name="ro1">
          <table:table-cell table:formula="of:=VALUE([$LON.A168])" office:value-type="date" office:date-value="2020-12-14" calcext:value-type="date">
            <text:p>14/12/20</text:p>
          </table:table-cell>
          <table:table-cell table:formula="of:=VALUE([$from_i_LON.A186])" office:value-type="date" office:date-value="2020-12-12" calcext:value-type="date">
            <text:p>12/12/20</text:p>
          </table:table-cell>
          <table:table-cell table:formula="of:=[$LON.C168]" office:value-type="float" office:value="55995.082735271" calcext:value-type="float">
            <text:p>55995.082735271</text:p>
          </table:table-cell>
          <table:table-cell table:formula="of:=[$from_i_LON.C186]" office:value-type="float" office:value="54503.8482161678" calcext:value-type="float">
            <text:p>54503.8482161678</text:p>
          </table:table-cell>
          <table:table-cell table:formula="of:=[.D187]/[.C187]" office:value-type="percentage" office:value="0.973368473689853" calcext:value-type="percentage">
            <text:p>97.3%</text:p>
          </table:table-cell>
          <table:table-cell table:formula="of:=[.D185]" office:value-type="float" office:value="51397.1810896049" calcext:value-type="float">
            <text:p>51397.1810896049</text:p>
          </table:table-cell>
          <table:table-cell table:formula="of:=[.F187]/[.C187]" office:value-type="percentage" office:value="0.917887403302828" calcext:value-type="percentage">
            <text:p>91.79%</text:p>
          </table:table-cell>
          <table:table-cell table:number-columns-repeated="4"/>
        </table:table-row>
        <table:table-row table:style-name="ro1">
          <table:table-cell table:formula="of:=VALUE([$LON.A169])" office:value-type="date" office:date-value="2020-12-15" calcext:value-type="date">
            <text:p>15/12/20</text:p>
          </table:table-cell>
          <table:table-cell table:formula="of:=VALUE([$from_i_LON.A187])" office:value-type="date" office:date-value="2020-12-13" calcext:value-type="date">
            <text:p>13/12/20</text:p>
          </table:table-cell>
          <table:table-cell table:formula="of:=[$LON.C169]" office:value-type="float" office:value="58400.7337525569" calcext:value-type="float">
            <text:p>58400.7337525569</text:p>
          </table:table-cell>
          <table:table-cell table:formula="of:=[$from_i_LON.C187]" office:value-type="float" office:value="56882.9028000224" calcext:value-type="float">
            <text:p>56882.9028000224</text:p>
          </table:table-cell>
          <table:table-cell table:formula="of:=[.D188]/[.C188]" office:value-type="percentage" office:value="0.974010070507581" calcext:value-type="percentage">
            <text:p>97.4%</text:p>
          </table:table-cell>
          <table:table-cell table:formula="of:=[.D186]" office:value-type="float" office:value="52652.0831964644" calcext:value-type="float">
            <text:p>52652.0831964644</text:p>
          </table:table-cell>
          <table:table-cell table:formula="of:=[.F188]/[.C188]" office:value-type="percentage" office:value="0.901565439563663" calcext:value-type="percentage">
            <text:p>90.16%</text:p>
          </table:table-cell>
          <table:table-cell table:number-columns-repeated="4"/>
        </table:table-row>
        <table:table-row table:style-name="ro1">
          <table:table-cell table:formula="of:=VALUE([$LON.A170])" office:value-type="date" office:date-value="2020-12-16" calcext:value-type="date">
            <text:p>16/12/20</text:p>
          </table:table-cell>
          <table:table-cell table:formula="of:=VALUE([$from_i_LON.A188])" office:value-type="date" office:date-value="2020-12-14" calcext:value-type="date">
            <text:p>14/12/20</text:p>
          </table:table-cell>
          <table:table-cell table:formula="of:=[$LON.C170]" office:value-type="float" office:value="61234.9626814627" calcext:value-type="float">
            <text:p>61234.9626814627</text:p>
          </table:table-cell>
          <table:table-cell table:formula="of:=[$from_i_LON.C188]" office:value-type="float" office:value="59685.4390927272" calcext:value-type="float">
            <text:p>59685.4390927272</text:p>
          </table:table-cell>
          <table:table-cell table:formula="of:=[.D189]/[.C189]" office:value-type="percentage" office:value="0.974695443242189" calcext:value-type="percentage">
            <text:p>97.5%</text:p>
          </table:table-cell>
          <table:table-cell table:formula="of:=[.D187]" office:value-type="float" office:value="54503.8482161678" calcext:value-type="float">
            <text:p>54503.8482161678</text:p>
          </table:table-cell>
          <table:table-cell table:formula="of:=[.F189]/[.C189]" office:value-type="percentage" office:value="0.890077266800841" calcext:value-type="percentage">
            <text:p>89.01%</text:p>
          </table:table-cell>
          <table:table-cell table:number-columns-repeated="4"/>
        </table:table-row>
        <table:table-row table:style-name="ro1">
          <table:table-cell table:formula="of:=VALUE([$LON.A171])" office:value-type="date" office:date-value="2020-12-17" calcext:value-type="date">
            <text:p>17/12/20</text:p>
          </table:table-cell>
          <table:table-cell table:formula="of:=VALUE([$from_i_LON.A189])" office:value-type="date" office:date-value="2020-12-15" calcext:value-type="date">
            <text:p>15/12/20</text:p>
          </table:table-cell>
          <table:table-cell table:formula="of:=[$LON.C171]" office:value-type="float" office:value="64851.4393476287" calcext:value-type="float">
            <text:p>64851.4393476287</text:p>
          </table:table-cell>
          <table:table-cell table:formula="of:=[$from_i_LON.C189]" office:value-type="float" office:value="63249.869675435" calcext:value-type="float">
            <text:p>63249.869675435</text:p>
          </table:table-cell>
          <table:table-cell table:formula="of:=[.D190]/[.C190]" office:value-type="percentage" office:value="0.975304022727873" calcext:value-type="percentage">
            <text:p>97.5%</text:p>
          </table:table-cell>
          <table:table-cell table:formula="of:=[.D188]" office:value-type="float" office:value="56882.9028000224" calcext:value-type="float">
            <text:p>56882.9028000224</text:p>
          </table:table-cell>
          <table:table-cell table:formula="of:=[.F190]/[.C190]" office:value-type="percentage" office:value="0.877126296227723" calcext:value-type="percentage">
            <text:p>87.71%</text:p>
          </table:table-cell>
          <table:table-cell table:number-columns-repeated="4"/>
        </table:table-row>
        <table:table-row table:style-name="ro1">
          <table:table-cell table:formula="of:=VALUE([$LON.A172])" office:value-type="date" office:date-value="2020-12-18" calcext:value-type="date">
            <text:p>18/12/20</text:p>
          </table:table-cell>
          <table:table-cell table:formula="of:=VALUE([$from_i_LON.A190])" office:value-type="date" office:date-value="2020-12-16" calcext:value-type="date">
            <text:p>16/12/20</text:p>
          </table:table-cell>
          <table:table-cell table:formula="of:=[$LON.C172]" office:value-type="float" office:value="69149.5788356785" calcext:value-type="float">
            <text:p>69149.5788356785</text:p>
          </table:table-cell>
          <table:table-cell table:formula="of:=[$from_i_LON.C190]" office:value-type="float" office:value="67495.957533523" calcext:value-type="float">
            <text:p>67495.957533523</text:p>
          </table:table-cell>
          <table:table-cell table:formula="of:=[.D191]/[.C191]" office:value-type="percentage" office:value="0.976086314190212" calcext:value-type="percentage">
            <text:p>97.6%</text:p>
          </table:table-cell>
          <table:table-cell table:formula="of:=[.D189]" office:value-type="float" office:value="59685.4390927272" calcext:value-type="float">
            <text:p>59685.4390927272</text:p>
          </table:table-cell>
          <table:table-cell table:formula="of:=[.F191]/[.C191]" office:value-type="percentage" office:value="0.863135251113514" calcext:value-type="percentage">
            <text:p>86.31%</text:p>
          </table:table-cell>
          <table:table-cell table:number-columns-repeated="4"/>
        </table:table-row>
        <table:table-row table:style-name="ro1">
          <table:table-cell table:formula="of:=VALUE([$LON.A173])" office:value-type="date" office:date-value="2020-12-19" calcext:value-type="date">
            <text:p>19/12/20</text:p>
          </table:table-cell>
          <table:table-cell table:formula="of:=VALUE([$from_i_LON.A191])" office:value-type="date" office:date-value="2020-12-17" calcext:value-type="date">
            <text:p>17/12/20</text:p>
          </table:table-cell>
          <table:table-cell table:formula="of:=[$LON.C173]" office:value-type="float" office:value="74516.3426323822" calcext:value-type="float">
            <text:p>74516.3426323822</text:p>
          </table:table-cell>
          <table:table-cell table:formula="of:=[$from_i_LON.C191]" office:value-type="float" office:value="72795.7427015815" calcext:value-type="float">
            <text:p>72795.7427015815</text:p>
          </table:table-cell>
          <table:table-cell table:formula="of:=[.D192]/[.C192]" office:value-type="percentage" office:value="0.976909764086395" calcext:value-type="percentage">
            <text:p>97.7%</text:p>
          </table:table-cell>
          <table:table-cell table:formula="of:=[.D190]" office:value-type="float" office:value="63249.869675435" calcext:value-type="float">
            <text:p>63249.869675435</text:p>
          </table:table-cell>
          <table:table-cell table:formula="of:=[.F192]/[.C192]" office:value-type="percentage" office:value="0.84880534176873" calcext:value-type="percentage">
            <text:p>84.88%</text:p>
          </table:table-cell>
          <table:table-cell table:number-columns-repeated="4"/>
        </table:table-row>
        <table:table-row table:style-name="ro1">
          <table:table-cell table:formula="of:=VALUE([$LON.A174])" office:value-type="date" office:date-value="2020-12-20" calcext:value-type="date">
            <text:p>20/12/20</text:p>
          </table:table-cell>
          <table:table-cell table:formula="of:=VALUE([$from_i_LON.A192])" office:value-type="date" office:date-value="2020-12-18" calcext:value-type="date">
            <text:p>18/12/20</text:p>
          </table:table-cell>
          <table:table-cell table:formula="of:=[$LON.C174]" office:value-type="float" office:value="80765.1283549134" calcext:value-type="float">
            <text:p>80765.1283549134</text:p>
          </table:table-cell>
          <table:table-cell table:formula="of:=[$from_i_LON.C192]" office:value-type="float" office:value="78954.2239300812" calcext:value-type="float">
            <text:p>78954.2239300812</text:p>
          </table:table-cell>
          <table:table-cell table:formula="of:=[.D193]/[.C193]" office:value-type="percentage" office:value="0.977578139703136" calcext:value-type="percentage">
            <text:p>97.8%</text:p>
          </table:table-cell>
          <table:table-cell table:formula="of:=[.D191]" office:value-type="float" office:value="67495.957533523" calcext:value-type="float">
            <text:p>67495.957533523</text:p>
          </table:table-cell>
          <table:table-cell table:formula="of:=[.F193]/[.C193]" office:value-type="percentage" office:value="0.835706683172959" calcext:value-type="percentage">
            <text:p>83.57%</text:p>
          </table:table-cell>
          <table:table-cell table:number-columns-repeated="4"/>
        </table:table-row>
        <table:table-row table:style-name="ro1">
          <table:table-cell table:formula="of:=VALUE([$LON.A175])" office:value-type="date" office:date-value="2020-12-21" calcext:value-type="date">
            <text:p>21/12/20</text:p>
          </table:table-cell>
          <table:table-cell table:formula="of:=VALUE([$from_i_LON.A193])" office:value-type="date" office:date-value="2020-12-19" calcext:value-type="date">
            <text:p>19/12/20</text:p>
          </table:table-cell>
          <table:table-cell table:formula="of:=[$LON.C175]" office:value-type="float" office:value="88005.3717837994" calcext:value-type="float">
            <text:p>88005.3717837994</text:p>
          </table:table-cell>
          <table:table-cell table:formula="of:=[$from_i_LON.C193]" office:value-type="float" office:value="86096.0461304137" calcext:value-type="float">
            <text:p>86096.0461304137</text:p>
          </table:table-cell>
          <table:table-cell table:formula="of:=[.D194]/[.C194]" office:value-type="percentage" office:value="0.978304441937063" calcext:value-type="percentage">
            <text:p>97.8%</text:p>
          </table:table-cell>
          <table:table-cell table:formula="of:=[.D192]" office:value-type="float" office:value="72795.7427015815" calcext:value-type="float">
            <text:p>72795.7427015815</text:p>
          </table:table-cell>
          <table:table-cell table:formula="of:=[.F194]/[.C194]" office:value-type="percentage" office:value="0.827173855709819" calcext:value-type="percentage">
            <text:p>82.72%</text:p>
          </table:table-cell>
          <table:table-cell table:number-columns-repeated="4"/>
        </table:table-row>
        <table:table-row table:style-name="ro1">
          <table:table-cell table:formula="of:=VALUE([$LON.A176])" office:value-type="date" office:date-value="2020-12-22" calcext:value-type="date">
            <text:p>22/12/20</text:p>
          </table:table-cell>
          <table:table-cell table:formula="of:=VALUE([$from_i_LON.A194])" office:value-type="date" office:date-value="2020-12-20" calcext:value-type="date">
            <text:p>20/12/20</text:p>
          </table:table-cell>
          <table:table-cell table:formula="of:=[$LON.C176]" office:value-type="float" office:value="95645.9285648746" calcext:value-type="float">
            <text:p>95645.9285648746</text:p>
          </table:table-cell>
          <table:table-cell table:formula="of:=[$from_i_LON.C194]" office:value-type="float" office:value="93630.670392933" calcext:value-type="float">
            <text:p>93630.670392933</text:p>
          </table:table-cell>
          <table:table-cell table:formula="of:=[.D195]/[.C195]" office:value-type="percentage" office:value="0.978930016131585" calcext:value-type="percentage">
            <text:p>97.9%</text:p>
          </table:table-cell>
          <table:table-cell table:formula="of:=[.D193]" office:value-type="float" office:value="78954.2239300812" calcext:value-type="float">
            <text:p>78954.2239300812</text:p>
          </table:table-cell>
          <table:table-cell table:formula="of:=[.F195]/[.C195]" office:value-type="percentage" office:value="0.825484420662279" calcext:value-type="percentage">
            <text:p>82.55%</text:p>
          </table:table-cell>
          <table:table-cell table:number-columns-repeated="4"/>
        </table:table-row>
        <table:table-row table:style-name="ro1">
          <table:table-cell table:formula="of:=VALUE([$LON.A177])" office:value-type="date" office:date-value="2020-12-23" calcext:value-type="date">
            <text:p>23/12/20</text:p>
          </table:table-cell>
          <table:table-cell table:formula="of:=VALUE([$from_i_LON.A195])" office:value-type="date" office:date-value="2020-12-21" calcext:value-type="date">
            <text:p>21/12/20</text:p>
          </table:table-cell>
          <table:table-cell table:formula="of:=[$LON.C177]" office:value-type="float" office:value="103885.717585485" calcext:value-type="float">
            <text:p>103885.717585485</text:p>
          </table:table-cell>
          <table:table-cell table:formula="of:=[$from_i_LON.C195]" office:value-type="float" office:value="101730.694670729" calcext:value-type="float">
            <text:p>101730.694670729</text:p>
          </table:table-cell>
          <table:table-cell table:formula="of:=[.D196]/[.C196]" office:value-type="percentage" office:value="0.979255830687388" calcext:value-type="percentage">
            <text:p>97.9%</text:p>
          </table:table-cell>
          <table:table-cell table:formula="of:=[.D194]" office:value-type="float" office:value="86096.0461304137" calcext:value-type="float">
            <text:p>86096.0461304137</text:p>
          </table:table-cell>
          <table:table-cell table:formula="of:=[.F196]/[.C196]" office:value-type="percentage" office:value="0.828757293413001" calcext:value-type="percentage">
            <text:p>82.88%</text:p>
          </table:table-cell>
          <table:table-cell table:number-columns-repeated="4"/>
        </table:table-row>
        <table:table-row table:style-name="ro1">
          <table:table-cell table:formula="of:=VALUE([$LON.A178])" office:value-type="date" office:date-value="2020-12-24" calcext:value-type="date">
            <text:p>24/12/20</text:p>
          </table:table-cell>
          <table:table-cell table:formula="of:=VALUE([$from_i_LON.A196])" office:value-type="date" office:date-value="2020-12-22" calcext:value-type="date">
            <text:p>22/12/20</text:p>
          </table:table-cell>
          <table:table-cell table:formula="of:=[$LON.C178]" office:value-type="float" office:value="112842.354753445" calcext:value-type="float">
            <text:p>112842.354753445</text:p>
          </table:table-cell>
          <table:table-cell table:formula="of:=[$from_i_LON.C196]" office:value-type="float" office:value="110515.847651536" calcext:value-type="float">
            <text:p>110515.847651536</text:p>
          </table:table-cell>
          <table:table-cell table:formula="of:=[.D197]/[.C197]" office:value-type="percentage" office:value="0.979382678543065" calcext:value-type="percentage">
            <text:p>97.9%</text:p>
          </table:table-cell>
          <table:table-cell table:formula="of:=[.D195]" office:value-type="float" office:value="93630.670392933" calcext:value-type="float">
            <text:p>93630.670392933</text:p>
          </table:table-cell>
          <table:table-cell table:formula="of:=[.F197]/[.C197]" office:value-type="percentage" office:value="0.82974757658604" calcext:value-type="percentage">
            <text:p>82.97%</text:p>
          </table:table-cell>
          <table:table-cell table:number-columns-repeated="4"/>
        </table:table-row>
        <table:table-row table:style-name="ro1">
          <table:table-cell table:formula="of:=VALUE([$LON.A179])" office:value-type="date" office:date-value="2020-12-25" calcext:value-type="date">
            <text:p>25/12/20</text:p>
          </table:table-cell>
          <table:table-cell table:formula="of:=VALUE([$from_i_LON.A197])" office:value-type="date" office:date-value="2020-12-23" calcext:value-type="date">
            <text:p>23/12/20</text:p>
          </table:table-cell>
          <table:table-cell table:formula="of:=[$LON.C179]" office:value-type="float" office:value="121800.408869066" calcext:value-type="float">
            <text:p>121800.408869066</text:p>
          </table:table-cell>
          <table:table-cell table:formula="of:=[$from_i_LON.C197]" office:value-type="float" office:value="119265.943776981" calcext:value-type="float">
            <text:p>119265.943776981</text:p>
          </table:table-cell>
          <table:table-cell table:formula="of:=[.D198]/[.C198]" office:value-type="percentage" office:value="0.97919165366013" calcext:value-type="percentage">
            <text:p>97.9%</text:p>
          </table:table-cell>
          <table:table-cell table:formula="of:=[.D196]" office:value-type="float" office:value="101730.694670729" calcext:value-type="float">
            <text:p>101730.694670729</text:p>
          </table:table-cell>
          <table:table-cell table:formula="of:=[.F198]/[.C198]" office:value-type="percentage" office:value="0.835224574492916" calcext:value-type="percentage">
            <text:p>83.52%</text:p>
          </table:table-cell>
          <table:table-cell table:number-columns-repeated="4"/>
        </table:table-row>
        <table:table-row table:style-name="ro1">
          <table:table-cell table:formula="of:=VALUE([$LON.A180])" office:value-type="date" office:date-value="2020-12-26" calcext:value-type="date">
            <text:p>26/12/20</text:p>
          </table:table-cell>
          <table:table-cell table:formula="of:=VALUE([$from_i_LON.A198])" office:value-type="date" office:date-value="2020-12-24" calcext:value-type="date">
            <text:p>24/12/20</text:p>
          </table:table-cell>
          <table:table-cell table:formula="of:=[$LON.C180]" office:value-type="float" office:value="130716.380937592" calcext:value-type="float">
            <text:p>130716.380937592</text:p>
          </table:table-cell>
          <table:table-cell table:formula="of:=[$from_i_LON.C198]" office:value-type="float" office:value="127974.79318777" calcext:value-type="float">
            <text:p>127974.79318777</text:p>
          </table:table-cell>
          <table:table-cell table:formula="of:=[.D199]/[.C199]" office:value-type="percentage" office:value="0.979026440831997" calcext:value-type="percentage">
            <text:p>97.9%</text:p>
          </table:table-cell>
          <table:table-cell table:formula="of:=[.D197]" office:value-type="float" office:value="110515.847651536" calcext:value-type="float">
            <text:p>110515.847651536</text:p>
          </table:table-cell>
          <table:table-cell table:formula="of:=[.F199]/[.C199]" office:value-type="percentage" office:value="0.845462878170557" calcext:value-type="percentage">
            <text:p>84.55%</text:p>
          </table:table-cell>
          <table:table-cell table:number-columns-repeated="4"/>
        </table:table-row>
        <table:table-row table:style-name="ro1">
          <table:table-cell table:formula="of:=VALUE([$LON.A181])" office:value-type="date" office:date-value="2020-12-27" calcext:value-type="date">
            <text:p>27/12/20</text:p>
          </table:table-cell>
          <table:table-cell table:formula="of:=VALUE([$from_i_LON.A199])" office:value-type="date" office:date-value="2020-12-25" calcext:value-type="date">
            <text:p>25/12/20</text:p>
          </table:table-cell>
          <table:table-cell table:formula="of:=[$LON.C181]" office:value-type="float" office:value="139518.748048755" calcext:value-type="float">
            <text:p>139518.748048755</text:p>
          </table:table-cell>
          <table:table-cell table:formula="of:=[$from_i_LON.C199]" office:value-type="float" office:value="136577.773206604" calcext:value-type="float">
            <text:p>136577.773206604</text:p>
          </table:table-cell>
          <table:table-cell table:formula="of:=[.D200]/[.C200]" office:value-type="percentage" office:value="0.978920576028081" calcext:value-type="percentage">
            <text:p>97.9%</text:p>
          </table:table-cell>
          <table:table-cell table:formula="of:=[.D198]" office:value-type="float" office:value="119265.943776981" calcext:value-type="float">
            <text:p>119265.943776981</text:p>
          </table:table-cell>
          <table:table-cell table:formula="of:=[.F200]/[.C200]" office:value-type="percentage" office:value="0.854838116346225" calcext:value-type="percentage">
            <text:p>85.48%</text:p>
          </table:table-cell>
          <table:table-cell table:number-columns-repeated="4"/>
        </table:table-row>
        <table:table-row table:style-name="ro1">
          <table:table-cell table:formula="of:=VALUE([$LON.A182])" office:value-type="date" office:date-value="2020-12-28" calcext:value-type="date">
            <text:p>28/12/20</text:p>
          </table:table-cell>
          <table:table-cell table:formula="of:=VALUE([$from_i_LON.A200])" office:value-type="date" office:date-value="2020-12-26" calcext:value-type="date">
            <text:p>26/12/20</text:p>
          </table:table-cell>
          <table:table-cell table:formula="of:=[$LON.C182]" office:value-type="float" office:value="148363.692420955" calcext:value-type="float">
            <text:p>148363.692420955</text:p>
          </table:table-cell>
          <table:table-cell table:formula="of:=[$from_i_LON.C200]" office:value-type="float" office:value="145256.26878573" calcext:value-type="float">
            <text:p>145256.26878573</text:p>
          </table:table-cell>
          <table:table-cell table:formula="of:=[.D201]/[.C201]" office:value-type="percentage" office:value="0.979055363313496" calcext:value-type="percentage">
            <text:p>97.9%</text:p>
          </table:table-cell>
          <table:table-cell table:formula="of:=[.D199]" office:value-type="float" office:value="127974.79318777" calcext:value-type="float">
            <text:p>127974.79318777</text:p>
          </table:table-cell>
          <table:table-cell table:formula="of:=[.F201]/[.C201]" office:value-type="percentage" office:value="0.862574873269299" calcext:value-type="percentage">
            <text:p>86.26%</text:p>
          </table:table-cell>
          <table:table-cell table:number-columns-repeated="4"/>
        </table:table-row>
        <table:table-row table:style-name="ro1">
          <table:table-cell table:formula="of:=VALUE([$LON.A183])" office:value-type="date" office:date-value="2020-12-29" calcext:value-type="date">
            <text:p>29/12/20</text:p>
          </table:table-cell>
          <table:table-cell table:formula="of:=VALUE([$from_i_LON.A201])" office:value-type="date" office:date-value="2020-12-27" calcext:value-type="date">
            <text:p>27/12/20</text:p>
          </table:table-cell>
          <table:table-cell table:formula="of:=[$LON.C183]" office:value-type="float" office:value="157602.010361727" calcext:value-type="float">
            <text:p>157602.010361727</text:p>
          </table:table-cell>
          <table:table-cell table:formula="of:=[$from_i_LON.C201]" office:value-type="float" office:value="154350.208457583" calcext:value-type="float">
            <text:p>154350.208457583</text:p>
          </table:table-cell>
          <table:table-cell table:formula="of:=[.D202]/[.C202]" office:value-type="percentage" office:value="0.979367002383532" calcext:value-type="percentage">
            <text:p>97.9%</text:p>
          </table:table-cell>
          <table:table-cell table:formula="of:=[.D200]" office:value-type="float" office:value="136577.773206604" calcext:value-type="float">
            <text:p>136577.773206604</text:p>
          </table:table-cell>
          <table:table-cell table:formula="of:=[.F202]/[.C202]" office:value-type="percentage" office:value="0.86659918165467" calcext:value-type="percentage">
            <text:p>86.66%</text:p>
          </table:table-cell>
          <table:table-cell table:number-columns-repeated="4"/>
        </table:table-row>
        <table:table-row table:style-name="ro1">
          <table:table-cell table:formula="of:=VALUE([$LON.A184])" office:value-type="date" office:date-value="2020-12-30" calcext:value-type="date">
            <text:p>30/12/20</text:p>
          </table:table-cell>
          <table:table-cell table:formula="of:=VALUE([$from_i_LON.A202])" office:value-type="date" office:date-value="2020-12-28" calcext:value-type="date">
            <text:p>28/12/20</text:p>
          </table:table-cell>
          <table:table-cell table:formula="of:=[$LON.C184]" office:value-type="float" office:value="166432.462084258" calcext:value-type="float">
            <text:p>166432.462084258</text:p>
          </table:table-cell>
          <table:table-cell table:formula="of:=[$from_i_LON.C202]" office:value-type="float" office:value="163064.970255609" calcext:value-type="float">
            <text:p>163064.970255609</text:p>
          </table:table-cell>
          <table:table-cell table:formula="of:=[.D203]/[.C203]" office:value-type="percentage" office:value="0.97976661652134" calcext:value-type="percentage">
            <text:p>98.0%</text:p>
          </table:table-cell>
          <table:table-cell table:formula="of:=[.D201]" office:value-type="float" office:value="145256.26878573" calcext:value-type="float">
            <text:p>145256.26878573</text:p>
          </table:table-cell>
          <table:table-cell table:formula="of:=[.F203]/[.C203]" office:value-type="percentage" office:value="0.872764044746225" calcext:value-type="percentage">
            <text:p>87.28%</text:p>
          </table:table-cell>
          <table:table-cell table:number-columns-repeated="4"/>
        </table:table-row>
        <table:table-row table:style-name="ro1">
          <table:table-cell table:formula="of:=VALUE([$LON.A185])" office:value-type="date" office:date-value="2020-12-31" calcext:value-type="date">
            <text:p>31/12/20</text:p>
          </table:table-cell>
          <table:table-cell table:formula="of:=VALUE([$from_i_LON.A203])" office:value-type="date" office:date-value="2020-12-29" calcext:value-type="date">
            <text:p>29/12/20</text:p>
          </table:table-cell>
          <table:table-cell table:formula="of:=[$LON.C185]" office:value-type="float" office:value="175156.735773065" calcext:value-type="float">
            <text:p>175156.735773065</text:p>
          </table:table-cell>
          <table:table-cell table:formula="of:=[$from_i_LON.C203]" office:value-type="float" office:value="171742.238511944" calcext:value-type="float">
            <text:p>171742.238511944</text:p>
          </table:table-cell>
          <table:table-cell table:formula="of:=[.D204]/[.C204]" office:value-type="percentage" office:value="0.98050604650714" calcext:value-type="percentage">
            <text:p>98.1%</text:p>
          </table:table-cell>
          <table:table-cell table:formula="of:=[.D202]" office:value-type="float" office:value="154350.208457583" calcext:value-type="float">
            <text:p>154350.208457583</text:p>
          </table:table-cell>
          <table:table-cell table:formula="of:=[.F204]/[.C204]" office:value-type="percentage" office:value="0.881211948694687" calcext:value-type="percentage">
            <text:p>88.12%</text:p>
          </table:table-cell>
          <table:table-cell table:number-columns-repeated="4"/>
        </table:table-row>
        <table:table-row table:style-name="ro1">
          <table:table-cell table:formula="of:=VALUE([$LON.A186])" office:value-type="date" office:date-value="2021-01-01" calcext:value-type="date">
            <text:p>01/01/21</text:p>
          </table:table-cell>
          <table:table-cell table:formula="of:=VALUE([$from_i_LON.A204])" office:value-type="date" office:date-value="2020-12-30" calcext:value-type="date">
            <text:p>30/12/20</text:p>
          </table:table-cell>
          <table:table-cell table:formula="of:=[$LON.C186]" office:value-type="float" office:value="183165.482367146" calcext:value-type="float">
            <text:p>183165.482367146</text:p>
          </table:table-cell>
          <table:table-cell table:formula="of:=[$from_i_LON.C204]" office:value-type="float" office:value="179707.100727506" calcext:value-type="float">
            <text:p>179707.100727506</text:p>
          </table:table-cell>
          <table:table-cell table:formula="of:=[.D205]/[.C205]" office:value-type="percentage" office:value="0.981118813463399" calcext:value-type="percentage">
            <text:p>98.1%</text:p>
          </table:table-cell>
          <table:table-cell table:formula="of:=[.D203]" office:value-type="float" office:value="163064.970255609" calcext:value-type="float">
            <text:p>163064.970255609</text:p>
          </table:table-cell>
          <table:table-cell table:formula="of:=[.F205]/[.C205]" office:value-type="percentage" office:value="0.890260370830972" calcext:value-type="percentage">
            <text:p>89.03%</text:p>
          </table:table-cell>
          <table:table-cell table:number-columns-repeated="4"/>
        </table:table-row>
        <table:table-row table:style-name="ro1">
          <table:table-cell table:formula="of:=VALUE([$LON.A187])" office:value-type="date" office:date-value="2021-01-02" calcext:value-type="date">
            <text:p>02/01/21</text:p>
          </table:table-cell>
          <table:table-cell table:formula="of:=VALUE([$from_i_LON.A205])" office:value-type="date" office:date-value="2020-12-31" calcext:value-type="date">
            <text:p>31/12/20</text:p>
          </table:table-cell>
          <table:table-cell table:formula="of:=[$LON.C187]" office:value-type="float" office:value="190384.120262959" calcext:value-type="float">
            <text:p>190384.120262959</text:p>
          </table:table-cell>
          <table:table-cell table:formula="of:=[$from_i_LON.C205]" office:value-type="float" office:value="186863.545833225" calcext:value-type="float">
            <text:p>186863.545833225</text:p>
          </table:table-cell>
          <table:table-cell table:formula="of:=[.D206]/[.C206]" office:value-type="percentage" office:value="0.981508045813531" calcext:value-type="percentage">
            <text:p>98.2%</text:p>
          </table:table-cell>
          <table:table-cell table:formula="of:=[.D204]" office:value-type="float" office:value="171742.238511944" calcext:value-type="float">
            <text:p>171742.238511944</text:p>
          </table:table-cell>
          <table:table-cell table:formula="of:=[.F206]/[.C206]" office:value-type="percentage" office:value="0.90208279070089" calcext:value-type="percentage">
            <text:p>90.21%</text:p>
          </table:table-cell>
          <table:table-cell table:number-columns-repeated="4"/>
        </table:table-row>
        <table:table-row table:style-name="ro1">
          <table:table-cell table:formula="of:=VALUE([$LON.A188])" office:value-type="date" office:date-value="2021-01-03" calcext:value-type="date">
            <text:p>03/01/21</text:p>
          </table:table-cell>
          <table:table-cell table:formula="of:=VALUE([$from_i_LON.A206])" office:value-type="date" office:date-value="2021-01-01" calcext:value-type="date">
            <text:p>01/01/21</text:p>
          </table:table-cell>
          <table:table-cell table:formula="of:=[$LON.C188]" office:value-type="float" office:value="196654.677265937" calcext:value-type="float">
            <text:p>196654.677265937</text:p>
          </table:table-cell>
          <table:table-cell table:formula="of:=[$from_i_LON.C206]" office:value-type="float" office:value="193045.42246137" calcext:value-type="float">
            <text:p>193045.42246137</text:p>
          </table:table-cell>
          <table:table-cell table:formula="of:=[.D207]/[.C207]" office:value-type="percentage" office:value="0.981646738055022" calcext:value-type="percentage">
            <text:p>98.2%</text:p>
          </table:table-cell>
          <table:table-cell table:formula="of:=[.D205]" office:value-type="float" office:value="179707.100727506" calcext:value-type="float">
            <text:p>179707.100727506</text:p>
          </table:table-cell>
          <table:table-cell table:formula="of:=[.F207]/[.C207]" office:value-type="percentage" office:value="0.913820628250234" calcext:value-type="percentage">
            <text:p>91.38%</text:p>
          </table:table-cell>
          <table:table-cell table:number-columns-repeated="4"/>
        </table:table-row>
        <table:table-row table:style-name="ro1">
          <table:table-cell table:formula="of:=VALUE([$LON.A189])" office:value-type="date" office:date-value="2021-01-04" calcext:value-type="date">
            <text:p>04/01/21</text:p>
          </table:table-cell>
          <table:table-cell table:formula="of:=VALUE([$from_i_LON.A207])" office:value-type="date" office:date-value="2021-01-02" calcext:value-type="date">
            <text:p>02/01/21</text:p>
          </table:table-cell>
          <table:table-cell table:formula="of:=[$LON.C189]" office:value-type="float" office:value="201896.270386217" calcext:value-type="float">
            <text:p>201896.270386217</text:p>
          </table:table-cell>
          <table:table-cell table:formula="of:=[$from_i_LON.C207]" office:value-type="float" office:value="198178.882638578" calcext:value-type="float">
            <text:p>198178.882638578</text:p>
          </table:table-cell>
          <table:table-cell table:formula="of:=[.D208]/[.C208]" office:value-type="percentage" office:value="0.981587635370737" calcext:value-type="percentage">
            <text:p>98.2%</text:p>
          </table:table-cell>
          <table:table-cell table:formula="of:=[.D206]" office:value-type="float" office:value="186863.545833225" calcext:value-type="float">
            <text:p>186863.545833225</text:p>
          </table:table-cell>
          <table:table-cell table:formula="of:=[.F208]/[.C208]" office:value-type="percentage" office:value="0.925542336546214" calcext:value-type="percentage">
            <text:p>92.55%</text:p>
          </table:table-cell>
          <table:table-cell table:number-columns-repeated="4"/>
        </table:table-row>
        <table:table-row table:style-name="ro1">
          <table:table-cell table:formula="of:=VALUE([$LON.A190])" office:value-type="date" office:date-value="2021-01-05" calcext:value-type="date">
            <text:p>05/01/21</text:p>
          </table:table-cell>
          <table:table-cell table:formula="of:=VALUE([$from_i_LON.A208])" office:value-type="date" office:date-value="2021-01-03" calcext:value-type="date">
            <text:p>03/01/21</text:p>
          </table:table-cell>
          <table:table-cell table:formula="of:=[$LON.C190]" office:value-type="float" office:value="205882.146825765" calcext:value-type="float">
            <text:p>205882.146825765</text:p>
          </table:table-cell>
          <table:table-cell table:formula="of:=[$from_i_LON.C208]" office:value-type="float" office:value="202106.166785394" calcext:value-type="float">
            <text:p>202106.166785394</text:p>
          </table:table-cell>
          <table:table-cell table:formula="of:=[.D209]/[.C209]" office:value-type="percentage" office:value="0.981659507156942" calcext:value-type="percentage">
            <text:p>98.2%</text:p>
          </table:table-cell>
          <table:table-cell table:formula="of:=[.D207]" office:value-type="float" office:value="193045.42246137" calcext:value-type="float">
            <text:p>193045.42246137</text:p>
          </table:table-cell>
          <table:table-cell table:formula="of:=[.F209]/[.C209]" office:value-type="percentage" office:value="0.93765013352392" calcext:value-type="percentage">
            <text:p>93.77%</text:p>
          </table:table-cell>
          <table:table-cell table:number-columns-repeated="4"/>
        </table:table-row>
        <table:table-row table:style-name="ro1">
          <table:table-cell table:formula="of:=VALUE([$LON.A191])" office:value-type="date" office:date-value="2021-01-06" calcext:value-type="date">
            <text:p>06/01/21</text:p>
          </table:table-cell>
          <table:table-cell table:formula="of:=VALUE([$from_i_LON.A209])" office:value-type="date" office:date-value="2021-01-04" calcext:value-type="date">
            <text:p>04/01/21</text:p>
          </table:table-cell>
          <table:table-cell table:formula="of:=[$LON.C191]" office:value-type="float" office:value="208640.107681792" calcext:value-type="float">
            <text:p>208640.107681792</text:p>
          </table:table-cell>
          <table:table-cell table:formula="of:=[$from_i_LON.C209]" office:value-type="float" office:value="204803.644068062" calcext:value-type="float">
            <text:p>204803.644068062</text:p>
          </table:table-cell>
          <table:table-cell table:formula="of:=[.D210]/[.C210]" office:value-type="percentage" office:value="0.981612051218931" calcext:value-type="percentage">
            <text:p>98.2%</text:p>
          </table:table-cell>
          <table:table-cell table:formula="of:=[.D208]" office:value-type="float" office:value="198178.882638578" calcext:value-type="float">
            <text:p>198178.882638578</text:p>
          </table:table-cell>
          <table:table-cell table:formula="of:=[.F210]/[.C210]" office:value-type="percentage" office:value="0.949859951859452" calcext:value-type="percentage">
            <text:p>94.99%</text:p>
          </table:table-cell>
          <table:table-cell table:number-columns-repeated="4"/>
        </table:table-row>
        <table:table-row table:style-name="ro1">
          <table:table-cell table:formula="of:=VALUE([$LON.A192])" office:value-type="date" office:date-value="2021-01-07" calcext:value-type="date">
            <text:p>07/01/21</text:p>
          </table:table-cell>
          <table:table-cell table:formula="of:=VALUE([$from_i_LON.A210])" office:value-type="date" office:date-value="2021-01-05" calcext:value-type="date">
            <text:p>05/01/21</text:p>
          </table:table-cell>
          <table:table-cell table:formula="of:=[$LON.C192]" office:value-type="float" office:value="209842.454909914" calcext:value-type="float">
            <text:p>209842.454909914</text:p>
          </table:table-cell>
          <table:table-cell table:formula="of:=[$from_i_LON.C210]" office:value-type="float" office:value="205985.55559932" calcext:value-type="float">
            <text:p>205985.55559932</text:p>
          </table:table-cell>
          <table:table-cell table:formula="of:=[.D211]/[.C211]" office:value-type="percentage" office:value="0.981620023878149" calcext:value-type="percentage">
            <text:p>98.2%</text:p>
          </table:table-cell>
          <table:table-cell table:formula="of:=[.D209]" office:value-type="float" office:value="202106.166785394" calcext:value-type="float">
            <text:p>202106.166785394</text:p>
          </table:table-cell>
          <table:table-cell table:formula="of:=[.F211]/[.C211]" office:value-type="percentage" office:value="0.963132874480324" calcext:value-type="percentage">
            <text:p>96.31%</text:p>
          </table:table-cell>
          <table:table-cell table:number-columns-repeated="4"/>
        </table:table-row>
        <table:table-row table:style-name="ro1">
          <table:table-cell table:formula="of:=VALUE([$LON.A193])" office:value-type="date" office:date-value="2021-01-08" calcext:value-type="date">
            <text:p>08/01/21</text:p>
          </table:table-cell>
          <table:table-cell table:formula="of:=VALUE([$from_i_LON.A211])" office:value-type="date" office:date-value="2021-01-06" calcext:value-type="date">
            <text:p>06/01/21</text:p>
          </table:table-cell>
          <table:table-cell table:formula="of:=[$LON.C193]" office:value-type="float" office:value="209786.100606737" calcext:value-type="float">
            <text:p>209786.100606737</text:p>
          </table:table-cell>
          <table:table-cell table:formula="of:=[$from_i_LON.C211]" office:value-type="float" office:value="205948.701426955" calcext:value-type="float">
            <text:p>205948.701426955</text:p>
          </table:table-cell>
          <table:table-cell table:formula="of:=[.D212]/[.C212]" office:value-type="percentage" office:value="0.981708038956424" calcext:value-type="percentage">
            <text:p>98.2%</text:p>
          </table:table-cell>
          <table:table-cell table:formula="of:=[.D210]" office:value-type="float" office:value="204803.644068062" calcext:value-type="float">
            <text:p>204803.644068062</text:p>
          </table:table-cell>
          <table:table-cell table:formula="of:=[.F212]/[.C212]" office:value-type="percentage" office:value="0.976249825301747" calcext:value-type="percentage">
            <text:p>97.62%</text:p>
          </table:table-cell>
          <table:table-cell table:number-columns-repeated="4"/>
        </table:table-row>
        <table:table-row table:style-name="ro1">
          <table:table-cell table:formula="of:=VALUE([$LON.A194])" office:value-type="date" office:date-value="2021-01-09" calcext:value-type="date">
            <text:p>09/01/21</text:p>
          </table:table-cell>
          <table:table-cell table:formula="of:=VALUE([$from_i_LON.A212])" office:value-type="date" office:date-value="2021-01-07" calcext:value-type="date">
            <text:p>07/01/21</text:p>
          </table:table-cell>
          <table:table-cell table:formula="of:=[$LON.C194]" office:value-type="float" office:value="208645.846411272" calcext:value-type="float">
            <text:p>208645.846411272</text:p>
          </table:table-cell>
          <table:table-cell table:formula="of:=[$from_i_LON.C212]" office:value-type="float" office:value="204855.985677507" calcext:value-type="float">
            <text:p>204855.985677507</text:p>
          </table:table-cell>
          <table:table-cell table:formula="of:=[.D213]/[.C213]" office:value-type="percentage" office:value="0.981835915744541" calcext:value-type="percentage">
            <text:p>98.2%</text:p>
          </table:table-cell>
          <table:table-cell table:formula="of:=[.D211]" office:value-type="float" office:value="205985.55559932" calcext:value-type="float">
            <text:p>205985.55559932</text:p>
          </table:table-cell>
          <table:table-cell table:formula="of:=[.F213]/[.C213]" office:value-type="percentage" office:value="0.987249730307552" calcext:value-type="percentage">
            <text:p>98.72%</text:p>
          </table:table-cell>
          <table:table-cell table:number-columns-repeated="4"/>
        </table:table-row>
        <table:table-row table:style-name="ro1">
          <table:table-cell table:formula="of:=VALUE([$LON.A195])" office:value-type="date" office:date-value="2021-01-10" calcext:value-type="date">
            <text:p>10/01/21</text:p>
          </table:table-cell>
          <table:table-cell table:formula="of:=VALUE([$from_i_LON.A213])" office:value-type="date" office:date-value="2021-01-08" calcext:value-type="date">
            <text:p>08/01/21</text:p>
          </table:table-cell>
          <table:table-cell table:formula="of:=[$LON.C195]" office:value-type="float" office:value="206648.810041158" calcext:value-type="float">
            <text:p>206648.810041158</text:p>
          </table:table-cell>
          <table:table-cell table:formula="of:=[$from_i_LON.C213]" office:value-type="float" office:value="202938.944980775" calcext:value-type="float">
            <text:p>202938.944980775</text:p>
          </table:table-cell>
          <table:table-cell table:formula="of:=[.D214]/[.C214]" office:value-type="percentage" office:value="0.982047488879111" calcext:value-type="percentage">
            <text:p>98.2%</text:p>
          </table:table-cell>
          <table:table-cell table:formula="of:=[.D212]" office:value-type="float" office:value="205948.701426955" calcext:value-type="float">
            <text:p>205948.701426955</text:p>
          </table:table-cell>
          <table:table-cell table:formula="of:=[.F214]/[.C214]" office:value-type="percentage" office:value="0.996612084947099" calcext:value-type="percentage">
            <text:p>99.66%</text:p>
          </table:table-cell>
          <table:table-cell table:number-columns-repeated="4"/>
        </table:table-row>
        <table:table-row table:style-name="ro1">
          <table:table-cell table:formula="of:=VALUE([$LON.A196])" office:value-type="date" office:date-value="2021-01-11" calcext:value-type="date">
            <text:p>11/01/21</text:p>
          </table:table-cell>
          <table:table-cell table:formula="of:=VALUE([$from_i_LON.A214])" office:value-type="date" office:date-value="2021-01-09" calcext:value-type="date">
            <text:p>09/01/21</text:p>
          </table:table-cell>
          <table:table-cell table:formula="of:=[$LON.C196]" office:value-type="float" office:value="203530.37542359" calcext:value-type="float">
            <text:p>203530.37542359</text:p>
          </table:table-cell>
          <table:table-cell table:formula="of:=[$from_i_LON.C214]" office:value-type="float" office:value="199900.301615093" calcext:value-type="float">
            <text:p>199900.301615093</text:p>
          </table:table-cell>
          <table:table-cell table:formula="of:=[.D215]/[.C215]" office:value-type="percentage" office:value="0.982164461688128" calcext:value-type="percentage">
            <text:p>98.2%</text:p>
          </table:table-cell>
          <table:table-cell table:formula="of:=[.D213]" office:value-type="float" office:value="204855.985677507" calcext:value-type="float">
            <text:p>204855.985677507</text:p>
          </table:table-cell>
          <table:table-cell table:formula="of:=[.F215]/[.C215]" office:value-type="percentage" office:value="1.00651308312657" calcext:value-type="percentage">
            <text:p>100.65%</text:p>
          </table:table-cell>
          <table:table-cell table:number-columns-repeated="4"/>
        </table:table-row>
        <table:table-row table:style-name="ro1">
          <table:table-cell table:formula="of:=VALUE([$LON.A197])" office:value-type="date" office:date-value="2021-01-12" calcext:value-type="date">
            <text:p>12/01/21</text:p>
          </table:table-cell>
          <table:table-cell table:formula="of:=VALUE([$from_i_LON.A215])" office:value-type="date" office:date-value="2021-01-10" calcext:value-type="date">
            <text:p>10/01/21</text:p>
          </table:table-cell>
          <table:table-cell table:formula="of:=[$LON.C197]" office:value-type="float" office:value="199348.636206446" calcext:value-type="float">
            <text:p>199348.636206446</text:p>
          </table:table-cell>
          <table:table-cell table:formula="of:=[$from_i_LON.C215]" office:value-type="float" office:value="195794.731409402" calcext:value-type="float">
            <text:p>195794.731409402</text:p>
          </table:table-cell>
          <table:table-cell table:formula="of:=[.D216]/[.C216]" office:value-type="percentage" office:value="0.982172414797141" calcext:value-type="percentage">
            <text:p>98.2%</text:p>
          </table:table-cell>
          <table:table-cell table:formula="of:=[.D214]" office:value-type="float" office:value="202938.944980775" calcext:value-type="float">
            <text:p>202938.944980775</text:p>
          </table:table-cell>
          <table:table-cell table:formula="of:=[.F216]/[.C216]" office:value-type="percentage" office:value="1.01801019983207" calcext:value-type="percentage">
            <text:p>101.80%</text:p>
          </table:table-cell>
          <table:table-cell table:number-columns-repeated="4"/>
        </table:table-row>
        <table:table-row table:style-name="ro1">
          <table:table-cell table:formula="of:=VALUE([$LON.A198])" office:value-type="date" office:date-value="2021-01-13" calcext:value-type="date">
            <text:p>13/01/21</text:p>
          </table:table-cell>
          <table:table-cell table:formula="of:=VALUE([$from_i_LON.A216])" office:value-type="date" office:date-value="2021-01-11" calcext:value-type="date">
            <text:p>11/01/21</text:p>
          </table:table-cell>
          <table:table-cell table:formula="of:=[$LON.C198]" office:value-type="float" office:value="194205.882399356" calcext:value-type="float">
            <text:p>194205.882399356</text:p>
          </table:table-cell>
          <table:table-cell table:formula="of:=[$from_i_LON.C216]" office:value-type="float" office:value="190726.748622942" calcext:value-type="float">
            <text:p>190726.748622942</text:p>
          </table:table-cell>
          <table:table-cell table:formula="of:=[.D217]/[.C217]" office:value-type="percentage" office:value="0.982085332671546" calcext:value-type="percentage">
            <text:p>98.2%</text:p>
          </table:table-cell>
          <table:table-cell table:formula="of:=[.D215]" office:value-type="float" office:value="199900.301615093" calcext:value-type="float">
            <text:p>199900.301615093</text:p>
          </table:table-cell>
          <table:table-cell table:formula="of:=[.F217]/[.C217]" office:value-type="percentage" office:value="1.02932155888063" calcext:value-type="percentage">
            <text:p>102.93%</text:p>
          </table:table-cell>
          <table:table-cell table:number-columns-repeated="4"/>
        </table:table-row>
        <table:table-row table:style-name="ro1">
          <table:table-cell table:formula="of:=VALUE([$LON.A199])" office:value-type="date" office:date-value="2021-01-14" calcext:value-type="date">
            <text:p>14/01/21</text:p>
          </table:table-cell>
          <table:table-cell table:formula="of:=VALUE([$from_i_LON.A217])" office:value-type="date" office:date-value="2021-01-12" calcext:value-type="date">
            <text:p>12/01/21</text:p>
          </table:table-cell>
          <table:table-cell table:formula="of:=[$LON.C199]" office:value-type="float" office:value="188682.830684835" calcext:value-type="float">
            <text:p>188682.830684835</text:p>
          </table:table-cell>
          <table:table-cell table:formula="of:=[$from_i_LON.C217]" office:value-type="float" office:value="185243.555816639" calcext:value-type="float">
            <text:p>185243.555816639</text:p>
          </table:table-cell>
          <table:table-cell table:formula="of:=[.D218]/[.C218]" office:value-type="percentage" office:value="0.981772189574891" calcext:value-type="percentage">
            <text:p>98.2%</text:p>
          </table:table-cell>
          <table:table-cell table:formula="of:=[.D216]" office:value-type="float" office:value="195794.731409402" calcext:value-type="float">
            <text:p>195794.731409402</text:p>
          </table:table-cell>
          <table:table-cell table:formula="of:=[.F218]/[.C218]" office:value-type="percentage" office:value="1.03769235758629" calcext:value-type="percentage">
            <text:p>103.77%</text:p>
          </table:table-cell>
          <table:table-cell table:number-columns-repeated="4"/>
        </table:table-row>
        <table:table-row table:style-name="ro1">
          <table:table-cell table:formula="of:=VALUE([$LON.A200])" office:value-type="date" office:date-value="2021-01-15" calcext:value-type="date">
            <text:p>15/01/21</text:p>
          </table:table-cell>
          <table:table-cell table:formula="of:=VALUE([$from_i_LON.A218])" office:value-type="date" office:date-value="2021-01-13" calcext:value-type="date">
            <text:p>13/01/21</text:p>
          </table:table-cell>
          <table:table-cell table:formula="of:=[$LON.C200]" office:value-type="float" office:value="182649.073182906" calcext:value-type="float">
            <text:p>182649.073182906</text:p>
          </table:table-cell>
          <table:table-cell table:formula="of:=[$from_i_LON.C218]" office:value-type="float" office:value="179221.11688133" calcext:value-type="float">
            <text:p>179221.11688133</text:p>
          </table:table-cell>
          <table:table-cell table:formula="of:=[.D219]/[.C219]" office:value-type="percentage" office:value="0.981232008233937" calcext:value-type="percentage">
            <text:p>98.1%</text:p>
          </table:table-cell>
          <table:table-cell table:formula="of:=[.D217]" office:value-type="float" office:value="190726.748622942" calcext:value-type="float">
            <text:p>190726.748622942</text:p>
          </table:table-cell>
          <table:table-cell table:formula="of:=[.F219]/[.C219]" office:value-type="percentage" office:value="1.044225110477" calcext:value-type="percentage">
            <text:p>104.42%</text:p>
          </table:table-cell>
          <table:table-cell table:number-columns-repeated="4"/>
        </table:table-row>
        <table:table-row table:style-name="ro1">
          <table:table-cell table:formula="of:=VALUE([$LON.A201])" office:value-type="date" office:date-value="2021-01-16" calcext:value-type="date">
            <text:p>16/01/21</text:p>
          </table:table-cell>
          <table:table-cell table:formula="of:=VALUE([$from_i_LON.A219])" office:value-type="date" office:date-value="2021-01-14" calcext:value-type="date">
            <text:p>14/01/21</text:p>
          </table:table-cell>
          <table:table-cell table:formula="of:=[$LON.C201]" office:value-type="float" office:value="176351.226381257" calcext:value-type="float">
            <text:p>176351.226381257</text:p>
          </table:table-cell>
          <table:table-cell table:formula="of:=[$from_i_LON.C219]" office:value-type="float" office:value="172922.620926482" calcext:value-type="float">
            <text:p>172922.620926482</text:p>
          </table:table-cell>
          <table:table-cell table:formula="of:=[.D220]/[.C220]" office:value-type="percentage" office:value="0.980558085559538" calcext:value-type="percentage">
            <text:p>98.1%</text:p>
          </table:table-cell>
          <table:table-cell table:formula="of:=[.D218]" office:value-type="float" office:value="185243.555816639" calcext:value-type="float">
            <text:p>185243.555816639</text:p>
          </table:table-cell>
          <table:table-cell table:formula="of:=[.F220]/[.C220]" office:value-type="percentage" office:value="1.0504239727608" calcext:value-type="percentage">
            <text:p>105.04%</text:p>
          </table:table-cell>
          <table:table-cell table:number-columns-repeated="4"/>
        </table:table-row>
        <table:table-row table:style-name="ro1">
          <table:table-cell table:formula="of:=VALUE([$LON.A202])" office:value-type="date" office:date-value="2021-01-17" calcext:value-type="date">
            <text:p>17/01/21</text:p>
          </table:table-cell>
          <table:table-cell table:formula="of:=VALUE([$from_i_LON.A220])" office:value-type="date" office:date-value="2021-01-15" calcext:value-type="date">
            <text:p>15/01/21</text:p>
          </table:table-cell>
          <table:table-cell table:formula="of:=[$LON.C202]" office:value-type="float" office:value="169780.881119511" calcext:value-type="float">
            <text:p>169780.881119511</text:p>
          </table:table-cell>
          <table:table-cell table:formula="of:=[$from_i_LON.C220]" office:value-type="float" office:value="166365.813406459" calcext:value-type="float">
            <text:p>166365.813406459</text:p>
          </table:table-cell>
          <table:table-cell table:formula="of:=[.D221]/[.C221]" office:value-type="percentage" office:value="0.979885440041699" calcext:value-type="percentage">
            <text:p>98.0%</text:p>
          </table:table-cell>
          <table:table-cell table:formula="of:=[.D219]" office:value-type="float" office:value="179221.11688133" calcext:value-type="float">
            <text:p>179221.11688133</text:p>
          </table:table-cell>
          <table:table-cell table:formula="of:=[.F221]/[.C221]" office:value-type="percentage" office:value="1.05560246654141" calcext:value-type="percentage">
            <text:p>105.56%</text:p>
          </table:table-cell>
          <table:table-cell table:number-columns-repeated="4"/>
        </table:table-row>
        <table:table-row table:style-name="ro1">
          <table:table-cell table:formula="of:=VALUE([$LON.A203])" office:value-type="date" office:date-value="2021-01-18" calcext:value-type="date">
            <text:p>18/01/21</text:p>
          </table:table-cell>
          <table:table-cell table:formula="of:=VALUE([$from_i_LON.A221])" office:value-type="date" office:date-value="2021-01-16" calcext:value-type="date">
            <text:p>16/01/21</text:p>
          </table:table-cell>
          <table:table-cell table:formula="of:=[$LON.C203]" office:value-type="float" office:value="162955.576405033" calcext:value-type="float">
            <text:p>162955.576405033</text:p>
          </table:table-cell>
          <table:table-cell table:formula="of:=[$from_i_LON.C221]" office:value-type="float" office:value="159550.642762315" calcext:value-type="float">
            <text:p>159550.642762315</text:p>
          </table:table-cell>
          <table:table-cell table:formula="of:=[.D222]/[.C222]" office:value-type="percentage" office:value="0.979105141917609" calcext:value-type="percentage">
            <text:p>97.9%</text:p>
          </table:table-cell>
          <table:table-cell table:formula="of:=[.D220]" office:value-type="float" office:value="172922.620926482" calcext:value-type="float">
            <text:p>172922.620926482</text:p>
          </table:table-cell>
          <table:table-cell table:formula="of:=[.F222]/[.C222]" office:value-type="percentage" office:value="1.06116418192818" calcext:value-type="percentage">
            <text:p>106.12%</text:p>
          </table:table-cell>
          <table:table-cell table:number-columns-repeated="4"/>
        </table:table-row>
        <table:table-row table:style-name="ro1">
          <table:table-cell table:formula="of:=VALUE([$LON.A204])" office:value-type="date" office:date-value="2021-01-19" calcext:value-type="date">
            <text:p>19/01/21</text:p>
          </table:table-cell>
          <table:table-cell table:formula="of:=VALUE([$from_i_LON.A222])" office:value-type="date" office:date-value="2021-01-17" calcext:value-type="date">
            <text:p>17/01/21</text:p>
          </table:table-cell>
          <table:table-cell table:formula="of:=[$LON.C204]" office:value-type="float" office:value="156143.493040053" calcext:value-type="float">
            <text:p>156143.493040053</text:p>
          </table:table-cell>
          <table:table-cell table:formula="of:=[$from_i_LON.C222]" office:value-type="float" office:value="152724.786107168" calcext:value-type="float">
            <text:p>152724.786107168</text:p>
          </table:table-cell>
          <table:table-cell table:formula="of:=[.D223]/[.C223]" office:value-type="percentage" office:value="0.978105351261689" calcext:value-type="percentage">
            <text:p>97.8%</text:p>
          </table:table-cell>
          <table:table-cell table:formula="of:=[.D221]" office:value-type="float" office:value="166365.813406459" calcext:value-type="float">
            <text:p>166365.813406459</text:p>
          </table:table-cell>
          <table:table-cell table:formula="of:=[.F223]/[.C223]" office:value-type="percentage" office:value="1.06546747589273" calcext:value-type="percentage">
            <text:p>106.55%</text:p>
          </table:table-cell>
          <table:table-cell table:number-columns-repeated="4"/>
        </table:table-row>
        <table:table-row table:style-name="ro1">
          <table:table-cell table:formula="of:=VALUE([$LON.A205])" office:value-type="date" office:date-value="2021-01-20" calcext:value-type="date">
            <text:p>20/01/21</text:p>
          </table:table-cell>
          <table:table-cell table:formula="of:=VALUE([$from_i_LON.A223])" office:value-type="date" office:date-value="2021-01-18" calcext:value-type="date">
            <text:p>18/01/21</text:p>
          </table:table-cell>
          <table:table-cell table:formula="of:=[$LON.C205]" office:value-type="float" office:value="149322.382764351" calcext:value-type="float">
            <text:p>149322.382764351</text:p>
          </table:table-cell>
          <table:table-cell table:formula="of:=[$from_i_LON.C223]" office:value-type="float" office:value="145868.712433801" calcext:value-type="float">
            <text:p>145868.712433801</text:p>
          </table:table-cell>
          <table:table-cell table:formula="of:=[.D224]/[.C224]" office:value-type="percentage" office:value="0.976871047282977" calcext:value-type="percentage">
            <text:p>97.7%</text:p>
          </table:table-cell>
          <table:table-cell table:formula="of:=[.D222]" office:value-type="float" office:value="159550.642762315" calcext:value-type="float">
            <text:p>159550.642762315</text:p>
          </table:table-cell>
          <table:table-cell table:formula="of:=[.F224]/[.C224]" office:value-type="percentage" office:value="1.06849783541229" calcext:value-type="percentage">
            <text:p>106.85%</text:p>
          </table:table-cell>
          <table:table-cell table:number-columns-repeated="4"/>
        </table:table-row>
        <table:table-row table:style-name="ro1">
          <table:table-cell table:formula="of:=VALUE([$LON.A206])" office:value-type="date" office:date-value="2021-01-21" calcext:value-type="date">
            <text:p>21/01/21</text:p>
          </table:table-cell>
          <table:table-cell table:formula="of:=VALUE([$from_i_LON.A224])" office:value-type="date" office:date-value="2021-01-19" calcext:value-type="date">
            <text:p>19/01/21</text:p>
          </table:table-cell>
          <table:table-cell table:formula="of:=[$LON.C206]" office:value-type="float" office:value="142762.275170735" calcext:value-type="float">
            <text:p>142762.275170735</text:p>
          </table:table-cell>
          <table:table-cell table:formula="of:=[$from_i_LON.C224]" office:value-type="float" office:value="139274.819537171" calcext:value-type="float">
            <text:p>139274.819537171</text:p>
          </table:table-cell>
          <table:table-cell table:formula="of:=[.D225]/[.C225]" office:value-type="percentage" office:value="0.975571588296748" calcext:value-type="percentage">
            <text:p>97.6%</text:p>
          </table:table-cell>
          <table:table-cell table:formula="of:=[.D223]" office:value-type="float" office:value="152724.786107168" calcext:value-type="float">
            <text:p>152724.786107168</text:p>
          </table:table-cell>
          <table:table-cell table:formula="of:=[.F225]/[.C225]" office:value-type="percentage" office:value="1.06978391822713" calcext:value-type="percentage">
            <text:p>106.98%</text:p>
          </table:table-cell>
          <table:table-cell table:number-columns-repeated="4"/>
        </table:table-row>
        <table:table-row table:style-name="ro1">
          <table:table-cell table:formula="of:=VALUE([$LON.A207])" office:value-type="date" office:date-value="2021-01-22" calcext:value-type="date">
            <text:p>22/01/21</text:p>
          </table:table-cell>
          <table:table-cell table:formula="of:=VALUE([$from_i_LON.A225])" office:value-type="date" office:date-value="2021-01-20" calcext:value-type="date">
            <text:p>20/01/21</text:p>
          </table:table-cell>
          <table:table-cell table:formula="of:=[$LON.C207]" office:value-type="float" office:value="136293.538259879" calcext:value-type="float">
            <text:p>136293.538259879</text:p>
          </table:table-cell>
          <table:table-cell table:formula="of:=[$from_i_LON.C225]" office:value-type="float" office:value="132771.642722839" calcext:value-type="float">
            <text:p>132771.642722839</text:p>
          </table:table-cell>
          <table:table-cell table:formula="of:=[.D226]/[.C226]" office:value-type="percentage" office:value="0.974159482672436" calcext:value-type="percentage">
            <text:p>97.4%</text:p>
          </table:table-cell>
          <table:table-cell table:formula="of:=[.D224]" office:value-type="float" office:value="145868.712433801" calcext:value-type="float">
            <text:p>145868.712433801</text:p>
          </table:table-cell>
          <table:table-cell table:formula="of:=[.F226]/[.C226]" office:value-type="percentage" office:value="1.0702540582347" calcext:value-type="percentage">
            <text:p>107.03%</text:p>
          </table:table-cell>
          <table:table-cell table:number-columns-repeated="4"/>
        </table:table-row>
        <table:table-row table:style-name="ro1">
          <table:table-cell table:formula="of:=VALUE([$LON.A208])" office:value-type="date" office:date-value="2021-01-23" calcext:value-type="date">
            <text:p>23/01/21</text:p>
          </table:table-cell>
          <table:table-cell table:formula="of:=VALUE([$from_i_LON.A226])" office:value-type="date" office:date-value="2021-01-21" calcext:value-type="date">
            <text:p>21/01/21</text:p>
          </table:table-cell>
          <table:table-cell table:formula="of:=[$LON.C208]" office:value-type="float" office:value="130079.363255931" calcext:value-type="float">
            <text:p>130079.363255931</text:p>
          </table:table-cell>
          <table:table-cell table:formula="of:=[$from_i_LON.C226]" office:value-type="float" office:value="126527.473776806" calcext:value-type="float">
            <text:p>126527.473776806</text:p>
          </table:table-cell>
          <table:table-cell table:formula="of:=[.D227]/[.C227]" office:value-type="percentage" office:value="0.97269444291377" calcext:value-type="percentage">
            <text:p>97.3%</text:p>
          </table:table-cell>
          <table:table-cell table:formula="of:=[.D225]" office:value-type="float" office:value="139274.819537171" calcext:value-type="float">
            <text:p>139274.819537171</text:p>
          </table:table-cell>
          <table:table-cell table:formula="of:=[.F227]/[.C227]" office:value-type="percentage" office:value="1.07069112310419" calcext:value-type="percentage">
            <text:p>107.07%</text:p>
          </table:table-cell>
          <table:table-cell table:number-columns-repeated="4"/>
        </table:table-row>
        <table:table-row table:style-name="ro1">
          <table:table-cell table:formula="of:=VALUE([$LON.A209])" office:value-type="date" office:date-value="2021-01-24" calcext:value-type="date">
            <text:p>24/01/21</text:p>
          </table:table-cell>
          <table:table-cell table:formula="of:=VALUE([$from_i_LON.A227])" office:value-type="date" office:date-value="2021-01-22" calcext:value-type="date">
            <text:p>22/01/21</text:p>
          </table:table-cell>
          <table:table-cell table:formula="of:=[$LON.C209]" office:value-type="float" office:value="124063.624996589" calcext:value-type="float">
            <text:p>124063.624996589</text:p>
          </table:table-cell>
          <table:table-cell table:formula="of:=[$from_i_LON.C227]" office:value-type="float" office:value="120483.977781135" calcext:value-type="float">
            <text:p>120483.977781135</text:p>
          </table:table-cell>
          <table:table-cell table:formula="of:=[.D228]/[.C228]" office:value-type="percentage" office:value="0.971146682070973" calcext:value-type="percentage">
            <text:p>97.1%</text:p>
          </table:table-cell>
          <table:table-cell table:formula="of:=[.D226]" office:value-type="float" office:value="132771.642722839" calcext:value-type="float">
            <text:p>132771.642722839</text:p>
          </table:table-cell>
          <table:table-cell table:formula="of:=[.F228]/[.C228]" office:value-type="percentage" office:value="1.0701899346121" calcext:value-type="percentage">
            <text:p>107.02%</text:p>
          </table:table-cell>
          <table:table-cell table:number-columns-repeated="4"/>
        </table:table-row>
        <table:table-row table:style-name="ro1">
          <table:table-cell table:formula="of:=VALUE([$LON.A210])" office:value-type="date" office:date-value="2021-01-25" calcext:value-type="date">
            <text:p>25/01/21</text:p>
          </table:table-cell>
          <table:table-cell table:formula="of:=VALUE([$from_i_LON.A228])" office:value-type="date" office:date-value="2021-01-23" calcext:value-type="date">
            <text:p>23/01/21</text:p>
          </table:table-cell>
          <table:table-cell table:formula="of:=[$LON.C210]" office:value-type="float" office:value="118505.178345083" calcext:value-type="float">
            <text:p>118505.178345083</text:p>
          </table:table-cell>
          <table:table-cell table:formula="of:=[$from_i_LON.C228]" office:value-type="float" office:value="114909.388216683" calcext:value-type="float">
            <text:p>114909.388216683</text:p>
          </table:table-cell>
          <table:table-cell table:formula="of:=[.D229]/[.C229]" office:value-type="percentage" office:value="0.969657105464801" calcext:value-type="percentage">
            <text:p>97.0%</text:p>
          </table:table-cell>
          <table:table-cell table:formula="of:=[.D227]" office:value-type="float" office:value="126527.473776806" calcext:value-type="float">
            <text:p>126527.473776806</text:p>
          </table:table-cell>
          <table:table-cell table:formula="of:=[.F229]/[.C229]" office:value-type="percentage" office:value="1.06769573738257" calcext:value-type="percentage">
            <text:p>106.77%</text:p>
          </table:table-cell>
          <table:table-cell table:number-columns-repeated="4"/>
        </table:table-row>
        <table:table-row table:style-name="ro1">
          <table:table-cell table:formula="of:=VALUE([$LON.A211])" office:value-type="date" office:date-value="2021-01-26" calcext:value-type="date">
            <text:p>26/01/21</text:p>
          </table:table-cell>
          <table:table-cell table:formula="of:=VALUE([$from_i_LON.A229])" office:value-type="date" office:date-value="2021-01-24" calcext:value-type="date">
            <text:p>24/01/21</text:p>
          </table:table-cell>
          <table:table-cell table:formula="of:=[$LON.C211]" office:value-type="float" office:value="113472.916325259" calcext:value-type="float">
            <text:p>113472.916325259</text:p>
          </table:table-cell>
          <table:table-cell table:formula="of:=[$from_i_LON.C229]" office:value-type="float" office:value="109880.905673354" calcext:value-type="float">
            <text:p>109880.905673354</text:p>
          </table:table-cell>
          <table:table-cell table:formula="of:=[.D230]/[.C230]" office:value-type="percentage" office:value="0.968344775403418" calcext:value-type="percentage">
            <text:p>96.8%</text:p>
          </table:table-cell>
          <table:table-cell table:formula="of:=[.D228]" office:value-type="float" office:value="120483.977781135" calcext:value-type="float">
            <text:p>120483.977781135</text:p>
          </table:table-cell>
          <table:table-cell table:formula="of:=[.F230]/[.C230]" office:value-type="percentage" office:value="1.06178621016295" calcext:value-type="percentage">
            <text:p>106.18%</text:p>
          </table:table-cell>
          <table:table-cell table:number-columns-repeated="4"/>
        </table:table-row>
        <table:table-row table:style-name="ro1">
          <table:table-cell table:formula="of:=VALUE([$LON.A212])" office:value-type="date" office:date-value="2021-01-27" calcext:value-type="date">
            <text:p>27/01/21</text:p>
          </table:table-cell>
          <table:table-cell table:formula="of:=VALUE([$from_i_LON.A230])" office:value-type="date" office:date-value="2021-01-25" calcext:value-type="date">
            <text:p>25/01/21</text:p>
          </table:table-cell>
          <table:table-cell table:formula="of:=[$LON.C212]" office:value-type="float" office:value="108641.55874" calcext:value-type="float">
            <text:p>108641.55874</text:p>
          </table:table-cell>
          <table:table-cell table:formula="of:=[$from_i_LON.C230]" office:value-type="float" office:value="105074.268316265" calcext:value-type="float">
            <text:p>105074.268316265</text:p>
          </table:table-cell>
          <table:table-cell table:formula="of:=[.D231]/[.C231]" office:value-type="percentage" office:value="0.967164587243527" calcext:value-type="percentage">
            <text:p>96.7%</text:p>
          </table:table-cell>
          <table:table-cell table:formula="of:=[.D229]" office:value-type="float" office:value="114909.388216683" calcext:value-type="float">
            <text:p>114909.388216683</text:p>
          </table:table-cell>
          <table:table-cell table:formula="of:=[.F231]/[.C231]" office:value-type="percentage" office:value="1.05769274253219" calcext:value-type="percentage">
            <text:p>105.77%</text:p>
          </table:table-cell>
          <table:table-cell table:number-columns-repeated="4"/>
        </table:table-row>
        <table:table-row table:style-name="ro1">
          <table:table-cell table:formula="of:=VALUE([$LON.A213])" office:value-type="date" office:date-value="2021-01-28" calcext:value-type="date">
            <text:p>28/01/21</text:p>
          </table:table-cell>
          <table:table-cell table:formula="of:=VALUE([$from_i_LON.A231])" office:value-type="date" office:date-value="2021-01-26" calcext:value-type="date">
            <text:p>26/01/21</text:p>
          </table:table-cell>
          <table:table-cell table:formula="of:=[$LON.C213]" office:value-type="float" office:value="103824.818089637" calcext:value-type="float">
            <text:p>103824.818089637</text:p>
          </table:table-cell>
          <table:table-cell table:formula="of:=[$from_i_LON.C231]" office:value-type="float" office:value="100310.169420011" calcext:value-type="float">
            <text:p>100310.169420011</text:p>
          </table:table-cell>
          <table:table-cell table:formula="of:=[.D232]/[.C232]" office:value-type="percentage" office:value="0.966148280013446" calcext:value-type="percentage">
            <text:p>96.6%</text:p>
          </table:table-cell>
          <table:table-cell table:formula="of:=[.D230]" office:value-type="float" office:value="109880.905673354" calcext:value-type="float">
            <text:p>109880.905673354</text:p>
          </table:table-cell>
          <table:table-cell table:formula="of:=[.F232]/[.C232]" office:value-type="percentage" office:value="1.0583298646234" calcext:value-type="percentage">
            <text:p>105.83%</text:p>
          </table:table-cell>
          <table:table-cell table:number-columns-repeated="4"/>
        </table:table-row>
        <table:table-row table:style-name="ro1">
          <table:table-cell table:formula="of:=VALUE([$LON.A214])" office:value-type="date" office:date-value="2021-01-29" calcext:value-type="date">
            <text:p>29/01/21</text:p>
          </table:table-cell>
          <table:table-cell table:formula="of:=VALUE([$from_i_LON.A232])" office:value-type="date" office:date-value="2021-01-27" calcext:value-type="date">
            <text:p>27/01/21</text:p>
          </table:table-cell>
          <table:table-cell table:formula="of:=[$LON.C214]" office:value-type="float" office:value="99255.4999135364" calcext:value-type="float">
            <text:p>99255.4999135364</text:p>
          </table:table-cell>
          <table:table-cell table:formula="of:=[$from_i_LON.C232]" office:value-type="float" office:value="95805.3165735288" calcext:value-type="float">
            <text:p>95805.3165735288</text:p>
          </table:table-cell>
          <table:table-cell table:formula="of:=[.D233]/[.C233]" office:value-type="percentage" office:value="0.965239373707118" calcext:value-type="percentage">
            <text:p>96.5%</text:p>
          </table:table-cell>
          <table:table-cell table:formula="of:=[.D231]" office:value-type="float" office:value="105074.268316265" calcext:value-type="float">
            <text:p>105074.268316265</text:p>
          </table:table-cell>
          <table:table-cell table:formula="of:=[.F233]/[.C233]" office:value-type="percentage" office:value="1.05862414080628" calcext:value-type="percentage">
            <text:p>105.86%</text:p>
          </table:table-cell>
          <table:table-cell table:number-columns-repeated="4"/>
        </table:table-row>
        <table:table-row table:style-name="ro1">
          <table:table-cell table:formula="of:=VALUE([$LON.A215])" office:value-type="date" office:date-value="2021-01-30" calcext:value-type="date">
            <text:p>30/01/21</text:p>
          </table:table-cell>
          <table:table-cell table:formula="of:=VALUE([$from_i_LON.A233])" office:value-type="date" office:date-value="2021-01-28" calcext:value-type="date">
            <text:p>28/01/21</text:p>
          </table:table-cell>
          <table:table-cell table:formula="of:=[$LON.C215]" office:value-type="float" office:value="94726.9134220689" calcext:value-type="float">
            <text:p>94726.9134220689</text:p>
          </table:table-cell>
          <table:table-cell table:formula="of:=[$from_i_LON.C233]" office:value-type="float" office:value="91356.1420359841" calcext:value-type="float">
            <text:p>91356.1420359841</text:p>
          </table:table-cell>
          <table:table-cell table:formula="of:=[.D234]/[.C234]" office:value-type="percentage" office:value="0.964415906057597" calcext:value-type="percentage">
            <text:p>96.4%</text:p>
          </table:table-cell>
          <table:table-cell table:formula="of:=[.D232]" office:value-type="float" office:value="100310.169420011" calcext:value-type="float">
            <text:p>100310.169420011</text:p>
          </table:table-cell>
          <table:table-cell table:formula="of:=[.F234]/[.C234]" office:value-type="percentage" office:value="1.05894054599948" calcext:value-type="percentage">
            <text:p>105.89%</text:p>
          </table:table-cell>
          <table:table-cell table:number-columns-repeated="4"/>
        </table:table-row>
        <table:table-row table:style-name="ro1">
          <table:table-cell table:formula="of:=VALUE([$LON.A216])" office:value-type="date" office:date-value="2021-01-31" calcext:value-type="date">
            <text:p>31/01/21</text:p>
          </table:table-cell>
          <table:table-cell table:formula="of:=VALUE([$from_i_LON.A234])" office:value-type="date" office:date-value="2021-01-29" calcext:value-type="date">
            <text:p>29/01/21</text:p>
          </table:table-cell>
          <table:table-cell table:formula="of:=[$LON.C216]" office:value-type="float" office:value="90274.3477636667" calcext:value-type="float">
            <text:p>90274.3477636667</text:p>
          </table:table-cell>
          <table:table-cell table:formula="of:=[$from_i_LON.C234]" office:value-type="float" office:value="86989.103693786" calcext:value-type="float">
            <text:p>86989.103693786</text:p>
          </table:table-cell>
          <table:table-cell table:formula="of:=[.D235]/[.C235]" office:value-type="percentage" office:value="0.963608221479691" calcext:value-type="percentage">
            <text:p>96.4%</text:p>
          </table:table-cell>
          <table:table-cell table:formula="of:=[.D233]" office:value-type="float" office:value="95805.3165735288" calcext:value-type="float">
            <text:p>95805.3165735288</text:p>
          </table:table-cell>
          <table:table-cell table:formula="of:=[.F235]/[.C235]" office:value-type="percentage" office:value="1.06126844388111" calcext:value-type="percentage">
            <text:p>106.13%</text:p>
          </table:table-cell>
          <table:table-cell table:number-columns-repeated="4"/>
        </table:table-row>
        <table:table-row table:style-name="ro1">
          <table:table-cell table:formula="of:=VALUE([$LON.A217])" office:value-type="date" office:date-value="2021-02-01" calcext:value-type="date">
            <text:p>01/02/21</text:p>
          </table:table-cell>
          <table:table-cell table:formula="of:=VALUE([$from_i_LON.A235])" office:value-type="date" office:date-value="2021-01-30" calcext:value-type="date">
            <text:p>30/01/21</text:p>
          </table:table-cell>
          <table:table-cell table:formula="of:=[$LON.C217]" office:value-type="float" office:value="85963.5414059624" calcext:value-type="float">
            <text:p>85963.5414059624</text:p>
          </table:table-cell>
          <table:table-cell table:formula="of:=[$from_i_LON.C235]" office:value-type="float" office:value="82775.6663562072" calcext:value-type="float">
            <text:p>82775.6663562072</text:p>
          </table:table-cell>
          <table:table-cell table:formula="of:=[.D236]/[.C236]" office:value-type="percentage" office:value="0.962915964167874" calcext:value-type="percentage">
            <text:p>96.3%</text:p>
          </table:table-cell>
          <table:table-cell table:formula="of:=[.D234]" office:value-type="float" office:value="91356.1420359841" calcext:value-type="float">
            <text:p>91356.1420359841</text:p>
          </table:table-cell>
          <table:table-cell table:formula="of:=[.F236]/[.C236]" office:value-type="percentage" office:value="1.06273125259644" calcext:value-type="percentage">
            <text:p>106.27%</text:p>
          </table:table-cell>
          <table:table-cell table:number-columns-repeated="4"/>
        </table:table-row>
        <table:table-row table:style-name="ro1">
          <table:table-cell table:formula="of:=VALUE([$LON.A218])" office:value-type="date" office:date-value="2021-02-02" calcext:value-type="date">
            <text:p>02/02/21</text:p>
          </table:table-cell>
          <table:table-cell table:formula="of:=VALUE([$from_i_LON.A236])" office:value-type="date" office:date-value="2021-01-31" calcext:value-type="date">
            <text:p>31/01/21</text:p>
          </table:table-cell>
          <table:table-cell table:formula="of:=[$LON.C218]" office:value-type="float" office:value="81685.185060121" calcext:value-type="float">
            <text:p>81685.185060121</text:p>
          </table:table-cell>
          <table:table-cell table:formula="of:=[$from_i_LON.C236]" office:value-type="float" office:value="78639.8398555977" calcext:value-type="float">
            <text:p>78639.8398555977</text:p>
          </table:table-cell>
          <table:table-cell table:formula="of:=[.D237]/[.C237]" office:value-type="percentage" office:value="0.962718512515068" calcext:value-type="percentage">
            <text:p>96.3%</text:p>
          </table:table-cell>
          <table:table-cell table:formula="of:=[.D235]" office:value-type="float" office:value="86989.103693786" calcext:value-type="float">
            <text:p>86989.103693786</text:p>
          </table:table-cell>
          <table:table-cell table:formula="of:=[.F237]/[.C237]" office:value-type="percentage" office:value="1.06493121892007" calcext:value-type="percentage">
            <text:p>106.49%</text:p>
          </table:table-cell>
          <table:table-cell table:number-columns-repeated="4"/>
        </table:table-row>
        <table:table-row table:style-name="ro1">
          <table:table-cell table:formula="of:=VALUE([$LON.A219])" office:value-type="date" office:date-value="2021-02-03" calcext:value-type="date">
            <text:p>03/02/21</text:p>
          </table:table-cell>
          <table:table-cell table:formula="of:=VALUE([$from_i_LON.A237])" office:value-type="date" office:date-value="2021-02-01" calcext:value-type="date">
            <text:p>01/02/21</text:p>
          </table:table-cell>
          <table:table-cell table:formula="of:=[$LON.C219]" office:value-type="float" office:value="77450.6638984196" calcext:value-type="float">
            <text:p>77450.6638984196</text:p>
          </table:table-cell>
          <table:table-cell table:formula="of:=[$from_i_LON.C237]" office:value-type="float" office:value="74568.0291873492" calcext:value-type="float">
            <text:p>74568.0291873492</text:p>
          </table:table-cell>
          <table:table-cell table:formula="of:=[.D238]/[.C238]" office:value-type="percentage" office:value="0.96278101999421" calcext:value-type="percentage">
            <text:p>96.3%</text:p>
          </table:table-cell>
          <table:table-cell table:formula="of:=[.D236]" office:value-type="float" office:value="82775.6663562072" calcext:value-type="float">
            <text:p>82775.6663562072</text:p>
          </table:table-cell>
          <table:table-cell table:formula="of:=[.F238]/[.C238]" office:value-type="percentage" office:value="1.0687534772429" calcext:value-type="percentage">
            <text:p>106.88%</text:p>
          </table:table-cell>
          <table:table-cell table:number-columns-repeated="4"/>
        </table:table-row>
        <table:table-row table:style-name="ro1">
          <table:table-cell table:formula="of:=VALUE([$LON.A220])" office:value-type="date" office:date-value="2021-02-04" calcext:value-type="date">
            <text:p>04/02/21</text:p>
          </table:table-cell>
          <table:table-cell table:formula="of:=VALUE([$from_i_LON.A238])" office:value-type="date" office:date-value="2021-02-02" calcext:value-type="date">
            <text:p>02/02/21</text:p>
          </table:table-cell>
          <table:table-cell table:formula="of:=[$LON.C220]" office:value-type="float" office:value="73243.3265598859" calcext:value-type="float">
            <text:p>73243.3265598859</text:p>
          </table:table-cell>
          <table:table-cell table:formula="of:=[$from_i_LON.C238]" office:value-type="float" office:value="70528.2629660271" calcext:value-type="float">
            <text:p>70528.2629660271</text:p>
          </table:table-cell>
          <table:table-cell table:formula="of:=[.D239]/[.C239]" office:value-type="percentage" office:value="0.96293090822904" calcext:value-type="percentage">
            <text:p>96.3%</text:p>
          </table:table-cell>
          <table:table-cell table:formula="of:=[.D237]" office:value-type="float" office:value="78639.8398555977" calcext:value-type="float">
            <text:p>78639.8398555977</text:p>
          </table:table-cell>
          <table:table-cell table:formula="of:=[.F239]/[.C239]" office:value-type="percentage" office:value="1.07367924900707" calcext:value-type="percentage">
            <text:p>107.37%</text:p>
          </table:table-cell>
          <table:table-cell table:number-columns-repeated="4"/>
        </table:table-row>
        <table:table-row table:style-name="ro1">
          <table:table-cell table:formula="of:=VALUE([$LON.A221])" office:value-type="date" office:date-value="2021-02-05" calcext:value-type="date">
            <text:p>05/02/21</text:p>
          </table:table-cell>
          <table:table-cell table:formula="of:=VALUE([$from_i_LON.A239])" office:value-type="date" office:date-value="2021-02-03" calcext:value-type="date">
            <text:p>03/02/21</text:p>
          </table:table-cell>
          <table:table-cell table:formula="of:=[$LON.C221]" office:value-type="float" office:value="69021.1612517639" calcext:value-type="float">
            <text:p>69021.1612517639</text:p>
          </table:table-cell>
          <table:table-cell table:formula="of:=[$from_i_LON.C239]" office:value-type="float" office:value="66487.3055578723" calcext:value-type="float">
            <text:p>66487.3055578723</text:p>
          </table:table-cell>
          <table:table-cell table:formula="of:=[.D240]/[.C240]" office:value-type="percentage" office:value="0.963288712505879" calcext:value-type="percentage">
            <text:p>96.3%</text:p>
          </table:table-cell>
          <table:table-cell table:formula="of:=[.D238]" office:value-type="float" office:value="74568.0291873492" calcext:value-type="float">
            <text:p>74568.0291873492</text:p>
          </table:table-cell>
          <table:table-cell table:formula="of:=[.F240]/[.C240]" office:value-type="percentage" office:value="1.08036474372479" calcext:value-type="percentage">
            <text:p>108.04%</text:p>
          </table:table-cell>
          <table:table-cell table:number-columns-repeated="4"/>
        </table:table-row>
        <table:table-row table:style-name="ro1">
          <table:table-cell table:formula="of:=VALUE([$LON.A222])" office:value-type="date" office:date-value="2021-02-06" calcext:value-type="date">
            <text:p>06/02/21</text:p>
          </table:table-cell>
          <table:table-cell table:formula="of:=VALUE([$from_i_LON.A240])" office:value-type="date" office:date-value="2021-02-04" calcext:value-type="date">
            <text:p>04/02/21</text:p>
          </table:table-cell>
          <table:table-cell table:formula="of:=[$LON.C222]" office:value-type="float" office:value="65025.2953507064" calcext:value-type="float">
            <text:p>65025.2953507064</text:p>
          </table:table-cell>
          <table:table-cell table:formula="of:=[$from_i_LON.C240]" office:value-type="float" office:value="62672.2388986149" calcext:value-type="float">
            <text:p>62672.2388986149</text:p>
          </table:table-cell>
          <table:table-cell table:formula="of:=[.D241]/[.C241]" office:value-type="percentage" office:value="0.96381321392851" calcext:value-type="percentage">
            <text:p>96.4%</text:p>
          </table:table-cell>
          <table:table-cell table:formula="of:=[.D239]" office:value-type="float" office:value="70528.2629660271" calcext:value-type="float">
            <text:p>70528.2629660271</text:p>
          </table:table-cell>
          <table:table-cell table:formula="of:=[.F241]/[.C241]" office:value-type="percentage" office:value="1.08462810642599" calcext:value-type="percentage">
            <text:p>108.46%</text:p>
          </table:table-cell>
          <table:table-cell table:number-columns-repeated="4"/>
        </table:table-row>
        <table:table-row table:style-name="ro1">
          <table:table-cell table:formula="of:=VALUE([$LON.A223])" office:value-type="date" office:date-value="2021-02-07" calcext:value-type="date">
            <text:p>07/02/21</text:p>
          </table:table-cell>
          <table:table-cell table:formula="of:=VALUE([$from_i_LON.A241])" office:value-type="date" office:date-value="2021-02-05" calcext:value-type="date">
            <text:p>05/02/21</text:p>
          </table:table-cell>
          <table:table-cell table:formula="of:=[$LON.C223]" office:value-type="float" office:value="61318.0767704973" calcext:value-type="float">
            <text:p>61318.0767704973</text:p>
          </table:table-cell>
          <table:table-cell table:formula="of:=[$from_i_LON.C241]" office:value-type="float" office:value="59132.5132964953" calcext:value-type="float">
            <text:p>59132.5132964953</text:p>
          </table:table-cell>
          <table:table-cell table:formula="of:=[.D242]/[.C242]" office:value-type="percentage" office:value="0.964356946774731" calcext:value-type="percentage">
            <text:p>96.4%</text:p>
          </table:table-cell>
          <table:table-cell table:formula="of:=[.D240]" office:value-type="float" office:value="66487.3055578723" calcext:value-type="float">
            <text:p>66487.3055578723</text:p>
          </table:table-cell>
          <table:table-cell table:formula="of:=[.F242]/[.C242]" office:value-type="percentage" office:value="1.08430187409045" calcext:value-type="percentage">
            <text:p>108.43%</text:p>
          </table:table-cell>
          <table:table-cell table:number-columns-repeated="4"/>
        </table:table-row>
        <table:table-row table:style-name="ro1">
          <table:table-cell table:formula="of:=VALUE([$LON.A224])" office:value-type="date" office:date-value="2021-02-08" calcext:value-type="date">
            <text:p>08/02/21</text:p>
          </table:table-cell>
          <table:table-cell table:formula="of:=[.A243]-2" office:value-type="date" office:date-value="2021-02-06" calcext:value-type="date">
            <text:p>06/02/21</text:p>
          </table:table-cell>
          <table:table-cell table:formula="of:=[$LON.C224]" office:value-type="float" office:value="57919.4368628628" calcext:value-type="float">
            <text:p>57919.4368628628</text:p>
          </table:table-cell>
          <table:table-cell table:number-columns-repeated="2"/>
          <table:table-cell table:formula="of:=[.D241]" office:value-type="float" office:value="62672.2388986149" calcext:value-type="float">
            <text:p>62672.2388986149</text:p>
          </table:table-cell>
          <table:table-cell table:formula="of:=[.F243]/[.C243]" office:value-type="percentage" office:value="1.08205884402857" calcext:value-type="percentage">
            <text:p>108.21%</text:p>
          </table:table-cell>
          <table:table-cell table:number-columns-repeated="4"/>
        </table:table-row>
        <table:table-row table:style-name="ro1">
          <table:table-cell table:formula="of:=VALUE([$LON.A225])" office:value-type="date" office:date-value="2021-02-09" calcext:value-type="date">
            <text:p>09/02/21</text:p>
          </table:table-cell>
          <table:table-cell table:formula="of:=[.A244]-2" office:value-type="date" office:date-value="2021-02-07" calcext:value-type="date">
            <text:p>07/02/21</text:p>
          </table:table-cell>
          <table:table-cell table:formula="of:=[$LON.C225]" office:value-type="float" office:value="54825.8102949768" calcext:value-type="float">
            <text:p>54825.8102949768</text:p>
          </table:table-cell>
          <table:table-cell table:number-columns-repeated="2"/>
          <table:table-cell table:formula="of:=[.D242]" office:value-type="float" office:value="59132.5132964953" calcext:value-type="float">
            <text:p>59132.5132964953</text:p>
          </table:table-cell>
          <table:table-cell table:formula="of:=[.F244]/[.C244]" office:value-type="percentage" office:value="1.07855247333961" calcext:value-type="percentage">
            <text:p>107.86%</text:p>
          </table:table-cell>
          <table:table-cell table:number-columns-repeated="4"/>
        </table:table-row>
        <table:table-row table:style-name="ro1" table:number-rows-repeated="104833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11">
      <number:number number:decimal-places="1" number:min-decimal-places="1" number:min-integer-digits="1"/>
      <number:text>%</number:text>
    </number:percentage-style>
    <number:percentage-style style:name="N112">
      <number:number number:decimal-places="3" number:min-decimal-places="3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2">00/00/0000</text:date>, <text:time style:data-style-name="N2" text:time-value="17:23:11.01890416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4-02T19:32:48.544439394</dc:date>
    <meta:editing-duration>PT2H15M38S</meta:editing-duration>
    <meta:editing-cycles>12</meta:editing-cycles>
    <meta:generator>LibreOffice/7.2.5.2.0$Linux_X86_64 LibreOffice_project/20$Build-2</meta:generator>
    <meta:document-statistic meta:table-count="9" meta:cell-count="8221" meta:object-count="10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2.061cm" svg:y="3.955cm" style:legend-expansion="high" chart:style-name="ch2"/>
        <chart:plot-area chart:style-name="ch3" table:cell-range-address="Graphs.B1:Graphs.D244" chart:data-source-has-labels="both" svg:x="0.319cm" svg:y="0.18cm" svg:width="11.423cm" svg:height="8.646cm">
          <chart:coordinate-region svg:x="1.682cm" svg:y="0.379cm" svg:width="10.06cm" svg:height="7.8cm"/>
          <chart:axis chart:dimension="x" chart:name="primary-x" chart:style-name="ch4" chartooo:axis-type="auto">
            <chartooo:date-scale/>
            <chart:categories table:cell-range-address="Graphs.B2:Graphs.B24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aphs.C2:Graphs.C244" chart:label-cell-address="Graphs.C1:Graphs.C1" chart:class="chart:line">
            <chart:data-point chart:repeated="243"/>
          </chart:series>
          <chart:series chart:style-name="ch8" chart:values-cell-range-address="Graphs.D2:Graphs.D244" chart:label-cell-address="Graphs.D1:Graphs.D1" chart:class="chart:line">
            <chart:data-point chart:repeated="24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ive_cases</text:p>
                <draw:g>
                  <svg:desc>Graphs.C1:Graphs.C1</svg:desc>
                </draw:g>
              </table:table-cell>
              <table:table-cell office:value-type="string">
                <text:p>gamma(3.79,3.5)</text:p>
                <draw:g>
                  <svg:desc>Graphs.D1:Graphs.D1</svg:desc>
                </draw:g>
              </table:table-cell>
            </table:table-row>
          </table:table-header-rows>
          <table:table-rows>
            <table:table-row>
              <table:table-cell office:value-type="float" office:value="43992">
                <text:p>43992</text:p>
                <draw:g>
                  <svg:desc>Graphs.B2:Graphs.B244</svg:desc>
                </draw:g>
              </table:table-cell>
              <table:table-cell office:value-type="float" office:value="NaN">
                <text:p>NaN</text:p>
                <draw:g>
                  <svg:desc>Graphs.C2:Graphs.C244</svg:desc>
                </draw:g>
              </table:table-cell>
              <table:table-cell office:value-type="float" office:value="78962.7983441574">
                <text:p>78962.7983441574</text:p>
                <draw:g>
                  <svg:desc>Graphs.D2:Graphs.D244</svg:desc>
                </draw:g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NaN">
                <text:p>NaN</text:p>
              </table:table-cell>
              <table:table-cell office:value-type="float" office:value="72901.3735482471">
                <text:p>72901.3735482471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NaN">
                <text:p>NaN</text:p>
              </table:table-cell>
              <table:table-cell office:value-type="float" office:value="67284.0341154955">
                <text:p>67284.0341154955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NaN">
                <text:p>NaN</text:p>
              </table:table-cell>
              <table:table-cell office:value-type="float" office:value="62170.2262113455">
                <text:p>62170.2262113455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NaN">
                <text:p>NaN</text:p>
              </table:table-cell>
              <table:table-cell office:value-type="float" office:value="57711.9933077126">
                <text:p>57711.9933077126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NaN">
                <text:p>NaN</text:p>
              </table:table-cell>
              <table:table-cell office:value-type="float" office:value="53802.0239275156">
                <text:p>53802.0239275156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NaN">
                <text:p>NaN</text:p>
              </table:table-cell>
              <table:table-cell office:value-type="float" office:value="50420.0017023272">
                <text:p>50420.0017023272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NaN">
                <text:p>NaN</text:p>
              </table:table-cell>
              <table:table-cell office:value-type="float" office:value="47364.5403535225">
                <text:p>47364.5403535225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NaN">
                <text:p>NaN</text:p>
              </table:table-cell>
              <table:table-cell office:value-type="float" office:value="44709.1645748666">
                <text:p>44709.1645748666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NaN">
                <text:p>NaN</text:p>
              </table:table-cell>
              <table:table-cell office:value-type="float" office:value="42345.0750344026">
                <text:p>42345.0750344026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NaN">
                <text:p>NaN</text:p>
              </table:table-cell>
              <table:table-cell office:value-type="float" office:value="40227.5634184223">
                <text:p>40227.5634184223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NaN">
                <text:p>NaN</text:p>
              </table:table-cell>
              <table:table-cell office:value-type="float" office:value="38367.4537757617">
                <text:p>38367.4537757617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NaN">
                <text:p>NaN</text:p>
              </table:table-cell>
              <table:table-cell office:value-type="float" office:value="36740.0267874939">
                <text:p>36740.0267874939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NaN">
                <text:p>NaN</text:p>
              </table:table-cell>
              <table:table-cell office:value-type="float" office:value="35351.0999445981">
                <text:p>35351.0999445981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NaN">
                <text:p>NaN</text:p>
              </table:table-cell>
              <table:table-cell office:value-type="float" office:value="33782.4270228067">
                <text:p>33782.4270228067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NaN">
                <text:p>NaN</text:p>
              </table:table-cell>
              <table:table-cell office:value-type="float" office:value="32311.2330302577">
                <text:p>32311.2330302577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NaN">
                <text:p>NaN</text:p>
              </table:table-cell>
              <table:table-cell office:value-type="float" office:value="30785.3320036854">
                <text:p>30785.3320036854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NaN">
                <text:p>NaN</text:p>
              </table:table-cell>
              <table:table-cell office:value-type="float" office:value="29360.0828615156">
                <text:p>29360.082861515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NaN">
                <text:p>NaN</text:p>
              </table:table-cell>
              <table:table-cell office:value-type="float" office:value="28076.1365037861">
                <text:p>28076.1365037861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29689.5434416985">
                <text:p>29689.5434416985</text:p>
              </table:table-cell>
              <table:table-cell office:value-type="float" office:value="26934.9837615114">
                <text:p>26934.9837615114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28465.7040632391">
                <text:p>28465.7040632391</text:p>
              </table:table-cell>
              <table:table-cell office:value-type="float" office:value="25956.6988891324">
                <text:p>25956.6988891324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27298.4451054916">
                <text:p>27298.4451054916</text:p>
              </table:table-cell>
              <table:table-cell office:value-type="float" office:value="24984.5974601416">
                <text:p>24984.5974601416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26261.7503317803">
                <text:p>26261.7503317803</text:p>
              </table:table-cell>
              <table:table-cell office:value-type="float" office:value="24070.2262042975">
                <text:p>24070.2262042975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25647.3549317775">
                <text:p>25647.3549317775</text:p>
              </table:table-cell>
              <table:table-cell office:value-type="float" office:value="23575.8086944424">
                <text:p>23575.8086944424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24993.1696055617">
                <text:p>24993.1696055617</text:p>
              </table:table-cell>
              <table:table-cell office:value-type="float" office:value="23035.5277175603">
                <text:p>23035.5277175603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24387.2190287045">
                <text:p>24387.2190287045</text:p>
              </table:table-cell>
              <table:table-cell office:value-type="float" office:value="22518.4059115999">
                <text:p>22518.4059115999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24086.3785933364">
                <text:p>24086.3785933364</text:p>
              </table:table-cell>
              <table:table-cell office:value-type="float" office:value="22294.1704998071">
                <text:p>22294.1704998071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24178.0183578815">
                <text:p>24178.0183578815</text:p>
              </table:table-cell>
              <table:table-cell office:value-type="float" office:value="22372.4239853745">
                <text:p>22372.423985374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24350.6918158605">
                <text:p>24350.6918158605</text:p>
              </table:table-cell>
              <table:table-cell office:value-type="float" office:value="22571.5999410863">
                <text:p>22571.5999410863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24491.2876719856">
                <text:p>24491.2876719856</text:p>
              </table:table-cell>
              <table:table-cell office:value-type="float" office:value="22746.3728415396">
                <text:p>22746.3728415396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24711.8902179694">
                <text:p>24711.8902179694</text:p>
              </table:table-cell>
              <table:table-cell office:value-type="float" office:value="23010.0818459839">
                <text:p>23010.0818459839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25067.9615313495">
                <text:p>25067.9615313495</text:p>
              </table:table-cell>
              <table:table-cell office:value-type="float" office:value="23356.1227349847">
                <text:p>23356.1227349847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25625.2200086125">
                <text:p>25625.2200086125</text:p>
              </table:table-cell>
              <table:table-cell office:value-type="float" office:value="23882.3264297063">
                <text:p>23882.3264297063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26137.081744148">
                <text:p>26137.081744148</text:p>
              </table:table-cell>
              <table:table-cell office:value-type="float" office:value="24335.4267538448">
                <text:p>24335.4267538448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26553.1862618718">
                <text:p>26553.1862618718</text:p>
              </table:table-cell>
              <table:table-cell office:value-type="float" office:value="24712.8500309383">
                <text:p>24712.8500309383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26953.496189447">
                <text:p>26953.496189447</text:p>
              </table:table-cell>
              <table:table-cell office:value-type="float" office:value="25103.9781835141">
                <text:p>25103.9781835141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27081.2901852136">
                <text:p>27081.2901852136</text:p>
              </table:table-cell>
              <table:table-cell office:value-type="float" office:value="25217.2554614269">
                <text:p>25217.2554614269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27390.541566058">
                <text:p>27390.541566058</text:p>
              </table:table-cell>
              <table:table-cell office:value-type="float" office:value="25444.981938544">
                <text:p>25444.981938544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7607.4986522217">
                <text:p>27607.4986522217</text:p>
              </table:table-cell>
              <table:table-cell office:value-type="float" office:value="25605.6097222415">
                <text:p>25605.6097222415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27750.3416608114">
                <text:p>27750.3416608114</text:p>
              </table:table-cell>
              <table:table-cell office:value-type="float" office:value="25733.1934946442">
                <text:p>25733.1934946442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28115.320476951">
                <text:p>28115.320476951</text:p>
              </table:table-cell>
              <table:table-cell office:value-type="float" office:value="26080.0780282659">
                <text:p>26080.0780282659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28312.9587246677">
                <text:p>28312.9587246677</text:p>
              </table:table-cell>
              <table:table-cell office:value-type="float" office:value="26256.7660597226">
                <text:p>26256.7660597226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28407.513782813">
                <text:p>28407.513782813</text:p>
              </table:table-cell>
              <table:table-cell office:value-type="float" office:value="26369.7048595077">
                <text:p>26369.7048595077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28415.5902153991">
                <text:p>28415.5902153991</text:p>
              </table:table-cell>
              <table:table-cell office:value-type="float" office:value="26425.3232183636">
                <text:p>26425.3232183636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28598.2943898702">
                <text:p>28598.2943898702</text:p>
              </table:table-cell>
              <table:table-cell office:value-type="float" office:value="26685.0145796277">
                <text:p>26685.0145796277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28650.126482893">
                <text:p>28650.126482893</text:p>
              </table:table-cell>
              <table:table-cell office:value-type="float" office:value="26820.6273646485">
                <text:p>26820.6273646485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28638.0596094259">
                <text:p>28638.0596094259</text:p>
              </table:table-cell>
              <table:table-cell office:value-type="float" office:value="26864.7191954418">
                <text:p>26864.7191954418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28339.2983761692">
                <text:p>28339.2983761692</text:p>
              </table:table-cell>
              <table:table-cell office:value-type="float" office:value="26593.8858181663">
                <text:p>26593.8858181663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8118.6164999871">
                <text:p>28118.6164999871</text:p>
              </table:table-cell>
              <table:table-cell office:value-type="float" office:value="26465.6868814476">
                <text:p>26465.6868814476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28094.4353497295">
                <text:p>28094.4353497295</text:p>
              </table:table-cell>
              <table:table-cell office:value-type="float" office:value="26531.8007886826">
                <text:p>26531.8007886826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27996.1947962459">
                <text:p>27996.1947962459</text:p>
              </table:table-cell>
              <table:table-cell office:value-type="float" office:value="26501.5664832608">
                <text:p>26501.5664832608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27664.7303954104">
                <text:p>27664.7303954104</text:p>
              </table:table-cell>
              <table:table-cell office:value-type="float" office:value="26233.309174132">
                <text:p>26233.309174132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27237.1207508618">
                <text:p>27237.1207508618</text:p>
              </table:table-cell>
              <table:table-cell office:value-type="float" office:value="25885.3561024788">
                <text:p>25885.3561024788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26694.4208951435">
                <text:p>26694.4208951435</text:p>
              </table:table-cell>
              <table:table-cell office:value-type="float" office:value="25381.2543541592">
                <text:p>25381.2543541592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26271.6395197379">
                <text:p>26271.6395197379</text:p>
              </table:table-cell>
              <table:table-cell office:value-type="float" office:value="24918.8390696946">
                <text:p>24918.8390696946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25808.7496825545">
                <text:p>25808.7496825545</text:p>
              </table:table-cell>
              <table:table-cell office:value-type="float" office:value="24415.6089433275">
                <text:p>24415.6089433275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25363.1482480489">
                <text:p>25363.1482480489</text:p>
              </table:table-cell>
              <table:table-cell office:value-type="float" office:value="23952.9732288207">
                <text:p>23952.9732288207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24851.5324043672">
                <text:p>24851.5324043672</text:p>
              </table:table-cell>
              <table:table-cell office:value-type="float" office:value="23413.5729672031">
                <text:p>23413.5729672031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4460.5608867223">
                <text:p>24460.5608867223</text:p>
              </table:table-cell>
              <table:table-cell office:value-type="float" office:value="22957.585846641">
                <text:p>22957.585846641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24084.1084877824">
                <text:p>24084.1084877824</text:p>
              </table:table-cell>
              <table:table-cell office:value-type="float" office:value="22525.065669346">
                <text:p>22525.065669346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23388.088225698">
                <text:p>23388.088225698</text:p>
              </table:table-cell>
              <table:table-cell office:value-type="float" office:value="21750.6883149811">
                <text:p>21750.6883149811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22737.3731759515">
                <text:p>22737.3731759515</text:p>
              </table:table-cell>
              <table:table-cell office:value-type="float" office:value="21042.194656359">
                <text:p>21042.194656359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22213.3963862882">
                <text:p>22213.3963862882</text:p>
              </table:table-cell>
              <table:table-cell office:value-type="float" office:value="20453.2261626324">
                <text:p>20453.2261626324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21456.246309414">
                <text:p>21456.246309414</text:p>
              </table:table-cell>
              <table:table-cell office:value-type="float" office:value="19680.4860811869">
                <text:p>19680.4860811869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20746.1600736213">
                <text:p>20746.1600736213</text:p>
              </table:table-cell>
              <table:table-cell office:value-type="float" office:value="18972.6688308444">
                <text:p>18972.6688308444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20120.3543175623">
                <text:p>20120.3543175623</text:p>
              </table:table-cell>
              <table:table-cell office:value-type="float" office:value="18380.5914771792">
                <text:p>18380.5914771792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19634.8973260227">
                <text:p>19634.8973260227</text:p>
              </table:table-cell>
              <table:table-cell office:value-type="float" office:value="17934.1403714683">
                <text:p>17934.1403714683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19094.3198175731">
                <text:p>19094.3198175731</text:p>
              </table:table-cell>
              <table:table-cell office:value-type="float" office:value="17450.6728585889">
                <text:p>17450.6728585889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8493.015496601">
                <text:p>18493.015496601</text:p>
              </table:table-cell>
              <table:table-cell office:value-type="float" office:value="16899.1400158241">
                <text:p>16899.1400158241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18042.5515226595">
                <text:p>18042.5515226595</text:p>
              </table:table-cell>
              <table:table-cell office:value-type="float" office:value="16501.5893405176">
                <text:p>16501.5893405176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17884.4798303116">
                <text:p>17884.4798303116</text:p>
              </table:table-cell>
              <table:table-cell office:value-type="float" office:value="16408.635529431">
                <text:p>16408.635529431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17724.849665501">
                <text:p>17724.849665501</text:p>
              </table:table-cell>
              <table:table-cell office:value-type="float" office:value="16318.1099855952">
                <text:p>16318.1099855952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17636.5260904975">
                <text:p>17636.5260904975</text:p>
              </table:table-cell>
              <table:table-cell office:value-type="float" office:value="16313.2366434797">
                <text:p>16313.2366434797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17527.1564788583">
                <text:p>17527.1564788583</text:p>
              </table:table-cell>
              <table:table-cell office:value-type="float" office:value="16261.6334745007">
                <text:p>16261.6334745007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17411.2016248822">
                <text:p>17411.2016248822</text:p>
              </table:table-cell>
              <table:table-cell office:value-type="float" office:value="16228.3908392244">
                <text:p>16228.3908392244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17656.7823533368">
                <text:p>17656.7823533368</text:p>
              </table:table-cell>
              <table:table-cell office:value-type="float" office:value="16556.6935372581">
                <text:p>16556.6935372581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17985.3152903827">
                <text:p>17985.3152903827</text:p>
              </table:table-cell>
              <table:table-cell office:value-type="float" office:value="16934.5617270681">
                <text:p>16934.5617270681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18285.258556777">
                <text:p>18285.258556777</text:p>
              </table:table-cell>
              <table:table-cell office:value-type="float" office:value="17305.6587182311">
                <text:p>17305.6587182311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8789.4449522119">
                <text:p>18789.4449522119</text:p>
              </table:table-cell>
              <table:table-cell office:value-type="float" office:value="17843.5804227088">
                <text:p>17843.5804227088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19455.79524168">
                <text:p>19455.79524168</text:p>
              </table:table-cell>
              <table:table-cell office:value-type="float" office:value="18569.2025863692">
                <text:p>18569.2025863692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20044.7586543267">
                <text:p>20044.7586543267</text:p>
              </table:table-cell>
              <table:table-cell office:value-type="float" office:value="19222.1815640381">
                <text:p>19222.1815640381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20675.6728400771">
                <text:p>20675.6728400771</text:p>
              </table:table-cell>
              <table:table-cell office:value-type="float" office:value="19893.0354119782">
                <text:p>19893.0354119782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21634.573426458">
                <text:p>21634.573426458</text:p>
              </table:table-cell>
              <table:table-cell office:value-type="float" office:value="20845.7345282092">
                <text:p>20845.7345282092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22543.4504425177">
                <text:p>22543.4504425177</text:p>
              </table:table-cell>
              <table:table-cell office:value-type="float" office:value="21683.9491417517">
                <text:p>21683.9491417517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23618.8634144704">
                <text:p>23618.8634144704</text:p>
              </table:table-cell>
              <table:table-cell office:value-type="float" office:value="22684.5759567072">
                <text:p>22684.5759567072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25039.7114747224">
                <text:p>25039.7114747224</text:p>
              </table:table-cell>
              <table:table-cell office:value-type="float" office:value="23973.799221253">
                <text:p>23973.799221253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26676.9135147193">
                <text:p>26676.9135147193</text:p>
              </table:table-cell>
              <table:table-cell office:value-type="float" office:value="25472.826757908">
                <text:p>25472.826757908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28631.9810955312">
                <text:p>28631.9810955312</text:p>
              </table:table-cell>
              <table:table-cell office:value-type="float" office:value="27245.3519223054">
                <text:p>27245.3519223054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30718.1216346511">
                <text:p>30718.1216346511</text:p>
              </table:table-cell>
              <table:table-cell office:value-type="float" office:value="29102.8084415309">
                <text:p>29102.8084415309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32886.5737416309">
                <text:p>32886.5737416309</text:p>
              </table:table-cell>
              <table:table-cell office:value-type="float" office:value="30975.4985141365">
                <text:p>30975.4985141365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35668.5440258692">
                <text:p>35668.5440258692</text:p>
              </table:table-cell>
              <table:table-cell office:value-type="float" office:value="33385.7524951809">
                <text:p>33385.7524951809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38887.8161615289">
                <text:p>38887.8161615289</text:p>
              </table:table-cell>
              <table:table-cell office:value-type="float" office:value="36135.0888632913">
                <text:p>36135.0888632913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42762.7736306203">
                <text:p>42762.7736306203</text:p>
              </table:table-cell>
              <table:table-cell office:value-type="float" office:value="39487.0410829025">
                <text:p>39487.0410829025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47023.2785848256">
                <text:p>47023.2785848256</text:p>
              </table:table-cell>
              <table:table-cell office:value-type="float" office:value="43115.5900515545">
                <text:p>43115.5900515545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51885.1712430801">
                <text:p>51885.1712430801</text:p>
              </table:table-cell>
              <table:table-cell office:value-type="float" office:value="47318.3326606408">
                <text:p>47318.3326606408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57567.2699673538">
                <text:p>57567.2699673538</text:p>
              </table:table-cell>
              <table:table-cell office:value-type="float" office:value="52260.2877672648">
                <text:p>52260.2877672648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63706.9568797434">
                <text:p>63706.9568797434</text:p>
              </table:table-cell>
              <table:table-cell office:value-type="float" office:value="57670.0302004779">
                <text:p>57670.0302004779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70713.8487212023">
                <text:p>70713.8487212023</text:p>
              </table:table-cell>
              <table:table-cell office:value-type="float" office:value="64074.6937290797">
                <text:p>64074.6937290797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8450.6116629548">
                <text:p>78450.6116629548</text:p>
              </table:table-cell>
              <table:table-cell office:value-type="float" office:value="71026.4601964345">
                <text:p>71026.4601964345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87199.9083536116">
                <text:p>87199.9083536116</text:p>
              </table:table-cell>
              <table:table-cell office:value-type="float" office:value="79079.0299172287">
                <text:p>79079.0299172287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96275.1433709536">
                <text:p>96275.1433709536</text:p>
              </table:table-cell>
              <table:table-cell office:value-type="float" office:value="87364.2608705959">
                <text:p>87364.2608705959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106443.808522455">
                <text:p>106443.808522455</text:p>
              </table:table-cell>
              <table:table-cell office:value-type="float" office:value="96722.8797878098">
                <text:p>96722.8797878098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117621.391094936">
                <text:p>117621.391094936</text:p>
              </table:table-cell>
              <table:table-cell office:value-type="float" office:value="107297.926759546">
                <text:p>107297.926759546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129795.111997831">
                <text:p>129795.111997831</text:p>
              </table:table-cell>
              <table:table-cell office:value-type="float" office:value="118941.489767009">
                <text:p>118941.489767009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143592.146144412">
                <text:p>143592.146144412</text:p>
              </table:table-cell>
              <table:table-cell office:value-type="float" office:value="132123.702809155">
                <text:p>132123.702809155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157315.338889612">
                <text:p>157315.338889612</text:p>
              </table:table-cell>
              <table:table-cell office:value-type="float" office:value="145278.128944862">
                <text:p>145278.128944862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170568.050206868">
                <text:p>170568.050206868</text:p>
              </table:table-cell>
              <table:table-cell office:value-type="float" office:value="157895.721313521">
                <text:p>157895.721313521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182983.903360071">
                <text:p>182983.903360071</text:p>
              </table:table-cell>
              <table:table-cell office:value-type="float" office:value="169570.887737885">
                <text:p>169570.887737885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94892.936201089">
                <text:p>194892.936201089</text:p>
              </table:table-cell>
              <table:table-cell office:value-type="float" office:value="180687.978355997">
                <text:p>180687.978355997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206289.64579698">
                <text:p>206289.64579698</text:p>
              </table:table-cell>
              <table:table-cell office:value-type="float" office:value="191342.104292109">
                <text:p>191342.104292109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217919.712745474">
                <text:p>217919.712745474</text:p>
              </table:table-cell>
              <table:table-cell office:value-type="float" office:value="202075.641374858">
                <text:p>202075.641374858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228064.564764179">
                <text:p>228064.564764179</text:p>
              </table:table-cell>
              <table:table-cell office:value-type="float" office:value="211432.007606961">
                <text:p>211432.007606961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237404.771215572">
                <text:p>237404.771215572</text:p>
              </table:table-cell>
              <table:table-cell office:value-type="float" office:value="220001.70929331">
                <text:p>220001.70929331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245766.429899866">
                <text:p>245766.429899866</text:p>
              </table:table-cell>
              <table:table-cell office:value-type="float" office:value="227633.948546235">
                <text:p>227633.948546235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254058.772333218">
                <text:p>254058.772333218</text:p>
              </table:table-cell>
              <table:table-cell office:value-type="float" office:value="235054.100786677">
                <text:p>235054.100786677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262490.126032733">
                <text:p>262490.126032733</text:p>
              </table:table-cell>
              <table:table-cell office:value-type="float" office:value="242409.246337003">
                <text:p>242409.246337003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270528.043599058">
                <text:p>270528.043599058</text:p>
              </table:table-cell>
              <table:table-cell office:value-type="float" office:value="249320.014598492">
                <text:p>249320.014598492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277557.881754332">
                <text:p>277557.881754332</text:p>
              </table:table-cell>
              <table:table-cell office:value-type="float" office:value="255140.373567338">
                <text:p>255140.37356733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284823.790392843">
                <text:p>284823.790392843</text:p>
              </table:table-cell>
              <table:table-cell office:value-type="float" office:value="261230.880070739">
                <text:p>261230.880070739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291898.682480643">
                <text:p>291898.682480643</text:p>
              </table:table-cell>
              <table:table-cell office:value-type="float" office:value="267052.812935866">
                <text:p>267052.812935866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299650.527503463">
                <text:p>299650.527503463</text:p>
              </table:table-cell>
              <table:table-cell office:value-type="float" office:value="273537.806485994">
                <text:p>273537.806485994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307207.307440429">
                <text:p>307207.307440429</text:p>
              </table:table-cell>
              <table:table-cell office:value-type="float" office:value="279876.773227601">
                <text:p>279876.773227601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315690.901797076">
                <text:p>315690.901797076</text:p>
              </table:table-cell>
              <table:table-cell office:value-type="float" office:value="287048.194592955">
                <text:p>287048.194592955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325656.064932725">
                <text:p>325656.064932725</text:p>
              </table:table-cell>
              <table:table-cell office:value-type="float" office:value="295708.980568192">
                <text:p>295708.980568192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336824.210061269">
                <text:p>336824.210061269</text:p>
              </table:table-cell>
              <table:table-cell office:value-type="float" office:value="305442.807392781">
                <text:p>305442.807392781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348466.707446096">
                <text:p>348466.707446096</text:p>
              </table:table-cell>
              <table:table-cell office:value-type="float" office:value="315652.178423635">
                <text:p>315652.178423635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360956.358623828">
                <text:p>360956.358623828</text:p>
              </table:table-cell>
              <table:table-cell office:value-type="float" office:value="326684.565331026">
                <text:p>326684.565331026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373999.45485585">
                <text:p>373999.45485585</text:p>
              </table:table-cell>
              <table:table-cell office:value-type="float" office:value="338354.700167848">
                <text:p>338354.700167848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387266.603681431">
                <text:p>387266.603681431</text:p>
              </table:table-cell>
              <table:table-cell office:value-type="float" office:value="350285.597734306">
                <text:p>350285.597734306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401632.521821564">
                <text:p>401632.521821564</text:p>
              </table:table-cell>
              <table:table-cell office:value-type="float" office:value="363191.559633422">
                <text:p>363191.559633422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416130.428599195">
                <text:p>416130.428599195</text:p>
              </table:table-cell>
              <table:table-cell office:value-type="float" office:value="376307.890125314">
                <text:p>376307.890125314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431452.439292443">
                <text:p>431452.439292443</text:p>
              </table:table-cell>
              <table:table-cell office:value-type="float" office:value="390285.968128611">
                <text:p>390285.968128611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446615.005177104">
                <text:p>446615.005177104</text:p>
              </table:table-cell>
              <table:table-cell office:value-type="float" office:value="404113.587365956">
                <text:p>404113.587365956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463359.88939515">
                <text:p>463359.88939515</text:p>
              </table:table-cell>
              <table:table-cell office:value-type="float" office:value="419581.157973483">
                <text:p>419581.157973483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480070.931717691">
                <text:p>480070.931717691</text:p>
              </table:table-cell>
              <table:table-cell office:value-type="float" office:value="434977.42460503">
                <text:p>434977.42460503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496877.795733875">
                <text:p>496877.795733875</text:p>
              </table:table-cell>
              <table:table-cell office:value-type="float" office:value="450709.083072002">
                <text:p>450709.083072002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512462.549522907">
                <text:p>512462.549522907</text:p>
              </table:table-cell>
              <table:table-cell office:value-type="float" office:value="465374.705545134">
                <text:p>465374.705545134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526986.797994608">
                <text:p>526986.797994608</text:p>
              </table:table-cell>
              <table:table-cell office:value-type="float" office:value="478996.013263716">
                <text:p>478996.01326371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540563.363529935">
                <text:p>540563.363529935</text:p>
              </table:table-cell>
              <table:table-cell office:value-type="float" office:value="491779.486934957">
                <text:p>491779.486934957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553061.840073743">
                <text:p>553061.840073743</text:p>
              </table:table-cell>
              <table:table-cell office:value-type="float" office:value="503615.2812435">
                <text:p>503615.2812435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563721.045621432">
                <text:p>563721.045621432</text:p>
              </table:table-cell>
              <table:table-cell office:value-type="float" office:value="513828.700054376">
                <text:p>513828.700054376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572812.900831254">
                <text:p>572812.900831254</text:p>
              </table:table-cell>
              <table:table-cell office:value-type="float" office:value="522641.79832661">
                <text:p>522641.79832661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580170.099753387">
                <text:p>580170.099753387</text:p>
              </table:table-cell>
              <table:table-cell office:value-type="float" office:value="529977.891787872">
                <text:p>529977.891787872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586252.202552909">
                <text:p>586252.202552909</text:p>
              </table:table-cell>
              <table:table-cell office:value-type="float" office:value="536223.208339018">
                <text:p>536223.208339018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590917.119235125">
                <text:p>590917.119235125</text:p>
              </table:table-cell>
              <table:table-cell office:value-type="float" office:value="541253.096468694">
                <text:p>541253.096468694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593387.404501899">
                <text:p>593387.404501899</text:p>
              </table:table-cell>
              <table:table-cell office:value-type="float" office:value="544129.828791254">
                <text:p>544129.828791254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593209.212652884">
                <text:p>593209.212652884</text:p>
              </table:table-cell>
              <table:table-cell office:value-type="float" office:value="544687.253909073">
                <text:p>544687.253909073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590966.237286089">
                <text:p>590966.237286089</text:p>
              </table:table-cell>
              <table:table-cell office:value-type="float" office:value="543200.736611006">
                <text:p>543200.73661100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88106.911515452">
                <text:p>588106.911515452</text:p>
              </table:table-cell>
              <table:table-cell office:value-type="float" office:value="541279.467937539">
                <text:p>541279.467937539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584194.689764232">
                <text:p>584194.689764232</text:p>
              </table:table-cell>
              <table:table-cell office:value-type="float" office:value="538322.184011634">
                <text:p>538322.184011634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580014.24066561">
                <text:p>580014.24066561</text:p>
              </table:table-cell>
              <table:table-cell office:value-type="float" office:value="535189.810972774">
                <text:p>535189.810972774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575467.560173745">
                <text:p>575467.560173745</text:p>
              </table:table-cell>
              <table:table-cell office:value-type="float" office:value="531851.448861923">
                <text:p>531851.448861923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571185.18583699">
                <text:p>571185.18583699</text:p>
              </table:table-cell>
              <table:table-cell office:value-type="float" office:value="528779.902369433">
                <text:p>528779.902369433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567813.212011751">
                <text:p>567813.212011751</text:p>
              </table:table-cell>
              <table:table-cell office:value-type="float" office:value="526422.614015661">
                <text:p>526422.614015661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564346.10338156">
                <text:p>564346.10338156</text:p>
              </table:table-cell>
              <table:table-cell office:value-type="float" office:value="523893.035900538">
                <text:p>523893.035900538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559792.63209839">
                <text:p>559792.63209839</text:p>
              </table:table-cell>
              <table:table-cell office:value-type="float" office:value="520266.845733493">
                <text:p>520266.845733493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556215.361306741">
                <text:p>556215.361306741</text:p>
              </table:table-cell>
              <table:table-cell office:value-type="float" office:value="517421.856269551">
                <text:p>517421.856269551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552933.096158066">
                <text:p>552933.096158066</text:p>
              </table:table-cell>
              <table:table-cell office:value-type="float" office:value="514764.161500863">
                <text:p>514764.16150086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549391.023165713">
                <text:p>549391.023165713</text:p>
              </table:table-cell>
              <table:table-cell office:value-type="float" office:value="511791.903869917">
                <text:p>511791.903869917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546584.122719262">
                <text:p>546584.122719262</text:p>
              </table:table-cell>
              <table:table-cell office:value-type="float" office:value="509340.283123201">
                <text:p>509340.283123201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544037.642802373">
                <text:p>544037.642802373</text:p>
              </table:table-cell>
              <table:table-cell office:value-type="float" office:value="507136.798257553">
                <text:p>507136.798257553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540448.976546025">
                <text:p>540448.976546025</text:p>
              </table:table-cell>
              <table:table-cell office:value-type="float" office:value="503966.309881614">
                <text:p>503966.309881614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536561.843373548">
                <text:p>536561.843373548</text:p>
              </table:table-cell>
              <table:table-cell office:value-type="float" office:value="500569.534559201">
                <text:p>500569.534559201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531333.248885865">
                <text:p>531333.248885865</text:p>
              </table:table-cell>
              <table:table-cell office:value-type="float" office:value="495997.660585015">
                <text:p>495997.660585015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525239.250112307">
                <text:p>525239.250112307</text:p>
              </table:table-cell>
              <table:table-cell office:value-type="float" office:value="490481.042053782">
                <text:p>490481.042053782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517255.077331742">
                <text:p>517255.077331742</text:p>
              </table:table-cell>
              <table:table-cell office:value-type="float" office:value="483139.212802264">
                <text:p>483139.212802264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507405.155861584">
                <text:p>507405.155861584</text:p>
              </table:table-cell>
              <table:table-cell office:value-type="float" office:value="473929.588727371">
                <text:p>473929.588727371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495050.57470719">
                <text:p>495050.57470719</text:p>
              </table:table-cell>
              <table:table-cell office:value-type="float" office:value="462536.700394075">
                <text:p>462536.700394075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481760.730998871">
                <text:p>481760.730998871</text:p>
              </table:table-cell>
              <table:table-cell office:value-type="float" office:value="450365.770555921">
                <text:p>450365.770555921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467700.3141853">
                <text:p>467700.3141853</text:p>
              </table:table-cell>
              <table:table-cell office:value-type="float" office:value="437599.038919688">
                <text:p>437599.038919688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452594.4440881">
                <text:p>452594.4440881</text:p>
              </table:table-cell>
              <table:table-cell office:value-type="float" office:value="423904.903561215">
                <text:p>423904.903561215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436675.696920167">
                <text:p>436675.696920167</text:p>
              </table:table-cell>
              <table:table-cell office:value-type="float" office:value="409575.853359325">
                <text:p>409575.853359325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420574.168498463">
                <text:p>420574.168498463</text:p>
              </table:table-cell>
              <table:table-cell office:value-type="float" office:value="395255.588334207">
                <text:p>395255.588334207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405233.55055587">
                <text:p>405233.55055587</text:p>
              </table:table-cell>
              <table:table-cell office:value-type="float" office:value="381804.794703655">
                <text:p>381804.794703655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390242.640362231">
                <text:p>390242.640362231</text:p>
              </table:table-cell>
              <table:table-cell office:value-type="float" office:value="368541.797909405">
                <text:p>368541.797909405</text:p>
              </table:table-cell>
            </table:table-row>
            <table:table-row>
              <table:table-cell office:value-type="float" office:value="44167">
                <text:p>44167</text:p>
              </table:table-cell>
              <table:table-cell office:value-type="float" office:value="375435.853649072">
                <text:p>375435.853649072</text:p>
              </table:table-cell>
              <table:table-cell office:value-type="float" office:value="355260.246681084">
                <text:p>355260.246681084</text:p>
              </table:table-cell>
            </table:table-row>
            <table:table-row>
              <table:table-cell office:value-type="float" office:value="44168">
                <text:p>44168</text:p>
              </table:table-cell>
              <table:table-cell office:value-type="float" office:value="361388.222491931">
                <text:p>361388.222491931</text:p>
              </table:table-cell>
              <table:table-cell office:value-type="float" office:value="342682.932420457">
                <text:p>342682.932420457</text:p>
              </table:table-cell>
            </table:table-row>
            <table:table-row>
              <table:table-cell office:value-type="float" office:value="44169">
                <text:p>44169</text:p>
              </table:table-cell>
              <table:table-cell office:value-type="float" office:value="348475.788875844">
                <text:p>348475.788875844</text:p>
              </table:table-cell>
              <table:table-cell office:value-type="float" office:value="330996.515346843">
                <text:p>330996.515346843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337222.876027015">
                <text:p>337222.876027015</text:p>
              </table:table-cell>
              <table:table-cell office:value-type="float" office:value="320790.466928681">
                <text:p>320790.466928681</text:p>
              </table:table-cell>
            </table:table-row>
            <table:table-row>
              <table:table-cell office:value-type="float" office:value="44171">
                <text:p>44171</text:p>
              </table:table-cell>
              <table:table-cell office:value-type="float" office:value="327238.198908493">
                <text:p>327238.198908493</text:p>
              </table:table-cell>
              <table:table-cell office:value-type="float" office:value="311724.504383808">
                <text:p>311724.504383808</text:p>
              </table:table-cell>
            </table:table-row>
            <table:table-row>
              <table:table-cell office:value-type="float" office:value="44172">
                <text:p>44172</text:p>
              </table:table-cell>
              <table:table-cell office:value-type="float" office:value="318469.542371165">
                <text:p>318469.542371165</text:p>
              </table:table-cell>
              <table:table-cell office:value-type="float" office:value="303755.37101587">
                <text:p>303755.37101587</text:p>
              </table:table-cell>
            </table:table-row>
            <table:table-row>
              <table:table-cell office:value-type="float" office:value="44173">
                <text:p>44173</text:p>
              </table:table-cell>
              <table:table-cell office:value-type="float" office:value="310814.106440906">
                <text:p>310814.106440906</text:p>
              </table:table-cell>
              <table:table-cell office:value-type="float" office:value="296925.624068361">
                <text:p>296925.624068361</text:p>
              </table:table-cell>
            </table:table-row>
            <table:table-row>
              <table:table-cell office:value-type="float" office:value="44174">
                <text:p>44174</text:p>
              </table:table-cell>
              <table:table-cell office:value-type="float" office:value="304952.153233349">
                <text:p>304952.153233349</text:p>
              </table:table-cell>
              <table:table-cell office:value-type="float" office:value="291783.016970788">
                <text:p>291783.016970788</text:p>
              </table:table-cell>
            </table:table-row>
            <table:table-row>
              <table:table-cell office:value-type="float" office:value="44175">
                <text:p>44175</text:p>
              </table:table-cell>
              <table:table-cell office:value-type="float" office:value="300330.617809114">
                <text:p>300330.617809114</text:p>
              </table:table-cell>
              <table:table-cell office:value-type="float" office:value="287791.160216631">
                <text:p>287791.160216631</text:p>
              </table:table-cell>
            </table:table-row>
            <table:table-row>
              <table:table-cell office:value-type="float" office:value="44176">
                <text:p>44176</text:p>
              </table:table-cell>
              <table:table-cell office:value-type="float" office:value="298373.421217367">
                <text:p>298373.421217367</text:p>
              </table:table-cell>
              <table:table-cell office:value-type="float" office:value="286358.899372195">
                <text:p>286358.899372195</text:p>
              </table:table-cell>
            </table:table-row>
            <table:table-row>
              <table:table-cell office:value-type="float" office:value="44177">
                <text:p>44177</text:p>
              </table:table-cell>
              <table:table-cell office:value-type="float" office:value="298869.701160801">
                <text:p>298869.701160801</text:p>
              </table:table-cell>
              <table:table-cell office:value-type="float" office:value="287490.523576915">
                <text:p>287490.523576915</text:p>
              </table:table-cell>
            </table:table-row>
            <table:table-row>
              <table:table-cell office:value-type="float" office:value="44178">
                <text:p>44178</text:p>
              </table:table-cell>
              <table:table-cell office:value-type="float" office:value="301670.207775353">
                <text:p>301670.207775353</text:p>
              </table:table-cell>
              <table:table-cell office:value-type="float" office:value="291019.497538424">
                <text:p>291019.497538424</text:p>
              </table:table-cell>
            </table:table-row>
            <table:table-row>
              <table:table-cell office:value-type="float" office:value="44179">
                <text:p>44179</text:p>
              </table:table-cell>
              <table:table-cell office:value-type="float" office:value="305807.691857423">
                <text:p>305807.691857423</text:p>
              </table:table-cell>
              <table:table-cell office:value-type="float" office:value="295788.038626592">
                <text:p>295788.03862659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312832.082726385">
                <text:p>312832.082726385</text:p>
              </table:table-cell>
              <table:table-cell office:value-type="float" office:value="303439.170915714">
                <text:p>303439.170915714</text:p>
              </table:table-cell>
            </table:table-row>
            <table:table-row>
              <table:table-cell office:value-type="float" office:value="44181">
                <text:p>44181</text:p>
              </table:table-cell>
              <table:table-cell office:value-type="float" office:value="322557.794994719">
                <text:p>322557.794994719</text:p>
              </table:table-cell>
              <table:table-cell office:value-type="float" office:value="313911.231772911">
                <text:p>313911.231772911</text:p>
              </table:table-cell>
            </table:table-row>
            <table:table-row>
              <table:table-cell office:value-type="float" office:value="44182">
                <text:p>44182</text:p>
              </table:table-cell>
              <table:table-cell office:value-type="float" office:value="335231.42091241">
                <text:p>335231.42091241</text:p>
              </table:table-cell>
              <table:table-cell office:value-type="float" office:value="327305.677252974">
                <text:p>327305.677252974</text:p>
              </table:table-cell>
            </table:table-row>
            <table:table-row>
              <table:table-cell office:value-type="float" office:value="44183">
                <text:p>44183</text:p>
              </table:table-cell>
              <table:table-cell office:value-type="float" office:value="349763.893395297">
                <text:p>349763.893395297</text:p>
              </table:table-cell>
              <table:table-cell office:value-type="float" office:value="342550.933249986">
                <text:p>342550.933249986</text:p>
              </table:table-cell>
            </table:table-row>
            <table:table-row>
              <table:table-cell office:value-type="float" office:value="44184">
                <text:p>44184</text:p>
              </table:table-cell>
              <table:table-cell office:value-type="float" office:value="366389.826455015">
                <text:p>366389.826455015</text:p>
              </table:table-cell>
              <table:table-cell office:value-type="float" office:value="360077.551454469">
                <text:p>360077.551454469</text:p>
              </table:table-cell>
            </table:table-row>
            <table:table-row>
              <table:table-cell office:value-type="float" office:value="44185">
                <text:p>44185</text:p>
              </table:table-cell>
              <table:table-cell office:value-type="float" office:value="384695.24502192">
                <text:p>384695.24502192</text:p>
              </table:table-cell>
              <table:table-cell office:value-type="float" office:value="379233.57680255">
                <text:p>379233.57680255</text:p>
              </table:table-cell>
            </table:table-row>
            <table:table-row>
              <table:table-cell office:value-type="float" office:value="44186">
                <text:p>44186</text:p>
              </table:table-cell>
              <table:table-cell office:value-type="float" office:value="404860.507857185">
                <text:p>404860.507857185</text:p>
              </table:table-cell>
              <table:table-cell office:value-type="float" office:value="400129.398120767">
                <text:p>400129.398120767</text:p>
              </table:table-cell>
            </table:table-row>
            <table:table-row>
              <table:table-cell office:value-type="float" office:value="44187">
                <text:p>44187</text:p>
              </table:table-cell>
              <table:table-cell office:value-type="float" office:value="426345.293427384">
                <text:p>426345.293427384</text:p>
              </table:table-cell>
              <table:table-cell office:value-type="float" office:value="422575.156679284">
                <text:p>422575.156679284</text:p>
              </table:table-cell>
            </table:table-row>
            <table:table-row>
              <table:table-cell office:value-type="float" office:value="44188">
                <text:p>44188</text:p>
              </table:table-cell>
              <table:table-cell office:value-type="float" office:value="448299.642678253">
                <text:p>448299.642678253</text:p>
              </table:table-cell>
              <table:table-cell office:value-type="float" office:value="445590.82837816">
                <text:p>445590.82837816</text:p>
              </table:table-cell>
            </table:table-row>
            <table:table-row>
              <table:table-cell office:value-type="float" office:value="44189">
                <text:p>44189</text:p>
              </table:table-cell>
              <table:table-cell office:value-type="float" office:value="471052.358754694">
                <text:p>471052.358754694</text:p>
              </table:table-cell>
              <table:table-cell office:value-type="float" office:value="469331.000001747">
                <text:p>469331.000001747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493702.989868899">
                <text:p>493702.989868899</text:p>
              </table:table-cell>
              <table:table-cell office:value-type="float" office:value="492764.26532692">
                <text:p>492764.26532692</text:p>
              </table:table-cell>
            </table:table-row>
            <table:table-row>
              <table:table-cell office:value-type="float" office:value="44191">
                <text:p>44191</text:p>
              </table:table-cell>
              <table:table-cell office:value-type="float" office:value="517378.40630888">
                <text:p>517378.40630888</text:p>
              </table:table-cell>
              <table:table-cell office:value-type="float" office:value="517384.454634478">
                <text:p>517384.454634478</text:p>
              </table:table-cell>
            </table:table-row>
            <table:table-row>
              <table:table-cell office:value-type="float" office:value="44192">
                <text:p>44192</text:p>
              </table:table-cell>
              <table:table-cell office:value-type="float" office:value="542243.374737495">
                <text:p>542243.374737495</text:p>
              </table:table-cell>
              <table:table-cell office:value-type="float" office:value="543251.366757949">
                <text:p>543251.366757949</text:p>
              </table:table-cell>
            </table:table-row>
            <table:table-row>
              <table:table-cell office:value-type="float" office:value="44193">
                <text:p>44193</text:p>
              </table:table-cell>
              <table:table-cell office:value-type="float" office:value="567701.754874479">
                <text:p>567701.754874479</text:p>
              </table:table-cell>
              <table:table-cell office:value-type="float" office:value="569692.658232274">
                <text:p>569692.658232274</text:p>
              </table:table-cell>
            </table:table-row>
            <table:table-row>
              <table:table-cell office:value-type="float" office:value="44194">
                <text:p>44194</text:p>
              </table:table-cell>
              <table:table-cell office:value-type="float" office:value="595077.245725575">
                <text:p>595077.245725575</text:p>
              </table:table-cell>
              <table:table-cell office:value-type="float" office:value="598167.494332014">
                <text:p>598167.494332014</text:p>
              </table:table-cell>
            </table:table-row>
            <table:table-row>
              <table:table-cell office:value-type="float" office:value="44195">
                <text:p>44195</text:p>
              </table:table-cell>
              <table:table-cell office:value-type="float" office:value="622878.513446141">
                <text:p>622878.513446141</text:p>
              </table:table-cell>
              <table:table-cell office:value-type="float" office:value="626996.195534966">
                <text:p>626996.195534966</text:p>
              </table:table-cell>
            </table:table-row>
            <table:table-row>
              <table:table-cell office:value-type="float" office:value="44196">
                <text:p>44196</text:p>
              </table:table-cell>
              <table:table-cell office:value-type="float" office:value="650452.67561605">
                <text:p>650452.67561605</text:p>
              </table:table-cell>
              <table:table-cell office:value-type="float" office:value="655400.195622719">
                <text:p>655400.195622719</text:p>
              </table:table-cell>
            </table:table-row>
            <table:table-row>
              <table:table-cell office:value-type="float" office:value="44197">
                <text:p>44197</text:p>
              </table:table-cell>
              <table:table-cell office:value-type="float" office:value="677620.972646081">
                <text:p>677620.972646081</text:p>
              </table:table-cell>
              <table:table-cell office:value-type="float" office:value="683011.345274301">
                <text:p>683011.345274301</text:p>
              </table:table-cell>
            </table:table-row>
            <table:table-row>
              <table:table-cell office:value-type="float" office:value="44198">
                <text:p>44198</text:p>
              </table:table-cell>
              <table:table-cell office:value-type="float" office:value="704165.62754707">
                <text:p>704165.62754707</text:p>
              </table:table-cell>
              <table:table-cell office:value-type="float" office:value="709467.897869929">
                <text:p>709467.897869929</text:p>
              </table:table-cell>
            </table:table-row>
            <table:table-row>
              <table:table-cell office:value-type="float" office:value="44199">
                <text:p>44199</text:p>
              </table:table-cell>
              <table:table-cell office:value-type="float" office:value="728707.349339289">
                <text:p>728707.349339289</text:p>
              </table:table-cell>
              <table:table-cell office:value-type="float" office:value="733718.091868216">
                <text:p>733718.09186821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750698.381773818">
                <text:p>750698.381773818</text:p>
              </table:table-cell>
              <table:table-cell office:value-type="float" office:value="754926.621049687">
                <text:p>754926.621049687</text:p>
              </table:table-cell>
            </table:table-row>
            <table:table-row>
              <table:table-cell office:value-type="float" office:value="44201">
                <text:p>44201</text:p>
              </table:table-cell>
              <table:table-cell office:value-type="float" office:value="769658.771030684">
                <text:p>769658.771030684</text:p>
              </table:table-cell>
              <table:table-cell office:value-type="float" office:value="772751.664796597">
                <text:p>772751.664796597</text:p>
              </table:table-cell>
            </table:table-row>
            <table:table-row>
              <table:table-cell office:value-type="float" office:value="44202">
                <text:p>44202</text:p>
              </table:table-cell>
              <table:table-cell office:value-type="float" office:value="784622.338690637">
                <text:p>784622.338690637</text:p>
              </table:table-cell>
              <table:table-cell office:value-type="float" office:value="786403.901733685">
                <text:p>786403.901733685</text:p>
              </table:table-cell>
            </table:table-row>
            <table:table-row>
              <table:table-cell office:value-type="float" office:value="44203">
                <text:p>44203</text:p>
              </table:table-cell>
              <table:table-cell office:value-type="float" office:value="795266.503947776">
                <text:p>795266.503947776</text:p>
              </table:table-cell>
              <table:table-cell office:value-type="float" office:value="795646.758105666">
                <text:p>795646.758105666</text:p>
              </table:table-cell>
            </table:table-row>
            <table:table-row>
              <table:table-cell office:value-type="float" office:value="44204">
                <text:p>44204</text:p>
              </table:table-cell>
              <table:table-cell office:value-type="float" office:value="802544.05913129">
                <text:p>802544.05913129</text:p>
              </table:table-cell>
              <table:table-cell office:value-type="float" office:value="801553.369732295">
                <text:p>801553.369732295</text:p>
              </table:table-cell>
            </table:table-row>
            <table:table-row>
              <table:table-cell office:value-type="float" office:value="44205">
                <text:p>44205</text:p>
              </table:table-cell>
              <table:table-cell office:value-type="float" office:value="805633.828828059">
                <text:p>805633.828828059</text:p>
              </table:table-cell>
              <table:table-cell office:value-type="float" office:value="803435.606648015">
                <text:p>803435.606648015</text:p>
              </table:table-cell>
            </table:table-row>
            <table:table-row>
              <table:table-cell office:value-type="float" office:value="44206">
                <text:p>44206</text:p>
              </table:table-cell>
              <table:table-cell office:value-type="float" office:value="804507.02654135">
                <text:p>804507.02654135</text:p>
              </table:table-cell>
              <table:table-cell office:value-type="float" office:value="801190.761026717">
                <text:p>801190.761026717</text:p>
              </table:table-cell>
            </table:table-row>
            <table:table-row>
              <table:table-cell office:value-type="float" office:value="44207">
                <text:p>44207</text:p>
              </table:table-cell>
              <table:table-cell office:value-type="float" office:value="798260.923860683">
                <text:p>798260.923860683</text:p>
              </table:table-cell>
              <table:table-cell office:value-type="float" office:value="794050.158625227">
                <text:p>794050.158625227</text:p>
              </table:table-cell>
            </table:table-row>
            <table:table-row>
              <table:table-cell office:value-type="float" office:value="44208">
                <text:p>44208</text:p>
              </table:table-cell>
              <table:table-cell office:value-type="float" office:value="787601.617696943">
                <text:p>787601.617696943</text:p>
              </table:table-cell>
              <table:table-cell office:value-type="float" office:value="782464.649994278">
                <text:p>782464.649994278</text:p>
              </table:table-cell>
            </table:table-row>
            <table:table-row>
              <table:table-cell office:value-type="float" office:value="44209">
                <text:p>44209</text:p>
              </table:table-cell>
              <table:table-cell office:value-type="float" office:value="773426.16048962">
                <text:p>773426.16048962</text:p>
              </table:table-cell>
              <table:table-cell office:value-type="float" office:value="767712.310718607">
                <text:p>767712.310718607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756780.49798268">
                <text:p>756780.49798268</text:p>
              </table:table-cell>
              <table:table-cell office:value-type="float" office:value="750619.762079069">
                <text:p>750619.762079069</text:p>
              </table:table-cell>
            </table:table-row>
            <table:table-row>
              <table:table-cell office:value-type="float" office:value="44211">
                <text:p>44211</text:p>
              </table:table-cell>
              <table:table-cell office:value-type="float" office:value="737420.749255116">
                <text:p>737420.749255116</text:p>
              </table:table-cell>
              <table:table-cell office:value-type="float" office:value="730861.443008986">
                <text:p>730861.443008986</text:p>
              </table:table-cell>
            </table:table-row>
            <table:table-row>
              <table:table-cell office:value-type="float" office:value="44212">
                <text:p>44212</text:p>
              </table:table-cell>
              <table:table-cell office:value-type="float" office:value="716239.714317599">
                <text:p>716239.714317599</text:p>
              </table:table-cell>
              <table:table-cell office:value-type="float" office:value="709274.858984722">
                <text:p>709274.858984722</text:p>
              </table:table-cell>
            </table:table-row>
            <table:table-row>
              <table:table-cell office:value-type="float" office:value="44213">
                <text:p>44213</text:p>
              </table:table-cell>
              <table:table-cell office:value-type="float" office:value="692940.60169868">
                <text:p>692940.60169868</text:p>
              </table:table-cell>
              <table:table-cell office:value-type="float" office:value="685683.708816354">
                <text:p>685683.708816354</text:p>
              </table:table-cell>
            </table:table-row>
            <table:table-row>
              <table:table-cell office:value-type="float" office:value="44214">
                <text:p>44214</text:p>
              </table:table-cell>
              <table:table-cell office:value-type="float" office:value="669275.977857312">
                <text:p>669275.977857312</text:p>
              </table:table-cell>
              <table:table-cell office:value-type="float" office:value="661623.669398341">
                <text:p>661623.669398341</text:p>
              </table:table-cell>
            </table:table-row>
            <table:table-row>
              <table:table-cell office:value-type="float" office:value="44215">
                <text:p>44215</text:p>
              </table:table-cell>
              <table:table-cell office:value-type="float" office:value="645730.083989738">
                <text:p>645730.083989738</text:p>
              </table:table-cell>
              <table:table-cell office:value-type="float" office:value="637758.910829453">
                <text:p>637758.910829453</text:p>
              </table:table-cell>
            </table:table-row>
            <table:table-row>
              <table:table-cell office:value-type="float" office:value="44216">
                <text:p>44216</text:p>
              </table:table-cell>
              <table:table-cell office:value-type="float" office:value="622445.960616357">
                <text:p>622445.960616357</text:p>
              </table:table-cell>
              <table:table-cell office:value-type="float" office:value="614099.180246511">
                <text:p>614099.180246511</text:p>
              </table:table-cell>
            </table:table-row>
            <table:table-row>
              <table:table-cell office:value-type="float" office:value="44217">
                <text:p>44217</text:p>
              </table:table-cell>
              <table:table-cell office:value-type="float" office:value="599790.95378392">
                <text:p>599790.95378392</text:p>
              </table:table-cell>
              <table:table-cell office:value-type="float" office:value="591007.424376152">
                <text:p>591007.424376152</text:p>
              </table:table-cell>
            </table:table-row>
            <table:table-row>
              <table:table-cell office:value-type="float" office:value="44218">
                <text:p>44218</text:p>
              </table:table-cell>
              <table:table-cell office:value-type="float" office:value="578180.185816667">
                <text:p>578180.185816667</text:p>
              </table:table-cell>
              <table:table-cell office:value-type="float" office:value="568762.184289331">
                <text:p>568762.184289331</text:p>
              </table:table-cell>
            </table:table-row>
            <table:table-row>
              <table:table-cell office:value-type="float" office:value="44219">
                <text:p>44219</text:p>
              </table:table-cell>
              <table:table-cell office:value-type="float" office:value="557558.747279965">
                <text:p>557558.747279965</text:p>
              </table:table-cell>
              <table:table-cell office:value-type="float" office:value="547549.892777859">
                <text:p>547549.892777859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538384.062518105">
                <text:p>538384.062518105</text:p>
              </table:table-cell>
              <table:table-cell office:value-type="float" office:value="527589.589576276">
                <text:p>527589.589576276</text:p>
              </table:table-cell>
            </table:table-row>
            <table:table-row>
              <table:table-cell office:value-type="float" office:value="44221">
                <text:p>44221</text:p>
              </table:table-cell>
              <table:table-cell office:value-type="float" office:value="520149.840884344">
                <text:p>520149.840884344</text:p>
              </table:table-cell>
              <table:table-cell office:value-type="float" office:value="508429.884739707">
                <text:p>508429.884739707</text:p>
              </table:table-cell>
            </table:table-row>
            <table:table-row>
              <table:table-cell office:value-type="float" office:value="44222">
                <text:p>44222</text:p>
              </table:table-cell>
              <table:table-cell office:value-type="float" office:value="502311.245190167">
                <text:p>502311.245190167</text:p>
              </table:table-cell>
              <table:table-cell office:value-type="float" office:value="489618.816770783">
                <text:p>489618.816770783</text:p>
              </table:table-cell>
            </table:table-row>
            <table:table-row>
              <table:table-cell office:value-type="float" office:value="44223">
                <text:p>44223</text:p>
              </table:table-cell>
              <table:table-cell office:value-type="float" office:value="484846.243935446">
                <text:p>484846.243935446</text:p>
              </table:table-cell>
              <table:table-cell office:value-type="float" office:value="471149.790643419">
                <text:p>471149.790643419</text:p>
              </table:table-cell>
            </table:table-row>
            <table:table-row>
              <table:table-cell office:value-type="float" office:value="44224">
                <text:p>44224</text:p>
              </table:table-cell>
              <table:table-cell office:value-type="float" office:value="467309.966475352">
                <text:p>467309.966475352</text:p>
              </table:table-cell>
              <table:table-cell office:value-type="float" office:value="452691.376785524">
                <text:p>452691.376785524</text:p>
              </table:table-cell>
            </table:table-row>
            <table:table-row>
              <table:table-cell office:value-type="float" office:value="44225">
                <text:p>44225</text:p>
              </table:table-cell>
              <table:table-cell office:value-type="float" office:value="449743.096269371">
                <text:p>449743.096269371</text:p>
              </table:table-cell>
              <table:table-cell office:value-type="float" office:value="434494.184602738">
                <text:p>434494.184602738</text:p>
              </table:table-cell>
            </table:table-row>
            <table:table-row>
              <table:table-cell office:value-type="float" office:value="44226">
                <text:p>44226</text:p>
              </table:table-cell>
              <table:table-cell office:value-type="float" office:value="432652.12575537">
                <text:p>432652.12575537</text:p>
              </table:table-cell>
              <table:table-cell office:value-type="float" office:value="416968.709806208">
                <text:p>416968.709806208</text:p>
              </table:table-cell>
            </table:table-row>
            <table:table-row>
              <table:table-cell office:value-type="float" office:value="44227">
                <text:p>44227</text:p>
              </table:table-cell>
              <table:table-cell office:value-type="float" office:value="415597.648849902">
                <text:p>415597.648849902</text:p>
              </table:table-cell>
              <table:table-cell office:value-type="float" office:value="399798.817799079">
                <text:p>399798.817799079</text:p>
              </table:table-cell>
            </table:table-row>
            <table:table-row>
              <table:table-cell office:value-type="float" office:value="44228">
                <text:p>44228</text:p>
              </table:table-cell>
              <table:table-cell office:value-type="float" office:value="398788.520282504">
                <text:p>398788.520282504</text:p>
              </table:table-cell>
              <table:table-cell office:value-type="float" office:value="383132.977000506">
                <text:p>383132.977000506</text:p>
              </table:table-cell>
            </table:table-row>
            <table:table-row>
              <table:table-cell office:value-type="float" office:value="44229">
                <text:p>44229</text:p>
              </table:table-cell>
              <table:table-cell office:value-type="float" office:value="382078.314416237">
                <text:p>382078.314416237</text:p>
              </table:table-cell>
              <table:table-cell office:value-type="float" office:value="366726.835655726">
                <text:p>366726.83565572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365690.21330329">
                <text:p>365690.21330329</text:p>
              </table:table-cell>
              <table:table-cell office:value-type="float" office:value="350883.105449229">
                <text:p>350883.105449229</text:p>
              </table:table-cell>
            </table:table-row>
            <table:table-row>
              <table:table-cell office:value-type="float" office:value="44231">
                <text:p>44231</text:p>
              </table:table-cell>
              <table:table-cell office:value-type="float" office:value="350363.355571874">
                <text:p>350363.355571874</text:p>
              </table:table-cell>
              <table:table-cell office:value-type="float" office:value="336094.999598766">
                <text:p>336094.999598766</text:p>
              </table:table-cell>
            </table:table-row>
            <table:table-row>
              <table:table-cell office:value-type="float" office:value="44232">
                <text:p>44232</text:p>
              </table:table-cell>
              <table:table-cell office:value-type="float" office:value="335246.420293282">
                <text:p>335246.420293282</text:p>
              </table:table-cell>
              <table:table-cell office:value-type="float" office:value="321616.195905709">
                <text:p>321616.195905709</text:p>
              </table:table-cell>
            </table:table-row>
            <table:table-row>
              <table:table-cell office:value-type="float" office:value="44233">
                <text:p>44233</text:p>
              </table:table-cell>
              <table:table-cell office:value-type="float" office:value="321373.697866874">
                <text:p>321373.6978668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234">
                <text:p>44234</text:p>
              </table:table-cell>
              <table:table-cell office:value-type="float" office:value="308731.47232799">
                <text:p>308731.4723279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.0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ot" draw:display-name="Long Dot" draw:style="rect" draw:dots1="1" draw:dots1-length="100%" draw:distance="300%"/>
  </office:styles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383cm" svg:height="9.005cm" xlink:href=".." xlink:type="simple" chart:class="chart:line" chart:style-name="ch1">
        <chart:legend chart:legend-position="end" svg:x="11.531cm" svg:y="4.203cm" style:legend-expansion="high" chart:style-name="ch2"/>
        <chart:plot-area chart:style-name="ch3" table:cell-range-address="Graphs_LON.B2:Graphs_LON.B500 Graphs_LON.E2:Graphs_LON.E500" chart:data-source-has-labels="column" svg:x="0.287cm" svg:y="0.18cm" svg:width="10.957cm" svg:height="8.645cm">
          <chart:coordinate-region svg:x="1.518cm" svg:y="0.38cm" svg:width="9.726cm" svg:height="7.798cm"/>
          <chart:axis chart:dimension="x" chart:name="primary-x" chart:style-name="ch4" chartooo:axis-type="auto">
            <chartooo:date-scale/>
            <chart:categories table:cell-range-address="Graphs_LON.B2:Graphs_LON.B5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aphs_LON.E2:Graphs_LON.E500" chart:class="chart:line">
            <chart:data-point chart:repeated="49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43992">
                <text:p>43992</text:p>
                <draw:g>
                  <svg:desc>Graphs_LON.B2:Graphs_LON.B500</svg:desc>
                </draw:g>
              </table:table-cell>
              <table:table-cell office:value-type="float" office:value="NaN">
                <text:p>NaN</text:p>
                <draw:g>
                  <svg:desc>Graphs_LON.E2:Graphs_LON.E500</svg:desc>
                </draw:g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0.96502510441323">
                <text:p>0.96502510441323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0.970845367122375">
                <text:p>0.970845367122375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0.974456656772435">
                <text:p>0.974456656772435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0.976820353701226">
                <text:p>0.976820353701226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0.978504952323499">
                <text:p>0.978504952323499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0.978164117557789">
                <text:p>0.978164117557789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0.976709783989793">
                <text:p>0.976709783989793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0.976581433672001">
                <text:p>0.976581433672001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0.977455582499448">
                <text:p>0.97745558249944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75848705100895">
                <text:p>0.975848705100895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0.974658152461901">
                <text:p>0.974658152461901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0.97532283850447">
                <text:p>0.97532283850447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0.975420248438885">
                <text:p>0.975420248438885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0.97476225507282">
                <text:p>0.97476225507282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0.974313992570391">
                <text:p>0.974313992570391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0.975312088672382">
                <text:p>0.975312088672382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0.976604151245936">
                <text:p>0.976604151245936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0.977541399557315">
                <text:p>0.977541399557315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0.977966721644006">
                <text:p>0.9779667216440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977043175177904">
                <text:p>0.977043175177904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0.976803719824861">
                <text:p>0.976803719824861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0.976982811242942">
                <text:p>0.976982811242942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0.97806197120942">
                <text:p>0.97806197120942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0.980551398095767">
                <text:p>0.980551398095767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0.983241338761367">
                <text:p>0.983241338761367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0.9860366073789">
                <text:p>0.9860366073789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0.98691859226996">
                <text:p>0.98691859226996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0.985993123137844">
                <text:p>0.985993123137844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0.983449962216009">
                <text:p>0.9834499622160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979867971178789">
                <text:p>0.979867971178789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0.976788169773942">
                <text:p>0.976788169773942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0.974489924252158">
                <text:p>0.974489924252158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0.973674262101087">
                <text:p>0.973674262101087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0.975011490184635">
                <text:p>0.975011490184635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0.97644929395201">
                <text:p>0.97644929395201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0.977406369340099">
                <text:p>0.977406369340099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0.979542087123976">
                <text:p>0.979542087123976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0.981546969073503">
                <text:p>0.981546969073503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0.981024923913851">
                <text:p>0.981024923913851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0.980046323597497">
                <text:p>0.980046323597497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0.980608186181486">
                <text:p>0.980608186181486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0.981043285572372">
                <text:p>0.981043285572372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0.979081299483819">
                <text:p>0.979081299483819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0.976037618334844">
                <text:p>0.976037618334844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0.97281907714635">
                <text:p>0.97281907714635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0.970837624512984">
                <text:p>0.970837624512984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0.970195877178536">
                <text:p>0.970195877178536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0.970302119086131">
                <text:p>0.970302119086131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0.968838578565912">
                <text:p>0.96883857856591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0.966948504438856">
                <text:p>0.966948504438856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0.967082051593637">
                <text:p>0.967082051593637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0.966590566950717">
                <text:p>0.966590566950717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0.967122999682362">
                <text:p>0.967122999682362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0.969159503121628">
                <text:p>0.969159503121628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0.973864830929323">
                <text:p>0.973864830929323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0.977756245044319">
                <text:p>0.977756245044319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0.979424561029583">
                <text:p>0.979424561029583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0.982629330449143">
                <text:p>0.982629330449143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0.984072431575513">
                <text:p>0.984072431575513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0.98455838630063">
                <text:p>0.98455838630063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0.983040073577108">
                <text:p>0.983040073577108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0.979773521661496">
                <text:p>0.979773521661496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0.977128840734577">
                <text:p>0.977128840734577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0.974862069716742">
                <text:p>0.974862069716742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0.974146064333351">
                <text:p>0.974146064333351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0.972887152695007">
                <text:p>0.972887152695007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0.973172838324597">
                <text:p>0.973172838324597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0.975201137883242">
                <text:p>0.975201137883242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0.976681927537568">
                <text:p>0.976681927537568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0.977119556648722">
                <text:p>0.977119556648722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0.976188325822158">
                <text:p>0.976188325822158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0.974999137662498">
                <text:p>0.974999137662498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0.97422303580493">
                <text:p>0.97422303580493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0.974926030470822">
                <text:p>0.974926030470822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0.976999872213061">
                <text:p>0.976999872213061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0.979668130005678">
                <text:p>0.979668130005678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0.981224698482348">
                <text:p>0.981224698482348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0.98164751908879">
                <text:p>0.98164751908879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0.981559896261404">
                <text:p>0.98155989626140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0.981241027393071">
                <text:p>0.981241027393071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0.981210092238984">
                <text:p>0.981210092238984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0.980393909169186">
                <text:p>0.980393909169186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0.979807861039991">
                <text:p>0.979807861039991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0.980401654876216">
                <text:p>0.980401654876216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0.980906773104678">
                <text:p>0.980906773104678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0.980764802178151">
                <text:p>0.980764802178151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0.980310367130643">
                <text:p>0.980310367130643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0.981154960302185">
                <text:p>0.981154960302185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0.981787968551869">
                <text:p>0.98178796855186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0.982598705122678">
                <text:p>0.982598705122678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0.983192084321162">
                <text:p>0.983192084321162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0.983673842280904">
                <text:p>0.983673842280904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0.984018569172976">
                <text:p>0.984018569172976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0.982712620267471">
                <text:p>0.982712620267471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0.982356235360144">
                <text:p>0.982356235360144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0.983078089243502">
                <text:p>0.983078089243502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0.983174886965566">
                <text:p>0.983174886965566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0.982785254613395">
                <text:p>0.982785254613395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0.982469115981305">
                <text:p>0.982469115981305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0.98238862595629">
                <text:p>0.98238862595629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0.98204539660065">
                <text:p>0.98204539660065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0.980600457766684">
                <text:p>0.980600457766684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0.979609025741772">
                <text:p>0.979609025741772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0.979519231337117">
                <text:p>0.979519231337117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0.979747966555144">
                <text:p>0.979747966555144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0.979957733770876">
                <text:p>0.979957733770876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0.979773280526651">
                <text:p>0.979773280526651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0.980100033072833">
                <text:p>0.980100033072833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0.98059876945321">
                <text:p>0.9805987694532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0.98070713471835">
                <text:p>0.98070713471835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0.980646710543795">
                <text:p>0.980646710543795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0.980484063242963">
                <text:p>0.980484063242963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0.980357931199325">
                <text:p>0.980357931199325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0.979786422404718">
                <text:p>0.979786422404718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0.979509443479212">
                <text:p>0.979509443479212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0.979537981977892">
                <text:p>0.979537981977892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0.979568801867253">
                <text:p>0.979568801867253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0.979567552057221">
                <text:p>0.979567552057221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0.979656657745827">
                <text:p>0.97965665774582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0.979700323897017">
                <text:p>0.979700323897017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0.979610848540117">
                <text:p>0.979610848540117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0.979414400851977">
                <text:p>0.979414400851977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0.979163419792562">
                <text:p>0.979163419792562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0.979061916359108">
                <text:p>0.979061916359108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0.979336432200794">
                <text:p>0.979336432200794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0.979869692480422">
                <text:p>0.979869692480422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0.980165695747459">
                <text:p>0.980165695747459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0.980126105590174">
                <text:p>0.980126105590174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0.979817186206456">
                <text:p>0.97981718620645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0.979199994833331">
                <text:p>0.979199994833331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0.978477239456256">
                <text:p>0.978477239456256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0.977970631982868">
                <text:p>0.977970631982868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0.977962829559747">
                <text:p>0.977962829559747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0.978283372226946">
                <text:p>0.978283372226946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0.978565266068518">
                <text:p>0.978565266068518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0.978668422970441">
                <text:p>0.978668422970441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0.978680295561416">
                <text:p>0.978680295561416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0.978567200516971">
                <text:p>0.978567200516971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0.977720217523826">
                <text:p>0.97772021752382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0.976537627756335">
                <text:p>0.976537627756335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0.975452762880584">
                <text:p>0.975452762880584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0.975144703115906">
                <text:p>0.975144703115906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0.975544396606422">
                <text:p>0.975544396606422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0.975760199376977">
                <text:p>0.975760199376977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0.97596823540585">
                <text:p>0.97596823540585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0.975988692464239">
                <text:p>0.975988692464239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0.975623391344771">
                <text:p>0.975623391344771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0.975323854330746">
                <text:p>0.975323854330746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0.975096947934104">
                <text:p>0.97509694793410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974950439084112">
                <text:p>0.974950439084112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0.975029803495898">
                <text:p>0.975029803495898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0.975747891211478">
                <text:p>0.975747891211478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0.976958717454198">
                <text:p>0.976958717454198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0.977947372291092">
                <text:p>0.977947372291092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0.978469245417066">
                <text:p>0.978469245417066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0.978895687309811">
                <text:p>0.978895687309811</text:p>
              </table:table-cell>
            </table:table-row>
            <table:table-row>
              <table:table-cell office:value-type="float" office:value="44167">
                <text:p>44167</text:p>
              </table:table-cell>
              <table:table-cell office:value-type="float" office:value="0.978976330892843">
                <text:p>0.978976330892843</text:p>
              </table:table-cell>
            </table:table-row>
            <table:table-row>
              <table:table-cell office:value-type="float" office:value="44168">
                <text:p>44168</text:p>
              </table:table-cell>
              <table:table-cell office:value-type="float" office:value="0.978428601051523">
                <text:p>0.978428601051523</text:p>
              </table:table-cell>
            </table:table-row>
            <table:table-row>
              <table:table-cell office:value-type="float" office:value="44169">
                <text:p>44169</text:p>
              </table:table-cell>
              <table:table-cell office:value-type="float" office:value="0.977660544355446">
                <text:p>0.977660544355446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977060744537502">
                <text:p>0.977060744537502</text:p>
              </table:table-cell>
            </table:table-row>
            <table:table-row>
              <table:table-cell office:value-type="float" office:value="44171">
                <text:p>44171</text:p>
              </table:table-cell>
              <table:table-cell office:value-type="float" office:value="0.97651375024263">
                <text:p>0.97651375024263</text:p>
              </table:table-cell>
            </table:table-row>
            <table:table-row>
              <table:table-cell office:value-type="float" office:value="44172">
                <text:p>44172</text:p>
              </table:table-cell>
              <table:table-cell office:value-type="float" office:value="0.975496325465029">
                <text:p>0.975496325465029</text:p>
              </table:table-cell>
            </table:table-row>
            <table:table-row>
              <table:table-cell office:value-type="float" office:value="44173">
                <text:p>44173</text:p>
              </table:table-cell>
              <table:table-cell office:value-type="float" office:value="0.974204072162476">
                <text:p>0.974204072162476</text:p>
              </table:table-cell>
            </table:table-row>
            <table:table-row>
              <table:table-cell office:value-type="float" office:value="44174">
                <text:p>44174</text:p>
              </table:table-cell>
              <table:table-cell office:value-type="float" office:value="0.973314225148441">
                <text:p>0.973314225148441</text:p>
              </table:table-cell>
            </table:table-row>
            <table:table-row>
              <table:table-cell office:value-type="float" office:value="44175">
                <text:p>44175</text:p>
              </table:table-cell>
              <table:table-cell office:value-type="float" office:value="0.97287892269175">
                <text:p>0.97287892269175</text:p>
              </table:table-cell>
            </table:table-row>
            <table:table-row>
              <table:table-cell office:value-type="float" office:value="44176">
                <text:p>44176</text:p>
              </table:table-cell>
              <table:table-cell office:value-type="float" office:value="0.9729325192796">
                <text:p>0.9729325192796</text:p>
              </table:table-cell>
            </table:table-row>
            <table:table-row>
              <table:table-cell office:value-type="float" office:value="44177">
                <text:p>44177</text:p>
              </table:table-cell>
              <table:table-cell office:value-type="float" office:value="0.973368473689853">
                <text:p>0.973368473689853</text:p>
              </table:table-cell>
            </table:table-row>
            <table:table-row>
              <table:table-cell office:value-type="float" office:value="44178">
                <text:p>44178</text:p>
              </table:table-cell>
              <table:table-cell office:value-type="float" office:value="0.974010070507581">
                <text:p>0.974010070507581</text:p>
              </table:table-cell>
            </table:table-row>
            <table:table-row>
              <table:table-cell office:value-type="float" office:value="44179">
                <text:p>44179</text:p>
              </table:table-cell>
              <table:table-cell office:value-type="float" office:value="0.974695443242189">
                <text:p>0.974695443242189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0.975304022727873">
                <text:p>0.975304022727873</text:p>
              </table:table-cell>
            </table:table-row>
            <table:table-row>
              <table:table-cell office:value-type="float" office:value="44181">
                <text:p>44181</text:p>
              </table:table-cell>
              <table:table-cell office:value-type="float" office:value="0.976086314190212">
                <text:p>0.976086314190212</text:p>
              </table:table-cell>
            </table:table-row>
            <table:table-row>
              <table:table-cell office:value-type="float" office:value="44182">
                <text:p>44182</text:p>
              </table:table-cell>
              <table:table-cell office:value-type="float" office:value="0.976909764086395">
                <text:p>0.976909764086395</text:p>
              </table:table-cell>
            </table:table-row>
            <table:table-row>
              <table:table-cell office:value-type="float" office:value="44183">
                <text:p>44183</text:p>
              </table:table-cell>
              <table:table-cell office:value-type="float" office:value="0.977578139703136">
                <text:p>0.977578139703136</text:p>
              </table:table-cell>
            </table:table-row>
            <table:table-row>
              <table:table-cell office:value-type="float" office:value="44184">
                <text:p>44184</text:p>
              </table:table-cell>
              <table:table-cell office:value-type="float" office:value="0.978304441937063">
                <text:p>0.978304441937063</text:p>
              </table:table-cell>
            </table:table-row>
            <table:table-row>
              <table:table-cell office:value-type="float" office:value="44185">
                <text:p>44185</text:p>
              </table:table-cell>
              <table:table-cell office:value-type="float" office:value="0.978930016131585">
                <text:p>0.978930016131585</text:p>
              </table:table-cell>
            </table:table-row>
            <table:table-row>
              <table:table-cell office:value-type="float" office:value="44186">
                <text:p>44186</text:p>
              </table:table-cell>
              <table:table-cell office:value-type="float" office:value="0.979255830687388">
                <text:p>0.979255830687388</text:p>
              </table:table-cell>
            </table:table-row>
            <table:table-row>
              <table:table-cell office:value-type="float" office:value="44187">
                <text:p>44187</text:p>
              </table:table-cell>
              <table:table-cell office:value-type="float" office:value="0.979382678543065">
                <text:p>0.979382678543065</text:p>
              </table:table-cell>
            </table:table-row>
            <table:table-row>
              <table:table-cell office:value-type="float" office:value="44188">
                <text:p>44188</text:p>
              </table:table-cell>
              <table:table-cell office:value-type="float" office:value="0.97919165366013">
                <text:p>0.97919165366013</text:p>
              </table:table-cell>
            </table:table-row>
            <table:table-row>
              <table:table-cell office:value-type="float" office:value="44189">
                <text:p>44189</text:p>
              </table:table-cell>
              <table:table-cell office:value-type="float" office:value="0.979026440831997">
                <text:p>0.979026440831997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978920576028081">
                <text:p>0.978920576028081</text:p>
              </table:table-cell>
            </table:table-row>
            <table:table-row>
              <table:table-cell office:value-type="float" office:value="44191">
                <text:p>44191</text:p>
              </table:table-cell>
              <table:table-cell office:value-type="float" office:value="0.979055363313496">
                <text:p>0.979055363313496</text:p>
              </table:table-cell>
            </table:table-row>
            <table:table-row>
              <table:table-cell office:value-type="float" office:value="44192">
                <text:p>44192</text:p>
              </table:table-cell>
              <table:table-cell office:value-type="float" office:value="0.979367002383532">
                <text:p>0.979367002383532</text:p>
              </table:table-cell>
            </table:table-row>
            <table:table-row>
              <table:table-cell office:value-type="float" office:value="44193">
                <text:p>44193</text:p>
              </table:table-cell>
              <table:table-cell office:value-type="float" office:value="0.97976661652134">
                <text:p>0.97976661652134</text:p>
              </table:table-cell>
            </table:table-row>
            <table:table-row>
              <table:table-cell office:value-type="float" office:value="44194">
                <text:p>44194</text:p>
              </table:table-cell>
              <table:table-cell office:value-type="float" office:value="0.98050604650714">
                <text:p>0.98050604650714</text:p>
              </table:table-cell>
            </table:table-row>
            <table:table-row>
              <table:table-cell office:value-type="float" office:value="44195">
                <text:p>44195</text:p>
              </table:table-cell>
              <table:table-cell office:value-type="float" office:value="0.981118813463399">
                <text:p>0.981118813463399</text:p>
              </table:table-cell>
            </table:table-row>
            <table:table-row>
              <table:table-cell office:value-type="float" office:value="44196">
                <text:p>44196</text:p>
              </table:table-cell>
              <table:table-cell office:value-type="float" office:value="0.981508045813531">
                <text:p>0.981508045813531</text:p>
              </table:table-cell>
            </table:table-row>
            <table:table-row>
              <table:table-cell office:value-type="float" office:value="44197">
                <text:p>44197</text:p>
              </table:table-cell>
              <table:table-cell office:value-type="float" office:value="0.981646738055022">
                <text:p>0.981646738055022</text:p>
              </table:table-cell>
            </table:table-row>
            <table:table-row>
              <table:table-cell office:value-type="float" office:value="44198">
                <text:p>44198</text:p>
              </table:table-cell>
              <table:table-cell office:value-type="float" office:value="0.981587635370737">
                <text:p>0.981587635370737</text:p>
              </table:table-cell>
            </table:table-row>
            <table:table-row>
              <table:table-cell office:value-type="float" office:value="44199">
                <text:p>44199</text:p>
              </table:table-cell>
              <table:table-cell office:value-type="float" office:value="0.981659507156942">
                <text:p>0.98165950715694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0.981612051218931">
                <text:p>0.981612051218931</text:p>
              </table:table-cell>
            </table:table-row>
            <table:table-row>
              <table:table-cell office:value-type="float" office:value="44201">
                <text:p>44201</text:p>
              </table:table-cell>
              <table:table-cell office:value-type="float" office:value="0.981620023878149">
                <text:p>0.981620023878149</text:p>
              </table:table-cell>
            </table:table-row>
            <table:table-row>
              <table:table-cell office:value-type="float" office:value="44202">
                <text:p>44202</text:p>
              </table:table-cell>
              <table:table-cell office:value-type="float" office:value="0.981708038956424">
                <text:p>0.981708038956424</text:p>
              </table:table-cell>
            </table:table-row>
            <table:table-row>
              <table:table-cell office:value-type="float" office:value="44203">
                <text:p>44203</text:p>
              </table:table-cell>
              <table:table-cell office:value-type="float" office:value="0.981835915744541">
                <text:p>0.981835915744541</text:p>
              </table:table-cell>
            </table:table-row>
            <table:table-row>
              <table:table-cell office:value-type="float" office:value="44204">
                <text:p>44204</text:p>
              </table:table-cell>
              <table:table-cell office:value-type="float" office:value="0.982047488879111">
                <text:p>0.982047488879111</text:p>
              </table:table-cell>
            </table:table-row>
            <table:table-row>
              <table:table-cell office:value-type="float" office:value="44205">
                <text:p>44205</text:p>
              </table:table-cell>
              <table:table-cell office:value-type="float" office:value="0.982164461688128">
                <text:p>0.982164461688128</text:p>
              </table:table-cell>
            </table:table-row>
            <table:table-row>
              <table:table-cell office:value-type="float" office:value="44206">
                <text:p>44206</text:p>
              </table:table-cell>
              <table:table-cell office:value-type="float" office:value="0.982172414797141">
                <text:p>0.982172414797141</text:p>
              </table:table-cell>
            </table:table-row>
            <table:table-row>
              <table:table-cell office:value-type="float" office:value="44207">
                <text:p>44207</text:p>
              </table:table-cell>
              <table:table-cell office:value-type="float" office:value="0.982085332671546">
                <text:p>0.982085332671546</text:p>
              </table:table-cell>
            </table:table-row>
            <table:table-row>
              <table:table-cell office:value-type="float" office:value="44208">
                <text:p>44208</text:p>
              </table:table-cell>
              <table:table-cell office:value-type="float" office:value="0.981772189574891">
                <text:p>0.981772189574891</text:p>
              </table:table-cell>
            </table:table-row>
            <table:table-row>
              <table:table-cell office:value-type="float" office:value="44209">
                <text:p>44209</text:p>
              </table:table-cell>
              <table:table-cell office:value-type="float" office:value="0.981232008233937">
                <text:p>0.981232008233937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0.980558085559538">
                <text:p>0.980558085559538</text:p>
              </table:table-cell>
            </table:table-row>
            <table:table-row>
              <table:table-cell office:value-type="float" office:value="44211">
                <text:p>44211</text:p>
              </table:table-cell>
              <table:table-cell office:value-type="float" office:value="0.979885440041699">
                <text:p>0.979885440041699</text:p>
              </table:table-cell>
            </table:table-row>
            <table:table-row>
              <table:table-cell office:value-type="float" office:value="44212">
                <text:p>44212</text:p>
              </table:table-cell>
              <table:table-cell office:value-type="float" office:value="0.979105141917609">
                <text:p>0.979105141917609</text:p>
              </table:table-cell>
            </table:table-row>
            <table:table-row>
              <table:table-cell office:value-type="float" office:value="44213">
                <text:p>44213</text:p>
              </table:table-cell>
              <table:table-cell office:value-type="float" office:value="0.978105351261689">
                <text:p>0.978105351261689</text:p>
              </table:table-cell>
            </table:table-row>
            <table:table-row>
              <table:table-cell office:value-type="float" office:value="44214">
                <text:p>44214</text:p>
              </table:table-cell>
              <table:table-cell office:value-type="float" office:value="0.976871047282977">
                <text:p>0.976871047282977</text:p>
              </table:table-cell>
            </table:table-row>
            <table:table-row>
              <table:table-cell office:value-type="float" office:value="44215">
                <text:p>44215</text:p>
              </table:table-cell>
              <table:table-cell office:value-type="float" office:value="0.975571588296748">
                <text:p>0.975571588296748</text:p>
              </table:table-cell>
            </table:table-row>
            <table:table-row>
              <table:table-cell office:value-type="float" office:value="44216">
                <text:p>44216</text:p>
              </table:table-cell>
              <table:table-cell office:value-type="float" office:value="0.974159482672436">
                <text:p>0.974159482672436</text:p>
              </table:table-cell>
            </table:table-row>
            <table:table-row>
              <table:table-cell office:value-type="float" office:value="44217">
                <text:p>44217</text:p>
              </table:table-cell>
              <table:table-cell office:value-type="float" office:value="0.97269444291377">
                <text:p>0.97269444291377</text:p>
              </table:table-cell>
            </table:table-row>
            <table:table-row>
              <table:table-cell office:value-type="float" office:value="44218">
                <text:p>44218</text:p>
              </table:table-cell>
              <table:table-cell office:value-type="float" office:value="0.971146682070973">
                <text:p>0.971146682070973</text:p>
              </table:table-cell>
            </table:table-row>
            <table:table-row>
              <table:table-cell office:value-type="float" office:value="44219">
                <text:p>44219</text:p>
              </table:table-cell>
              <table:table-cell office:value-type="float" office:value="0.969657105464801">
                <text:p>0.969657105464801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0.968344775403418">
                <text:p>0.968344775403418</text:p>
              </table:table-cell>
            </table:table-row>
            <table:table-row>
              <table:table-cell office:value-type="float" office:value="44221">
                <text:p>44221</text:p>
              </table:table-cell>
              <table:table-cell office:value-type="float" office:value="0.967164587243527">
                <text:p>0.967164587243527</text:p>
              </table:table-cell>
            </table:table-row>
            <table:table-row>
              <table:table-cell office:value-type="float" office:value="44222">
                <text:p>44222</text:p>
              </table:table-cell>
              <table:table-cell office:value-type="float" office:value="0.966148280013446">
                <text:p>0.966148280013446</text:p>
              </table:table-cell>
            </table:table-row>
            <table:table-row>
              <table:table-cell office:value-type="float" office:value="44223">
                <text:p>44223</text:p>
              </table:table-cell>
              <table:table-cell office:value-type="float" office:value="0.965239373707118">
                <text:p>0.965239373707118</text:p>
              </table:table-cell>
            </table:table-row>
            <table:table-row>
              <table:table-cell office:value-type="float" office:value="44224">
                <text:p>44224</text:p>
              </table:table-cell>
              <table:table-cell office:value-type="float" office:value="0.964415906057597">
                <text:p>0.964415906057597</text:p>
              </table:table-cell>
            </table:table-row>
            <table:table-row>
              <table:table-cell office:value-type="float" office:value="44225">
                <text:p>44225</text:p>
              </table:table-cell>
              <table:table-cell office:value-type="float" office:value="0.963608221479691">
                <text:p>0.963608221479691</text:p>
              </table:table-cell>
            </table:table-row>
            <table:table-row>
              <table:table-cell office:value-type="float" office:value="44226">
                <text:p>44226</text:p>
              </table:table-cell>
              <table:table-cell office:value-type="float" office:value="0.962915964167874">
                <text:p>0.962915964167874</text:p>
              </table:table-cell>
            </table:table-row>
            <table:table-row>
              <table:table-cell office:value-type="float" office:value="44227">
                <text:p>44227</text:p>
              </table:table-cell>
              <table:table-cell office:value-type="float" office:value="0.962718512515068">
                <text:p>0.962718512515068</text:p>
              </table:table-cell>
            </table:table-row>
            <table:table-row>
              <table:table-cell office:value-type="float" office:value="44228">
                <text:p>44228</text:p>
              </table:table-cell>
              <table:table-cell office:value-type="float" office:value="0.96278101999421">
                <text:p>0.96278101999421</text:p>
              </table:table-cell>
            </table:table-row>
            <table:table-row>
              <table:table-cell office:value-type="float" office:value="44229">
                <text:p>44229</text:p>
              </table:table-cell>
              <table:table-cell office:value-type="float" office:value="0.96293090822904">
                <text:p>0.96293090822904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0.963288712505879">
                <text:p>0.963288712505879</text:p>
              </table:table-cell>
            </table:table-row>
            <table:table-row>
              <table:table-cell office:value-type="float" office:value="44231">
                <text:p>44231</text:p>
              </table:table-cell>
              <table:table-cell office:value-type="float" office:value="0.96381321392851">
                <text:p>0.96381321392851</text:p>
              </table:table-cell>
            </table:table-row>
            <table:table-row>
              <table:table-cell office:value-type="float" office:value="44232">
                <text:p>44232</text:p>
              </table:table-cell>
              <table:table-cell office:value-type="float" office:value="0.964356946774731">
                <text:p>0.964356946774731</text:p>
              </table:table-cell>
            </table:table-row>
            <table:table-row>
              <table:table-cell office:value-type="float" office:value="44233">
                <text:p>442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234">
                <text:p>44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.0$Linux_X86_64 LibreOffice_project/2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ot" draw:display-name="Long Dot" draw:style="rect" draw:dots1="1" draw:dots1-length="100%" draw:distance="300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2.061cm" svg:y="3.955cm" style:legend-expansion="high" chart:style-name="ch2"/>
        <chart:plot-area chart:style-name="ch3" table:cell-range-address="Graphs.B1:Graphs.D244" chart:data-source-has-labels="both" svg:x="0.319cm" svg:y="0.18cm" svg:width="11.423cm" svg:height="8.646cm">
          <chart:coordinate-region svg:x="1.866cm" svg:y="0.379cm" svg:width="9.876cm" svg:height="7.8cm"/>
          <chart:axis chart:dimension="x" chart:name="primary-x" chart:style-name="ch4" chartooo:axis-type="auto">
            <chartooo:date-scale/>
            <chart:categories table:cell-range-address="Graphs.B2:Graphs.B244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Graphs.C2:Graphs.C244" chart:label-cell-address="Graphs.C1:Graphs.C1" chart:class="chart:line">
            <chart:data-point chart:repeated="243"/>
          </chart:series>
          <chart:series chart:style-name="ch9" chart:values-cell-range-address="Graphs.D2:Graphs.D244" chart:label-cell-address="Graphs.D1:Graphs.D1" chart:class="chart:line">
            <chart:data-point chart:repeated="24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ive_cases</text:p>
                <draw:g>
                  <svg:desc>Graphs.C1:Graphs.C1</svg:desc>
                </draw:g>
              </table:table-cell>
              <table:table-cell office:value-type="string">
                <text:p>gamma(3.79,3.5)</text:p>
                <draw:g>
                  <svg:desc>Graphs.D1:Graphs.D1</svg:desc>
                </draw:g>
              </table:table-cell>
            </table:table-row>
          </table:table-header-rows>
          <table:table-rows>
            <table:table-row>
              <table:table-cell office:value-type="float" office:value="43992">
                <text:p>43992</text:p>
                <draw:g>
                  <svg:desc>Graphs.B2:Graphs.B244</svg:desc>
                </draw:g>
              </table:table-cell>
              <table:table-cell office:value-type="float" office:value="NaN">
                <text:p>NaN</text:p>
                <draw:g>
                  <svg:desc>Graphs.C2:Graphs.C244</svg:desc>
                </draw:g>
              </table:table-cell>
              <table:table-cell office:value-type="float" office:value="78962.7983441574">
                <text:p>78962.7983441574</text:p>
                <draw:g>
                  <svg:desc>Graphs.D2:Graphs.D244</svg:desc>
                </draw:g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NaN">
                <text:p>NaN</text:p>
              </table:table-cell>
              <table:table-cell office:value-type="float" office:value="72901.3735482471">
                <text:p>72901.3735482471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NaN">
                <text:p>NaN</text:p>
              </table:table-cell>
              <table:table-cell office:value-type="float" office:value="67284.0341154955">
                <text:p>67284.0341154955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NaN">
                <text:p>NaN</text:p>
              </table:table-cell>
              <table:table-cell office:value-type="float" office:value="62170.2262113455">
                <text:p>62170.2262113455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NaN">
                <text:p>NaN</text:p>
              </table:table-cell>
              <table:table-cell office:value-type="float" office:value="57711.9933077126">
                <text:p>57711.9933077126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NaN">
                <text:p>NaN</text:p>
              </table:table-cell>
              <table:table-cell office:value-type="float" office:value="53802.0239275156">
                <text:p>53802.0239275156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NaN">
                <text:p>NaN</text:p>
              </table:table-cell>
              <table:table-cell office:value-type="float" office:value="50420.0017023272">
                <text:p>50420.0017023272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NaN">
                <text:p>NaN</text:p>
              </table:table-cell>
              <table:table-cell office:value-type="float" office:value="47364.5403535225">
                <text:p>47364.5403535225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NaN">
                <text:p>NaN</text:p>
              </table:table-cell>
              <table:table-cell office:value-type="float" office:value="44709.1645748666">
                <text:p>44709.1645748666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NaN">
                <text:p>NaN</text:p>
              </table:table-cell>
              <table:table-cell office:value-type="float" office:value="42345.0750344026">
                <text:p>42345.0750344026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NaN">
                <text:p>NaN</text:p>
              </table:table-cell>
              <table:table-cell office:value-type="float" office:value="40227.5634184223">
                <text:p>40227.5634184223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NaN">
                <text:p>NaN</text:p>
              </table:table-cell>
              <table:table-cell office:value-type="float" office:value="38367.4537757617">
                <text:p>38367.4537757617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NaN">
                <text:p>NaN</text:p>
              </table:table-cell>
              <table:table-cell office:value-type="float" office:value="36740.0267874939">
                <text:p>36740.0267874939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NaN">
                <text:p>NaN</text:p>
              </table:table-cell>
              <table:table-cell office:value-type="float" office:value="35351.0999445981">
                <text:p>35351.0999445981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NaN">
                <text:p>NaN</text:p>
              </table:table-cell>
              <table:table-cell office:value-type="float" office:value="33782.4270228067">
                <text:p>33782.4270228067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NaN">
                <text:p>NaN</text:p>
              </table:table-cell>
              <table:table-cell office:value-type="float" office:value="32311.2330302577">
                <text:p>32311.2330302577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NaN">
                <text:p>NaN</text:p>
              </table:table-cell>
              <table:table-cell office:value-type="float" office:value="30785.3320036854">
                <text:p>30785.3320036854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NaN">
                <text:p>NaN</text:p>
              </table:table-cell>
              <table:table-cell office:value-type="float" office:value="29360.0828615156">
                <text:p>29360.082861515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NaN">
                <text:p>NaN</text:p>
              </table:table-cell>
              <table:table-cell office:value-type="float" office:value="28076.1365037861">
                <text:p>28076.1365037861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29689.5434416985">
                <text:p>29689.5434416985</text:p>
              </table:table-cell>
              <table:table-cell office:value-type="float" office:value="26934.9837615114">
                <text:p>26934.9837615114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28465.7040632391">
                <text:p>28465.7040632391</text:p>
              </table:table-cell>
              <table:table-cell office:value-type="float" office:value="25956.6988891324">
                <text:p>25956.6988891324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27298.4451054916">
                <text:p>27298.4451054916</text:p>
              </table:table-cell>
              <table:table-cell office:value-type="float" office:value="24984.5974601416">
                <text:p>24984.5974601416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26261.7503317803">
                <text:p>26261.7503317803</text:p>
              </table:table-cell>
              <table:table-cell office:value-type="float" office:value="24070.2262042975">
                <text:p>24070.2262042975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25647.3549317775">
                <text:p>25647.3549317775</text:p>
              </table:table-cell>
              <table:table-cell office:value-type="float" office:value="23575.8086944424">
                <text:p>23575.8086944424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24993.1696055617">
                <text:p>24993.1696055617</text:p>
              </table:table-cell>
              <table:table-cell office:value-type="float" office:value="23035.5277175603">
                <text:p>23035.5277175603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24387.2190287045">
                <text:p>24387.2190287045</text:p>
              </table:table-cell>
              <table:table-cell office:value-type="float" office:value="22518.4059115999">
                <text:p>22518.4059115999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24086.3785933364">
                <text:p>24086.3785933364</text:p>
              </table:table-cell>
              <table:table-cell office:value-type="float" office:value="22294.1704998071">
                <text:p>22294.1704998071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24178.0183578815">
                <text:p>24178.0183578815</text:p>
              </table:table-cell>
              <table:table-cell office:value-type="float" office:value="22372.4239853745">
                <text:p>22372.423985374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24350.6918158605">
                <text:p>24350.6918158605</text:p>
              </table:table-cell>
              <table:table-cell office:value-type="float" office:value="22571.5999410863">
                <text:p>22571.5999410863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24491.2876719856">
                <text:p>24491.2876719856</text:p>
              </table:table-cell>
              <table:table-cell office:value-type="float" office:value="22746.3728415396">
                <text:p>22746.3728415396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24711.8902179694">
                <text:p>24711.8902179694</text:p>
              </table:table-cell>
              <table:table-cell office:value-type="float" office:value="23010.0818459839">
                <text:p>23010.0818459839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25067.9615313495">
                <text:p>25067.9615313495</text:p>
              </table:table-cell>
              <table:table-cell office:value-type="float" office:value="23356.1227349847">
                <text:p>23356.1227349847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25625.2200086125">
                <text:p>25625.2200086125</text:p>
              </table:table-cell>
              <table:table-cell office:value-type="float" office:value="23882.3264297063">
                <text:p>23882.3264297063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26137.081744148">
                <text:p>26137.081744148</text:p>
              </table:table-cell>
              <table:table-cell office:value-type="float" office:value="24335.4267538448">
                <text:p>24335.4267538448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26553.1862618718">
                <text:p>26553.1862618718</text:p>
              </table:table-cell>
              <table:table-cell office:value-type="float" office:value="24712.8500309383">
                <text:p>24712.8500309383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26953.496189447">
                <text:p>26953.496189447</text:p>
              </table:table-cell>
              <table:table-cell office:value-type="float" office:value="25103.9781835141">
                <text:p>25103.9781835141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27081.2901852136">
                <text:p>27081.2901852136</text:p>
              </table:table-cell>
              <table:table-cell office:value-type="float" office:value="25217.2554614269">
                <text:p>25217.2554614269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27390.541566058">
                <text:p>27390.541566058</text:p>
              </table:table-cell>
              <table:table-cell office:value-type="float" office:value="25444.981938544">
                <text:p>25444.981938544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7607.4986522217">
                <text:p>27607.4986522217</text:p>
              </table:table-cell>
              <table:table-cell office:value-type="float" office:value="25605.6097222415">
                <text:p>25605.6097222415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27750.3416608114">
                <text:p>27750.3416608114</text:p>
              </table:table-cell>
              <table:table-cell office:value-type="float" office:value="25733.1934946442">
                <text:p>25733.1934946442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28115.320476951">
                <text:p>28115.320476951</text:p>
              </table:table-cell>
              <table:table-cell office:value-type="float" office:value="26080.0780282659">
                <text:p>26080.0780282659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28312.9587246677">
                <text:p>28312.9587246677</text:p>
              </table:table-cell>
              <table:table-cell office:value-type="float" office:value="26256.7660597226">
                <text:p>26256.7660597226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28407.513782813">
                <text:p>28407.513782813</text:p>
              </table:table-cell>
              <table:table-cell office:value-type="float" office:value="26369.7048595077">
                <text:p>26369.7048595077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28415.5902153991">
                <text:p>28415.5902153991</text:p>
              </table:table-cell>
              <table:table-cell office:value-type="float" office:value="26425.3232183636">
                <text:p>26425.3232183636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28598.2943898702">
                <text:p>28598.2943898702</text:p>
              </table:table-cell>
              <table:table-cell office:value-type="float" office:value="26685.0145796277">
                <text:p>26685.0145796277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28650.126482893">
                <text:p>28650.126482893</text:p>
              </table:table-cell>
              <table:table-cell office:value-type="float" office:value="26820.6273646485">
                <text:p>26820.6273646485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28638.0596094259">
                <text:p>28638.0596094259</text:p>
              </table:table-cell>
              <table:table-cell office:value-type="float" office:value="26864.7191954418">
                <text:p>26864.7191954418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28339.2983761692">
                <text:p>28339.2983761692</text:p>
              </table:table-cell>
              <table:table-cell office:value-type="float" office:value="26593.8858181663">
                <text:p>26593.8858181663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8118.6164999871">
                <text:p>28118.6164999871</text:p>
              </table:table-cell>
              <table:table-cell office:value-type="float" office:value="26465.6868814476">
                <text:p>26465.6868814476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28094.4353497295">
                <text:p>28094.4353497295</text:p>
              </table:table-cell>
              <table:table-cell office:value-type="float" office:value="26531.8007886826">
                <text:p>26531.8007886826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27996.1947962459">
                <text:p>27996.1947962459</text:p>
              </table:table-cell>
              <table:table-cell office:value-type="float" office:value="26501.5664832608">
                <text:p>26501.5664832608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27664.7303954104">
                <text:p>27664.7303954104</text:p>
              </table:table-cell>
              <table:table-cell office:value-type="float" office:value="26233.309174132">
                <text:p>26233.309174132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27237.1207508618">
                <text:p>27237.1207508618</text:p>
              </table:table-cell>
              <table:table-cell office:value-type="float" office:value="25885.3561024788">
                <text:p>25885.3561024788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26694.4208951435">
                <text:p>26694.4208951435</text:p>
              </table:table-cell>
              <table:table-cell office:value-type="float" office:value="25381.2543541592">
                <text:p>25381.2543541592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26271.6395197379">
                <text:p>26271.6395197379</text:p>
              </table:table-cell>
              <table:table-cell office:value-type="float" office:value="24918.8390696946">
                <text:p>24918.8390696946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25808.7496825545">
                <text:p>25808.7496825545</text:p>
              </table:table-cell>
              <table:table-cell office:value-type="float" office:value="24415.6089433275">
                <text:p>24415.6089433275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25363.1482480489">
                <text:p>25363.1482480489</text:p>
              </table:table-cell>
              <table:table-cell office:value-type="float" office:value="23952.9732288207">
                <text:p>23952.9732288207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24851.5324043672">
                <text:p>24851.5324043672</text:p>
              </table:table-cell>
              <table:table-cell office:value-type="float" office:value="23413.5729672031">
                <text:p>23413.5729672031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4460.5608867223">
                <text:p>24460.5608867223</text:p>
              </table:table-cell>
              <table:table-cell office:value-type="float" office:value="22957.585846641">
                <text:p>22957.585846641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24084.1084877824">
                <text:p>24084.1084877824</text:p>
              </table:table-cell>
              <table:table-cell office:value-type="float" office:value="22525.065669346">
                <text:p>22525.065669346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23388.088225698">
                <text:p>23388.088225698</text:p>
              </table:table-cell>
              <table:table-cell office:value-type="float" office:value="21750.6883149811">
                <text:p>21750.6883149811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22737.3731759515">
                <text:p>22737.3731759515</text:p>
              </table:table-cell>
              <table:table-cell office:value-type="float" office:value="21042.194656359">
                <text:p>21042.194656359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22213.3963862882">
                <text:p>22213.3963862882</text:p>
              </table:table-cell>
              <table:table-cell office:value-type="float" office:value="20453.2261626324">
                <text:p>20453.2261626324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21456.246309414">
                <text:p>21456.246309414</text:p>
              </table:table-cell>
              <table:table-cell office:value-type="float" office:value="19680.4860811869">
                <text:p>19680.4860811869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20746.1600736213">
                <text:p>20746.1600736213</text:p>
              </table:table-cell>
              <table:table-cell office:value-type="float" office:value="18972.6688308444">
                <text:p>18972.6688308444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20120.3543175623">
                <text:p>20120.3543175623</text:p>
              </table:table-cell>
              <table:table-cell office:value-type="float" office:value="18380.5914771792">
                <text:p>18380.5914771792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19634.8973260227">
                <text:p>19634.8973260227</text:p>
              </table:table-cell>
              <table:table-cell office:value-type="float" office:value="17934.1403714683">
                <text:p>17934.1403714683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19094.3198175731">
                <text:p>19094.3198175731</text:p>
              </table:table-cell>
              <table:table-cell office:value-type="float" office:value="17450.6728585889">
                <text:p>17450.6728585889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8493.015496601">
                <text:p>18493.015496601</text:p>
              </table:table-cell>
              <table:table-cell office:value-type="float" office:value="16899.1400158241">
                <text:p>16899.1400158241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18042.5515226595">
                <text:p>18042.5515226595</text:p>
              </table:table-cell>
              <table:table-cell office:value-type="float" office:value="16501.5893405176">
                <text:p>16501.5893405176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17884.4798303116">
                <text:p>17884.4798303116</text:p>
              </table:table-cell>
              <table:table-cell office:value-type="float" office:value="16408.635529431">
                <text:p>16408.635529431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17724.849665501">
                <text:p>17724.849665501</text:p>
              </table:table-cell>
              <table:table-cell office:value-type="float" office:value="16318.1099855952">
                <text:p>16318.1099855952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17636.5260904975">
                <text:p>17636.5260904975</text:p>
              </table:table-cell>
              <table:table-cell office:value-type="float" office:value="16313.2366434797">
                <text:p>16313.2366434797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17527.1564788583">
                <text:p>17527.1564788583</text:p>
              </table:table-cell>
              <table:table-cell office:value-type="float" office:value="16261.6334745007">
                <text:p>16261.6334745007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17411.2016248822">
                <text:p>17411.2016248822</text:p>
              </table:table-cell>
              <table:table-cell office:value-type="float" office:value="16228.3908392244">
                <text:p>16228.3908392244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17656.7823533368">
                <text:p>17656.7823533368</text:p>
              </table:table-cell>
              <table:table-cell office:value-type="float" office:value="16556.6935372581">
                <text:p>16556.6935372581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17985.3152903827">
                <text:p>17985.3152903827</text:p>
              </table:table-cell>
              <table:table-cell office:value-type="float" office:value="16934.5617270681">
                <text:p>16934.5617270681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18285.258556777">
                <text:p>18285.258556777</text:p>
              </table:table-cell>
              <table:table-cell office:value-type="float" office:value="17305.6587182311">
                <text:p>17305.6587182311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8789.4449522119">
                <text:p>18789.4449522119</text:p>
              </table:table-cell>
              <table:table-cell office:value-type="float" office:value="17843.5804227088">
                <text:p>17843.5804227088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19455.79524168">
                <text:p>19455.79524168</text:p>
              </table:table-cell>
              <table:table-cell office:value-type="float" office:value="18569.2025863692">
                <text:p>18569.2025863692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20044.7586543267">
                <text:p>20044.7586543267</text:p>
              </table:table-cell>
              <table:table-cell office:value-type="float" office:value="19222.1815640381">
                <text:p>19222.1815640381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20675.6728400771">
                <text:p>20675.6728400771</text:p>
              </table:table-cell>
              <table:table-cell office:value-type="float" office:value="19893.0354119782">
                <text:p>19893.0354119782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21634.573426458">
                <text:p>21634.573426458</text:p>
              </table:table-cell>
              <table:table-cell office:value-type="float" office:value="20845.7345282092">
                <text:p>20845.7345282092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22543.4504425177">
                <text:p>22543.4504425177</text:p>
              </table:table-cell>
              <table:table-cell office:value-type="float" office:value="21683.9491417517">
                <text:p>21683.9491417517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23618.8634144704">
                <text:p>23618.8634144704</text:p>
              </table:table-cell>
              <table:table-cell office:value-type="float" office:value="22684.5759567072">
                <text:p>22684.5759567072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25039.7114747224">
                <text:p>25039.7114747224</text:p>
              </table:table-cell>
              <table:table-cell office:value-type="float" office:value="23973.799221253">
                <text:p>23973.799221253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26676.9135147193">
                <text:p>26676.9135147193</text:p>
              </table:table-cell>
              <table:table-cell office:value-type="float" office:value="25472.826757908">
                <text:p>25472.826757908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28631.9810955312">
                <text:p>28631.9810955312</text:p>
              </table:table-cell>
              <table:table-cell office:value-type="float" office:value="27245.3519223054">
                <text:p>27245.3519223054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30718.1216346511">
                <text:p>30718.1216346511</text:p>
              </table:table-cell>
              <table:table-cell office:value-type="float" office:value="29102.8084415309">
                <text:p>29102.8084415309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32886.5737416309">
                <text:p>32886.5737416309</text:p>
              </table:table-cell>
              <table:table-cell office:value-type="float" office:value="30975.4985141365">
                <text:p>30975.4985141365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35668.5440258692">
                <text:p>35668.5440258692</text:p>
              </table:table-cell>
              <table:table-cell office:value-type="float" office:value="33385.7524951809">
                <text:p>33385.7524951809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38887.8161615289">
                <text:p>38887.8161615289</text:p>
              </table:table-cell>
              <table:table-cell office:value-type="float" office:value="36135.0888632913">
                <text:p>36135.0888632913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42762.7736306203">
                <text:p>42762.7736306203</text:p>
              </table:table-cell>
              <table:table-cell office:value-type="float" office:value="39487.0410829025">
                <text:p>39487.0410829025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47023.2785848256">
                <text:p>47023.2785848256</text:p>
              </table:table-cell>
              <table:table-cell office:value-type="float" office:value="43115.5900515545">
                <text:p>43115.5900515545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51885.1712430801">
                <text:p>51885.1712430801</text:p>
              </table:table-cell>
              <table:table-cell office:value-type="float" office:value="47318.3326606408">
                <text:p>47318.3326606408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57567.2699673538">
                <text:p>57567.2699673538</text:p>
              </table:table-cell>
              <table:table-cell office:value-type="float" office:value="52260.2877672648">
                <text:p>52260.2877672648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63706.9568797434">
                <text:p>63706.9568797434</text:p>
              </table:table-cell>
              <table:table-cell office:value-type="float" office:value="57670.0302004779">
                <text:p>57670.0302004779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70713.8487212023">
                <text:p>70713.8487212023</text:p>
              </table:table-cell>
              <table:table-cell office:value-type="float" office:value="64074.6937290797">
                <text:p>64074.6937290797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8450.6116629548">
                <text:p>78450.6116629548</text:p>
              </table:table-cell>
              <table:table-cell office:value-type="float" office:value="71026.4601964345">
                <text:p>71026.4601964345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87199.9083536116">
                <text:p>87199.9083536116</text:p>
              </table:table-cell>
              <table:table-cell office:value-type="float" office:value="79079.0299172287">
                <text:p>79079.0299172287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96275.1433709536">
                <text:p>96275.1433709536</text:p>
              </table:table-cell>
              <table:table-cell office:value-type="float" office:value="87364.2608705959">
                <text:p>87364.2608705959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106443.808522455">
                <text:p>106443.808522455</text:p>
              </table:table-cell>
              <table:table-cell office:value-type="float" office:value="96722.8797878098">
                <text:p>96722.8797878098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117621.391094936">
                <text:p>117621.391094936</text:p>
              </table:table-cell>
              <table:table-cell office:value-type="float" office:value="107297.926759546">
                <text:p>107297.926759546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129795.111997831">
                <text:p>129795.111997831</text:p>
              </table:table-cell>
              <table:table-cell office:value-type="float" office:value="118941.489767009">
                <text:p>118941.489767009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143592.146144412">
                <text:p>143592.146144412</text:p>
              </table:table-cell>
              <table:table-cell office:value-type="float" office:value="132123.702809155">
                <text:p>132123.702809155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157315.338889612">
                <text:p>157315.338889612</text:p>
              </table:table-cell>
              <table:table-cell office:value-type="float" office:value="145278.128944862">
                <text:p>145278.128944862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170568.050206868">
                <text:p>170568.050206868</text:p>
              </table:table-cell>
              <table:table-cell office:value-type="float" office:value="157895.721313521">
                <text:p>157895.721313521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182983.903360071">
                <text:p>182983.903360071</text:p>
              </table:table-cell>
              <table:table-cell office:value-type="float" office:value="169570.887737885">
                <text:p>169570.887737885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94892.936201089">
                <text:p>194892.936201089</text:p>
              </table:table-cell>
              <table:table-cell office:value-type="float" office:value="180687.978355997">
                <text:p>180687.978355997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206289.64579698">
                <text:p>206289.64579698</text:p>
              </table:table-cell>
              <table:table-cell office:value-type="float" office:value="191342.104292109">
                <text:p>191342.104292109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217919.712745474">
                <text:p>217919.712745474</text:p>
              </table:table-cell>
              <table:table-cell office:value-type="float" office:value="202075.641374858">
                <text:p>202075.641374858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228064.564764179">
                <text:p>228064.564764179</text:p>
              </table:table-cell>
              <table:table-cell office:value-type="float" office:value="211432.007606961">
                <text:p>211432.007606961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237404.771215572">
                <text:p>237404.771215572</text:p>
              </table:table-cell>
              <table:table-cell office:value-type="float" office:value="220001.70929331">
                <text:p>220001.70929331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245766.429899866">
                <text:p>245766.429899866</text:p>
              </table:table-cell>
              <table:table-cell office:value-type="float" office:value="227633.948546235">
                <text:p>227633.948546235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254058.772333218">
                <text:p>254058.772333218</text:p>
              </table:table-cell>
              <table:table-cell office:value-type="float" office:value="235054.100786677">
                <text:p>235054.100786677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262490.126032733">
                <text:p>262490.126032733</text:p>
              </table:table-cell>
              <table:table-cell office:value-type="float" office:value="242409.246337003">
                <text:p>242409.246337003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270528.043599058">
                <text:p>270528.043599058</text:p>
              </table:table-cell>
              <table:table-cell office:value-type="float" office:value="249320.014598492">
                <text:p>249320.014598492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277557.881754332">
                <text:p>277557.881754332</text:p>
              </table:table-cell>
              <table:table-cell office:value-type="float" office:value="255140.373567338">
                <text:p>255140.37356733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284823.790392843">
                <text:p>284823.790392843</text:p>
              </table:table-cell>
              <table:table-cell office:value-type="float" office:value="261230.880070739">
                <text:p>261230.880070739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291898.682480643">
                <text:p>291898.682480643</text:p>
              </table:table-cell>
              <table:table-cell office:value-type="float" office:value="267052.812935866">
                <text:p>267052.812935866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299650.527503463">
                <text:p>299650.527503463</text:p>
              </table:table-cell>
              <table:table-cell office:value-type="float" office:value="273537.806485994">
                <text:p>273537.806485994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307207.307440429">
                <text:p>307207.307440429</text:p>
              </table:table-cell>
              <table:table-cell office:value-type="float" office:value="279876.773227601">
                <text:p>279876.773227601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315690.901797076">
                <text:p>315690.901797076</text:p>
              </table:table-cell>
              <table:table-cell office:value-type="float" office:value="287048.194592955">
                <text:p>287048.194592955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325656.064932725">
                <text:p>325656.064932725</text:p>
              </table:table-cell>
              <table:table-cell office:value-type="float" office:value="295708.980568192">
                <text:p>295708.980568192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336824.210061269">
                <text:p>336824.210061269</text:p>
              </table:table-cell>
              <table:table-cell office:value-type="float" office:value="305442.807392781">
                <text:p>305442.807392781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348466.707446096">
                <text:p>348466.707446096</text:p>
              </table:table-cell>
              <table:table-cell office:value-type="float" office:value="315652.178423635">
                <text:p>315652.178423635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360956.358623828">
                <text:p>360956.358623828</text:p>
              </table:table-cell>
              <table:table-cell office:value-type="float" office:value="326684.565331026">
                <text:p>326684.565331026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373999.45485585">
                <text:p>373999.45485585</text:p>
              </table:table-cell>
              <table:table-cell office:value-type="float" office:value="338354.700167848">
                <text:p>338354.700167848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387266.603681431">
                <text:p>387266.603681431</text:p>
              </table:table-cell>
              <table:table-cell office:value-type="float" office:value="350285.597734306">
                <text:p>350285.597734306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401632.521821564">
                <text:p>401632.521821564</text:p>
              </table:table-cell>
              <table:table-cell office:value-type="float" office:value="363191.559633422">
                <text:p>363191.559633422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416130.428599195">
                <text:p>416130.428599195</text:p>
              </table:table-cell>
              <table:table-cell office:value-type="float" office:value="376307.890125314">
                <text:p>376307.890125314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431452.439292443">
                <text:p>431452.439292443</text:p>
              </table:table-cell>
              <table:table-cell office:value-type="float" office:value="390285.968128611">
                <text:p>390285.968128611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446615.005177104">
                <text:p>446615.005177104</text:p>
              </table:table-cell>
              <table:table-cell office:value-type="float" office:value="404113.587365956">
                <text:p>404113.587365956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463359.88939515">
                <text:p>463359.88939515</text:p>
              </table:table-cell>
              <table:table-cell office:value-type="float" office:value="419581.157973483">
                <text:p>419581.157973483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480070.931717691">
                <text:p>480070.931717691</text:p>
              </table:table-cell>
              <table:table-cell office:value-type="float" office:value="434977.42460503">
                <text:p>434977.42460503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496877.795733875">
                <text:p>496877.795733875</text:p>
              </table:table-cell>
              <table:table-cell office:value-type="float" office:value="450709.083072002">
                <text:p>450709.083072002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512462.549522907">
                <text:p>512462.549522907</text:p>
              </table:table-cell>
              <table:table-cell office:value-type="float" office:value="465374.705545134">
                <text:p>465374.705545134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526986.797994608">
                <text:p>526986.797994608</text:p>
              </table:table-cell>
              <table:table-cell office:value-type="float" office:value="478996.013263716">
                <text:p>478996.01326371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540563.363529935">
                <text:p>540563.363529935</text:p>
              </table:table-cell>
              <table:table-cell office:value-type="float" office:value="491779.486934957">
                <text:p>491779.486934957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553061.840073743">
                <text:p>553061.840073743</text:p>
              </table:table-cell>
              <table:table-cell office:value-type="float" office:value="503615.2812435">
                <text:p>503615.2812435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563721.045621432">
                <text:p>563721.045621432</text:p>
              </table:table-cell>
              <table:table-cell office:value-type="float" office:value="513828.700054376">
                <text:p>513828.700054376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572812.900831254">
                <text:p>572812.900831254</text:p>
              </table:table-cell>
              <table:table-cell office:value-type="float" office:value="522641.79832661">
                <text:p>522641.79832661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580170.099753387">
                <text:p>580170.099753387</text:p>
              </table:table-cell>
              <table:table-cell office:value-type="float" office:value="529977.891787872">
                <text:p>529977.891787872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586252.202552909">
                <text:p>586252.202552909</text:p>
              </table:table-cell>
              <table:table-cell office:value-type="float" office:value="536223.208339018">
                <text:p>536223.208339018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590917.119235125">
                <text:p>590917.119235125</text:p>
              </table:table-cell>
              <table:table-cell office:value-type="float" office:value="541253.096468694">
                <text:p>541253.096468694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593387.404501899">
                <text:p>593387.404501899</text:p>
              </table:table-cell>
              <table:table-cell office:value-type="float" office:value="544129.828791254">
                <text:p>544129.828791254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593209.212652884">
                <text:p>593209.212652884</text:p>
              </table:table-cell>
              <table:table-cell office:value-type="float" office:value="544687.253909073">
                <text:p>544687.253909073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590966.237286089">
                <text:p>590966.237286089</text:p>
              </table:table-cell>
              <table:table-cell office:value-type="float" office:value="543200.736611006">
                <text:p>543200.73661100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88106.911515452">
                <text:p>588106.911515452</text:p>
              </table:table-cell>
              <table:table-cell office:value-type="float" office:value="541279.467937539">
                <text:p>541279.467937539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584194.689764232">
                <text:p>584194.689764232</text:p>
              </table:table-cell>
              <table:table-cell office:value-type="float" office:value="538322.184011634">
                <text:p>538322.184011634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580014.24066561">
                <text:p>580014.24066561</text:p>
              </table:table-cell>
              <table:table-cell office:value-type="float" office:value="535189.810972774">
                <text:p>535189.810972774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575467.560173745">
                <text:p>575467.560173745</text:p>
              </table:table-cell>
              <table:table-cell office:value-type="float" office:value="531851.448861923">
                <text:p>531851.448861923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571185.18583699">
                <text:p>571185.18583699</text:p>
              </table:table-cell>
              <table:table-cell office:value-type="float" office:value="528779.902369433">
                <text:p>528779.902369433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567813.212011751">
                <text:p>567813.212011751</text:p>
              </table:table-cell>
              <table:table-cell office:value-type="float" office:value="526422.614015661">
                <text:p>526422.614015661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564346.10338156">
                <text:p>564346.10338156</text:p>
              </table:table-cell>
              <table:table-cell office:value-type="float" office:value="523893.035900538">
                <text:p>523893.035900538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559792.63209839">
                <text:p>559792.63209839</text:p>
              </table:table-cell>
              <table:table-cell office:value-type="float" office:value="520266.845733493">
                <text:p>520266.845733493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556215.361306741">
                <text:p>556215.361306741</text:p>
              </table:table-cell>
              <table:table-cell office:value-type="float" office:value="517421.856269551">
                <text:p>517421.856269551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552933.096158066">
                <text:p>552933.096158066</text:p>
              </table:table-cell>
              <table:table-cell office:value-type="float" office:value="514764.161500863">
                <text:p>514764.16150086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549391.023165713">
                <text:p>549391.023165713</text:p>
              </table:table-cell>
              <table:table-cell office:value-type="float" office:value="511791.903869917">
                <text:p>511791.903869917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546584.122719262">
                <text:p>546584.122719262</text:p>
              </table:table-cell>
              <table:table-cell office:value-type="float" office:value="509340.283123201">
                <text:p>509340.283123201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544037.642802373">
                <text:p>544037.642802373</text:p>
              </table:table-cell>
              <table:table-cell office:value-type="float" office:value="507136.798257553">
                <text:p>507136.798257553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540448.976546025">
                <text:p>540448.976546025</text:p>
              </table:table-cell>
              <table:table-cell office:value-type="float" office:value="503966.309881614">
                <text:p>503966.309881614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536561.843373548">
                <text:p>536561.843373548</text:p>
              </table:table-cell>
              <table:table-cell office:value-type="float" office:value="500569.534559201">
                <text:p>500569.534559201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531333.248885865">
                <text:p>531333.248885865</text:p>
              </table:table-cell>
              <table:table-cell office:value-type="float" office:value="495997.660585015">
                <text:p>495997.660585015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525239.250112307">
                <text:p>525239.250112307</text:p>
              </table:table-cell>
              <table:table-cell office:value-type="float" office:value="490481.042053782">
                <text:p>490481.042053782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517255.077331742">
                <text:p>517255.077331742</text:p>
              </table:table-cell>
              <table:table-cell office:value-type="float" office:value="483139.212802264">
                <text:p>483139.212802264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507405.155861584">
                <text:p>507405.155861584</text:p>
              </table:table-cell>
              <table:table-cell office:value-type="float" office:value="473929.588727371">
                <text:p>473929.588727371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495050.57470719">
                <text:p>495050.57470719</text:p>
              </table:table-cell>
              <table:table-cell office:value-type="float" office:value="462536.700394075">
                <text:p>462536.700394075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481760.730998871">
                <text:p>481760.730998871</text:p>
              </table:table-cell>
              <table:table-cell office:value-type="float" office:value="450365.770555921">
                <text:p>450365.770555921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467700.3141853">
                <text:p>467700.3141853</text:p>
              </table:table-cell>
              <table:table-cell office:value-type="float" office:value="437599.038919688">
                <text:p>437599.038919688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452594.4440881">
                <text:p>452594.4440881</text:p>
              </table:table-cell>
              <table:table-cell office:value-type="float" office:value="423904.903561215">
                <text:p>423904.903561215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436675.696920167">
                <text:p>436675.696920167</text:p>
              </table:table-cell>
              <table:table-cell office:value-type="float" office:value="409575.853359325">
                <text:p>409575.853359325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420574.168498463">
                <text:p>420574.168498463</text:p>
              </table:table-cell>
              <table:table-cell office:value-type="float" office:value="395255.588334207">
                <text:p>395255.588334207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405233.55055587">
                <text:p>405233.55055587</text:p>
              </table:table-cell>
              <table:table-cell office:value-type="float" office:value="381804.794703655">
                <text:p>381804.794703655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390242.640362231">
                <text:p>390242.640362231</text:p>
              </table:table-cell>
              <table:table-cell office:value-type="float" office:value="368541.797909405">
                <text:p>368541.797909405</text:p>
              </table:table-cell>
            </table:table-row>
            <table:table-row>
              <table:table-cell office:value-type="float" office:value="44167">
                <text:p>44167</text:p>
              </table:table-cell>
              <table:table-cell office:value-type="float" office:value="375435.853649072">
                <text:p>375435.853649072</text:p>
              </table:table-cell>
              <table:table-cell office:value-type="float" office:value="355260.246681084">
                <text:p>355260.246681084</text:p>
              </table:table-cell>
            </table:table-row>
            <table:table-row>
              <table:table-cell office:value-type="float" office:value="44168">
                <text:p>44168</text:p>
              </table:table-cell>
              <table:table-cell office:value-type="float" office:value="361388.222491931">
                <text:p>361388.222491931</text:p>
              </table:table-cell>
              <table:table-cell office:value-type="float" office:value="342682.932420457">
                <text:p>342682.932420457</text:p>
              </table:table-cell>
            </table:table-row>
            <table:table-row>
              <table:table-cell office:value-type="float" office:value="44169">
                <text:p>44169</text:p>
              </table:table-cell>
              <table:table-cell office:value-type="float" office:value="348475.788875844">
                <text:p>348475.788875844</text:p>
              </table:table-cell>
              <table:table-cell office:value-type="float" office:value="330996.515346843">
                <text:p>330996.515346843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337222.876027015">
                <text:p>337222.876027015</text:p>
              </table:table-cell>
              <table:table-cell office:value-type="float" office:value="320790.466928681">
                <text:p>320790.466928681</text:p>
              </table:table-cell>
            </table:table-row>
            <table:table-row>
              <table:table-cell office:value-type="float" office:value="44171">
                <text:p>44171</text:p>
              </table:table-cell>
              <table:table-cell office:value-type="float" office:value="327238.198908493">
                <text:p>327238.198908493</text:p>
              </table:table-cell>
              <table:table-cell office:value-type="float" office:value="311724.504383808">
                <text:p>311724.504383808</text:p>
              </table:table-cell>
            </table:table-row>
            <table:table-row>
              <table:table-cell office:value-type="float" office:value="44172">
                <text:p>44172</text:p>
              </table:table-cell>
              <table:table-cell office:value-type="float" office:value="318469.542371165">
                <text:p>318469.542371165</text:p>
              </table:table-cell>
              <table:table-cell office:value-type="float" office:value="303755.37101587">
                <text:p>303755.37101587</text:p>
              </table:table-cell>
            </table:table-row>
            <table:table-row>
              <table:table-cell office:value-type="float" office:value="44173">
                <text:p>44173</text:p>
              </table:table-cell>
              <table:table-cell office:value-type="float" office:value="310814.106440906">
                <text:p>310814.106440906</text:p>
              </table:table-cell>
              <table:table-cell office:value-type="float" office:value="296925.624068361">
                <text:p>296925.624068361</text:p>
              </table:table-cell>
            </table:table-row>
            <table:table-row>
              <table:table-cell office:value-type="float" office:value="44174">
                <text:p>44174</text:p>
              </table:table-cell>
              <table:table-cell office:value-type="float" office:value="304952.153233349">
                <text:p>304952.153233349</text:p>
              </table:table-cell>
              <table:table-cell office:value-type="float" office:value="291783.016970788">
                <text:p>291783.016970788</text:p>
              </table:table-cell>
            </table:table-row>
            <table:table-row>
              <table:table-cell office:value-type="float" office:value="44175">
                <text:p>44175</text:p>
              </table:table-cell>
              <table:table-cell office:value-type="float" office:value="300330.617809114">
                <text:p>300330.617809114</text:p>
              </table:table-cell>
              <table:table-cell office:value-type="float" office:value="287791.160216631">
                <text:p>287791.160216631</text:p>
              </table:table-cell>
            </table:table-row>
            <table:table-row>
              <table:table-cell office:value-type="float" office:value="44176">
                <text:p>44176</text:p>
              </table:table-cell>
              <table:table-cell office:value-type="float" office:value="298373.421217367">
                <text:p>298373.421217367</text:p>
              </table:table-cell>
              <table:table-cell office:value-type="float" office:value="286358.899372195">
                <text:p>286358.899372195</text:p>
              </table:table-cell>
            </table:table-row>
            <table:table-row>
              <table:table-cell office:value-type="float" office:value="44177">
                <text:p>44177</text:p>
              </table:table-cell>
              <table:table-cell office:value-type="float" office:value="298869.701160801">
                <text:p>298869.701160801</text:p>
              </table:table-cell>
              <table:table-cell office:value-type="float" office:value="287490.523576915">
                <text:p>287490.523576915</text:p>
              </table:table-cell>
            </table:table-row>
            <table:table-row>
              <table:table-cell office:value-type="float" office:value="44178">
                <text:p>44178</text:p>
              </table:table-cell>
              <table:table-cell office:value-type="float" office:value="301670.207775353">
                <text:p>301670.207775353</text:p>
              </table:table-cell>
              <table:table-cell office:value-type="float" office:value="291019.497538424">
                <text:p>291019.497538424</text:p>
              </table:table-cell>
            </table:table-row>
            <table:table-row>
              <table:table-cell office:value-type="float" office:value="44179">
                <text:p>44179</text:p>
              </table:table-cell>
              <table:table-cell office:value-type="float" office:value="305807.691857423">
                <text:p>305807.691857423</text:p>
              </table:table-cell>
              <table:table-cell office:value-type="float" office:value="295788.038626592">
                <text:p>295788.03862659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312832.082726385">
                <text:p>312832.082726385</text:p>
              </table:table-cell>
              <table:table-cell office:value-type="float" office:value="303439.170915714">
                <text:p>303439.170915714</text:p>
              </table:table-cell>
            </table:table-row>
            <table:table-row>
              <table:table-cell office:value-type="float" office:value="44181">
                <text:p>44181</text:p>
              </table:table-cell>
              <table:table-cell office:value-type="float" office:value="322557.794994719">
                <text:p>322557.794994719</text:p>
              </table:table-cell>
              <table:table-cell office:value-type="float" office:value="313911.231772911">
                <text:p>313911.231772911</text:p>
              </table:table-cell>
            </table:table-row>
            <table:table-row>
              <table:table-cell office:value-type="float" office:value="44182">
                <text:p>44182</text:p>
              </table:table-cell>
              <table:table-cell office:value-type="float" office:value="335231.42091241">
                <text:p>335231.42091241</text:p>
              </table:table-cell>
              <table:table-cell office:value-type="float" office:value="327305.677252974">
                <text:p>327305.677252974</text:p>
              </table:table-cell>
            </table:table-row>
            <table:table-row>
              <table:table-cell office:value-type="float" office:value="44183">
                <text:p>44183</text:p>
              </table:table-cell>
              <table:table-cell office:value-type="float" office:value="349763.893395297">
                <text:p>349763.893395297</text:p>
              </table:table-cell>
              <table:table-cell office:value-type="float" office:value="342550.933249986">
                <text:p>342550.933249986</text:p>
              </table:table-cell>
            </table:table-row>
            <table:table-row>
              <table:table-cell office:value-type="float" office:value="44184">
                <text:p>44184</text:p>
              </table:table-cell>
              <table:table-cell office:value-type="float" office:value="366389.826455015">
                <text:p>366389.826455015</text:p>
              </table:table-cell>
              <table:table-cell office:value-type="float" office:value="360077.551454469">
                <text:p>360077.551454469</text:p>
              </table:table-cell>
            </table:table-row>
            <table:table-row>
              <table:table-cell office:value-type="float" office:value="44185">
                <text:p>44185</text:p>
              </table:table-cell>
              <table:table-cell office:value-type="float" office:value="384695.24502192">
                <text:p>384695.24502192</text:p>
              </table:table-cell>
              <table:table-cell office:value-type="float" office:value="379233.57680255">
                <text:p>379233.57680255</text:p>
              </table:table-cell>
            </table:table-row>
            <table:table-row>
              <table:table-cell office:value-type="float" office:value="44186">
                <text:p>44186</text:p>
              </table:table-cell>
              <table:table-cell office:value-type="float" office:value="404860.507857185">
                <text:p>404860.507857185</text:p>
              </table:table-cell>
              <table:table-cell office:value-type="float" office:value="400129.398120767">
                <text:p>400129.398120767</text:p>
              </table:table-cell>
            </table:table-row>
            <table:table-row>
              <table:table-cell office:value-type="float" office:value="44187">
                <text:p>44187</text:p>
              </table:table-cell>
              <table:table-cell office:value-type="float" office:value="426345.293427384">
                <text:p>426345.293427384</text:p>
              </table:table-cell>
              <table:table-cell office:value-type="float" office:value="422575.156679284">
                <text:p>422575.156679284</text:p>
              </table:table-cell>
            </table:table-row>
            <table:table-row>
              <table:table-cell office:value-type="float" office:value="44188">
                <text:p>44188</text:p>
              </table:table-cell>
              <table:table-cell office:value-type="float" office:value="448299.642678253">
                <text:p>448299.642678253</text:p>
              </table:table-cell>
              <table:table-cell office:value-type="float" office:value="445590.82837816">
                <text:p>445590.82837816</text:p>
              </table:table-cell>
            </table:table-row>
            <table:table-row>
              <table:table-cell office:value-type="float" office:value="44189">
                <text:p>44189</text:p>
              </table:table-cell>
              <table:table-cell office:value-type="float" office:value="471052.358754694">
                <text:p>471052.358754694</text:p>
              </table:table-cell>
              <table:table-cell office:value-type="float" office:value="469331.000001747">
                <text:p>469331.000001747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493702.989868899">
                <text:p>493702.989868899</text:p>
              </table:table-cell>
              <table:table-cell office:value-type="float" office:value="492764.26532692">
                <text:p>492764.26532692</text:p>
              </table:table-cell>
            </table:table-row>
            <table:table-row>
              <table:table-cell office:value-type="float" office:value="44191">
                <text:p>44191</text:p>
              </table:table-cell>
              <table:table-cell office:value-type="float" office:value="517378.40630888">
                <text:p>517378.40630888</text:p>
              </table:table-cell>
              <table:table-cell office:value-type="float" office:value="517384.454634478">
                <text:p>517384.454634478</text:p>
              </table:table-cell>
            </table:table-row>
            <table:table-row>
              <table:table-cell office:value-type="float" office:value="44192">
                <text:p>44192</text:p>
              </table:table-cell>
              <table:table-cell office:value-type="float" office:value="542243.374737495">
                <text:p>542243.374737495</text:p>
              </table:table-cell>
              <table:table-cell office:value-type="float" office:value="543251.366757949">
                <text:p>543251.366757949</text:p>
              </table:table-cell>
            </table:table-row>
            <table:table-row>
              <table:table-cell office:value-type="float" office:value="44193">
                <text:p>44193</text:p>
              </table:table-cell>
              <table:table-cell office:value-type="float" office:value="567701.754874479">
                <text:p>567701.754874479</text:p>
              </table:table-cell>
              <table:table-cell office:value-type="float" office:value="569692.658232274">
                <text:p>569692.658232274</text:p>
              </table:table-cell>
            </table:table-row>
            <table:table-row>
              <table:table-cell office:value-type="float" office:value="44194">
                <text:p>44194</text:p>
              </table:table-cell>
              <table:table-cell office:value-type="float" office:value="595077.245725575">
                <text:p>595077.245725575</text:p>
              </table:table-cell>
              <table:table-cell office:value-type="float" office:value="598167.494332014">
                <text:p>598167.494332014</text:p>
              </table:table-cell>
            </table:table-row>
            <table:table-row>
              <table:table-cell office:value-type="float" office:value="44195">
                <text:p>44195</text:p>
              </table:table-cell>
              <table:table-cell office:value-type="float" office:value="622878.513446141">
                <text:p>622878.513446141</text:p>
              </table:table-cell>
              <table:table-cell office:value-type="float" office:value="626996.195534966">
                <text:p>626996.195534966</text:p>
              </table:table-cell>
            </table:table-row>
            <table:table-row>
              <table:table-cell office:value-type="float" office:value="44196">
                <text:p>44196</text:p>
              </table:table-cell>
              <table:table-cell office:value-type="float" office:value="650452.67561605">
                <text:p>650452.67561605</text:p>
              </table:table-cell>
              <table:table-cell office:value-type="float" office:value="655400.195622719">
                <text:p>655400.195622719</text:p>
              </table:table-cell>
            </table:table-row>
            <table:table-row>
              <table:table-cell office:value-type="float" office:value="44197">
                <text:p>44197</text:p>
              </table:table-cell>
              <table:table-cell office:value-type="float" office:value="677620.972646081">
                <text:p>677620.972646081</text:p>
              </table:table-cell>
              <table:table-cell office:value-type="float" office:value="683011.345274301">
                <text:p>683011.345274301</text:p>
              </table:table-cell>
            </table:table-row>
            <table:table-row>
              <table:table-cell office:value-type="float" office:value="44198">
                <text:p>44198</text:p>
              </table:table-cell>
              <table:table-cell office:value-type="float" office:value="704165.62754707">
                <text:p>704165.62754707</text:p>
              </table:table-cell>
              <table:table-cell office:value-type="float" office:value="709467.897869929">
                <text:p>709467.897869929</text:p>
              </table:table-cell>
            </table:table-row>
            <table:table-row>
              <table:table-cell office:value-type="float" office:value="44199">
                <text:p>44199</text:p>
              </table:table-cell>
              <table:table-cell office:value-type="float" office:value="728707.349339289">
                <text:p>728707.349339289</text:p>
              </table:table-cell>
              <table:table-cell office:value-type="float" office:value="733718.091868216">
                <text:p>733718.09186821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750698.381773818">
                <text:p>750698.381773818</text:p>
              </table:table-cell>
              <table:table-cell office:value-type="float" office:value="754926.621049687">
                <text:p>754926.621049687</text:p>
              </table:table-cell>
            </table:table-row>
            <table:table-row>
              <table:table-cell office:value-type="float" office:value="44201">
                <text:p>44201</text:p>
              </table:table-cell>
              <table:table-cell office:value-type="float" office:value="769658.771030684">
                <text:p>769658.771030684</text:p>
              </table:table-cell>
              <table:table-cell office:value-type="float" office:value="772751.664796597">
                <text:p>772751.664796597</text:p>
              </table:table-cell>
            </table:table-row>
            <table:table-row>
              <table:table-cell office:value-type="float" office:value="44202">
                <text:p>44202</text:p>
              </table:table-cell>
              <table:table-cell office:value-type="float" office:value="784622.338690637">
                <text:p>784622.338690637</text:p>
              </table:table-cell>
              <table:table-cell office:value-type="float" office:value="786403.901733685">
                <text:p>786403.901733685</text:p>
              </table:table-cell>
            </table:table-row>
            <table:table-row>
              <table:table-cell office:value-type="float" office:value="44203">
                <text:p>44203</text:p>
              </table:table-cell>
              <table:table-cell office:value-type="float" office:value="795266.503947776">
                <text:p>795266.503947776</text:p>
              </table:table-cell>
              <table:table-cell office:value-type="float" office:value="795646.758105666">
                <text:p>795646.758105666</text:p>
              </table:table-cell>
            </table:table-row>
            <table:table-row>
              <table:table-cell office:value-type="float" office:value="44204">
                <text:p>44204</text:p>
              </table:table-cell>
              <table:table-cell office:value-type="float" office:value="802544.05913129">
                <text:p>802544.05913129</text:p>
              </table:table-cell>
              <table:table-cell office:value-type="float" office:value="801553.369732295">
                <text:p>801553.369732295</text:p>
              </table:table-cell>
            </table:table-row>
            <table:table-row>
              <table:table-cell office:value-type="float" office:value="44205">
                <text:p>44205</text:p>
              </table:table-cell>
              <table:table-cell office:value-type="float" office:value="805633.828828059">
                <text:p>805633.828828059</text:p>
              </table:table-cell>
              <table:table-cell office:value-type="float" office:value="803435.606648015">
                <text:p>803435.606648015</text:p>
              </table:table-cell>
            </table:table-row>
            <table:table-row>
              <table:table-cell office:value-type="float" office:value="44206">
                <text:p>44206</text:p>
              </table:table-cell>
              <table:table-cell office:value-type="float" office:value="804507.02654135">
                <text:p>804507.02654135</text:p>
              </table:table-cell>
              <table:table-cell office:value-type="float" office:value="801190.761026717">
                <text:p>801190.761026717</text:p>
              </table:table-cell>
            </table:table-row>
            <table:table-row>
              <table:table-cell office:value-type="float" office:value="44207">
                <text:p>44207</text:p>
              </table:table-cell>
              <table:table-cell office:value-type="float" office:value="798260.923860683">
                <text:p>798260.923860683</text:p>
              </table:table-cell>
              <table:table-cell office:value-type="float" office:value="794050.158625227">
                <text:p>794050.158625227</text:p>
              </table:table-cell>
            </table:table-row>
            <table:table-row>
              <table:table-cell office:value-type="float" office:value="44208">
                <text:p>44208</text:p>
              </table:table-cell>
              <table:table-cell office:value-type="float" office:value="787601.617696943">
                <text:p>787601.617696943</text:p>
              </table:table-cell>
              <table:table-cell office:value-type="float" office:value="782464.649994278">
                <text:p>782464.649994278</text:p>
              </table:table-cell>
            </table:table-row>
            <table:table-row>
              <table:table-cell office:value-type="float" office:value="44209">
                <text:p>44209</text:p>
              </table:table-cell>
              <table:table-cell office:value-type="float" office:value="773426.16048962">
                <text:p>773426.16048962</text:p>
              </table:table-cell>
              <table:table-cell office:value-type="float" office:value="767712.310718607">
                <text:p>767712.310718607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756780.49798268">
                <text:p>756780.49798268</text:p>
              </table:table-cell>
              <table:table-cell office:value-type="float" office:value="750619.762079069">
                <text:p>750619.762079069</text:p>
              </table:table-cell>
            </table:table-row>
            <table:table-row>
              <table:table-cell office:value-type="float" office:value="44211">
                <text:p>44211</text:p>
              </table:table-cell>
              <table:table-cell office:value-type="float" office:value="737420.749255116">
                <text:p>737420.749255116</text:p>
              </table:table-cell>
              <table:table-cell office:value-type="float" office:value="730861.443008986">
                <text:p>730861.443008986</text:p>
              </table:table-cell>
            </table:table-row>
            <table:table-row>
              <table:table-cell office:value-type="float" office:value="44212">
                <text:p>44212</text:p>
              </table:table-cell>
              <table:table-cell office:value-type="float" office:value="716239.714317599">
                <text:p>716239.714317599</text:p>
              </table:table-cell>
              <table:table-cell office:value-type="float" office:value="709274.858984722">
                <text:p>709274.858984722</text:p>
              </table:table-cell>
            </table:table-row>
            <table:table-row>
              <table:table-cell office:value-type="float" office:value="44213">
                <text:p>44213</text:p>
              </table:table-cell>
              <table:table-cell office:value-type="float" office:value="692940.60169868">
                <text:p>692940.60169868</text:p>
              </table:table-cell>
              <table:table-cell office:value-type="float" office:value="685683.708816354">
                <text:p>685683.708816354</text:p>
              </table:table-cell>
            </table:table-row>
            <table:table-row>
              <table:table-cell office:value-type="float" office:value="44214">
                <text:p>44214</text:p>
              </table:table-cell>
              <table:table-cell office:value-type="float" office:value="669275.977857312">
                <text:p>669275.977857312</text:p>
              </table:table-cell>
              <table:table-cell office:value-type="float" office:value="661623.669398341">
                <text:p>661623.669398341</text:p>
              </table:table-cell>
            </table:table-row>
            <table:table-row>
              <table:table-cell office:value-type="float" office:value="44215">
                <text:p>44215</text:p>
              </table:table-cell>
              <table:table-cell office:value-type="float" office:value="645730.083989738">
                <text:p>645730.083989738</text:p>
              </table:table-cell>
              <table:table-cell office:value-type="float" office:value="637758.910829453">
                <text:p>637758.910829453</text:p>
              </table:table-cell>
            </table:table-row>
            <table:table-row>
              <table:table-cell office:value-type="float" office:value="44216">
                <text:p>44216</text:p>
              </table:table-cell>
              <table:table-cell office:value-type="float" office:value="622445.960616357">
                <text:p>622445.960616357</text:p>
              </table:table-cell>
              <table:table-cell office:value-type="float" office:value="614099.180246511">
                <text:p>614099.180246511</text:p>
              </table:table-cell>
            </table:table-row>
            <table:table-row>
              <table:table-cell office:value-type="float" office:value="44217">
                <text:p>44217</text:p>
              </table:table-cell>
              <table:table-cell office:value-type="float" office:value="599790.95378392">
                <text:p>599790.95378392</text:p>
              </table:table-cell>
              <table:table-cell office:value-type="float" office:value="591007.424376152">
                <text:p>591007.424376152</text:p>
              </table:table-cell>
            </table:table-row>
            <table:table-row>
              <table:table-cell office:value-type="float" office:value="44218">
                <text:p>44218</text:p>
              </table:table-cell>
              <table:table-cell office:value-type="float" office:value="578180.185816667">
                <text:p>578180.185816667</text:p>
              </table:table-cell>
              <table:table-cell office:value-type="float" office:value="568762.184289331">
                <text:p>568762.184289331</text:p>
              </table:table-cell>
            </table:table-row>
            <table:table-row>
              <table:table-cell office:value-type="float" office:value="44219">
                <text:p>44219</text:p>
              </table:table-cell>
              <table:table-cell office:value-type="float" office:value="557558.747279965">
                <text:p>557558.747279965</text:p>
              </table:table-cell>
              <table:table-cell office:value-type="float" office:value="547549.892777859">
                <text:p>547549.892777859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538384.062518105">
                <text:p>538384.062518105</text:p>
              </table:table-cell>
              <table:table-cell office:value-type="float" office:value="527589.589576276">
                <text:p>527589.589576276</text:p>
              </table:table-cell>
            </table:table-row>
            <table:table-row>
              <table:table-cell office:value-type="float" office:value="44221">
                <text:p>44221</text:p>
              </table:table-cell>
              <table:table-cell office:value-type="float" office:value="520149.840884344">
                <text:p>520149.840884344</text:p>
              </table:table-cell>
              <table:table-cell office:value-type="float" office:value="508429.884739707">
                <text:p>508429.884739707</text:p>
              </table:table-cell>
            </table:table-row>
            <table:table-row>
              <table:table-cell office:value-type="float" office:value="44222">
                <text:p>44222</text:p>
              </table:table-cell>
              <table:table-cell office:value-type="float" office:value="502311.245190167">
                <text:p>502311.245190167</text:p>
              </table:table-cell>
              <table:table-cell office:value-type="float" office:value="489618.816770783">
                <text:p>489618.816770783</text:p>
              </table:table-cell>
            </table:table-row>
            <table:table-row>
              <table:table-cell office:value-type="float" office:value="44223">
                <text:p>44223</text:p>
              </table:table-cell>
              <table:table-cell office:value-type="float" office:value="484846.243935446">
                <text:p>484846.243935446</text:p>
              </table:table-cell>
              <table:table-cell office:value-type="float" office:value="471149.790643419">
                <text:p>471149.790643419</text:p>
              </table:table-cell>
            </table:table-row>
            <table:table-row>
              <table:table-cell office:value-type="float" office:value="44224">
                <text:p>44224</text:p>
              </table:table-cell>
              <table:table-cell office:value-type="float" office:value="467309.966475352">
                <text:p>467309.966475352</text:p>
              </table:table-cell>
              <table:table-cell office:value-type="float" office:value="452691.376785524">
                <text:p>452691.376785524</text:p>
              </table:table-cell>
            </table:table-row>
            <table:table-row>
              <table:table-cell office:value-type="float" office:value="44225">
                <text:p>44225</text:p>
              </table:table-cell>
              <table:table-cell office:value-type="float" office:value="449743.096269371">
                <text:p>449743.096269371</text:p>
              </table:table-cell>
              <table:table-cell office:value-type="float" office:value="434494.184602738">
                <text:p>434494.184602738</text:p>
              </table:table-cell>
            </table:table-row>
            <table:table-row>
              <table:table-cell office:value-type="float" office:value="44226">
                <text:p>44226</text:p>
              </table:table-cell>
              <table:table-cell office:value-type="float" office:value="432652.12575537">
                <text:p>432652.12575537</text:p>
              </table:table-cell>
              <table:table-cell office:value-type="float" office:value="416968.709806208">
                <text:p>416968.709806208</text:p>
              </table:table-cell>
            </table:table-row>
            <table:table-row>
              <table:table-cell office:value-type="float" office:value="44227">
                <text:p>44227</text:p>
              </table:table-cell>
              <table:table-cell office:value-type="float" office:value="415597.648849902">
                <text:p>415597.648849902</text:p>
              </table:table-cell>
              <table:table-cell office:value-type="float" office:value="399798.817799079">
                <text:p>399798.817799079</text:p>
              </table:table-cell>
            </table:table-row>
            <table:table-row>
              <table:table-cell office:value-type="float" office:value="44228">
                <text:p>44228</text:p>
              </table:table-cell>
              <table:table-cell office:value-type="float" office:value="398788.520282504">
                <text:p>398788.520282504</text:p>
              </table:table-cell>
              <table:table-cell office:value-type="float" office:value="383132.977000506">
                <text:p>383132.977000506</text:p>
              </table:table-cell>
            </table:table-row>
            <table:table-row>
              <table:table-cell office:value-type="float" office:value="44229">
                <text:p>44229</text:p>
              </table:table-cell>
              <table:table-cell office:value-type="float" office:value="382078.314416237">
                <text:p>382078.314416237</text:p>
              </table:table-cell>
              <table:table-cell office:value-type="float" office:value="366726.835655726">
                <text:p>366726.83565572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365690.21330329">
                <text:p>365690.21330329</text:p>
              </table:table-cell>
              <table:table-cell office:value-type="float" office:value="350883.105449229">
                <text:p>350883.105449229</text:p>
              </table:table-cell>
            </table:table-row>
            <table:table-row>
              <table:table-cell office:value-type="float" office:value="44231">
                <text:p>44231</text:p>
              </table:table-cell>
              <table:table-cell office:value-type="float" office:value="350363.355571874">
                <text:p>350363.355571874</text:p>
              </table:table-cell>
              <table:table-cell office:value-type="float" office:value="336094.999598766">
                <text:p>336094.999598766</text:p>
              </table:table-cell>
            </table:table-row>
            <table:table-row>
              <table:table-cell office:value-type="float" office:value="44232">
                <text:p>44232</text:p>
              </table:table-cell>
              <table:table-cell office:value-type="float" office:value="335246.420293282">
                <text:p>335246.420293282</text:p>
              </table:table-cell>
              <table:table-cell office:value-type="float" office:value="321616.195905709">
                <text:p>321616.195905709</text:p>
              </table:table-cell>
            </table:table-row>
            <table:table-row>
              <table:table-cell office:value-type="float" office:value="44233">
                <text:p>44233</text:p>
              </table:table-cell>
              <table:table-cell office:value-type="float" office:value="321373.697866874">
                <text:p>321373.6978668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234">
                <text:p>44234</text:p>
              </table:table-cell>
              <table:table-cell office:value-type="float" office:value="308731.47232799">
                <text:p>308731.4723279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.0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ot" draw:display-name="Long Dot" draw:style="rect" draw:dots1="1" draw:dots1-length="100%" draw:distance="300%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7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383cm" svg:height="9.005cm" xlink:href=".." xlink:type="simple" chart:class="chart:line" chart:style-name="ch1">
        <chart:legend chart:legend-position="end" svg:x="11.848cm" svg:y="4.203cm" style:legend-expansion="high" chart:style-name="ch2"/>
        <chart:plot-area chart:style-name="ch3" table:cell-range-address="Graphs.B2:Graphs.B500 Graphs.E2:Graphs.E500" chart:data-source-has-labels="both" svg:x="0.287cm" svg:y="0.18cm" svg:width="11.274cm" svg:height="8.645cm">
          <chart:coordinate-region svg:x="1.632cm" svg:y="0.379cm" svg:width="9.859cm" svg:height="7.799cm"/>
          <chart:axis chart:dimension="x" chart:name="primary-x" chart:style-name="ch4" chartooo:axis-type="auto">
            <chartooo:date-scale/>
            <chart:categories table:cell-range-address="Graphs.B2:Graphs.B5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aphs.E2:Graphs.E500" loext:label-string="'percent" chart:class="chart:line">
            <chart:data-point chart:repeated="49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'percent</text:p>
              </table:table-cell>
            </table:table-row>
          </table:table-header-rows>
          <table:table-rows>
            <table:table-row>
              <table:table-cell office:value-type="float" office:value="43992">
                <text:p>43992</text:p>
                <draw:g>
                  <svg:desc>Graphs.B2:Graphs.B500</svg:desc>
                </draw:g>
              </table:table-cell>
              <table:table-cell office:value-type="float" office:value="NaN">
                <text:p>NaN</text:p>
                <draw:g>
                  <svg:desc>Graphs.E2:Graphs.E500</svg:desc>
                </draw:g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0.907221217948459">
                <text:p>0.907221217948459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0.911858664428861">
                <text:p>0.911858664428861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0.915238848351677">
                <text:p>0.915238848351677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0.91655072111356">
                <text:p>0.91655072111356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0.919229634289951">
                <text:p>0.919229634289951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0.921672924287051">
                <text:p>0.921672924287051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0.923369158455298">
                <text:p>0.923369158455298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0.925592463533513">
                <text:p>0.925592463533513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0.925320828788335">
                <text:p>0.9253208287883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2693875442112">
                <text:p>0.92693875442112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0.928753650938414">
                <text:p>0.928753650938414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0.931134026698289">
                <text:p>0.931134026698289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0.931712086193207">
                <text:p>0.931712086193207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0.931985224777761">
                <text:p>0.931985224777761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0.931069007323031">
                <text:p>0.931069007323031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0.930692452017479">
                <text:p>0.930692452017479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0.931381146514973">
                <text:p>0.931381146514973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0.931168909936039">
                <text:p>0.931168909936039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0.928969654622495">
                <text:p>0.928969654622495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927487493336558">
                <text:p>0.927487493336558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0.927310870949896">
                <text:p>0.927310870949896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0.927610910558405">
                <text:p>0.927610910558405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0.927376270175761">
                <text:p>0.927376270175761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0.928265143550218">
                <text:p>0.928265143550218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0.929958625460578">
                <text:p>0.929958625460578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0.933098114728121">
                <text:p>0.933098114728121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0.93614341914557">
                <text:p>0.93614341914557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0.938077494139986">
                <text:p>0.938077494139986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0.938410170398903">
                <text:p>0.938410170398903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941215826940125">
                <text:p>0.941215826940125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0.944379214545704">
                <text:p>0.944379214545704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0.946613162114963">
                <text:p>0.946613162114963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0.948258262386108">
                <text:p>0.948258262386108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0.950370501318858">
                <text:p>0.950370501318858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0.950807453507141">
                <text:p>0.950807453507141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0.948507193507016">
                <text:p>0.948507193507016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0.946020603230977">
                <text:p>0.946020603230977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0.944400631757665">
                <text:p>0.944400631757665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0.942137997216163">
                <text:p>0.94213799721616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0.938555168581717">
                <text:p>0.938555168581717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0.935266741584922">
                <text:p>0.935266741584922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0.929990006240964">
                <text:p>0.929990006240964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0.925445278727913">
                <text:p>0.925445278727913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0.920760869114895">
                <text:p>0.920760869114895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0.917238075914146">
                <text:p>0.917238075914146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0.914514722894099">
                <text:p>0.914514722894099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0.913532196653986">
                <text:p>0.913532196653986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0.913380909188644">
                <text:p>0.913380909188644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0.913919585788466">
                <text:p>0.913919585788466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0.913812029137711">
                <text:p>0.913812029137711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0.914592890024085">
                <text:p>0.914592890024085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0.917479048041461">
                <text:p>0.917479048041461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0.920634605852606">
                <text:p>0.920634605852606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0.924968815274183">
                <text:p>0.924968815274183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0.927796445140197">
                <text:p>0.927796445140197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0.932066102550472">
                <text:p>0.932066102550472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0.937695963281169">
                <text:p>0.937695963281169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0.941577139663686">
                <text:p>0.941577139663686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0.946426798641968">
                <text:p>0.94642679864196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0.9496597940009">
                <text:p>0.9496597940009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0.954430407788654">
                <text:p>0.954430407788654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0.958962983567226">
                <text:p>0.958962983567226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0.962146942730596">
                <text:p>0.962146942730596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0.963538042433317">
                <text:p>0.963538042433317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0.961873569311956">
                <text:p>0.961873569311956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0.96044316606739">
                <text:p>0.96044316606739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0.95743112876738">
                <text:p>0.95743112876738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0.954864090399853">
                <text:p>0.954864090399853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0.951570617185053">
                <text:p>0.951570617185053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0.94741497503226">
                <text:p>0.94741497503226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0.941888892333129">
                <text:p>0.941888892333129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0.935999867865852">
                <text:p>0.935999867865852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0.92921363115883">
                <text:p>0.92921363115883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0.923397565929348">
                <text:p>0.923397565929348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0.91689884987024">
                <text:p>0.91689884987024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0.911981815362161">
                <text:p>0.911981815362161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0.90781250868595">
                <text:p>0.90781250868595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0.905239129681534">
                <text:p>0.905239129681534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0.906112379510013">
                <text:p>0.906112379510013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0.905365282575278">
                <text:p>0.905365282575278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0.906870562255051">
                <text:p>0.906870562255051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0.907443581091086">
                <text:p>0.907443581091086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0.90867548925972">
                <text:p>0.90867548925972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0.912231404174963">
                <text:p>0.912231404174963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0.916378806075506">
                <text:p>0.916378806075506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0.92013182027572">
                <text:p>0.92013182027572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0.923483558375725">
                <text:p>0.923483558375725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0.925705143032486">
                <text:p>0.925705143032486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0.926698385071652">
                <text:p>0.926698385071652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0.927114044654572">
                <text:p>0.927114044654572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0.927540999708819">
                <text:p>0.927540999708819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0.927293996623786">
                <text:p>0.927293996623786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0.927070839898271">
                <text:p>0.927070839898271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0.926694557008463">
                <text:p>0.926694557008463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0.926220674804859">
                <text:p>0.926220674804859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0.925195767215568">
                <text:p>0.925195767215568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0.92349853307158">
                <text:p>0.92349853307158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0.921605062756459">
                <text:p>0.921605062756459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0.919233033321548">
                <text:p>0.91923303332154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0.917166644367862">
                <text:p>0.917166644367862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0.914881871567116">
                <text:p>0.914881871567116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0.912856081933087">
                <text:p>0.912856081933087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0.911035533495154">
                <text:p>0.911035533495154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0.909269772929559">
                <text:p>0.909269772929559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0.908040759594883">
                <text:p>0.908040759594883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0.906831511123326">
                <text:p>0.906831511123326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0.905831666781146">
                <text:p>0.905831666781146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0.905052806318565">
                <text:p>0.905052806318565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0.904693030363532">
                <text:p>0.90469303036353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0.904507629639178">
                <text:p>0.904507629639178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0.904288223439185">
                <text:p>0.904288223439185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0.904302748039997">
                <text:p>0.904302748039997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0.904586305662467">
                <text:p>0.904586305662467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0.904836565456877">
                <text:p>0.904836565456877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0.905518944510251">
                <text:p>0.905518944510251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0.906069074102619">
                <text:p>0.906069074102619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0.907082358965783">
                <text:p>0.907082358965783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0.908114565597796">
                <text:p>0.908114565597796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0.908933611024952">
                <text:p>0.90893361102495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0.909753638729021">
                <text:p>0.909753638729021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0.910594882439096">
                <text:p>0.910594882439096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0.911494619626883">
                <text:p>0.911494619626883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0.912412757408507">
                <text:p>0.912412757408507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0.913487082517954">
                <text:p>0.913487082517954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0.914663017049602">
                <text:p>0.914663017049602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0.915954334119283">
                <text:p>0.915954334119283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0.916989178845154">
                <text:p>0.916989178845154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0.918204306829935">
                <text:p>0.918204306829935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0.919173892413147">
                <text:p>0.919173892413147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0.920375967938811">
                <text:p>0.920375967938811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0.921477366096718">
                <text:p>0.921477366096718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0.922718398014855">
                <text:p>0.922718398014855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0.924207523880836">
                <text:p>0.924207523880836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0.9257591329064">
                <text:p>0.9257591329064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0.927105257291488">
                <text:p>0.927105257291488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0.928318690890878">
                <text:p>0.928318690890878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0.929392092538385">
                <text:p>0.929392092538385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0.930254524171985">
                <text:p>0.930254524171985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0.930970066862679">
                <text:p>0.930970066862679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0.931562188477086">
                <text:p>0.931562188477086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0.931860736439301">
                <text:p>0.931860736439301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0.932172258605597">
                <text:p>0.932172258605597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0.932495631877093">
                <text:p>0.932495631877093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0.932920483894175">
                <text:p>0.932920483894175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0.933496372803802">
                <text:p>0.933496372803802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0.933824046753755">
                <text:p>0.933824046753755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0.93404440860114">
                <text:p>0.93404440860114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0.934025961802909">
                <text:p>0.934025961802909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0.934322115811407">
                <text:p>0.934322115811407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93483287776931">
                <text:p>0.93483287776931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0.935639822440474">
                <text:p>0.935639822440474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0.936610930819777">
                <text:p>0.936610930819777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0.937940572942404">
                <text:p>0.937940572942404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0.939799963809835">
                <text:p>0.939799963809835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0.942184560434157">
                <text:p>0.942184560434157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0.944391411372466">
                <text:p>0.944391411372466</text:p>
              </table:table-cell>
            </table:table-row>
            <table:table-row>
              <table:table-cell office:value-type="float" office:value="44167">
                <text:p>44167</text:p>
              </table:table-cell>
              <table:table-cell office:value-type="float" office:value="0.946260841174624">
                <text:p>0.946260841174624</text:p>
              </table:table-cell>
            </table:table-row>
            <table:table-row>
              <table:table-cell office:value-type="float" office:value="44168">
                <text:p>44168</text:p>
              </table:table-cell>
              <table:table-cell office:value-type="float" office:value="0.948240454704105">
                <text:p>0.948240454704105</text:p>
              </table:table-cell>
            </table:table-row>
            <table:table-row>
              <table:table-cell office:value-type="float" office:value="44169">
                <text:p>44169</text:p>
              </table:table-cell>
              <table:table-cell office:value-type="float" office:value="0.949840780659719">
                <text:p>0.949840780659719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951271368977301">
                <text:p>0.951271368977301</text:p>
              </table:table-cell>
            </table:table-row>
            <table:table-row>
              <table:table-cell office:value-type="float" office:value="44171">
                <text:p>44171</text:p>
              </table:table-cell>
              <table:table-cell office:value-type="float" office:value="0.95259204281031">
                <text:p>0.95259204281031</text:p>
              </table:table-cell>
            </table:table-row>
            <table:table-row>
              <table:table-cell office:value-type="float" office:value="44172">
                <text:p>44172</text:p>
              </table:table-cell>
              <table:table-cell office:value-type="float" office:value="0.953797241501524">
                <text:p>0.953797241501524</text:p>
              </table:table-cell>
            </table:table-row>
            <table:table-row>
              <table:table-cell office:value-type="float" office:value="44173">
                <text:p>44173</text:p>
              </table:table-cell>
              <table:table-cell office:value-type="float" office:value="0.955315791385467">
                <text:p>0.955315791385467</text:p>
              </table:table-cell>
            </table:table-row>
            <table:table-row>
              <table:table-cell office:value-type="float" office:value="44174">
                <text:p>44174</text:p>
              </table:table-cell>
              <table:table-cell office:value-type="float" office:value="0.95681572954009">
                <text:p>0.95681572954009</text:p>
              </table:table-cell>
            </table:table-row>
            <table:table-row>
              <table:table-cell office:value-type="float" office:value="44175">
                <text:p>44175</text:p>
              </table:table-cell>
              <table:table-cell office:value-type="float" office:value="0.958247821404433">
                <text:p>0.958247821404433</text:p>
              </table:table-cell>
            </table:table-row>
            <table:table-row>
              <table:table-cell office:value-type="float" office:value="44176">
                <text:p>44176</text:p>
              </table:table-cell>
              <table:table-cell office:value-type="float" office:value="0.959733270489869">
                <text:p>0.959733270489869</text:p>
              </table:table-cell>
            </table:table-row>
            <table:table-row>
              <table:table-cell office:value-type="float" office:value="44177">
                <text:p>44177</text:p>
              </table:table-cell>
              <table:table-cell office:value-type="float" office:value="0.961925957901756">
                <text:p>0.961925957901756</text:p>
              </table:table-cell>
            </table:table-row>
            <table:table-row>
              <table:table-cell office:value-type="float" office:value="44178">
                <text:p>44178</text:p>
              </table:table-cell>
              <table:table-cell office:value-type="float" office:value="0.964694192656703">
                <text:p>0.964694192656703</text:p>
              </table:table-cell>
            </table:table-row>
            <table:table-row>
              <table:table-cell office:value-type="float" office:value="44179">
                <text:p>44179</text:p>
              </table:table-cell>
              <table:table-cell office:value-type="float" office:value="0.967235444046638">
                <text:p>0.96723544404663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0.969974589150799">
                <text:p>0.969974589150799</text:p>
              </table:table-cell>
            </table:table-row>
            <table:table-row>
              <table:table-cell office:value-type="float" office:value="44181">
                <text:p>44181</text:p>
              </table:table-cell>
              <table:table-cell office:value-type="float" office:value="0.973193755178201">
                <text:p>0.973193755178201</text:p>
              </table:table-cell>
            </table:table-row>
            <table:table-row>
              <table:table-cell office:value-type="float" office:value="44182">
                <text:p>44182</text:p>
              </table:table-cell>
              <table:table-cell office:value-type="float" office:value="0.976357396219411">
                <text:p>0.976357396219411</text:p>
              </table:table-cell>
            </table:table-row>
            <table:table-row>
              <table:table-cell office:value-type="float" office:value="44183">
                <text:p>44183</text:p>
              </table:table-cell>
              <table:table-cell office:value-type="float" office:value="0.979377630791755">
                <text:p>0.979377630791755</text:p>
              </table:table-cell>
            </table:table-row>
            <table:table-row>
              <table:table-cell office:value-type="float" office:value="44184">
                <text:p>44184</text:p>
              </table:table-cell>
              <table:table-cell office:value-type="float" office:value="0.982771696851902">
                <text:p>0.982771696851902</text:p>
              </table:table-cell>
            </table:table-row>
            <table:table-row>
              <table:table-cell office:value-type="float" office:value="44185">
                <text:p>44185</text:p>
              </table:table-cell>
              <table:table-cell office:value-type="float" office:value="0.985802610533804">
                <text:p>0.985802610533804</text:p>
              </table:table-cell>
            </table:table-row>
            <table:table-row>
              <table:table-cell office:value-type="float" office:value="44186">
                <text:p>44186</text:p>
              </table:table-cell>
              <table:table-cell office:value-type="float" office:value="0.988314222690036">
                <text:p>0.988314222690036</text:p>
              </table:table-cell>
            </table:table-row>
            <table:table-row>
              <table:table-cell office:value-type="float" office:value="44187">
                <text:p>44187</text:p>
              </table:table-cell>
              <table:table-cell office:value-type="float" office:value="0.991157081346455">
                <text:p>0.991157081346455</text:p>
              </table:table-cell>
            </table:table-row>
            <table:table-row>
              <table:table-cell office:value-type="float" office:value="44188">
                <text:p>44188</text:p>
              </table:table-cell>
              <table:table-cell office:value-type="float" office:value="0.993957580952084">
                <text:p>0.993957580952084</text:p>
              </table:table-cell>
            </table:table-row>
            <table:table-row>
              <table:table-cell office:value-type="float" office:value="44189">
                <text:p>44189</text:p>
              </table:table-cell>
              <table:table-cell office:value-type="float" office:value="0.996345716732005">
                <text:p>0.996345716732005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998098604705172">
                <text:p>0.998098604705172</text:p>
              </table:table-cell>
            </table:table-row>
            <table:table-row>
              <table:table-cell office:value-type="float" office:value="44191">
                <text:p>44191</text:p>
              </table:table-cell>
              <table:table-cell office:value-type="float" office:value="1.0000116903325">
                <text:p>1.0000116903325</text:p>
              </table:table-cell>
            </table:table-row>
            <table:table-row>
              <table:table-cell office:value-type="float" office:value="44192">
                <text:p>44192</text:p>
              </table:table-cell>
              <table:table-cell office:value-type="float" office:value="1.00185892915878">
                <text:p>1.00185892915878</text:p>
              </table:table-cell>
            </table:table-row>
            <table:table-row>
              <table:table-cell office:value-type="float" office:value="44193">
                <text:p>44193</text:p>
              </table:table-cell>
              <table:table-cell office:value-type="float" office:value="1.00350695297434">
                <text:p>1.00350695297434</text:p>
              </table:table-cell>
            </table:table-row>
            <table:table-row>
              <table:table-cell office:value-type="float" office:value="44194">
                <text:p>44194</text:p>
              </table:table-cell>
              <table:table-cell office:value-type="float" office:value="1.00519302095423">
                <text:p>1.00519302095423</text:p>
              </table:table-cell>
            </table:table-row>
            <table:table-row>
              <table:table-cell office:value-type="float" office:value="44195">
                <text:p>44195</text:p>
              </table:table-cell>
              <table:table-cell office:value-type="float" office:value="1.00661073066406">
                <text:p>1.00661073066406</text:p>
              </table:table-cell>
            </table:table-row>
            <table:table-row>
              <table:table-cell office:value-type="float" office:value="44196">
                <text:p>44196</text:p>
              </table:table-cell>
              <table:table-cell office:value-type="float" office:value="1.00760627205043">
                <text:p>1.00760627205043</text:p>
              </table:table-cell>
            </table:table-row>
            <table:table-row>
              <table:table-cell office:value-type="float" office:value="44197">
                <text:p>44197</text:p>
              </table:table-cell>
              <table:table-cell office:value-type="float" office:value="1.00795484916468">
                <text:p>1.00795484916468</text:p>
              </table:table-cell>
            </table:table-row>
            <table:table-row>
              <table:table-cell office:value-type="float" office:value="44198">
                <text:p>44198</text:p>
              </table:table-cell>
              <table:table-cell office:value-type="float" office:value="1.00752986245769">
                <text:p>1.00752986245769</text:p>
              </table:table-cell>
            </table:table-row>
            <table:table-row>
              <table:table-cell office:value-type="float" office:value="44199">
                <text:p>44199</text:p>
              </table:table-cell>
              <table:table-cell office:value-type="float" office:value="1.00687620693475">
                <text:p>1.00687620693475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.00563240760674">
                <text:p>1.00563240760674</text:p>
              </table:table-cell>
            </table:table-row>
            <table:table-row>
              <table:table-cell office:value-type="float" office:value="44201">
                <text:p>44201</text:p>
              </table:table-cell>
              <table:table-cell office:value-type="float" office:value="1.00401852597843">
                <text:p>1.00401852597843</text:p>
              </table:table-cell>
            </table:table-row>
            <table:table-row>
              <table:table-cell office:value-type="float" office:value="44202">
                <text:p>44202</text:p>
              </table:table-cell>
              <table:table-cell office:value-type="float" office:value="1.00227059944026">
                <text:p>1.00227059944026</text:p>
              </table:table-cell>
            </table:table-row>
            <table:table-row>
              <table:table-cell office:value-type="float" office:value="44203">
                <text:p>44203</text:p>
              </table:table-cell>
              <table:table-cell office:value-type="float" office:value="1.00047814683003">
                <text:p>1.00047814683003</text:p>
              </table:table-cell>
            </table:table-row>
            <table:table-row>
              <table:table-cell office:value-type="float" office:value="44204">
                <text:p>44204</text:p>
              </table:table-cell>
              <table:table-cell office:value-type="float" office:value="0.998765563849457">
                <text:p>0.998765563849457</text:p>
              </table:table-cell>
            </table:table-row>
            <table:table-row>
              <table:table-cell office:value-type="float" office:value="44205">
                <text:p>44205</text:p>
              </table:table-cell>
              <table:table-cell office:value-type="float" office:value="0.997271437591887">
                <text:p>0.997271437591887</text:p>
              </table:table-cell>
            </table:table-row>
            <table:table-row>
              <table:table-cell office:value-type="float" office:value="44206">
                <text:p>44206</text:p>
              </table:table-cell>
              <table:table-cell office:value-type="float" office:value="0.995877891174065">
                <text:p>0.995877891174065</text:p>
              </table:table-cell>
            </table:table-row>
            <table:table-row>
              <table:table-cell office:value-type="float" office:value="44207">
                <text:p>44207</text:p>
              </table:table-cell>
              <table:table-cell office:value-type="float" office:value="0.994725076588879">
                <text:p>0.994725076588879</text:p>
              </table:table-cell>
            </table:table-row>
            <table:table-row>
              <table:table-cell office:value-type="float" office:value="44208">
                <text:p>44208</text:p>
              </table:table-cell>
              <table:table-cell office:value-type="float" office:value="0.993477708035077">
                <text:p>0.993477708035077</text:p>
              </table:table-cell>
            </table:table-row>
            <table:table-row>
              <table:table-cell office:value-type="float" office:value="44209">
                <text:p>44209</text:p>
              </table:table-cell>
              <table:table-cell office:value-type="float" office:value="0.992612287943046">
                <text:p>0.99261228794304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0.991859282949239">
                <text:p>0.991859282949239</text:p>
              </table:table-cell>
            </table:table-row>
            <table:table-row>
              <table:table-cell office:value-type="float" office:value="44211">
                <text:p>44211</text:p>
              </table:table-cell>
              <table:table-cell office:value-type="float" office:value="0.991105069591877">
                <text:p>0.991105069591877</text:p>
              </table:table-cell>
            </table:table-row>
            <table:table-row>
              <table:table-cell office:value-type="float" office:value="44212">
                <text:p>44212</text:p>
              </table:table-cell>
              <table:table-cell office:value-type="float" office:value="0.990275804044861">
                <text:p>0.990275804044861</text:p>
              </table:table-cell>
            </table:table-row>
            <table:table-row>
              <table:table-cell office:value-type="float" office:value="44213">
                <text:p>44213</text:p>
              </table:table-cell>
              <table:table-cell office:value-type="float" office:value="0.989527395472951">
                <text:p>0.989527395472951</text:p>
              </table:table-cell>
            </table:table-row>
            <table:table-row>
              <table:table-cell office:value-type="float" office:value="44214">
                <text:p>44214</text:p>
              </table:table-cell>
              <table:table-cell office:value-type="float" office:value="0.988566288478678">
                <text:p>0.988566288478678</text:p>
              </table:table-cell>
            </table:table-row>
            <table:table-row>
              <table:table-cell office:value-type="float" office:value="44215">
                <text:p>44215</text:p>
              </table:table-cell>
              <table:table-cell office:value-type="float" office:value="0.987655564828211">
                <text:p>0.987655564828211</text:p>
              </table:table-cell>
            </table:table-row>
            <table:table-row>
              <table:table-cell office:value-type="float" office:value="44216">
                <text:p>44216</text:p>
              </table:table-cell>
              <table:table-cell office:value-type="float" office:value="0.986590353383319">
                <text:p>0.986590353383319</text:p>
              </table:table-cell>
            </table:table-row>
            <table:table-row>
              <table:table-cell office:value-type="float" office:value="44217">
                <text:p>44217</text:p>
              </table:table-cell>
              <table:table-cell office:value-type="float" office:value="0.985355682088309">
                <text:p>0.985355682088309</text:p>
              </table:table-cell>
            </table:table-row>
            <table:table-row>
              <table:table-cell office:value-type="float" office:value="44218">
                <text:p>44218</text:p>
              </table:table-cell>
              <table:table-cell office:value-type="float" office:value="0.983710957659275">
                <text:p>0.983710957659275</text:p>
              </table:table-cell>
            </table:table-row>
            <table:table-row>
              <table:table-cell office:value-type="float" office:value="44219">
                <text:p>44219</text:p>
              </table:table-cell>
              <table:table-cell office:value-type="float" office:value="0.982048789385991">
                <text:p>0.982048789385991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0.979950236841444">
                <text:p>0.979950236841444</text:p>
              </table:table-cell>
            </table:table-row>
            <table:table-row>
              <table:table-cell office:value-type="float" office:value="44221">
                <text:p>44221</text:p>
              </table:table-cell>
              <table:table-cell office:value-type="float" office:value="0.977468115486278">
                <text:p>0.977468115486278</text:p>
              </table:table-cell>
            </table:table-row>
            <table:table-row>
              <table:table-cell office:value-type="float" office:value="44222">
                <text:p>44222</text:p>
              </table:table-cell>
              <table:table-cell office:value-type="float" office:value="0.974731944504689">
                <text:p>0.974731944504689</text:p>
              </table:table-cell>
            </table:table-row>
            <table:table-row>
              <table:table-cell office:value-type="float" office:value="44223">
                <text:p>44223</text:p>
              </table:table-cell>
              <table:table-cell office:value-type="float" office:value="0.971750934521315">
                <text:p>0.971750934521315</text:p>
              </table:table-cell>
            </table:table-row>
            <table:table-row>
              <table:table-cell office:value-type="float" office:value="44224">
                <text:p>44224</text:p>
              </table:table-cell>
              <table:table-cell office:value-type="float" office:value="0.968717573476792">
                <text:p>0.968717573476792</text:p>
              </table:table-cell>
            </table:table-row>
            <table:table-row>
              <table:table-cell office:value-type="float" office:value="44225">
                <text:p>44225</text:p>
              </table:table-cell>
              <table:table-cell office:value-type="float" office:value="0.966094172888649">
                <text:p>0.966094172888649</text:p>
              </table:table-cell>
            </table:table-row>
            <table:table-row>
              <table:table-cell office:value-type="float" office:value="44226">
                <text:p>44226</text:p>
              </table:table-cell>
              <table:table-cell office:value-type="float" office:value="0.963750516834327">
                <text:p>0.963750516834327</text:p>
              </table:table-cell>
            </table:table-row>
            <table:table-row>
              <table:table-cell office:value-type="float" office:value="44227">
                <text:p>44227</text:p>
              </table:table-cell>
              <table:table-cell office:value-type="float" office:value="0.961985273269607">
                <text:p>0.961985273269607</text:p>
              </table:table-cell>
            </table:table-row>
            <table:table-row>
              <table:table-cell office:value-type="float" office:value="44228">
                <text:p>44228</text:p>
              </table:table-cell>
              <table:table-cell office:value-type="float" office:value="0.960742241850624">
                <text:p>0.960742241850624</text:p>
              </table:table-cell>
            </table:table-row>
            <table:table-row>
              <table:table-cell office:value-type="float" office:value="44229">
                <text:p>44229</text:p>
              </table:table-cell>
              <table:table-cell office:value-type="float" office:value="0.959821119960797">
                <text:p>0.959821119960797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0.95950914923233">
                <text:p>0.95950914923233</text:p>
              </table:table-cell>
            </table:table-row>
            <table:table-row>
              <table:table-cell office:value-type="float" office:value="44231">
                <text:p>44231</text:p>
              </table:table-cell>
              <table:table-cell office:value-type="float" office:value="0.959275547096474">
                <text:p>0.959275547096474</text:p>
              </table:table-cell>
            </table:table-row>
            <table:table-row>
              <table:table-cell office:value-type="float" office:value="44232">
                <text:p>44232</text:p>
              </table:table-cell>
              <table:table-cell office:value-type="float" office:value="0.959342669861623">
                <text:p>0.959342669861623</text:p>
              </table:table-cell>
            </table:table-row>
            <table:table-row>
              <table:table-cell office:value-type="float" office:value="44233">
                <text:p>442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234">
                <text:p>44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.0$Linux_X86_64 LibreOffice_project/2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ot" draw:display-name="Long Dot" draw:style="rect" draw:dots1="1" draw:dots1-length="100%" draw:distance="300%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2.061cm" svg:y="3.955cm" style:legend-expansion="high" chart:style-name="ch2"/>
        <chart:plot-area chart:style-name="ch3" table:cell-range-address="Graphs_EN.B1:Graphs_EN.D244" chart:data-source-has-labels="both" svg:x="0.319cm" svg:y="0.18cm" svg:width="11.423cm" svg:height="8.646cm">
          <chart:coordinate-region svg:x="1.682cm" svg:y="0.379cm" svg:width="10.06cm" svg:height="7.8cm"/>
          <chart:axis chart:dimension="x" chart:name="primary-x" chart:style-name="ch4" chartooo:axis-type="auto">
            <chartooo:date-scale/>
            <chart:categories table:cell-range-address="Graphs_EN.B2:Graphs_EN.B24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aphs_EN.C2:Graphs_EN.C244" chart:label-cell-address="Graphs_EN.C1:Graphs_EN.C1" chart:class="chart:line">
            <chart:data-point chart:repeated="243"/>
          </chart:series>
          <chart:series chart:style-name="ch8" chart:values-cell-range-address="Graphs_EN.D2:Graphs_EN.D244" chart:label-cell-address="Graphs_EN.D1:Graphs_EN.D1" chart:class="chart:line">
            <chart:data-point chart:repeated="24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ive_cases</text:p>
                <draw:g>
                  <svg:desc>Graphs_EN.C1:Graphs_EN.C1</svg:desc>
                </draw:g>
              </table:table-cell>
              <table:table-cell office:value-type="string">
                <text:p>gamma(3.79,3.5)</text:p>
                <draw:g>
                  <svg:desc>Graphs_EN.D1:Graphs_EN.D1</svg:desc>
                </draw:g>
              </table:table-cell>
            </table:table-row>
          </table:table-header-rows>
          <table:table-rows>
            <table:table-row>
              <table:table-cell office:value-type="float" office:value="43992">
                <text:p>43992</text:p>
                <draw:g>
                  <svg:desc>Graphs_EN.B2:Graphs_EN.B244</svg:desc>
                </draw:g>
              </table:table-cell>
              <table:table-cell office:value-type="float" office:value="NaN">
                <text:p>NaN</text:p>
                <draw:g>
                  <svg:desc>Graphs_EN.C2:Graphs_EN.C244</svg:desc>
                </draw:g>
              </table:table-cell>
              <table:table-cell office:value-type="float" office:value="57902.8605248733">
                <text:p>57902.8605248733</text:p>
                <draw:g>
                  <svg:desc>Graphs_EN.D2:Graphs_EN.D244</svg:desc>
                </draw:g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NaN">
                <text:p>NaN</text:p>
              </table:table-cell>
              <table:table-cell office:value-type="float" office:value="53938.6770243839">
                <text:p>53938.6770243839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NaN">
                <text:p>NaN</text:p>
              </table:table-cell>
              <table:table-cell office:value-type="float" office:value="50253.3612423798">
                <text:p>50253.3612423798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NaN">
                <text:p>NaN</text:p>
              </table:table-cell>
              <table:table-cell office:value-type="float" office:value="46868.1246451794">
                <text:p>46868.1246451794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NaN">
                <text:p>NaN</text:p>
              </table:table-cell>
              <table:table-cell office:value-type="float" office:value="43910.6499147399">
                <text:p>43910.6499147399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NaN">
                <text:p>NaN</text:p>
              </table:table-cell>
              <table:table-cell office:value-type="float" office:value="41318.8783413138">
                <text:p>41318.8783413138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NaN">
                <text:p>NaN</text:p>
              </table:table-cell>
              <table:table-cell office:value-type="float" office:value="39069.4331339227">
                <text:p>39069.4331339227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NaN">
                <text:p>NaN</text:p>
              </table:table-cell>
              <table:table-cell office:value-type="float" office:value="37054.1059764267">
                <text:p>37054.1059764267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NaN">
                <text:p>NaN</text:p>
              </table:table-cell>
              <table:table-cell office:value-type="float" office:value="35301.5415247181">
                <text:p>35301.5415247181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NaN">
                <text:p>NaN</text:p>
              </table:table-cell>
              <table:table-cell office:value-type="float" office:value="33746.0639988383">
                <text:p>33746.0639988383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NaN">
                <text:p>NaN</text:p>
              </table:table-cell>
              <table:table-cell office:value-type="float" office:value="32341.6446528206">
                <text:p>32341.6446528206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NaN">
                <text:p>NaN</text:p>
              </table:table-cell>
              <table:table-cell office:value-type="float" office:value="31066.094193771">
                <text:p>31066.094193771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NaN">
                <text:p>NaN</text:p>
              </table:table-cell>
              <table:table-cell office:value-type="float" office:value="29927.8326058728">
                <text:p>29927.8326058728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NaN">
                <text:p>NaN</text:p>
              </table:table-cell>
              <table:table-cell office:value-type="float" office:value="28958.1957563771">
                <text:p>28958.1957563771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NaN">
                <text:p>NaN</text:p>
              </table:table-cell>
              <table:table-cell office:value-type="float" office:value="27824.1737435317">
                <text:p>27824.1737435317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NaN">
                <text:p>NaN</text:p>
              </table:table-cell>
              <table:table-cell office:value-type="float" office:value="26728.3828654441">
                <text:p>26728.3828654441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NaN">
                <text:p>NaN</text:p>
              </table:table-cell>
              <table:table-cell office:value-type="float" office:value="25569.5109506175">
                <text:p>25569.5109506175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NaN">
                <text:p>NaN</text:p>
              </table:table-cell>
              <table:table-cell office:value-type="float" office:value="24503.2110721691">
                <text:p>24503.2110721691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NaN">
                <text:p>NaN</text:p>
              </table:table-cell>
              <table:table-cell office:value-type="float" office:value="23560.4281563207">
                <text:p>23560.4281563207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25302.895944901">
                <text:p>25302.895944901</text:p>
              </table:table-cell>
              <table:table-cell office:value-type="float" office:value="22703.1023390933">
                <text:p>22703.1023390933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24334.153269098">
                <text:p>24334.153269098</text:p>
              </table:table-cell>
              <table:table-cell office:value-type="float" office:value="21949.5793251038">
                <text:p>21949.5793251038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23382.7345544326">
                <text:p>23382.7345544326</text:p>
              </table:table-cell>
              <table:table-cell office:value-type="float" office:value="21172.9985028262">
                <text:p>21172.9985028262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22549.0147799204">
                <text:p>22549.0147799204</text:p>
              </table:table-cell>
              <table:table-cell office:value-type="float" office:value="20441.6147182652">
                <text:p>20441.6147182652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22050.8017684157">
                <text:p>22050.8017684157</text:p>
              </table:table-cell>
              <table:table-cell office:value-type="float" office:value="20043.1861459691">
                <text:p>20043.1861459691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21486.3967187493">
                <text:p>21486.3967187493</text:p>
              </table:table-cell>
              <table:table-cell office:value-type="float" office:value="19581.8400117403">
                <text:p>19581.8400117403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20960.5984320645">
                <text:p>20960.5984320645</text:p>
              </table:table-cell>
              <table:table-cell office:value-type="float" office:value="19142.052000844">
                <text:p>19142.052000844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20699.5041675688">
                <text:p>20699.5041675688</text:p>
              </table:table-cell>
              <table:table-cell office:value-type="float" office:value="18959.3599757465">
                <text:p>18959.3599757465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20792.2865088132">
                <text:p>20792.2865088132</text:p>
              </table:table-cell>
              <table:table-cell office:value-type="float" office:value="19042.1736936523">
                <text:p>19042.1736936523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20959.5552807842">
                <text:p>20959.5552807842</text:p>
              </table:table-cell>
              <table:table-cell office:value-type="float" office:value="19241.3402756979">
                <text:p>19241.3402756979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21079.5059081281">
                <text:p>21079.5059081281</text:p>
              </table:table-cell>
              <table:table-cell office:value-type="float" office:value="19405.2327917919">
                <text:p>19405.2327917919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21288.1253392425">
                <text:p>21288.1253392425</text:p>
              </table:table-cell>
              <table:table-cell office:value-type="float" office:value="19663.1658835361">
                <text:p>19663.1658835361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21626.2568225264">
                <text:p>21626.2568225264</text:p>
              </table:table-cell>
              <table:table-cell office:value-type="float" office:value="19995.0313540493">
                <text:p>19995.0313540493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22127.8925355962">
                <text:p>22127.8925355962</text:p>
              </table:table-cell>
              <table:table-cell office:value-type="float" office:value="20471.8886731308">
                <text:p>20471.8886731308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22618.9943031625">
                <text:p>22618.9943031625</text:p>
              </table:table-cell>
              <table:table-cell office:value-type="float" office:value="20909.9909022171">
                <text:p>20909.9909022171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23064.1840934922">
                <text:p>23064.1840934922</text:p>
              </table:table-cell>
              <table:table-cell office:value-type="float" office:value="21320.1514253079">
                <text:p>21320.1514253079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23498.1448343382">
                <text:p>23498.1448343382</text:p>
              </table:table-cell>
              <table:table-cell office:value-type="float" office:value="21745.4753175024">
                <text:p>21745.4753175024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23702.8589768973">
                <text:p>23702.8589768973</text:p>
              </table:table-cell>
              <table:table-cell office:value-type="float" office:value="21934.1052513496">
                <text:p>21934.1052513496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24117.0858171023">
                <text:p>24117.0858171023</text:p>
              </table:table-cell>
              <table:table-cell office:value-type="float" office:value="22266.5852622781">
                <text:p>22266.5852622781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4446.6665955949">
                <text:p>24446.6665955949</text:p>
              </table:table-cell>
              <table:table-cell office:value-type="float" office:value="22536.3350107998">
                <text:p>22536.3350107998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24713.6373350248">
                <text:p>24713.6373350248</text:p>
              </table:table-cell>
              <table:table-cell office:value-type="float" office:value="22778.7787700951">
                <text:p>22778.7787700951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25167.3291283757">
                <text:p>25167.3291283757</text:p>
              </table:table-cell>
              <table:table-cell office:value-type="float" office:value="23202.3612642393">
                <text:p>23202.3612642393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25453.9357124597">
                <text:p>25453.9357124597</text:p>
              </table:table-cell>
              <table:table-cell office:value-type="float" office:value="23459.128407417">
                <text:p>23459.128407417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25632.7225327526">
                <text:p>25632.7225327526</text:p>
              </table:table-cell>
              <table:table-cell office:value-type="float" office:value="23644.8275107721">
                <text:p>23644.8275107721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25742.9880493999">
                <text:p>25742.9880493999</text:p>
              </table:table-cell>
              <table:table-cell office:value-type="float" office:value="23792.4441719551">
                <text:p>23792.4441719551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25966.0264245104">
                <text:p>25966.0264245104</text:p>
              </table:table-cell>
              <table:table-cell office:value-type="float" office:value="24086.273836642">
                <text:p>24086.273836642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26072.0180115971">
                <text:p>26072.0180115971</text:p>
              </table:table-cell>
              <table:table-cell office:value-type="float" office:value="24274.1018741196">
                <text:p>24274.1018741196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26102.0571944804">
                <text:p>26102.0571944804</text:p>
              </table:table-cell>
              <table:table-cell office:value-type="float" office:value="24363.4029299854">
                <text:p>24363.4029299854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25866.6596159769">
                <text:p>25866.6596159769</text:p>
              </table:table-cell>
              <table:table-cell office:value-type="float" office:value="24158.4198884342">
                <text:p>24158.419888434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681.0019427879">
                <text:p>25681.0019427879</text:p>
              </table:table-cell>
              <table:table-cell office:value-type="float" office:value="24068.4546407047">
                <text:p>24068.4546407047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25658.8247892397">
                <text:p>25658.8247892397</text:p>
              </table:table-cell>
              <table:table-cell office:value-type="float" office:value="24140.6689495157">
                <text:p>24140.6689495157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25537.977305659">
                <text:p>25537.977305659</text:p>
              </table:table-cell>
              <table:table-cell office:value-type="float" office:value="24092.7373344398">
                <text:p>24092.7373344398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25202.0169225471">
                <text:p>25202.0169225471</text:p>
              </table:table-cell>
              <table:table-cell office:value-type="float" office:value="23822.389998486">
                <text:p>23822.389998486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24784.004775463">
                <text:p>24784.004775463</text:p>
              </table:table-cell>
              <table:table-cell office:value-type="float" office:value="23484.6301408859">
                <text:p>23484.6301408859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24260.6591403783">
                <text:p>24260.6591403783</text:p>
              </table:table-cell>
              <table:table-cell office:value-type="float" office:value="23001.8070038944">
                <text:p>23001.8070038944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23835.3444652537">
                <text:p>23835.3444652537</text:p>
              </table:table-cell>
              <table:table-cell office:value-type="float" office:value="22541.4026252067">
                <text:p>22541.4026252067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23391.9281295691">
                <text:p>23391.9281295691</text:p>
              </table:table-cell>
              <table:table-cell office:value-type="float" office:value="22063.345158938">
                <text:p>22063.345158938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22921.1994468611">
                <text:p>22921.1994468611</text:p>
              </table:table-cell>
              <table:table-cell office:value-type="float" office:value="21577.3383325512">
                <text:p>21577.3383325512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22394.1264391759">
                <text:p>22394.1264391759</text:p>
              </table:table-cell>
              <table:table-cell office:value-type="float" office:value="21020.2604413744">
                <text:p>21020.260441374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1982.9864631731">
                <text:p>21982.9864631731</text:p>
              </table:table-cell>
              <table:table-cell office:value-type="float" office:value="20541.7430467262">
                <text:p>20541.7430467262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21587.567501696">
                <text:p>21587.567501696</text:p>
              </table:table-cell>
              <table:table-cell office:value-type="float" office:value="20088.3748792985">
                <text:p>20088.3748792985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20923.1895646262">
                <text:p>20923.1895646262</text:p>
              </table:table-cell>
              <table:table-cell office:value-type="float" office:value="19343.8061333361">
                <text:p>19343.8061333361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20299.5056615944">
                <text:p>20299.5056615944</text:p>
              </table:table-cell>
              <table:table-cell office:value-type="float" office:value="18659.5524130741">
                <text:p>18659.5524130741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19789.8117457432">
                <text:p>19789.8117457432</text:p>
              </table:table-cell>
              <table:table-cell office:value-type="float" office:value="18086.0638734934">
                <text:p>18086.0638734934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19065.3475527653">
                <text:p>19065.3475527653</text:p>
              </table:table-cell>
              <table:table-cell office:value-type="float" office:value="17346.2552627158">
                <text:p>17346.2552627158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18398.9101312214">
                <text:p>18398.9101312214</text:p>
              </table:table-cell>
              <table:table-cell office:value-type="float" office:value="16681.46979885">
                <text:p>16681.46979885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17789.2314597893">
                <text:p>17789.2314597893</text:p>
              </table:table-cell>
              <table:table-cell office:value-type="float" office:value="16102.4103992444">
                <text:p>16102.4103992444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17304.5582184414">
                <text:p>17304.5582184414</text:p>
              </table:table-cell>
              <table:table-cell office:value-type="float" office:value="15651.5771738409">
                <text:p>15651.5771738409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16767.129435447">
                <text:p>16767.129435447</text:p>
              </table:table-cell>
              <table:table-cell office:value-type="float" office:value="15168.2807057872">
                <text:p>15168.280705787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6198.7890956484">
                <text:p>16198.7890956484</text:p>
              </table:table-cell>
              <table:table-cell office:value-type="float" office:value="14647.9149888631">
                <text:p>14647.9149888631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15753.6575328171">
                <text:p>15753.6575328171</text:p>
              </table:table-cell>
              <table:table-cell office:value-type="float" office:value="14253.370174887">
                <text:p>14253.370174887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15571.0593098844">
                <text:p>15571.0593098844</text:p>
              </table:table-cell>
              <table:table-cell office:value-type="float" office:value="14136.2305978657">
                <text:p>14136.2305978657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15364.7496588067">
                <text:p>15364.7496588067</text:p>
              </table:table-cell>
              <table:table-cell office:value-type="float" office:value="14002.2105102466">
                <text:p>14002.2105102466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15238.3208012941">
                <text:p>15238.3208012941</text:p>
              </table:table-cell>
              <table:table-cell office:value-type="float" office:value="13962.9575695218">
                <text:p>13962.9575695218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15106.4985391137">
                <text:p>15106.4985391137</text:p>
              </table:table-cell>
              <table:table-cell office:value-type="float" office:value="13889.849292312">
                <text:p>13889.849292312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14955.5917282675">
                <text:p>14955.5917282675</text:p>
              </table:table-cell>
              <table:table-cell office:value-type="float" office:value="13822.3686150236">
                <text:p>13822.3686150236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14957.3511143769">
                <text:p>14957.3511143769</text:p>
              </table:table-cell>
              <table:table-cell office:value-type="float" office:value="13911.3386028827">
                <text:p>13911.3386028827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15017.7075145233">
                <text:p>15017.7075145233</text:p>
              </table:table-cell>
              <table:table-cell office:value-type="float" office:value="14026.040949487">
                <text:p>14026.040949487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15030.2993099714">
                <text:p>15030.2993099714</text:p>
              </table:table-cell>
              <table:table-cell office:value-type="float" office:value="14113.6982486687">
                <text:p>14113.6982486687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5205.5328266768">
                <text:p>15205.5328266768</text:p>
              </table:table-cell>
              <table:table-cell office:value-type="float" office:value="14327.2205962168">
                <text:p>14327.2205962168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15510.7371702955">
                <text:p>15510.7371702955</text:p>
              </table:table-cell>
              <table:table-cell office:value-type="float" office:value="14701.2657892719">
                <text:p>14701.2657892719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15751.2272135093">
                <text:p>15751.2272135093</text:p>
              </table:table-cell>
              <table:table-cell office:value-type="float" office:value="15024.3462722524">
                <text:p>15024.3462722524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16024.7928689137">
                <text:p>16024.7928689137</text:p>
              </table:table-cell>
              <table:table-cell office:value-type="float" office:value="15365.2938084423">
                <text:p>15365.2938084423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16596.2045992635">
                <text:p>16596.2045992635</text:p>
              </table:table-cell>
              <table:table-cell office:value-type="float" office:value="15949.3738033927">
                <text:p>15949.3738033927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17183.5433248326">
                <text:p>17183.5433248326</text:p>
              </table:table-cell>
              <table:table-cell office:value-type="float" office:value="16481.0470066918">
                <text:p>16481.0470066918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17905.6757480384">
                <text:p>17905.6757480384</text:p>
              </table:table-cell>
              <table:table-cell office:value-type="float" office:value="17146.0534739742">
                <text:p>17146.0534739742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18952.93584271">
                <text:p>18952.93584271</text:p>
              </table:table-cell>
              <table:table-cell office:value-type="float" office:value="18073.0662220927">
                <text:p>18073.0662220927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20120.5600489409">
                <text:p>20120.5600489409</text:p>
              </table:table-cell>
              <table:table-cell office:value-type="float" office:value="19106.053125351">
                <text:p>19106.053125351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21542.1999394393">
                <text:p>21542.1999394393</text:p>
              </table:table-cell>
              <table:table-cell office:value-type="float" office:value="20344.9406207693">
                <text:p>20344.9406207693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23093.9991991616">
                <text:p>23093.9991991616</text:p>
              </table:table-cell>
              <table:table-cell office:value-type="float" office:value="21670.322167405">
                <text:p>21670.322167405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24729.9464204087">
                <text:p>24729.9464204087</text:p>
              </table:table-cell>
              <table:table-cell office:value-type="float" office:value="23013.8042635042">
                <text:p>23013.8042635042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26902.7652795509">
                <text:p>26902.7652795509</text:p>
              </table:table-cell>
              <table:table-cell office:value-type="float" office:value="24826.56325855">
                <text:p>24826.56325855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29516.1581917326">
                <text:p>29516.1581917326</text:p>
              </table:table-cell>
              <table:table-cell office:value-type="float" office:value="26986.82064297">
                <text:p>26986.82064297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32692.6432627852">
                <text:p>32692.6432627852</text:p>
              </table:table-cell>
              <table:table-cell office:value-type="float" office:value="29661.4354495359">
                <text:p>29661.4354495359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36210.6947063409">
                <text:p>36210.6947063409</text:p>
              </table:table-cell>
              <table:table-cell office:value-type="float" office:value="32569.0006600746">
                <text:p>32569.0006600746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40254.9247770544">
                <text:p>40254.9247770544</text:p>
              </table:table-cell>
              <table:table-cell office:value-type="float" office:value="35970.7511701356">
                <text:p>35970.7511701356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44988.4060165043">
                <text:p>44988.4060165043</text:p>
              </table:table-cell>
              <table:table-cell office:value-type="float" office:value="39984.3025167968">
                <text:p>39984.3025167968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50117.1124084331">
                <text:p>50117.1124084331</text:p>
              </table:table-cell>
              <table:table-cell office:value-type="float" office:value="44404.7456588729">
                <text:p>44404.7456588729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55705.0636423008">
                <text:p>55705.0636423008</text:p>
              </table:table-cell>
              <table:table-cell office:value-type="float" office:value="49413.2405870119">
                <text:p>49413.240587011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61809.4793738637">
                <text:p>61809.4793738637</text:p>
              </table:table-cell>
              <table:table-cell office:value-type="float" office:value="54760.8044507496">
                <text:p>54760.8044507496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68645.077004805">
                <text:p>68645.077004805</text:p>
              </table:table-cell>
              <table:table-cell office:value-type="float" office:value="60935.6714690539">
                <text:p>60935.6714690539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76042.944833838">
                <text:p>76042.944833838</text:p>
              </table:table-cell>
              <table:table-cell office:value-type="float" office:value="67589.9447680604">
                <text:p>67589.9447680604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84296.6218663773">
                <text:p>84296.6218663773</text:p>
              </table:table-cell>
              <table:table-cell office:value-type="float" office:value="75097.6980851975">
                <text:p>75097.6980851975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93341.1067876749">
                <text:p>93341.1067876749</text:p>
              </table:table-cell>
              <table:table-cell office:value-type="float" office:value="83612.6621873452">
                <text:p>83612.6621873452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102717.984381185">
                <text:p>102717.984381185</text:p>
              </table:table-cell>
              <table:table-cell office:value-type="float" office:value="92554.929366608">
                <text:p>92554.929366608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112842.683289389">
                <text:p>112842.683289389</text:p>
              </table:table-cell>
              <table:table-cell office:value-type="float" office:value="102152.303103834">
                <text:p>102152.303103834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122908.288137248">
                <text:p>122908.288137248</text:p>
              </table:table-cell>
              <table:table-cell office:value-type="float" office:value="111724.412552532">
                <text:p>111724.412552532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132563.325042462">
                <text:p>132563.325042462</text:p>
              </table:table-cell>
              <table:table-cell office:value-type="float" office:value="120809.414682389">
                <text:p>120809.414682389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141497.230257002">
                <text:p>141497.230257002</text:p>
              </table:table-cell>
              <table:table-cell office:value-type="float" office:value="129105.007688178">
                <text:p>129105.00768817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50248.954753401">
                <text:p>150248.954753401</text:p>
              </table:table-cell>
              <table:table-cell office:value-type="float" office:value="137207.630532922">
                <text:p>137207.630532922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158589.768738803">
                <text:p>158589.768738803</text:p>
              </table:table-cell>
              <table:table-cell office:value-type="float" office:value="144975.467525569">
                <text:p>144975.467525569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167194.560993928">
                <text:p>167194.560993928</text:p>
              </table:table-cell>
              <table:table-cell office:value-type="float" office:value="152855.189756868">
                <text:p>152855.189756868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174890.836923558">
                <text:p>174890.836923558</text:p>
              </table:table-cell>
              <table:table-cell office:value-type="float" office:value="159861.996147397">
                <text:p>159861.996147397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181572.624799272">
                <text:p>181572.624799272</text:p>
              </table:table-cell>
              <table:table-cell office:value-type="float" office:value="165836.557760876">
                <text:p>165836.557760876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187688.451336172">
                <text:p>187688.451336172</text:p>
              </table:table-cell>
              <table:table-cell office:value-type="float" office:value="171244.208266565">
                <text:p>171244.208266565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194017.44106884">
                <text:p>194017.44106884</text:p>
              </table:table-cell>
              <table:table-cell office:value-type="float" office:value="176669.281853139">
                <text:p>176669.281853139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200648.396750939">
                <text:p>200648.396750939</text:p>
              </table:table-cell>
              <table:table-cell office:value-type="float" office:value="182182.464683327">
                <text:p>182182.464683327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207226.088156885">
                <text:p>207226.088156885</text:p>
              </table:table-cell>
              <table:table-cell office:value-type="float" office:value="187585.65051249">
                <text:p>187585.65051249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213449.629434289">
                <text:p>213449.629434289</text:p>
              </table:table-cell>
              <table:table-cell office:value-type="float" office:value="192559.43172553">
                <text:p>192559.43172553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219850.905726563">
                <text:p>219850.905726563</text:p>
              </table:table-cell>
              <table:table-cell office:value-type="float" office:value="197786.957022304">
                <text:p>197786.957022304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226268.399920945">
                <text:p>226268.399920945</text:p>
              </table:table-cell>
              <table:table-cell office:value-type="float" office:value="202929.48627971">
                <text:p>202929.48627971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233276.995615313">
                <text:p>233276.995615313</text:p>
              </table:table-cell>
              <table:table-cell office:value-type="float" office:value="208632.299229802">
                <text:p>208632.299229802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240012.519504516">
                <text:p>240012.519504516</text:p>
              </table:table-cell>
              <table:table-cell office:value-type="float" office:value="214111.892893975">
                <text:p>214111.892893975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247417.322693451">
                <text:p>247417.322693451</text:p>
              </table:table-cell>
              <table:table-cell office:value-type="float" office:value="220139.069904218">
                <text:p>220139.069904218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255695.612466687">
                <text:p>255695.612466687</text:p>
              </table:table-cell>
              <table:table-cell office:value-type="float" office:value="227058.574938699">
                <text:p>227058.574938699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264834.846338839">
                <text:p>264834.846338839</text:p>
              </table:table-cell>
              <table:table-cell office:value-type="float" office:value="234755.92967649">
                <text:p>234755.92967649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274300.678948575">
                <text:p>274300.678948575</text:p>
              </table:table-cell>
              <table:table-cell office:value-type="float" office:value="242820.434934043">
                <text:p>242820.434934043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284513.173098111">
                <text:p>284513.173098111</text:p>
              </table:table-cell>
              <table:table-cell office:value-type="float" office:value="251655.936302177">
                <text:p>251655.936302177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294904.179308648">
                <text:p>294904.179308648</text:p>
              </table:table-cell>
              <table:table-cell office:value-type="float" office:value="260801.23423691">
                <text:p>260801.2342369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305041.854768036">
                <text:p>305041.854768036</text:p>
              </table:table-cell>
              <table:table-cell office:value-type="float" office:value="269765.994564839">
                <text:p>269765.994564839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316055.402695791">
                <text:p>316055.402695791</text:p>
              </table:table-cell>
              <table:table-cell office:value-type="float" office:value="279508.580088308">
                <text:p>279508.580088308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327316.663640886">
                <text:p>327316.663640886</text:p>
              </table:table-cell>
              <table:table-cell office:value-type="float" office:value="289555.702293771">
                <text:p>289555.702293771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339128.067064438">
                <text:p>339128.067064438</text:p>
              </table:table-cell>
              <table:table-cell office:value-type="float" office:value="300163.531836775">
                <text:p>300163.531836775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350938.334795996">
                <text:p>350938.334795996</text:p>
              </table:table-cell>
              <table:table-cell office:value-type="float" office:value="310783.10774711">
                <text:p>310783.10774711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363923.573719315">
                <text:p>363923.573719315</text:p>
              </table:table-cell>
              <table:table-cell office:value-type="float" office:value="322637.067123602">
                <text:p>322637.067123602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377187.396490173">
                <text:p>377187.396490173</text:p>
              </table:table-cell>
              <table:table-cell office:value-type="float" office:value="334714.126384181">
                <text:p>334714.126384181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390415.108792249">
                <text:p>390415.108792249</text:p>
              </table:table-cell>
              <table:table-cell office:value-type="float" office:value="346955.587921831">
                <text:p>346955.587921831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402751.898069822">
                <text:p>402751.898069822</text:p>
              </table:table-cell>
              <table:table-cell office:value-type="float" office:value="358448.718522578">
                <text:p>358448.718522578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414543.370195576">
                <text:p>414543.370195576</text:p>
              </table:table-cell>
              <table:table-cell office:value-type="float" office:value="369420.237319865">
                <text:p>369420.23731986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425712.787874505">
                <text:p>425712.787874505</text:p>
              </table:table-cell>
              <table:table-cell office:value-type="float" office:value="379863.003724003">
                <text:p>379863.003724003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435744.735046241">
                <text:p>435744.735046241</text:p>
              </table:table-cell>
              <table:table-cell office:value-type="float" office:value="389277.302687036">
                <text:p>389277.302687036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444313.351139582">
                <text:p>444313.351139582</text:p>
              </table:table-cell>
              <table:table-cell office:value-type="float" office:value="397400.998662748">
                <text:p>397400.998662748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451866.082076674">
                <text:p>451866.082076674</text:p>
              </table:table-cell>
              <table:table-cell office:value-type="float" office:value="404666.722809343">
                <text:p>404666.722809343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458388.408867494">
                <text:p>458388.408867494</text:p>
              </table:table-cell>
              <table:table-cell office:value-type="float" office:value="411132.195516195">
                <text:p>411132.195516195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463973.227003399">
                <text:p>463973.227003399</text:p>
              </table:table-cell>
              <table:table-cell office:value-type="float" office:value="416809.669566229">
                <text:p>416809.669566229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468447.884286974">
                <text:p>468447.884286974</text:p>
              </table:table-cell>
              <table:table-cell office:value-type="float" office:value="421598.587122399">
                <text:p>421598.587122399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471273.139282197">
                <text:p>471273.139282197</text:p>
              </table:table-cell>
              <table:table-cell office:value-type="float" office:value="424775.935554583">
                <text:p>424775.935554583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471870.420841108">
                <text:p>471870.420841108</text:p>
              </table:table-cell>
              <table:table-cell office:value-type="float" office:value="426029.25415421">
                <text:p>426029.25415421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471137.648295111">
                <text:p>471137.648295111</text:p>
              </table:table-cell>
              <table:table-cell office:value-type="float" office:value="425952.925484908">
                <text:p>425952.92548490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469815.394102324">
                <text:p>469815.394102324</text:p>
              </table:table-cell>
              <table:table-cell office:value-type="float" office:value="425466.819461601">
                <text:p>425466.819461601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467694.16193154">
                <text:p>467694.16193154</text:p>
              </table:table-cell>
              <table:table-cell office:value-type="float" office:value="424220.342723651">
                <text:p>424220.342723651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465600.557558638">
                <text:p>465600.557558638</text:p>
              </table:table-cell>
              <table:table-cell office:value-type="float" office:value="423077.944125349">
                <text:p>423077.944125349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463376.087198796">
                <text:p>463376.087198796</text:p>
              </table:table-cell>
              <table:table-cell office:value-type="float" office:value="421944.181341692">
                <text:p>421944.181341692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461369.875419238">
                <text:p>461369.875419238</text:p>
              </table:table-cell>
              <table:table-cell office:value-type="float" office:value="421040.373789058">
                <text:p>421040.373789058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460576.872971994">
                <text:p>460576.872971994</text:p>
              </table:table-cell>
              <table:table-cell office:value-type="float" office:value="421168.858331201">
                <text:p>421168.858331201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459815.424603329">
                <text:p>459815.424603329</text:p>
              </table:table-cell>
              <table:table-cell office:value-type="float" office:value="421292.513066652">
                <text:p>421292.513066652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458192.86685051">
                <text:p>458192.86685051</text:p>
              </table:table-cell>
              <table:table-cell office:value-type="float" office:value="420544.319064555">
                <text:p>420544.319064555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457334.241069687">
                <text:p>457334.241069687</text:p>
              </table:table-cell>
              <table:table-cell office:value-type="float" office:value="420357.983950253">
                <text:p>420357.983950253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456573.746638779">
                <text:p>456573.746638779</text:p>
              </table:table-cell>
              <table:table-cell office:value-type="float" office:value="420194.596550375">
                <text:p>420194.596550375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455589.131913476">
                <text:p>455589.131913476</text:p>
              </table:table-cell>
              <table:table-cell office:value-type="float" office:value="419750.518179607">
                <text:p>419750.518179607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455172.276422731">
                <text:p>455172.276422731</text:p>
              </table:table-cell>
              <table:table-cell office:value-type="float" office:value="419649.427974216">
                <text:p>419649.427974216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454767.674970412">
                <text:p>454767.674970412</text:p>
              </table:table-cell>
              <table:table-cell office:value-type="float" office:value="419539.827342806">
                <text:p>419539.827342806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453233.500585562">
                <text:p>453233.500585562</text:p>
              </table:table-cell>
              <table:table-cell office:value-type="float" office:value="418395.688193767">
                <text:p>418395.688193767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451097.339049129">
                <text:p>451097.339049129</text:p>
              </table:table-cell>
              <table:table-cell office:value-type="float" office:value="416755.42157907">
                <text:p>416755.42157907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447459.101715467">
                <text:p>447459.101715467</text:p>
              </table:table-cell>
              <table:table-cell office:value-type="float" office:value="413784.947585673">
                <text:p>413784.947585673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442837.522350924">
                <text:p>442837.522350924</text:p>
              </table:table-cell>
              <table:table-cell office:value-type="float" office:value="409741.050899162">
                <text:p>409741.050899162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436304.726830845">
                <text:p>436304.726830845</text:p>
              </table:table-cell>
              <table:table-cell office:value-type="float" office:value="403868.145014052">
                <text:p>403868.145014052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427858.586424469">
                <text:p>427858.586424469</text:p>
              </table:table-cell>
              <table:table-cell office:value-type="float" office:value="396091.288165711">
                <text:p>396091.288165711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417031.737742041">
                <text:p>417031.737742041</text:p>
              </table:table-cell>
              <table:table-cell office:value-type="float" office:value="386245.437679752">
                <text:p>386245.437679752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405084.007116973">
                <text:p>405084.007116973</text:p>
              </table:table-cell>
              <table:table-cell office:value-type="float" office:value="375430.412871927">
                <text:p>375430.412871927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392291.454311766">
                <text:p>392291.454311766</text:p>
              </table:table-cell>
              <table:table-cell office:value-type="float" office:value="363922.089567766">
                <text:p>363922.089567766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378609.761276352">
                <text:p>378609.761276352</text:p>
              </table:table-cell>
              <table:table-cell office:value-type="float" office:value="351631.24881747">
                <text:p>351631.24881747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364071.586547199">
                <text:p>364071.586547199</text:p>
              </table:table-cell>
              <table:table-cell office:value-type="float" office:value="338647.770789">
                <text:p>338647.770789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349329.41922285">
                <text:p>349329.41922285</text:p>
              </table:table-cell>
              <table:table-cell office:value-type="float" office:value="325645.652959675">
                <text:p>325645.652959675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334933.847012645">
                <text:p>334933.847012645</text:p>
              </table:table-cell>
              <table:table-cell office:value-type="float" office:value="313084.554697644">
                <text:p>313084.554697644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320773.733078815">
                <text:p>320773.733078815</text:p>
              </table:table-cell>
              <table:table-cell office:value-type="float" office:value="300611.339532959">
                <text:p>300611.339532959</text:p>
              </table:table-cell>
            </table:table-row>
            <table:table-row>
              <table:table-cell office:value-type="float" office:value="44167">
                <text:p>44167</text:p>
              </table:table-cell>
              <table:table-cell office:value-type="float" office:value="306931.148123765">
                <text:p>306931.148123765</text:p>
              </table:table-cell>
              <table:table-cell office:value-type="float" office:value="288247.446865631">
                <text:p>288247.446865631</text:p>
              </table:table-cell>
            </table:table-row>
            <table:table-row>
              <table:table-cell office:value-type="float" office:value="44168">
                <text:p>44168</text:p>
              </table:table-cell>
              <table:table-cell office:value-type="float" office:value="293838.429914397">
                <text:p>293838.429914397</text:p>
              </table:table-cell>
              <table:table-cell office:value-type="float" office:value="276571.052856452">
                <text:p>276571.052856452</text:p>
              </table:table-cell>
            </table:table-row>
            <table:table-row>
              <table:table-cell office:value-type="float" office:value="44169">
                <text:p>44169</text:p>
              </table:table-cell>
              <table:table-cell office:value-type="float" office:value="281762.026746062">
                <text:p>281762.026746062</text:p>
              </table:table-cell>
              <table:table-cell office:value-type="float" office:value="265694.549349494">
                <text:p>265694.549349494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70992.809273345">
                <text:p>270992.809273345</text:p>
              </table:table-cell>
              <table:table-cell office:value-type="float" office:value="255963.077384749">
                <text:p>255963.077384749</text:p>
              </table:table-cell>
            </table:table-row>
            <table:table-row>
              <table:table-cell office:value-type="float" office:value="44171">
                <text:p>44171</text:p>
              </table:table-cell>
              <table:table-cell office:value-type="float" office:value="261399.692883777">
                <text:p>261399.692883777</text:p>
              </table:table-cell>
              <table:table-cell office:value-type="float" office:value="247296.387829502">
                <text:p>247296.387829502</text:p>
              </table:table-cell>
            </table:table-row>
            <table:table-row>
              <table:table-cell office:value-type="float" office:value="44172">
                <text:p>44172</text:p>
              </table:table-cell>
              <table:table-cell office:value-type="float" office:value="253057.145060787">
                <text:p>253057.145060787</text:p>
              </table:table-cell>
              <table:table-cell office:value-type="float" office:value="239745.197991126">
                <text:p>239745.197991126</text:p>
              </table:table-cell>
            </table:table-row>
            <table:table-row>
              <table:table-cell office:value-type="float" office:value="44173">
                <text:p>44173</text:p>
              </table:table-cell>
              <table:table-cell office:value-type="float" office:value="245713.824325653">
                <text:p>245713.824325653</text:p>
              </table:table-cell>
              <table:table-cell office:value-type="float" office:value="233203.536829718">
                <text:p>233203.536829718</text:p>
              </table:table-cell>
            </table:table-row>
            <table:table-row>
              <table:table-cell office:value-type="float" office:value="44174">
                <text:p>44174</text:p>
              </table:table-cell>
              <table:table-cell office:value-type="float" office:value="239835.846175035">
                <text:p>239835.846175035</text:p>
              </table:table-cell>
              <table:table-cell office:value-type="float" office:value="228047.42292975">
                <text:p>228047.42292975</text:p>
              </table:table-cell>
            </table:table-row>
            <table:table-row>
              <table:table-cell office:value-type="float" office:value="44175">
                <text:p>44175</text:p>
              </table:table-cell>
              <table:table-cell office:value-type="float" office:value="235027.207314996">
                <text:p>235027.207314996</text:p>
              </table:table-cell>
              <table:table-cell office:value-type="float" office:value="223885.160304103">
                <text:p>223885.160304103</text:p>
              </table:table-cell>
            </table:table-row>
            <table:table-row>
              <table:table-cell office:value-type="float" office:value="44176">
                <text:p>44176</text:p>
              </table:table-cell>
              <table:table-cell office:value-type="float" office:value="232361.188703542">
                <text:p>232361.188703542</text:p>
              </table:table-cell>
              <table:table-cell office:value-type="float" office:value="221772.098496397">
                <text:p>221772.098496397</text:p>
              </table:table-cell>
            </table:table-row>
            <table:table-row>
              <table:table-cell office:value-type="float" office:value="44177">
                <text:p>44177</text:p>
              </table:table-cell>
              <table:table-cell office:value-type="float" office:value="231470.469279388">
                <text:p>231470.469279388</text:p>
              </table:table-cell>
              <table:table-cell office:value-type="float" office:value="221530.041841694">
                <text:p>221530.041841694</text:p>
              </table:table-cell>
            </table:table-row>
            <table:table-row>
              <table:table-cell office:value-type="float" office:value="44178">
                <text:p>44178</text:p>
              </table:table-cell>
              <table:table-cell office:value-type="float" office:value="232406.138070496">
                <text:p>232406.138070496</text:p>
              </table:table-cell>
              <table:table-cell office:value-type="float" office:value="223214.289205475">
                <text:p>223214.289205475</text:p>
              </table:table-cell>
            </table:table-row>
            <table:table-row>
              <table:table-cell office:value-type="float" office:value="44179">
                <text:p>44179</text:p>
              </table:table-cell>
              <table:table-cell office:value-type="float" office:value="234805.904900263">
                <text:p>234805.904900263</text:p>
              </table:table-cell>
              <table:table-cell office:value-type="float" office:value="226299.931462458">
                <text:p>226299.93146245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239716.715411489">
                <text:p>239716.715411489</text:p>
              </table:table-cell>
              <table:table-cell office:value-type="float" office:value="231919.799741759">
                <text:p>231919.799741759</text:p>
              </table:table-cell>
            </table:table-row>
            <table:table-row>
              <table:table-cell office:value-type="float" office:value="44181">
                <text:p>44181</text:p>
              </table:table-cell>
              <table:table-cell office:value-type="float" office:value="246880.671946897">
                <text:p>246880.671946897</text:p>
              </table:table-cell>
              <table:table-cell office:value-type="float" office:value="239922.991870613">
                <text:p>239922.991870613</text:p>
              </table:table-cell>
            </table:table-row>
            <table:table-row>
              <table:table-cell office:value-type="float" office:value="44182">
                <text:p>44182</text:p>
              </table:table-cell>
              <table:table-cell office:value-type="float" office:value="256468.004685908">
                <text:p>256468.004685908</text:p>
              </table:table-cell>
              <table:table-cell office:value-type="float" office:value="250356.538436001">
                <text:p>250356.538436001</text:p>
              </table:table-cell>
            </table:table-row>
            <table:table-row>
              <table:table-cell office:value-type="float" office:value="44183">
                <text:p>44183</text:p>
              </table:table-cell>
              <table:table-cell office:value-type="float" office:value="267902.672249513">
                <text:p>267902.672249513</text:p>
              </table:table-cell>
              <table:table-cell office:value-type="float" office:value="262653.970704582">
                <text:p>262653.970704582</text:p>
              </table:table-cell>
            </table:table-row>
            <table:table-row>
              <table:table-cell office:value-type="float" office:value="44184">
                <text:p>44184</text:p>
              </table:table-cell>
              <table:table-cell office:value-type="float" office:value="281375.438163693">
                <text:p>281375.438163693</text:p>
              </table:table-cell>
              <table:table-cell office:value-type="float" office:value="277158.101769167">
                <text:p>277158.101769167</text:p>
              </table:table-cell>
            </table:table-row>
            <table:table-row>
              <table:table-cell office:value-type="float" office:value="44185">
                <text:p>44185</text:p>
              </table:table-cell>
              <table:table-cell office:value-type="float" office:value="296419.51460756">
                <text:p>296419.51460756</text:p>
              </table:table-cell>
              <table:table-cell office:value-type="float" office:value="293150.518819174">
                <text:p>293150.518819174</text:p>
              </table:table-cell>
            </table:table-row>
            <table:table-row>
              <table:table-cell office:value-type="float" office:value="44186">
                <text:p>44186</text:p>
              </table:table-cell>
              <table:table-cell office:value-type="float" office:value="313218.027510127">
                <text:p>313218.027510127</text:p>
              </table:table-cell>
              <table:table-cell office:value-type="float" office:value="310796.203681265">
                <text:p>310796.203681265</text:p>
              </table:table-cell>
            </table:table-row>
            <table:table-row>
              <table:table-cell office:value-type="float" office:value="44187">
                <text:p>44187</text:p>
              </table:table-cell>
              <table:table-cell office:value-type="float" office:value="331398.426793068">
                <text:p>331398.426793068</text:p>
              </table:table-cell>
              <table:table-cell office:value-type="float" office:value="330061.895466581">
                <text:p>330061.895466581</text:p>
              </table:table-cell>
            </table:table-row>
            <table:table-row>
              <table:table-cell office:value-type="float" office:value="44188">
                <text:p>44188</text:p>
              </table:table-cell>
              <table:table-cell office:value-type="float" office:value="350039.049449947">
                <text:p>350039.049449947</text:p>
              </table:table-cell>
              <table:table-cell office:value-type="float" office:value="349863.740570973">
                <text:p>349863.740570973</text:p>
              </table:table-cell>
            </table:table-row>
            <table:table-row>
              <table:table-cell office:value-type="float" office:value="44189">
                <text:p>44189</text:p>
              </table:table-cell>
              <table:table-cell office:value-type="float" office:value="369516.506542942">
                <text:p>369516.506542942</text:p>
              </table:table-cell>
              <table:table-cell office:value-type="float" office:value="370393.937001915">
                <text:p>370393.937001915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389006.155428971">
                <text:p>389006.155428971</text:p>
              </table:table-cell>
              <table:table-cell office:value-type="float" office:value="390722.503622969">
                <text:p>390722.503622969</text:p>
              </table:table-cell>
            </table:table-row>
            <table:table-row>
              <table:table-cell office:value-type="float" office:value="44191">
                <text:p>44191</text:p>
              </table:table-cell>
              <table:table-cell office:value-type="float" office:value="409835.487612042">
                <text:p>409835.487612042</text:p>
              </table:table-cell>
              <table:table-cell office:value-type="float" office:value="412563.948609887">
                <text:p>412563.948609887</text:p>
              </table:table-cell>
            </table:table-row>
            <table:table-row>
              <table:table-cell office:value-type="float" office:value="44192">
                <text:p>44192</text:p>
              </table:table-cell>
              <table:table-cell office:value-type="float" office:value="431972.775207265">
                <text:p>431972.775207265</text:p>
              </table:table-cell>
              <table:table-cell office:value-type="float" office:value="435748.263741003">
                <text:p>435748.263741003</text:p>
              </table:table-cell>
            </table:table-row>
            <table:table-row>
              <table:table-cell office:value-type="float" office:value="44193">
                <text:p>44193</text:p>
              </table:table-cell>
              <table:table-cell office:value-type="float" office:value="454523.963251926">
                <text:p>454523.963251926</text:p>
              </table:table-cell>
              <table:table-cell office:value-type="float" office:value="459300.22093194">
                <text:p>459300.22093194</text:p>
              </table:table-cell>
            </table:table-row>
            <table:table-row>
              <table:table-cell office:value-type="float" office:value="44194">
                <text:p>44194</text:p>
              </table:table-cell>
              <table:table-cell office:value-type="float" office:value="478628.958434492">
                <text:p>478628.958434492</text:p>
              </table:table-cell>
              <table:table-cell office:value-type="float" office:value="484517.434567655">
                <text:p>484517.434567655</text:p>
              </table:table-cell>
            </table:table-row>
            <table:table-row>
              <table:table-cell office:value-type="float" office:value="44195">
                <text:p>44195</text:p>
              </table:table-cell>
              <table:table-cell office:value-type="float" office:value="503249.975219439">
                <text:p>503249.975219439</text:p>
              </table:table-cell>
              <table:table-cell office:value-type="float" office:value="510176.359676151">
                <text:p>510176.359676151</text:p>
              </table:table-cell>
            </table:table-row>
            <table:table-row>
              <table:table-cell office:value-type="float" office:value="44196">
                <text:p>44196</text:p>
              </table:table-cell>
              <table:table-cell office:value-type="float" office:value="527532.152348712">
                <text:p>527532.152348712</text:p>
              </table:table-cell>
              <table:table-cell office:value-type="float" office:value="535294.825900872">
                <text:p>535294.825900872</text:p>
              </table:table-cell>
            </table:table-row>
            <table:table-row>
              <table:table-cell office:value-type="float" office:value="44197">
                <text:p>44197</text:p>
              </table:table-cell>
              <table:table-cell office:value-type="float" office:value="551092.452099251">
                <text:p>551092.452099251</text:p>
              </table:table-cell>
              <table:table-cell office:value-type="float" office:value="559302.048254132">
                <text:p>559302.048254132</text:p>
              </table:table-cell>
            </table:table-row>
            <table:table-row>
              <table:table-cell office:value-type="float" office:value="44198">
                <text:p>44198</text:p>
              </table:table-cell>
              <table:table-cell office:value-type="float" office:value="573709.250667001">
                <text:p>573709.250667001</text:p>
              </table:table-cell>
              <table:table-cell office:value-type="float" office:value="581873.532443912">
                <text:p>581873.532443912</text:p>
              </table:table-cell>
            </table:table-row>
            <table:table-row>
              <table:table-cell office:value-type="float" office:value="44199">
                <text:p>44199</text:p>
              </table:table-cell>
              <table:table-cell office:value-type="float" office:value="594573.6087265">
                <text:p>594573.6087265</text:p>
              </table:table-cell>
              <table:table-cell office:value-type="float" office:value="602534.743920922">
                <text:p>602534.74392092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612843.538520163">
                <text:p>612843.538520163</text:p>
              </table:table-cell>
              <table:table-cell office:value-type="float" office:value="620134.712047681">
                <text:p>620134.712047681</text:p>
              </table:table-cell>
            </table:table-row>
            <table:table-row>
              <table:table-cell office:value-type="float" office:value="44201">
                <text:p>44201</text:p>
              </table:table-cell>
              <table:table-cell office:value-type="float" office:value="628667.695344092">
                <text:p>628667.695344092</text:p>
              </table:table-cell>
              <table:table-cell office:value-type="float" office:value="634931.079429521">
                <text:p>634931.079429521</text:p>
              </table:table-cell>
            </table:table-row>
            <table:table-row>
              <table:table-cell office:value-type="float" office:value="44202">
                <text:p>44202</text:p>
              </table:table-cell>
              <table:table-cell office:value-type="float" office:value="641088.439146169">
                <text:p>641088.439146169</text:p>
              </table:table-cell>
              <table:table-cell office:value-type="float" office:value="646174.719596321">
                <text:p>646174.719596321</text:p>
              </table:table-cell>
            </table:table-row>
            <table:table-row>
              <table:table-cell office:value-type="float" office:value="44203">
                <text:p>44203</text:p>
              </table:table-cell>
              <table:table-cell office:value-type="float" office:value="649897.343819788">
                <text:p>649897.343819788</text:p>
              </table:table-cell>
              <table:table-cell office:value-type="float" office:value="653730.975423396">
                <text:p>653730.975423396</text:p>
              </table:table-cell>
            </table:table-row>
            <table:table-row>
              <table:table-cell office:value-type="float" office:value="44204">
                <text:p>44204</text:p>
              </table:table-cell>
              <table:table-cell office:value-type="float" office:value="656067.892095475">
                <text:p>656067.892095475</text:p>
              </table:table-cell>
              <table:table-cell office:value-type="float" office:value="658646.546247629">
                <text:p>658646.546247629</text:p>
              </table:table-cell>
            </table:table-row>
            <table:table-row>
              <table:table-cell office:value-type="float" office:value="44205">
                <text:p>44205</text:p>
              </table:table-cell>
              <table:table-cell office:value-type="float" office:value="658475.374790805">
                <text:p>658475.374790805</text:p>
              </table:table-cell>
              <table:table-cell office:value-type="float" office:value="659892.187966257">
                <text:p>659892.187966257</text:p>
              </table:table-cell>
            </table:table-row>
            <table:table-row>
              <table:table-cell office:value-type="float" office:value="44206">
                <text:p>44206</text:p>
              </table:table-cell>
              <table:table-cell office:value-type="float" office:value="657455.083446606">
                <text:p>657455.083446606</text:p>
              </table:table-cell>
              <table:table-cell office:value-type="float" office:value="657752.634164054">
                <text:p>657752.634164054</text:p>
              </table:table-cell>
            </table:table-row>
            <table:table-row>
              <table:table-cell office:value-type="float" office:value="44207">
                <text:p>44207</text:p>
              </table:table-cell>
              <table:table-cell office:value-type="float" office:value="652461.876041259">
                <text:p>652461.876041259</text:p>
              </table:table-cell>
              <table:table-cell office:value-type="float" office:value="651790.531303276">
                <text:p>651790.531303276</text:p>
              </table:table-cell>
            </table:table-row>
            <table:table-row>
              <table:table-cell office:value-type="float" office:value="44208">
                <text:p>44208</text:p>
              </table:table-cell>
              <table:table-cell office:value-type="float" office:value="643797.025774333">
                <text:p>643797.025774333</text:p>
              </table:table-cell>
              <table:table-cell office:value-type="float" office:value="642072.388861418">
                <text:p>642072.388861418</text:p>
              </table:table-cell>
            </table:table-row>
            <table:table-row>
              <table:table-cell office:value-type="float" office:value="44209">
                <text:p>44209</text:p>
              </table:table-cell>
              <table:table-cell office:value-type="float" office:value="631924.426199046">
                <text:p>631924.426199046</text:p>
              </table:table-cell>
              <table:table-cell office:value-type="float" office:value="629462.316795028">
                <text:p>629462.31679502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618254.840345206">
                <text:p>618254.840345206</text:p>
              </table:table-cell>
              <table:table-cell office:value-type="float" office:value="615159.515546419">
                <text:p>615159.515546419</text:p>
              </table:table-cell>
            </table:table-row>
            <table:table-row>
              <table:table-cell office:value-type="float" office:value="44211">
                <text:p>44211</text:p>
              </table:table-cell>
              <table:table-cell office:value-type="float" office:value="602811.146218179">
                <text:p>602811.146218179</text:p>
              </table:table-cell>
              <table:table-cell office:value-type="float" office:value="599131.256277689">
                <text:p>599131.256277689</text:p>
              </table:table-cell>
            </table:table-row>
            <table:table-row>
              <table:table-cell office:value-type="float" office:value="44212">
                <text:p>44212</text:p>
              </table:table-cell>
              <table:table-cell office:value-type="float" office:value="586210.505797519">
                <text:p>586210.505797519</text:p>
              </table:table-cell>
              <table:table-cell office:value-type="float" office:value="581902.914950066">
                <text:p>581902.914950066</text:p>
              </table:table-cell>
            </table:table-row>
            <table:table-row>
              <table:table-cell office:value-type="float" office:value="44213">
                <text:p>44213</text:p>
              </table:table-cell>
              <table:table-cell office:value-type="float" office:value="567932.781791293">
                <text:p>567932.781791293</text:p>
              </table:table-cell>
              <table:table-cell office:value-type="float" office:value="563096.341521148">
                <text:p>563096.341521148</text:p>
              </table:table-cell>
            </table:table-row>
            <table:table-row>
              <table:table-cell office:value-type="float" office:value="44214">
                <text:p>44214</text:p>
              </table:table-cell>
              <table:table-cell office:value-type="float" office:value="549316.358157153">
                <text:p>549316.358157153</text:p>
              </table:table-cell>
              <table:table-cell office:value-type="float" office:value="543881.917989245">
                <text:p>543881.917989245</text:p>
              </table:table-cell>
            </table:table-row>
            <table:table-row>
              <table:table-cell office:value-type="float" office:value="44215">
                <text:p>44215</text:p>
              </table:table-cell>
              <table:table-cell office:value-type="float" office:value="530731.269799926">
                <text:p>530731.269799926</text:p>
              </table:table-cell>
              <table:table-cell office:value-type="float" office:value="524788.886873284">
                <text:p>524788.886873284</text:p>
              </table:table-cell>
            </table:table-row>
            <table:table-row>
              <table:table-cell office:value-type="float" office:value="44216">
                <text:p>44216</text:p>
              </table:table-cell>
              <table:table-cell office:value-type="float" office:value="512191.478609867">
                <text:p>512191.478609867</text:p>
              </table:table-cell>
              <table:table-cell office:value-type="float" office:value="505661.135774741">
                <text:p>505661.135774741</text:p>
              </table:table-cell>
            </table:table-row>
            <table:table-row>
              <table:table-cell office:value-type="float" office:value="44217">
                <text:p>44217</text:p>
              </table:table-cell>
              <table:table-cell office:value-type="float" office:value="494173.54418898">
                <text:p>494173.54418898</text:p>
              </table:table-cell>
              <table:table-cell office:value-type="float" office:value="486986.739619181">
                <text:p>486986.739619181</text:p>
              </table:table-cell>
            </table:table-row>
            <table:table-row>
              <table:table-cell office:value-type="float" office:value="44218">
                <text:p>44218</text:p>
              </table:table-cell>
              <table:table-cell office:value-type="float" office:value="477038.923196156">
                <text:p>477038.923196156</text:p>
              </table:table-cell>
              <table:table-cell office:value-type="float" office:value="469056.622867822">
                <text:p>469056.622867822</text:p>
              </table:table-cell>
            </table:table-row>
            <table:table-row>
              <table:table-cell office:value-type="float" office:value="44219">
                <text:p>44219</text:p>
              </table:table-cell>
              <table:table-cell office:value-type="float" office:value="460780.806687708">
                <text:p>460780.806687708</text:p>
              </table:table-cell>
              <table:table-cell office:value-type="float" office:value="452111.132960294">
                <text:p>452111.132960294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445724.310903821">
                <text:p>445724.310903821</text:p>
              </table:table-cell>
              <table:table-cell office:value-type="float" office:value="436232.956379743">
                <text:p>436232.956379743</text:p>
              </table:table-cell>
            </table:table-row>
            <table:table-row>
              <table:table-cell office:value-type="float" office:value="44221">
                <text:p>44221</text:p>
              </table:table-cell>
              <table:table-cell office:value-type="float" office:value="431000.163986871">
                <text:p>431000.163986871</text:p>
              </table:table-cell>
              <table:table-cell office:value-type="float" office:value="420584.937334412">
                <text:p>420584.937334412</text:p>
              </table:table-cell>
            </table:table-row>
            <table:table-row>
              <table:table-cell office:value-type="float" office:value="44222">
                <text:p>44222</text:p>
              </table:table-cell>
              <table:table-cell office:value-type="float" office:value="416498.644636282">
                <text:p>416498.644636282</text:p>
              </table:table-cell>
              <table:table-cell office:value-type="float" office:value="405149.255116794">
                <text:p>405149.255116794</text:p>
              </table:table-cell>
            </table:table-row>
            <table:table-row>
              <table:table-cell office:value-type="float" office:value="44223">
                <text:p>44223</text:p>
              </table:table-cell>
              <table:table-cell office:value-type="float" office:value="402328.953833133">
                <text:p>402328.953833133</text:p>
              </table:table-cell>
              <table:table-cell office:value-type="float" office:value="390029.785569562">
                <text:p>390029.785569562</text:p>
              </table:table-cell>
            </table:table-row>
            <table:table-row>
              <table:table-cell office:value-type="float" office:value="44224">
                <text:p>44224</text:p>
              </table:table-cell>
              <table:table-cell office:value-type="float" office:value="388209.141676032">
                <text:p>388209.141676032</text:p>
              </table:table-cell>
              <table:table-cell office:value-type="float" office:value="375038.606332341">
                <text:p>375038.606332341</text:p>
              </table:table-cell>
            </table:table-row>
            <table:table-row>
              <table:table-cell office:value-type="float" office:value="44225">
                <text:p>44225</text:p>
              </table:table-cell>
              <table:table-cell office:value-type="float" office:value="374012.88731522">
                <text:p>374012.88731522</text:p>
              </table:table-cell>
              <table:table-cell office:value-type="float" office:value="360247.11582538">
                <text:p>360247.11582538</text:p>
              </table:table-cell>
            </table:table-row>
            <table:table-row>
              <table:table-cell office:value-type="float" office:value="44226">
                <text:p>44226</text:p>
              </table:table-cell>
              <table:table-cell office:value-type="float" office:value="360010.712007573">
                <text:p>360010.712007573</text:p>
              </table:table-cell>
              <table:table-cell office:value-type="float" office:value="345842.716757522">
                <text:p>345842.716757522</text:p>
              </table:table-cell>
            </table:table-row>
            <table:table-row>
              <table:table-cell office:value-type="float" office:value="44227">
                <text:p>44227</text:p>
              </table:table-cell>
              <table:table-cell office:value-type="float" office:value="345913.89808265">
                <text:p>345913.89808265</text:p>
              </table:table-cell>
              <table:table-cell office:value-type="float" office:value="331655.018581128">
                <text:p>331655.018581128</text:p>
              </table:table-cell>
            </table:table-row>
            <table:table-row>
              <table:table-cell office:value-type="float" office:value="44228">
                <text:p>44228</text:p>
              </table:table-cell>
              <table:table-cell office:value-type="float" office:value="331751.892014216">
                <text:p>331751.892014216</text:p>
              </table:table-cell>
              <table:table-cell office:value-type="float" office:value="317617.980990164">
                <text:p>317617.980990164</text:p>
              </table:table-cell>
            </table:table-row>
            <table:table-row>
              <table:table-cell office:value-type="float" office:value="44229">
                <text:p>44229</text:p>
              </table:table-cell>
              <table:table-cell office:value-type="float" office:value="317776.544313281">
                <text:p>317776.544313281</text:p>
              </table:table-cell>
              <table:table-cell office:value-type="float" office:value="303898.103291658">
                <text:p>303898.103291658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304022.492871029">
                <text:p>304022.492871029</text:p>
              </table:table-cell>
              <table:table-cell office:value-type="float" office:value="290624.407162113">
                <text:p>290624.407162113</text:p>
              </table:table-cell>
            </table:table-row>
            <table:table-row>
              <table:table-cell office:value-type="float" office:value="44231">
                <text:p>44231</text:p>
              </table:table-cell>
              <table:table-cell office:value-type="float" office:value="290900.095512186">
                <text:p>290900.095512186</text:p>
              </table:table-cell>
              <table:table-cell office:value-type="float" office:value="277980.555492307">
                <text:p>277980.555492307</text:p>
              </table:table-cell>
            </table:table-row>
            <table:table-row>
              <table:table-cell office:value-type="float" office:value="44232">
                <text:p>44232</text:p>
              </table:table-cell>
              <table:table-cell office:value-type="float" office:value="277779.258635176">
                <text:p>277779.258635176</text:p>
              </table:table-cell>
              <table:table-cell office:value-type="float" office:value="265444.807948369">
                <text:p>265444.807948369</text:p>
              </table:table-cell>
            </table:table-row>
            <table:table-row>
              <table:table-cell office:value-type="float" office:value="44233">
                <text:p>44233</text:p>
              </table:table-cell>
              <table:table-cell office:value-type="float" office:value="265695.877194939">
                <text:p>265695.8771949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234">
                <text:p>44234</text:p>
              </table:table-cell>
              <table:table-cell office:value-type="float" office:value="254626.921263493">
                <text:p>254626.92126349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.0$Linux_X86_64 LibreOffice_project/2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ot" draw:display-name="Long Dot" draw:style="rect" draw:dots1="1" draw:dots1-length="100%" draw:distance="300%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2.061cm" svg:y="3.955cm" style:legend-expansion="high" chart:style-name="ch2"/>
        <chart:plot-area chart:style-name="ch3" table:cell-range-address="Graphs_EN.B1:Graphs_EN.D244" chart:data-source-has-labels="both" svg:x="0.319cm" svg:y="0.18cm" svg:width="11.423cm" svg:height="8.646cm">
          <chart:coordinate-region svg:x="1.866cm" svg:y="0.379cm" svg:width="9.876cm" svg:height="7.8cm"/>
          <chart:axis chart:dimension="x" chart:name="primary-x" chart:style-name="ch4" chartooo:axis-type="auto">
            <chartooo:date-scale/>
            <chart:categories table:cell-range-address="Graphs_EN.B2:Graphs_EN.B244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Graphs_EN.C2:Graphs_EN.C244" chart:label-cell-address="Graphs_EN.C1:Graphs_EN.C1" chart:class="chart:line">
            <chart:data-point chart:repeated="243"/>
          </chart:series>
          <chart:series chart:style-name="ch9" chart:values-cell-range-address="Graphs_EN.D2:Graphs_EN.D244" chart:label-cell-address="Graphs_EN.D1:Graphs_EN.D1" chart:class="chart:line">
            <chart:data-point chart:repeated="24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ive_cases</text:p>
                <draw:g>
                  <svg:desc>Graphs_EN.C1:Graphs_EN.C1</svg:desc>
                </draw:g>
              </table:table-cell>
              <table:table-cell office:value-type="string">
                <text:p>gamma(3.79,3.5)</text:p>
                <draw:g>
                  <svg:desc>Graphs_EN.D1:Graphs_EN.D1</svg:desc>
                </draw:g>
              </table:table-cell>
            </table:table-row>
          </table:table-header-rows>
          <table:table-rows>
            <table:table-row>
              <table:table-cell office:value-type="float" office:value="43992">
                <text:p>43992</text:p>
                <draw:g>
                  <svg:desc>Graphs_EN.B2:Graphs_EN.B244</svg:desc>
                </draw:g>
              </table:table-cell>
              <table:table-cell office:value-type="float" office:value="NaN">
                <text:p>NaN</text:p>
                <draw:g>
                  <svg:desc>Graphs_EN.C2:Graphs_EN.C244</svg:desc>
                </draw:g>
              </table:table-cell>
              <table:table-cell office:value-type="float" office:value="57902.8605248733">
                <text:p>57902.8605248733</text:p>
                <draw:g>
                  <svg:desc>Graphs_EN.D2:Graphs_EN.D244</svg:desc>
                </draw:g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NaN">
                <text:p>NaN</text:p>
              </table:table-cell>
              <table:table-cell office:value-type="float" office:value="53938.6770243839">
                <text:p>53938.6770243839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NaN">
                <text:p>NaN</text:p>
              </table:table-cell>
              <table:table-cell office:value-type="float" office:value="50253.3612423798">
                <text:p>50253.3612423798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NaN">
                <text:p>NaN</text:p>
              </table:table-cell>
              <table:table-cell office:value-type="float" office:value="46868.1246451794">
                <text:p>46868.1246451794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NaN">
                <text:p>NaN</text:p>
              </table:table-cell>
              <table:table-cell office:value-type="float" office:value="43910.6499147399">
                <text:p>43910.6499147399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NaN">
                <text:p>NaN</text:p>
              </table:table-cell>
              <table:table-cell office:value-type="float" office:value="41318.8783413138">
                <text:p>41318.8783413138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NaN">
                <text:p>NaN</text:p>
              </table:table-cell>
              <table:table-cell office:value-type="float" office:value="39069.4331339227">
                <text:p>39069.4331339227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NaN">
                <text:p>NaN</text:p>
              </table:table-cell>
              <table:table-cell office:value-type="float" office:value="37054.1059764267">
                <text:p>37054.1059764267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NaN">
                <text:p>NaN</text:p>
              </table:table-cell>
              <table:table-cell office:value-type="float" office:value="35301.5415247181">
                <text:p>35301.5415247181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NaN">
                <text:p>NaN</text:p>
              </table:table-cell>
              <table:table-cell office:value-type="float" office:value="33746.0639988383">
                <text:p>33746.0639988383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NaN">
                <text:p>NaN</text:p>
              </table:table-cell>
              <table:table-cell office:value-type="float" office:value="32341.6446528206">
                <text:p>32341.6446528206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NaN">
                <text:p>NaN</text:p>
              </table:table-cell>
              <table:table-cell office:value-type="float" office:value="31066.094193771">
                <text:p>31066.094193771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NaN">
                <text:p>NaN</text:p>
              </table:table-cell>
              <table:table-cell office:value-type="float" office:value="29927.8326058728">
                <text:p>29927.8326058728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NaN">
                <text:p>NaN</text:p>
              </table:table-cell>
              <table:table-cell office:value-type="float" office:value="28958.1957563771">
                <text:p>28958.1957563771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NaN">
                <text:p>NaN</text:p>
              </table:table-cell>
              <table:table-cell office:value-type="float" office:value="27824.1737435317">
                <text:p>27824.1737435317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NaN">
                <text:p>NaN</text:p>
              </table:table-cell>
              <table:table-cell office:value-type="float" office:value="26728.3828654441">
                <text:p>26728.3828654441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NaN">
                <text:p>NaN</text:p>
              </table:table-cell>
              <table:table-cell office:value-type="float" office:value="25569.5109506175">
                <text:p>25569.5109506175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NaN">
                <text:p>NaN</text:p>
              </table:table-cell>
              <table:table-cell office:value-type="float" office:value="24503.2110721691">
                <text:p>24503.2110721691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NaN">
                <text:p>NaN</text:p>
              </table:table-cell>
              <table:table-cell office:value-type="float" office:value="23560.4281563207">
                <text:p>23560.4281563207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25302.895944901">
                <text:p>25302.895944901</text:p>
              </table:table-cell>
              <table:table-cell office:value-type="float" office:value="22703.1023390933">
                <text:p>22703.1023390933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24334.153269098">
                <text:p>24334.153269098</text:p>
              </table:table-cell>
              <table:table-cell office:value-type="float" office:value="21949.5793251038">
                <text:p>21949.5793251038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23382.7345544326">
                <text:p>23382.7345544326</text:p>
              </table:table-cell>
              <table:table-cell office:value-type="float" office:value="21172.9985028262">
                <text:p>21172.9985028262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22549.0147799204">
                <text:p>22549.0147799204</text:p>
              </table:table-cell>
              <table:table-cell office:value-type="float" office:value="20441.6147182652">
                <text:p>20441.6147182652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22050.8017684157">
                <text:p>22050.8017684157</text:p>
              </table:table-cell>
              <table:table-cell office:value-type="float" office:value="20043.1861459691">
                <text:p>20043.1861459691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21486.3967187493">
                <text:p>21486.3967187493</text:p>
              </table:table-cell>
              <table:table-cell office:value-type="float" office:value="19581.8400117403">
                <text:p>19581.8400117403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20960.5984320645">
                <text:p>20960.5984320645</text:p>
              </table:table-cell>
              <table:table-cell office:value-type="float" office:value="19142.052000844">
                <text:p>19142.052000844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20699.5041675688">
                <text:p>20699.5041675688</text:p>
              </table:table-cell>
              <table:table-cell office:value-type="float" office:value="18959.3599757465">
                <text:p>18959.3599757465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20792.2865088132">
                <text:p>20792.2865088132</text:p>
              </table:table-cell>
              <table:table-cell office:value-type="float" office:value="19042.1736936523">
                <text:p>19042.1736936523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20959.5552807842">
                <text:p>20959.5552807842</text:p>
              </table:table-cell>
              <table:table-cell office:value-type="float" office:value="19241.3402756979">
                <text:p>19241.3402756979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21079.5059081281">
                <text:p>21079.5059081281</text:p>
              </table:table-cell>
              <table:table-cell office:value-type="float" office:value="19405.2327917919">
                <text:p>19405.2327917919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21288.1253392425">
                <text:p>21288.1253392425</text:p>
              </table:table-cell>
              <table:table-cell office:value-type="float" office:value="19663.1658835361">
                <text:p>19663.1658835361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21626.2568225264">
                <text:p>21626.2568225264</text:p>
              </table:table-cell>
              <table:table-cell office:value-type="float" office:value="19995.0313540493">
                <text:p>19995.0313540493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22127.8925355962">
                <text:p>22127.8925355962</text:p>
              </table:table-cell>
              <table:table-cell office:value-type="float" office:value="20471.8886731308">
                <text:p>20471.8886731308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22618.9943031625">
                <text:p>22618.9943031625</text:p>
              </table:table-cell>
              <table:table-cell office:value-type="float" office:value="20909.9909022171">
                <text:p>20909.9909022171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23064.1840934922">
                <text:p>23064.1840934922</text:p>
              </table:table-cell>
              <table:table-cell office:value-type="float" office:value="21320.1514253079">
                <text:p>21320.1514253079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23498.1448343382">
                <text:p>23498.1448343382</text:p>
              </table:table-cell>
              <table:table-cell office:value-type="float" office:value="21745.4753175024">
                <text:p>21745.4753175024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23702.8589768973">
                <text:p>23702.8589768973</text:p>
              </table:table-cell>
              <table:table-cell office:value-type="float" office:value="21934.1052513496">
                <text:p>21934.1052513496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24117.0858171023">
                <text:p>24117.0858171023</text:p>
              </table:table-cell>
              <table:table-cell office:value-type="float" office:value="22266.5852622781">
                <text:p>22266.5852622781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4446.6665955949">
                <text:p>24446.6665955949</text:p>
              </table:table-cell>
              <table:table-cell office:value-type="float" office:value="22536.3350107998">
                <text:p>22536.3350107998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24713.6373350248">
                <text:p>24713.6373350248</text:p>
              </table:table-cell>
              <table:table-cell office:value-type="float" office:value="22778.7787700951">
                <text:p>22778.7787700951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25167.3291283757">
                <text:p>25167.3291283757</text:p>
              </table:table-cell>
              <table:table-cell office:value-type="float" office:value="23202.3612642393">
                <text:p>23202.3612642393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25453.9357124597">
                <text:p>25453.9357124597</text:p>
              </table:table-cell>
              <table:table-cell office:value-type="float" office:value="23459.128407417">
                <text:p>23459.128407417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25632.7225327526">
                <text:p>25632.7225327526</text:p>
              </table:table-cell>
              <table:table-cell office:value-type="float" office:value="23644.8275107721">
                <text:p>23644.8275107721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25742.9880493999">
                <text:p>25742.9880493999</text:p>
              </table:table-cell>
              <table:table-cell office:value-type="float" office:value="23792.4441719551">
                <text:p>23792.4441719551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25966.0264245104">
                <text:p>25966.0264245104</text:p>
              </table:table-cell>
              <table:table-cell office:value-type="float" office:value="24086.273836642">
                <text:p>24086.273836642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26072.0180115971">
                <text:p>26072.0180115971</text:p>
              </table:table-cell>
              <table:table-cell office:value-type="float" office:value="24274.1018741196">
                <text:p>24274.1018741196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26102.0571944804">
                <text:p>26102.0571944804</text:p>
              </table:table-cell>
              <table:table-cell office:value-type="float" office:value="24363.4029299854">
                <text:p>24363.4029299854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25866.6596159769">
                <text:p>25866.6596159769</text:p>
              </table:table-cell>
              <table:table-cell office:value-type="float" office:value="24158.4198884342">
                <text:p>24158.419888434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681.0019427879">
                <text:p>25681.0019427879</text:p>
              </table:table-cell>
              <table:table-cell office:value-type="float" office:value="24068.4546407047">
                <text:p>24068.4546407047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25658.8247892397">
                <text:p>25658.8247892397</text:p>
              </table:table-cell>
              <table:table-cell office:value-type="float" office:value="24140.6689495157">
                <text:p>24140.6689495157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25537.977305659">
                <text:p>25537.977305659</text:p>
              </table:table-cell>
              <table:table-cell office:value-type="float" office:value="24092.7373344398">
                <text:p>24092.7373344398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25202.0169225471">
                <text:p>25202.0169225471</text:p>
              </table:table-cell>
              <table:table-cell office:value-type="float" office:value="23822.389998486">
                <text:p>23822.389998486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24784.004775463">
                <text:p>24784.004775463</text:p>
              </table:table-cell>
              <table:table-cell office:value-type="float" office:value="23484.6301408859">
                <text:p>23484.6301408859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24260.6591403783">
                <text:p>24260.6591403783</text:p>
              </table:table-cell>
              <table:table-cell office:value-type="float" office:value="23001.8070038944">
                <text:p>23001.8070038944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23835.3444652537">
                <text:p>23835.3444652537</text:p>
              </table:table-cell>
              <table:table-cell office:value-type="float" office:value="22541.4026252067">
                <text:p>22541.4026252067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23391.9281295691">
                <text:p>23391.9281295691</text:p>
              </table:table-cell>
              <table:table-cell office:value-type="float" office:value="22063.345158938">
                <text:p>22063.345158938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22921.1994468611">
                <text:p>22921.1994468611</text:p>
              </table:table-cell>
              <table:table-cell office:value-type="float" office:value="21577.3383325512">
                <text:p>21577.3383325512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22394.1264391759">
                <text:p>22394.1264391759</text:p>
              </table:table-cell>
              <table:table-cell office:value-type="float" office:value="21020.2604413744">
                <text:p>21020.260441374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1982.9864631731">
                <text:p>21982.9864631731</text:p>
              </table:table-cell>
              <table:table-cell office:value-type="float" office:value="20541.7430467262">
                <text:p>20541.7430467262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21587.567501696">
                <text:p>21587.567501696</text:p>
              </table:table-cell>
              <table:table-cell office:value-type="float" office:value="20088.3748792985">
                <text:p>20088.3748792985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20923.1895646262">
                <text:p>20923.1895646262</text:p>
              </table:table-cell>
              <table:table-cell office:value-type="float" office:value="19343.8061333361">
                <text:p>19343.8061333361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20299.5056615944">
                <text:p>20299.5056615944</text:p>
              </table:table-cell>
              <table:table-cell office:value-type="float" office:value="18659.5524130741">
                <text:p>18659.5524130741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19789.8117457432">
                <text:p>19789.8117457432</text:p>
              </table:table-cell>
              <table:table-cell office:value-type="float" office:value="18086.0638734934">
                <text:p>18086.0638734934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19065.3475527653">
                <text:p>19065.3475527653</text:p>
              </table:table-cell>
              <table:table-cell office:value-type="float" office:value="17346.2552627158">
                <text:p>17346.2552627158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18398.9101312214">
                <text:p>18398.9101312214</text:p>
              </table:table-cell>
              <table:table-cell office:value-type="float" office:value="16681.46979885">
                <text:p>16681.46979885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17789.2314597893">
                <text:p>17789.2314597893</text:p>
              </table:table-cell>
              <table:table-cell office:value-type="float" office:value="16102.4103992444">
                <text:p>16102.4103992444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17304.5582184414">
                <text:p>17304.5582184414</text:p>
              </table:table-cell>
              <table:table-cell office:value-type="float" office:value="15651.5771738409">
                <text:p>15651.5771738409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16767.129435447">
                <text:p>16767.129435447</text:p>
              </table:table-cell>
              <table:table-cell office:value-type="float" office:value="15168.2807057872">
                <text:p>15168.280705787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6198.7890956484">
                <text:p>16198.7890956484</text:p>
              </table:table-cell>
              <table:table-cell office:value-type="float" office:value="14647.9149888631">
                <text:p>14647.9149888631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15753.6575328171">
                <text:p>15753.6575328171</text:p>
              </table:table-cell>
              <table:table-cell office:value-type="float" office:value="14253.370174887">
                <text:p>14253.370174887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15571.0593098844">
                <text:p>15571.0593098844</text:p>
              </table:table-cell>
              <table:table-cell office:value-type="float" office:value="14136.2305978657">
                <text:p>14136.2305978657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15364.7496588067">
                <text:p>15364.7496588067</text:p>
              </table:table-cell>
              <table:table-cell office:value-type="float" office:value="14002.2105102466">
                <text:p>14002.2105102466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15238.3208012941">
                <text:p>15238.3208012941</text:p>
              </table:table-cell>
              <table:table-cell office:value-type="float" office:value="13962.9575695218">
                <text:p>13962.9575695218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15106.4985391137">
                <text:p>15106.4985391137</text:p>
              </table:table-cell>
              <table:table-cell office:value-type="float" office:value="13889.849292312">
                <text:p>13889.849292312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14955.5917282675">
                <text:p>14955.5917282675</text:p>
              </table:table-cell>
              <table:table-cell office:value-type="float" office:value="13822.3686150236">
                <text:p>13822.3686150236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14957.3511143769">
                <text:p>14957.3511143769</text:p>
              </table:table-cell>
              <table:table-cell office:value-type="float" office:value="13911.3386028827">
                <text:p>13911.3386028827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15017.7075145233">
                <text:p>15017.7075145233</text:p>
              </table:table-cell>
              <table:table-cell office:value-type="float" office:value="14026.040949487">
                <text:p>14026.040949487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15030.2993099714">
                <text:p>15030.2993099714</text:p>
              </table:table-cell>
              <table:table-cell office:value-type="float" office:value="14113.6982486687">
                <text:p>14113.6982486687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5205.5328266768">
                <text:p>15205.5328266768</text:p>
              </table:table-cell>
              <table:table-cell office:value-type="float" office:value="14327.2205962168">
                <text:p>14327.2205962168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15510.7371702955">
                <text:p>15510.7371702955</text:p>
              </table:table-cell>
              <table:table-cell office:value-type="float" office:value="14701.2657892719">
                <text:p>14701.2657892719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15751.2272135093">
                <text:p>15751.2272135093</text:p>
              </table:table-cell>
              <table:table-cell office:value-type="float" office:value="15024.3462722524">
                <text:p>15024.3462722524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16024.7928689137">
                <text:p>16024.7928689137</text:p>
              </table:table-cell>
              <table:table-cell office:value-type="float" office:value="15365.2938084423">
                <text:p>15365.2938084423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16596.2045992635">
                <text:p>16596.2045992635</text:p>
              </table:table-cell>
              <table:table-cell office:value-type="float" office:value="15949.3738033927">
                <text:p>15949.3738033927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17183.5433248326">
                <text:p>17183.5433248326</text:p>
              </table:table-cell>
              <table:table-cell office:value-type="float" office:value="16481.0470066918">
                <text:p>16481.0470066918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17905.6757480384">
                <text:p>17905.6757480384</text:p>
              </table:table-cell>
              <table:table-cell office:value-type="float" office:value="17146.0534739742">
                <text:p>17146.0534739742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18952.93584271">
                <text:p>18952.93584271</text:p>
              </table:table-cell>
              <table:table-cell office:value-type="float" office:value="18073.0662220927">
                <text:p>18073.0662220927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20120.5600489409">
                <text:p>20120.5600489409</text:p>
              </table:table-cell>
              <table:table-cell office:value-type="float" office:value="19106.053125351">
                <text:p>19106.053125351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21542.1999394393">
                <text:p>21542.1999394393</text:p>
              </table:table-cell>
              <table:table-cell office:value-type="float" office:value="20344.9406207693">
                <text:p>20344.9406207693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23093.9991991616">
                <text:p>23093.9991991616</text:p>
              </table:table-cell>
              <table:table-cell office:value-type="float" office:value="21670.322167405">
                <text:p>21670.322167405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24729.9464204087">
                <text:p>24729.9464204087</text:p>
              </table:table-cell>
              <table:table-cell office:value-type="float" office:value="23013.8042635042">
                <text:p>23013.8042635042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26902.7652795509">
                <text:p>26902.7652795509</text:p>
              </table:table-cell>
              <table:table-cell office:value-type="float" office:value="24826.56325855">
                <text:p>24826.56325855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29516.1581917326">
                <text:p>29516.1581917326</text:p>
              </table:table-cell>
              <table:table-cell office:value-type="float" office:value="26986.82064297">
                <text:p>26986.82064297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32692.6432627852">
                <text:p>32692.6432627852</text:p>
              </table:table-cell>
              <table:table-cell office:value-type="float" office:value="29661.4354495359">
                <text:p>29661.4354495359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36210.6947063409">
                <text:p>36210.6947063409</text:p>
              </table:table-cell>
              <table:table-cell office:value-type="float" office:value="32569.0006600746">
                <text:p>32569.0006600746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40254.9247770544">
                <text:p>40254.9247770544</text:p>
              </table:table-cell>
              <table:table-cell office:value-type="float" office:value="35970.7511701356">
                <text:p>35970.7511701356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44988.4060165043">
                <text:p>44988.4060165043</text:p>
              </table:table-cell>
              <table:table-cell office:value-type="float" office:value="39984.3025167968">
                <text:p>39984.3025167968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50117.1124084331">
                <text:p>50117.1124084331</text:p>
              </table:table-cell>
              <table:table-cell office:value-type="float" office:value="44404.7456588729">
                <text:p>44404.7456588729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55705.0636423008">
                <text:p>55705.0636423008</text:p>
              </table:table-cell>
              <table:table-cell office:value-type="float" office:value="49413.2405870119">
                <text:p>49413.240587011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61809.4793738637">
                <text:p>61809.4793738637</text:p>
              </table:table-cell>
              <table:table-cell office:value-type="float" office:value="54760.8044507496">
                <text:p>54760.8044507496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68645.077004805">
                <text:p>68645.077004805</text:p>
              </table:table-cell>
              <table:table-cell office:value-type="float" office:value="60935.6714690539">
                <text:p>60935.6714690539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76042.944833838">
                <text:p>76042.944833838</text:p>
              </table:table-cell>
              <table:table-cell office:value-type="float" office:value="67589.9447680604">
                <text:p>67589.9447680604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84296.6218663773">
                <text:p>84296.6218663773</text:p>
              </table:table-cell>
              <table:table-cell office:value-type="float" office:value="75097.6980851975">
                <text:p>75097.6980851975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93341.1067876749">
                <text:p>93341.1067876749</text:p>
              </table:table-cell>
              <table:table-cell office:value-type="float" office:value="83612.6621873452">
                <text:p>83612.6621873452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102717.984381185">
                <text:p>102717.984381185</text:p>
              </table:table-cell>
              <table:table-cell office:value-type="float" office:value="92554.929366608">
                <text:p>92554.929366608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112842.683289389">
                <text:p>112842.683289389</text:p>
              </table:table-cell>
              <table:table-cell office:value-type="float" office:value="102152.303103834">
                <text:p>102152.303103834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122908.288137248">
                <text:p>122908.288137248</text:p>
              </table:table-cell>
              <table:table-cell office:value-type="float" office:value="111724.412552532">
                <text:p>111724.412552532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132563.325042462">
                <text:p>132563.325042462</text:p>
              </table:table-cell>
              <table:table-cell office:value-type="float" office:value="120809.414682389">
                <text:p>120809.414682389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141497.230257002">
                <text:p>141497.230257002</text:p>
              </table:table-cell>
              <table:table-cell office:value-type="float" office:value="129105.007688178">
                <text:p>129105.00768817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50248.954753401">
                <text:p>150248.954753401</text:p>
              </table:table-cell>
              <table:table-cell office:value-type="float" office:value="137207.630532922">
                <text:p>137207.630532922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158589.768738803">
                <text:p>158589.768738803</text:p>
              </table:table-cell>
              <table:table-cell office:value-type="float" office:value="144975.467525569">
                <text:p>144975.467525569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167194.560993928">
                <text:p>167194.560993928</text:p>
              </table:table-cell>
              <table:table-cell office:value-type="float" office:value="152855.189756868">
                <text:p>152855.189756868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174890.836923558">
                <text:p>174890.836923558</text:p>
              </table:table-cell>
              <table:table-cell office:value-type="float" office:value="159861.996147397">
                <text:p>159861.996147397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181572.624799272">
                <text:p>181572.624799272</text:p>
              </table:table-cell>
              <table:table-cell office:value-type="float" office:value="165836.557760876">
                <text:p>165836.557760876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187688.451336172">
                <text:p>187688.451336172</text:p>
              </table:table-cell>
              <table:table-cell office:value-type="float" office:value="171244.208266565">
                <text:p>171244.208266565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194017.44106884">
                <text:p>194017.44106884</text:p>
              </table:table-cell>
              <table:table-cell office:value-type="float" office:value="176669.281853139">
                <text:p>176669.281853139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200648.396750939">
                <text:p>200648.396750939</text:p>
              </table:table-cell>
              <table:table-cell office:value-type="float" office:value="182182.464683327">
                <text:p>182182.464683327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207226.088156885">
                <text:p>207226.088156885</text:p>
              </table:table-cell>
              <table:table-cell office:value-type="float" office:value="187585.65051249">
                <text:p>187585.65051249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213449.629434289">
                <text:p>213449.629434289</text:p>
              </table:table-cell>
              <table:table-cell office:value-type="float" office:value="192559.43172553">
                <text:p>192559.43172553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219850.905726563">
                <text:p>219850.905726563</text:p>
              </table:table-cell>
              <table:table-cell office:value-type="float" office:value="197786.957022304">
                <text:p>197786.957022304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226268.399920945">
                <text:p>226268.399920945</text:p>
              </table:table-cell>
              <table:table-cell office:value-type="float" office:value="202929.48627971">
                <text:p>202929.48627971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233276.995615313">
                <text:p>233276.995615313</text:p>
              </table:table-cell>
              <table:table-cell office:value-type="float" office:value="208632.299229802">
                <text:p>208632.299229802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240012.519504516">
                <text:p>240012.519504516</text:p>
              </table:table-cell>
              <table:table-cell office:value-type="float" office:value="214111.892893975">
                <text:p>214111.892893975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247417.322693451">
                <text:p>247417.322693451</text:p>
              </table:table-cell>
              <table:table-cell office:value-type="float" office:value="220139.069904218">
                <text:p>220139.069904218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255695.612466687">
                <text:p>255695.612466687</text:p>
              </table:table-cell>
              <table:table-cell office:value-type="float" office:value="227058.574938699">
                <text:p>227058.574938699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264834.846338839">
                <text:p>264834.846338839</text:p>
              </table:table-cell>
              <table:table-cell office:value-type="float" office:value="234755.92967649">
                <text:p>234755.92967649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274300.678948575">
                <text:p>274300.678948575</text:p>
              </table:table-cell>
              <table:table-cell office:value-type="float" office:value="242820.434934043">
                <text:p>242820.434934043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284513.173098111">
                <text:p>284513.173098111</text:p>
              </table:table-cell>
              <table:table-cell office:value-type="float" office:value="251655.936302177">
                <text:p>251655.936302177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294904.179308648">
                <text:p>294904.179308648</text:p>
              </table:table-cell>
              <table:table-cell office:value-type="float" office:value="260801.23423691">
                <text:p>260801.2342369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305041.854768036">
                <text:p>305041.854768036</text:p>
              </table:table-cell>
              <table:table-cell office:value-type="float" office:value="269765.994564839">
                <text:p>269765.994564839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316055.402695791">
                <text:p>316055.402695791</text:p>
              </table:table-cell>
              <table:table-cell office:value-type="float" office:value="279508.580088308">
                <text:p>279508.580088308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327316.663640886">
                <text:p>327316.663640886</text:p>
              </table:table-cell>
              <table:table-cell office:value-type="float" office:value="289555.702293771">
                <text:p>289555.702293771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339128.067064438">
                <text:p>339128.067064438</text:p>
              </table:table-cell>
              <table:table-cell office:value-type="float" office:value="300163.531836775">
                <text:p>300163.531836775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350938.334795996">
                <text:p>350938.334795996</text:p>
              </table:table-cell>
              <table:table-cell office:value-type="float" office:value="310783.10774711">
                <text:p>310783.10774711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363923.573719315">
                <text:p>363923.573719315</text:p>
              </table:table-cell>
              <table:table-cell office:value-type="float" office:value="322637.067123602">
                <text:p>322637.067123602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377187.396490173">
                <text:p>377187.396490173</text:p>
              </table:table-cell>
              <table:table-cell office:value-type="float" office:value="334714.126384181">
                <text:p>334714.126384181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390415.108792249">
                <text:p>390415.108792249</text:p>
              </table:table-cell>
              <table:table-cell office:value-type="float" office:value="346955.587921831">
                <text:p>346955.587921831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402751.898069822">
                <text:p>402751.898069822</text:p>
              </table:table-cell>
              <table:table-cell office:value-type="float" office:value="358448.718522578">
                <text:p>358448.718522578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414543.370195576">
                <text:p>414543.370195576</text:p>
              </table:table-cell>
              <table:table-cell office:value-type="float" office:value="369420.237319865">
                <text:p>369420.23731986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425712.787874505">
                <text:p>425712.787874505</text:p>
              </table:table-cell>
              <table:table-cell office:value-type="float" office:value="379863.003724003">
                <text:p>379863.003724003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435744.735046241">
                <text:p>435744.735046241</text:p>
              </table:table-cell>
              <table:table-cell office:value-type="float" office:value="389277.302687036">
                <text:p>389277.302687036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444313.351139582">
                <text:p>444313.351139582</text:p>
              </table:table-cell>
              <table:table-cell office:value-type="float" office:value="397400.998662748">
                <text:p>397400.998662748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451866.082076674">
                <text:p>451866.082076674</text:p>
              </table:table-cell>
              <table:table-cell office:value-type="float" office:value="404666.722809343">
                <text:p>404666.722809343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458388.408867494">
                <text:p>458388.408867494</text:p>
              </table:table-cell>
              <table:table-cell office:value-type="float" office:value="411132.195516195">
                <text:p>411132.195516195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463973.227003399">
                <text:p>463973.227003399</text:p>
              </table:table-cell>
              <table:table-cell office:value-type="float" office:value="416809.669566229">
                <text:p>416809.669566229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468447.884286974">
                <text:p>468447.884286974</text:p>
              </table:table-cell>
              <table:table-cell office:value-type="float" office:value="421598.587122399">
                <text:p>421598.587122399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471273.139282197">
                <text:p>471273.139282197</text:p>
              </table:table-cell>
              <table:table-cell office:value-type="float" office:value="424775.935554583">
                <text:p>424775.935554583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471870.420841108">
                <text:p>471870.420841108</text:p>
              </table:table-cell>
              <table:table-cell office:value-type="float" office:value="426029.25415421">
                <text:p>426029.25415421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471137.648295111">
                <text:p>471137.648295111</text:p>
              </table:table-cell>
              <table:table-cell office:value-type="float" office:value="425952.925484908">
                <text:p>425952.92548490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469815.394102324">
                <text:p>469815.394102324</text:p>
              </table:table-cell>
              <table:table-cell office:value-type="float" office:value="425466.819461601">
                <text:p>425466.819461601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467694.16193154">
                <text:p>467694.16193154</text:p>
              </table:table-cell>
              <table:table-cell office:value-type="float" office:value="424220.342723651">
                <text:p>424220.342723651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465600.557558638">
                <text:p>465600.557558638</text:p>
              </table:table-cell>
              <table:table-cell office:value-type="float" office:value="423077.944125349">
                <text:p>423077.944125349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463376.087198796">
                <text:p>463376.087198796</text:p>
              </table:table-cell>
              <table:table-cell office:value-type="float" office:value="421944.181341692">
                <text:p>421944.181341692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461369.875419238">
                <text:p>461369.875419238</text:p>
              </table:table-cell>
              <table:table-cell office:value-type="float" office:value="421040.373789058">
                <text:p>421040.373789058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460576.872971994">
                <text:p>460576.872971994</text:p>
              </table:table-cell>
              <table:table-cell office:value-type="float" office:value="421168.858331201">
                <text:p>421168.858331201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459815.424603329">
                <text:p>459815.424603329</text:p>
              </table:table-cell>
              <table:table-cell office:value-type="float" office:value="421292.513066652">
                <text:p>421292.513066652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458192.86685051">
                <text:p>458192.86685051</text:p>
              </table:table-cell>
              <table:table-cell office:value-type="float" office:value="420544.319064555">
                <text:p>420544.319064555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457334.241069687">
                <text:p>457334.241069687</text:p>
              </table:table-cell>
              <table:table-cell office:value-type="float" office:value="420357.983950253">
                <text:p>420357.983950253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456573.746638779">
                <text:p>456573.746638779</text:p>
              </table:table-cell>
              <table:table-cell office:value-type="float" office:value="420194.596550375">
                <text:p>420194.596550375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455589.131913476">
                <text:p>455589.131913476</text:p>
              </table:table-cell>
              <table:table-cell office:value-type="float" office:value="419750.518179607">
                <text:p>419750.518179607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455172.276422731">
                <text:p>455172.276422731</text:p>
              </table:table-cell>
              <table:table-cell office:value-type="float" office:value="419649.427974216">
                <text:p>419649.427974216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454767.674970412">
                <text:p>454767.674970412</text:p>
              </table:table-cell>
              <table:table-cell office:value-type="float" office:value="419539.827342806">
                <text:p>419539.827342806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453233.500585562">
                <text:p>453233.500585562</text:p>
              </table:table-cell>
              <table:table-cell office:value-type="float" office:value="418395.688193767">
                <text:p>418395.688193767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451097.339049129">
                <text:p>451097.339049129</text:p>
              </table:table-cell>
              <table:table-cell office:value-type="float" office:value="416755.42157907">
                <text:p>416755.42157907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447459.101715467">
                <text:p>447459.101715467</text:p>
              </table:table-cell>
              <table:table-cell office:value-type="float" office:value="413784.947585673">
                <text:p>413784.947585673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442837.522350924">
                <text:p>442837.522350924</text:p>
              </table:table-cell>
              <table:table-cell office:value-type="float" office:value="409741.050899162">
                <text:p>409741.050899162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436304.726830845">
                <text:p>436304.726830845</text:p>
              </table:table-cell>
              <table:table-cell office:value-type="float" office:value="403868.145014052">
                <text:p>403868.145014052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427858.586424469">
                <text:p>427858.586424469</text:p>
              </table:table-cell>
              <table:table-cell office:value-type="float" office:value="396091.288165711">
                <text:p>396091.288165711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417031.737742041">
                <text:p>417031.737742041</text:p>
              </table:table-cell>
              <table:table-cell office:value-type="float" office:value="386245.437679752">
                <text:p>386245.437679752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405084.007116973">
                <text:p>405084.007116973</text:p>
              </table:table-cell>
              <table:table-cell office:value-type="float" office:value="375430.412871927">
                <text:p>375430.412871927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392291.454311766">
                <text:p>392291.454311766</text:p>
              </table:table-cell>
              <table:table-cell office:value-type="float" office:value="363922.089567766">
                <text:p>363922.089567766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378609.761276352">
                <text:p>378609.761276352</text:p>
              </table:table-cell>
              <table:table-cell office:value-type="float" office:value="351631.24881747">
                <text:p>351631.24881747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364071.586547199">
                <text:p>364071.586547199</text:p>
              </table:table-cell>
              <table:table-cell office:value-type="float" office:value="338647.770789">
                <text:p>338647.770789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349329.41922285">
                <text:p>349329.41922285</text:p>
              </table:table-cell>
              <table:table-cell office:value-type="float" office:value="325645.652959675">
                <text:p>325645.652959675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334933.847012645">
                <text:p>334933.847012645</text:p>
              </table:table-cell>
              <table:table-cell office:value-type="float" office:value="313084.554697644">
                <text:p>313084.554697644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320773.733078815">
                <text:p>320773.733078815</text:p>
              </table:table-cell>
              <table:table-cell office:value-type="float" office:value="300611.339532959">
                <text:p>300611.339532959</text:p>
              </table:table-cell>
            </table:table-row>
            <table:table-row>
              <table:table-cell office:value-type="float" office:value="44167">
                <text:p>44167</text:p>
              </table:table-cell>
              <table:table-cell office:value-type="float" office:value="306931.148123765">
                <text:p>306931.148123765</text:p>
              </table:table-cell>
              <table:table-cell office:value-type="float" office:value="288247.446865631">
                <text:p>288247.446865631</text:p>
              </table:table-cell>
            </table:table-row>
            <table:table-row>
              <table:table-cell office:value-type="float" office:value="44168">
                <text:p>44168</text:p>
              </table:table-cell>
              <table:table-cell office:value-type="float" office:value="293838.429914397">
                <text:p>293838.429914397</text:p>
              </table:table-cell>
              <table:table-cell office:value-type="float" office:value="276571.052856452">
                <text:p>276571.052856452</text:p>
              </table:table-cell>
            </table:table-row>
            <table:table-row>
              <table:table-cell office:value-type="float" office:value="44169">
                <text:p>44169</text:p>
              </table:table-cell>
              <table:table-cell office:value-type="float" office:value="281762.026746062">
                <text:p>281762.026746062</text:p>
              </table:table-cell>
              <table:table-cell office:value-type="float" office:value="265694.549349494">
                <text:p>265694.549349494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70992.809273345">
                <text:p>270992.809273345</text:p>
              </table:table-cell>
              <table:table-cell office:value-type="float" office:value="255963.077384749">
                <text:p>255963.077384749</text:p>
              </table:table-cell>
            </table:table-row>
            <table:table-row>
              <table:table-cell office:value-type="float" office:value="44171">
                <text:p>44171</text:p>
              </table:table-cell>
              <table:table-cell office:value-type="float" office:value="261399.692883777">
                <text:p>261399.692883777</text:p>
              </table:table-cell>
              <table:table-cell office:value-type="float" office:value="247296.387829502">
                <text:p>247296.387829502</text:p>
              </table:table-cell>
            </table:table-row>
            <table:table-row>
              <table:table-cell office:value-type="float" office:value="44172">
                <text:p>44172</text:p>
              </table:table-cell>
              <table:table-cell office:value-type="float" office:value="253057.145060787">
                <text:p>253057.145060787</text:p>
              </table:table-cell>
              <table:table-cell office:value-type="float" office:value="239745.197991126">
                <text:p>239745.197991126</text:p>
              </table:table-cell>
            </table:table-row>
            <table:table-row>
              <table:table-cell office:value-type="float" office:value="44173">
                <text:p>44173</text:p>
              </table:table-cell>
              <table:table-cell office:value-type="float" office:value="245713.824325653">
                <text:p>245713.824325653</text:p>
              </table:table-cell>
              <table:table-cell office:value-type="float" office:value="233203.536829718">
                <text:p>233203.536829718</text:p>
              </table:table-cell>
            </table:table-row>
            <table:table-row>
              <table:table-cell office:value-type="float" office:value="44174">
                <text:p>44174</text:p>
              </table:table-cell>
              <table:table-cell office:value-type="float" office:value="239835.846175035">
                <text:p>239835.846175035</text:p>
              </table:table-cell>
              <table:table-cell office:value-type="float" office:value="228047.42292975">
                <text:p>228047.42292975</text:p>
              </table:table-cell>
            </table:table-row>
            <table:table-row>
              <table:table-cell office:value-type="float" office:value="44175">
                <text:p>44175</text:p>
              </table:table-cell>
              <table:table-cell office:value-type="float" office:value="235027.207314996">
                <text:p>235027.207314996</text:p>
              </table:table-cell>
              <table:table-cell office:value-type="float" office:value="223885.160304103">
                <text:p>223885.160304103</text:p>
              </table:table-cell>
            </table:table-row>
            <table:table-row>
              <table:table-cell office:value-type="float" office:value="44176">
                <text:p>44176</text:p>
              </table:table-cell>
              <table:table-cell office:value-type="float" office:value="232361.188703542">
                <text:p>232361.188703542</text:p>
              </table:table-cell>
              <table:table-cell office:value-type="float" office:value="221772.098496397">
                <text:p>221772.098496397</text:p>
              </table:table-cell>
            </table:table-row>
            <table:table-row>
              <table:table-cell office:value-type="float" office:value="44177">
                <text:p>44177</text:p>
              </table:table-cell>
              <table:table-cell office:value-type="float" office:value="231470.469279388">
                <text:p>231470.469279388</text:p>
              </table:table-cell>
              <table:table-cell office:value-type="float" office:value="221530.041841694">
                <text:p>221530.041841694</text:p>
              </table:table-cell>
            </table:table-row>
            <table:table-row>
              <table:table-cell office:value-type="float" office:value="44178">
                <text:p>44178</text:p>
              </table:table-cell>
              <table:table-cell office:value-type="float" office:value="232406.138070496">
                <text:p>232406.138070496</text:p>
              </table:table-cell>
              <table:table-cell office:value-type="float" office:value="223214.289205475">
                <text:p>223214.289205475</text:p>
              </table:table-cell>
            </table:table-row>
            <table:table-row>
              <table:table-cell office:value-type="float" office:value="44179">
                <text:p>44179</text:p>
              </table:table-cell>
              <table:table-cell office:value-type="float" office:value="234805.904900263">
                <text:p>234805.904900263</text:p>
              </table:table-cell>
              <table:table-cell office:value-type="float" office:value="226299.931462458">
                <text:p>226299.93146245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239716.715411489">
                <text:p>239716.715411489</text:p>
              </table:table-cell>
              <table:table-cell office:value-type="float" office:value="231919.799741759">
                <text:p>231919.799741759</text:p>
              </table:table-cell>
            </table:table-row>
            <table:table-row>
              <table:table-cell office:value-type="float" office:value="44181">
                <text:p>44181</text:p>
              </table:table-cell>
              <table:table-cell office:value-type="float" office:value="246880.671946897">
                <text:p>246880.671946897</text:p>
              </table:table-cell>
              <table:table-cell office:value-type="float" office:value="239922.991870613">
                <text:p>239922.991870613</text:p>
              </table:table-cell>
            </table:table-row>
            <table:table-row>
              <table:table-cell office:value-type="float" office:value="44182">
                <text:p>44182</text:p>
              </table:table-cell>
              <table:table-cell office:value-type="float" office:value="256468.004685908">
                <text:p>256468.004685908</text:p>
              </table:table-cell>
              <table:table-cell office:value-type="float" office:value="250356.538436001">
                <text:p>250356.538436001</text:p>
              </table:table-cell>
            </table:table-row>
            <table:table-row>
              <table:table-cell office:value-type="float" office:value="44183">
                <text:p>44183</text:p>
              </table:table-cell>
              <table:table-cell office:value-type="float" office:value="267902.672249513">
                <text:p>267902.672249513</text:p>
              </table:table-cell>
              <table:table-cell office:value-type="float" office:value="262653.970704582">
                <text:p>262653.970704582</text:p>
              </table:table-cell>
            </table:table-row>
            <table:table-row>
              <table:table-cell office:value-type="float" office:value="44184">
                <text:p>44184</text:p>
              </table:table-cell>
              <table:table-cell office:value-type="float" office:value="281375.438163693">
                <text:p>281375.438163693</text:p>
              </table:table-cell>
              <table:table-cell office:value-type="float" office:value="277158.101769167">
                <text:p>277158.101769167</text:p>
              </table:table-cell>
            </table:table-row>
            <table:table-row>
              <table:table-cell office:value-type="float" office:value="44185">
                <text:p>44185</text:p>
              </table:table-cell>
              <table:table-cell office:value-type="float" office:value="296419.51460756">
                <text:p>296419.51460756</text:p>
              </table:table-cell>
              <table:table-cell office:value-type="float" office:value="293150.518819174">
                <text:p>293150.518819174</text:p>
              </table:table-cell>
            </table:table-row>
            <table:table-row>
              <table:table-cell office:value-type="float" office:value="44186">
                <text:p>44186</text:p>
              </table:table-cell>
              <table:table-cell office:value-type="float" office:value="313218.027510127">
                <text:p>313218.027510127</text:p>
              </table:table-cell>
              <table:table-cell office:value-type="float" office:value="310796.203681265">
                <text:p>310796.203681265</text:p>
              </table:table-cell>
            </table:table-row>
            <table:table-row>
              <table:table-cell office:value-type="float" office:value="44187">
                <text:p>44187</text:p>
              </table:table-cell>
              <table:table-cell office:value-type="float" office:value="331398.426793068">
                <text:p>331398.426793068</text:p>
              </table:table-cell>
              <table:table-cell office:value-type="float" office:value="330061.895466581">
                <text:p>330061.895466581</text:p>
              </table:table-cell>
            </table:table-row>
            <table:table-row>
              <table:table-cell office:value-type="float" office:value="44188">
                <text:p>44188</text:p>
              </table:table-cell>
              <table:table-cell office:value-type="float" office:value="350039.049449947">
                <text:p>350039.049449947</text:p>
              </table:table-cell>
              <table:table-cell office:value-type="float" office:value="349863.740570973">
                <text:p>349863.740570973</text:p>
              </table:table-cell>
            </table:table-row>
            <table:table-row>
              <table:table-cell office:value-type="float" office:value="44189">
                <text:p>44189</text:p>
              </table:table-cell>
              <table:table-cell office:value-type="float" office:value="369516.506542942">
                <text:p>369516.506542942</text:p>
              </table:table-cell>
              <table:table-cell office:value-type="float" office:value="370393.937001915">
                <text:p>370393.937001915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389006.155428971">
                <text:p>389006.155428971</text:p>
              </table:table-cell>
              <table:table-cell office:value-type="float" office:value="390722.503622969">
                <text:p>390722.503622969</text:p>
              </table:table-cell>
            </table:table-row>
            <table:table-row>
              <table:table-cell office:value-type="float" office:value="44191">
                <text:p>44191</text:p>
              </table:table-cell>
              <table:table-cell office:value-type="float" office:value="409835.487612042">
                <text:p>409835.487612042</text:p>
              </table:table-cell>
              <table:table-cell office:value-type="float" office:value="412563.948609887">
                <text:p>412563.948609887</text:p>
              </table:table-cell>
            </table:table-row>
            <table:table-row>
              <table:table-cell office:value-type="float" office:value="44192">
                <text:p>44192</text:p>
              </table:table-cell>
              <table:table-cell office:value-type="float" office:value="431972.775207265">
                <text:p>431972.775207265</text:p>
              </table:table-cell>
              <table:table-cell office:value-type="float" office:value="435748.263741003">
                <text:p>435748.263741003</text:p>
              </table:table-cell>
            </table:table-row>
            <table:table-row>
              <table:table-cell office:value-type="float" office:value="44193">
                <text:p>44193</text:p>
              </table:table-cell>
              <table:table-cell office:value-type="float" office:value="454523.963251926">
                <text:p>454523.963251926</text:p>
              </table:table-cell>
              <table:table-cell office:value-type="float" office:value="459300.22093194">
                <text:p>459300.22093194</text:p>
              </table:table-cell>
            </table:table-row>
            <table:table-row>
              <table:table-cell office:value-type="float" office:value="44194">
                <text:p>44194</text:p>
              </table:table-cell>
              <table:table-cell office:value-type="float" office:value="478628.958434492">
                <text:p>478628.958434492</text:p>
              </table:table-cell>
              <table:table-cell office:value-type="float" office:value="484517.434567655">
                <text:p>484517.434567655</text:p>
              </table:table-cell>
            </table:table-row>
            <table:table-row>
              <table:table-cell office:value-type="float" office:value="44195">
                <text:p>44195</text:p>
              </table:table-cell>
              <table:table-cell office:value-type="float" office:value="503249.975219439">
                <text:p>503249.975219439</text:p>
              </table:table-cell>
              <table:table-cell office:value-type="float" office:value="510176.359676151">
                <text:p>510176.359676151</text:p>
              </table:table-cell>
            </table:table-row>
            <table:table-row>
              <table:table-cell office:value-type="float" office:value="44196">
                <text:p>44196</text:p>
              </table:table-cell>
              <table:table-cell office:value-type="float" office:value="527532.152348712">
                <text:p>527532.152348712</text:p>
              </table:table-cell>
              <table:table-cell office:value-type="float" office:value="535294.825900872">
                <text:p>535294.825900872</text:p>
              </table:table-cell>
            </table:table-row>
            <table:table-row>
              <table:table-cell office:value-type="float" office:value="44197">
                <text:p>44197</text:p>
              </table:table-cell>
              <table:table-cell office:value-type="float" office:value="551092.452099251">
                <text:p>551092.452099251</text:p>
              </table:table-cell>
              <table:table-cell office:value-type="float" office:value="559302.048254132">
                <text:p>559302.048254132</text:p>
              </table:table-cell>
            </table:table-row>
            <table:table-row>
              <table:table-cell office:value-type="float" office:value="44198">
                <text:p>44198</text:p>
              </table:table-cell>
              <table:table-cell office:value-type="float" office:value="573709.250667001">
                <text:p>573709.250667001</text:p>
              </table:table-cell>
              <table:table-cell office:value-type="float" office:value="581873.532443912">
                <text:p>581873.532443912</text:p>
              </table:table-cell>
            </table:table-row>
            <table:table-row>
              <table:table-cell office:value-type="float" office:value="44199">
                <text:p>44199</text:p>
              </table:table-cell>
              <table:table-cell office:value-type="float" office:value="594573.6087265">
                <text:p>594573.6087265</text:p>
              </table:table-cell>
              <table:table-cell office:value-type="float" office:value="602534.743920922">
                <text:p>602534.74392092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612843.538520163">
                <text:p>612843.538520163</text:p>
              </table:table-cell>
              <table:table-cell office:value-type="float" office:value="620134.712047681">
                <text:p>620134.712047681</text:p>
              </table:table-cell>
            </table:table-row>
            <table:table-row>
              <table:table-cell office:value-type="float" office:value="44201">
                <text:p>44201</text:p>
              </table:table-cell>
              <table:table-cell office:value-type="float" office:value="628667.695344092">
                <text:p>628667.695344092</text:p>
              </table:table-cell>
              <table:table-cell office:value-type="float" office:value="634931.079429521">
                <text:p>634931.079429521</text:p>
              </table:table-cell>
            </table:table-row>
            <table:table-row>
              <table:table-cell office:value-type="float" office:value="44202">
                <text:p>44202</text:p>
              </table:table-cell>
              <table:table-cell office:value-type="float" office:value="641088.439146169">
                <text:p>641088.439146169</text:p>
              </table:table-cell>
              <table:table-cell office:value-type="float" office:value="646174.719596321">
                <text:p>646174.719596321</text:p>
              </table:table-cell>
            </table:table-row>
            <table:table-row>
              <table:table-cell office:value-type="float" office:value="44203">
                <text:p>44203</text:p>
              </table:table-cell>
              <table:table-cell office:value-type="float" office:value="649897.343819788">
                <text:p>649897.343819788</text:p>
              </table:table-cell>
              <table:table-cell office:value-type="float" office:value="653730.975423396">
                <text:p>653730.975423396</text:p>
              </table:table-cell>
            </table:table-row>
            <table:table-row>
              <table:table-cell office:value-type="float" office:value="44204">
                <text:p>44204</text:p>
              </table:table-cell>
              <table:table-cell office:value-type="float" office:value="656067.892095475">
                <text:p>656067.892095475</text:p>
              </table:table-cell>
              <table:table-cell office:value-type="float" office:value="658646.546247629">
                <text:p>658646.546247629</text:p>
              </table:table-cell>
            </table:table-row>
            <table:table-row>
              <table:table-cell office:value-type="float" office:value="44205">
                <text:p>44205</text:p>
              </table:table-cell>
              <table:table-cell office:value-type="float" office:value="658475.374790805">
                <text:p>658475.374790805</text:p>
              </table:table-cell>
              <table:table-cell office:value-type="float" office:value="659892.187966257">
                <text:p>659892.187966257</text:p>
              </table:table-cell>
            </table:table-row>
            <table:table-row>
              <table:table-cell office:value-type="float" office:value="44206">
                <text:p>44206</text:p>
              </table:table-cell>
              <table:table-cell office:value-type="float" office:value="657455.083446606">
                <text:p>657455.083446606</text:p>
              </table:table-cell>
              <table:table-cell office:value-type="float" office:value="657752.634164054">
                <text:p>657752.634164054</text:p>
              </table:table-cell>
            </table:table-row>
            <table:table-row>
              <table:table-cell office:value-type="float" office:value="44207">
                <text:p>44207</text:p>
              </table:table-cell>
              <table:table-cell office:value-type="float" office:value="652461.876041259">
                <text:p>652461.876041259</text:p>
              </table:table-cell>
              <table:table-cell office:value-type="float" office:value="651790.531303276">
                <text:p>651790.531303276</text:p>
              </table:table-cell>
            </table:table-row>
            <table:table-row>
              <table:table-cell office:value-type="float" office:value="44208">
                <text:p>44208</text:p>
              </table:table-cell>
              <table:table-cell office:value-type="float" office:value="643797.025774333">
                <text:p>643797.025774333</text:p>
              </table:table-cell>
              <table:table-cell office:value-type="float" office:value="642072.388861418">
                <text:p>642072.388861418</text:p>
              </table:table-cell>
            </table:table-row>
            <table:table-row>
              <table:table-cell office:value-type="float" office:value="44209">
                <text:p>44209</text:p>
              </table:table-cell>
              <table:table-cell office:value-type="float" office:value="631924.426199046">
                <text:p>631924.426199046</text:p>
              </table:table-cell>
              <table:table-cell office:value-type="float" office:value="629462.316795028">
                <text:p>629462.31679502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618254.840345206">
                <text:p>618254.840345206</text:p>
              </table:table-cell>
              <table:table-cell office:value-type="float" office:value="615159.515546419">
                <text:p>615159.515546419</text:p>
              </table:table-cell>
            </table:table-row>
            <table:table-row>
              <table:table-cell office:value-type="float" office:value="44211">
                <text:p>44211</text:p>
              </table:table-cell>
              <table:table-cell office:value-type="float" office:value="602811.146218179">
                <text:p>602811.146218179</text:p>
              </table:table-cell>
              <table:table-cell office:value-type="float" office:value="599131.256277689">
                <text:p>599131.256277689</text:p>
              </table:table-cell>
            </table:table-row>
            <table:table-row>
              <table:table-cell office:value-type="float" office:value="44212">
                <text:p>44212</text:p>
              </table:table-cell>
              <table:table-cell office:value-type="float" office:value="586210.505797519">
                <text:p>586210.505797519</text:p>
              </table:table-cell>
              <table:table-cell office:value-type="float" office:value="581902.914950066">
                <text:p>581902.914950066</text:p>
              </table:table-cell>
            </table:table-row>
            <table:table-row>
              <table:table-cell office:value-type="float" office:value="44213">
                <text:p>44213</text:p>
              </table:table-cell>
              <table:table-cell office:value-type="float" office:value="567932.781791293">
                <text:p>567932.781791293</text:p>
              </table:table-cell>
              <table:table-cell office:value-type="float" office:value="563096.341521148">
                <text:p>563096.341521148</text:p>
              </table:table-cell>
            </table:table-row>
            <table:table-row>
              <table:table-cell office:value-type="float" office:value="44214">
                <text:p>44214</text:p>
              </table:table-cell>
              <table:table-cell office:value-type="float" office:value="549316.358157153">
                <text:p>549316.358157153</text:p>
              </table:table-cell>
              <table:table-cell office:value-type="float" office:value="543881.917989245">
                <text:p>543881.917989245</text:p>
              </table:table-cell>
            </table:table-row>
            <table:table-row>
              <table:table-cell office:value-type="float" office:value="44215">
                <text:p>44215</text:p>
              </table:table-cell>
              <table:table-cell office:value-type="float" office:value="530731.269799926">
                <text:p>530731.269799926</text:p>
              </table:table-cell>
              <table:table-cell office:value-type="float" office:value="524788.886873284">
                <text:p>524788.886873284</text:p>
              </table:table-cell>
            </table:table-row>
            <table:table-row>
              <table:table-cell office:value-type="float" office:value="44216">
                <text:p>44216</text:p>
              </table:table-cell>
              <table:table-cell office:value-type="float" office:value="512191.478609867">
                <text:p>512191.478609867</text:p>
              </table:table-cell>
              <table:table-cell office:value-type="float" office:value="505661.135774741">
                <text:p>505661.135774741</text:p>
              </table:table-cell>
            </table:table-row>
            <table:table-row>
              <table:table-cell office:value-type="float" office:value="44217">
                <text:p>44217</text:p>
              </table:table-cell>
              <table:table-cell office:value-type="float" office:value="494173.54418898">
                <text:p>494173.54418898</text:p>
              </table:table-cell>
              <table:table-cell office:value-type="float" office:value="486986.739619181">
                <text:p>486986.739619181</text:p>
              </table:table-cell>
            </table:table-row>
            <table:table-row>
              <table:table-cell office:value-type="float" office:value="44218">
                <text:p>44218</text:p>
              </table:table-cell>
              <table:table-cell office:value-type="float" office:value="477038.923196156">
                <text:p>477038.923196156</text:p>
              </table:table-cell>
              <table:table-cell office:value-type="float" office:value="469056.622867822">
                <text:p>469056.622867822</text:p>
              </table:table-cell>
            </table:table-row>
            <table:table-row>
              <table:table-cell office:value-type="float" office:value="44219">
                <text:p>44219</text:p>
              </table:table-cell>
              <table:table-cell office:value-type="float" office:value="460780.806687708">
                <text:p>460780.806687708</text:p>
              </table:table-cell>
              <table:table-cell office:value-type="float" office:value="452111.132960294">
                <text:p>452111.132960294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445724.310903821">
                <text:p>445724.310903821</text:p>
              </table:table-cell>
              <table:table-cell office:value-type="float" office:value="436232.956379743">
                <text:p>436232.956379743</text:p>
              </table:table-cell>
            </table:table-row>
            <table:table-row>
              <table:table-cell office:value-type="float" office:value="44221">
                <text:p>44221</text:p>
              </table:table-cell>
              <table:table-cell office:value-type="float" office:value="431000.163986871">
                <text:p>431000.163986871</text:p>
              </table:table-cell>
              <table:table-cell office:value-type="float" office:value="420584.937334412">
                <text:p>420584.937334412</text:p>
              </table:table-cell>
            </table:table-row>
            <table:table-row>
              <table:table-cell office:value-type="float" office:value="44222">
                <text:p>44222</text:p>
              </table:table-cell>
              <table:table-cell office:value-type="float" office:value="416498.644636282">
                <text:p>416498.644636282</text:p>
              </table:table-cell>
              <table:table-cell office:value-type="float" office:value="405149.255116794">
                <text:p>405149.255116794</text:p>
              </table:table-cell>
            </table:table-row>
            <table:table-row>
              <table:table-cell office:value-type="float" office:value="44223">
                <text:p>44223</text:p>
              </table:table-cell>
              <table:table-cell office:value-type="float" office:value="402328.953833133">
                <text:p>402328.953833133</text:p>
              </table:table-cell>
              <table:table-cell office:value-type="float" office:value="390029.785569562">
                <text:p>390029.785569562</text:p>
              </table:table-cell>
            </table:table-row>
            <table:table-row>
              <table:table-cell office:value-type="float" office:value="44224">
                <text:p>44224</text:p>
              </table:table-cell>
              <table:table-cell office:value-type="float" office:value="388209.141676032">
                <text:p>388209.141676032</text:p>
              </table:table-cell>
              <table:table-cell office:value-type="float" office:value="375038.606332341">
                <text:p>375038.606332341</text:p>
              </table:table-cell>
            </table:table-row>
            <table:table-row>
              <table:table-cell office:value-type="float" office:value="44225">
                <text:p>44225</text:p>
              </table:table-cell>
              <table:table-cell office:value-type="float" office:value="374012.88731522">
                <text:p>374012.88731522</text:p>
              </table:table-cell>
              <table:table-cell office:value-type="float" office:value="360247.11582538">
                <text:p>360247.11582538</text:p>
              </table:table-cell>
            </table:table-row>
            <table:table-row>
              <table:table-cell office:value-type="float" office:value="44226">
                <text:p>44226</text:p>
              </table:table-cell>
              <table:table-cell office:value-type="float" office:value="360010.712007573">
                <text:p>360010.712007573</text:p>
              </table:table-cell>
              <table:table-cell office:value-type="float" office:value="345842.716757522">
                <text:p>345842.716757522</text:p>
              </table:table-cell>
            </table:table-row>
            <table:table-row>
              <table:table-cell office:value-type="float" office:value="44227">
                <text:p>44227</text:p>
              </table:table-cell>
              <table:table-cell office:value-type="float" office:value="345913.89808265">
                <text:p>345913.89808265</text:p>
              </table:table-cell>
              <table:table-cell office:value-type="float" office:value="331655.018581128">
                <text:p>331655.018581128</text:p>
              </table:table-cell>
            </table:table-row>
            <table:table-row>
              <table:table-cell office:value-type="float" office:value="44228">
                <text:p>44228</text:p>
              </table:table-cell>
              <table:table-cell office:value-type="float" office:value="331751.892014216">
                <text:p>331751.892014216</text:p>
              </table:table-cell>
              <table:table-cell office:value-type="float" office:value="317617.980990164">
                <text:p>317617.980990164</text:p>
              </table:table-cell>
            </table:table-row>
            <table:table-row>
              <table:table-cell office:value-type="float" office:value="44229">
                <text:p>44229</text:p>
              </table:table-cell>
              <table:table-cell office:value-type="float" office:value="317776.544313281">
                <text:p>317776.544313281</text:p>
              </table:table-cell>
              <table:table-cell office:value-type="float" office:value="303898.103291658">
                <text:p>303898.103291658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304022.492871029">
                <text:p>304022.492871029</text:p>
              </table:table-cell>
              <table:table-cell office:value-type="float" office:value="290624.407162113">
                <text:p>290624.407162113</text:p>
              </table:table-cell>
            </table:table-row>
            <table:table-row>
              <table:table-cell office:value-type="float" office:value="44231">
                <text:p>44231</text:p>
              </table:table-cell>
              <table:table-cell office:value-type="float" office:value="290900.095512186">
                <text:p>290900.095512186</text:p>
              </table:table-cell>
              <table:table-cell office:value-type="float" office:value="277980.555492307">
                <text:p>277980.555492307</text:p>
              </table:table-cell>
            </table:table-row>
            <table:table-row>
              <table:table-cell office:value-type="float" office:value="44232">
                <text:p>44232</text:p>
              </table:table-cell>
              <table:table-cell office:value-type="float" office:value="277779.258635176">
                <text:p>277779.258635176</text:p>
              </table:table-cell>
              <table:table-cell office:value-type="float" office:value="265444.807948369">
                <text:p>265444.807948369</text:p>
              </table:table-cell>
            </table:table-row>
            <table:table-row>
              <table:table-cell office:value-type="float" office:value="44233">
                <text:p>44233</text:p>
              </table:table-cell>
              <table:table-cell office:value-type="float" office:value="265695.877194939">
                <text:p>265695.8771949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234">
                <text:p>44234</text:p>
              </table:table-cell>
              <table:table-cell office:value-type="float" office:value="254626.921263493">
                <text:p>254626.92126349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.0$Linux_X86_64 LibreOffice_project/2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ot" draw:display-name="Long Dot" draw:style="rect" draw:dots1="1" draw:dots1-length="100%" draw:distance="300%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7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383cm" svg:height="9.005cm" xlink:href=".." xlink:type="simple" chart:class="chart:line" chart:style-name="ch1">
        <chart:legend chart:legend-position="end" svg:x="11.504cm" svg:y="3.954cm" style:legend-expansion="high" chart:style-name="ch2"/>
        <chart:plot-area chart:style-name="ch3" table:cell-range-address="Graphs_EN.B2:Graphs_EN.B500 Graphs_EN.E2:Graphs_EN.E500 Graphs_EN.G2:Graphs_EN.G500" chart:data-source-has-labels="column" svg:x="0.287cm" svg:y="0.18cm" svg:width="10.93cm" svg:height="8.645cm">
          <chart:coordinate-region svg:x="1.799cm" svg:y="0.379cm" svg:width="9.33cm" svg:height="7.799cm"/>
          <chart:axis chart:dimension="x" chart:name="primary-x" chart:style-name="ch4" chartooo:axis-type="auto">
            <chartooo:date-scale/>
            <chart:categories table:cell-range-address="Graphs_EN.B2:Graphs_EN.B5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aphs_EN.E2:Graphs_EN.E500" chart:class="chart:line">
            <chart:data-point chart:repeated="499"/>
          </chart:series>
          <chart:series chart:style-name="ch8" chart:values-cell-range-address="Graphs_EN.G2:Graphs_EN.G500" chart:class="chart:line">
            <chart:data-point chart:repeated="4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43992">
                <text:p>43992</text:p>
                <draw:g>
                  <svg:desc>Graphs_EN.B2:Graphs_EN.B500</svg:desc>
                </draw:g>
              </table:table-cell>
              <table:table-cell office:value-type="float" office:value="NaN">
                <text:p>NaN</text:p>
                <draw:g>
                  <svg:desc>Graphs_EN.E2:Graphs_EN.E500</svg:desc>
                </draw:g>
              </table:table-cell>
              <table:table-cell office:value-type="float" office:value="NaN">
                <text:p>NaN</text:p>
                <draw:g>
                  <svg:desc>Graphs_EN.G2:Graphs_EN.G500</svg:desc>
                </draw:g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0.897253120296234">
                <text:p>0.897253120296234</text:p>
              </table:table-cell>
              <table:table-cell office:value-type="float" office:value="0.968395519845901">
                <text:p>0.968395519845901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0.902007112488174">
                <text:p>0.902007112488174</text:p>
              </table:table-cell>
              <table:table-cell office:value-type="float" office:value="0.968204148949785">
                <text:p>0.968204148949785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0.905497107429317">
                <text:p>0.905497107429317</text:p>
              </table:table-cell>
              <table:table-cell office:value-type="float" office:value="0.970934442515389">
                <text:p>0.970934442515389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0.906541368559846">
                <text:p>0.906541368559846</text:p>
              </table:table-cell>
              <table:table-cell office:value-type="float" office:value="0.973416335007665">
                <text:p>0.973416335007665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0.908954982973808">
                <text:p>0.908954982973808</text:p>
              </table:table-cell>
              <table:table-cell office:value-type="float" office:value="0.960191775573131">
                <text:p>0.960191775573131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0.911359883560789">
                <text:p>0.911359883560789</text:p>
              </table:table-cell>
              <table:table-cell office:value-type="float" office:value="0.951374722613572">
                <text:p>0.951374722613572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0.913239765691109">
                <text:p>0.913239765691109</text:p>
              </table:table-cell>
              <table:table-cell office:value-type="float" office:value="0.956231579500519">
                <text:p>0.956231579500519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0.915933049519678">
                <text:p>0.915933049519678</text:p>
              </table:table-cell>
              <table:table-cell office:value-type="float" office:value="0.946005269170669">
                <text:p>0.946005269170669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0.915828746664342">
                <text:p>0.915828746664342</text:p>
              </table:table-cell>
              <table:table-cell office:value-type="float" office:value="0.920632369736263">
                <text:p>0.920632369736263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1802235390645">
                <text:p>0.91802235390645</text:p>
              </table:table-cell>
              <table:table-cell office:value-type="float" office:value="0.904568809870147">
                <text:p>0.904568809870147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0.920573417439988">
                <text:p>0.920573417439988</text:p>
              </table:table-cell>
              <table:table-cell office:value-type="float" office:value="0.90335009637535">
                <text:p>0.90335009637535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0.923668269055568">
                <text:p>0.923668269055568</text:p>
              </table:table-cell>
              <table:table-cell office:value-type="float" office:value="0.903853203091982">
                <text:p>0.903853203091982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0.924571992191547">
                <text:p>0.924571992191547</text:p>
              </table:table-cell>
              <table:table-cell office:value-type="float" office:value="0.89729965527733">
                <text:p>0.89729965527733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0.925162151804498">
                <text:p>0.925162151804498</text:p>
              </table:table-cell>
              <table:table-cell office:value-type="float" office:value="0.888614487435023">
                <text:p>0.888614487435023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0.92444388207364">
                <text:p>0.92444388207364</text:p>
              </table:table-cell>
              <table:table-cell office:value-type="float" office:value="0.883992943543632">
                <text:p>0.883992943543632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0.924383509032242">
                <text:p>0.924383509032242</text:p>
              </table:table-cell>
              <table:table-cell office:value-type="float" office:value="0.887605153954145">
                <text:p>0.887605153954145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0.925412430249615">
                <text:p>0.925412430249615</text:p>
              </table:table-cell>
              <table:table-cell office:value-type="float" office:value="0.88985709508697">
                <text:p>0.88985709508697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0.925378042907329">
                <text:p>0.925378042907329</text:p>
              </table:table-cell>
              <table:table-cell office:value-type="float" office:value="0.899475942800329">
                <text:p>0.899475942800329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0.923270142634237">
                <text:p>0.923270142634237</text:p>
              </table:table-cell>
              <table:table-cell office:value-type="float" office:value="0.901662642095916">
                <text:p>0.90166264209591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921857175197076">
                <text:p>0.921857175197076</text:p>
              </table:table-cell>
              <table:table-cell office:value-type="float" office:value="0.897222742641811">
                <text:p>0.897222742641811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0.921708871150765">
                <text:p>0.921708871150765</text:p>
              </table:table-cell>
              <table:table-cell office:value-type="float" office:value="0.900983734624985">
                <text:p>0.900983734624985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0.921923861919822">
                <text:p>0.921923861919822</text:p>
              </table:table-cell>
              <table:table-cell office:value-type="float" office:value="0.895459939187213">
                <text:p>0.895459939187213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0.921630692888634">
                <text:p>0.921630692888634</text:p>
              </table:table-cell>
              <table:table-cell office:value-type="float" office:value="0.894902031159957">
                <text:p>0.894902031159957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0.922446980829275">
                <text:p>0.922446980829275</text:p>
              </table:table-cell>
              <table:table-cell office:value-type="float" office:value="0.905185207485946">
                <text:p>0.905185207485946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0.924230090395811">
                <text:p>0.924230090395811</text:p>
              </table:table-cell>
              <table:table-cell office:value-type="float" office:value="0.911282263053525">
                <text:p>0.911282263053525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0.927607229649352">
                <text:p>0.927607229649352</text:p>
              </table:table-cell>
              <table:table-cell office:value-type="float" office:value="0.910606310115005">
                <text:p>0.910606310115005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0.931040392167657">
                <text:p>0.931040392167657</text:p>
              </table:table-cell>
              <table:table-cell office:value-type="float" office:value="0.912566267842098">
                <text:p>0.912566267842098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0.933390144250289">
                <text:p>0.933390144250289</text:p>
              </table:table-cell>
              <table:table-cell office:value-type="float" office:value="0.922773008164861">
                <text:p>0.922773008164861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0.933959786346452">
                <text:p>0.933959786346452</text:p>
              </table:table-cell>
              <table:table-cell office:value-type="float" office:value="0.93843202928013">
                <text:p>0.93843202928013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937208551844059">
                <text:p>0.937208551844059</text:p>
              </table:table-cell>
              <table:table-cell office:value-type="float" office:value="0.948693629020475">
                <text:p>0.948693629020475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0.940832994020806">
                <text:p>0.940832994020806</text:p>
              </table:table-cell>
              <table:table-cell office:value-type="float" office:value="0.941524800409614">
                <text:p>0.941524800409614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0.943408205202728">
                <text:p>0.943408205202728</text:p>
              </table:table-cell>
              <table:table-cell office:value-type="float" office:value="0.94245735880466">
                <text:p>0.94245735880466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0.945257281260422">
                <text:p>0.945257281260422</text:p>
              </table:table-cell>
              <table:table-cell office:value-type="float" office:value="0.957886387573932">
                <text:p>0.957886387573932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0.947572047118731">
                <text:p>0.947572047118731</text:p>
              </table:table-cell>
              <table:table-cell office:value-type="float" office:value="0.972108323602827">
                <text:p>0.972108323602827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0.948111379447693">
                <text:p>0.948111379447693</text:p>
              </table:table-cell>
              <table:table-cell office:value-type="float" office:value="0.981934986211363">
                <text:p>0.981934986211363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0.945713314865946">
                <text:p>0.945713314865946</text:p>
              </table:table-cell>
              <table:table-cell office:value-type="float" office:value="0.985285955280442">
                <text:p>0.985285955280442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0.943203357873194">
                <text:p>0.943203357873194</text:p>
              </table:table-cell>
              <table:table-cell office:value-type="float" office:value="0.98332240405691">
                <text:p>0.98332240405691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0.941370384328036">
                <text:p>0.941370384328036</text:p>
              </table:table-cell>
              <table:table-cell office:value-type="float" office:value="0.983430325165361">
                <text:p>0.983430325165361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0.938650609947525">
                <text:p>0.938650609947525</text:p>
              </table:table-cell>
              <table:table-cell office:value-type="float" office:value="0.98522910544708">
                <text:p>0.98522910544708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0.934438233910513">
                <text:p>0.934438233910513</text:p>
              </table:table-cell>
              <table:table-cell office:value-type="float" office:value="0.981547178255263">
                <text:p>0.981547178255263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0.930552961917561">
                <text:p>0.930552961917561</text:p>
              </table:table-cell>
              <table:table-cell office:value-type="float" office:value="0.973720658417074">
                <text:p>0.973720658417074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0.924515168855502">
                <text:p>0.924515168855502</text:p>
              </table:table-cell>
              <table:table-cell office:value-type="float" office:value="0.981769198394833">
                <text:p>0.981769198394833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0.91921215837177">
                <text:p>0.91921215837177</text:p>
              </table:table-cell>
              <table:table-cell office:value-type="float" office:value="0.989599215576203">
                <text:p>0.989599215576203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0.913907828222958">
                <text:p>0.913907828222958</text:p>
              </table:table-cell>
              <table:table-cell office:value-type="float" office:value="0.977462867351274">
                <text:p>0.977462867351274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0.909831578716742">
                <text:p>0.909831578716742</text:p>
              </table:table-cell>
              <table:table-cell office:value-type="float" office:value="0.978715565579484">
                <text:p>0.978715565579484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0.90665532250973">
                <text:p>0.90665532250973</text:p>
              </table:table-cell>
              <table:table-cell office:value-type="float" office:value="0.982996478840498">
                <text:p>0.982996478840498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0.905177406659879">
                <text:p>0.905177406659879</text:p>
              </table:table-cell>
              <table:table-cell office:value-type="float" office:value="0.975098632109276">
                <text:p>0.975098632109276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0.904477131185073">
                <text:p>0.904477131185073</text:p>
              </table:table-cell>
              <table:table-cell office:value-type="float" office:value="0.963992815550338">
                <text:p>0.963992815550338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0.904643860726707">
                <text:p>0.904643860726707</text:p>
              </table:table-cell>
              <table:table-cell office:value-type="float" office:value="0.960355823651162">
                <text:p>0.96035582365116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0.904259874140725">
                <text:p>0.904259874140725</text:p>
              </table:table-cell>
              <table:table-cell office:value-type="float" office:value="0.966218961270727">
                <text:p>0.966218961270727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0.904765775515633">
                <text:p>0.904765775515633</text:p>
              </table:table-cell>
              <table:table-cell office:value-type="float" office:value="0.962841846357869">
                <text:p>0.962841846357869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0.907852851661293">
                <text:p>0.907852851661293</text:p>
              </table:table-cell>
              <table:table-cell office:value-type="float" office:value="0.940714096411204">
                <text:p>0.940714096411204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0.911320445902667">
                <text:p>0.911320445902667</text:p>
              </table:table-cell>
              <table:table-cell office:value-type="float" office:value="0.927666931866819">
                <text:p>0.927666931866819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0.916305526809489">
                <text:p>0.916305526809489</text:p>
              </table:table-cell>
              <table:table-cell office:value-type="float" office:value="0.927676400976224">
                <text:p>0.927676400976224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0.919461863141117">
                <text:p>0.919461863141117</text:p>
              </table:table-cell>
              <table:table-cell office:value-type="float" office:value="0.926899802359372">
                <text:p>0.926899802359372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0.924227463959048">
                <text:p>0.924227463959048</text:p>
              </table:table-cell>
              <table:table-cell office:value-type="float" office:value="0.933627891374599">
                <text:p>0.933627891374599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0.930066994918053">
                <text:p>0.930066994918053</text:p>
              </table:table-cell>
              <table:table-cell office:value-type="float" office:value="0.928630289287066">
                <text:p>0.928630289287066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0.933966847864274">
                <text:p>0.933966847864274</text:p>
              </table:table-cell>
              <table:table-cell office:value-type="float" office:value="0.920404702359284">
                <text:p>0.920404702359284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0.939016446552418">
                <text:p>0.939016446552418</text:p>
              </table:table-cell>
              <table:table-cell office:value-type="float" office:value="0.925552999044642">
                <text:p>0.92555299904464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0.942237326342222">
                <text:p>0.942237326342222</text:p>
              </table:table-cell>
              <table:table-cell office:value-type="float" office:value="0.922430085769797">
                <text:p>0.922430085769797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0.947812191507324">
                <text:p>0.947812191507324</text:p>
              </table:table-cell>
              <table:table-cell office:value-type="float" office:value="0.909930849431042">
                <text:p>0.909930849431042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0.953852424867981">
                <text:p>0.953852424867981</text:p>
              </table:table-cell>
              <table:table-cell office:value-type="float" office:value="0.909593925730999">
                <text:p>0.909593925730999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0.958845080503307">
                <text:p>0.958845080503307</text:p>
              </table:table-cell>
              <table:table-cell office:value-type="float" office:value="0.917407539026027">
                <text:p>0.917407539026027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0.961025378302487">
                <text:p>0.961025378302487</text:p>
              </table:table-cell>
              <table:table-cell office:value-type="float" office:value="0.905288084537058">
                <text:p>0.905288084537058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0.959118075657564">
                <text:p>0.959118075657564</text:p>
              </table:table-cell>
              <table:table-cell office:value-type="float" office:value="0.894186578284896">
                <text:p>0.894186578284896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0.957576453145176">
                <text:p>0.957576453145176</text:p>
              </table:table-cell>
              <table:table-cell office:value-type="float" office:value="0.890744031547646">
                <text:p>0.890744031547646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0.953576077715914">
                <text:p>0.953576077715914</text:p>
              </table:table-cell>
              <table:table-cell office:value-type="float" office:value="0.869577523158824">
                <text:p>0.869577523158824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0.949578594178183">
                <text:p>0.949578594178183</text:p>
              </table:table-cell>
              <table:table-cell office:value-type="float" office:value="0.852165816074131">
                <text:p>0.852165816074131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0.944422606695889">
                <text:p>0.944422606695889</text:p>
              </table:table-cell>
              <table:table-cell office:value-type="float" office:value="0.83896102872041">
                <text:p>0.8389610287204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0.938352945305019">
                <text:p>0.938352945305019</text:p>
              </table:table-cell>
              <table:table-cell office:value-type="float" office:value="0.827316783056119">
                <text:p>0.827316783056119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0.930604695710615">
                <text:p>0.930604695710615</text:p>
              </table:table-cell>
              <table:table-cell office:value-type="float" office:value="0.822684379290825">
                <text:p>0.822684379290825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0.9228257021378">
                <text:p>0.9228257021378</text:p>
              </table:table-cell>
              <table:table-cell office:value-type="float" office:value="0.805505379920067">
                <text:p>0.805505379920067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0.914306681366443">
                <text:p>0.914306681366443</text:p>
              </table:table-cell>
              <table:table-cell office:value-type="float" office:value="0.779701887827338">
                <text:p>0.779701887827338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0.907281653891232">
                <text:p>0.907281653891232</text:p>
              </table:table-cell>
              <table:table-cell office:value-type="float" office:value="0.759392963701121">
                <text:p>0.759392963701121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0.899430428612334">
                <text:p>0.899430428612334</text:p>
              </table:table-cell>
              <table:table-cell office:value-type="float" office:value="0.745272104327904">
                <text:p>0.745272104327904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0.8935739259073">
                <text:p>0.8935739259073</text:p>
              </table:table-cell>
              <table:table-cell office:value-type="float" office:value="0.736839917446401">
                <text:p>0.736839917446401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0.888769042008919">
                <text:p>0.888769042008919</text:p>
              </table:table-cell>
              <table:table-cell office:value-type="float" office:value="0.723942089615855">
                <text:p>0.723942089615855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0.886019635309255">
                <text:p>0.886019635309255</text:p>
              </table:table-cell>
              <table:table-cell office:value-type="float" office:value="0.717733912460663">
                <text:p>0.717733912460663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0.887051146809729">
                <text:p>0.887051146809729</text:p>
              </table:table-cell>
              <table:table-cell office:value-type="float" office:value="0.717785779288364">
                <text:p>0.71778577928836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0.885961263635968">
                <text:p>0.885961263635968</text:p>
              </table:table-cell>
              <table:table-cell office:value-type="float" office:value="0.718413196627725">
                <text:p>0.718413196627725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0.887691792738298">
                <text:p>0.887691792738298</text:p>
              </table:table-cell>
              <table:table-cell office:value-type="float" office:value="0.719836625480849">
                <text:p>0.719836625480849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0.888839127886902">
                <text:p>0.888839127886902</text:p>
              </table:table-cell>
              <table:table-cell office:value-type="float" office:value="0.72012998142573">
                <text:p>0.72012998142573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0.890874348490958">
                <text:p>0.890874348490958</text:p>
              </table:table-cell>
              <table:table-cell office:value-type="float" office:value="0.722872045402318">
                <text:p>0.722872045402318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0.895775345556388">
                <text:p>0.895775345556388</text:p>
              </table:table-cell>
              <table:table-cell office:value-type="float" office:value="0.724117670061582">
                <text:p>0.724117670061582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0.90105866002138">
                <text:p>0.90105866002138</text:p>
              </table:table-cell>
              <table:table-cell office:value-type="float" office:value="0.731105643647667">
                <text:p>0.731105643647667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0.905262974311421">
                <text:p>0.905262974311421</text:p>
              </table:table-cell>
              <table:table-cell office:value-type="float" office:value="0.740966624950928">
                <text:p>0.740966624950928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0.90900633509575">
                <text:p>0.90900633509575</text:p>
              </table:table-cell>
              <table:table-cell office:value-type="float" office:value="0.753040586353743">
                <text:p>0.753040586353743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0.911333618432483">
                <text:p>0.911333618432483</text:p>
              </table:table-cell>
              <table:table-cell office:value-type="float" office:value="0.770592492841537">
                <text:p>0.770592492841537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0.912420741053966">
                <text:p>0.912420741053966</text:p>
              </table:table-cell>
              <table:table-cell office:value-type="float" office:value="0.789587275663321">
                <text:p>0.789587275663321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0.913201897198664">
                <text:p>0.913201897198664</text:p>
              </table:table-cell>
              <table:table-cell office:value-type="float" office:value="0.804061598169982">
                <text:p>0.804061598169982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0.91415397524378">
                <text:p>0.91415397524378</text:p>
              </table:table-cell>
              <table:table-cell office:value-type="float" office:value="0.814081568533046">
                <text:p>0.814081568533046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0.914235420387985">
                <text:p>0.914235420387985</text:p>
              </table:table-cell>
              <table:table-cell office:value-type="float" office:value="0.820646495419818">
                <text:p>0.820646495419818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0.914067305980527">
                <text:p>0.914067305980527</text:p>
              </table:table-cell>
              <table:table-cell office:value-type="float" office:value="0.828948331861061">
                <text:p>0.828948331861061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0.913334584132422">
                <text:p>0.913334584132422</text:p>
              </table:table-cell>
              <table:table-cell office:value-type="float" office:value="0.841840502806239">
                <text:p>0.841840502806239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0.912385429404215">
                <text:p>0.912385429404215</text:p>
              </table:table-cell>
              <table:table-cell office:value-type="float" office:value="0.851741249977417">
                <text:p>0.851741249977417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0.910584537554304">
                <text:p>0.910584537554304</text:p>
              </table:table-cell>
              <table:table-cell office:value-type="float" office:value="0.854750773163917">
                <text:p>0.854750773163917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0.907968703629693">
                <text:p>0.907968703629693</text:p>
              </table:table-cell>
              <table:table-cell office:value-type="float" office:value="0.853454156821035">
                <text:p>0.853454156821035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0.90522217632403">
                <text:p>0.90522217632403</text:p>
              </table:table-cell>
              <table:table-cell office:value-type="float" office:value="0.852543632051715">
                <text:p>0.852543632051715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0.902130550593481">
                <text:p>0.902130550593481</text:p>
              </table:table-cell>
              <table:table-cell office:value-type="float" office:value="0.853515019755101">
                <text:p>0.853515019755101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0.899641310863188">
                <text:p>0.899641310863188</text:p>
              </table:table-cell>
              <table:table-cell office:value-type="float" office:value="0.853240289788925">
                <text:p>0.853240289788925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0.896852969087204">
                <text:p>0.896852969087204</text:p>
              </table:table-cell>
              <table:table-cell office:value-type="float" office:value="0.851022201035619">
                <text:p>0.851022201035619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0.894354364773493">
                <text:p>0.894354364773493</text:p>
              </table:table-cell>
              <table:table-cell office:value-type="float" office:value="0.847863101548454">
                <text:p>0.847863101548454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0.892086351728606">
                <text:p>0.892086351728606</text:p>
              </table:table-cell>
              <table:table-cell office:value-type="float" office:value="0.845495421233189">
                <text:p>0.845495421233189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0.889748007567642">
                <text:p>0.889748007567642</text:p>
              </table:table-cell>
              <table:table-cell office:value-type="float" office:value="0.843240469012336">
                <text:p>0.843240469012336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0.888003406661039">
                <text:p>0.888003406661039</text:p>
              </table:table-cell>
              <table:table-cell office:value-type="float" office:value="0.837370226373634">
                <text:p>0.837370226373634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0.88642387103446">
                <text:p>0.88642387103446</text:p>
              </table:table-cell>
              <table:table-cell office:value-type="float" office:value="0.8312315125728">
                <text:p>0.8312315125728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0.885234538480913">
                <text:p>0.885234538480913</text:p>
              </table:table-cell>
              <table:table-cell office:value-type="float" office:value="0.827772558963542">
                <text:p>0.827772558963542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0.884514181054794">
                <text:p>0.884514181054794</text:p>
              </table:table-cell>
              <table:table-cell office:value-type="float" office:value="0.825114447672823">
                <text:p>0.825114447672823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0.884359234407302">
                <text:p>0.884359234407302</text:p>
              </table:table-cell>
              <table:table-cell office:value-type="float" office:value="0.823387567796746">
                <text:p>0.823387567796746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0.884357311458056">
                <text:p>0.884357311458056</text:p>
              </table:table-cell>
              <table:table-cell office:value-type="float" office:value="0.824988218398897">
                <text:p>0.824988218398897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0.884365771647133">
                <text:p>0.884365771647133</text:p>
              </table:table-cell>
              <table:table-cell office:value-type="float" office:value="0.825175687592773">
                <text:p>0.825175687592773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0.884634772556084">
                <text:p>0.884634772556084</text:p>
              </table:table-cell>
              <table:table-cell office:value-type="float" office:value="0.824174337976302">
                <text:p>0.824174337976302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0.885103773435953">
                <text:p>0.885103773435953</text:p>
              </table:table-cell>
              <table:table-cell office:value-type="float" office:value="0.824197721255547">
                <text:p>0.824197721255547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0.885577541501048">
                <text:p>0.885577541501048</text:p>
              </table:table-cell>
              <table:table-cell office:value-type="float" office:value="0.825089976169439">
                <text:p>0.825089976169439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0.88655171146578">
                <text:p>0.88655171146578</text:p>
              </table:table-cell>
              <table:table-cell office:value-type="float" office:value="0.824798264012113">
                <text:p>0.824798264012113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0.887394779090669">
                <text:p>0.887394779090669</text:p>
              </table:table-cell>
              <table:table-cell office:value-type="float" office:value="0.823948813345907">
                <text:p>0.823948813345907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0.888683813992599">
                <text:p>0.888683813992599</text:p>
              </table:table-cell>
              <table:table-cell office:value-type="float" office:value="0.826394931593916">
                <text:p>0.826394931593916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0.889998831142533">
                <text:p>0.889998831142533</text:p>
              </table:table-cell>
              <table:table-cell office:value-type="float" office:value="0.831067781401626">
                <text:p>0.831067781401626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0.891149790058342">
                <text:p>0.891149790058342</text:p>
              </table:table-cell>
              <table:table-cell office:value-type="float" office:value="0.836958477367862">
                <text:p>0.83695847736786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0.892298785809511">
                <text:p>0.892298785809511</text:p>
              </table:table-cell>
              <table:table-cell office:value-type="float" office:value="0.841996596607392">
                <text:p>0.841996596607392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0.893360886266878">
                <text:p>0.893360886266878</text:p>
              </table:table-cell>
              <table:table-cell office:value-type="float" office:value="0.847790478250214">
                <text:p>0.847790478250214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0.894416063896094">
                <text:p>0.894416063896094</text:p>
              </table:table-cell>
              <table:table-cell office:value-type="float" office:value="0.854943932586596">
                <text:p>0.854943932586596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0.895545691213615">
                <text:p>0.895545691213615</text:p>
              </table:table-cell>
              <table:table-cell office:value-type="float" office:value="0.861488211060244">
                <text:p>0.861488211060244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0.896907922545311">
                <text:p>0.896907922545311</text:p>
              </table:table-cell>
              <table:table-cell office:value-type="float" office:value="0.86695254717408">
                <text:p>0.86695254717408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0.898348536742564">
                <text:p>0.898348536742564</text:p>
              </table:table-cell>
              <table:table-cell office:value-type="float" office:value="0.872176882754441">
                <text:p>0.872176882754441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0.899990375160122">
                <text:p>0.899990375160122</text:p>
              </table:table-cell>
              <table:table-cell office:value-type="float" office:value="0.877647672893176">
                <text:p>0.877647672893176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0.901337038222813">
                <text:p>0.901337038222813</text:p>
              </table:table-cell>
              <table:table-cell office:value-type="float" office:value="0.884433325016311">
                <text:p>0.884433325016311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0.90285221395063">
                <text:p>0.90285221395063</text:p>
              </table:table-cell>
              <table:table-cell office:value-type="float" office:value="0.893462629784889">
                <text:p>0.893462629784889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0.904094434028546">
                <text:p>0.904094434028546</text:p>
              </table:table-cell>
              <table:table-cell office:value-type="float" office:value="0.901596247066446">
                <text:p>0.90159624706644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0.905604253931567">
                <text:p>0.905604253931567</text:p>
              </table:table-cell>
              <table:table-cell office:value-type="float" office:value="0.906801393701081">
                <text:p>0.906801393701081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0.907046478775048">
                <text:p>0.907046478775048</text:p>
              </table:table-cell>
              <table:table-cell office:value-type="float" office:value="0.910750999597164">
                <text:p>0.910750999597164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0.908671472267442">
                <text:p>0.908671472267442</text:p>
              </table:table-cell>
              <table:table-cell office:value-type="float" office:value="0.913802212120455">
                <text:p>0.913802212120455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0.910586871006726">
                <text:p>0.910586871006726</text:p>
              </table:table-cell>
              <table:table-cell office:value-type="float" office:value="0.915498996264891">
                <text:p>0.915498996264891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0.912587483971438">
                <text:p>0.912587483971438</text:p>
              </table:table-cell>
              <table:table-cell office:value-type="float" office:value="0.917003832859497">
                <text:p>0.917003832859497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0.914437704206677">
                <text:p>0.914437704206677</text:p>
              </table:table-cell>
              <table:table-cell office:value-type="float" office:value="0.916121077940768">
                <text:p>0.916121077940768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0.916220923711054">
                <text:p>0.916220923711054</text:p>
              </table:table-cell>
              <table:table-cell office:value-type="float" office:value="0.915672574821254">
                <text:p>0.915672574821254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0.917832531866459">
                <text:p>0.917832531866459</text:p>
              </table:table-cell>
              <table:table-cell office:value-type="float" office:value="0.919195580730442">
                <text:p>0.919195580730442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0.919148286310363">
                <text:p>0.919148286310363</text:p>
              </table:table-cell>
              <table:table-cell office:value-type="float" office:value="0.921191713267008">
                <text:p>0.921191713267008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0.920321414982308">
                <text:p>0.920321414982308</text:p>
              </table:table-cell>
              <table:table-cell office:value-type="float" office:value="0.921087386562485">
                <text:p>0.921087386562485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0.921335670183031">
                <text:p>0.921335670183031</text:p>
              </table:table-cell>
              <table:table-cell office:value-type="float" office:value="0.922669033356324">
                <text:p>0.922669033356324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0.921957354855408">
                <text:p>0.921957354855408</text:p>
              </table:table-cell>
              <table:table-cell office:value-type="float" office:value="0.923155074058439">
                <text:p>0.923155074058439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0.922536605905646">
                <text:p>0.922536605905646</text:p>
              </table:table-cell>
              <table:table-cell office:value-type="float" office:value="0.922999899249473">
                <text:p>0.922999899249473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0.923134957264223">
                <text:p>0.923134957264223</text:p>
              </table:table-cell>
              <table:table-cell office:value-type="float" office:value="0.925901168894273">
                <text:p>0.925901168894273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0.923870272561465">
                <text:p>0.923870272561465</text:p>
              </table:table-cell>
              <table:table-cell office:value-type="float" office:value="0.930042789051155">
                <text:p>0.930042789051155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0.924743615671927">
                <text:p>0.924743615671927</text:p>
              </table:table-cell>
              <table:table-cell office:value-type="float" office:value="0.93504788837622">
                <text:p>0.93504788837622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0.925262721017722">
                <text:p>0.925262721017722</text:p>
              </table:table-cell>
              <table:table-cell office:value-type="float" office:value="0.941102324316625">
                <text:p>0.941102324316625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0.925656130172138">
                <text:p>0.925656130172138</text:p>
              </table:table-cell>
              <table:table-cell office:value-type="float" office:value="0.948385204513491">
                <text:p>0.948385204513491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0.925752808832862">
                <text:p>0.925752808832862</text:p>
              </table:table-cell>
              <table:table-cell office:value-type="float" office:value="0.957655318602551">
                <text:p>0.957655318602551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0.926177560899856">
                <text:p>0.926177560899856</text:p>
              </table:table-cell>
              <table:table-cell office:value-type="float" office:value="0.968435033747642">
                <text:p>0.968435033747642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926796433026094">
                <text:p>0.926796433026094</text:p>
              </table:table-cell>
              <table:table-cell office:value-type="float" office:value="0.977800360435692">
                <text:p>0.977800360435692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0.927682939732219">
                <text:p>0.927682939732219</text:p>
              </table:table-cell>
              <table:table-cell office:value-type="float" office:value="0.984587947135834">
                <text:p>0.984587947135834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0.92874322001648">
                <text:p>0.92874322001648</text:p>
              </table:table-cell>
              <table:table-cell office:value-type="float" office:value="0.991602571487574">
                <text:p>0.991602571487574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0.930168085899493">
                <text:p>0.930168085899493</text:p>
              </table:table-cell>
              <table:table-cell office:value-type="float" office:value="0.999589374768707">
                <text:p>0.999589374768707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0.932202199528847">
                <text:p>0.932202199528847</text:p>
              </table:table-cell>
              <table:table-cell office:value-type="float" office:value="1.00658928068452">
                <text:p>1.00658928068452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0.934765349904526">
                <text:p>0.934765349904526</text:p>
              </table:table-cell>
              <table:table-cell office:value-type="float" office:value="1.01108852930058">
                <text:p>1.01108852930058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0.937144499481503">
                <text:p>0.937144499481503</text:p>
              </table:table-cell>
              <table:table-cell office:value-type="float" office:value="1.01518802625794">
                <text:p>1.01518802625794</text:p>
              </table:table-cell>
            </table:table-row>
            <table:table-row>
              <table:table-cell office:value-type="float" office:value="44167">
                <text:p>44167</text:p>
              </table:table-cell>
              <table:table-cell office:value-type="float" office:value="0.939127386150458">
                <text:p>0.939127386150458</text:p>
              </table:table-cell>
              <table:table-cell office:value-type="float" office:value="1.02004816588832">
                <text:p>1.02004816588832</text:p>
              </table:table-cell>
            </table:table-row>
            <table:table-row>
              <table:table-cell office:value-type="float" office:value="44168">
                <text:p>44168</text:p>
              </table:table-cell>
              <table:table-cell office:value-type="float" office:value="0.941235130261973">
                <text:p>0.941235130261973</text:p>
              </table:table-cell>
              <table:table-cell office:value-type="float" office:value="1.02304977473687">
                <text:p>1.02304977473687</text:p>
              </table:table-cell>
            </table:table-row>
            <table:table-row>
              <table:table-cell office:value-type="float" office:value="44169">
                <text:p>44169</text:p>
              </table:table-cell>
              <table:table-cell office:value-type="float" office:value="0.942975007732148">
                <text:p>0.942975007732148</text:p>
              </table:table-cell>
              <table:table-cell office:value-type="float" office:value="1.02301736750855">
                <text:p>1.02301736750855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944538263104113">
                <text:p>0.944538263104113</text:p>
              </table:table-cell>
              <table:table-cell office:value-type="float" office:value="1.02058447085022">
                <text:p>1.02058447085022</text:p>
              </table:table-cell>
            </table:table-row>
            <table:table-row>
              <table:table-cell office:value-type="float" office:value="44171">
                <text:p>44171</text:p>
              </table:table-cell>
              <table:table-cell office:value-type="float" office:value="0.946046971598601">
                <text:p>0.946046971598601</text:p>
              </table:table-cell>
              <table:table-cell office:value-type="float" office:value="1.01643022766529">
                <text:p>1.01643022766529</text:p>
              </table:table-cell>
            </table:table-row>
            <table:table-row>
              <table:table-cell office:value-type="float" office:value="44172">
                <text:p>44172</text:p>
              </table:table-cell>
              <table:table-cell office:value-type="float" office:value="0.947395490190711">
                <text:p>0.947395490190711</text:p>
              </table:table-cell>
              <table:table-cell office:value-type="float" office:value="1.01148330478187">
                <text:p>1.01148330478187</text:p>
              </table:table-cell>
            </table:table-row>
            <table:table-row>
              <table:table-cell office:value-type="float" office:value="44173">
                <text:p>44173</text:p>
              </table:table-cell>
              <table:table-cell office:value-type="float" office:value="0.949085943657144">
                <text:p>0.949085943657144</text:p>
              </table:table-cell>
              <table:table-cell office:value-type="float" office:value="1.00644067751658">
                <text:p>1.00644067751658</text:p>
              </table:table-cell>
            </table:table-row>
            <table:table-row>
              <table:table-cell office:value-type="float" office:value="44174">
                <text:p>44174</text:p>
              </table:table-cell>
              <table:table-cell office:value-type="float" office:value="0.950847951074498">
                <text:p>0.950847951074498</text:p>
              </table:table-cell>
              <table:table-cell office:value-type="float" office:value="0.999622040719288">
                <text:p>0.999622040719288</text:p>
              </table:table-cell>
            </table:table-row>
            <table:table-row>
              <table:table-cell office:value-type="float" office:value="44175">
                <text:p>44175</text:p>
              </table:table-cell>
              <table:table-cell office:value-type="float" office:value="0.952592522635221">
                <text:p>0.952592522635221</text:p>
              </table:table-cell>
              <table:table-cell office:value-type="float" office:value="0.992240598413639">
                <text:p>0.992240598413639</text:p>
              </table:table-cell>
            </table:table-row>
            <table:table-row>
              <table:table-cell office:value-type="float" office:value="44176">
                <text:p>44176</text:p>
              </table:table-cell>
              <table:table-cell office:value-type="float" office:value="0.954428317972435">
                <text:p>0.954428317972435</text:p>
              </table:table-cell>
              <table:table-cell office:value-type="float" office:value="0.981435084758087">
                <text:p>0.981435084758087</text:p>
              </table:table-cell>
            </table:table-row>
            <table:table-row>
              <table:table-cell office:value-type="float" office:value="44177">
                <text:p>44177</text:p>
              </table:table-cell>
              <table:table-cell office:value-type="float" office:value="0.957055310473771">
                <text:p>0.957055310473771</text:p>
              </table:table-cell>
              <table:table-cell office:value-type="float" office:value="0.967229906264504">
                <text:p>0.967229906264504</text:p>
              </table:table-cell>
            </table:table-row>
            <table:table-row>
              <table:table-cell office:value-type="float" office:value="44178">
                <text:p>44178</text:p>
              </table:table-cell>
              <table:table-cell office:value-type="float" office:value="0.960449199227978">
                <text:p>0.960449199227978</text:p>
              </table:table-cell>
              <table:table-cell office:value-type="float" office:value="0.954243723240765">
                <text:p>0.954243723240765</text:p>
              </table:table-cell>
            </table:table-row>
            <table:table-row>
              <table:table-cell office:value-type="float" office:value="44179">
                <text:p>44179</text:p>
              </table:table-cell>
              <table:table-cell office:value-type="float" office:value="0.963774448340991">
                <text:p>0.963774448340991</text:p>
              </table:table-cell>
              <table:table-cell office:value-type="float" office:value="0.943460267474075">
                <text:p>0.94346026747407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0.967474459774961">
                <text:p>0.967474459774961</text:p>
              </table:table-cell>
              <table:table-cell office:value-type="float" office:value="0.931158633732792">
                <text:p>0.931158633732792</text:p>
              </table:table-cell>
            </table:table-row>
            <table:table-row>
              <table:table-cell office:value-type="float" office:value="44181">
                <text:p>44181</text:p>
              </table:table-cell>
              <table:table-cell office:value-type="float" office:value="0.971817639585086">
                <text:p>0.971817639585086</text:p>
              </table:table-cell>
              <table:table-cell office:value-type="float" office:value="0.916636890518246">
                <text:p>0.916636890518246</text:p>
              </table:table-cell>
            </table:table-row>
            <table:table-row>
              <table:table-cell office:value-type="float" office:value="44182">
                <text:p>44182</text:p>
              </table:table-cell>
              <table:table-cell office:value-type="float" office:value="0.976170648430818">
                <text:p>0.976170648430818</text:p>
              </table:table-cell>
              <table:table-cell office:value-type="float" office:value="0.904283557809819">
                <text:p>0.904283557809819</text:p>
              </table:table-cell>
            </table:table-row>
            <table:table-row>
              <table:table-cell office:value-type="float" office:value="44183">
                <text:p>44183</text:p>
              </table:table-cell>
              <table:table-cell office:value-type="float" office:value="0.98040817771298">
                <text:p>0.98040817771298</text:p>
              </table:table-cell>
              <table:table-cell office:value-type="float" office:value="0.895560278873066">
                <text:p>0.895560278873066</text:p>
              </table:table-cell>
            </table:table-row>
            <table:table-row>
              <table:table-cell office:value-type="float" office:value="44184">
                <text:p>44184</text:p>
              </table:table-cell>
              <table:table-cell office:value-type="float" office:value="0.985011710965075">
                <text:p>0.985011710965075</text:p>
              </table:table-cell>
              <table:table-cell office:value-type="float" office:value="0.889759746159342">
                <text:p>0.889759746159342</text:p>
              </table:table-cell>
            </table:table-row>
            <table:table-row>
              <table:table-cell office:value-type="float" office:value="44185">
                <text:p>44185</text:p>
              </table:table-cell>
              <table:table-cell office:value-type="float" office:value="0.988971725452309">
                <text:p>0.988971725452309</text:p>
              </table:table-cell>
              <table:table-cell office:value-type="float" office:value="0.886088660702111">
                <text:p>0.886088660702111</text:p>
              </table:table-cell>
            </table:table-row>
            <table:table-row>
              <table:table-cell office:value-type="float" office:value="44186">
                <text:p>44186</text:p>
              </table:table-cell>
              <table:table-cell office:value-type="float" office:value="0.992267929633188">
                <text:p>0.992267929633188</text:p>
              </table:table-cell>
              <table:table-cell office:value-type="float" office:value="0.884872764101056">
                <text:p>0.884872764101056</text:p>
              </table:table-cell>
            </table:table-row>
            <table:table-row>
              <table:table-cell office:value-type="float" office:value="44187">
                <text:p>44187</text:p>
              </table:table-cell>
              <table:table-cell office:value-type="float" office:value="0.995966995560538">
                <text:p>0.995966995560538</text:p>
              </table:table-cell>
              <table:table-cell office:value-type="float" office:value="0.884586332095727">
                <text:p>0.884586332095727</text:p>
              </table:table-cell>
            </table:table-row>
            <table:table-row>
              <table:table-cell office:value-type="float" office:value="44188">
                <text:p>44188</text:p>
              </table:table-cell>
              <table:table-cell office:value-type="float" office:value="0.9994991733658">
                <text:p>0.9994991733658</text:p>
              </table:table-cell>
              <table:table-cell office:value-type="float" office:value="0.887890091604497">
                <text:p>0.887890091604497</text:p>
              </table:table-cell>
            </table:table-row>
            <table:table-row>
              <table:table-cell office:value-type="float" office:value="44189">
                <text:p>44189</text:p>
              </table:table-cell>
              <table:table-cell office:value-type="float" office:value="1.00237453657262">
                <text:p>1.00237453657262</text:p>
              </table:table-cell>
              <table:table-cell office:value-type="float" office:value="0.893226390762664">
                <text:p>0.89322639076266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.00441213633781">
                <text:p>1.00441213633781</text:p>
              </table:table-cell>
              <table:table-cell office:value-type="float" office:value="0.899378417766078">
                <text:p>0.899378417766078</text:p>
              </table:table-cell>
            </table:table-row>
            <table:table-row>
              <table:table-cell office:value-type="float" office:value="44191">
                <text:p>44191</text:p>
              </table:table-cell>
              <table:table-cell office:value-type="float" office:value="1.00665745422326">
                <text:p>1.00665745422326</text:p>
              </table:table-cell>
              <table:table-cell office:value-type="float" office:value="0.90376248079458">
                <text:p>0.90376248079458</text:p>
              </table:table-cell>
            </table:table-row>
            <table:table-row>
              <table:table-cell office:value-type="float" office:value="44192">
                <text:p>44192</text:p>
              </table:table-cell>
              <table:table-cell office:value-type="float" office:value="1.00874010759573">
                <text:p>1.00874010759573</text:p>
              </table:table-cell>
              <table:table-cell office:value-type="float" office:value="0.904507242234181">
                <text:p>0.904507242234181</text:p>
              </table:table-cell>
            </table:table-row>
            <table:table-row>
              <table:table-cell office:value-type="float" office:value="44193">
                <text:p>44193</text:p>
              </table:table-cell>
              <table:table-cell office:value-type="float" office:value="1.01050826373563">
                <text:p>1.01050826373563</text:p>
              </table:table-cell>
              <table:table-cell office:value-type="float" office:value="0.907683602990187">
                <text:p>0.907683602990187</text:p>
              </table:table-cell>
            </table:table-row>
            <table:table-row>
              <table:table-cell office:value-type="float" office:value="44194">
                <text:p>44194</text:p>
              </table:table-cell>
              <table:table-cell office:value-type="float" office:value="1.01230279954732">
                <text:p>1.01230279954732</text:p>
              </table:table-cell>
              <table:table-cell office:value-type="float" office:value="0.910409318245717">
                <text:p>0.910409318245717</text:p>
              </table:table-cell>
            </table:table-row>
            <table:table-row>
              <table:table-cell office:value-type="float" office:value="44195">
                <text:p>44195</text:p>
              </table:table-cell>
              <table:table-cell office:value-type="float" office:value="1.01376330809295">
                <text:p>1.01376330809295</text:p>
              </table:table-cell>
              <table:table-cell office:value-type="float" office:value="0.9126681441597">
                <text:p>0.9126681441597</text:p>
              </table:table-cell>
            </table:table-row>
            <table:table-row>
              <table:table-cell office:value-type="float" office:value="44196">
                <text:p>44196</text:p>
              </table:table-cell>
              <table:table-cell office:value-type="float" office:value="1.01471507190149">
                <text:p>1.01471507190149</text:p>
              </table:table-cell>
              <table:table-cell office:value-type="float" office:value="0.918460481338353">
                <text:p>0.918460481338353</text:p>
              </table:table-cell>
            </table:table-row>
            <table:table-row>
              <table:table-cell office:value-type="float" office:value="44197">
                <text:p>44197</text:p>
              </table:table-cell>
              <table:table-cell office:value-type="float" office:value="1.01489694900304">
                <text:p>1.01489694900304</text:p>
              </table:table-cell>
              <table:table-cell office:value-type="float" office:value="0.925754576628222">
                <text:p>0.925754576628222</text:p>
              </table:table-cell>
            </table:table-row>
            <table:table-row>
              <table:table-cell office:value-type="float" office:value="44198">
                <text:p>44198</text:p>
              </table:table-cell>
              <table:table-cell office:value-type="float" office:value="1.01423069571812">
                <text:p>1.01423069571812</text:p>
              </table:table-cell>
              <table:table-cell office:value-type="float" office:value="0.933041998675344">
                <text:p>0.933041998675344</text:p>
              </table:table-cell>
            </table:table-row>
            <table:table-row>
              <table:table-cell office:value-type="float" office:value="44199">
                <text:p>44199</text:p>
              </table:table-cell>
              <table:table-cell office:value-type="float" office:value="1.01338965449791">
                <text:p>1.01338965449791</text:p>
              </table:table-cell>
              <table:table-cell office:value-type="float" office:value="0.940677554545492">
                <text:p>0.94067755454549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.01189728384038">
                <text:p>1.01189728384038</text:p>
              </table:table-cell>
              <table:table-cell office:value-type="float" office:value="0.949465068766109">
                <text:p>0.949465068766109</text:p>
              </table:table-cell>
            </table:table-row>
            <table:table-row>
              <table:table-cell office:value-type="float" office:value="44201">
                <text:p>44201</text:p>
              </table:table-cell>
              <table:table-cell office:value-type="float" office:value="1.00996294883897">
                <text:p>1.00996294883897</text:p>
              </table:table-cell>
              <table:table-cell office:value-type="float" office:value="0.958431216337803">
                <text:p>0.958431216337803</text:p>
              </table:table-cell>
            </table:table-row>
            <table:table-row>
              <table:table-cell office:value-type="float" office:value="44202">
                <text:p>44202</text:p>
              </table:table-cell>
              <table:table-cell office:value-type="float" office:value="1.007933820265">
                <text:p>1.007933820265</text:p>
              </table:table-cell>
              <table:table-cell office:value-type="float" office:value="0.967315387676629">
                <text:p>0.967315387676629</text:p>
              </table:table-cell>
            </table:table-row>
            <table:table-row>
              <table:table-cell office:value-type="float" office:value="44203">
                <text:p>44203</text:p>
              </table:table-cell>
              <table:table-cell office:value-type="float" office:value="1.00589882639168">
                <text:p>1.00589882639168</text:p>
              </table:table-cell>
              <table:table-cell office:value-type="float" office:value="0.976971340885465">
                <text:p>0.976971340885465</text:p>
              </table:table-cell>
            </table:table-row>
            <table:table-row>
              <table:table-cell office:value-type="float" office:value="44204">
                <text:p>44204</text:p>
              </table:table-cell>
              <table:table-cell office:value-type="float" office:value="1.00393046845185">
                <text:p>1.00393046845185</text:p>
              </table:table-cell>
              <table:table-cell office:value-type="float" office:value="0.984920504999025">
                <text:p>0.984920504999025</text:p>
              </table:table-cell>
            </table:table-row>
            <table:table-row>
              <table:table-cell office:value-type="float" office:value="44205">
                <text:p>44205</text:p>
              </table:table-cell>
              <table:table-cell office:value-type="float" office:value="1.00215165703942">
                <text:p>1.00215165703942</text:p>
              </table:table-cell>
              <table:table-cell office:value-type="float" office:value="0.992794871989076">
                <text:p>0.992794871989076</text:p>
              </table:table-cell>
            </table:table-row>
            <table:table-row>
              <table:table-cell office:value-type="float" office:value="44206">
                <text:p>44206</text:p>
              </table:table-cell>
              <table:table-cell office:value-type="float" office:value="1.00045257953728">
                <text:p>1.00045257953728</text:p>
              </table:table-cell>
              <table:table-cell office:value-type="float" office:value="1.00181223452525">
                <text:p>1.00181223452525</text:p>
              </table:table-cell>
            </table:table-row>
            <table:table-row>
              <table:table-cell office:value-type="float" office:value="44207">
                <text:p>44207</text:p>
              </table:table-cell>
              <table:table-cell office:value-type="float" office:value="0.998971059057034">
                <text:p>0.998971059057034</text:p>
              </table:table-cell>
              <table:table-cell office:value-type="float" office:value="1.01138811660549">
                <text:p>1.01138811660549</text:p>
              </table:table-cell>
            </table:table-row>
            <table:table-row>
              <table:table-cell office:value-type="float" office:value="44208">
                <text:p>44208</text:p>
              </table:table-cell>
              <table:table-cell office:value-type="float" office:value="0.997321148057742">
                <text:p>0.997321148057742</text:p>
              </table:table-cell>
              <table:table-cell office:value-type="float" office:value="1.02167703147267">
                <text:p>1.02167703147267</text:p>
              </table:table-cell>
            </table:table-row>
            <table:table-row>
              <table:table-cell office:value-type="float" office:value="44209">
                <text:p>44209</text:p>
              </table:table-cell>
              <table:table-cell office:value-type="float" office:value="0.996103791368174">
                <text:p>0.996103791368174</text:p>
              </table:table-cell>
              <table:table-cell office:value-type="float" office:value="1.03143746986285">
                <text:p>1.03143746986285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0.994993448337487">
                <text:p>0.994993448337487</text:p>
              </table:table-cell>
              <table:table-cell office:value-type="float" office:value="1.03852383671257">
                <text:p>1.03852383671257</text:p>
              </table:table-cell>
            </table:table-row>
            <table:table-row>
              <table:table-cell office:value-type="float" office:value="44211">
                <text:p>44211</text:p>
              </table:table-cell>
              <table:table-cell office:value-type="float" office:value="0.993895451397048">
                <text:p>0.993895451397048</text:p>
              </table:table-cell>
              <table:table-cell office:value-type="float" office:value="1.0442114760884">
                <text:p>1.0442114760884</text:p>
              </table:table-cell>
            </table:table-row>
            <table:table-row>
              <table:table-cell office:value-type="float" office:value="44212">
                <text:p>44212</text:p>
              </table:table-cell>
              <table:table-cell office:value-type="float" office:value="0.992651802032117">
                <text:p>0.992651802032117</text:p>
              </table:table-cell>
              <table:table-cell office:value-type="float" office:value="1.04938330081532">
                <text:p>1.04938330081532</text:p>
              </table:table-cell>
            </table:table-row>
            <table:table-row>
              <table:table-cell office:value-type="float" office:value="44213">
                <text:p>44213</text:p>
              </table:table-cell>
              <table:table-cell office:value-type="float" office:value="0.991484132585391">
                <text:p>0.991484132585391</text:p>
              </table:table-cell>
              <table:table-cell office:value-type="float" office:value="1.05493339262438">
                <text:p>1.05493339262438</text:p>
              </table:table-cell>
            </table:table-row>
            <table:table-row>
              <table:table-cell office:value-type="float" office:value="44214">
                <text:p>44214</text:p>
              </table:table-cell>
              <table:table-cell office:value-type="float" office:value="0.990106902721522">
                <text:p>0.990106902721522</text:p>
              </table:table-cell>
              <table:table-cell office:value-type="float" office:value="1.0593220214709">
                <text:p>1.0593220214709</text:p>
              </table:table-cell>
            </table:table-row>
            <table:table-row>
              <table:table-cell office:value-type="float" office:value="44215">
                <text:p>44215</text:p>
              </table:table-cell>
              <table:table-cell office:value-type="float" office:value="0.98880340529232">
                <text:p>0.98880340529232</text:p>
              </table:table-cell>
              <table:table-cell office:value-type="float" office:value="1.06098203283448">
                <text:p>1.06098203283448</text:p>
              </table:table-cell>
            </table:table-row>
            <table:table-row>
              <table:table-cell office:value-type="float" office:value="44216">
                <text:p>44216</text:p>
              </table:table-cell>
              <table:table-cell office:value-type="float" office:value="0.987250192344376">
                <text:p>0.987250192344376</text:p>
              </table:table-cell>
              <table:table-cell office:value-type="float" office:value="1.06187225032597">
                <text:p>1.06187225032597</text:p>
              </table:table-cell>
            </table:table-row>
            <table:table-row>
              <table:table-cell office:value-type="float" office:value="44217">
                <text:p>44217</text:p>
              </table:table-cell>
              <table:table-cell office:value-type="float" office:value="0.985456921653721">
                <text:p>0.985456921653721</text:p>
              </table:table-cell>
              <table:table-cell office:value-type="float" office:value="1.06195261370082">
                <text:p>1.06195261370082</text:p>
              </table:table-cell>
            </table:table-row>
            <table:table-row>
              <table:table-cell office:value-type="float" office:value="44218">
                <text:p>44218</text:p>
              </table:table-cell>
              <table:table-cell office:value-type="float" office:value="0.983266983174343">
                <text:p>0.983266983174343</text:p>
              </table:table-cell>
              <table:table-cell office:value-type="float" office:value="1.05999974255102">
                <text:p>1.05999974255102</text:p>
              </table:table-cell>
            </table:table-row>
            <table:table-row>
              <table:table-cell office:value-type="float" office:value="44219">
                <text:p>44219</text:p>
              </table:table-cell>
              <table:table-cell office:value-type="float" office:value="0.981184820197404">
                <text:p>0.981184820197404</text:p>
              </table:table-cell>
              <table:table-cell office:value-type="float" office:value="1.05687288305225">
                <text:p>1.05687288305225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0.978705773295535">
                <text:p>0.978705773295535</text:p>
              </table:table-cell>
              <table:table-cell office:value-type="float" office:value="1.05234695840729">
                <text:p>1.05234695840729</text:p>
              </table:table-cell>
            </table:table-row>
            <table:table-row>
              <table:table-cell office:value-type="float" office:value="44221">
                <text:p>44221</text:p>
              </table:table-cell>
              <table:table-cell office:value-type="float" office:value="0.975834750139965">
                <text:p>0.975834750139965</text:p>
              </table:table-cell>
              <table:table-cell office:value-type="float" office:value="1.04898134789124">
                <text:p>1.04898134789124</text:p>
              </table:table-cell>
            </table:table-row>
            <table:table-row>
              <table:table-cell office:value-type="float" office:value="44222">
                <text:p>44222</text:p>
              </table:table-cell>
              <table:table-cell office:value-type="float" office:value="0.972750476704674">
                <text:p>0.972750476704674</text:p>
              </table:table-cell>
              <table:table-cell office:value-type="float" office:value="1.04738145489212">
                <text:p>1.04738145489212</text:p>
              </table:table-cell>
            </table:table-row>
            <table:table-row>
              <table:table-cell office:value-type="float" office:value="44223">
                <text:p>44223</text:p>
              </table:table-cell>
              <table:table-cell office:value-type="float" office:value="0.969430069234659">
                <text:p>0.969430069234659</text:p>
              </table:table-cell>
              <table:table-cell office:value-type="float" office:value="1.04537576360674">
                <text:p>1.04537576360674</text:p>
              </table:table-cell>
            </table:table-row>
            <table:table-row>
              <table:table-cell office:value-type="float" office:value="44224">
                <text:p>44224</text:p>
              </table:table-cell>
              <table:table-cell office:value-type="float" office:value="0.966073608450258">
                <text:p>0.966073608450258</text:p>
              </table:table-cell>
              <table:table-cell office:value-type="float" office:value="1.04363656499078">
                <text:p>1.04363656499078</text:p>
              </table:table-cell>
            </table:table-row>
            <table:table-row>
              <table:table-cell office:value-type="float" office:value="44225">
                <text:p>44225</text:p>
              </table:table-cell>
              <table:table-cell office:value-type="float" office:value="0.963194392608619">
                <text:p>0.963194392608619</text:p>
              </table:table-cell>
              <table:table-cell office:value-type="float" office:value="1.04282445551359">
                <text:p>1.04282445551359</text:p>
              </table:table-cell>
            </table:table-row>
            <table:table-row>
              <table:table-cell office:value-type="float" office:value="44226">
                <text:p>44226</text:p>
              </table:table-cell>
              <table:table-cell office:value-type="float" office:value="0.960645628650757">
                <text:p>0.960645628650757</text:p>
              </table:table-cell>
              <table:table-cell office:value-type="float" office:value="1.04174290881781">
                <text:p>1.04174290881781</text:p>
              </table:table-cell>
            </table:table-row>
            <table:table-row>
              <table:table-cell office:value-type="float" office:value="44227">
                <text:p>44227</text:p>
              </table:table-cell>
              <table:table-cell office:value-type="float" office:value="0.958779107805275">
                <text:p>0.958779107805275</text:p>
              </table:table-cell>
              <table:table-cell office:value-type="float" office:value="1.04143579608156">
                <text:p>1.04143579608156</text:p>
              </table:table-cell>
            </table:table-row>
            <table:table-row>
              <table:table-cell office:value-type="float" office:value="44228">
                <text:p>44228</text:p>
              </table:table-cell>
              <table:table-cell office:value-type="float" office:value="0.957396140416145">
                <text:p>0.957396140416145</text:p>
              </table:table-cell>
              <table:table-cell office:value-type="float" office:value="1.04247398457249">
                <text:p>1.04247398457249</text:p>
              </table:table-cell>
            </table:table-row>
            <table:table-row>
              <table:table-cell office:value-type="float" office:value="44229">
                <text:p>44229</text:p>
              </table:table-cell>
              <table:table-cell office:value-type="float" office:value="0.956326414677288">
                <text:p>0.956326414677288</text:p>
              </table:table-cell>
              <table:table-cell office:value-type="float" office:value="1.04367368994411">
                <text:p>1.04367368994411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0.955930610322971">
                <text:p>0.955930610322971</text:p>
              </table:table-cell>
              <table:table-cell office:value-type="float" office:value="1.04471869166898">
                <text:p>1.04471869166898</text:p>
              </table:table-cell>
            </table:table-row>
            <table:table-row>
              <table:table-cell office:value-type="float" office:value="44231">
                <text:p>44231</text:p>
              </table:table-cell>
              <table:table-cell office:value-type="float" office:value="0.95558770787912">
                <text:p>0.95558770787912</text:p>
              </table:table-cell>
              <table:table-cell office:value-type="float" office:value="1.04468203338533">
                <text:p>1.04468203338533</text:p>
              </table:table-cell>
            </table:table-row>
            <table:table-row>
              <table:table-cell office:value-type="float" office:value="44232">
                <text:p>44232</text:p>
              </table:table-cell>
              <table:table-cell office:value-type="float" office:value="0.955596214247925">
                <text:p>0.955596214247925</text:p>
              </table:table-cell>
              <table:table-cell office:value-type="float" office:value="1.04624228817533">
                <text:p>1.04624228817533</text:p>
              </table:table-cell>
            </table:table-row>
            <table:table-row>
              <table:table-cell office:value-type="float" office:value="44233">
                <text:p>44233</text:p>
              </table:table-cell>
              <table:table-cell office:value-type="float" office:value="NaN">
                <text:p>NaN</text:p>
              </table:table-cell>
              <table:table-cell office:value-type="float" office:value="1.04623586345058">
                <text:p>1.04623586345058</text:p>
              </table:table-cell>
            </table:table-row>
            <table:table-row>
              <table:table-cell office:value-type="float" office:value="44234">
                <text:p>44234</text:p>
              </table:table-cell>
              <table:table-cell office:value-type="float" office:value="NaN">
                <text:p>NaN</text:p>
              </table:table-cell>
              <table:table-cell office:value-type="float" office:value="1.04248524323821">
                <text:p>1.042485243238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.0$Linux_X86_64 LibreOffice_project/2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ot" draw:display-name="Long Dot" draw:style="rect" draw:dots1="1" draw:dots1-length="100%" draw:distance="300%"/>
  </office:styles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2.617cm" svg:y="3.955cm" style:legend-expansion="high" chart:style-name="ch2"/>
        <chart:plot-area chart:style-name="ch3" table:cell-range-address="Graphs_LON.B1:Graphs_LON.D244" chart:data-source-has-labels="both" svg:x="0.319cm" svg:y="0.18cm" svg:width="11.979cm" svg:height="8.646cm">
          <chart:coordinate-region svg:x="1.681cm" svg:y="0.379cm" svg:width="10.617cm" svg:height="7.8cm"/>
          <chart:axis chart:dimension="x" chart:name="primary-x" chart:style-name="ch4" chartooo:axis-type="auto">
            <chartooo:date-scale/>
            <chart:categories table:cell-range-address="Graphs_LON.B2:Graphs_LON.B24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aphs_LON.C2:Graphs_LON.C244" chart:label-cell-address="Graphs_LON.C1:Graphs_LON.C1" chart:class="chart:line">
            <chart:data-point chart:repeated="243"/>
          </chart:series>
          <chart:series chart:style-name="ch8" chart:values-cell-range-address="Graphs_LON.D2:Graphs_LON.D244" chart:label-cell-address="Graphs_LON.D1:Graphs_LON.D1" chart:class="chart:line">
            <chart:data-point chart:repeated="24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ive_cases</text:p>
                <draw:g>
                  <svg:desc>Graphs_LON.C1:Graphs_LON.C1</svg:desc>
                </draw:g>
              </table:table-cell>
              <table:table-cell office:value-type="string">
                <text:p>gamma</text:p>
                <draw:g>
                  <svg:desc>Graphs_LON.D1:Graphs_LON.D1</svg:desc>
                </draw:g>
              </table:table-cell>
            </table:table-row>
          </table:table-header-rows>
          <table:table-rows>
            <table:table-row>
              <table:table-cell office:value-type="float" office:value="43992">
                <text:p>43992</text:p>
                <draw:g>
                  <svg:desc>Graphs_LON.B2:Graphs_LON.B244</svg:desc>
                </draw:g>
              </table:table-cell>
              <table:table-cell office:value-type="float" office:value="NaN">
                <text:p>NaN</text:p>
                <draw:g>
                  <svg:desc>Graphs_LON.C2:Graphs_LON.C244</svg:desc>
                </draw:g>
              </table:table-cell>
              <table:table-cell office:value-type="float" office:value="5026.73841964822">
                <text:p>5026.73841964822</text:p>
                <draw:g>
                  <svg:desc>Graphs_LON.D2:Graphs_LON.D244</svg:desc>
                </draw:g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NaN">
                <text:p>NaN</text:p>
              </table:table-cell>
              <table:table-cell office:value-type="float" office:value="4709.73065873134">
                <text:p>4709.73065873134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NaN">
                <text:p>NaN</text:p>
              </table:table-cell>
              <table:table-cell office:value-type="float" office:value="4423.09221617189">
                <text:p>4423.09221617189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NaN">
                <text:p>NaN</text:p>
              </table:table-cell>
              <table:table-cell office:value-type="float" office:value="4167.48290389182">
                <text:p>4167.48290389182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NaN">
                <text:p>NaN</text:p>
              </table:table-cell>
              <table:table-cell office:value-type="float" office:value="3940.90728944309">
                <text:p>3940.90728944309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NaN">
                <text:p>NaN</text:p>
              </table:table-cell>
              <table:table-cell office:value-type="float" office:value="3703.99629917273">
                <text:p>3703.99629917273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NaN">
                <text:p>NaN</text:p>
              </table:table-cell>
              <table:table-cell office:value-type="float" office:value="3498.76536975707">
                <text:p>3498.76536975707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NaN">
                <text:p>NaN</text:p>
              </table:table-cell>
              <table:table-cell office:value-type="float" office:value="3322.74978770555">
                <text:p>3322.74978770555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NaN">
                <text:p>NaN</text:p>
              </table:table-cell>
              <table:table-cell office:value-type="float" office:value="3173.54603431343">
                <text:p>3173.54603431343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NaN">
                <text:p>NaN</text:p>
              </table:table-cell>
              <table:table-cell office:value-type="float" office:value="3014.15655162388">
                <text:p>3014.15655162388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NaN">
                <text:p>NaN</text:p>
              </table:table-cell>
              <table:table-cell office:value-type="float" office:value="2874.99382826232">
                <text:p>2874.99382826232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NaN">
                <text:p>NaN</text:p>
              </table:table-cell>
              <table:table-cell office:value-type="float" office:value="2758.6456951396">
                <text:p>2758.6456951396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NaN">
                <text:p>NaN</text:p>
              </table:table-cell>
              <table:table-cell office:value-type="float" office:value="2733.63649660836">
                <text:p>2733.63649660836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NaN">
                <text:p>NaN</text:p>
              </table:table-cell>
              <table:table-cell office:value-type="float" office:value="2692.30124472306">
                <text:p>2692.30124472306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NaN">
                <text:p>NaN</text:p>
              </table:table-cell>
              <table:table-cell office:value-type="float" office:value="2622.05135596354">
                <text:p>2622.05135596354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NaN">
                <text:p>NaN</text:p>
              </table:table-cell>
              <table:table-cell office:value-type="float" office:value="2481.98920731572">
                <text:p>2481.98920731572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NaN">
                <text:p>NaN</text:p>
              </table:table-cell>
              <table:table-cell office:value-type="float" office:value="2346.23101272627">
                <text:p>2346.23101272627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NaN">
                <text:p>NaN</text:p>
              </table:table-cell>
              <table:table-cell office:value-type="float" office:value="2221.16960998151">
                <text:p>2221.16960998151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NaN">
                <text:p>NaN</text:p>
              </table:table-cell>
              <table:table-cell office:value-type="float" office:value="2150.66176548669">
                <text:p>2150.66176548669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2210.37868110084">
                <text:p>2210.37868110084</text:p>
              </table:table-cell>
              <table:table-cell office:value-type="float" office:value="2133.07091752212">
                <text:p>2133.07091752212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2187.82055863125">
                <text:p>2187.82055863125</text:p>
              </table:table-cell>
              <table:table-cell office:value-type="float" office:value="2124.03545344224">
                <text:p>2124.03545344224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2084.00410720819">
                <text:p>2084.00410720819</text:p>
              </table:table-cell>
              <table:table-cell office:value-type="float" office:value="2030.77167501012">
                <text:p>2030.77167501012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2026.87592309572">
                <text:p>2026.87592309572</text:p>
              </table:table-cell>
              <table:table-cell office:value-type="float" office:value="1979.89365610686">
                <text:p>1979.89365610686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2048.285005023">
                <text:p>2048.285005023</text:p>
              </table:table-cell>
              <table:table-cell office:value-type="float" office:value="2004.25702118497">
                <text:p>2004.25702118497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2084.44931489362">
                <text:p>2084.44931489362</text:p>
              </table:table-cell>
              <table:table-cell office:value-type="float" office:value="2038.93352469685">
                <text:p>2038.93352469685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2135.28266911306">
                <text:p>2135.28266911306</text:p>
              </table:table-cell>
              <table:table-cell office:value-type="float" office:value="2085.55147450656">
                <text:p>2085.55147450656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2207.23949150285">
                <text:p>2207.23949150285</text:p>
              </table:table-cell>
              <table:table-cell office:value-type="float" office:value="2155.54910706931">
                <text:p>2155.54910706931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2313.30800464586">
                <text:p>2313.30800464586</text:p>
              </table:table-cell>
              <table:table-cell office:value-type="float" office:value="2261.15582318175">
                <text:p>2261.1558231817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2421.12987515162">
                <text:p>2421.12987515162</text:p>
              </table:table-cell>
              <table:table-cell office:value-type="float" office:value="2362.6564535478">
                <text:p>2362.6564535478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2555.89561192736">
                <text:p>2555.89561192736</text:p>
              </table:table-cell>
              <table:table-cell office:value-type="float" office:value="2491.1244950066">
                <text:p>2491.1244950066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2679.90602270151">
                <text:p>2679.90602270151</text:p>
              </table:table-cell>
              <table:table-cell office:value-type="float" office:value="2613.77354898647">
                <text:p>2613.77354898647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2804.34748781312">
                <text:p>2804.34748781312</text:p>
              </table:table-cell>
              <table:table-cell office:value-type="float" office:value="2735.41732327163">
                <text:p>2735.41732327163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2967.1616246636">
                <text:p>2967.1616246636</text:p>
              </table:table-cell>
              <table:table-cell office:value-type="float" office:value="2892.27715642262">
                <text:p>2892.27715642262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3161.14617632136">
                <text:p>3161.14617632136</text:p>
              </table:table-cell>
              <table:table-cell office:value-type="float" office:value="3079.94895215029">
                <text:p>3079.94895215029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3349.91415169633">
                <text:p>3349.91415169633</text:p>
              </table:table-cell>
              <table:table-cell office:value-type="float" office:value="3267.21176816411">
                <text:p>3267.21176816411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3526.02780768723">
                <text:p>3526.02780768723</text:p>
              </table:table-cell>
              <table:table-cell office:value-type="float" office:value="3443.53339439596">
                <text:p>3443.53339439596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3654.12313113443">
                <text:p>3654.12313113443</text:p>
              </table:table-cell>
              <table:table-cell office:value-type="float" office:value="3572.05663976391">
                <text:p>3572.05663976391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3765.71889237922">
                <text:p>3765.71889237922</text:p>
              </table:table-cell>
              <table:table-cell office:value-type="float" office:value="3682.74775981301">
                <text:p>3682.74775981301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804.1882268919">
                <text:p>3804.1882268919</text:p>
              </table:table-cell>
              <table:table-cell office:value-type="float" office:value="3716.85614417686">
                <text:p>3716.85614417686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3836.63762962942">
                <text:p>3836.63762962942</text:p>
              </table:table-cell>
              <table:table-cell office:value-type="float" office:value="3747.64190824205">
                <text:p>3747.64190824205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3844.11241183269">
                <text:p>3844.11241183269</text:p>
              </table:table-cell>
              <table:table-cell office:value-type="float" office:value="3755.63175084619">
                <text:p>3755.63175084619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3872.66809568812">
                <text:p>3872.66809568812</text:p>
              </table:table-cell>
              <table:table-cell office:value-type="float" office:value="3787.70939150855">
                <text:p>3787.70939150855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3958.20891061033">
                <text:p>3958.20891061033</text:p>
              </table:table-cell>
              <table:table-cell office:value-type="float" office:value="3881.22728125409">
                <text:p>3881.22728125409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4106.72676912736">
                <text:p>4106.72676912736</text:p>
              </table:table-cell>
              <table:table-cell office:value-type="float" office:value="4037.90352640393">
                <text:p>4037.90352640393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4275.00423910973">
                <text:p>4275.00423910973</text:p>
              </table:table-cell>
              <table:table-cell office:value-type="float" office:value="4215.31067646217">
                <text:p>4215.31067646217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4416.75986652775">
                <text:p>4416.75986652775</text:p>
              </table:table-cell>
              <table:table-cell office:value-type="float" office:value="4358.98242986803">
                <text:p>4358.98242986803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4468.17530391981">
                <text:p>4468.17530391981</text:p>
              </table:table-cell>
              <table:table-cell office:value-type="float" office:value="4405.59012263927">
                <text:p>4405.59012263927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4472.52764293678">
                <text:p>4472.52764293678</text:p>
              </table:table-cell>
              <table:table-cell office:value-type="float" office:value="4398.50714145623">
                <text:p>4398.50714145623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4507.98191472627">
                <text:p>4507.98191472627</text:p>
              </table:table-cell>
              <table:table-cell office:value-type="float" office:value="4417.2270928935">
                <text:p>4417.2270928935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4466.16822424009">
                <text:p>4466.16822424009</text:p>
              </table:table-cell>
              <table:table-cell office:value-type="float" office:value="4362.50028565802">
                <text:p>4362.50028565802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4339.00873605825">
                <text:p>4339.00873605825</text:p>
              </table:table-cell>
              <table:table-cell office:value-type="float" office:value="4228.32029453086">
                <text:p>4228.32029453086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4195.40567320638">
                <text:p>4195.40567320638</text:p>
              </table:table-cell>
              <table:table-cell office:value-type="float" office:value="4084.95852307394">
                <text:p>4084.95852307394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4079.43845714675">
                <text:p>4079.43845714675</text:p>
              </table:table-cell>
              <table:table-cell office:value-type="float" office:value="3977.49936921917">
                <text:p>3977.49936921917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3930.32043938114">
                <text:p>3930.32043938114</text:p>
              </table:table-cell>
              <table:table-cell office:value-type="float" office:value="3837.75861803887">
                <text:p>3837.75861803887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3745.21748909027">
                <text:p>3745.21748909027</text:p>
              </table:table-cell>
              <table:table-cell office:value-type="float" office:value="3660.59942840076">
                <text:p>3660.59942840076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3562.38596719059">
                <text:p>3562.38596719059</text:p>
              </table:table-cell>
              <table:table-cell office:value-type="float" office:value="3489.50698544304">
                <text:p>3489.50698544304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3425.86745054866">
                <text:p>3425.86745054866</text:p>
              </table:table-cell>
              <table:table-cell office:value-type="float" office:value="3362.6498125336">
                <text:p>3362.6498125336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3339.36663116868">
                <text:p>3339.36663116868</text:p>
              </table:table-cell>
              <table:table-cell office:value-type="float" office:value="3276.00189526271">
                <text:p>3276.00189526271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3337.53793834098">
                <text:p>3337.53793834098</text:p>
              </table:table-cell>
              <table:table-cell office:value-type="float" office:value="3270.94178633824">
                <text:p>3270.94178633824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3347.86009589196">
                <text:p>3347.86009589196</text:p>
              </table:table-cell>
              <table:table-cell office:value-type="float" office:value="3282.93901622199">
                <text:p>3282.93901622199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3304.41393909356">
                <text:p>3304.41393909356</text:p>
              </table:table-cell>
              <table:table-cell office:value-type="float" office:value="3241.77310769949">
                <text:p>3241.77310769949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3276.06210904859">
                <text:p>3276.06210904859</text:p>
              </table:table-cell>
              <table:table-cell office:value-type="float" office:value="3207.531146917">
                <text:p>3207.531146917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3302.304283101">
                <text:p>3302.304283101</text:p>
              </table:table-cell>
              <table:table-cell office:value-type="float" office:value="3223.17320749485">
                <text:p>3223.17320749485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3336.88553523898">
                <text:p>3336.88553523898</text:p>
              </table:table-cell>
              <table:table-cell office:value-type="float" office:value="3246.18590693419">
                <text:p>3246.18590693419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3410.92475107433">
                <text:p>3410.92475107433</text:p>
              </table:table-cell>
              <table:table-cell office:value-type="float" office:value="3311.45408272555">
                <text:p>3311.45408272555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3483.29764709603">
                <text:p>3483.29764709603</text:p>
              </table:table-cell>
              <table:table-cell office:value-type="float" office:value="3379.48101619827">
                <text:p>3379.48101619827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3532.09214341275">
                <text:p>3532.09214341275</text:p>
              </table:table-cell>
              <table:table-cell office:value-type="float" office:value="3427.19649156087">
                <text:p>3427.19649156087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3470.54028725424">
                <text:p>3470.54028725424</text:p>
              </table:table-cell>
              <table:table-cell office:value-type="float" office:value="3362.39331875913">
                <text:p>3362.39331875913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3365.816880992">
                <text:p>3365.816880992</text:p>
              </table:table-cell>
              <table:table-cell office:value-type="float" office:value="3254.57159929027">
                <text:p>3254.57159929027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3341.3729434855">
                <text:p>3341.3729434855</text:p>
              </table:table-cell>
              <table:table-cell office:value-type="float" office:value="3231.38180132542">
                <text:p>3231.38180132542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3268.24785115692">
                <text:p>3268.24785115692</text:p>
              </table:table-cell>
              <table:table-cell office:value-type="float" office:value="3159.05754338523">
                <text:p>3159.05754338523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3185.17809764276">
                <text:p>3185.17809764276</text:p>
              </table:table-cell>
              <table:table-cell office:value-type="float" office:value="3080.45899631482">
                <text:p>3080.45899631482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3050.25737312213">
                <text:p>3050.25737312213</text:p>
              </table:table-cell>
              <table:table-cell office:value-type="float" office:value="2956.18592012813">
                <text:p>2956.18592012813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2910.86684133126">
                <text:p>2910.86684133126</text:p>
              </table:table-cell>
              <table:table-cell office:value-type="float" office:value="2834.79084429084">
                <text:p>2834.79084429084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2780.41973061808">
                <text:p>2780.41973061808</text:p>
              </table:table-cell>
              <table:table-cell office:value-type="float" office:value="2718.57275545627">
                <text:p>2718.57275545627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2700.46462625986">
                <text:p>2700.46462625986</text:p>
              </table:table-cell>
              <table:table-cell office:value-type="float" office:value="2644.90138115048">
                <text:p>2644.90138115048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2668.34430160101">
                <text:p>2668.34430160101</text:p>
              </table:table-cell>
              <table:table-cell office:value-type="float" office:value="2621.99337448999">
                <text:p>2621.99337448999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2605.42489450193">
                <text:p>2605.42489450193</text:p>
              </table:table-cell>
              <table:table-cell office:value-type="float" office:value="2563.92681121989">
                <text:p>2563.92681121989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554.35207723169">
                <text:p>2554.35207723169</text:p>
              </table:table-cell>
              <table:table-cell office:value-type="float" office:value="2514.90875920289">
                <text:p>2514.90875920289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2516.47486567337">
                <text:p>2516.47486567337</text:p>
              </table:table-cell>
              <table:table-cell office:value-type="float" office:value="2473.79563710649">
                <text:p>2473.79563710649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2494.64320633407">
                <text:p>2494.64320633407</text:p>
              </table:table-cell>
              <table:table-cell office:value-type="float" office:value="2444.18535955886">
                <text:p>2444.18535955886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2485.06642840811">
                <text:p>2485.06642840811</text:p>
              </table:table-cell>
              <table:table-cell office:value-type="float" office:value="2428.23007833883">
                <text:p>2428.23007833883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2491.19009487175">
                <text:p>2491.19009487175</text:p>
              </table:table-cell>
              <table:table-cell office:value-type="float" office:value="2428.56673194452">
                <text:p>2428.56673194452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2540.45265549723">
                <text:p>2540.45265549723</text:p>
              </table:table-cell>
              <table:table-cell office:value-type="float" office:value="2474.77195597784">
                <text:p>2474.77195597784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2647.89809785041">
                <text:p>2647.89809785041</text:p>
              </table:table-cell>
              <table:table-cell office:value-type="float" office:value="2576.10604104421">
                <text:p>2576.10604104421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2854.47067196373">
                <text:p>2854.47067196373</text:p>
              </table:table-cell>
              <table:table-cell office:value-type="float" office:value="2777.89332574926">
                <text:p>2777.89332574926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3164.92424788">
                <text:p>3164.92424788</text:p>
              </table:table-cell>
              <table:table-cell office:value-type="float" office:value="3086.43772784684">
                <text:p>3086.43772784684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3488.68988295747">
                <text:p>3488.68988295747</text:p>
              </table:table-cell>
              <table:table-cell office:value-type="float" office:value="3407.34035946772">
                <text:p>3407.3403594677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3725.91069916457">
                <text:p>3725.91069916457</text:p>
              </table:table-cell>
              <table:table-cell office:value-type="float" office:value="3640.66021048042">
                <text:p>3640.66021048042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4005.82474689437">
                <text:p>4005.82474689437</text:p>
              </table:table-cell>
              <table:table-cell office:value-type="float" office:value="3910.43935320778">
                <text:p>3910.43935320778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4396.09444088206">
                <text:p>4396.09444088206</text:p>
              </table:table-cell>
              <table:table-cell office:value-type="float" office:value="4286.18828894291">
                <text:p>4286.18828894291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4896.46410928103">
                <text:p>4896.46410928103</text:p>
              </table:table-cell>
              <table:table-cell office:value-type="float" office:value="4770.24812925365">
                <text:p>4770.24812925365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5500.72475968642">
                <text:p>5500.72475968642</text:p>
              </table:table-cell>
              <table:table-cell office:value-type="float" office:value="5362.79975467364">
                <text:p>5362.79975467364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6116.28872860462">
                <text:p>6116.28872860462</text:p>
              </table:table-cell>
              <table:table-cell office:value-type="float" office:value="5975.6133062649">
                <text:p>5975.6133062649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6802.0085565118">
                <text:p>6802.0085565118</text:p>
              </table:table-cell>
              <table:table-cell office:value-type="float" office:value="6663.71100284054">
                <text:p>6663.71100284054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7742.28197643872">
                <text:p>7742.28197643872</text:p>
              </table:table-cell>
              <table:table-cell office:value-type="float" office:value="7596.9182978964">
                <text:p>7596.9182978964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8673.36005934504">
                <text:p>8673.36005934504</text:p>
              </table:table-cell>
              <table:table-cell office:value-type="float" office:value="8514.18238441986">
                <text:p>8514.18238441986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9625.32797089369">
                <text:p>9625.32797089369</text:p>
              </table:table-cell>
              <table:table-cell office:value-type="float" office:value="9447.8359245924">
                <text:p>9447.835924592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634.0761313403">
                <text:p>10634.0761313403</text:p>
              </table:table-cell>
              <table:table-cell office:value-type="float" office:value="10434.5917884925">
                <text:p>10434.5917884925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11813.0955624802">
                <text:p>11813.0955624802</text:p>
              </table:table-cell>
              <table:table-cell office:value-type="float" office:value="11591.1285864892">
                <text:p>11591.1285864892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12894.725477177">
                <text:p>12894.725477177</text:p>
              </table:table-cell>
              <table:table-cell office:value-type="float" office:value="12641.9103182331">
                <text:p>12641.9103182331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14132.5846314452">
                <text:p>14132.5846314452</text:p>
              </table:table-cell>
              <table:table-cell office:value-type="float" office:value="13847.217518703">
                <text:p>13847.217518703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15240.8556574631">
                <text:p>15240.8556574631</text:p>
              </table:table-cell>
              <table:table-cell office:value-type="float" office:value="14942.1601083063">
                <text:p>14942.1601083063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16297.9889626946">
                <text:p>16297.9889626946</text:p>
              </table:table-cell>
              <table:table-cell office:value-type="float" office:value="15986.8077614924">
                <text:p>15986.8077614924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17294.4901845847">
                <text:p>17294.4901845847</text:p>
              </table:table-cell>
              <table:table-cell office:value-type="float" office:value="16961.8272446562">
                <text:p>16961.8272446562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17999.7757474736">
                <text:p>17999.7757474736</text:p>
              </table:table-cell>
              <table:table-cell office:value-type="float" office:value="17645.3667712751">
                <text:p>17645.3667712751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19246.2818141169">
                <text:p>19246.2818141169</text:p>
              </table:table-cell>
              <table:table-cell office:value-type="float" office:value="18883.5848692945">
                <text:p>18883.5848692945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20483.0442800363">
                <text:p>20483.0442800363</text:p>
              </table:table-cell>
              <table:table-cell office:value-type="float" office:value="20110.0064334548">
                <text:p>20110.006433454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21501.168388278">
                <text:p>21501.168388278</text:p>
              </table:table-cell>
              <table:table-cell office:value-type="float" office:value="21127.0202169466">
                <text:p>21127.0202169466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22266.9663875306">
                <text:p>22266.9663875306</text:p>
              </table:table-cell>
              <table:table-cell office:value-type="float" office:value="21892.7050940655">
                <text:p>21892.7050940655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23241.7968219593">
                <text:p>23241.7968219593</text:p>
              </table:table-cell>
              <table:table-cell office:value-type="float" office:value="22862.3475813688">
                <text:p>22862.3475813688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24217.4165202263">
                <text:p>24217.4165202263</text:p>
              </table:table-cell>
              <table:table-cell office:value-type="float" office:value="23830.3875532991">
                <text:p>23830.3875532991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25312.5117435574">
                <text:p>25312.5117435574</text:p>
              </table:table-cell>
              <table:table-cell office:value-type="float" office:value="24874.9247410624">
                <text:p>24874.9247410624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26108.6247552265">
                <text:p>26108.6247552265</text:p>
              </table:table-cell>
              <table:table-cell office:value-type="float" office:value="25647.970324975">
                <text:p>25647.970324975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27326.1898489466">
                <text:p>27326.1898489466</text:p>
              </table:table-cell>
              <table:table-cell office:value-type="float" office:value="26863.7785030076">
                <text:p>26863.7785030076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28586.8545159044">
                <text:p>28586.8545159044</text:p>
              </table:table-cell>
              <table:table-cell office:value-type="float" office:value="28105.8774573754">
                <text:p>28105.8774573754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29956.8734677711">
                <text:p>29956.8734677711</text:p>
              </table:table-cell>
              <table:table-cell office:value-type="float" office:value="29441.1735184447">
                <text:p>29441.1735184447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31214.1298257394">
                <text:p>31214.1298257394</text:p>
              </table:table-cell>
              <table:table-cell office:value-type="float" office:value="30666.9185360199">
                <text:p>30666.9185360199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32322.6968856349">
                <text:p>32322.6968856349</text:p>
              </table:table-cell>
              <table:table-cell office:value-type="float" office:value="31753.4497806805">
                <text:p>31753.4497806805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33568.6818684931">
                <text:p>33568.6818684931</text:p>
              </table:table-cell>
              <table:table-cell office:value-type="float" office:value="32965.9694989054">
                <text:p>32965.9694989054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34876.4564086642">
                <text:p>34876.4564086642</text:p>
              </table:table-cell>
              <table:table-cell office:value-type="float" office:value="34199.8691196159">
                <text:p>34199.8691196159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36137.2569772694">
                <text:p>36137.2569772694</text:p>
              </table:table-cell>
              <table:table-cell office:value-type="float" office:value="35400.3831004829">
                <text:p>35400.3831004829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37391.2062989286">
                <text:p>37391.2062989286</text:p>
              </table:table-cell>
              <table:table-cell office:value-type="float" office:value="36625.4056526942">
                <text:p>36625.4056526942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38663.8580641844">
                <text:p>38663.8580641844</text:p>
              </table:table-cell>
              <table:table-cell office:value-type="float" office:value="37880.8363175613">
                <text:p>37880.8363175613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39839.9077998144">
                <text:p>39839.9077998144</text:p>
              </table:table-cell>
              <table:table-cell office:value-type="float" office:value="39041.4257611468">
                <text:p>39041.4257611468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41064.2632725075">
                <text:p>41064.2632725075</text:p>
              </table:table-cell>
              <table:table-cell office:value-type="float" office:value="40233.6679389147">
                <text:p>40233.6679389147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42576.156771986">
                <text:p>42576.156771986</text:p>
              </table:table-cell>
              <table:table-cell office:value-type="float" office:value="41728.8926603376">
                <text:p>41728.8926603376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44326.041733397">
                <text:p>44326.041733397</text:p>
              </table:table-cell>
              <table:table-cell office:value-type="float" office:value="43466.0619785007">
                <text:p>43466.061978500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45928.0006514874">
                <text:p>45928.0006514874</text:p>
              </table:table-cell>
              <table:table-cell office:value-type="float" office:value="45041.9179222626">
                <text:p>45041.9179222626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47390.8280494987">
                <text:p>47390.8280494987</text:p>
              </table:table-cell>
              <table:table-cell office:value-type="float" office:value="46473.6596366875">
                <text:p>46473.6596366875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48909.103849703">
                <text:p>48909.103849703</text:p>
              </table:table-cell>
              <table:table-cell office:value-type="float" office:value="47954.5968721289">
                <text:p>47954.5968721289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50472.9991874962">
                <text:p>50472.9991874962</text:p>
              </table:table-cell>
              <table:table-cell office:value-type="float" office:value="49481.605064879">
                <text:p>49481.605064879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52013.7796569138">
                <text:p>52013.7796569138</text:p>
              </table:table-cell>
              <table:table-cell office:value-type="float" office:value="50962.3950857948">
                <text:p>50962.3950857948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53575.003580633">
                <text:p>53575.003580633</text:p>
              </table:table-cell>
              <table:table-cell office:value-type="float" office:value="52477.2219416626">
                <text:p>52477.2219416626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55006.3879978124">
                <text:p>55006.3879978124</text:p>
              </table:table-cell>
              <table:table-cell office:value-type="float" office:value="53880.8462952701">
                <text:p>53880.8462952701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56403.5412139337">
                <text:p>56403.5412139337</text:p>
              </table:table-cell>
              <table:table-cell office:value-type="float" office:value="55251.1492880033">
                <text:p>55251.1492880033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57830.6095338372">
                <text:p>57830.6095338372</text:p>
              </table:table-cell>
              <table:table-cell office:value-type="float" office:value="56648.9886150379">
                <text:p>56648.9886150379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59129.9427844139">
                <text:p>59129.9427844139</text:p>
              </table:table-cell>
              <table:table-cell office:value-type="float" office:value="57927.0421208809">
                <text:p>57927.0421208809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60142.3572686108">
                <text:p>60142.3572686108</text:p>
              </table:table-cell>
              <table:table-cell office:value-type="float" office:value="58921.4868959881">
                <text:p>58921.4868959881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60935.45530127">
                <text:p>60935.45530127</text:p>
              </table:table-cell>
              <table:table-cell office:value-type="float" office:value="59693.0330738555">
                <text:p>59693.0330738555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61606.660217766">
                <text:p>61606.660217766</text:p>
              </table:table-cell>
              <table:table-cell office:value-type="float" office:value="60338.4502056746">
                <text:p>60338.4502056746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62135.3596839806">
                <text:p>62135.3596839806</text:p>
              </table:table-cell>
              <table:table-cell office:value-type="float" office:value="60840.6712782074">
                <text:p>60840.6712782074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62710.3951759891">
                <text:p>62710.3951759891</text:p>
              </table:table-cell>
              <table:table-cell office:value-type="float" office:value="61397.3596766409">
                <text:p>61397.3596766409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63408.4795815273">
                <text:p>63408.4795815273</text:p>
              </table:table-cell>
              <table:table-cell office:value-type="float" office:value="62098.2341646499">
                <text:p>62098.2341646499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64042.9427464119">
                <text:p>64042.9427464119</text:p>
              </table:table-cell>
              <table:table-cell office:value-type="float" office:value="62753.7386144679">
                <text:p>62753.7386144679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64422.5567788459">
                <text:p>64422.5567788459</text:p>
              </table:table-cell>
              <table:table-cell office:value-type="float" office:value="63144.7801869677">
                <text:p>63144.7801869677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64363.350624523">
                <text:p>64363.350624523</text:p>
              </table:table-cell>
              <table:table-cell office:value-type="float" office:value="63084.2001903486">
                <text:p>63084.2001903486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64125.1098515107">
                <text:p>64125.1098515107</text:p>
              </table:table-cell>
              <table:table-cell office:value-type="float" office:value="62830.8846998872">
                <text:p>62830.8846998872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63962.3892001989">
                <text:p>63962.3892001989</text:p>
              </table:table-cell>
              <table:table-cell office:value-type="float" office:value="62631.9711743623">
                <text:p>62631.9711743623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63785.9459997458">
                <text:p>63785.9459997458</text:p>
              </table:table-cell>
              <table:table-cell office:value-type="float" office:value="62413.0963579371">
                <text:p>62413.0963579371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63295.9000234462">
                <text:p>63295.9000234462</text:p>
              </table:table-cell>
              <table:table-cell office:value-type="float" office:value="61901.5313478541">
                <text:p>61901.5313478541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62958.6215590959">
                <text:p>62958.6215590959</text:p>
              </table:table-cell>
              <table:table-cell office:value-type="float" office:value="61571.1916851147">
                <text:p>61571.1916851147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62704.9709590091">
                <text:p>62704.9709590091</text:p>
              </table:table-cell>
              <table:table-cell office:value-type="float" office:value="61343.2304451722">
                <text:p>61343.2304451722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63023.4189783275">
                <text:p>63023.4189783275</text:p>
              </table:table-cell>
              <table:table-cell office:value-type="float" office:value="61672.5287610747">
                <text:p>61672.5287610747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63588.9490836166">
                <text:p>63588.9490836166</text:p>
              </table:table-cell>
              <table:table-cell office:value-type="float" office:value="62232.4965180107">
                <text:p>62232.4965180107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63890.8554521469">
                <text:p>63890.8554521469</text:p>
              </table:table-cell>
              <table:table-cell office:value-type="float" office:value="62528.7212975788">
                <text:p>62528.7212975788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64062.1825465449">
                <text:p>64062.1825465449</text:p>
              </table:table-cell>
              <table:table-cell office:value-type="float" office:value="62689.1506335796">
                <text:p>62689.1506335796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64161.8265638038">
                <text:p>64161.8265638038</text:p>
              </table:table-cell>
              <table:table-cell office:value-type="float" office:value="62732.3150246883">
                <text:p>62732.315024688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64356.4466834339">
                <text:p>64356.4466834339</text:p>
              </table:table-cell>
              <table:table-cell office:value-type="float" office:value="62846.4917750676">
                <text:p>62846.4917750676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64932.5652332988">
                <text:p>64932.5652332988</text:p>
              </table:table-cell>
              <table:table-cell office:value-type="float" office:value="63338.6501577451">
                <text:p>63338.6501577451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65614.4933257775">
                <text:p>65614.4933257775</text:p>
              </table:table-cell>
              <table:table-cell office:value-type="float" office:value="63983.6256142659">
                <text:p>63983.6256142659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66143.7341815964">
                <text:p>66143.7341815964</text:p>
              </table:table-cell>
              <table:table-cell office:value-type="float" office:value="64526.149251481">
                <text:p>64526.149251481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66515.8281021824">
                <text:p>66515.8281021824</text:p>
              </table:table-cell>
              <table:table-cell office:value-type="float" office:value="64903.4976907103">
                <text:p>64903.4976907103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66833.3558788556">
                <text:p>66833.3558788556</text:p>
              </table:table-cell>
              <table:table-cell office:value-type="float" office:value="65227.2324033379">
                <text:p>65227.2324033379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67030.5573548398">
                <text:p>67030.5573548398</text:p>
              </table:table-cell>
              <table:table-cell office:value-type="float" office:value="65421.0660278992">
                <text:p>65421.0660278992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66676.1277724956">
                <text:p>66676.1277724956</text:p>
              </table:table-cell>
              <table:table-cell office:value-type="float" office:value="65050.7898991394">
                <text:p>65050.7898991394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65970.3044256137">
                <text:p>65970.3044256137</text:p>
              </table:table-cell>
              <table:table-cell office:value-type="float" office:value="64342.4115837623">
                <text:p>64342.4115837623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65052.0512188388">
                <text:p>65052.0512188388</text:p>
              </table:table-cell>
              <table:table-cell office:value-type="float" office:value="63432.0566003427">
                <text:p>63432.0566003427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63860.5239472613">
                <text:p>63860.5239472613</text:p>
              </table:table-cell>
              <table:table-cell office:value-type="float" office:value="62260.8458625238">
                <text:p>62260.8458625238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62374.0234243564">
                <text:p>62374.0234243564</text:p>
              </table:table-cell>
              <table:table-cell office:value-type="float" office:value="60816.5318026988">
                <text:p>60816.5318026988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60946.7789552344">
                <text:p>60946.7789552344</text:p>
              </table:table-cell>
              <table:table-cell office:value-type="float" office:value="59468.6910417021">
                <text:p>59468.6910417021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59442.1169655533">
                <text:p>59442.1169655533</text:p>
              </table:table-cell>
              <table:table-cell office:value-type="float" office:value="58072.4943534294">
                <text:p>58072.4943534294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57987.7184388385">
                <text:p>57987.7184388385</text:p>
              </table:table-cell>
              <table:table-cell office:value-type="float" office:value="56708.9368724178">
                <text:p>56708.9368724178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56355.2900385042">
                <text:p>56355.2900385042</text:p>
              </table:table-cell>
              <table:table-cell office:value-type="float" office:value="55141.9181192351">
                <text:p>55141.9181192351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54878.5930322073">
                <text:p>54878.5930322073</text:p>
              </table:table-cell>
              <table:table-cell office:value-type="float" office:value="53720.418044858">
                <text:p>53720.418044858</text:p>
              </table:table-cell>
            </table:table-row>
            <table:table-row>
              <table:table-cell office:value-type="float" office:value="44167">
                <text:p>44167</text:p>
              </table:table-cell>
              <table:table-cell office:value-type="float" office:value="53713.7203520176">
                <text:p>53713.7203520176</text:p>
              </table:table-cell>
              <table:table-cell office:value-type="float" office:value="52584.4608688224">
                <text:p>52584.4608688224</text:p>
              </table:table-cell>
            </table:table-row>
            <table:table-row>
              <table:table-cell office:value-type="float" office:value="44168">
                <text:p>44168</text:p>
              </table:table-cell>
              <table:table-cell office:value-type="float" office:value="52807.5762249943">
                <text:p>52807.5762249943</text:p>
              </table:table-cell>
              <table:table-cell office:value-type="float" office:value="51668.4429307428">
                <text:p>51668.4429307428</text:p>
              </table:table-cell>
            </table:table-row>
            <table:table-row>
              <table:table-cell office:value-type="float" office:value="44169">
                <text:p>44169</text:p>
              </table:table-cell>
              <table:table-cell office:value-type="float" office:value="52193.405676923">
                <text:p>52193.405676923</text:p>
              </table:table-cell>
              <table:table-cell office:value-type="float" office:value="51027.4334058651">
                <text:p>51027.4334058651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51787.333027216">
                <text:p>51787.333027216</text:p>
              </table:table-cell>
              <table:table-cell office:value-type="float" office:value="50599.3701651833">
                <text:p>50599.3701651833</text:p>
              </table:table-cell>
            </table:table-row>
            <table:table-row>
              <table:table-cell office:value-type="float" office:value="44171">
                <text:p>44171</text:p>
              </table:table-cell>
              <table:table-cell office:value-type="float" office:value="51462.149590937">
                <text:p>51462.149590937</text:p>
              </table:table-cell>
              <table:table-cell office:value-type="float" office:value="50253.4966925931">
                <text:p>50253.4966925931</text:p>
              </table:table-cell>
            </table:table-row>
            <table:table-row>
              <table:table-cell office:value-type="float" office:value="44172">
                <text:p>44172</text:p>
              </table:table-cell>
              <table:table-cell office:value-type="float" office:value="51308.7654209247">
                <text:p>51308.7654209247</text:p>
              </table:table-cell>
              <table:table-cell office:value-type="float" office:value="50051.5121322592">
                <text:p>50051.5121322592</text:p>
              </table:table-cell>
            </table:table-row>
            <table:table-row>
              <table:table-cell office:value-type="float" office:value="44173">
                <text:p>44173</text:p>
              </table:table-cell>
              <table:table-cell office:value-type="float" office:value="51363.4177083383">
                <text:p>51363.4177083383</text:p>
              </table:table-cell>
              <table:table-cell office:value-type="float" office:value="50038.4506916454">
                <text:p>50038.4506916454</text:p>
              </table:table-cell>
            </table:table-row>
            <table:table-row>
              <table:table-cell office:value-type="float" office:value="44174">
                <text:p>44174</text:p>
              </table:table-cell>
              <table:table-cell office:value-type="float" office:value="51926.3470860751">
                <text:p>51926.3470860751</text:p>
              </table:table-cell>
              <table:table-cell office:value-type="float" office:value="50540.6522788722">
                <text:p>50540.6522788722</text:p>
              </table:table-cell>
            </table:table-row>
            <table:table-row>
              <table:table-cell office:value-type="float" office:value="44175">
                <text:p>44175</text:p>
              </table:table-cell>
              <table:table-cell office:value-type="float" office:value="52829.9872582292">
                <text:p>52829.9872582292</text:p>
              </table:table-cell>
              <table:table-cell office:value-type="float" office:value="51397.1810896049">
                <text:p>51397.1810896049</text:p>
              </table:table-cell>
            </table:table-row>
            <table:table-row>
              <table:table-cell office:value-type="float" office:value="44176">
                <text:p>44176</text:p>
              </table:table-cell>
              <table:table-cell office:value-type="float" office:value="54116.891103044">
                <text:p>54116.891103044</text:p>
              </table:table-cell>
              <table:table-cell office:value-type="float" office:value="52652.0831964644">
                <text:p>52652.0831964644</text:p>
              </table:table-cell>
            </table:table-row>
            <table:table-row>
              <table:table-cell office:value-type="float" office:value="44177">
                <text:p>44177</text:p>
              </table:table-cell>
              <table:table-cell office:value-type="float" office:value="55995.082735271">
                <text:p>55995.082735271</text:p>
              </table:table-cell>
              <table:table-cell office:value-type="float" office:value="54503.8482161678">
                <text:p>54503.8482161678</text:p>
              </table:table-cell>
            </table:table-row>
            <table:table-row>
              <table:table-cell office:value-type="float" office:value="44178">
                <text:p>44178</text:p>
              </table:table-cell>
              <table:table-cell office:value-type="float" office:value="58400.7337525569">
                <text:p>58400.7337525569</text:p>
              </table:table-cell>
              <table:table-cell office:value-type="float" office:value="56882.9028000224">
                <text:p>56882.9028000224</text:p>
              </table:table-cell>
            </table:table-row>
            <table:table-row>
              <table:table-cell office:value-type="float" office:value="44179">
                <text:p>44179</text:p>
              </table:table-cell>
              <table:table-cell office:value-type="float" office:value="61234.9626814627">
                <text:p>61234.9626814627</text:p>
              </table:table-cell>
              <table:table-cell office:value-type="float" office:value="59685.4390927272">
                <text:p>59685.439092727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64851.4393476287">
                <text:p>64851.4393476287</text:p>
              </table:table-cell>
              <table:table-cell office:value-type="float" office:value="63249.869675435">
                <text:p>63249.869675435</text:p>
              </table:table-cell>
            </table:table-row>
            <table:table-row>
              <table:table-cell office:value-type="float" office:value="44181">
                <text:p>44181</text:p>
              </table:table-cell>
              <table:table-cell office:value-type="float" office:value="69149.5788356785">
                <text:p>69149.5788356785</text:p>
              </table:table-cell>
              <table:table-cell office:value-type="float" office:value="67495.957533523">
                <text:p>67495.957533523</text:p>
              </table:table-cell>
            </table:table-row>
            <table:table-row>
              <table:table-cell office:value-type="float" office:value="44182">
                <text:p>44182</text:p>
              </table:table-cell>
              <table:table-cell office:value-type="float" office:value="74516.3426323822">
                <text:p>74516.3426323822</text:p>
              </table:table-cell>
              <table:table-cell office:value-type="float" office:value="72795.7427015815">
                <text:p>72795.7427015815</text:p>
              </table:table-cell>
            </table:table-row>
            <table:table-row>
              <table:table-cell office:value-type="float" office:value="44183">
                <text:p>44183</text:p>
              </table:table-cell>
              <table:table-cell office:value-type="float" office:value="80765.1283549134">
                <text:p>80765.1283549134</text:p>
              </table:table-cell>
              <table:table-cell office:value-type="float" office:value="78954.2239300812">
                <text:p>78954.2239300812</text:p>
              </table:table-cell>
            </table:table-row>
            <table:table-row>
              <table:table-cell office:value-type="float" office:value="44184">
                <text:p>44184</text:p>
              </table:table-cell>
              <table:table-cell office:value-type="float" office:value="88005.3717837994">
                <text:p>88005.3717837994</text:p>
              </table:table-cell>
              <table:table-cell office:value-type="float" office:value="86096.0461304137">
                <text:p>86096.0461304137</text:p>
              </table:table-cell>
            </table:table-row>
            <table:table-row>
              <table:table-cell office:value-type="float" office:value="44185">
                <text:p>44185</text:p>
              </table:table-cell>
              <table:table-cell office:value-type="float" office:value="95645.9285648746">
                <text:p>95645.9285648746</text:p>
              </table:table-cell>
              <table:table-cell office:value-type="float" office:value="93630.670392933">
                <text:p>93630.670392933</text:p>
              </table:table-cell>
            </table:table-row>
            <table:table-row>
              <table:table-cell office:value-type="float" office:value="44186">
                <text:p>44186</text:p>
              </table:table-cell>
              <table:table-cell office:value-type="float" office:value="103885.717585485">
                <text:p>103885.717585485</text:p>
              </table:table-cell>
              <table:table-cell office:value-type="float" office:value="101730.694670729">
                <text:p>101730.694670729</text:p>
              </table:table-cell>
            </table:table-row>
            <table:table-row>
              <table:table-cell office:value-type="float" office:value="44187">
                <text:p>44187</text:p>
              </table:table-cell>
              <table:table-cell office:value-type="float" office:value="112842.354753445">
                <text:p>112842.354753445</text:p>
              </table:table-cell>
              <table:table-cell office:value-type="float" office:value="110515.847651536">
                <text:p>110515.847651536</text:p>
              </table:table-cell>
            </table:table-row>
            <table:table-row>
              <table:table-cell office:value-type="float" office:value="44188">
                <text:p>44188</text:p>
              </table:table-cell>
              <table:table-cell office:value-type="float" office:value="121800.408869066">
                <text:p>121800.408869066</text:p>
              </table:table-cell>
              <table:table-cell office:value-type="float" office:value="119265.943776981">
                <text:p>119265.943776981</text:p>
              </table:table-cell>
            </table:table-row>
            <table:table-row>
              <table:table-cell office:value-type="float" office:value="44189">
                <text:p>44189</text:p>
              </table:table-cell>
              <table:table-cell office:value-type="float" office:value="130716.380937592">
                <text:p>130716.380937592</text:p>
              </table:table-cell>
              <table:table-cell office:value-type="float" office:value="127974.79318777">
                <text:p>127974.79318777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9518.748048755">
                <text:p>139518.748048755</text:p>
              </table:table-cell>
              <table:table-cell office:value-type="float" office:value="136577.773206604">
                <text:p>136577.773206604</text:p>
              </table:table-cell>
            </table:table-row>
            <table:table-row>
              <table:table-cell office:value-type="float" office:value="44191">
                <text:p>44191</text:p>
              </table:table-cell>
              <table:table-cell office:value-type="float" office:value="148363.692420955">
                <text:p>148363.692420955</text:p>
              </table:table-cell>
              <table:table-cell office:value-type="float" office:value="145256.26878573">
                <text:p>145256.26878573</text:p>
              </table:table-cell>
            </table:table-row>
            <table:table-row>
              <table:table-cell office:value-type="float" office:value="44192">
                <text:p>44192</text:p>
              </table:table-cell>
              <table:table-cell office:value-type="float" office:value="157602.010361727">
                <text:p>157602.010361727</text:p>
              </table:table-cell>
              <table:table-cell office:value-type="float" office:value="154350.208457583">
                <text:p>154350.208457583</text:p>
              </table:table-cell>
            </table:table-row>
            <table:table-row>
              <table:table-cell office:value-type="float" office:value="44193">
                <text:p>44193</text:p>
              </table:table-cell>
              <table:table-cell office:value-type="float" office:value="166432.462084258">
                <text:p>166432.462084258</text:p>
              </table:table-cell>
              <table:table-cell office:value-type="float" office:value="163064.970255609">
                <text:p>163064.970255609</text:p>
              </table:table-cell>
            </table:table-row>
            <table:table-row>
              <table:table-cell office:value-type="float" office:value="44194">
                <text:p>44194</text:p>
              </table:table-cell>
              <table:table-cell office:value-type="float" office:value="175156.735773065">
                <text:p>175156.735773065</text:p>
              </table:table-cell>
              <table:table-cell office:value-type="float" office:value="171742.238511944">
                <text:p>171742.238511944</text:p>
              </table:table-cell>
            </table:table-row>
            <table:table-row>
              <table:table-cell office:value-type="float" office:value="44195">
                <text:p>44195</text:p>
              </table:table-cell>
              <table:table-cell office:value-type="float" office:value="183165.482367146">
                <text:p>183165.482367146</text:p>
              </table:table-cell>
              <table:table-cell office:value-type="float" office:value="179707.100727506">
                <text:p>179707.100727506</text:p>
              </table:table-cell>
            </table:table-row>
            <table:table-row>
              <table:table-cell office:value-type="float" office:value="44196">
                <text:p>44196</text:p>
              </table:table-cell>
              <table:table-cell office:value-type="float" office:value="190384.120262959">
                <text:p>190384.120262959</text:p>
              </table:table-cell>
              <table:table-cell office:value-type="float" office:value="186863.545833225">
                <text:p>186863.545833225</text:p>
              </table:table-cell>
            </table:table-row>
            <table:table-row>
              <table:table-cell office:value-type="float" office:value="44197">
                <text:p>44197</text:p>
              </table:table-cell>
              <table:table-cell office:value-type="float" office:value="196654.677265937">
                <text:p>196654.677265937</text:p>
              </table:table-cell>
              <table:table-cell office:value-type="float" office:value="193045.42246137">
                <text:p>193045.42246137</text:p>
              </table:table-cell>
            </table:table-row>
            <table:table-row>
              <table:table-cell office:value-type="float" office:value="44198">
                <text:p>44198</text:p>
              </table:table-cell>
              <table:table-cell office:value-type="float" office:value="201896.270386217">
                <text:p>201896.270386217</text:p>
              </table:table-cell>
              <table:table-cell office:value-type="float" office:value="198178.882638578">
                <text:p>198178.882638578</text:p>
              </table:table-cell>
            </table:table-row>
            <table:table-row>
              <table:table-cell office:value-type="float" office:value="44199">
                <text:p>44199</text:p>
              </table:table-cell>
              <table:table-cell office:value-type="float" office:value="205882.146825765">
                <text:p>205882.146825765</text:p>
              </table:table-cell>
              <table:table-cell office:value-type="float" office:value="202106.166785394">
                <text:p>202106.16678539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208640.107681792">
                <text:p>208640.107681792</text:p>
              </table:table-cell>
              <table:table-cell office:value-type="float" office:value="204803.644068062">
                <text:p>204803.644068062</text:p>
              </table:table-cell>
            </table:table-row>
            <table:table-row>
              <table:table-cell office:value-type="float" office:value="44201">
                <text:p>44201</text:p>
              </table:table-cell>
              <table:table-cell office:value-type="float" office:value="209842.454909914">
                <text:p>209842.454909914</text:p>
              </table:table-cell>
              <table:table-cell office:value-type="float" office:value="205985.55559932">
                <text:p>205985.55559932</text:p>
              </table:table-cell>
            </table:table-row>
            <table:table-row>
              <table:table-cell office:value-type="float" office:value="44202">
                <text:p>44202</text:p>
              </table:table-cell>
              <table:table-cell office:value-type="float" office:value="209786.100606737">
                <text:p>209786.100606737</text:p>
              </table:table-cell>
              <table:table-cell office:value-type="float" office:value="205948.701426955">
                <text:p>205948.701426955</text:p>
              </table:table-cell>
            </table:table-row>
            <table:table-row>
              <table:table-cell office:value-type="float" office:value="44203">
                <text:p>44203</text:p>
              </table:table-cell>
              <table:table-cell office:value-type="float" office:value="208645.846411272">
                <text:p>208645.846411272</text:p>
              </table:table-cell>
              <table:table-cell office:value-type="float" office:value="204855.985677507">
                <text:p>204855.985677507</text:p>
              </table:table-cell>
            </table:table-row>
            <table:table-row>
              <table:table-cell office:value-type="float" office:value="44204">
                <text:p>44204</text:p>
              </table:table-cell>
              <table:table-cell office:value-type="float" office:value="206648.810041158">
                <text:p>206648.810041158</text:p>
              </table:table-cell>
              <table:table-cell office:value-type="float" office:value="202938.944980775">
                <text:p>202938.944980775</text:p>
              </table:table-cell>
            </table:table-row>
            <table:table-row>
              <table:table-cell office:value-type="float" office:value="44205">
                <text:p>44205</text:p>
              </table:table-cell>
              <table:table-cell office:value-type="float" office:value="203530.37542359">
                <text:p>203530.37542359</text:p>
              </table:table-cell>
              <table:table-cell office:value-type="float" office:value="199900.301615093">
                <text:p>199900.301615093</text:p>
              </table:table-cell>
            </table:table-row>
            <table:table-row>
              <table:table-cell office:value-type="float" office:value="44206">
                <text:p>44206</text:p>
              </table:table-cell>
              <table:table-cell office:value-type="float" office:value="199348.636206446">
                <text:p>199348.636206446</text:p>
              </table:table-cell>
              <table:table-cell office:value-type="float" office:value="195794.731409402">
                <text:p>195794.731409402</text:p>
              </table:table-cell>
            </table:table-row>
            <table:table-row>
              <table:table-cell office:value-type="float" office:value="44207">
                <text:p>44207</text:p>
              </table:table-cell>
              <table:table-cell office:value-type="float" office:value="194205.882399356">
                <text:p>194205.882399356</text:p>
              </table:table-cell>
              <table:table-cell office:value-type="float" office:value="190726.748622942">
                <text:p>190726.748622942</text:p>
              </table:table-cell>
            </table:table-row>
            <table:table-row>
              <table:table-cell office:value-type="float" office:value="44208">
                <text:p>44208</text:p>
              </table:table-cell>
              <table:table-cell office:value-type="float" office:value="188682.830684835">
                <text:p>188682.830684835</text:p>
              </table:table-cell>
              <table:table-cell office:value-type="float" office:value="185243.555816639">
                <text:p>185243.555816639</text:p>
              </table:table-cell>
            </table:table-row>
            <table:table-row>
              <table:table-cell office:value-type="float" office:value="44209">
                <text:p>44209</text:p>
              </table:table-cell>
              <table:table-cell office:value-type="float" office:value="182649.073182906">
                <text:p>182649.073182906</text:p>
              </table:table-cell>
              <table:table-cell office:value-type="float" office:value="179221.11688133">
                <text:p>179221.11688133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76351.226381257">
                <text:p>176351.226381257</text:p>
              </table:table-cell>
              <table:table-cell office:value-type="float" office:value="172922.620926482">
                <text:p>172922.620926482</text:p>
              </table:table-cell>
            </table:table-row>
            <table:table-row>
              <table:table-cell office:value-type="float" office:value="44211">
                <text:p>44211</text:p>
              </table:table-cell>
              <table:table-cell office:value-type="float" office:value="169780.881119511">
                <text:p>169780.881119511</text:p>
              </table:table-cell>
              <table:table-cell office:value-type="float" office:value="166365.813406459">
                <text:p>166365.813406459</text:p>
              </table:table-cell>
            </table:table-row>
            <table:table-row>
              <table:table-cell office:value-type="float" office:value="44212">
                <text:p>44212</text:p>
              </table:table-cell>
              <table:table-cell office:value-type="float" office:value="162955.576405033">
                <text:p>162955.576405033</text:p>
              </table:table-cell>
              <table:table-cell office:value-type="float" office:value="159550.642762315">
                <text:p>159550.642762315</text:p>
              </table:table-cell>
            </table:table-row>
            <table:table-row>
              <table:table-cell office:value-type="float" office:value="44213">
                <text:p>44213</text:p>
              </table:table-cell>
              <table:table-cell office:value-type="float" office:value="156143.493040053">
                <text:p>156143.493040053</text:p>
              </table:table-cell>
              <table:table-cell office:value-type="float" office:value="152724.786107168">
                <text:p>152724.786107168</text:p>
              </table:table-cell>
            </table:table-row>
            <table:table-row>
              <table:table-cell office:value-type="float" office:value="44214">
                <text:p>44214</text:p>
              </table:table-cell>
              <table:table-cell office:value-type="float" office:value="149322.382764351">
                <text:p>149322.382764351</text:p>
              </table:table-cell>
              <table:table-cell office:value-type="float" office:value="145868.712433801">
                <text:p>145868.712433801</text:p>
              </table:table-cell>
            </table:table-row>
            <table:table-row>
              <table:table-cell office:value-type="float" office:value="44215">
                <text:p>44215</text:p>
              </table:table-cell>
              <table:table-cell office:value-type="float" office:value="142762.275170735">
                <text:p>142762.275170735</text:p>
              </table:table-cell>
              <table:table-cell office:value-type="float" office:value="139274.819537171">
                <text:p>139274.819537171</text:p>
              </table:table-cell>
            </table:table-row>
            <table:table-row>
              <table:table-cell office:value-type="float" office:value="44216">
                <text:p>44216</text:p>
              </table:table-cell>
              <table:table-cell office:value-type="float" office:value="136293.538259879">
                <text:p>136293.538259879</text:p>
              </table:table-cell>
              <table:table-cell office:value-type="float" office:value="132771.642722839">
                <text:p>132771.642722839</text:p>
              </table:table-cell>
            </table:table-row>
            <table:table-row>
              <table:table-cell office:value-type="float" office:value="44217">
                <text:p>44217</text:p>
              </table:table-cell>
              <table:table-cell office:value-type="float" office:value="130079.363255931">
                <text:p>130079.363255931</text:p>
              </table:table-cell>
              <table:table-cell office:value-type="float" office:value="126527.473776806">
                <text:p>126527.473776806</text:p>
              </table:table-cell>
            </table:table-row>
            <table:table-row>
              <table:table-cell office:value-type="float" office:value="44218">
                <text:p>44218</text:p>
              </table:table-cell>
              <table:table-cell office:value-type="float" office:value="124063.624996589">
                <text:p>124063.624996589</text:p>
              </table:table-cell>
              <table:table-cell office:value-type="float" office:value="120483.977781135">
                <text:p>120483.977781135</text:p>
              </table:table-cell>
            </table:table-row>
            <table:table-row>
              <table:table-cell office:value-type="float" office:value="44219">
                <text:p>44219</text:p>
              </table:table-cell>
              <table:table-cell office:value-type="float" office:value="118505.178345083">
                <text:p>118505.178345083</text:p>
              </table:table-cell>
              <table:table-cell office:value-type="float" office:value="114909.388216683">
                <text:p>114909.38821668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13472.916325259">
                <text:p>113472.916325259</text:p>
              </table:table-cell>
              <table:table-cell office:value-type="float" office:value="109880.905673354">
                <text:p>109880.905673354</text:p>
              </table:table-cell>
            </table:table-row>
            <table:table-row>
              <table:table-cell office:value-type="float" office:value="44221">
                <text:p>44221</text:p>
              </table:table-cell>
              <table:table-cell office:value-type="float" office:value="108641.55874">
                <text:p>108641.55874</text:p>
              </table:table-cell>
              <table:table-cell office:value-type="float" office:value="105074.268316265">
                <text:p>105074.268316265</text:p>
              </table:table-cell>
            </table:table-row>
            <table:table-row>
              <table:table-cell office:value-type="float" office:value="44222">
                <text:p>44222</text:p>
              </table:table-cell>
              <table:table-cell office:value-type="float" office:value="103824.818089637">
                <text:p>103824.818089637</text:p>
              </table:table-cell>
              <table:table-cell office:value-type="float" office:value="100310.169420011">
                <text:p>100310.169420011</text:p>
              </table:table-cell>
            </table:table-row>
            <table:table-row>
              <table:table-cell office:value-type="float" office:value="44223">
                <text:p>44223</text:p>
              </table:table-cell>
              <table:table-cell office:value-type="float" office:value="99255.4999135364">
                <text:p>99255.4999135364</text:p>
              </table:table-cell>
              <table:table-cell office:value-type="float" office:value="95805.3165735288">
                <text:p>95805.3165735288</text:p>
              </table:table-cell>
            </table:table-row>
            <table:table-row>
              <table:table-cell office:value-type="float" office:value="44224">
                <text:p>44224</text:p>
              </table:table-cell>
              <table:table-cell office:value-type="float" office:value="94726.9134220689">
                <text:p>94726.9134220689</text:p>
              </table:table-cell>
              <table:table-cell office:value-type="float" office:value="91356.1420359841">
                <text:p>91356.1420359841</text:p>
              </table:table-cell>
            </table:table-row>
            <table:table-row>
              <table:table-cell office:value-type="float" office:value="44225">
                <text:p>44225</text:p>
              </table:table-cell>
              <table:table-cell office:value-type="float" office:value="90274.3477636667">
                <text:p>90274.3477636667</text:p>
              </table:table-cell>
              <table:table-cell office:value-type="float" office:value="86989.103693786">
                <text:p>86989.103693786</text:p>
              </table:table-cell>
            </table:table-row>
            <table:table-row>
              <table:table-cell office:value-type="float" office:value="44226">
                <text:p>44226</text:p>
              </table:table-cell>
              <table:table-cell office:value-type="float" office:value="85963.5414059624">
                <text:p>85963.5414059624</text:p>
              </table:table-cell>
              <table:table-cell office:value-type="float" office:value="82775.6663562072">
                <text:p>82775.6663562072</text:p>
              </table:table-cell>
            </table:table-row>
            <table:table-row>
              <table:table-cell office:value-type="float" office:value="44227">
                <text:p>44227</text:p>
              </table:table-cell>
              <table:table-cell office:value-type="float" office:value="81685.185060121">
                <text:p>81685.185060121</text:p>
              </table:table-cell>
              <table:table-cell office:value-type="float" office:value="78639.8398555977">
                <text:p>78639.8398555977</text:p>
              </table:table-cell>
            </table:table-row>
            <table:table-row>
              <table:table-cell office:value-type="float" office:value="44228">
                <text:p>44228</text:p>
              </table:table-cell>
              <table:table-cell office:value-type="float" office:value="77450.6638984196">
                <text:p>77450.6638984196</text:p>
              </table:table-cell>
              <table:table-cell office:value-type="float" office:value="74568.0291873492">
                <text:p>74568.0291873492</text:p>
              </table:table-cell>
            </table:table-row>
            <table:table-row>
              <table:table-cell office:value-type="float" office:value="44229">
                <text:p>44229</text:p>
              </table:table-cell>
              <table:table-cell office:value-type="float" office:value="73243.3265598859">
                <text:p>73243.3265598859</text:p>
              </table:table-cell>
              <table:table-cell office:value-type="float" office:value="70528.2629660271">
                <text:p>70528.2629660271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69021.1612517639">
                <text:p>69021.1612517639</text:p>
              </table:table-cell>
              <table:table-cell office:value-type="float" office:value="66487.3055578723">
                <text:p>66487.3055578723</text:p>
              </table:table-cell>
            </table:table-row>
            <table:table-row>
              <table:table-cell office:value-type="float" office:value="44231">
                <text:p>44231</text:p>
              </table:table-cell>
              <table:table-cell office:value-type="float" office:value="65025.2953507064">
                <text:p>65025.2953507064</text:p>
              </table:table-cell>
              <table:table-cell office:value-type="float" office:value="62672.2388986149">
                <text:p>62672.2388986149</text:p>
              </table:table-cell>
            </table:table-row>
            <table:table-row>
              <table:table-cell office:value-type="float" office:value="44232">
                <text:p>44232</text:p>
              </table:table-cell>
              <table:table-cell office:value-type="float" office:value="61318.0767704973">
                <text:p>61318.0767704973</text:p>
              </table:table-cell>
              <table:table-cell office:value-type="float" office:value="59132.5132964953">
                <text:p>59132.5132964953</text:p>
              </table:table-cell>
            </table:table-row>
            <table:table-row>
              <table:table-cell office:value-type="float" office:value="44233">
                <text:p>44233</text:p>
              </table:table-cell>
              <table:table-cell office:value-type="float" office:value="57919.4368628628">
                <text:p>57919.43686286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234">
                <text:p>44234</text:p>
              </table:table-cell>
              <table:table-cell office:value-type="float" office:value="54825.8102949768">
                <text:p>54825.810294976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.0$Linux_X86_64 LibreOffice_project/2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ot" draw:display-name="Long Dot" draw:style="rect" draw:dots1="1" draw:dots1-length="100%" draw:distance="300%"/>
  </office:styles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2.617cm" svg:y="3.955cm" style:legend-expansion="high" chart:style-name="ch2"/>
        <chart:plot-area chart:style-name="ch3" table:cell-range-address="Graphs_LON.B1:Graphs_LON.D244" chart:data-source-has-labels="both" svg:x="0.319cm" svg:y="0.18cm" svg:width="11.979cm" svg:height="8.646cm">
          <chart:coordinate-region svg:x="1.834cm" svg:y="0.38cm" svg:width="10.432cm" svg:height="7.799cm"/>
          <chart:axis chart:dimension="x" chart:name="primary-x" chart:style-name="ch4" chartooo:axis-type="auto">
            <chartooo:date-scale/>
            <chart:categories table:cell-range-address="Graphs_LON.B2:Graphs_LON.B244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Graphs_LON.C2:Graphs_LON.C244" chart:label-cell-address="Graphs_LON.C1:Graphs_LON.C1" chart:class="chart:line">
            <chart:data-point chart:repeated="243"/>
          </chart:series>
          <chart:series chart:style-name="ch9" chart:values-cell-range-address="Graphs_LON.D2:Graphs_LON.D244" chart:label-cell-address="Graphs_LON.D1:Graphs_LON.D1" chart:class="chart:line">
            <chart:data-point chart:repeated="24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ive_cases</text:p>
                <draw:g>
                  <svg:desc>Graphs_LON.C1:Graphs_LON.C1</svg:desc>
                </draw:g>
              </table:table-cell>
              <table:table-cell office:value-type="string">
                <text:p>gamma</text:p>
                <draw:g>
                  <svg:desc>Graphs_LON.D1:Graphs_LON.D1</svg:desc>
                </draw:g>
              </table:table-cell>
            </table:table-row>
          </table:table-header-rows>
          <table:table-rows>
            <table:table-row>
              <table:table-cell office:value-type="float" office:value="43992">
                <text:p>43992</text:p>
                <draw:g>
                  <svg:desc>Graphs_LON.B2:Graphs_LON.B244</svg:desc>
                </draw:g>
              </table:table-cell>
              <table:table-cell office:value-type="float" office:value="NaN">
                <text:p>NaN</text:p>
                <draw:g>
                  <svg:desc>Graphs_LON.C2:Graphs_LON.C244</svg:desc>
                </draw:g>
              </table:table-cell>
              <table:table-cell office:value-type="float" office:value="5026.73841964822">
                <text:p>5026.73841964822</text:p>
                <draw:g>
                  <svg:desc>Graphs_LON.D2:Graphs_LON.D244</svg:desc>
                </draw:g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NaN">
                <text:p>NaN</text:p>
              </table:table-cell>
              <table:table-cell office:value-type="float" office:value="4709.73065873134">
                <text:p>4709.73065873134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NaN">
                <text:p>NaN</text:p>
              </table:table-cell>
              <table:table-cell office:value-type="float" office:value="4423.09221617189">
                <text:p>4423.09221617189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NaN">
                <text:p>NaN</text:p>
              </table:table-cell>
              <table:table-cell office:value-type="float" office:value="4167.48290389182">
                <text:p>4167.48290389182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NaN">
                <text:p>NaN</text:p>
              </table:table-cell>
              <table:table-cell office:value-type="float" office:value="3940.90728944309">
                <text:p>3940.90728944309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NaN">
                <text:p>NaN</text:p>
              </table:table-cell>
              <table:table-cell office:value-type="float" office:value="3703.99629917273">
                <text:p>3703.99629917273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NaN">
                <text:p>NaN</text:p>
              </table:table-cell>
              <table:table-cell office:value-type="float" office:value="3498.76536975707">
                <text:p>3498.76536975707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NaN">
                <text:p>NaN</text:p>
              </table:table-cell>
              <table:table-cell office:value-type="float" office:value="3322.74978770555">
                <text:p>3322.74978770555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NaN">
                <text:p>NaN</text:p>
              </table:table-cell>
              <table:table-cell office:value-type="float" office:value="3173.54603431343">
                <text:p>3173.54603431343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NaN">
                <text:p>NaN</text:p>
              </table:table-cell>
              <table:table-cell office:value-type="float" office:value="3014.15655162388">
                <text:p>3014.15655162388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NaN">
                <text:p>NaN</text:p>
              </table:table-cell>
              <table:table-cell office:value-type="float" office:value="2874.99382826232">
                <text:p>2874.99382826232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NaN">
                <text:p>NaN</text:p>
              </table:table-cell>
              <table:table-cell office:value-type="float" office:value="2758.6456951396">
                <text:p>2758.6456951396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NaN">
                <text:p>NaN</text:p>
              </table:table-cell>
              <table:table-cell office:value-type="float" office:value="2733.63649660836">
                <text:p>2733.63649660836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NaN">
                <text:p>NaN</text:p>
              </table:table-cell>
              <table:table-cell office:value-type="float" office:value="2692.30124472306">
                <text:p>2692.30124472306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NaN">
                <text:p>NaN</text:p>
              </table:table-cell>
              <table:table-cell office:value-type="float" office:value="2622.05135596354">
                <text:p>2622.05135596354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NaN">
                <text:p>NaN</text:p>
              </table:table-cell>
              <table:table-cell office:value-type="float" office:value="2481.98920731572">
                <text:p>2481.98920731572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NaN">
                <text:p>NaN</text:p>
              </table:table-cell>
              <table:table-cell office:value-type="float" office:value="2346.23101272627">
                <text:p>2346.23101272627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NaN">
                <text:p>NaN</text:p>
              </table:table-cell>
              <table:table-cell office:value-type="float" office:value="2221.16960998151">
                <text:p>2221.16960998151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NaN">
                <text:p>NaN</text:p>
              </table:table-cell>
              <table:table-cell office:value-type="float" office:value="2150.66176548669">
                <text:p>2150.66176548669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2210.37868110084">
                <text:p>2210.37868110084</text:p>
              </table:table-cell>
              <table:table-cell office:value-type="float" office:value="2133.07091752212">
                <text:p>2133.07091752212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2187.82055863125">
                <text:p>2187.82055863125</text:p>
              </table:table-cell>
              <table:table-cell office:value-type="float" office:value="2124.03545344224">
                <text:p>2124.03545344224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2084.00410720819">
                <text:p>2084.00410720819</text:p>
              </table:table-cell>
              <table:table-cell office:value-type="float" office:value="2030.77167501012">
                <text:p>2030.77167501012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2026.87592309572">
                <text:p>2026.87592309572</text:p>
              </table:table-cell>
              <table:table-cell office:value-type="float" office:value="1979.89365610686">
                <text:p>1979.89365610686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2048.285005023">
                <text:p>2048.285005023</text:p>
              </table:table-cell>
              <table:table-cell office:value-type="float" office:value="2004.25702118497">
                <text:p>2004.25702118497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2084.44931489362">
                <text:p>2084.44931489362</text:p>
              </table:table-cell>
              <table:table-cell office:value-type="float" office:value="2038.93352469685">
                <text:p>2038.93352469685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2135.28266911306">
                <text:p>2135.28266911306</text:p>
              </table:table-cell>
              <table:table-cell office:value-type="float" office:value="2085.55147450656">
                <text:p>2085.55147450656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2207.23949150285">
                <text:p>2207.23949150285</text:p>
              </table:table-cell>
              <table:table-cell office:value-type="float" office:value="2155.54910706931">
                <text:p>2155.54910706931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2313.30800464586">
                <text:p>2313.30800464586</text:p>
              </table:table-cell>
              <table:table-cell office:value-type="float" office:value="2261.15582318175">
                <text:p>2261.1558231817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2421.12987515162">
                <text:p>2421.12987515162</text:p>
              </table:table-cell>
              <table:table-cell office:value-type="float" office:value="2362.6564535478">
                <text:p>2362.6564535478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2555.89561192736">
                <text:p>2555.89561192736</text:p>
              </table:table-cell>
              <table:table-cell office:value-type="float" office:value="2491.1244950066">
                <text:p>2491.1244950066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2679.90602270151">
                <text:p>2679.90602270151</text:p>
              </table:table-cell>
              <table:table-cell office:value-type="float" office:value="2613.77354898647">
                <text:p>2613.77354898647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2804.34748781312">
                <text:p>2804.34748781312</text:p>
              </table:table-cell>
              <table:table-cell office:value-type="float" office:value="2735.41732327163">
                <text:p>2735.41732327163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2967.1616246636">
                <text:p>2967.1616246636</text:p>
              </table:table-cell>
              <table:table-cell office:value-type="float" office:value="2892.27715642262">
                <text:p>2892.27715642262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3161.14617632136">
                <text:p>3161.14617632136</text:p>
              </table:table-cell>
              <table:table-cell office:value-type="float" office:value="3079.94895215029">
                <text:p>3079.94895215029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3349.91415169633">
                <text:p>3349.91415169633</text:p>
              </table:table-cell>
              <table:table-cell office:value-type="float" office:value="3267.21176816411">
                <text:p>3267.21176816411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3526.02780768723">
                <text:p>3526.02780768723</text:p>
              </table:table-cell>
              <table:table-cell office:value-type="float" office:value="3443.53339439596">
                <text:p>3443.53339439596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3654.12313113443">
                <text:p>3654.12313113443</text:p>
              </table:table-cell>
              <table:table-cell office:value-type="float" office:value="3572.05663976391">
                <text:p>3572.05663976391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3765.71889237922">
                <text:p>3765.71889237922</text:p>
              </table:table-cell>
              <table:table-cell office:value-type="float" office:value="3682.74775981301">
                <text:p>3682.74775981301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804.1882268919">
                <text:p>3804.1882268919</text:p>
              </table:table-cell>
              <table:table-cell office:value-type="float" office:value="3716.85614417686">
                <text:p>3716.85614417686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3836.63762962942">
                <text:p>3836.63762962942</text:p>
              </table:table-cell>
              <table:table-cell office:value-type="float" office:value="3747.64190824205">
                <text:p>3747.64190824205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3844.11241183269">
                <text:p>3844.11241183269</text:p>
              </table:table-cell>
              <table:table-cell office:value-type="float" office:value="3755.63175084619">
                <text:p>3755.63175084619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3872.66809568812">
                <text:p>3872.66809568812</text:p>
              </table:table-cell>
              <table:table-cell office:value-type="float" office:value="3787.70939150855">
                <text:p>3787.70939150855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3958.20891061033">
                <text:p>3958.20891061033</text:p>
              </table:table-cell>
              <table:table-cell office:value-type="float" office:value="3881.22728125409">
                <text:p>3881.22728125409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4106.72676912736">
                <text:p>4106.72676912736</text:p>
              </table:table-cell>
              <table:table-cell office:value-type="float" office:value="4037.90352640393">
                <text:p>4037.90352640393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4275.00423910973">
                <text:p>4275.00423910973</text:p>
              </table:table-cell>
              <table:table-cell office:value-type="float" office:value="4215.31067646217">
                <text:p>4215.31067646217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4416.75986652775">
                <text:p>4416.75986652775</text:p>
              </table:table-cell>
              <table:table-cell office:value-type="float" office:value="4358.98242986803">
                <text:p>4358.98242986803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4468.17530391981">
                <text:p>4468.17530391981</text:p>
              </table:table-cell>
              <table:table-cell office:value-type="float" office:value="4405.59012263927">
                <text:p>4405.59012263927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4472.52764293678">
                <text:p>4472.52764293678</text:p>
              </table:table-cell>
              <table:table-cell office:value-type="float" office:value="4398.50714145623">
                <text:p>4398.50714145623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4507.98191472627">
                <text:p>4507.98191472627</text:p>
              </table:table-cell>
              <table:table-cell office:value-type="float" office:value="4417.2270928935">
                <text:p>4417.2270928935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4466.16822424009">
                <text:p>4466.16822424009</text:p>
              </table:table-cell>
              <table:table-cell office:value-type="float" office:value="4362.50028565802">
                <text:p>4362.50028565802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4339.00873605825">
                <text:p>4339.00873605825</text:p>
              </table:table-cell>
              <table:table-cell office:value-type="float" office:value="4228.32029453086">
                <text:p>4228.32029453086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4195.40567320638">
                <text:p>4195.40567320638</text:p>
              </table:table-cell>
              <table:table-cell office:value-type="float" office:value="4084.95852307394">
                <text:p>4084.95852307394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4079.43845714675">
                <text:p>4079.43845714675</text:p>
              </table:table-cell>
              <table:table-cell office:value-type="float" office:value="3977.49936921917">
                <text:p>3977.49936921917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3930.32043938114">
                <text:p>3930.32043938114</text:p>
              </table:table-cell>
              <table:table-cell office:value-type="float" office:value="3837.75861803887">
                <text:p>3837.75861803887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3745.21748909027">
                <text:p>3745.21748909027</text:p>
              </table:table-cell>
              <table:table-cell office:value-type="float" office:value="3660.59942840076">
                <text:p>3660.59942840076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3562.38596719059">
                <text:p>3562.38596719059</text:p>
              </table:table-cell>
              <table:table-cell office:value-type="float" office:value="3489.50698544304">
                <text:p>3489.50698544304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3425.86745054866">
                <text:p>3425.86745054866</text:p>
              </table:table-cell>
              <table:table-cell office:value-type="float" office:value="3362.6498125336">
                <text:p>3362.6498125336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3339.36663116868">
                <text:p>3339.36663116868</text:p>
              </table:table-cell>
              <table:table-cell office:value-type="float" office:value="3276.00189526271">
                <text:p>3276.00189526271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3337.53793834098">
                <text:p>3337.53793834098</text:p>
              </table:table-cell>
              <table:table-cell office:value-type="float" office:value="3270.94178633824">
                <text:p>3270.94178633824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3347.86009589196">
                <text:p>3347.86009589196</text:p>
              </table:table-cell>
              <table:table-cell office:value-type="float" office:value="3282.93901622199">
                <text:p>3282.93901622199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3304.41393909356">
                <text:p>3304.41393909356</text:p>
              </table:table-cell>
              <table:table-cell office:value-type="float" office:value="3241.77310769949">
                <text:p>3241.77310769949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3276.06210904859">
                <text:p>3276.06210904859</text:p>
              </table:table-cell>
              <table:table-cell office:value-type="float" office:value="3207.531146917">
                <text:p>3207.531146917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3302.304283101">
                <text:p>3302.304283101</text:p>
              </table:table-cell>
              <table:table-cell office:value-type="float" office:value="3223.17320749485">
                <text:p>3223.17320749485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3336.88553523898">
                <text:p>3336.88553523898</text:p>
              </table:table-cell>
              <table:table-cell office:value-type="float" office:value="3246.18590693419">
                <text:p>3246.18590693419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3410.92475107433">
                <text:p>3410.92475107433</text:p>
              </table:table-cell>
              <table:table-cell office:value-type="float" office:value="3311.45408272555">
                <text:p>3311.45408272555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3483.29764709603">
                <text:p>3483.29764709603</text:p>
              </table:table-cell>
              <table:table-cell office:value-type="float" office:value="3379.48101619827">
                <text:p>3379.48101619827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3532.09214341275">
                <text:p>3532.09214341275</text:p>
              </table:table-cell>
              <table:table-cell office:value-type="float" office:value="3427.19649156087">
                <text:p>3427.19649156087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3470.54028725424">
                <text:p>3470.54028725424</text:p>
              </table:table-cell>
              <table:table-cell office:value-type="float" office:value="3362.39331875913">
                <text:p>3362.39331875913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3365.816880992">
                <text:p>3365.816880992</text:p>
              </table:table-cell>
              <table:table-cell office:value-type="float" office:value="3254.57159929027">
                <text:p>3254.57159929027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3341.3729434855">
                <text:p>3341.3729434855</text:p>
              </table:table-cell>
              <table:table-cell office:value-type="float" office:value="3231.38180132542">
                <text:p>3231.38180132542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3268.24785115692">
                <text:p>3268.24785115692</text:p>
              </table:table-cell>
              <table:table-cell office:value-type="float" office:value="3159.05754338523">
                <text:p>3159.05754338523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3185.17809764276">
                <text:p>3185.17809764276</text:p>
              </table:table-cell>
              <table:table-cell office:value-type="float" office:value="3080.45899631482">
                <text:p>3080.45899631482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3050.25737312213">
                <text:p>3050.25737312213</text:p>
              </table:table-cell>
              <table:table-cell office:value-type="float" office:value="2956.18592012813">
                <text:p>2956.18592012813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2910.86684133126">
                <text:p>2910.86684133126</text:p>
              </table:table-cell>
              <table:table-cell office:value-type="float" office:value="2834.79084429084">
                <text:p>2834.79084429084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2780.41973061808">
                <text:p>2780.41973061808</text:p>
              </table:table-cell>
              <table:table-cell office:value-type="float" office:value="2718.57275545627">
                <text:p>2718.57275545627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2700.46462625986">
                <text:p>2700.46462625986</text:p>
              </table:table-cell>
              <table:table-cell office:value-type="float" office:value="2644.90138115048">
                <text:p>2644.90138115048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2668.34430160101">
                <text:p>2668.34430160101</text:p>
              </table:table-cell>
              <table:table-cell office:value-type="float" office:value="2621.99337448999">
                <text:p>2621.99337448999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2605.42489450193">
                <text:p>2605.42489450193</text:p>
              </table:table-cell>
              <table:table-cell office:value-type="float" office:value="2563.92681121989">
                <text:p>2563.92681121989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554.35207723169">
                <text:p>2554.35207723169</text:p>
              </table:table-cell>
              <table:table-cell office:value-type="float" office:value="2514.90875920289">
                <text:p>2514.90875920289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2516.47486567337">
                <text:p>2516.47486567337</text:p>
              </table:table-cell>
              <table:table-cell office:value-type="float" office:value="2473.79563710649">
                <text:p>2473.79563710649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2494.64320633407">
                <text:p>2494.64320633407</text:p>
              </table:table-cell>
              <table:table-cell office:value-type="float" office:value="2444.18535955886">
                <text:p>2444.18535955886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2485.06642840811">
                <text:p>2485.06642840811</text:p>
              </table:table-cell>
              <table:table-cell office:value-type="float" office:value="2428.23007833883">
                <text:p>2428.23007833883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2491.19009487175">
                <text:p>2491.19009487175</text:p>
              </table:table-cell>
              <table:table-cell office:value-type="float" office:value="2428.56673194452">
                <text:p>2428.56673194452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2540.45265549723">
                <text:p>2540.45265549723</text:p>
              </table:table-cell>
              <table:table-cell office:value-type="float" office:value="2474.77195597784">
                <text:p>2474.77195597784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2647.89809785041">
                <text:p>2647.89809785041</text:p>
              </table:table-cell>
              <table:table-cell office:value-type="float" office:value="2576.10604104421">
                <text:p>2576.10604104421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2854.47067196373">
                <text:p>2854.47067196373</text:p>
              </table:table-cell>
              <table:table-cell office:value-type="float" office:value="2777.89332574926">
                <text:p>2777.89332574926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3164.92424788">
                <text:p>3164.92424788</text:p>
              </table:table-cell>
              <table:table-cell office:value-type="float" office:value="3086.43772784684">
                <text:p>3086.43772784684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3488.68988295747">
                <text:p>3488.68988295747</text:p>
              </table:table-cell>
              <table:table-cell office:value-type="float" office:value="3407.34035946772">
                <text:p>3407.3403594677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3725.91069916457">
                <text:p>3725.91069916457</text:p>
              </table:table-cell>
              <table:table-cell office:value-type="float" office:value="3640.66021048042">
                <text:p>3640.66021048042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4005.82474689437">
                <text:p>4005.82474689437</text:p>
              </table:table-cell>
              <table:table-cell office:value-type="float" office:value="3910.43935320778">
                <text:p>3910.43935320778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4396.09444088206">
                <text:p>4396.09444088206</text:p>
              </table:table-cell>
              <table:table-cell office:value-type="float" office:value="4286.18828894291">
                <text:p>4286.18828894291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4896.46410928103">
                <text:p>4896.46410928103</text:p>
              </table:table-cell>
              <table:table-cell office:value-type="float" office:value="4770.24812925365">
                <text:p>4770.24812925365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5500.72475968642">
                <text:p>5500.72475968642</text:p>
              </table:table-cell>
              <table:table-cell office:value-type="float" office:value="5362.79975467364">
                <text:p>5362.79975467364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6116.28872860462">
                <text:p>6116.28872860462</text:p>
              </table:table-cell>
              <table:table-cell office:value-type="float" office:value="5975.6133062649">
                <text:p>5975.6133062649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6802.0085565118">
                <text:p>6802.0085565118</text:p>
              </table:table-cell>
              <table:table-cell office:value-type="float" office:value="6663.71100284054">
                <text:p>6663.71100284054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7742.28197643872">
                <text:p>7742.28197643872</text:p>
              </table:table-cell>
              <table:table-cell office:value-type="float" office:value="7596.9182978964">
                <text:p>7596.9182978964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8673.36005934504">
                <text:p>8673.36005934504</text:p>
              </table:table-cell>
              <table:table-cell office:value-type="float" office:value="8514.18238441986">
                <text:p>8514.18238441986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9625.32797089369">
                <text:p>9625.32797089369</text:p>
              </table:table-cell>
              <table:table-cell office:value-type="float" office:value="9447.8359245924">
                <text:p>9447.835924592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634.0761313403">
                <text:p>10634.0761313403</text:p>
              </table:table-cell>
              <table:table-cell office:value-type="float" office:value="10434.5917884925">
                <text:p>10434.5917884925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11813.0955624802">
                <text:p>11813.0955624802</text:p>
              </table:table-cell>
              <table:table-cell office:value-type="float" office:value="11591.1285864892">
                <text:p>11591.1285864892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12894.725477177">
                <text:p>12894.725477177</text:p>
              </table:table-cell>
              <table:table-cell office:value-type="float" office:value="12641.9103182331">
                <text:p>12641.9103182331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14132.5846314452">
                <text:p>14132.5846314452</text:p>
              </table:table-cell>
              <table:table-cell office:value-type="float" office:value="13847.217518703">
                <text:p>13847.217518703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15240.8556574631">
                <text:p>15240.8556574631</text:p>
              </table:table-cell>
              <table:table-cell office:value-type="float" office:value="14942.1601083063">
                <text:p>14942.1601083063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16297.9889626946">
                <text:p>16297.9889626946</text:p>
              </table:table-cell>
              <table:table-cell office:value-type="float" office:value="15986.8077614924">
                <text:p>15986.8077614924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17294.4901845847">
                <text:p>17294.4901845847</text:p>
              </table:table-cell>
              <table:table-cell office:value-type="float" office:value="16961.8272446562">
                <text:p>16961.8272446562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17999.7757474736">
                <text:p>17999.7757474736</text:p>
              </table:table-cell>
              <table:table-cell office:value-type="float" office:value="17645.3667712751">
                <text:p>17645.3667712751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19246.2818141169">
                <text:p>19246.2818141169</text:p>
              </table:table-cell>
              <table:table-cell office:value-type="float" office:value="18883.5848692945">
                <text:p>18883.5848692945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20483.0442800363">
                <text:p>20483.0442800363</text:p>
              </table:table-cell>
              <table:table-cell office:value-type="float" office:value="20110.0064334548">
                <text:p>20110.006433454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21501.168388278">
                <text:p>21501.168388278</text:p>
              </table:table-cell>
              <table:table-cell office:value-type="float" office:value="21127.0202169466">
                <text:p>21127.0202169466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22266.9663875306">
                <text:p>22266.9663875306</text:p>
              </table:table-cell>
              <table:table-cell office:value-type="float" office:value="21892.7050940655">
                <text:p>21892.7050940655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23241.7968219593">
                <text:p>23241.7968219593</text:p>
              </table:table-cell>
              <table:table-cell office:value-type="float" office:value="22862.3475813688">
                <text:p>22862.3475813688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24217.4165202263">
                <text:p>24217.4165202263</text:p>
              </table:table-cell>
              <table:table-cell office:value-type="float" office:value="23830.3875532991">
                <text:p>23830.3875532991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25312.5117435574">
                <text:p>25312.5117435574</text:p>
              </table:table-cell>
              <table:table-cell office:value-type="float" office:value="24874.9247410624">
                <text:p>24874.9247410624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26108.6247552265">
                <text:p>26108.6247552265</text:p>
              </table:table-cell>
              <table:table-cell office:value-type="float" office:value="25647.970324975">
                <text:p>25647.970324975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27326.1898489466">
                <text:p>27326.1898489466</text:p>
              </table:table-cell>
              <table:table-cell office:value-type="float" office:value="26863.7785030076">
                <text:p>26863.7785030076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28586.8545159044">
                <text:p>28586.8545159044</text:p>
              </table:table-cell>
              <table:table-cell office:value-type="float" office:value="28105.8774573754">
                <text:p>28105.8774573754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29956.8734677711">
                <text:p>29956.8734677711</text:p>
              </table:table-cell>
              <table:table-cell office:value-type="float" office:value="29441.1735184447">
                <text:p>29441.1735184447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31214.1298257394">
                <text:p>31214.1298257394</text:p>
              </table:table-cell>
              <table:table-cell office:value-type="float" office:value="30666.9185360199">
                <text:p>30666.9185360199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32322.6968856349">
                <text:p>32322.6968856349</text:p>
              </table:table-cell>
              <table:table-cell office:value-type="float" office:value="31753.4497806805">
                <text:p>31753.4497806805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33568.6818684931">
                <text:p>33568.6818684931</text:p>
              </table:table-cell>
              <table:table-cell office:value-type="float" office:value="32965.9694989054">
                <text:p>32965.9694989054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34876.4564086642">
                <text:p>34876.4564086642</text:p>
              </table:table-cell>
              <table:table-cell office:value-type="float" office:value="34199.8691196159">
                <text:p>34199.8691196159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36137.2569772694">
                <text:p>36137.2569772694</text:p>
              </table:table-cell>
              <table:table-cell office:value-type="float" office:value="35400.3831004829">
                <text:p>35400.3831004829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37391.2062989286">
                <text:p>37391.2062989286</text:p>
              </table:table-cell>
              <table:table-cell office:value-type="float" office:value="36625.4056526942">
                <text:p>36625.4056526942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38663.8580641844">
                <text:p>38663.8580641844</text:p>
              </table:table-cell>
              <table:table-cell office:value-type="float" office:value="37880.8363175613">
                <text:p>37880.8363175613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39839.9077998144">
                <text:p>39839.9077998144</text:p>
              </table:table-cell>
              <table:table-cell office:value-type="float" office:value="39041.4257611468">
                <text:p>39041.4257611468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41064.2632725075">
                <text:p>41064.2632725075</text:p>
              </table:table-cell>
              <table:table-cell office:value-type="float" office:value="40233.6679389147">
                <text:p>40233.6679389147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42576.156771986">
                <text:p>42576.156771986</text:p>
              </table:table-cell>
              <table:table-cell office:value-type="float" office:value="41728.8926603376">
                <text:p>41728.8926603376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44326.041733397">
                <text:p>44326.041733397</text:p>
              </table:table-cell>
              <table:table-cell office:value-type="float" office:value="43466.0619785007">
                <text:p>43466.061978500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45928.0006514874">
                <text:p>45928.0006514874</text:p>
              </table:table-cell>
              <table:table-cell office:value-type="float" office:value="45041.9179222626">
                <text:p>45041.9179222626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47390.8280494987">
                <text:p>47390.8280494987</text:p>
              </table:table-cell>
              <table:table-cell office:value-type="float" office:value="46473.6596366875">
                <text:p>46473.6596366875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48909.103849703">
                <text:p>48909.103849703</text:p>
              </table:table-cell>
              <table:table-cell office:value-type="float" office:value="47954.5968721289">
                <text:p>47954.5968721289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50472.9991874962">
                <text:p>50472.9991874962</text:p>
              </table:table-cell>
              <table:table-cell office:value-type="float" office:value="49481.605064879">
                <text:p>49481.605064879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52013.7796569138">
                <text:p>52013.7796569138</text:p>
              </table:table-cell>
              <table:table-cell office:value-type="float" office:value="50962.3950857948">
                <text:p>50962.3950857948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53575.003580633">
                <text:p>53575.003580633</text:p>
              </table:table-cell>
              <table:table-cell office:value-type="float" office:value="52477.2219416626">
                <text:p>52477.2219416626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55006.3879978124">
                <text:p>55006.3879978124</text:p>
              </table:table-cell>
              <table:table-cell office:value-type="float" office:value="53880.8462952701">
                <text:p>53880.8462952701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56403.5412139337">
                <text:p>56403.5412139337</text:p>
              </table:table-cell>
              <table:table-cell office:value-type="float" office:value="55251.1492880033">
                <text:p>55251.1492880033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57830.6095338372">
                <text:p>57830.6095338372</text:p>
              </table:table-cell>
              <table:table-cell office:value-type="float" office:value="56648.9886150379">
                <text:p>56648.9886150379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59129.9427844139">
                <text:p>59129.9427844139</text:p>
              </table:table-cell>
              <table:table-cell office:value-type="float" office:value="57927.0421208809">
                <text:p>57927.0421208809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60142.3572686108">
                <text:p>60142.3572686108</text:p>
              </table:table-cell>
              <table:table-cell office:value-type="float" office:value="58921.4868959881">
                <text:p>58921.4868959881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60935.45530127">
                <text:p>60935.45530127</text:p>
              </table:table-cell>
              <table:table-cell office:value-type="float" office:value="59693.0330738555">
                <text:p>59693.0330738555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61606.660217766">
                <text:p>61606.660217766</text:p>
              </table:table-cell>
              <table:table-cell office:value-type="float" office:value="60338.4502056746">
                <text:p>60338.4502056746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62135.3596839806">
                <text:p>62135.3596839806</text:p>
              </table:table-cell>
              <table:table-cell office:value-type="float" office:value="60840.6712782074">
                <text:p>60840.6712782074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62710.3951759891">
                <text:p>62710.3951759891</text:p>
              </table:table-cell>
              <table:table-cell office:value-type="float" office:value="61397.3596766409">
                <text:p>61397.3596766409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63408.4795815273">
                <text:p>63408.4795815273</text:p>
              </table:table-cell>
              <table:table-cell office:value-type="float" office:value="62098.2341646499">
                <text:p>62098.2341646499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64042.9427464119">
                <text:p>64042.9427464119</text:p>
              </table:table-cell>
              <table:table-cell office:value-type="float" office:value="62753.7386144679">
                <text:p>62753.7386144679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64422.5567788459">
                <text:p>64422.5567788459</text:p>
              </table:table-cell>
              <table:table-cell office:value-type="float" office:value="63144.7801869677">
                <text:p>63144.7801869677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64363.350624523">
                <text:p>64363.350624523</text:p>
              </table:table-cell>
              <table:table-cell office:value-type="float" office:value="63084.2001903486">
                <text:p>63084.2001903486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64125.1098515107">
                <text:p>64125.1098515107</text:p>
              </table:table-cell>
              <table:table-cell office:value-type="float" office:value="62830.8846998872">
                <text:p>62830.8846998872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63962.3892001989">
                <text:p>63962.3892001989</text:p>
              </table:table-cell>
              <table:table-cell office:value-type="float" office:value="62631.9711743623">
                <text:p>62631.9711743623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63785.9459997458">
                <text:p>63785.9459997458</text:p>
              </table:table-cell>
              <table:table-cell office:value-type="float" office:value="62413.0963579371">
                <text:p>62413.0963579371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63295.9000234462">
                <text:p>63295.9000234462</text:p>
              </table:table-cell>
              <table:table-cell office:value-type="float" office:value="61901.5313478541">
                <text:p>61901.5313478541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62958.6215590959">
                <text:p>62958.6215590959</text:p>
              </table:table-cell>
              <table:table-cell office:value-type="float" office:value="61571.1916851147">
                <text:p>61571.1916851147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62704.9709590091">
                <text:p>62704.9709590091</text:p>
              </table:table-cell>
              <table:table-cell office:value-type="float" office:value="61343.2304451722">
                <text:p>61343.2304451722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63023.4189783275">
                <text:p>63023.4189783275</text:p>
              </table:table-cell>
              <table:table-cell office:value-type="float" office:value="61672.5287610747">
                <text:p>61672.5287610747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63588.9490836166">
                <text:p>63588.9490836166</text:p>
              </table:table-cell>
              <table:table-cell office:value-type="float" office:value="62232.4965180107">
                <text:p>62232.4965180107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63890.8554521469">
                <text:p>63890.8554521469</text:p>
              </table:table-cell>
              <table:table-cell office:value-type="float" office:value="62528.7212975788">
                <text:p>62528.7212975788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64062.1825465449">
                <text:p>64062.1825465449</text:p>
              </table:table-cell>
              <table:table-cell office:value-type="float" office:value="62689.1506335796">
                <text:p>62689.1506335796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64161.8265638038">
                <text:p>64161.8265638038</text:p>
              </table:table-cell>
              <table:table-cell office:value-type="float" office:value="62732.3150246883">
                <text:p>62732.315024688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64356.4466834339">
                <text:p>64356.4466834339</text:p>
              </table:table-cell>
              <table:table-cell office:value-type="float" office:value="62846.4917750676">
                <text:p>62846.4917750676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64932.5652332988">
                <text:p>64932.5652332988</text:p>
              </table:table-cell>
              <table:table-cell office:value-type="float" office:value="63338.6501577451">
                <text:p>63338.6501577451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65614.4933257775">
                <text:p>65614.4933257775</text:p>
              </table:table-cell>
              <table:table-cell office:value-type="float" office:value="63983.6256142659">
                <text:p>63983.6256142659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66143.7341815964">
                <text:p>66143.7341815964</text:p>
              </table:table-cell>
              <table:table-cell office:value-type="float" office:value="64526.149251481">
                <text:p>64526.149251481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66515.8281021824">
                <text:p>66515.8281021824</text:p>
              </table:table-cell>
              <table:table-cell office:value-type="float" office:value="64903.4976907103">
                <text:p>64903.4976907103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66833.3558788556">
                <text:p>66833.3558788556</text:p>
              </table:table-cell>
              <table:table-cell office:value-type="float" office:value="65227.2324033379">
                <text:p>65227.2324033379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67030.5573548398">
                <text:p>67030.5573548398</text:p>
              </table:table-cell>
              <table:table-cell office:value-type="float" office:value="65421.0660278992">
                <text:p>65421.0660278992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66676.1277724956">
                <text:p>66676.1277724956</text:p>
              </table:table-cell>
              <table:table-cell office:value-type="float" office:value="65050.7898991394">
                <text:p>65050.7898991394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65970.3044256137">
                <text:p>65970.3044256137</text:p>
              </table:table-cell>
              <table:table-cell office:value-type="float" office:value="64342.4115837623">
                <text:p>64342.4115837623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65052.0512188388">
                <text:p>65052.0512188388</text:p>
              </table:table-cell>
              <table:table-cell office:value-type="float" office:value="63432.0566003427">
                <text:p>63432.0566003427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63860.5239472613">
                <text:p>63860.5239472613</text:p>
              </table:table-cell>
              <table:table-cell office:value-type="float" office:value="62260.8458625238">
                <text:p>62260.8458625238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62374.0234243564">
                <text:p>62374.0234243564</text:p>
              </table:table-cell>
              <table:table-cell office:value-type="float" office:value="60816.5318026988">
                <text:p>60816.5318026988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60946.7789552344">
                <text:p>60946.7789552344</text:p>
              </table:table-cell>
              <table:table-cell office:value-type="float" office:value="59468.6910417021">
                <text:p>59468.6910417021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59442.1169655533">
                <text:p>59442.1169655533</text:p>
              </table:table-cell>
              <table:table-cell office:value-type="float" office:value="58072.4943534294">
                <text:p>58072.4943534294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57987.7184388385">
                <text:p>57987.7184388385</text:p>
              </table:table-cell>
              <table:table-cell office:value-type="float" office:value="56708.9368724178">
                <text:p>56708.9368724178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56355.2900385042">
                <text:p>56355.2900385042</text:p>
              </table:table-cell>
              <table:table-cell office:value-type="float" office:value="55141.9181192351">
                <text:p>55141.9181192351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54878.5930322073">
                <text:p>54878.5930322073</text:p>
              </table:table-cell>
              <table:table-cell office:value-type="float" office:value="53720.418044858">
                <text:p>53720.418044858</text:p>
              </table:table-cell>
            </table:table-row>
            <table:table-row>
              <table:table-cell office:value-type="float" office:value="44167">
                <text:p>44167</text:p>
              </table:table-cell>
              <table:table-cell office:value-type="float" office:value="53713.7203520176">
                <text:p>53713.7203520176</text:p>
              </table:table-cell>
              <table:table-cell office:value-type="float" office:value="52584.4608688224">
                <text:p>52584.4608688224</text:p>
              </table:table-cell>
            </table:table-row>
            <table:table-row>
              <table:table-cell office:value-type="float" office:value="44168">
                <text:p>44168</text:p>
              </table:table-cell>
              <table:table-cell office:value-type="float" office:value="52807.5762249943">
                <text:p>52807.5762249943</text:p>
              </table:table-cell>
              <table:table-cell office:value-type="float" office:value="51668.4429307428">
                <text:p>51668.4429307428</text:p>
              </table:table-cell>
            </table:table-row>
            <table:table-row>
              <table:table-cell office:value-type="float" office:value="44169">
                <text:p>44169</text:p>
              </table:table-cell>
              <table:table-cell office:value-type="float" office:value="52193.405676923">
                <text:p>52193.405676923</text:p>
              </table:table-cell>
              <table:table-cell office:value-type="float" office:value="51027.4334058651">
                <text:p>51027.4334058651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51787.333027216">
                <text:p>51787.333027216</text:p>
              </table:table-cell>
              <table:table-cell office:value-type="float" office:value="50599.3701651833">
                <text:p>50599.3701651833</text:p>
              </table:table-cell>
            </table:table-row>
            <table:table-row>
              <table:table-cell office:value-type="float" office:value="44171">
                <text:p>44171</text:p>
              </table:table-cell>
              <table:table-cell office:value-type="float" office:value="51462.149590937">
                <text:p>51462.149590937</text:p>
              </table:table-cell>
              <table:table-cell office:value-type="float" office:value="50253.4966925931">
                <text:p>50253.4966925931</text:p>
              </table:table-cell>
            </table:table-row>
            <table:table-row>
              <table:table-cell office:value-type="float" office:value="44172">
                <text:p>44172</text:p>
              </table:table-cell>
              <table:table-cell office:value-type="float" office:value="51308.7654209247">
                <text:p>51308.7654209247</text:p>
              </table:table-cell>
              <table:table-cell office:value-type="float" office:value="50051.5121322592">
                <text:p>50051.5121322592</text:p>
              </table:table-cell>
            </table:table-row>
            <table:table-row>
              <table:table-cell office:value-type="float" office:value="44173">
                <text:p>44173</text:p>
              </table:table-cell>
              <table:table-cell office:value-type="float" office:value="51363.4177083383">
                <text:p>51363.4177083383</text:p>
              </table:table-cell>
              <table:table-cell office:value-type="float" office:value="50038.4506916454">
                <text:p>50038.4506916454</text:p>
              </table:table-cell>
            </table:table-row>
            <table:table-row>
              <table:table-cell office:value-type="float" office:value="44174">
                <text:p>44174</text:p>
              </table:table-cell>
              <table:table-cell office:value-type="float" office:value="51926.3470860751">
                <text:p>51926.3470860751</text:p>
              </table:table-cell>
              <table:table-cell office:value-type="float" office:value="50540.6522788722">
                <text:p>50540.6522788722</text:p>
              </table:table-cell>
            </table:table-row>
            <table:table-row>
              <table:table-cell office:value-type="float" office:value="44175">
                <text:p>44175</text:p>
              </table:table-cell>
              <table:table-cell office:value-type="float" office:value="52829.9872582292">
                <text:p>52829.9872582292</text:p>
              </table:table-cell>
              <table:table-cell office:value-type="float" office:value="51397.1810896049">
                <text:p>51397.1810896049</text:p>
              </table:table-cell>
            </table:table-row>
            <table:table-row>
              <table:table-cell office:value-type="float" office:value="44176">
                <text:p>44176</text:p>
              </table:table-cell>
              <table:table-cell office:value-type="float" office:value="54116.891103044">
                <text:p>54116.891103044</text:p>
              </table:table-cell>
              <table:table-cell office:value-type="float" office:value="52652.0831964644">
                <text:p>52652.0831964644</text:p>
              </table:table-cell>
            </table:table-row>
            <table:table-row>
              <table:table-cell office:value-type="float" office:value="44177">
                <text:p>44177</text:p>
              </table:table-cell>
              <table:table-cell office:value-type="float" office:value="55995.082735271">
                <text:p>55995.082735271</text:p>
              </table:table-cell>
              <table:table-cell office:value-type="float" office:value="54503.8482161678">
                <text:p>54503.8482161678</text:p>
              </table:table-cell>
            </table:table-row>
            <table:table-row>
              <table:table-cell office:value-type="float" office:value="44178">
                <text:p>44178</text:p>
              </table:table-cell>
              <table:table-cell office:value-type="float" office:value="58400.7337525569">
                <text:p>58400.7337525569</text:p>
              </table:table-cell>
              <table:table-cell office:value-type="float" office:value="56882.9028000224">
                <text:p>56882.9028000224</text:p>
              </table:table-cell>
            </table:table-row>
            <table:table-row>
              <table:table-cell office:value-type="float" office:value="44179">
                <text:p>44179</text:p>
              </table:table-cell>
              <table:table-cell office:value-type="float" office:value="61234.9626814627">
                <text:p>61234.9626814627</text:p>
              </table:table-cell>
              <table:table-cell office:value-type="float" office:value="59685.4390927272">
                <text:p>59685.439092727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64851.4393476287">
                <text:p>64851.4393476287</text:p>
              </table:table-cell>
              <table:table-cell office:value-type="float" office:value="63249.869675435">
                <text:p>63249.869675435</text:p>
              </table:table-cell>
            </table:table-row>
            <table:table-row>
              <table:table-cell office:value-type="float" office:value="44181">
                <text:p>44181</text:p>
              </table:table-cell>
              <table:table-cell office:value-type="float" office:value="69149.5788356785">
                <text:p>69149.5788356785</text:p>
              </table:table-cell>
              <table:table-cell office:value-type="float" office:value="67495.957533523">
                <text:p>67495.957533523</text:p>
              </table:table-cell>
            </table:table-row>
            <table:table-row>
              <table:table-cell office:value-type="float" office:value="44182">
                <text:p>44182</text:p>
              </table:table-cell>
              <table:table-cell office:value-type="float" office:value="74516.3426323822">
                <text:p>74516.3426323822</text:p>
              </table:table-cell>
              <table:table-cell office:value-type="float" office:value="72795.7427015815">
                <text:p>72795.7427015815</text:p>
              </table:table-cell>
            </table:table-row>
            <table:table-row>
              <table:table-cell office:value-type="float" office:value="44183">
                <text:p>44183</text:p>
              </table:table-cell>
              <table:table-cell office:value-type="float" office:value="80765.1283549134">
                <text:p>80765.1283549134</text:p>
              </table:table-cell>
              <table:table-cell office:value-type="float" office:value="78954.2239300812">
                <text:p>78954.2239300812</text:p>
              </table:table-cell>
            </table:table-row>
            <table:table-row>
              <table:table-cell office:value-type="float" office:value="44184">
                <text:p>44184</text:p>
              </table:table-cell>
              <table:table-cell office:value-type="float" office:value="88005.3717837994">
                <text:p>88005.3717837994</text:p>
              </table:table-cell>
              <table:table-cell office:value-type="float" office:value="86096.0461304137">
                <text:p>86096.0461304137</text:p>
              </table:table-cell>
            </table:table-row>
            <table:table-row>
              <table:table-cell office:value-type="float" office:value="44185">
                <text:p>44185</text:p>
              </table:table-cell>
              <table:table-cell office:value-type="float" office:value="95645.9285648746">
                <text:p>95645.9285648746</text:p>
              </table:table-cell>
              <table:table-cell office:value-type="float" office:value="93630.670392933">
                <text:p>93630.670392933</text:p>
              </table:table-cell>
            </table:table-row>
            <table:table-row>
              <table:table-cell office:value-type="float" office:value="44186">
                <text:p>44186</text:p>
              </table:table-cell>
              <table:table-cell office:value-type="float" office:value="103885.717585485">
                <text:p>103885.717585485</text:p>
              </table:table-cell>
              <table:table-cell office:value-type="float" office:value="101730.694670729">
                <text:p>101730.694670729</text:p>
              </table:table-cell>
            </table:table-row>
            <table:table-row>
              <table:table-cell office:value-type="float" office:value="44187">
                <text:p>44187</text:p>
              </table:table-cell>
              <table:table-cell office:value-type="float" office:value="112842.354753445">
                <text:p>112842.354753445</text:p>
              </table:table-cell>
              <table:table-cell office:value-type="float" office:value="110515.847651536">
                <text:p>110515.847651536</text:p>
              </table:table-cell>
            </table:table-row>
            <table:table-row>
              <table:table-cell office:value-type="float" office:value="44188">
                <text:p>44188</text:p>
              </table:table-cell>
              <table:table-cell office:value-type="float" office:value="121800.408869066">
                <text:p>121800.408869066</text:p>
              </table:table-cell>
              <table:table-cell office:value-type="float" office:value="119265.943776981">
                <text:p>119265.943776981</text:p>
              </table:table-cell>
            </table:table-row>
            <table:table-row>
              <table:table-cell office:value-type="float" office:value="44189">
                <text:p>44189</text:p>
              </table:table-cell>
              <table:table-cell office:value-type="float" office:value="130716.380937592">
                <text:p>130716.380937592</text:p>
              </table:table-cell>
              <table:table-cell office:value-type="float" office:value="127974.79318777">
                <text:p>127974.79318777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9518.748048755">
                <text:p>139518.748048755</text:p>
              </table:table-cell>
              <table:table-cell office:value-type="float" office:value="136577.773206604">
                <text:p>136577.773206604</text:p>
              </table:table-cell>
            </table:table-row>
            <table:table-row>
              <table:table-cell office:value-type="float" office:value="44191">
                <text:p>44191</text:p>
              </table:table-cell>
              <table:table-cell office:value-type="float" office:value="148363.692420955">
                <text:p>148363.692420955</text:p>
              </table:table-cell>
              <table:table-cell office:value-type="float" office:value="145256.26878573">
                <text:p>145256.26878573</text:p>
              </table:table-cell>
            </table:table-row>
            <table:table-row>
              <table:table-cell office:value-type="float" office:value="44192">
                <text:p>44192</text:p>
              </table:table-cell>
              <table:table-cell office:value-type="float" office:value="157602.010361727">
                <text:p>157602.010361727</text:p>
              </table:table-cell>
              <table:table-cell office:value-type="float" office:value="154350.208457583">
                <text:p>154350.208457583</text:p>
              </table:table-cell>
            </table:table-row>
            <table:table-row>
              <table:table-cell office:value-type="float" office:value="44193">
                <text:p>44193</text:p>
              </table:table-cell>
              <table:table-cell office:value-type="float" office:value="166432.462084258">
                <text:p>166432.462084258</text:p>
              </table:table-cell>
              <table:table-cell office:value-type="float" office:value="163064.970255609">
                <text:p>163064.970255609</text:p>
              </table:table-cell>
            </table:table-row>
            <table:table-row>
              <table:table-cell office:value-type="float" office:value="44194">
                <text:p>44194</text:p>
              </table:table-cell>
              <table:table-cell office:value-type="float" office:value="175156.735773065">
                <text:p>175156.735773065</text:p>
              </table:table-cell>
              <table:table-cell office:value-type="float" office:value="171742.238511944">
                <text:p>171742.238511944</text:p>
              </table:table-cell>
            </table:table-row>
            <table:table-row>
              <table:table-cell office:value-type="float" office:value="44195">
                <text:p>44195</text:p>
              </table:table-cell>
              <table:table-cell office:value-type="float" office:value="183165.482367146">
                <text:p>183165.482367146</text:p>
              </table:table-cell>
              <table:table-cell office:value-type="float" office:value="179707.100727506">
                <text:p>179707.100727506</text:p>
              </table:table-cell>
            </table:table-row>
            <table:table-row>
              <table:table-cell office:value-type="float" office:value="44196">
                <text:p>44196</text:p>
              </table:table-cell>
              <table:table-cell office:value-type="float" office:value="190384.120262959">
                <text:p>190384.120262959</text:p>
              </table:table-cell>
              <table:table-cell office:value-type="float" office:value="186863.545833225">
                <text:p>186863.545833225</text:p>
              </table:table-cell>
            </table:table-row>
            <table:table-row>
              <table:table-cell office:value-type="float" office:value="44197">
                <text:p>44197</text:p>
              </table:table-cell>
              <table:table-cell office:value-type="float" office:value="196654.677265937">
                <text:p>196654.677265937</text:p>
              </table:table-cell>
              <table:table-cell office:value-type="float" office:value="193045.42246137">
                <text:p>193045.42246137</text:p>
              </table:table-cell>
            </table:table-row>
            <table:table-row>
              <table:table-cell office:value-type="float" office:value="44198">
                <text:p>44198</text:p>
              </table:table-cell>
              <table:table-cell office:value-type="float" office:value="201896.270386217">
                <text:p>201896.270386217</text:p>
              </table:table-cell>
              <table:table-cell office:value-type="float" office:value="198178.882638578">
                <text:p>198178.882638578</text:p>
              </table:table-cell>
            </table:table-row>
            <table:table-row>
              <table:table-cell office:value-type="float" office:value="44199">
                <text:p>44199</text:p>
              </table:table-cell>
              <table:table-cell office:value-type="float" office:value="205882.146825765">
                <text:p>205882.146825765</text:p>
              </table:table-cell>
              <table:table-cell office:value-type="float" office:value="202106.166785394">
                <text:p>202106.16678539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208640.107681792">
                <text:p>208640.107681792</text:p>
              </table:table-cell>
              <table:table-cell office:value-type="float" office:value="204803.644068062">
                <text:p>204803.644068062</text:p>
              </table:table-cell>
            </table:table-row>
            <table:table-row>
              <table:table-cell office:value-type="float" office:value="44201">
                <text:p>44201</text:p>
              </table:table-cell>
              <table:table-cell office:value-type="float" office:value="209842.454909914">
                <text:p>209842.454909914</text:p>
              </table:table-cell>
              <table:table-cell office:value-type="float" office:value="205985.55559932">
                <text:p>205985.55559932</text:p>
              </table:table-cell>
            </table:table-row>
            <table:table-row>
              <table:table-cell office:value-type="float" office:value="44202">
                <text:p>44202</text:p>
              </table:table-cell>
              <table:table-cell office:value-type="float" office:value="209786.100606737">
                <text:p>209786.100606737</text:p>
              </table:table-cell>
              <table:table-cell office:value-type="float" office:value="205948.701426955">
                <text:p>205948.701426955</text:p>
              </table:table-cell>
            </table:table-row>
            <table:table-row>
              <table:table-cell office:value-type="float" office:value="44203">
                <text:p>44203</text:p>
              </table:table-cell>
              <table:table-cell office:value-type="float" office:value="208645.846411272">
                <text:p>208645.846411272</text:p>
              </table:table-cell>
              <table:table-cell office:value-type="float" office:value="204855.985677507">
                <text:p>204855.985677507</text:p>
              </table:table-cell>
            </table:table-row>
            <table:table-row>
              <table:table-cell office:value-type="float" office:value="44204">
                <text:p>44204</text:p>
              </table:table-cell>
              <table:table-cell office:value-type="float" office:value="206648.810041158">
                <text:p>206648.810041158</text:p>
              </table:table-cell>
              <table:table-cell office:value-type="float" office:value="202938.944980775">
                <text:p>202938.944980775</text:p>
              </table:table-cell>
            </table:table-row>
            <table:table-row>
              <table:table-cell office:value-type="float" office:value="44205">
                <text:p>44205</text:p>
              </table:table-cell>
              <table:table-cell office:value-type="float" office:value="203530.37542359">
                <text:p>203530.37542359</text:p>
              </table:table-cell>
              <table:table-cell office:value-type="float" office:value="199900.301615093">
                <text:p>199900.301615093</text:p>
              </table:table-cell>
            </table:table-row>
            <table:table-row>
              <table:table-cell office:value-type="float" office:value="44206">
                <text:p>44206</text:p>
              </table:table-cell>
              <table:table-cell office:value-type="float" office:value="199348.636206446">
                <text:p>199348.636206446</text:p>
              </table:table-cell>
              <table:table-cell office:value-type="float" office:value="195794.731409402">
                <text:p>195794.731409402</text:p>
              </table:table-cell>
            </table:table-row>
            <table:table-row>
              <table:table-cell office:value-type="float" office:value="44207">
                <text:p>44207</text:p>
              </table:table-cell>
              <table:table-cell office:value-type="float" office:value="194205.882399356">
                <text:p>194205.882399356</text:p>
              </table:table-cell>
              <table:table-cell office:value-type="float" office:value="190726.748622942">
                <text:p>190726.748622942</text:p>
              </table:table-cell>
            </table:table-row>
            <table:table-row>
              <table:table-cell office:value-type="float" office:value="44208">
                <text:p>44208</text:p>
              </table:table-cell>
              <table:table-cell office:value-type="float" office:value="188682.830684835">
                <text:p>188682.830684835</text:p>
              </table:table-cell>
              <table:table-cell office:value-type="float" office:value="185243.555816639">
                <text:p>185243.555816639</text:p>
              </table:table-cell>
            </table:table-row>
            <table:table-row>
              <table:table-cell office:value-type="float" office:value="44209">
                <text:p>44209</text:p>
              </table:table-cell>
              <table:table-cell office:value-type="float" office:value="182649.073182906">
                <text:p>182649.073182906</text:p>
              </table:table-cell>
              <table:table-cell office:value-type="float" office:value="179221.11688133">
                <text:p>179221.11688133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76351.226381257">
                <text:p>176351.226381257</text:p>
              </table:table-cell>
              <table:table-cell office:value-type="float" office:value="172922.620926482">
                <text:p>172922.620926482</text:p>
              </table:table-cell>
            </table:table-row>
            <table:table-row>
              <table:table-cell office:value-type="float" office:value="44211">
                <text:p>44211</text:p>
              </table:table-cell>
              <table:table-cell office:value-type="float" office:value="169780.881119511">
                <text:p>169780.881119511</text:p>
              </table:table-cell>
              <table:table-cell office:value-type="float" office:value="166365.813406459">
                <text:p>166365.813406459</text:p>
              </table:table-cell>
            </table:table-row>
            <table:table-row>
              <table:table-cell office:value-type="float" office:value="44212">
                <text:p>44212</text:p>
              </table:table-cell>
              <table:table-cell office:value-type="float" office:value="162955.576405033">
                <text:p>162955.576405033</text:p>
              </table:table-cell>
              <table:table-cell office:value-type="float" office:value="159550.642762315">
                <text:p>159550.642762315</text:p>
              </table:table-cell>
            </table:table-row>
            <table:table-row>
              <table:table-cell office:value-type="float" office:value="44213">
                <text:p>44213</text:p>
              </table:table-cell>
              <table:table-cell office:value-type="float" office:value="156143.493040053">
                <text:p>156143.493040053</text:p>
              </table:table-cell>
              <table:table-cell office:value-type="float" office:value="152724.786107168">
                <text:p>152724.786107168</text:p>
              </table:table-cell>
            </table:table-row>
            <table:table-row>
              <table:table-cell office:value-type="float" office:value="44214">
                <text:p>44214</text:p>
              </table:table-cell>
              <table:table-cell office:value-type="float" office:value="149322.382764351">
                <text:p>149322.382764351</text:p>
              </table:table-cell>
              <table:table-cell office:value-type="float" office:value="145868.712433801">
                <text:p>145868.712433801</text:p>
              </table:table-cell>
            </table:table-row>
            <table:table-row>
              <table:table-cell office:value-type="float" office:value="44215">
                <text:p>44215</text:p>
              </table:table-cell>
              <table:table-cell office:value-type="float" office:value="142762.275170735">
                <text:p>142762.275170735</text:p>
              </table:table-cell>
              <table:table-cell office:value-type="float" office:value="139274.819537171">
                <text:p>139274.819537171</text:p>
              </table:table-cell>
            </table:table-row>
            <table:table-row>
              <table:table-cell office:value-type="float" office:value="44216">
                <text:p>44216</text:p>
              </table:table-cell>
              <table:table-cell office:value-type="float" office:value="136293.538259879">
                <text:p>136293.538259879</text:p>
              </table:table-cell>
              <table:table-cell office:value-type="float" office:value="132771.642722839">
                <text:p>132771.642722839</text:p>
              </table:table-cell>
            </table:table-row>
            <table:table-row>
              <table:table-cell office:value-type="float" office:value="44217">
                <text:p>44217</text:p>
              </table:table-cell>
              <table:table-cell office:value-type="float" office:value="130079.363255931">
                <text:p>130079.363255931</text:p>
              </table:table-cell>
              <table:table-cell office:value-type="float" office:value="126527.473776806">
                <text:p>126527.473776806</text:p>
              </table:table-cell>
            </table:table-row>
            <table:table-row>
              <table:table-cell office:value-type="float" office:value="44218">
                <text:p>44218</text:p>
              </table:table-cell>
              <table:table-cell office:value-type="float" office:value="124063.624996589">
                <text:p>124063.624996589</text:p>
              </table:table-cell>
              <table:table-cell office:value-type="float" office:value="120483.977781135">
                <text:p>120483.977781135</text:p>
              </table:table-cell>
            </table:table-row>
            <table:table-row>
              <table:table-cell office:value-type="float" office:value="44219">
                <text:p>44219</text:p>
              </table:table-cell>
              <table:table-cell office:value-type="float" office:value="118505.178345083">
                <text:p>118505.178345083</text:p>
              </table:table-cell>
              <table:table-cell office:value-type="float" office:value="114909.388216683">
                <text:p>114909.38821668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13472.916325259">
                <text:p>113472.916325259</text:p>
              </table:table-cell>
              <table:table-cell office:value-type="float" office:value="109880.905673354">
                <text:p>109880.905673354</text:p>
              </table:table-cell>
            </table:table-row>
            <table:table-row>
              <table:table-cell office:value-type="float" office:value="44221">
                <text:p>44221</text:p>
              </table:table-cell>
              <table:table-cell office:value-type="float" office:value="108641.55874">
                <text:p>108641.55874</text:p>
              </table:table-cell>
              <table:table-cell office:value-type="float" office:value="105074.268316265">
                <text:p>105074.268316265</text:p>
              </table:table-cell>
            </table:table-row>
            <table:table-row>
              <table:table-cell office:value-type="float" office:value="44222">
                <text:p>44222</text:p>
              </table:table-cell>
              <table:table-cell office:value-type="float" office:value="103824.818089637">
                <text:p>103824.818089637</text:p>
              </table:table-cell>
              <table:table-cell office:value-type="float" office:value="100310.169420011">
                <text:p>100310.169420011</text:p>
              </table:table-cell>
            </table:table-row>
            <table:table-row>
              <table:table-cell office:value-type="float" office:value="44223">
                <text:p>44223</text:p>
              </table:table-cell>
              <table:table-cell office:value-type="float" office:value="99255.4999135364">
                <text:p>99255.4999135364</text:p>
              </table:table-cell>
              <table:table-cell office:value-type="float" office:value="95805.3165735288">
                <text:p>95805.3165735288</text:p>
              </table:table-cell>
            </table:table-row>
            <table:table-row>
              <table:table-cell office:value-type="float" office:value="44224">
                <text:p>44224</text:p>
              </table:table-cell>
              <table:table-cell office:value-type="float" office:value="94726.9134220689">
                <text:p>94726.9134220689</text:p>
              </table:table-cell>
              <table:table-cell office:value-type="float" office:value="91356.1420359841">
                <text:p>91356.1420359841</text:p>
              </table:table-cell>
            </table:table-row>
            <table:table-row>
              <table:table-cell office:value-type="float" office:value="44225">
                <text:p>44225</text:p>
              </table:table-cell>
              <table:table-cell office:value-type="float" office:value="90274.3477636667">
                <text:p>90274.3477636667</text:p>
              </table:table-cell>
              <table:table-cell office:value-type="float" office:value="86989.103693786">
                <text:p>86989.103693786</text:p>
              </table:table-cell>
            </table:table-row>
            <table:table-row>
              <table:table-cell office:value-type="float" office:value="44226">
                <text:p>44226</text:p>
              </table:table-cell>
              <table:table-cell office:value-type="float" office:value="85963.5414059624">
                <text:p>85963.5414059624</text:p>
              </table:table-cell>
              <table:table-cell office:value-type="float" office:value="82775.6663562072">
                <text:p>82775.6663562072</text:p>
              </table:table-cell>
            </table:table-row>
            <table:table-row>
              <table:table-cell office:value-type="float" office:value="44227">
                <text:p>44227</text:p>
              </table:table-cell>
              <table:table-cell office:value-type="float" office:value="81685.185060121">
                <text:p>81685.185060121</text:p>
              </table:table-cell>
              <table:table-cell office:value-type="float" office:value="78639.8398555977">
                <text:p>78639.8398555977</text:p>
              </table:table-cell>
            </table:table-row>
            <table:table-row>
              <table:table-cell office:value-type="float" office:value="44228">
                <text:p>44228</text:p>
              </table:table-cell>
              <table:table-cell office:value-type="float" office:value="77450.6638984196">
                <text:p>77450.6638984196</text:p>
              </table:table-cell>
              <table:table-cell office:value-type="float" office:value="74568.0291873492">
                <text:p>74568.0291873492</text:p>
              </table:table-cell>
            </table:table-row>
            <table:table-row>
              <table:table-cell office:value-type="float" office:value="44229">
                <text:p>44229</text:p>
              </table:table-cell>
              <table:table-cell office:value-type="float" office:value="73243.3265598859">
                <text:p>73243.3265598859</text:p>
              </table:table-cell>
              <table:table-cell office:value-type="float" office:value="70528.2629660271">
                <text:p>70528.2629660271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69021.1612517639">
                <text:p>69021.1612517639</text:p>
              </table:table-cell>
              <table:table-cell office:value-type="float" office:value="66487.3055578723">
                <text:p>66487.3055578723</text:p>
              </table:table-cell>
            </table:table-row>
            <table:table-row>
              <table:table-cell office:value-type="float" office:value="44231">
                <text:p>44231</text:p>
              </table:table-cell>
              <table:table-cell office:value-type="float" office:value="65025.2953507064">
                <text:p>65025.2953507064</text:p>
              </table:table-cell>
              <table:table-cell office:value-type="float" office:value="62672.2388986149">
                <text:p>62672.2388986149</text:p>
              </table:table-cell>
            </table:table-row>
            <table:table-row>
              <table:table-cell office:value-type="float" office:value="44232">
                <text:p>44232</text:p>
              </table:table-cell>
              <table:table-cell office:value-type="float" office:value="61318.0767704973">
                <text:p>61318.0767704973</text:p>
              </table:table-cell>
              <table:table-cell office:value-type="float" office:value="59132.5132964953">
                <text:p>59132.5132964953</text:p>
              </table:table-cell>
            </table:table-row>
            <table:table-row>
              <table:table-cell office:value-type="float" office:value="44233">
                <text:p>44233</text:p>
              </table:table-cell>
              <table:table-cell office:value-type="float" office:value="57919.4368628628">
                <text:p>57919.43686286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234">
                <text:p>44234</text:p>
              </table:table-cell>
              <table:table-cell office:value-type="float" office:value="54825.8102949768">
                <text:p>54825.810294976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.0$Linux_X86_64 LibreOffice_project/2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ot" draw:display-name="Long Dot" draw:style="rect" draw:dots1="1" draw:dots1-length="100%" draw:distance="300%"/>
  </office:styles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7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383cm" svg:height="9.005cm" xlink:href=".." xlink:type="simple" chart:class="chart:line" chart:style-name="ch1">
        <chart:legend chart:legend-position="end" svg:x="11.504cm" svg:y="3.954cm" style:legend-expansion="high" chart:style-name="ch2"/>
        <chart:plot-area chart:style-name="ch3" table:cell-range-address="Graphs_LON.B2:Graphs_LON.B500 Graphs_LON.E2:Graphs_LON.E500 Graphs_LON.G2:Graphs_LON.G500" chart:data-source-has-labels="column" svg:x="0.287cm" svg:y="0.18cm" svg:width="10.93cm" svg:height="8.645cm">
          <chart:coordinate-region svg:x="1.799cm" svg:y="0.379cm" svg:width="9.33cm" svg:height="7.8cm"/>
          <chart:axis chart:dimension="x" chart:name="primary-x" chart:style-name="ch4" chartooo:axis-type="auto">
            <chartooo:date-scale/>
            <chart:categories table:cell-range-address="Graphs_LON.B2:Graphs_LON.B5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aphs_LON.E2:Graphs_LON.E500" chart:class="chart:line">
            <chart:data-point chart:repeated="499"/>
          </chart:series>
          <chart:series chart:style-name="ch8" chart:values-cell-range-address="Graphs_LON.G2:Graphs_LON.G500" chart:class="chart:line">
            <chart:data-point chart:repeated="4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43992">
                <text:p>43992</text:p>
                <draw:g>
                  <svg:desc>Graphs_LON.B2:Graphs_LON.B500</svg:desc>
                </draw:g>
              </table:table-cell>
              <table:table-cell office:value-type="float" office:value="NaN">
                <text:p>NaN</text:p>
                <draw:g>
                  <svg:desc>Graphs_LON.E2:Graphs_LON.E500</svg:desc>
                </draw:g>
              </table:table-cell>
              <table:table-cell office:value-type="float" office:value="NaN">
                <text:p>NaN</text:p>
                <draw:g>
                  <svg:desc>Graphs_LON.G2:Graphs_LON.G500</svg:desc>
                </draw:g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0.96502510441323">
                <text:p>0.96502510441323</text:p>
              </table:table-cell>
              <table:table-cell office:value-type="float" office:value="1.00488193673461">
                <text:p>1.00488193673461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0.970845367122375">
                <text:p>0.970845367122375</text:p>
              </table:table-cell>
              <table:table-cell office:value-type="float" office:value="0.983015612044613">
                <text:p>0.983015612044613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0.974456656772435">
                <text:p>0.974456656772435</text:p>
              </table:table-cell>
              <table:table-cell office:value-type="float" office:value="1.02354448829741">
                <text:p>1.02354448829741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0.976820353701226">
                <text:p>0.976820353701226</text:p>
              </table:table-cell>
              <table:table-cell office:value-type="float" office:value="1.04793560831199">
                <text:p>1.04793560831199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0.978504952323499">
                <text:p>0.978504952323499</text:p>
              </table:table-cell>
              <table:table-cell office:value-type="float" office:value="0.991449759203464">
                <text:p>0.991449759203464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0.978164117557789">
                <text:p>0.978164117557789</text:p>
              </table:table-cell>
              <table:table-cell office:value-type="float" office:value="0.949840152965247">
                <text:p>0.949840152965247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0.976709783989793">
                <text:p>0.976709783989793</text:p>
              </table:table-cell>
              <table:table-cell office:value-type="float" office:value="0.938637797316777">
                <text:p>0.938637797316777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0.976581433672001">
                <text:p>0.976581433672001</text:p>
              </table:table-cell>
              <table:table-cell office:value-type="float" office:value="0.92374820790679">
                <text:p>0.92374820790679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0.977455582499448">
                <text:p>0.977455582499448</text:p>
              </table:table-cell>
              <table:table-cell office:value-type="float" office:value="0.901545090544843">
                <text:p>0.901545090544843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75848705100895">
                <text:p>0.975848705100895</text:p>
              </table:table-cell>
              <table:table-cell office:value-type="float" office:value="0.890307095539155">
                <text:p>0.890307095539155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0.974658152461901">
                <text:p>0.974658152461901</text:p>
              </table:table-cell>
              <table:table-cell office:value-type="float" office:value="0.884682383986979">
                <text:p>0.884682383986979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0.97532283850447">
                <text:p>0.97532283850447</text:p>
              </table:table-cell>
              <table:table-cell office:value-type="float" office:value="0.881619143930313">
                <text:p>0.881619143930313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0.975420248438885">
                <text:p>0.975420248438885</text:p>
              </table:table-cell>
              <table:table-cell office:value-type="float" office:value="0.888308066611682">
                <text:p>0.888308066611682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0.97476225507282">
                <text:p>0.97476225507282</text:p>
              </table:table-cell>
              <table:table-cell office:value-type="float" office:value="0.880900294497036">
                <text:p>0.880900294497036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0.974313992570391">
                <text:p>0.974313992570391</text:p>
              </table:table-cell>
              <table:table-cell office:value-type="float" office:value="0.865324528097226">
                <text:p>0.865324528097226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0.975312088672382">
                <text:p>0.975312088672382</text:p>
              </table:table-cell>
              <table:table-cell office:value-type="float" office:value="0.863388440852441">
                <text:p>0.863388440852441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0.976604151245936">
                <text:p>0.976604151245936</text:p>
              </table:table-cell>
              <table:table-cell office:value-type="float" office:value="0.87348969439083">
                <text:p>0.87348969439083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0.977541399557315">
                <text:p>0.977541399557315</text:p>
              </table:table-cell>
              <table:table-cell office:value-type="float" office:value="0.894116495507856">
                <text:p>0.894116495507856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0.977966721644006">
                <text:p>0.977966721644006</text:p>
              </table:table-cell>
              <table:table-cell office:value-type="float" office:value="0.91444249897801">
                <text:p>0.91444249897801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977043175177904">
                <text:p>0.977043175177904</text:p>
              </table:table-cell>
              <table:table-cell office:value-type="float" office:value="0.938979994342277">
                <text:p>0.938979994342277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0.976803719824861">
                <text:p>0.976803719824861</text:p>
              </table:table-cell>
              <table:table-cell office:value-type="float" office:value="0.959889391526592">
                <text:p>0.959889391526592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0.976982811242942">
                <text:p>0.976982811242942</text:p>
              </table:table-cell>
              <table:table-cell office:value-type="float" office:value="0.966895799596256">
                <text:p>0.966895799596256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0.97806197120942">
                <text:p>0.97806197120942</text:p>
              </table:table-cell>
              <table:table-cell office:value-type="float" office:value="0.96771574936017">
                <text:p>0.96771574936017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0.980551398095767">
                <text:p>0.980551398095767</text:p>
              </table:table-cell>
              <table:table-cell office:value-type="float" office:value="0.948821003555138">
                <text:p>0.948821003555138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0.983241338761367">
                <text:p>0.983241338761367</text:p>
              </table:table-cell>
              <table:table-cell office:value-type="float" office:value="0.922318333905958">
                <text:p>0.922318333905958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0.9860366073789">
                <text:p>0.9860366073789</text:p>
              </table:table-cell>
              <table:table-cell office:value-type="float" office:value="0.907888522249127">
                <text:p>0.907888522249127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0.98691859226996">
                <text:p>0.98691859226996</text:p>
              </table:table-cell>
              <table:table-cell office:value-type="float" office:value="0.914223016063208">
                <text:p>0.914223016063208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0.985993123137844">
                <text:p>0.985993123137844</text:p>
              </table:table-cell>
              <table:table-cell office:value-type="float" office:value="0.943407630574431">
                <text:p>0.943407630574431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0.983449962216009">
                <text:p>0.983449962216009</text:p>
              </table:table-cell>
              <table:table-cell office:value-type="float" office:value="0.974612742025627">
                <text:p>0.974612742025627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979867971178789">
                <text:p>0.979867971178789</text:p>
              </table:table-cell>
              <table:table-cell office:value-type="float" office:value="0.977286556595866">
                <text:p>0.977286556595866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0.976788169773942">
                <text:p>0.976788169773942</text:p>
              </table:table-cell>
              <table:table-cell office:value-type="float" office:value="0.98485030581324">
                <text:p>0.98485030581324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0.974489924252158">
                <text:p>0.974489924252158</text:p>
              </table:table-cell>
              <table:table-cell office:value-type="float" office:value="1.01802678021485">
                <text:p>1.01802678021485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0.973674262101087">
                <text:p>0.973674262101087</text:p>
              </table:table-cell>
              <table:table-cell office:value-type="float" office:value="1.03982799887953">
                <text:p>1.03982799887953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0.975011490184635">
                <text:p>0.975011490184635</text:p>
              </table:table-cell>
              <table:table-cell office:value-type="float" office:value="1.03649566942805">
                <text:p>1.03649566942805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0.97644929395201">
                <text:p>0.97644929395201</text:p>
              </table:table-cell>
              <table:table-cell office:value-type="float" office:value="1.03934490484372">
                <text:p>1.03934490484372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0.977406369340099">
                <text:p>0.977406369340099</text:p>
              </table:table-cell>
              <table:table-cell office:value-type="float" office:value="1.06202093224373">
                <text:p>1.06202093224373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0.979542087123976">
                <text:p>0.979542087123976</text:p>
              </table:table-cell>
              <table:table-cell office:value-type="float" office:value="1.07730006051687">
                <text:p>1.07730006051687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0.981546969073503">
                <text:p>0.981546969073503</text:p>
              </table:table-cell>
              <table:table-cell office:value-type="float" office:value="1.06851753059346">
                <text:p>1.06851753059346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0.981024923913851">
                <text:p>0.981024923913851</text:p>
              </table:table-cell>
              <table:table-cell office:value-type="float" office:value="1.04496072784371">
                <text:p>1.04496072784371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0.980046323597497">
                <text:p>0.980046323597497</text:p>
              </table:table-cell>
              <table:table-cell office:value-type="float" office:value="1.00752407153313">
                <text:p>1.00752407153313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0.980608186181486">
                <text:p>0.980608186181486</text:p>
              </table:table-cell>
              <table:table-cell office:value-type="float" office:value="0.978536080191216">
                <text:p>0.978536080191216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0.981043285572372">
                <text:p>0.981043285572372</text:p>
              </table:table-cell>
              <table:table-cell office:value-type="float" office:value="0.989870472231304">
                <text:p>0.989870472231304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0.979081299483819">
                <text:p>0.979081299483819</text:p>
              </table:table-cell>
              <table:table-cell office:value-type="float" office:value="1.0020991382167">
                <text:p>1.0020991382167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0.976037618334844">
                <text:p>0.976037618334844</text:p>
              </table:table-cell>
              <table:table-cell office:value-type="float" office:value="0.98167001880739">
                <text:p>0.98167001880739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0.97281907714635">
                <text:p>0.97281907714635</text:p>
              </table:table-cell>
              <table:table-cell office:value-type="float" office:value="0.96123499384203">
                <text:p>0.96123499384203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0.970837624512984">
                <text:p>0.970837624512984</text:p>
              </table:table-cell>
              <table:table-cell office:value-type="float" office:value="0.944955823631014">
                <text:p>0.944955823631014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0.970195877178536">
                <text:p>0.970195877178536</text:p>
              </table:table-cell>
              <table:table-cell office:value-type="float" office:value="0.931928946594753">
                <text:p>0.931928946594753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0.970302119086131">
                <text:p>0.970302119086131</text:p>
              </table:table-cell>
              <table:table-cell office:value-type="float" office:value="0.937533322538402">
                <text:p>0.937533322538402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0.968838578565912">
                <text:p>0.968838578565912</text:p>
              </table:table-cell>
              <table:table-cell office:value-type="float" office:value="0.973762220427062">
                <text:p>0.97376222042706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0.966948504438856">
                <text:p>0.966948504438856</text:p>
              </table:table-cell>
              <table:table-cell office:value-type="float" office:value="1.01823617051644">
                <text:p>1.01823617051644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0.967082051593637">
                <text:p>0.967082051593637</text:p>
              </table:table-cell>
              <table:table-cell office:value-type="float" office:value="1.0062909395716">
                <text:p>1.0062909395716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0.966590566950717">
                <text:p>0.966590566950717</text:p>
              </table:table-cell>
              <table:table-cell office:value-type="float" office:value="0.995815417774449">
                <text:p>0.995815417774449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0.967122999682362">
                <text:p>0.967122999682362</text:p>
              </table:table-cell>
              <table:table-cell office:value-type="float" office:value="1.01450584622469">
                <text:p>1.01450584622469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0.969159503121628">
                <text:p>0.969159503121628</text:p>
              </table:table-cell>
              <table:table-cell office:value-type="float" office:value="1.03566917704119">
                <text:p>1.03566917704119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0.973864830929323">
                <text:p>0.973864830929323</text:p>
              </table:table-cell>
              <table:table-cell office:value-type="float" office:value="1.05826173584292">
                <text:p>1.05826173584292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0.977756245044319">
                <text:p>0.977756245044319</text:p>
              </table:table-cell>
              <table:table-cell office:value-type="float" office:value="1.06321570357687">
                <text:p>1.06321570357687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0.979424561029583">
                <text:p>0.979424561029583</text:p>
              </table:table-cell>
              <table:table-cell office:value-type="float" office:value="1.04974189134891">
                <text:p>1.04974189134891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0.982629330449143">
                <text:p>0.982629330449143</text:p>
              </table:table-cell>
              <table:table-cell office:value-type="float" office:value="1.01882382787901">
                <text:p>1.01882382787901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0.984072431575513">
                <text:p>0.984072431575513</text:p>
              </table:table-cell>
              <table:table-cell office:value-type="float" office:value="1.01515165020947">
                <text:p>1.01515165020947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0.98455838630063">
                <text:p>0.98455838630063</text:p>
              </table:table-cell>
              <table:table-cell office:value-type="float" office:value="1.02648080421694">
                <text:p>1.02648080421694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0.983040073577108">
                <text:p>0.983040073577108</text:p>
              </table:table-cell>
              <table:table-cell office:value-type="float" office:value="1.01885651479925">
                <text:p>1.01885651479925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0.979773521661496">
                <text:p>0.979773521661496</text:p>
              </table:table-cell>
              <table:table-cell office:value-type="float" office:value="1.00812362778668">
                <text:p>1.00812362778668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0.977128840734577">
                <text:p>0.977128840734577</text:p>
              </table:table-cell>
              <table:table-cell office:value-type="float" office:value="0.995464591540581">
                <text:p>0.995464591540581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0.974862069716742">
                <text:p>0.974862069716742</text:p>
              </table:table-cell>
              <table:table-cell office:value-type="float" office:value="0.981131614400019">
                <text:p>0.981131614400019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0.974146064333351">
                <text:p>0.974146064333351</text:p>
              </table:table-cell>
              <table:table-cell office:value-type="float" office:value="0.955825755337121">
                <text:p>0.955825755337121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0.972887152695007">
                <text:p>0.972887152695007</text:p>
              </table:table-cell>
              <table:table-cell office:value-type="float" office:value="0.917167746718068">
                <text:p>0.917167746718068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0.973172838324597">
                <text:p>0.973172838324597</text:p>
              </table:table-cell>
              <table:table-cell office:value-type="float" office:value="0.866981041453589">
                <text:p>0.866981041453589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0.975201137883242">
                <text:p>0.975201137883242</text:p>
              </table:table-cell>
              <table:table-cell office:value-type="float" office:value="0.813955039451511">
                <text:p>0.813955039451511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0.976681927537568">
                <text:p>0.976681927537568</text:p>
              </table:table-cell>
              <table:table-cell office:value-type="float" office:value="0.796256881220508">
                <text:p>0.796256881220508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0.977119556648722">
                <text:p>0.977119556648722</text:p>
              </table:table-cell>
              <table:table-cell office:value-type="float" office:value="0.828371363956437">
                <text:p>0.828371363956437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0.976188325822158">
                <text:p>0.976188325822158</text:p>
              </table:table-cell>
              <table:table-cell office:value-type="float" office:value="0.850596462590971">
                <text:p>0.850596462590971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0.974999137662498">
                <text:p>0.974999137662498</text:p>
              </table:table-cell>
              <table:table-cell office:value-type="float" office:value="0.828157870455107">
                <text:p>0.828157870455107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0.97422303580493">
                <text:p>0.97422303580493</text:p>
              </table:table-cell>
              <table:table-cell office:value-type="float" office:value="0.798625143763581">
                <text:p>0.798625143763581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0.974926030470822">
                <text:p>0.974926030470822</text:p>
              </table:table-cell>
              <table:table-cell office:value-type="float" office:value="0.779204282380283">
                <text:p>0.779204282380283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0.976999872213061">
                <text:p>0.976999872213061</text:p>
              </table:table-cell>
              <table:table-cell office:value-type="float" office:value="0.779925268561012">
                <text:p>0.779925268561012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0.979668130005678">
                <text:p>0.979668130005678</text:p>
              </table:table-cell>
              <table:table-cell office:value-type="float" office:value="0.788414144163292">
                <text:p>0.788414144163292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0.981224698482348">
                <text:p>0.981224698482348</text:p>
              </table:table-cell>
              <table:table-cell office:value-type="float" office:value="0.771815509232273">
                <text:p>0.771815509232273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0.98164751908879">
                <text:p>0.98164751908879</text:p>
              </table:table-cell>
              <table:table-cell office:value-type="float" office:value="0.768296364643686">
                <text:p>0.768296364643686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0.981559896261404">
                <text:p>0.981559896261404</text:p>
              </table:table-cell>
              <table:table-cell office:value-type="float" office:value="0.789263318701341">
                <text:p>0.789263318701341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0.981241027393071">
                <text:p>0.981241027393071</text:p>
              </table:table-cell>
              <table:table-cell office:value-type="float" office:value="0.800650877355225">
                <text:p>0.800650877355225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0.981210092238984">
                <text:p>0.981210092238984</text:p>
              </table:table-cell>
              <table:table-cell office:value-type="float" office:value="0.799776474728591">
                <text:p>0.799776474728591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0.980393909169186">
                <text:p>0.980393909169186</text:p>
              </table:table-cell>
              <table:table-cell office:value-type="float" office:value="0.809213953950485">
                <text:p>0.809213953950485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0.979807861039991">
                <text:p>0.979807861039991</text:p>
              </table:table-cell>
              <table:table-cell office:value-type="float" office:value="0.820170470495448">
                <text:p>0.820170470495448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0.980401654876216">
                <text:p>0.980401654876216</text:p>
              </table:table-cell>
              <table:table-cell office:value-type="float" office:value="0.829475103127996">
                <text:p>0.829475103127996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0.980906773104678">
                <text:p>0.980906773104678</text:p>
              </table:table-cell>
              <table:table-cell office:value-type="float" office:value="0.849627371229585">
                <text:p>0.849627371229585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0.980764802178151">
                <text:p>0.980764802178151</text:p>
              </table:table-cell>
              <table:table-cell office:value-type="float" office:value="0.863983843919546">
                <text:p>0.863983843919546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0.980310367130643">
                <text:p>0.980310367130643</text:p>
              </table:table-cell>
              <table:table-cell office:value-type="float" office:value="0.888167051955426">
                <text:p>0.888167051955426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0.981154960302185">
                <text:p>0.981154960302185</text:p>
              </table:table-cell>
              <table:table-cell office:value-type="float" office:value="0.881304108943">
                <text:p>0.881304108943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0.981787968551869">
                <text:p>0.981787968551869</text:p>
              </table:table-cell>
              <table:table-cell office:value-type="float" office:value="0.861462121061425">
                <text:p>0.861462121061425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0.982598705122678">
                <text:p>0.982598705122678</text:p>
              </table:table-cell>
              <table:table-cell office:value-type="float" office:value="0.878258545223499">
                <text:p>0.878258545223499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0.983192084321162">
                <text:p>0.983192084321162</text:p>
              </table:table-cell>
              <table:table-cell office:value-type="float" office:value="0.903131844880149">
                <text:p>0.903131844880149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0.983673842280904">
                <text:p>0.983673842280904</text:p>
              </table:table-cell>
              <table:table-cell office:value-type="float" office:value="0.909009762833201">
                <text:p>0.909009762833201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0.984018569172976">
                <text:p>0.984018569172976</text:p>
              </table:table-cell>
              <table:table-cell office:value-type="float" office:value="0.904006629930189">
                <text:p>0.904006629930189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0.982712620267471">
                <text:p>0.982712620267471</text:p>
              </table:table-cell>
              <table:table-cell office:value-type="float" office:value="0.903203436031504">
                <text:p>0.903203436031504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0.982356235360144">
                <text:p>0.982356235360144</text:p>
              </table:table-cell>
              <table:table-cell office:value-type="float" office:value="0.912740053400501">
                <text:p>0.912740053400501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0.983078089243502">
                <text:p>0.983078089243502</text:p>
              </table:table-cell>
              <table:table-cell office:value-type="float" office:value="0.910296125386149">
                <text:p>0.910296125386149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0.983174886965566">
                <text:p>0.983174886965566</text:p>
              </table:table-cell>
              <table:table-cell office:value-type="float" office:value="0.89719455880344">
                <text:p>0.89719455880344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0.982785254613395">
                <text:p>0.982785254613395</text:p>
              </table:table-cell>
              <table:table-cell office:value-type="float" office:value="0.896748405066663">
                <text:p>0.896748405066663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0.982469115981305">
                <text:p>0.982469115981305</text:p>
              </table:table-cell>
              <table:table-cell office:value-type="float" office:value="0.900421623613518">
                <text:p>0.90042162361351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0.98238862595629">
                <text:p>0.98238862595629</text:p>
              </table:table-cell>
              <table:table-cell office:value-type="float" office:value="0.910851394071921">
                <text:p>0.910851394071921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0.98204539660065">
                <text:p>0.98204539660065</text:p>
              </table:table-cell>
              <table:table-cell office:value-type="float" office:value="0.91355742403467">
                <text:p>0.91355742403467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0.980600457766684">
                <text:p>0.980600457766684</text:p>
              </table:table-cell>
              <table:table-cell office:value-type="float" office:value="0.910455162319535">
                <text:p>0.910455162319535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0.979609025741772">
                <text:p>0.979609025741772</text:p>
              </table:table-cell>
              <table:table-cell office:value-type="float" office:value="0.912243270695427">
                <text:p>0.912243270695427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0.979519231337117">
                <text:p>0.979519231337117</text:p>
              </table:table-cell>
              <table:table-cell office:value-type="float" office:value="0.91465006093146">
                <text:p>0.91465006093146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0.979747966555144">
                <text:p>0.979747966555144</text:p>
              </table:table-cell>
              <table:table-cell office:value-type="float" office:value="0.915593654459317">
                <text:p>0.915593654459317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0.979957733770876">
                <text:p>0.979957733770876</text:p>
              </table:table-cell>
              <table:table-cell office:value-type="float" office:value="0.919314518415245">
                <text:p>0.919314518415245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0.979773280526651">
                <text:p>0.979773280526651</text:p>
              </table:table-cell>
              <table:table-cell office:value-type="float" office:value="0.922476949511535">
                <text:p>0.922476949511535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0.980100033072833">
                <text:p>0.980100033072833</text:p>
              </table:table-cell>
              <table:table-cell office:value-type="float" office:value="0.916978626563942">
                <text:p>0.916978626563942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0.98059876945321">
                <text:p>0.98059876945321</text:p>
              </table:table-cell>
              <table:table-cell office:value-type="float" office:value="0.907675631875813">
                <text:p>0.907675631875813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0.98070713471835">
                <text:p>0.98070713471835</text:p>
              </table:table-cell>
              <table:table-cell office:value-type="float" office:value="0.908571940176243">
                <text:p>0.908571940176243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0.980646710543795">
                <text:p>0.980646710543795</text:p>
              </table:table-cell>
              <table:table-cell office:value-type="float" office:value="0.917183002860836">
                <text:p>0.917183002860836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0.980484063242963">
                <text:p>0.980484063242963</text:p>
              </table:table-cell>
              <table:table-cell office:value-type="float" office:value="0.92093116366793">
                <text:p>0.92093116366793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0.980357931199325">
                <text:p>0.980357931199325</text:p>
              </table:table-cell>
              <table:table-cell office:value-type="float" office:value="0.920762791686857">
                <text:p>0.920762791686857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0.979786422404718">
                <text:p>0.979786422404718</text:p>
              </table:table-cell>
              <table:table-cell office:value-type="float" office:value="0.921959472825095">
                <text:p>0.921959472825095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0.979509443479212">
                <text:p>0.979509443479212</text:p>
              </table:table-cell>
              <table:table-cell office:value-type="float" office:value="0.923594993146512">
                <text:p>0.923594993146512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0.979537981977892">
                <text:p>0.979537981977892</text:p>
              </table:table-cell>
              <table:table-cell office:value-type="float" office:value="0.926481394994007">
                <text:p>0.926481394994007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0.979568801867253">
                <text:p>0.979568801867253</text:p>
              </table:table-cell>
              <table:table-cell office:value-type="float" office:value="0.930388780779226">
                <text:p>0.930388780779226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0.979567552057221">
                <text:p>0.979567552057221</text:p>
              </table:table-cell>
              <table:table-cell office:value-type="float" office:value="0.931701165344693">
                <text:p>0.931701165344693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0.979656657745827">
                <text:p>0.979656657745827</text:p>
              </table:table-cell>
              <table:table-cell office:value-type="float" office:value="0.934402211235811">
                <text:p>0.934402211235811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0.979700323897017">
                <text:p>0.979700323897017</text:p>
              </table:table-cell>
              <table:table-cell office:value-type="float" office:value="0.941915002799598">
                <text:p>0.941915002799598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0.979610848540117">
                <text:p>0.979610848540117</text:p>
              </table:table-cell>
              <table:table-cell office:value-type="float" office:value="0.950629511742954">
                <text:p>0.950629511742954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0.979414400851977">
                <text:p>0.979414400851977</text:p>
              </table:table-cell>
              <table:table-cell office:value-type="float" office:value="0.956414236508091">
                <text:p>0.956414236508091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0.979163419792562">
                <text:p>0.979163419792562</text:p>
              </table:table-cell>
              <table:table-cell office:value-type="float" office:value="0.960693450194112">
                <text:p>0.960693450194112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0.979061916359108">
                <text:p>0.979061916359108</text:p>
              </table:table-cell>
              <table:table-cell office:value-type="float" office:value="0.962176207570405">
                <text:p>0.962176207570405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0.979336432200794">
                <text:p>0.979336432200794</text:p>
              </table:table-cell>
              <table:table-cell office:value-type="float" office:value="0.959503708017184">
                <text:p>0.959503708017184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0.979869692480422">
                <text:p>0.979869692480422</text:p>
              </table:table-cell>
              <table:table-cell office:value-type="float" office:value="0.958690482411986">
                <text:p>0.958690482411986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0.980165695747459">
                <text:p>0.980165695747459</text:p>
              </table:table-cell>
              <table:table-cell office:value-type="float" office:value="0.963920671106315">
                <text:p>0.963920671106315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0.980126105590174">
                <text:p>0.980126105590174</text:p>
              </table:table-cell>
              <table:table-cell office:value-type="float" office:value="0.974991792775906">
                <text:p>0.974991792775906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0.979817186206456">
                <text:p>0.979817186206456</text:p>
              </table:table-cell>
              <table:table-cell office:value-type="float" office:value="0.984712234149569">
                <text:p>0.984712234149569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0.979199994833331">
                <text:p>0.979199994833331</text:p>
              </table:table-cell>
              <table:table-cell office:value-type="float" office:value="0.986270228163279">
                <text:p>0.986270228163279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0.978477239456256">
                <text:p>0.978477239456256</text:p>
              </table:table-cell>
              <table:table-cell office:value-type="float" office:value="0.985027088884714">
                <text:p>0.985027088884714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0.977970631982868">
                <text:p>0.977970631982868</text:p>
              </table:table-cell>
              <table:table-cell office:value-type="float" office:value="0.989510713192514">
                <text:p>0.989510713192514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0.977962829559747">
                <text:p>0.977962829559747</text:p>
              </table:table-cell>
              <table:table-cell office:value-type="float" office:value="0.991335178762662">
                <text:p>0.991335178762662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0.978283372226946">
                <text:p>0.978283372226946</text:p>
              </table:table-cell>
              <table:table-cell office:value-type="float" office:value="0.987186986950679">
                <text:p>0.987186986950679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0.978565266068518">
                <text:p>0.978565266068518</text:p>
              </table:table-cell>
              <table:table-cell office:value-type="float" office:value="0.976957338767798">
                <text:p>0.976957338767798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0.978668422970441">
                <text:p>0.978668422970441</text:p>
              </table:table-cell>
              <table:table-cell office:value-type="float" office:value="0.964683822097902">
                <text:p>0.964683822097902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0.978680295561416">
                <text:p>0.978680295561416</text:p>
              </table:table-cell>
              <table:table-cell office:value-type="float" office:value="0.965279433568804">
                <text:p>0.965279433568804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0.978567200516971">
                <text:p>0.978567200516971</text:p>
              </table:table-cell>
              <table:table-cell office:value-type="float" office:value="0.971438905828649">
                <text:p>0.971438905828649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0.977720217523826">
                <text:p>0.977720217523826</text:p>
              </table:table-cell>
              <table:table-cell office:value-type="float" office:value="0.974547088920527">
                <text:p>0.974547088920527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0.976537627756335">
                <text:p>0.976537627756335</text:p>
              </table:table-cell>
              <table:table-cell office:value-type="float" office:value="0.9740927889003">
                <text:p>0.9740927889003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0.975452762880584">
                <text:p>0.975452762880584</text:p>
              </table:table-cell>
              <table:table-cell office:value-type="float" office:value="0.966114842364456">
                <text:p>0.966114842364456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0.975144703115906">
                <text:p>0.975144703115906</text:p>
              </table:table-cell>
              <table:table-cell office:value-type="float" office:value="0.957814174728643">
                <text:p>0.957814174728643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0.975544396606422">
                <text:p>0.975544396606422</text:p>
              </table:table-cell>
              <table:table-cell office:value-type="float" office:value="0.957591084649832">
                <text:p>0.957591084649832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0.975760199376977">
                <text:p>0.975760199376977</text:p>
              </table:table-cell>
              <table:table-cell office:value-type="float" office:value="0.961930828192855">
                <text:p>0.961930828192855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0.97596823540585">
                <text:p>0.97596823540585</text:p>
              </table:table-cell>
              <table:table-cell office:value-type="float" office:value="0.965478216722249">
                <text:p>0.965478216722249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0.975988692464239">
                <text:p>0.975988692464239</text:p>
              </table:table-cell>
              <table:table-cell office:value-type="float" office:value="0.968267313475114">
                <text:p>0.968267313475114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0.975623391344771">
                <text:p>0.975623391344771</text:p>
              </table:table-cell>
              <table:table-cell office:value-type="float" office:value="0.978269653359274">
                <text:p>0.978269653359274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0.975323854330746">
                <text:p>0.975323854330746</text:p>
              </table:table-cell>
              <table:table-cell office:value-type="float" office:value="0.991674460160575">
                <text:p>0.991674460160575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0.975096947934104">
                <text:p>0.975096947934104</text:p>
              </table:table-cell>
              <table:table-cell office:value-type="float" office:value="0.99998061060834">
                <text:p>0.9999806106083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974950439084112">
                <text:p>0.974950439084112</text:p>
              </table:table-cell>
              <table:table-cell office:value-type="float" office:value="1.00754593928636">
                <text:p>1.00754593928636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0.975029803495898">
                <text:p>0.975029803495898</text:p>
              </table:table-cell>
              <table:table-cell office:value-type="float" office:value="1.01696272130448">
                <text:p>1.01696272130448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0.975747891211478">
                <text:p>0.975747891211478</text:p>
              </table:table-cell>
              <table:table-cell office:value-type="float" office:value="1.02156089181111">
                <text:p>1.02156089181111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0.976958717454198">
                <text:p>0.976958717454198</text:p>
              </table:table-cell>
              <table:table-cell office:value-type="float" office:value="1.02312190257191">
                <text:p>1.02312190257191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0.977947372291092">
                <text:p>0.977947372291092</text:p>
              </table:table-cell>
              <table:table-cell office:value-type="float" office:value="1.02553941839298">
                <text:p>1.02553941839298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0.978469245417066">
                <text:p>0.978469245417066</text:p>
              </table:table-cell>
              <table:table-cell office:value-type="float" office:value="1.03047104031852">
                <text:p>1.03047104031852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0.978895687309811">
                <text:p>0.978895687309811</text:p>
              </table:table-cell>
              <table:table-cell office:value-type="float" office:value="1.03335260142577">
                <text:p>1.03335260142577</text:p>
              </table:table-cell>
            </table:table-row>
            <table:table-row>
              <table:table-cell office:value-type="float" office:value="44167">
                <text:p>44167</text:p>
              </table:table-cell>
              <table:table-cell office:value-type="float" office:value="0.978976330892843">
                <text:p>0.978976330892843</text:p>
              </table:table-cell>
              <table:table-cell office:value-type="float" office:value="1.02658906807903">
                <text:p>1.02658906807903</text:p>
              </table:table-cell>
            </table:table-row>
            <table:table-row>
              <table:table-cell office:value-type="float" office:value="44168">
                <text:p>44168</text:p>
              </table:table-cell>
              <table:table-cell office:value-type="float" office:value="0.978428601051523">
                <text:p>0.978428601051523</text:p>
              </table:table-cell>
              <table:table-cell office:value-type="float" office:value="1.01728619045067">
                <text:p>1.01728619045067</text:p>
              </table:table-cell>
            </table:table-row>
            <table:table-row>
              <table:table-cell office:value-type="float" office:value="44169">
                <text:p>44169</text:p>
              </table:table-cell>
              <table:table-cell office:value-type="float" office:value="0.977660544355446">
                <text:p>0.977660544355446</text:p>
              </table:table-cell>
              <table:table-cell office:value-type="float" office:value="1.00749242527533">
                <text:p>1.00749242527533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977060744537502">
                <text:p>0.977060744537502</text:p>
              </table:table-cell>
              <table:table-cell office:value-type="float" office:value="0.997704263001712">
                <text:p>0.997704263001712</text:p>
              </table:table-cell>
            </table:table-row>
            <table:table-row>
              <table:table-cell office:value-type="float" office:value="44171">
                <text:p>44171</text:p>
              </table:table-cell>
              <table:table-cell office:value-type="float" office:value="0.97651375024263">
                <text:p>0.97651375024263</text:p>
              </table:table-cell>
              <table:table-cell office:value-type="float" office:value="0.991552700605642">
                <text:p>0.991552700605642</text:p>
              </table:table-cell>
            </table:table-row>
            <table:table-row>
              <table:table-cell office:value-type="float" office:value="44172">
                <text:p>44172</text:p>
              </table:table-cell>
              <table:table-cell office:value-type="float" office:value="0.975496325465029">
                <text:p>0.975496325465029</text:p>
              </table:table-cell>
              <table:table-cell office:value-type="float" office:value="0.986173994834573">
                <text:p>0.986173994834573</text:p>
              </table:table-cell>
            </table:table-row>
            <table:table-row>
              <table:table-cell office:value-type="float" office:value="44173">
                <text:p>44173</text:p>
              </table:table-cell>
              <table:table-cell office:value-type="float" office:value="0.974204072162476">
                <text:p>0.974204072162476</text:p>
              </table:table-cell>
              <table:table-cell office:value-type="float" office:value="0.978390826287149">
                <text:p>0.978390826287149</text:p>
              </table:table-cell>
            </table:table-row>
            <table:table-row>
              <table:table-cell office:value-type="float" office:value="44174">
                <text:p>44174</text:p>
              </table:table-cell>
              <table:table-cell office:value-type="float" office:value="0.973314225148441">
                <text:p>0.973314225148441</text:p>
              </table:table-cell>
              <table:table-cell office:value-type="float" office:value="0.963894341523617">
                <text:p>0.963894341523617</text:p>
              </table:table-cell>
            </table:table-row>
            <table:table-row>
              <table:table-cell office:value-type="float" office:value="44175">
                <text:p>44175</text:p>
              </table:table-cell>
              <table:table-cell office:value-type="float" office:value="0.97287892269175">
                <text:p>0.97287892269175</text:p>
              </table:table-cell>
              <table:table-cell office:value-type="float" office:value="0.947159999245523">
                <text:p>0.947159999245523</text:p>
              </table:table-cell>
            </table:table-row>
            <table:table-row>
              <table:table-cell office:value-type="float" office:value="44176">
                <text:p>44176</text:p>
              </table:table-cell>
              <table:table-cell office:value-type="float" office:value="0.9729325192796">
                <text:p>0.9729325192796</text:p>
              </table:table-cell>
              <table:table-cell office:value-type="float" office:value="0.933916402969966">
                <text:p>0.933916402969966</text:p>
              </table:table-cell>
            </table:table-row>
            <table:table-row>
              <table:table-cell office:value-type="float" office:value="44177">
                <text:p>44177</text:p>
              </table:table-cell>
              <table:table-cell office:value-type="float" office:value="0.973368473689853">
                <text:p>0.973368473689853</text:p>
              </table:table-cell>
              <table:table-cell office:value-type="float" office:value="0.917887403302828">
                <text:p>0.917887403302828</text:p>
              </table:table-cell>
            </table:table-row>
            <table:table-row>
              <table:table-cell office:value-type="float" office:value="44178">
                <text:p>44178</text:p>
              </table:table-cell>
              <table:table-cell office:value-type="float" office:value="0.974010070507581">
                <text:p>0.974010070507581</text:p>
              </table:table-cell>
              <table:table-cell office:value-type="float" office:value="0.901565439563663">
                <text:p>0.901565439563663</text:p>
              </table:table-cell>
            </table:table-row>
            <table:table-row>
              <table:table-cell office:value-type="float" office:value="44179">
                <text:p>44179</text:p>
              </table:table-cell>
              <table:table-cell office:value-type="float" office:value="0.974695443242189">
                <text:p>0.974695443242189</text:p>
              </table:table-cell>
              <table:table-cell office:value-type="float" office:value="0.890077266800841">
                <text:p>0.890077266800841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0.975304022727873">
                <text:p>0.975304022727873</text:p>
              </table:table-cell>
              <table:table-cell office:value-type="float" office:value="0.877126296227723">
                <text:p>0.877126296227723</text:p>
              </table:table-cell>
            </table:table-row>
            <table:table-row>
              <table:table-cell office:value-type="float" office:value="44181">
                <text:p>44181</text:p>
              </table:table-cell>
              <table:table-cell office:value-type="float" office:value="0.976086314190212">
                <text:p>0.976086314190212</text:p>
              </table:table-cell>
              <table:table-cell office:value-type="float" office:value="0.863135251113514">
                <text:p>0.863135251113514</text:p>
              </table:table-cell>
            </table:table-row>
            <table:table-row>
              <table:table-cell office:value-type="float" office:value="44182">
                <text:p>44182</text:p>
              </table:table-cell>
              <table:table-cell office:value-type="float" office:value="0.976909764086395">
                <text:p>0.976909764086395</text:p>
              </table:table-cell>
              <table:table-cell office:value-type="float" office:value="0.84880534176873">
                <text:p>0.84880534176873</text:p>
              </table:table-cell>
            </table:table-row>
            <table:table-row>
              <table:table-cell office:value-type="float" office:value="44183">
                <text:p>44183</text:p>
              </table:table-cell>
              <table:table-cell office:value-type="float" office:value="0.977578139703136">
                <text:p>0.977578139703136</text:p>
              </table:table-cell>
              <table:table-cell office:value-type="float" office:value="0.835706683172959">
                <text:p>0.835706683172959</text:p>
              </table:table-cell>
            </table:table-row>
            <table:table-row>
              <table:table-cell office:value-type="float" office:value="44184">
                <text:p>44184</text:p>
              </table:table-cell>
              <table:table-cell office:value-type="float" office:value="0.978304441937063">
                <text:p>0.978304441937063</text:p>
              </table:table-cell>
              <table:table-cell office:value-type="float" office:value="0.827173855709819">
                <text:p>0.827173855709819</text:p>
              </table:table-cell>
            </table:table-row>
            <table:table-row>
              <table:table-cell office:value-type="float" office:value="44185">
                <text:p>44185</text:p>
              </table:table-cell>
              <table:table-cell office:value-type="float" office:value="0.978930016131585">
                <text:p>0.978930016131585</text:p>
              </table:table-cell>
              <table:table-cell office:value-type="float" office:value="0.825484420662279">
                <text:p>0.825484420662279</text:p>
              </table:table-cell>
            </table:table-row>
            <table:table-row>
              <table:table-cell office:value-type="float" office:value="44186">
                <text:p>44186</text:p>
              </table:table-cell>
              <table:table-cell office:value-type="float" office:value="0.979255830687388">
                <text:p>0.979255830687388</text:p>
              </table:table-cell>
              <table:table-cell office:value-type="float" office:value="0.828757293413001">
                <text:p>0.828757293413001</text:p>
              </table:table-cell>
            </table:table-row>
            <table:table-row>
              <table:table-cell office:value-type="float" office:value="44187">
                <text:p>44187</text:p>
              </table:table-cell>
              <table:table-cell office:value-type="float" office:value="0.979382678543065">
                <text:p>0.979382678543065</text:p>
              </table:table-cell>
              <table:table-cell office:value-type="float" office:value="0.82974757658604">
                <text:p>0.82974757658604</text:p>
              </table:table-cell>
            </table:table-row>
            <table:table-row>
              <table:table-cell office:value-type="float" office:value="44188">
                <text:p>44188</text:p>
              </table:table-cell>
              <table:table-cell office:value-type="float" office:value="0.97919165366013">
                <text:p>0.97919165366013</text:p>
              </table:table-cell>
              <table:table-cell office:value-type="float" office:value="0.835224574492916">
                <text:p>0.835224574492916</text:p>
              </table:table-cell>
            </table:table-row>
            <table:table-row>
              <table:table-cell office:value-type="float" office:value="44189">
                <text:p>44189</text:p>
              </table:table-cell>
              <table:table-cell office:value-type="float" office:value="0.979026440831997">
                <text:p>0.979026440831997</text:p>
              </table:table-cell>
              <table:table-cell office:value-type="float" office:value="0.845462878170557">
                <text:p>0.845462878170557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978920576028081">
                <text:p>0.978920576028081</text:p>
              </table:table-cell>
              <table:table-cell office:value-type="float" office:value="0.854838116346225">
                <text:p>0.854838116346225</text:p>
              </table:table-cell>
            </table:table-row>
            <table:table-row>
              <table:table-cell office:value-type="float" office:value="44191">
                <text:p>44191</text:p>
              </table:table-cell>
              <table:table-cell office:value-type="float" office:value="0.979055363313496">
                <text:p>0.979055363313496</text:p>
              </table:table-cell>
              <table:table-cell office:value-type="float" office:value="0.862574873269299">
                <text:p>0.862574873269299</text:p>
              </table:table-cell>
            </table:table-row>
            <table:table-row>
              <table:table-cell office:value-type="float" office:value="44192">
                <text:p>44192</text:p>
              </table:table-cell>
              <table:table-cell office:value-type="float" office:value="0.979367002383532">
                <text:p>0.979367002383532</text:p>
              </table:table-cell>
              <table:table-cell office:value-type="float" office:value="0.86659918165467">
                <text:p>0.86659918165467</text:p>
              </table:table-cell>
            </table:table-row>
            <table:table-row>
              <table:table-cell office:value-type="float" office:value="44193">
                <text:p>44193</text:p>
              </table:table-cell>
              <table:table-cell office:value-type="float" office:value="0.97976661652134">
                <text:p>0.97976661652134</text:p>
              </table:table-cell>
              <table:table-cell office:value-type="float" office:value="0.872764044746225">
                <text:p>0.872764044746225</text:p>
              </table:table-cell>
            </table:table-row>
            <table:table-row>
              <table:table-cell office:value-type="float" office:value="44194">
                <text:p>44194</text:p>
              </table:table-cell>
              <table:table-cell office:value-type="float" office:value="0.98050604650714">
                <text:p>0.98050604650714</text:p>
              </table:table-cell>
              <table:table-cell office:value-type="float" office:value="0.881211948694687">
                <text:p>0.881211948694687</text:p>
              </table:table-cell>
            </table:table-row>
            <table:table-row>
              <table:table-cell office:value-type="float" office:value="44195">
                <text:p>44195</text:p>
              </table:table-cell>
              <table:table-cell office:value-type="float" office:value="0.981118813463399">
                <text:p>0.981118813463399</text:p>
              </table:table-cell>
              <table:table-cell office:value-type="float" office:value="0.890260370830972">
                <text:p>0.890260370830972</text:p>
              </table:table-cell>
            </table:table-row>
            <table:table-row>
              <table:table-cell office:value-type="float" office:value="44196">
                <text:p>44196</text:p>
              </table:table-cell>
              <table:table-cell office:value-type="float" office:value="0.981508045813531">
                <text:p>0.981508045813531</text:p>
              </table:table-cell>
              <table:table-cell office:value-type="float" office:value="0.90208279070089">
                <text:p>0.90208279070089</text:p>
              </table:table-cell>
            </table:table-row>
            <table:table-row>
              <table:table-cell office:value-type="float" office:value="44197">
                <text:p>44197</text:p>
              </table:table-cell>
              <table:table-cell office:value-type="float" office:value="0.981646738055022">
                <text:p>0.981646738055022</text:p>
              </table:table-cell>
              <table:table-cell office:value-type="float" office:value="0.913820628250234">
                <text:p>0.913820628250234</text:p>
              </table:table-cell>
            </table:table-row>
            <table:table-row>
              <table:table-cell office:value-type="float" office:value="44198">
                <text:p>44198</text:p>
              </table:table-cell>
              <table:table-cell office:value-type="float" office:value="0.981587635370737">
                <text:p>0.981587635370737</text:p>
              </table:table-cell>
              <table:table-cell office:value-type="float" office:value="0.925542336546214">
                <text:p>0.925542336546214</text:p>
              </table:table-cell>
            </table:table-row>
            <table:table-row>
              <table:table-cell office:value-type="float" office:value="44199">
                <text:p>44199</text:p>
              </table:table-cell>
              <table:table-cell office:value-type="float" office:value="0.981659507156942">
                <text:p>0.981659507156942</text:p>
              </table:table-cell>
              <table:table-cell office:value-type="float" office:value="0.93765013352392">
                <text:p>0.9376501335239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0.981612051218931">
                <text:p>0.981612051218931</text:p>
              </table:table-cell>
              <table:table-cell office:value-type="float" office:value="0.949859951859452">
                <text:p>0.949859951859452</text:p>
              </table:table-cell>
            </table:table-row>
            <table:table-row>
              <table:table-cell office:value-type="float" office:value="44201">
                <text:p>44201</text:p>
              </table:table-cell>
              <table:table-cell office:value-type="float" office:value="0.981620023878149">
                <text:p>0.981620023878149</text:p>
              </table:table-cell>
              <table:table-cell office:value-type="float" office:value="0.963132874480324">
                <text:p>0.963132874480324</text:p>
              </table:table-cell>
            </table:table-row>
            <table:table-row>
              <table:table-cell office:value-type="float" office:value="44202">
                <text:p>44202</text:p>
              </table:table-cell>
              <table:table-cell office:value-type="float" office:value="0.981708038956424">
                <text:p>0.981708038956424</text:p>
              </table:table-cell>
              <table:table-cell office:value-type="float" office:value="0.976249825301747">
                <text:p>0.976249825301747</text:p>
              </table:table-cell>
            </table:table-row>
            <table:table-row>
              <table:table-cell office:value-type="float" office:value="44203">
                <text:p>44203</text:p>
              </table:table-cell>
              <table:table-cell office:value-type="float" office:value="0.981835915744541">
                <text:p>0.981835915744541</text:p>
              </table:table-cell>
              <table:table-cell office:value-type="float" office:value="0.987249730307552">
                <text:p>0.987249730307552</text:p>
              </table:table-cell>
            </table:table-row>
            <table:table-row>
              <table:table-cell office:value-type="float" office:value="44204">
                <text:p>44204</text:p>
              </table:table-cell>
              <table:table-cell office:value-type="float" office:value="0.982047488879111">
                <text:p>0.982047488879111</text:p>
              </table:table-cell>
              <table:table-cell office:value-type="float" office:value="0.996612084947099">
                <text:p>0.996612084947099</text:p>
              </table:table-cell>
            </table:table-row>
            <table:table-row>
              <table:table-cell office:value-type="float" office:value="44205">
                <text:p>44205</text:p>
              </table:table-cell>
              <table:table-cell office:value-type="float" office:value="0.982164461688128">
                <text:p>0.982164461688128</text:p>
              </table:table-cell>
              <table:table-cell office:value-type="float" office:value="1.00651308312657">
                <text:p>1.00651308312657</text:p>
              </table:table-cell>
            </table:table-row>
            <table:table-row>
              <table:table-cell office:value-type="float" office:value="44206">
                <text:p>44206</text:p>
              </table:table-cell>
              <table:table-cell office:value-type="float" office:value="0.982172414797141">
                <text:p>0.982172414797141</text:p>
              </table:table-cell>
              <table:table-cell office:value-type="float" office:value="1.01801019983207">
                <text:p>1.01801019983207</text:p>
              </table:table-cell>
            </table:table-row>
            <table:table-row>
              <table:table-cell office:value-type="float" office:value="44207">
                <text:p>44207</text:p>
              </table:table-cell>
              <table:table-cell office:value-type="float" office:value="0.982085332671546">
                <text:p>0.982085332671546</text:p>
              </table:table-cell>
              <table:table-cell office:value-type="float" office:value="1.02932155888063">
                <text:p>1.02932155888063</text:p>
              </table:table-cell>
            </table:table-row>
            <table:table-row>
              <table:table-cell office:value-type="float" office:value="44208">
                <text:p>44208</text:p>
              </table:table-cell>
              <table:table-cell office:value-type="float" office:value="0.981772189574891">
                <text:p>0.981772189574891</text:p>
              </table:table-cell>
              <table:table-cell office:value-type="float" office:value="1.03769235758629">
                <text:p>1.03769235758629</text:p>
              </table:table-cell>
            </table:table-row>
            <table:table-row>
              <table:table-cell office:value-type="float" office:value="44209">
                <text:p>44209</text:p>
              </table:table-cell>
              <table:table-cell office:value-type="float" office:value="0.981232008233937">
                <text:p>0.981232008233937</text:p>
              </table:table-cell>
              <table:table-cell office:value-type="float" office:value="1.044225110477">
                <text:p>1.044225110477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0.980558085559538">
                <text:p>0.980558085559538</text:p>
              </table:table-cell>
              <table:table-cell office:value-type="float" office:value="1.0504239727608">
                <text:p>1.0504239727608</text:p>
              </table:table-cell>
            </table:table-row>
            <table:table-row>
              <table:table-cell office:value-type="float" office:value="44211">
                <text:p>44211</text:p>
              </table:table-cell>
              <table:table-cell office:value-type="float" office:value="0.979885440041699">
                <text:p>0.979885440041699</text:p>
              </table:table-cell>
              <table:table-cell office:value-type="float" office:value="1.05560246654141">
                <text:p>1.05560246654141</text:p>
              </table:table-cell>
            </table:table-row>
            <table:table-row>
              <table:table-cell office:value-type="float" office:value="44212">
                <text:p>44212</text:p>
              </table:table-cell>
              <table:table-cell office:value-type="float" office:value="0.979105141917609">
                <text:p>0.979105141917609</text:p>
              </table:table-cell>
              <table:table-cell office:value-type="float" office:value="1.06116418192818">
                <text:p>1.06116418192818</text:p>
              </table:table-cell>
            </table:table-row>
            <table:table-row>
              <table:table-cell office:value-type="float" office:value="44213">
                <text:p>44213</text:p>
              </table:table-cell>
              <table:table-cell office:value-type="float" office:value="0.978105351261689">
                <text:p>0.978105351261689</text:p>
              </table:table-cell>
              <table:table-cell office:value-type="float" office:value="1.06546747589273">
                <text:p>1.06546747589273</text:p>
              </table:table-cell>
            </table:table-row>
            <table:table-row>
              <table:table-cell office:value-type="float" office:value="44214">
                <text:p>44214</text:p>
              </table:table-cell>
              <table:table-cell office:value-type="float" office:value="0.976871047282977">
                <text:p>0.976871047282977</text:p>
              </table:table-cell>
              <table:table-cell office:value-type="float" office:value="1.06849783541229">
                <text:p>1.06849783541229</text:p>
              </table:table-cell>
            </table:table-row>
            <table:table-row>
              <table:table-cell office:value-type="float" office:value="44215">
                <text:p>44215</text:p>
              </table:table-cell>
              <table:table-cell office:value-type="float" office:value="0.975571588296748">
                <text:p>0.975571588296748</text:p>
              </table:table-cell>
              <table:table-cell office:value-type="float" office:value="1.06978391822713">
                <text:p>1.06978391822713</text:p>
              </table:table-cell>
            </table:table-row>
            <table:table-row>
              <table:table-cell office:value-type="float" office:value="44216">
                <text:p>44216</text:p>
              </table:table-cell>
              <table:table-cell office:value-type="float" office:value="0.974159482672436">
                <text:p>0.974159482672436</text:p>
              </table:table-cell>
              <table:table-cell office:value-type="float" office:value="1.0702540582347">
                <text:p>1.0702540582347</text:p>
              </table:table-cell>
            </table:table-row>
            <table:table-row>
              <table:table-cell office:value-type="float" office:value="44217">
                <text:p>44217</text:p>
              </table:table-cell>
              <table:table-cell office:value-type="float" office:value="0.97269444291377">
                <text:p>0.97269444291377</text:p>
              </table:table-cell>
              <table:table-cell office:value-type="float" office:value="1.07069112310419">
                <text:p>1.07069112310419</text:p>
              </table:table-cell>
            </table:table-row>
            <table:table-row>
              <table:table-cell office:value-type="float" office:value="44218">
                <text:p>44218</text:p>
              </table:table-cell>
              <table:table-cell office:value-type="float" office:value="0.971146682070973">
                <text:p>0.971146682070973</text:p>
              </table:table-cell>
              <table:table-cell office:value-type="float" office:value="1.0701899346121">
                <text:p>1.0701899346121</text:p>
              </table:table-cell>
            </table:table-row>
            <table:table-row>
              <table:table-cell office:value-type="float" office:value="44219">
                <text:p>44219</text:p>
              </table:table-cell>
              <table:table-cell office:value-type="float" office:value="0.969657105464801">
                <text:p>0.969657105464801</text:p>
              </table:table-cell>
              <table:table-cell office:value-type="float" office:value="1.06769573738257">
                <text:p>1.06769573738257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0.968344775403418">
                <text:p>0.968344775403418</text:p>
              </table:table-cell>
              <table:table-cell office:value-type="float" office:value="1.06178621016295">
                <text:p>1.06178621016295</text:p>
              </table:table-cell>
            </table:table-row>
            <table:table-row>
              <table:table-cell office:value-type="float" office:value="44221">
                <text:p>44221</text:p>
              </table:table-cell>
              <table:table-cell office:value-type="float" office:value="0.967164587243527">
                <text:p>0.967164587243527</text:p>
              </table:table-cell>
              <table:table-cell office:value-type="float" office:value="1.05769274253219">
                <text:p>1.05769274253219</text:p>
              </table:table-cell>
            </table:table-row>
            <table:table-row>
              <table:table-cell office:value-type="float" office:value="44222">
                <text:p>44222</text:p>
              </table:table-cell>
              <table:table-cell office:value-type="float" office:value="0.966148280013446">
                <text:p>0.966148280013446</text:p>
              </table:table-cell>
              <table:table-cell office:value-type="float" office:value="1.0583298646234">
                <text:p>1.0583298646234</text:p>
              </table:table-cell>
            </table:table-row>
            <table:table-row>
              <table:table-cell office:value-type="float" office:value="44223">
                <text:p>44223</text:p>
              </table:table-cell>
              <table:table-cell office:value-type="float" office:value="0.965239373707118">
                <text:p>0.965239373707118</text:p>
              </table:table-cell>
              <table:table-cell office:value-type="float" office:value="1.05862414080628">
                <text:p>1.05862414080628</text:p>
              </table:table-cell>
            </table:table-row>
            <table:table-row>
              <table:table-cell office:value-type="float" office:value="44224">
                <text:p>44224</text:p>
              </table:table-cell>
              <table:table-cell office:value-type="float" office:value="0.964415906057597">
                <text:p>0.964415906057597</text:p>
              </table:table-cell>
              <table:table-cell office:value-type="float" office:value="1.05894054599948">
                <text:p>1.05894054599948</text:p>
              </table:table-cell>
            </table:table-row>
            <table:table-row>
              <table:table-cell office:value-type="float" office:value="44225">
                <text:p>44225</text:p>
              </table:table-cell>
              <table:table-cell office:value-type="float" office:value="0.963608221479691">
                <text:p>0.963608221479691</text:p>
              </table:table-cell>
              <table:table-cell office:value-type="float" office:value="1.06126844388111">
                <text:p>1.06126844388111</text:p>
              </table:table-cell>
            </table:table-row>
            <table:table-row>
              <table:table-cell office:value-type="float" office:value="44226">
                <text:p>44226</text:p>
              </table:table-cell>
              <table:table-cell office:value-type="float" office:value="0.962915964167874">
                <text:p>0.962915964167874</text:p>
              </table:table-cell>
              <table:table-cell office:value-type="float" office:value="1.06273125259644">
                <text:p>1.06273125259644</text:p>
              </table:table-cell>
            </table:table-row>
            <table:table-row>
              <table:table-cell office:value-type="float" office:value="44227">
                <text:p>44227</text:p>
              </table:table-cell>
              <table:table-cell office:value-type="float" office:value="0.962718512515068">
                <text:p>0.962718512515068</text:p>
              </table:table-cell>
              <table:table-cell office:value-type="float" office:value="1.06493121892007">
                <text:p>1.06493121892007</text:p>
              </table:table-cell>
            </table:table-row>
            <table:table-row>
              <table:table-cell office:value-type="float" office:value="44228">
                <text:p>44228</text:p>
              </table:table-cell>
              <table:table-cell office:value-type="float" office:value="0.96278101999421">
                <text:p>0.96278101999421</text:p>
              </table:table-cell>
              <table:table-cell office:value-type="float" office:value="1.0687534772429">
                <text:p>1.0687534772429</text:p>
              </table:table-cell>
            </table:table-row>
            <table:table-row>
              <table:table-cell office:value-type="float" office:value="44229">
                <text:p>44229</text:p>
              </table:table-cell>
              <table:table-cell office:value-type="float" office:value="0.96293090822904">
                <text:p>0.96293090822904</text:p>
              </table:table-cell>
              <table:table-cell office:value-type="float" office:value="1.07367924900707">
                <text:p>1.07367924900707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0.963288712505879">
                <text:p>0.963288712505879</text:p>
              </table:table-cell>
              <table:table-cell office:value-type="float" office:value="1.08036474372479">
                <text:p>1.08036474372479</text:p>
              </table:table-cell>
            </table:table-row>
            <table:table-row>
              <table:table-cell office:value-type="float" office:value="44231">
                <text:p>44231</text:p>
              </table:table-cell>
              <table:table-cell office:value-type="float" office:value="0.96381321392851">
                <text:p>0.96381321392851</text:p>
              </table:table-cell>
              <table:table-cell office:value-type="float" office:value="1.08462810642599">
                <text:p>1.08462810642599</text:p>
              </table:table-cell>
            </table:table-row>
            <table:table-row>
              <table:table-cell office:value-type="float" office:value="44232">
                <text:p>44232</text:p>
              </table:table-cell>
              <table:table-cell office:value-type="float" office:value="0.964356946774731">
                <text:p>0.964356946774731</text:p>
              </table:table-cell>
              <table:table-cell office:value-type="float" office:value="1.08430187409045">
                <text:p>1.08430187409045</text:p>
              </table:table-cell>
            </table:table-row>
            <table:table-row>
              <table:table-cell office:value-type="float" office:value="44233">
                <text:p>44233</text:p>
              </table:table-cell>
              <table:table-cell office:value-type="float" office:value="NaN">
                <text:p>NaN</text:p>
              </table:table-cell>
              <table:table-cell office:value-type="float" office:value="1.08205884402857">
                <text:p>1.08205884402857</text:p>
              </table:table-cell>
            </table:table-row>
            <table:table-row>
              <table:table-cell office:value-type="float" office:value="44234">
                <text:p>44234</text:p>
              </table:table-cell>
              <table:table-cell office:value-type="float" office:value="NaN">
                <text:p>NaN</text:p>
              </table:table-cell>
              <table:table-cell office:value-type="float" office:value="1.07855247333961">
                <text:p>1.078552473339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.0$Linux_X86_64 LibreOffice_project/2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ot" draw:display-name="Long Dot" draw:style="rect" draw:dots1="1" draw:dots1-length="100%" draw:distance="300%"/>
  </office:styles>
</office:document-styles>
</file>